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45/meta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44/meta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4/" manifest:media-type="application/vnd.oasis.opendocument.chart"/>
  <manifest:file-entry manifest:full-path="Thumbnails/thumbnail.png" manifest:media-type="image/png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41/meta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Configurations2/" manifest:media-type="application/vnd.sun.xml.ui.configuration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40/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teucha-info" table:style-name="ta1">
        <table:shapes>
          <draw:frame draw:z-index="0" draw:style-name="gr1" draw:text-style-name="P1" svg:width="16.75cm" svg:height="8.8cm" svg:x="16.219cm" svg:y="1.38cm">
            <draw:object draw:notify-on-update-of-ranges="'enteucha-info'.F4:'enteucha-info'.F10 'enteucha-info'.J4:'enteucha-info'.J4 'enteucha-info'.H4:'enteucha-info'.H10 'enteucha-info'.F11:'enteucha-info'.F17 'enteucha-info'.J5:'enteucha-info'.J5 'enteucha-info'.H11:'enteucha-info'.H17 'enteucha-info'.F18:'enteucha-info'.F24 'enteucha-info'.J6:'enteucha-info'.J6 'enteucha-info'.H18:'enteucha-info'.H24 'enteucha-info'.F25:'enteucha-info'.F31 'enteucha-info'.J7:'enteucha-info'.J7 'enteucha-info'.H25:'enteucha-info'.H31 'enteucha-info'.F32:'enteucha-info'.F38 'enteucha-info'.J8:'enteucha-info'.J8 'enteucha-info'.H32:'enteucha-info'.H38 'enteucha-info'.F39:'enteucha-info'.F45 'enteucha-info'.J9:'enteucha-info'.J9 'enteucha-info'.H39:'enteucha-info'.H45 'enteucha-info'.F46:'enteucha-info'.F52 'enteucha-info'.J10:'enteucha-info'.J10 'enteucha-info'.H46:'enteucha-info'.H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75cm" svg:height="8.8cm" svg:x="16.239cm" svg:y="25.351cm">
            <draw:object draw:notify-on-update-of-ranges="'enteucha-info'.F57:'enteucha-info'.F63 'enteucha-info'.J57:'enteucha-info'.J57 'enteucha-info'.H57:'enteucha-info'.H63 'enteucha-info'.F64:'enteucha-info'.F70 'enteucha-info'.J58:'enteucha-info'.J58 'enteucha-info'.H64:'enteucha-info'.H70 'enteucha-info'.F71:'enteucha-info'.F77 'enteucha-info'.J59:'enteucha-info'.J59 'enteucha-info'.H71:'enteucha-info'.H77 'enteucha-info'.F78:'enteucha-info'.F84 'enteucha-info'.J60:'enteucha-info'.J60 'enteucha-info'.H78:'enteucha-info'.H84 'enteucha-info'.F85:'enteucha-info'.F91 'enteucha-info'.J61:'enteucha-info'.J61 'enteucha-info'.H85:'enteucha-info'.H91 'enteucha-info'.F92:'enteucha-info'.F98 'enteucha-info'.J62:'enteucha-info'.J62 'enteucha-info'.H92:'enteucha-info'.H98 'enteucha-info'.F99:'enteucha-info'.F105 'enteucha-info'.J63:'enteucha-info'.J63 'enteucha-info'.H99:'enteucha-info'.H10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75cm" svg:height="8.8cm" svg:x="16.192cm" svg:y="49.262cm">
            <draw:object draw:notify-on-update-of-ranges="'enteucha-info'.F110:'enteucha-info'.F116 'enteucha-info'.J110:'enteucha-info'.J110 'enteucha-info'.H110:'enteucha-info'.H116 'enteucha-info'.F117:'enteucha-info'.F123 'enteucha-info'.J111:'enteucha-info'.J111 'enteucha-info'.H117:'enteucha-info'.H123 'enteucha-info'.F124:'enteucha-info'.F130 'enteucha-info'.J112:'enteucha-info'.J112 'enteucha-info'.H124:'enteucha-info'.H130 'enteucha-info'.F131:'enteucha-info'.F137 'enteucha-info'.J113:'enteucha-info'.J113 'enteucha-info'.H131:'enteucha-info'.H137 'enteucha-info'.F138:'enteucha-info'.F144 'enteucha-info'.J114:'enteucha-info'.J114 'enteucha-info'.H138:'enteucha-info'.H144 'enteucha-info'.F145:'enteucha-info'.F151 'enteucha-info'.J115:'enteucha-info'.J115 'enteucha-info'.H145:'enteucha-info'.H151 'enteucha-info'.F152:'enteucha-info'.F158 'enteucha-info'.J116:'enteucha-info'.J116 'enteucha-info'.H152:'enteucha-info'.H1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75cm" svg:height="8.8cm" svg:x="16.183cm" svg:y="73.168cm">
            <draw:object draw:notify-on-update-of-ranges="'enteucha-info'.F163:'enteucha-info'.F169 'enteucha-info'.J163:'enteucha-info'.J163 'enteucha-info'.H163:'enteucha-info'.H169 'enteucha-info'.F170:'enteucha-info'.F176 'enteucha-info'.J164:'enteucha-info'.J164 'enteucha-info'.H170:'enteucha-info'.H176 'enteucha-info'.F177:'enteucha-info'.F183 'enteucha-info'.J165:'enteucha-info'.J165 'enteucha-info'.H177:'enteucha-info'.H183 'enteucha-info'.F184:'enteucha-info'.F190 'enteucha-info'.J166:'enteucha-info'.J166 'enteucha-info'.H184:'enteucha-info'.H190 'enteucha-info'.F191:'enteucha-info'.F197 'enteucha-info'.J167:'enteucha-info'.J167 'enteucha-info'.H191:'enteucha-info'.H197 'enteucha-info'.F198:'enteucha-info'.F204 'enteucha-info'.J168:'enteucha-info'.J168 'enteucha-info'.H198:'enteucha-info'.H204 'enteucha-info'.F205:'enteucha-info'.F211 'enteucha-info'.J169:'enteucha-info'.J169 'enteucha-info'.H205:'enteucha-info'.H2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75cm" svg:height="8.8cm" svg:x="16.192cm" svg:y="97.079cm">
            <draw:object draw:notify-on-update-of-ranges="'enteucha-info'.F216:'enteucha-info'.F222 'enteucha-info'.J216:'enteucha-info'.J216 'enteucha-info'.H216:'enteucha-info'.H222 'enteucha-info'.F223:'enteucha-info'.F229 'enteucha-info'.J217:'enteucha-info'.J217 'enteucha-info'.H223:'enteucha-info'.H229 'enteucha-info'.F230:'enteucha-info'.F236 'enteucha-info'.J218:'enteucha-info'.J218 'enteucha-info'.H230:'enteucha-info'.H236 'enteucha-info'.F237:'enteucha-info'.F243 'enteucha-info'.J219:'enteucha-info'.J219 'enteucha-info'.H237:'enteucha-info'.H243 'enteucha-info'.F244:'enteucha-info'.F250 'enteucha-info'.J220:'enteucha-info'.J220 'enteucha-info'.H244:'enteucha-info'.H250 'enteucha-info'.F251:'enteucha-info'.F257 'enteucha-info'.J221:'enteucha-info'.J221 'enteucha-info'.H251:'enteucha-info'.H257 'enteucha-info'.F258:'enteucha-info'.F264 'enteucha-info'.J222:'enteucha-info'.J222 'enteucha-info'.H258:'enteucha-info'.H26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75cm" svg:height="8.8cm" svg:x="16.268cm" svg:y="121.005cm">
            <draw:object draw:notify-on-update-of-ranges="'enteucha-info'.F269:'enteucha-info'.F275 'enteucha-info'.J269:'enteucha-info'.J269 'enteucha-info'.H269:'enteucha-info'.H275 'enteucha-info'.F276:'enteucha-info'.F282 'enteucha-info'.J270:'enteucha-info'.J270 'enteucha-info'.H276:'enteucha-info'.H282 'enteucha-info'.F283:'enteucha-info'.F289 'enteucha-info'.J271:'enteucha-info'.J271 'enteucha-info'.H283:'enteucha-info'.H289 'enteucha-info'.F290:'enteucha-info'.F296 'enteucha-info'.J272:'enteucha-info'.J272 'enteucha-info'.H290:'enteucha-info'.H296 'enteucha-info'.F297:'enteucha-info'.F303 'enteucha-info'.J273:'enteucha-info'.J273 'enteucha-info'.H297:'enteucha-info'.H303 'enteucha-info'.F304:'enteucha-info'.F310 'enteucha-info'.J274:'enteucha-info'.J274 'enteucha-info'.H304:'enteucha-info'.H310 'enteucha-info'.F311:'enteucha-info'.F317 'enteucha-info'.J275:'enteucha-info'.J275 'enteucha-info'.H311:'enteucha-info'.H3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.76cm" svg:height="8.72cm" svg:x="16.173cm" svg:y="145.021cm">
            <draw:object draw:notify-on-update-of-ranges="'enteucha-info'.F322:'enteucha-info'.F328 'enteucha-info'.J322:'enteucha-info'.J322 'enteucha-info'.H322:'enteucha-info'.H328 'enteucha-info'.F329:'enteucha-info'.F335 'enteucha-info'.J323:'enteucha-info'.J323 'enteucha-info'.H329:'enteucha-info'.H335 'enteucha-info'.F336:'enteucha-info'.F342 'enteucha-info'.J324:'enteucha-info'.J324 'enteucha-info'.H336:'enteucha-info'.H342 'enteucha-info'.F343:'enteucha-info'.F349 'enteucha-info'.J325:'enteucha-info'.J325 'enteucha-info'.H343:'enteucha-info'.H349 'enteucha-info'.F350:'enteucha-info'.F356 'enteucha-info'.J326:'enteucha-info'.J326 'enteucha-info'.H350:'enteucha-info'.H356 'enteucha-info'.F357:'enteucha-info'.F363 'enteucha-info'.J327:'enteucha-info'.J327 'enteucha-info'.H357:'enteucha-info'.H363 'enteucha-info'.F364:'enteucha-info'.F370 'enteucha-info'.J328:'enteucha-info'.J328 'enteucha-info'.H364:'enteucha-info'.H37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6.75cm" svg:height="8.8cm" svg:x="16.202cm" svg:y="168.914cm">
            <draw:object draw:notify-on-update-of-ranges="'enteucha-info'.F375:'enteucha-info'.F381 'enteucha-info'.J375:'enteucha-info'.J375 'enteucha-info'.H375:'enteucha-info'.H381 'enteucha-info'.F382:'enteucha-info'.F388 'enteucha-info'.J376:'enteucha-info'.J376 'enteucha-info'.H382:'enteucha-info'.H388 'enteucha-info'.F389:'enteucha-info'.F395 'enteucha-info'.J377:'enteucha-info'.J377 'enteucha-info'.H389:'enteucha-info'.H395 'enteucha-info'.F396:'enteucha-info'.F402 'enteucha-info'.J378:'enteucha-info'.J378 'enteucha-info'.H396:'enteucha-info'.H402 'enteucha-info'.F403:'enteucha-info'.F409 'enteucha-info'.J379:'enteucha-info'.J379 'enteucha-info'.H403:'enteucha-info'.H409 'enteucha-info'.F410:'enteucha-info'.F416 'enteucha-info'.J380:'enteucha-info'.J380 'enteucha-info'.H410:'enteucha-info'.H416 'enteucha-info'.F417:'enteucha-info'.F423 'enteucha-info'.J381:'enteucha-info'.J381 'enteucha-info'.H417:'enteucha-info'.H4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6.75cm" svg:height="8.8cm" svg:x="16.232cm" svg:y="192.824cm">
            <draw:object draw:notify-on-update-of-ranges="'enteucha-info'.F428:'enteucha-info'.F434 'enteucha-info'.J428:'enteucha-info'.J428 'enteucha-info'.H428:'enteucha-info'.H434 'enteucha-info'.F435:'enteucha-info'.F441 'enteucha-info'.J429:'enteucha-info'.J429 'enteucha-info'.H435:'enteucha-info'.H441 'enteucha-info'.F442:'enteucha-info'.F448 'enteucha-info'.J430:'enteucha-info'.J430 'enteucha-info'.H442:'enteucha-info'.H448 'enteucha-info'.F449:'enteucha-info'.F455 'enteucha-info'.J431:'enteucha-info'.J431 'enteucha-info'.H449:'enteucha-info'.H455 'enteucha-info'.F456:'enteucha-info'.F462 'enteucha-info'.J432:'enteucha-info'.J432 'enteucha-info'.H456:'enteucha-info'.H462 'enteucha-info'.F463:'enteucha-info'.F469 'enteucha-info'.J433:'enteucha-info'.J433 'enteucha-info'.H463:'enteucha-info'.H469 'enteucha-info'.F470:'enteucha-info'.F476 'enteucha-info'.J434:'enteucha-info'.J434 'enteucha-info'.H470:'enteucha-info'.H47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6.75cm" svg:height="8.8cm" svg:x="16.193cm" svg:y="216.748cm">
            <draw:object draw:notify-on-update-of-ranges="'enteucha-info'.F481:'enteucha-info'.F487 'enteucha-info'.J481:'enteucha-info'.J481 'enteucha-info'.H481:'enteucha-info'.H487 'enteucha-info'.F488:'enteucha-info'.F494 'enteucha-info'.J482:'enteucha-info'.J482 'enteucha-info'.H488:'enteucha-info'.H494 'enteucha-info'.F495:'enteucha-info'.F501 'enteucha-info'.J483:'enteucha-info'.J483 'enteucha-info'.H495:'enteucha-info'.H501 'enteucha-info'.F502:'enteucha-info'.F508 'enteucha-info'.J484:'enteucha-info'.J484 'enteucha-info'.H502:'enteucha-info'.H508 'enteucha-info'.F509:'enteucha-info'.F515 'enteucha-info'.J485:'enteucha-info'.J485 'enteucha-info'.H509:'enteucha-info'.H515 'enteucha-info'.F516:'enteucha-info'.F522 'enteucha-info'.J486:'enteucha-info'.J486 'enteucha-info'.H516:'enteucha-info'.H522 'enteucha-info'.F523:'enteucha-info'.F529 'enteucha-info'.J487:'enteucha-info'.J487 'enteucha-info'.H523:'enteucha-info'.H5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6.75cm" svg:height="8.8cm" svg:x="16.18cm" svg:y="240.703cm">
            <draw:object draw:notify-on-update-of-ranges="'enteucha-info'.F534:'enteucha-info'.F540 'enteucha-info'.J534:'enteucha-info'.J534 'enteucha-info'.H534:'enteucha-info'.H540 'enteucha-info'.F541:'enteucha-info'.F547 'enteucha-info'.J535:'enteucha-info'.J535 'enteucha-info'.H541:'enteucha-info'.H547 'enteucha-info'.F548:'enteucha-info'.F554 'enteucha-info'.J536:'enteucha-info'.J536 'enteucha-info'.H548:'enteucha-info'.H554 'enteucha-info'.F555:'enteucha-info'.F561 'enteucha-info'.J537:'enteucha-info'.J537 'enteucha-info'.H555:'enteucha-info'.H561 'enteucha-info'.F562:'enteucha-info'.F568 'enteucha-info'.J538:'enteucha-info'.J538 'enteucha-info'.H562:'enteucha-info'.H568 'enteucha-info'.F569:'enteucha-info'.F575 'enteucha-info'.J539:'enteucha-info'.J539 'enteucha-info'.H569:'enteucha-info'.H575 'enteucha-info'.F576:'enteucha-info'.F582 'enteucha-info'.J540:'enteucha-info'.J540 'enteucha-info'.H576:'enteucha-info'.H58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6.75cm" svg:height="8.8cm" svg:x="16.242cm" svg:y="264.67cm">
            <draw:object draw:notify-on-update-of-ranges="'enteucha-info'.F587:'enteucha-info'.F593 'enteucha-info'.J587:'enteucha-info'.J587 'enteucha-info'.H587:'enteucha-info'.H593 'enteucha-info'.F594:'enteucha-info'.F600 'enteucha-info'.J588:'enteucha-info'.J588 'enteucha-info'.H594:'enteucha-info'.H600 'enteucha-info'.F601:'enteucha-info'.F607 'enteucha-info'.J589:'enteucha-info'.J589 'enteucha-info'.H601:'enteucha-info'.H607 'enteucha-info'.F608:'enteucha-info'.F614 'enteucha-info'.J590:'enteucha-info'.J590 'enteucha-info'.H608:'enteucha-info'.H614 'enteucha-info'.F615:'enteucha-info'.F621 'enteucha-info'.J591:'enteucha-info'.J591 'enteucha-info'.H615:'enteucha-info'.H621 'enteucha-info'.F622:'enteucha-info'.F628 'enteucha-info'.J592:'enteucha-info'.J592 'enteucha-info'.H622:'enteucha-info'.H628 'enteucha-info'.F629:'enteucha-info'.F635 'enteucha-info'.J593:'enteucha-info'.J593 'enteucha-info'.H629:'enteucha-info'.H63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6.75cm" svg:height="8.8cm" svg:x="16.221cm" svg:y="288.608cm">
            <draw:object draw:notify-on-update-of-ranges="'enteucha-info'.F640:'enteucha-info'.F646 'enteucha-info'.J640:'enteucha-info'.J640 'enteucha-info'.H640:'enteucha-info'.H646 'enteucha-info'.F647:'enteucha-info'.F653 'enteucha-info'.J641:'enteucha-info'.J641 'enteucha-info'.H647:'enteucha-info'.H653 'enteucha-info'.F654:'enteucha-info'.F660 'enteucha-info'.J642:'enteucha-info'.J642 'enteucha-info'.H654:'enteucha-info'.H660 'enteucha-info'.F661:'enteucha-info'.F667 'enteucha-info'.J643:'enteucha-info'.J643 'enteucha-info'.H661:'enteucha-info'.H667 'enteucha-info'.F668:'enteucha-info'.F674 'enteucha-info'.J644:'enteucha-info'.J644 'enteucha-info'.H668:'enteucha-info'.H674 'enteucha-info'.F675:'enteucha-info'.F681 'enteucha-info'.J645:'enteucha-info'.J645 'enteucha-info'.H675:'enteucha-info'.H681 'enteucha-info'.F682:'enteucha-info'.F688 'enteucha-info'.J646:'enteucha-info'.J646 'enteucha-info'.H682:'enteucha-info'.H688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6.75cm" svg:height="8.8cm" svg:x="16.243cm" svg:y="312.484cm">
            <draw:object draw:notify-on-update-of-ranges="'enteucha-info'.F693:'enteucha-info'.F699 'enteucha-info'.J693:'enteucha-info'.J693 'enteucha-info'.H693:'enteucha-info'.H699 'enteucha-info'.F700:'enteucha-info'.F706 'enteucha-info'.J694:'enteucha-info'.J694 'enteucha-info'.H700:'enteucha-info'.H706 'enteucha-info'.F707:'enteucha-info'.F713 'enteucha-info'.J695:'enteucha-info'.J695 'enteucha-info'.H707:'enteucha-info'.H713 'enteucha-info'.F714:'enteucha-info'.F720 'enteucha-info'.J696:'enteucha-info'.J696 'enteucha-info'.H714:'enteucha-info'.H720 'enteucha-info'.F721:'enteucha-info'.F727 'enteucha-info'.J697:'enteucha-info'.J697 'enteucha-info'.H721:'enteucha-info'.H727 'enteucha-info'.F728:'enteucha-info'.F734 'enteucha-info'.J698:'enteucha-info'.J698 'enteucha-info'.H728:'enteucha-info'.H734 'enteucha-info'.F735:'enteucha-info'.F741 'enteucha-info'.J699:'enteucha-info'.J699 'enteucha-info'.H735:'enteucha-info'.H74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16.75cm" svg:height="8.8cm" svg:x="16.241cm" svg:y="336.395cm">
            <draw:object draw:notify-on-update-of-ranges="'enteucha-info'.F746:'enteucha-info'.F752 'enteucha-info'.J746:'enteucha-info'.J746 'enteucha-info'.H746:'enteucha-info'.H752 'enteucha-info'.F753:'enteucha-info'.F759 'enteucha-info'.J747:'enteucha-info'.J747 'enteucha-info'.H753:'enteucha-info'.H759 'enteucha-info'.F760:'enteucha-info'.F766 'enteucha-info'.J748:'enteucha-info'.J748 'enteucha-info'.H760:'enteucha-info'.H766 'enteucha-info'.F767:'enteucha-info'.F773 'enteucha-info'.J749:'enteucha-info'.J749 'enteucha-info'.H767:'enteucha-info'.H773 'enteucha-info'.F774:'enteucha-info'.F780 'enteucha-info'.J750:'enteucha-info'.J750 'enteucha-info'.H774:'enteucha-info'.H780 'enteucha-info'.F781:'enteucha-info'.F787 'enteucha-info'.J751:'enteucha-info'.J751 'enteucha-info'.H781:'enteucha-info'.H787 'enteucha-info'.F788:'enteucha-info'.F794 'enteucha-info'.J752:'enteucha-info'.J752 'enteucha-info'.H788:'enteucha-info'.H79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16.75cm" svg:height="8.8cm" svg:x="16.199cm" svg:y="10.895cm">
            <draw:object draw:notify-on-update-of-ranges="'enteucha-info'.F7:'enteucha-info'.F10 'enteucha-info'.J4:'enteucha-info'.J4 'enteucha-info'.H7:'enteucha-info'.H10 'enteucha-info'.F14:'enteucha-info'.F17 'enteucha-info'.J5:'enteucha-info'.J5 'enteucha-info'.H14:'enteucha-info'.H17 'enteucha-info'.F21:'enteucha-info'.F24 'enteucha-info'.J6:'enteucha-info'.J6 'enteucha-info'.H21:'enteucha-info'.H24 'enteucha-info'.F28:'enteucha-info'.F31 'enteucha-info'.J7:'enteucha-info'.J7 'enteucha-info'.H28:'enteucha-info'.H31 'enteucha-info'.F35:'enteucha-info'.F38 'enteucha-info'.J8:'enteucha-info'.J8 'enteucha-info'.H35:'enteucha-info'.H38 'enteucha-info'.F42:'enteucha-info'.F45 'enteucha-info'.J9:'enteucha-info'.J9 'enteucha-info'.H42:'enteucha-info'.H45 'enteucha-info'.F49:'enteucha-info'.F52 'enteucha-info'.J10:'enteucha-info'.J10 'enteucha-info'.H49:'enteucha-info'.H5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16.75cm" svg:height="8.8cm" svg:x="16.187cm" svg:y="34.777cm">
            <draw:object draw:notify-on-update-of-ranges="'enteucha-info'.F60:'enteucha-info'.F63 'enteucha-info'.J57:'enteucha-info'.J57 'enteucha-info'.H60:'enteucha-info'.H63 'enteucha-info'.F67:'enteucha-info'.F70 'enteucha-info'.J58:'enteucha-info'.J58 'enteucha-info'.H67:'enteucha-info'.H70 'enteucha-info'.F74:'enteucha-info'.F77 'enteucha-info'.J59:'enteucha-info'.J59 'enteucha-info'.H74:'enteucha-info'.H77 'enteucha-info'.F81:'enteucha-info'.F84 'enteucha-info'.J60:'enteucha-info'.J60 'enteucha-info'.H81:'enteucha-info'.H84 'enteucha-info'.F88:'enteucha-info'.F91 'enteucha-info'.J61:'enteucha-info'.J61 'enteucha-info'.H88:'enteucha-info'.H91 'enteucha-info'.F95:'enteucha-info'.F98 'enteucha-info'.J62:'enteucha-info'.J62 'enteucha-info'.H95:'enteucha-info'.H98 'enteucha-info'.F102:'enteucha-info'.F105 'enteucha-info'.J63:'enteucha-info'.J63 'enteucha-info'.H102:'enteucha-info'.H105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16.75cm" svg:height="8.8cm" svg:x="16.187cm" svg:y="58.788cm">
            <draw:object draw:notify-on-update-of-ranges="'enteucha-info'.F113:'enteucha-info'.F116 'enteucha-info'.J111:'enteucha-info'.J111 'enteucha-info'.H113:'enteucha-info'.H116 'enteucha-info'.F120:'enteucha-info'.F123 'enteucha-info'.J112:'enteucha-info'.J112 'enteucha-info'.H120:'enteucha-info'.H123 'enteucha-info'.F127:'enteucha-info'.F130 'enteucha-info'.J113:'enteucha-info'.J113 'enteucha-info'.H127:'enteucha-info'.H130 'enteucha-info'.F134:'enteucha-info'.F137 'enteucha-info'.J114:'enteucha-info'.J114 'enteucha-info'.H134:'enteucha-info'.H137 'enteucha-info'.F141:'enteucha-info'.F144 'enteucha-info'.J115:'enteucha-info'.J115 'enteucha-info'.H141:'enteucha-info'.H144 'enteucha-info'.F148:'enteucha-info'.F151 'enteucha-info'.J116:'enteucha-info'.J116 'enteucha-info'.H148:'enteucha-info'.H151 'enteucha-info'.F155:'enteucha-info'.F158 'enteucha-info'.J116:'enteucha-info'.J116 'enteucha-info'.H155:'enteucha-info'.H15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16.75cm" svg:height="8.8cm" svg:x="16.287cm" svg:y="82.672cm">
            <draw:object draw:notify-on-update-of-ranges="'enteucha-info'.F166:'enteucha-info'.F169 'enteucha-info'.J163:'enteucha-info'.J163 'enteucha-info'.H166:'enteucha-info'.H169 'enteucha-info'.F173:'enteucha-info'.F176 'enteucha-info'.J164:'enteucha-info'.J164 'enteucha-info'.H173:'enteucha-info'.H176 'enteucha-info'.F180:'enteucha-info'.F183 'enteucha-info'.J165:'enteucha-info'.J165 'enteucha-info'.H180:'enteucha-info'.H183 'enteucha-info'.F187:'enteucha-info'.F190 'enteucha-info'.J166:'enteucha-info'.J166 'enteucha-info'.H187:'enteucha-info'.H190 'enteucha-info'.F194:'enteucha-info'.F197 'enteucha-info'.J167:'enteucha-info'.J167 'enteucha-info'.H194:'enteucha-info'.H197 'enteucha-info'.F201:'enteucha-info'.F204 'enteucha-info'.J168:'enteucha-info'.J168 'enteucha-info'.H201:'enteucha-info'.H204 'enteucha-info'.F208:'enteucha-info'.F211 'enteucha-info'.J169:'enteucha-info'.J169 'enteucha-info'.H208:'enteucha-info'.H21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16.75cm" svg:height="8.8cm" svg:x="16.287cm" svg:y="106.586cm">
            <draw:object draw:notify-on-update-of-ranges="'enteucha-info'.F219:'enteucha-info'.F222 'enteucha-info'.J216:'enteucha-info'.J216 'enteucha-info'.H219:'enteucha-info'.H222 'enteucha-info'.F226:'enteucha-info'.F229 'enteucha-info'.J217:'enteucha-info'.J217 'enteucha-info'.H226:'enteucha-info'.H229 'enteucha-info'.F233:'enteucha-info'.F236 'enteucha-info'.J218:'enteucha-info'.J218 'enteucha-info'.H233:'enteucha-info'.H236 'enteucha-info'.F240:'enteucha-info'.F243 'enteucha-info'.J219:'enteucha-info'.J219 'enteucha-info'.H240:'enteucha-info'.H243 'enteucha-info'.F247:'enteucha-info'.F250 'enteucha-info'.J220:'enteucha-info'.J220 'enteucha-info'.H247:'enteucha-info'.H250 'enteucha-info'.F254:'enteucha-info'.F257 'enteucha-info'.J221:'enteucha-info'.J221 'enteucha-info'.H254:'enteucha-info'.H257 'enteucha-info'.F261:'enteucha-info'.F264 'enteucha-info'.J222:'enteucha-info'.J222 'enteucha-info'.H261:'enteucha-info'.H264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16.75cm" svg:height="8.8cm" svg:x="16.287cm" svg:y="130.561cm">
            <draw:object draw:notify-on-update-of-ranges="'enteucha-info'.F272:'enteucha-info'.F275 'enteucha-info'.J269:'enteucha-info'.J269 'enteucha-info'.H272:'enteucha-info'.H275 'enteucha-info'.F279:'enteucha-info'.F282 'enteucha-info'.J270:'enteucha-info'.J270 'enteucha-info'.H279:'enteucha-info'.H282 'enteucha-info'.F286:'enteucha-info'.F289 'enteucha-info'.J271:'enteucha-info'.J271 'enteucha-info'.H286:'enteucha-info'.H289 'enteucha-info'.F293:'enteucha-info'.F296 'enteucha-info'.J272:'enteucha-info'.J272 'enteucha-info'.H293:'enteucha-info'.H296 'enteucha-info'.F300:'enteucha-info'.F303 'enteucha-info'.J273:'enteucha-info'.J273 'enteucha-info'.H300:'enteucha-info'.H303 'enteucha-info'.F307:'enteucha-info'.F310 'enteucha-info'.J274:'enteucha-info'.J274 'enteucha-info'.H307:'enteucha-info'.H310 'enteucha-info'.F314:'enteucha-info'.F317 'enteucha-info'.J275:'enteucha-info'.J275 'enteucha-info'.H314:'enteucha-info'.H317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16.75cm" svg:height="8.8cm" svg:x="16.287cm" svg:y="154.43cm">
            <draw:object draw:notify-on-update-of-ranges="'enteucha-info'.F325:'enteucha-info'.F328 'enteucha-info'.J322:'enteucha-info'.J322 'enteucha-info'.H325:'enteucha-info'.H328 'enteucha-info'.F332:'enteucha-info'.F335 'enteucha-info'.J323:'enteucha-info'.J323 'enteucha-info'.H332:'enteucha-info'.H335 'enteucha-info'.F339:'enteucha-info'.F342 'enteucha-info'.J324:'enteucha-info'.J324 'enteucha-info'.H339:'enteucha-info'.H342 'enteucha-info'.F346:'enteucha-info'.F349 'enteucha-info'.J325:'enteucha-info'.J325 'enteucha-info'.H346:'enteucha-info'.H349 'enteucha-info'.F353:'enteucha-info'.F356 'enteucha-info'.J326:'enteucha-info'.J326 'enteucha-info'.H353:'enteucha-info'.H356 'enteucha-info'.F360:'enteucha-info'.F363 'enteucha-info'.J327:'enteucha-info'.J327 'enteucha-info'.H360:'enteucha-info'.H363 'enteucha-info'.F367:'enteucha-info'.F370 'enteucha-info'.J328:'enteucha-info'.J328 'enteucha-info'.H367:'enteucha-info'.H370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2" draw:style-name="gr1" draw:text-style-name="P1" svg:width="16.75cm" svg:height="8.8cm" svg:x="16.187cm" svg:y="178.353cm">
            <draw:object draw:notify-on-update-of-ranges="'enteucha-info'.F378:'enteucha-info'.F381 'enteucha-info'.J375:'enteucha-info'.J375 'enteucha-info'.H378:'enteucha-info'.H381 'enteucha-info'.F385:'enteucha-info'.F388 'enteucha-info'.J376:'enteucha-info'.J376 'enteucha-info'.H385:'enteucha-info'.H388 'enteucha-info'.F392:'enteucha-info'.F395 'enteucha-info'.J377:'enteucha-info'.J377 'enteucha-info'.H392:'enteucha-info'.H395 'enteucha-info'.F399:'enteucha-info'.F402 'enteucha-info'.J378:'enteucha-info'.J378 'enteucha-info'.H399:'enteucha-info'.H402 'enteucha-info'.F406:'enteucha-info'.F409 'enteucha-info'.J379:'enteucha-info'.J379 'enteucha-info'.H406:'enteucha-info'.H409 'enteucha-info'.F413:'enteucha-info'.F416 'enteucha-info'.J380:'enteucha-info'.J380 'enteucha-info'.H413:'enteucha-info'.H416 'enteucha-info'.F420:'enteucha-info'.F423 'enteucha-info'.J381:'enteucha-info'.J381 'enteucha-info'.H420:'enteucha-info'.H423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3" draw:style-name="gr1" draw:text-style-name="P1" svg:width="16.75cm" svg:height="8.8cm" svg:x="16.287cm" svg:y="202.328cm">
            <draw:object draw:notify-on-update-of-ranges="'enteucha-info'.F431:'enteucha-info'.F434 'enteucha-info'.J428:'enteucha-info'.J428 'enteucha-info'.H431:'enteucha-info'.H434 'enteucha-info'.F438:'enteucha-info'.F441 'enteucha-info'.J429:'enteucha-info'.J429 'enteucha-info'.H438:'enteucha-info'.H441 'enteucha-info'.F445:'enteucha-info'.F448 'enteucha-info'.J430:'enteucha-info'.J430 'enteucha-info'.H445:'enteucha-info'.H448 'enteucha-info'.F452:'enteucha-info'.F455 'enteucha-info'.J431:'enteucha-info'.J431 'enteucha-info'.H452:'enteucha-info'.H455 'enteucha-info'.F459:'enteucha-info'.F462 'enteucha-info'.J432:'enteucha-info'.J432 'enteucha-info'.H459:'enteucha-info'.H462 'enteucha-info'.F466:'enteucha-info'.F469 'enteucha-info'.J433:'enteucha-info'.J433 'enteucha-info'.H466:'enteucha-info'.H469 'enteucha-info'.F473:'enteucha-info'.F476 'enteucha-info'.J434:'enteucha-info'.J434 'enteucha-info'.H473:'enteucha-info'.H476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24" draw:style-name="gr1" draw:text-style-name="P1" svg:width="16.75cm" svg:height="8.8cm" svg:x="16.287cm" svg:y="226.238cm">
            <draw:object draw:notify-on-update-of-ranges="'enteucha-info'.F484:'enteucha-info'.F487 'enteucha-info'.J481:'enteucha-info'.J481 'enteucha-info'.H484:'enteucha-info'.H487 'enteucha-info'.F491:'enteucha-info'.F494 'enteucha-info'.J482:'enteucha-info'.J482 'enteucha-info'.H491:'enteucha-info'.H494 'enteucha-info'.F498:'enteucha-info'.F501 'enteucha-info'.J483:'enteucha-info'.J483 'enteucha-info'.H498:'enteucha-info'.H501 'enteucha-info'.F505:'enteucha-info'.F508 'enteucha-info'.J484:'enteucha-info'.J484 'enteucha-info'.H505:'enteucha-info'.H508 'enteucha-info'.F512:'enteucha-info'.F515 'enteucha-info'.J485:'enteucha-info'.J485 'enteucha-info'.H512:'enteucha-info'.H515 'enteucha-info'.F519:'enteucha-info'.F522 'enteucha-info'.J486:'enteucha-info'.J486 'enteucha-info'.H519:'enteucha-info'.H522 'enteucha-info'.F526:'enteucha-info'.F529 'enteucha-info'.J487:'enteucha-info'.J487 'enteucha-info'.H526:'enteucha-info'.H529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5" draw:style-name="gr1" draw:text-style-name="P1" svg:width="16.75cm" svg:height="8.8cm" svg:x="16.287cm" svg:y="250.236cm">
            <draw:object draw:notify-on-update-of-ranges="'enteucha-info'.F537:'enteucha-info'.F540 'enteucha-info'.J534:'enteucha-info'.J534 'enteucha-info'.H537:'enteucha-info'.H540 'enteucha-info'.F544:'enteucha-info'.F547 'enteucha-info'.J535:'enteucha-info'.J535 'enteucha-info'.H544:'enteucha-info'.H547 'enteucha-info'.F551:'enteucha-info'.F554 'enteucha-info'.J536:'enteucha-info'.J536 'enteucha-info'.H551:'enteucha-info'.H554 'enteucha-info'.F558:'enteucha-info'.F561 'enteucha-info'.J537:'enteucha-info'.J537 'enteucha-info'.H558:'enteucha-info'.H561 'enteucha-info'.F565:'enteucha-info'.F568 'enteucha-info'.J538:'enteucha-info'.J538 'enteucha-info'.H565:'enteucha-info'.H568 'enteucha-info'.F572:'enteucha-info'.F575 'enteucha-info'.J539:'enteucha-info'.J539 'enteucha-info'.H572:'enteucha-info'.H575 'enteucha-info'.F579:'enteucha-info'.F582 'enteucha-info'.J540:'enteucha-info'.J540 'enteucha-info'.H579:'enteucha-info'.H582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26" draw:style-name="gr1" draw:text-style-name="P1" svg:width="16.75cm" svg:height="8.8cm" svg:x="16.187cm" svg:y="274.122cm">
            <draw:object draw:notify-on-update-of-ranges="'enteucha-info'.F590:'enteucha-info'.F593 'enteucha-info'.J587:'enteucha-info'.J587 'enteucha-info'.H590:'enteucha-info'.H593 'enteucha-info'.F597:'enteucha-info'.F600 'enteucha-info'.J588:'enteucha-info'.J588 'enteucha-info'.H597:'enteucha-info'.H600 'enteucha-info'.F604:'enteucha-info'.F607 'enteucha-info'.J589:'enteucha-info'.J589 'enteucha-info'.H604:'enteucha-info'.H607 'enteucha-info'.F611:'enteucha-info'.F614 'enteucha-info'.J590:'enteucha-info'.J590 'enteucha-info'.H611:'enteucha-info'.H614 'enteucha-info'.F618:'enteucha-info'.F621 'enteucha-info'.J591:'enteucha-info'.J591 'enteucha-info'.H618:'enteucha-info'.H621 'enteucha-info'.F625:'enteucha-info'.F628 'enteucha-info'.J592:'enteucha-info'.J592 'enteucha-info'.H625:'enteucha-info'.H628 'enteucha-info'.F632:'enteucha-info'.F635 'enteucha-info'.J593:'enteucha-info'.J593 'enteucha-info'.H632:'enteucha-info'.H635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27" draw:style-name="gr1" draw:text-style-name="P2" svg:width="16.75cm" svg:height="8.8cm" svg:x="16.287cm" svg:y="298.096cm">
            <draw:object draw:notify-on-update-of-ranges="'enteucha-info'.F643:'enteucha-info'.F646 'enteucha-info'.J640:'enteucha-info'.J640 'enteucha-info'.H643:'enteucha-info'.H646 'enteucha-info'.F650:'enteucha-info'.F653 'enteucha-info'.J641:'enteucha-info'.J641 'enteucha-info'.H650:'enteucha-info'.H653 'enteucha-info'.F657:'enteucha-info'.F660 'enteucha-info'.J642:'enteucha-info'.J642 'enteucha-info'.H657:'enteucha-info'.H660 'enteucha-info'.F664:'enteucha-info'.F667 'enteucha-info'.J643:'enteucha-info'.J643 'enteucha-info'.H664:'enteucha-info'.H667 'enteucha-info'.F671:'enteucha-info'.F674 'enteucha-info'.J644:'enteucha-info'.J644 'enteucha-info'.H671:'enteucha-info'.H674 'enteucha-info'.F678:'enteucha-info'.F681 'enteucha-info'.J645:'enteucha-info'.J645 'enteucha-info'.H678:'enteucha-info'.H681 'enteucha-info'.F685:'enteucha-info'.F688 'enteucha-info'.J646:'enteucha-info'.J646 'enteucha-info'.H685:'enteucha-info'.H688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28" draw:style-name="gr1" draw:text-style-name="P1" svg:width="16.75cm" svg:height="8.8cm" svg:x="16.287cm" svg:y="322.021cm">
            <draw:object draw:notify-on-update-of-ranges="'enteucha-info'.F696:'enteucha-info'.F699 'enteucha-info'.J693:'enteucha-info'.J693 'enteucha-info'.H696:'enteucha-info'.H699 'enteucha-info'.F703:'enteucha-info'.F706 'enteucha-info'.J694:'enteucha-info'.J694 'enteucha-info'.H703:'enteucha-info'.H706 'enteucha-info'.F710:'enteucha-info'.F713 'enteucha-info'.J695:'enteucha-info'.J695 'enteucha-info'.H710:'enteucha-info'.H713 'enteucha-info'.F717:'enteucha-info'.F720 'enteucha-info'.J696:'enteucha-info'.J696 'enteucha-info'.H717:'enteucha-info'.H720 'enteucha-info'.F724:'enteucha-info'.F727 'enteucha-info'.J697:'enteucha-info'.J697 'enteucha-info'.H724:'enteucha-info'.H727 'enteucha-info'.F731:'enteucha-info'.F734 'enteucha-info'.J698:'enteucha-info'.J698 'enteucha-info'.H731:'enteucha-info'.H734 'enteucha-info'.F738:'enteucha-info'.F741 'enteucha-info'.J699:'enteucha-info'.J699 'enteucha-info'.H738:'enteucha-info'.H741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29" draw:style-name="gr1" draw:text-style-name="P1" svg:width="16.75cm" svg:height="8.8cm" svg:x="16.202cm" svg:y="345.929cm">
            <draw:object draw:notify-on-update-of-ranges="'enteucha-info'.F749:'enteucha-info'.F752 'enteucha-info'.J746:'enteucha-info'.J746 'enteucha-info'.H749:'enteucha-info'.H752 'enteucha-info'.F756:'enteucha-info'.F759 'enteucha-info'.J747:'enteucha-info'.J747 'enteucha-info'.H756:'enteucha-info'.H759 'enteucha-info'.F763:'enteucha-info'.F766 'enteucha-info'.J748:'enteucha-info'.J748 'enteucha-info'.H763:'enteucha-info'.H766 'enteucha-info'.F770:'enteucha-info'.F773 'enteucha-info'.J749:'enteucha-info'.J749 'enteucha-info'.H770:'enteucha-info'.H773 'enteucha-info'.F777:'enteucha-info'.F780 'enteucha-info'.J750:'enteucha-info'.J750 'enteucha-info'.H777:'enteucha-info'.H780 'enteucha-info'.F784:'enteucha-info'.F787 'enteucha-info'.J751:'enteucha-info'.J751 'enteucha-info'.H784:'enteucha-info'.H787 'enteucha-info'.F791:'enteucha-info'.F794 'enteucha-info'.J752:'enteucha-info'.J752 'enteucha-info'.H791:'enteucha-info'.H794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30" draw:style-name="gr1" draw:text-style-name="P1" svg:width="16.75cm" svg:height="8.8cm" svg:x="49.733cm" svg:y="336.439cm">
            <draw:object draw:notify-on-update-of-ranges="'enteucha-info'.S746:'enteucha-info'.S752 'enteucha-info'.X746:'enteucha-info'.X746 'enteucha-info'.V746:'enteucha-info'.V752 'enteucha-info'.S753:'enteucha-info'.S759 'enteucha-info'.X747:'enteucha-info'.X747 'enteucha-info'.V753:'enteucha-info'.V759 'enteucha-info'.S760:'enteucha-info'.S766 'enteucha-info'.X748:'enteucha-info'.X748 'enteucha-info'.V760:'enteucha-info'.V766 'enteucha-info'.S767:'enteucha-info'.S773 'enteucha-info'.X749:'enteucha-info'.X749 'enteucha-info'.V767:'enteucha-info'.V773 'enteucha-info'.S774:'enteucha-info'.S780 'enteucha-info'.X750:'enteucha-info'.X750 'enteucha-info'.V774:'enteucha-info'.V780 'enteucha-info'.S781:'enteucha-info'.S787 'enteucha-info'.X751:'enteucha-info'.X751 'enteucha-info'.V781:'enteucha-info'.V787 'enteucha-info'.S788:'enteucha-info'.S794 'enteucha-info'.X752:'enteucha-info'.X752 'enteucha-info'.V788:'enteucha-info'.V794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31" draw:style-name="gr1" draw:text-style-name="P1" svg:width="16.75cm" svg:height="8.8cm" svg:x="49.733cm" svg:y="312.543cm">
            <draw:object draw:notify-on-update-of-ranges="'enteucha-info'.S693:'enteucha-info'.S699 'enteucha-info'.X693:'enteucha-info'.X693 'enteucha-info'.V693:'enteucha-info'.V699 'enteucha-info'.S700:'enteucha-info'.S706 'enteucha-info'.X694:'enteucha-info'.X694 'enteucha-info'.V700:'enteucha-info'.V706 'enteucha-info'.S707:'enteucha-info'.S713 'enteucha-info'.X695:'enteucha-info'.X695 'enteucha-info'.V707:'enteucha-info'.V713 'enteucha-info'.S714:'enteucha-info'.S720 'enteucha-info'.X696:'enteucha-info'.X696 'enteucha-info'.V714:'enteucha-info'.V720 'enteucha-info'.S721:'enteucha-info'.S727 'enteucha-info'.X697:'enteucha-info'.X697 'enteucha-info'.V721:'enteucha-info'.V727 'enteucha-info'.S728:'enteucha-info'.S734 'enteucha-info'.X698:'enteucha-info'.X698 'enteucha-info'.V728:'enteucha-info'.V734 'enteucha-info'.S735:'enteucha-info'.S741 'enteucha-info'.X699:'enteucha-info'.X699 'enteucha-info'.V735:'enteucha-info'.V741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32" draw:style-name="gr1" draw:text-style-name="P1" svg:width="16.75cm" svg:height="8.8cm" svg:x="49.798cm" svg:y="288.571cm">
            <draw:object draw:notify-on-update-of-ranges="'enteucha-info'.S640:'enteucha-info'.S646 'enteucha-info'.X640:'enteucha-info'.X640 'enteucha-info'.V640:'enteucha-info'.V646 'enteucha-info'.S647:'enteucha-info'.S653 'enteucha-info'.X641:'enteucha-info'.X641 'enteucha-info'.V647:'enteucha-info'.V653 'enteucha-info'.S654:'enteucha-info'.S660 'enteucha-info'.X642:'enteucha-info'.X642 'enteucha-info'.V654:'enteucha-info'.V660 'enteucha-info'.S661:'enteucha-info'.S667 'enteucha-info'.X643:'enteucha-info'.X643 'enteucha-info'.V661:'enteucha-info'.V667 'enteucha-info'.S668:'enteucha-info'.S674 'enteucha-info'.X644:'enteucha-info'.X644 'enteucha-info'.V668:'enteucha-info'.V674 'enteucha-info'.S675:'enteucha-info'.S681 'enteucha-info'.X645:'enteucha-info'.X645 'enteucha-info'.V675:'enteucha-info'.V681 'enteucha-info'.S682:'enteucha-info'.S688 'enteucha-info'.X646:'enteucha-info'.X646 'enteucha-info'.V682:'enteucha-info'.V688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33" draw:style-name="gr1" draw:text-style-name="P1" svg:width="16.75cm" svg:height="8.8cm" svg:x="49.705cm" svg:y="264.636cm">
            <draw:object draw:notify-on-update-of-ranges="'enteucha-info'.S587:'enteucha-info'.S593 'enteucha-info'.X587:'enteucha-info'.X587 'enteucha-info'.V587:'enteucha-info'.V593 'enteucha-info'.S594:'enteucha-info'.S600 'enteucha-info'.X588:'enteucha-info'.X588 'enteucha-info'.V594:'enteucha-info'.V600 'enteucha-info'.S601:'enteucha-info'.S607 'enteucha-info'.X589:'enteucha-info'.X589 'enteucha-info'.V601:'enteucha-info'.V607 'enteucha-info'.S608:'enteucha-info'.S614 'enteucha-info'.X590:'enteucha-info'.X590 'enteucha-info'.V608:'enteucha-info'.V614 'enteucha-info'.S615:'enteucha-info'.S621 'enteucha-info'.X591:'enteucha-info'.X591 'enteucha-info'.V615:'enteucha-info'.V621 'enteucha-info'.S622:'enteucha-info'.S628 'enteucha-info'.X592:'enteucha-info'.X592 'enteucha-info'.V622:'enteucha-info'.V628 'enteucha-info'.S629:'enteucha-info'.S635 'enteucha-info'.X593:'enteucha-info'.X593 'enteucha-info'.V629:'enteucha-info'.V635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34" draw:style-name="gr1" draw:text-style-name="P1" svg:width="16.75cm" svg:height="8.8cm" svg:x="49.705cm" svg:y="240.691cm">
            <draw:object draw:notify-on-update-of-ranges="'enteucha-info'.S534:'enteucha-info'.S540 'enteucha-info'.X534:'enteucha-info'.X534 'enteucha-info'.V534:'enteucha-info'.V540 'enteucha-info'.S541:'enteucha-info'.S547 'enteucha-info'.X535:'enteucha-info'.X535 'enteucha-info'.V541:'enteucha-info'.V547 'enteucha-info'.S548:'enteucha-info'.S554 'enteucha-info'.X536:'enteucha-info'.X536 'enteucha-info'.V548:'enteucha-info'.V554 'enteucha-info'.S555:'enteucha-info'.S561 'enteucha-info'.X537:'enteucha-info'.X537 'enteucha-info'.V555:'enteucha-info'.V561 'enteucha-info'.S562:'enteucha-info'.S568 'enteucha-info'.X538:'enteucha-info'.X538 'enteucha-info'.V562:'enteucha-info'.V568 'enteucha-info'.S569:'enteucha-info'.S575 'enteucha-info'.X539:'enteucha-info'.X539 'enteucha-info'.V569:'enteucha-info'.V575 'enteucha-info'.S576:'enteucha-info'.S582 'enteucha-info'.X540:'enteucha-info'.X540 'enteucha-info'.V576:'enteucha-info'.V582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35" draw:style-name="gr1" draw:text-style-name="P1" svg:width="16.75cm" svg:height="8.8cm" svg:x="49.723cm" svg:y="216.819cm">
            <draw:object draw:notify-on-update-of-ranges="'enteucha-info'.S481:'enteucha-info'.S487 'enteucha-info'.X481:'enteucha-info'.X481 'enteucha-info'.V481:'enteucha-info'.V487 'enteucha-info'.S488:'enteucha-info'.S494 'enteucha-info'.X482:'enteucha-info'.X482 'enteucha-info'.V488:'enteucha-info'.V494 'enteucha-info'.S495:'enteucha-info'.S501 'enteucha-info'.X483:'enteucha-info'.X483 'enteucha-info'.V495:'enteucha-info'.V501 'enteucha-info'.S502:'enteucha-info'.S508 'enteucha-info'.X484:'enteucha-info'.X484 'enteucha-info'.V502:'enteucha-info'.V508 'enteucha-info'.S509:'enteucha-info'.S515 'enteucha-info'.X485:'enteucha-info'.X485 'enteucha-info'.V509:'enteucha-info'.V515 'enteucha-info'.S516:'enteucha-info'.S522 'enteucha-info'.X486:'enteucha-info'.X486 'enteucha-info'.V516:'enteucha-info'.V522 'enteucha-info'.S523:'enteucha-info'.S529 'enteucha-info'.X487:'enteucha-info'.X487 'enteucha-info'.V523:'enteucha-info'.V529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36" draw:style-name="gr1" draw:text-style-name="P1" svg:width="16.75cm" svg:height="8.8cm" svg:x="49.77cm" svg:y="192.803cm">
            <draw:object draw:notify-on-update-of-ranges="'enteucha-info'.S428:'enteucha-info'.S434 'enteucha-info'.X428:'enteucha-info'.X428 'enteucha-info'.V428:'enteucha-info'.V434 'enteucha-info'.S435:'enteucha-info'.S441 'enteucha-info'.X429:'enteucha-info'.X429 'enteucha-info'.V435:'enteucha-info'.V441 'enteucha-info'.S442:'enteucha-info'.S448 'enteucha-info'.X430:'enteucha-info'.X430 'enteucha-info'.V442:'enteucha-info'.V448 'enteucha-info'.S449:'enteucha-info'.S455 'enteucha-info'.X431:'enteucha-info'.X431 'enteucha-info'.V449:'enteucha-info'.V455 'enteucha-info'.S456:'enteucha-info'.S462 'enteucha-info'.X432:'enteucha-info'.X432 'enteucha-info'.V456:'enteucha-info'.V462 'enteucha-info'.S463:'enteucha-info'.S469 'enteucha-info'.X433:'enteucha-info'.X433 'enteucha-info'.V463:'enteucha-info'.V469 'enteucha-info'.S470:'enteucha-info'.S476 'enteucha-info'.X434:'enteucha-info'.X434 'enteucha-info'.V470:'enteucha-info'.V476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37" draw:style-name="gr1" draw:text-style-name="P1" svg:width="16.75cm" svg:height="8.8cm" svg:x="49.783cm" svg:y="168.864cm">
            <draw:object draw:notify-on-update-of-ranges="'enteucha-info'.S375:'enteucha-info'.S381 'enteucha-info'.X375:'enteucha-info'.X375 'enteucha-info'.V375:'enteucha-info'.V381 'enteucha-info'.S382:'enteucha-info'.S388 'enteucha-info'.X376:'enteucha-info'.X376 'enteucha-info'.V382:'enteucha-info'.V388 'enteucha-info'.S389:'enteucha-info'.S395 'enteucha-info'.X377:'enteucha-info'.X377 'enteucha-info'.V389:'enteucha-info'.V395 'enteucha-info'.S396:'enteucha-info'.S402 'enteucha-info'.X378:'enteucha-info'.X378 'enteucha-info'.V396:'enteucha-info'.V402 'enteucha-info'.S403:'enteucha-info'.S409 'enteucha-info'.X379:'enteucha-info'.X379 'enteucha-info'.V403:'enteucha-info'.V409 'enteucha-info'.S410:'enteucha-info'.S416 'enteucha-info'.X380:'enteucha-info'.X380 'enteucha-info'.V410:'enteucha-info'.V416 'enteucha-info'.S417:'enteucha-info'.S423 'enteucha-info'.X381:'enteucha-info'.X381 'enteucha-info'.V417:'enteucha-info'.V423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38" draw:style-name="gr1" draw:text-style-name="P1" svg:width="16.75cm" svg:height="8.8cm" svg:x="49.75cm" svg:y="145.042cm">
            <draw:object draw:notify-on-update-of-ranges="'enteucha-info'.S322:'enteucha-info'.S328 'enteucha-info'.X322:'enteucha-info'.X322 'enteucha-info'.V322:'enteucha-info'.V328 'enteucha-info'.S329:'enteucha-info'.S335 'enteucha-info'.X323:'enteucha-info'.X323 'enteucha-info'.V329:'enteucha-info'.V335 'enteucha-info'.S336:'enteucha-info'.S342 'enteucha-info'.X324:'enteucha-info'.X324 'enteucha-info'.V336:'enteucha-info'.V342 'enteucha-info'.S343:'enteucha-info'.S349 'enteucha-info'.X325:'enteucha-info'.X325 'enteucha-info'.V343:'enteucha-info'.V349 'enteucha-info'.S350:'enteucha-info'.S356 'enteucha-info'.X326:'enteucha-info'.X326 'enteucha-info'.V350:'enteucha-info'.V356 'enteucha-info'.S357:'enteucha-info'.S363 'enteucha-info'.X327:'enteucha-info'.X327 'enteucha-info'.V357:'enteucha-info'.V363 'enteucha-info'.S364:'enteucha-info'.S370 'enteucha-info'.X328:'enteucha-info'.X328 'enteucha-info'.V364:'enteucha-info'.V370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39" draw:style-name="gr1" draw:text-style-name="P1" svg:width="16.75cm" svg:height="8.8cm" svg:x="49.712cm" svg:y="121.06cm">
            <draw:object draw:notify-on-update-of-ranges="'enteucha-info'.S269:'enteucha-info'.S275 'enteucha-info'.X269:'enteucha-info'.X269 'enteucha-info'.V269:'enteucha-info'.V275 'enteucha-info'.S276:'enteucha-info'.S282 'enteucha-info'.X270:'enteucha-info'.X270 'enteucha-info'.V276:'enteucha-info'.V282 'enteucha-info'.S283:'enteucha-info'.S289 'enteucha-info'.X271:'enteucha-info'.X271 'enteucha-info'.V283:'enteucha-info'.V289 'enteucha-info'.S290:'enteucha-info'.S296 'enteucha-info'.X272:'enteucha-info'.X272 'enteucha-info'.V290:'enteucha-info'.V296 'enteucha-info'.S297:'enteucha-info'.S303 'enteucha-info'.X273:'enteucha-info'.X273 'enteucha-info'.V297:'enteucha-info'.V303 'enteucha-info'.S304:'enteucha-info'.S310 'enteucha-info'.X274:'enteucha-info'.X274 'enteucha-info'.V304:'enteucha-info'.V310 'enteucha-info'.S311:'enteucha-info'.S317 'enteucha-info'.X275:'enteucha-info'.X275 'enteucha-info'.V311:'enteucha-info'.V317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40" draw:style-name="gr1" draw:text-style-name="P1" svg:width="16.75cm" svg:height="8.8cm" svg:x="49.768cm" svg:y="97.155cm">
            <draw:object draw:notify-on-update-of-ranges="'enteucha-info'.S216:'enteucha-info'.S222 'enteucha-info'.X216:'enteucha-info'.X216 'enteucha-info'.V216:'enteucha-info'.V222 'enteucha-info'.S223:'enteucha-info'.S229 'enteucha-info'.X217:'enteucha-info'.X217 'enteucha-info'.V223:'enteucha-info'.V229 'enteucha-info'.S230:'enteucha-info'.S236 'enteucha-info'.X218:'enteucha-info'.X218 'enteucha-info'.V230:'enteucha-info'.V236 'enteucha-info'.S237:'enteucha-info'.S243 'enteucha-info'.X219:'enteucha-info'.X219 'enteucha-info'.V237:'enteucha-info'.V243 'enteucha-info'.S244:'enteucha-info'.S250 'enteucha-info'.X220:'enteucha-info'.X220 'enteucha-info'.V244:'enteucha-info'.V250 'enteucha-info'.S251:'enteucha-info'.S257 'enteucha-info'.X221:'enteucha-info'.X221 'enteucha-info'.V251:'enteucha-info'.V257 'enteucha-info'.S258:'enteucha-info'.S264 'enteucha-info'.X222:'enteucha-info'.X222 'enteucha-info'.V258:'enteucha-info'.V264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41" draw:style-name="gr1" draw:text-style-name="P1" svg:width="16.75cm" svg:height="8.8cm" svg:x="49.795cm" svg:y="73.193cm">
            <draw:object draw:notify-on-update-of-ranges="'enteucha-info'.S163:'enteucha-info'.S169 'enteucha-info'.X163:'enteucha-info'.X163 'enteucha-info'.V163:'enteucha-info'.V169 'enteucha-info'.S170:'enteucha-info'.S176 'enteucha-info'.X164:'enteucha-info'.X164 'enteucha-info'.V170:'enteucha-info'.V176 'enteucha-info'.S177:'enteucha-info'.S183 'enteucha-info'.X165:'enteucha-info'.X165 'enteucha-info'.V177:'enteucha-info'.V183 'enteucha-info'.S184:'enteucha-info'.S190 'enteucha-info'.X166:'enteucha-info'.X166 'enteucha-info'.V184:'enteucha-info'.V190 'enteucha-info'.S191:'enteucha-info'.S197 'enteucha-info'.X167:'enteucha-info'.X167 'enteucha-info'.V191:'enteucha-info'.V197 'enteucha-info'.S198:'enteucha-info'.S204 'enteucha-info'.X168:'enteucha-info'.X168 'enteucha-info'.V198:'enteucha-info'.V204 'enteucha-info'.S205:'enteucha-info'.S211 'enteucha-info'.X169:'enteucha-info'.X169 'enteucha-info'.V205:'enteucha-info'.V211"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  <draw:frame draw:z-index="42" draw:style-name="gr1" draw:text-style-name="P1" svg:width="16.75cm" svg:height="8.8cm" svg:x="49.712cm" svg:y="49.274cm">
            <draw:object draw:notify-on-update-of-ranges="'enteucha-info'.S110:'enteucha-info'.S116 'enteucha-info'.X110:'enteucha-info'.X110 'enteucha-info'.V110:'enteucha-info'.V116 'enteucha-info'.S117:'enteucha-info'.S123 'enteucha-info'.X111:'enteucha-info'.X111 'enteucha-info'.V117:'enteucha-info'.V123 'enteucha-info'.S124:'enteucha-info'.S130 'enteucha-info'.X112:'enteucha-info'.X112 'enteucha-info'.V124:'enteucha-info'.V130 'enteucha-info'.S131:'enteucha-info'.S137 'enteucha-info'.X113:'enteucha-info'.X113 'enteucha-info'.V131:'enteucha-info'.V137 'enteucha-info'.S138:'enteucha-info'.S144 'enteucha-info'.X114:'enteucha-info'.X114 'enteucha-info'.V138:'enteucha-info'.V144 'enteucha-info'.S145:'enteucha-info'.S151 'enteucha-info'.X115:'enteucha-info'.X115 'enteucha-info'.V145:'enteucha-info'.V151 'enteucha-info'.S152:'enteucha-info'.S158 'enteucha-info'.X116:'enteucha-info'.X116 'enteucha-info'.V152:'enteucha-info'.V158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43" draw:style-name="gr1" draw:text-style-name="P1" svg:width="16.75cm" svg:height="8.8cm" svg:x="49.712cm" svg:y="25.313cm">
            <draw:object draw:notify-on-update-of-ranges="'enteucha-info'.S57:'enteucha-info'.S63 'enteucha-info'.X57:'enteucha-info'.X57 'enteucha-info'.V57:'enteucha-info'.V63 'enteucha-info'.S64:'enteucha-info'.S70 'enteucha-info'.X58:'enteucha-info'.X58 'enteucha-info'.V64:'enteucha-info'.V70 'enteucha-info'.S71:'enteucha-info'.S77 'enteucha-info'.X59:'enteucha-info'.X59 'enteucha-info'.V71:'enteucha-info'.V77 'enteucha-info'.S78:'enteucha-info'.S84 'enteucha-info'.X60:'enteucha-info'.X60 'enteucha-info'.V78:'enteucha-info'.V84 'enteucha-info'.S85:'enteucha-info'.S91 'enteucha-info'.X61:'enteucha-info'.X61 'enteucha-info'.V85:'enteucha-info'.V91 'enteucha-info'.S92:'enteucha-info'.S98 'enteucha-info'.X62:'enteucha-info'.X62 'enteucha-info'.V92:'enteucha-info'.V98 'enteucha-info'.S99:'enteucha-info'.S105 'enteucha-info'.X63:'enteucha-info'.X63 'enteucha-info'.V99:'enteucha-info'.V105"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z-index="44" draw:style-name="gr1" draw:text-style-name="P1" svg:width="16.75cm" svg:height="8.8cm" svg:x="49.76cm" svg:y="1.419cm">
            <draw:object draw:notify-on-update-of-ranges="'enteucha-info'.S4:'enteucha-info'.S10 'enteucha-info'.X4:'enteucha-info'.X4 'enteucha-info'.V4:'enteucha-info'.V10 'enteucha-info'.S11:'enteucha-info'.S17 'enteucha-info'.X5:'enteucha-info'.X5 'enteucha-info'.V11:'enteucha-info'.V17 'enteucha-info'.S18:'enteucha-info'.S24 'enteucha-info'.X6:'enteucha-info'.X6 'enteucha-info'.V18:'enteucha-info'.V24 'enteucha-info'.S25:'enteucha-info'.S31 'enteucha-info'.X7:'enteucha-info'.X7 'enteucha-info'.V25:'enteucha-info'.V31 'enteucha-info'.S32:'enteucha-info'.S38 'enteucha-info'.X8:'enteucha-info'.X8 'enteucha-info'.V32:'enteucha-info'.V38 'enteucha-info'.S39:'enteucha-info'.S45 'enteucha-info'.X9:'enteucha-info'.X9 'enteucha-info'.V39:'enteucha-info'.V45 'enteucha-info'.S46:'enteucha-info'.S52 'enteucha-info'.X10:'enteucha-info'.X10 'enteucha-info'.V46:'enteucha-info'.V52"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8" table:number-columns-repeated="6" table:default-cell-style-name="Default"/>
        <table:table-column table:style-name="co1" table:default-cell-style-name="Default"/>
        <table:table-column table:style-name="co8" table:number-columns-repeated="6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formula="of:=[.A4]" office:value-type="string" office:string-value="HsqlHtmidMatcher" calcext:value-type="string">
            <text:p>HsqlHtmidMatcher</text:p>
          </table:table-cell>
          <table:table-cell table:formula="of:=[.B4]" office:value-type="string" office:string-value="HTMID" calcext:value-type="string">
            <text:p>HTMID</text:p>
          </table:table-cell>
          <table:table-cell/>
          <table:table-cell table:style-name="ce1" table:number-columns-repeated="5"/>
          <table:table-cell/>
          <table:table-cell table:formula="of:=[.A1]" office:value-type="string" office:string-value="HsqlHtmidMatcher" calcext:value-type="string">
            <text:p>HsqlHtmidMatcher</text:p>
          </table:table-cell>
          <table:table-cell table:formula="of:=[.B1]" office:value-type="string" office:string-value="HTMID" calcext:value-type="string">
            <text:p>HTMID</text:p>
          </table:table-cell>
          <table:table-cell table:number-columns-repeated="5"/>
          <table:table-cell table:formula="of:=[.A1]" office:value-type="string" office:string-value="HsqlHtmidMatcher" calcext:value-type="string">
            <text:p>HsqlHtmidMatcher</text:p>
          </table:table-cell>
          <table:table-cell table:formula="of:=[.B1]" office:value-type="string" office:string-value="HTMID" calcext:value-type="string">
            <text:p>HTMID</text:p>
          </table:table-cell>
          <table:table-cell table:number-columns-repeated="5"/>
          <table:table-cell table:formula="of:=[.A1]" office:value-type="string" office:string-value="HsqlHtmidMatcher" calcext:value-type="string">
            <text:p>HsqlHtmidMatcher</text:p>
          </table:table-cell>
          <table:table-cell table:formula="of:=[.B1]" office:value-type="string" office:string-value="HTMID" calcext:value-type="string">
            <text:p>HTMID</text:p>
          </table:table-cell>
        </table:table-row>
        <table:table-row table:style-name="ro1">
          <table:table-cell table:number-columns-repeated="3"/>
          <table:table-cell table:style-name="ce1" table:number-columns-repeated="5"/>
          <table:table-cell table:number-columns-repeated="17"/>
        </table:table-row>
        <table:table-row table:style-name="ro1">
          <table:table-cell office:value-type="string" calcext:value-type="string">
            <text:p>match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points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found</text:p>
          </table:table-cell>
          <table:table-cell table:style-name="ce1" office:value-type="string" calcext:value-type="string">
            <text:p>timeavg</text:p>
          </table:table-cell>
          <table:table-cell table:number-columns-repeated="9"/>
          <table:table-cell office:value-type="string" calcext:value-type="string">
            <text:p>rang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ime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7.127" calcext:value-type="float">
            <text:p>7.127</text:p>
          </table:table-cell>
          <table:table-cell/>
          <table:table-cell table:formula="of:=LEFT(CONCATENATE([.E3]; &quot; &quot;; [.E4]); 11)" office:value-type="string" office:string-value="zone 0.5" calcext:value-type="string">
            <text:p>zone 0.5</text:p>
          </table:table-cell>
          <table:table-cell table:number-columns-repeated="6"/>
          <table:table-cell table:formula="of:=ROW()" office:value-type="float" office:value="4" calcext:value-type="float">
            <text:p>4</text:p>
          </table:table-cell>
          <table:table-cell table:formula="of:=INDIRECT(CONCATENATE(&quot;D&quot;; TEXT([.$Q4] + 0;&quot;#&quot;)))" office:value-type="float" office:value="128" calcext:value-type="float">
            <text:p>128</text:p>
          </table:table-cell>
          <table:table-cell table:formula="of:=INDIRECT(CONCATENATE(&quot;E&quot;; TEXT([.$Q4] + 0;&quot;#&quot;)))" office:value-type="float" office:value="0.5" calcext:value-type="float">
            <text:p>0.5</text:p>
          </table:table-cell>
          <table:table-cell table:formula="of:=INDIRECT(CONCATENATE(&quot;F&quot;; TEXT([.$Q4] + 0;&quot;#&quot;)))" office:value-type="float" office:value="0.5" calcext:value-type="float">
            <text:p>0.5</text:p>
          </table:table-cell>
          <table:table-cell table:formula="of:=INDIRECT(CONCATENATE(&quot;G&quot;; TEXT([.$Q4] + 0;&quot;#&quot;)))" office:value-type="float" office:value="48" calcext:value-type="float">
            <text:p>48</text:p>
          </table:table-cell>
          <table:table-cell table:formula="of:=INDIRECT(CONCATENATE(&quot;H&quot;; TEXT([.$Q4] + 0;&quot;#&quot;)))" office:value-type="float" office:value="7.127" calcext:value-type="float">
            <text:p>7.127</text:p>
          </table:table-cell>
          <table:table-cell/>
          <table:table-cell table:formula="of:=LEFT(CONCATENATE([.T3];&quot; &quot;; [.T4]); 13)" office:value-type="string" office:string-value="radius 0.5" calcext:value-type="string">
            <text:p>radius 0.5</text:p>
          </table:table-cell>
          <table:table-cell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1.877" calcext:value-type="float">
            <text:p>1.877</text:p>
          </table:table-cell>
          <table:table-cell/>
          <table:table-cell table:formula="of:=LEFT(CONCATENATE([.E3]; &quot; &quot;; [.E12]); 11)" office:value-type="string" office:string-value="zone 0.25" calcext:value-type="string">
            <text:p>zone 0.25</text:p>
          </table:table-cell>
          <table:table-cell table:number-columns-repeated="7"/>
          <table:table-cell table:formula="of:=INDIRECT(CONCATENATE(&quot;D&quot;; TEXT([.$Q4] + 7;&quot;#&quot;)))" office:value-type="float" office:value="128" calcext:value-type="float">
            <text:p>128</text:p>
          </table:table-cell>
          <table:table-cell table:formula="of:=INDIRECT(CONCATENATE(&quot;E&quot;; TEXT([.$Q4] + 7;&quot;#&quot;)))" office:value-type="float" office:value="0.25" calcext:value-type="float">
            <text:p>0.25</text:p>
          </table:table-cell>
          <table:table-cell table:formula="of:=INDIRECT(CONCATENATE(&quot;F&quot;; TEXT([.$Q4] + 7;&quot;#&quot;)))" office:value-type="float" office:value="0.5" calcext:value-type="float">
            <text:p>0.5</text:p>
          </table:table-cell>
          <table:table-cell table:formula="of:=INDIRECT(CONCATENATE(&quot;G&quot;; TEXT([.$Q4] + 7;&quot;#&quot;)))" office:value-type="float" office:value="51" calcext:value-type="float">
            <text:p>51</text:p>
          </table:table-cell>
          <table:table-cell table:formula="of:=INDIRECT(CONCATENATE(&quot;H&quot;; TEXT([.$Q4] + 7;&quot;#&quot;)))" office:value-type="float" office:value="5.467" calcext:value-type="float">
            <text:p>5.467</text:p>
          </table:table-cell>
          <table:table-cell/>
          <table:table-cell table:formula="of:=LEFT(CONCATENATE([.T3];&quot; &quot;; [.T11]); 13)" office:value-type="string" office:string-value="radius 0.25" calcext:value-type="string">
            <text:p>radius 0.25</text:p>
          </table:table-cell>
          <table:table-cell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0.748" calcext:value-type="float">
            <text:p>0.748</text:p>
          </table:table-cell>
          <table:table-cell/>
          <table:table-cell table:formula="of:=LEFT(CONCATENATE([.E3]; &quot; &quot;; [.E19]); 11)" office:value-type="string" office:string-value="zone 0.125" calcext:value-type="string">
            <text:p>zone 0.125</text:p>
          </table:table-cell>
          <table:table-cell table:number-columns-repeated="7"/>
          <table:table-cell table:formula="of:=INDIRECT(CONCATENATE(&quot;D&quot;; TEXT([.$Q4] + 14;&quot;#&quot;)))" office:value-type="float" office:value="128" calcext:value-type="float">
            <text:p>128</text:p>
          </table:table-cell>
          <table:table-cell table:formula="of:=INDIRECT(CONCATENATE(&quot;E&quot;; TEXT([.$Q4] + 14;&quot;#&quot;)))" office:value-type="float" office:value="0.125" calcext:value-type="float">
            <text:p>0.125</text:p>
          </table:table-cell>
          <table:table-cell table:formula="of:=INDIRECT(CONCATENATE(&quot;F&quot;; TEXT([.$Q4] + 14;&quot;#&quot;)))" office:value-type="float" office:value="0.5" calcext:value-type="float">
            <text:p>0.5</text:p>
          </table:table-cell>
          <table:table-cell table:formula="of:=INDIRECT(CONCATENATE(&quot;G&quot;; TEXT([.$Q4] + 14;&quot;#&quot;)))" office:value-type="float" office:value="49" calcext:value-type="float">
            <text:p>49</text:p>
          </table:table-cell>
          <table:table-cell table:formula="of:=INDIRECT(CONCATENATE(&quot;H&quot;; TEXT([.$Q4] + 14;&quot;#&quot;)))" office:value-type="float" office:value="5.162" calcext:value-type="float">
            <text:p>5.162</text:p>
          </table:table-cell>
          <table:table-cell/>
          <table:table-cell table:formula="of:=LEFT(CONCATENATE([.T3];&quot; &quot;; [.T18]); 13)" office:value-type="string" office:string-value="radius 0.125" calcext:value-type="string">
            <text:p>radius 0.125</text:p>
          </table:table-cell>
          <table:table-cell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384" calcext:value-type="float">
            <text:p>0.384</text:p>
          </table:table-cell>
          <table:table-cell/>
          <table:table-cell table:formula="of:=LEFT(CONCATENATE([.E3]; &quot; &quot;; [.E26]); 11)" office:value-type="string" office:string-value="zone 0.0625" calcext:value-type="string">
            <text:p>zone 0.0625</text:p>
          </table:table-cell>
          <table:table-cell table:number-columns-repeated="7"/>
          <table:table-cell table:formula="of:=INDIRECT(CONCATENATE(&quot;D&quot;; TEXT([.$Q4] + 21;&quot;#&quot;)))" office:value-type="float" office:value="128" calcext:value-type="float">
            <text:p>128</text:p>
          </table:table-cell>
          <table:table-cell table:formula="of:=INDIRECT(CONCATENATE(&quot;E&quot;; TEXT([.$Q4] + 21;&quot;#&quot;)))" office:value-type="float" office:value="0.0625" calcext:value-type="float">
            <text:p>0.0625</text:p>
          </table:table-cell>
          <table:table-cell table:formula="of:=INDIRECT(CONCATENATE(&quot;F&quot;; TEXT([.$Q4] + 21;&quot;#&quot;)))" office:value-type="float" office:value="0.5" calcext:value-type="float">
            <text:p>0.5</text:p>
          </table:table-cell>
          <table:table-cell table:formula="of:=INDIRECT(CONCATENATE(&quot;G&quot;; TEXT([.$Q4] + 21;&quot;#&quot;)))" office:value-type="float" office:value="51" calcext:value-type="float">
            <text:p>51</text:p>
          </table:table-cell>
          <table:table-cell table:formula="of:=INDIRECT(CONCATENATE(&quot;H&quot;; TEXT([.$Q4] + 21;&quot;#&quot;)))" office:value-type="float" office:value="5.903" calcext:value-type="float">
            <text:p>5.903</text:p>
          </table:table-cell>
          <table:table-cell/>
          <table:table-cell table:formula="of:=LEFT(CONCATENATE([.T3];&quot; &quot;; [.T25]); 13)" office:value-type="string" office:string-value="radius 0.0625" calcext:value-type="string">
            <text:p>radius 0.0625</text:p>
          </table:table-cell>
          <table:table-cell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266" calcext:value-type="float">
            <text:p>0.266</text:p>
          </table:table-cell>
          <table:table-cell/>
          <table:table-cell table:formula="of:=LEFT(CONCATENATE([.E3]; &quot; &quot;; [.E33]); 11)" office:value-type="string" office:string-value="zone 0.0312" calcext:value-type="string">
            <text:p>zone 0.0312</text:p>
          </table:table-cell>
          <table:table-cell table:number-columns-repeated="7"/>
          <table:table-cell table:formula="of:=INDIRECT(CONCATENATE(&quot;D&quot;; TEXT([.$Q4] + 28;&quot;#&quot;)))" office:value-type="float" office:value="128" calcext:value-type="float">
            <text:p>128</text:p>
          </table:table-cell>
          <table:table-cell table:formula="of:=INDIRECT(CONCATENATE(&quot;E&quot;; TEXT([.$Q4] + 28;&quot;#&quot;)))" office:value-type="float" office:value="0.03125" calcext:value-type="float">
            <text:p>0.03125</text:p>
          </table:table-cell>
          <table:table-cell table:formula="of:=INDIRECT(CONCATENATE(&quot;F&quot;; TEXT([.$Q4] + 28;&quot;#&quot;)))" office:value-type="float" office:value="0.5" calcext:value-type="float">
            <text:p>0.5</text:p>
          </table:table-cell>
          <table:table-cell table:formula="of:=INDIRECT(CONCATENATE(&quot;G&quot;; TEXT([.$Q4] + 28;&quot;#&quot;)))" office:value-type="float" office:value="50" calcext:value-type="float">
            <text:p>50</text:p>
          </table:table-cell>
          <table:table-cell table:formula="of:=INDIRECT(CONCATENATE(&quot;H&quot;; TEXT([.$Q4] + 28;&quot;#&quot;)))" office:value-type="float" office:value="5.006" calcext:value-type="float">
            <text:p>5.006</text:p>
          </table:table-cell>
          <table:table-cell/>
          <table:table-cell table:formula="of:=LEFT(CONCATENATE([.T3];&quot; &quot;; [.T32]); 13)" office:value-type="string" office:string-value="radius 0.0312" calcext:value-type="string">
            <text:p>radius 0.0312</text:p>
          </table:table-cell>
          <table:table-cell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187" calcext:value-type="float">
            <text:p>0.187</text:p>
          </table:table-cell>
          <table:table-cell/>
          <table:table-cell table:formula="of:=LEFT(CONCATENATE([.E3]; &quot; &quot;; [.E40]); 11)" office:value-type="string" office:string-value="zone 0.0156" calcext:value-type="string">
            <text:p>zone 0.0156</text:p>
          </table:table-cell>
          <table:table-cell table:number-columns-repeated="7"/>
          <table:table-cell table:formula="of:=INDIRECT(CONCATENATE(&quot;D&quot;; TEXT([.$Q4] + 35;&quot;#&quot;)))" office:value-type="float" office:value="128" calcext:value-type="float">
            <text:p>128</text:p>
          </table:table-cell>
          <table:table-cell table:formula="of:=INDIRECT(CONCATENATE(&quot;E&quot;; TEXT([.$Q4] + 35;&quot;#&quot;)))" office:value-type="float" office:value="0.015625" calcext:value-type="float">
            <text:p>0.015625</text:p>
          </table:table-cell>
          <table:table-cell table:formula="of:=INDIRECT(CONCATENATE(&quot;F&quot;; TEXT([.$Q4] + 35;&quot;#&quot;)))" office:value-type="float" office:value="0.5" calcext:value-type="float">
            <text:p>0.5</text:p>
          </table:table-cell>
          <table:table-cell table:formula="of:=INDIRECT(CONCATENATE(&quot;G&quot;; TEXT([.$Q4] + 35;&quot;#&quot;)))" office:value-type="float" office:value="48" calcext:value-type="float">
            <text:p>48</text:p>
          </table:table-cell>
          <table:table-cell table:formula="of:=INDIRECT(CONCATENATE(&quot;H&quot;; TEXT([.$Q4] + 35;&quot;#&quot;)))" office:value-type="float" office:value="4.11" calcext:value-type="float">
            <text:p>4.11</text:p>
          </table:table-cell>
          <table:table-cell/>
          <table:table-cell table:formula="of:=LEFT(CONCATENATE([.T3];&quot; &quot;; [.T39]); 13)" office:value-type="string" office:string-value="radius 0.0156" calcext:value-type="string">
            <text:p>radius 0.0156</text:p>
          </table:table-cell>
          <table:table-cell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151" calcext:value-type="float">
            <text:p>0.151</text:p>
          </table:table-cell>
          <table:table-cell/>
          <table:table-cell table:formula="of:=LEFT(CONCATENATE([.E3]; &quot; &quot;; [.E47]); 11)" office:value-type="string" office:string-value="zone 0.0078" calcext:value-type="string">
            <text:p>zone 0.0078</text:p>
          </table:table-cell>
          <table:table-cell table:number-columns-repeated="7"/>
          <table:table-cell table:formula="of:=INDIRECT(CONCATENATE(&quot;D&quot;; TEXT([.$Q4] + 42;&quot;#&quot;)))" office:value-type="float" office:value="128" calcext:value-type="float">
            <text:p>128</text:p>
          </table:table-cell>
          <table:table-cell table:formula="of:=INDIRECT(CONCATENATE(&quot;E&quot;; TEXT([.$Q4] + 42;&quot;#&quot;)))" office:value-type="float" office:value="0.0078125" calcext:value-type="float">
            <text:p>0.0078125</text:p>
          </table:table-cell>
          <table:table-cell table:formula="of:=INDIRECT(CONCATENATE(&quot;F&quot;; TEXT([.$Q4] + 42;&quot;#&quot;)))" office:value-type="float" office:value="0.5" calcext:value-type="float">
            <text:p>0.5</text:p>
          </table:table-cell>
          <table:table-cell table:formula="of:=INDIRECT(CONCATENATE(&quot;G&quot;; TEXT([.$Q4] + 42;&quot;#&quot;)))" office:value-type="float" office:value="46" calcext:value-type="float">
            <text:p>46</text:p>
          </table:table-cell>
          <table:table-cell table:formula="of:=INDIRECT(CONCATENATE(&quot;H&quot;; TEXT([.$Q4] + 42;&quot;#&quot;)))" office:value-type="float" office:value="3.811" calcext:value-type="float">
            <text:p>3.811</text:p>
          </table:table-cell>
          <table:table-cell/>
          <table:table-cell table:formula="of:=LEFT(CONCATENATE([.T3];&quot; &quot;; [.T46]); 13)" office:value-type="string" office:string-value="radius 0.0078" calcext:value-type="string">
            <text:p>radius 0.0078</text:p>
          </table:table-cell>
          <table:table-cell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5.467" calcext:value-type="float">
            <text:p>5.467</text:p>
          </table:table-cell>
          <table:table-cell table:number-columns-repeated="8"/>
          <table:table-cell table:formula="of:=[.Q4]+1" office:value-type="float" office:value="5" calcext:value-type="float">
            <text:p>5</text:p>
          </table:table-cell>
          <table:table-cell table:formula="of:=INDIRECT(CONCATENATE(&quot;D&quot;; TEXT([.$Q11] + 0;&quot;#&quot;)))" office:value-type="float" office:value="128" calcext:value-type="float">
            <text:p>128</text:p>
          </table:table-cell>
          <table:table-cell table:formula="of:=INDIRECT(CONCATENATE(&quot;E&quot;; TEXT([.$Q11] + 0;&quot;#&quot;)))" office:value-type="float" office:value="0.5" calcext:value-type="float">
            <text:p>0.5</text:p>
          </table:table-cell>
          <table:table-cell table:formula="of:=INDIRECT(CONCATENATE(&quot;F&quot;; TEXT([.$Q11] + 0;&quot;#&quot;)))" office:value-type="float" office:value="0.25" calcext:value-type="float">
            <text:p>0.25</text:p>
          </table:table-cell>
          <table:table-cell table:formula="of:=INDIRECT(CONCATENATE(&quot;G&quot;; TEXT([.$Q11] + 0;&quot;#&quot;)))" office:value-type="float" office:value="12" calcext:value-type="float">
            <text:p>12</text:p>
          </table:table-cell>
          <table:table-cell table:formula="of:=INDIRECT(CONCATENATE(&quot;H&quot;; TEXT([.$Q11] + 0;&quot;#&quot;)))" office:value-type="float" office:value="1.877" calcext:value-type="float">
            <text:p>1.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office:value-type="float" office:value="2.234" calcext:value-type="float">
            <text:p>2.234</text:p>
          </table:table-cell>
          <table:table-cell table:number-columns-repeated="9"/>
          <table:table-cell table:formula="of:=INDIRECT(CONCATENATE(&quot;D&quot;; TEXT([.$Q11] + 7;&quot;#&quot;)))" office:value-type="float" office:value="128" calcext:value-type="float">
            <text:p>128</text:p>
          </table:table-cell>
          <table:table-cell table:formula="of:=INDIRECT(CONCATENATE(&quot;E&quot;; TEXT([.$Q11] + 7;&quot;#&quot;)))" office:value-type="float" office:value="0.25" calcext:value-type="float">
            <text:p>0.25</text:p>
          </table:table-cell>
          <table:table-cell table:formula="of:=INDIRECT(CONCATENATE(&quot;F&quot;; TEXT([.$Q11] + 7;&quot;#&quot;)))" office:value-type="float" office:value="0.25" calcext:value-type="float">
            <text:p>0.25</text:p>
          </table:table-cell>
          <table:table-cell table:formula="of:=INDIRECT(CONCATENATE(&quot;G&quot;; TEXT([.$Q11] + 7;&quot;#&quot;)))" office:value-type="float" office:value="9" calcext:value-type="float">
            <text:p>9</text:p>
          </table:table-cell>
          <table:table-cell table:formula="of:=INDIRECT(CONCATENATE(&quot;H&quot;; TEXT([.$Q11] + 7;&quot;#&quot;)))" office:value-type="float" office:value="2.234" calcext:value-type="float">
            <text:p>2.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0.595" calcext:value-type="float">
            <text:p>0.595</text:p>
          </table:table-cell>
          <table:table-cell table:number-columns-repeated="9"/>
          <table:table-cell table:formula="of:=INDIRECT(CONCATENATE(&quot;D&quot;; TEXT([.$Q11] + 14;&quot;#&quot;)))" office:value-type="float" office:value="128" calcext:value-type="float">
            <text:p>128</text:p>
          </table:table-cell>
          <table:table-cell table:formula="of:=INDIRECT(CONCATENATE(&quot;E&quot;; TEXT([.$Q11] + 14;&quot;#&quot;)))" office:value-type="float" office:value="0.125" calcext:value-type="float">
            <text:p>0.125</text:p>
          </table:table-cell>
          <table:table-cell table:formula="of:=INDIRECT(CONCATENATE(&quot;F&quot;; TEXT([.$Q11] + 14;&quot;#&quot;)))" office:value-type="float" office:value="0.25" calcext:value-type="float">
            <text:p>0.25</text:p>
          </table:table-cell>
          <table:table-cell table:formula="of:=INDIRECT(CONCATENATE(&quot;G&quot;; TEXT([.$Q11] + 14;&quot;#&quot;)))" office:value-type="float" office:value="11" calcext:value-type="float">
            <text:p>11</text:p>
          </table:table-cell>
          <table:table-cell table:formula="of:=INDIRECT(CONCATENATE(&quot;H&quot;; TEXT([.$Q11] + 14;&quot;#&quot;)))" office:value-type="float" office:value="1.508" calcext:value-type="float">
            <text:p>1.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267" calcext:value-type="float">
            <text:p>0.267</text:p>
          </table:table-cell>
          <table:table-cell table:number-columns-repeated="9"/>
          <table:table-cell table:formula="of:=INDIRECT(CONCATENATE(&quot;D&quot;; TEXT([.$Q11] + 21;&quot;#&quot;)))" office:value-type="float" office:value="128" calcext:value-type="float">
            <text:p>128</text:p>
          </table:table-cell>
          <table:table-cell table:formula="of:=INDIRECT(CONCATENATE(&quot;E&quot;; TEXT([.$Q11] + 21;&quot;#&quot;)))" office:value-type="float" office:value="0.0625" calcext:value-type="float">
            <text:p>0.0625</text:p>
          </table:table-cell>
          <table:table-cell table:formula="of:=INDIRECT(CONCATENATE(&quot;F&quot;; TEXT([.$Q11] + 21;&quot;#&quot;)))" office:value-type="float" office:value="0.25" calcext:value-type="float">
            <text:p>0.25</text:p>
          </table:table-cell>
          <table:table-cell table:formula="of:=INDIRECT(CONCATENATE(&quot;G&quot;; TEXT([.$Q11] + 21;&quot;#&quot;)))" office:value-type="float" office:value="10" calcext:value-type="float">
            <text:p>10</text:p>
          </table:table-cell>
          <table:table-cell table:formula="of:=INDIRECT(CONCATENATE(&quot;H&quot;; TEXT([.$Q11] + 21;&quot;#&quot;)))" office:value-type="float" office:value="1.829" calcext:value-type="float">
            <text:p>1.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table:number-columns-repeated="9"/>
          <table:table-cell table:formula="of:=INDIRECT(CONCATENATE(&quot;D&quot;; TEXT([.$Q11] + 28;&quot;#&quot;)))" office:value-type="float" office:value="128" calcext:value-type="float">
            <text:p>128</text:p>
          </table:table-cell>
          <table:table-cell table:formula="of:=INDIRECT(CONCATENATE(&quot;E&quot;; TEXT([.$Q11] + 28;&quot;#&quot;)))" office:value-type="float" office:value="0.03125" calcext:value-type="float">
            <text:p>0.03125</text:p>
          </table:table-cell>
          <table:table-cell table:formula="of:=INDIRECT(CONCATENATE(&quot;F&quot;; TEXT([.$Q11] + 28;&quot;#&quot;)))" office:value-type="float" office:value="0.25" calcext:value-type="float">
            <text:p>0.25</text:p>
          </table:table-cell>
          <table:table-cell table:formula="of:=INDIRECT(CONCATENATE(&quot;G&quot;; TEXT([.$Q11] + 28;&quot;#&quot;)))" office:value-type="float" office:value="13" calcext:value-type="float">
            <text:p>13</text:p>
          </table:table-cell>
          <table:table-cell table:formula="of:=INDIRECT(CONCATENATE(&quot;H&quot;; TEXT([.$Q11] + 28;&quot;#&quot;)))" office:value-type="float" office:value="1.503" calcext:value-type="float">
            <text:p>1.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132" calcext:value-type="float">
            <text:p>0.132</text:p>
          </table:table-cell>
          <table:table-cell table:number-columns-repeated="9"/>
          <table:table-cell table:formula="of:=INDIRECT(CONCATENATE(&quot;D&quot;; TEXT([.$Q11] + 35;&quot;#&quot;)))" office:value-type="float" office:value="128" calcext:value-type="float">
            <text:p>128</text:p>
          </table:table-cell>
          <table:table-cell table:formula="of:=INDIRECT(CONCATENATE(&quot;E&quot;; TEXT([.$Q11] + 35;&quot;#&quot;)))" office:value-type="float" office:value="0.015625" calcext:value-type="float">
            <text:p>0.015625</text:p>
          </table:table-cell>
          <table:table-cell table:formula="of:=INDIRECT(CONCATENATE(&quot;F&quot;; TEXT([.$Q11] + 35;&quot;#&quot;)))" office:value-type="float" office:value="0.25" calcext:value-type="float">
            <text:p>0.25</text:p>
          </table:table-cell>
          <table:table-cell table:formula="of:=INDIRECT(CONCATENATE(&quot;G&quot;; TEXT([.$Q11] + 35;&quot;#&quot;)))" office:value-type="float" office:value="13" calcext:value-type="float">
            <text:p>13</text:p>
          </table:table-cell>
          <table:table-cell table:formula="of:=INDIRECT(CONCATENATE(&quot;H&quot;; TEXT([.$Q11] + 35;&quot;#&quot;)))" office:value-type="float" office:value="1.134" calcext:value-type="float">
            <text:p>1.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table:number-columns-repeated="9"/>
          <table:table-cell table:formula="of:=INDIRECT(CONCATENATE(&quot;D&quot;; TEXT([.$Q11] + 42;&quot;#&quot;)))" office:value-type="float" office:value="128" calcext:value-type="float">
            <text:p>128</text:p>
          </table:table-cell>
          <table:table-cell table:formula="of:=INDIRECT(CONCATENATE(&quot;E&quot;; TEXT([.$Q11] + 42;&quot;#&quot;)))" office:value-type="float" office:value="0.0078125" calcext:value-type="float">
            <text:p>0.0078125</text:p>
          </table:table-cell>
          <table:table-cell table:formula="of:=INDIRECT(CONCATENATE(&quot;F&quot;; TEXT([.$Q11] + 42;&quot;#&quot;)))" office:value-type="float" office:value="0.25" calcext:value-type="float">
            <text:p>0.25</text:p>
          </table:table-cell>
          <table:table-cell table:formula="of:=INDIRECT(CONCATENATE(&quot;G&quot;; TEXT([.$Q11] + 42;&quot;#&quot;)))" office:value-type="float" office:value="12" calcext:value-type="float">
            <text:p>12</text:p>
          </table:table-cell>
          <table:table-cell table:formula="of:=INDIRECT(CONCATENATE(&quot;H&quot;; TEXT([.$Q11] + 42;&quot;#&quot;)))" office:value-type="float" office:value="1.123" calcext:value-type="float">
            <text:p>1.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office:value-type="float" office:value="5.162" calcext:value-type="float">
            <text:p>5.162</text:p>
          </table:table-cell>
          <table:table-cell table:number-columns-repeated="8"/>
          <table:table-cell table:formula="of:=[.Q4]+2" office:value-type="float" office:value="6" calcext:value-type="float">
            <text:p>6</text:p>
          </table:table-cell>
          <table:table-cell table:formula="of:=INDIRECT(CONCATENATE(&quot;D&quot;; TEXT([.$Q18] + 0;&quot;#&quot;)))" office:value-type="float" office:value="128" calcext:value-type="float">
            <text:p>128</text:p>
          </table:table-cell>
          <table:table-cell table:formula="of:=INDIRECT(CONCATENATE(&quot;E&quot;; TEXT([.$Q18] + 0;&quot;#&quot;)))" office:value-type="float" office:value="0.5" calcext:value-type="float">
            <text:p>0.5</text:p>
          </table:table-cell>
          <table:table-cell table:formula="of:=INDIRECT(CONCATENATE(&quot;F&quot;; TEXT([.$Q18] + 0;&quot;#&quot;)))" office:value-type="float" office:value="0.125" calcext:value-type="float">
            <text:p>0.125</text:p>
          </table:table-cell>
          <table:table-cell table:formula="of:=INDIRECT(CONCATENATE(&quot;G&quot;; TEXT([.$Q18] + 0;&quot;#&quot;)))" office:value-type="float" office:value="3" calcext:value-type="float">
            <text:p>3</text:p>
          </table:table-cell>
          <table:table-cell table:formula="of:=INDIRECT(CONCATENATE(&quot;H&quot;; TEXT([.$Q18] + 0;&quot;#&quot;)))" office:value-type="float" office:value="0.748" calcext:value-type="float">
            <text:p>0.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1.508" calcext:value-type="float">
            <text:p>1.508</text:p>
          </table:table-cell>
          <table:table-cell table:number-columns-repeated="9"/>
          <table:table-cell table:formula="of:=INDIRECT(CONCATENATE(&quot;D&quot;; TEXT([.$Q18] + 7;&quot;#&quot;)))" office:value-type="float" office:value="128" calcext:value-type="float">
            <text:p>128</text:p>
          </table:table-cell>
          <table:table-cell table:formula="of:=INDIRECT(CONCATENATE(&quot;E&quot;; TEXT([.$Q18] + 7;&quot;#&quot;)))" office:value-type="float" office:value="0.25" calcext:value-type="float">
            <text:p>0.25</text:p>
          </table:table-cell>
          <table:table-cell table:formula="of:=INDIRECT(CONCATENATE(&quot;F&quot;; TEXT([.$Q18] + 7;&quot;#&quot;)))" office:value-type="float" office:value="0.125" calcext:value-type="float">
            <text:p>0.125</text:p>
          </table:table-cell>
          <table:table-cell table:formula="of:=INDIRECT(CONCATENATE(&quot;G&quot;; TEXT([.$Q18] + 7;&quot;#&quot;)))" office:value-type="float" office:value="2" calcext:value-type="float">
            <text:p>2</text:p>
          </table:table-cell>
          <table:table-cell table:formula="of:=INDIRECT(CONCATENATE(&quot;H&quot;; TEXT([.$Q18] + 7;&quot;#&quot;)))" office:value-type="float" office:value="0.595" calcext:value-type="float">
            <text:p>0.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0.541" calcext:value-type="float">
            <text:p>0.541</text:p>
          </table:table-cell>
          <table:table-cell table:number-columns-repeated="9"/>
          <table:table-cell table:formula="of:=INDIRECT(CONCATENATE(&quot;D&quot;; TEXT([.$Q18] + 14;&quot;#&quot;)))" office:value-type="float" office:value="128" calcext:value-type="float">
            <text:p>128</text:p>
          </table:table-cell>
          <table:table-cell table:formula="of:=INDIRECT(CONCATENATE(&quot;E&quot;; TEXT([.$Q18] + 14;&quot;#&quot;)))" office:value-type="float" office:value="0.125" calcext:value-type="float">
            <text:p>0.125</text:p>
          </table:table-cell>
          <table:table-cell table:formula="of:=INDIRECT(CONCATENATE(&quot;F&quot;; TEXT([.$Q18] + 14;&quot;#&quot;)))" office:value-type="float" office:value="0.125" calcext:value-type="float">
            <text:p>0.125</text:p>
          </table:table-cell>
          <table:table-cell table:formula="of:=INDIRECT(CONCATENATE(&quot;G&quot;; TEXT([.$Q18] + 14;&quot;#&quot;)))" office:value-type="float" office:value="3" calcext:value-type="float">
            <text:p>3</text:p>
          </table:table-cell>
          <table:table-cell table:formula="of:=INDIRECT(CONCATENATE(&quot;H&quot;; TEXT([.$Q18] + 14;&quot;#&quot;)))" office:value-type="float" office:value="0.541" calcext:value-type="float">
            <text:p>0.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number-columns-repeated="9"/>
          <table:table-cell table:formula="of:=INDIRECT(CONCATENATE(&quot;D&quot;; TEXT([.$Q18] + 21;&quot;#&quot;)))" office:value-type="float" office:value="128" calcext:value-type="float">
            <text:p>128</text:p>
          </table:table-cell>
          <table:table-cell table:formula="of:=INDIRECT(CONCATENATE(&quot;E&quot;; TEXT([.$Q18] + 21;&quot;#&quot;)))" office:value-type="float" office:value="0.0625" calcext:value-type="float">
            <text:p>0.0625</text:p>
          </table:table-cell>
          <table:table-cell table:formula="of:=INDIRECT(CONCATENATE(&quot;F&quot;; TEXT([.$Q18] + 21;&quot;#&quot;)))" office:value-type="float" office:value="0.125" calcext:value-type="float">
            <text:p>0.125</text:p>
          </table:table-cell>
          <table:table-cell table:formula="of:=INDIRECT(CONCATENATE(&quot;G&quot;; TEXT([.$Q18] + 21;&quot;#&quot;)))" office:value-type="float" office:value="2" calcext:value-type="float">
            <text:p>2</text:p>
          </table:table-cell>
          <table:table-cell table:formula="of:=INDIRECT(CONCATENATE(&quot;H&quot;; TEXT([.$Q18] + 21;&quot;#&quot;)))" office:value-type="float" office:value="0.809" calcext:value-type="float">
            <text:p>0.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163" calcext:value-type="float">
            <text:p>0.163</text:p>
          </table:table-cell>
          <table:table-cell table:number-columns-repeated="9"/>
          <table:table-cell table:formula="of:=INDIRECT(CONCATENATE(&quot;D&quot;; TEXT([.$Q18] + 28;&quot;#&quot;)))" office:value-type="float" office:value="128" calcext:value-type="float">
            <text:p>128</text:p>
          </table:table-cell>
          <table:table-cell table:formula="of:=INDIRECT(CONCATENATE(&quot;E&quot;; TEXT([.$Q18] + 28;&quot;#&quot;)))" office:value-type="float" office:value="0.03125" calcext:value-type="float">
            <text:p>0.03125</text:p>
          </table:table-cell>
          <table:table-cell table:formula="of:=INDIRECT(CONCATENATE(&quot;F&quot;; TEXT([.$Q18] + 28;&quot;#&quot;)))" office:value-type="float" office:value="0.125" calcext:value-type="float">
            <text:p>0.125</text:p>
          </table:table-cell>
          <table:table-cell table:formula="of:=INDIRECT(CONCATENATE(&quot;G&quot;; TEXT([.$Q18] + 28;&quot;#&quot;)))" office:value-type="float" office:value="2" calcext:value-type="float">
            <text:p>2</text:p>
          </table:table-cell>
          <table:table-cell table:formula="of:=INDIRECT(CONCATENATE(&quot;H&quot;; TEXT([.$Q18] + 28;&quot;#&quot;)))" office:value-type="float" office:value="0.527" calcext:value-type="float">
            <text:p>0.5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118" calcext:value-type="float">
            <text:p>0.118</text:p>
          </table:table-cell>
          <table:table-cell table:number-columns-repeated="9"/>
          <table:table-cell table:formula="of:=INDIRECT(CONCATENATE(&quot;D&quot;; TEXT([.$Q18] + 35;&quot;#&quot;)))" office:value-type="float" office:value="128" calcext:value-type="float">
            <text:p>128</text:p>
          </table:table-cell>
          <table:table-cell table:formula="of:=INDIRECT(CONCATENATE(&quot;E&quot;; TEXT([.$Q18] + 35;&quot;#&quot;)))" office:value-type="float" office:value="0.015625" calcext:value-type="float">
            <text:p>0.015625</text:p>
          </table:table-cell>
          <table:table-cell table:formula="of:=INDIRECT(CONCATENATE(&quot;F&quot;; TEXT([.$Q18] + 35;&quot;#&quot;)))" office:value-type="float" office:value="0.125" calcext:value-type="float">
            <text:p>0.125</text:p>
          </table:table-cell>
          <table:table-cell table:formula="of:=INDIRECT(CONCATENATE(&quot;G&quot;; TEXT([.$Q18] + 35;&quot;#&quot;)))" office:value-type="float" office:value="4" calcext:value-type="float">
            <text:p>4</text:p>
          </table:table-cell>
          <table:table-cell table:formula="of:=INDIRECT(CONCATENATE(&quot;H&quot;; TEXT([.$Q18] + 35;&quot;#&quot;)))" office:value-type="float" office:value="0.382" calcext:value-type="float">
            <text:p>0.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105" calcext:value-type="float">
            <text:p>0.105</text:p>
          </table:table-cell>
          <table:table-cell table:number-columns-repeated="9"/>
          <table:table-cell table:formula="of:=INDIRECT(CONCATENATE(&quot;D&quot;; TEXT([.$Q18] + 42;&quot;#&quot;)))" office:value-type="float" office:value="128" calcext:value-type="float">
            <text:p>128</text:p>
          </table:table-cell>
          <table:table-cell table:formula="of:=INDIRECT(CONCATENATE(&quot;E&quot;; TEXT([.$Q18] + 42;&quot;#&quot;)))" office:value-type="float" office:value="0.0078125" calcext:value-type="float">
            <text:p>0.0078125</text:p>
          </table:table-cell>
          <table:table-cell table:formula="of:=INDIRECT(CONCATENATE(&quot;F&quot;; TEXT([.$Q18] + 42;&quot;#&quot;)))" office:value-type="float" office:value="0.125" calcext:value-type="float">
            <text:p>0.125</text:p>
          </table:table-cell>
          <table:table-cell table:formula="of:=INDIRECT(CONCATENATE(&quot;G&quot;; TEXT([.$Q18] + 42;&quot;#&quot;)))" office:value-type="float" office:value="3" calcext:value-type="float">
            <text:p>3</text:p>
          </table:table-cell>
          <table:table-cell table:formula="of:=INDIRECT(CONCATENATE(&quot;H&quot;; TEXT([.$Q18] + 42;&quot;#&quot;)))" office:value-type="float" office:value="0.371" calcext:value-type="float">
            <text:p>0.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5.903" calcext:value-type="float">
            <text:p>5.903</text:p>
          </table:table-cell>
          <table:table-cell table:number-columns-repeated="8"/>
          <table:table-cell table:formula="of:=[.Q4]+3" office:value-type="float" office:value="7" calcext:value-type="float">
            <text:p>7</text:p>
          </table:table-cell>
          <table:table-cell table:formula="of:=INDIRECT(CONCATENATE(&quot;D&quot;; TEXT([.$Q25] + 0;&quot;#&quot;)))" office:value-type="float" office:value="128" calcext:value-type="float">
            <text:p>128</text:p>
          </table:table-cell>
          <table:table-cell table:formula="of:=INDIRECT(CONCATENATE(&quot;E&quot;; TEXT([.$Q25] + 0;&quot;#&quot;)))" office:value-type="float" office:value="0.5" calcext:value-type="float">
            <text:p>0.5</text:p>
          </table:table-cell>
          <table:table-cell table:formula="of:=INDIRECT(CONCATENATE(&quot;F&quot;; TEXT([.$Q25] + 0;&quot;#&quot;)))" office:value-type="float" office:value="0.0625" calcext:value-type="float">
            <text:p>0.0625</text:p>
          </table:table-cell>
          <table:table-cell table:formula="of:=INDIRECT(CONCATENATE(&quot;G&quot;; TEXT([.$Q25] + 0;&quot;#&quot;)))" office:value-type="float" office:value="1" calcext:value-type="float">
            <text:p>1</text:p>
          </table:table-cell>
          <table:table-cell table:formula="of:=INDIRECT(CONCATENATE(&quot;H&quot;; TEXT([.$Q25] + 0;&quot;#&quot;)))" office:value-type="float" office:value="0.384" calcext:value-type="float">
            <text:p>0.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829" calcext:value-type="float">
            <text:p>1.829</text:p>
          </table:table-cell>
          <table:table-cell table:number-columns-repeated="9"/>
          <table:table-cell table:formula="of:=INDIRECT(CONCATENATE(&quot;D&quot;; TEXT([.$Q25] + 7;&quot;#&quot;)))" office:value-type="float" office:value="128" calcext:value-type="float">
            <text:p>128</text:p>
          </table:table-cell>
          <table:table-cell table:formula="of:=INDIRECT(CONCATENATE(&quot;E&quot;; TEXT([.$Q25] + 7;&quot;#&quot;)))" office:value-type="float" office:value="0.25" calcext:value-type="float">
            <text:p>0.25</text:p>
          </table:table-cell>
          <table:table-cell table:formula="of:=INDIRECT(CONCATENATE(&quot;F&quot;; TEXT([.$Q25] + 7;&quot;#&quot;)))" office:value-type="float" office:value="0.0625" calcext:value-type="float">
            <text:p>0.0625</text:p>
          </table:table-cell>
          <table:table-cell table:formula="of:=INDIRECT(CONCATENATE(&quot;G&quot;; TEXT([.$Q25] + 7;&quot;#&quot;)))" office:value-type="float" office:value="1" calcext:value-type="float">
            <text:p>1</text:p>
          </table:table-cell>
          <table:table-cell table:formula="of:=INDIRECT(CONCATENATE(&quot;H&quot;; TEXT([.$Q25] + 7;&quot;#&quot;)))" office:value-type="float" office:value="0.267" calcext:value-type="float">
            <text:p>0.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0.809" calcext:value-type="float">
            <text:p>0.809</text:p>
          </table:table-cell>
          <table:table-cell table:number-columns-repeated="9"/>
          <table:table-cell table:formula="of:=INDIRECT(CONCATENATE(&quot;D&quot;; TEXT([.$Q25] + 14;&quot;#&quot;)))" office:value-type="float" office:value="128" calcext:value-type="float">
            <text:p>128</text:p>
          </table:table-cell>
          <table:table-cell table:formula="of:=INDIRECT(CONCATENATE(&quot;E&quot;; TEXT([.$Q25] + 14;&quot;#&quot;)))" office:value-type="float" office:value="0.125" calcext:value-type="float">
            <text:p>0.125</text:p>
          </table:table-cell>
          <table:table-cell table:formula="of:=INDIRECT(CONCATENATE(&quot;F&quot;; TEXT([.$Q25] + 14;&quot;#&quot;)))" office:value-type="float" office:value="0.0625" calcext:value-type="float">
            <text:p>0.0625</text:p>
          </table:table-cell>
          <table:table-cell table:formula="of:=INDIRECT(CONCATENATE(&quot;G&quot;; TEXT([.$Q25] + 14;&quot;#&quot;)))" office:value-type="float" office:value="1" calcext:value-type="float">
            <text:p>1</text:p>
          </table:table-cell>
          <table:table-cell table:formula="of:=INDIRECT(CONCATENATE(&quot;H&quot;; TEXT([.$Q25] + 14;&quot;#&quot;)))"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number-columns-repeated="9"/>
          <table:table-cell table:formula="of:=INDIRECT(CONCATENATE(&quot;D&quot;; TEXT([.$Q25] + 21;&quot;#&quot;)))" office:value-type="float" office:value="128" calcext:value-type="float">
            <text:p>128</text:p>
          </table:table-cell>
          <table:table-cell table:formula="of:=INDIRECT(CONCATENATE(&quot;E&quot;; TEXT([.$Q25] + 21;&quot;#&quot;)))" office:value-type="float" office:value="0.0625" calcext:value-type="float">
            <text:p>0.0625</text:p>
          </table:table-cell>
          <table:table-cell table:formula="of:=INDIRECT(CONCATENATE(&quot;F&quot;; TEXT([.$Q25] + 21;&quot;#&quot;)))" office:value-type="float" office:value="0.0625" calcext:value-type="float">
            <text:p>0.0625</text:p>
          </table:table-cell>
          <table:table-cell table:formula="of:=INDIRECT(CONCATENATE(&quot;G&quot;; TEXT([.$Q25] + 21;&quot;#&quot;)))" office:value-type="float" office:value="1" calcext:value-type="float">
            <text:p>1</text:p>
          </table:table-cell>
          <table:table-cell table:formula="of:=INDIRECT(CONCATENATE(&quot;H&quot;; TEXT([.$Q25] + 21;&quot;#&quot;)))"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159" calcext:value-type="float">
            <text:p>0.159</text:p>
          </table:table-cell>
          <table:table-cell table:number-columns-repeated="9"/>
          <table:table-cell table:formula="of:=INDIRECT(CONCATENATE(&quot;D&quot;; TEXT([.$Q25] + 28;&quot;#&quot;)))" office:value-type="float" office:value="128" calcext:value-type="float">
            <text:p>128</text:p>
          </table:table-cell>
          <table:table-cell table:formula="of:=INDIRECT(CONCATENATE(&quot;E&quot;; TEXT([.$Q25] + 28;&quot;#&quot;)))" office:value-type="float" office:value="0.03125" calcext:value-type="float">
            <text:p>0.03125</text:p>
          </table:table-cell>
          <table:table-cell table:formula="of:=INDIRECT(CONCATENATE(&quot;F&quot;; TEXT([.$Q25] + 28;&quot;#&quot;)))" office:value-type="float" office:value="0.0625" calcext:value-type="float">
            <text:p>0.0625</text:p>
          </table:table-cell>
          <table:table-cell table:formula="of:=INDIRECT(CONCATENATE(&quot;G&quot;; TEXT([.$Q25] + 28;&quot;#&quot;)))" office:value-type="float" office:value="1" calcext:value-type="float">
            <text:p>1</text:p>
          </table:table-cell>
          <table:table-cell table:formula="of:=INDIRECT(CONCATENATE(&quot;H&quot;; TEXT([.$Q25] + 28;&quot;#&quot;))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table:style-name="ce3" table:formula="of:=IF ([.$I30] &lt;&gt; &quot;X&quot;; 0.278;&quot;&quot;)" office:value-type="float" office:value="0.278" calcext:value-type="float">
            <text:p>0.278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formula="of:=INDIRECT(CONCATENATE(&quot;D&quot;; TEXT([.$Q25] + 35;&quot;#&quot;)))" office:value-type="float" office:value="128" calcext:value-type="float">
            <text:p>128</text:p>
          </table:table-cell>
          <table:table-cell table:formula="of:=INDIRECT(CONCATENATE(&quot;E&quot;; TEXT([.$Q25] + 35;&quot;#&quot;)))" office:value-type="float" office:value="0.015625" calcext:value-type="float">
            <text:p>0.015625</text:p>
          </table:table-cell>
          <table:table-cell table:formula="of:=INDIRECT(CONCATENATE(&quot;F&quot;; TEXT([.$Q25] + 35;&quot;#&quot;)))" office:value-type="float" office:value="0.0625" calcext:value-type="float">
            <text:p>0.0625</text:p>
          </table:table-cell>
          <table:table-cell table:formula="of:=INDIRECT(CONCATENATE(&quot;G&quot;; TEXT([.$Q25] + 35;&quot;#&quot;)))" office:value-type="float" office:value="1" calcext:value-type="float">
            <text:p>1</text:p>
          </table:table-cell>
          <table:table-cell table:formula="of:=INDIRECT(CONCATENATE(&quot;H&quot;; TEXT([.$Q25] + 35;&quot;#&quot;)))" office:value-type="float" office:value="0.148" calcext:value-type="float">
            <text:p>0.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121" calcext:value-type="float">
            <text:p>0.121</text:p>
          </table:table-cell>
          <table:table-cell table:number-columns-repeated="9"/>
          <table:table-cell table:formula="of:=INDIRECT(CONCATENATE(&quot;D&quot;; TEXT([.$Q25] + 42;&quot;#&quot;)))" office:value-type="float" office:value="128" calcext:value-type="float">
            <text:p>128</text:p>
          </table:table-cell>
          <table:table-cell table:formula="of:=INDIRECT(CONCATENATE(&quot;E&quot;; TEXT([.$Q25] + 42;&quot;#&quot;)))" office:value-type="float" office:value="0.0078125" calcext:value-type="float">
            <text:p>0.0078125</text:p>
          </table:table-cell>
          <table:table-cell table:formula="of:=INDIRECT(CONCATENATE(&quot;F&quot;; TEXT([.$Q25] + 42;&quot;#&quot;)))" office:value-type="float" office:value="0.0625" calcext:value-type="float">
            <text:p>0.0625</text:p>
          </table:table-cell>
          <table:table-cell table:formula="of:=INDIRECT(CONCATENATE(&quot;G&quot;; TEXT([.$Q25] + 42;&quot;#&quot;)))" office:value-type="float" office:value="1" calcext:value-type="float">
            <text:p>1</text:p>
          </table:table-cell>
          <table:table-cell table:formula="of:=INDIRECT(CONCATENATE(&quot;H&quot;; TEXT([.$Q25] + 42;&quot;#&quot;)))" office:value-type="float" office:value="0.148" calcext:value-type="float">
            <text:p>0.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5.006" calcext:value-type="float">
            <text:p>5.006</text:p>
          </table:table-cell>
          <table:table-cell table:number-columns-repeated="8"/>
          <table:table-cell table:formula="of:=[.Q4]+4" office:value-type="float" office:value="8" calcext:value-type="float">
            <text:p>8</text:p>
          </table:table-cell>
          <table:table-cell table:formula="of:=INDIRECT(CONCATENATE(&quot;D&quot;; TEXT([.$Q32] + 0;&quot;#&quot;)))" office:value-type="float" office:value="128" calcext:value-type="float">
            <text:p>128</text:p>
          </table:table-cell>
          <table:table-cell table:formula="of:=INDIRECT(CONCATENATE(&quot;E&quot;; TEXT([.$Q32] + 0;&quot;#&quot;)))" office:value-type="float" office:value="0.5" calcext:value-type="float">
            <text:p>0.5</text:p>
          </table:table-cell>
          <table:table-cell table:formula="of:=INDIRECT(CONCATENATE(&quot;F&quot;; TEXT([.$Q32] + 0;&quot;#&quot;)))" office:value-type="float" office:value="0.03125" calcext:value-type="float">
            <text:p>0.03125</text:p>
          </table:table-cell>
          <table:table-cell table:formula="of:=INDIRECT(CONCATENATE(&quot;G&quot;; TEXT([.$Q32] + 0;&quot;#&quot;)))" office:value-type="float" office:value="1" calcext:value-type="float">
            <text:p>1</text:p>
          </table:table-cell>
          <table:table-cell table:formula="of:=INDIRECT(CONCATENATE(&quot;H&quot;; TEXT([.$Q32] + 0;&quot;#&quot;)))" office:value-type="float" office:value="0.266" calcext:value-type="float">
            <text:p>0.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1.503" calcext:value-type="float">
            <text:p>1.503</text:p>
          </table:table-cell>
          <table:table-cell table:number-columns-repeated="9"/>
          <table:table-cell table:formula="of:=INDIRECT(CONCATENATE(&quot;D&quot;; TEXT([.$Q32] + 7;&quot;#&quot;)))" office:value-type="float" office:value="128" calcext:value-type="float">
            <text:p>128</text:p>
          </table:table-cell>
          <table:table-cell table:formula="of:=INDIRECT(CONCATENATE(&quot;E&quot;; TEXT([.$Q32] + 7;&quot;#&quot;)))" office:value-type="float" office:value="0.25" calcext:value-type="float">
            <text:p>0.25</text:p>
          </table:table-cell>
          <table:table-cell table:formula="of:=INDIRECT(CONCATENATE(&quot;F&quot;; TEXT([.$Q32] + 7;&quot;#&quot;)))" office:value-type="float" office:value="0.03125" calcext:value-type="float">
            <text:p>0.03125</text:p>
          </table:table-cell>
          <table:table-cell table:formula="of:=INDIRECT(CONCATENATE(&quot;G&quot;; TEXT([.$Q32] + 7;&quot;#&quot;)))" office:value-type="float" office:value="1" calcext:value-type="float">
            <text:p>1</text:p>
          </table:table-cell>
          <table:table-cell table:formula="of:=INDIRECT(CONCATENATE(&quot;H&quot;; TEXT([.$Q32] + 7;&quot;#&quot;)))" office:value-type="float" office:value="0.175" calcext:value-type="float">
            <text:p>0.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0.527" calcext:value-type="float">
            <text:p>0.527</text:p>
          </table:table-cell>
          <table:table-cell table:number-columns-repeated="9"/>
          <table:table-cell table:formula="of:=INDIRECT(CONCATENATE(&quot;D&quot;; TEXT([.$Q32] + 14;&quot;#&quot;)))" office:value-type="float" office:value="128" calcext:value-type="float">
            <text:p>128</text:p>
          </table:table-cell>
          <table:table-cell table:formula="of:=INDIRECT(CONCATENATE(&quot;E&quot;; TEXT([.$Q32] + 14;&quot;#&quot;)))" office:value-type="float" office:value="0.125" calcext:value-type="float">
            <text:p>0.125</text:p>
          </table:table-cell>
          <table:table-cell table:formula="of:=INDIRECT(CONCATENATE(&quot;F&quot;; TEXT([.$Q32] + 14;&quot;#&quot;)))" office:value-type="float" office:value="0.03125" calcext:value-type="float">
            <text:p>0.03125</text:p>
          </table:table-cell>
          <table:table-cell table:formula="of:=INDIRECT(CONCATENATE(&quot;G&quot;; TEXT([.$Q32] + 14;&quot;#&quot;)))" office:value-type="float" office:value="1" calcext:value-type="float">
            <text:p>1</text:p>
          </table:table-cell>
          <table:table-cell table:formula="of:=INDIRECT(CONCATENATE(&quot;H&quot;; TEXT([.$Q32] + 14;&quot;#&quot;)))" office:value-type="float" office:value="0.163" calcext:value-type="float">
            <text:p>0.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9"/>
          <table:table-cell table:formula="of:=INDIRECT(CONCATENATE(&quot;D&quot;; TEXT([.$Q32] + 21;&quot;#&quot;)))" office:value-type="float" office:value="128" calcext:value-type="float">
            <text:p>128</text:p>
          </table:table-cell>
          <table:table-cell table:formula="of:=INDIRECT(CONCATENATE(&quot;E&quot;; TEXT([.$Q32] + 21;&quot;#&quot;)))" office:value-type="float" office:value="0.0625" calcext:value-type="float">
            <text:p>0.0625</text:p>
          </table:table-cell>
          <table:table-cell table:formula="of:=INDIRECT(CONCATENATE(&quot;F&quot;; TEXT([.$Q32] + 21;&quot;#&quot;)))" office:value-type="float" office:value="0.03125" calcext:value-type="float">
            <text:p>0.03125</text:p>
          </table:table-cell>
          <table:table-cell table:formula="of:=INDIRECT(CONCATENATE(&quot;G&quot;; TEXT([.$Q32] + 21;&quot;#&quot;)))" office:value-type="float" office:value="1" calcext:value-type="float">
            <text:p>1</text:p>
          </table:table-cell>
          <table:table-cell table:formula="of:=INDIRECT(CONCATENATE(&quot;H&quot;; TEXT([.$Q32] + 21;&quot;#&quot;)))" office:value-type="float" office:value="0.159" calcext:value-type="float">
            <text:p>0.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146" calcext:value-type="float">
            <text:p>0.146</text:p>
          </table:table-cell>
          <table:table-cell table:number-columns-repeated="9"/>
          <table:table-cell table:formula="of:=INDIRECT(CONCATENATE(&quot;D&quot;; TEXT([.$Q32] + 28;&quot;#&quot;)))" office:value-type="float" office:value="128" calcext:value-type="float">
            <text:p>128</text:p>
          </table:table-cell>
          <table:table-cell table:formula="of:=INDIRECT(CONCATENATE(&quot;E&quot;; TEXT([.$Q32] + 28;&quot;#&quot;)))" office:value-type="float" office:value="0.03125" calcext:value-type="float">
            <text:p>0.03125</text:p>
          </table:table-cell>
          <table:table-cell table:formula="of:=INDIRECT(CONCATENATE(&quot;F&quot;; TEXT([.$Q32] + 28;&quot;#&quot;)))" office:value-type="float" office:value="0.03125" calcext:value-type="float">
            <text:p>0.03125</text:p>
          </table:table-cell>
          <table:table-cell table:formula="of:=INDIRECT(CONCATENATE(&quot;G&quot;; TEXT([.$Q32] + 28;&quot;#&quot;)))" office:value-type="float" office:value="1" calcext:value-type="float">
            <text:p>1</text:p>
          </table:table-cell>
          <table:table-cell table:formula="of:=INDIRECT(CONCATENATE(&quot;H&quot;; TEXT([.$Q32] + 28;&quot;#&quot;)))" office:value-type="float" office:value="0.146" calcext:value-type="float">
            <text:p>0.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9"/>
          <table:table-cell table:formula="of:=INDIRECT(CONCATENATE(&quot;D&quot;; TEXT([.$Q32] + 35;&quot;#&quot;)))" office:value-type="float" office:value="128" calcext:value-type="float">
            <text:p>128</text:p>
          </table:table-cell>
          <table:table-cell table:formula="of:=INDIRECT(CONCATENATE(&quot;E&quot;; TEXT([.$Q32] + 35;&quot;#&quot;)))" office:value-type="float" office:value="0.015625" calcext:value-type="float">
            <text:p>0.015625</text:p>
          </table:table-cell>
          <table:table-cell table:formula="of:=INDIRECT(CONCATENATE(&quot;F&quot;; TEXT([.$Q32] + 35;&quot;#&quot;)))" office:value-type="float" office:value="0.03125" calcext:value-type="float">
            <text:p>0.03125</text:p>
          </table:table-cell>
          <table:table-cell table:formula="of:=INDIRECT(CONCATENATE(&quot;G&quot;; TEXT([.$Q32] + 35;&quot;#&quot;)))" office:value-type="float" office:value="1" calcext:value-type="float">
            <text:p>1</text:p>
          </table:table-cell>
          <table:table-cell table:formula="of:=INDIRECT(CONCATENATE(&quot;H&quot;; TEXT([.$Q32] + 35;&quot;#&quot;)))" office:value-type="float" office:value="0.161" calcext:value-type="float">
            <text:p>0.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table:number-columns-repeated="9"/>
          <table:table-cell table:formula="of:=INDIRECT(CONCATENATE(&quot;D&quot;; TEXT([.$Q32] + 42;&quot;#&quot;)))" office:value-type="float" office:value="128" calcext:value-type="float">
            <text:p>128</text:p>
          </table:table-cell>
          <table:table-cell table:formula="of:=INDIRECT(CONCATENATE(&quot;E&quot;; TEXT([.$Q32] + 42;&quot;#&quot;)))" office:value-type="float" office:value="0.0078125" calcext:value-type="float">
            <text:p>0.0078125</text:p>
          </table:table-cell>
          <table:table-cell table:formula="of:=INDIRECT(CONCATENATE(&quot;F&quot;; TEXT([.$Q32] + 42;&quot;#&quot;)))" office:value-type="float" office:value="0.03125" calcext:value-type="float">
            <text:p>0.03125</text:p>
          </table:table-cell>
          <table:table-cell table:formula="of:=INDIRECT(CONCATENATE(&quot;G&quot;; TEXT([.$Q32] + 42;&quot;#&quot;)))" office:value-type="float" office:value="1" calcext:value-type="float">
            <text:p>1</text:p>
          </table:table-cell>
          <table:table-cell table:formula="of:=INDIRECT(CONCATENATE(&quot;H&quot;; TEXT([.$Q32] + 42;&quot;#&quot;)))" office:value-type="float" office:value="0.081" calcext:value-type="float">
            <text:p>0.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4.11" calcext:value-type="float">
            <text:p>4.11</text:p>
          </table:table-cell>
          <table:table-cell table:number-columns-repeated="8"/>
          <table:table-cell table:formula="of:=[.Q4]+5" office:value-type="float" office:value="9" calcext:value-type="float">
            <text:p>9</text:p>
          </table:table-cell>
          <table:table-cell table:formula="of:=INDIRECT(CONCATENATE(&quot;D&quot;; TEXT([.$Q39] + 0;&quot;#&quot;)))" office:value-type="float" office:value="128" calcext:value-type="float">
            <text:p>128</text:p>
          </table:table-cell>
          <table:table-cell table:formula="of:=INDIRECT(CONCATENATE(&quot;E&quot;; TEXT([.$Q39] + 0;&quot;#&quot;)))" office:value-type="float" office:value="0.5" calcext:value-type="float">
            <text:p>0.5</text:p>
          </table:table-cell>
          <table:table-cell table:formula="of:=INDIRECT(CONCATENATE(&quot;F&quot;; TEXT([.$Q39] + 0;&quot;#&quot;)))" office:value-type="float" office:value="0.015625" calcext:value-type="float">
            <text:p>0.015625</text:p>
          </table:table-cell>
          <table:table-cell table:formula="of:=INDIRECT(CONCATENATE(&quot;G&quot;; TEXT([.$Q39] + 0;&quot;#&quot;)))" office:value-type="float" office:value="1" calcext:value-type="float">
            <text:p>1</text:p>
          </table:table-cell>
          <table:table-cell table:formula="of:=INDIRECT(CONCATENATE(&quot;H&quot;; TEXT([.$Q39] + 0;&quot;#&quot;)))" office:value-type="float" office:value="0.187" calcext:value-type="float">
            <text:p>0.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1.134" calcext:value-type="float">
            <text:p>1.134</text:p>
          </table:table-cell>
          <table:table-cell table:number-columns-repeated="9"/>
          <table:table-cell table:formula="of:=INDIRECT(CONCATENATE(&quot;D&quot;; TEXT([.$Q39] + 7;&quot;#&quot;)))" office:value-type="float" office:value="128" calcext:value-type="float">
            <text:p>128</text:p>
          </table:table-cell>
          <table:table-cell table:formula="of:=INDIRECT(CONCATENATE(&quot;E&quot;; TEXT([.$Q39] + 7;&quot;#&quot;)))" office:value-type="float" office:value="0.25" calcext:value-type="float">
            <text:p>0.25</text:p>
          </table:table-cell>
          <table:table-cell table:formula="of:=INDIRECT(CONCATENATE(&quot;F&quot;; TEXT([.$Q39] + 7;&quot;#&quot;)))" office:value-type="float" office:value="0.015625" calcext:value-type="float">
            <text:p>0.015625</text:p>
          </table:table-cell>
          <table:table-cell table:formula="of:=INDIRECT(CONCATENATE(&quot;G&quot;; TEXT([.$Q39] + 7;&quot;#&quot;)))" office:value-type="float" office:value="1" calcext:value-type="float">
            <text:p>1</text:p>
          </table:table-cell>
          <table:table-cell table:formula="of:=INDIRECT(CONCATENATE(&quot;H&quot;; TEXT([.$Q39] + 7;&quot;#&quot;)))" office:value-type="float" office:value="0.132" calcext:value-type="float">
            <text:p>0.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office:value-type="float" office:value="0.382" calcext:value-type="float">
            <text:p>0.382</text:p>
          </table:table-cell>
          <table:table-cell table:number-columns-repeated="9"/>
          <table:table-cell table:formula="of:=INDIRECT(CONCATENATE(&quot;D&quot;; TEXT([.$Q39] + 14;&quot;#&quot;)))" office:value-type="float" office:value="128" calcext:value-type="float">
            <text:p>128</text:p>
          </table:table-cell>
          <table:table-cell table:formula="of:=INDIRECT(CONCATENATE(&quot;E&quot;; TEXT([.$Q39] + 14;&quot;#&quot;)))" office:value-type="float" office:value="0.125" calcext:value-type="float">
            <text:p>0.125</text:p>
          </table:table-cell>
          <table:table-cell table:formula="of:=INDIRECT(CONCATENATE(&quot;F&quot;; TEXT([.$Q39] + 14;&quot;#&quot;)))" office:value-type="float" office:value="0.015625" calcext:value-type="float">
            <text:p>0.015625</text:p>
          </table:table-cell>
          <table:table-cell table:formula="of:=INDIRECT(CONCATENATE(&quot;G&quot;; TEXT([.$Q39] + 14;&quot;#&quot;)))" office:value-type="float" office:value="1" calcext:value-type="float">
            <text:p>1</text:p>
          </table:table-cell>
          <table:table-cell table:formula="of:=INDIRECT(CONCATENATE(&quot;H&quot;; TEXT([.$Q39] + 14;&quot;#&quot;)))" office:value-type="float" office:value="0.118" calcext:value-type="float">
            <text:p>0.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148" calcext:value-type="float">
            <text:p>0.148</text:p>
          </table:table-cell>
          <table:table-cell table:number-columns-repeated="9"/>
          <table:table-cell table:formula="of:=INDIRECT(CONCATENATE(&quot;D&quot;; TEXT([.$Q39] + 21;&quot;#&quot;)))" office:value-type="float" office:value="128" calcext:value-type="float">
            <text:p>128</text:p>
          </table:table-cell>
          <table:table-cell table:formula="of:=INDIRECT(CONCATENATE(&quot;E&quot;; TEXT([.$Q39] + 21;&quot;#&quot;)))" office:value-type="float" office:value="0.0625" calcext:value-type="float">
            <text:p>0.0625</text:p>
          </table:table-cell>
          <table:table-cell table:formula="of:=INDIRECT(CONCATENATE(&quot;F&quot;; TEXT([.$Q39] + 21;&quot;#&quot;)))" office:value-type="float" office:value="0.015625" calcext:value-type="float">
            <text:p>0.015625</text:p>
          </table:table-cell>
          <table:table-cell table:formula="of:=INDIRECT(CONCATENATE(&quot;G&quot;; TEXT([.$Q39] + 21;&quot;#&quot;)))" office:value-type="float" office:value="1" calcext:value-type="float">
            <text:p>1</text:p>
          </table:table-cell>
          <table:table-cell table:style-name="ce3" table:formula="of:=INDIRECT(CONCATENATE(&quot;H&quot;; TEXT([.$Q39] + 21;&quot;#&quot;)))" office:value-type="float" office:value="0.278" calcext:value-type="float">
            <text:p>0.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161" calcext:value-type="float">
            <text:p>0.161</text:p>
          </table:table-cell>
          <table:table-cell table:number-columns-repeated="9"/>
          <table:table-cell table:formula="of:=INDIRECT(CONCATENATE(&quot;D&quot;; TEXT([.$Q39] + 28;&quot;#&quot;)))" office:value-type="float" office:value="128" calcext:value-type="float">
            <text:p>128</text:p>
          </table:table-cell>
          <table:table-cell table:formula="of:=INDIRECT(CONCATENATE(&quot;E&quot;; TEXT([.$Q39] + 28;&quot;#&quot;)))" office:value-type="float" office:value="0.03125" calcext:value-type="float">
            <text:p>0.03125</text:p>
          </table:table-cell>
          <table:table-cell table:formula="of:=INDIRECT(CONCATENATE(&quot;F&quot;; TEXT([.$Q39] + 28;&quot;#&quot;)))" office:value-type="float" office:value="0.015625" calcext:value-type="float">
            <text:p>0.015625</text:p>
          </table:table-cell>
          <table:table-cell table:formula="of:=INDIRECT(CONCATENATE(&quot;G&quot;; TEXT([.$Q39] + 28;&quot;#&quot;)))" office:value-type="float" office:value="1" calcext:value-type="float">
            <text:p>1</text:p>
          </table:table-cell>
          <table:table-cell table:formula="of:=INDIRECT(CONCATENATE(&quot;H&quot;; TEXT([.$Q39] + 28;&quot;#&quot;)))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 table:number-columns-repeated="9"/>
          <table:table-cell table:formula="of:=INDIRECT(CONCATENATE(&quot;D&quot;; TEXT([.$Q39] + 35;&quot;#&quot;)))" office:value-type="float" office:value="128" calcext:value-type="float">
            <text:p>128</text:p>
          </table:table-cell>
          <table:table-cell table:formula="of:=INDIRECT(CONCATENATE(&quot;E&quot;; TEXT([.$Q39] + 35;&quot;#&quot;)))" office:value-type="float" office:value="0.015625" calcext:value-type="float">
            <text:p>0.015625</text:p>
          </table:table-cell>
          <table:table-cell table:formula="of:=INDIRECT(CONCATENATE(&quot;F&quot;; TEXT([.$Q39] + 35;&quot;#&quot;)))" office:value-type="float" office:value="0.015625" calcext:value-type="float">
            <text:p>0.015625</text:p>
          </table:table-cell>
          <table:table-cell table:formula="of:=INDIRECT(CONCATENATE(&quot;G&quot;; TEXT([.$Q39] + 35;&quot;#&quot;)))" office:value-type="float" office:value="1" calcext:value-type="float">
            <text:p>1</text:p>
          </table:table-cell>
          <table:table-cell table:formula="of:=INDIRECT(CONCATENATE(&quot;H&quot;; TEXT([.$Q39] + 35;&quot;#&quot;)))" office:value-type="float" office:value="0.073" calcext:value-type="float">
            <text:p>0.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59" calcext:value-type="float">
            <text:p>0.059</text:p>
          </table:table-cell>
          <table:table-cell table:number-columns-repeated="9"/>
          <table:table-cell table:formula="of:=INDIRECT(CONCATENATE(&quot;D&quot;; TEXT([.$Q39] + 42;&quot;#&quot;)))" office:value-type="float" office:value="128" calcext:value-type="float">
            <text:p>128</text:p>
          </table:table-cell>
          <table:table-cell table:formula="of:=INDIRECT(CONCATENATE(&quot;E&quot;; TEXT([.$Q39] + 42;&quot;#&quot;)))" office:value-type="float" office:value="0.0078125" calcext:value-type="float">
            <text:p>0.0078125</text:p>
          </table:table-cell>
          <table:table-cell table:formula="of:=INDIRECT(CONCATENATE(&quot;F&quot;; TEXT([.$Q39] + 42;&quot;#&quot;)))" office:value-type="float" office:value="0.015625" calcext:value-type="float">
            <text:p>0.015625</text:p>
          </table:table-cell>
          <table:table-cell table:formula="of:=INDIRECT(CONCATENATE(&quot;G&quot;; TEXT([.$Q39] + 42;&quot;#&quot;)))" office:value-type="float" office:value="1" calcext:value-type="float">
            <text:p>1</text:p>
          </table:table-cell>
          <table:table-cell table:formula="of:=INDIRECT(CONCATENATE(&quot;H&quot;; TEXT([.$Q39] + 42;&quot;#&quot;)))" office:value-type="float" office:value="0.058" calcext:value-type="float">
            <text:p>0.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46" calcext:value-type="float">
            <text:p>46</text:p>
          </table:table-cell>
          <table:table-cell office:value-type="float" office:value="3.811" calcext:value-type="float">
            <text:p>3.811</text:p>
          </table:table-cell>
          <table:table-cell table:number-columns-repeated="8"/>
          <table:table-cell table:formula="of:=[.Q4]+6" office:value-type="float" office:value="10" calcext:value-type="float">
            <text:p>10</text:p>
          </table:table-cell>
          <table:table-cell table:formula="of:=INDIRECT(CONCATENATE(&quot;D&quot;; TEXT([.$Q46] + 0;&quot;#&quot;)))" office:value-type="float" office:value="128" calcext:value-type="float">
            <text:p>128</text:p>
          </table:table-cell>
          <table:table-cell table:formula="of:=INDIRECT(CONCATENATE(&quot;E&quot;; TEXT([.$Q46] + 0;&quot;#&quot;)))" office:value-type="float" office:value="0.5" calcext:value-type="float">
            <text:p>0.5</text:p>
          </table:table-cell>
          <table:table-cell table:formula="of:=INDIRECT(CONCATENATE(&quot;F&quot;; TEXT([.$Q46] + 0;&quot;#&quot;)))" office:value-type="float" office:value="0.0078125" calcext:value-type="float">
            <text:p>0.0078125</text:p>
          </table:table-cell>
          <table:table-cell table:formula="of:=INDIRECT(CONCATENATE(&quot;G&quot;; TEXT([.$Q46] + 0;&quot;#&quot;)))" office:value-type="float" office:value="1" calcext:value-type="float">
            <text:p>1</text:p>
          </table:table-cell>
          <table:table-cell table:formula="of:=INDIRECT(CONCATENATE(&quot;H&quot;; TEXT([.$Q46] + 0;&quot;#&quot;)))" office:value-type="float" office:value="0.151" calcext:value-type="float">
            <text:p>0.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1.123" calcext:value-type="float">
            <text:p>1.123</text:p>
          </table:table-cell>
          <table:table-cell table:number-columns-repeated="9"/>
          <table:table-cell table:formula="of:=INDIRECT(CONCATENATE(&quot;D&quot;; TEXT([.$Q46] + 7;&quot;#&quot;)))" office:value-type="float" office:value="128" calcext:value-type="float">
            <text:p>128</text:p>
          </table:table-cell>
          <table:table-cell table:formula="of:=INDIRECT(CONCATENATE(&quot;E&quot;; TEXT([.$Q46] + 7;&quot;#&quot;)))" office:value-type="float" office:value="0.25" calcext:value-type="float">
            <text:p>0.25</text:p>
          </table:table-cell>
          <table:table-cell table:formula="of:=INDIRECT(CONCATENATE(&quot;F&quot;; TEXT([.$Q46] + 7;&quot;#&quot;)))" office:value-type="float" office:value="0.0078125" calcext:value-type="float">
            <text:p>0.0078125</text:p>
          </table:table-cell>
          <table:table-cell table:formula="of:=INDIRECT(CONCATENATE(&quot;G&quot;; TEXT([.$Q46] + 7;&quot;#&quot;)))" office:value-type="float" office:value="1" calcext:value-type="float">
            <text:p>1</text:p>
          </table:table-cell>
          <table:table-cell table:formula="of:=INDIRECT(CONCATENATE(&quot;H&quot;; TEXT([.$Q46] + 7;&quot;#&quot;)))" office:value-type="float" office:value="0.115" calcext:value-type="float">
            <text:p>0.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0.371" calcext:value-type="float">
            <text:p>0.371</text:p>
          </table:table-cell>
          <table:table-cell table:number-columns-repeated="9"/>
          <table:table-cell table:formula="of:=INDIRECT(CONCATENATE(&quot;D&quot;; TEXT([.$Q46] + 14;&quot;#&quot;)))" office:value-type="float" office:value="128" calcext:value-type="float">
            <text:p>128</text:p>
          </table:table-cell>
          <table:table-cell table:formula="of:=INDIRECT(CONCATENATE(&quot;E&quot;; TEXT([.$Q46] + 14;&quot;#&quot;)))" office:value-type="float" office:value="0.125" calcext:value-type="float">
            <text:p>0.125</text:p>
          </table:table-cell>
          <table:table-cell table:formula="of:=INDIRECT(CONCATENATE(&quot;F&quot;; TEXT([.$Q46] + 14;&quot;#&quot;)))" office:value-type="float" office:value="0.0078125" calcext:value-type="float">
            <text:p>0.0078125</text:p>
          </table:table-cell>
          <table:table-cell table:formula="of:=INDIRECT(CONCATENATE(&quot;G&quot;; TEXT([.$Q46] + 14;&quot;#&quot;)))" office:value-type="float" office:value="1" calcext:value-type="float">
            <text:p>1</text:p>
          </table:table-cell>
          <table:table-cell table:formula="of:=INDIRECT(CONCATENATE(&quot;H&quot;; TEXT([.$Q46] + 14;&quot;#&quot;)))" office:value-type="float" office:value="0.105" calcext:value-type="float">
            <text:p>0.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148" calcext:value-type="float">
            <text:p>0.148</text:p>
          </table:table-cell>
          <table:table-cell table:number-columns-repeated="9"/>
          <table:table-cell table:formula="of:=INDIRECT(CONCATENATE(&quot;D&quot;; TEXT([.$Q46] + 21;&quot;#&quot;)))" office:value-type="float" office:value="128" calcext:value-type="float">
            <text:p>128</text:p>
          </table:table-cell>
          <table:table-cell table:formula="of:=INDIRECT(CONCATENATE(&quot;E&quot;; TEXT([.$Q46] + 21;&quot;#&quot;)))" office:value-type="float" office:value="0.0625" calcext:value-type="float">
            <text:p>0.0625</text:p>
          </table:table-cell>
          <table:table-cell table:formula="of:=INDIRECT(CONCATENATE(&quot;F&quot;; TEXT([.$Q46] + 21;&quot;#&quot;)))" office:value-type="float" office:value="0.0078125" calcext:value-type="float">
            <text:p>0.0078125</text:p>
          </table:table-cell>
          <table:table-cell table:formula="of:=INDIRECT(CONCATENATE(&quot;G&quot;; TEXT([.$Q46] + 21;&quot;#&quot;)))" office:value-type="float" office:value="1" calcext:value-type="float">
            <text:p>1</text:p>
          </table:table-cell>
          <table:table-cell table:formula="of:=INDIRECT(CONCATENATE(&quot;H&quot;; TEXT([.$Q46] + 21;&quot;#&quot;)))" office:value-type="float" office:value="0.121" calcext:value-type="float">
            <text:p>0.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081" calcext:value-type="float">
            <text:p>0.081</text:p>
          </table:table-cell>
          <table:table-cell table:number-columns-repeated="9"/>
          <table:table-cell table:formula="of:=INDIRECT(CONCATENATE(&quot;D&quot;; TEXT([.$Q46] + 28;&quot;#&quot;)))" office:value-type="float" office:value="128" calcext:value-type="float">
            <text:p>128</text:p>
          </table:table-cell>
          <table:table-cell table:formula="of:=INDIRECT(CONCATENATE(&quot;E&quot;; TEXT([.$Q46] + 28;&quot;#&quot;)))" office:value-type="float" office:value="0.03125" calcext:value-type="float">
            <text:p>0.03125</text:p>
          </table:table-cell>
          <table:table-cell table:formula="of:=INDIRECT(CONCATENATE(&quot;F&quot;; TEXT([.$Q46] + 28;&quot;#&quot;)))" office:value-type="float" office:value="0.0078125" calcext:value-type="float">
            <text:p>0.0078125</text:p>
          </table:table-cell>
          <table:table-cell table:formula="of:=INDIRECT(CONCATENATE(&quot;G&quot;; TEXT([.$Q46] + 28;&quot;#&quot;)))" office:value-type="float" office:value="1" calcext:value-type="float">
            <text:p>1</text:p>
          </table:table-cell>
          <table:table-cell table:formula="of:=INDIRECT(CONCATENATE(&quot;H&quot;; TEXT([.$Q46] + 28;&quot;#&quot;)))" office:value-type="float" office:value="0.093" calcext:value-type="float">
            <text:p>0.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58" calcext:value-type="float">
            <text:p>0.058</text:p>
          </table:table-cell>
          <table:table-cell table:number-columns-repeated="9"/>
          <table:table-cell table:formula="of:=INDIRECT(CONCATENATE(&quot;D&quot;; TEXT([.$Q46] + 35;&quot;#&quot;)))" office:value-type="float" office:value="128" calcext:value-type="float">
            <text:p>128</text:p>
          </table:table-cell>
          <table:table-cell table:formula="of:=INDIRECT(CONCATENATE(&quot;E&quot;; TEXT([.$Q46] + 35;&quot;#&quot;)))" office:value-type="float" office:value="0.015625" calcext:value-type="float">
            <text:p>0.015625</text:p>
          </table:table-cell>
          <table:table-cell table:formula="of:=INDIRECT(CONCATENATE(&quot;F&quot;; TEXT([.$Q46] + 35;&quot;#&quot;)))" office:value-type="float" office:value="0.0078125" calcext:value-type="float">
            <text:p>0.0078125</text:p>
          </table:table-cell>
          <table:table-cell table:formula="of:=INDIRECT(CONCATENATE(&quot;G&quot;; TEXT([.$Q46] + 35;&quot;#&quot;)))" office:value-type="float" office:value="1" calcext:value-type="float">
            <text:p>1</text:p>
          </table:table-cell>
          <table:table-cell table:formula="of:=INDIRECT(CONCATENATE(&quot;H&quot;; TEXT([.$Q46] + 35;&quot;#&quot;)))" office:value-type="float" office:value="0.059" calcext:value-type="float">
            <text:p>0.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53" calcext:value-type="float">
            <text:p>0.053</text:p>
          </table:table-cell>
          <table:table-cell table:number-columns-repeated="9"/>
          <table:table-cell table:formula="of:=INDIRECT(CONCATENATE(&quot;D&quot;; TEXT([.$Q46] + 42;&quot;#&quot;)))" office:value-type="float" office:value="128" calcext:value-type="float">
            <text:p>128</text:p>
          </table:table-cell>
          <table:table-cell table:formula="of:=INDIRECT(CONCATENATE(&quot;E&quot;; TEXT([.$Q46] + 42;&quot;#&quot;)))" office:value-type="float" office:value="0.0078125" calcext:value-type="float">
            <text:p>0.0078125</text:p>
          </table:table-cell>
          <table:table-cell table:formula="of:=INDIRECT(CONCATENATE(&quot;F&quot;; TEXT([.$Q46] + 42;&quot;#&quot;)))" office:value-type="float" office:value="0.0078125" calcext:value-type="float">
            <text:p>0.0078125</text:p>
          </table:table-cell>
          <table:table-cell table:formula="of:=INDIRECT(CONCATENATE(&quot;G&quot;; TEXT([.$Q46] + 42;&quot;#&quot;)))" office:value-type="float" office:value="1" calcext:value-type="float">
            <text:p>1</text:p>
          </table:table-cell>
          <table:table-cell table:formula="of:=INDIRECT(CONCATENATE(&quot;H&quot;; TEXT([.$Q46] + 42;&quot;#&quot;)))" office:value-type="float" office:value="0.053" calcext:value-type="float">
            <text:p>0.053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formula="of:=[.A57]" office:value-type="string" office:string-value="HsqlHtmidMatcher" calcext:value-type="string">
            <text:p>HsqlHtmidMatcher</text:p>
          </table:table-cell>
          <table:table-cell table:formula="of:=[.B57]" office:value-type="string" office:string-value="HTMID" calcext:value-type="string">
            <text:p>HTMID</text:p>
          </table:table-cell>
          <table:table-cell table:number-columns-repeated="7"/>
          <table:table-cell table:formula="of:=[.A54]" office:value-type="string" office:string-value="HsqlHtmidMatcher" calcext:value-type="string">
            <text:p>HsqlHtmidMatcher</text:p>
          </table:table-cell>
          <table:table-cell table:formula="of:=[.B54]" office:value-type="string" office:string-value="HTMID" calcext:value-type="string">
            <text:p>HTMID</text:p>
          </table:table-cell>
          <table:table-cell table:number-columns-repeated="5"/>
          <table:table-cell table:formula="of:=[.A54]" office:value-type="string" office:string-value="HsqlHtmidMatcher" calcext:value-type="string">
            <text:p>HsqlHtmidMatcher</text:p>
          </table:table-cell>
          <table:table-cell table:formula="of:=[.B54]" office:value-type="string" office:string-value="HTMID" calcext:value-type="string">
            <text:p>HTMID</text:p>
          </table:table-cell>
          <table:table-cell table:number-columns-repeated="5"/>
          <table:table-cell table:formula="of:=[.A54]" office:value-type="string" office:string-value="HsqlHtmidMatcher" calcext:value-type="string">
            <text:p>HsqlHtmidMatcher</text:p>
          </table:table-cell>
          <table:table-cell table:formula="of:=[.B54]" office:value-type="string" office:string-value="HTMID" calcext:value-type="string">
            <text:p>HTMID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atch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points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found</text:p>
          </table:table-cell>
          <table:table-cell table:style-name="ce1" office:value-type="string" calcext:value-type="string">
            <text:p>timeavg</text:p>
          </table:table-cell>
          <table:table-cell table:number-columns-repeated="9"/>
          <table:table-cell office:value-type="string" calcext:value-type="string">
            <text:p>rang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ime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5" calcext:value-type="float">
            <text:p>205</text:p>
          </table:table-cell>
          <table:table-cell office:value-type="float" office:value="4.907" calcext:value-type="float">
            <text:p>4.907</text:p>
          </table:table-cell>
          <table:table-cell/>
          <table:table-cell table:formula="of:=LEFT(CONCATENATE([.E56]; &quot; &quot;; [.E57]); 11)" office:value-type="string" office:string-value="zone 0.5" calcext:value-type="string">
            <text:p>zone 0.5</text:p>
          </table:table-cell>
          <table:table-cell table:number-columns-repeated="6"/>
          <table:table-cell table:formula="of:=ROW()" office:value-type="float" office:value="57" calcext:value-type="float">
            <text:p>57</text:p>
          </table:table-cell>
          <table:table-cell table:formula="of:=INDIRECT(CONCATENATE(&quot;D&quot;; TEXT([.$Q57] + 0;&quot;#&quot;)))" office:value-type="float" office:value="64" calcext:value-type="float">
            <text:p>64</text:p>
          </table:table-cell>
          <table:table-cell table:formula="of:=INDIRECT(CONCATENATE(&quot;E&quot;; TEXT([.$Q57] + 0;&quot;#&quot;)))" office:value-type="float" office:value="0.5" calcext:value-type="float">
            <text:p>0.5</text:p>
          </table:table-cell>
          <table:table-cell table:formula="of:=INDIRECT(CONCATENATE(&quot;F&quot;; TEXT([.$Q57] + 0;&quot;#&quot;)))" office:value-type="float" office:value="0.5" calcext:value-type="float">
            <text:p>0.5</text:p>
          </table:table-cell>
          <table:table-cell table:formula="of:=INDIRECT(CONCATENATE(&quot;G&quot;; TEXT([.$Q57] + 0;&quot;#&quot;)))" office:value-type="float" office:value="205" calcext:value-type="float">
            <text:p>205</text:p>
          </table:table-cell>
          <table:table-cell table:formula="of:=INDIRECT(CONCATENATE(&quot;H&quot;; TEXT([.$Q57] + 0;&quot;#&quot;)))" office:value-type="float" office:value="4.907" calcext:value-type="float">
            <text:p>4.907</text:p>
          </table:table-cell>
          <table:table-cell/>
          <table:table-cell table:formula="of:=LEFT(CONCATENATE([.T56];&quot; &quot;; [.T57]); 13)" office:value-type="string" office:string-value="radius 0.5" calcext:value-type="string">
            <text:p>radius 0.5</text:p>
          </table:table-cell>
          <table:table-cell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47" calcext:value-type="float">
            <text:p>47</text:p>
          </table:table-cell>
          <table:table-cell office:value-type="float" office:value="1.446" calcext:value-type="float">
            <text:p>1.446</text:p>
          </table:table-cell>
          <table:table-cell/>
          <table:table-cell table:formula="of:=LEFT(CONCATENATE([.E56]; &quot; &quot;; [.E65]); 11)" office:value-type="string" office:string-value="zone 0.25" calcext:value-type="string">
            <text:p>zone 0.25</text:p>
          </table:table-cell>
          <table:table-cell table:number-columns-repeated="7"/>
          <table:table-cell table:formula="of:=INDIRECT(CONCATENATE(&quot;D&quot;; TEXT([.$Q57] + 7;&quot;#&quot;)))" office:value-type="float" office:value="64" calcext:value-type="float">
            <text:p>64</text:p>
          </table:table-cell>
          <table:table-cell table:formula="of:=INDIRECT(CONCATENATE(&quot;E&quot;; TEXT([.$Q57] + 7;&quot;#&quot;)))" office:value-type="float" office:value="0.25" calcext:value-type="float">
            <text:p>0.25</text:p>
          </table:table-cell>
          <table:table-cell table:formula="of:=INDIRECT(CONCATENATE(&quot;F&quot;; TEXT([.$Q57] + 7;&quot;#&quot;)))" office:value-type="float" office:value="0.5" calcext:value-type="float">
            <text:p>0.5</text:p>
          </table:table-cell>
          <table:table-cell table:formula="of:=INDIRECT(CONCATENATE(&quot;G&quot;; TEXT([.$Q57] + 7;&quot;#&quot;)))" office:value-type="float" office:value="203" calcext:value-type="float">
            <text:p>203</text:p>
          </table:table-cell>
          <table:table-cell table:formula="of:=INDIRECT(CONCATENATE(&quot;H&quot;; TEXT([.$Q57] + 7;&quot;#&quot;)))" office:value-type="float" office:value="5.082" calcext:value-type="float">
            <text:p>5.082</text:p>
          </table:table-cell>
          <table:table-cell/>
          <table:table-cell table:formula="of:=LEFT(CONCATENATE([.T56];&quot; &quot;; [.T64]); 13)" office:value-type="string" office:string-value="radius 0.25" calcext:value-type="string">
            <text:p>radius 0.25</text:p>
          </table:table-cell>
          <table:table-cell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.52</text:p>
          </table:table-cell>
          <table:table-cell/>
          <table:table-cell table:formula="of:=LEFT(CONCATENATE([.E56]; &quot; &quot;; [.E72]); 11)" office:value-type="string" office:string-value="zone 0.125" calcext:value-type="string">
            <text:p>zone 0.125</text:p>
          </table:table-cell>
          <table:table-cell table:number-columns-repeated="7"/>
          <table:table-cell table:formula="of:=INDIRECT(CONCATENATE(&quot;D&quot;; TEXT([.$Q57] + 14;&quot;#&quot;)))" office:value-type="float" office:value="64" calcext:value-type="float">
            <text:p>64</text:p>
          </table:table-cell>
          <table:table-cell table:formula="of:=INDIRECT(CONCATENATE(&quot;E&quot;; TEXT([.$Q57] + 14;&quot;#&quot;)))" office:value-type="float" office:value="0.125" calcext:value-type="float">
            <text:p>0.125</text:p>
          </table:table-cell>
          <table:table-cell table:formula="of:=INDIRECT(CONCATENATE(&quot;F&quot;; TEXT([.$Q57] + 14;&quot;#&quot;)))" office:value-type="float" office:value="0.5" calcext:value-type="float">
            <text:p>0.5</text:p>
          </table:table-cell>
          <table:table-cell table:formula="of:=INDIRECT(CONCATENATE(&quot;G&quot;; TEXT([.$Q57] + 14;&quot;#&quot;)))" office:value-type="float" office:value="206" calcext:value-type="float">
            <text:p>206</text:p>
          </table:table-cell>
          <table:table-cell table:formula="of:=INDIRECT(CONCATENATE(&quot;H&quot;; TEXT([.$Q57] + 14;&quot;#&quot;)))" office:value-type="float" office:value="5.011" calcext:value-type="float">
            <text:p>5.011</text:p>
          </table:table-cell>
          <table:table-cell/>
          <table:table-cell table:formula="of:=LEFT(CONCATENATE([.T56];&quot; &quot;; [.T71]); 13)" office:value-type="string" office:string-value="radius 0.125" calcext:value-type="string">
            <text:p>radius 0.125</text:p>
          </table:table-cell>
          <table:table-cell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LEFT(CONCATENATE([.E56]; &quot; &quot;; [.E79]); 11)" office:value-type="string" office:string-value="zone 0.0625" calcext:value-type="string">
            <text:p>zone 0.0625</text:p>
          </table:table-cell>
          <table:table-cell table:number-columns-repeated="7"/>
          <table:table-cell table:formula="of:=INDIRECT(CONCATENATE(&quot;D&quot;; TEXT([.$Q57] + 21;&quot;#&quot;)))" office:value-type="float" office:value="64" calcext:value-type="float">
            <text:p>64</text:p>
          </table:table-cell>
          <table:table-cell table:formula="of:=INDIRECT(CONCATENATE(&quot;E&quot;; TEXT([.$Q57] + 21;&quot;#&quot;)))" office:value-type="float" office:value="0.0625" calcext:value-type="float">
            <text:p>0.0625</text:p>
          </table:table-cell>
          <table:table-cell table:formula="of:=INDIRECT(CONCATENATE(&quot;F&quot;; TEXT([.$Q57] + 21;&quot;#&quot;)))" office:value-type="float" office:value="0.5" calcext:value-type="float">
            <text:p>0.5</text:p>
          </table:table-cell>
          <table:table-cell table:formula="of:=INDIRECT(CONCATENATE(&quot;G&quot;; TEXT([.$Q57] + 21;&quot;#&quot;)))" office:value-type="float" office:value="202" calcext:value-type="float">
            <text:p>202</text:p>
          </table:table-cell>
          <table:table-cell table:formula="of:=INDIRECT(CONCATENATE(&quot;H&quot;; TEXT([.$Q57] + 21;&quot;#&quot;)))" office:value-type="float" office:value="5.031" calcext:value-type="float">
            <text:p>5.031</text:p>
          </table:table-cell>
          <table:table-cell/>
          <table:table-cell table:formula="of:=LEFT(CONCATENATE([.T56];&quot; &quot;; [.T78]); 13)" office:value-type="string" office:string-value="radius 0.0625" calcext:value-type="string">
            <text:p>radius 0.0625</text:p>
          </table:table-cell>
          <table:table-cell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094" calcext:value-type="float">
            <text:p>0.094</text:p>
          </table:table-cell>
          <table:table-cell/>
          <table:table-cell table:formula="of:=LEFT(CONCATENATE([.E56]; &quot; &quot;; [.E86]); 11)" office:value-type="string" office:string-value="zone 0.0312" calcext:value-type="string">
            <text:p>zone 0.0312</text:p>
          </table:table-cell>
          <table:table-cell table:number-columns-repeated="7"/>
          <table:table-cell table:formula="of:=INDIRECT(CONCATENATE(&quot;D&quot;; TEXT([.$Q57] + 28;&quot;#&quot;)))" office:value-type="float" office:value="64" calcext:value-type="float">
            <text:p>64</text:p>
          </table:table-cell>
          <table:table-cell table:formula="of:=INDIRECT(CONCATENATE(&quot;E&quot;; TEXT([.$Q57] + 28;&quot;#&quot;)))" office:value-type="float" office:value="0.03125" calcext:value-type="float">
            <text:p>0.03125</text:p>
          </table:table-cell>
          <table:table-cell table:formula="of:=INDIRECT(CONCATENATE(&quot;F&quot;; TEXT([.$Q57] + 28;&quot;#&quot;)))" office:value-type="float" office:value="0.5" calcext:value-type="float">
            <text:p>0.5</text:p>
          </table:table-cell>
          <table:table-cell table:formula="of:=INDIRECT(CONCATENATE(&quot;G&quot;; TEXT([.$Q57] + 28;&quot;#&quot;)))" office:value-type="float" office:value="197" calcext:value-type="float">
            <text:p>197</text:p>
          </table:table-cell>
          <table:table-cell table:formula="of:=INDIRECT(CONCATENATE(&quot;H&quot;; TEXT([.$Q57] + 28;&quot;#&quot;)))" office:value-type="float" office:value="5.028" calcext:value-type="float">
            <text:p>5.028</text:p>
          </table:table-cell>
          <table:table-cell/>
          <table:table-cell table:formula="of:=LEFT(CONCATENATE([.T56];&quot; &quot;; [.T85]); 13)" office:value-type="string" office:string-value="radius 0.0312" calcext:value-type="string">
            <text:p>radius 0.0312</text:p>
          </table:table-cell>
          <table:table-cell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/>
          <table:table-cell table:formula="of:=LEFT(CONCATENATE([.E56]; &quot; &quot;; [.E93]); 11)" office:value-type="string" office:string-value="zone 0.0156" calcext:value-type="string">
            <text:p>zone 0.0156</text:p>
          </table:table-cell>
          <table:table-cell table:number-columns-repeated="7"/>
          <table:table-cell table:formula="of:=INDIRECT(CONCATENATE(&quot;D&quot;; TEXT([.$Q57] + 35;&quot;#&quot;)))" office:value-type="float" office:value="64" calcext:value-type="float">
            <text:p>64</text:p>
          </table:table-cell>
          <table:table-cell table:formula="of:=INDIRECT(CONCATENATE(&quot;E&quot;; TEXT([.$Q57] + 35;&quot;#&quot;)))" office:value-type="float" office:value="0.015625" calcext:value-type="float">
            <text:p>0.015625</text:p>
          </table:table-cell>
          <table:table-cell table:formula="of:=INDIRECT(CONCATENATE(&quot;F&quot;; TEXT([.$Q57] + 35;&quot;#&quot;)))" office:value-type="float" office:value="0.5" calcext:value-type="float">
            <text:p>0.5</text:p>
          </table:table-cell>
          <table:table-cell table:formula="of:=INDIRECT(CONCATENATE(&quot;G&quot;; TEXT([.$Q57] + 35;&quot;#&quot;)))" office:value-type="float" office:value="204" calcext:value-type="float">
            <text:p>204</text:p>
          </table:table-cell>
          <table:table-cell table:formula="of:=INDIRECT(CONCATENATE(&quot;H&quot;; TEXT([.$Q57] + 35;&quot;#&quot;)))" office:value-type="float" office:value="4.824" calcext:value-type="float">
            <text:p>4.824</text:p>
          </table:table-cell>
          <table:table-cell/>
          <table:table-cell table:formula="of:=LEFT(CONCATENATE([.T56];&quot; &quot;; [.T92]); 13)" office:value-type="string" office:string-value="radius 0.0156" calcext:value-type="string">
            <text:p>radius 0.0156</text:p>
          </table:table-cell>
          <table:table-cell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53" calcext:value-type="float">
            <text:p>0.053</text:p>
          </table:table-cell>
          <table:table-cell/>
          <table:table-cell table:formula="of:=LEFT(CONCATENATE([.E56]; &quot; &quot;; [.E100]); 11)" office:value-type="string" office:string-value="zone 0.0078" calcext:value-type="string">
            <text:p>zone 0.0078</text:p>
          </table:table-cell>
          <table:table-cell table:number-columns-repeated="7"/>
          <table:table-cell table:formula="of:=INDIRECT(CONCATENATE(&quot;D&quot;; TEXT([.$Q57] + 42;&quot;#&quot;)))" office:value-type="float" office:value="64" calcext:value-type="float">
            <text:p>64</text:p>
          </table:table-cell>
          <table:table-cell table:formula="of:=INDIRECT(CONCATENATE(&quot;E&quot;; TEXT([.$Q57] + 42;&quot;#&quot;)))" office:value-type="float" office:value="0.0078125" calcext:value-type="float">
            <text:p>0.0078125</text:p>
          </table:table-cell>
          <table:table-cell table:formula="of:=INDIRECT(CONCATENATE(&quot;F&quot;; TEXT([.$Q57] + 42;&quot;#&quot;)))" office:value-type="float" office:value="0.5" calcext:value-type="float">
            <text:p>0.5</text:p>
          </table:table-cell>
          <table:table-cell table:formula="of:=INDIRECT(CONCATENATE(&quot;G&quot;; TEXT([.$Q57] + 42;&quot;#&quot;)))" office:value-type="float" office:value="202" calcext:value-type="float">
            <text:p>202</text:p>
          </table:table-cell>
          <table:table-cell table:formula="of:=INDIRECT(CONCATENATE(&quot;H&quot;; TEXT([.$Q57] + 42;&quot;#&quot;)))" office:value-type="float" office:value="4.623" calcext:value-type="float">
            <text:p>4.623</text:p>
          </table:table-cell>
          <table:table-cell/>
          <table:table-cell table:formula="of:=LEFT(CONCATENATE([.T56];&quot; &quot;; [.T99]); 13)" office:value-type="string" office:string-value="radius 0.0078" calcext:value-type="string">
            <text:p>radius 0.0078</text:p>
          </table:table-cell>
          <table:table-cell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203" calcext:value-type="float">
            <text:p>203</text:p>
          </table:table-cell>
          <table:table-cell office:value-type="float" office:value="5.082" calcext:value-type="float">
            <text:p>5.082</text:p>
          </table:table-cell>
          <table:table-cell table:number-columns-repeated="8"/>
          <table:table-cell table:formula="of:=[.Q57]+1" office:value-type="float" office:value="58" calcext:value-type="float">
            <text:p>58</text:p>
          </table:table-cell>
          <table:table-cell table:formula="of:=INDIRECT(CONCATENATE(&quot;D&quot;; TEXT([.$Q64] + 0;&quot;#&quot;)))" office:value-type="float" office:value="64" calcext:value-type="float">
            <text:p>64</text:p>
          </table:table-cell>
          <table:table-cell table:formula="of:=INDIRECT(CONCATENATE(&quot;E&quot;; TEXT([.$Q64] + 0;&quot;#&quot;)))" office:value-type="float" office:value="0.5" calcext:value-type="float">
            <text:p>0.5</text:p>
          </table:table-cell>
          <table:table-cell table:formula="of:=INDIRECT(CONCATENATE(&quot;F&quot;; TEXT([.$Q64] + 0;&quot;#&quot;)))" office:value-type="float" office:value="0.25" calcext:value-type="float">
            <text:p>0.25</text:p>
          </table:table-cell>
          <table:table-cell table:formula="of:=INDIRECT(CONCATENATE(&quot;G&quot;; TEXT([.$Q64] + 0;&quot;#&quot;)))" office:value-type="float" office:value="47" calcext:value-type="float">
            <text:p>47</text:p>
          </table:table-cell>
          <table:table-cell table:formula="of:=INDIRECT(CONCATENATE(&quot;H&quot;; TEXT([.$Q64] + 0;&quot;#&quot;)))" office:value-type="float" office:value="1.446" calcext:value-type="float">
            <text:p>1.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52" calcext:value-type="float">
            <text:p>52</text:p>
          </table:table-cell>
          <table:table-cell office:value-type="float" office:value="1.45" calcext:value-type="float">
            <text:p>1.45</text:p>
          </table:table-cell>
          <table:table-cell table:number-columns-repeated="9"/>
          <table:table-cell table:formula="of:=INDIRECT(CONCATENATE(&quot;D&quot;; TEXT([.$Q64] + 7;&quot;#&quot;)))" office:value-type="float" office:value="64" calcext:value-type="float">
            <text:p>64</text:p>
          </table:table-cell>
          <table:table-cell table:formula="of:=INDIRECT(CONCATENATE(&quot;E&quot;; TEXT([.$Q64] + 7;&quot;#&quot;)))" office:value-type="float" office:value="0.25" calcext:value-type="float">
            <text:p>0.25</text:p>
          </table:table-cell>
          <table:table-cell table:formula="of:=INDIRECT(CONCATENATE(&quot;F&quot;; TEXT([.$Q64] + 7;&quot;#&quot;)))" office:value-type="float" office:value="0.25" calcext:value-type="float">
            <text:p>0.25</text:p>
          </table:table-cell>
          <table:table-cell table:formula="of:=INDIRECT(CONCATENATE(&quot;G&quot;; TEXT([.$Q64] + 7;&quot;#&quot;)))" office:value-type="float" office:value="52" calcext:value-type="float">
            <text:p>52</text:p>
          </table:table-cell>
          <table:table-cell table:formula="of:=INDIRECT(CONCATENATE(&quot;H&quot;; TEXT([.$Q64] + 7;&quot;#&quot;)))" office:value-type="float" office:value="1.45" calcext:value-type="float">
            <text:p>1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0.463" calcext:value-type="float">
            <text:p>0.463</text:p>
          </table:table-cell>
          <table:table-cell table:number-columns-repeated="9"/>
          <table:table-cell table:formula="of:=INDIRECT(CONCATENATE(&quot;D&quot;; TEXT([.$Q64] + 14;&quot;#&quot;)))" office:value-type="float" office:value="64" calcext:value-type="float">
            <text:p>64</text:p>
          </table:table-cell>
          <table:table-cell table:formula="of:=INDIRECT(CONCATENATE(&quot;E&quot;; TEXT([.$Q64] + 14;&quot;#&quot;)))" office:value-type="float" office:value="0.125" calcext:value-type="float">
            <text:p>0.125</text:p>
          </table:table-cell>
          <table:table-cell table:formula="of:=INDIRECT(CONCATENATE(&quot;F&quot;; TEXT([.$Q64] + 14;&quot;#&quot;)))" office:value-type="float" office:value="0.25" calcext:value-type="float">
            <text:p>0.25</text:p>
          </table:table-cell>
          <table:table-cell table:formula="of:=INDIRECT(CONCATENATE(&quot;G&quot;; TEXT([.$Q64] + 14;&quot;#&quot;)))" office:value-type="float" office:value="49" calcext:value-type="float">
            <text:p>49</text:p>
          </table:table-cell>
          <table:table-cell table:formula="of:=INDIRECT(CONCATENATE(&quot;H&quot;; TEXT([.$Q64] + 14;&quot;#&quot;)))" office:value-type="float" office:value="1.321" calcext:value-type="float">
            <text:p>1.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0.182" calcext:value-type="float">
            <text:p>0.182</text:p>
          </table:table-cell>
          <table:table-cell table:number-columns-repeated="9"/>
          <table:table-cell table:formula="of:=INDIRECT(CONCATENATE(&quot;D&quot;; TEXT([.$Q64] + 21;&quot;#&quot;)))" office:value-type="float" office:value="64" calcext:value-type="float">
            <text:p>64</text:p>
          </table:table-cell>
          <table:table-cell table:formula="of:=INDIRECT(CONCATENATE(&quot;E&quot;; TEXT([.$Q64] + 21;&quot;#&quot;)))" office:value-type="float" office:value="0.0625" calcext:value-type="float">
            <text:p>0.0625</text:p>
          </table:table-cell>
          <table:table-cell table:formula="of:=INDIRECT(CONCATENATE(&quot;F&quot;; TEXT([.$Q64] + 21;&quot;#&quot;)))" office:value-type="float" office:value="0.25" calcext:value-type="float">
            <text:p>0.25</text:p>
          </table:table-cell>
          <table:table-cell table:formula="of:=INDIRECT(CONCATENATE(&quot;G&quot;; TEXT([.$Q64] + 21;&quot;#&quot;)))" office:value-type="float" office:value="54" calcext:value-type="float">
            <text:p>54</text:p>
          </table:table-cell>
          <table:table-cell table:formula="of:=INDIRECT(CONCATENATE(&quot;H&quot;; TEXT([.$Q64] + 21;&quot;#&quot;)))" office:value-type="float" office:value="2.02" calcext:value-type="float">
            <text:p>2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096" calcext:value-type="float">
            <text:p>0.096</text:p>
          </table:table-cell>
          <table:table-cell table:number-columns-repeated="9"/>
          <table:table-cell table:formula="of:=INDIRECT(CONCATENATE(&quot;D&quot;; TEXT([.$Q64] + 28;&quot;#&quot;)))" office:value-type="float" office:value="64" calcext:value-type="float">
            <text:p>64</text:p>
          </table:table-cell>
          <table:table-cell table:formula="of:=INDIRECT(CONCATENATE(&quot;E&quot;; TEXT([.$Q64] + 28;&quot;#&quot;)))" office:value-type="float" office:value="0.03125" calcext:value-type="float">
            <text:p>0.03125</text:p>
          </table:table-cell>
          <table:table-cell table:formula="of:=INDIRECT(CONCATENATE(&quot;F&quot;; TEXT([.$Q64] + 28;&quot;#&quot;)))" office:value-type="float" office:value="0.25" calcext:value-type="float">
            <text:p>0.25</text:p>
          </table:table-cell>
          <table:table-cell table:formula="of:=INDIRECT(CONCATENATE(&quot;G&quot;; TEXT([.$Q64] + 28;&quot;#&quot;)))" office:value-type="float" office:value="48" calcext:value-type="float">
            <text:p>48</text:p>
          </table:table-cell>
          <table:table-cell table:formula="of:=INDIRECT(CONCATENATE(&quot;H&quot;; TEXT([.$Q64] + 28;&quot;#&quot;)))" office:value-type="float" office:value="1.433" calcext:value-type="float">
            <text:p>1.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table:number-columns-repeated="9"/>
          <table:table-cell table:formula="of:=INDIRECT(CONCATENATE(&quot;D&quot;; TEXT([.$Q64] + 35;&quot;#&quot;)))" office:value-type="float" office:value="64" calcext:value-type="float">
            <text:p>64</text:p>
          </table:table-cell>
          <table:table-cell table:formula="of:=INDIRECT(CONCATENATE(&quot;E&quot;; TEXT([.$Q64] + 35;&quot;#&quot;)))" office:value-type="float" office:value="0.015625" calcext:value-type="float">
            <text:p>0.015625</text:p>
          </table:table-cell>
          <table:table-cell table:formula="of:=INDIRECT(CONCATENATE(&quot;F&quot;; TEXT([.$Q64] + 35;&quot;#&quot;)))" office:value-type="float" office:value="0.25" calcext:value-type="float">
            <text:p>0.25</text:p>
          </table:table-cell>
          <table:table-cell table:formula="of:=INDIRECT(CONCATENATE(&quot;G&quot;; TEXT([.$Q64] + 35;&quot;#&quot;)))" office:value-type="float" office:value="51" calcext:value-type="float">
            <text:p>51</text:p>
          </table:table-cell>
          <table:table-cell table:formula="of:=INDIRECT(CONCATENATE(&quot;H&quot;; TEXT([.$Q64] + 35;&quot;#&quot;)))" office:value-type="float" office:value="1.361" calcext:value-type="float">
            <text:p>1.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54" calcext:value-type="float">
            <text:p>0.054</text:p>
          </table:table-cell>
          <table:table-cell table:number-columns-repeated="9"/>
          <table:table-cell table:formula="of:=INDIRECT(CONCATENATE(&quot;D&quot;; TEXT([.$Q64] + 42;&quot;#&quot;)))" office:value-type="float" office:value="64" calcext:value-type="float">
            <text:p>64</text:p>
          </table:table-cell>
          <table:table-cell table:formula="of:=INDIRECT(CONCATENATE(&quot;E&quot;; TEXT([.$Q64] + 42;&quot;#&quot;)))" office:value-type="float" office:value="0.0078125" calcext:value-type="float">
            <text:p>0.0078125</text:p>
          </table:table-cell>
          <table:table-cell table:formula="of:=INDIRECT(CONCATENATE(&quot;F&quot;; TEXT([.$Q64] + 42;&quot;#&quot;)))" office:value-type="float" office:value="0.25" calcext:value-type="float">
            <text:p>0.25</text:p>
          </table:table-cell>
          <table:table-cell table:formula="of:=INDIRECT(CONCATENATE(&quot;G&quot;; TEXT([.$Q64] + 42;&quot;#&quot;)))" office:value-type="float" office:value="48" calcext:value-type="float">
            <text:p>48</text:p>
          </table:table-cell>
          <table:table-cell table:formula="of:=INDIRECT(CONCATENATE(&quot;H&quot;; TEXT([.$Q64] + 42;&quot;#&quot;)))" office:value-type="float" office:value="1.311" calcext:value-type="float">
            <text:p>1.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206" calcext:value-type="float">
            <text:p>206</text:p>
          </table:table-cell>
          <table:table-cell office:value-type="float" office:value="5.011" calcext:value-type="float">
            <text:p>5.011</text:p>
          </table:table-cell>
          <table:table-cell table:number-columns-repeated="8"/>
          <table:table-cell table:formula="of:=[.Q57]+2" office:value-type="float" office:value="59" calcext:value-type="float">
            <text:p>59</text:p>
          </table:table-cell>
          <table:table-cell table:formula="of:=INDIRECT(CONCATENATE(&quot;D&quot;; TEXT([.$Q71] + 0;&quot;#&quot;)))" office:value-type="float" office:value="64" calcext:value-type="float">
            <text:p>64</text:p>
          </table:table-cell>
          <table:table-cell table:formula="of:=INDIRECT(CONCATENATE(&quot;E&quot;; TEXT([.$Q71] + 0;&quot;#&quot;)))" office:value-type="float" office:value="0.5" calcext:value-type="float">
            <text:p>0.5</text:p>
          </table:table-cell>
          <table:table-cell table:formula="of:=INDIRECT(CONCATENATE(&quot;F&quot;; TEXT([.$Q71] + 0;&quot;#&quot;)))" office:value-type="float" office:value="0.125" calcext:value-type="float">
            <text:p>0.125</text:p>
          </table:table-cell>
          <table:table-cell table:formula="of:=INDIRECT(CONCATENATE(&quot;G&quot;; TEXT([.$Q71] + 0;&quot;#&quot;)))" office:value-type="float" office:value="13" calcext:value-type="float">
            <text:p>13</text:p>
          </table:table-cell>
          <table:table-cell table:formula="of:=INDIRECT(CONCATENATE(&quot;H&quot;; TEXT([.$Q71] + 0;&quot;#&quot;)))"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49" calcext:value-type="float">
            <text:p>49</text:p>
          </table:table-cell>
          <table:table-cell office:value-type="float" office:value="1.321" calcext:value-type="float">
            <text:p>1.321</text:p>
          </table:table-cell>
          <table:table-cell table:number-columns-repeated="9"/>
          <table:table-cell table:formula="of:=INDIRECT(CONCATENATE(&quot;D&quot;; TEXT([.$Q71] + 7;&quot;#&quot;)))" office:value-type="float" office:value="64" calcext:value-type="float">
            <text:p>64</text:p>
          </table:table-cell>
          <table:table-cell table:formula="of:=INDIRECT(CONCATENATE(&quot;E&quot;; TEXT([.$Q71] + 7;&quot;#&quot;)))" office:value-type="float" office:value="0.25" calcext:value-type="float">
            <text:p>0.25</text:p>
          </table:table-cell>
          <table:table-cell table:formula="of:=INDIRECT(CONCATENATE(&quot;F&quot;; TEXT([.$Q71] + 7;&quot;#&quot;)))" office:value-type="float" office:value="0.125" calcext:value-type="float">
            <text:p>0.125</text:p>
          </table:table-cell>
          <table:table-cell table:formula="of:=INDIRECT(CONCATENATE(&quot;G&quot;; TEXT([.$Q71] + 7;&quot;#&quot;)))" office:value-type="float" office:value="12" calcext:value-type="float">
            <text:p>12</text:p>
          </table:table-cell>
          <table:table-cell table:formula="of:=INDIRECT(CONCATENATE(&quot;H&quot;; TEXT([.$Q71] + 7;&quot;#&quot;)))" office:value-type="float" office:value="0.463" calcext:value-type="float">
            <text:p>0.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0.423" calcext:value-type="float">
            <text:p>0.423</text:p>
          </table:table-cell>
          <table:table-cell table:number-columns-repeated="9"/>
          <table:table-cell table:formula="of:=INDIRECT(CONCATENATE(&quot;D&quot;; TEXT([.$Q71] + 14;&quot;#&quot;)))" office:value-type="float" office:value="64" calcext:value-type="float">
            <text:p>64</text:p>
          </table:table-cell>
          <table:table-cell table:formula="of:=INDIRECT(CONCATENATE(&quot;E&quot;; TEXT([.$Q71] + 14;&quot;#&quot;)))" office:value-type="float" office:value="0.125" calcext:value-type="float">
            <text:p>0.125</text:p>
          </table:table-cell>
          <table:table-cell table:formula="of:=INDIRECT(CONCATENATE(&quot;F&quot;; TEXT([.$Q71] + 14;&quot;#&quot;)))" office:value-type="float" office:value="0.125" calcext:value-type="float">
            <text:p>0.125</text:p>
          </table:table-cell>
          <table:table-cell table:formula="of:=INDIRECT(CONCATENATE(&quot;G&quot;; TEXT([.$Q71] + 14;&quot;#&quot;)))" office:value-type="float" office:value="11" calcext:value-type="float">
            <text:p>11</text:p>
          </table:table-cell>
          <table:table-cell table:formula="of:=INDIRECT(CONCATENATE(&quot;H&quot;; TEXT([.$Q71] + 14;&quot;#&quot;)))" office:value-type="float" office:value="0.423" calcext:value-type="float">
            <text:p>0.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0.162" calcext:value-type="float">
            <text:p>0.162</text:p>
          </table:table-cell>
          <table:table-cell table:number-columns-repeated="9"/>
          <table:table-cell table:formula="of:=INDIRECT(CONCATENATE(&quot;D&quot;; TEXT([.$Q71] + 21;&quot;#&quot;)))" office:value-type="float" office:value="64" calcext:value-type="float">
            <text:p>64</text:p>
          </table:table-cell>
          <table:table-cell table:formula="of:=INDIRECT(CONCATENATE(&quot;E&quot;; TEXT([.$Q71] + 21;&quot;#&quot;)))" office:value-type="float" office:value="0.0625" calcext:value-type="float">
            <text:p>0.0625</text:p>
          </table:table-cell>
          <table:table-cell table:formula="of:=INDIRECT(CONCATENATE(&quot;F&quot;; TEXT([.$Q71] + 21;&quot;#&quot;)))" office:value-type="float" office:value="0.125" calcext:value-type="float">
            <text:p>0.125</text:p>
          </table:table-cell>
          <table:table-cell table:formula="of:=INDIRECT(CONCATENATE(&quot;G&quot;; TEXT([.$Q71] + 21;&quot;#&quot;)))" office:value-type="float" office:value="10" calcext:value-type="float">
            <text:p>10</text:p>
          </table:table-cell>
          <table:table-cell table:formula="of:=INDIRECT(CONCATENATE(&quot;H&quot;; TEXT([.$Q71] + 21;&quot;#&quot;)))" office:value-type="float" office:value="0.786" calcext:value-type="float">
            <text:p>0.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084" calcext:value-type="float">
            <text:p>0.084</text:p>
          </table:table-cell>
          <table:table-cell table:number-columns-repeated="9"/>
          <table:table-cell table:formula="of:=INDIRECT(CONCATENATE(&quot;D&quot;; TEXT([.$Q71] + 28;&quot;#&quot;)))" office:value-type="float" office:value="64" calcext:value-type="float">
            <text:p>64</text:p>
          </table:table-cell>
          <table:table-cell table:formula="of:=INDIRECT(CONCATENATE(&quot;E&quot;; TEXT([.$Q71] + 28;&quot;#&quot;)))" office:value-type="float" office:value="0.03125" calcext:value-type="float">
            <text:p>0.03125</text:p>
          </table:table-cell>
          <table:table-cell table:formula="of:=INDIRECT(CONCATENATE(&quot;F&quot;; TEXT([.$Q71] + 28;&quot;#&quot;)))" office:value-type="float" office:value="0.125" calcext:value-type="float">
            <text:p>0.125</text:p>
          </table:table-cell>
          <table:table-cell table:formula="of:=INDIRECT(CONCATENATE(&quot;G&quot;; TEXT([.$Q71] + 28;&quot;#&quot;)))" office:value-type="float" office:value="12" calcext:value-type="float">
            <text:p>12</text:p>
          </table:table-cell>
          <table:table-cell table:formula="of:=INDIRECT(CONCATENATE(&quot;H&quot;; TEXT([.$Q71] + 28;&quot;#&quot;)))"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table:number-columns-repeated="9"/>
          <table:table-cell table:formula="of:=INDIRECT(CONCATENATE(&quot;D&quot;; TEXT([.$Q71] + 35;&quot;#&quot;)))" office:value-type="float" office:value="64" calcext:value-type="float">
            <text:p>64</text:p>
          </table:table-cell>
          <table:table-cell table:formula="of:=INDIRECT(CONCATENATE(&quot;E&quot;; TEXT([.$Q71] + 35;&quot;#&quot;)))" office:value-type="float" office:value="0.015625" calcext:value-type="float">
            <text:p>0.015625</text:p>
          </table:table-cell>
          <table:table-cell table:formula="of:=INDIRECT(CONCATENATE(&quot;F&quot;; TEXT([.$Q71] + 35;&quot;#&quot;)))" office:value-type="float" office:value="0.125" calcext:value-type="float">
            <text:p>0.125</text:p>
          </table:table-cell>
          <table:table-cell table:formula="of:=INDIRECT(CONCATENATE(&quot;G&quot;; TEXT([.$Q71] + 35;&quot;#&quot;)))" office:value-type="float" office:value="12" calcext:value-type="float">
            <text:p>12</text:p>
          </table:table-cell>
          <table:table-cell table:formula="of:=INDIRECT(CONCATENATE(&quot;H&quot;; TEXT([.$Q71] + 35;&quot;#&quot;)))" office:value-type="float" office:value="0.445" calcext:value-type="float">
            <text:p>0.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table:number-columns-repeated="9"/>
          <table:table-cell table:formula="of:=INDIRECT(CONCATENATE(&quot;D&quot;; TEXT([.$Q71] + 42;&quot;#&quot;)))" office:value-type="float" office:value="64" calcext:value-type="float">
            <text:p>64</text:p>
          </table:table-cell>
          <table:table-cell table:formula="of:=INDIRECT(CONCATENATE(&quot;E&quot;; TEXT([.$Q71] + 42;&quot;#&quot;)))" office:value-type="float" office:value="0.0078125" calcext:value-type="float">
            <text:p>0.0078125</text:p>
          </table:table-cell>
          <table:table-cell table:formula="of:=INDIRECT(CONCATENATE(&quot;F&quot;; TEXT([.$Q71] + 42;&quot;#&quot;)))" office:value-type="float" office:value="0.125" calcext:value-type="float">
            <text:p>0.125</text:p>
          </table:table-cell>
          <table:table-cell table:formula="of:=INDIRECT(CONCATENATE(&quot;G&quot;; TEXT([.$Q71] + 42;&quot;#&quot;)))" office:value-type="float" office:value="9" calcext:value-type="float">
            <text:p>9</text:p>
          </table:table-cell>
          <table:table-cell table:formula="of:=INDIRECT(CONCATENATE(&quot;H&quot;; TEXT([.$Q71] + 42;&quot;#&quot;)))" office:value-type="float" office:value="0.636" calcext:value-type="float">
            <text:p>0.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202" calcext:value-type="float">
            <text:p>202</text:p>
          </table:table-cell>
          <table:table-cell office:value-type="float" office:value="5.031" calcext:value-type="float">
            <text:p>5.031</text:p>
          </table:table-cell>
          <table:table-cell table:number-columns-repeated="8"/>
          <table:table-cell table:formula="of:=[.Q57]+3" office:value-type="float" office:value="60" calcext:value-type="float">
            <text:p>60</text:p>
          </table:table-cell>
          <table:table-cell table:formula="of:=INDIRECT(CONCATENATE(&quot;D&quot;; TEXT([.$Q78] + 0;&quot;#&quot;)))" office:value-type="float" office:value="64" calcext:value-type="float">
            <text:p>64</text:p>
          </table:table-cell>
          <table:table-cell table:formula="of:=INDIRECT(CONCATENATE(&quot;E&quot;; TEXT([.$Q78] + 0;&quot;#&quot;)))" office:value-type="float" office:value="0.5" calcext:value-type="float">
            <text:p>0.5</text:p>
          </table:table-cell>
          <table:table-cell table:formula="of:=INDIRECT(CONCATENATE(&quot;F&quot;; TEXT([.$Q78] + 0;&quot;#&quot;)))" office:value-type="float" office:value="0.0625" calcext:value-type="float">
            <text:p>0.0625</text:p>
          </table:table-cell>
          <table:table-cell table:formula="of:=INDIRECT(CONCATENATE(&quot;G&quot;; TEXT([.$Q78] + 0;&quot;#&quot;)))" office:value-type="float" office:value="4" calcext:value-type="float">
            <text:p>4</text:p>
          </table:table-cell>
          <table:table-cell table:formula="of:=INDIRECT(CONCATENATE(&quot;H&quot;; TEXT([.$Q78] + 0;&quot;#&quot;)))" office:value-type="float" office:value="0.318" calcext:value-type="float">
            <text:p>0.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54" calcext:value-type="float">
            <text:p>54</text:p>
          </table:table-cell>
          <table:table-cell office:value-type="float" office:value="2.02" calcext:value-type="float">
            <text:p>2.02</text:p>
          </table:table-cell>
          <table:table-cell table:number-columns-repeated="9"/>
          <table:table-cell table:formula="of:=INDIRECT(CONCATENATE(&quot;D&quot;; TEXT([.$Q78] + 7;&quot;#&quot;)))" office:value-type="float" office:value="64" calcext:value-type="float">
            <text:p>64</text:p>
          </table:table-cell>
          <table:table-cell table:formula="of:=INDIRECT(CONCATENATE(&quot;E&quot;; TEXT([.$Q78] + 7;&quot;#&quot;)))" office:value-type="float" office:value="0.25" calcext:value-type="float">
            <text:p>0.25</text:p>
          </table:table-cell>
          <table:table-cell table:formula="of:=INDIRECT(CONCATENATE(&quot;F&quot;; TEXT([.$Q78] + 7;&quot;#&quot;)))" office:value-type="float" office:value="0.0625" calcext:value-type="float">
            <text:p>0.0625</text:p>
          </table:table-cell>
          <table:table-cell table:formula="of:=INDIRECT(CONCATENATE(&quot;G&quot;; TEXT([.$Q78] + 7;&quot;#&quot;)))" office:value-type="float" office:value="3" calcext:value-type="float">
            <text:p>3</text:p>
          </table:table-cell>
          <table:table-cell table:formula="of:=INDIRECT(CONCATENATE(&quot;H&quot;; TEXT([.$Q78] + 7;&quot;#&quot;)))" office:value-type="float" office:value="0.182" calcext:value-type="float">
            <text:p>0.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0.786" calcext:value-type="float">
            <text:p>0.786</text:p>
          </table:table-cell>
          <table:table-cell table:number-columns-repeated="9"/>
          <table:table-cell table:formula="of:=INDIRECT(CONCATENATE(&quot;D&quot;; TEXT([.$Q78] + 14;&quot;#&quot;)))" office:value-type="float" office:value="64" calcext:value-type="float">
            <text:p>64</text:p>
          </table:table-cell>
          <table:table-cell table:formula="of:=INDIRECT(CONCATENATE(&quot;E&quot;; TEXT([.$Q78] + 14;&quot;#&quot;)))" office:value-type="float" office:value="0.125" calcext:value-type="float">
            <text:p>0.125</text:p>
          </table:table-cell>
          <table:table-cell table:formula="of:=INDIRECT(CONCATENATE(&quot;F&quot;; TEXT([.$Q78] + 14;&quot;#&quot;)))" office:value-type="float" office:value="0.0625" calcext:value-type="float">
            <text:p>0.0625</text:p>
          </table:table-cell>
          <table:table-cell table:formula="of:=INDIRECT(CONCATENATE(&quot;G&quot;; TEXT([.$Q78] + 14;&quot;#&quot;)))" office:value-type="float" office:value="4" calcext:value-type="float">
            <text:p>4</text:p>
          </table:table-cell>
          <table:table-cell table:formula="of:=INDIRECT(CONCATENATE(&quot;H&quot;; TEXT([.$Q78] + 14;&quot;#&quot;)))" office:value-type="float" office:value="0.162" calcext:value-type="float">
            <text:p>0.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0.248" calcext:value-type="float">
            <text:p>0.248</text:p>
          </table:table-cell>
          <table:table-cell table:number-columns-repeated="9"/>
          <table:table-cell table:formula="of:=INDIRECT(CONCATENATE(&quot;D&quot;; TEXT([.$Q78] + 21;&quot;#&quot;)))" office:value-type="float" office:value="64" calcext:value-type="float">
            <text:p>64</text:p>
          </table:table-cell>
          <table:table-cell table:formula="of:=INDIRECT(CONCATENATE(&quot;E&quot;; TEXT([.$Q78] + 21;&quot;#&quot;)))" office:value-type="float" office:value="0.0625" calcext:value-type="float">
            <text:p>0.0625</text:p>
          </table:table-cell>
          <table:table-cell table:formula="of:=INDIRECT(CONCATENATE(&quot;F&quot;; TEXT([.$Q78] + 21;&quot;#&quot;)))" office:value-type="float" office:value="0.0625" calcext:value-type="float">
            <text:p>0.0625</text:p>
          </table:table-cell>
          <table:table-cell table:formula="of:=INDIRECT(CONCATENATE(&quot;G&quot;; TEXT([.$Q78] + 21;&quot;#&quot;)))" office:value-type="float" office:value="3" calcext:value-type="float">
            <text:p>3</text:p>
          </table:table-cell>
          <table:table-cell table:formula="of:=INDIRECT(CONCATENATE(&quot;H&quot;; TEXT([.$Q78] + 21;&quot;#&quot;)))" office:value-type="float" office:value="0.248" calcext:value-type="float">
            <text:p>0.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table:number-columns-repeated="9"/>
          <table:table-cell table:formula="of:=INDIRECT(CONCATENATE(&quot;D&quot;; TEXT([.$Q78] + 28;&quot;#&quot;)))" office:value-type="float" office:value="64" calcext:value-type="float">
            <text:p>64</text:p>
          </table:table-cell>
          <table:table-cell table:formula="of:=INDIRECT(CONCATENATE(&quot;E&quot;; TEXT([.$Q78] + 28;&quot;#&quot;)))" office:value-type="float" office:value="0.03125" calcext:value-type="float">
            <text:p>0.03125</text:p>
          </table:table-cell>
          <table:table-cell table:formula="of:=INDIRECT(CONCATENATE(&quot;F&quot;; TEXT([.$Q78] + 28;&quot;#&quot;)))" office:value-type="float" office:value="0.0625" calcext:value-type="float">
            <text:p>0.0625</text:p>
          </table:table-cell>
          <table:table-cell table:formula="of:=INDIRECT(CONCATENATE(&quot;G&quot;; TEXT([.$Q78] + 28;&quot;#&quot;)))" office:value-type="float" office:value="4" calcext:value-type="float">
            <text:p>4</text:p>
          </table:table-cell>
          <table:table-cell table:formula="of:=INDIRECT(CONCATENATE(&quot;H&quot;; TEXT([.$Q78] + 28;&quot;#&quot;)))" office:value-type="float" office:value="0.181" calcext:value-type="float">
            <text:p>0.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table:number-columns-repeated="9"/>
          <table:table-cell table:formula="of:=INDIRECT(CONCATENATE(&quot;D&quot;; TEXT([.$Q78] + 35;&quot;#&quot;)))" office:value-type="float" office:value="64" calcext:value-type="float">
            <text:p>64</text:p>
          </table:table-cell>
          <table:table-cell table:formula="of:=INDIRECT(CONCATENATE(&quot;E&quot;; TEXT([.$Q78] + 35;&quot;#&quot;)))" office:value-type="float" office:value="0.015625" calcext:value-type="float">
            <text:p>0.015625</text:p>
          </table:table-cell>
          <table:table-cell table:formula="of:=INDIRECT(CONCATENATE(&quot;F&quot;; TEXT([.$Q78] + 35;&quot;#&quot;)))" office:value-type="float" office:value="0.0625" calcext:value-type="float">
            <text:p>0.0625</text:p>
          </table:table-cell>
          <table:table-cell table:formula="of:=INDIRECT(CONCATENATE(&quot;G&quot;; TEXT([.$Q78] + 35;&quot;#&quot;)))" office:value-type="float" office:value="2" calcext:value-type="float">
            <text:p>2</text:p>
          </table:table-cell>
          <table:table-cell table:formula="of:=INDIRECT(CONCATENATE(&quot;H&quot;; TEXT([.$Q78] + 35;&quot;#&quot;)))" office:value-type="float" office:value="0.322" calcext:value-type="float">
            <text:p>0.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 table:number-columns-repeated="9"/>
          <table:table-cell table:formula="of:=INDIRECT(CONCATENATE(&quot;D&quot;; TEXT([.$Q78] + 42;&quot;#&quot;)))" office:value-type="float" office:value="64" calcext:value-type="float">
            <text:p>64</text:p>
          </table:table-cell>
          <table:table-cell table:formula="of:=INDIRECT(CONCATENATE(&quot;E&quot;; TEXT([.$Q78] + 42;&quot;#&quot;)))" office:value-type="float" office:value="0.0078125" calcext:value-type="float">
            <text:p>0.0078125</text:p>
          </table:table-cell>
          <table:table-cell table:formula="of:=INDIRECT(CONCATENATE(&quot;F&quot;; TEXT([.$Q78] + 42;&quot;#&quot;)))" office:value-type="float" office:value="0.0625" calcext:value-type="float">
            <text:p>0.0625</text:p>
          </table:table-cell>
          <table:table-cell table:formula="of:=INDIRECT(CONCATENATE(&quot;G&quot;; TEXT([.$Q78] + 42;&quot;#&quot;)))" office:value-type="float" office:value="3" calcext:value-type="float">
            <text:p>3</text:p>
          </table:table-cell>
          <table:table-cell table:formula="of:=INDIRECT(CONCATENATE(&quot;H&quot;; TEXT([.$Q78] + 42;&quot;#&quot;)))" office:value-type="float" office:value="0.177" calcext:value-type="float">
            <text:p>0.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197" calcext:value-type="float">
            <text:p>197</text:p>
          </table:table-cell>
          <table:table-cell office:value-type="float" office:value="5.028" calcext:value-type="float">
            <text:p>5.028</text:p>
          </table:table-cell>
          <table:table-cell table:number-columns-repeated="8"/>
          <table:table-cell table:formula="of:=[.Q57]+4" office:value-type="float" office:value="61" calcext:value-type="float">
            <text:p>61</text:p>
          </table:table-cell>
          <table:table-cell table:formula="of:=INDIRECT(CONCATENATE(&quot;D&quot;; TEXT([.$Q85] + 0;&quot;#&quot;)))" office:value-type="float" office:value="64" calcext:value-type="float">
            <text:p>64</text:p>
          </table:table-cell>
          <table:table-cell table:formula="of:=INDIRECT(CONCATENATE(&quot;E&quot;; TEXT([.$Q85] + 0;&quot;#&quot;)))" office:value-type="float" office:value="0.5" calcext:value-type="float">
            <text:p>0.5</text:p>
          </table:table-cell>
          <table:table-cell table:formula="of:=INDIRECT(CONCATENATE(&quot;F&quot;; TEXT([.$Q85] + 0;&quot;#&quot;)))" office:value-type="float" office:value="0.03125" calcext:value-type="float">
            <text:p>0.03125</text:p>
          </table:table-cell>
          <table:table-cell table:formula="of:=INDIRECT(CONCATENATE(&quot;G&quot;; TEXT([.$Q85] + 0;&quot;#&quot;)))" office:value-type="float" office:value="1" calcext:value-type="float">
            <text:p>1</text:p>
          </table:table-cell>
          <table:table-cell table:formula="of:=INDIRECT(CONCATENATE(&quot;H&quot;; TEXT([.$Q85] + 0;&quot;#&quot;)))" office:value-type="float" office:value="0.094" calcext:value-type="float">
            <text:p>0.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1.433" calcext:value-type="float">
            <text:p>1.433</text:p>
          </table:table-cell>
          <table:table-cell table:number-columns-repeated="9"/>
          <table:table-cell table:formula="of:=INDIRECT(CONCATENATE(&quot;D&quot;; TEXT([.$Q85] + 7;&quot;#&quot;)))" office:value-type="float" office:value="64" calcext:value-type="float">
            <text:p>64</text:p>
          </table:table-cell>
          <table:table-cell table:formula="of:=INDIRECT(CONCATENATE(&quot;E&quot;; TEXT([.$Q85] + 7;&quot;#&quot;)))" office:value-type="float" office:value="0.25" calcext:value-type="float">
            <text:p>0.25</text:p>
          </table:table-cell>
          <table:table-cell table:formula="of:=INDIRECT(CONCATENATE(&quot;F&quot;; TEXT([.$Q85] + 7;&quot;#&quot;)))" office:value-type="float" office:value="0.03125" calcext:value-type="float">
            <text:p>0.03125</text:p>
          </table:table-cell>
          <table:table-cell table:formula="of:=INDIRECT(CONCATENATE(&quot;G&quot;; TEXT([.$Q85] + 7;&quot;#&quot;)))" office:value-type="float" office:value="1" calcext:value-type="float">
            <text:p>1</text:p>
          </table:table-cell>
          <table:table-cell table:formula="of:=INDIRECT(CONCATENATE(&quot;H&quot;; TEXT([.$Q85] + 7;&quot;#&quot;)))"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table:number-columns-repeated="9"/>
          <table:table-cell table:formula="of:=INDIRECT(CONCATENATE(&quot;D&quot;; TEXT([.$Q85] + 14;&quot;#&quot;)))" office:value-type="float" office:value="64" calcext:value-type="float">
            <text:p>64</text:p>
          </table:table-cell>
          <table:table-cell table:formula="of:=INDIRECT(CONCATENATE(&quot;E&quot;; TEXT([.$Q85] + 14;&quot;#&quot;)))" office:value-type="float" office:value="0.125" calcext:value-type="float">
            <text:p>0.125</text:p>
          </table:table-cell>
          <table:table-cell table:formula="of:=INDIRECT(CONCATENATE(&quot;F&quot;; TEXT([.$Q85] + 14;&quot;#&quot;)))" office:value-type="float" office:value="0.03125" calcext:value-type="float">
            <text:p>0.03125</text:p>
          </table:table-cell>
          <table:table-cell table:formula="of:=INDIRECT(CONCATENATE(&quot;G&quot;; TEXT([.$Q85] + 14;&quot;#&quot;)))" office:value-type="float" office:value="1" calcext:value-type="float">
            <text:p>1</text:p>
          </table:table-cell>
          <table:table-cell table:formula="of:=INDIRECT(CONCATENATE(&quot;H&quot;; TEXT([.$Q85] + 14;&quot;#&quot;)))" office:value-type="float" office:value="0.084" calcext:value-type="float">
            <text:p>0.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0.181" calcext:value-type="float">
            <text:p>0.181</text:p>
          </table:table-cell>
          <table:table-cell table:number-columns-repeated="9"/>
          <table:table-cell table:formula="of:=INDIRECT(CONCATENATE(&quot;D&quot;; TEXT([.$Q85] + 21;&quot;#&quot;)))" office:value-type="float" office:value="64" calcext:value-type="float">
            <text:p>64</text:p>
          </table:table-cell>
          <table:table-cell table:formula="of:=INDIRECT(CONCATENATE(&quot;E&quot;; TEXT([.$Q85] + 21;&quot;#&quot;)))" office:value-type="float" office:value="0.0625" calcext:value-type="float">
            <text:p>0.0625</text:p>
          </table:table-cell>
          <table:table-cell table:formula="of:=INDIRECT(CONCATENATE(&quot;F&quot;; TEXT([.$Q85] + 21;&quot;#&quot;)))" office:value-type="float" office:value="0.03125" calcext:value-type="float">
            <text:p>0.03125</text:p>
          </table:table-cell>
          <table:table-cell table:formula="of:=INDIRECT(CONCATENATE(&quot;G&quot;; TEXT([.$Q85] + 21;&quot;#&quot;)))" office:value-type="float" office:value="1" calcext:value-type="float">
            <text:p>1</text:p>
          </table:table-cell>
          <table:table-cell table:formula="of:=INDIRECT(CONCATENATE(&quot;H&quot;; TEXT([.$Q85] + 21;&quot;#&quot;)))" office:value-type="float" office:value="0.128" calcext:value-type="float">
            <text:p>0.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099" calcext:value-type="float">
            <text:p>0.099</text:p>
          </table:table-cell>
          <table:table-cell table:number-columns-repeated="9"/>
          <table:table-cell table:formula="of:=INDIRECT(CONCATENATE(&quot;D&quot;; TEXT([.$Q85] + 28;&quot;#&quot;)))" office:value-type="float" office:value="64" calcext:value-type="float">
            <text:p>64</text:p>
          </table:table-cell>
          <table:table-cell table:formula="of:=INDIRECT(CONCATENATE(&quot;E&quot;; TEXT([.$Q85] + 28;&quot;#&quot;)))" office:value-type="float" office:value="0.03125" calcext:value-type="float">
            <text:p>0.03125</text:p>
          </table:table-cell>
          <table:table-cell table:formula="of:=INDIRECT(CONCATENATE(&quot;F&quot;; TEXT([.$Q85] + 28;&quot;#&quot;)))" office:value-type="float" office:value="0.03125" calcext:value-type="float">
            <text:p>0.03125</text:p>
          </table:table-cell>
          <table:table-cell table:formula="of:=INDIRECT(CONCATENATE(&quot;G&quot;; TEXT([.$Q85] + 28;&quot;#&quot;)))" office:value-type="float" office:value="1" calcext:value-type="float">
            <text:p>1</text:p>
          </table:table-cell>
          <table:table-cell table:formula="of:=INDIRECT(CONCATENATE(&quot;H&quot;; TEXT([.$Q85] + 28;&quot;#&quot;)))" office:value-type="float" office:value="0.099" calcext:value-type="float">
            <text:p>0.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table:number-columns-repeated="9"/>
          <table:table-cell table:formula="of:=INDIRECT(CONCATENATE(&quot;D&quot;; TEXT([.$Q85] + 35;&quot;#&quot;)))" office:value-type="float" office:value="64" calcext:value-type="float">
            <text:p>64</text:p>
          </table:table-cell>
          <table:table-cell table:formula="of:=INDIRECT(CONCATENATE(&quot;E&quot;; TEXT([.$Q85] + 35;&quot;#&quot;)))" office:value-type="float" office:value="0.015625" calcext:value-type="float">
            <text:p>0.015625</text:p>
          </table:table-cell>
          <table:table-cell table:formula="of:=INDIRECT(CONCATENATE(&quot;F&quot;; TEXT([.$Q85] + 35;&quot;#&quot;)))" office:value-type="float" office:value="0.03125" calcext:value-type="float">
            <text:p>0.03125</text:p>
          </table:table-cell>
          <table:table-cell table:formula="of:=INDIRECT(CONCATENATE(&quot;G&quot;; TEXT([.$Q85] + 35;&quot;#&quot;)))" office:value-type="float" office:value="1" calcext:value-type="float">
            <text:p>1</text:p>
          </table:table-cell>
          <table:table-cell table:formula="of:=INDIRECT(CONCATENATE(&quot;H&quot;; TEXT([.$Q85] + 35;&quot;#&quot;)))" office:value-type="float" office:value="0.217" calcext:value-type="float">
            <text:p>0.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table:number-columns-repeated="9"/>
          <table:table-cell table:formula="of:=INDIRECT(CONCATENATE(&quot;D&quot;; TEXT([.$Q85] + 42;&quot;#&quot;)))" office:value-type="float" office:value="64" calcext:value-type="float">
            <text:p>64</text:p>
          </table:table-cell>
          <table:table-cell table:formula="of:=INDIRECT(CONCATENATE(&quot;E&quot;; TEXT([.$Q85] + 42;&quot;#&quot;)))" office:value-type="float" office:value="0.0078125" calcext:value-type="float">
            <text:p>0.0078125</text:p>
          </table:table-cell>
          <table:table-cell table:formula="of:=INDIRECT(CONCATENATE(&quot;F&quot;; TEXT([.$Q85] + 42;&quot;#&quot;)))" office:value-type="float" office:value="0.03125" calcext:value-type="float">
            <text:p>0.03125</text:p>
          </table:table-cell>
          <table:table-cell table:formula="of:=INDIRECT(CONCATENATE(&quot;G&quot;; TEXT([.$Q85] + 42;&quot;#&quot;)))" office:value-type="float" office:value="1" calcext:value-type="float">
            <text:p>1</text:p>
          </table:table-cell>
          <table:table-cell table:formula="of:=INDIRECT(CONCATENATE(&quot;H&quot;; TEXT([.$Q85] + 42;&quot;#&quot;)))" office:value-type="float" office:value="0.091" calcext:value-type="float">
            <text:p>0.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204" calcext:value-type="float">
            <text:p>204</text:p>
          </table:table-cell>
          <table:table-cell office:value-type="float" office:value="4.824" calcext:value-type="float">
            <text:p>4.824</text:p>
          </table:table-cell>
          <table:table-cell table:number-columns-repeated="8"/>
          <table:table-cell table:formula="of:=[.Q57]+5" office:value-type="float" office:value="62" calcext:value-type="float">
            <text:p>62</text:p>
          </table:table-cell>
          <table:table-cell table:formula="of:=INDIRECT(CONCATENATE(&quot;D&quot;; TEXT([.$Q92] + 0;&quot;#&quot;)))" office:value-type="float" office:value="64" calcext:value-type="float">
            <text:p>64</text:p>
          </table:table-cell>
          <table:table-cell table:formula="of:=INDIRECT(CONCATENATE(&quot;E&quot;; TEXT([.$Q92] + 0;&quot;#&quot;)))" office:value-type="float" office:value="0.5" calcext:value-type="float">
            <text:p>0.5</text:p>
          </table:table-cell>
          <table:table-cell table:formula="of:=INDIRECT(CONCATENATE(&quot;F&quot;; TEXT([.$Q92] + 0;&quot;#&quot;)))" office:value-type="float" office:value="0.015625" calcext:value-type="float">
            <text:p>0.015625</text:p>
          </table:table-cell>
          <table:table-cell table:formula="of:=INDIRECT(CONCATENATE(&quot;G&quot;; TEXT([.$Q92] + 0;&quot;#&quot;)))" office:value-type="float" office:value="1" calcext:value-type="float">
            <text:p>1</text:p>
          </table:table-cell>
          <table:table-cell table:formula="of:=INDIRECT(CONCATENATE(&quot;H&quot;; TEXT([.$Q92] + 0;&quot;#&quot;)))" office:value-type="float" office:value="0.061" calcext:value-type="float">
            <text:p>0.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51" calcext:value-type="float">
            <text:p>51</text:p>
          </table:table-cell>
          <table:table-cell office:value-type="float" office:value="1.361" calcext:value-type="float">
            <text:p>1.361</text:p>
          </table:table-cell>
          <table:table-cell table:number-columns-repeated="9"/>
          <table:table-cell table:formula="of:=INDIRECT(CONCATENATE(&quot;D&quot;; TEXT([.$Q92] + 7;&quot;#&quot;)))" office:value-type="float" office:value="64" calcext:value-type="float">
            <text:p>64</text:p>
          </table:table-cell>
          <table:table-cell table:formula="of:=INDIRECT(CONCATENATE(&quot;E&quot;; TEXT([.$Q92] + 7;&quot;#&quot;)))" office:value-type="float" office:value="0.25" calcext:value-type="float">
            <text:p>0.25</text:p>
          </table:table-cell>
          <table:table-cell table:formula="of:=INDIRECT(CONCATENATE(&quot;F&quot;; TEXT([.$Q92] + 7;&quot;#&quot;)))" office:value-type="float" office:value="0.015625" calcext:value-type="float">
            <text:p>0.015625</text:p>
          </table:table-cell>
          <table:table-cell table:formula="of:=INDIRECT(CONCATENATE(&quot;G&quot;; TEXT([.$Q92] + 7;&quot;#&quot;)))" office:value-type="float" office:value="1" calcext:value-type="float">
            <text:p>1</text:p>
          </table:table-cell>
          <table:table-cell table:formula="of:=INDIRECT(CONCATENATE(&quot;H&quot;; TEXT([.$Q92] + 7;&quot;#&quot;)))" office:value-type="float" office:value="0.061" calcext:value-type="float">
            <text:p>0.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0.445" calcext:value-type="float">
            <text:p>0.445</text:p>
          </table:table-cell>
          <table:table-cell table:number-columns-repeated="9"/>
          <table:table-cell table:formula="of:=INDIRECT(CONCATENATE(&quot;D&quot;; TEXT([.$Q92] + 14;&quot;#&quot;)))" office:value-type="float" office:value="64" calcext:value-type="float">
            <text:p>64</text:p>
          </table:table-cell>
          <table:table-cell table:formula="of:=INDIRECT(CONCATENATE(&quot;E&quot;; TEXT([.$Q92] + 14;&quot;#&quot;)))" office:value-type="float" office:value="0.125" calcext:value-type="float">
            <text:p>0.125</text:p>
          </table:table-cell>
          <table:table-cell table:formula="of:=INDIRECT(CONCATENATE(&quot;F&quot;; TEXT([.$Q92] + 14;&quot;#&quot;)))" office:value-type="float" office:value="0.015625" calcext:value-type="float">
            <text:p>0.015625</text:p>
          </table:table-cell>
          <table:table-cell table:formula="of:=INDIRECT(CONCATENATE(&quot;G&quot;; TEXT([.$Q92] + 14;&quot;#&quot;)))" office:value-type="float" office:value="1" calcext:value-type="float">
            <text:p>1</text:p>
          </table:table-cell>
          <table:table-cell table:formula="of:=INDIRECT(CONCATENATE(&quot;H&quot;; TEXT([.$Q92] + 14;&quot;#&quot;)))" office:value-type="float" office:value="0.052" calcext:value-type="float">
            <text:p>0.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0.322" calcext:value-type="float">
            <text:p>0.322</text:p>
          </table:table-cell>
          <table:table-cell table:number-columns-repeated="9"/>
          <table:table-cell table:formula="of:=INDIRECT(CONCATENATE(&quot;D&quot;; TEXT([.$Q92] + 21;&quot;#&quot;)))" office:value-type="float" office:value="64" calcext:value-type="float">
            <text:p>64</text:p>
          </table:table-cell>
          <table:table-cell table:formula="of:=INDIRECT(CONCATENATE(&quot;E&quot;; TEXT([.$Q92] + 21;&quot;#&quot;)))" office:value-type="float" office:value="0.0625" calcext:value-type="float">
            <text:p>0.0625</text:p>
          </table:table-cell>
          <table:table-cell table:formula="of:=INDIRECT(CONCATENATE(&quot;F&quot;; TEXT([.$Q92] + 21;&quot;#&quot;)))" office:value-type="float" office:value="0.015625" calcext:value-type="float">
            <text:p>0.015625</text:p>
          </table:table-cell>
          <table:table-cell table:formula="of:=INDIRECT(CONCATENATE(&quot;G&quot;; TEXT([.$Q92] + 21;&quot;#&quot;)))" office:value-type="float" office:value="1" calcext:value-type="float">
            <text:p>1</text:p>
          </table:table-cell>
          <table:table-cell table:formula="of:=INDIRECT(CONCATENATE(&quot;H&quot;; TEXT([.$Q92] + 21;&quot;#&quot;)))" office:value-type="float" office:value="0.093" calcext:value-type="float">
            <text:p>0.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217" calcext:value-type="float">
            <text:p>0.217</text:p>
          </table:table-cell>
          <table:table-cell table:number-columns-repeated="9"/>
          <table:table-cell table:formula="of:=INDIRECT(CONCATENATE(&quot;D&quot;; TEXT([.$Q92] + 28;&quot;#&quot;)))" office:value-type="float" office:value="64" calcext:value-type="float">
            <text:p>64</text:p>
          </table:table-cell>
          <table:table-cell table:formula="of:=INDIRECT(CONCATENATE(&quot;E&quot;; TEXT([.$Q92] + 28;&quot;#&quot;)))" office:value-type="float" office:value="0.03125" calcext:value-type="float">
            <text:p>0.03125</text:p>
          </table:table-cell>
          <table:table-cell table:formula="of:=INDIRECT(CONCATENATE(&quot;F&quot;; TEXT([.$Q92] + 28;&quot;#&quot;)))" office:value-type="float" office:value="0.015625" calcext:value-type="float">
            <text:p>0.015625</text:p>
          </table:table-cell>
          <table:table-cell table:formula="of:=INDIRECT(CONCATENATE(&quot;G&quot;; TEXT([.$Q92] + 28;&quot;#&quot;)))" office:value-type="float" office:value="1" calcext:value-type="float">
            <text:p>1</text:p>
          </table:table-cell>
          <table:table-cell table:formula="of:=INDIRECT(CONCATENATE(&quot;H&quot;; TEXT([.$Q92] + 28;&quot;#&quot;)))" office:value-type="float" office:value="0.061" calcext:value-type="float">
            <text:p>0.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number-columns-repeated="9"/>
          <table:table-cell table:formula="of:=INDIRECT(CONCATENATE(&quot;D&quot;; TEXT([.$Q92] + 35;&quot;#&quot;)))" office:value-type="float" office:value="64" calcext:value-type="float">
            <text:p>64</text:p>
          </table:table-cell>
          <table:table-cell table:formula="of:=INDIRECT(CONCATENATE(&quot;E&quot;; TEXT([.$Q92] + 35;&quot;#&quot;)))" office:value-type="float" office:value="0.015625" calcext:value-type="float">
            <text:p>0.015625</text:p>
          </table:table-cell>
          <table:table-cell table:formula="of:=INDIRECT(CONCATENATE(&quot;F&quot;; TEXT([.$Q92] + 35;&quot;#&quot;)))" office:value-type="float" office:value="0.015625" calcext:value-type="float">
            <text:p>0.015625</text:p>
          </table:table-cell>
          <table:table-cell table:formula="of:=INDIRECT(CONCATENATE(&quot;G&quot;; TEXT([.$Q92] + 35;&quot;#&quot;)))" office:value-type="float" office:value="1" calcext:value-type="float">
            <text:p>1</text:p>
          </table:table-cell>
          <table:table-cell table:formula="of:=INDIRECT(CONCATENATE(&quot;H&quot;; TEXT([.$Q92] + 35;&quot;#&quot;)))"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table:number-columns-repeated="9"/>
          <table:table-cell table:formula="of:=INDIRECT(CONCATENATE(&quot;D&quot;; TEXT([.$Q92] + 42;&quot;#&quot;)))" office:value-type="float" office:value="64" calcext:value-type="float">
            <text:p>64</text:p>
          </table:table-cell>
          <table:table-cell table:formula="of:=INDIRECT(CONCATENATE(&quot;E&quot;; TEXT([.$Q92] + 42;&quot;#&quot;)))" office:value-type="float" office:value="0.0078125" calcext:value-type="float">
            <text:p>0.0078125</text:p>
          </table:table-cell>
          <table:table-cell table:formula="of:=INDIRECT(CONCATENATE(&quot;F&quot;; TEXT([.$Q92] + 42;&quot;#&quot;)))" office:value-type="float" office:value="0.015625" calcext:value-type="float">
            <text:p>0.015625</text:p>
          </table:table-cell>
          <table:table-cell table:formula="of:=INDIRECT(CONCATENATE(&quot;G&quot;; TEXT([.$Q92] + 42;&quot;#&quot;)))" office:value-type="float" office:value="1" calcext:value-type="float">
            <text:p>1</text:p>
          </table:table-cell>
          <table:table-cell table:formula="of:=INDIRECT(CONCATENATE(&quot;H&quot;; TEXT([.$Q92] + 42;&quot;#&quot;)))" office:value-type="float" office:value="0.059" calcext:value-type="float">
            <text:p>0.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202" calcext:value-type="float">
            <text:p>202</text:p>
          </table:table-cell>
          <table:table-cell office:value-type="float" office:value="4.623" calcext:value-type="float">
            <text:p>4.623</text:p>
          </table:table-cell>
          <table:table-cell table:number-columns-repeated="8"/>
          <table:table-cell table:formula="of:=[.Q57]+6" office:value-type="float" office:value="63" calcext:value-type="float">
            <text:p>63</text:p>
          </table:table-cell>
          <table:table-cell table:formula="of:=INDIRECT(CONCATENATE(&quot;D&quot;; TEXT([.$Q99] + 0;&quot;#&quot;)))" office:value-type="float" office:value="64" calcext:value-type="float">
            <text:p>64</text:p>
          </table:table-cell>
          <table:table-cell table:formula="of:=INDIRECT(CONCATENATE(&quot;E&quot;; TEXT([.$Q99] + 0;&quot;#&quot;)))" office:value-type="float" office:value="0.5" calcext:value-type="float">
            <text:p>0.5</text:p>
          </table:table-cell>
          <table:table-cell table:formula="of:=INDIRECT(CONCATENATE(&quot;F&quot;; TEXT([.$Q99] + 0;&quot;#&quot;)))" office:value-type="float" office:value="0.0078125" calcext:value-type="float">
            <text:p>0.0078125</text:p>
          </table:table-cell>
          <table:table-cell table:formula="of:=INDIRECT(CONCATENATE(&quot;G&quot;; TEXT([.$Q99] + 0;&quot;#&quot;)))" office:value-type="float" office:value="1" calcext:value-type="float">
            <text:p>1</text:p>
          </table:table-cell>
          <table:table-cell table:formula="of:=INDIRECT(CONCATENATE(&quot;H&quot;; TEXT([.$Q99] + 0;&quot;#&quot;)))" office:value-type="float" office:value="0.053" calcext:value-type="float">
            <text:p>0.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1.311" calcext:value-type="float">
            <text:p>1.311</text:p>
          </table:table-cell>
          <table:table-cell table:number-columns-repeated="9"/>
          <table:table-cell table:formula="of:=INDIRECT(CONCATENATE(&quot;D&quot;; TEXT([.$Q99] + 7;&quot;#&quot;)))" office:value-type="float" office:value="64" calcext:value-type="float">
            <text:p>64</text:p>
          </table:table-cell>
          <table:table-cell table:formula="of:=INDIRECT(CONCATENATE(&quot;E&quot;; TEXT([.$Q99] + 7;&quot;#&quot;)))" office:value-type="float" office:value="0.25" calcext:value-type="float">
            <text:p>0.25</text:p>
          </table:table-cell>
          <table:table-cell table:formula="of:=INDIRECT(CONCATENATE(&quot;F&quot;; TEXT([.$Q99] + 7;&quot;#&quot;)))" office:value-type="float" office:value="0.0078125" calcext:value-type="float">
            <text:p>0.0078125</text:p>
          </table:table-cell>
          <table:table-cell table:formula="of:=INDIRECT(CONCATENATE(&quot;G&quot;; TEXT([.$Q99] + 7;&quot;#&quot;)))" office:value-type="float" office:value="1" calcext:value-type="float">
            <text:p>1</text:p>
          </table:table-cell>
          <table:table-cell table:formula="of:=INDIRECT(CONCATENATE(&quot;H&quot;; TEXT([.$Q99] + 7;&quot;#&quot;)))" office:value-type="float" office:value="0.054" calcext:value-type="float">
            <text:p>0.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0.636" calcext:value-type="float">
            <text:p>0.636</text:p>
          </table:table-cell>
          <table:table-cell table:number-columns-repeated="9"/>
          <table:table-cell table:formula="of:=INDIRECT(CONCATENATE(&quot;D&quot;; TEXT([.$Q99] + 14;&quot;#&quot;)))" office:value-type="float" office:value="64" calcext:value-type="float">
            <text:p>64</text:p>
          </table:table-cell>
          <table:table-cell table:formula="of:=INDIRECT(CONCATENATE(&quot;E&quot;; TEXT([.$Q99] + 14;&quot;#&quot;)))" office:value-type="float" office:value="0.125" calcext:value-type="float">
            <text:p>0.125</text:p>
          </table:table-cell>
          <table:table-cell table:formula="of:=INDIRECT(CONCATENATE(&quot;F&quot;; TEXT([.$Q99] + 14;&quot;#&quot;)))" office:value-type="float" office:value="0.0078125" calcext:value-type="float">
            <text:p>0.0078125</text:p>
          </table:table-cell>
          <table:table-cell table:formula="of:=INDIRECT(CONCATENATE(&quot;G&quot;; TEXT([.$Q99] + 14;&quot;#&quot;)))" office:value-type="float" office:value="1" calcext:value-type="float">
            <text:p>1</text:p>
          </table:table-cell>
          <table:table-cell table:formula="of:=INDIRECT(CONCATENATE(&quot;H&quot;; TEXT([.$Q99] + 14;&quot;#&quot;)))" office:value-type="float" office:value="0.044" calcext:value-type="float">
            <text:p>0.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0.177" calcext:value-type="float">
            <text:p>0.177</text:p>
          </table:table-cell>
          <table:table-cell table:number-columns-repeated="9"/>
          <table:table-cell table:formula="of:=INDIRECT(CONCATENATE(&quot;D&quot;; TEXT([.$Q99] + 21;&quot;#&quot;)))" office:value-type="float" office:value="64" calcext:value-type="float">
            <text:p>64</text:p>
          </table:table-cell>
          <table:table-cell table:formula="of:=INDIRECT(CONCATENATE(&quot;E&quot;; TEXT([.$Q99] + 21;&quot;#&quot;)))" office:value-type="float" office:value="0.0625" calcext:value-type="float">
            <text:p>0.0625</text:p>
          </table:table-cell>
          <table:table-cell table:formula="of:=INDIRECT(CONCATENATE(&quot;F&quot;; TEXT([.$Q99] + 21;&quot;#&quot;)))" office:value-type="float" office:value="0.0078125" calcext:value-type="float">
            <text:p>0.0078125</text:p>
          </table:table-cell>
          <table:table-cell table:formula="of:=INDIRECT(CONCATENATE(&quot;G&quot;; TEXT([.$Q99] + 21;&quot;#&quot;)))" office:value-type="float" office:value="1" calcext:value-type="float">
            <text:p>1</text:p>
          </table:table-cell>
          <table:table-cell table:formula="of:=INDIRECT(CONCATENATE(&quot;H&quot;; TEXT([.$Q99] + 21;&quot;#&quot;)))" office:value-type="float" office:value="0.073" calcext:value-type="float">
            <text:p>0.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091" calcext:value-type="float">
            <text:p>0.091</text:p>
          </table:table-cell>
          <table:table-cell table:number-columns-repeated="9"/>
          <table:table-cell table:formula="of:=INDIRECT(CONCATENATE(&quot;D&quot;; TEXT([.$Q99] + 28;&quot;#&quot;)))" office:value-type="float" office:value="64" calcext:value-type="float">
            <text:p>64</text:p>
          </table:table-cell>
          <table:table-cell table:formula="of:=INDIRECT(CONCATENATE(&quot;E&quot;; TEXT([.$Q99] + 28;&quot;#&quot;)))" office:value-type="float" office:value="0.03125" calcext:value-type="float">
            <text:p>0.03125</text:p>
          </table:table-cell>
          <table:table-cell table:formula="of:=INDIRECT(CONCATENATE(&quot;F&quot;; TEXT([.$Q99] + 28;&quot;#&quot;)))" office:value-type="float" office:value="0.0078125" calcext:value-type="float">
            <text:p>0.0078125</text:p>
          </table:table-cell>
          <table:table-cell table:formula="of:=INDIRECT(CONCATENATE(&quot;G&quot;; TEXT([.$Q99] + 28;&quot;#&quot;)))" office:value-type="float" office:value="1" calcext:value-type="float">
            <text:p>1</text:p>
          </table:table-cell>
          <table:table-cell table:formula="of:=INDIRECT(CONCATENATE(&quot;H&quot;; TEXT([.$Q99] + 28;&quot;#&quot;)))" office:value-type="float" office:value="0.052" calcext:value-type="float">
            <text:p>0.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59" calcext:value-type="float">
            <text:p>0.059</text:p>
          </table:table-cell>
          <table:table-cell table:number-columns-repeated="9"/>
          <table:table-cell table:formula="of:=INDIRECT(CONCATENATE(&quot;D&quot;; TEXT([.$Q99] + 35;&quot;#&quot;)))" office:value-type="float" office:value="64" calcext:value-type="float">
            <text:p>64</text:p>
          </table:table-cell>
          <table:table-cell table:formula="of:=INDIRECT(CONCATENATE(&quot;E&quot;; TEXT([.$Q99] + 35;&quot;#&quot;)))" office:value-type="float" office:value="0.015625" calcext:value-type="float">
            <text:p>0.015625</text:p>
          </table:table-cell>
          <table:table-cell table:formula="of:=INDIRECT(CONCATENATE(&quot;F&quot;; TEXT([.$Q99] + 35;&quot;#&quot;)))" office:value-type="float" office:value="0.0078125" calcext:value-type="float">
            <text:p>0.0078125</text:p>
          </table:table-cell>
          <table:table-cell table:formula="of:=INDIRECT(CONCATENATE(&quot;G&quot;; TEXT([.$Q99] + 35;&quot;#&quot;)))" office:value-type="float" office:value="1" calcext:value-type="float">
            <text:p>1</text:p>
          </table:table-cell>
          <table:table-cell table:formula="of:=INDIRECT(CONCATENATE(&quot;H&quot;; TEXT([.$Q99] + 35;&quot;#&quot;)))" office:value-type="float" office:value="0.055" calcext:value-type="float">
            <text:p>0.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table:number-columns-repeated="9"/>
          <table:table-cell table:formula="of:=INDIRECT(CONCATENATE(&quot;D&quot;; TEXT([.$Q99] + 42;&quot;#&quot;)))" office:value-type="float" office:value="64" calcext:value-type="float">
            <text:p>64</text:p>
          </table:table-cell>
          <table:table-cell table:formula="of:=INDIRECT(CONCATENATE(&quot;E&quot;; TEXT([.$Q99] + 42;&quot;#&quot;)))" office:value-type="float" office:value="0.0078125" calcext:value-type="float">
            <text:p>0.0078125</text:p>
          </table:table-cell>
          <table:table-cell table:formula="of:=INDIRECT(CONCATENATE(&quot;F&quot;; TEXT([.$Q99] + 42;&quot;#&quot;)))" office:value-type="float" office:value="0.0078125" calcext:value-type="float">
            <text:p>0.0078125</text:p>
          </table:table-cell>
          <table:table-cell table:formula="of:=INDIRECT(CONCATENATE(&quot;G&quot;; TEXT([.$Q99] + 42;&quot;#&quot;)))" office:value-type="float" office:value="1" calcext:value-type="float">
            <text:p>1</text:p>
          </table:table-cell>
          <table:table-cell table:formula="of:=INDIRECT(CONCATENATE(&quot;H&quot;; TEXT([.$Q99] + 42;&quot;#&quot;)))" office:value-type="float" office:value="0.049" calcext:value-type="float">
            <text:p>0.049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formula="of:=[.A110]" office:value-type="string" office:string-value="HsqlHtmidMatcher" calcext:value-type="string">
            <text:p>HsqlHtmidMatcher</text:p>
          </table:table-cell>
          <table:table-cell table:formula="of:=[.B110]" office:value-type="string" office:string-value="HTMID" calcext:value-type="string">
            <text:p>HTMID</text:p>
          </table:table-cell>
          <table:table-cell table:number-columns-repeated="7"/>
          <table:table-cell table:formula="of:=[.A107]" office:value-type="string" office:string-value="HsqlHtmidMatcher" calcext:value-type="string">
            <text:p>HsqlHtmidMatcher</text:p>
          </table:table-cell>
          <table:table-cell table:formula="of:=[.B107]" office:value-type="string" office:string-value="HTMID" calcext:value-type="string">
            <text:p>HTMID</text:p>
          </table:table-cell>
          <table:table-cell table:number-columns-repeated="5"/>
          <table:table-cell table:formula="of:=[.A107]" office:value-type="string" office:string-value="HsqlHtmidMatcher" calcext:value-type="string">
            <text:p>HsqlHtmidMatcher</text:p>
          </table:table-cell>
          <table:table-cell table:formula="of:=[.B107]" office:value-type="string" office:string-value="HTMID" calcext:value-type="string">
            <text:p>HTMID</text:p>
          </table:table-cell>
          <table:table-cell table:number-columns-repeated="5"/>
          <table:table-cell table:formula="of:=[.A107]" office:value-type="string" office:string-value="HsqlHtmidMatcher" calcext:value-type="string">
            <text:p>HsqlHtmidMatcher</text:p>
          </table:table-cell>
          <table:table-cell table:formula="of:=[.B107]" office:value-type="string" office:string-value="HTMID" calcext:value-type="string">
            <text:p>HTMID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atch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points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found</text:p>
          </table:table-cell>
          <table:table-cell table:style-name="ce1" office:value-type="string" calcext:value-type="string">
            <text:p>timeavg</text:p>
          </table:table-cell>
          <table:table-cell table:number-columns-repeated="9"/>
          <table:table-cell office:value-type="string" calcext:value-type="string">
            <text:p>rang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ime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02" calcext:value-type="float">
            <text:p>802</text:p>
          </table:table-cell>
          <table:table-cell office:value-type="float" office:value="9.238" calcext:value-type="float">
            <text:p>9.238</text:p>
          </table:table-cell>
          <table:table-cell/>
          <table:table-cell table:formula="of:=LEFT(CONCATENATE([.E109]; &quot; &quot;; [.E110]); 11)" office:value-type="string" office:string-value="zone 0.5" calcext:value-type="string">
            <text:p>zone 0.5</text:p>
          </table:table-cell>
          <table:table-cell table:number-columns-repeated="6"/>
          <table:table-cell table:formula="of:=ROW()" office:value-type="float" office:value="110" calcext:value-type="float">
            <text:p>110</text:p>
          </table:table-cell>
          <table:table-cell table:formula="of:=INDIRECT(CONCATENATE(&quot;D&quot;; TEXT([.$Q110] + 0;&quot;#&quot;)))" office:value-type="float" office:value="32" calcext:value-type="float">
            <text:p>32</text:p>
          </table:table-cell>
          <table:table-cell table:formula="of:=INDIRECT(CONCATENATE(&quot;E&quot;; TEXT([.$Q110] + 0;&quot;#&quot;)))" office:value-type="float" office:value="0.5" calcext:value-type="float">
            <text:p>0.5</text:p>
          </table:table-cell>
          <table:table-cell table:formula="of:=INDIRECT(CONCATENATE(&quot;F&quot;; TEXT([.$Q110] + 0;&quot;#&quot;)))" office:value-type="float" office:value="0.5" calcext:value-type="float">
            <text:p>0.5</text:p>
          </table:table-cell>
          <table:table-cell table:formula="of:=INDIRECT(CONCATENATE(&quot;G&quot;; TEXT([.$Q110] + 0;&quot;#&quot;)))" office:value-type="float" office:value="802" calcext:value-type="float">
            <text:p>802</text:p>
          </table:table-cell>
          <table:table-cell table:formula="of:=INDIRECT(CONCATENATE(&quot;H&quot;; TEXT([.$Q110] + 0;&quot;#&quot;)))" office:value-type="float" office:value="9.238" calcext:value-type="float">
            <text:p>9.238</text:p>
          </table:table-cell>
          <table:table-cell/>
          <table:table-cell table:formula="of:=LEFT(CONCATENATE([.T109];&quot; &quot;; [.T110]); 13)" office:value-type="string" office:string-value="radius 0.5" calcext:value-type="string">
            <text:p>radius 0.5</text:p>
          </table:table-cell>
          <table:table-cell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97" calcext:value-type="float">
            <text:p>197</text:p>
          </table:table-cell>
          <table:table-cell office:value-type="float" office:value="2.512" calcext:value-type="float">
            <text:p>2.512</text:p>
          </table:table-cell>
          <table:table-cell/>
          <table:table-cell table:formula="of:=LEFT(CONCATENATE([.E109]; &quot; &quot;; [.E118]); 11)" office:value-type="string" office:string-value="zone 0.25" calcext:value-type="string">
            <text:p>zone 0.25</text:p>
          </table:table-cell>
          <table:table-cell table:number-columns-repeated="7"/>
          <table:table-cell table:formula="of:=INDIRECT(CONCATENATE(&quot;D&quot;; TEXT([.$Q110] + 7;&quot;#&quot;)))" office:value-type="float" office:value="32" calcext:value-type="float">
            <text:p>32</text:p>
          </table:table-cell>
          <table:table-cell table:formula="of:=INDIRECT(CONCATENATE(&quot;E&quot;; TEXT([.$Q110] + 7;&quot;#&quot;)))" office:value-type="float" office:value="0.25" calcext:value-type="float">
            <text:p>0.25</text:p>
          </table:table-cell>
          <table:table-cell table:formula="of:=INDIRECT(CONCATENATE(&quot;F&quot;; TEXT([.$Q110] + 7;&quot;#&quot;)))" office:value-type="float" office:value="0.5" calcext:value-type="float">
            <text:p>0.5</text:p>
          </table:table-cell>
          <table:table-cell table:formula="of:=INDIRECT(CONCATENATE(&quot;G&quot;; TEXT([.$Q110] + 7;&quot;#&quot;)))" office:value-type="float" office:value="804" calcext:value-type="float">
            <text:p>804</text:p>
          </table:table-cell>
          <table:table-cell table:formula="of:=INDIRECT(CONCATENATE(&quot;H&quot;; TEXT([.$Q110] + 7;&quot;#&quot;)))" office:value-type="float" office:value="9.15" calcext:value-type="float">
            <text:p>9.15</text:p>
          </table:table-cell>
          <table:table-cell/>
          <table:table-cell table:formula="of:=LEFT(CONCATENATE([.T109];&quot; &quot;; [.T117]); 13)" office:value-type="string" office:string-value="radius 0.25" calcext:value-type="string">
            <text:p>radius 0.25</text:p>
          </table:table-cell>
          <table:table-cell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  <table:table-cell office:value-type="float" office:value="0.765" calcext:value-type="float">
            <text:p>0.765</text:p>
          </table:table-cell>
          <table:table-cell/>
          <table:table-cell table:formula="of:=LEFT(CONCATENATE([.E109]; &quot; &quot;; [.E125]); 11)" office:value-type="string" office:string-value="zone 0.125" calcext:value-type="string">
            <text:p>zone 0.125</text:p>
          </table:table-cell>
          <table:table-cell table:number-columns-repeated="7"/>
          <table:table-cell table:formula="of:=INDIRECT(CONCATENATE(&quot;D&quot;; TEXT([.$Q110] + 14;&quot;#&quot;)))" office:value-type="float" office:value="32" calcext:value-type="float">
            <text:p>32</text:p>
          </table:table-cell>
          <table:table-cell table:formula="of:=INDIRECT(CONCATENATE(&quot;E&quot;; TEXT([.$Q110] + 14;&quot;#&quot;)))" office:value-type="float" office:value="0.125" calcext:value-type="float">
            <text:p>0.125</text:p>
          </table:table-cell>
          <table:table-cell table:formula="of:=INDIRECT(CONCATENATE(&quot;F&quot;; TEXT([.$Q110] + 14;&quot;#&quot;)))" office:value-type="float" office:value="0.5" calcext:value-type="float">
            <text:p>0.5</text:p>
          </table:table-cell>
          <table:table-cell table:formula="of:=INDIRECT(CONCATENATE(&quot;G&quot;; TEXT([.$Q110] + 14;&quot;#&quot;)))" office:value-type="float" office:value="803" calcext:value-type="float">
            <text:p>803</text:p>
          </table:table-cell>
          <table:table-cell table:formula="of:=INDIRECT(CONCATENATE(&quot;H&quot;; TEXT([.$Q110] + 14;&quot;#&quot;)))" office:value-type="float" office:value="8.966" calcext:value-type="float">
            <text:p>8.966</text:p>
          </table:table-cell>
          <table:table-cell/>
          <table:table-cell table:formula="of:=LEFT(CONCATENATE([.T109];&quot; &quot;; [.T124]); 13)" office:value-type="string" office:string-value="radius 0.125" calcext:value-type="string">
            <text:p>radius 0.125</text:p>
          </table:table-cell>
          <table:table-cell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0.27" calcext:value-type="float">
            <text:p>0.27</text:p>
          </table:table-cell>
          <table:table-cell/>
          <table:table-cell table:formula="of:=LEFT(CONCATENATE([.E109]; &quot; &quot;; [.E132]); 11)" office:value-type="string" office:string-value="zone 0.0625" calcext:value-type="string">
            <text:p>zone 0.0625</text:p>
          </table:table-cell>
          <table:table-cell table:number-columns-repeated="7"/>
          <table:table-cell table:formula="of:=INDIRECT(CONCATENATE(&quot;D&quot;; TEXT([.$Q110] + 21;&quot;#&quot;)))" office:value-type="float" office:value="32" calcext:value-type="float">
            <text:p>32</text:p>
          </table:table-cell>
          <table:table-cell table:formula="of:=INDIRECT(CONCATENATE(&quot;E&quot;; TEXT([.$Q110] + 21;&quot;#&quot;)))" office:value-type="float" office:value="0.0625" calcext:value-type="float">
            <text:p>0.0625</text:p>
          </table:table-cell>
          <table:table-cell table:formula="of:=INDIRECT(CONCATENATE(&quot;F&quot;; TEXT([.$Q110] + 21;&quot;#&quot;)))" office:value-type="float" office:value="0.5" calcext:value-type="float">
            <text:p>0.5</text:p>
          </table:table-cell>
          <table:table-cell table:formula="of:=INDIRECT(CONCATENATE(&quot;G&quot;; TEXT([.$Q110] + 21;&quot;#&quot;)))" office:value-type="float" office:value="804" calcext:value-type="float">
            <text:p>804</text:p>
          </table:table-cell>
          <table:table-cell table:formula="of:=INDIRECT(CONCATENATE(&quot;H&quot;; TEXT([.$Q110] + 21;&quot;#&quot;)))" office:value-type="float" office:value="8.776" calcext:value-type="float">
            <text:p>8.776</text:p>
          </table:table-cell>
          <table:table-cell/>
          <table:table-cell table:formula="of:=LEFT(CONCATENATE([.T109];&quot; &quot;; [.T131]); 13)" office:value-type="string" office:string-value="radius 0.0625" calcext:value-type="string">
            <text:p>radius 0.0625</text:p>
          </table:table-cell>
          <table:table-cell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0.129" calcext:value-type="float">
            <text:p>0.129</text:p>
          </table:table-cell>
          <table:table-cell/>
          <table:table-cell table:formula="of:=LEFT(CONCATENATE([.E109]; &quot; &quot;; [.E139]); 11)" office:value-type="string" office:string-value="zone 0.0312" calcext:value-type="string">
            <text:p>zone 0.0312</text:p>
          </table:table-cell>
          <table:table-cell table:number-columns-repeated="7"/>
          <table:table-cell table:formula="of:=INDIRECT(CONCATENATE(&quot;D&quot;; TEXT([.$Q110] + 28;&quot;#&quot;)))" office:value-type="float" office:value="32" calcext:value-type="float">
            <text:p>32</text:p>
          </table:table-cell>
          <table:table-cell table:formula="of:=INDIRECT(CONCATENATE(&quot;E&quot;; TEXT([.$Q110] + 28;&quot;#&quot;)))" office:value-type="float" office:value="0.03125" calcext:value-type="float">
            <text:p>0.03125</text:p>
          </table:table-cell>
          <table:table-cell table:formula="of:=INDIRECT(CONCATENATE(&quot;F&quot;; TEXT([.$Q110] + 28;&quot;#&quot;)))" office:value-type="float" office:value="0.5" calcext:value-type="float">
            <text:p>0.5</text:p>
          </table:table-cell>
          <table:table-cell table:formula="of:=INDIRECT(CONCATENATE(&quot;G&quot;; TEXT([.$Q110] + 28;&quot;#&quot;)))" office:value-type="float" office:value="807" calcext:value-type="float">
            <text:p>807</text:p>
          </table:table-cell>
          <table:table-cell table:formula="of:=INDIRECT(CONCATENATE(&quot;H&quot;; TEXT([.$Q110] + 28;&quot;#&quot;)))" office:value-type="float" office:value="8.813" calcext:value-type="float">
            <text:p>8.813</text:p>
          </table:table-cell>
          <table:table-cell/>
          <table:table-cell table:formula="of:=LEFT(CONCATENATE([.T109];&quot; &quot;; [.T138]); 13)" office:value-type="string" office:string-value="radius 0.0312" calcext:value-type="string">
            <text:p>radius 0.0312</text:p>
          </table:table-cell>
          <table:table-cell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LEFT(CONCATENATE([.E109]; &quot; &quot;; [.E146]); 11)" office:value-type="string" office:string-value="zone 0.0156" calcext:value-type="string">
            <text:p>zone 0.0156</text:p>
          </table:table-cell>
          <table:table-cell table:number-columns-repeated="7"/>
          <table:table-cell table:formula="of:=INDIRECT(CONCATENATE(&quot;D&quot;; TEXT([.$Q110] + 35;&quot;#&quot;)))" office:value-type="float" office:value="32" calcext:value-type="float">
            <text:p>32</text:p>
          </table:table-cell>
          <table:table-cell table:formula="of:=INDIRECT(CONCATENATE(&quot;E&quot;; TEXT([.$Q110] + 35;&quot;#&quot;)))" office:value-type="float" office:value="0.015625" calcext:value-type="float">
            <text:p>0.015625</text:p>
          </table:table-cell>
          <table:table-cell table:formula="of:=INDIRECT(CONCATENATE(&quot;F&quot;; TEXT([.$Q110] + 35;&quot;#&quot;)))" office:value-type="float" office:value="0.5" calcext:value-type="float">
            <text:p>0.5</text:p>
          </table:table-cell>
          <table:table-cell table:formula="of:=INDIRECT(CONCATENATE(&quot;G&quot;; TEXT([.$Q110] + 35;&quot;#&quot;)))" office:value-type="float" office:value="803" calcext:value-type="float">
            <text:p>803</text:p>
          </table:table-cell>
          <table:table-cell table:formula="of:=INDIRECT(CONCATENATE(&quot;H&quot;; TEXT([.$Q110] + 35;&quot;#&quot;)))" office:value-type="float" office:value="8" calcext:value-type="float">
            <text:p>8</text:p>
          </table:table-cell>
          <table:table-cell/>
          <table:table-cell table:formula="of:=LEFT(CONCATENATE([.T109];&quot; &quot;; [.T145]); 13)" office:value-type="string" office:string-value="radius 0.0156" calcext:value-type="string">
            <text:p>radius 0.0156</text:p>
          </table:table-cell>
          <table:table-cell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53" calcext:value-type="float">
            <text:p>0.053</text:p>
          </table:table-cell>
          <table:table-cell/>
          <table:table-cell table:formula="of:=LEFT(CONCATENATE([.E109]; &quot; &quot;; [.E153]); 11)" office:value-type="string" office:string-value="zone 0.0078" calcext:value-type="string">
            <text:p>zone 0.0078</text:p>
          </table:table-cell>
          <table:table-cell table:number-columns-repeated="7"/>
          <table:table-cell table:formula="of:=INDIRECT(CONCATENATE(&quot;D&quot;; TEXT([.$Q110] + 42;&quot;#&quot;)))" office:value-type="float" office:value="32" calcext:value-type="float">
            <text:p>32</text:p>
          </table:table-cell>
          <table:table-cell table:formula="of:=INDIRECT(CONCATENATE(&quot;E&quot;; TEXT([.$Q110] + 42;&quot;#&quot;)))" office:value-type="float" office:value="0.0078125" calcext:value-type="float">
            <text:p>0.0078125</text:p>
          </table:table-cell>
          <table:table-cell table:formula="of:=INDIRECT(CONCATENATE(&quot;F&quot;; TEXT([.$Q110] + 42;&quot;#&quot;)))" office:value-type="float" office:value="0.5" calcext:value-type="float">
            <text:p>0.5</text:p>
          </table:table-cell>
          <table:table-cell table:formula="of:=INDIRECT(CONCATENATE(&quot;G&quot;; TEXT([.$Q110] + 42;&quot;#&quot;)))" office:value-type="float" office:value="806" calcext:value-type="float">
            <text:p>806</text:p>
          </table:table-cell>
          <table:table-cell table:formula="of:=INDIRECT(CONCATENATE(&quot;H&quot;; TEXT([.$Q110] + 42;&quot;#&quot;)))" office:value-type="float" office:value="9.055" calcext:value-type="float">
            <text:p>9.055</text:p>
          </table:table-cell>
          <table:table-cell/>
          <table:table-cell table:formula="of:=LEFT(CONCATENATE([.T109];&quot; &quot;; [.T152]); 13)" office:value-type="string" office:string-value="radius 0.0078" calcext:value-type="string">
            <text:p>radius 0.0078</text:p>
          </table:table-cell>
          <table:table-cell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804" calcext:value-type="float">
            <text:p>804</text:p>
          </table:table-cell>
          <table:table-cell office:value-type="float" office:value="9.15" calcext:value-type="float">
            <text:p>9.15</text:p>
          </table:table-cell>
          <table:table-cell table:number-columns-repeated="8"/>
          <table:table-cell table:formula="of:=[.Q110]+1" office:value-type="float" office:value="111" calcext:value-type="float">
            <text:p>111</text:p>
          </table:table-cell>
          <table:table-cell table:formula="of:=INDIRECT(CONCATENATE(&quot;D&quot;; TEXT([.$Q117] + 0;&quot;#&quot;)))" office:value-type="float" office:value="32" calcext:value-type="float">
            <text:p>32</text:p>
          </table:table-cell>
          <table:table-cell table:formula="of:=INDIRECT(CONCATENATE(&quot;E&quot;; TEXT([.$Q117] + 0;&quot;#&quot;)))" office:value-type="float" office:value="0.5" calcext:value-type="float">
            <text:p>0.5</text:p>
          </table:table-cell>
          <table:table-cell table:formula="of:=INDIRECT(CONCATENATE(&quot;F&quot;; TEXT([.$Q117] + 0;&quot;#&quot;)))" office:value-type="float" office:value="0.25" calcext:value-type="float">
            <text:p>0.25</text:p>
          </table:table-cell>
          <table:table-cell table:formula="of:=INDIRECT(CONCATENATE(&quot;G&quot;; TEXT([.$Q117] + 0;&quot;#&quot;)))" office:value-type="float" office:value="197" calcext:value-type="float">
            <text:p>197</text:p>
          </table:table-cell>
          <table:table-cell table:formula="of:=INDIRECT(CONCATENATE(&quot;H&quot;; TEXT([.$Q117] + 0;&quot;#&quot;)))" office:value-type="float" office:value="2.512" calcext:value-type="float">
            <text:p>2.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207" calcext:value-type="float">
            <text:p>207</text:p>
          </table:table-cell>
          <table:table-cell office:value-type="float" office:value="2.507" calcext:value-type="float">
            <text:p>2.507</text:p>
          </table:table-cell>
          <table:table-cell table:number-columns-repeated="9"/>
          <table:table-cell table:formula="of:=INDIRECT(CONCATENATE(&quot;D&quot;; TEXT([.$Q117] + 7;&quot;#&quot;)))" office:value-type="float" office:value="32" calcext:value-type="float">
            <text:p>32</text:p>
          </table:table-cell>
          <table:table-cell table:formula="of:=INDIRECT(CONCATENATE(&quot;E&quot;; TEXT([.$Q117] + 7;&quot;#&quot;)))" office:value-type="float" office:value="0.25" calcext:value-type="float">
            <text:p>0.25</text:p>
          </table:table-cell>
          <table:table-cell table:formula="of:=INDIRECT(CONCATENATE(&quot;F&quot;; TEXT([.$Q117] + 7;&quot;#&quot;)))" office:value-type="float" office:value="0.25" calcext:value-type="float">
            <text:p>0.25</text:p>
          </table:table-cell>
          <table:table-cell table:formula="of:=INDIRECT(CONCATENATE(&quot;G&quot;; TEXT([.$Q117] + 7;&quot;#&quot;)))" office:value-type="float" office:value="207" calcext:value-type="float">
            <text:p>207</text:p>
          </table:table-cell>
          <table:table-cell table:formula="of:=INDIRECT(CONCATENATE(&quot;H&quot;; TEXT([.$Q117] + 7;&quot;#&quot;)))" office:value-type="float" office:value="2.507" calcext:value-type="float">
            <text:p>2.5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47" calcext:value-type="float">
            <text:p>47</text:p>
          </table:table-cell>
          <table:table-cell office:value-type="float" office:value="0.768" calcext:value-type="float">
            <text:p>0.768</text:p>
          </table:table-cell>
          <table:table-cell table:number-columns-repeated="9"/>
          <table:table-cell table:formula="of:=INDIRECT(CONCATENATE(&quot;D&quot;; TEXT([.$Q117] + 14;&quot;#&quot;)))" office:value-type="float" office:value="32" calcext:value-type="float">
            <text:p>32</text:p>
          </table:table-cell>
          <table:table-cell table:formula="of:=INDIRECT(CONCATENATE(&quot;E&quot;; TEXT([.$Q117] + 14;&quot;#&quot;)))" office:value-type="float" office:value="0.125" calcext:value-type="float">
            <text:p>0.125</text:p>
          </table:table-cell>
          <table:table-cell table:formula="of:=INDIRECT(CONCATENATE(&quot;F&quot;; TEXT([.$Q117] + 14;&quot;#&quot;)))" office:value-type="float" office:value="0.25" calcext:value-type="float">
            <text:p>0.25</text:p>
          </table:table-cell>
          <table:table-cell table:formula="of:=INDIRECT(CONCATENATE(&quot;G&quot;; TEXT([.$Q117] + 14;&quot;#&quot;)))" office:value-type="float" office:value="203" calcext:value-type="float">
            <text:p>203</text:p>
          </table:table-cell>
          <table:table-cell table:formula="of:=INDIRECT(CONCATENATE(&quot;H&quot;; TEXT([.$Q117] + 14;&quot;#&quot;)))" office:value-type="float" office:value="2.506" calcext:value-type="float">
            <text:p>2.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0.274" calcext:value-type="float">
            <text:p>0.274</text:p>
          </table:table-cell>
          <table:table-cell table:number-columns-repeated="9"/>
          <table:table-cell table:formula="of:=INDIRECT(CONCATENATE(&quot;D&quot;; TEXT([.$Q117] + 21;&quot;#&quot;)))" office:value-type="float" office:value="32" calcext:value-type="float">
            <text:p>32</text:p>
          </table:table-cell>
          <table:table-cell table:formula="of:=INDIRECT(CONCATENATE(&quot;E&quot;; TEXT([.$Q117] + 21;&quot;#&quot;)))" office:value-type="float" office:value="0.0625" calcext:value-type="float">
            <text:p>0.0625</text:p>
          </table:table-cell>
          <table:table-cell table:formula="of:=INDIRECT(CONCATENATE(&quot;F&quot;; TEXT([.$Q117] + 21;&quot;#&quot;)))" office:value-type="float" office:value="0.25" calcext:value-type="float">
            <text:p>0.25</text:p>
          </table:table-cell>
          <table:table-cell table:formula="of:=INDIRECT(CONCATENATE(&quot;G&quot;; TEXT([.$Q117] + 21;&quot;#&quot;)))" office:value-type="float" office:value="203" calcext:value-type="float">
            <text:p>203</text:p>
          </table:table-cell>
          <table:table-cell table:formula="of:=INDIRECT(CONCATENATE(&quot;H&quot;; TEXT([.$Q117] + 21;&quot;#&quot;)))" office:value-type="float" office:value="2.362" calcext:value-type="float">
            <text:p>2.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0.134" calcext:value-type="float">
            <text:p>0.134</text:p>
          </table:table-cell>
          <table:table-cell table:number-columns-repeated="9"/>
          <table:table-cell table:formula="of:=INDIRECT(CONCATENATE(&quot;D&quot;; TEXT([.$Q117] + 28;&quot;#&quot;)))" office:value-type="float" office:value="32" calcext:value-type="float">
            <text:p>32</text:p>
          </table:table-cell>
          <table:table-cell table:formula="of:=INDIRECT(CONCATENATE(&quot;E&quot;; TEXT([.$Q117] + 28;&quot;#&quot;)))" office:value-type="float" office:value="0.03125" calcext:value-type="float">
            <text:p>0.03125</text:p>
          </table:table-cell>
          <table:table-cell table:formula="of:=INDIRECT(CONCATENATE(&quot;F&quot;; TEXT([.$Q117] + 28;&quot;#&quot;)))" office:value-type="float" office:value="0.25" calcext:value-type="float">
            <text:p>0.25</text:p>
          </table:table-cell>
          <table:table-cell table:formula="of:=INDIRECT(CONCATENATE(&quot;G&quot;; TEXT([.$Q117] + 28;&quot;#&quot;)))" office:value-type="float" office:value="201" calcext:value-type="float">
            <text:p>201</text:p>
          </table:table-cell>
          <table:table-cell table:formula="of:=INDIRECT(CONCATENATE(&quot;H&quot;; TEXT([.$Q117] + 28;&quot;#&quot;)))" office:value-type="float" office:value="2.503" calcext:value-type="float">
            <text:p>2.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69" calcext:value-type="float">
            <text:p>0.069</text:p>
          </table:table-cell>
          <table:table-cell table:number-columns-repeated="9"/>
          <table:table-cell table:formula="of:=INDIRECT(CONCATENATE(&quot;D&quot;; TEXT([.$Q117] + 35;&quot;#&quot;)))" office:value-type="float" office:value="32" calcext:value-type="float">
            <text:p>32</text:p>
          </table:table-cell>
          <table:table-cell table:formula="of:=INDIRECT(CONCATENATE(&quot;E&quot;; TEXT([.$Q117] + 35;&quot;#&quot;)))" office:value-type="float" office:value="0.015625" calcext:value-type="float">
            <text:p>0.015625</text:p>
          </table:table-cell>
          <table:table-cell table:formula="of:=INDIRECT(CONCATENATE(&quot;F&quot;; TEXT([.$Q117] + 35;&quot;#&quot;)))" office:value-type="float" office:value="0.25" calcext:value-type="float">
            <text:p>0.25</text:p>
          </table:table-cell>
          <table:table-cell table:formula="of:=INDIRECT(CONCATENATE(&quot;G&quot;; TEXT([.$Q117] + 35;&quot;#&quot;)))" office:value-type="float" office:value="202" calcext:value-type="float">
            <text:p>202</text:p>
          </table:table-cell>
          <table:table-cell table:formula="of:=INDIRECT(CONCATENATE(&quot;H&quot;; TEXT([.$Q117] + 35;&quot;#&quot;)))" office:value-type="float" office:value="2.213" calcext:value-type="float">
            <text:p>2.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table:number-columns-repeated="9"/>
          <table:table-cell table:formula="of:=INDIRECT(CONCATENATE(&quot;D&quot;; TEXT([.$Q117] + 42;&quot;#&quot;)))" office:value-type="float" office:value="32" calcext:value-type="float">
            <text:p>32</text:p>
          </table:table-cell>
          <table:table-cell table:formula="of:=INDIRECT(CONCATENATE(&quot;E&quot;; TEXT([.$Q117] + 42;&quot;#&quot;)))" office:value-type="float" office:value="0.0078125" calcext:value-type="float">
            <text:p>0.0078125</text:p>
          </table:table-cell>
          <table:table-cell table:formula="of:=INDIRECT(CONCATENATE(&quot;F&quot;; TEXT([.$Q117] + 42;&quot;#&quot;)))" office:value-type="float" office:value="0.25" calcext:value-type="float">
            <text:p>0.25</text:p>
          </table:table-cell>
          <table:table-cell table:formula="of:=INDIRECT(CONCATENATE(&quot;G&quot;; TEXT([.$Q117] + 42;&quot;#&quot;)))" office:value-type="float" office:value="203" calcext:value-type="float">
            <text:p>203</text:p>
          </table:table-cell>
          <table:table-cell table:formula="of:=INDIRECT(CONCATENATE(&quot;H&quot;; TEXT([.$Q117] + 42;&quot;#&quot;)))" office:value-type="float" office:value="2.49" calcext:value-type="float">
            <text:p>2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803" calcext:value-type="float">
            <text:p>803</text:p>
          </table:table-cell>
          <table:table-cell office:value-type="float" office:value="8.966" calcext:value-type="float">
            <text:p>8.966</text:p>
          </table:table-cell>
          <table:table-cell table:number-columns-repeated="8"/>
          <table:table-cell table:formula="of:=[.Q110]+2" office:value-type="float" office:value="112" calcext:value-type="float">
            <text:p>112</text:p>
          </table:table-cell>
          <table:table-cell table:formula="of:=INDIRECT(CONCATENATE(&quot;D&quot;; TEXT([.$Q124] + 0;&quot;#&quot;)))" office:value-type="float" office:value="32" calcext:value-type="float">
            <text:p>32</text:p>
          </table:table-cell>
          <table:table-cell table:formula="of:=INDIRECT(CONCATENATE(&quot;E&quot;; TEXT([.$Q124] + 0;&quot;#&quot;)))" office:value-type="float" office:value="0.5" calcext:value-type="float">
            <text:p>0.5</text:p>
          </table:table-cell>
          <table:table-cell table:formula="of:=INDIRECT(CONCATENATE(&quot;F&quot;; TEXT([.$Q124] + 0;&quot;#&quot;)))" office:value-type="float" office:value="0.125" calcext:value-type="float">
            <text:p>0.125</text:p>
          </table:table-cell>
          <table:table-cell table:formula="of:=INDIRECT(CONCATENATE(&quot;G&quot;; TEXT([.$Q124] + 0;&quot;#&quot;)))" office:value-type="float" office:value="52" calcext:value-type="float">
            <text:p>52</text:p>
          </table:table-cell>
          <table:table-cell table:formula="of:=INDIRECT(CONCATENATE(&quot;H&quot;; TEXT([.$Q124] + 0;&quot;#&quot;)))" office:value-type="float" office:value="0.765" calcext:value-type="float">
            <text:p>0.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203" calcext:value-type="float">
            <text:p>203</text:p>
          </table:table-cell>
          <table:table-cell office:value-type="float" office:value="2.506" calcext:value-type="float">
            <text:p>2.506</text:p>
          </table:table-cell>
          <table:table-cell table:number-columns-repeated="9"/>
          <table:table-cell table:formula="of:=INDIRECT(CONCATENATE(&quot;D&quot;; TEXT([.$Q124] + 7;&quot;#&quot;)))" office:value-type="float" office:value="32" calcext:value-type="float">
            <text:p>32</text:p>
          </table:table-cell>
          <table:table-cell table:formula="of:=INDIRECT(CONCATENATE(&quot;E&quot;; TEXT([.$Q124] + 7;&quot;#&quot;)))" office:value-type="float" office:value="0.25" calcext:value-type="float">
            <text:p>0.25</text:p>
          </table:table-cell>
          <table:table-cell table:formula="of:=INDIRECT(CONCATENATE(&quot;F&quot;; TEXT([.$Q124] + 7;&quot;#&quot;)))" office:value-type="float" office:value="0.125" calcext:value-type="float">
            <text:p>0.125</text:p>
          </table:table-cell>
          <table:table-cell table:formula="of:=INDIRECT(CONCATENATE(&quot;G&quot;; TEXT([.$Q124] + 7;&quot;#&quot;)))" office:value-type="float" office:value="47" calcext:value-type="float">
            <text:p>47</text:p>
          </table:table-cell>
          <table:table-cell table:formula="of:=INDIRECT(CONCATENATE(&quot;H&quot;; TEXT([.$Q124] + 7;&quot;#&quot;)))" office:value-type="float" office:value="0.768" calcext:value-type="float">
            <text:p>0.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0.769" calcext:value-type="float">
            <text:p>0.769</text:p>
          </table:table-cell>
          <table:table-cell table:number-columns-repeated="9"/>
          <table:table-cell table:formula="of:=INDIRECT(CONCATENATE(&quot;D&quot;; TEXT([.$Q124] + 14;&quot;#&quot;)))" office:value-type="float" office:value="32" calcext:value-type="float">
            <text:p>32</text:p>
          </table:table-cell>
          <table:table-cell table:formula="of:=INDIRECT(CONCATENATE(&quot;E&quot;; TEXT([.$Q124] + 14;&quot;#&quot;)))" office:value-type="float" office:value="0.125" calcext:value-type="float">
            <text:p>0.125</text:p>
          </table:table-cell>
          <table:table-cell table:formula="of:=INDIRECT(CONCATENATE(&quot;F&quot;; TEXT([.$Q124] + 14;&quot;#&quot;)))" office:value-type="float" office:value="0.125" calcext:value-type="float">
            <text:p>0.125</text:p>
          </table:table-cell>
          <table:table-cell table:formula="of:=INDIRECT(CONCATENATE(&quot;G&quot;; TEXT([.$Q124] + 14;&quot;#&quot;)))" office:value-type="float" office:value="50" calcext:value-type="float">
            <text:p>50</text:p>
          </table:table-cell>
          <table:table-cell table:formula="of:=INDIRECT(CONCATENATE(&quot;H&quot;; TEXT([.$Q124] + 14;&quot;#&quot;)))" office:value-type="float" office:value="0.769" calcext:value-type="float">
            <text:p>0.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0.264" calcext:value-type="float">
            <text:p>0.264</text:p>
          </table:table-cell>
          <table:table-cell table:number-columns-repeated="9"/>
          <table:table-cell table:formula="of:=INDIRECT(CONCATENATE(&quot;D&quot;; TEXT([.$Q124] + 21;&quot;#&quot;)))" office:value-type="float" office:value="32" calcext:value-type="float">
            <text:p>32</text:p>
          </table:table-cell>
          <table:table-cell table:formula="of:=INDIRECT(CONCATENATE(&quot;E&quot;; TEXT([.$Q124] + 21;&quot;#&quot;)))" office:value-type="float" office:value="0.0625" calcext:value-type="float">
            <text:p>0.0625</text:p>
          </table:table-cell>
          <table:table-cell table:formula="of:=INDIRECT(CONCATENATE(&quot;F&quot;; TEXT([.$Q124] + 21;&quot;#&quot;)))" office:value-type="float" office:value="0.125" calcext:value-type="float">
            <text:p>0.125</text:p>
          </table:table-cell>
          <table:table-cell table:formula="of:=INDIRECT(CONCATENATE(&quot;G&quot;; TEXT([.$Q124] + 21;&quot;#&quot;)))" office:value-type="float" office:value="48" calcext:value-type="float">
            <text:p>48</text:p>
          </table:table-cell>
          <table:table-cell table:formula="of:=INDIRECT(CONCATENATE(&quot;H&quot;; TEXT([.$Q124] + 21;&quot;#&quot;)))" office:value-type="float" office:value="0.723" calcext:value-type="float">
            <text:p>0.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0.126" calcext:value-type="float">
            <text:p>0.126</text:p>
          </table:table-cell>
          <table:table-cell table:number-columns-repeated="9"/>
          <table:table-cell table:formula="of:=INDIRECT(CONCATENATE(&quot;D&quot;; TEXT([.$Q124] + 28;&quot;#&quot;)))" office:value-type="float" office:value="32" calcext:value-type="float">
            <text:p>32</text:p>
          </table:table-cell>
          <table:table-cell table:formula="of:=INDIRECT(CONCATENATE(&quot;E&quot;; TEXT([.$Q124] + 28;&quot;#&quot;)))" office:value-type="float" office:value="0.03125" calcext:value-type="float">
            <text:p>0.03125</text:p>
          </table:table-cell>
          <table:table-cell table:formula="of:=INDIRECT(CONCATENATE(&quot;F&quot;; TEXT([.$Q124] + 28;&quot;#&quot;)))" office:value-type="float" office:value="0.125" calcext:value-type="float">
            <text:p>0.125</text:p>
          </table:table-cell>
          <table:table-cell table:formula="of:=INDIRECT(CONCATENATE(&quot;G&quot;; TEXT([.$Q124] + 28;&quot;#&quot;)))" office:value-type="float" office:value="51" calcext:value-type="float">
            <text:p>51</text:p>
          </table:table-cell>
          <table:table-cell table:formula="of:=INDIRECT(CONCATENATE(&quot;H&quot;; TEXT([.$Q124] + 28;&quot;#&quot;)))" office:value-type="float" office:value="0.764" calcext:value-type="float">
            <text:p>0.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64" calcext:value-type="float">
            <text:p>0.064</text:p>
          </table:table-cell>
          <table:table-cell table:number-columns-repeated="9"/>
          <table:table-cell table:formula="of:=INDIRECT(CONCATENATE(&quot;D&quot;; TEXT([.$Q124] + 35;&quot;#&quot;)))" office:value-type="float" office:value="32" calcext:value-type="float">
            <text:p>32</text:p>
          </table:table-cell>
          <table:table-cell table:formula="of:=INDIRECT(CONCATENATE(&quot;E&quot;; TEXT([.$Q124] + 35;&quot;#&quot;)))" office:value-type="float" office:value="0.015625" calcext:value-type="float">
            <text:p>0.015625</text:p>
          </table:table-cell>
          <table:table-cell table:formula="of:=INDIRECT(CONCATENATE(&quot;F&quot;; TEXT([.$Q124] + 35;&quot;#&quot;)))" office:value-type="float" office:value="0.125" calcext:value-type="float">
            <text:p>0.125</text:p>
          </table:table-cell>
          <table:table-cell table:formula="of:=INDIRECT(CONCATENATE(&quot;G&quot;; TEXT([.$Q124] + 35;&quot;#&quot;)))" office:value-type="float" office:value="48" calcext:value-type="float">
            <text:p>48</text:p>
          </table:table-cell>
          <table:table-cell table:formula="of:=INDIRECT(CONCATENATE(&quot;H&quot;; TEXT([.$Q124] + 35;&quot;#&quot;)))" office:value-type="float" office:value="0.677" calcext:value-type="float">
            <text:p>0.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table:style-name="ce3" table:formula="of:=IF([.$I130] &lt;&gt; &quot;X&quot;;0.153;&quot;&quot;)" office:value-type="float" office:value="0.153" calcext:value-type="float">
            <text:p>0.153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formula="of:=INDIRECT(CONCATENATE(&quot;D&quot;; TEXT([.$Q124] + 42;&quot;#&quot;)))" office:value-type="float" office:value="32" calcext:value-type="float">
            <text:p>32</text:p>
          </table:table-cell>
          <table:table-cell table:formula="of:=INDIRECT(CONCATENATE(&quot;E&quot;; TEXT([.$Q124] + 42;&quot;#&quot;)))" office:value-type="float" office:value="0.0078125" calcext:value-type="float">
            <text:p>0.0078125</text:p>
          </table:table-cell>
          <table:table-cell table:formula="of:=INDIRECT(CONCATENATE(&quot;F&quot;; TEXT([.$Q124] + 42;&quot;#&quot;)))" office:value-type="float" office:value="0.125" calcext:value-type="float">
            <text:p>0.125</text:p>
          </table:table-cell>
          <table:table-cell table:formula="of:=INDIRECT(CONCATENATE(&quot;G&quot;; TEXT([.$Q124] + 42;&quot;#&quot;)))" office:value-type="float" office:value="49" calcext:value-type="float">
            <text:p>49</text:p>
          </table:table-cell>
          <table:table-cell table:formula="of:=INDIRECT(CONCATENATE(&quot;H&quot;; TEXT([.$Q124] + 42;&quot;#&quot;)))" office:value-type="float" office:value="0.755" calcext:value-type="float">
            <text:p>0.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804" calcext:value-type="float">
            <text:p>804</text:p>
          </table:table-cell>
          <table:table-cell office:value-type="float" office:value="8.776" calcext:value-type="float">
            <text:p>8.776</text:p>
          </table:table-cell>
          <table:table-cell table:number-columns-repeated="8"/>
          <table:table-cell table:formula="of:=[.Q110]+3" office:value-type="float" office:value="113" calcext:value-type="float">
            <text:p>113</text:p>
          </table:table-cell>
          <table:table-cell table:formula="of:=INDIRECT(CONCATENATE(&quot;D&quot;; TEXT([.$Q131] + 0;&quot;#&quot;)))" office:value-type="float" office:value="32" calcext:value-type="float">
            <text:p>32</text:p>
          </table:table-cell>
          <table:table-cell table:formula="of:=INDIRECT(CONCATENATE(&quot;E&quot;; TEXT([.$Q131] + 0;&quot;#&quot;)))" office:value-type="float" office:value="0.5" calcext:value-type="float">
            <text:p>0.5</text:p>
          </table:table-cell>
          <table:table-cell table:formula="of:=INDIRECT(CONCATENATE(&quot;F&quot;; TEXT([.$Q131] + 0;&quot;#&quot;)))" office:value-type="float" office:value="0.0625" calcext:value-type="float">
            <text:p>0.0625</text:p>
          </table:table-cell>
          <table:table-cell table:formula="of:=INDIRECT(CONCATENATE(&quot;G&quot;; TEXT([.$Q131] + 0;&quot;#&quot;)))" office:value-type="float" office:value="11" calcext:value-type="float">
            <text:p>11</text:p>
          </table:table-cell>
          <table:table-cell table:formula="of:=INDIRECT(CONCATENATE(&quot;H&quot;; TEXT([.$Q131] + 0;&quot;#&quot;)))" office:value-type="float" office:value="0.27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203" calcext:value-type="float">
            <text:p>203</text:p>
          </table:table-cell>
          <table:table-cell office:value-type="float" office:value="2.362" calcext:value-type="float">
            <text:p>2.362</text:p>
          </table:table-cell>
          <table:table-cell table:number-columns-repeated="9"/>
          <table:table-cell table:formula="of:=INDIRECT(CONCATENATE(&quot;D&quot;; TEXT([.$Q131] + 7;&quot;#&quot;)))" office:value-type="float" office:value="32" calcext:value-type="float">
            <text:p>32</text:p>
          </table:table-cell>
          <table:table-cell table:formula="of:=INDIRECT(CONCATENATE(&quot;E&quot;; TEXT([.$Q131] + 7;&quot;#&quot;)))" office:value-type="float" office:value="0.25" calcext:value-type="float">
            <text:p>0.25</text:p>
          </table:table-cell>
          <table:table-cell table:formula="of:=INDIRECT(CONCATENATE(&quot;F&quot;; TEXT([.$Q131] + 7;&quot;#&quot;)))" office:value-type="float" office:value="0.0625" calcext:value-type="float">
            <text:p>0.0625</text:p>
          </table:table-cell>
          <table:table-cell table:formula="of:=INDIRECT(CONCATENATE(&quot;G&quot;; TEXT([.$Q131] + 7;&quot;#&quot;)))" office:value-type="float" office:value="12" calcext:value-type="float">
            <text:p>12</text:p>
          </table:table-cell>
          <table:table-cell table:formula="of:=INDIRECT(CONCATENATE(&quot;H&quot;; TEXT([.$Q131] + 7;&quot;#&quot;)))" office:value-type="float" office:value="0.274" calcext:value-type="float">
            <text:p>0.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office:value-type="float" office:value="0.723" calcext:value-type="float">
            <text:p>0.723</text:p>
          </table:table-cell>
          <table:table-cell table:number-columns-repeated="9"/>
          <table:table-cell table:formula="of:=INDIRECT(CONCATENATE(&quot;D&quot;; TEXT([.$Q131] + 14;&quot;#&quot;)))" office:value-type="float" office:value="32" calcext:value-type="float">
            <text:p>32</text:p>
          </table:table-cell>
          <table:table-cell table:formula="of:=INDIRECT(CONCATENATE(&quot;E&quot;; TEXT([.$Q131] + 14;&quot;#&quot;)))" office:value-type="float" office:value="0.125" calcext:value-type="float">
            <text:p>0.125</text:p>
          </table:table-cell>
          <table:table-cell table:formula="of:=INDIRECT(CONCATENATE(&quot;F&quot;; TEXT([.$Q131] + 14;&quot;#&quot;)))" office:value-type="float" office:value="0.0625" calcext:value-type="float">
            <text:p>0.0625</text:p>
          </table:table-cell>
          <table:table-cell table:formula="of:=INDIRECT(CONCATENATE(&quot;G&quot;; TEXT([.$Q131] + 14;&quot;#&quot;)))" office:value-type="float" office:value="12" calcext:value-type="float">
            <text:p>12</text:p>
          </table:table-cell>
          <table:table-cell table:formula="of:=INDIRECT(CONCATENATE(&quot;H&quot;; TEXT([.$Q131] + 14;&quot;#&quot;)))" office:value-type="float" office:value="0.264" calcext:value-type="float">
            <text:p>0.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0.251" calcext:value-type="float">
            <text:p>0.251</text:p>
          </table:table-cell>
          <table:table-cell table:number-columns-repeated="9"/>
          <table:table-cell table:formula="of:=INDIRECT(CONCATENATE(&quot;D&quot;; TEXT([.$Q131] + 21;&quot;#&quot;)))" office:value-type="float" office:value="32" calcext:value-type="float">
            <text:p>32</text:p>
          </table:table-cell>
          <table:table-cell table:formula="of:=INDIRECT(CONCATENATE(&quot;E&quot;; TEXT([.$Q131] + 21;&quot;#&quot;)))" office:value-type="float" office:value="0.0625" calcext:value-type="float">
            <text:p>0.0625</text:p>
          </table:table-cell>
          <table:table-cell table:formula="of:=INDIRECT(CONCATENATE(&quot;F&quot;; TEXT([.$Q131] + 21;&quot;#&quot;)))" office:value-type="float" office:value="0.0625" calcext:value-type="float">
            <text:p>0.0625</text:p>
          </table:table-cell>
          <table:table-cell table:formula="of:=INDIRECT(CONCATENATE(&quot;G&quot;; TEXT([.$Q131] + 21;&quot;#&quot;)))" office:value-type="float" office:value="12" calcext:value-type="float">
            <text:p>12</text:p>
          </table:table-cell>
          <table:table-cell table:formula="of:=INDIRECT(CONCATENATE(&quot;H&quot;; TEXT([.$Q131] + 21;&quot;#&quot;)))" office:value-type="float" office:value="0.251" calcext:value-type="float">
            <text:p>0.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0.125" calcext:value-type="float">
            <text:p>0.125</text:p>
          </table:table-cell>
          <table:table-cell table:number-columns-repeated="9"/>
          <table:table-cell table:formula="of:=INDIRECT(CONCATENATE(&quot;D&quot;; TEXT([.$Q131] + 28;&quot;#&quot;)))" office:value-type="float" office:value="32" calcext:value-type="float">
            <text:p>32</text:p>
          </table:table-cell>
          <table:table-cell table:formula="of:=INDIRECT(CONCATENATE(&quot;E&quot;; TEXT([.$Q131] + 28;&quot;#&quot;)))" office:value-type="float" office:value="0.03125" calcext:value-type="float">
            <text:p>0.03125</text:p>
          </table:table-cell>
          <table:table-cell table:formula="of:=INDIRECT(CONCATENATE(&quot;F&quot;; TEXT([.$Q131] + 28;&quot;#&quot;)))" office:value-type="float" office:value="0.0625" calcext:value-type="float">
            <text:p>0.0625</text:p>
          </table:table-cell>
          <table:table-cell table:formula="of:=INDIRECT(CONCATENATE(&quot;G&quot;; TEXT([.$Q131] + 28;&quot;#&quot;)))" office:value-type="float" office:value="11" calcext:value-type="float">
            <text:p>11</text:p>
          </table:table-cell>
          <table:table-cell table:formula="of:=INDIRECT(CONCATENATE(&quot;H&quot;; TEXT([.$Q131] + 28;&quot;#&quot;)))" office:value-type="float" office:value="0.275" calcext:value-type="float">
            <text:p>0.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64" calcext:value-type="float">
            <text:p>0.064</text:p>
          </table:table-cell>
          <table:table-cell table:number-columns-repeated="9"/>
          <table:table-cell table:formula="of:=INDIRECT(CONCATENATE(&quot;D&quot;; TEXT([.$Q131] + 35;&quot;#&quot;)))" office:value-type="float" office:value="32" calcext:value-type="float">
            <text:p>32</text:p>
          </table:table-cell>
          <table:table-cell table:formula="of:=INDIRECT(CONCATENATE(&quot;E&quot;; TEXT([.$Q131] + 35;&quot;#&quot;)))" office:value-type="float" office:value="0.015625" calcext:value-type="float">
            <text:p>0.015625</text:p>
          </table:table-cell>
          <table:table-cell table:formula="of:=INDIRECT(CONCATENATE(&quot;F&quot;; TEXT([.$Q131] + 35;&quot;#&quot;)))" office:value-type="float" office:value="0.0625" calcext:value-type="float">
            <text:p>0.0625</text:p>
          </table:table-cell>
          <table:table-cell table:formula="of:=INDIRECT(CONCATENATE(&quot;G&quot;; TEXT([.$Q131] + 35;&quot;#&quot;)))" office:value-type="float" office:value="12" calcext:value-type="float">
            <text:p>12</text:p>
          </table:table-cell>
          <table:table-cell table:formula="of:=INDIRECT(CONCATENATE(&quot;H&quot;; TEXT([.$Q131] + 35;&quot;#&quot;)))" office:value-type="float" office:value="0.236" calcext:value-type="float">
            <text:p>0.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table:number-columns-repeated="9"/>
          <table:table-cell table:formula="of:=INDIRECT(CONCATENATE(&quot;D&quot;; TEXT([.$Q131] + 42;&quot;#&quot;)))" office:value-type="float" office:value="32" calcext:value-type="float">
            <text:p>32</text:p>
          </table:table-cell>
          <table:table-cell table:formula="of:=INDIRECT(CONCATENATE(&quot;E&quot;; TEXT([.$Q131] + 42;&quot;#&quot;)))" office:value-type="float" office:value="0.0078125" calcext:value-type="float">
            <text:p>0.0078125</text:p>
          </table:table-cell>
          <table:table-cell table:formula="of:=INDIRECT(CONCATENATE(&quot;F&quot;; TEXT([.$Q131] + 42;&quot;#&quot;)))" office:value-type="float" office:value="0.0625" calcext:value-type="float">
            <text:p>0.0625</text:p>
          </table:table-cell>
          <table:table-cell table:formula="of:=INDIRECT(CONCATENATE(&quot;G&quot;; TEXT([.$Q131] + 42;&quot;#&quot;)))" office:value-type="float" office:value="9" calcext:value-type="float">
            <text:p>9</text:p>
          </table:table-cell>
          <table:table-cell table:formula="of:=INDIRECT(CONCATENATE(&quot;H&quot;; TEXT([.$Q131] + 42;&quot;#&quot;)))" office:value-type="float" office:value="0.27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807" calcext:value-type="float">
            <text:p>807</text:p>
          </table:table-cell>
          <table:table-cell office:value-type="float" office:value="8.813" calcext:value-type="float">
            <text:p>8.813</text:p>
          </table:table-cell>
          <table:table-cell table:number-columns-repeated="8"/>
          <table:table-cell table:formula="of:=[.Q110]+4" office:value-type="float" office:value="114" calcext:value-type="float">
            <text:p>114</text:p>
          </table:table-cell>
          <table:table-cell table:formula="of:=INDIRECT(CONCATENATE(&quot;D&quot;; TEXT([.$Q138] + 0;&quot;#&quot;)))" office:value-type="float" office:value="32" calcext:value-type="float">
            <text:p>32</text:p>
          </table:table-cell>
          <table:table-cell table:formula="of:=INDIRECT(CONCATENATE(&quot;E&quot;; TEXT([.$Q138] + 0;&quot;#&quot;)))" office:value-type="float" office:value="0.5" calcext:value-type="float">
            <text:p>0.5</text:p>
          </table:table-cell>
          <table:table-cell table:formula="of:=INDIRECT(CONCATENATE(&quot;F&quot;; TEXT([.$Q138] + 0;&quot;#&quot;)))" office:value-type="float" office:value="0.03125" calcext:value-type="float">
            <text:p>0.03125</text:p>
          </table:table-cell>
          <table:table-cell table:formula="of:=INDIRECT(CONCATENATE(&quot;G&quot;; TEXT([.$Q138] + 0;&quot;#&quot;)))" office:value-type="float" office:value="3" calcext:value-type="float">
            <text:p>3</text:p>
          </table:table-cell>
          <table:table-cell table:formula="of:=INDIRECT(CONCATENATE(&quot;H&quot;; TEXT([.$Q138] + 0;&quot;#&quot;)))" office:value-type="float" office:value="0.129" calcext:value-type="float">
            <text:p>0.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201" calcext:value-type="float">
            <text:p>201</text:p>
          </table:table-cell>
          <table:table-cell office:value-type="float" office:value="2.503" calcext:value-type="float">
            <text:p>2.503</text:p>
          </table:table-cell>
          <table:table-cell table:number-columns-repeated="9"/>
          <table:table-cell table:formula="of:=INDIRECT(CONCATENATE(&quot;D&quot;; TEXT([.$Q138] + 7;&quot;#&quot;)))" office:value-type="float" office:value="32" calcext:value-type="float">
            <text:p>32</text:p>
          </table:table-cell>
          <table:table-cell table:formula="of:=INDIRECT(CONCATENATE(&quot;E&quot;; TEXT([.$Q138] + 7;&quot;#&quot;)))" office:value-type="float" office:value="0.25" calcext:value-type="float">
            <text:p>0.25</text:p>
          </table:table-cell>
          <table:table-cell table:formula="of:=INDIRECT(CONCATENATE(&quot;F&quot;; TEXT([.$Q138] + 7;&quot;#&quot;)))" office:value-type="float" office:value="0.03125" calcext:value-type="float">
            <text:p>0.03125</text:p>
          </table:table-cell>
          <table:table-cell table:formula="of:=INDIRECT(CONCATENATE(&quot;G&quot;; TEXT([.$Q138] + 7;&quot;#&quot;)))" office:value-type="float" office:value="3" calcext:value-type="float">
            <text:p>3</text:p>
          </table:table-cell>
          <table:table-cell table:formula="of:=INDIRECT(CONCATENATE(&quot;H&quot;; TEXT([.$Q138] + 7;&quot;#&quot;)))" office:value-type="float" office:value="0.134" calcext:value-type="float">
            <text:p>0.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51" calcext:value-type="float">
            <text:p>51</text:p>
          </table:table-cell>
          <table:table-cell office:value-type="float" office:value="0.764" calcext:value-type="float">
            <text:p>0.764</text:p>
          </table:table-cell>
          <table:table-cell table:number-columns-repeated="9"/>
          <table:table-cell table:formula="of:=INDIRECT(CONCATENATE(&quot;D&quot;; TEXT([.$Q138] + 14;&quot;#&quot;)))" office:value-type="float" office:value="32" calcext:value-type="float">
            <text:p>32</text:p>
          </table:table-cell>
          <table:table-cell table:formula="of:=INDIRECT(CONCATENATE(&quot;E&quot;; TEXT([.$Q138] + 14;&quot;#&quot;)))" office:value-type="float" office:value="0.125" calcext:value-type="float">
            <text:p>0.125</text:p>
          </table:table-cell>
          <table:table-cell table:formula="of:=INDIRECT(CONCATENATE(&quot;F&quot;; TEXT([.$Q138] + 14;&quot;#&quot;)))" office:value-type="float" office:value="0.03125" calcext:value-type="float">
            <text:p>0.03125</text:p>
          </table:table-cell>
          <table:table-cell table:formula="of:=INDIRECT(CONCATENATE(&quot;G&quot;; TEXT([.$Q138] + 14;&quot;#&quot;)))" office:value-type="float" office:value="3" calcext:value-type="float">
            <text:p>3</text:p>
          </table:table-cell>
          <table:table-cell table:formula="of:=INDIRECT(CONCATENATE(&quot;H&quot;; TEXT([.$Q138] + 14;&quot;#&quot;)))" office:value-type="float" office:value="0.126" calcext:value-type="float">
            <text:p>0.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0.275" calcext:value-type="float">
            <text:p>0.275</text:p>
          </table:table-cell>
          <table:table-cell table:number-columns-repeated="9"/>
          <table:table-cell table:formula="of:=INDIRECT(CONCATENATE(&quot;D&quot;; TEXT([.$Q138] + 21;&quot;#&quot;)))" office:value-type="float" office:value="32" calcext:value-type="float">
            <text:p>32</text:p>
          </table:table-cell>
          <table:table-cell table:formula="of:=INDIRECT(CONCATENATE(&quot;E&quot;; TEXT([.$Q138] + 21;&quot;#&quot;)))" office:value-type="float" office:value="0.0625" calcext:value-type="float">
            <text:p>0.0625</text:p>
          </table:table-cell>
          <table:table-cell table:formula="of:=INDIRECT(CONCATENATE(&quot;F&quot;; TEXT([.$Q138] + 21;&quot;#&quot;)))" office:value-type="float" office:value="0.03125" calcext:value-type="float">
            <text:p>0.03125</text:p>
          </table:table-cell>
          <table:table-cell table:formula="of:=INDIRECT(CONCATENATE(&quot;G&quot;; TEXT([.$Q138] + 21;&quot;#&quot;)))" office:value-type="float" office:value="3" calcext:value-type="float">
            <text:p>3</text:p>
          </table:table-cell>
          <table:table-cell table:formula="of:=INDIRECT(CONCATENATE(&quot;H&quot;; TEXT([.$Q138] + 21;&quot;#&quot;)))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0.131" calcext:value-type="float">
            <text:p>0.131</text:p>
          </table:table-cell>
          <table:table-cell table:number-columns-repeated="9"/>
          <table:table-cell table:formula="of:=INDIRECT(CONCATENATE(&quot;D&quot;; TEXT([.$Q138] + 28;&quot;#&quot;)))" office:value-type="float" office:value="32" calcext:value-type="float">
            <text:p>32</text:p>
          </table:table-cell>
          <table:table-cell table:formula="of:=INDIRECT(CONCATENATE(&quot;E&quot;; TEXT([.$Q138] + 28;&quot;#&quot;)))" office:value-type="float" office:value="0.03125" calcext:value-type="float">
            <text:p>0.03125</text:p>
          </table:table-cell>
          <table:table-cell table:formula="of:=INDIRECT(CONCATENATE(&quot;F&quot;; TEXT([.$Q138] + 28;&quot;#&quot;)))" office:value-type="float" office:value="0.03125" calcext:value-type="float">
            <text:p>0.03125</text:p>
          </table:table-cell>
          <table:table-cell table:formula="of:=INDIRECT(CONCATENATE(&quot;G&quot;; TEXT([.$Q138] + 28;&quot;#&quot;)))" office:value-type="float" office:value="3" calcext:value-type="float">
            <text:p>3</text:p>
          </table:table-cell>
          <table:table-cell table:formula="of:=INDIRECT(CONCATENATE(&quot;H&quot;; TEXT([.$Q138] + 28;&quot;#&quot;)))" office:value-type="float" office:value="0.131" calcext:value-type="float">
            <text:p>0.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0.071</text:p>
          </table:table-cell>
          <table:table-cell table:number-columns-repeated="9"/>
          <table:table-cell table:formula="of:=INDIRECT(CONCATENATE(&quot;D&quot;; TEXT([.$Q138] + 35;&quot;#&quot;)))" office:value-type="float" office:value="32" calcext:value-type="float">
            <text:p>32</text:p>
          </table:table-cell>
          <table:table-cell table:formula="of:=INDIRECT(CONCATENATE(&quot;E&quot;; TEXT([.$Q138] + 35;&quot;#&quot;)))" office:value-type="float" office:value="0.015625" calcext:value-type="float">
            <text:p>0.015625</text:p>
          </table:table-cell>
          <table:table-cell table:formula="of:=INDIRECT(CONCATENATE(&quot;F&quot;; TEXT([.$Q138] + 35;&quot;#&quot;)))" office:value-type="float" office:value="0.03125" calcext:value-type="float">
            <text:p>0.03125</text:p>
          </table:table-cell>
          <table:table-cell table:formula="of:=INDIRECT(CONCATENATE(&quot;G&quot;; TEXT([.$Q138] + 35;&quot;#&quot;)))" office:value-type="float" office:value="1" calcext:value-type="float">
            <text:p>1</text:p>
          </table:table-cell>
          <table:table-cell table:formula="of:=INDIRECT(CONCATENATE(&quot;H&quot;; TEXT([.$Q138] + 35;&quot;#&quot;)))" office:value-type="float" office:value="0.114" calcext:value-type="float">
            <text:p>0.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table:number-columns-repeated="9"/>
          <table:table-cell table:formula="of:=INDIRECT(CONCATENATE(&quot;D&quot;; TEXT([.$Q138] + 42;&quot;#&quot;)))" office:value-type="float" office:value="32" calcext:value-type="float">
            <text:p>32</text:p>
          </table:table-cell>
          <table:table-cell table:formula="of:=INDIRECT(CONCATENATE(&quot;E&quot;; TEXT([.$Q138] + 42;&quot;#&quot;)))" office:value-type="float" office:value="0.0078125" calcext:value-type="float">
            <text:p>0.0078125</text:p>
          </table:table-cell>
          <table:table-cell table:formula="of:=INDIRECT(CONCATENATE(&quot;F&quot;; TEXT([.$Q138] + 42;&quot;#&quot;)))" office:value-type="float" office:value="0.03125" calcext:value-type="float">
            <text:p>0.03125</text:p>
          </table:table-cell>
          <table:table-cell table:formula="of:=INDIRECT(CONCATENATE(&quot;G&quot;; TEXT([.$Q138] + 42;&quot;#&quot;)))" office:value-type="float" office:value="2" calcext:value-type="float">
            <text:p>2</text:p>
          </table:table-cell>
          <table:table-cell table:formula="of:=INDIRECT(CONCATENATE(&quot;H&quot;; TEXT([.$Q138] + 42;&quot;#&quot;)))" office:value-type="float" office:value="0.128" calcext:value-type="float">
            <text:p>0.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803" calcext:value-type="float">
            <text:p>803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formula="of:=[.Q110]+5" office:value-type="float" office:value="115" calcext:value-type="float">
            <text:p>115</text:p>
          </table:table-cell>
          <table:table-cell table:formula="of:=INDIRECT(CONCATENATE(&quot;D&quot;; TEXT([.$Q145] + 0;&quot;#&quot;)))" office:value-type="float" office:value="32" calcext:value-type="float">
            <text:p>32</text:p>
          </table:table-cell>
          <table:table-cell table:formula="of:=INDIRECT(CONCATENATE(&quot;E&quot;; TEXT([.$Q145] + 0;&quot;#&quot;)))" office:value-type="float" office:value="0.5" calcext:value-type="float">
            <text:p>0.5</text:p>
          </table:table-cell>
          <table:table-cell table:formula="of:=INDIRECT(CONCATENATE(&quot;F&quot;; TEXT([.$Q145] + 0;&quot;#&quot;)))" office:value-type="float" office:value="0.015625" calcext:value-type="float">
            <text:p>0.015625</text:p>
          </table:table-cell>
          <table:table-cell table:formula="of:=INDIRECT(CONCATENATE(&quot;G&quot;; TEXT([.$Q145] + 0;&quot;#&quot;)))" office:value-type="float" office:value="1" calcext:value-type="float">
            <text:p>1</text:p>
          </table:table-cell>
          <table:table-cell table:formula="of:=INDIRECT(CONCATENATE(&quot;H&quot;; TEXT([.$Q145] + 0;&quot;#&quot;)))"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202" calcext:value-type="float">
            <text:p>202</text:p>
          </table:table-cell>
          <table:table-cell office:value-type="float" office:value="2.213" calcext:value-type="float">
            <text:p>2.213</text:p>
          </table:table-cell>
          <table:table-cell table:number-columns-repeated="9"/>
          <table:table-cell table:formula="of:=INDIRECT(CONCATENATE(&quot;D&quot;; TEXT([.$Q145] + 7;&quot;#&quot;)))" office:value-type="float" office:value="32" calcext:value-type="float">
            <text:p>32</text:p>
          </table:table-cell>
          <table:table-cell table:formula="of:=INDIRECT(CONCATENATE(&quot;E&quot;; TEXT([.$Q145] + 7;&quot;#&quot;)))" office:value-type="float" office:value="0.25" calcext:value-type="float">
            <text:p>0.25</text:p>
          </table:table-cell>
          <table:table-cell table:formula="of:=INDIRECT(CONCATENATE(&quot;F&quot;; TEXT([.$Q145] + 7;&quot;#&quot;)))" office:value-type="float" office:value="0.015625" calcext:value-type="float">
            <text:p>0.015625</text:p>
          </table:table-cell>
          <table:table-cell table:formula="of:=INDIRECT(CONCATENATE(&quot;G&quot;; TEXT([.$Q145] + 7;&quot;#&quot;)))" office:value-type="float" office:value="1" calcext:value-type="float">
            <text:p>1</text:p>
          </table:table-cell>
          <table:table-cell table:formula="of:=INDIRECT(CONCATENATE(&quot;H&quot;; TEXT([.$Q145] + 7;&quot;#&quot;)))" office:value-type="float" office:value="0.069" calcext:value-type="float">
            <text:p>0.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office:value-type="float" office:value="0.677" calcext:value-type="float">
            <text:p>0.677</text:p>
          </table:table-cell>
          <table:table-cell table:number-columns-repeated="9"/>
          <table:table-cell table:formula="of:=INDIRECT(CONCATENATE(&quot;D&quot;; TEXT([.$Q145] + 14;&quot;#&quot;)))" office:value-type="float" office:value="32" calcext:value-type="float">
            <text:p>32</text:p>
          </table:table-cell>
          <table:table-cell table:formula="of:=INDIRECT(CONCATENATE(&quot;E&quot;; TEXT([.$Q145] + 14;&quot;#&quot;)))" office:value-type="float" office:value="0.125" calcext:value-type="float">
            <text:p>0.125</text:p>
          </table:table-cell>
          <table:table-cell table:formula="of:=INDIRECT(CONCATENATE(&quot;F&quot;; TEXT([.$Q145] + 14;&quot;#&quot;)))" office:value-type="float" office:value="0.015625" calcext:value-type="float">
            <text:p>0.015625</text:p>
          </table:table-cell>
          <table:table-cell table:formula="of:=INDIRECT(CONCATENATE(&quot;G&quot;; TEXT([.$Q145] + 14;&quot;#&quot;)))" office:value-type="float" office:value="1" calcext:value-type="float">
            <text:p>1</text:p>
          </table:table-cell>
          <table:table-cell table:formula="of:=INDIRECT(CONCATENATE(&quot;H&quot;; TEXT([.$Q145] + 14;&quot;#&quot;)))" office:value-type="float" office:value="0.064" calcext:value-type="float">
            <text:p>0.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0.236" calcext:value-type="float">
            <text:p>0.236</text:p>
          </table:table-cell>
          <table:table-cell table:number-columns-repeated="9"/>
          <table:table-cell table:formula="of:=INDIRECT(CONCATENATE(&quot;D&quot;; TEXT([.$Q145] + 21;&quot;#&quot;)))" office:value-type="float" office:value="32" calcext:value-type="float">
            <text:p>32</text:p>
          </table:table-cell>
          <table:table-cell table:formula="of:=INDIRECT(CONCATENATE(&quot;E&quot;; TEXT([.$Q145] + 21;&quot;#&quot;)))" office:value-type="float" office:value="0.0625" calcext:value-type="float">
            <text:p>0.0625</text:p>
          </table:table-cell>
          <table:table-cell table:formula="of:=INDIRECT(CONCATENATE(&quot;F&quot;; TEXT([.$Q145] + 21;&quot;#&quot;)))" office:value-type="float" office:value="0.015625" calcext:value-type="float">
            <text:p>0.015625</text:p>
          </table:table-cell>
          <table:table-cell table:formula="of:=INDIRECT(CONCATENATE(&quot;G&quot;; TEXT([.$Q145] + 21;&quot;#&quot;)))" office:value-type="float" office:value="1" calcext:value-type="float">
            <text:p>1</text:p>
          </table:table-cell>
          <table:table-cell table:formula="of:=INDIRECT(CONCATENATE(&quot;H&quot;; TEXT([.$Q145] + 21;&quot;#&quot;)))" office:value-type="float" office:value="0.064" calcext:value-type="float">
            <text:p>0.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114" calcext:value-type="float">
            <text:p>0.114</text:p>
          </table:table-cell>
          <table:table-cell table:number-columns-repeated="9"/>
          <table:table-cell table:formula="of:=INDIRECT(CONCATENATE(&quot;D&quot;; TEXT([.$Q145] + 28;&quot;#&quot;)))" office:value-type="float" office:value="32" calcext:value-type="float">
            <text:p>32</text:p>
          </table:table-cell>
          <table:table-cell table:formula="of:=INDIRECT(CONCATENATE(&quot;E&quot;; TEXT([.$Q145] + 28;&quot;#&quot;)))" office:value-type="float" office:value="0.03125" calcext:value-type="float">
            <text:p>0.03125</text:p>
          </table:table-cell>
          <table:table-cell table:formula="of:=INDIRECT(CONCATENATE(&quot;F&quot;; TEXT([.$Q145] + 28;&quot;#&quot;)))" office:value-type="float" office:value="0.015625" calcext:value-type="float">
            <text:p>0.015625</text:p>
          </table:table-cell>
          <table:table-cell table:formula="of:=INDIRECT(CONCATENATE(&quot;G&quot;; TEXT([.$Q145] + 28;&quot;#&quot;)))" office:value-type="float" office:value="1" calcext:value-type="float">
            <text:p>1</text:p>
          </table:table-cell>
          <table:table-cell table:formula="of:=INDIRECT(CONCATENATE(&quot;H&quot;; TEXT([.$Q145] + 28;&quot;#&quot;)))" office:value-type="float" office:value="0.071" calcext:value-type="float">
            <text:p>0.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table:number-columns-repeated="9"/>
          <table:table-cell table:formula="of:=INDIRECT(CONCATENATE(&quot;D&quot;; TEXT([.$Q145] + 35;&quot;#&quot;)))" office:value-type="float" office:value="32" calcext:value-type="float">
            <text:p>32</text:p>
          </table:table-cell>
          <table:table-cell table:formula="of:=INDIRECT(CONCATENATE(&quot;E&quot;; TEXT([.$Q145] + 35;&quot;#&quot;)))" office:value-type="float" office:value="0.015625" calcext:value-type="float">
            <text:p>0.015625</text:p>
          </table:table-cell>
          <table:table-cell table:formula="of:=INDIRECT(CONCATENATE(&quot;F&quot;; TEXT([.$Q145] + 35;&quot;#&quot;)))" office:value-type="float" office:value="0.015625" calcext:value-type="float">
            <text:p>0.015625</text:p>
          </table:table-cell>
          <table:table-cell table:formula="of:=INDIRECT(CONCATENATE(&quot;G&quot;; TEXT([.$Q145] + 35;&quot;#&quot;)))" office:value-type="float" office:value="1" calcext:value-type="float">
            <text:p>1</text:p>
          </table:table-cell>
          <table:table-cell table:formula="of:=INDIRECT(CONCATENATE(&quot;H&quot;; TEXT([.$Q145] + 35;&quot;#&quot;)))" office:value-type="float" office:value="0.061" calcext:value-type="float">
            <text:p>0.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48" calcext:value-type="float">
            <text:p>0.048</text:p>
          </table:table-cell>
          <table:table-cell table:number-columns-repeated="9"/>
          <table:table-cell table:formula="of:=INDIRECT(CONCATENATE(&quot;D&quot;; TEXT([.$Q145] + 42;&quot;#&quot;)))" office:value-type="float" office:value="32" calcext:value-type="float">
            <text:p>32</text:p>
          </table:table-cell>
          <table:table-cell table:formula="of:=INDIRECT(CONCATENATE(&quot;E&quot;; TEXT([.$Q145] + 42;&quot;#&quot;)))" office:value-type="float" office:value="0.0078125" calcext:value-type="float">
            <text:p>0.0078125</text:p>
          </table:table-cell>
          <table:table-cell table:formula="of:=INDIRECT(CONCATENATE(&quot;F&quot;; TEXT([.$Q145] + 42;&quot;#&quot;)))" office:value-type="float" office:value="0.015625" calcext:value-type="float">
            <text:p>0.015625</text:p>
          </table:table-cell>
          <table:table-cell table:formula="of:=INDIRECT(CONCATENATE(&quot;G&quot;; TEXT([.$Q145] + 42;&quot;#&quot;)))" office:value-type="float" office:value="1" calcext:value-type="float">
            <text:p>1</text:p>
          </table:table-cell>
          <table:table-cell table:formula="of:=INDIRECT(CONCATENATE(&quot;H&quot;; TEXT([.$Q145] + 42;&quot;#&quot;)))" office:value-type="float" office:value="0.063" calcext:value-type="float">
            <text:p>0.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806" calcext:value-type="float">
            <text:p>806</text:p>
          </table:table-cell>
          <table:table-cell office:value-type="float" office:value="9.055" calcext:value-type="float">
            <text:p>9.055</text:p>
          </table:table-cell>
          <table:table-cell table:number-columns-repeated="8"/>
          <table:table-cell table:formula="of:=[.Q110]+6" office:value-type="float" office:value="116" calcext:value-type="float">
            <text:p>116</text:p>
          </table:table-cell>
          <table:table-cell table:formula="of:=INDIRECT(CONCATENATE(&quot;D&quot;; TEXT([.$Q152] + 0;&quot;#&quot;)))" office:value-type="float" office:value="32" calcext:value-type="float">
            <text:p>32</text:p>
          </table:table-cell>
          <table:table-cell table:formula="of:=INDIRECT(CONCATENATE(&quot;E&quot;; TEXT([.$Q152] + 0;&quot;#&quot;)))" office:value-type="float" office:value="0.5" calcext:value-type="float">
            <text:p>0.5</text:p>
          </table:table-cell>
          <table:table-cell table:formula="of:=INDIRECT(CONCATENATE(&quot;F&quot;; TEXT([.$Q152] + 0;&quot;#&quot;)))" office:value-type="float" office:value="0.0078125" calcext:value-type="float">
            <text:p>0.0078125</text:p>
          </table:table-cell>
          <table:table-cell table:formula="of:=INDIRECT(CONCATENATE(&quot;G&quot;; TEXT([.$Q152] + 0;&quot;#&quot;)))" office:value-type="float" office:value="1" calcext:value-type="float">
            <text:p>1</text:p>
          </table:table-cell>
          <table:table-cell table:formula="of:=INDIRECT(CONCATENATE(&quot;H&quot;; TEXT([.$Q152] + 0;&quot;#&quot;)))" office:value-type="float" office:value="0.053" calcext:value-type="float">
            <text:p>0.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203" calcext:value-type="float">
            <text:p>203</text:p>
          </table:table-cell>
          <table:table-cell office:value-type="float" office:value="2.49" calcext:value-type="float">
            <text:p>2.49</text:p>
          </table:table-cell>
          <table:table-cell table:number-columns-repeated="9"/>
          <table:table-cell table:formula="of:=INDIRECT(CONCATENATE(&quot;D&quot;; TEXT([.$Q152] + 7;&quot;#&quot;)))" office:value-type="float" office:value="32" calcext:value-type="float">
            <text:p>32</text:p>
          </table:table-cell>
          <table:table-cell table:formula="of:=INDIRECT(CONCATENATE(&quot;E&quot;; TEXT([.$Q152] + 7;&quot;#&quot;)))" office:value-type="float" office:value="0.25" calcext:value-type="float">
            <text:p>0.25</text:p>
          </table:table-cell>
          <table:table-cell table:formula="of:=INDIRECT(CONCATENATE(&quot;F&quot;; TEXT([.$Q152] + 7;&quot;#&quot;)))" office:value-type="float" office:value="0.0078125" calcext:value-type="float">
            <text:p>0.0078125</text:p>
          </table:table-cell>
          <table:table-cell table:formula="of:=INDIRECT(CONCATENATE(&quot;G&quot;; TEXT([.$Q152] + 7;&quot;#&quot;)))" office:value-type="float" office:value="1" calcext:value-type="float">
            <text:p>1</text:p>
          </table:table-cell>
          <table:table-cell table:formula="of:=INDIRECT(CONCATENATE(&quot;H&quot;; TEXT([.$Q152] + 7;&quot;#&quot;)))" office:value-type="float" office:value="0.057" calcext:value-type="float">
            <text:p>0.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  <table:table-cell office:value-type="float" office:value="0.755" calcext:value-type="float">
            <text:p>0.755</text:p>
          </table:table-cell>
          <table:table-cell table:number-columns-repeated="9"/>
          <table:table-cell table:formula="of:=INDIRECT(CONCATENATE(&quot;D&quot;; TEXT([.$Q152] + 14;&quot;#&quot;)))" office:value-type="float" office:value="32" calcext:value-type="float">
            <text:p>32</text:p>
          </table:table-cell>
          <table:table-cell table:formula="of:=INDIRECT(CONCATENATE(&quot;E&quot;; TEXT([.$Q152] + 14;&quot;#&quot;)))" office:value-type="float" office:value="0.125" calcext:value-type="float">
            <text:p>0.125</text:p>
          </table:table-cell>
          <table:table-cell table:formula="of:=INDIRECT(CONCATENATE(&quot;F&quot;; TEXT([.$Q152] + 14;&quot;#&quot;)))" office:value-type="float" office:value="0.0078125" calcext:value-type="float">
            <text:p>0.0078125</text:p>
          </table:table-cell>
          <table:table-cell table:formula="of:=INDIRECT(CONCATENATE(&quot;G&quot;; TEXT([.$Q152] + 14;&quot;#&quot;)))" office:value-type="float" office:value="1" calcext:value-type="float">
            <text:p>1</text:p>
          </table:table-cell>
          <table:table-cell table:style-name="ce3" table:formula="of:=INDIRECT(CONCATENATE(&quot;H&quot;; TEXT([.$Q152] + 14;&quot;#&quot;)))" office:value-type="float" office:value="0.153" calcext:value-type="float">
            <text:p>0.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9" calcext:value-type="float">
            <text:p>9</text:p>
          </table:table-cell>
          <table:table-cell office:value-type="float" office:value="0.27" calcext:value-type="float">
            <text:p>0.27</text:p>
          </table:table-cell>
          <table:table-cell table:number-columns-repeated="9"/>
          <table:table-cell table:formula="of:=INDIRECT(CONCATENATE(&quot;D&quot;; TEXT([.$Q152] + 21;&quot;#&quot;)))" office:value-type="float" office:value="32" calcext:value-type="float">
            <text:p>32</text:p>
          </table:table-cell>
          <table:table-cell table:formula="of:=INDIRECT(CONCATENATE(&quot;E&quot;; TEXT([.$Q152] + 21;&quot;#&quot;)))" office:value-type="float" office:value="0.0625" calcext:value-type="float">
            <text:p>0.0625</text:p>
          </table:table-cell>
          <table:table-cell table:formula="of:=INDIRECT(CONCATENATE(&quot;F&quot;; TEXT([.$Q152] + 21;&quot;#&quot;)))" office:value-type="float" office:value="0.0078125" calcext:value-type="float">
            <text:p>0.0078125</text:p>
          </table:table-cell>
          <table:table-cell table:formula="of:=INDIRECT(CONCATENATE(&quot;G&quot;; TEXT([.$Q152] + 21;&quot;#&quot;)))" office:value-type="float" office:value="1" calcext:value-type="float">
            <text:p>1</text:p>
          </table:table-cell>
          <table:table-cell table:formula="of:=INDIRECT(CONCATENATE(&quot;H&quot;; TEXT([.$Q152] + 21;&quot;#&quot;)))" office:value-type="float" office:value="0.049" calcext:value-type="float">
            <text:p>0.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2" calcext:value-type="float">
            <text:p>2</text:p>
          </table:table-cell>
          <table:table-cell office:value-type="float" office:value="0.128" calcext:value-type="float">
            <text:p>0.128</text:p>
          </table:table-cell>
          <table:table-cell table:number-columns-repeated="9"/>
          <table:table-cell table:formula="of:=INDIRECT(CONCATENATE(&quot;D&quot;; TEXT([.$Q152] + 28;&quot;#&quot;)))" office:value-type="float" office:value="32" calcext:value-type="float">
            <text:p>32</text:p>
          </table:table-cell>
          <table:table-cell table:formula="of:=INDIRECT(CONCATENATE(&quot;E&quot;; TEXT([.$Q152] + 28;&quot;#&quot;)))" office:value-type="float" office:value="0.03125" calcext:value-type="float">
            <text:p>0.03125</text:p>
          </table:table-cell>
          <table:table-cell table:formula="of:=INDIRECT(CONCATENATE(&quot;F&quot;; TEXT([.$Q152] + 28;&quot;#&quot;)))" office:value-type="float" office:value="0.0078125" calcext:value-type="float">
            <text:p>0.0078125</text:p>
          </table:table-cell>
          <table:table-cell table:formula="of:=INDIRECT(CONCATENATE(&quot;G&quot;; TEXT([.$Q152] + 28;&quot;#&quot;)))" office:value-type="float" office:value="1" calcext:value-type="float">
            <text:p>1</text:p>
          </table:table-cell>
          <table:table-cell table:formula="of:=INDIRECT(CONCATENATE(&quot;H&quot;; TEXT([.$Q152] + 28;&quot;#&quot;)))" office:value-type="float" office:value="0.057" calcext:value-type="float">
            <text:p>0.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63" calcext:value-type="float">
            <text:p>0.063</text:p>
          </table:table-cell>
          <table:table-cell table:number-columns-repeated="9"/>
          <table:table-cell table:formula="of:=INDIRECT(CONCATENATE(&quot;D&quot;; TEXT([.$Q152] + 35;&quot;#&quot;)))" office:value-type="float" office:value="32" calcext:value-type="float">
            <text:p>32</text:p>
          </table:table-cell>
          <table:table-cell table:formula="of:=INDIRECT(CONCATENATE(&quot;E&quot;; TEXT([.$Q152] + 35;&quot;#&quot;)))" office:value-type="float" office:value="0.015625" calcext:value-type="float">
            <text:p>0.015625</text:p>
          </table:table-cell>
          <table:table-cell table:formula="of:=INDIRECT(CONCATENATE(&quot;F&quot;; TEXT([.$Q152] + 35;&quot;#&quot;)))" office:value-type="float" office:value="0.0078125" calcext:value-type="float">
            <text:p>0.0078125</text:p>
          </table:table-cell>
          <table:table-cell table:formula="of:=INDIRECT(CONCATENATE(&quot;G&quot;; TEXT([.$Q152] + 35;&quot;#&quot;)))" office:value-type="float" office:value="1" calcext:value-type="float">
            <text:p>1</text:p>
          </table:table-cell>
          <table:table-cell table:formula="of:=INDIRECT(CONCATENATE(&quot;H&quot;; TEXT([.$Q152] + 35;&quot;#&quot;)))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HtmidMatcher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table:number-columns-repeated="9"/>
          <table:table-cell table:formula="of:=INDIRECT(CONCATENATE(&quot;D&quot;; TEXT([.$Q152] + 42;&quot;#&quot;)))" office:value-type="float" office:value="32" calcext:value-type="float">
            <text:p>32</text:p>
          </table:table-cell>
          <table:table-cell table:formula="of:=INDIRECT(CONCATENATE(&quot;E&quot;; TEXT([.$Q152] + 42;&quot;#&quot;)))" office:value-type="float" office:value="0.0078125" calcext:value-type="float">
            <text:p>0.0078125</text:p>
          </table:table-cell>
          <table:table-cell table:formula="of:=INDIRECT(CONCATENATE(&quot;F&quot;; TEXT([.$Q152] + 42;&quot;#&quot;)))" office:value-type="float" office:value="0.0078125" calcext:value-type="float">
            <text:p>0.0078125</text:p>
          </table:table-cell>
          <table:table-cell table:formula="of:=INDIRECT(CONCATENATE(&quot;G&quot;; TEXT([.$Q152] + 42;&quot;#&quot;)))" office:value-type="float" office:value="1" calcext:value-type="float">
            <text:p>1</text:p>
          </table:table-cell>
          <table:table-cell table:formula="of:=INDIRECT(CONCATENATE(&quot;H&quot;; TEXT([.$Q152] + 42;&quot;#&quot;)))" office:value-type="float" office:value="0.052" calcext:value-type="float">
            <text:p>0.052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formula="of:=[.A163]" office:value-type="string" office:string-value="HsqlZoneMatcher" calcext:value-type="string">
            <text:p>HsqlZoneMatcher</text:p>
          </table:table-cell>
          <table:table-cell table:formula="of:=[.B163]" office:value-type="string" office:string-value="SEPARATE" calcext:value-type="string">
            <text:p>SEPARATE</text:p>
          </table:table-cell>
          <table:table-cell table:number-columns-repeated="7"/>
          <table:table-cell table:formula="of:=[.A160]" office:value-type="string" office:string-value="HsqlZoneMatcher" calcext:value-type="string">
            <text:p>HsqlZoneMatcher</text:p>
          </table:table-cell>
          <table:table-cell table:formula="of:=[.B160]" office:value-type="string" office:string-value="SEPARATE" calcext:value-type="string">
            <text:p>SEPARATE</text:p>
          </table:table-cell>
          <table:table-cell table:number-columns-repeated="5"/>
          <table:table-cell table:formula="of:=[.A160]" office:value-type="string" office:string-value="HsqlZoneMatcher" calcext:value-type="string">
            <text:p>HsqlZoneMatcher</text:p>
          </table:table-cell>
          <table:table-cell table:formula="of:=[.B160]" office:value-type="string" office:string-value="SEPARATE" calcext:value-type="string">
            <text:p>SEPARATE</text:p>
          </table:table-cell>
          <table:table-cell table:number-columns-repeated="5"/>
          <table:table-cell table:formula="of:=[.A160]" office:value-type="string" office:string-value="HsqlZoneMatcher" calcext:value-type="string">
            <text:p>HsqlZoneMatcher</text:p>
          </table:table-cell>
          <table:table-cell table:formula="of:=[.B160]" office:value-type="string" office:string-value="SEPARATE" calcext:value-type="string">
            <text:p>SEPARATE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atch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points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found</text:p>
          </table:table-cell>
          <table:table-cell table:style-name="ce1" office:value-type="string" calcext:value-type="string">
            <text:p>timeavg</text:p>
          </table:table-cell>
          <table:table-cell table:number-columns-repeated="9"/>
          <table:table-cell office:value-type="string" calcext:value-type="string">
            <text:p>rang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ime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39.47" calcext:value-type="float">
            <text:p>39.47</text:p>
          </table:table-cell>
          <table:table-cell/>
          <table:table-cell table:formula="of:=LEFT(CONCATENATE([.E162]; &quot; &quot;; [.E163]); 11)" office:value-type="string" office:string-value="zone 0.5" calcext:value-type="string">
            <text:p>zone 0.5</text:p>
          </table:table-cell>
          <table:table-cell table:number-columns-repeated="6"/>
          <table:table-cell table:formula="of:=ROW()" office:value-type="float" office:value="163" calcext:value-type="float">
            <text:p>163</text:p>
          </table:table-cell>
          <table:table-cell table:formula="of:=INDIRECT(CONCATENATE(&quot;D&quot;; TEXT([.$Q163] + 0;&quot;#&quot;)))" office:value-type="float" office:value="128" calcext:value-type="float">
            <text:p>128</text:p>
          </table:table-cell>
          <table:table-cell table:formula="of:=INDIRECT(CONCATENATE(&quot;E&quot;; TEXT([.$Q163] + 0;&quot;#&quot;)))" office:value-type="float" office:value="0.5" calcext:value-type="float">
            <text:p>0.5</text:p>
          </table:table-cell>
          <table:table-cell table:formula="of:=INDIRECT(CONCATENATE(&quot;F&quot;; TEXT([.$Q163] + 0;&quot;#&quot;)))" office:value-type="float" office:value="0.5" calcext:value-type="float">
            <text:p>0.5</text:p>
          </table:table-cell>
          <table:table-cell table:formula="of:=INDIRECT(CONCATENATE(&quot;G&quot;; TEXT([.$Q163] + 0;&quot;#&quot;)))" office:value-type="float" office:value="50" calcext:value-type="float">
            <text:p>50</text:p>
          </table:table-cell>
          <table:table-cell table:formula="of:=INDIRECT(CONCATENATE(&quot;H&quot;; TEXT([.$Q163] + 0;&quot;#&quot;)))" office:value-type="float" office:value="39.47" calcext:value-type="float">
            <text:p>39.47</text:p>
          </table:table-cell>
          <table:table-cell/>
          <table:table-cell table:formula="of:=LEFT(CONCATENATE([.T162];&quot; &quot;; [.T163]); 13)" office:value-type="string" office:string-value="radius 0.5" calcext:value-type="string">
            <text:p>radius 0.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21.638" calcext:value-type="float">
            <text:p>21.638</text:p>
          </table:table-cell>
          <table:table-cell/>
          <table:table-cell table:formula="of:=LEFT(CONCATENATE([.E162]; &quot; &quot;; [.E171]); 11)" office:value-type="string" office:string-value="zone 0.25" calcext:value-type="string">
            <text:p>zone 0.25</text:p>
          </table:table-cell>
          <table:table-cell table:number-columns-repeated="7"/>
          <table:table-cell table:formula="of:=INDIRECT(CONCATENATE(&quot;D&quot;; TEXT([.$Q163] + 7;&quot;#&quot;)))" office:value-type="float" office:value="128" calcext:value-type="float">
            <text:p>128</text:p>
          </table:table-cell>
          <table:table-cell table:formula="of:=INDIRECT(CONCATENATE(&quot;E&quot;; TEXT([.$Q163] + 7;&quot;#&quot;)))" office:value-type="float" office:value="0.25" calcext:value-type="float">
            <text:p>0.25</text:p>
          </table:table-cell>
          <table:table-cell table:formula="of:=INDIRECT(CONCATENATE(&quot;F&quot;; TEXT([.$Q163] + 7;&quot;#&quot;)))" office:value-type="float" office:value="0.5" calcext:value-type="float">
            <text:p>0.5</text:p>
          </table:table-cell>
          <table:table-cell table:formula="of:=INDIRECT(CONCATENATE(&quot;G&quot;; TEXT([.$Q163] + 7;&quot;#&quot;)))" office:value-type="float" office:value="51" calcext:value-type="float">
            <text:p>51</text:p>
          </table:table-cell>
          <table:table-cell table:formula="of:=INDIRECT(CONCATENATE(&quot;H&quot;; TEXT([.$Q163] + 7;&quot;#&quot;)))" office:value-type="float" office:value="36.247" calcext:value-type="float">
            <text:p>36.247</text:p>
          </table:table-cell>
          <table:table-cell/>
          <table:table-cell table:formula="of:=LEFT(CONCATENATE([.T162];&quot; &quot;; [.T170]); 13)" office:value-type="string" office:string-value="radius 0.25" calcext:value-type="string">
            <text:p>radius 0.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office:value-type="float" office:value="20.872" calcext:value-type="float">
            <text:p>20.872</text:p>
          </table:table-cell>
          <table:table-cell/>
          <table:table-cell table:formula="of:=LEFT(CONCATENATE(&quot;zone &quot;; [.E178]); 11)" office:value-type="string" office:string-value="zone 0.125" calcext:value-type="string">
            <text:p>zone 0.125</text:p>
          </table:table-cell>
          <table:table-cell table:number-columns-repeated="7"/>
          <table:table-cell table:formula="of:=INDIRECT(CONCATENATE(&quot;D&quot;; TEXT([.$Q163] + 14;&quot;#&quot;)))" office:value-type="float" office:value="128" calcext:value-type="float">
            <text:p>128</text:p>
          </table:table-cell>
          <table:table-cell table:formula="of:=INDIRECT(CONCATENATE(&quot;E&quot;; TEXT([.$Q163] + 14;&quot;#&quot;)))" office:value-type="float" office:value="0.125" calcext:value-type="float">
            <text:p>0.125</text:p>
          </table:table-cell>
          <table:table-cell table:formula="of:=INDIRECT(CONCATENATE(&quot;F&quot;; TEXT([.$Q163] + 14;&quot;#&quot;)))" office:value-type="float" office:value="0.5" calcext:value-type="float">
            <text:p>0.5</text:p>
          </table:table-cell>
          <table:table-cell table:formula="of:=INDIRECT(CONCATENATE(&quot;G&quot;; TEXT([.$Q163] + 14;&quot;#&quot;)))" office:value-type="float" office:value="51" calcext:value-type="float">
            <text:p>51</text:p>
          </table:table-cell>
          <table:table-cell table:formula="of:=INDIRECT(CONCATENATE(&quot;H&quot;; TEXT([.$Q163] + 14;&quot;#&quot;)))" office:value-type="float" office:value="30.051" calcext:value-type="float">
            <text:p>30.051</text:p>
          </table:table-cell>
          <table:table-cell/>
          <table:table-cell table:formula="of:=LEFT(CONCATENATE([.T162];&quot; &quot;; [.T177]); 13)" office:value-type="string" office:string-value="radius 0.125" calcext:value-type="string">
            <text:p>radius 0.1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21.439" calcext:value-type="float">
            <text:p>21.439</text:p>
          </table:table-cell>
          <table:table-cell/>
          <table:table-cell table:formula="of:=LEFT(CONCATENATE([.E162]; &quot; &quot;; [.E185]); 11)" office:value-type="string" office:string-value="zone 0.0625" calcext:value-type="string">
            <text:p>zone 0.0625</text:p>
          </table:table-cell>
          <table:table-cell table:number-columns-repeated="7"/>
          <table:table-cell table:formula="of:=INDIRECT(CONCATENATE(&quot;D&quot;; TEXT([.$Q163] + 21;&quot;#&quot;)))" office:value-type="float" office:value="128" calcext:value-type="float">
            <text:p>128</text:p>
          </table:table-cell>
          <table:table-cell table:formula="of:=INDIRECT(CONCATENATE(&quot;E&quot;; TEXT([.$Q163] + 21;&quot;#&quot;)))" office:value-type="float" office:value="0.0625" calcext:value-type="float">
            <text:p>0.0625</text:p>
          </table:table-cell>
          <table:table-cell table:formula="of:=INDIRECT(CONCATENATE(&quot;F&quot;; TEXT([.$Q163] + 21;&quot;#&quot;)))" office:value-type="float" office:value="0.5" calcext:value-type="float">
            <text:p>0.5</text:p>
          </table:table-cell>
          <table:table-cell table:formula="of:=INDIRECT(CONCATENATE(&quot;G&quot;; TEXT([.$Q163] + 21;&quot;#&quot;)))" office:value-type="float" office:value="48" calcext:value-type="float">
            <text:p>48</text:p>
          </table:table-cell>
          <table:table-cell table:formula="of:=INDIRECT(CONCATENATE(&quot;H&quot;; TEXT([.$Q163] + 21;&quot;#&quot;)))" office:value-type="float" office:value="26.94" calcext:value-type="float">
            <text:p>26.94</text:p>
          </table:table-cell>
          <table:table-cell/>
          <table:table-cell table:formula="of:=LEFT(CONCATENATE([.T162];&quot; &quot;; [.T184]); 13)" office:value-type="string" office:string-value="radius 0.0625" calcext:value-type="string">
            <text:p>radius 0.06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21.042" calcext:value-type="float">
            <text:p>21.042</text:p>
          </table:table-cell>
          <table:table-cell/>
          <table:table-cell table:formula="of:=LEFT(CONCATENATE([.E162]; &quot; &quot;; [.E192]); 11)" office:value-type="string" office:string-value="zone 0.0312" calcext:value-type="string">
            <text:p>zone 0.0312</text:p>
          </table:table-cell>
          <table:table-cell table:number-columns-repeated="7"/>
          <table:table-cell table:formula="of:=INDIRECT(CONCATENATE(&quot;D&quot;; TEXT([.$Q163] + 28;&quot;#&quot;)))" office:value-type="float" office:value="128" calcext:value-type="float">
            <text:p>128</text:p>
          </table:table-cell>
          <table:table-cell table:formula="of:=INDIRECT(CONCATENATE(&quot;E&quot;; TEXT([.$Q163] + 28;&quot;#&quot;)))" office:value-type="float" office:value="0.03125" calcext:value-type="float">
            <text:p>0.03125</text:p>
          </table:table-cell>
          <table:table-cell table:formula="of:=INDIRECT(CONCATENATE(&quot;F&quot;; TEXT([.$Q163] + 28;&quot;#&quot;)))" office:value-type="float" office:value="0.5" calcext:value-type="float">
            <text:p>0.5</text:p>
          </table:table-cell>
          <table:table-cell table:formula="of:=INDIRECT(CONCATENATE(&quot;G&quot;; TEXT([.$Q163] + 28;&quot;#&quot;)))" office:value-type="float" office:value="49" calcext:value-type="float">
            <text:p>49</text:p>
          </table:table-cell>
          <table:table-cell table:formula="of:=INDIRECT(CONCATENATE(&quot;H&quot;; TEXT([.$Q163] + 28;&quot;#&quot;)))" office:value-type="float" office:value="26.57" calcext:value-type="float">
            <text:p>26.57</text:p>
          </table:table-cell>
          <table:table-cell/>
          <table:table-cell table:formula="of:=LEFT(CONCATENATE([.T162];&quot; &quot;; [.T191]); 13)" office:value-type="string" office:string-value="radius 0.0312" calcext:value-type="string">
            <text:p>radius 0.0312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20.502" calcext:value-type="float">
            <text:p>20.502</text:p>
          </table:table-cell>
          <table:table-cell/>
          <table:table-cell table:formula="of:=LEFT(CONCATENATE([.E162]; &quot; &quot;; [.E199]); 11)" office:value-type="string" office:string-value="zone 0.0156" calcext:value-type="string">
            <text:p>zone 0.0156</text:p>
          </table:table-cell>
          <table:table-cell table:number-columns-repeated="7"/>
          <table:table-cell table:formula="of:=INDIRECT(CONCATENATE(&quot;D&quot;; TEXT([.$Q163] + 35;&quot;#&quot;)))" office:value-type="float" office:value="128" calcext:value-type="float">
            <text:p>128</text:p>
          </table:table-cell>
          <table:table-cell table:formula="of:=INDIRECT(CONCATENATE(&quot;E&quot;; TEXT([.$Q163] + 35;&quot;#&quot;)))" office:value-type="float" office:value="0.015625" calcext:value-type="float">
            <text:p>0.015625</text:p>
          </table:table-cell>
          <table:table-cell table:formula="of:=INDIRECT(CONCATENATE(&quot;F&quot;; TEXT([.$Q163] + 35;&quot;#&quot;)))" office:value-type="float" office:value="0.5" calcext:value-type="float">
            <text:p>0.5</text:p>
          </table:table-cell>
          <table:table-cell table:formula="of:=INDIRECT(CONCATENATE(&quot;G&quot;; TEXT([.$Q163] + 35;&quot;#&quot;)))" office:value-type="float" office:value="47" calcext:value-type="float">
            <text:p>47</text:p>
          </table:table-cell>
          <table:table-cell table:formula="of:=INDIRECT(CONCATENATE(&quot;H&quot;; TEXT([.$Q163] + 35;&quot;#&quot;)))" office:value-type="float" office:value="22.813" calcext:value-type="float">
            <text:p>22.813</text:p>
          </table:table-cell>
          <table:table-cell/>
          <table:table-cell table:formula="of:=LEFT(CONCATENATE([.T162];&quot; &quot;; [.T198]); 13)" office:value-type="string" office:string-value="radius 0.0156" calcext:value-type="string">
            <text:p>radius 0.0156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20.545" calcext:value-type="float">
            <text:p>20.545</text:p>
          </table:table-cell>
          <table:table-cell/>
          <table:table-cell table:formula="of:=LEFT(CONCATENATE([.E162]; &quot; &quot;; [.E206]); 11)" office:value-type="string" office:string-value="zone 0.0078" calcext:value-type="string">
            <text:p>zone 0.0078</text:p>
          </table:table-cell>
          <table:table-cell table:number-columns-repeated="7"/>
          <table:table-cell table:formula="of:=INDIRECT(CONCATENATE(&quot;D&quot;; TEXT([.$Q163] + 42;&quot;#&quot;)))" office:value-type="float" office:value="128" calcext:value-type="float">
            <text:p>128</text:p>
          </table:table-cell>
          <table:table-cell table:formula="of:=INDIRECT(CONCATENATE(&quot;E&quot;; TEXT([.$Q163] + 42;&quot;#&quot;)))" office:value-type="float" office:value="0.0078125" calcext:value-type="float">
            <text:p>0.0078125</text:p>
          </table:table-cell>
          <table:table-cell table:formula="of:=INDIRECT(CONCATENATE(&quot;F&quot;; TEXT([.$Q163] + 42;&quot;#&quot;)))" office:value-type="float" office:value="0.5" calcext:value-type="float">
            <text:p>0.5</text:p>
          </table:table-cell>
          <table:table-cell table:formula="of:=INDIRECT(CONCATENATE(&quot;G&quot;; TEXT([.$Q163] + 42;&quot;#&quot;)))" office:value-type="float" office:value="49" calcext:value-type="float">
            <text:p>49</text:p>
          </table:table-cell>
          <table:table-cell table:formula="of:=INDIRECT(CONCATENATE(&quot;H&quot;; TEXT([.$Q163] + 42;&quot;#&quot;)))" office:value-type="float" office:value="13.861" calcext:value-type="float">
            <text:p>13.861</text:p>
          </table:table-cell>
          <table:table-cell/>
          <table:table-cell table:formula="of:=LEFT(CONCATENATE([.T162];&quot; &quot;; [.T205]); 13)" office:value-type="string" office:string-value="radius 0.0078" calcext:value-type="string">
            <text:p>radius 0.0078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36.247" calcext:value-type="float">
            <text:p>36.247</text:p>
          </table:table-cell>
          <table:table-cell table:number-columns-repeated="8"/>
          <table:table-cell table:formula="of:=[.Q163]+1" office:value-type="float" office:value="164" calcext:value-type="float">
            <text:p>164</text:p>
          </table:table-cell>
          <table:table-cell table:formula="of:=INDIRECT(CONCATENATE(&quot;D&quot;; TEXT([.$Q170] + 0;&quot;#&quot;)))" office:value-type="float" office:value="128" calcext:value-type="float">
            <text:p>128</text:p>
          </table:table-cell>
          <table:table-cell table:formula="of:=INDIRECT(CONCATENATE(&quot;E&quot;; TEXT([.$Q170] + 0;&quot;#&quot;)))" office:value-type="float" office:value="0.5" calcext:value-type="float">
            <text:p>0.5</text:p>
          </table:table-cell>
          <table:table-cell table:formula="of:=INDIRECT(CONCATENATE(&quot;F&quot;; TEXT([.$Q170] + 0;&quot;#&quot;)))" office:value-type="float" office:value="0.25" calcext:value-type="float">
            <text:p>0.25</text:p>
          </table:table-cell>
          <table:table-cell table:formula="of:=INDIRECT(CONCATENATE(&quot;G&quot;; TEXT([.$Q170] + 0;&quot;#&quot;)))" office:value-type="float" office:value="10" calcext:value-type="float">
            <text:p>10</text:p>
          </table:table-cell>
          <table:table-cell table:formula="of:=INDIRECT(CONCATENATE(&quot;H&quot;; TEXT([.$Q170] + 0;&quot;#&quot;)))" office:value-type="float" office:value="21.638" calcext:value-type="float">
            <text:p>21.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17.884" calcext:value-type="float">
            <text:p>17.884</text:p>
          </table:table-cell>
          <table:table-cell table:number-columns-repeated="9"/>
          <table:table-cell table:formula="of:=INDIRECT(CONCATENATE(&quot;D&quot;; TEXT([.$Q170] + 7;&quot;#&quot;)))" office:value-type="float" office:value="128" calcext:value-type="float">
            <text:p>128</text:p>
          </table:table-cell>
          <table:table-cell table:formula="of:=INDIRECT(CONCATENATE(&quot;E&quot;; TEXT([.$Q170] + 7;&quot;#&quot;)))" office:value-type="float" office:value="0.25" calcext:value-type="float">
            <text:p>0.25</text:p>
          </table:table-cell>
          <table:table-cell table:formula="of:=INDIRECT(CONCATENATE(&quot;F&quot;; TEXT([.$Q170] + 7;&quot;#&quot;)))" office:value-type="float" office:value="0.25" calcext:value-type="float">
            <text:p>0.25</text:p>
          </table:table-cell>
          <table:table-cell table:formula="of:=INDIRECT(CONCATENATE(&quot;G&quot;; TEXT([.$Q170] + 7;&quot;#&quot;)))" office:value-type="float" office:value="13" calcext:value-type="float">
            <text:p>13</text:p>
          </table:table-cell>
          <table:table-cell table:formula="of:=INDIRECT(CONCATENATE(&quot;H&quot;; TEXT([.$Q170] + 7;&quot;#&quot;)))" office:value-type="float" office:value="17.884" calcext:value-type="float">
            <text:p>17.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11.258" calcext:value-type="float">
            <text:p>11.258</text:p>
          </table:table-cell>
          <table:table-cell table:number-columns-repeated="9"/>
          <table:table-cell table:formula="of:=INDIRECT(CONCATENATE(&quot;D&quot;; TEXT([.$Q170] + 14;&quot;#&quot;)))" office:value-type="float" office:value="128" calcext:value-type="float">
            <text:p>128</text:p>
          </table:table-cell>
          <table:table-cell table:formula="of:=INDIRECT(CONCATENATE(&quot;E&quot;; TEXT([.$Q170] + 14;&quot;#&quot;)))" office:value-type="float" office:value="0.125" calcext:value-type="float">
            <text:p>0.125</text:p>
          </table:table-cell>
          <table:table-cell table:formula="of:=INDIRECT(CONCATENATE(&quot;F&quot;; TEXT([.$Q170] + 14;&quot;#&quot;)))" office:value-type="float" office:value="0.25" calcext:value-type="float">
            <text:p>0.25</text:p>
          </table:table-cell>
          <table:table-cell table:formula="of:=INDIRECT(CONCATENATE(&quot;G&quot;; TEXT([.$Q170] + 14;&quot;#&quot;)))" office:value-type="float" office:value="11" calcext:value-type="float">
            <text:p>11</text:p>
          </table:table-cell>
          <table:table-cell table:formula="of:=INDIRECT(CONCATENATE(&quot;H&quot;; TEXT([.$Q170] + 14;&quot;#&quot;)))" office:value-type="float" office:value="14.445" calcext:value-type="float">
            <text:p>14.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1.284" calcext:value-type="float">
            <text:p>11.284</text:p>
          </table:table-cell>
          <table:table-cell table:number-columns-repeated="9"/>
          <table:table-cell table:formula="of:=INDIRECT(CONCATENATE(&quot;D&quot;; TEXT([.$Q170] + 21;&quot;#&quot;)))" office:value-type="float" office:value="128" calcext:value-type="float">
            <text:p>128</text:p>
          </table:table-cell>
          <table:table-cell table:formula="of:=INDIRECT(CONCATENATE(&quot;E&quot;; TEXT([.$Q170] + 21;&quot;#&quot;)))" office:value-type="float" office:value="0.0625" calcext:value-type="float">
            <text:p>0.0625</text:p>
          </table:table-cell>
          <table:table-cell table:formula="of:=INDIRECT(CONCATENATE(&quot;F&quot;; TEXT([.$Q170] + 21;&quot;#&quot;)))" office:value-type="float" office:value="0.25" calcext:value-type="float">
            <text:p>0.25</text:p>
          </table:table-cell>
          <table:table-cell table:formula="of:=INDIRECT(CONCATENATE(&quot;G&quot;; TEXT([.$Q170] + 21;&quot;#&quot;)))" office:value-type="float" office:value="10" calcext:value-type="float">
            <text:p>10</text:p>
          </table:table-cell>
          <table:table-cell table:formula="of:=INDIRECT(CONCATENATE(&quot;H&quot;; TEXT([.$Q170] + 21;&quot;#&quot;)))" office:value-type="float" office:value="11.417" calcext:value-type="float">
            <text:p>11.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1.226" calcext:value-type="float">
            <text:p>11.226</text:p>
          </table:table-cell>
          <table:table-cell table:number-columns-repeated="9"/>
          <table:table-cell table:formula="of:=INDIRECT(CONCATENATE(&quot;D&quot;; TEXT([.$Q170] + 28;&quot;#&quot;)))" office:value-type="float" office:value="128" calcext:value-type="float">
            <text:p>128</text:p>
          </table:table-cell>
          <table:table-cell table:formula="of:=INDIRECT(CONCATENATE(&quot;E&quot;; TEXT([.$Q170] + 28;&quot;#&quot;)))" office:value-type="float" office:value="0.03125" calcext:value-type="float">
            <text:p>0.03125</text:p>
          </table:table-cell>
          <table:table-cell table:formula="of:=INDIRECT(CONCATENATE(&quot;F&quot;; TEXT([.$Q170] + 28;&quot;#&quot;)))" office:value-type="float" office:value="0.25" calcext:value-type="float">
            <text:p>0.25</text:p>
          </table:table-cell>
          <table:table-cell table:formula="of:=INDIRECT(CONCATENATE(&quot;G&quot;; TEXT([.$Q170] + 28;&quot;#&quot;)))" office:value-type="float" office:value="13" calcext:value-type="float">
            <text:p>13</text:p>
          </table:table-cell>
          <table:table-cell table:formula="of:=INDIRECT(CONCATENATE(&quot;H&quot;; TEXT([.$Q170] + 28;&quot;#&quot;)))" office:value-type="float" office:value="11.611" calcext:value-type="float">
            <text:p>11.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1.235" calcext:value-type="float">
            <text:p>11.235</text:p>
          </table:table-cell>
          <table:table-cell table:number-columns-repeated="9"/>
          <table:table-cell table:formula="of:=INDIRECT(CONCATENATE(&quot;D&quot;; TEXT([.$Q170] + 35;&quot;#&quot;)))" office:value-type="float" office:value="128" calcext:value-type="float">
            <text:p>128</text:p>
          </table:table-cell>
          <table:table-cell table:formula="of:=INDIRECT(CONCATENATE(&quot;E&quot;; TEXT([.$Q170] + 35;&quot;#&quot;)))" office:value-type="float" office:value="0.015625" calcext:value-type="float">
            <text:p>0.015625</text:p>
          </table:table-cell>
          <table:table-cell table:formula="of:=INDIRECT(CONCATENATE(&quot;F&quot;; TEXT([.$Q170] + 35;&quot;#&quot;)))" office:value-type="float" office:value="0.25" calcext:value-type="float">
            <text:p>0.25</text:p>
          </table:table-cell>
          <table:table-cell table:formula="of:=INDIRECT(CONCATENATE(&quot;G&quot;; TEXT([.$Q170] + 35;&quot;#&quot;)))" office:value-type="float" office:value="9" calcext:value-type="float">
            <text:p>9</text:p>
          </table:table-cell>
          <table:table-cell table:formula="of:=INDIRECT(CONCATENATE(&quot;H&quot;; TEXT([.$Q170] + 35;&quot;#&quot;)))" office:value-type="float" office:value="10.401" calcext:value-type="float">
            <text:p>10.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1.225" calcext:value-type="float">
            <text:p>11.225</text:p>
          </table:table-cell>
          <table:table-cell table:number-columns-repeated="9"/>
          <table:table-cell table:formula="of:=INDIRECT(CONCATENATE(&quot;D&quot;; TEXT([.$Q170] + 42;&quot;#&quot;)))" office:value-type="float" office:value="128" calcext:value-type="float">
            <text:p>128</text:p>
          </table:table-cell>
          <table:table-cell table:formula="of:=INDIRECT(CONCATENATE(&quot;E&quot;; TEXT([.$Q170] + 42;&quot;#&quot;)))" office:value-type="float" office:value="0.0078125" calcext:value-type="float">
            <text:p>0.0078125</text:p>
          </table:table-cell>
          <table:table-cell table:formula="of:=INDIRECT(CONCATENATE(&quot;F&quot;; TEXT([.$Q170] + 42;&quot;#&quot;)))" office:value-type="float" office:value="0.25" calcext:value-type="float">
            <text:p>0.25</text:p>
          </table:table-cell>
          <table:table-cell table:formula="of:=INDIRECT(CONCATENATE(&quot;G&quot;; TEXT([.$Q170] + 42;&quot;#&quot;)))" office:value-type="float" office:value="10" calcext:value-type="float">
            <text:p>10</text:p>
          </table:table-cell>
          <table:table-cell table:formula="of:=INDIRECT(CONCATENATE(&quot;H&quot;; TEXT([.$Q170] + 42;&quot;#&quot;)))" office:value-type="float" office:value="7.499" calcext:value-type="float">
            <text:p>7.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30.051" calcext:value-type="float">
            <text:p>30.051</text:p>
          </table:table-cell>
          <table:table-cell table:number-columns-repeated="8"/>
          <table:table-cell table:formula="of:=[.Q163]+2" office:value-type="float" office:value="165" calcext:value-type="float">
            <text:p>165</text:p>
          </table:table-cell>
          <table:table-cell table:formula="of:=INDIRECT(CONCATENATE(&quot;D&quot;; TEXT([.$Q177] + 0;&quot;#&quot;)))" office:value-type="float" office:value="128" calcext:value-type="float">
            <text:p>128</text:p>
          </table:table-cell>
          <table:table-cell table:formula="of:=INDIRECT(CONCATENATE(&quot;E&quot;; TEXT([.$Q177] + 0;&quot;#&quot;)))" office:value-type="float" office:value="0.5" calcext:value-type="float">
            <text:p>0.5</text:p>
          </table:table-cell>
          <table:table-cell table:formula="of:=INDIRECT(CONCATENATE(&quot;F&quot;; TEXT([.$Q177] + 0;&quot;#&quot;)))" office:value-type="float" office:value="0.125" calcext:value-type="float">
            <text:p>0.125</text:p>
          </table:table-cell>
          <table:table-cell table:formula="of:=INDIRECT(CONCATENATE(&quot;G&quot;; TEXT([.$Q177] + 0;&quot;#&quot;)))" office:value-type="float" office:value="4" calcext:value-type="float">
            <text:p>4</text:p>
          </table:table-cell>
          <table:table-cell table:formula="of:=INDIRECT(CONCATENATE(&quot;H&quot;; TEXT([.$Q177] + 0;&quot;#&quot;)))" office:value-type="float" office:value="20.872" calcext:value-type="float">
            <text:p>20.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14.445" calcext:value-type="float">
            <text:p>14.445</text:p>
          </table:table-cell>
          <table:table-cell table:number-columns-repeated="9"/>
          <table:table-cell table:formula="of:=INDIRECT(CONCATENATE(&quot;D&quot;; TEXT([.$Q177] + 7;&quot;#&quot;)))" office:value-type="float" office:value="128" calcext:value-type="float">
            <text:p>128</text:p>
          </table:table-cell>
          <table:table-cell table:formula="of:=INDIRECT(CONCATENATE(&quot;E&quot;; TEXT([.$Q177] + 7;&quot;#&quot;)))" office:value-type="float" office:value="0.25" calcext:value-type="float">
            <text:p>0.25</text:p>
          </table:table-cell>
          <table:table-cell table:formula="of:=INDIRECT(CONCATENATE(&quot;F&quot;; TEXT([.$Q177] + 7;&quot;#&quot;)))" office:value-type="float" office:value="0.125" calcext:value-type="float">
            <text:p>0.125</text:p>
          </table:table-cell>
          <table:table-cell table:formula="of:=INDIRECT(CONCATENATE(&quot;G&quot;; TEXT([.$Q177] + 7;&quot;#&quot;)))" office:value-type="float" office:value="2" calcext:value-type="float">
            <text:p>2</text:p>
          </table:table-cell>
          <table:table-cell table:formula="of:=INDIRECT(CONCATENATE(&quot;H&quot;; TEXT([.$Q177] + 7;&quot;#&quot;)))" office:value-type="float" office:value="11.258" calcext:value-type="float">
            <text:p>11.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7.916" calcext:value-type="float">
            <text:p>7.916</text:p>
          </table:table-cell>
          <table:table-cell table:number-columns-repeated="9"/>
          <table:table-cell table:formula="of:=INDIRECT(CONCATENATE(&quot;D&quot;; TEXT([.$Q177] + 14;&quot;#&quot;)))" office:value-type="float" office:value="128" calcext:value-type="float">
            <text:p>128</text:p>
          </table:table-cell>
          <table:table-cell table:formula="of:=INDIRECT(CONCATENATE(&quot;E&quot;; TEXT([.$Q177] + 14;&quot;#&quot;)))" office:value-type="float" office:value="0.125" calcext:value-type="float">
            <text:p>0.125</text:p>
          </table:table-cell>
          <table:table-cell table:formula="of:=INDIRECT(CONCATENATE(&quot;F&quot;; TEXT([.$Q177] + 14;&quot;#&quot;)))" office:value-type="float" office:value="0.125" calcext:value-type="float">
            <text:p>0.125</text:p>
          </table:table-cell>
          <table:table-cell table:formula="of:=INDIRECT(CONCATENATE(&quot;G&quot;; TEXT([.$Q177] + 14;&quot;#&quot;)))" office:value-type="float" office:value="3" calcext:value-type="float">
            <text:p>3</text:p>
          </table:table-cell>
          <table:table-cell table:formula="of:=INDIRECT(CONCATENATE(&quot;H&quot;; TEXT([.$Q177] + 14;&quot;#&quot;)))" office:value-type="float" office:value="7.916" calcext:value-type="float">
            <text:p>7.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5.226" calcext:value-type="float">
            <text:p>5.226</text:p>
          </table:table-cell>
          <table:table-cell table:number-columns-repeated="9"/>
          <table:table-cell table:formula="of:=INDIRECT(CONCATENATE(&quot;D&quot;; TEXT([.$Q177] + 21;&quot;#&quot;)))" office:value-type="float" office:value="128" calcext:value-type="float">
            <text:p>128</text:p>
          </table:table-cell>
          <table:table-cell table:formula="of:=INDIRECT(CONCATENATE(&quot;E&quot;; TEXT([.$Q177] + 21;&quot;#&quot;)))" office:value-type="float" office:value="0.0625" calcext:value-type="float">
            <text:p>0.0625</text:p>
          </table:table-cell>
          <table:table-cell table:formula="of:=INDIRECT(CONCATENATE(&quot;F&quot;; TEXT([.$Q177] + 21;&quot;#&quot;)))" office:value-type="float" office:value="0.125" calcext:value-type="float">
            <text:p>0.125</text:p>
          </table:table-cell>
          <table:table-cell table:formula="of:=INDIRECT(CONCATENATE(&quot;G&quot;; TEXT([.$Q177] + 21;&quot;#&quot;)))" office:value-type="float" office:value="4" calcext:value-type="float">
            <text:p>4</text:p>
          </table:table-cell>
          <table:table-cell table:formula="of:=INDIRECT(CONCATENATE(&quot;H&quot;; TEXT([.$Q177] + 21;&quot;#&quot;)))" office:value-type="float" office:value="6.672" calcext:value-type="float">
            <text:p>6.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5.472" calcext:value-type="float">
            <text:p>5.472</text:p>
          </table:table-cell>
          <table:table-cell table:number-columns-repeated="9"/>
          <table:table-cell table:formula="of:=INDIRECT(CONCATENATE(&quot;D&quot;; TEXT([.$Q177] + 28;&quot;#&quot;)))" office:value-type="float" office:value="128" calcext:value-type="float">
            <text:p>128</text:p>
          </table:table-cell>
          <table:table-cell table:formula="of:=INDIRECT(CONCATENATE(&quot;E&quot;; TEXT([.$Q177] + 28;&quot;#&quot;)))" office:value-type="float" office:value="0.03125" calcext:value-type="float">
            <text:p>0.03125</text:p>
          </table:table-cell>
          <table:table-cell table:formula="of:=INDIRECT(CONCATENATE(&quot;F&quot;; TEXT([.$Q177] + 28;&quot;#&quot;)))" office:value-type="float" office:value="0.125" calcext:value-type="float">
            <text:p>0.125</text:p>
          </table:table-cell>
          <table:table-cell table:formula="of:=INDIRECT(CONCATENATE(&quot;G&quot;; TEXT([.$Q177] + 28;&quot;#&quot;)))" office:value-type="float" office:value="4" calcext:value-type="float">
            <text:p>4</text:p>
          </table:table-cell>
          <table:table-cell table:style-name="ce3" table:formula="of:=INDIRECT(CONCATENATE(&quot;H&quot;; TEXT([.$Q177] + 28;&quot;#&quot;)))" office:value-type="float" office:value="40.438" calcext:value-type="float">
            <text:p>40.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5.607" calcext:value-type="float">
            <text:p>5.607</text:p>
          </table:table-cell>
          <table:table-cell table:number-columns-repeated="9"/>
          <table:table-cell table:formula="of:=INDIRECT(CONCATENATE(&quot;D&quot;; TEXT([.$Q177] + 35;&quot;#&quot;)))" office:value-type="float" office:value="128" calcext:value-type="float">
            <text:p>128</text:p>
          </table:table-cell>
          <table:table-cell table:formula="of:=INDIRECT(CONCATENATE(&quot;E&quot;; TEXT([.$Q177] + 35;&quot;#&quot;)))" office:value-type="float" office:value="0.015625" calcext:value-type="float">
            <text:p>0.015625</text:p>
          </table:table-cell>
          <table:table-cell table:formula="of:=INDIRECT(CONCATENATE(&quot;F&quot;; TEXT([.$Q177] + 35;&quot;#&quot;)))" office:value-type="float" office:value="0.125" calcext:value-type="float">
            <text:p>0.125</text:p>
          </table:table-cell>
          <table:table-cell table:formula="of:=INDIRECT(CONCATENATE(&quot;G&quot;; TEXT([.$Q177] + 35;&quot;#&quot;)))" office:value-type="float" office:value="2" calcext:value-type="float">
            <text:p>2</text:p>
          </table:table-cell>
          <table:table-cell table:formula="of:=INDIRECT(CONCATENATE(&quot;H&quot;; TEXT([.$Q177] + 35;&quot;#&quot;)))" office:value-type="float" office:value="5.837" calcext:value-type="float">
            <text:p>5.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5.613" calcext:value-type="float">
            <text:p>5.613</text:p>
          </table:table-cell>
          <table:table-cell table:number-columns-repeated="9"/>
          <table:table-cell table:formula="of:=INDIRECT(CONCATENATE(&quot;D&quot;; TEXT([.$Q177] + 42;&quot;#&quot;)))" office:value-type="float" office:value="128" calcext:value-type="float">
            <text:p>128</text:p>
          </table:table-cell>
          <table:table-cell table:formula="of:=INDIRECT(CONCATENATE(&quot;E&quot;; TEXT([.$Q177] + 42;&quot;#&quot;)))" office:value-type="float" office:value="0.0078125" calcext:value-type="float">
            <text:p>0.0078125</text:p>
          </table:table-cell>
          <table:table-cell table:formula="of:=INDIRECT(CONCATENATE(&quot;F&quot;; TEXT([.$Q177] + 42;&quot;#&quot;)))" office:value-type="float" office:value="0.125" calcext:value-type="float">
            <text:p>0.125</text:p>
          </table:table-cell>
          <table:table-cell table:formula="of:=INDIRECT(CONCATENATE(&quot;G&quot;; TEXT([.$Q177] + 42;&quot;#&quot;)))" office:value-type="float" office:value="2" calcext:value-type="float">
            <text:p>2</text:p>
          </table:table-cell>
          <table:table-cell table:formula="of:=INDIRECT(CONCATENATE(&quot;H&quot;; TEXT([.$Q177] + 42;&quot;#&quot;)))" office:value-type="float" office:value="3.681" calcext:value-type="float">
            <text:p>3.6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26.94" calcext:value-type="float">
            <text:p>26.94</text:p>
          </table:table-cell>
          <table:table-cell table:number-columns-repeated="8"/>
          <table:table-cell table:formula="of:=[.Q163]+3" office:value-type="float" office:value="166" calcext:value-type="float">
            <text:p>166</text:p>
          </table:table-cell>
          <table:table-cell table:formula="of:=INDIRECT(CONCATENATE(&quot;D&quot;; TEXT([.$Q184] + 0;&quot;#&quot;)))" office:value-type="float" office:value="128" calcext:value-type="float">
            <text:p>128</text:p>
          </table:table-cell>
          <table:table-cell table:formula="of:=INDIRECT(CONCATENATE(&quot;E&quot;; TEXT([.$Q184] + 0;&quot;#&quot;)))" office:value-type="float" office:value="0.5" calcext:value-type="float">
            <text:p>0.5</text:p>
          </table:table-cell>
          <table:table-cell table:formula="of:=INDIRECT(CONCATENATE(&quot;F&quot;; TEXT([.$Q184] + 0;&quot;#&quot;)))" office:value-type="float" office:value="0.0625" calcext:value-type="float">
            <text:p>0.0625</text:p>
          </table:table-cell>
          <table:table-cell table:formula="of:=INDIRECT(CONCATENATE(&quot;G&quot;; TEXT([.$Q184] + 0;&quot;#&quot;)))" office:value-type="float" office:value="1" calcext:value-type="float">
            <text:p>1</text:p>
          </table:table-cell>
          <table:table-cell table:formula="of:=INDIRECT(CONCATENATE(&quot;H&quot;; TEXT([.$Q184] + 0;&quot;#&quot;)))" office:value-type="float" office:value="21.439" calcext:value-type="float">
            <text:p>21.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1.417" calcext:value-type="float">
            <text:p>11.417</text:p>
          </table:table-cell>
          <table:table-cell table:number-columns-repeated="9"/>
          <table:table-cell table:formula="of:=INDIRECT(CONCATENATE(&quot;D&quot;; TEXT([.$Q184] + 7;&quot;#&quot;)))" office:value-type="float" office:value="128" calcext:value-type="float">
            <text:p>128</text:p>
          </table:table-cell>
          <table:table-cell table:formula="of:=INDIRECT(CONCATENATE(&quot;E&quot;; TEXT([.$Q184] + 7;&quot;#&quot;)))" office:value-type="float" office:value="0.25" calcext:value-type="float">
            <text:p>0.25</text:p>
          </table:table-cell>
          <table:table-cell table:formula="of:=INDIRECT(CONCATENATE(&quot;F&quot;; TEXT([.$Q184] + 7;&quot;#&quot;)))" office:value-type="float" office:value="0.0625" calcext:value-type="float">
            <text:p>0.0625</text:p>
          </table:table-cell>
          <table:table-cell table:formula="of:=INDIRECT(CONCATENATE(&quot;G&quot;; TEXT([.$Q184] + 7;&quot;#&quot;)))" office:value-type="float" office:value="1" calcext:value-type="float">
            <text:p>1</text:p>
          </table:table-cell>
          <table:table-cell table:formula="of:=INDIRECT(CONCATENATE(&quot;H&quot;; TEXT([.$Q184] + 7;&quot;#&quot;)))" office:value-type="float" office:value="11.284" calcext:value-type="float">
            <text:p>11.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office:value-type="float" office:value="6.672" calcext:value-type="float">
            <text:p>6.672</text:p>
          </table:table-cell>
          <table:table-cell table:number-columns-repeated="9"/>
          <table:table-cell table:formula="of:=INDIRECT(CONCATENATE(&quot;D&quot;; TEXT([.$Q184] + 14;&quot;#&quot;)))" office:value-type="float" office:value="128" calcext:value-type="float">
            <text:p>128</text:p>
          </table:table-cell>
          <table:table-cell table:formula="of:=INDIRECT(CONCATENATE(&quot;E&quot;; TEXT([.$Q184] + 14;&quot;#&quot;)))" office:value-type="float" office:value="0.125" calcext:value-type="float">
            <text:p>0.125</text:p>
          </table:table-cell>
          <table:table-cell table:formula="of:=INDIRECT(CONCATENATE(&quot;F&quot;; TEXT([.$Q184] + 14;&quot;#&quot;)))" office:value-type="float" office:value="0.0625" calcext:value-type="float">
            <text:p>0.0625</text:p>
          </table:table-cell>
          <table:table-cell table:formula="of:=INDIRECT(CONCATENATE(&quot;G&quot;; TEXT([.$Q184] + 14;&quot;#&quot;)))" office:value-type="float" office:value="1" calcext:value-type="float">
            <text:p>1</text:p>
          </table:table-cell>
          <table:table-cell table:formula="of:=INDIRECT(CONCATENATE(&quot;H&quot;; TEXT([.$Q184] + 14;&quot;#&quot;)))" office:value-type="float" office:value="5.226" calcext:value-type="float">
            <text:p>5.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3.702" calcext:value-type="float">
            <text:p>3.702</text:p>
          </table:table-cell>
          <table:table-cell table:number-columns-repeated="9"/>
          <table:table-cell table:formula="of:=INDIRECT(CONCATENATE(&quot;D&quot;; TEXT([.$Q184] + 21;&quot;#&quot;)))" office:value-type="float" office:value="128" calcext:value-type="float">
            <text:p>128</text:p>
          </table:table-cell>
          <table:table-cell table:formula="of:=INDIRECT(CONCATENATE(&quot;E&quot;; TEXT([.$Q184] + 21;&quot;#&quot;)))" office:value-type="float" office:value="0.0625" calcext:value-type="float">
            <text:p>0.0625</text:p>
          </table:table-cell>
          <table:table-cell table:formula="of:=INDIRECT(CONCATENATE(&quot;F&quot;; TEXT([.$Q184] + 21;&quot;#&quot;)))" office:value-type="float" office:value="0.0625" calcext:value-type="float">
            <text:p>0.0625</text:p>
          </table:table-cell>
          <table:table-cell table:formula="of:=INDIRECT(CONCATENATE(&quot;G&quot;; TEXT([.$Q184] + 21;&quot;#&quot;)))" office:value-type="float" office:value="1" calcext:value-type="float">
            <text:p>1</text:p>
          </table:table-cell>
          <table:table-cell table:formula="of:=INDIRECT(CONCATENATE(&quot;H&quot;; TEXT([.$Q184] + 21;&quot;#&quot;)))" office:value-type="float" office:value="3.702" calcext:value-type="float">
            <text:p>3.7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2.222" calcext:value-type="float">
            <text:p>2.222</text:p>
          </table:table-cell>
          <table:table-cell table:number-columns-repeated="9"/>
          <table:table-cell table:formula="of:=INDIRECT(CONCATENATE(&quot;D&quot;; TEXT([.$Q184] + 28;&quot;#&quot;)))" office:value-type="float" office:value="128" calcext:value-type="float">
            <text:p>128</text:p>
          </table:table-cell>
          <table:table-cell table:formula="of:=INDIRECT(CONCATENATE(&quot;E&quot;; TEXT([.$Q184] + 28;&quot;#&quot;)))" office:value-type="float" office:value="0.03125" calcext:value-type="float">
            <text:p>0.03125</text:p>
          </table:table-cell>
          <table:table-cell table:formula="of:=INDIRECT(CONCATENATE(&quot;F&quot;; TEXT([.$Q184] + 28;&quot;#&quot;)))" office:value-type="float" office:value="0.0625" calcext:value-type="float">
            <text:p>0.0625</text:p>
          </table:table-cell>
          <table:table-cell table:formula="of:=INDIRECT(CONCATENATE(&quot;G&quot;; TEXT([.$Q184] + 28;&quot;#&quot;)))" office:value-type="float" office:value="1" calcext:value-type="float">
            <text:p>1</text:p>
          </table:table-cell>
          <table:table-cell table:formula="of:=INDIRECT(CONCATENATE(&quot;H&quot;; TEXT([.$Q184] + 28;&quot;#&quot;)))" office:value-type="float" office:value="1.427" calcext:value-type="float">
            <text:p>1.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2.216" calcext:value-type="float">
            <text:p>2.216</text:p>
          </table:table-cell>
          <table:table-cell table:number-columns-repeated="9"/>
          <table:table-cell table:formula="of:=INDIRECT(CONCATENATE(&quot;D&quot;; TEXT([.$Q184] + 35;&quot;#&quot;)))" office:value-type="float" office:value="128" calcext:value-type="float">
            <text:p>128</text:p>
          </table:table-cell>
          <table:table-cell table:formula="of:=INDIRECT(CONCATENATE(&quot;E&quot;; TEXT([.$Q184] + 35;&quot;#&quot;)))" office:value-type="float" office:value="0.015625" calcext:value-type="float">
            <text:p>0.015625</text:p>
          </table:table-cell>
          <table:table-cell table:formula="of:=INDIRECT(CONCATENATE(&quot;F&quot;; TEXT([.$Q184] + 35;&quot;#&quot;)))" office:value-type="float" office:value="0.0625" calcext:value-type="float">
            <text:p>0.0625</text:p>
          </table:table-cell>
          <table:table-cell table:formula="of:=INDIRECT(CONCATENATE(&quot;G&quot;; TEXT([.$Q184] + 35;&quot;#&quot;)))" office:value-type="float" office:value="1" calcext:value-type="float">
            <text:p>1</text:p>
          </table:table-cell>
          <table:table-cell table:formula="of:=INDIRECT(CONCATENATE(&quot;H&quot;; TEXT([.$Q184] + 35;&quot;#&quot;)))" office:value-type="float" office:value="2.228" calcext:value-type="float">
            <text:p>2.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.22</text:p>
          </table:table-cell>
          <table:table-cell table:number-columns-repeated="9"/>
          <table:table-cell table:formula="of:=INDIRECT(CONCATENATE(&quot;D&quot;; TEXT([.$Q184] + 42;&quot;#&quot;)))" office:value-type="float" office:value="128" calcext:value-type="float">
            <text:p>128</text:p>
          </table:table-cell>
          <table:table-cell table:formula="of:=INDIRECT(CONCATENATE(&quot;E&quot;; TEXT([.$Q184] + 42;&quot;#&quot;)))" office:value-type="float" office:value="0.0078125" calcext:value-type="float">
            <text:p>0.0078125</text:p>
          </table:table-cell>
          <table:table-cell table:formula="of:=INDIRECT(CONCATENATE(&quot;F&quot;; TEXT([.$Q184] + 42;&quot;#&quot;)))" office:value-type="float" office:value="0.0625" calcext:value-type="float">
            <text:p>0.0625</text:p>
          </table:table-cell>
          <table:table-cell table:formula="of:=INDIRECT(CONCATENATE(&quot;G&quot;; TEXT([.$Q184] + 42;&quot;#&quot;)))" office:value-type="float" office:value="1" calcext:value-type="float">
            <text:p>1</text:p>
          </table:table-cell>
          <table:table-cell table:formula="of:=INDIRECT(CONCATENATE(&quot;H&quot;; TEXT([.$Q184] + 42;&quot;#&quot;)))" office:value-type="float" office:value="1.491" calcext:value-type="float">
            <text:p>1.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office:value-type="float" office:value="26.57" calcext:value-type="float">
            <text:p>26.57</text:p>
          </table:table-cell>
          <table:table-cell table:number-columns-repeated="8"/>
          <table:table-cell table:formula="of:=[.Q163]+4" office:value-type="float" office:value="167" calcext:value-type="float">
            <text:p>167</text:p>
          </table:table-cell>
          <table:table-cell table:formula="of:=INDIRECT(CONCATENATE(&quot;D&quot;; TEXT([.$Q191] + 0;&quot;#&quot;)))" office:value-type="float" office:value="128" calcext:value-type="float">
            <text:p>128</text:p>
          </table:table-cell>
          <table:table-cell table:formula="of:=INDIRECT(CONCATENATE(&quot;E&quot;; TEXT([.$Q191] + 0;&quot;#&quot;)))" office:value-type="float" office:value="0.5" calcext:value-type="float">
            <text:p>0.5</text:p>
          </table:table-cell>
          <table:table-cell table:formula="of:=INDIRECT(CONCATENATE(&quot;F&quot;; TEXT([.$Q191] + 0;&quot;#&quot;)))" office:value-type="float" office:value="0.03125" calcext:value-type="float">
            <text:p>0.03125</text:p>
          </table:table-cell>
          <table:table-cell table:formula="of:=INDIRECT(CONCATENATE(&quot;G&quot;; TEXT([.$Q191] + 0;&quot;#&quot;)))" office:value-type="float" office:value="1" calcext:value-type="float">
            <text:p>1</text:p>
          </table:table-cell>
          <table:table-cell table:formula="of:=INDIRECT(CONCATENATE(&quot;H&quot;; TEXT([.$Q191] + 0;&quot;#&quot;)))" office:value-type="float" office:value="21.042" calcext:value-type="float">
            <text:p>21.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11.611" calcext:value-type="float">
            <text:p>11.611</text:p>
          </table:table-cell>
          <table:table-cell table:number-columns-repeated="9"/>
          <table:table-cell table:formula="of:=INDIRECT(CONCATENATE(&quot;D&quot;; TEXT([.$Q191] + 7;&quot;#&quot;)))" office:value-type="float" office:value="128" calcext:value-type="float">
            <text:p>128</text:p>
          </table:table-cell>
          <table:table-cell table:formula="of:=INDIRECT(CONCATENATE(&quot;E&quot;; TEXT([.$Q191] + 7;&quot;#&quot;)))" office:value-type="float" office:value="0.25" calcext:value-type="float">
            <text:p>0.25</text:p>
          </table:table-cell>
          <table:table-cell table:formula="of:=INDIRECT(CONCATENATE(&quot;F&quot;; TEXT([.$Q191] + 7;&quot;#&quot;)))" office:value-type="float" office:value="0.03125" calcext:value-type="float">
            <text:p>0.03125</text:p>
          </table:table-cell>
          <table:table-cell table:formula="of:=INDIRECT(CONCATENATE(&quot;G&quot;; TEXT([.$Q191] + 7;&quot;#&quot;)))" office:value-type="float" office:value="1" calcext:value-type="float">
            <text:p>1</text:p>
          </table:table-cell>
          <table:table-cell table:formula="of:=INDIRECT(CONCATENATE(&quot;H&quot;; TEXT([.$Q191] + 7;&quot;#&quot;)))" office:value-type="float" office:value="11.226" calcext:value-type="float">
            <text:p>11.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table:style-name="ce3" table:formula="of:=IF([.$I193] &lt;&gt; &quot;X&quot;; 40.438;&quot;&quot;)" office:value-type="float" office:value="40.438" calcext:value-type="float">
            <text:p>40.438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formula="of:=INDIRECT(CONCATENATE(&quot;D&quot;; TEXT([.$Q191] + 14;&quot;#&quot;)))" office:value-type="float" office:value="128" calcext:value-type="float">
            <text:p>128</text:p>
          </table:table-cell>
          <table:table-cell table:formula="of:=INDIRECT(CONCATENATE(&quot;E&quot;; TEXT([.$Q191] + 14;&quot;#&quot;)))" office:value-type="float" office:value="0.125" calcext:value-type="float">
            <text:p>0.125</text:p>
          </table:table-cell>
          <table:table-cell table:formula="of:=INDIRECT(CONCATENATE(&quot;F&quot;; TEXT([.$Q191] + 14;&quot;#&quot;)))" office:value-type="float" office:value="0.03125" calcext:value-type="float">
            <text:p>0.03125</text:p>
          </table:table-cell>
          <table:table-cell table:formula="of:=INDIRECT(CONCATENATE(&quot;G&quot;; TEXT([.$Q191] + 14;&quot;#&quot;)))" office:value-type="float" office:value="1" calcext:value-type="float">
            <text:p>1</text:p>
          </table:table-cell>
          <table:table-cell table:formula="of:=INDIRECT(CONCATENATE(&quot;H&quot;; TEXT([.$Q191] + 14;&quot;#&quot;)))" office:value-type="float" office:value="5.472" calcext:value-type="float">
            <text:p>5.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.427" calcext:value-type="float">
            <text:p>1.427</text:p>
          </table:table-cell>
          <table:table-cell table:number-columns-repeated="9"/>
          <table:table-cell table:formula="of:=INDIRECT(CONCATENATE(&quot;D&quot;; TEXT([.$Q191] + 21;&quot;#&quot;)))" office:value-type="float" office:value="128" calcext:value-type="float">
            <text:p>128</text:p>
          </table:table-cell>
          <table:table-cell table:formula="of:=INDIRECT(CONCATENATE(&quot;E&quot;; TEXT([.$Q191] + 21;&quot;#&quot;)))" office:value-type="float" office:value="0.0625" calcext:value-type="float">
            <text:p>0.0625</text:p>
          </table:table-cell>
          <table:table-cell table:formula="of:=INDIRECT(CONCATENATE(&quot;F&quot;; TEXT([.$Q191] + 21;&quot;#&quot;)))" office:value-type="float" office:value="0.03125" calcext:value-type="float">
            <text:p>0.03125</text:p>
          </table:table-cell>
          <table:table-cell table:formula="of:=INDIRECT(CONCATENATE(&quot;G&quot;; TEXT([.$Q191] + 21;&quot;#&quot;)))" office:value-type="float" office:value="1" calcext:value-type="float">
            <text:p>1</text:p>
          </table:table-cell>
          <table:table-cell table:formula="of:=INDIRECT(CONCATENATE(&quot;H&quot;; TEXT([.$Q191] + 21;&quot;#&quot;)))" office:value-type="float" office:value="2.222" calcext:value-type="float">
            <text:p>2.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228" calcext:value-type="float">
            <text:p>1.228</text:p>
          </table:table-cell>
          <table:table-cell table:number-columns-repeated="9"/>
          <table:table-cell table:formula="of:=INDIRECT(CONCATENATE(&quot;D&quot;; TEXT([.$Q191] + 28;&quot;#&quot;)))" office:value-type="float" office:value="128" calcext:value-type="float">
            <text:p>128</text:p>
          </table:table-cell>
          <table:table-cell table:formula="of:=INDIRECT(CONCATENATE(&quot;E&quot;; TEXT([.$Q191] + 28;&quot;#&quot;)))" office:value-type="float" office:value="0.03125" calcext:value-type="float">
            <text:p>0.03125</text:p>
          </table:table-cell>
          <table:table-cell table:formula="of:=INDIRECT(CONCATENATE(&quot;F&quot;; TEXT([.$Q191] + 28;&quot;#&quot;)))" office:value-type="float" office:value="0.03125" calcext:value-type="float">
            <text:p>0.03125</text:p>
          </table:table-cell>
          <table:table-cell table:formula="of:=INDIRECT(CONCATENATE(&quot;G&quot;; TEXT([.$Q191] + 28;&quot;#&quot;)))" office:value-type="float" office:value="1" calcext:value-type="float">
            <text:p>1</text:p>
          </table:table-cell>
          <table:table-cell table:formula="of:=INDIRECT(CONCATENATE(&quot;H&quot;; TEXT([.$Q191] + 28;&quot;#&quot;)))" office:value-type="float" office:value="1.228" calcext:value-type="float">
            <text:p>1.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142" calcext:value-type="float">
            <text:p>1.142</text:p>
          </table:table-cell>
          <table:table-cell table:number-columns-repeated="9"/>
          <table:table-cell table:formula="of:=INDIRECT(CONCATENATE(&quot;D&quot;; TEXT([.$Q191] + 35;&quot;#&quot;)))" office:value-type="float" office:value="128" calcext:value-type="float">
            <text:p>128</text:p>
          </table:table-cell>
          <table:table-cell table:formula="of:=INDIRECT(CONCATENATE(&quot;E&quot;; TEXT([.$Q191] + 35;&quot;#&quot;)))" office:value-type="float" office:value="0.015625" calcext:value-type="float">
            <text:p>0.015625</text:p>
          </table:table-cell>
          <table:table-cell table:formula="of:=INDIRECT(CONCATENATE(&quot;F&quot;; TEXT([.$Q191] + 35;&quot;#&quot;)))" office:value-type="float" office:value="0.03125" calcext:value-type="float">
            <text:p>0.03125</text:p>
          </table:table-cell>
          <table:table-cell table:formula="of:=INDIRECT(CONCATENATE(&quot;G&quot;; TEXT([.$Q191] + 35;&quot;#&quot;)))" office:value-type="float" office:value="1" calcext:value-type="float">
            <text:p>1</text:p>
          </table:table-cell>
          <table:table-cell table:formula="of:=INDIRECT(CONCATENATE(&quot;H&quot;; TEXT([.$Q191] + 35;&quot;#&quot;)))" office:value-type="float" office:value="1.929" calcext:value-type="float">
            <text:p>1.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101" calcext:value-type="float">
            <text:p>1.101</text:p>
          </table:table-cell>
          <table:table-cell table:number-columns-repeated="9"/>
          <table:table-cell table:formula="of:=INDIRECT(CONCATENATE(&quot;D&quot;; TEXT([.$Q191] + 42;&quot;#&quot;)))" office:value-type="float" office:value="128" calcext:value-type="float">
            <text:p>128</text:p>
          </table:table-cell>
          <table:table-cell table:formula="of:=INDIRECT(CONCATENATE(&quot;E&quot;; TEXT([.$Q191] + 42;&quot;#&quot;)))" office:value-type="float" office:value="0.0078125" calcext:value-type="float">
            <text:p>0.0078125</text:p>
          </table:table-cell>
          <table:table-cell table:formula="of:=INDIRECT(CONCATENATE(&quot;F&quot;; TEXT([.$Q191] + 42;&quot;#&quot;)))" office:value-type="float" office:value="0.03125" calcext:value-type="float">
            <text:p>0.03125</text:p>
          </table:table-cell>
          <table:table-cell table:formula="of:=INDIRECT(CONCATENATE(&quot;G&quot;; TEXT([.$Q191] + 42;&quot;#&quot;)))" office:value-type="float" office:value="1" calcext:value-type="float">
            <text:p>1</text:p>
          </table:table-cell>
          <table:table-cell table:formula="of:=INDIRECT(CONCATENATE(&quot;H&quot;; TEXT([.$Q191] + 42;&quot;#&quot;)))" office:value-type="float" office:value="1.221" calcext:value-type="float">
            <text:p>1.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office:value-type="float" office:value="22.813" calcext:value-type="float">
            <text:p>22.813</text:p>
          </table:table-cell>
          <table:table-cell table:number-columns-repeated="8"/>
          <table:table-cell table:formula="of:=[.Q163]+5" office:value-type="float" office:value="168" calcext:value-type="float">
            <text:p>168</text:p>
          </table:table-cell>
          <table:table-cell table:formula="of:=INDIRECT(CONCATENATE(&quot;D&quot;; TEXT([.$Q198] + 0;&quot;#&quot;)))" office:value-type="float" office:value="128" calcext:value-type="float">
            <text:p>128</text:p>
          </table:table-cell>
          <table:table-cell table:formula="of:=INDIRECT(CONCATENATE(&quot;E&quot;; TEXT([.$Q198] + 0;&quot;#&quot;)))" office:value-type="float" office:value="0.5" calcext:value-type="float">
            <text:p>0.5</text:p>
          </table:table-cell>
          <table:table-cell table:formula="of:=INDIRECT(CONCATENATE(&quot;F&quot;; TEXT([.$Q198] + 0;&quot;#&quot;)))" office:value-type="float" office:value="0.015625" calcext:value-type="float">
            <text:p>0.015625</text:p>
          </table:table-cell>
          <table:table-cell table:formula="of:=INDIRECT(CONCATENATE(&quot;G&quot;; TEXT([.$Q198] + 0;&quot;#&quot;)))" office:value-type="float" office:value="1" calcext:value-type="float">
            <text:p>1</text:p>
          </table:table-cell>
          <table:table-cell table:formula="of:=INDIRECT(CONCATENATE(&quot;H&quot;; TEXT([.$Q198] + 0;&quot;#&quot;)))" office:value-type="float" office:value="20.502" calcext:value-type="float">
            <text:p>20.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office:value-type="float" office:value="10.401" calcext:value-type="float">
            <text:p>10.401</text:p>
          </table:table-cell>
          <table:table-cell table:number-columns-repeated="9"/>
          <table:table-cell table:formula="of:=INDIRECT(CONCATENATE(&quot;D&quot;; TEXT([.$Q198] + 7;&quot;#&quot;)))" office:value-type="float" office:value="128" calcext:value-type="float">
            <text:p>128</text:p>
          </table:table-cell>
          <table:table-cell table:formula="of:=INDIRECT(CONCATENATE(&quot;E&quot;; TEXT([.$Q198] + 7;&quot;#&quot;)))" office:value-type="float" office:value="0.25" calcext:value-type="float">
            <text:p>0.25</text:p>
          </table:table-cell>
          <table:table-cell table:formula="of:=INDIRECT(CONCATENATE(&quot;F&quot;; TEXT([.$Q198] + 7;&quot;#&quot;)))" office:value-type="float" office:value="0.015625" calcext:value-type="float">
            <text:p>0.015625</text:p>
          </table:table-cell>
          <table:table-cell table:formula="of:=INDIRECT(CONCATENATE(&quot;G&quot;; TEXT([.$Q198] + 7;&quot;#&quot;)))" office:value-type="float" office:value="1" calcext:value-type="float">
            <text:p>1</text:p>
          </table:table-cell>
          <table:table-cell table:formula="of:=INDIRECT(CONCATENATE(&quot;H&quot;; TEXT([.$Q198] + 7;&quot;#&quot;)))" office:value-type="float" office:value="11.235" calcext:value-type="float">
            <text:p>11.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5.837" calcext:value-type="float">
            <text:p>5.837</text:p>
          </table:table-cell>
          <table:table-cell table:number-columns-repeated="9"/>
          <table:table-cell table:formula="of:=INDIRECT(CONCATENATE(&quot;D&quot;; TEXT([.$Q198] + 14;&quot;#&quot;)))" office:value-type="float" office:value="128" calcext:value-type="float">
            <text:p>128</text:p>
          </table:table-cell>
          <table:table-cell table:formula="of:=INDIRECT(CONCATENATE(&quot;E&quot;; TEXT([.$Q198] + 14;&quot;#&quot;)))" office:value-type="float" office:value="0.125" calcext:value-type="float">
            <text:p>0.125</text:p>
          </table:table-cell>
          <table:table-cell table:formula="of:=INDIRECT(CONCATENATE(&quot;F&quot;; TEXT([.$Q198] + 14;&quot;#&quot;)))" office:value-type="float" office:value="0.015625" calcext:value-type="float">
            <text:p>0.015625</text:p>
          </table:table-cell>
          <table:table-cell table:formula="of:=INDIRECT(CONCATENATE(&quot;G&quot;; TEXT([.$Q198] + 14;&quot;#&quot;)))" office:value-type="float" office:value="1" calcext:value-type="float">
            <text:p>1</text:p>
          </table:table-cell>
          <table:table-cell table:formula="of:=INDIRECT(CONCATENATE(&quot;H&quot;; TEXT([.$Q198] + 14;&quot;#&quot;)))" office:value-type="float" office:value="5.607" calcext:value-type="float">
            <text:p>5.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2.228" calcext:value-type="float">
            <text:p>2.228</text:p>
          </table:table-cell>
          <table:table-cell table:number-columns-repeated="9"/>
          <table:table-cell table:formula="of:=INDIRECT(CONCATENATE(&quot;D&quot;; TEXT([.$Q198] + 21;&quot;#&quot;)))" office:value-type="float" office:value="128" calcext:value-type="float">
            <text:p>128</text:p>
          </table:table-cell>
          <table:table-cell table:formula="of:=INDIRECT(CONCATENATE(&quot;E&quot;; TEXT([.$Q198] + 21;&quot;#&quot;)))" office:value-type="float" office:value="0.0625" calcext:value-type="float">
            <text:p>0.0625</text:p>
          </table:table-cell>
          <table:table-cell table:formula="of:=INDIRECT(CONCATENATE(&quot;F&quot;; TEXT([.$Q198] + 21;&quot;#&quot;)))" office:value-type="float" office:value="0.015625" calcext:value-type="float">
            <text:p>0.015625</text:p>
          </table:table-cell>
          <table:table-cell table:formula="of:=INDIRECT(CONCATENATE(&quot;G&quot;; TEXT([.$Q198] + 21;&quot;#&quot;)))" office:value-type="float" office:value="1" calcext:value-type="float">
            <text:p>1</text:p>
          </table:table-cell>
          <table:table-cell table:formula="of:=INDIRECT(CONCATENATE(&quot;H&quot;; TEXT([.$Q198] + 21;&quot;#&quot;)))" office:value-type="float" office:value="2.216" calcext:value-type="float">
            <text:p>2.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929" calcext:value-type="float">
            <text:p>1.929</text:p>
          </table:table-cell>
          <table:table-cell table:number-columns-repeated="9"/>
          <table:table-cell table:formula="of:=INDIRECT(CONCATENATE(&quot;D&quot;; TEXT([.$Q198] + 28;&quot;#&quot;)))" office:value-type="float" office:value="128" calcext:value-type="float">
            <text:p>128</text:p>
          </table:table-cell>
          <table:table-cell table:formula="of:=INDIRECT(CONCATENATE(&quot;E&quot;; TEXT([.$Q198] + 28;&quot;#&quot;)))" office:value-type="float" office:value="0.03125" calcext:value-type="float">
            <text:p>0.03125</text:p>
          </table:table-cell>
          <table:table-cell table:formula="of:=INDIRECT(CONCATENATE(&quot;F&quot;; TEXT([.$Q198] + 28;&quot;#&quot;)))" office:value-type="float" office:value="0.015625" calcext:value-type="float">
            <text:p>0.015625</text:p>
          </table:table-cell>
          <table:table-cell table:formula="of:=INDIRECT(CONCATENATE(&quot;G&quot;; TEXT([.$Q198] + 28;&quot;#&quot;)))" office:value-type="float" office:value="1" calcext:value-type="float">
            <text:p>1</text:p>
          </table:table-cell>
          <table:table-cell table:formula="of:=INDIRECT(CONCATENATE(&quot;H&quot;; TEXT([.$Q198] + 28;&quot;#&quot;)))" office:value-type="float" office:value="1.142" calcext:value-type="float">
            <text:p>1.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table:number-columns-repeated="9"/>
          <table:table-cell table:formula="of:=INDIRECT(CONCATENATE(&quot;D&quot;; TEXT([.$Q198] + 35;&quot;#&quot;)))" office:value-type="float" office:value="128" calcext:value-type="float">
            <text:p>128</text:p>
          </table:table-cell>
          <table:table-cell table:formula="of:=INDIRECT(CONCATENATE(&quot;E&quot;; TEXT([.$Q198] + 35;&quot;#&quot;)))" office:value-type="float" office:value="0.015625" calcext:value-type="float">
            <text:p>0.015625</text:p>
          </table:table-cell>
          <table:table-cell table:formula="of:=INDIRECT(CONCATENATE(&quot;F&quot;; TEXT([.$Q198] + 35;&quot;#&quot;)))" office:value-type="float" office:value="0.015625" calcext:value-type="float">
            <text:p>0.015625</text:p>
          </table:table-cell>
          <table:table-cell table:formula="of:=INDIRECT(CONCATENATE(&quot;G&quot;; TEXT([.$Q198] + 35;&quot;#&quot;)))" office:value-type="float" office:value="1" calcext:value-type="float">
            <text:p>1</text:p>
          </table:table-cell>
          <table:table-cell table:formula="of:=INDIRECT(CONCATENATE(&quot;H&quot;; TEXT([.$Q198] + 35;&quot;#&quot;)))" office:value-type="float" office:value="0.84" calcext:value-type="float">
            <text:p>0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497" calcext:value-type="float">
            <text:p>0.497</text:p>
          </table:table-cell>
          <table:table-cell table:number-columns-repeated="9"/>
          <table:table-cell table:formula="of:=INDIRECT(CONCATENATE(&quot;D&quot;; TEXT([.$Q198] + 42;&quot;#&quot;)))" office:value-type="float" office:value="128" calcext:value-type="float">
            <text:p>128</text:p>
          </table:table-cell>
          <table:table-cell table:formula="of:=INDIRECT(CONCATENATE(&quot;E&quot;; TEXT([.$Q198] + 42;&quot;#&quot;)))" office:value-type="float" office:value="0.0078125" calcext:value-type="float">
            <text:p>0.0078125</text:p>
          </table:table-cell>
          <table:table-cell table:formula="of:=INDIRECT(CONCATENATE(&quot;F&quot;; TEXT([.$Q198] + 42;&quot;#&quot;)))" office:value-type="float" office:value="0.015625" calcext:value-type="float">
            <text:p>0.015625</text:p>
          </table:table-cell>
          <table:table-cell table:formula="of:=INDIRECT(CONCATENATE(&quot;G&quot;; TEXT([.$Q198] + 42;&quot;#&quot;)))" office:value-type="float" office:value="1" calcext:value-type="float">
            <text:p>1</text:p>
          </table:table-cell>
          <table:table-cell table:formula="of:=INDIRECT(CONCATENATE(&quot;H&quot;; TEXT([.$Q198] + 42;&quot;#&quot;)))" office:value-type="float" office:value="0.715" calcext:value-type="float">
            <text:p>0.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office:value-type="float" office:value="13.861" calcext:value-type="float">
            <text:p>13.861</text:p>
          </table:table-cell>
          <table:table-cell table:number-columns-repeated="8"/>
          <table:table-cell table:formula="of:=[.Q163]+6" office:value-type="float" office:value="169" calcext:value-type="float">
            <text:p>169</text:p>
          </table:table-cell>
          <table:table-cell table:formula="of:=INDIRECT(CONCATENATE(&quot;D&quot;; TEXT([.$Q205] + 0;&quot;#&quot;)))" office:value-type="float" office:value="128" calcext:value-type="float">
            <text:p>128</text:p>
          </table:table-cell>
          <table:table-cell table:formula="of:=INDIRECT(CONCATENATE(&quot;E&quot;; TEXT([.$Q205] + 0;&quot;#&quot;)))" office:value-type="float" office:value="0.5" calcext:value-type="float">
            <text:p>0.5</text:p>
          </table:table-cell>
          <table:table-cell table:formula="of:=INDIRECT(CONCATENATE(&quot;F&quot;; TEXT([.$Q205] + 0;&quot;#&quot;)))" office:value-type="float" office:value="0.0078125" calcext:value-type="float">
            <text:p>0.0078125</text:p>
          </table:table-cell>
          <table:table-cell table:formula="of:=INDIRECT(CONCATENATE(&quot;G&quot;; TEXT([.$Q205] + 0;&quot;#&quot;)))" office:value-type="float" office:value="1" calcext:value-type="float">
            <text:p>1</text:p>
          </table:table-cell>
          <table:table-cell table:formula="of:=INDIRECT(CONCATENATE(&quot;H&quot;; TEXT([.$Q205] + 0;&quot;#&quot;)))" office:value-type="float" office:value="20.545" calcext:value-type="float">
            <text:p>20.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7.499" calcext:value-type="float">
            <text:p>7.499</text:p>
          </table:table-cell>
          <table:table-cell table:number-columns-repeated="9"/>
          <table:table-cell table:formula="of:=INDIRECT(CONCATENATE(&quot;D&quot;; TEXT([.$Q205] + 7;&quot;#&quot;)))" office:value-type="float" office:value="128" calcext:value-type="float">
            <text:p>128</text:p>
          </table:table-cell>
          <table:table-cell table:formula="of:=INDIRECT(CONCATENATE(&quot;E&quot;; TEXT([.$Q205] + 7;&quot;#&quot;)))" office:value-type="float" office:value="0.25" calcext:value-type="float">
            <text:p>0.25</text:p>
          </table:table-cell>
          <table:table-cell table:formula="of:=INDIRECT(CONCATENATE(&quot;F&quot;; TEXT([.$Q205] + 7;&quot;#&quot;)))" office:value-type="float" office:value="0.0078125" calcext:value-type="float">
            <text:p>0.0078125</text:p>
          </table:table-cell>
          <table:table-cell table:formula="of:=INDIRECT(CONCATENATE(&quot;G&quot;; TEXT([.$Q205] + 7;&quot;#&quot;)))" office:value-type="float" office:value="1" calcext:value-type="float">
            <text:p>1</text:p>
          </table:table-cell>
          <table:table-cell table:formula="of:=INDIRECT(CONCATENATE(&quot;H&quot;; TEXT([.$Q205] + 7;&quot;#&quot;)))" office:value-type="float" office:value="11.225" calcext:value-type="float">
            <text:p>11.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3.681" calcext:value-type="float">
            <text:p>3.681</text:p>
          </table:table-cell>
          <table:table-cell table:number-columns-repeated="9"/>
          <table:table-cell table:formula="of:=INDIRECT(CONCATENATE(&quot;D&quot;; TEXT([.$Q205] + 14;&quot;#&quot;)))" office:value-type="float" office:value="128" calcext:value-type="float">
            <text:p>128</text:p>
          </table:table-cell>
          <table:table-cell table:formula="of:=INDIRECT(CONCATENATE(&quot;E&quot;; TEXT([.$Q205] + 14;&quot;#&quot;)))" office:value-type="float" office:value="0.125" calcext:value-type="float">
            <text:p>0.125</text:p>
          </table:table-cell>
          <table:table-cell table:formula="of:=INDIRECT(CONCATENATE(&quot;F&quot;; TEXT([.$Q205] + 14;&quot;#&quot;)))" office:value-type="float" office:value="0.0078125" calcext:value-type="float">
            <text:p>0.0078125</text:p>
          </table:table-cell>
          <table:table-cell table:formula="of:=INDIRECT(CONCATENATE(&quot;G&quot;; TEXT([.$Q205] + 14;&quot;#&quot;)))" office:value-type="float" office:value="1" calcext:value-type="float">
            <text:p>1</text:p>
          </table:table-cell>
          <table:table-cell table:formula="of:=INDIRECT(CONCATENATE(&quot;H&quot;; TEXT([.$Q205] + 14;&quot;#&quot;)))" office:value-type="float" office:value="5.613" calcext:value-type="float">
            <text:p>5.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.491" calcext:value-type="float">
            <text:p>1.491</text:p>
          </table:table-cell>
          <table:table-cell table:number-columns-repeated="9"/>
          <table:table-cell table:formula="of:=INDIRECT(CONCATENATE(&quot;D&quot;; TEXT([.$Q205] + 21;&quot;#&quot;)))" office:value-type="float" office:value="128" calcext:value-type="float">
            <text:p>128</text:p>
          </table:table-cell>
          <table:table-cell table:formula="of:=INDIRECT(CONCATENATE(&quot;E&quot;; TEXT([.$Q205] + 21;&quot;#&quot;)))" office:value-type="float" office:value="0.0625" calcext:value-type="float">
            <text:p>0.0625</text:p>
          </table:table-cell>
          <table:table-cell table:formula="of:=INDIRECT(CONCATENATE(&quot;F&quot;; TEXT([.$Q205] + 21;&quot;#&quot;)))" office:value-type="float" office:value="0.0078125" calcext:value-type="float">
            <text:p>0.0078125</text:p>
          </table:table-cell>
          <table:table-cell table:formula="of:=INDIRECT(CONCATENATE(&quot;G&quot;; TEXT([.$Q205] + 21;&quot;#&quot;)))" office:value-type="float" office:value="1" calcext:value-type="float">
            <text:p>1</text:p>
          </table:table-cell>
          <table:table-cell table:formula="of:=INDIRECT(CONCATENATE(&quot;H&quot;; TEXT([.$Q205] + 21;&quot;#&quot;)))" office:value-type="float" office:value="2.22" calcext:value-type="float">
            <text:p>2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221" calcext:value-type="float">
            <text:p>1.221</text:p>
          </table:table-cell>
          <table:table-cell table:number-columns-repeated="9"/>
          <table:table-cell table:formula="of:=INDIRECT(CONCATENATE(&quot;D&quot;; TEXT([.$Q205] + 28;&quot;#&quot;)))" office:value-type="float" office:value="128" calcext:value-type="float">
            <text:p>128</text:p>
          </table:table-cell>
          <table:table-cell table:formula="of:=INDIRECT(CONCATENATE(&quot;E&quot;; TEXT([.$Q205] + 28;&quot;#&quot;)))" office:value-type="float" office:value="0.03125" calcext:value-type="float">
            <text:p>0.03125</text:p>
          </table:table-cell>
          <table:table-cell table:formula="of:=INDIRECT(CONCATENATE(&quot;F&quot;; TEXT([.$Q205] + 28;&quot;#&quot;)))" office:value-type="float" office:value="0.0078125" calcext:value-type="float">
            <text:p>0.0078125</text:p>
          </table:table-cell>
          <table:table-cell table:formula="of:=INDIRECT(CONCATENATE(&quot;G&quot;; TEXT([.$Q205] + 28;&quot;#&quot;)))" office:value-type="float" office:value="1" calcext:value-type="float">
            <text:p>1</text:p>
          </table:table-cell>
          <table:table-cell table:formula="of:=INDIRECT(CONCATENATE(&quot;H&quot;; TEXT([.$Q205] + 28;&quot;#&quot;)))" office:value-type="float" office:value="1.101" calcext:value-type="float">
            <text:p>1.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715" calcext:value-type="float">
            <text:p>0.715</text:p>
          </table:table-cell>
          <table:table-cell table:number-columns-repeated="9"/>
          <table:table-cell table:formula="of:=INDIRECT(CONCATENATE(&quot;D&quot;; TEXT([.$Q205] + 35;&quot;#&quot;)))" office:value-type="float" office:value="128" calcext:value-type="float">
            <text:p>128</text:p>
          </table:table-cell>
          <table:table-cell table:formula="of:=INDIRECT(CONCATENATE(&quot;E&quot;; TEXT([.$Q205] + 35;&quot;#&quot;)))" office:value-type="float" office:value="0.015625" calcext:value-type="float">
            <text:p>0.015625</text:p>
          </table:table-cell>
          <table:table-cell table:formula="of:=INDIRECT(CONCATENATE(&quot;F&quot;; TEXT([.$Q205] + 35;&quot;#&quot;)))" office:value-type="float" office:value="0.0078125" calcext:value-type="float">
            <text:p>0.0078125</text:p>
          </table:table-cell>
          <table:table-cell table:formula="of:=INDIRECT(CONCATENATE(&quot;G&quot;; TEXT([.$Q205] + 35;&quot;#&quot;)))" office:value-type="float" office:value="1" calcext:value-type="float">
            <text:p>1</text:p>
          </table:table-cell>
          <table:table-cell table:formula="of:=INDIRECT(CONCATENATE(&quot;H&quot;; TEXT([.$Q205] + 35;&quot;#&quot;)))" office:value-type="float" office:value="0.497" calcext:value-type="float">
            <text:p>0.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424" calcext:value-type="float">
            <text:p>0.424</text:p>
          </table:table-cell>
          <table:table-cell table:number-columns-repeated="9"/>
          <table:table-cell table:formula="of:=INDIRECT(CONCATENATE(&quot;D&quot;; TEXT([.$Q205] + 42;&quot;#&quot;)))" office:value-type="float" office:value="128" calcext:value-type="float">
            <text:p>128</text:p>
          </table:table-cell>
          <table:table-cell table:formula="of:=INDIRECT(CONCATENATE(&quot;E&quot;; TEXT([.$Q205] + 42;&quot;#&quot;)))" office:value-type="float" office:value="0.0078125" calcext:value-type="float">
            <text:p>0.0078125</text:p>
          </table:table-cell>
          <table:table-cell table:formula="of:=INDIRECT(CONCATENATE(&quot;F&quot;; TEXT([.$Q205] + 42;&quot;#&quot;)))" office:value-type="float" office:value="0.0078125" calcext:value-type="float">
            <text:p>0.0078125</text:p>
          </table:table-cell>
          <table:table-cell table:formula="of:=INDIRECT(CONCATENATE(&quot;G&quot;; TEXT([.$Q205] + 42;&quot;#&quot;)))" office:value-type="float" office:value="1" calcext:value-type="float">
            <text:p>1</text:p>
          </table:table-cell>
          <table:table-cell table:formula="of:=INDIRECT(CONCATENATE(&quot;H&quot;; TEXT([.$Q205] + 42;&quot;#&quot;)))" office:value-type="float" office:value="0.424" calcext:value-type="float">
            <text:p>0.42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formula="of:=[.A216]" office:value-type="string" office:string-value="HsqlZoneMatcher" calcext:value-type="string">
            <text:p>HsqlZoneMatcher</text:p>
          </table:table-cell>
          <table:table-cell table:formula="of:=[.B216]" office:value-type="string" office:string-value="SEPARATE" calcext:value-type="string">
            <text:p>SEPARATE</text:p>
          </table:table-cell>
          <table:table-cell table:number-columns-repeated="7"/>
          <table:table-cell table:formula="of:=[.A213]" office:value-type="string" office:string-value="HsqlZoneMatcher" calcext:value-type="string">
            <text:p>HsqlZoneMatcher</text:p>
          </table:table-cell>
          <table:table-cell table:formula="of:=[.B213]" office:value-type="string" office:string-value="SEPARATE" calcext:value-type="string">
            <text:p>SEPARATE</text:p>
          </table:table-cell>
          <table:table-cell table:number-columns-repeated="5"/>
          <table:table-cell table:formula="of:=[.A213]" office:value-type="string" office:string-value="HsqlZoneMatcher" calcext:value-type="string">
            <text:p>HsqlZoneMatcher</text:p>
          </table:table-cell>
          <table:table-cell table:formula="of:=[.B213]" office:value-type="string" office:string-value="SEPARATE" calcext:value-type="string">
            <text:p>SEPARATE</text:p>
          </table:table-cell>
          <table:table-cell table:number-columns-repeated="5"/>
          <table:table-cell table:formula="of:=[.A213]" office:value-type="string" office:string-value="HsqlZoneMatcher" calcext:value-type="string">
            <text:p>HsqlZoneMatcher</text:p>
          </table:table-cell>
          <table:table-cell table:formula="of:=[.B213]" office:value-type="string" office:string-value="SEPARATE" calcext:value-type="string">
            <text:p>SEPARATE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atch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points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found</text:p>
          </table:table-cell>
          <table:table-cell table:style-name="ce1" office:value-type="string" calcext:value-type="string">
            <text:p>timeavg</text:p>
          </table:table-cell>
          <table:table-cell table:number-columns-repeated="9"/>
          <table:table-cell office:value-type="string" calcext:value-type="string">
            <text:p>rang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ime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3" calcext:value-type="float">
            <text:p>203</text:p>
          </table:table-cell>
          <table:table-cell office:value-type="float" office:value="63.278" calcext:value-type="float">
            <text:p>63.278</text:p>
          </table:table-cell>
          <table:table-cell/>
          <table:table-cell table:formula="of:=LEFT(CONCATENATE([.E215]; &quot; &quot;; [.E216]); 11)" office:value-type="string" office:string-value="zone 0.5" calcext:value-type="string">
            <text:p>zone 0.5</text:p>
          </table:table-cell>
          <table:table-cell table:number-columns-repeated="6"/>
          <table:table-cell table:formula="of:=ROW()" office:value-type="float" office:value="216" calcext:value-type="float">
            <text:p>216</text:p>
          </table:table-cell>
          <table:table-cell table:formula="of:=INDIRECT(CONCATENATE(&quot;D&quot;; TEXT([.$Q216] + 0;&quot;#&quot;)))" office:value-type="float" office:value="64" calcext:value-type="float">
            <text:p>64</text:p>
          </table:table-cell>
          <table:table-cell table:formula="of:=INDIRECT(CONCATENATE(&quot;E&quot;; TEXT([.$Q216] + 0;&quot;#&quot;)))" office:value-type="float" office:value="0.5" calcext:value-type="float">
            <text:p>0.5</text:p>
          </table:table-cell>
          <table:table-cell table:formula="of:=INDIRECT(CONCATENATE(&quot;F&quot;; TEXT([.$Q216] + 0;&quot;#&quot;)))" office:value-type="float" office:value="0.5" calcext:value-type="float">
            <text:p>0.5</text:p>
          </table:table-cell>
          <table:table-cell table:formula="of:=INDIRECT(CONCATENATE(&quot;G&quot;; TEXT([.$Q216] + 0;&quot;#&quot;)))" office:value-type="float" office:value="203" calcext:value-type="float">
            <text:p>203</text:p>
          </table:table-cell>
          <table:table-cell table:formula="of:=INDIRECT(CONCATENATE(&quot;H&quot;; TEXT([.$Q216] + 0;&quot;#&quot;)))" office:value-type="float" office:value="63.278" calcext:value-type="float">
            <text:p>63.278</text:p>
          </table:table-cell>
          <table:table-cell/>
          <table:table-cell table:formula="of:=LEFT(CONCATENATE([.T215];&quot; &quot;; [.T216]); 13)" office:value-type="string" office:string-value="radius 0.5" calcext:value-type="string">
            <text:p>radius 0.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51" calcext:value-type="float">
            <text:p>51</text:p>
          </table:table-cell>
          <table:table-cell office:value-type="float" office:value="35.983" calcext:value-type="float">
            <text:p>35.983</text:p>
          </table:table-cell>
          <table:table-cell/>
          <table:table-cell table:formula="of:=LEFT(CONCATENATE([.E215]; &quot; &quot;; [.E224]); 11)" office:value-type="string" office:string-value="zone 0.25" calcext:value-type="string">
            <text:p>zone 0.25</text:p>
          </table:table-cell>
          <table:table-cell table:number-columns-repeated="7"/>
          <table:table-cell table:formula="of:=INDIRECT(CONCATENATE(&quot;D&quot;; TEXT([.$Q216] + 7;&quot;#&quot;)))" office:value-type="float" office:value="64" calcext:value-type="float">
            <text:p>64</text:p>
          </table:table-cell>
          <table:table-cell table:formula="of:=INDIRECT(CONCATENATE(&quot;E&quot;; TEXT([.$Q216] + 7;&quot;#&quot;)))" office:value-type="float" office:value="0.25" calcext:value-type="float">
            <text:p>0.25</text:p>
          </table:table-cell>
          <table:table-cell table:formula="of:=INDIRECT(CONCATENATE(&quot;F&quot;; TEXT([.$Q216] + 7;&quot;#&quot;)))" office:value-type="float" office:value="0.5" calcext:value-type="float">
            <text:p>0.5</text:p>
          </table:table-cell>
          <table:table-cell table:formula="of:=INDIRECT(CONCATENATE(&quot;G&quot;; TEXT([.$Q216] + 7;&quot;#&quot;)))" office:value-type="float" office:value="201" calcext:value-type="float">
            <text:p>201</text:p>
          </table:table-cell>
          <table:table-cell table:formula="of:=INDIRECT(CONCATENATE(&quot;H&quot;; TEXT([.$Q216] + 7;&quot;#&quot;)))" office:value-type="float" office:value="49.137" calcext:value-type="float">
            <text:p>49.137</text:p>
          </table:table-cell>
          <table:table-cell/>
          <table:table-cell table:formula="of:=LEFT(CONCATENATE([.T215];&quot; &quot;; [.T223]); 13)" office:value-type="string" office:string-value="radius 0.25" calcext:value-type="string">
            <text:p>radius 0.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36.588" calcext:value-type="float">
            <text:p>36.588</text:p>
          </table:table-cell>
          <table:table-cell/>
          <table:table-cell table:formula="of:=LEFT(CONCATENATE([.E215]; &quot; &quot;; [.E231]); 11)" office:value-type="string" office:string-value="zone 0.125" calcext:value-type="string">
            <text:p>zone 0.125</text:p>
          </table:table-cell>
          <table:table-cell table:number-columns-repeated="7"/>
          <table:table-cell table:formula="of:=INDIRECT(CONCATENATE(&quot;D&quot;; TEXT([.$Q216] + 14;&quot;#&quot;)))" office:value-type="float" office:value="64" calcext:value-type="float">
            <text:p>64</text:p>
          </table:table-cell>
          <table:table-cell table:formula="of:=INDIRECT(CONCATENATE(&quot;E&quot;; TEXT([.$Q216] + 14;&quot;#&quot;)))" office:value-type="float" office:value="0.125" calcext:value-type="float">
            <text:p>0.125</text:p>
          </table:table-cell>
          <table:table-cell table:formula="of:=INDIRECT(CONCATENATE(&quot;F&quot;; TEXT([.$Q216] + 14;&quot;#&quot;)))" office:value-type="float" office:value="0.5" calcext:value-type="float">
            <text:p>0.5</text:p>
          </table:table-cell>
          <table:table-cell table:formula="of:=INDIRECT(CONCATENATE(&quot;G&quot;; TEXT([.$Q216] + 14;&quot;#&quot;)))" office:value-type="float" office:value="201" calcext:value-type="float">
            <text:p>201</text:p>
          </table:table-cell>
          <table:table-cell table:formula="of:=INDIRECT(CONCATENATE(&quot;H&quot;; TEXT([.$Q216] + 14;&quot;#&quot;)))" office:value-type="float" office:value="43.977" calcext:value-type="float">
            <text:p>43.977</text:p>
          </table:table-cell>
          <table:table-cell/>
          <table:table-cell table:formula="of:=LEFT(CONCATENATE([.T215];&quot; &quot;; [.T230]); 13)" office:value-type="string" office:string-value="radius 0.125" calcext:value-type="string">
            <text:p>radius 0.1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38.042" calcext:value-type="float">
            <text:p>38.042</text:p>
          </table:table-cell>
          <table:table-cell/>
          <table:table-cell table:formula="of:=LEFT(CONCATENATE([.E215]; &quot; &quot;; [.E238]); 11)" office:value-type="string" office:string-value="zone 0.0625" calcext:value-type="string">
            <text:p>zone 0.0625</text:p>
          </table:table-cell>
          <table:table-cell table:number-columns-repeated="7"/>
          <table:table-cell table:formula="of:=INDIRECT(CONCATENATE(&quot;D&quot;; TEXT([.$Q216] + 21;&quot;#&quot;)))" office:value-type="float" office:value="64" calcext:value-type="float">
            <text:p>64</text:p>
          </table:table-cell>
          <table:table-cell table:formula="of:=INDIRECT(CONCATENATE(&quot;E&quot;; TEXT([.$Q216] + 21;&quot;#&quot;)))" office:value-type="float" office:value="0.0625" calcext:value-type="float">
            <text:p>0.0625</text:p>
          </table:table-cell>
          <table:table-cell table:formula="of:=INDIRECT(CONCATENATE(&quot;F&quot;; TEXT([.$Q216] + 21;&quot;#&quot;)))" office:value-type="float" office:value="0.5" calcext:value-type="float">
            <text:p>0.5</text:p>
          </table:table-cell>
          <table:table-cell table:formula="of:=INDIRECT(CONCATENATE(&quot;G&quot;; TEXT([.$Q216] + 21;&quot;#&quot;)))" office:value-type="float" office:value="207" calcext:value-type="float">
            <text:p>207</text:p>
          </table:table-cell>
          <table:table-cell table:formula="of:=INDIRECT(CONCATENATE(&quot;H&quot;; TEXT([.$Q216] + 21;&quot;#&quot;)))" office:value-type="float" office:value="51.182" calcext:value-type="float">
            <text:p>51.182</text:p>
          </table:table-cell>
          <table:table-cell/>
          <table:table-cell table:formula="of:=LEFT(CONCATENATE([.T215];&quot; &quot;; [.T237]); 13)" office:value-type="string" office:string-value="radius 0.0625" calcext:value-type="string">
            <text:p>radius 0.06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39.518" calcext:value-type="float">
            <text:p>39.518</text:p>
          </table:table-cell>
          <table:table-cell/>
          <table:table-cell table:formula="of:=LEFT(CONCATENATE([.E215]; &quot; &quot;; [.E245]); 11)" office:value-type="string" office:string-value="zone 0.0312" calcext:value-type="string">
            <text:p>zone 0.0312</text:p>
          </table:table-cell>
          <table:table-cell table:number-columns-repeated="7"/>
          <table:table-cell table:formula="of:=INDIRECT(CONCATENATE(&quot;D&quot;; TEXT([.$Q216] + 28;&quot;#&quot;)))" office:value-type="float" office:value="64" calcext:value-type="float">
            <text:p>64</text:p>
          </table:table-cell>
          <table:table-cell table:formula="of:=INDIRECT(CONCATENATE(&quot;E&quot;; TEXT([.$Q216] + 28;&quot;#&quot;)))" office:value-type="float" office:value="0.03125" calcext:value-type="float">
            <text:p>0.03125</text:p>
          </table:table-cell>
          <table:table-cell table:formula="of:=INDIRECT(CONCATENATE(&quot;F&quot;; TEXT([.$Q216] + 28;&quot;#&quot;)))" office:value-type="float" office:value="0.5" calcext:value-type="float">
            <text:p>0.5</text:p>
          </table:table-cell>
          <table:table-cell table:formula="of:=INDIRECT(CONCATENATE(&quot;G&quot;; TEXT([.$Q216] + 28;&quot;#&quot;)))" office:value-type="float" office:value="203" calcext:value-type="float">
            <text:p>203</text:p>
          </table:table-cell>
          <table:table-cell table:formula="of:=INDIRECT(CONCATENATE(&quot;H&quot;; TEXT([.$Q216] + 28;&quot;#&quot;)))" office:value-type="float" office:value="40.357" calcext:value-type="float">
            <text:p>40.357</text:p>
          </table:table-cell>
          <table:table-cell/>
          <table:table-cell table:formula="of:=LEFT(CONCATENATE([.T215];&quot; &quot;; [.T244]); 13)" office:value-type="string" office:string-value="radius 0.0312" calcext:value-type="string">
            <text:p>radius 0.0312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9.993" calcext:value-type="float">
            <text:p>39.993</text:p>
          </table:table-cell>
          <table:table-cell/>
          <table:table-cell table:formula="of:=LEFT(CONCATENATE([.E215]; &quot; &quot;; [.E252]); 11)" office:value-type="string" office:string-value="zone 0.0156" calcext:value-type="string">
            <text:p>zone 0.0156</text:p>
          </table:table-cell>
          <table:table-cell table:number-columns-repeated="7"/>
          <table:table-cell table:formula="of:=INDIRECT(CONCATENATE(&quot;D&quot;; TEXT([.$Q216] + 35;&quot;#&quot;)))" office:value-type="float" office:value="64" calcext:value-type="float">
            <text:p>64</text:p>
          </table:table-cell>
          <table:table-cell table:formula="of:=INDIRECT(CONCATENATE(&quot;E&quot;; TEXT([.$Q216] + 35;&quot;#&quot;)))" office:value-type="float" office:value="0.015625" calcext:value-type="float">
            <text:p>0.015625</text:p>
          </table:table-cell>
          <table:table-cell table:formula="of:=INDIRECT(CONCATENATE(&quot;F&quot;; TEXT([.$Q216] + 35;&quot;#&quot;)))" office:value-type="float" office:value="0.5" calcext:value-type="float">
            <text:p>0.5</text:p>
          </table:table-cell>
          <table:table-cell table:formula="of:=INDIRECT(CONCATENATE(&quot;G&quot;; TEXT([.$Q216] + 35;&quot;#&quot;)))" office:value-type="float" office:value="200" calcext:value-type="float">
            <text:p>200</text:p>
          </table:table-cell>
          <table:table-cell table:formula="of:=INDIRECT(CONCATENATE(&quot;H&quot;; TEXT([.$Q216] + 35;&quot;#&quot;)))" office:value-type="float" office:value="42.747" calcext:value-type="float">
            <text:p>42.747</text:p>
          </table:table-cell>
          <table:table-cell/>
          <table:table-cell table:formula="of:=LEFT(CONCATENATE([.T215];&quot; &quot;; [.T251]); 13)" office:value-type="string" office:string-value="radius 0.0156" calcext:value-type="string">
            <text:p>radius 0.0156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9.495" calcext:value-type="float">
            <text:p>39.495</text:p>
          </table:table-cell>
          <table:table-cell/>
          <table:table-cell table:formula="of:=LEFT(CONCATENATE([.E215]; &quot; &quot;; [.E259]); 11)" office:value-type="string" office:string-value="zone 0.0078" calcext:value-type="string">
            <text:p>zone 0.0078</text:p>
          </table:table-cell>
          <table:table-cell table:number-columns-repeated="7"/>
          <table:table-cell table:formula="of:=INDIRECT(CONCATENATE(&quot;D&quot;; TEXT([.$Q216] + 42;&quot;#&quot;)))" office:value-type="float" office:value="64" calcext:value-type="float">
            <text:p>64</text:p>
          </table:table-cell>
          <table:table-cell table:formula="of:=INDIRECT(CONCATENATE(&quot;E&quot;; TEXT([.$Q216] + 42;&quot;#&quot;)))" office:value-type="float" office:value="0.0078125" calcext:value-type="float">
            <text:p>0.0078125</text:p>
          </table:table-cell>
          <table:table-cell table:formula="of:=INDIRECT(CONCATENATE(&quot;F&quot;; TEXT([.$Q216] + 42;&quot;#&quot;)))" office:value-type="float" office:value="0.5" calcext:value-type="float">
            <text:p>0.5</text:p>
          </table:table-cell>
          <table:table-cell table:formula="of:=INDIRECT(CONCATENATE(&quot;G&quot;; TEXT([.$Q216] + 42;&quot;#&quot;)))" office:value-type="float" office:value="204" calcext:value-type="float">
            <text:p>204</text:p>
          </table:table-cell>
          <table:table-cell table:formula="of:=INDIRECT(CONCATENATE(&quot;H&quot;; TEXT([.$Q216] + 42;&quot;#&quot;)))" office:value-type="float" office:value="44.572" calcext:value-type="float">
            <text:p>44.572</text:p>
          </table:table-cell>
          <table:table-cell/>
          <table:table-cell table:formula="of:=LEFT(CONCATENATE([.T215];&quot; &quot;; [.T258]); 13)" office:value-type="string" office:string-value="radius 0.0078" calcext:value-type="string">
            <text:p>radius 0.0078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201" calcext:value-type="float">
            <text:p>201</text:p>
          </table:table-cell>
          <table:table-cell office:value-type="float" office:value="49.137" calcext:value-type="float">
            <text:p>49.137</text:p>
          </table:table-cell>
          <table:table-cell table:number-columns-repeated="8"/>
          <table:table-cell table:formula="of:=[.Q216]+1" office:value-type="float" office:value="217" calcext:value-type="float">
            <text:p>217</text:p>
          </table:table-cell>
          <table:table-cell table:formula="of:=INDIRECT(CONCATENATE(&quot;D&quot;; TEXT([.$Q223] + 0;&quot;#&quot;)))" office:value-type="float" office:value="64" calcext:value-type="float">
            <text:p>64</text:p>
          </table:table-cell>
          <table:table-cell table:formula="of:=INDIRECT(CONCATENATE(&quot;E&quot;; TEXT([.$Q223] + 0;&quot;#&quot;)))" office:value-type="float" office:value="0.5" calcext:value-type="float">
            <text:p>0.5</text:p>
          </table:table-cell>
          <table:table-cell table:formula="of:=INDIRECT(CONCATENATE(&quot;F&quot;; TEXT([.$Q223] + 0;&quot;#&quot;)))" office:value-type="float" office:value="0.25" calcext:value-type="float">
            <text:p>0.25</text:p>
          </table:table-cell>
          <table:table-cell table:formula="of:=INDIRECT(CONCATENATE(&quot;G&quot;; TEXT([.$Q223] + 0;&quot;#&quot;)))" office:value-type="float" office:value="51" calcext:value-type="float">
            <text:p>51</text:p>
          </table:table-cell>
          <table:table-cell table:formula="of:=INDIRECT(CONCATENATE(&quot;H&quot;; TEXT([.$Q223] + 0;&quot;#&quot;)))" office:value-type="float" office:value="35.983" calcext:value-type="float">
            <text:p>35.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49" calcext:value-type="float">
            <text:p>49</text:p>
          </table:table-cell>
          <table:table-cell office:value-type="float" office:value="26.863" calcext:value-type="float">
            <text:p>26.863</text:p>
          </table:table-cell>
          <table:table-cell table:number-columns-repeated="9"/>
          <table:table-cell table:formula="of:=INDIRECT(CONCATENATE(&quot;D&quot;; TEXT([.$Q223] + 7;&quot;#&quot;)))" office:value-type="float" office:value="64" calcext:value-type="float">
            <text:p>64</text:p>
          </table:table-cell>
          <table:table-cell table:formula="of:=INDIRECT(CONCATENATE(&quot;E&quot;; TEXT([.$Q223] + 7;&quot;#&quot;)))" office:value-type="float" office:value="0.25" calcext:value-type="float">
            <text:p>0.25</text:p>
          </table:table-cell>
          <table:table-cell table:formula="of:=INDIRECT(CONCATENATE(&quot;F&quot;; TEXT([.$Q223] + 7;&quot;#&quot;)))" office:value-type="float" office:value="0.25" calcext:value-type="float">
            <text:p>0.25</text:p>
          </table:table-cell>
          <table:table-cell table:formula="of:=INDIRECT(CONCATENATE(&quot;G&quot;; TEXT([.$Q223] + 7;&quot;#&quot;)))" office:value-type="float" office:value="49" calcext:value-type="float">
            <text:p>49</text:p>
          </table:table-cell>
          <table:table-cell table:formula="of:=INDIRECT(CONCATENATE(&quot;H&quot;; TEXT([.$Q223] + 7;&quot;#&quot;)))" office:value-type="float" office:value="26.863" calcext:value-type="float">
            <text:p>26.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13.708" calcext:value-type="float">
            <text:p>13.708</text:p>
          </table:table-cell>
          <table:table-cell table:number-columns-repeated="9"/>
          <table:table-cell table:formula="of:=INDIRECT(CONCATENATE(&quot;D&quot;; TEXT([.$Q223] + 14;&quot;#&quot;)))" office:value-type="float" office:value="64" calcext:value-type="float">
            <text:p>64</text:p>
          </table:table-cell>
          <table:table-cell table:formula="of:=INDIRECT(CONCATENATE(&quot;E&quot;; TEXT([.$Q223] + 14;&quot;#&quot;)))" office:value-type="float" office:value="0.125" calcext:value-type="float">
            <text:p>0.125</text:p>
          </table:table-cell>
          <table:table-cell table:formula="of:=INDIRECT(CONCATENATE(&quot;F&quot;; TEXT([.$Q223] + 14;&quot;#&quot;)))" office:value-type="float" office:value="0.25" calcext:value-type="float">
            <text:p>0.25</text:p>
          </table:table-cell>
          <table:table-cell table:formula="of:=INDIRECT(CONCATENATE(&quot;G&quot;; TEXT([.$Q223] + 14;&quot;#&quot;)))" office:value-type="float" office:value="50" calcext:value-type="float">
            <text:p>50</text:p>
          </table:table-cell>
          <table:table-cell table:formula="of:=INDIRECT(CONCATENATE(&quot;H&quot;; TEXT([.$Q223] + 14;&quot;#&quot;)))" office:value-type="float" office:value="19.513" calcext:value-type="float">
            <text:p>19.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table:style-name="ce3" table:formula="of:=IF([.$I226] &lt;&gt; &quot;X&quot;; 46.054;&quot;&quot;)" office:value-type="float" office:value="46.054" calcext:value-type="float">
            <text:p>46.054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formula="of:=INDIRECT(CONCATENATE(&quot;D&quot;; TEXT([.$Q223] + 21;&quot;#&quot;)))" office:value-type="float" office:value="64" calcext:value-type="float">
            <text:p>64</text:p>
          </table:table-cell>
          <table:table-cell table:formula="of:=INDIRECT(CONCATENATE(&quot;E&quot;; TEXT([.$Q223] + 21;&quot;#&quot;)))" office:value-type="float" office:value="0.0625" calcext:value-type="float">
            <text:p>0.0625</text:p>
          </table:table-cell>
          <table:table-cell table:formula="of:=INDIRECT(CONCATENATE(&quot;F&quot;; TEXT([.$Q223] + 21;&quot;#&quot;)))" office:value-type="float" office:value="0.25" calcext:value-type="float">
            <text:p>0.25</text:p>
          </table:table-cell>
          <table:table-cell table:formula="of:=INDIRECT(CONCATENATE(&quot;G&quot;; TEXT([.$Q223] + 21;&quot;#&quot;)))" office:value-type="float" office:value="49" calcext:value-type="float">
            <text:p>49</text:p>
          </table:table-cell>
          <table:table-cell table:formula="of:=INDIRECT(CONCATENATE(&quot;H&quot;; TEXT([.$Q223] + 21;&quot;#&quot;)))" office:value-type="float" office:value="17.745" calcext:value-type="float">
            <text:p>17.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6.343" calcext:value-type="float">
            <text:p>16.343</text:p>
          </table:table-cell>
          <table:table-cell table:number-columns-repeated="9"/>
          <table:table-cell table:formula="of:=INDIRECT(CONCATENATE(&quot;D&quot;; TEXT([.$Q223] + 28;&quot;#&quot;)))" office:value-type="float" office:value="64" calcext:value-type="float">
            <text:p>64</text:p>
          </table:table-cell>
          <table:table-cell table:formula="of:=INDIRECT(CONCATENATE(&quot;E&quot;; TEXT([.$Q223] + 28;&quot;#&quot;)))" office:value-type="float" office:value="0.03125" calcext:value-type="float">
            <text:p>0.03125</text:p>
          </table:table-cell>
          <table:table-cell table:formula="of:=INDIRECT(CONCATENATE(&quot;F&quot;; TEXT([.$Q223] + 28;&quot;#&quot;)))" office:value-type="float" office:value="0.25" calcext:value-type="float">
            <text:p>0.25</text:p>
          </table:table-cell>
          <table:table-cell table:formula="of:=INDIRECT(CONCATENATE(&quot;G&quot;; TEXT([.$Q223] + 28;&quot;#&quot;)))" office:value-type="float" office:value="50" calcext:value-type="float">
            <text:p>50</text:p>
          </table:table-cell>
          <table:table-cell table:formula="of:=INDIRECT(CONCATENATE(&quot;H&quot;; TEXT([.$Q223] + 28;&quot;#&quot;)))" office:value-type="float" office:value="16.621" calcext:value-type="float">
            <text:p>16.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8.705" calcext:value-type="float">
            <text:p>18.705</text:p>
          </table:table-cell>
          <table:table-cell table:number-columns-repeated="9"/>
          <table:table-cell table:formula="of:=INDIRECT(CONCATENATE(&quot;D&quot;; TEXT([.$Q223] + 35;&quot;#&quot;)))" office:value-type="float" office:value="64" calcext:value-type="float">
            <text:p>64</text:p>
          </table:table-cell>
          <table:table-cell table:formula="of:=INDIRECT(CONCATENATE(&quot;E&quot;; TEXT([.$Q223] + 35;&quot;#&quot;)))" office:value-type="float" office:value="0.015625" calcext:value-type="float">
            <text:p>0.015625</text:p>
          </table:table-cell>
          <table:table-cell table:formula="of:=INDIRECT(CONCATENATE(&quot;F&quot;; TEXT([.$Q223] + 35;&quot;#&quot;)))" office:value-type="float" office:value="0.25" calcext:value-type="float">
            <text:p>0.25</text:p>
          </table:table-cell>
          <table:table-cell table:formula="of:=INDIRECT(CONCATENATE(&quot;G&quot;; TEXT([.$Q223] + 35;&quot;#&quot;)))" office:value-type="float" office:value="52" calcext:value-type="float">
            <text:p>52</text:p>
          </table:table-cell>
          <table:table-cell table:formula="of:=INDIRECT(CONCATENATE(&quot;H&quot;; TEXT([.$Q223] + 35;&quot;#&quot;)))" office:value-type="float" office:value="16.401" calcext:value-type="float">
            <text:p>16.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3.192" calcext:value-type="float">
            <text:p>13.192</text:p>
          </table:table-cell>
          <table:table-cell table:number-columns-repeated="9"/>
          <table:table-cell table:formula="of:=INDIRECT(CONCATENATE(&quot;D&quot;; TEXT([.$Q223] + 42;&quot;#&quot;)))" office:value-type="float" office:value="64" calcext:value-type="float">
            <text:p>64</text:p>
          </table:table-cell>
          <table:table-cell table:formula="of:=INDIRECT(CONCATENATE(&quot;E&quot;; TEXT([.$Q223] + 42;&quot;#&quot;)))" office:value-type="float" office:value="0.0078125" calcext:value-type="float">
            <text:p>0.0078125</text:p>
          </table:table-cell>
          <table:table-cell table:formula="of:=INDIRECT(CONCATENATE(&quot;F&quot;; TEXT([.$Q223] + 42;&quot;#&quot;)))" office:value-type="float" office:value="0.25" calcext:value-type="float">
            <text:p>0.25</text:p>
          </table:table-cell>
          <table:table-cell table:formula="of:=INDIRECT(CONCATENATE(&quot;G&quot;; TEXT([.$Q223] + 42;&quot;#&quot;)))" office:value-type="float" office:value="46" calcext:value-type="float">
            <text:p>46</text:p>
          </table:table-cell>
          <table:table-cell table:formula="of:=INDIRECT(CONCATENATE(&quot;H&quot;; TEXT([.$Q223] + 42;&quot;#&quot;)))" office:value-type="float" office:value="17.305" calcext:value-type="float">
            <text:p>17.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201" calcext:value-type="float">
            <text:p>201</text:p>
          </table:table-cell>
          <table:table-cell office:value-type="float" office:value="43.977" calcext:value-type="float">
            <text:p>43.977</text:p>
          </table:table-cell>
          <table:table-cell table:number-columns-repeated="8"/>
          <table:table-cell table:formula="of:=[.Q216]+2" office:value-type="float" office:value="218" calcext:value-type="float">
            <text:p>218</text:p>
          </table:table-cell>
          <table:table-cell table:formula="of:=INDIRECT(CONCATENATE(&quot;D&quot;; TEXT([.$Q230] + 0;&quot;#&quot;)))" office:value-type="float" office:value="64" calcext:value-type="float">
            <text:p>64</text:p>
          </table:table-cell>
          <table:table-cell table:formula="of:=INDIRECT(CONCATENATE(&quot;E&quot;; TEXT([.$Q230] + 0;&quot;#&quot;)))" office:value-type="float" office:value="0.5" calcext:value-type="float">
            <text:p>0.5</text:p>
          </table:table-cell>
          <table:table-cell table:formula="of:=INDIRECT(CONCATENATE(&quot;F&quot;; TEXT([.$Q230] + 0;&quot;#&quot;)))" office:value-type="float" office:value="0.125" calcext:value-type="float">
            <text:p>0.125</text:p>
          </table:table-cell>
          <table:table-cell table:formula="of:=INDIRECT(CONCATENATE(&quot;G&quot;; TEXT([.$Q230] + 0;&quot;#&quot;)))" office:value-type="float" office:value="10" calcext:value-type="float">
            <text:p>10</text:p>
          </table:table-cell>
          <table:table-cell table:formula="of:=INDIRECT(CONCATENATE(&quot;H&quot;; TEXT([.$Q230] + 0;&quot;#&quot;)))" office:value-type="float" office:value="36.588" calcext:value-type="float">
            <text:p>36.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9.513" calcext:value-type="float">
            <text:p>19.513</text:p>
          </table:table-cell>
          <table:table-cell table:number-columns-repeated="9"/>
          <table:table-cell table:formula="of:=INDIRECT(CONCATENATE(&quot;D&quot;; TEXT([.$Q230] + 7;&quot;#&quot;)))" office:value-type="float" office:value="64" calcext:value-type="float">
            <text:p>64</text:p>
          </table:table-cell>
          <table:table-cell table:formula="of:=INDIRECT(CONCATENATE(&quot;E&quot;; TEXT([.$Q230] + 7;&quot;#&quot;)))" office:value-type="float" office:value="0.25" calcext:value-type="float">
            <text:p>0.25</text:p>
          </table:table-cell>
          <table:table-cell table:formula="of:=INDIRECT(CONCATENATE(&quot;F&quot;; TEXT([.$Q230] + 7;&quot;#&quot;)))" office:value-type="float" office:value="0.125" calcext:value-type="float">
            <text:p>0.125</text:p>
          </table:table-cell>
          <table:table-cell table:formula="of:=INDIRECT(CONCATENATE(&quot;G&quot;; TEXT([.$Q230] + 7;&quot;#&quot;)))" office:value-type="float" office:value="10" calcext:value-type="float">
            <text:p>10</text:p>
          </table:table-cell>
          <table:table-cell table:formula="of:=INDIRECT(CONCATENATE(&quot;H&quot;; TEXT([.$Q230] + 7;&quot;#&quot;)))" office:value-type="float" office:value="13.708" calcext:value-type="float">
            <text:p>13.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3" calcext:value-type="float">
            <text:p>13</text:p>
          </table:table-cell>
          <table:table-cell office:value-type="float" office:value="9.997" calcext:value-type="float">
            <text:p>9.997</text:p>
          </table:table-cell>
          <table:table-cell table:number-columns-repeated="9"/>
          <table:table-cell table:formula="of:=INDIRECT(CONCATENATE(&quot;D&quot;; TEXT([.$Q230] + 14;&quot;#&quot;)))" office:value-type="float" office:value="64" calcext:value-type="float">
            <text:p>64</text:p>
          </table:table-cell>
          <table:table-cell table:formula="of:=INDIRECT(CONCATENATE(&quot;E&quot;; TEXT([.$Q230] + 14;&quot;#&quot;)))" office:value-type="float" office:value="0.125" calcext:value-type="float">
            <text:p>0.125</text:p>
          </table:table-cell>
          <table:table-cell table:formula="of:=INDIRECT(CONCATENATE(&quot;F&quot;; TEXT([.$Q230] + 14;&quot;#&quot;)))" office:value-type="float" office:value="0.125" calcext:value-type="float">
            <text:p>0.125</text:p>
          </table:table-cell>
          <table:table-cell table:formula="of:=INDIRECT(CONCATENATE(&quot;G&quot;; TEXT([.$Q230] + 14;&quot;#&quot;)))" office:value-type="float" office:value="13" calcext:value-type="float">
            <text:p>13</text:p>
          </table:table-cell>
          <table:table-cell table:formula="of:=INDIRECT(CONCATENATE(&quot;H&quot;; TEXT([.$Q230] + 14;&quot;#&quot;)))" office:value-type="float" office:value="9.997" calcext:value-type="float">
            <text:p>9.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6.429" calcext:value-type="float">
            <text:p>6.429</text:p>
          </table:table-cell>
          <table:table-cell table:number-columns-repeated="9"/>
          <table:table-cell table:formula="of:=INDIRECT(CONCATENATE(&quot;D&quot;; TEXT([.$Q230] + 21;&quot;#&quot;)))" office:value-type="float" office:value="64" calcext:value-type="float">
            <text:p>64</text:p>
          </table:table-cell>
          <table:table-cell table:formula="of:=INDIRECT(CONCATENATE(&quot;E&quot;; TEXT([.$Q230] + 21;&quot;#&quot;)))" office:value-type="float" office:value="0.0625" calcext:value-type="float">
            <text:p>0.0625</text:p>
          </table:table-cell>
          <table:table-cell table:formula="of:=INDIRECT(CONCATENATE(&quot;F&quot;; TEXT([.$Q230] + 21;&quot;#&quot;)))" office:value-type="float" office:value="0.125" calcext:value-type="float">
            <text:p>0.125</text:p>
          </table:table-cell>
          <table:table-cell table:formula="of:=INDIRECT(CONCATENATE(&quot;G&quot;; TEXT([.$Q230] + 21;&quot;#&quot;)))" office:value-type="float" office:value="10" calcext:value-type="float">
            <text:p>10</text:p>
          </table:table-cell>
          <table:table-cell table:formula="of:=INDIRECT(CONCATENATE(&quot;H&quot;; TEXT([.$Q230] + 21;&quot;#&quot;)))" office:value-type="float" office:value="7.59" calcext:value-type="float">
            <text:p>7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6.148" calcext:value-type="float">
            <text:p>6.148</text:p>
          </table:table-cell>
          <table:table-cell table:number-columns-repeated="9"/>
          <table:table-cell table:formula="of:=INDIRECT(CONCATENATE(&quot;D&quot;; TEXT([.$Q230] + 28;&quot;#&quot;)))" office:value-type="float" office:value="64" calcext:value-type="float">
            <text:p>64</text:p>
          </table:table-cell>
          <table:table-cell table:formula="of:=INDIRECT(CONCATENATE(&quot;E&quot;; TEXT([.$Q230] + 28;&quot;#&quot;)))" office:value-type="float" office:value="0.03125" calcext:value-type="float">
            <text:p>0.03125</text:p>
          </table:table-cell>
          <table:table-cell table:formula="of:=INDIRECT(CONCATENATE(&quot;F&quot;; TEXT([.$Q230] + 28;&quot;#&quot;)))" office:value-type="float" office:value="0.125" calcext:value-type="float">
            <text:p>0.125</text:p>
          </table:table-cell>
          <table:table-cell table:formula="of:=INDIRECT(CONCATENATE(&quot;G&quot;; TEXT([.$Q230] + 28;&quot;#&quot;)))" office:value-type="float" office:value="12" calcext:value-type="float">
            <text:p>12</text:p>
          </table:table-cell>
          <table:table-cell table:formula="of:=INDIRECT(CONCATENATE(&quot;H&quot;; TEXT([.$Q230] + 28;&quot;#&quot;)))" office:value-type="float" office:value="8.265" calcext:value-type="float">
            <text:p>8.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6.099" calcext:value-type="float">
            <text:p>6.099</text:p>
          </table:table-cell>
          <table:table-cell table:number-columns-repeated="9"/>
          <table:table-cell table:formula="of:=INDIRECT(CONCATENATE(&quot;D&quot;; TEXT([.$Q230] + 35;&quot;#&quot;)))" office:value-type="float" office:value="64" calcext:value-type="float">
            <text:p>64</text:p>
          </table:table-cell>
          <table:table-cell table:formula="of:=INDIRECT(CONCATENATE(&quot;E&quot;; TEXT([.$Q230] + 35;&quot;#&quot;)))" office:value-type="float" office:value="0.015625" calcext:value-type="float">
            <text:p>0.015625</text:p>
          </table:table-cell>
          <table:table-cell table:formula="of:=INDIRECT(CONCATENATE(&quot;F&quot;; TEXT([.$Q230] + 35;&quot;#&quot;)))" office:value-type="float" office:value="0.125" calcext:value-type="float">
            <text:p>0.125</text:p>
          </table:table-cell>
          <table:table-cell table:formula="of:=INDIRECT(CONCATENATE(&quot;G&quot;; TEXT([.$Q230] + 35;&quot;#&quot;)))" office:value-type="float" office:value="10" calcext:value-type="float">
            <text:p>10</text:p>
          </table:table-cell>
          <table:table-cell table:formula="of:=INDIRECT(CONCATENATE(&quot;H&quot;; TEXT([.$Q230] + 35;&quot;#&quot;)))" office:value-type="float" office:value="6.429" calcext:value-type="float">
            <text:p>6.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6.097" calcext:value-type="float">
            <text:p>6.097</text:p>
          </table:table-cell>
          <table:table-cell table:number-columns-repeated="9"/>
          <table:table-cell table:formula="of:=INDIRECT(CONCATENATE(&quot;D&quot;; TEXT([.$Q230] + 42;&quot;#&quot;)))" office:value-type="float" office:value="64" calcext:value-type="float">
            <text:p>64</text:p>
          </table:table-cell>
          <table:table-cell table:formula="of:=INDIRECT(CONCATENATE(&quot;E&quot;; TEXT([.$Q230] + 42;&quot;#&quot;)))" office:value-type="float" office:value="0.0078125" calcext:value-type="float">
            <text:p>0.0078125</text:p>
          </table:table-cell>
          <table:table-cell table:formula="of:=INDIRECT(CONCATENATE(&quot;F&quot;; TEXT([.$Q230] + 42;&quot;#&quot;)))" office:value-type="float" office:value="0.125" calcext:value-type="float">
            <text:p>0.125</text:p>
          </table:table-cell>
          <table:table-cell table:formula="of:=INDIRECT(CONCATENATE(&quot;G&quot;; TEXT([.$Q230] + 42;&quot;#&quot;)))" office:value-type="float" office:value="14" calcext:value-type="float">
            <text:p>14</text:p>
          </table:table-cell>
          <table:table-cell table:formula="of:=INDIRECT(CONCATENATE(&quot;H&quot;; TEXT([.$Q230] + 42;&quot;#&quot;)))" office:value-type="float" office:value="7.572" calcext:value-type="float">
            <text:p>7.5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207" calcext:value-type="float">
            <text:p>207</text:p>
          </table:table-cell>
          <table:table-cell table:style-name="ce3" table:formula="of:=IF([.$I237] &lt;&gt; &quot;X&quot;; 51.182;&quot;&quot;)" office:value-type="float" office:value="51.182" calcext:value-type="float">
            <text:p>51.182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formula="of:=[.Q216]+3" office:value-type="float" office:value="219" calcext:value-type="float">
            <text:p>219</text:p>
          </table:table-cell>
          <table:table-cell table:formula="of:=INDIRECT(CONCATENATE(&quot;D&quot;; TEXT([.$Q237] + 0;&quot;#&quot;)))" office:value-type="float" office:value="64" calcext:value-type="float">
            <text:p>64</text:p>
          </table:table-cell>
          <table:table-cell table:formula="of:=INDIRECT(CONCATENATE(&quot;E&quot;; TEXT([.$Q237] + 0;&quot;#&quot;)))" office:value-type="float" office:value="0.5" calcext:value-type="float">
            <text:p>0.5</text:p>
          </table:table-cell>
          <table:table-cell table:formula="of:=INDIRECT(CONCATENATE(&quot;F&quot;; TEXT([.$Q237] + 0;&quot;#&quot;)))" office:value-type="float" office:value="0.0625" calcext:value-type="float">
            <text:p>0.0625</text:p>
          </table:table-cell>
          <table:table-cell table:formula="of:=INDIRECT(CONCATENATE(&quot;G&quot;; TEXT([.$Q237] + 0;&quot;#&quot;)))" office:value-type="float" office:value="3" calcext:value-type="float">
            <text:p>3</text:p>
          </table:table-cell>
          <table:table-cell table:formula="of:=INDIRECT(CONCATENATE(&quot;H&quot;; TEXT([.$Q237] + 0;&quot;#&quot;)))" office:value-type="float" office:value="38.042" calcext:value-type="float">
            <text:p>38.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49" calcext:value-type="float">
            <text:p>49</text:p>
          </table:table-cell>
          <table:table-cell office:value-type="float" office:value="17.745" calcext:value-type="float">
            <text:p>17.745</text:p>
          </table:table-cell>
          <table:table-cell table:number-columns-repeated="9"/>
          <table:table-cell table:formula="of:=INDIRECT(CONCATENATE(&quot;D&quot;; TEXT([.$Q237] + 7;&quot;#&quot;)))" office:value-type="float" office:value="64" calcext:value-type="float">
            <text:p>64</text:p>
          </table:table-cell>
          <table:table-cell table:formula="of:=INDIRECT(CONCATENATE(&quot;E&quot;; TEXT([.$Q237] + 7;&quot;#&quot;)))" office:value-type="float" office:value="0.25" calcext:value-type="float">
            <text:p>0.25</text:p>
          </table:table-cell>
          <table:table-cell table:formula="of:=INDIRECT(CONCATENATE(&quot;F&quot;; TEXT([.$Q237] + 7;&quot;#&quot;)))" office:value-type="float" office:value="0.0625" calcext:value-type="float">
            <text:p>0.0625</text:p>
          </table:table-cell>
          <table:table-cell table:formula="of:=INDIRECT(CONCATENATE(&quot;G&quot;; TEXT([.$Q237] + 7;&quot;#&quot;)))" office:value-type="float" office:value="3" calcext:value-type="float">
            <text:p>3</text:p>
          </table:table-cell>
          <table:table-cell table:style-name="ce3" table:formula="of:=INDIRECT(CONCATENATE(&quot;H&quot;; TEXT([.$Q237] + 7;&quot;#&quot;)))" office:value-type="float" office:value="46.054" calcext:value-type="float">
            <text:p>46.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7.59" calcext:value-type="float">
            <text:p>7.59</text:p>
          </table:table-cell>
          <table:table-cell table:number-columns-repeated="9"/>
          <table:table-cell table:formula="of:=INDIRECT(CONCATENATE(&quot;D&quot;; TEXT([.$Q237] + 14;&quot;#&quot;)))" office:value-type="float" office:value="64" calcext:value-type="float">
            <text:p>64</text:p>
          </table:table-cell>
          <table:table-cell table:formula="of:=INDIRECT(CONCATENATE(&quot;E&quot;; TEXT([.$Q237] + 14;&quot;#&quot;)))" office:value-type="float" office:value="0.125" calcext:value-type="float">
            <text:p>0.125</text:p>
          </table:table-cell>
          <table:table-cell table:formula="of:=INDIRECT(CONCATENATE(&quot;F&quot;; TEXT([.$Q237] + 14;&quot;#&quot;)))" office:value-type="float" office:value="0.0625" calcext:value-type="float">
            <text:p>0.0625</text:p>
          </table:table-cell>
          <table:table-cell table:formula="of:=INDIRECT(CONCATENATE(&quot;G&quot;; TEXT([.$Q237] + 14;&quot;#&quot;)))" office:value-type="float" office:value="4" calcext:value-type="float">
            <text:p>4</text:p>
          </table:table-cell>
          <table:table-cell table:formula="of:=INDIRECT(CONCATENATE(&quot;H&quot;; TEXT([.$Q237] + 14;&quot;#&quot;)))" office:value-type="float" office:value="6.429" calcext:value-type="float">
            <text:p>6.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4.308" calcext:value-type="float">
            <text:p>4.308</text:p>
          </table:table-cell>
          <table:table-cell table:number-columns-repeated="9"/>
          <table:table-cell table:formula="of:=INDIRECT(CONCATENATE(&quot;D&quot;; TEXT([.$Q237] + 21;&quot;#&quot;)))" office:value-type="float" office:value="64" calcext:value-type="float">
            <text:p>64</text:p>
          </table:table-cell>
          <table:table-cell table:formula="of:=INDIRECT(CONCATENATE(&quot;E&quot;; TEXT([.$Q237] + 21;&quot;#&quot;)))" office:value-type="float" office:value="0.0625" calcext:value-type="float">
            <text:p>0.0625</text:p>
          </table:table-cell>
          <table:table-cell table:formula="of:=INDIRECT(CONCATENATE(&quot;F&quot;; TEXT([.$Q237] + 21;&quot;#&quot;)))" office:value-type="float" office:value="0.0625" calcext:value-type="float">
            <text:p>0.0625</text:p>
          </table:table-cell>
          <table:table-cell table:formula="of:=INDIRECT(CONCATENATE(&quot;G&quot;; TEXT([.$Q237] + 21;&quot;#&quot;)))" office:value-type="float" office:value="3" calcext:value-type="float">
            <text:p>3</text:p>
          </table:table-cell>
          <table:table-cell table:formula="of:=INDIRECT(CONCATENATE(&quot;H&quot;; TEXT([.$Q237] + 21;&quot;#&quot;)))" office:value-type="float" office:value="4.308" calcext:value-type="float">
            <text:p>4.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2.795" calcext:value-type="float">
            <text:p>2.795</text:p>
          </table:table-cell>
          <table:table-cell table:number-columns-repeated="9"/>
          <table:table-cell table:formula="of:=INDIRECT(CONCATENATE(&quot;D&quot;; TEXT([.$Q237] + 28;&quot;#&quot;)))" office:value-type="float" office:value="64" calcext:value-type="float">
            <text:p>64</text:p>
          </table:table-cell>
          <table:table-cell table:formula="of:=INDIRECT(CONCATENATE(&quot;E&quot;; TEXT([.$Q237] + 28;&quot;#&quot;)))" office:value-type="float" office:value="0.03125" calcext:value-type="float">
            <text:p>0.03125</text:p>
          </table:table-cell>
          <table:table-cell table:formula="of:=INDIRECT(CONCATENATE(&quot;F&quot;; TEXT([.$Q237] + 28;&quot;#&quot;)))" office:value-type="float" office:value="0.0625" calcext:value-type="float">
            <text:p>0.0625</text:p>
          </table:table-cell>
          <table:table-cell table:formula="of:=INDIRECT(CONCATENATE(&quot;G&quot;; TEXT([.$Q237] + 28;&quot;#&quot;)))" office:value-type="float" office:value="2" calcext:value-type="float">
            <text:p>2</text:p>
          </table:table-cell>
          <table:table-cell table:formula="of:=INDIRECT(CONCATENATE(&quot;H&quot;; TEXT([.$Q237] + 28;&quot;#&quot;)))" office:value-type="float" office:value="4.496" calcext:value-type="float">
            <text:p>4.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2.824" calcext:value-type="float">
            <text:p>2.824</text:p>
          </table:table-cell>
          <table:table-cell table:number-columns-repeated="9"/>
          <table:table-cell table:formula="of:=INDIRECT(CONCATENATE(&quot;D&quot;; TEXT([.$Q237] + 35;&quot;#&quot;)))" office:value-type="float" office:value="64" calcext:value-type="float">
            <text:p>64</text:p>
          </table:table-cell>
          <table:table-cell table:formula="of:=INDIRECT(CONCATENATE(&quot;E&quot;; TEXT([.$Q237] + 35;&quot;#&quot;)))" office:value-type="float" office:value="0.015625" calcext:value-type="float">
            <text:p>0.015625</text:p>
          </table:table-cell>
          <table:table-cell table:formula="of:=INDIRECT(CONCATENATE(&quot;F&quot;; TEXT([.$Q237] + 35;&quot;#&quot;)))" office:value-type="float" office:value="0.0625" calcext:value-type="float">
            <text:p>0.0625</text:p>
          </table:table-cell>
          <table:table-cell table:formula="of:=INDIRECT(CONCATENATE(&quot;G&quot;; TEXT([.$Q237] + 35;&quot;#&quot;)))" office:value-type="float" office:value="3" calcext:value-type="float">
            <text:p>3</text:p>
          </table:table-cell>
          <table:table-cell table:formula="of:=INDIRECT(CONCATENATE(&quot;H&quot;; TEXT([.$Q237] + 35;&quot;#&quot;)))" office:value-type="float" office:value="3.708" calcext:value-type="float">
            <text:p>3.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2.796" calcext:value-type="float">
            <text:p>2.796</text:p>
          </table:table-cell>
          <table:table-cell table:number-columns-repeated="9"/>
          <table:table-cell table:formula="of:=INDIRECT(CONCATENATE(&quot;D&quot;; TEXT([.$Q237] + 42;&quot;#&quot;)))" office:value-type="float" office:value="64" calcext:value-type="float">
            <text:p>64</text:p>
          </table:table-cell>
          <table:table-cell table:formula="of:=INDIRECT(CONCATENATE(&quot;E&quot;; TEXT([.$Q237] + 42;&quot;#&quot;)))" office:value-type="float" office:value="0.0078125" calcext:value-type="float">
            <text:p>0.0078125</text:p>
          </table:table-cell>
          <table:table-cell table:formula="of:=INDIRECT(CONCATENATE(&quot;F&quot;; TEXT([.$Q237] + 42;&quot;#&quot;)))" office:value-type="float" office:value="0.0625" calcext:value-type="float">
            <text:p>0.0625</text:p>
          </table:table-cell>
          <table:table-cell table:formula="of:=INDIRECT(CONCATENATE(&quot;G&quot;; TEXT([.$Q237] + 42;&quot;#&quot;)))" office:value-type="float" office:value="2" calcext:value-type="float">
            <text:p>2</text:p>
          </table:table-cell>
          <table:table-cell table:formula="of:=INDIRECT(CONCATENATE(&quot;H&quot;; TEXT([.$Q237] + 42;&quot;#&quot;)))" office:value-type="float" office:value="3.946" calcext:value-type="float">
            <text:p>3.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203" calcext:value-type="float">
            <text:p>203</text:p>
          </table:table-cell>
          <table:table-cell office:value-type="float" office:value="40.357" calcext:value-type="float">
            <text:p>40.357</text:p>
          </table:table-cell>
          <table:table-cell table:number-columns-repeated="8"/>
          <table:table-cell table:formula="of:=[.Q216]+4" office:value-type="float" office:value="220" calcext:value-type="float">
            <text:p>220</text:p>
          </table:table-cell>
          <table:table-cell table:formula="of:=INDIRECT(CONCATENATE(&quot;D&quot;; TEXT([.$Q244] + 0;&quot;#&quot;)))" office:value-type="float" office:value="64" calcext:value-type="float">
            <text:p>64</text:p>
          </table:table-cell>
          <table:table-cell table:formula="of:=INDIRECT(CONCATENATE(&quot;E&quot;; TEXT([.$Q244] + 0;&quot;#&quot;)))" office:value-type="float" office:value="0.5" calcext:value-type="float">
            <text:p>0.5</text:p>
          </table:table-cell>
          <table:table-cell table:formula="of:=INDIRECT(CONCATENATE(&quot;F&quot;; TEXT([.$Q244] + 0;&quot;#&quot;)))" office:value-type="float" office:value="0.03125" calcext:value-type="float">
            <text:p>0.03125</text:p>
          </table:table-cell>
          <table:table-cell table:formula="of:=INDIRECT(CONCATENATE(&quot;G&quot;; TEXT([.$Q244] + 0;&quot;#&quot;)))" office:value-type="float" office:value="1" calcext:value-type="float">
            <text:p>1</text:p>
          </table:table-cell>
          <table:table-cell table:formula="of:=INDIRECT(CONCATENATE(&quot;H&quot;; TEXT([.$Q244] + 0;&quot;#&quot;)))" office:value-type="float" office:value="39.518" calcext:value-type="float">
            <text:p>39.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6.621" calcext:value-type="float">
            <text:p>16.621</text:p>
          </table:table-cell>
          <table:table-cell table:number-columns-repeated="9"/>
          <table:table-cell table:formula="of:=INDIRECT(CONCATENATE(&quot;D&quot;; TEXT([.$Q244] + 7;&quot;#&quot;)))" office:value-type="float" office:value="64" calcext:value-type="float">
            <text:p>64</text:p>
          </table:table-cell>
          <table:table-cell table:formula="of:=INDIRECT(CONCATENATE(&quot;E&quot;; TEXT([.$Q244] + 7;&quot;#&quot;)))" office:value-type="float" office:value="0.25" calcext:value-type="float">
            <text:p>0.25</text:p>
          </table:table-cell>
          <table:table-cell table:formula="of:=INDIRECT(CONCATENATE(&quot;F&quot;; TEXT([.$Q244] + 7;&quot;#&quot;)))" office:value-type="float" office:value="0.03125" calcext:value-type="float">
            <text:p>0.03125</text:p>
          </table:table-cell>
          <table:table-cell table:formula="of:=INDIRECT(CONCATENATE(&quot;G&quot;; TEXT([.$Q244] + 7;&quot;#&quot;)))" office:value-type="float" office:value="1" calcext:value-type="float">
            <text:p>1</text:p>
          </table:table-cell>
          <table:table-cell table:formula="of:=INDIRECT(CONCATENATE(&quot;H&quot;; TEXT([.$Q244] + 7;&quot;#&quot;)))" office:value-type="float" office:value="16.343" calcext:value-type="float">
            <text:p>16.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8.265" calcext:value-type="float">
            <text:p>8.265</text:p>
          </table:table-cell>
          <table:table-cell table:number-columns-repeated="9"/>
          <table:table-cell table:formula="of:=INDIRECT(CONCATENATE(&quot;D&quot;; TEXT([.$Q244] + 14;&quot;#&quot;)))" office:value-type="float" office:value="64" calcext:value-type="float">
            <text:p>64</text:p>
          </table:table-cell>
          <table:table-cell table:formula="of:=INDIRECT(CONCATENATE(&quot;E&quot;; TEXT([.$Q244] + 14;&quot;#&quot;)))" office:value-type="float" office:value="0.125" calcext:value-type="float">
            <text:p>0.125</text:p>
          </table:table-cell>
          <table:table-cell table:formula="of:=INDIRECT(CONCATENATE(&quot;F&quot;; TEXT([.$Q244] + 14;&quot;#&quot;)))" office:value-type="float" office:value="0.03125" calcext:value-type="float">
            <text:p>0.03125</text:p>
          </table:table-cell>
          <table:table-cell table:formula="of:=INDIRECT(CONCATENATE(&quot;G&quot;; TEXT([.$Q244] + 14;&quot;#&quot;)))" office:value-type="float" office:value="1" calcext:value-type="float">
            <text:p>1</text:p>
          </table:table-cell>
          <table:table-cell table:formula="of:=INDIRECT(CONCATENATE(&quot;H&quot;; TEXT([.$Q244] + 14;&quot;#&quot;)))" office:value-type="float" office:value="6.148" calcext:value-type="float">
            <text:p>6.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4.496" calcext:value-type="float">
            <text:p>4.496</text:p>
          </table:table-cell>
          <table:table-cell table:number-columns-repeated="9"/>
          <table:table-cell table:formula="of:=INDIRECT(CONCATENATE(&quot;D&quot;; TEXT([.$Q244] + 21;&quot;#&quot;)))" office:value-type="float" office:value="64" calcext:value-type="float">
            <text:p>64</text:p>
          </table:table-cell>
          <table:table-cell table:formula="of:=INDIRECT(CONCATENATE(&quot;E&quot;; TEXT([.$Q244] + 21;&quot;#&quot;)))" office:value-type="float" office:value="0.0625" calcext:value-type="float">
            <text:p>0.0625</text:p>
          </table:table-cell>
          <table:table-cell table:formula="of:=INDIRECT(CONCATENATE(&quot;F&quot;; TEXT([.$Q244] + 21;&quot;#&quot;)))" office:value-type="float" office:value="0.03125" calcext:value-type="float">
            <text:p>0.03125</text:p>
          </table:table-cell>
          <table:table-cell table:formula="of:=INDIRECT(CONCATENATE(&quot;G&quot;; TEXT([.$Q244] + 21;&quot;#&quot;)))" office:value-type="float" office:value="1" calcext:value-type="float">
            <text:p>1</text:p>
          </table:table-cell>
          <table:table-cell table:formula="of:=INDIRECT(CONCATENATE(&quot;H&quot;; TEXT([.$Q244] + 21;&quot;#&quot;)))" office:value-type="float" office:value="2.795" calcext:value-type="float">
            <text:p>2.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2.543" calcext:value-type="float">
            <text:p>2.543</text:p>
          </table:table-cell>
          <table:table-cell table:number-columns-repeated="9"/>
          <table:table-cell table:formula="of:=INDIRECT(CONCATENATE(&quot;D&quot;; TEXT([.$Q244] + 28;&quot;#&quot;)))" office:value-type="float" office:value="64" calcext:value-type="float">
            <text:p>64</text:p>
          </table:table-cell>
          <table:table-cell table:formula="of:=INDIRECT(CONCATENATE(&quot;E&quot;; TEXT([.$Q244] + 28;&quot;#&quot;)))" office:value-type="float" office:value="0.03125" calcext:value-type="float">
            <text:p>0.03125</text:p>
          </table:table-cell>
          <table:table-cell table:formula="of:=INDIRECT(CONCATENATE(&quot;F&quot;; TEXT([.$Q244] + 28;&quot;#&quot;)))" office:value-type="float" office:value="0.03125" calcext:value-type="float">
            <text:p>0.03125</text:p>
          </table:table-cell>
          <table:table-cell table:formula="of:=INDIRECT(CONCATENATE(&quot;G&quot;; TEXT([.$Q244] + 28;&quot;#&quot;)))" office:value-type="float" office:value="1" calcext:value-type="float">
            <text:p>1</text:p>
          </table:table-cell>
          <table:table-cell table:formula="of:=INDIRECT(CONCATENATE(&quot;H&quot;; TEXT([.$Q244] + 28;&quot;#&quot;)))" office:value-type="float" office:value="2.543" calcext:value-type="float">
            <text:p>2.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498" calcext:value-type="float">
            <text:p>1.498</text:p>
          </table:table-cell>
          <table:table-cell table:number-columns-repeated="9"/>
          <table:table-cell table:formula="of:=INDIRECT(CONCATENATE(&quot;D&quot;; TEXT([.$Q244] + 35;&quot;#&quot;)))" office:value-type="float" office:value="64" calcext:value-type="float">
            <text:p>64</text:p>
          </table:table-cell>
          <table:table-cell table:formula="of:=INDIRECT(CONCATENATE(&quot;E&quot;; TEXT([.$Q244] + 35;&quot;#&quot;)))" office:value-type="float" office:value="0.015625" calcext:value-type="float">
            <text:p>0.015625</text:p>
          </table:table-cell>
          <table:table-cell table:formula="of:=INDIRECT(CONCATENATE(&quot;F&quot;; TEXT([.$Q244] + 35;&quot;#&quot;)))" office:value-type="float" office:value="0.03125" calcext:value-type="float">
            <text:p>0.03125</text:p>
          </table:table-cell>
          <table:table-cell table:formula="of:=INDIRECT(CONCATENATE(&quot;G&quot;; TEXT([.$Q244] + 35;&quot;#&quot;)))" office:value-type="float" office:value="1" calcext:value-type="float">
            <text:p>1</text:p>
          </table:table-cell>
          <table:table-cell table:formula="of:=INDIRECT(CONCATENATE(&quot;H&quot;; TEXT([.$Q244] + 35;&quot;#&quot;)))" office:value-type="float" office:value="1.432" calcext:value-type="float">
            <text:p>1.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503" calcext:value-type="float">
            <text:p>1.503</text:p>
          </table:table-cell>
          <table:table-cell table:number-columns-repeated="9"/>
          <table:table-cell table:formula="of:=INDIRECT(CONCATENATE(&quot;D&quot;; TEXT([.$Q244] + 42;&quot;#&quot;)))" office:value-type="float" office:value="64" calcext:value-type="float">
            <text:p>64</text:p>
          </table:table-cell>
          <table:table-cell table:formula="of:=INDIRECT(CONCATENATE(&quot;E&quot;; TEXT([.$Q244] + 42;&quot;#&quot;)))" office:value-type="float" office:value="0.0078125" calcext:value-type="float">
            <text:p>0.0078125</text:p>
          </table:table-cell>
          <table:table-cell table:formula="of:=INDIRECT(CONCATENATE(&quot;F&quot;; TEXT([.$Q244] + 42;&quot;#&quot;)))" office:value-type="float" office:value="0.03125" calcext:value-type="float">
            <text:p>0.03125</text:p>
          </table:table-cell>
          <table:table-cell table:formula="of:=INDIRECT(CONCATENATE(&quot;G&quot;; TEXT([.$Q244] + 42;&quot;#&quot;)))" office:value-type="float" office:value="1" calcext:value-type="float">
            <text:p>1</text:p>
          </table:table-cell>
          <table:table-cell table:formula="of:=INDIRECT(CONCATENATE(&quot;H&quot;; TEXT([.$Q244] + 42;&quot;#&quot;)))" office:value-type="float" office:value="1.52" calcext:value-type="float">
            <text:p>1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float" office:value="42.747" calcext:value-type="float">
            <text:p>42.747</text:p>
          </table:table-cell>
          <table:table-cell table:number-columns-repeated="8"/>
          <table:table-cell table:formula="of:=[.Q216]+5" office:value-type="float" office:value="221" calcext:value-type="float">
            <text:p>221</text:p>
          </table:table-cell>
          <table:table-cell table:formula="of:=INDIRECT(CONCATENATE(&quot;D&quot;; TEXT([.$Q251] + 0;&quot;#&quot;)))" office:value-type="float" office:value="64" calcext:value-type="float">
            <text:p>64</text:p>
          </table:table-cell>
          <table:table-cell table:formula="of:=INDIRECT(CONCATENATE(&quot;E&quot;; TEXT([.$Q251] + 0;&quot;#&quot;)))" office:value-type="float" office:value="0.5" calcext:value-type="float">
            <text:p>0.5</text:p>
          </table:table-cell>
          <table:table-cell table:formula="of:=INDIRECT(CONCATENATE(&quot;F&quot;; TEXT([.$Q251] + 0;&quot;#&quot;)))" office:value-type="float" office:value="0.015625" calcext:value-type="float">
            <text:p>0.015625</text:p>
          </table:table-cell>
          <table:table-cell table:formula="of:=INDIRECT(CONCATENATE(&quot;G&quot;; TEXT([.$Q251] + 0;&quot;#&quot;)))" office:value-type="float" office:value="1" calcext:value-type="float">
            <text:p>1</text:p>
          </table:table-cell>
          <table:table-cell table:formula="of:=INDIRECT(CONCATENATE(&quot;H&quot;; TEXT([.$Q251] + 0;&quot;#&quot;)))" office:value-type="float" office:value="39.993" calcext:value-type="float">
            <text:p>39.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52" calcext:value-type="float">
            <text:p>52</text:p>
          </table:table-cell>
          <table:table-cell office:value-type="float" office:value="16.401" calcext:value-type="float">
            <text:p>16.401</text:p>
          </table:table-cell>
          <table:table-cell table:number-columns-repeated="9"/>
          <table:table-cell table:formula="of:=INDIRECT(CONCATENATE(&quot;D&quot;; TEXT([.$Q251] + 7;&quot;#&quot;)))" office:value-type="float" office:value="64" calcext:value-type="float">
            <text:p>64</text:p>
          </table:table-cell>
          <table:table-cell table:formula="of:=INDIRECT(CONCATENATE(&quot;E&quot;; TEXT([.$Q251] + 7;&quot;#&quot;)))" office:value-type="float" office:value="0.25" calcext:value-type="float">
            <text:p>0.25</text:p>
          </table:table-cell>
          <table:table-cell table:formula="of:=INDIRECT(CONCATENATE(&quot;F&quot;; TEXT([.$Q251] + 7;&quot;#&quot;)))" office:value-type="float" office:value="0.015625" calcext:value-type="float">
            <text:p>0.015625</text:p>
          </table:table-cell>
          <table:table-cell table:formula="of:=INDIRECT(CONCATENATE(&quot;G&quot;; TEXT([.$Q251] + 7;&quot;#&quot;)))" office:value-type="float" office:value="1" calcext:value-type="float">
            <text:p>1</text:p>
          </table:table-cell>
          <table:table-cell table:formula="of:=INDIRECT(CONCATENATE(&quot;H&quot;; TEXT([.$Q251] + 7;&quot;#&quot;)))" office:value-type="float" office:value="18.705" calcext:value-type="float">
            <text:p>18.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6.429" calcext:value-type="float">
            <text:p>6.429</text:p>
          </table:table-cell>
          <table:table-cell table:number-columns-repeated="9"/>
          <table:table-cell table:formula="of:=INDIRECT(CONCATENATE(&quot;D&quot;; TEXT([.$Q251] + 14;&quot;#&quot;)))" office:value-type="float" office:value="64" calcext:value-type="float">
            <text:p>64</text:p>
          </table:table-cell>
          <table:table-cell table:formula="of:=INDIRECT(CONCATENATE(&quot;E&quot;; TEXT([.$Q251] + 14;&quot;#&quot;)))" office:value-type="float" office:value="0.125" calcext:value-type="float">
            <text:p>0.125</text:p>
          </table:table-cell>
          <table:table-cell table:formula="of:=INDIRECT(CONCATENATE(&quot;F&quot;; TEXT([.$Q251] + 14;&quot;#&quot;)))" office:value-type="float" office:value="0.015625" calcext:value-type="float">
            <text:p>0.015625</text:p>
          </table:table-cell>
          <table:table-cell table:formula="of:=INDIRECT(CONCATENATE(&quot;G&quot;; TEXT([.$Q251] + 14;&quot;#&quot;)))" office:value-type="float" office:value="1" calcext:value-type="float">
            <text:p>1</text:p>
          </table:table-cell>
          <table:table-cell table:formula="of:=INDIRECT(CONCATENATE(&quot;H&quot;; TEXT([.$Q251] + 14;&quot;#&quot;)))" office:value-type="float" office:value="6.099" calcext:value-type="float">
            <text:p>6.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3.708" calcext:value-type="float">
            <text:p>3.708</text:p>
          </table:table-cell>
          <table:table-cell table:number-columns-repeated="9"/>
          <table:table-cell table:formula="of:=INDIRECT(CONCATENATE(&quot;D&quot;; TEXT([.$Q251] + 21;&quot;#&quot;)))" office:value-type="float" office:value="64" calcext:value-type="float">
            <text:p>64</text:p>
          </table:table-cell>
          <table:table-cell table:formula="of:=INDIRECT(CONCATENATE(&quot;E&quot;; TEXT([.$Q251] + 21;&quot;#&quot;)))" office:value-type="float" office:value="0.0625" calcext:value-type="float">
            <text:p>0.0625</text:p>
          </table:table-cell>
          <table:table-cell table:formula="of:=INDIRECT(CONCATENATE(&quot;F&quot;; TEXT([.$Q251] + 21;&quot;#&quot;)))" office:value-type="float" office:value="0.015625" calcext:value-type="float">
            <text:p>0.015625</text:p>
          </table:table-cell>
          <table:table-cell table:formula="of:=INDIRECT(CONCATENATE(&quot;G&quot;; TEXT([.$Q251] + 21;&quot;#&quot;)))" office:value-type="float" office:value="1" calcext:value-type="float">
            <text:p>1</text:p>
          </table:table-cell>
          <table:table-cell table:formula="of:=INDIRECT(CONCATENATE(&quot;H&quot;; TEXT([.$Q251] + 21;&quot;#&quot;)))" office:value-type="float" office:value="2.824" calcext:value-type="float">
            <text:p>2.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432" calcext:value-type="float">
            <text:p>1.432</text:p>
          </table:table-cell>
          <table:table-cell table:number-columns-repeated="9"/>
          <table:table-cell table:formula="of:=INDIRECT(CONCATENATE(&quot;D&quot;; TEXT([.$Q251] + 28;&quot;#&quot;)))" office:value-type="float" office:value="64" calcext:value-type="float">
            <text:p>64</text:p>
          </table:table-cell>
          <table:table-cell table:formula="of:=INDIRECT(CONCATENATE(&quot;E&quot;; TEXT([.$Q251] + 28;&quot;#&quot;)))" office:value-type="float" office:value="0.03125" calcext:value-type="float">
            <text:p>0.03125</text:p>
          </table:table-cell>
          <table:table-cell table:formula="of:=INDIRECT(CONCATENATE(&quot;F&quot;; TEXT([.$Q251] + 28;&quot;#&quot;)))" office:value-type="float" office:value="0.015625" calcext:value-type="float">
            <text:p>0.015625</text:p>
          </table:table-cell>
          <table:table-cell table:formula="of:=INDIRECT(CONCATENATE(&quot;G&quot;; TEXT([.$Q251] + 28;&quot;#&quot;)))" office:value-type="float" office:value="1" calcext:value-type="float">
            <text:p>1</text:p>
          </table:table-cell>
          <table:table-cell table:formula="of:=INDIRECT(CONCATENATE(&quot;H&quot;; TEXT([.$Q251] + 28;&quot;#&quot;)))" office:value-type="float" office:value="1.498" calcext:value-type="float">
            <text:p>1.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table:number-columns-repeated="9"/>
          <table:table-cell table:formula="of:=INDIRECT(CONCATENATE(&quot;D&quot;; TEXT([.$Q251] + 35;&quot;#&quot;)))" office:value-type="float" office:value="64" calcext:value-type="float">
            <text:p>64</text:p>
          </table:table-cell>
          <table:table-cell table:formula="of:=INDIRECT(CONCATENATE(&quot;E&quot;; TEXT([.$Q251] + 35;&quot;#&quot;)))" office:value-type="float" office:value="0.015625" calcext:value-type="float">
            <text:p>0.015625</text:p>
          </table:table-cell>
          <table:table-cell table:formula="of:=INDIRECT(CONCATENATE(&quot;F&quot;; TEXT([.$Q251] + 35;&quot;#&quot;)))" office:value-type="float" office:value="0.015625" calcext:value-type="float">
            <text:p>0.015625</text:p>
          </table:table-cell>
          <table:table-cell table:formula="of:=INDIRECT(CONCATENATE(&quot;G&quot;; TEXT([.$Q251] + 35;&quot;#&quot;)))" office:value-type="float" office:value="1" calcext:value-type="float">
            <text:p>1</text:p>
          </table:table-cell>
          <table:table-cell table:formula="of:=INDIRECT(CONCATENATE(&quot;H&quot;; TEXT([.$Q251] + 35;&quot;#&quot;)))" office:value-type="float" office:value="1.33" calcext:value-type="float">
            <text:p>1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161" calcext:value-type="float">
            <text:p>1.161</text:p>
          </table:table-cell>
          <table:table-cell table:number-columns-repeated="9"/>
          <table:table-cell table:formula="of:=INDIRECT(CONCATENATE(&quot;D&quot;; TEXT([.$Q251] + 42;&quot;#&quot;)))" office:value-type="float" office:value="64" calcext:value-type="float">
            <text:p>64</text:p>
          </table:table-cell>
          <table:table-cell table:formula="of:=INDIRECT(CONCATENATE(&quot;E&quot;; TEXT([.$Q251] + 42;&quot;#&quot;)))" office:value-type="float" office:value="0.0078125" calcext:value-type="float">
            <text:p>0.0078125</text:p>
          </table:table-cell>
          <table:table-cell table:formula="of:=INDIRECT(CONCATENATE(&quot;F&quot;; TEXT([.$Q251] + 42;&quot;#&quot;)))" office:value-type="float" office:value="0.015625" calcext:value-type="float">
            <text:p>0.015625</text:p>
          </table:table-cell>
          <table:table-cell table:formula="of:=INDIRECT(CONCATENATE(&quot;G&quot;; TEXT([.$Q251] + 42;&quot;#&quot;)))" office:value-type="float" office:value="1" calcext:value-type="float">
            <text:p>1</text:p>
          </table:table-cell>
          <table:table-cell table:formula="of:=INDIRECT(CONCATENATE(&quot;H&quot;; TEXT([.$Q251] + 42;&quot;#&quot;)))" office:value-type="float" office:value="1.286" calcext:value-type="float">
            <text:p>1.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204" calcext:value-type="float">
            <text:p>204</text:p>
          </table:table-cell>
          <table:table-cell office:value-type="float" office:value="44.572" calcext:value-type="float">
            <text:p>44.572</text:p>
          </table:table-cell>
          <table:table-cell table:number-columns-repeated="8"/>
          <table:table-cell table:formula="of:=[.Q216]+6" office:value-type="float" office:value="222" calcext:value-type="float">
            <text:p>222</text:p>
          </table:table-cell>
          <table:table-cell table:formula="of:=INDIRECT(CONCATENATE(&quot;D&quot;; TEXT([.$Q258] + 0;&quot;#&quot;)))" office:value-type="float" office:value="64" calcext:value-type="float">
            <text:p>64</text:p>
          </table:table-cell>
          <table:table-cell table:formula="of:=INDIRECT(CONCATENATE(&quot;E&quot;; TEXT([.$Q258] + 0;&quot;#&quot;)))" office:value-type="float" office:value="0.5" calcext:value-type="float">
            <text:p>0.5</text:p>
          </table:table-cell>
          <table:table-cell table:formula="of:=INDIRECT(CONCATENATE(&quot;F&quot;; TEXT([.$Q258] + 0;&quot;#&quot;)))" office:value-type="float" office:value="0.0078125" calcext:value-type="float">
            <text:p>0.0078125</text:p>
          </table:table-cell>
          <table:table-cell table:formula="of:=INDIRECT(CONCATENATE(&quot;G&quot;; TEXT([.$Q258] + 0;&quot;#&quot;)))" office:value-type="float" office:value="1" calcext:value-type="float">
            <text:p>1</text:p>
          </table:table-cell>
          <table:table-cell table:formula="of:=INDIRECT(CONCATENATE(&quot;H&quot;; TEXT([.$Q258] + 0;&quot;#&quot;)))" office:value-type="float" office:value="39.495" calcext:value-type="float">
            <text:p>39.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46" calcext:value-type="float">
            <text:p>46</text:p>
          </table:table-cell>
          <table:table-cell office:value-type="float" office:value="17.305" calcext:value-type="float">
            <text:p>17.305</text:p>
          </table:table-cell>
          <table:table-cell table:number-columns-repeated="9"/>
          <table:table-cell table:formula="of:=INDIRECT(CONCATENATE(&quot;D&quot;; TEXT([.$Q258] + 7;&quot;#&quot;)))" office:value-type="float" office:value="64" calcext:value-type="float">
            <text:p>64</text:p>
          </table:table-cell>
          <table:table-cell table:formula="of:=INDIRECT(CONCATENATE(&quot;E&quot;; TEXT([.$Q258] + 7;&quot;#&quot;)))" office:value-type="float" office:value="0.25" calcext:value-type="float">
            <text:p>0.25</text:p>
          </table:table-cell>
          <table:table-cell table:formula="of:=INDIRECT(CONCATENATE(&quot;F&quot;; TEXT([.$Q258] + 7;&quot;#&quot;)))" office:value-type="float" office:value="0.0078125" calcext:value-type="float">
            <text:p>0.0078125</text:p>
          </table:table-cell>
          <table:table-cell table:formula="of:=INDIRECT(CONCATENATE(&quot;G&quot;; TEXT([.$Q258] + 7;&quot;#&quot;)))" office:value-type="float" office:value="1" calcext:value-type="float">
            <text:p>1</text:p>
          </table:table-cell>
          <table:table-cell table:formula="of:=INDIRECT(CONCATENATE(&quot;H&quot;; TEXT([.$Q258] + 7;&quot;#&quot;)))" office:value-type="float" office:value="13.192" calcext:value-type="float">
            <text:p>13.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4" calcext:value-type="float">
            <text:p>14</text:p>
          </table:table-cell>
          <table:table-cell office:value-type="float" office:value="7.572" calcext:value-type="float">
            <text:p>7.572</text:p>
          </table:table-cell>
          <table:table-cell table:number-columns-repeated="9"/>
          <table:table-cell table:formula="of:=INDIRECT(CONCATENATE(&quot;D&quot;; TEXT([.$Q258] + 14;&quot;#&quot;)))" office:value-type="float" office:value="64" calcext:value-type="float">
            <text:p>64</text:p>
          </table:table-cell>
          <table:table-cell table:formula="of:=INDIRECT(CONCATENATE(&quot;E&quot;; TEXT([.$Q258] + 14;&quot;#&quot;)))" office:value-type="float" office:value="0.125" calcext:value-type="float">
            <text:p>0.125</text:p>
          </table:table-cell>
          <table:table-cell table:formula="of:=INDIRECT(CONCATENATE(&quot;F&quot;; TEXT([.$Q258] + 14;&quot;#&quot;)))" office:value-type="float" office:value="0.0078125" calcext:value-type="float">
            <text:p>0.0078125</text:p>
          </table:table-cell>
          <table:table-cell table:formula="of:=INDIRECT(CONCATENATE(&quot;G&quot;; TEXT([.$Q258] + 14;&quot;#&quot;)))" office:value-type="float" office:value="1" calcext:value-type="float">
            <text:p>1</text:p>
          </table:table-cell>
          <table:table-cell table:formula="of:=INDIRECT(CONCATENATE(&quot;H&quot;; TEXT([.$Q258] + 14;&quot;#&quot;)))" office:value-type="float" office:value="6.097" calcext:value-type="float">
            <text:p>6.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3.946" calcext:value-type="float">
            <text:p>3.946</text:p>
          </table:table-cell>
          <table:table-cell table:number-columns-repeated="9"/>
          <table:table-cell table:formula="of:=INDIRECT(CONCATENATE(&quot;D&quot;; TEXT([.$Q258] + 21;&quot;#&quot;)))" office:value-type="float" office:value="64" calcext:value-type="float">
            <text:p>64</text:p>
          </table:table-cell>
          <table:table-cell table:formula="of:=INDIRECT(CONCATENATE(&quot;E&quot;; TEXT([.$Q258] + 21;&quot;#&quot;)))" office:value-type="float" office:value="0.0625" calcext:value-type="float">
            <text:p>0.0625</text:p>
          </table:table-cell>
          <table:table-cell table:formula="of:=INDIRECT(CONCATENATE(&quot;F&quot;; TEXT([.$Q258] + 21;&quot;#&quot;)))" office:value-type="float" office:value="0.0078125" calcext:value-type="float">
            <text:p>0.0078125</text:p>
          </table:table-cell>
          <table:table-cell table:formula="of:=INDIRECT(CONCATENATE(&quot;G&quot;; TEXT([.$Q258] + 21;&quot;#&quot;)))" office:value-type="float" office:value="1" calcext:value-type="float">
            <text:p>1</text:p>
          </table:table-cell>
          <table:table-cell table:formula="of:=INDIRECT(CONCATENATE(&quot;H&quot;; TEXT([.$Q258] + 21;&quot;#&quot;)))" office:value-type="float" office:value="2.796" calcext:value-type="float">
            <text:p>2.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table:number-columns-repeated="9"/>
          <table:table-cell table:formula="of:=INDIRECT(CONCATENATE(&quot;D&quot;; TEXT([.$Q258] + 28;&quot;#&quot;)))" office:value-type="float" office:value="64" calcext:value-type="float">
            <text:p>64</text:p>
          </table:table-cell>
          <table:table-cell table:formula="of:=INDIRECT(CONCATENATE(&quot;E&quot;; TEXT([.$Q258] + 28;&quot;#&quot;)))" office:value-type="float" office:value="0.03125" calcext:value-type="float">
            <text:p>0.03125</text:p>
          </table:table-cell>
          <table:table-cell table:formula="of:=INDIRECT(CONCATENATE(&quot;F&quot;; TEXT([.$Q258] + 28;&quot;#&quot;)))" office:value-type="float" office:value="0.0078125" calcext:value-type="float">
            <text:p>0.0078125</text:p>
          </table:table-cell>
          <table:table-cell table:formula="of:=INDIRECT(CONCATENATE(&quot;G&quot;; TEXT([.$Q258] + 28;&quot;#&quot;)))" office:value-type="float" office:value="1" calcext:value-type="float">
            <text:p>1</text:p>
          </table:table-cell>
          <table:table-cell table:formula="of:=INDIRECT(CONCATENATE(&quot;H&quot;; TEXT([.$Q258] + 28;&quot;#&quot;)))" office:value-type="float" office:value="1.503" calcext:value-type="float">
            <text:p>1.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286" calcext:value-type="float">
            <text:p>1.286</text:p>
          </table:table-cell>
          <table:table-cell table:number-columns-repeated="9"/>
          <table:table-cell table:formula="of:=INDIRECT(CONCATENATE(&quot;D&quot;; TEXT([.$Q258] + 35;&quot;#&quot;)))" office:value-type="float" office:value="64" calcext:value-type="float">
            <text:p>64</text:p>
          </table:table-cell>
          <table:table-cell table:formula="of:=INDIRECT(CONCATENATE(&quot;E&quot;; TEXT([.$Q258] + 35;&quot;#&quot;)))" office:value-type="float" office:value="0.015625" calcext:value-type="float">
            <text:p>0.015625</text:p>
          </table:table-cell>
          <table:table-cell table:formula="of:=INDIRECT(CONCATENATE(&quot;F&quot;; TEXT([.$Q258] + 35;&quot;#&quot;)))" office:value-type="float" office:value="0.0078125" calcext:value-type="float">
            <text:p>0.0078125</text:p>
          </table:table-cell>
          <table:table-cell table:formula="of:=INDIRECT(CONCATENATE(&quot;G&quot;; TEXT([.$Q258] + 35;&quot;#&quot;)))" office:value-type="float" office:value="1" calcext:value-type="float">
            <text:p>1</text:p>
          </table:table-cell>
          <table:table-cell table:formula="of:=INDIRECT(CONCATENATE(&quot;H&quot;; TEXT([.$Q258] + 35;&quot;#&quot;)))" office:value-type="float" office:value="1.161" calcext:value-type="float">
            <text:p>1.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table:number-columns-repeated="9"/>
          <table:table-cell table:formula="of:=INDIRECT(CONCATENATE(&quot;D&quot;; TEXT([.$Q258] + 42;&quot;#&quot;)))" office:value-type="float" office:value="64" calcext:value-type="float">
            <text:p>64</text:p>
          </table:table-cell>
          <table:table-cell table:formula="of:=INDIRECT(CONCATENATE(&quot;E&quot;; TEXT([.$Q258] + 42;&quot;#&quot;)))" office:value-type="float" office:value="0.0078125" calcext:value-type="float">
            <text:p>0.0078125</text:p>
          </table:table-cell>
          <table:table-cell table:formula="of:=INDIRECT(CONCATENATE(&quot;F&quot;; TEXT([.$Q258] + 42;&quot;#&quot;)))" office:value-type="float" office:value="0.0078125" calcext:value-type="float">
            <text:p>0.0078125</text:p>
          </table:table-cell>
          <table:table-cell table:formula="of:=INDIRECT(CONCATENATE(&quot;G&quot;; TEXT([.$Q258] + 42;&quot;#&quot;)))" office:value-type="float" office:value="1" calcext:value-type="float">
            <text:p>1</text:p>
          </table:table-cell>
          <table:table-cell table:formula="of:=INDIRECT(CONCATENATE(&quot;H&quot;; TEXT([.$Q258] + 42;&quot;#&quot;)))" office:value-type="float" office:value="0.86" calcext:value-type="float">
            <text:p>0.86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formula="of:=[.A269]" office:value-type="string" office:string-value="HsqlZoneMatcher" calcext:value-type="string">
            <text:p>HsqlZoneMatcher</text:p>
          </table:table-cell>
          <table:table-cell table:formula="of:=[.B269]" office:value-type="string" office:string-value="SEPARATE" calcext:value-type="string">
            <text:p>SEPARATE</text:p>
          </table:table-cell>
          <table:table-cell table:number-columns-repeated="7"/>
          <table:table-cell table:formula="of:=[.A266]" office:value-type="string" office:string-value="HsqlZoneMatcher" calcext:value-type="string">
            <text:p>HsqlZoneMatcher</text:p>
          </table:table-cell>
          <table:table-cell table:formula="of:=[.B266]" office:value-type="string" office:string-value="SEPARATE" calcext:value-type="string">
            <text:p>SEPARATE</text:p>
          </table:table-cell>
          <table:table-cell table:number-columns-repeated="5"/>
          <table:table-cell table:formula="of:=[.A266]" office:value-type="string" office:string-value="HsqlZoneMatcher" calcext:value-type="string">
            <text:p>HsqlZoneMatcher</text:p>
          </table:table-cell>
          <table:table-cell table:formula="of:=[.B266]" office:value-type="string" office:string-value="SEPARATE" calcext:value-type="string">
            <text:p>SEPARATE</text:p>
          </table:table-cell>
          <table:table-cell table:number-columns-repeated="5"/>
          <table:table-cell table:formula="of:=[.A266]" office:value-type="string" office:string-value="HsqlZoneMatcher" calcext:value-type="string">
            <text:p>HsqlZoneMatcher</text:p>
          </table:table-cell>
          <table:table-cell table:formula="of:=[.B266]" office:value-type="string" office:string-value="SEPARATE" calcext:value-type="string">
            <text:p>SEPARATE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atch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points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found</text:p>
          </table:table-cell>
          <table:table-cell table:style-name="ce1" office:value-type="string" calcext:value-type="string">
            <text:p>timeavg</text:p>
          </table:table-cell>
          <table:table-cell table:number-columns-repeated="9"/>
          <table:table-cell office:value-type="string" calcext:value-type="string">
            <text:p>rang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ime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02" calcext:value-type="float">
            <text:p>802</text:p>
          </table:table-cell>
          <table:table-cell office:value-type="float" office:value="111.513" calcext:value-type="float">
            <text:p>111.513</text:p>
          </table:table-cell>
          <table:table-cell/>
          <table:table-cell table:formula="of:=LEFT(CONCATENATE([.E268]; &quot; &quot;; [.E269]); 11)" office:value-type="string" office:string-value="zone 0.5" calcext:value-type="string">
            <text:p>zone 0.5</text:p>
          </table:table-cell>
          <table:table-cell table:number-columns-repeated="6"/>
          <table:table-cell table:formula="of:=ROW()" office:value-type="float" office:value="269" calcext:value-type="float">
            <text:p>269</text:p>
          </table:table-cell>
          <table:table-cell table:formula="of:=INDIRECT(CONCATENATE(&quot;D&quot;; TEXT([.$Q269] + 0;&quot;#&quot;)))" office:value-type="float" office:value="32" calcext:value-type="float">
            <text:p>32</text:p>
          </table:table-cell>
          <table:table-cell table:formula="of:=INDIRECT(CONCATENATE(&quot;E&quot;; TEXT([.$Q269] + 0;&quot;#&quot;)))" office:value-type="float" office:value="0.5" calcext:value-type="float">
            <text:p>0.5</text:p>
          </table:table-cell>
          <table:table-cell table:formula="of:=INDIRECT(CONCATENATE(&quot;F&quot;; TEXT([.$Q269] + 0;&quot;#&quot;)))" office:value-type="float" office:value="0.5" calcext:value-type="float">
            <text:p>0.5</text:p>
          </table:table-cell>
          <table:table-cell table:formula="of:=INDIRECT(CONCATENATE(&quot;G&quot;; TEXT([.$Q269] + 0;&quot;#&quot;)))" office:value-type="float" office:value="802" calcext:value-type="float">
            <text:p>802</text:p>
          </table:table-cell>
          <table:table-cell table:formula="of:=INDIRECT(CONCATENATE(&quot;H&quot;; TEXT([.$Q269] + 0;&quot;#&quot;)))" office:value-type="float" office:value="111.513" calcext:value-type="float">
            <text:p>111.513</text:p>
          </table:table-cell>
          <table:table-cell/>
          <table:table-cell table:formula="of:=LEFT(CONCATENATE([.T268];&quot; &quot;; [.T269]); 13)" office:value-type="string" office:string-value="radius 0.5" calcext:value-type="string">
            <text:p>radius 0.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204" calcext:value-type="float">
            <text:p>204</text:p>
          </table:table-cell>
          <table:table-cell office:value-type="float" office:value="72.743" calcext:value-type="float">
            <text:p>72.743</text:p>
          </table:table-cell>
          <table:table-cell/>
          <table:table-cell table:formula="of:=LEFT(CONCATENATE([.E268]; &quot; &quot;; [.E277]); 11)" office:value-type="string" office:string-value="zone 0.25" calcext:value-type="string">
            <text:p>zone 0.25</text:p>
          </table:table-cell>
          <table:table-cell table:number-columns-repeated="7"/>
          <table:table-cell table:formula="of:=INDIRECT(CONCATENATE(&quot;D&quot;; TEXT([.$Q269] + 7;&quot;#&quot;)))" office:value-type="float" office:value="32" calcext:value-type="float">
            <text:p>32</text:p>
          </table:table-cell>
          <table:table-cell table:formula="of:=INDIRECT(CONCATENATE(&quot;E&quot;; TEXT([.$Q269] + 7;&quot;#&quot;)))" office:value-type="float" office:value="0.25" calcext:value-type="float">
            <text:p>0.25</text:p>
          </table:table-cell>
          <table:table-cell table:formula="of:=INDIRECT(CONCATENATE(&quot;F&quot;; TEXT([.$Q269] + 7;&quot;#&quot;)))" office:value-type="float" office:value="0.5" calcext:value-type="float">
            <text:p>0.5</text:p>
          </table:table-cell>
          <table:table-cell table:formula="of:=INDIRECT(CONCATENATE(&quot;G&quot;; TEXT([.$Q269] + 7;&quot;#&quot;)))" office:value-type="float" office:value="803" calcext:value-type="float">
            <text:p>803</text:p>
          </table:table-cell>
          <table:table-cell table:formula="of:=INDIRECT(CONCATENATE(&quot;H&quot;; TEXT([.$Q269] + 7;&quot;#&quot;)))" office:value-type="float" office:value="132.739" calcext:value-type="float">
            <text:p>132.739</text:p>
          </table:table-cell>
          <table:table-cell/>
          <table:table-cell table:formula="of:=LEFT(CONCATENATE([.T268];&quot; &quot;; [.T276]); 13)" office:value-type="string" office:string-value="radius 0.25" calcext:value-type="string">
            <text:p>radius 0.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office:value-type="float" office:value="79.149" calcext:value-type="float">
            <text:p>79.149</text:p>
          </table:table-cell>
          <table:table-cell/>
          <table:table-cell table:formula="of:=LEFT(CONCATENATE([.E268]; &quot; &quot;; [.E284]); 11)" office:value-type="string" office:string-value="zone 0.125" calcext:value-type="string">
            <text:p>zone 0.125</text:p>
          </table:table-cell>
          <table:table-cell table:number-columns-repeated="7"/>
          <table:table-cell table:formula="of:=INDIRECT(CONCATENATE(&quot;D&quot;; TEXT([.$Q269] + 14;&quot;#&quot;)))" office:value-type="float" office:value="32" calcext:value-type="float">
            <text:p>32</text:p>
          </table:table-cell>
          <table:table-cell table:formula="of:=INDIRECT(CONCATENATE(&quot;E&quot;; TEXT([.$Q269] + 14;&quot;#&quot;)))" office:value-type="float" office:value="0.125" calcext:value-type="float">
            <text:p>0.125</text:p>
          </table:table-cell>
          <table:table-cell table:formula="of:=INDIRECT(CONCATENATE(&quot;F&quot;; TEXT([.$Q269] + 14;&quot;#&quot;)))" office:value-type="float" office:value="0.5" calcext:value-type="float">
            <text:p>0.5</text:p>
          </table:table-cell>
          <table:table-cell table:formula="of:=INDIRECT(CONCATENATE(&quot;G&quot;; TEXT([.$Q269] + 14;&quot;#&quot;)))" office:value-type="float" office:value="801" calcext:value-type="float">
            <text:p>801</text:p>
          </table:table-cell>
          <table:table-cell table:formula="of:=INDIRECT(CONCATENATE(&quot;H&quot;; TEXT([.$Q269] + 14;&quot;#&quot;)))" office:value-type="float" office:value="93.867" calcext:value-type="float">
            <text:p>93.867</text:p>
          </table:table-cell>
          <table:table-cell/>
          <table:table-cell table:formula="of:=LEFT(CONCATENATE([.T268];&quot; &quot;; [.T283]); 13)" office:value-type="string" office:string-value="radius 0.125" calcext:value-type="string">
            <text:p>radius 0.1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80.424" calcext:value-type="float">
            <text:p>80.424</text:p>
          </table:table-cell>
          <table:table-cell/>
          <table:table-cell table:formula="of:=LEFT(CONCATENATE([.E268]; &quot; &quot;; [.E291]); 11)" office:value-type="string" office:string-value="zone 0.0625" calcext:value-type="string">
            <text:p>zone 0.0625</text:p>
          </table:table-cell>
          <table:table-cell table:number-columns-repeated="7"/>
          <table:table-cell table:formula="of:=INDIRECT(CONCATENATE(&quot;D&quot;; TEXT([.$Q269] + 21;&quot;#&quot;)))" office:value-type="float" office:value="32" calcext:value-type="float">
            <text:p>32</text:p>
          </table:table-cell>
          <table:table-cell table:formula="of:=INDIRECT(CONCATENATE(&quot;E&quot;; TEXT([.$Q269] + 21;&quot;#&quot;)))" office:value-type="float" office:value="0.0625" calcext:value-type="float">
            <text:p>0.0625</text:p>
          </table:table-cell>
          <table:table-cell table:formula="of:=INDIRECT(CONCATENATE(&quot;F&quot;; TEXT([.$Q269] + 21;&quot;#&quot;)))" office:value-type="float" office:value="0.5" calcext:value-type="float">
            <text:p>0.5</text:p>
          </table:table-cell>
          <table:table-cell table:formula="of:=INDIRECT(CONCATENATE(&quot;G&quot;; TEXT([.$Q269] + 21;&quot;#&quot;)))" office:value-type="float" office:value="803" calcext:value-type="float">
            <text:p>803</text:p>
          </table:table-cell>
          <table:table-cell table:formula="of:=INDIRECT(CONCATENATE(&quot;H&quot;; TEXT([.$Q269] + 21;&quot;#&quot;)))" office:value-type="float" office:value="93.939" calcext:value-type="float">
            <text:p>93.939</text:p>
          </table:table-cell>
          <table:table-cell/>
          <table:table-cell table:formula="of:=LEFT(CONCATENATE([.T268];&quot; &quot;; [.T290]); 13)" office:value-type="string" office:string-value="radius 0.0625" calcext:value-type="string">
            <text:p>radius 0.06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" calcext:value-type="float">
            <text:p>4</text:p>
          </table:table-cell>
          <table:table-cell office:value-type="float" office:value="73.287" calcext:value-type="float">
            <text:p>73.287</text:p>
          </table:table-cell>
          <table:table-cell/>
          <table:table-cell table:formula="of:=LEFT(CONCATENATE([.E268]; &quot; &quot;; [.E298]); 11)" office:value-type="string" office:string-value="zone 0.0312" calcext:value-type="string">
            <text:p>zone 0.0312</text:p>
          </table:table-cell>
          <table:table-cell table:number-columns-repeated="7"/>
          <table:table-cell table:formula="of:=INDIRECT(CONCATENATE(&quot;D&quot;; TEXT([.$Q269] + 28;&quot;#&quot;)))" office:value-type="float" office:value="32" calcext:value-type="float">
            <text:p>32</text:p>
          </table:table-cell>
          <table:table-cell table:formula="of:=INDIRECT(CONCATENATE(&quot;E&quot;; TEXT([.$Q269] + 28;&quot;#&quot;)))" office:value-type="float" office:value="0.03125" calcext:value-type="float">
            <text:p>0.03125</text:p>
          </table:table-cell>
          <table:table-cell table:formula="of:=INDIRECT(CONCATENATE(&quot;F&quot;; TEXT([.$Q269] + 28;&quot;#&quot;)))" office:value-type="float" office:value="0.5" calcext:value-type="float">
            <text:p>0.5</text:p>
          </table:table-cell>
          <table:table-cell table:formula="of:=INDIRECT(CONCATENATE(&quot;G&quot;; TEXT([.$Q269] + 28;&quot;#&quot;)))" office:value-type="float" office:value="808" calcext:value-type="float">
            <text:p>808</text:p>
          </table:table-cell>
          <table:table-cell table:formula="of:=INDIRECT(CONCATENATE(&quot;H&quot;; TEXT([.$Q269] + 28;&quot;#&quot;)))" office:value-type="float" office:value="93.238" calcext:value-type="float">
            <text:p>93.238</text:p>
          </table:table-cell>
          <table:table-cell/>
          <table:table-cell table:formula="of:=LEFT(CONCATENATE([.T268];&quot; &quot;; [.T297]); 13)" office:value-type="string" office:string-value="radius 0.0312" calcext:value-type="string">
            <text:p>radius 0.0312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74.707" calcext:value-type="float">
            <text:p>74.707</text:p>
          </table:table-cell>
          <table:table-cell/>
          <table:table-cell table:formula="of:=LEFT(CONCATENATE([.E268]; &quot; &quot;; [.E305]); 11)" office:value-type="string" office:string-value="zone 0.0156" calcext:value-type="string">
            <text:p>zone 0.0156</text:p>
          </table:table-cell>
          <table:table-cell table:number-columns-repeated="7"/>
          <table:table-cell table:formula="of:=INDIRECT(CONCATENATE(&quot;D&quot;; TEXT([.$Q269] + 35;&quot;#&quot;)))" office:value-type="float" office:value="32" calcext:value-type="float">
            <text:p>32</text:p>
          </table:table-cell>
          <table:table-cell table:formula="of:=INDIRECT(CONCATENATE(&quot;E&quot;; TEXT([.$Q269] + 35;&quot;#&quot;)))" office:value-type="float" office:value="0.015625" calcext:value-type="float">
            <text:p>0.015625</text:p>
          </table:table-cell>
          <table:table-cell table:formula="of:=INDIRECT(CONCATENATE(&quot;F&quot;; TEXT([.$Q269] + 35;&quot;#&quot;)))" office:value-type="float" office:value="0.5" calcext:value-type="float">
            <text:p>0.5</text:p>
          </table:table-cell>
          <table:table-cell table:formula="of:=INDIRECT(CONCATENATE(&quot;G&quot;; TEXT([.$Q269] + 35;&quot;#&quot;)))" office:value-type="float" office:value="803" calcext:value-type="float">
            <text:p>803</text:p>
          </table:table-cell>
          <table:table-cell table:formula="of:=INDIRECT(CONCATENATE(&quot;H&quot;; TEXT([.$Q269] + 35;&quot;#&quot;)))" office:value-type="float" office:value="87.816" calcext:value-type="float">
            <text:p>87.816</text:p>
          </table:table-cell>
          <table:table-cell/>
          <table:table-cell table:formula="of:=LEFT(CONCATENATE([.T268];&quot; &quot;; [.T304]); 13)" office:value-type="string" office:string-value="radius 0.0156" calcext:value-type="string">
            <text:p>radius 0.0156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75.163" calcext:value-type="float">
            <text:p>75.163</text:p>
          </table:table-cell>
          <table:table-cell/>
          <table:table-cell table:formula="of:=LEFT(CONCATENATE([.E268]; &quot; &quot;; [.E312]); 11)" office:value-type="string" office:string-value="zone 0.0078" calcext:value-type="string">
            <text:p>zone 0.0078</text:p>
          </table:table-cell>
          <table:table-cell table:number-columns-repeated="7"/>
          <table:table-cell table:formula="of:=INDIRECT(CONCATENATE(&quot;D&quot;; TEXT([.$Q269] + 42;&quot;#&quot;)))" office:value-type="float" office:value="32" calcext:value-type="float">
            <text:p>32</text:p>
          </table:table-cell>
          <table:table-cell table:formula="of:=INDIRECT(CONCATENATE(&quot;E&quot;; TEXT([.$Q269] + 42;&quot;#&quot;)))" office:value-type="float" office:value="0.0078125" calcext:value-type="float">
            <text:p>0.0078125</text:p>
          </table:table-cell>
          <table:table-cell table:formula="of:=INDIRECT(CONCATENATE(&quot;F&quot;; TEXT([.$Q269] + 42;&quot;#&quot;)))" office:value-type="float" office:value="0.5" calcext:value-type="float">
            <text:p>0.5</text:p>
          </table:table-cell>
          <table:table-cell table:formula="of:=INDIRECT(CONCATENATE(&quot;G&quot;; TEXT([.$Q269] + 42;&quot;#&quot;)))" office:value-type="float" office:value="795" calcext:value-type="float">
            <text:p>795</text:p>
          </table:table-cell>
          <table:table-cell table:formula="of:=INDIRECT(CONCATENATE(&quot;H&quot;; TEXT([.$Q269] + 42;&quot;#&quot;)))" office:value-type="float" office:value="79.184" calcext:value-type="float">
            <text:p>79.184</text:p>
          </table:table-cell>
          <table:table-cell/>
          <table:table-cell table:formula="of:=LEFT(CONCATENATE([.T268];&quot; &quot;; [.T311]); 13)" office:value-type="string" office:string-value="radius 0.0078" calcext:value-type="string">
            <text:p>radius 0.0078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803" calcext:value-type="float">
            <text:p>803</text:p>
          </table:table-cell>
          <table:table-cell table:formula="of:=IF([.$I276] &lt;&gt; &quot;X&quot;; 132.739; &quot;&quot;)" office:value-type="float" office:value="132.739" calcext:value-type="float">
            <text:p>132.739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formula="of:=[.Q269]+1" office:value-type="float" office:value="270" calcext:value-type="float">
            <text:p>270</text:p>
          </table:table-cell>
          <table:table-cell table:formula="of:=INDIRECT(CONCATENATE(&quot;D&quot;; TEXT([.$Q276] + 0;&quot;#&quot;)))" office:value-type="float" office:value="32" calcext:value-type="float">
            <text:p>32</text:p>
          </table:table-cell>
          <table:table-cell table:formula="of:=INDIRECT(CONCATENATE(&quot;E&quot;; TEXT([.$Q276] + 0;&quot;#&quot;)))" office:value-type="float" office:value="0.5" calcext:value-type="float">
            <text:p>0.5</text:p>
          </table:table-cell>
          <table:table-cell table:formula="of:=INDIRECT(CONCATENATE(&quot;F&quot;; TEXT([.$Q276] + 0;&quot;#&quot;)))" office:value-type="float" office:value="0.25" calcext:value-type="float">
            <text:p>0.25</text:p>
          </table:table-cell>
          <table:table-cell table:formula="of:=INDIRECT(CONCATENATE(&quot;G&quot;; TEXT([.$Q276] + 0;&quot;#&quot;)))" office:value-type="float" office:value="204" calcext:value-type="float">
            <text:p>204</text:p>
          </table:table-cell>
          <table:table-cell table:formula="of:=INDIRECT(CONCATENATE(&quot;H&quot;; TEXT([.$Q276] + 0;&quot;#&quot;)))" office:value-type="float" office:value="72.743" calcext:value-type="float">
            <text:p>72.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204" calcext:value-type="float">
            <text:p>204</text:p>
          </table:table-cell>
          <table:table-cell office:value-type="float" office:value="63.087" calcext:value-type="float">
            <text:p>63.087</text:p>
          </table:table-cell>
          <table:table-cell table:number-columns-repeated="9"/>
          <table:table-cell table:formula="of:=INDIRECT(CONCATENATE(&quot;D&quot;; TEXT([.$Q276] + 7;&quot;#&quot;)))" office:value-type="float" office:value="32" calcext:value-type="float">
            <text:p>32</text:p>
          </table:table-cell>
          <table:table-cell table:formula="of:=INDIRECT(CONCATENATE(&quot;E&quot;; TEXT([.$Q276] + 7;&quot;#&quot;)))" office:value-type="float" office:value="0.25" calcext:value-type="float">
            <text:p>0.25</text:p>
          </table:table-cell>
          <table:table-cell table:formula="of:=INDIRECT(CONCATENATE(&quot;F&quot;; TEXT([.$Q276] + 7;&quot;#&quot;)))" office:value-type="float" office:value="0.25" calcext:value-type="float">
            <text:p>0.25</text:p>
          </table:table-cell>
          <table:table-cell table:formula="of:=INDIRECT(CONCATENATE(&quot;G&quot;; TEXT([.$Q276] + 7;&quot;#&quot;)))" office:value-type="float" office:value="204" calcext:value-type="float">
            <text:p>204</text:p>
          </table:table-cell>
          <table:table-cell table:formula="of:=INDIRECT(CONCATENATE(&quot;H&quot;; TEXT([.$Q276] + 7;&quot;#&quot;)))" office:value-type="float" office:value="63.087" calcext:value-type="float">
            <text:p>63.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47" calcext:value-type="float">
            <text:p>47</text:p>
          </table:table-cell>
          <table:table-cell office:value-type="float" office:value="39.321" calcext:value-type="float">
            <text:p>39.321</text:p>
          </table:table-cell>
          <table:table-cell table:number-columns-repeated="9"/>
          <table:table-cell table:formula="of:=INDIRECT(CONCATENATE(&quot;D&quot;; TEXT([.$Q276] + 14;&quot;#&quot;)))" office:value-type="float" office:value="32" calcext:value-type="float">
            <text:p>32</text:p>
          </table:table-cell>
          <table:table-cell table:formula="of:=INDIRECT(CONCATENATE(&quot;E&quot;; TEXT([.$Q276] + 14;&quot;#&quot;)))" office:value-type="float" office:value="0.125" calcext:value-type="float">
            <text:p>0.125</text:p>
          </table:table-cell>
          <table:table-cell table:formula="of:=INDIRECT(CONCATENATE(&quot;F&quot;; TEXT([.$Q276] + 14;&quot;#&quot;)))" office:value-type="float" office:value="0.25" calcext:value-type="float">
            <text:p>0.25</text:p>
          </table:table-cell>
          <table:table-cell table:formula="of:=INDIRECT(CONCATENATE(&quot;G&quot;; TEXT([.$Q276] + 14;&quot;#&quot;)))" office:value-type="float" office:value="203" calcext:value-type="float">
            <text:p>203</text:p>
          </table:table-cell>
          <table:table-cell table:formula="of:=INDIRECT(CONCATENATE(&quot;H&quot;; TEXT([.$Q276] + 14;&quot;#&quot;)))" office:value-type="float" office:value="51.77" calcext:value-type="float">
            <text:p>51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42.821" calcext:value-type="float">
            <text:p>42.821</text:p>
          </table:table-cell>
          <table:table-cell table:number-columns-repeated="9"/>
          <table:table-cell table:formula="of:=INDIRECT(CONCATENATE(&quot;D&quot;; TEXT([.$Q276] + 21;&quot;#&quot;)))" office:value-type="float" office:value="32" calcext:value-type="float">
            <text:p>32</text:p>
          </table:table-cell>
          <table:table-cell table:formula="of:=INDIRECT(CONCATENATE(&quot;E&quot;; TEXT([.$Q276] + 21;&quot;#&quot;)))" office:value-type="float" office:value="0.0625" calcext:value-type="float">
            <text:p>0.0625</text:p>
          </table:table-cell>
          <table:table-cell table:formula="of:=INDIRECT(CONCATENATE(&quot;F&quot;; TEXT([.$Q276] + 21;&quot;#&quot;)))" office:value-type="float" office:value="0.25" calcext:value-type="float">
            <text:p>0.25</text:p>
          </table:table-cell>
          <table:table-cell table:formula="of:=INDIRECT(CONCATENATE(&quot;G&quot;; TEXT([.$Q276] + 21;&quot;#&quot;)))" office:value-type="float" office:value="197" calcext:value-type="float">
            <text:p>197</text:p>
          </table:table-cell>
          <table:table-cell table:formula="of:=INDIRECT(CONCATENATE(&quot;H&quot;; TEXT([.$Q276] + 21;&quot;#&quot;)))" office:value-type="float" office:value="67.108" calcext:value-type="float">
            <text:p>67.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41.868" calcext:value-type="float">
            <text:p>41.868</text:p>
          </table:table-cell>
          <table:table-cell table:number-columns-repeated="9"/>
          <table:table-cell table:formula="of:=INDIRECT(CONCATENATE(&quot;D&quot;; TEXT([.$Q276] + 28;&quot;#&quot;)))" office:value-type="float" office:value="32" calcext:value-type="float">
            <text:p>32</text:p>
          </table:table-cell>
          <table:table-cell table:formula="of:=INDIRECT(CONCATENATE(&quot;E&quot;; TEXT([.$Q276] + 28;&quot;#&quot;)))" office:value-type="float" office:value="0.03125" calcext:value-type="float">
            <text:p>0.03125</text:p>
          </table:table-cell>
          <table:table-cell table:formula="of:=INDIRECT(CONCATENATE(&quot;F&quot;; TEXT([.$Q276] + 28;&quot;#&quot;)))" office:value-type="float" office:value="0.25" calcext:value-type="float">
            <text:p>0.25</text:p>
          </table:table-cell>
          <table:table-cell table:formula="of:=INDIRECT(CONCATENATE(&quot;G&quot;; TEXT([.$Q276] + 28;&quot;#&quot;)))" office:value-type="float" office:value="201" calcext:value-type="float">
            <text:p>201</text:p>
          </table:table-cell>
          <table:table-cell table:formula="of:=INDIRECT(CONCATENATE(&quot;H&quot;; TEXT([.$Q276] + 28;&quot;#&quot;)))" office:value-type="float" office:value="44.992" calcext:value-type="float">
            <text:p>44.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42.825" calcext:value-type="float">
            <text:p>42.825</text:p>
          </table:table-cell>
          <table:table-cell table:number-columns-repeated="9"/>
          <table:table-cell table:formula="of:=INDIRECT(CONCATENATE(&quot;D&quot;; TEXT([.$Q276] + 35;&quot;#&quot;)))" office:value-type="float" office:value="32" calcext:value-type="float">
            <text:p>32</text:p>
          </table:table-cell>
          <table:table-cell table:formula="of:=INDIRECT(CONCATENATE(&quot;E&quot;; TEXT([.$Q276] + 35;&quot;#&quot;)))" office:value-type="float" office:value="0.015625" calcext:value-type="float">
            <text:p>0.015625</text:p>
          </table:table-cell>
          <table:table-cell table:formula="of:=INDIRECT(CONCATENATE(&quot;F&quot;; TEXT([.$Q276] + 35;&quot;#&quot;)))" office:value-type="float" office:value="0.25" calcext:value-type="float">
            <text:p>0.25</text:p>
          </table:table-cell>
          <table:table-cell table:formula="of:=INDIRECT(CONCATENATE(&quot;G&quot;; TEXT([.$Q276] + 35;&quot;#&quot;)))" office:value-type="float" office:value="203" calcext:value-type="float">
            <text:p>203</text:p>
          </table:table-cell>
          <table:table-cell table:formula="of:=INDIRECT(CONCATENATE(&quot;H&quot;; TEXT([.$Q276] + 35;&quot;#&quot;)))" office:value-type="float" office:value="39.024" calcext:value-type="float">
            <text:p>39.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42.803" calcext:value-type="float">
            <text:p>42.803</text:p>
          </table:table-cell>
          <table:table-cell table:number-columns-repeated="9"/>
          <table:table-cell table:formula="of:=INDIRECT(CONCATENATE(&quot;D&quot;; TEXT([.$Q276] + 42;&quot;#&quot;)))" office:value-type="float" office:value="32" calcext:value-type="float">
            <text:p>32</text:p>
          </table:table-cell>
          <table:table-cell table:formula="of:=INDIRECT(CONCATENATE(&quot;E&quot;; TEXT([.$Q276] + 42;&quot;#&quot;)))" office:value-type="float" office:value="0.0078125" calcext:value-type="float">
            <text:p>0.0078125</text:p>
          </table:table-cell>
          <table:table-cell table:formula="of:=INDIRECT(CONCATENATE(&quot;F&quot;; TEXT([.$Q276] + 42;&quot;#&quot;)))" office:value-type="float" office:value="0.25" calcext:value-type="float">
            <text:p>0.25</text:p>
          </table:table-cell>
          <table:table-cell table:formula="of:=INDIRECT(CONCATENATE(&quot;G&quot;; TEXT([.$Q276] + 42;&quot;#&quot;)))" office:value-type="float" office:value="204" calcext:value-type="float">
            <text:p>204</text:p>
          </table:table-cell>
          <table:table-cell table:formula="of:=INDIRECT(CONCATENATE(&quot;H&quot;; TEXT([.$Q276] + 42;&quot;#&quot;)))" office:value-type="float" office:value="38.19" calcext:value-type="float">
            <text:p>38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801" calcext:value-type="float">
            <text:p>801</text:p>
          </table:table-cell>
          <table:table-cell office:value-type="float" office:value="93.867" calcext:value-type="float">
            <text:p>93.867</text:p>
          </table:table-cell>
          <table:table-cell table:number-columns-repeated="8"/>
          <table:table-cell table:formula="of:=[.Q269]+2" office:value-type="float" office:value="271" calcext:value-type="float">
            <text:p>271</text:p>
          </table:table-cell>
          <table:table-cell table:formula="of:=INDIRECT(CONCATENATE(&quot;D&quot;; TEXT([.$Q283] + 0;&quot;#&quot;)))" office:value-type="float" office:value="32" calcext:value-type="float">
            <text:p>32</text:p>
          </table:table-cell>
          <table:table-cell table:formula="of:=INDIRECT(CONCATENATE(&quot;E&quot;; TEXT([.$Q283] + 0;&quot;#&quot;)))" office:value-type="float" office:value="0.5" calcext:value-type="float">
            <text:p>0.5</text:p>
          </table:table-cell>
          <table:table-cell table:formula="of:=INDIRECT(CONCATENATE(&quot;F&quot;; TEXT([.$Q283] + 0;&quot;#&quot;)))" office:value-type="float" office:value="0.125" calcext:value-type="float">
            <text:p>0.125</text:p>
          </table:table-cell>
          <table:table-cell table:formula="of:=INDIRECT(CONCATENATE(&quot;G&quot;; TEXT([.$Q283] + 0;&quot;#&quot;)))" office:value-type="float" office:value="48" calcext:value-type="float">
            <text:p>48</text:p>
          </table:table-cell>
          <table:table-cell table:formula="of:=INDIRECT(CONCATENATE(&quot;H&quot;; TEXT([.$Q283] + 0;&quot;#&quot;)))" office:value-type="float" office:value="79.149" calcext:value-type="float">
            <text:p>79.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203" calcext:value-type="float">
            <text:p>203</text:p>
          </table:table-cell>
          <table:table-cell office:value-type="float" office:value="51.77" calcext:value-type="float">
            <text:p>51.77</text:p>
          </table:table-cell>
          <table:table-cell table:number-columns-repeated="9"/>
          <table:table-cell table:formula="of:=INDIRECT(CONCATENATE(&quot;D&quot;; TEXT([.$Q283] + 7;&quot;#&quot;)))" office:value-type="float" office:value="32" calcext:value-type="float">
            <text:p>32</text:p>
          </table:table-cell>
          <table:table-cell table:formula="of:=INDIRECT(CONCATENATE(&quot;E&quot;; TEXT([.$Q283] + 7;&quot;#&quot;)))" office:value-type="float" office:value="0.25" calcext:value-type="float">
            <text:p>0.25</text:p>
          </table:table-cell>
          <table:table-cell table:formula="of:=INDIRECT(CONCATENATE(&quot;F&quot;; TEXT([.$Q283] + 7;&quot;#&quot;)))" office:value-type="float" office:value="0.125" calcext:value-type="float">
            <text:p>0.125</text:p>
          </table:table-cell>
          <table:table-cell table:formula="of:=INDIRECT(CONCATENATE(&quot;G&quot;; TEXT([.$Q283] + 7;&quot;#&quot;)))" office:value-type="float" office:value="47" calcext:value-type="float">
            <text:p>47</text:p>
          </table:table-cell>
          <table:table-cell table:formula="of:=INDIRECT(CONCATENATE(&quot;H&quot;; TEXT([.$Q283] + 7;&quot;#&quot;)))" office:value-type="float" office:value="39.321" calcext:value-type="float">
            <text:p>39.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46" calcext:value-type="float">
            <text:p>46</text:p>
          </table:table-cell>
          <table:table-cell office:value-type="float" office:value="26.72" calcext:value-type="float">
            <text:p>26.72</text:p>
          </table:table-cell>
          <table:table-cell table:number-columns-repeated="9"/>
          <table:table-cell table:formula="of:=INDIRECT(CONCATENATE(&quot;D&quot;; TEXT([.$Q283] + 14;&quot;#&quot;)))" office:value-type="float" office:value="32" calcext:value-type="float">
            <text:p>32</text:p>
          </table:table-cell>
          <table:table-cell table:formula="of:=INDIRECT(CONCATENATE(&quot;E&quot;; TEXT([.$Q283] + 14;&quot;#&quot;)))" office:value-type="float" office:value="0.125" calcext:value-type="float">
            <text:p>0.125</text:p>
          </table:table-cell>
          <table:table-cell table:formula="of:=INDIRECT(CONCATENATE(&quot;F&quot;; TEXT([.$Q283] + 14;&quot;#&quot;)))" office:value-type="float" office:value="0.125" calcext:value-type="float">
            <text:p>0.125</text:p>
          </table:table-cell>
          <table:table-cell table:formula="of:=INDIRECT(CONCATENATE(&quot;G&quot;; TEXT([.$Q283] + 14;&quot;#&quot;)))" office:value-type="float" office:value="46" calcext:value-type="float">
            <text:p>46</text:p>
          </table:table-cell>
          <table:table-cell table:formula="of:=INDIRECT(CONCATENATE(&quot;H&quot;; TEXT([.$Q283] + 14;&quot;#&quot;)))" office:value-type="float" office:value="26.72" calcext:value-type="float">
            <text:p>26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" calcext:value-type="float">
            <text:p>10</text:p>
          </table:table-cell>
          <table:table-cell office:value-type="float" office:value="15.092" calcext:value-type="float">
            <text:p>15.092</text:p>
          </table:table-cell>
          <table:table-cell table:number-columns-repeated="9"/>
          <table:table-cell table:formula="of:=INDIRECT(CONCATENATE(&quot;D&quot;; TEXT([.$Q283] + 21;&quot;#&quot;)))" office:value-type="float" office:value="32" calcext:value-type="float">
            <text:p>32</text:p>
          </table:table-cell>
          <table:table-cell table:formula="of:=INDIRECT(CONCATENATE(&quot;E&quot;; TEXT([.$Q283] + 21;&quot;#&quot;)))" office:value-type="float" office:value="0.0625" calcext:value-type="float">
            <text:p>0.0625</text:p>
          </table:table-cell>
          <table:table-cell table:formula="of:=INDIRECT(CONCATENATE(&quot;F&quot;; TEXT([.$Q283] + 21;&quot;#&quot;)))" office:value-type="float" office:value="0.125" calcext:value-type="float">
            <text:p>0.125</text:p>
          </table:table-cell>
          <table:table-cell table:formula="of:=INDIRECT(CONCATENATE(&quot;G&quot;; TEXT([.$Q283] + 21;&quot;#&quot;)))" office:value-type="float" office:value="52" calcext:value-type="float">
            <text:p>52</text:p>
          </table:table-cell>
          <table:table-cell table:formula="of:=INDIRECT(CONCATENATE(&quot;H&quot;; TEXT([.$Q283] + 21;&quot;#&quot;)))" office:value-type="float" office:value="19.131" calcext:value-type="float">
            <text:p>19.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" calcext:value-type="float">
            <text:p>4</text:p>
          </table:table-cell>
          <table:table-cell office:value-type="float" office:value="15.132" calcext:value-type="float">
            <text:p>15.132</text:p>
          </table:table-cell>
          <table:table-cell table:number-columns-repeated="9"/>
          <table:table-cell table:formula="of:=INDIRECT(CONCATENATE(&quot;D&quot;; TEXT([.$Q283] + 28;&quot;#&quot;)))" office:value-type="float" office:value="32" calcext:value-type="float">
            <text:p>32</text:p>
          </table:table-cell>
          <table:table-cell table:formula="of:=INDIRECT(CONCATENATE(&quot;E&quot;; TEXT([.$Q283] + 28;&quot;#&quot;)))" office:value-type="float" office:value="0.03125" calcext:value-type="float">
            <text:p>0.03125</text:p>
          </table:table-cell>
          <table:table-cell table:formula="of:=INDIRECT(CONCATENATE(&quot;F&quot;; TEXT([.$Q283] + 28;&quot;#&quot;)))" office:value-type="float" office:value="0.125" calcext:value-type="float">
            <text:p>0.125</text:p>
          </table:table-cell>
          <table:table-cell table:formula="of:=INDIRECT(CONCATENATE(&quot;G&quot;; TEXT([.$Q283] + 28;&quot;#&quot;)))" office:value-type="float" office:value="50" calcext:value-type="float">
            <text:p>50</text:p>
          </table:table-cell>
          <table:table-cell table:formula="of:=INDIRECT(CONCATENATE(&quot;H&quot;; TEXT([.$Q283] + 28;&quot;#&quot;)))" office:value-type="float" office:value="19.684" calcext:value-type="float">
            <text:p>19.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5.11" calcext:value-type="float">
            <text:p>15.11</text:p>
          </table:table-cell>
          <table:table-cell table:number-columns-repeated="9"/>
          <table:table-cell table:formula="of:=INDIRECT(CONCATENATE(&quot;D&quot;; TEXT([.$Q283] + 35;&quot;#&quot;)))" office:value-type="float" office:value="32" calcext:value-type="float">
            <text:p>32</text:p>
          </table:table-cell>
          <table:table-cell table:formula="of:=INDIRECT(CONCATENATE(&quot;E&quot;; TEXT([.$Q283] + 35;&quot;#&quot;)))" office:value-type="float" office:value="0.015625" calcext:value-type="float">
            <text:p>0.015625</text:p>
          </table:table-cell>
          <table:table-cell table:formula="of:=INDIRECT(CONCATENATE(&quot;F&quot;; TEXT([.$Q283] + 35;&quot;#&quot;)))" office:value-type="float" office:value="0.125" calcext:value-type="float">
            <text:p>0.125</text:p>
          </table:table-cell>
          <table:table-cell table:formula="of:=INDIRECT(CONCATENATE(&quot;G&quot;; TEXT([.$Q283] + 35;&quot;#&quot;)))" office:value-type="float" office:value="47" calcext:value-type="float">
            <text:p>47</text:p>
          </table:table-cell>
          <table:table-cell table:formula="of:=INDIRECT(CONCATENATE(&quot;H&quot;; TEXT([.$Q283] + 35;&quot;#&quot;)))" office:value-type="float" office:value="14.643" calcext:value-type="float">
            <text:p>14.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4.256" calcext:value-type="float">
            <text:p>14.256</text:p>
          </table:table-cell>
          <table:table-cell table:number-columns-repeated="9"/>
          <table:table-cell table:formula="of:=INDIRECT(CONCATENATE(&quot;D&quot;; TEXT([.$Q283] + 42;&quot;#&quot;)))" office:value-type="float" office:value="32" calcext:value-type="float">
            <text:p>32</text:p>
          </table:table-cell>
          <table:table-cell table:formula="of:=INDIRECT(CONCATENATE(&quot;E&quot;; TEXT([.$Q283] + 42;&quot;#&quot;)))" office:value-type="float" office:value="0.0078125" calcext:value-type="float">
            <text:p>0.0078125</text:p>
          </table:table-cell>
          <table:table-cell table:formula="of:=INDIRECT(CONCATENATE(&quot;F&quot;; TEXT([.$Q283] + 42;&quot;#&quot;)))" office:value-type="float" office:value="0.125" calcext:value-type="float">
            <text:p>0.125</text:p>
          </table:table-cell>
          <table:table-cell table:formula="of:=INDIRECT(CONCATENATE(&quot;G&quot;; TEXT([.$Q283] + 42;&quot;#&quot;)))" office:value-type="float" office:value="48" calcext:value-type="float">
            <text:p>48</text:p>
          </table:table-cell>
          <table:table-cell table:formula="of:=INDIRECT(CONCATENATE(&quot;H&quot;; TEXT([.$Q283] + 42;&quot;#&quot;)))" office:value-type="float" office:value="14.186" calcext:value-type="float">
            <text:p>14.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803" calcext:value-type="float">
            <text:p>803</text:p>
          </table:table-cell>
          <table:table-cell office:value-type="float" office:value="93.939" calcext:value-type="float">
            <text:p>93.939</text:p>
          </table:table-cell>
          <table:table-cell table:number-columns-repeated="8"/>
          <table:table-cell table:formula="of:=[.Q269]+3" office:value-type="float" office:value="272" calcext:value-type="float">
            <text:p>272</text:p>
          </table:table-cell>
          <table:table-cell table:formula="of:=INDIRECT(CONCATENATE(&quot;D&quot;; TEXT([.$Q290] + 0;&quot;#&quot;)))" office:value-type="float" office:value="32" calcext:value-type="float">
            <text:p>32</text:p>
          </table:table-cell>
          <table:table-cell table:formula="of:=INDIRECT(CONCATENATE(&quot;E&quot;; TEXT([.$Q290] + 0;&quot;#&quot;)))" office:value-type="float" office:value="0.5" calcext:value-type="float">
            <text:p>0.5</text:p>
          </table:table-cell>
          <table:table-cell table:formula="of:=INDIRECT(CONCATENATE(&quot;F&quot;; TEXT([.$Q290] + 0;&quot;#&quot;)))" office:value-type="float" office:value="0.0625" calcext:value-type="float">
            <text:p>0.0625</text:p>
          </table:table-cell>
          <table:table-cell table:formula="of:=INDIRECT(CONCATENATE(&quot;G&quot;; TEXT([.$Q290] + 0;&quot;#&quot;)))" office:value-type="float" office:value="12" calcext:value-type="float">
            <text:p>12</text:p>
          </table:table-cell>
          <table:table-cell table:formula="of:=INDIRECT(CONCATENATE(&quot;H&quot;; TEXT([.$Q290] + 0;&quot;#&quot;)))" office:value-type="float" office:value="80.424" calcext:value-type="float">
            <text:p>80.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197" calcext:value-type="float">
            <text:p>197</text:p>
          </table:table-cell>
          <table:table-cell table:style-name="ce3" table:formula="of:=IF([.$I291]&lt;&gt;&quot;X&quot;;67.108;&quot;&quot;)" office:value-type="float" office:value="67.108" calcext:value-type="float">
            <text:p>67.108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formula="of:=INDIRECT(CONCATENATE(&quot;D&quot;; TEXT([.$Q290] + 7;&quot;#&quot;)))" office:value-type="float" office:value="32" calcext:value-type="float">
            <text:p>32</text:p>
          </table:table-cell>
          <table:table-cell table:formula="of:=INDIRECT(CONCATENATE(&quot;E&quot;; TEXT([.$Q290] + 7;&quot;#&quot;)))" office:value-type="float" office:value="0.25" calcext:value-type="float">
            <text:p>0.25</text:p>
          </table:table-cell>
          <table:table-cell table:formula="of:=INDIRECT(CONCATENATE(&quot;F&quot;; TEXT([.$Q290] + 7;&quot;#&quot;)))" office:value-type="float" office:value="0.0625" calcext:value-type="float">
            <text:p>0.0625</text:p>
          </table:table-cell>
          <table:table-cell table:formula="of:=INDIRECT(CONCATENATE(&quot;G&quot;; TEXT([.$Q290] + 7;&quot;#&quot;)))" office:value-type="float" office:value="11" calcext:value-type="float">
            <text:p>11</text:p>
          </table:table-cell>
          <table:table-cell table:formula="of:=INDIRECT(CONCATENATE(&quot;H&quot;; TEXT([.$Q290] + 7;&quot;#&quot;)))" office:value-type="float" office:value="42.821" calcext:value-type="float">
            <text:p>42.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  <table:table-cell office:value-type="float" office:value="19.131" calcext:value-type="float">
            <text:p>19.131</text:p>
          </table:table-cell>
          <table:table-cell table:number-columns-repeated="9"/>
          <table:table-cell table:formula="of:=INDIRECT(CONCATENATE(&quot;D&quot;; TEXT([.$Q290] + 14;&quot;#&quot;)))" office:value-type="float" office:value="32" calcext:value-type="float">
            <text:p>32</text:p>
          </table:table-cell>
          <table:table-cell table:formula="of:=INDIRECT(CONCATENATE(&quot;E&quot;; TEXT([.$Q290] + 14;&quot;#&quot;)))" office:value-type="float" office:value="0.125" calcext:value-type="float">
            <text:p>0.125</text:p>
          </table:table-cell>
          <table:table-cell table:formula="of:=INDIRECT(CONCATENATE(&quot;F&quot;; TEXT([.$Q290] + 14;&quot;#&quot;)))" office:value-type="float" office:value="0.0625" calcext:value-type="float">
            <text:p>0.0625</text:p>
          </table:table-cell>
          <table:table-cell table:formula="of:=INDIRECT(CONCATENATE(&quot;G&quot;; TEXT([.$Q290] + 14;&quot;#&quot;)))" office:value-type="float" office:value="10" calcext:value-type="float">
            <text:p>10</text:p>
          </table:table-cell>
          <table:table-cell table:formula="of:=INDIRECT(CONCATENATE(&quot;H&quot;; TEXT([.$Q290] + 14;&quot;#&quot;)))" office:value-type="float" office:value="15.092" calcext:value-type="float">
            <text:p>15.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9.143" calcext:value-type="float">
            <text:p>9.143</text:p>
          </table:table-cell>
          <table:table-cell table:number-columns-repeated="9"/>
          <table:table-cell table:formula="of:=INDIRECT(CONCATENATE(&quot;D&quot;; TEXT([.$Q290] + 21;&quot;#&quot;)))" office:value-type="float" office:value="32" calcext:value-type="float">
            <text:p>32</text:p>
          </table:table-cell>
          <table:table-cell table:formula="of:=INDIRECT(CONCATENATE(&quot;E&quot;; TEXT([.$Q290] + 21;&quot;#&quot;)))" office:value-type="float" office:value="0.0625" calcext:value-type="float">
            <text:p>0.0625</text:p>
          </table:table-cell>
          <table:table-cell table:formula="of:=INDIRECT(CONCATENATE(&quot;F&quot;; TEXT([.$Q290] + 21;&quot;#&quot;)))" office:value-type="float" office:value="0.0625" calcext:value-type="float">
            <text:p>0.0625</text:p>
          </table:table-cell>
          <table:table-cell table:formula="of:=INDIRECT(CONCATENATE(&quot;G&quot;; TEXT([.$Q290] + 21;&quot;#&quot;)))" office:value-type="float" office:value="12" calcext:value-type="float">
            <text:p>12</text:p>
          </table:table-cell>
          <table:table-cell table:formula="of:=INDIRECT(CONCATENATE(&quot;H&quot;; TEXT([.$Q290] + 21;&quot;#&quot;)))" office:value-type="float" office:value="9.143" calcext:value-type="float">
            <text:p>9.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" calcext:value-type="float">
            <text:p>4</text:p>
          </table:table-cell>
          <table:table-cell office:value-type="float" office:value="5.83" calcext:value-type="float">
            <text:p>5.83</text:p>
          </table:table-cell>
          <table:table-cell table:number-columns-repeated="9"/>
          <table:table-cell table:formula="of:=INDIRECT(CONCATENATE(&quot;D&quot;; TEXT([.$Q290] + 28;&quot;#&quot;)))" office:value-type="float" office:value="32" calcext:value-type="float">
            <text:p>32</text:p>
          </table:table-cell>
          <table:table-cell table:formula="of:=INDIRECT(CONCATENATE(&quot;E&quot;; TEXT([.$Q290] + 28;&quot;#&quot;)))" office:value-type="float" office:value="0.03125" calcext:value-type="float">
            <text:p>0.03125</text:p>
          </table:table-cell>
          <table:table-cell table:formula="of:=INDIRECT(CONCATENATE(&quot;F&quot;; TEXT([.$Q290] + 28;&quot;#&quot;)))" office:value-type="float" office:value="0.0625" calcext:value-type="float">
            <text:p>0.0625</text:p>
          </table:table-cell>
          <table:table-cell table:formula="of:=INDIRECT(CONCATENATE(&quot;G&quot;; TEXT([.$Q290] + 28;&quot;#&quot;)))" office:value-type="float" office:value="12" calcext:value-type="float">
            <text:p>12</text:p>
          </table:table-cell>
          <table:table-cell table:formula="of:=INDIRECT(CONCATENATE(&quot;H&quot;; TEXT([.$Q290] + 28;&quot;#&quot;)))" office:value-type="float" office:value="9.231" calcext:value-type="float">
            <text:p>9.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6.045" calcext:value-type="float">
            <text:p>6.045</text:p>
          </table:table-cell>
          <table:table-cell table:number-columns-repeated="9"/>
          <table:table-cell table:formula="of:=INDIRECT(CONCATENATE(&quot;D&quot;; TEXT([.$Q290] + 35;&quot;#&quot;)))" office:value-type="float" office:value="32" calcext:value-type="float">
            <text:p>32</text:p>
          </table:table-cell>
          <table:table-cell table:formula="of:=INDIRECT(CONCATENATE(&quot;E&quot;; TEXT([.$Q290] + 35;&quot;#&quot;)))" office:value-type="float" office:value="0.015625" calcext:value-type="float">
            <text:p>0.015625</text:p>
          </table:table-cell>
          <table:table-cell table:formula="of:=INDIRECT(CONCATENATE(&quot;F&quot;; TEXT([.$Q290] + 35;&quot;#&quot;)))" office:value-type="float" office:value="0.0625" calcext:value-type="float">
            <text:p>0.0625</text:p>
          </table:table-cell>
          <table:table-cell table:formula="of:=INDIRECT(CONCATENATE(&quot;G&quot;; TEXT([.$Q290] + 35;&quot;#&quot;)))" office:value-type="float" office:value="13" calcext:value-type="float">
            <text:p>13</text:p>
          </table:table-cell>
          <table:table-cell table:formula="of:=INDIRECT(CONCATENATE(&quot;H&quot;; TEXT([.$Q290] + 35;&quot;#&quot;)))" office:value-type="float" office:value="6.862" calcext:value-type="float">
            <text:p>6.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5.889" calcext:value-type="float">
            <text:p>5.889</text:p>
          </table:table-cell>
          <table:table-cell table:number-columns-repeated="9"/>
          <table:table-cell table:formula="of:=INDIRECT(CONCATENATE(&quot;D&quot;; TEXT([.$Q290] + 42;&quot;#&quot;)))" office:value-type="float" office:value="32" calcext:value-type="float">
            <text:p>32</text:p>
          </table:table-cell>
          <table:table-cell table:formula="of:=INDIRECT(CONCATENATE(&quot;E&quot;; TEXT([.$Q290] + 42;&quot;#&quot;)))" office:value-type="float" office:value="0.0078125" calcext:value-type="float">
            <text:p>0.0078125</text:p>
          </table:table-cell>
          <table:table-cell table:formula="of:=INDIRECT(CONCATENATE(&quot;F&quot;; TEXT([.$Q290] + 42;&quot;#&quot;)))" office:value-type="float" office:value="0.0625" calcext:value-type="float">
            <text:p>0.0625</text:p>
          </table:table-cell>
          <table:table-cell table:formula="of:=INDIRECT(CONCATENATE(&quot;G&quot;; TEXT([.$Q290] + 42;&quot;#&quot;)))" office:value-type="float" office:value="10" calcext:value-type="float">
            <text:p>10</text:p>
          </table:table-cell>
          <table:table-cell table:formula="of:=INDIRECT(CONCATENATE(&quot;H&quot;; TEXT([.$Q290] + 42;&quot;#&quot;)))" office:value-type="float" office:value="6.821" calcext:value-type="float">
            <text:p>6.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808" calcext:value-type="float">
            <text:p>808</text:p>
          </table:table-cell>
          <table:table-cell office:value-type="float" office:value="93.238" calcext:value-type="float">
            <text:p>93.238</text:p>
          </table:table-cell>
          <table:table-cell table:number-columns-repeated="8"/>
          <table:table-cell table:formula="of:=[.Q269]+4" office:value-type="float" office:value="273" calcext:value-type="float">
            <text:p>273</text:p>
          </table:table-cell>
          <table:table-cell table:formula="of:=INDIRECT(CONCATENATE(&quot;D&quot;; TEXT([.$Q297] + 0;&quot;#&quot;)))" office:value-type="float" office:value="32" calcext:value-type="float">
            <text:p>32</text:p>
          </table:table-cell>
          <table:table-cell table:formula="of:=INDIRECT(CONCATENATE(&quot;E&quot;; TEXT([.$Q297] + 0;&quot;#&quot;)))" office:value-type="float" office:value="0.5" calcext:value-type="float">
            <text:p>0.5</text:p>
          </table:table-cell>
          <table:table-cell table:formula="of:=INDIRECT(CONCATENATE(&quot;F&quot;; TEXT([.$Q297] + 0;&quot;#&quot;)))" office:value-type="float" office:value="0.03125" calcext:value-type="float">
            <text:p>0.03125</text:p>
          </table:table-cell>
          <table:table-cell table:formula="of:=INDIRECT(CONCATENATE(&quot;G&quot;; TEXT([.$Q297] + 0;&quot;#&quot;)))" office:value-type="float" office:value="4" calcext:value-type="float">
            <text:p>4</text:p>
          </table:table-cell>
          <table:table-cell table:formula="of:=INDIRECT(CONCATENATE(&quot;H&quot;; TEXT([.$Q297] + 0;&quot;#&quot;)))" office:value-type="float" office:value="73.287" calcext:value-type="float">
            <text:p>73.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201" calcext:value-type="float">
            <text:p>201</text:p>
          </table:table-cell>
          <table:table-cell office:value-type="float" office:value="44.992" calcext:value-type="float">
            <text:p>44.992</text:p>
          </table:table-cell>
          <table:table-cell table:number-columns-repeated="9"/>
          <table:table-cell table:formula="of:=INDIRECT(CONCATENATE(&quot;D&quot;; TEXT([.$Q297] + 7;&quot;#&quot;)))" office:value-type="float" office:value="32" calcext:value-type="float">
            <text:p>32</text:p>
          </table:table-cell>
          <table:table-cell table:formula="of:=INDIRECT(CONCATENATE(&quot;E&quot;; TEXT([.$Q297] + 7;&quot;#&quot;)))" office:value-type="float" office:value="0.25" calcext:value-type="float">
            <text:p>0.25</text:p>
          </table:table-cell>
          <table:table-cell table:formula="of:=INDIRECT(CONCATENATE(&quot;F&quot;; TEXT([.$Q297] + 7;&quot;#&quot;)))" office:value-type="float" office:value="0.03125" calcext:value-type="float">
            <text:p>0.03125</text:p>
          </table:table-cell>
          <table:table-cell table:formula="of:=INDIRECT(CONCATENATE(&quot;G&quot;; TEXT([.$Q297] + 7;&quot;#&quot;)))" office:value-type="float" office:value="3" calcext:value-type="float">
            <text:p>3</text:p>
          </table:table-cell>
          <table:table-cell table:formula="of:=INDIRECT(CONCATENATE(&quot;H&quot;; TEXT([.$Q297] + 7;&quot;#&quot;)))" office:value-type="float" office:value="41.868" calcext:value-type="float">
            <text:p>41.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9.684" calcext:value-type="float">
            <text:p>19.684</text:p>
          </table:table-cell>
          <table:table-cell table:number-columns-repeated="9"/>
          <table:table-cell table:formula="of:=INDIRECT(CONCATENATE(&quot;D&quot;; TEXT([.$Q297] + 14;&quot;#&quot;)))" office:value-type="float" office:value="32" calcext:value-type="float">
            <text:p>32</text:p>
          </table:table-cell>
          <table:table-cell table:formula="of:=INDIRECT(CONCATENATE(&quot;E&quot;; TEXT([.$Q297] + 14;&quot;#&quot;)))" office:value-type="float" office:value="0.125" calcext:value-type="float">
            <text:p>0.125</text:p>
          </table:table-cell>
          <table:table-cell table:formula="of:=INDIRECT(CONCATENATE(&quot;F&quot;; TEXT([.$Q297] + 14;&quot;#&quot;)))" office:value-type="float" office:value="0.03125" calcext:value-type="float">
            <text:p>0.03125</text:p>
          </table:table-cell>
          <table:table-cell table:formula="of:=INDIRECT(CONCATENATE(&quot;G&quot;; TEXT([.$Q297] + 14;&quot;#&quot;)))" office:value-type="float" office:value="4" calcext:value-type="float">
            <text:p>4</text:p>
          </table:table-cell>
          <table:table-cell table:formula="of:=INDIRECT(CONCATENATE(&quot;H&quot;; TEXT([.$Q297] + 14;&quot;#&quot;)))" office:value-type="float" office:value="15.132" calcext:value-type="float">
            <text:p>15.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9.231" calcext:value-type="float">
            <text:p>9.231</text:p>
          </table:table-cell>
          <table:table-cell table:number-columns-repeated="9"/>
          <table:table-cell table:formula="of:=INDIRECT(CONCATENATE(&quot;D&quot;; TEXT([.$Q297] + 21;&quot;#&quot;)))" office:value-type="float" office:value="32" calcext:value-type="float">
            <text:p>32</text:p>
          </table:table-cell>
          <table:table-cell table:formula="of:=INDIRECT(CONCATENATE(&quot;E&quot;; TEXT([.$Q297] + 21;&quot;#&quot;)))" office:value-type="float" office:value="0.0625" calcext:value-type="float">
            <text:p>0.0625</text:p>
          </table:table-cell>
          <table:table-cell table:formula="of:=INDIRECT(CONCATENATE(&quot;F&quot;; TEXT([.$Q297] + 21;&quot;#&quot;)))" office:value-type="float" office:value="0.03125" calcext:value-type="float">
            <text:p>0.03125</text:p>
          </table:table-cell>
          <table:table-cell table:formula="of:=INDIRECT(CONCATENATE(&quot;G&quot;; TEXT([.$Q297] + 21;&quot;#&quot;)))" office:value-type="float" office:value="4" calcext:value-type="float">
            <text:p>4</text:p>
          </table:table-cell>
          <table:table-cell table:formula="of:=INDIRECT(CONCATENATE(&quot;H&quot;; TEXT([.$Q297] + 21;&quot;#&quot;)))" office:value-type="float" office:value="5.83" calcext:value-type="float">
            <text:p>5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5.409" calcext:value-type="float">
            <text:p>5.409</text:p>
          </table:table-cell>
          <table:table-cell table:number-columns-repeated="9"/>
          <table:table-cell table:formula="of:=INDIRECT(CONCATENATE(&quot;D&quot;; TEXT([.$Q297] + 28;&quot;#&quot;)))" office:value-type="float" office:value="32" calcext:value-type="float">
            <text:p>32</text:p>
          </table:table-cell>
          <table:table-cell table:formula="of:=INDIRECT(CONCATENATE(&quot;E&quot;; TEXT([.$Q297] + 28;&quot;#&quot;)))" office:value-type="float" office:value="0.03125" calcext:value-type="float">
            <text:p>0.03125</text:p>
          </table:table-cell>
          <table:table-cell table:formula="of:=INDIRECT(CONCATENATE(&quot;F&quot;; TEXT([.$Q297] + 28;&quot;#&quot;)))" office:value-type="float" office:value="0.03125" calcext:value-type="float">
            <text:p>0.03125</text:p>
          </table:table-cell>
          <table:table-cell table:formula="of:=INDIRECT(CONCATENATE(&quot;G&quot;; TEXT([.$Q297] + 28;&quot;#&quot;)))" office:value-type="float" office:value="3" calcext:value-type="float">
            <text:p>3</text:p>
          </table:table-cell>
          <table:table-cell table:formula="of:=INDIRECT(CONCATENATE(&quot;H&quot;; TEXT([.$Q297] + 28;&quot;#&quot;)))" office:value-type="float" office:value="5.409" calcext:value-type="float">
            <text:p>5.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.505" calcext:value-type="float">
            <text:p>3.505</text:p>
          </table:table-cell>
          <table:table-cell table:number-columns-repeated="9"/>
          <table:table-cell table:formula="of:=INDIRECT(CONCATENATE(&quot;D&quot;; TEXT([.$Q297] + 35;&quot;#&quot;)))" office:value-type="float" office:value="32" calcext:value-type="float">
            <text:p>32</text:p>
          </table:table-cell>
          <table:table-cell table:formula="of:=INDIRECT(CONCATENATE(&quot;E&quot;; TEXT([.$Q297] + 35;&quot;#&quot;)))" office:value-type="float" office:value="0.015625" calcext:value-type="float">
            <text:p>0.015625</text:p>
          </table:table-cell>
          <table:table-cell table:formula="of:=INDIRECT(CONCATENATE(&quot;F&quot;; TEXT([.$Q297] + 35;&quot;#&quot;)))" office:value-type="float" office:value="0.03125" calcext:value-type="float">
            <text:p>0.03125</text:p>
          </table:table-cell>
          <table:table-cell table:formula="of:=INDIRECT(CONCATENATE(&quot;G&quot;; TEXT([.$Q297] + 35;&quot;#&quot;)))" office:value-type="float" office:value="4" calcext:value-type="float">
            <text:p>4</text:p>
          </table:table-cell>
          <table:table-cell table:formula="of:=INDIRECT(CONCATENATE(&quot;H&quot;; TEXT([.$Q297] + 35;&quot;#&quot;)))" office:value-type="float" office:value="3.921" calcext:value-type="float">
            <text:p>3.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  <table:table-cell table:number-columns-repeated="9"/>
          <table:table-cell table:formula="of:=INDIRECT(CONCATENATE(&quot;D&quot;; TEXT([.$Q297] + 42;&quot;#&quot;)))" office:value-type="float" office:value="32" calcext:value-type="float">
            <text:p>32</text:p>
          </table:table-cell>
          <table:table-cell table:formula="of:=INDIRECT(CONCATENATE(&quot;E&quot;; TEXT([.$Q297] + 42;&quot;#&quot;)))" office:value-type="float" office:value="0.0078125" calcext:value-type="float">
            <text:p>0.0078125</text:p>
          </table:table-cell>
          <table:table-cell table:formula="of:=INDIRECT(CONCATENATE(&quot;F&quot;; TEXT([.$Q297] + 42;&quot;#&quot;)))" office:value-type="float" office:value="0.03125" calcext:value-type="float">
            <text:p>0.03125</text:p>
          </table:table-cell>
          <table:table-cell table:formula="of:=INDIRECT(CONCATENATE(&quot;G&quot;; TEXT([.$Q297] + 42;&quot;#&quot;)))" office:value-type="float" office:value="4" calcext:value-type="float">
            <text:p>4</text:p>
          </table:table-cell>
          <table:table-cell table:formula="of:=INDIRECT(CONCATENATE(&quot;H&quot;; TEXT([.$Q297] + 42;&quot;#&quot;)))" office:value-type="float" office:value="3.885" calcext:value-type="float">
            <text:p>3.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803" calcext:value-type="float">
            <text:p>803</text:p>
          </table:table-cell>
          <table:table-cell office:value-type="float" office:value="87.816" calcext:value-type="float">
            <text:p>87.816</text:p>
          </table:table-cell>
          <table:table-cell table:number-columns-repeated="8"/>
          <table:table-cell table:formula="of:=[.Q269]+5" office:value-type="float" office:value="274" calcext:value-type="float">
            <text:p>274</text:p>
          </table:table-cell>
          <table:table-cell table:formula="of:=INDIRECT(CONCATENATE(&quot;D&quot;; TEXT([.$Q304] + 0;&quot;#&quot;)))" office:value-type="float" office:value="32" calcext:value-type="float">
            <text:p>32</text:p>
          </table:table-cell>
          <table:table-cell table:formula="of:=INDIRECT(CONCATENATE(&quot;E&quot;; TEXT([.$Q304] + 0;&quot;#&quot;)))" office:value-type="float" office:value="0.5" calcext:value-type="float">
            <text:p>0.5</text:p>
          </table:table-cell>
          <table:table-cell table:formula="of:=INDIRECT(CONCATENATE(&quot;F&quot;; TEXT([.$Q304] + 0;&quot;#&quot;)))" office:value-type="float" office:value="0.015625" calcext:value-type="float">
            <text:p>0.015625</text:p>
          </table:table-cell>
          <table:table-cell table:formula="of:=INDIRECT(CONCATENATE(&quot;G&quot;; TEXT([.$Q304] + 0;&quot;#&quot;)))" office:value-type="float" office:value="1" calcext:value-type="float">
            <text:p>1</text:p>
          </table:table-cell>
          <table:table-cell table:formula="of:=INDIRECT(CONCATENATE(&quot;H&quot;; TEXT([.$Q304] + 0;&quot;#&quot;)))" office:value-type="float" office:value="74.707" calcext:value-type="float">
            <text:p>74.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203" calcext:value-type="float">
            <text:p>203</text:p>
          </table:table-cell>
          <table:table-cell office:value-type="float" office:value="39.024" calcext:value-type="float">
            <text:p>39.024</text:p>
          </table:table-cell>
          <table:table-cell table:number-columns-repeated="9"/>
          <table:table-cell table:formula="of:=INDIRECT(CONCATENATE(&quot;D&quot;; TEXT([.$Q304] + 7;&quot;#&quot;)))" office:value-type="float" office:value="32" calcext:value-type="float">
            <text:p>32</text:p>
          </table:table-cell>
          <table:table-cell table:formula="of:=INDIRECT(CONCATENATE(&quot;E&quot;; TEXT([.$Q304] + 7;&quot;#&quot;)))" office:value-type="float" office:value="0.25" calcext:value-type="float">
            <text:p>0.25</text:p>
          </table:table-cell>
          <table:table-cell table:formula="of:=INDIRECT(CONCATENATE(&quot;F&quot;; TEXT([.$Q304] + 7;&quot;#&quot;)))" office:value-type="float" office:value="0.015625" calcext:value-type="float">
            <text:p>0.015625</text:p>
          </table:table-cell>
          <table:table-cell table:formula="of:=INDIRECT(CONCATENATE(&quot;G&quot;; TEXT([.$Q304] + 7;&quot;#&quot;)))" office:value-type="float" office:value="1" calcext:value-type="float">
            <text:p>1</text:p>
          </table:table-cell>
          <table:table-cell table:formula="of:=INDIRECT(CONCATENATE(&quot;H&quot;; TEXT([.$Q304] + 7;&quot;#&quot;)))" office:value-type="float" office:value="42.825" calcext:value-type="float">
            <text:p>42.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7" calcext:value-type="float">
            <text:p>47</text:p>
          </table:table-cell>
          <table:table-cell office:value-type="float" office:value="14.643" calcext:value-type="float">
            <text:p>14.643</text:p>
          </table:table-cell>
          <table:table-cell table:number-columns-repeated="9"/>
          <table:table-cell table:formula="of:=INDIRECT(CONCATENATE(&quot;D&quot;; TEXT([.$Q304] + 14;&quot;#&quot;)))" office:value-type="float" office:value="32" calcext:value-type="float">
            <text:p>32</text:p>
          </table:table-cell>
          <table:table-cell table:formula="of:=INDIRECT(CONCATENATE(&quot;E&quot;; TEXT([.$Q304] + 14;&quot;#&quot;)))" office:value-type="float" office:value="0.125" calcext:value-type="float">
            <text:p>0.125</text:p>
          </table:table-cell>
          <table:table-cell table:formula="of:=INDIRECT(CONCATENATE(&quot;F&quot;; TEXT([.$Q304] + 14;&quot;#&quot;)))" office:value-type="float" office:value="0.015625" calcext:value-type="float">
            <text:p>0.015625</text:p>
          </table:table-cell>
          <table:table-cell table:formula="of:=INDIRECT(CONCATENATE(&quot;G&quot;; TEXT([.$Q304] + 14;&quot;#&quot;)))" office:value-type="float" office:value="1" calcext:value-type="float">
            <text:p>1</text:p>
          </table:table-cell>
          <table:table-cell table:formula="of:=INDIRECT(CONCATENATE(&quot;H&quot;; TEXT([.$Q304] + 14;&quot;#&quot;)))" office:value-type="float" office:value="15.11" calcext:value-type="float">
            <text:p>15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3" calcext:value-type="float">
            <text:p>13</text:p>
          </table:table-cell>
          <table:table-cell office:value-type="float" office:value="6.862" calcext:value-type="float">
            <text:p>6.862</text:p>
          </table:table-cell>
          <table:table-cell table:number-columns-repeated="9"/>
          <table:table-cell table:formula="of:=INDIRECT(CONCATENATE(&quot;D&quot;; TEXT([.$Q304] + 21;&quot;#&quot;)))" office:value-type="float" office:value="32" calcext:value-type="float">
            <text:p>32</text:p>
          </table:table-cell>
          <table:table-cell table:formula="of:=INDIRECT(CONCATENATE(&quot;E&quot;; TEXT([.$Q304] + 21;&quot;#&quot;)))" office:value-type="float" office:value="0.0625" calcext:value-type="float">
            <text:p>0.0625</text:p>
          </table:table-cell>
          <table:table-cell table:formula="of:=INDIRECT(CONCATENATE(&quot;F&quot;; TEXT([.$Q304] + 21;&quot;#&quot;)))" office:value-type="float" office:value="0.015625" calcext:value-type="float">
            <text:p>0.015625</text:p>
          </table:table-cell>
          <table:table-cell table:formula="of:=INDIRECT(CONCATENATE(&quot;G&quot;; TEXT([.$Q304] + 21;&quot;#&quot;)))" office:value-type="float" office:value="1" calcext:value-type="float">
            <text:p>1</text:p>
          </table:table-cell>
          <table:table-cell table:formula="of:=INDIRECT(CONCATENATE(&quot;H&quot;; TEXT([.$Q304] + 21;&quot;#&quot;)))" office:value-type="float" office:value="6.045" calcext:value-type="float">
            <text:p>6.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" calcext:value-type="float">
            <text:p>4</text:p>
          </table:table-cell>
          <table:table-cell office:value-type="float" office:value="3.921" calcext:value-type="float">
            <text:p>3.921</text:p>
          </table:table-cell>
          <table:table-cell table:number-columns-repeated="9"/>
          <table:table-cell table:formula="of:=INDIRECT(CONCATENATE(&quot;D&quot;; TEXT([.$Q304] + 28;&quot;#&quot;)))" office:value-type="float" office:value="32" calcext:value-type="float">
            <text:p>32</text:p>
          </table:table-cell>
          <table:table-cell table:formula="of:=INDIRECT(CONCATENATE(&quot;E&quot;; TEXT([.$Q304] + 28;&quot;#&quot;)))" office:value-type="float" office:value="0.03125" calcext:value-type="float">
            <text:p>0.03125</text:p>
          </table:table-cell>
          <table:table-cell table:formula="of:=INDIRECT(CONCATENATE(&quot;F&quot;; TEXT([.$Q304] + 28;&quot;#&quot;)))" office:value-type="float" office:value="0.015625" calcext:value-type="float">
            <text:p>0.015625</text:p>
          </table:table-cell>
          <table:table-cell table:formula="of:=INDIRECT(CONCATENATE(&quot;G&quot;; TEXT([.$Q304] + 28;&quot;#&quot;)))" office:value-type="float" office:value="1" calcext:value-type="float">
            <text:p>1</text:p>
          </table:table-cell>
          <table:table-cell table:formula="of:=INDIRECT(CONCATENATE(&quot;H&quot;; TEXT([.$Q304] + 28;&quot;#&quot;)))" office:value-type="float" office:value="3.505" calcext:value-type="float">
            <text:p>3.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2.242" calcext:value-type="float">
            <text:p>2.242</text:p>
          </table:table-cell>
          <table:table-cell table:number-columns-repeated="9"/>
          <table:table-cell table:formula="of:=INDIRECT(CONCATENATE(&quot;D&quot;; TEXT([.$Q304] + 35;&quot;#&quot;)))" office:value-type="float" office:value="32" calcext:value-type="float">
            <text:p>32</text:p>
          </table:table-cell>
          <table:table-cell table:formula="of:=INDIRECT(CONCATENATE(&quot;E&quot;; TEXT([.$Q304] + 35;&quot;#&quot;)))" office:value-type="float" office:value="0.015625" calcext:value-type="float">
            <text:p>0.015625</text:p>
          </table:table-cell>
          <table:table-cell table:formula="of:=INDIRECT(CONCATENATE(&quot;F&quot;; TEXT([.$Q304] + 35;&quot;#&quot;)))" office:value-type="float" office:value="0.015625" calcext:value-type="float">
            <text:p>0.015625</text:p>
          </table:table-cell>
          <table:table-cell table:formula="of:=INDIRECT(CONCATENATE(&quot;G&quot;; TEXT([.$Q304] + 35;&quot;#&quot;)))" office:value-type="float" office:value="1" calcext:value-type="float">
            <text:p>1</text:p>
          </table:table-cell>
          <table:table-cell table:formula="of:=INDIRECT(CONCATENATE(&quot;H&quot;; TEXT([.$Q304] + 35;&quot;#&quot;)))" office:value-type="float" office:value="2.242" calcext:value-type="float">
            <text:p>2.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296" calcext:value-type="float">
            <text:p>1.296</text:p>
          </table:table-cell>
          <table:table-cell table:number-columns-repeated="9"/>
          <table:table-cell table:formula="of:=INDIRECT(CONCATENATE(&quot;D&quot;; TEXT([.$Q304] + 42;&quot;#&quot;)))" office:value-type="float" office:value="32" calcext:value-type="float">
            <text:p>32</text:p>
          </table:table-cell>
          <table:table-cell table:formula="of:=INDIRECT(CONCATENATE(&quot;E&quot;; TEXT([.$Q304] + 42;&quot;#&quot;)))" office:value-type="float" office:value="0.0078125" calcext:value-type="float">
            <text:p>0.0078125</text:p>
          </table:table-cell>
          <table:table-cell table:formula="of:=INDIRECT(CONCATENATE(&quot;F&quot;; TEXT([.$Q304] + 42;&quot;#&quot;)))" office:value-type="float" office:value="0.015625" calcext:value-type="float">
            <text:p>0.015625</text:p>
          </table:table-cell>
          <table:table-cell table:formula="of:=INDIRECT(CONCATENATE(&quot;G&quot;; TEXT([.$Q304] + 42;&quot;#&quot;)))" office:value-type="float" office:value="1" calcext:value-type="float">
            <text:p>1</text:p>
          </table:table-cell>
          <table:table-cell table:formula="of:=INDIRECT(CONCATENATE(&quot;H&quot;; TEXT([.$Q304] + 42;&quot;#&quot;)))" office:value-type="float" office:value="1.457" calcext:value-type="float">
            <text:p>1.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795" calcext:value-type="float">
            <text:p>795</text:p>
          </table:table-cell>
          <table:table-cell office:value-type="float" office:value="79.184" calcext:value-type="float">
            <text:p>79.184</text:p>
          </table:table-cell>
          <table:table-cell table:number-columns-repeated="8"/>
          <table:table-cell table:formula="of:=[.Q269]+6" office:value-type="float" office:value="275" calcext:value-type="float">
            <text:p>275</text:p>
          </table:table-cell>
          <table:table-cell table:formula="of:=INDIRECT(CONCATENATE(&quot;D&quot;; TEXT([.$Q311] + 0;&quot;#&quot;)))" office:value-type="float" office:value="32" calcext:value-type="float">
            <text:p>32</text:p>
          </table:table-cell>
          <table:table-cell table:formula="of:=INDIRECT(CONCATENATE(&quot;E&quot;; TEXT([.$Q311] + 0;&quot;#&quot;)))" office:value-type="float" office:value="0.5" calcext:value-type="float">
            <text:p>0.5</text:p>
          </table:table-cell>
          <table:table-cell table:formula="of:=INDIRECT(CONCATENATE(&quot;F&quot;; TEXT([.$Q311] + 0;&quot;#&quot;)))" office:value-type="float" office:value="0.0078125" calcext:value-type="float">
            <text:p>0.0078125</text:p>
          </table:table-cell>
          <table:table-cell table:formula="of:=INDIRECT(CONCATENATE(&quot;G&quot;; TEXT([.$Q311] + 0;&quot;#&quot;)))" office:value-type="float" office:value="1" calcext:value-type="float">
            <text:p>1</text:p>
          </table:table-cell>
          <table:table-cell table:formula="of:=INDIRECT(CONCATENATE(&quot;H&quot;; TEXT([.$Q311] + 0;&quot;#&quot;)))" office:value-type="float" office:value="75.163" calcext:value-type="float">
            <text:p>75.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204" calcext:value-type="float">
            <text:p>204</text:p>
          </table:table-cell>
          <table:table-cell office:value-type="float" office:value="38.19" calcext:value-type="float">
            <text:p>38.19</text:p>
          </table:table-cell>
          <table:table-cell table:number-columns-repeated="9"/>
          <table:table-cell table:formula="of:=INDIRECT(CONCATENATE(&quot;D&quot;; TEXT([.$Q311] + 7;&quot;#&quot;)))" office:value-type="float" office:value="32" calcext:value-type="float">
            <text:p>32</text:p>
          </table:table-cell>
          <table:table-cell table:formula="of:=INDIRECT(CONCATENATE(&quot;E&quot;; TEXT([.$Q311] + 7;&quot;#&quot;)))" office:value-type="float" office:value="0.25" calcext:value-type="float">
            <text:p>0.25</text:p>
          </table:table-cell>
          <table:table-cell table:formula="of:=INDIRECT(CONCATENATE(&quot;F&quot;; TEXT([.$Q311] + 7;&quot;#&quot;)))" office:value-type="float" office:value="0.0078125" calcext:value-type="float">
            <text:p>0.0078125</text:p>
          </table:table-cell>
          <table:table-cell table:formula="of:=INDIRECT(CONCATENATE(&quot;G&quot;; TEXT([.$Q311] + 7;&quot;#&quot;)))" office:value-type="float" office:value="1" calcext:value-type="float">
            <text:p>1</text:p>
          </table:table-cell>
          <table:table-cell table:formula="of:=INDIRECT(CONCATENATE(&quot;H&quot;; TEXT([.$Q311] + 7;&quot;#&quot;)))" office:value-type="float" office:value="42.803" calcext:value-type="float">
            <text:p>42.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office:value-type="float" office:value="14.186" calcext:value-type="float">
            <text:p>14.186</text:p>
          </table:table-cell>
          <table:table-cell table:number-columns-repeated="9"/>
          <table:table-cell table:formula="of:=INDIRECT(CONCATENATE(&quot;D&quot;; TEXT([.$Q311] + 14;&quot;#&quot;)))" office:value-type="float" office:value="32" calcext:value-type="float">
            <text:p>32</text:p>
          </table:table-cell>
          <table:table-cell table:formula="of:=INDIRECT(CONCATENATE(&quot;E&quot;; TEXT([.$Q311] + 14;&quot;#&quot;)))" office:value-type="float" office:value="0.125" calcext:value-type="float">
            <text:p>0.125</text:p>
          </table:table-cell>
          <table:table-cell table:formula="of:=INDIRECT(CONCATENATE(&quot;F&quot;; TEXT([.$Q311] + 14;&quot;#&quot;)))" office:value-type="float" office:value="0.0078125" calcext:value-type="float">
            <text:p>0.0078125</text:p>
          </table:table-cell>
          <table:table-cell table:formula="of:=INDIRECT(CONCATENATE(&quot;G&quot;; TEXT([.$Q311] + 14;&quot;#&quot;)))" office:value-type="float" office:value="1" calcext:value-type="float">
            <text:p>1</text:p>
          </table:table-cell>
          <table:table-cell table:formula="of:=INDIRECT(CONCATENATE(&quot;H&quot;; TEXT([.$Q311] + 14;&quot;#&quot;)))" office:value-type="float" office:value="14.256" calcext:value-type="float">
            <text:p>14.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" calcext:value-type="float">
            <text:p>10</text:p>
          </table:table-cell>
          <table:table-cell office:value-type="float" office:value="6.821" calcext:value-type="float">
            <text:p>6.821</text:p>
          </table:table-cell>
          <table:table-cell table:number-columns-repeated="9"/>
          <table:table-cell table:formula="of:=INDIRECT(CONCATENATE(&quot;D&quot;; TEXT([.$Q311] + 21;&quot;#&quot;)))" office:value-type="float" office:value="32" calcext:value-type="float">
            <text:p>32</text:p>
          </table:table-cell>
          <table:table-cell table:formula="of:=INDIRECT(CONCATENATE(&quot;E&quot;; TEXT([.$Q311] + 21;&quot;#&quot;)))" office:value-type="float" office:value="0.0625" calcext:value-type="float">
            <text:p>0.0625</text:p>
          </table:table-cell>
          <table:table-cell table:formula="of:=INDIRECT(CONCATENATE(&quot;F&quot;; TEXT([.$Q311] + 21;&quot;#&quot;)))" office:value-type="float" office:value="0.0078125" calcext:value-type="float">
            <text:p>0.0078125</text:p>
          </table:table-cell>
          <table:table-cell table:formula="of:=INDIRECT(CONCATENATE(&quot;G&quot;; TEXT([.$Q311] + 21;&quot;#&quot;)))" office:value-type="float" office:value="1" calcext:value-type="float">
            <text:p>1</text:p>
          </table:table-cell>
          <table:table-cell table:formula="of:=INDIRECT(CONCATENATE(&quot;H&quot;; TEXT([.$Q311] + 21;&quot;#&quot;)))" office:value-type="float" office:value="5.889" calcext:value-type="float">
            <text:p>5.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" calcext:value-type="float">
            <text:p>4</text:p>
          </table:table-cell>
          <table:table-cell office:value-type="float" office:value="3.885" calcext:value-type="float">
            <text:p>3.885</text:p>
          </table:table-cell>
          <table:table-cell table:number-columns-repeated="9"/>
          <table:table-cell table:formula="of:=INDIRECT(CONCATENATE(&quot;D&quot;; TEXT([.$Q311] + 28;&quot;#&quot;)))" office:value-type="float" office:value="32" calcext:value-type="float">
            <text:p>32</text:p>
          </table:table-cell>
          <table:table-cell table:formula="of:=INDIRECT(CONCATENATE(&quot;E&quot;; TEXT([.$Q311] + 28;&quot;#&quot;)))" office:value-type="float" office:value="0.03125" calcext:value-type="float">
            <text:p>0.03125</text:p>
          </table:table-cell>
          <table:table-cell table:formula="of:=INDIRECT(CONCATENATE(&quot;F&quot;; TEXT([.$Q311] + 28;&quot;#&quot;)))" office:value-type="float" office:value="0.0078125" calcext:value-type="float">
            <text:p>0.0078125</text:p>
          </table:table-cell>
          <table:table-cell table:formula="of:=INDIRECT(CONCATENATE(&quot;G&quot;; TEXT([.$Q311] + 28;&quot;#&quot;)))" office:value-type="float" office:value="1" calcext:value-type="float">
            <text:p>1</text:p>
          </table:table-cell>
          <table:table-cell table:formula="of:=INDIRECT(CONCATENATE(&quot;H&quot;; TEXT([.$Q311] + 28;&quot;#&quot;)))" office:value-type="float" office:value="3.51" calcext:value-type="float">
            <text:p>3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457" calcext:value-type="float">
            <text:p>1.457</text:p>
          </table:table-cell>
          <table:table-cell table:number-columns-repeated="9"/>
          <table:table-cell table:formula="of:=INDIRECT(CONCATENATE(&quot;D&quot;; TEXT([.$Q311] + 35;&quot;#&quot;)))" office:value-type="float" office:value="32" calcext:value-type="float">
            <text:p>32</text:p>
          </table:table-cell>
          <table:table-cell table:formula="of:=INDIRECT(CONCATENATE(&quot;E&quot;; TEXT([.$Q311] + 35;&quot;#&quot;)))" office:value-type="float" office:value="0.015625" calcext:value-type="float">
            <text:p>0.015625</text:p>
          </table:table-cell>
          <table:table-cell table:formula="of:=INDIRECT(CONCATENATE(&quot;F&quot;; TEXT([.$Q311] + 35;&quot;#&quot;)))" office:value-type="float" office:value="0.0078125" calcext:value-type="float">
            <text:p>0.0078125</text:p>
          </table:table-cell>
          <table:table-cell table:formula="of:=INDIRECT(CONCATENATE(&quot;G&quot;; TEXT([.$Q311] + 35;&quot;#&quot;)))" office:value-type="float" office:value="1" calcext:value-type="float">
            <text:p>1</text:p>
          </table:table-cell>
          <table:table-cell table:formula="of:=INDIRECT(CONCATENATE(&quot;H&quot;; TEXT([.$Q311] + 35;&quot;#&quot;)))" office:value-type="float" office:value="1.296" calcext:value-type="float">
            <text:p>1.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244" calcext:value-type="float">
            <text:p>1.244</text:p>
          </table:table-cell>
          <table:table-cell table:number-columns-repeated="9"/>
          <table:table-cell table:formula="of:=INDIRECT(CONCATENATE(&quot;D&quot;; TEXT([.$Q311] + 42;&quot;#&quot;)))" office:value-type="float" office:value="32" calcext:value-type="float">
            <text:p>32</text:p>
          </table:table-cell>
          <table:table-cell table:formula="of:=INDIRECT(CONCATENATE(&quot;E&quot;; TEXT([.$Q311] + 42;&quot;#&quot;)))" office:value-type="float" office:value="0.0078125" calcext:value-type="float">
            <text:p>0.0078125</text:p>
          </table:table-cell>
          <table:table-cell table:formula="of:=INDIRECT(CONCATENATE(&quot;F&quot;; TEXT([.$Q311] + 42;&quot;#&quot;)))" office:value-type="float" office:value="0.0078125" calcext:value-type="float">
            <text:p>0.0078125</text:p>
          </table:table-cell>
          <table:table-cell table:formula="of:=INDIRECT(CONCATENATE(&quot;G&quot;; TEXT([.$Q311] + 42;&quot;#&quot;)))" office:value-type="float" office:value="1" calcext:value-type="float">
            <text:p>1</text:p>
          </table:table-cell>
          <table:table-cell table:formula="of:=INDIRECT(CONCATENATE(&quot;H&quot;; TEXT([.$Q311] + 42;&quot;#&quot;)))" office:value-type="float" office:value="1.244" calcext:value-type="float">
            <text:p>1.24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formula="of:=[.A322]" office:value-type="string" office:string-value="HsqlZoneMatcher" calcext:value-type="string">
            <text:p>HsqlZoneMatcher</text:p>
          </table:table-cell>
          <table:table-cell table:formula="of:=[.B322]" office:value-type="string" office:string-value="COMBINED" calcext:value-type="string">
            <text:p>COMBINED</text:p>
          </table:table-cell>
          <table:table-cell table:number-columns-repeated="7"/>
          <table:table-cell table:formula="of:=[.A319]" office:value-type="string" office:string-value="HsqlZoneMatcher" calcext:value-type="string">
            <text:p>HsqlZoneMatcher</text:p>
          </table:table-cell>
          <table:table-cell table:formula="of:=[.B319]" office:value-type="string" office:string-value="COMBINED" calcext:value-type="string">
            <text:p>COMBINED</text:p>
          </table:table-cell>
          <table:table-cell table:number-columns-repeated="5"/>
          <table:table-cell table:formula="of:=[.A319]" office:value-type="string" office:string-value="HsqlZoneMatcher" calcext:value-type="string">
            <text:p>HsqlZoneMatcher</text:p>
          </table:table-cell>
          <table:table-cell table:formula="of:=[.B319]" office:value-type="string" office:string-value="COMBINED" calcext:value-type="string">
            <text:p>COMBINED</text:p>
          </table:table-cell>
          <table:table-cell table:number-columns-repeated="5"/>
          <table:table-cell table:formula="of:=[.A319]" office:value-type="string" office:string-value="HsqlZoneMatcher" calcext:value-type="string">
            <text:p>HsqlZoneMatcher</text:p>
          </table:table-cell>
          <table:table-cell table:formula="of:=[.B319]" office:value-type="string" office:string-value="COMBINED" calcext:value-type="string">
            <text:p>COMBINED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atch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points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found</text:p>
          </table:table-cell>
          <table:table-cell table:style-name="ce1" office:value-type="string" calcext:value-type="string">
            <text:p>timeavg</text:p>
          </table:table-cell>
          <table:table-cell table:number-columns-repeated="9"/>
          <table:table-cell office:value-type="string" calcext:value-type="string">
            <text:p>rang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ime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53" calcext:value-type="float">
            <text:p>53</text:p>
          </table:table-cell>
          <table:table-cell office:value-type="float" office:value="22.384" calcext:value-type="float">
            <text:p>22.384</text:p>
          </table:table-cell>
          <table:table-cell/>
          <table:table-cell table:formula="of:=LEFT(CONCATENATE([.E321]; &quot; &quot;; [.E322]); 11)" office:value-type="string" office:string-value="zone 0.5" calcext:value-type="string">
            <text:p>zone 0.5</text:p>
          </table:table-cell>
          <table:table-cell table:number-columns-repeated="6"/>
          <table:table-cell table:formula="of:=ROW()" office:value-type="float" office:value="322" calcext:value-type="float">
            <text:p>322</text:p>
          </table:table-cell>
          <table:table-cell table:formula="of:=INDIRECT(CONCATENATE(&quot;D&quot;; TEXT([.$Q322] + 0;&quot;#&quot;)))" office:value-type="float" office:value="128" calcext:value-type="float">
            <text:p>128</text:p>
          </table:table-cell>
          <table:table-cell table:formula="of:=INDIRECT(CONCATENATE(&quot;E&quot;; TEXT([.$Q322] + 0;&quot;#&quot;)))" office:value-type="float" office:value="0.5" calcext:value-type="float">
            <text:p>0.5</text:p>
          </table:table-cell>
          <table:table-cell table:formula="of:=INDIRECT(CONCATENATE(&quot;F&quot;; TEXT([.$Q322] + 0;&quot;#&quot;)))" office:value-type="float" office:value="0.5" calcext:value-type="float">
            <text:p>0.5</text:p>
          </table:table-cell>
          <table:table-cell table:formula="of:=INDIRECT(CONCATENATE(&quot;G&quot;; TEXT([.$Q322] + 0;&quot;#&quot;)))" office:value-type="float" office:value="53" calcext:value-type="float">
            <text:p>53</text:p>
          </table:table-cell>
          <table:table-cell table:formula="of:=INDIRECT(CONCATENATE(&quot;H&quot;; TEXT([.$Q322] + 0;&quot;#&quot;)))" office:value-type="float" office:value="22.384" calcext:value-type="float">
            <text:p>22.384</text:p>
          </table:table-cell>
          <table:table-cell/>
          <table:table-cell table:formula="of:=LEFT(CONCATENATE([.T321];&quot; &quot;; [.T322]); 13)" office:value-type="string" office:string-value="radius 0.5" calcext:value-type="string">
            <text:p>radius 0.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14.237" calcext:value-type="float">
            <text:p>14.237</text:p>
          </table:table-cell>
          <table:table-cell/>
          <table:table-cell table:formula="of:=LEFT(CONCATENATE([.E321]; &quot; &quot;; [.E330]); 11)" office:value-type="string" office:string-value="zone 0.25" calcext:value-type="string">
            <text:p>zone 0.25</text:p>
          </table:table-cell>
          <table:table-cell table:number-columns-repeated="7"/>
          <table:table-cell table:formula="of:=INDIRECT(CONCATENATE(&quot;D&quot;; TEXT([.$Q322] + 7;&quot;#&quot;)))" office:value-type="float" office:value="128" calcext:value-type="float">
            <text:p>128</text:p>
          </table:table-cell>
          <table:table-cell table:formula="of:=INDIRECT(CONCATENATE(&quot;E&quot;; TEXT([.$Q322] + 7;&quot;#&quot;)))" office:value-type="float" office:value="0.25" calcext:value-type="float">
            <text:p>0.25</text:p>
          </table:table-cell>
          <table:table-cell table:formula="of:=INDIRECT(CONCATENATE(&quot;F&quot;; TEXT([.$Q322] + 7;&quot;#&quot;)))" office:value-type="float" office:value="0.5" calcext:value-type="float">
            <text:p>0.5</text:p>
          </table:table-cell>
          <table:table-cell table:formula="of:=INDIRECT(CONCATENATE(&quot;G&quot;; TEXT([.$Q322] + 7;&quot;#&quot;)))" office:value-type="float" office:value="51" calcext:value-type="float">
            <text:p>51</text:p>
          </table:table-cell>
          <table:table-cell table:formula="of:=INDIRECT(CONCATENATE(&quot;H&quot;; TEXT([.$Q322] + 7;&quot;#&quot;)))" office:value-type="float" office:value="23.992" calcext:value-type="float">
            <text:p>23.992</text:p>
          </table:table-cell>
          <table:table-cell/>
          <table:table-cell table:formula="of:=LEFT(CONCATENATE([.T321];&quot; &quot;; [.T329]); 13)" office:value-type="string" office:string-value="radius 0.25" calcext:value-type="string">
            <text:p>radius 0.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14.241" calcext:value-type="float">
            <text:p>14.241</text:p>
          </table:table-cell>
          <table:table-cell/>
          <table:table-cell table:formula="of:=LEFT(CONCATENATE([.E321]; &quot; &quot;; [.E337]); 11)" office:value-type="string" office:string-value="zone 0.125" calcext:value-type="string">
            <text:p>zone 0.125</text:p>
          </table:table-cell>
          <table:table-cell table:number-columns-repeated="7"/>
          <table:table-cell table:formula="of:=INDIRECT(CONCATENATE(&quot;D&quot;; TEXT([.$Q322] + 14;&quot;#&quot;)))" office:value-type="float" office:value="128" calcext:value-type="float">
            <text:p>128</text:p>
          </table:table-cell>
          <table:table-cell table:formula="of:=INDIRECT(CONCATENATE(&quot;E&quot;; TEXT([.$Q322] + 14;&quot;#&quot;)))" office:value-type="float" office:value="0.125" calcext:value-type="float">
            <text:p>0.125</text:p>
          </table:table-cell>
          <table:table-cell table:formula="of:=INDIRECT(CONCATENATE(&quot;F&quot;; TEXT([.$Q322] + 14;&quot;#&quot;)))" office:value-type="float" office:value="0.5" calcext:value-type="float">
            <text:p>0.5</text:p>
          </table:table-cell>
          <table:table-cell table:formula="of:=INDIRECT(CONCATENATE(&quot;G&quot;; TEXT([.$Q322] + 14;&quot;#&quot;)))" office:value-type="float" office:value="48" calcext:value-type="float">
            <text:p>48</text:p>
          </table:table-cell>
          <table:table-cell table:formula="of:=INDIRECT(CONCATENATE(&quot;H&quot;; TEXT([.$Q322] + 14;&quot;#&quot;)))" office:value-type="float" office:value="15.59" calcext:value-type="float">
            <text:p>15.59</text:p>
          </table:table-cell>
          <table:table-cell/>
          <table:table-cell table:formula="of:=LEFT(CONCATENATE([.T321];&quot; &quot;; [.T336]); 13)" office:value-type="string" office:string-value="radius 0.125" calcext:value-type="string">
            <text:p>radius 0.1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3.528" calcext:value-type="float">
            <text:p>13.528</text:p>
          </table:table-cell>
          <table:table-cell/>
          <table:table-cell table:formula="of:=LEFT(CONCATENATE([.E321]; &quot; &quot;; [.E344]); 11)" office:value-type="string" office:string-value="zone 0.0625" calcext:value-type="string">
            <text:p>zone 0.0625</text:p>
          </table:table-cell>
          <table:table-cell table:number-columns-repeated="7"/>
          <table:table-cell table:formula="of:=INDIRECT(CONCATENATE(&quot;D&quot;; TEXT([.$Q322] + 21;&quot;#&quot;)))" office:value-type="float" office:value="128" calcext:value-type="float">
            <text:p>128</text:p>
          </table:table-cell>
          <table:table-cell table:formula="of:=INDIRECT(CONCATENATE(&quot;E&quot;; TEXT([.$Q322] + 21;&quot;#&quot;)))" office:value-type="float" office:value="0.0625" calcext:value-type="float">
            <text:p>0.0625</text:p>
          </table:table-cell>
          <table:table-cell table:formula="of:=INDIRECT(CONCATENATE(&quot;F&quot;; TEXT([.$Q322] + 21;&quot;#&quot;)))" office:value-type="float" office:value="0.5" calcext:value-type="float">
            <text:p>0.5</text:p>
          </table:table-cell>
          <table:table-cell table:formula="of:=INDIRECT(CONCATENATE(&quot;G&quot;; TEXT([.$Q322] + 21;&quot;#&quot;)))" office:value-type="float" office:value="49" calcext:value-type="float">
            <text:p>49</text:p>
          </table:table-cell>
          <table:table-cell table:formula="of:=INDIRECT(CONCATENATE(&quot;H&quot;; TEXT([.$Q322] + 21;&quot;#&quot;)))" office:value-type="float" office:value="15.029" calcext:value-type="float">
            <text:p>15.029</text:p>
          </table:table-cell>
          <table:table-cell/>
          <table:table-cell table:formula="of:=LEFT(CONCATENATE([.T321];&quot; &quot;; [.T343]); 13)" office:value-type="string" office:string-value="radius 0.0625" calcext:value-type="string">
            <text:p>radius 0.06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2.311" calcext:value-type="float">
            <text:p>12.311</text:p>
          </table:table-cell>
          <table:table-cell/>
          <table:table-cell table:formula="of:=LEFT(CONCATENATE([.E321]; &quot; &quot;; [.E351]); 11)" office:value-type="string" office:string-value="zone 0.0312" calcext:value-type="string">
            <text:p>zone 0.0312</text:p>
          </table:table-cell>
          <table:table-cell table:number-columns-repeated="7"/>
          <table:table-cell table:formula="of:=INDIRECT(CONCATENATE(&quot;D&quot;; TEXT([.$Q322] + 28;&quot;#&quot;)))" office:value-type="float" office:value="128" calcext:value-type="float">
            <text:p>128</text:p>
          </table:table-cell>
          <table:table-cell table:formula="of:=INDIRECT(CONCATENATE(&quot;E&quot;; TEXT([.$Q322] + 28;&quot;#&quot;)))" office:value-type="float" office:value="0.03125" calcext:value-type="float">
            <text:p>0.03125</text:p>
          </table:table-cell>
          <table:table-cell table:formula="of:=INDIRECT(CONCATENATE(&quot;F&quot;; TEXT([.$Q322] + 28;&quot;#&quot;)))" office:value-type="float" office:value="0.5" calcext:value-type="float">
            <text:p>0.5</text:p>
          </table:table-cell>
          <table:table-cell table:formula="of:=INDIRECT(CONCATENATE(&quot;G&quot;; TEXT([.$Q322] + 28;&quot;#&quot;)))" office:value-type="float" office:value="50" calcext:value-type="float">
            <text:p>50</text:p>
          </table:table-cell>
          <table:table-cell table:formula="of:=INDIRECT(CONCATENATE(&quot;H&quot;; TEXT([.$Q322] + 28;&quot;#&quot;)))" office:value-type="float" office:value="15.382" calcext:value-type="float">
            <text:p>15.382</text:p>
          </table:table-cell>
          <table:table-cell/>
          <table:table-cell table:formula="of:=LEFT(CONCATENATE([.T321];&quot; &quot;; [.T350]); 13)" office:value-type="string" office:string-value="radius 0.0312" calcext:value-type="string">
            <text:p>radius 0.0312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2.117" calcext:value-type="float">
            <text:p>12.117</text:p>
          </table:table-cell>
          <table:table-cell/>
          <table:table-cell table:formula="of:=LEFT(CONCATENATE([.E321]; &quot; &quot;; [.E358]); 11)" office:value-type="string" office:string-value="zone 0.0156" calcext:value-type="string">
            <text:p>zone 0.0156</text:p>
          </table:table-cell>
          <table:table-cell table:number-columns-repeated="7"/>
          <table:table-cell table:formula="of:=INDIRECT(CONCATENATE(&quot;D&quot;; TEXT([.$Q322] + 35;&quot;#&quot;)))" office:value-type="float" office:value="128" calcext:value-type="float">
            <text:p>128</text:p>
          </table:table-cell>
          <table:table-cell table:formula="of:=INDIRECT(CONCATENATE(&quot;E&quot;; TEXT([.$Q322] + 35;&quot;#&quot;)))" office:value-type="float" office:value="0.015625" calcext:value-type="float">
            <text:p>0.015625</text:p>
          </table:table-cell>
          <table:table-cell table:formula="of:=INDIRECT(CONCATENATE(&quot;F&quot;; TEXT([.$Q322] + 35;&quot;#&quot;)))" office:value-type="float" office:value="0.5" calcext:value-type="float">
            <text:p>0.5</text:p>
          </table:table-cell>
          <table:table-cell table:formula="of:=INDIRECT(CONCATENATE(&quot;G&quot;; TEXT([.$Q322] + 35;&quot;#&quot;)))" office:value-type="float" office:value="51" calcext:value-type="float">
            <text:p>51</text:p>
          </table:table-cell>
          <table:table-cell table:formula="of:=INDIRECT(CONCATENATE(&quot;H&quot;; TEXT([.$Q322] + 35;&quot;#&quot;)))" office:value-type="float" office:value="27.165" calcext:value-type="float">
            <text:p>27.165</text:p>
          </table:table-cell>
          <table:table-cell/>
          <table:table-cell table:formula="of:=LEFT(CONCATENATE([.T321];&quot; &quot;; [.T357]); 13)" office:value-type="string" office:string-value="radius 0.0156" calcext:value-type="string">
            <text:p>radius 0.0156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2.566" calcext:value-type="float">
            <text:p>12.566</text:p>
          </table:table-cell>
          <table:table-cell/>
          <table:table-cell table:formula="of:=LEFT(CONCATENATE([.E321]; &quot; &quot;; [.E365]); 11)" office:value-type="string" office:string-value="zone 0.0078" calcext:value-type="string">
            <text:p>zone 0.0078</text:p>
          </table:table-cell>
          <table:table-cell table:number-columns-repeated="7"/>
          <table:table-cell table:formula="of:=INDIRECT(CONCATENATE(&quot;D&quot;; TEXT([.$Q322] + 42;&quot;#&quot;)))" office:value-type="float" office:value="128" calcext:value-type="float">
            <text:p>128</text:p>
          </table:table-cell>
          <table:table-cell table:formula="of:=INDIRECT(CONCATENATE(&quot;E&quot;; TEXT([.$Q322] + 42;&quot;#&quot;)))" office:value-type="float" office:value="0.0078125" calcext:value-type="float">
            <text:p>0.0078125</text:p>
          </table:table-cell>
          <table:table-cell table:formula="of:=INDIRECT(CONCATENATE(&quot;F&quot;; TEXT([.$Q322] + 42;&quot;#&quot;)))" office:value-type="float" office:value="0.5" calcext:value-type="float">
            <text:p>0.5</text:p>
          </table:table-cell>
          <table:table-cell table:formula="of:=INDIRECT(CONCATENATE(&quot;G&quot;; TEXT([.$Q322] + 42;&quot;#&quot;)))" office:value-type="float" office:value="51" calcext:value-type="float">
            <text:p>51</text:p>
          </table:table-cell>
          <table:table-cell table:formula="of:=INDIRECT(CONCATENATE(&quot;H&quot;; TEXT([.$Q322] + 42;&quot;#&quot;)))" office:value-type="float" office:value="14.322" calcext:value-type="float">
            <text:p>14.322</text:p>
          </table:table-cell>
          <table:table-cell/>
          <table:table-cell table:formula="of:=LEFT(CONCATENATE([.T321];&quot; &quot;; [.T364]); 13)" office:value-type="string" office:string-value="radius 0.0078" calcext:value-type="string">
            <text:p>radius 0.0078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23.992" calcext:value-type="float">
            <text:p>23.992</text:p>
          </table:table-cell>
          <table:table-cell table:number-columns-repeated="8"/>
          <table:table-cell table:formula="of:=[.Q322]+1" office:value-type="float" office:value="323" calcext:value-type="float">
            <text:p>323</text:p>
          </table:table-cell>
          <table:table-cell table:formula="of:=INDIRECT(CONCATENATE(&quot;D&quot;; TEXT([.$Q329] + 0;&quot;#&quot;)))" office:value-type="float" office:value="128" calcext:value-type="float">
            <text:p>128</text:p>
          </table:table-cell>
          <table:table-cell table:formula="of:=INDIRECT(CONCATENATE(&quot;E&quot;; TEXT([.$Q329] + 0;&quot;#&quot;)))" office:value-type="float" office:value="0.5" calcext:value-type="float">
            <text:p>0.5</text:p>
          </table:table-cell>
          <table:table-cell table:formula="of:=INDIRECT(CONCATENATE(&quot;F&quot;; TEXT([.$Q329] + 0;&quot;#&quot;)))" office:value-type="float" office:value="0.25" calcext:value-type="float">
            <text:p>0.25</text:p>
          </table:table-cell>
          <table:table-cell table:formula="of:=INDIRECT(CONCATENATE(&quot;G&quot;; TEXT([.$Q329] + 0;&quot;#&quot;)))" office:value-type="float" office:value="11" calcext:value-type="float">
            <text:p>11</text:p>
          </table:table-cell>
          <table:table-cell table:formula="of:=INDIRECT(CONCATENATE(&quot;H&quot;; TEXT([.$Q329] + 0;&quot;#&quot;)))" office:value-type="float" office:value="14.237" calcext:value-type="float">
            <text:p>14.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11.26" calcext:value-type="float">
            <text:p>11.26</text:p>
          </table:table-cell>
          <table:table-cell table:number-columns-repeated="9"/>
          <table:table-cell table:formula="of:=INDIRECT(CONCATENATE(&quot;D&quot;; TEXT([.$Q329] + 7;&quot;#&quot;)))" office:value-type="float" office:value="128" calcext:value-type="float">
            <text:p>128</text:p>
          </table:table-cell>
          <table:table-cell table:formula="of:=INDIRECT(CONCATENATE(&quot;E&quot;; TEXT([.$Q329] + 7;&quot;#&quot;)))" office:value-type="float" office:value="0.25" calcext:value-type="float">
            <text:p>0.25</text:p>
          </table:table-cell>
          <table:table-cell table:formula="of:=INDIRECT(CONCATENATE(&quot;F&quot;; TEXT([.$Q329] + 7;&quot;#&quot;)))" office:value-type="float" office:value="0.25" calcext:value-type="float">
            <text:p>0.25</text:p>
          </table:table-cell>
          <table:table-cell table:formula="of:=INDIRECT(CONCATENATE(&quot;G&quot;; TEXT([.$Q329] + 7;&quot;#&quot;)))" office:value-type="float" office:value="11" calcext:value-type="float">
            <text:p>11</text:p>
          </table:table-cell>
          <table:table-cell table:formula="of:=INDIRECT(CONCATENATE(&quot;H&quot;; TEXT([.$Q329] + 7;&quot;#&quot;)))" office:value-type="float" office:value="11.26" calcext:value-type="float">
            <text:p>11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7.227" calcext:value-type="float">
            <text:p>7.227</text:p>
          </table:table-cell>
          <table:table-cell table:number-columns-repeated="9"/>
          <table:table-cell table:formula="of:=INDIRECT(CONCATENATE(&quot;D&quot;; TEXT([.$Q329] + 14;&quot;#&quot;)))" office:value-type="float" office:value="128" calcext:value-type="float">
            <text:p>128</text:p>
          </table:table-cell>
          <table:table-cell table:formula="of:=INDIRECT(CONCATENATE(&quot;E&quot;; TEXT([.$Q329] + 14;&quot;#&quot;)))" office:value-type="float" office:value="0.125" calcext:value-type="float">
            <text:p>0.125</text:p>
          </table:table-cell>
          <table:table-cell table:formula="of:=INDIRECT(CONCATENATE(&quot;F&quot;; TEXT([.$Q329] + 14;&quot;#&quot;)))" office:value-type="float" office:value="0.25" calcext:value-type="float">
            <text:p>0.25</text:p>
          </table:table-cell>
          <table:table-cell table:formula="of:=INDIRECT(CONCATENATE(&quot;G&quot;; TEXT([.$Q329] + 14;&quot;#&quot;)))" office:value-type="float" office:value="10" calcext:value-type="float">
            <text:p>10</text:p>
          </table:table-cell>
          <table:table-cell table:formula="of:=INDIRECT(CONCATENATE(&quot;H&quot;; TEXT([.$Q329] + 14;&quot;#&quot;)))" office:value-type="float" office:value="7.469" calcext:value-type="float">
            <text:p>7.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7.221" calcext:value-type="float">
            <text:p>7.221</text:p>
          </table:table-cell>
          <table:table-cell table:number-columns-repeated="9"/>
          <table:table-cell table:formula="of:=INDIRECT(CONCATENATE(&quot;D&quot;; TEXT([.$Q329] + 21;&quot;#&quot;)))" office:value-type="float" office:value="128" calcext:value-type="float">
            <text:p>128</text:p>
          </table:table-cell>
          <table:table-cell table:formula="of:=INDIRECT(CONCATENATE(&quot;E&quot;; TEXT([.$Q329] + 21;&quot;#&quot;)))" office:value-type="float" office:value="0.0625" calcext:value-type="float">
            <text:p>0.0625</text:p>
          </table:table-cell>
          <table:table-cell table:formula="of:=INDIRECT(CONCATENATE(&quot;F&quot;; TEXT([.$Q329] + 21;&quot;#&quot;)))" office:value-type="float" office:value="0.25" calcext:value-type="float">
            <text:p>0.25</text:p>
          </table:table-cell>
          <table:table-cell table:formula="of:=INDIRECT(CONCATENATE(&quot;G&quot;; TEXT([.$Q329] + 21;&quot;#&quot;)))" office:value-type="float" office:value="10" calcext:value-type="float">
            <text:p>10</text:p>
          </table:table-cell>
          <table:table-cell table:formula="of:=INDIRECT(CONCATENATE(&quot;H&quot;; TEXT([.$Q329] + 21;&quot;#&quot;)))" office:value-type="float" office:value="7.558" calcext:value-type="float">
            <text:p>7.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7.21" calcext:value-type="float">
            <text:p>7.21</text:p>
          </table:table-cell>
          <table:table-cell table:number-columns-repeated="9"/>
          <table:table-cell table:formula="of:=INDIRECT(CONCATENATE(&quot;D&quot;; TEXT([.$Q329] + 28;&quot;#&quot;)))" office:value-type="float" office:value="128" calcext:value-type="float">
            <text:p>128</text:p>
          </table:table-cell>
          <table:table-cell table:formula="of:=INDIRECT(CONCATENATE(&quot;E&quot;; TEXT([.$Q329] + 28;&quot;#&quot;)))" office:value-type="float" office:value="0.03125" calcext:value-type="float">
            <text:p>0.03125</text:p>
          </table:table-cell>
          <table:table-cell table:formula="of:=INDIRECT(CONCATENATE(&quot;F&quot;; TEXT([.$Q329] + 28;&quot;#&quot;)))" office:value-type="float" office:value="0.25" calcext:value-type="float">
            <text:p>0.25</text:p>
          </table:table-cell>
          <table:table-cell table:formula="of:=INDIRECT(CONCATENATE(&quot;G&quot;; TEXT([.$Q329] + 28;&quot;#&quot;)))" office:value-type="float" office:value="11" calcext:value-type="float">
            <text:p>11</text:p>
          </table:table-cell>
          <table:table-cell table:formula="of:=INDIRECT(CONCATENATE(&quot;H&quot;; TEXT([.$Q329] + 28;&quot;#&quot;)))" office:value-type="float" office:value="7.964" calcext:value-type="float">
            <text:p>7.9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6.812" calcext:value-type="float">
            <text:p>6.812</text:p>
          </table:table-cell>
          <table:table-cell table:number-columns-repeated="9"/>
          <table:table-cell table:formula="of:=INDIRECT(CONCATENATE(&quot;D&quot;; TEXT([.$Q329] + 35;&quot;#&quot;)))" office:value-type="float" office:value="128" calcext:value-type="float">
            <text:p>128</text:p>
          </table:table-cell>
          <table:table-cell table:formula="of:=INDIRECT(CONCATENATE(&quot;E&quot;; TEXT([.$Q329] + 35;&quot;#&quot;)))" office:value-type="float" office:value="0.015625" calcext:value-type="float">
            <text:p>0.015625</text:p>
          </table:table-cell>
          <table:table-cell table:formula="of:=INDIRECT(CONCATENATE(&quot;F&quot;; TEXT([.$Q329] + 35;&quot;#&quot;)))" office:value-type="float" office:value="0.25" calcext:value-type="float">
            <text:p>0.25</text:p>
          </table:table-cell>
          <table:table-cell table:formula="of:=INDIRECT(CONCATENATE(&quot;G&quot;; TEXT([.$Q329] + 35;&quot;#&quot;)))" office:value-type="float" office:value="10" calcext:value-type="float">
            <text:p>10</text:p>
          </table:table-cell>
          <table:table-cell table:formula="of:=INDIRECT(CONCATENATE(&quot;H&quot;; TEXT([.$Q329] + 35;&quot;#&quot;)))" office:value-type="float" office:value="10.918" calcext:value-type="float">
            <text:p>10.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5.918" calcext:value-type="float">
            <text:p>5.918</text:p>
          </table:table-cell>
          <table:table-cell table:number-columns-repeated="9"/>
          <table:table-cell table:formula="of:=INDIRECT(CONCATENATE(&quot;D&quot;; TEXT([.$Q329] + 42;&quot;#&quot;)))" office:value-type="float" office:value="128" calcext:value-type="float">
            <text:p>128</text:p>
          </table:table-cell>
          <table:table-cell table:formula="of:=INDIRECT(CONCATENATE(&quot;E&quot;; TEXT([.$Q329] + 42;&quot;#&quot;)))" office:value-type="float" office:value="0.0078125" calcext:value-type="float">
            <text:p>0.0078125</text:p>
          </table:table-cell>
          <table:table-cell table:formula="of:=INDIRECT(CONCATENATE(&quot;F&quot;; TEXT([.$Q329] + 42;&quot;#&quot;)))" office:value-type="float" office:value="0.25" calcext:value-type="float">
            <text:p>0.25</text:p>
          </table:table-cell>
          <table:table-cell table:formula="of:=INDIRECT(CONCATENATE(&quot;G&quot;; TEXT([.$Q329] + 42;&quot;#&quot;)))" office:value-type="float" office:value="12" calcext:value-type="float">
            <text:p>12</text:p>
          </table:table-cell>
          <table:table-cell table:formula="of:=INDIRECT(CONCATENATE(&quot;H&quot;; TEXT([.$Q329] + 42;&quot;#&quot;)))" office:value-type="float" office:value="6.662" calcext:value-type="float">
            <text:p>6.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15.59" calcext:value-type="float">
            <text:p>15.59</text:p>
          </table:table-cell>
          <table:table-cell table:number-columns-repeated="8"/>
          <table:table-cell table:formula="of:=[.Q322]+2" office:value-type="float" office:value="324" calcext:value-type="float">
            <text:p>324</text:p>
          </table:table-cell>
          <table:table-cell table:formula="of:=INDIRECT(CONCATENATE(&quot;D&quot;; TEXT([.$Q336] + 0;&quot;#&quot;)))" office:value-type="float" office:value="128" calcext:value-type="float">
            <text:p>128</text:p>
          </table:table-cell>
          <table:table-cell table:formula="of:=INDIRECT(CONCATENATE(&quot;E&quot;; TEXT([.$Q336] + 0;&quot;#&quot;)))" office:value-type="float" office:value="0.5" calcext:value-type="float">
            <text:p>0.5</text:p>
          </table:table-cell>
          <table:table-cell table:formula="of:=INDIRECT(CONCATENATE(&quot;F&quot;; TEXT([.$Q336] + 0;&quot;#&quot;)))" office:value-type="float" office:value="0.125" calcext:value-type="float">
            <text:p>0.125</text:p>
          </table:table-cell>
          <table:table-cell table:formula="of:=INDIRECT(CONCATENATE(&quot;G&quot;; TEXT([.$Q336] + 0;&quot;#&quot;)))" office:value-type="float" office:value="2" calcext:value-type="float">
            <text:p>2</text:p>
          </table:table-cell>
          <table:table-cell table:formula="of:=INDIRECT(CONCATENATE(&quot;H&quot;; TEXT([.$Q336] + 0;&quot;#&quot;)))" office:value-type="float" office:value="14.241" calcext:value-type="float">
            <text:p>14.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7.469" calcext:value-type="float">
            <text:p>7.469</text:p>
          </table:table-cell>
          <table:table-cell table:number-columns-repeated="9"/>
          <table:table-cell table:formula="of:=INDIRECT(CONCATENATE(&quot;D&quot;; TEXT([.$Q336] + 7;&quot;#&quot;)))" office:value-type="float" office:value="128" calcext:value-type="float">
            <text:p>128</text:p>
          </table:table-cell>
          <table:table-cell table:formula="of:=INDIRECT(CONCATENATE(&quot;E&quot;; TEXT([.$Q336] + 7;&quot;#&quot;)))" office:value-type="float" office:value="0.25" calcext:value-type="float">
            <text:p>0.25</text:p>
          </table:table-cell>
          <table:table-cell table:formula="of:=INDIRECT(CONCATENATE(&quot;F&quot;; TEXT([.$Q336] + 7;&quot;#&quot;)))" office:value-type="float" office:value="0.125" calcext:value-type="float">
            <text:p>0.125</text:p>
          </table:table-cell>
          <table:table-cell table:formula="of:=INDIRECT(CONCATENATE(&quot;G&quot;; TEXT([.$Q336] + 7;&quot;#&quot;)))" office:value-type="float" office:value="2" calcext:value-type="float">
            <text:p>2</text:p>
          </table:table-cell>
          <table:table-cell table:formula="of:=INDIRECT(CONCATENATE(&quot;H&quot;; TEXT([.$Q336] + 7;&quot;#&quot;)))" office:value-type="float" office:value="7.227" calcext:value-type="float">
            <text:p>7.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5" calcext:value-type="float">
            <text:p>5</text:p>
          </table:table-cell>
          <table:table-cell office:value-type="float" office:value="5.086" calcext:value-type="float">
            <text:p>5.086</text:p>
          </table:table-cell>
          <table:table-cell table:number-columns-repeated="9"/>
          <table:table-cell table:formula="of:=INDIRECT(CONCATENATE(&quot;D&quot;; TEXT([.$Q336] + 14;&quot;#&quot;)))" office:value-type="float" office:value="128" calcext:value-type="float">
            <text:p>128</text:p>
          </table:table-cell>
          <table:table-cell table:formula="of:=INDIRECT(CONCATENATE(&quot;E&quot;; TEXT([.$Q336] + 14;&quot;#&quot;)))" office:value-type="float" office:value="0.125" calcext:value-type="float">
            <text:p>0.125</text:p>
          </table:table-cell>
          <table:table-cell table:formula="of:=INDIRECT(CONCATENATE(&quot;F&quot;; TEXT([.$Q336] + 14;&quot;#&quot;)))" office:value-type="float" office:value="0.125" calcext:value-type="float">
            <text:p>0.125</text:p>
          </table:table-cell>
          <table:table-cell table:formula="of:=INDIRECT(CONCATENATE(&quot;G&quot;; TEXT([.$Q336] + 14;&quot;#&quot;)))" office:value-type="float" office:value="5" calcext:value-type="float">
            <text:p>5</text:p>
          </table:table-cell>
          <table:table-cell table:formula="of:=INDIRECT(CONCATENATE(&quot;H&quot;; TEXT([.$Q336] + 14;&quot;#&quot;)))" office:value-type="float" office:value="5.086" calcext:value-type="float">
            <text:p>5.0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9"/>
          <table:table-cell table:formula="of:=INDIRECT(CONCATENATE(&quot;D&quot;; TEXT([.$Q336] + 21;&quot;#&quot;)))" office:value-type="float" office:value="128" calcext:value-type="float">
            <text:p>128</text:p>
          </table:table-cell>
          <table:table-cell table:formula="of:=INDIRECT(CONCATENATE(&quot;E&quot;; TEXT([.$Q336] + 21;&quot;#&quot;)))" office:value-type="float" office:value="0.0625" calcext:value-type="float">
            <text:p>0.0625</text:p>
          </table:table-cell>
          <table:table-cell table:formula="of:=INDIRECT(CONCATENATE(&quot;F&quot;; TEXT([.$Q336] + 21;&quot;#&quot;)))" office:value-type="float" office:value="0.125" calcext:value-type="float">
            <text:p>0.125</text:p>
          </table:table-cell>
          <table:table-cell table:formula="of:=INDIRECT(CONCATENATE(&quot;G&quot;; TEXT([.$Q336] + 21;&quot;#&quot;)))" office:value-type="float" office:value="4" calcext:value-type="float">
            <text:p>4</text:p>
          </table:table-cell>
          <table:table-cell table:formula="of:=INDIRECT(CONCATENATE(&quot;H&quot;; TEXT([.$Q336] + 21;&quot;#&quot;)))" office:value-type="float" office:value="3.667" calcext:value-type="float">
            <text:p>3.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3.491" calcext:value-type="float">
            <text:p>3.491</text:p>
          </table:table-cell>
          <table:table-cell table:number-columns-repeated="9"/>
          <table:table-cell table:formula="of:=INDIRECT(CONCATENATE(&quot;D&quot;; TEXT([.$Q336] + 28;&quot;#&quot;)))" office:value-type="float" office:value="128" calcext:value-type="float">
            <text:p>128</text:p>
          </table:table-cell>
          <table:table-cell table:formula="of:=INDIRECT(CONCATENATE(&quot;E&quot;; TEXT([.$Q336] + 28;&quot;#&quot;)))" office:value-type="float" office:value="0.03125" calcext:value-type="float">
            <text:p>0.03125</text:p>
          </table:table-cell>
          <table:table-cell table:formula="of:=INDIRECT(CONCATENATE(&quot;F&quot;; TEXT([.$Q336] + 28;&quot;#&quot;)))" office:value-type="float" office:value="0.125" calcext:value-type="float">
            <text:p>0.125</text:p>
          </table:table-cell>
          <table:table-cell table:formula="of:=INDIRECT(CONCATENATE(&quot;G&quot;; TEXT([.$Q336] + 28;&quot;#&quot;)))" office:value-type="float" office:value="3" calcext:value-type="float">
            <text:p>3</text:p>
          </table:table-cell>
          <table:table-cell table:formula="of:=INDIRECT(CONCATENATE(&quot;H&quot;; TEXT([.$Q336] + 28;&quot;#&quot;)))" office:value-type="float" office:value="4.465" calcext:value-type="float">
            <text:p>4.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.489" calcext:value-type="float">
            <text:p>3.489</text:p>
          </table:table-cell>
          <table:table-cell table:number-columns-repeated="9"/>
          <table:table-cell table:formula="of:=INDIRECT(CONCATENATE(&quot;D&quot;; TEXT([.$Q336] + 35;&quot;#&quot;)))" office:value-type="float" office:value="128" calcext:value-type="float">
            <text:p>128</text:p>
          </table:table-cell>
          <table:table-cell table:formula="of:=INDIRECT(CONCATENATE(&quot;E&quot;; TEXT([.$Q336] + 35;&quot;#&quot;)))" office:value-type="float" office:value="0.015625" calcext:value-type="float">
            <text:p>0.015625</text:p>
          </table:table-cell>
          <table:table-cell table:formula="of:=INDIRECT(CONCATENATE(&quot;F&quot;; TEXT([.$Q336] + 35;&quot;#&quot;)))" office:value-type="float" office:value="0.125" calcext:value-type="float">
            <text:p>0.125</text:p>
          </table:table-cell>
          <table:table-cell table:formula="of:=INDIRECT(CONCATENATE(&quot;G&quot;; TEXT([.$Q336] + 35;&quot;#&quot;)))" office:value-type="float" office:value="5" calcext:value-type="float">
            <text:p>5</text:p>
          </table:table-cell>
          <table:table-cell table:formula="of:=INDIRECT(CONCATENATE(&quot;H&quot;; TEXT([.$Q336] + 35;&quot;#&quot;)))" office:value-type="float" office:value="5.684" calcext:value-type="float">
            <text:p>5.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.489" calcext:value-type="float">
            <text:p>3.489</text:p>
          </table:table-cell>
          <table:table-cell table:number-columns-repeated="9"/>
          <table:table-cell table:formula="of:=INDIRECT(CONCATENATE(&quot;D&quot;; TEXT([.$Q336] + 42;&quot;#&quot;)))" office:value-type="float" office:value="128" calcext:value-type="float">
            <text:p>128</text:p>
          </table:table-cell>
          <table:table-cell table:formula="of:=INDIRECT(CONCATENATE(&quot;E&quot;; TEXT([.$Q336] + 42;&quot;#&quot;)))" office:value-type="float" office:value="0.0078125" calcext:value-type="float">
            <text:p>0.0078125</text:p>
          </table:table-cell>
          <table:table-cell table:formula="of:=INDIRECT(CONCATENATE(&quot;F&quot;; TEXT([.$Q336] + 42;&quot;#&quot;)))" office:value-type="float" office:value="0.125" calcext:value-type="float">
            <text:p>0.125</text:p>
          </table:table-cell>
          <table:table-cell table:formula="of:=INDIRECT(CONCATENATE(&quot;G&quot;; TEXT([.$Q336] + 42;&quot;#&quot;)))" office:value-type="float" office:value="3" calcext:value-type="float">
            <text:p>3</text:p>
          </table:table-cell>
          <table:table-cell table:formula="of:=INDIRECT(CONCATENATE(&quot;H&quot;; TEXT([.$Q336] + 42;&quot;#&quot;)))" office:value-type="float" office:value="3.143" calcext:value-type="float">
            <text:p>3.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office:value-type="float" office:value="15.029" calcext:value-type="float">
            <text:p>15.029</text:p>
          </table:table-cell>
          <table:table-cell table:number-columns-repeated="8"/>
          <table:table-cell table:formula="of:=[.Q322]+3" office:value-type="float" office:value="325" calcext:value-type="float">
            <text:p>325</text:p>
          </table:table-cell>
          <table:table-cell table:formula="of:=INDIRECT(CONCATENATE(&quot;D&quot;; TEXT([.$Q343] + 0;&quot;#&quot;)))" office:value-type="float" office:value="128" calcext:value-type="float">
            <text:p>128</text:p>
          </table:table-cell>
          <table:table-cell table:formula="of:=INDIRECT(CONCATENATE(&quot;E&quot;; TEXT([.$Q343] + 0;&quot;#&quot;)))" office:value-type="float" office:value="0.5" calcext:value-type="float">
            <text:p>0.5</text:p>
          </table:table-cell>
          <table:table-cell table:formula="of:=INDIRECT(CONCATENATE(&quot;F&quot;; TEXT([.$Q343] + 0;&quot;#&quot;)))" office:value-type="float" office:value="0.0625" calcext:value-type="float">
            <text:p>0.0625</text:p>
          </table:table-cell>
          <table:table-cell table:formula="of:=INDIRECT(CONCATENATE(&quot;G&quot;; TEXT([.$Q343] + 0;&quot;#&quot;)))" office:value-type="float" office:value="1" calcext:value-type="float">
            <text:p>1</text:p>
          </table:table-cell>
          <table:table-cell table:formula="of:=INDIRECT(CONCATENATE(&quot;H&quot;; TEXT([.$Q343] + 0;&quot;#&quot;)))" office:value-type="float" office:value="13.528" calcext:value-type="float">
            <text:p>13.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7.558" calcext:value-type="float">
            <text:p>7.558</text:p>
          </table:table-cell>
          <table:table-cell table:number-columns-repeated="9"/>
          <table:table-cell table:formula="of:=INDIRECT(CONCATENATE(&quot;D&quot;; TEXT([.$Q343] + 7;&quot;#&quot;)))" office:value-type="float" office:value="128" calcext:value-type="float">
            <text:p>128</text:p>
          </table:table-cell>
          <table:table-cell table:formula="of:=INDIRECT(CONCATENATE(&quot;E&quot;; TEXT([.$Q343] + 7;&quot;#&quot;)))" office:value-type="float" office:value="0.25" calcext:value-type="float">
            <text:p>0.25</text:p>
          </table:table-cell>
          <table:table-cell table:formula="of:=INDIRECT(CONCATENATE(&quot;F&quot;; TEXT([.$Q343] + 7;&quot;#&quot;)))" office:value-type="float" office:value="0.0625" calcext:value-type="float">
            <text:p>0.0625</text:p>
          </table:table-cell>
          <table:table-cell table:formula="of:=INDIRECT(CONCATENATE(&quot;G&quot;; TEXT([.$Q343] + 7;&quot;#&quot;)))" office:value-type="float" office:value="1" calcext:value-type="float">
            <text:p>1</text:p>
          </table:table-cell>
          <table:table-cell table:formula="of:=INDIRECT(CONCATENATE(&quot;H&quot;; TEXT([.$Q343] + 7;&quot;#&quot;)))" office:value-type="float" office:value="7.221" calcext:value-type="float">
            <text:p>7.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office:value-type="float" office:value="3.667" calcext:value-type="float">
            <text:p>3.667</text:p>
          </table:table-cell>
          <table:table-cell table:number-columns-repeated="9"/>
          <table:table-cell table:formula="of:=INDIRECT(CONCATENATE(&quot;D&quot;; TEXT([.$Q343] + 14;&quot;#&quot;)))" office:value-type="float" office:value="128" calcext:value-type="float">
            <text:p>128</text:p>
          </table:table-cell>
          <table:table-cell table:formula="of:=INDIRECT(CONCATENATE(&quot;E&quot;; TEXT([.$Q343] + 14;&quot;#&quot;)))" office:value-type="float" office:value="0.125" calcext:value-type="float">
            <text:p>0.125</text:p>
          </table:table-cell>
          <table:table-cell table:formula="of:=INDIRECT(CONCATENATE(&quot;F&quot;; TEXT([.$Q343] + 14;&quot;#&quot;)))" office:value-type="float" office:value="0.0625" calcext:value-type="float">
            <text:p>0.0625</text:p>
          </table:table-cell>
          <table:table-cell table:formula="of:=INDIRECT(CONCATENATE(&quot;G&quot;; TEXT([.$Q343] + 14;&quot;#&quot;)))" office:value-type="float" office:value="1" calcext:value-type="float">
            <text:p>1</text:p>
          </table:table-cell>
          <table:table-cell table:formula="of:=INDIRECT(CONCATENATE(&quot;H&quot;; TEXT([.$Q343] + 14;&quot;#&quot;)))"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2.15" calcext:value-type="float">
            <text:p>2.15</text:p>
          </table:table-cell>
          <table:table-cell table:number-columns-repeated="9"/>
          <table:table-cell table:formula="of:=INDIRECT(CONCATENATE(&quot;D&quot;; TEXT([.$Q343] + 21;&quot;#&quot;)))" office:value-type="float" office:value="128" calcext:value-type="float">
            <text:p>128</text:p>
          </table:table-cell>
          <table:table-cell table:formula="of:=INDIRECT(CONCATENATE(&quot;E&quot;; TEXT([.$Q343] + 21;&quot;#&quot;)))" office:value-type="float" office:value="0.0625" calcext:value-type="float">
            <text:p>0.0625</text:p>
          </table:table-cell>
          <table:table-cell table:formula="of:=INDIRECT(CONCATENATE(&quot;F&quot;; TEXT([.$Q343] + 21;&quot;#&quot;)))" office:value-type="float" office:value="0.0625" calcext:value-type="float">
            <text:p>0.0625</text:p>
          </table:table-cell>
          <table:table-cell table:formula="of:=INDIRECT(CONCATENATE(&quot;G&quot;; TEXT([.$Q343] + 21;&quot;#&quot;)))" office:value-type="float" office:value="1" calcext:value-type="float">
            <text:p>1</text:p>
          </table:table-cell>
          <table:table-cell table:formula="of:=INDIRECT(CONCATENATE(&quot;H&quot;; TEXT([.$Q343] + 21;&quot;#&quot;)))" office:value-type="float" office:value="2.15" calcext:value-type="float">
            <text:p>2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379" calcext:value-type="float">
            <text:p>1.379</text:p>
          </table:table-cell>
          <table:table-cell table:number-columns-repeated="9"/>
          <table:table-cell table:formula="of:=INDIRECT(CONCATENATE(&quot;D&quot;; TEXT([.$Q343] + 28;&quot;#&quot;)))" office:value-type="float" office:value="128" calcext:value-type="float">
            <text:p>128</text:p>
          </table:table-cell>
          <table:table-cell table:formula="of:=INDIRECT(CONCATENATE(&quot;E&quot;; TEXT([.$Q343] + 28;&quot;#&quot;)))" office:value-type="float" office:value="0.03125" calcext:value-type="float">
            <text:p>0.03125</text:p>
          </table:table-cell>
          <table:table-cell table:formula="of:=INDIRECT(CONCATENATE(&quot;F&quot;; TEXT([.$Q343] + 28;&quot;#&quot;)))" office:value-type="float" office:value="0.0625" calcext:value-type="float">
            <text:p>0.0625</text:p>
          </table:table-cell>
          <table:table-cell table:formula="of:=INDIRECT(CONCATENATE(&quot;G&quot;; TEXT([.$Q343] + 28;&quot;#&quot;)))" office:value-type="float" office:value="1" calcext:value-type="float">
            <text:p>1</text:p>
          </table:table-cell>
          <table:table-cell table:formula="of:=INDIRECT(CONCATENATE(&quot;H&quot;; TEXT([.$Q343] + 28;&quot;#&quot;)))" office:value-type="float" office:value="1.545" calcext:value-type="float">
            <text:p>1.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399" calcext:value-type="float">
            <text:p>1.399</text:p>
          </table:table-cell>
          <table:table-cell table:number-columns-repeated="9"/>
          <table:table-cell table:formula="of:=INDIRECT(CONCATENATE(&quot;D&quot;; TEXT([.$Q343] + 35;&quot;#&quot;)))" office:value-type="float" office:value="128" calcext:value-type="float">
            <text:p>128</text:p>
          </table:table-cell>
          <table:table-cell table:formula="of:=INDIRECT(CONCATENATE(&quot;E&quot;; TEXT([.$Q343] + 35;&quot;#&quot;)))" office:value-type="float" office:value="0.015625" calcext:value-type="float">
            <text:p>0.015625</text:p>
          </table:table-cell>
          <table:table-cell table:formula="of:=INDIRECT(CONCATENATE(&quot;F&quot;; TEXT([.$Q343] + 35;&quot;#&quot;)))" office:value-type="float" office:value="0.0625" calcext:value-type="float">
            <text:p>0.0625</text:p>
          </table:table-cell>
          <table:table-cell table:formula="of:=INDIRECT(CONCATENATE(&quot;G&quot;; TEXT([.$Q343] + 35;&quot;#&quot;)))" office:value-type="float" office:value="1" calcext:value-type="float">
            <text:p>1</text:p>
          </table:table-cell>
          <table:table-cell table:formula="of:=INDIRECT(CONCATENATE(&quot;H&quot;; TEXT([.$Q343] + 35;&quot;#&quot;)))" office:value-type="float" office:value="2.426" calcext:value-type="float">
            <text:p>2.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312" calcext:value-type="float">
            <text:p>1.312</text:p>
          </table:table-cell>
          <table:table-cell table:number-columns-repeated="9"/>
          <table:table-cell table:formula="of:=INDIRECT(CONCATENATE(&quot;D&quot;; TEXT([.$Q343] + 42;&quot;#&quot;)))" office:value-type="float" office:value="128" calcext:value-type="float">
            <text:p>128</text:p>
          </table:table-cell>
          <table:table-cell table:formula="of:=INDIRECT(CONCATENATE(&quot;E&quot;; TEXT([.$Q343] + 42;&quot;#&quot;)))" office:value-type="float" office:value="0.0078125" calcext:value-type="float">
            <text:p>0.0078125</text:p>
          </table:table-cell>
          <table:table-cell table:formula="of:=INDIRECT(CONCATENATE(&quot;F&quot;; TEXT([.$Q343] + 42;&quot;#&quot;)))" office:value-type="float" office:value="0.0625" calcext:value-type="float">
            <text:p>0.0625</text:p>
          </table:table-cell>
          <table:table-cell table:formula="of:=INDIRECT(CONCATENATE(&quot;G&quot;; TEXT([.$Q343] + 42;&quot;#&quot;)))" office:value-type="float" office:value="1" calcext:value-type="float">
            <text:p>1</text:p>
          </table:table-cell>
          <table:table-cell table:formula="of:=INDIRECT(CONCATENATE(&quot;H&quot;; TEXT([.$Q343] + 42;&quot;#&quot;)))" office:value-type="float" office:value="1.241" calcext:value-type="float">
            <text:p>1.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5.382" calcext:value-type="float">
            <text:p>15.382</text:p>
          </table:table-cell>
          <table:table-cell table:number-columns-repeated="8"/>
          <table:table-cell table:formula="of:=[.Q322]+4" office:value-type="float" office:value="326" calcext:value-type="float">
            <text:p>326</text:p>
          </table:table-cell>
          <table:table-cell table:formula="of:=INDIRECT(CONCATENATE(&quot;D&quot;; TEXT([.$Q350] + 0;&quot;#&quot;)))" office:value-type="float" office:value="128" calcext:value-type="float">
            <text:p>128</text:p>
          </table:table-cell>
          <table:table-cell table:formula="of:=INDIRECT(CONCATENATE(&quot;E&quot;; TEXT([.$Q350] + 0;&quot;#&quot;)))" office:value-type="float" office:value="0.5" calcext:value-type="float">
            <text:p>0.5</text:p>
          </table:table-cell>
          <table:table-cell table:formula="of:=INDIRECT(CONCATENATE(&quot;F&quot;; TEXT([.$Q350] + 0;&quot;#&quot;)))" office:value-type="float" office:value="0.03125" calcext:value-type="float">
            <text:p>0.03125</text:p>
          </table:table-cell>
          <table:table-cell table:formula="of:=INDIRECT(CONCATENATE(&quot;G&quot;; TEXT([.$Q350] + 0;&quot;#&quot;)))" office:value-type="float" office:value="1" calcext:value-type="float">
            <text:p>1</text:p>
          </table:table-cell>
          <table:table-cell table:formula="of:=INDIRECT(CONCATENATE(&quot;H&quot;; TEXT([.$Q350] + 0;&quot;#&quot;)))" office:value-type="float" office:value="12.311" calcext:value-type="float">
            <text:p>12.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7.964" calcext:value-type="float">
            <text:p>7.964</text:p>
          </table:table-cell>
          <table:table-cell table:number-columns-repeated="9"/>
          <table:table-cell table:formula="of:=INDIRECT(CONCATENATE(&quot;D&quot;; TEXT([.$Q350] + 7;&quot;#&quot;)))" office:value-type="float" office:value="128" calcext:value-type="float">
            <text:p>128</text:p>
          </table:table-cell>
          <table:table-cell table:formula="of:=INDIRECT(CONCATENATE(&quot;E&quot;; TEXT([.$Q350] + 7;&quot;#&quot;)))" office:value-type="float" office:value="0.25" calcext:value-type="float">
            <text:p>0.25</text:p>
          </table:table-cell>
          <table:table-cell table:formula="of:=INDIRECT(CONCATENATE(&quot;F&quot;; TEXT([.$Q350] + 7;&quot;#&quot;)))" office:value-type="float" office:value="0.03125" calcext:value-type="float">
            <text:p>0.03125</text:p>
          </table:table-cell>
          <table:table-cell table:formula="of:=INDIRECT(CONCATENATE(&quot;G&quot;; TEXT([.$Q350] + 7;&quot;#&quot;)))" office:value-type="float" office:value="1" calcext:value-type="float">
            <text:p>1</text:p>
          </table:table-cell>
          <table:table-cell table:formula="of:=INDIRECT(CONCATENATE(&quot;H&quot;; TEXT([.$Q350] + 7;&quot;#&quot;)))" office:value-type="float" office:value="7.21" calcext:value-type="float">
            <text:p>7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4.465" calcext:value-type="float">
            <text:p>4.465</text:p>
          </table:table-cell>
          <table:table-cell table:number-columns-repeated="9"/>
          <table:table-cell table:formula="of:=INDIRECT(CONCATENATE(&quot;D&quot;; TEXT([.$Q350] + 14;&quot;#&quot;)))" office:value-type="float" office:value="128" calcext:value-type="float">
            <text:p>128</text:p>
          </table:table-cell>
          <table:table-cell table:formula="of:=INDIRECT(CONCATENATE(&quot;E&quot;; TEXT([.$Q350] + 14;&quot;#&quot;)))" office:value-type="float" office:value="0.125" calcext:value-type="float">
            <text:p>0.125</text:p>
          </table:table-cell>
          <table:table-cell table:formula="of:=INDIRECT(CONCATENATE(&quot;F&quot;; TEXT([.$Q350] + 14;&quot;#&quot;)))" office:value-type="float" office:value="0.03125" calcext:value-type="float">
            <text:p>0.03125</text:p>
          </table:table-cell>
          <table:table-cell table:formula="of:=INDIRECT(CONCATENATE(&quot;G&quot;; TEXT([.$Q350] + 14;&quot;#&quot;)))" office:value-type="float" office:value="1" calcext:value-type="float">
            <text:p>1</text:p>
          </table:table-cell>
          <table:table-cell table:formula="of:=INDIRECT(CONCATENATE(&quot;H&quot;; TEXT([.$Q350] + 14;&quot;#&quot;)))" office:value-type="float" office:value="3.491" calcext:value-type="float">
            <text:p>3.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.545" calcext:value-type="float">
            <text:p>1.545</text:p>
          </table:table-cell>
          <table:table-cell table:number-columns-repeated="9"/>
          <table:table-cell table:formula="of:=INDIRECT(CONCATENATE(&quot;D&quot;; TEXT([.$Q350] + 21;&quot;#&quot;)))" office:value-type="float" office:value="128" calcext:value-type="float">
            <text:p>128</text:p>
          </table:table-cell>
          <table:table-cell table:formula="of:=INDIRECT(CONCATENATE(&quot;E&quot;; TEXT([.$Q350] + 21;&quot;#&quot;)))" office:value-type="float" office:value="0.0625" calcext:value-type="float">
            <text:p>0.0625</text:p>
          </table:table-cell>
          <table:table-cell table:formula="of:=INDIRECT(CONCATENATE(&quot;F&quot;; TEXT([.$Q350] + 21;&quot;#&quot;)))" office:value-type="float" office:value="0.03125" calcext:value-type="float">
            <text:p>0.03125</text:p>
          </table:table-cell>
          <table:table-cell table:formula="of:=INDIRECT(CONCATENATE(&quot;G&quot;; TEXT([.$Q350] + 21;&quot;#&quot;)))" office:value-type="float" office:value="1" calcext:value-type="float">
            <text:p>1</text:p>
          </table:table-cell>
          <table:table-cell table:formula="of:=INDIRECT(CONCATENATE(&quot;H&quot;; TEXT([.$Q350] + 21;&quot;#&quot;)))" office:value-type="float" office:value="1.379" calcext:value-type="float">
            <text:p>1.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358" calcext:value-type="float">
            <text:p>1.358</text:p>
          </table:table-cell>
          <table:table-cell table:number-columns-repeated="9"/>
          <table:table-cell table:formula="of:=INDIRECT(CONCATENATE(&quot;D&quot;; TEXT([.$Q350] + 28;&quot;#&quot;)))" office:value-type="float" office:value="128" calcext:value-type="float">
            <text:p>128</text:p>
          </table:table-cell>
          <table:table-cell table:formula="of:=INDIRECT(CONCATENATE(&quot;E&quot;; TEXT([.$Q350] + 28;&quot;#&quot;)))" office:value-type="float" office:value="0.03125" calcext:value-type="float">
            <text:p>0.03125</text:p>
          </table:table-cell>
          <table:table-cell table:formula="of:=INDIRECT(CONCATENATE(&quot;F&quot;; TEXT([.$Q350] + 28;&quot;#&quot;)))" office:value-type="float" office:value="0.03125" calcext:value-type="float">
            <text:p>0.03125</text:p>
          </table:table-cell>
          <table:table-cell table:formula="of:=INDIRECT(CONCATENATE(&quot;G&quot;; TEXT([.$Q350] + 28;&quot;#&quot;)))" office:value-type="float" office:value="1" calcext:value-type="float">
            <text:p>1</text:p>
          </table:table-cell>
          <table:table-cell table:formula="of:=INDIRECT(CONCATENATE(&quot;H&quot;; TEXT([.$Q350] + 28;&quot;#&quot;)))" office:value-type="float" office:value="1.358" calcext:value-type="float">
            <text:p>1.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213" calcext:value-type="float">
            <text:p>1.213</text:p>
          </table:table-cell>
          <table:table-cell table:number-columns-repeated="9"/>
          <table:table-cell table:formula="of:=INDIRECT(CONCATENATE(&quot;D&quot;; TEXT([.$Q350] + 35;&quot;#&quot;)))" office:value-type="float" office:value="128" calcext:value-type="float">
            <text:p>128</text:p>
          </table:table-cell>
          <table:table-cell table:formula="of:=INDIRECT(CONCATENATE(&quot;E&quot;; TEXT([.$Q350] + 35;&quot;#&quot;)))" office:value-type="float" office:value="0.015625" calcext:value-type="float">
            <text:p>0.015625</text:p>
          </table:table-cell>
          <table:table-cell table:formula="of:=INDIRECT(CONCATENATE(&quot;F&quot;; TEXT([.$Q350] + 35;&quot;#&quot;)))" office:value-type="float" office:value="0.03125" calcext:value-type="float">
            <text:p>0.03125</text:p>
          </table:table-cell>
          <table:table-cell table:formula="of:=INDIRECT(CONCATENATE(&quot;G&quot;; TEXT([.$Q350] + 35;&quot;#&quot;)))" office:value-type="float" office:value="1" calcext:value-type="float">
            <text:p>1</text:p>
          </table:table-cell>
          <table:table-cell table:formula="of:=INDIRECT(CONCATENATE(&quot;H&quot;; TEXT([.$Q350] + 35;&quot;#&quot;)))" office:value-type="float" office:value="2.019" calcext:value-type="float">
            <text:p>2.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206" calcext:value-type="float">
            <text:p>1.206</text:p>
          </table:table-cell>
          <table:table-cell table:number-columns-repeated="9"/>
          <table:table-cell table:formula="of:=INDIRECT(CONCATENATE(&quot;D&quot;; TEXT([.$Q350] + 42;&quot;#&quot;)))" office:value-type="float" office:value="128" calcext:value-type="float">
            <text:p>128</text:p>
          </table:table-cell>
          <table:table-cell table:formula="of:=INDIRECT(CONCATENATE(&quot;E&quot;; TEXT([.$Q350] + 42;&quot;#&quot;)))" office:value-type="float" office:value="0.0078125" calcext:value-type="float">
            <text:p>0.0078125</text:p>
          </table:table-cell>
          <table:table-cell table:formula="of:=INDIRECT(CONCATENATE(&quot;F&quot;; TEXT([.$Q350] + 42;&quot;#&quot;)))" office:value-type="float" office:value="0.03125" calcext:value-type="float">
            <text:p>0.03125</text:p>
          </table:table-cell>
          <table:table-cell table:formula="of:=INDIRECT(CONCATENATE(&quot;G&quot;; TEXT([.$Q350] + 42;&quot;#&quot;)))" office:value-type="float" office:value="1" calcext:value-type="float">
            <text:p>1</text:p>
          </table:table-cell>
          <table:table-cell table:formula="of:=INDIRECT(CONCATENATE(&quot;H&quot;; TEXT([.$Q350] + 42;&quot;#&quot;)))" office:value-type="float" office:value="1.014" calcext:value-type="float">
            <text:p>1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27.165" calcext:value-type="float">
            <text:p>27.165</text:p>
          </table:table-cell>
          <table:table-cell table:number-columns-repeated="8"/>
          <table:table-cell table:formula="of:=[.Q322]+5" office:value-type="float" office:value="327" calcext:value-type="float">
            <text:p>327</text:p>
          </table:table-cell>
          <table:table-cell table:formula="of:=INDIRECT(CONCATENATE(&quot;D&quot;; TEXT([.$Q357] + 0;&quot;#&quot;)))" office:value-type="float" office:value="128" calcext:value-type="float">
            <text:p>128</text:p>
          </table:table-cell>
          <table:table-cell table:formula="of:=INDIRECT(CONCATENATE(&quot;E&quot;; TEXT([.$Q357] + 0;&quot;#&quot;)))" office:value-type="float" office:value="0.5" calcext:value-type="float">
            <text:p>0.5</text:p>
          </table:table-cell>
          <table:table-cell table:formula="of:=INDIRECT(CONCATENATE(&quot;F&quot;; TEXT([.$Q357] + 0;&quot;#&quot;)))" office:value-type="float" office:value="0.015625" calcext:value-type="float">
            <text:p>0.015625</text:p>
          </table:table-cell>
          <table:table-cell table:formula="of:=INDIRECT(CONCATENATE(&quot;G&quot;; TEXT([.$Q357] + 0;&quot;#&quot;)))" office:value-type="float" office:value="1" calcext:value-type="float">
            <text:p>1</text:p>
          </table:table-cell>
          <table:table-cell table:formula="of:=INDIRECT(CONCATENATE(&quot;H&quot;; TEXT([.$Q357] + 0;&quot;#&quot;)))" office:value-type="float" office:value="12.117" calcext:value-type="float">
            <text:p>12.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0.918" calcext:value-type="float">
            <text:p>10.918</text:p>
          </table:table-cell>
          <table:table-cell table:number-columns-repeated="9"/>
          <table:table-cell table:formula="of:=INDIRECT(CONCATENATE(&quot;D&quot;; TEXT([.$Q357] + 7;&quot;#&quot;)))" office:value-type="float" office:value="128" calcext:value-type="float">
            <text:p>128</text:p>
          </table:table-cell>
          <table:table-cell table:formula="of:=INDIRECT(CONCATENATE(&quot;E&quot;; TEXT([.$Q357] + 7;&quot;#&quot;)))" office:value-type="float" office:value="0.25" calcext:value-type="float">
            <text:p>0.25</text:p>
          </table:table-cell>
          <table:table-cell table:formula="of:=INDIRECT(CONCATENATE(&quot;F&quot;; TEXT([.$Q357] + 7;&quot;#&quot;)))" office:value-type="float" office:value="0.015625" calcext:value-type="float">
            <text:p>0.015625</text:p>
          </table:table-cell>
          <table:table-cell table:formula="of:=INDIRECT(CONCATENATE(&quot;G&quot;; TEXT([.$Q357] + 7;&quot;#&quot;)))" office:value-type="float" office:value="1" calcext:value-type="float">
            <text:p>1</text:p>
          </table:table-cell>
          <table:table-cell table:formula="of:=INDIRECT(CONCATENATE(&quot;H&quot;; TEXT([.$Q357] + 7;&quot;#&quot;)))" office:value-type="float" office:value="6.812" calcext:value-type="float">
            <text:p>6.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5" calcext:value-type="float">
            <text:p>5</text:p>
          </table:table-cell>
          <table:table-cell office:value-type="float" office:value="5.684" calcext:value-type="float">
            <text:p>5.684</text:p>
          </table:table-cell>
          <table:table-cell table:number-columns-repeated="9"/>
          <table:table-cell table:formula="of:=INDIRECT(CONCATENATE(&quot;D&quot;; TEXT([.$Q357] + 14;&quot;#&quot;)))" office:value-type="float" office:value="128" calcext:value-type="float">
            <text:p>128</text:p>
          </table:table-cell>
          <table:table-cell table:formula="of:=INDIRECT(CONCATENATE(&quot;E&quot;; TEXT([.$Q357] + 14;&quot;#&quot;)))" office:value-type="float" office:value="0.125" calcext:value-type="float">
            <text:p>0.125</text:p>
          </table:table-cell>
          <table:table-cell table:formula="of:=INDIRECT(CONCATENATE(&quot;F&quot;; TEXT([.$Q357] + 14;&quot;#&quot;)))" office:value-type="float" office:value="0.015625" calcext:value-type="float">
            <text:p>0.015625</text:p>
          </table:table-cell>
          <table:table-cell table:formula="of:=INDIRECT(CONCATENATE(&quot;G&quot;; TEXT([.$Q357] + 14;&quot;#&quot;)))" office:value-type="float" office:value="1" calcext:value-type="float">
            <text:p>1</text:p>
          </table:table-cell>
          <table:table-cell table:formula="of:=INDIRECT(CONCATENATE(&quot;H&quot;; TEXT([.$Q357] + 14;&quot;#&quot;)))" office:value-type="float" office:value="3.489" calcext:value-type="float">
            <text:p>3.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2.426" calcext:value-type="float">
            <text:p>2.426</text:p>
          </table:table-cell>
          <table:table-cell table:number-columns-repeated="9"/>
          <table:table-cell table:formula="of:=INDIRECT(CONCATENATE(&quot;D&quot;; TEXT([.$Q357] + 21;&quot;#&quot;)))" office:value-type="float" office:value="128" calcext:value-type="float">
            <text:p>128</text:p>
          </table:table-cell>
          <table:table-cell table:formula="of:=INDIRECT(CONCATENATE(&quot;E&quot;; TEXT([.$Q357] + 21;&quot;#&quot;)))" office:value-type="float" office:value="0.0625" calcext:value-type="float">
            <text:p>0.0625</text:p>
          </table:table-cell>
          <table:table-cell table:formula="of:=INDIRECT(CONCATENATE(&quot;F&quot;; TEXT([.$Q357] + 21;&quot;#&quot;)))" office:value-type="float" office:value="0.015625" calcext:value-type="float">
            <text:p>0.015625</text:p>
          </table:table-cell>
          <table:table-cell table:formula="of:=INDIRECT(CONCATENATE(&quot;G&quot;; TEXT([.$Q357] + 21;&quot;#&quot;)))" office:value-type="float" office:value="1" calcext:value-type="float">
            <text:p>1</text:p>
          </table:table-cell>
          <table:table-cell table:formula="of:=INDIRECT(CONCATENATE(&quot;H&quot;; TEXT([.$Q357] + 21;&quot;#&quot;)))" office:value-type="float" office:value="1.399" calcext:value-type="float">
            <text:p>1.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2.019" calcext:value-type="float">
            <text:p>2.019</text:p>
          </table:table-cell>
          <table:table-cell table:number-columns-repeated="9"/>
          <table:table-cell table:formula="of:=INDIRECT(CONCATENATE(&quot;D&quot;; TEXT([.$Q357] + 28;&quot;#&quot;)))" office:value-type="float" office:value="128" calcext:value-type="float">
            <text:p>128</text:p>
          </table:table-cell>
          <table:table-cell table:formula="of:=INDIRECT(CONCATENATE(&quot;E&quot;; TEXT([.$Q357] + 28;&quot;#&quot;)))" office:value-type="float" office:value="0.03125" calcext:value-type="float">
            <text:p>0.03125</text:p>
          </table:table-cell>
          <table:table-cell table:formula="of:=INDIRECT(CONCATENATE(&quot;F&quot;; TEXT([.$Q357] + 28;&quot;#&quot;)))" office:value-type="float" office:value="0.015625" calcext:value-type="float">
            <text:p>0.015625</text:p>
          </table:table-cell>
          <table:table-cell table:formula="of:=INDIRECT(CONCATENATE(&quot;G&quot;; TEXT([.$Q357] + 28;&quot;#&quot;)))" office:value-type="float" office:value="1" calcext:value-type="float">
            <text:p>1</text:p>
          </table:table-cell>
          <table:table-cell table:formula="of:=INDIRECT(CONCATENATE(&quot;H&quot;; TEXT([.$Q357] + 28;&quot;#&quot;)))" office:value-type="float" office:value="1.213" calcext:value-type="float">
            <text:p>1.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436" calcext:value-type="float">
            <text:p>1.436</text:p>
          </table:table-cell>
          <table:table-cell table:number-columns-repeated="9"/>
          <table:table-cell table:formula="of:=INDIRECT(CONCATENATE(&quot;D&quot;; TEXT([.$Q357] + 35;&quot;#&quot;)))" office:value-type="float" office:value="128" calcext:value-type="float">
            <text:p>128</text:p>
          </table:table-cell>
          <table:table-cell table:formula="of:=INDIRECT(CONCATENATE(&quot;E&quot;; TEXT([.$Q357] + 35;&quot;#&quot;)))" office:value-type="float" office:value="0.015625" calcext:value-type="float">
            <text:p>0.015625</text:p>
          </table:table-cell>
          <table:table-cell table:formula="of:=INDIRECT(CONCATENATE(&quot;F&quot;; TEXT([.$Q357] + 35;&quot;#&quot;)))" office:value-type="float" office:value="0.015625" calcext:value-type="float">
            <text:p>0.015625</text:p>
          </table:table-cell>
          <table:table-cell table:formula="of:=INDIRECT(CONCATENATE(&quot;G&quot;; TEXT([.$Q357] + 35;&quot;#&quot;)))" office:value-type="float" office:value="1" calcext:value-type="float">
            <text:p>1</text:p>
          </table:table-cell>
          <table:table-cell table:formula="of:=INDIRECT(CONCATENATE(&quot;H&quot;; TEXT([.$Q357] + 35;&quot;#&quot;)))" office:value-type="float" office:value="1.436" calcext:value-type="float">
            <text:p>1.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965" calcext:value-type="float">
            <text:p>0.965</text:p>
          </table:table-cell>
          <table:table-cell table:number-columns-repeated="9"/>
          <table:table-cell table:formula="of:=INDIRECT(CONCATENATE(&quot;D&quot;; TEXT([.$Q357] + 42;&quot;#&quot;)))" office:value-type="float" office:value="128" calcext:value-type="float">
            <text:p>128</text:p>
          </table:table-cell>
          <table:table-cell table:formula="of:=INDIRECT(CONCATENATE(&quot;E&quot;; TEXT([.$Q357] + 42;&quot;#&quot;)))" office:value-type="float" office:value="0.0078125" calcext:value-type="float">
            <text:p>0.0078125</text:p>
          </table:table-cell>
          <table:table-cell table:formula="of:=INDIRECT(CONCATENATE(&quot;F&quot;; TEXT([.$Q357] + 42;&quot;#&quot;)))" office:value-type="float" office:value="0.015625" calcext:value-type="float">
            <text:p>0.015625</text:p>
          </table:table-cell>
          <table:table-cell table:formula="of:=INDIRECT(CONCATENATE(&quot;G&quot;; TEXT([.$Q357] + 42;&quot;#&quot;)))" office:value-type="float" office:value="1" calcext:value-type="float">
            <text:p>1</text:p>
          </table:table-cell>
          <table:table-cell table:formula="of:=INDIRECT(CONCATENATE(&quot;H&quot;; TEXT([.$Q357] + 42;&quot;#&quot;)))" office:value-type="float" office:value="0.575" calcext:value-type="float">
            <text:p>0.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14.322" calcext:value-type="float">
            <text:p>14.322</text:p>
          </table:table-cell>
          <table:table-cell table:number-columns-repeated="8"/>
          <table:table-cell table:formula="of:=[.Q322]+6" office:value-type="float" office:value="328" calcext:value-type="float">
            <text:p>328</text:p>
          </table:table-cell>
          <table:table-cell table:formula="of:=INDIRECT(CONCATENATE(&quot;D&quot;; TEXT([.$Q364] + 0;&quot;#&quot;)))" office:value-type="float" office:value="128" calcext:value-type="float">
            <text:p>128</text:p>
          </table:table-cell>
          <table:table-cell table:formula="of:=INDIRECT(CONCATENATE(&quot;E&quot;; TEXT([.$Q364] + 0;&quot;#&quot;)))" office:value-type="float" office:value="0.5" calcext:value-type="float">
            <text:p>0.5</text:p>
          </table:table-cell>
          <table:table-cell table:formula="of:=INDIRECT(CONCATENATE(&quot;F&quot;; TEXT([.$Q364] + 0;&quot;#&quot;)))" office:value-type="float" office:value="0.0078125" calcext:value-type="float">
            <text:p>0.0078125</text:p>
          </table:table-cell>
          <table:table-cell table:formula="of:=INDIRECT(CONCATENATE(&quot;G&quot;; TEXT([.$Q364] + 0;&quot;#&quot;)))" office:value-type="float" office:value="1" calcext:value-type="float">
            <text:p>1</text:p>
          </table:table-cell>
          <table:table-cell table:formula="of:=INDIRECT(CONCATENATE(&quot;H&quot;; TEXT([.$Q364] + 0;&quot;#&quot;)))" office:value-type="float" office:value="12.566" calcext:value-type="float">
            <text:p>12.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6.662" calcext:value-type="float">
            <text:p>6.662</text:p>
          </table:table-cell>
          <table:table-cell table:number-columns-repeated="9"/>
          <table:table-cell table:formula="of:=INDIRECT(CONCATENATE(&quot;D&quot;; TEXT([.$Q364] + 7;&quot;#&quot;)))" office:value-type="float" office:value="128" calcext:value-type="float">
            <text:p>128</text:p>
          </table:table-cell>
          <table:table-cell table:formula="of:=INDIRECT(CONCATENATE(&quot;E&quot;; TEXT([.$Q364] + 7;&quot;#&quot;)))" office:value-type="float" office:value="0.25" calcext:value-type="float">
            <text:p>0.25</text:p>
          </table:table-cell>
          <table:table-cell table:formula="of:=INDIRECT(CONCATENATE(&quot;F&quot;; TEXT([.$Q364] + 7;&quot;#&quot;)))" office:value-type="float" office:value="0.0078125" calcext:value-type="float">
            <text:p>0.0078125</text:p>
          </table:table-cell>
          <table:table-cell table:formula="of:=INDIRECT(CONCATENATE(&quot;G&quot;; TEXT([.$Q364] + 7;&quot;#&quot;)))" office:value-type="float" office:value="1" calcext:value-type="float">
            <text:p>1</text:p>
          </table:table-cell>
          <table:table-cell table:formula="of:=INDIRECT(CONCATENATE(&quot;H&quot;; TEXT([.$Q364] + 7;&quot;#&quot;)))" office:value-type="float" office:value="5.918" calcext:value-type="float">
            <text:p>5.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3.143" calcext:value-type="float">
            <text:p>3.143</text:p>
          </table:table-cell>
          <table:table-cell table:number-columns-repeated="9"/>
          <table:table-cell table:formula="of:=INDIRECT(CONCATENATE(&quot;D&quot;; TEXT([.$Q364] + 14;&quot;#&quot;)))" office:value-type="float" office:value="128" calcext:value-type="float">
            <text:p>128</text:p>
          </table:table-cell>
          <table:table-cell table:formula="of:=INDIRECT(CONCATENATE(&quot;E&quot;; TEXT([.$Q364] + 14;&quot;#&quot;)))" office:value-type="float" office:value="0.125" calcext:value-type="float">
            <text:p>0.125</text:p>
          </table:table-cell>
          <table:table-cell table:formula="of:=INDIRECT(CONCATENATE(&quot;F&quot;; TEXT([.$Q364] + 14;&quot;#&quot;)))" office:value-type="float" office:value="0.0078125" calcext:value-type="float">
            <text:p>0.0078125</text:p>
          </table:table-cell>
          <table:table-cell table:formula="of:=INDIRECT(CONCATENATE(&quot;G&quot;; TEXT([.$Q364] + 14;&quot;#&quot;)))" office:value-type="float" office:value="1" calcext:value-type="float">
            <text:p>1</text:p>
          </table:table-cell>
          <table:table-cell table:formula="of:=INDIRECT(CONCATENATE(&quot;H&quot;; TEXT([.$Q364] + 14;&quot;#&quot;)))" office:value-type="float" office:value="3.489" calcext:value-type="float">
            <text:p>3.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.241" calcext:value-type="float">
            <text:p>1.241</text:p>
          </table:table-cell>
          <table:table-cell table:number-columns-repeated="9"/>
          <table:table-cell table:formula="of:=INDIRECT(CONCATENATE(&quot;D&quot;; TEXT([.$Q364] + 21;&quot;#&quot;)))" office:value-type="float" office:value="128" calcext:value-type="float">
            <text:p>128</text:p>
          </table:table-cell>
          <table:table-cell table:formula="of:=INDIRECT(CONCATENATE(&quot;E&quot;; TEXT([.$Q364] + 21;&quot;#&quot;)))" office:value-type="float" office:value="0.0625" calcext:value-type="float">
            <text:p>0.0625</text:p>
          </table:table-cell>
          <table:table-cell table:formula="of:=INDIRECT(CONCATENATE(&quot;F&quot;; TEXT([.$Q364] + 21;&quot;#&quot;)))" office:value-type="float" office:value="0.0078125" calcext:value-type="float">
            <text:p>0.0078125</text:p>
          </table:table-cell>
          <table:table-cell table:formula="of:=INDIRECT(CONCATENATE(&quot;G&quot;; TEXT([.$Q364] + 21;&quot;#&quot;)))" office:value-type="float" office:value="1" calcext:value-type="float">
            <text:p>1</text:p>
          </table:table-cell>
          <table:table-cell table:formula="of:=INDIRECT(CONCATENATE(&quot;H&quot;; TEXT([.$Q364] + 21;&quot;#&quot;)))" office:value-type="float" office:value="1.312" calcext:value-type="float">
            <text:p>1.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014" calcext:value-type="float">
            <text:p>1.014</text:p>
          </table:table-cell>
          <table:table-cell table:number-columns-repeated="9"/>
          <table:table-cell table:formula="of:=INDIRECT(CONCATENATE(&quot;D&quot;; TEXT([.$Q364] + 28;&quot;#&quot;)))" office:value-type="float" office:value="128" calcext:value-type="float">
            <text:p>128</text:p>
          </table:table-cell>
          <table:table-cell table:formula="of:=INDIRECT(CONCATENATE(&quot;E&quot;; TEXT([.$Q364] + 28;&quot;#&quot;)))" office:value-type="float" office:value="0.03125" calcext:value-type="float">
            <text:p>0.03125</text:p>
          </table:table-cell>
          <table:table-cell table:formula="of:=INDIRECT(CONCATENATE(&quot;F&quot;; TEXT([.$Q364] + 28;&quot;#&quot;)))" office:value-type="float" office:value="0.0078125" calcext:value-type="float">
            <text:p>0.0078125</text:p>
          </table:table-cell>
          <table:table-cell table:formula="of:=INDIRECT(CONCATENATE(&quot;G&quot;; TEXT([.$Q364] + 28;&quot;#&quot;)))" office:value-type="float" office:value="1" calcext:value-type="float">
            <text:p>1</text:p>
          </table:table-cell>
          <table:table-cell table:formula="of:=INDIRECT(CONCATENATE(&quot;H&quot;; TEXT([.$Q364] + 28;&quot;#&quot;)))" office:value-type="float" office:value="1.206" calcext:value-type="float">
            <text:p>1.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575" calcext:value-type="float">
            <text:p>0.575</text:p>
          </table:table-cell>
          <table:table-cell table:number-columns-repeated="9"/>
          <table:table-cell table:formula="of:=INDIRECT(CONCATENATE(&quot;D&quot;; TEXT([.$Q364] + 35;&quot;#&quot;)))" office:value-type="float" office:value="128" calcext:value-type="float">
            <text:p>128</text:p>
          </table:table-cell>
          <table:table-cell table:formula="of:=INDIRECT(CONCATENATE(&quot;E&quot;; TEXT([.$Q364] + 35;&quot;#&quot;)))" office:value-type="float" office:value="0.015625" calcext:value-type="float">
            <text:p>0.015625</text:p>
          </table:table-cell>
          <table:table-cell table:formula="of:=INDIRECT(CONCATENATE(&quot;F&quot;; TEXT([.$Q364] + 35;&quot;#&quot;)))" office:value-type="float" office:value="0.0078125" calcext:value-type="float">
            <text:p>0.0078125</text:p>
          </table:table-cell>
          <table:table-cell table:formula="of:=INDIRECT(CONCATENATE(&quot;G&quot;; TEXT([.$Q364] + 35;&quot;#&quot;)))" office:value-type="float" office:value="1" calcext:value-type="float">
            <text:p>1</text:p>
          </table:table-cell>
          <table:table-cell table:formula="of:=INDIRECT(CONCATENATE(&quot;H&quot;; TEXT([.$Q364] + 35;&quot;#&quot;)))" office:value-type="float" office:value="0.965" calcext:value-type="float">
            <text:p>0.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337" calcext:value-type="float">
            <text:p>0.337</text:p>
          </table:table-cell>
          <table:table-cell table:number-columns-repeated="9"/>
          <table:table-cell table:formula="of:=INDIRECT(CONCATENATE(&quot;D&quot;; TEXT([.$Q364] + 42;&quot;#&quot;)))" office:value-type="float" office:value="128" calcext:value-type="float">
            <text:p>128</text:p>
          </table:table-cell>
          <table:table-cell table:formula="of:=INDIRECT(CONCATENATE(&quot;E&quot;; TEXT([.$Q364] + 42;&quot;#&quot;)))" office:value-type="float" office:value="0.0078125" calcext:value-type="float">
            <text:p>0.0078125</text:p>
          </table:table-cell>
          <table:table-cell table:formula="of:=INDIRECT(CONCATENATE(&quot;F&quot;; TEXT([.$Q364] + 42;&quot;#&quot;)))" office:value-type="float" office:value="0.0078125" calcext:value-type="float">
            <text:p>0.0078125</text:p>
          </table:table-cell>
          <table:table-cell table:formula="of:=INDIRECT(CONCATENATE(&quot;G&quot;; TEXT([.$Q364] + 42;&quot;#&quot;)))" office:value-type="float" office:value="1" calcext:value-type="float">
            <text:p>1</text:p>
          </table:table-cell>
          <table:table-cell table:formula="of:=INDIRECT(CONCATENATE(&quot;H&quot;; TEXT([.$Q364] + 42;&quot;#&quot;)))" office:value-type="float" office:value="0.337" calcext:value-type="float">
            <text:p>0.337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formula="of:=[.A375]" office:value-type="string" office:string-value="HsqlZoneMatcher" calcext:value-type="string">
            <text:p>HsqlZoneMatcher</text:p>
          </table:table-cell>
          <table:table-cell table:formula="of:=[.B375]" office:value-type="string" office:string-value="COMBINED" calcext:value-type="string">
            <text:p>COMBINED</text:p>
          </table:table-cell>
          <table:table-cell table:number-columns-repeated="7"/>
          <table:table-cell table:formula="of:=[.A372]" office:value-type="string" office:string-value="HsqlZoneMatcher" calcext:value-type="string">
            <text:p>HsqlZoneMatcher</text:p>
          </table:table-cell>
          <table:table-cell table:formula="of:=[.B372]" office:value-type="string" office:string-value="COMBINED" calcext:value-type="string">
            <text:p>COMBINED</text:p>
          </table:table-cell>
          <table:table-cell table:number-columns-repeated="5"/>
          <table:table-cell table:formula="of:=[.A372]" office:value-type="string" office:string-value="HsqlZoneMatcher" calcext:value-type="string">
            <text:p>HsqlZoneMatcher</text:p>
          </table:table-cell>
          <table:table-cell table:formula="of:=[.B372]" office:value-type="string" office:string-value="COMBINED" calcext:value-type="string">
            <text:p>COMBINED</text:p>
          </table:table-cell>
          <table:table-cell table:number-columns-repeated="5"/>
          <table:table-cell table:formula="of:=[.A372]" office:value-type="string" office:string-value="HsqlZoneMatcher" calcext:value-type="string">
            <text:p>HsqlZoneMatcher</text:p>
          </table:table-cell>
          <table:table-cell table:formula="of:=[.B372]" office:value-type="string" office:string-value="COMBINED" calcext:value-type="string">
            <text:p>COMBINED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atch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points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found</text:p>
          </table:table-cell>
          <table:table-cell table:style-name="ce1" office:value-type="string" calcext:value-type="string">
            <text:p>timeavg</text:p>
          </table:table-cell>
          <table:table-cell table:number-columns-repeated="9"/>
          <table:table-cell office:value-type="string" calcext:value-type="string">
            <text:p>rang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ime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98" calcext:value-type="float">
            <text:p>198</text:p>
          </table:table-cell>
          <table:table-cell office:value-type="float" office:value="55.942" calcext:value-type="float">
            <text:p>55.942</text:p>
          </table:table-cell>
          <table:table-cell/>
          <table:table-cell table:formula="of:=LEFT(CONCATENATE([.E374];&quot; &quot;; [.E375]); 11)" office:value-type="string" office:string-value="zone 0.5" calcext:value-type="string">
            <text:p>zone 0.5</text:p>
          </table:table-cell>
          <table:table-cell table:number-columns-repeated="6"/>
          <table:table-cell table:formula="of:=ROW()" office:value-type="float" office:value="375" calcext:value-type="float">
            <text:p>375</text:p>
          </table:table-cell>
          <table:table-cell table:formula="of:=INDIRECT(CONCATENATE(&quot;D&quot;; TEXT([.$Q375] + 0;&quot;#&quot;)))" office:value-type="float" office:value="64" calcext:value-type="float">
            <text:p>64</text:p>
          </table:table-cell>
          <table:table-cell table:formula="of:=INDIRECT(CONCATENATE(&quot;E&quot;; TEXT([.$Q375] + 0;&quot;#&quot;)))" office:value-type="float" office:value="0.5" calcext:value-type="float">
            <text:p>0.5</text:p>
          </table:table-cell>
          <table:table-cell table:formula="of:=INDIRECT(CONCATENATE(&quot;F&quot;; TEXT([.$Q375] + 0;&quot;#&quot;)))" office:value-type="float" office:value="0.5" calcext:value-type="float">
            <text:p>0.5</text:p>
          </table:table-cell>
          <table:table-cell table:formula="of:=INDIRECT(CONCATENATE(&quot;G&quot;; TEXT([.$Q375] + 0;&quot;#&quot;)))" office:value-type="float" office:value="198" calcext:value-type="float">
            <text:p>198</text:p>
          </table:table-cell>
          <table:table-cell table:formula="of:=INDIRECT(CONCATENATE(&quot;H&quot;; TEXT([.$Q375] + 0;&quot;#&quot;)))" office:value-type="float" office:value="55.942" calcext:value-type="float">
            <text:p>55.942</text:p>
          </table:table-cell>
          <table:table-cell/>
          <table:table-cell table:formula="of:=LEFT(CONCATENATE([.T374];&quot; &quot;; [.T375]); 13)" office:value-type="string" office:string-value="radius 0.5" calcext:value-type="string">
            <text:p>radius 0.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3.838" calcext:value-type="float">
            <text:p>33.838</text:p>
          </table:table-cell>
          <table:table-cell/>
          <table:table-cell table:formula="of:=LEFT(CONCATENATE([.E374];&quot; &quot;; [.E383]); 11)" office:value-type="string" office:string-value="zone 0.25" calcext:value-type="string">
            <text:p>zone 0.25</text:p>
          </table:table-cell>
          <table:table-cell table:number-columns-repeated="7"/>
          <table:table-cell table:formula="of:=INDIRECT(CONCATENATE(&quot;D&quot;; TEXT([.$Q375] + 7;&quot;#&quot;)))" office:value-type="float" office:value="64" calcext:value-type="float">
            <text:p>64</text:p>
          </table:table-cell>
          <table:table-cell table:formula="of:=INDIRECT(CONCATENATE(&quot;E&quot;; TEXT([.$Q375] + 7;&quot;#&quot;)))" office:value-type="float" office:value="0.25" calcext:value-type="float">
            <text:p>0.25</text:p>
          </table:table-cell>
          <table:table-cell table:formula="of:=INDIRECT(CONCATENATE(&quot;F&quot;; TEXT([.$Q375] + 7;&quot;#&quot;)))" office:value-type="float" office:value="0.5" calcext:value-type="float">
            <text:p>0.5</text:p>
          </table:table-cell>
          <table:table-cell table:formula="of:=INDIRECT(CONCATENATE(&quot;G&quot;; TEXT([.$Q375] + 7;&quot;#&quot;)))" office:value-type="float" office:value="205" calcext:value-type="float">
            <text:p>205</text:p>
          </table:table-cell>
          <table:table-cell table:formula="of:=INDIRECT(CONCATENATE(&quot;H&quot;; TEXT([.$Q375] + 7;&quot;#&quot;)))" office:value-type="float" office:value="49.73" calcext:value-type="float">
            <text:p>49.73</text:p>
          </table:table-cell>
          <table:table-cell/>
          <table:table-cell table:formula="of:=LEFT(CONCATENATE([.T374];&quot; &quot;; [.T382]); 13)" office:value-type="string" office:string-value="radius 0.25" calcext:value-type="string">
            <text:p>radius 0.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32.929" calcext:value-type="float">
            <text:p>32.929</text:p>
          </table:table-cell>
          <table:table-cell/>
          <table:table-cell table:formula="of:=CONCATENATE([.E374];&quot; &quot;; [.E390])" office:value-type="string" office:string-value="zone 0.125" calcext:value-type="string">
            <text:p>zone 0.125</text:p>
          </table:table-cell>
          <table:table-cell table:number-columns-repeated="7"/>
          <table:table-cell table:formula="of:=INDIRECT(CONCATENATE(&quot;D&quot;; TEXT([.$Q375] + 14;&quot;#&quot;)))" office:value-type="float" office:value="64" calcext:value-type="float">
            <text:p>64</text:p>
          </table:table-cell>
          <table:table-cell table:formula="of:=INDIRECT(CONCATENATE(&quot;E&quot;; TEXT([.$Q375] + 14;&quot;#&quot;)))" office:value-type="float" office:value="0.125" calcext:value-type="float">
            <text:p>0.125</text:p>
          </table:table-cell>
          <table:table-cell table:formula="of:=INDIRECT(CONCATENATE(&quot;F&quot;; TEXT([.$Q375] + 14;&quot;#&quot;)))" office:value-type="float" office:value="0.5" calcext:value-type="float">
            <text:p>0.5</text:p>
          </table:table-cell>
          <table:table-cell table:formula="of:=INDIRECT(CONCATENATE(&quot;G&quot;; TEXT([.$Q375] + 14;&quot;#&quot;)))" office:value-type="float" office:value="207" calcext:value-type="float">
            <text:p>207</text:p>
          </table:table-cell>
          <table:table-cell table:formula="of:=INDIRECT(CONCATENATE(&quot;H&quot;; TEXT([.$Q375] + 14;&quot;#&quot;)))" office:value-type="float" office:value="43.907" calcext:value-type="float">
            <text:p>43.907</text:p>
          </table:table-cell>
          <table:table-cell/>
          <table:table-cell table:formula="of:=LEFT(CONCATENATE([.T374];&quot; &quot;; [.T389]); 13)" office:value-type="string" office:string-value="radius 0.125" calcext:value-type="string">
            <text:p>radius 0.1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32.71" calcext:value-type="float">
            <text:p>32.71</text:p>
          </table:table-cell>
          <table:table-cell/>
          <table:table-cell table:formula="of:=LEFT(CONCATENATE([.E374];&quot; &quot;; [.E397]); 11)" office:value-type="string" office:string-value="zone 0.0625" calcext:value-type="string">
            <text:p>zone 0.0625</text:p>
          </table:table-cell>
          <table:table-cell table:number-columns-repeated="7"/>
          <table:table-cell table:formula="of:=INDIRECT(CONCATENATE(&quot;D&quot;; TEXT([.$Q375] + 21;&quot;#&quot;)))" office:value-type="float" office:value="64" calcext:value-type="float">
            <text:p>64</text:p>
          </table:table-cell>
          <table:table-cell table:formula="of:=INDIRECT(CONCATENATE(&quot;E&quot;; TEXT([.$Q375] + 21;&quot;#&quot;)))" office:value-type="float" office:value="0.0625" calcext:value-type="float">
            <text:p>0.0625</text:p>
          </table:table-cell>
          <table:table-cell table:formula="of:=INDIRECT(CONCATENATE(&quot;F&quot;; TEXT([.$Q375] + 21;&quot;#&quot;)))" office:value-type="float" office:value="0.5" calcext:value-type="float">
            <text:p>0.5</text:p>
          </table:table-cell>
          <table:table-cell table:formula="of:=INDIRECT(CONCATENATE(&quot;G&quot;; TEXT([.$Q375] + 21;&quot;#&quot;)))" office:value-type="float" office:value="201" calcext:value-type="float">
            <text:p>201</text:p>
          </table:table-cell>
          <table:table-cell table:formula="of:=INDIRECT(CONCATENATE(&quot;H&quot;; TEXT([.$Q375] + 21;&quot;#&quot;)))" office:value-type="float" office:value="52.701" calcext:value-type="float">
            <text:p>52.701</text:p>
          </table:table-cell>
          <table:table-cell/>
          <table:table-cell table:formula="of:=LEFT(CONCATENATE([.T374];&quot; &quot;; [.T396]); 13)" office:value-type="string" office:string-value="radius 0.0625" calcext:value-type="string">
            <text:p>radius 0.06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32.613" calcext:value-type="float">
            <text:p>32.613</text:p>
          </table:table-cell>
          <table:table-cell/>
          <table:table-cell table:formula="of:=LEFT(CONCATENATE([.E374];&quot; &quot;; [.E404]); 11)" office:value-type="string" office:string-value="zone 0.0312" calcext:value-type="string">
            <text:p>zone 0.0312</text:p>
          </table:table-cell>
          <table:table-cell table:number-columns-repeated="7"/>
          <table:table-cell table:formula="of:=INDIRECT(CONCATENATE(&quot;D&quot;; TEXT([.$Q375] + 28;&quot;#&quot;)))" office:value-type="float" office:value="64" calcext:value-type="float">
            <text:p>64</text:p>
          </table:table-cell>
          <table:table-cell table:formula="of:=INDIRECT(CONCATENATE(&quot;E&quot;; TEXT([.$Q375] + 28;&quot;#&quot;)))" office:value-type="float" office:value="0.03125" calcext:value-type="float">
            <text:p>0.03125</text:p>
          </table:table-cell>
          <table:table-cell table:formula="of:=INDIRECT(CONCATENATE(&quot;F&quot;; TEXT([.$Q375] + 28;&quot;#&quot;)))" office:value-type="float" office:value="0.5" calcext:value-type="float">
            <text:p>0.5</text:p>
          </table:table-cell>
          <table:table-cell table:formula="of:=INDIRECT(CONCATENATE(&quot;G&quot;; TEXT([.$Q375] + 28;&quot;#&quot;)))" office:value-type="float" office:value="207" calcext:value-type="float">
            <text:p>207</text:p>
          </table:table-cell>
          <table:table-cell table:formula="of:=INDIRECT(CONCATENATE(&quot;H&quot;; TEXT([.$Q375] + 28;&quot;#&quot;)))" office:value-type="float" office:value="41.249" calcext:value-type="float">
            <text:p>41.249</text:p>
          </table:table-cell>
          <table:table-cell/>
          <table:table-cell table:formula="of:=LEFT(CONCATENATE([.T374];&quot; &quot;; [.T403]); 13)" office:value-type="string" office:string-value="radius 0.0312" calcext:value-type="string">
            <text:p>radius 0.0312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5.969" calcext:value-type="float">
            <text:p>35.969</text:p>
          </table:table-cell>
          <table:table-cell/>
          <table:table-cell table:formula="of:=LEFT(CONCATENATE([.E374];&quot; &quot;; [.E411]); 11)" office:value-type="string" office:string-value="zone 0.0156" calcext:value-type="string">
            <text:p>zone 0.0156</text:p>
          </table:table-cell>
          <table:table-cell table:number-columns-repeated="7"/>
          <table:table-cell table:formula="of:=INDIRECT(CONCATENATE(&quot;D&quot;; TEXT([.$Q375] + 35;&quot;#&quot;)))" office:value-type="float" office:value="64" calcext:value-type="float">
            <text:p>64</text:p>
          </table:table-cell>
          <table:table-cell table:formula="of:=INDIRECT(CONCATENATE(&quot;E&quot;; TEXT([.$Q375] + 35;&quot;#&quot;)))" office:value-type="float" office:value="0.015625" calcext:value-type="float">
            <text:p>0.015625</text:p>
          </table:table-cell>
          <table:table-cell table:formula="of:=INDIRECT(CONCATENATE(&quot;F&quot;; TEXT([.$Q375] + 35;&quot;#&quot;)))" office:value-type="float" office:value="0.5" calcext:value-type="float">
            <text:p>0.5</text:p>
          </table:table-cell>
          <table:table-cell table:formula="of:=INDIRECT(CONCATENATE(&quot;G&quot;; TEXT([.$Q375] + 35;&quot;#&quot;)))" office:value-type="float" office:value="207" calcext:value-type="float">
            <text:p>207</text:p>
          </table:table-cell>
          <table:table-cell table:formula="of:=INDIRECT(CONCATENATE(&quot;H&quot;; TEXT([.$Q375] + 35;&quot;#&quot;)))" office:value-type="float" office:value="45.862" calcext:value-type="float">
            <text:p>45.862</text:p>
          </table:table-cell>
          <table:table-cell/>
          <table:table-cell table:formula="of:=LEFT(CONCATENATE([.T374];&quot; &quot;; [.T410]); 13)" office:value-type="string" office:string-value="radius 0.0156" calcext:value-type="string">
            <text:p>radius 0.0156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7.374" calcext:value-type="float">
            <text:p>37.374</text:p>
          </table:table-cell>
          <table:table-cell/>
          <table:table-cell table:formula="of:=LEFT(CONCATENATE([.E374];&quot; &quot;; [.E418]); 11)" office:value-type="string" office:string-value="zone 0.0078" calcext:value-type="string">
            <text:p>zone 0.0078</text:p>
          </table:table-cell>
          <table:table-cell table:number-columns-repeated="7"/>
          <table:table-cell table:formula="of:=INDIRECT(CONCATENATE(&quot;D&quot;; TEXT([.$Q375] + 42;&quot;#&quot;)))" office:value-type="float" office:value="64" calcext:value-type="float">
            <text:p>64</text:p>
          </table:table-cell>
          <table:table-cell table:formula="of:=INDIRECT(CONCATENATE(&quot;E&quot;; TEXT([.$Q375] + 42;&quot;#&quot;)))" office:value-type="float" office:value="0.0078125" calcext:value-type="float">
            <text:p>0.0078125</text:p>
          </table:table-cell>
          <table:table-cell table:formula="of:=INDIRECT(CONCATENATE(&quot;F&quot;; TEXT([.$Q375] + 42;&quot;#&quot;)))" office:value-type="float" office:value="0.5" calcext:value-type="float">
            <text:p>0.5</text:p>
          </table:table-cell>
          <table:table-cell table:formula="of:=INDIRECT(CONCATENATE(&quot;G&quot;; TEXT([.$Q375] + 42;&quot;#&quot;)))" office:value-type="float" office:value="206" calcext:value-type="float">
            <text:p>206</text:p>
          </table:table-cell>
          <table:table-cell table:formula="of:=INDIRECT(CONCATENATE(&quot;H&quot;; TEXT([.$Q375] + 42;&quot;#&quot;)))" office:value-type="float" office:value="35.641" calcext:value-type="float">
            <text:p>35.641</text:p>
          </table:table-cell>
          <table:table-cell/>
          <table:table-cell table:formula="of:=LEFT(CONCATENATE([.T374];&quot; &quot;; [.T417]); 13)" office:value-type="string" office:string-value="radius 0.0078" calcext:value-type="string">
            <text:p>radius 0.0078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205" calcext:value-type="float">
            <text:p>205</text:p>
          </table:table-cell>
          <table:table-cell office:value-type="float" office:value="49.73" calcext:value-type="float">
            <text:p>49.73</text:p>
          </table:table-cell>
          <table:table-cell table:number-columns-repeated="8"/>
          <table:table-cell table:formula="of:=[.Q375]+1" office:value-type="float" office:value="376" calcext:value-type="float">
            <text:p>376</text:p>
          </table:table-cell>
          <table:table-cell table:formula="of:=INDIRECT(CONCATENATE(&quot;D&quot;; TEXT([.$Q382] + 0;&quot;#&quot;)))" office:value-type="float" office:value="64" calcext:value-type="float">
            <text:p>64</text:p>
          </table:table-cell>
          <table:table-cell table:formula="of:=INDIRECT(CONCATENATE(&quot;E&quot;; TEXT([.$Q382] + 0;&quot;#&quot;)))" office:value-type="float" office:value="0.5" calcext:value-type="float">
            <text:p>0.5</text:p>
          </table:table-cell>
          <table:table-cell table:formula="of:=INDIRECT(CONCATENATE(&quot;F&quot;; TEXT([.$Q382] + 0;&quot;#&quot;)))" office:value-type="float" office:value="0.25" calcext:value-type="float">
            <text:p>0.25</text:p>
          </table:table-cell>
          <table:table-cell table:formula="of:=INDIRECT(CONCATENATE(&quot;G&quot;; TEXT([.$Q382] + 0;&quot;#&quot;)))" office:value-type="float" office:value="48" calcext:value-type="float">
            <text:p>48</text:p>
          </table:table-cell>
          <table:table-cell table:formula="of:=INDIRECT(CONCATENATE(&quot;H&quot;; TEXT([.$Q382] + 0;&quot;#&quot;)))" office:value-type="float" office:value="33.838" calcext:value-type="float">
            <text:p>33.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24.555" calcext:value-type="float">
            <text:p>24.555</text:p>
          </table:table-cell>
          <table:table-cell table:number-columns-repeated="9"/>
          <table:table-cell table:formula="of:=INDIRECT(CONCATENATE(&quot;D&quot;; TEXT([.$Q382] + 7;&quot;#&quot;)))" office:value-type="float" office:value="64" calcext:value-type="float">
            <text:p>64</text:p>
          </table:table-cell>
          <table:table-cell table:formula="of:=INDIRECT(CONCATENATE(&quot;E&quot;; TEXT([.$Q382] + 7;&quot;#&quot;)))" office:value-type="float" office:value="0.25" calcext:value-type="float">
            <text:p>0.25</text:p>
          </table:table-cell>
          <table:table-cell table:formula="of:=INDIRECT(CONCATENATE(&quot;F&quot;; TEXT([.$Q382] + 7;&quot;#&quot;)))" office:value-type="float" office:value="0.25" calcext:value-type="float">
            <text:p>0.25</text:p>
          </table:table-cell>
          <table:table-cell table:formula="of:=INDIRECT(CONCATENATE(&quot;G&quot;; TEXT([.$Q382] + 7;&quot;#&quot;)))" office:value-type="float" office:value="48" calcext:value-type="float">
            <text:p>48</text:p>
          </table:table-cell>
          <table:table-cell table:formula="of:=INDIRECT(CONCATENATE(&quot;H&quot;; TEXT([.$Q382] + 7;&quot;#&quot;)))" office:value-type="float" office:value="24.555" calcext:value-type="float">
            <text:p>24.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13.394" calcext:value-type="float">
            <text:p>13.394</text:p>
          </table:table-cell>
          <table:table-cell table:number-columns-repeated="9"/>
          <table:table-cell table:formula="of:=INDIRECT(CONCATENATE(&quot;D&quot;; TEXT([.$Q382] + 14;&quot;#&quot;)))" office:value-type="float" office:value="64" calcext:value-type="float">
            <text:p>64</text:p>
          </table:table-cell>
          <table:table-cell table:formula="of:=INDIRECT(CONCATENATE(&quot;E&quot;; TEXT([.$Q382] + 14;&quot;#&quot;)))" office:value-type="float" office:value="0.125" calcext:value-type="float">
            <text:p>0.125</text:p>
          </table:table-cell>
          <table:table-cell table:formula="of:=INDIRECT(CONCATENATE(&quot;F&quot;; TEXT([.$Q382] + 14;&quot;#&quot;)))" office:value-type="float" office:value="0.25" calcext:value-type="float">
            <text:p>0.25</text:p>
          </table:table-cell>
          <table:table-cell table:formula="of:=INDIRECT(CONCATENATE(&quot;G&quot;; TEXT([.$Q382] + 14;&quot;#&quot;)))" office:value-type="float" office:value="47" calcext:value-type="float">
            <text:p>47</text:p>
          </table:table-cell>
          <table:table-cell table:formula="of:=INDIRECT(CONCATENATE(&quot;H&quot;; TEXT([.$Q382] + 14;&quot;#&quot;)))" office:value-type="float" office:value="19.876" calcext:value-type="float">
            <text:p>19.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14.074" calcext:value-type="float">
            <text:p>14.074</text:p>
          </table:table-cell>
          <table:table-cell table:number-columns-repeated="9"/>
          <table:table-cell table:formula="of:=INDIRECT(CONCATENATE(&quot;D&quot;; TEXT([.$Q382] + 21;&quot;#&quot;)))" office:value-type="float" office:value="64" calcext:value-type="float">
            <text:p>64</text:p>
          </table:table-cell>
          <table:table-cell table:formula="of:=INDIRECT(CONCATENATE(&quot;E&quot;; TEXT([.$Q382] + 21;&quot;#&quot;)))" office:value-type="float" office:value="0.0625" calcext:value-type="float">
            <text:p>0.0625</text:p>
          </table:table-cell>
          <table:table-cell table:formula="of:=INDIRECT(CONCATENATE(&quot;F&quot;; TEXT([.$Q382] + 21;&quot;#&quot;)))" office:value-type="float" office:value="0.25" calcext:value-type="float">
            <text:p>0.25</text:p>
          </table:table-cell>
          <table:table-cell table:formula="of:=INDIRECT(CONCATENATE(&quot;G&quot;; TEXT([.$Q382] + 21;&quot;#&quot;)))" office:value-type="float" office:value="48" calcext:value-type="float">
            <text:p>48</text:p>
          </table:table-cell>
          <table:table-cell table:formula="of:=INDIRECT(CONCATENATE(&quot;H&quot;; TEXT([.$Q382] + 21;&quot;#&quot;)))" office:value-type="float" office:value="29.336" calcext:value-type="float">
            <text:p>29.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4.345" calcext:value-type="float">
            <text:p>14.345</text:p>
          </table:table-cell>
          <table:table-cell table:number-columns-repeated="9"/>
          <table:table-cell table:formula="of:=INDIRECT(CONCATENATE(&quot;D&quot;; TEXT([.$Q382] + 28;&quot;#&quot;)))" office:value-type="float" office:value="64" calcext:value-type="float">
            <text:p>64</text:p>
          </table:table-cell>
          <table:table-cell table:formula="of:=INDIRECT(CONCATENATE(&quot;E&quot;; TEXT([.$Q382] + 28;&quot;#&quot;)))" office:value-type="float" office:value="0.03125" calcext:value-type="float">
            <text:p>0.03125</text:p>
          </table:table-cell>
          <table:table-cell table:formula="of:=INDIRECT(CONCATENATE(&quot;F&quot;; TEXT([.$Q382] + 28;&quot;#&quot;)))" office:value-type="float" office:value="0.25" calcext:value-type="float">
            <text:p>0.25</text:p>
          </table:table-cell>
          <table:table-cell table:formula="of:=INDIRECT(CONCATENATE(&quot;G&quot;; TEXT([.$Q382] + 28;&quot;#&quot;)))" office:value-type="float" office:value="48" calcext:value-type="float">
            <text:p>48</text:p>
          </table:table-cell>
          <table:table-cell table:formula="of:=INDIRECT(CONCATENATE(&quot;H&quot;; TEXT([.$Q382] + 28;&quot;#&quot;)))" office:value-type="float" office:value="16.533" calcext:value-type="float">
            <text:p>16.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4.08" calcext:value-type="float">
            <text:p>14.08</text:p>
          </table:table-cell>
          <table:table-cell table:number-columns-repeated="9"/>
          <table:table-cell table:formula="of:=INDIRECT(CONCATENATE(&quot;D&quot;; TEXT([.$Q382] + 35;&quot;#&quot;)))" office:value-type="float" office:value="64" calcext:value-type="float">
            <text:p>64</text:p>
          </table:table-cell>
          <table:table-cell table:formula="of:=INDIRECT(CONCATENATE(&quot;E&quot;; TEXT([.$Q382] + 35;&quot;#&quot;)))" office:value-type="float" office:value="0.015625" calcext:value-type="float">
            <text:p>0.015625</text:p>
          </table:table-cell>
          <table:table-cell table:formula="of:=INDIRECT(CONCATENATE(&quot;F&quot;; TEXT([.$Q382] + 35;&quot;#&quot;)))" office:value-type="float" office:value="0.25" calcext:value-type="float">
            <text:p>0.25</text:p>
          </table:table-cell>
          <table:table-cell table:formula="of:=INDIRECT(CONCATENATE(&quot;G&quot;; TEXT([.$Q382] + 35;&quot;#&quot;)))" office:value-type="float" office:value="47" calcext:value-type="float">
            <text:p>47</text:p>
          </table:table-cell>
          <table:table-cell table:formula="of:=INDIRECT(CONCATENATE(&quot;H&quot;; TEXT([.$Q382] + 35;&quot;#&quot;)))" office:value-type="float" office:value="18.102" calcext:value-type="float">
            <text:p>18.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3.596" calcext:value-type="float">
            <text:p>13.596</text:p>
          </table:table-cell>
          <table:table-cell table:number-columns-repeated="9"/>
          <table:table-cell table:formula="of:=INDIRECT(CONCATENATE(&quot;D&quot;; TEXT([.$Q382] + 42;&quot;#&quot;)))" office:value-type="float" office:value="64" calcext:value-type="float">
            <text:p>64</text:p>
          </table:table-cell>
          <table:table-cell table:formula="of:=INDIRECT(CONCATENATE(&quot;E&quot;; TEXT([.$Q382] + 42;&quot;#&quot;)))" office:value-type="float" office:value="0.0078125" calcext:value-type="float">
            <text:p>0.0078125</text:p>
          </table:table-cell>
          <table:table-cell table:formula="of:=INDIRECT(CONCATENATE(&quot;F&quot;; TEXT([.$Q382] + 42;&quot;#&quot;)))" office:value-type="float" office:value="0.25" calcext:value-type="float">
            <text:p>0.25</text:p>
          </table:table-cell>
          <table:table-cell table:formula="of:=INDIRECT(CONCATENATE(&quot;G&quot;; TEXT([.$Q382] + 42;&quot;#&quot;)))" office:value-type="float" office:value="49" calcext:value-type="float">
            <text:p>49</text:p>
          </table:table-cell>
          <table:table-cell table:formula="of:=INDIRECT(CONCATENATE(&quot;H&quot;; TEXT([.$Q382] + 42;&quot;#&quot;)))" office:value-type="float" office:value="15.371" calcext:value-type="float">
            <text:p>15.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207" calcext:value-type="float">
            <text:p>207</text:p>
          </table:table-cell>
          <table:table-cell office:value-type="float" office:value="43.907" calcext:value-type="float">
            <text:p>43.907</text:p>
          </table:table-cell>
          <table:table-cell table:number-columns-repeated="8"/>
          <table:table-cell table:formula="of:=[.Q375]+2" office:value-type="float" office:value="377" calcext:value-type="float">
            <text:p>377</text:p>
          </table:table-cell>
          <table:table-cell table:formula="of:=INDIRECT(CONCATENATE(&quot;D&quot;; TEXT([.$Q389] + 0;&quot;#&quot;)))" office:value-type="float" office:value="64" calcext:value-type="float">
            <text:p>64</text:p>
          </table:table-cell>
          <table:table-cell table:formula="of:=INDIRECT(CONCATENATE(&quot;E&quot;; TEXT([.$Q389] + 0;&quot;#&quot;)))" office:value-type="float" office:value="0.5" calcext:value-type="float">
            <text:p>0.5</text:p>
          </table:table-cell>
          <table:table-cell table:formula="of:=INDIRECT(CONCATENATE(&quot;F&quot;; TEXT([.$Q389] + 0;&quot;#&quot;)))" office:value-type="float" office:value="0.125" calcext:value-type="float">
            <text:p>0.125</text:p>
          </table:table-cell>
          <table:table-cell table:formula="of:=INDIRECT(CONCATENATE(&quot;G&quot;; TEXT([.$Q389] + 0;&quot;#&quot;)))" office:value-type="float" office:value="10" calcext:value-type="float">
            <text:p>10</text:p>
          </table:table-cell>
          <table:table-cell table:formula="of:=INDIRECT(CONCATENATE(&quot;H&quot;; TEXT([.$Q389] + 0;&quot;#&quot;)))" office:value-type="float" office:value="32.929" calcext:value-type="float">
            <text:p>32.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47" calcext:value-type="float">
            <text:p>47</text:p>
          </table:table-cell>
          <table:table-cell office:value-type="float" office:value="19.876" calcext:value-type="float">
            <text:p>19.876</text:p>
          </table:table-cell>
          <table:table-cell table:number-columns-repeated="9"/>
          <table:table-cell table:formula="of:=INDIRECT(CONCATENATE(&quot;D&quot;; TEXT([.$Q389] + 7;&quot;#&quot;)))" office:value-type="float" office:value="64" calcext:value-type="float">
            <text:p>64</text:p>
          </table:table-cell>
          <table:table-cell table:formula="of:=INDIRECT(CONCATENATE(&quot;E&quot;; TEXT([.$Q389] + 7;&quot;#&quot;)))" office:value-type="float" office:value="0.25" calcext:value-type="float">
            <text:p>0.25</text:p>
          </table:table-cell>
          <table:table-cell table:formula="of:=INDIRECT(CONCATENATE(&quot;F&quot;; TEXT([.$Q389] + 7;&quot;#&quot;)))" office:value-type="float" office:value="0.125" calcext:value-type="float">
            <text:p>0.125</text:p>
          </table:table-cell>
          <table:table-cell table:formula="of:=INDIRECT(CONCATENATE(&quot;G&quot;; TEXT([.$Q389] + 7;&quot;#&quot;)))" office:value-type="float" office:value="12" calcext:value-type="float">
            <text:p>12</text:p>
          </table:table-cell>
          <table:table-cell table:formula="of:=INDIRECT(CONCATENATE(&quot;H&quot;; TEXT([.$Q389] + 7;&quot;#&quot;)))" office:value-type="float" office:value="13.394" calcext:value-type="float">
            <text:p>13.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9.938" calcext:value-type="float">
            <text:p>9.938</text:p>
          </table:table-cell>
          <table:table-cell table:number-columns-repeated="9"/>
          <table:table-cell table:formula="of:=INDIRECT(CONCATENATE(&quot;D&quot;; TEXT([.$Q389] + 14;&quot;#&quot;)))" office:value-type="float" office:value="64" calcext:value-type="float">
            <text:p>64</text:p>
          </table:table-cell>
          <table:table-cell table:formula="of:=INDIRECT(CONCATENATE(&quot;E&quot;; TEXT([.$Q389] + 14;&quot;#&quot;)))" office:value-type="float" office:value="0.125" calcext:value-type="float">
            <text:p>0.125</text:p>
          </table:table-cell>
          <table:table-cell table:formula="of:=INDIRECT(CONCATENATE(&quot;F&quot;; TEXT([.$Q389] + 14;&quot;#&quot;)))" office:value-type="float" office:value="0.125" calcext:value-type="float">
            <text:p>0.125</text:p>
          </table:table-cell>
          <table:table-cell table:formula="of:=INDIRECT(CONCATENATE(&quot;G&quot;; TEXT([.$Q389] + 14;&quot;#&quot;)))" office:value-type="float" office:value="11" calcext:value-type="float">
            <text:p>11</text:p>
          </table:table-cell>
          <table:table-cell table:formula="of:=INDIRECT(CONCATENATE(&quot;H&quot;; TEXT([.$Q389] + 14;&quot;#&quot;)))" office:value-type="float" office:value="9.938" calcext:value-type="float">
            <text:p>9.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5" calcext:value-type="float">
            <text:p>5</text:p>
          </table:table-cell>
          <table:table-cell office:value-type="float" office:value="6.92" calcext:value-type="float">
            <text:p>6.92</text:p>
          </table:table-cell>
          <table:table-cell table:number-columns-repeated="9"/>
          <table:table-cell table:formula="of:=INDIRECT(CONCATENATE(&quot;D&quot;; TEXT([.$Q389] + 21;&quot;#&quot;)))" office:value-type="float" office:value="64" calcext:value-type="float">
            <text:p>64</text:p>
          </table:table-cell>
          <table:table-cell table:formula="of:=INDIRECT(CONCATENATE(&quot;E&quot;; TEXT([.$Q389] + 21;&quot;#&quot;)))" office:value-type="float" office:value="0.0625" calcext:value-type="float">
            <text:p>0.0625</text:p>
          </table:table-cell>
          <table:table-cell table:formula="of:=INDIRECT(CONCATENATE(&quot;F&quot;; TEXT([.$Q389] + 21;&quot;#&quot;)))" office:value-type="float" office:value="0.125" calcext:value-type="float">
            <text:p>0.125</text:p>
          </table:table-cell>
          <table:table-cell table:formula="of:=INDIRECT(CONCATENATE(&quot;G&quot;; TEXT([.$Q389] + 21;&quot;#&quot;)))" office:value-type="float" office:value="12" calcext:value-type="float">
            <text:p>12</text:p>
          </table:table-cell>
          <table:table-cell table:style-name="ce3" table:formula="of:=INDIRECT(CONCATENATE(&quot;H&quot;; TEXT([.$Q389] + 21;&quot;#&quot;)))" office:value-type="float" office:value="37.097" calcext:value-type="float">
            <text:p>37.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7.064" calcext:value-type="float">
            <text:p>7.064</text:p>
          </table:table-cell>
          <table:table-cell table:number-columns-repeated="9"/>
          <table:table-cell table:formula="of:=INDIRECT(CONCATENATE(&quot;D&quot;; TEXT([.$Q389] + 28;&quot;#&quot;)))" office:value-type="float" office:value="64" calcext:value-type="float">
            <text:p>64</text:p>
          </table:table-cell>
          <table:table-cell table:formula="of:=INDIRECT(CONCATENATE(&quot;E&quot;; TEXT([.$Q389] + 28;&quot;#&quot;)))" office:value-type="float" office:value="0.03125" calcext:value-type="float">
            <text:p>0.03125</text:p>
          </table:table-cell>
          <table:table-cell table:formula="of:=INDIRECT(CONCATENATE(&quot;F&quot;; TEXT([.$Q389] + 28;&quot;#&quot;)))" office:value-type="float" office:value="0.125" calcext:value-type="float">
            <text:p>0.125</text:p>
          </table:table-cell>
          <table:table-cell table:formula="of:=INDIRECT(CONCATENATE(&quot;G&quot;; TEXT([.$Q389] + 28;&quot;#&quot;)))" office:value-type="float" office:value="13" calcext:value-type="float">
            <text:p>13</text:p>
          </table:table-cell>
          <table:table-cell table:formula="of:=INDIRECT(CONCATENATE(&quot;H&quot;; TEXT([.$Q389] + 28;&quot;#&quot;)))" office:value-type="float" office:value="7.785" calcext:value-type="float">
            <text:p>7.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6.504" calcext:value-type="float">
            <text:p>6.504</text:p>
          </table:table-cell>
          <table:table-cell table:number-columns-repeated="9"/>
          <table:table-cell table:formula="of:=INDIRECT(CONCATENATE(&quot;D&quot;; TEXT([.$Q389] + 35;&quot;#&quot;)))" office:value-type="float" office:value="64" calcext:value-type="float">
            <text:p>64</text:p>
          </table:table-cell>
          <table:table-cell table:formula="of:=INDIRECT(CONCATENATE(&quot;E&quot;; TEXT([.$Q389] + 35;&quot;#&quot;)))" office:value-type="float" office:value="0.015625" calcext:value-type="float">
            <text:p>0.015625</text:p>
          </table:table-cell>
          <table:table-cell table:formula="of:=INDIRECT(CONCATENATE(&quot;F&quot;; TEXT([.$Q389] + 35;&quot;#&quot;)))" office:value-type="float" office:value="0.125" calcext:value-type="float">
            <text:p>0.125</text:p>
          </table:table-cell>
          <table:table-cell table:formula="of:=INDIRECT(CONCATENATE(&quot;G&quot;; TEXT([.$Q389] + 35;&quot;#&quot;)))" office:value-type="float" office:value="9" calcext:value-type="float">
            <text:p>9</text:p>
          </table:table-cell>
          <table:table-cell table:formula="of:=INDIRECT(CONCATENATE(&quot;H&quot;; TEXT([.$Q389] + 35;&quot;#&quot;)))" office:value-type="float" office:value="7.828" calcext:value-type="float">
            <text:p>7.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6.133" calcext:value-type="float">
            <text:p>6.133</text:p>
          </table:table-cell>
          <table:table-cell table:number-columns-repeated="9"/>
          <table:table-cell table:formula="of:=INDIRECT(CONCATENATE(&quot;D&quot;; TEXT([.$Q389] + 42;&quot;#&quot;)))" office:value-type="float" office:value="64" calcext:value-type="float">
            <text:p>64</text:p>
          </table:table-cell>
          <table:table-cell table:formula="of:=INDIRECT(CONCATENATE(&quot;E&quot;; TEXT([.$Q389] + 42;&quot;#&quot;)))" office:value-type="float" office:value="0.0078125" calcext:value-type="float">
            <text:p>0.0078125</text:p>
          </table:table-cell>
          <table:table-cell table:formula="of:=INDIRECT(CONCATENATE(&quot;F&quot;; TEXT([.$Q389] + 42;&quot;#&quot;)))" office:value-type="float" office:value="0.125" calcext:value-type="float">
            <text:p>0.125</text:p>
          </table:table-cell>
          <table:table-cell table:formula="of:=INDIRECT(CONCATENATE(&quot;G&quot;; TEXT([.$Q389] + 42;&quot;#&quot;)))" office:value-type="float" office:value="13" calcext:value-type="float">
            <text:p>13</text:p>
          </table:table-cell>
          <table:table-cell table:formula="of:=INDIRECT(CONCATENATE(&quot;H&quot;; TEXT([.$Q389] + 42;&quot;#&quot;)))" office:value-type="float" office:value="6.209" calcext:value-type="float">
            <text:p>6.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201" calcext:value-type="float">
            <text:p>201</text:p>
          </table:table-cell>
          <table:table-cell office:value-type="float" office:value="52.701" calcext:value-type="float">
            <text:p>52.701</text:p>
          </table:table-cell>
          <table:table-cell table:number-columns-repeated="8"/>
          <table:table-cell table:formula="of:=[.Q375]+3" office:value-type="float" office:value="378" calcext:value-type="float">
            <text:p>378</text:p>
          </table:table-cell>
          <table:table-cell table:formula="of:=INDIRECT(CONCATENATE(&quot;D&quot;; TEXT([.$Q396] + 0;&quot;#&quot;)))" office:value-type="float" office:value="64" calcext:value-type="float">
            <text:p>64</text:p>
          </table:table-cell>
          <table:table-cell table:formula="of:=INDIRECT(CONCATENATE(&quot;E&quot;; TEXT([.$Q396] + 0;&quot;#&quot;)))" office:value-type="float" office:value="0.5" calcext:value-type="float">
            <text:p>0.5</text:p>
          </table:table-cell>
          <table:table-cell table:formula="of:=INDIRECT(CONCATENATE(&quot;F&quot;; TEXT([.$Q396] + 0;&quot;#&quot;)))" office:value-type="float" office:value="0.0625" calcext:value-type="float">
            <text:p>0.0625</text:p>
          </table:table-cell>
          <table:table-cell table:formula="of:=INDIRECT(CONCATENATE(&quot;G&quot;; TEXT([.$Q396] + 0;&quot;#&quot;)))" office:value-type="float" office:value="2" calcext:value-type="float">
            <text:p>2</text:p>
          </table:table-cell>
          <table:table-cell table:formula="of:=INDIRECT(CONCATENATE(&quot;H&quot;; TEXT([.$Q396] + 0;&quot;#&quot;)))" office:value-type="float" office:value="32.71" calcext:value-type="float">
            <text:p>32.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29.336" calcext:value-type="float">
            <text:p>29.336</text:p>
          </table:table-cell>
          <table:table-cell table:number-columns-repeated="9"/>
          <table:table-cell table:formula="of:=INDIRECT(CONCATENATE(&quot;D&quot;; TEXT([.$Q396] + 7;&quot;#&quot;)))" office:value-type="float" office:value="64" calcext:value-type="float">
            <text:p>64</text:p>
          </table:table-cell>
          <table:table-cell table:formula="of:=INDIRECT(CONCATENATE(&quot;E&quot;; TEXT([.$Q396] + 7;&quot;#&quot;)))" office:value-type="float" office:value="0.25" calcext:value-type="float">
            <text:p>0.25</text:p>
          </table:table-cell>
          <table:table-cell table:formula="of:=INDIRECT(CONCATENATE(&quot;F&quot;; TEXT([.$Q396] + 7;&quot;#&quot;)))" office:value-type="float" office:value="0.0625" calcext:value-type="float">
            <text:p>0.0625</text:p>
          </table:table-cell>
          <table:table-cell table:formula="of:=INDIRECT(CONCATENATE(&quot;G&quot;; TEXT([.$Q396] + 7;&quot;#&quot;)))" office:value-type="float" office:value="3" calcext:value-type="float">
            <text:p>3</text:p>
          </table:table-cell>
          <table:table-cell table:formula="of:=INDIRECT(CONCATENATE(&quot;H&quot;; TEXT([.$Q396] + 7;&quot;#&quot;)))" office:value-type="float" office:value="14.074" calcext:value-type="float">
            <text:p>14.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table:style-name="ce3" table:formula="of:=IF([.$I398] &lt;&gt;&quot;X&quot;; 37.097;&quot;&quot;)" office:value-type="float" office:value="37.097" calcext:value-type="float">
            <text:p>37.097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formula="of:=INDIRECT(CONCATENATE(&quot;D&quot;; TEXT([.$Q396] + 14;&quot;#&quot;)))" office:value-type="float" office:value="64" calcext:value-type="float">
            <text:p>64</text:p>
          </table:table-cell>
          <table:table-cell table:formula="of:=INDIRECT(CONCATENATE(&quot;E&quot;; TEXT([.$Q396] + 14;&quot;#&quot;)))" office:value-type="float" office:value="0.125" calcext:value-type="float">
            <text:p>0.125</text:p>
          </table:table-cell>
          <table:table-cell table:formula="of:=INDIRECT(CONCATENATE(&quot;F&quot;; TEXT([.$Q396] + 14;&quot;#&quot;)))" office:value-type="float" office:value="0.0625" calcext:value-type="float">
            <text:p>0.0625</text:p>
          </table:table-cell>
          <table:table-cell table:formula="of:=INDIRECT(CONCATENATE(&quot;G&quot;; TEXT([.$Q396] + 14;&quot;#&quot;)))" office:value-type="float" office:value="5" calcext:value-type="float">
            <text:p>5</text:p>
          </table:table-cell>
          <table:table-cell table:formula="of:=INDIRECT(CONCATENATE(&quot;H&quot;; TEXT([.$Q396] + 14;&quot;#&quot;)))" office:value-type="float" office:value="6.92" calcext:value-type="float">
            <text:p>6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4.821" calcext:value-type="float">
            <text:p>4.821</text:p>
          </table:table-cell>
          <table:table-cell table:number-columns-repeated="9"/>
          <table:table-cell table:formula="of:=INDIRECT(CONCATENATE(&quot;D&quot;; TEXT([.$Q396] + 21;&quot;#&quot;)))" office:value-type="float" office:value="64" calcext:value-type="float">
            <text:p>64</text:p>
          </table:table-cell>
          <table:table-cell table:formula="of:=INDIRECT(CONCATENATE(&quot;E&quot;; TEXT([.$Q396] + 21;&quot;#&quot;)))" office:value-type="float" office:value="0.0625" calcext:value-type="float">
            <text:p>0.0625</text:p>
          </table:table-cell>
          <table:table-cell table:formula="of:=INDIRECT(CONCATENATE(&quot;F&quot;; TEXT([.$Q396] + 21;&quot;#&quot;)))" office:value-type="float" office:value="0.0625" calcext:value-type="float">
            <text:p>0.0625</text:p>
          </table:table-cell>
          <table:table-cell table:formula="of:=INDIRECT(CONCATENATE(&quot;G&quot;; TEXT([.$Q396] + 21;&quot;#&quot;)))" office:value-type="float" office:value="2" calcext:value-type="float">
            <text:p>2</text:p>
          </table:table-cell>
          <table:table-cell table:formula="of:=INDIRECT(CONCATENATE(&quot;H&quot;; TEXT([.$Q396] + 21;&quot;#&quot;)))" office:value-type="float" office:value="4.821" calcext:value-type="float">
            <text:p>4.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3.01" calcext:value-type="float">
            <text:p>3.01</text:p>
          </table:table-cell>
          <table:table-cell table:number-columns-repeated="9"/>
          <table:table-cell table:formula="of:=INDIRECT(CONCATENATE(&quot;D&quot;; TEXT([.$Q396] + 28;&quot;#&quot;)))" office:value-type="float" office:value="64" calcext:value-type="float">
            <text:p>64</text:p>
          </table:table-cell>
          <table:table-cell table:formula="of:=INDIRECT(CONCATENATE(&quot;E&quot;; TEXT([.$Q396] + 28;&quot;#&quot;)))" office:value-type="float" office:value="0.03125" calcext:value-type="float">
            <text:p>0.03125</text:p>
          </table:table-cell>
          <table:table-cell table:formula="of:=INDIRECT(CONCATENATE(&quot;F&quot;; TEXT([.$Q396] + 28;&quot;#&quot;)))" office:value-type="float" office:value="0.0625" calcext:value-type="float">
            <text:p>0.0625</text:p>
          </table:table-cell>
          <table:table-cell table:formula="of:=INDIRECT(CONCATENATE(&quot;G&quot;; TEXT([.$Q396] + 28;&quot;#&quot;)))" office:value-type="float" office:value="3" calcext:value-type="float">
            <text:p>3</text:p>
          </table:table-cell>
          <table:table-cell table:formula="of:=INDIRECT(CONCATENATE(&quot;H&quot;; TEXT([.$Q396] + 28;&quot;#&quot;)))" office:value-type="float" office:value="4.373" calcext:value-type="float">
            <text:p>4.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2.906" calcext:value-type="float">
            <text:p>2.906</text:p>
          </table:table-cell>
          <table:table-cell table:number-columns-repeated="9"/>
          <table:table-cell table:formula="of:=INDIRECT(CONCATENATE(&quot;D&quot;; TEXT([.$Q396] + 35;&quot;#&quot;)))" office:value-type="float" office:value="64" calcext:value-type="float">
            <text:p>64</text:p>
          </table:table-cell>
          <table:table-cell table:formula="of:=INDIRECT(CONCATENATE(&quot;E&quot;; TEXT([.$Q396] + 35;&quot;#&quot;)))" office:value-type="float" office:value="0.015625" calcext:value-type="float">
            <text:p>0.015625</text:p>
          </table:table-cell>
          <table:table-cell table:formula="of:=INDIRECT(CONCATENATE(&quot;F&quot;; TEXT([.$Q396] + 35;&quot;#&quot;)))" office:value-type="float" office:value="0.0625" calcext:value-type="float">
            <text:p>0.0625</text:p>
          </table:table-cell>
          <table:table-cell table:formula="of:=INDIRECT(CONCATENATE(&quot;G&quot;; TEXT([.$Q396] + 35;&quot;#&quot;)))" office:value-type="float" office:value="3" calcext:value-type="float">
            <text:p>3</text:p>
          </table:table-cell>
          <table:table-cell table:formula="of:=INDIRECT(CONCATENATE(&quot;H&quot;; TEXT([.$Q396] + 35;&quot;#&quot;)))" office:value-type="float" office:value="4.425" calcext:value-type="float">
            <text:p>4.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.607" calcext:value-type="float">
            <text:p>3.607</text:p>
          </table:table-cell>
          <table:table-cell table:number-columns-repeated="9"/>
          <table:table-cell table:formula="of:=INDIRECT(CONCATENATE(&quot;D&quot;; TEXT([.$Q396] + 42;&quot;#&quot;)))" office:value-type="float" office:value="64" calcext:value-type="float">
            <text:p>64</text:p>
          </table:table-cell>
          <table:table-cell table:formula="of:=INDIRECT(CONCATENATE(&quot;E&quot;; TEXT([.$Q396] + 42;&quot;#&quot;)))" office:value-type="float" office:value="0.0078125" calcext:value-type="float">
            <text:p>0.0078125</text:p>
          </table:table-cell>
          <table:table-cell table:formula="of:=INDIRECT(CONCATENATE(&quot;F&quot;; TEXT([.$Q396] + 42;&quot;#&quot;)))" office:value-type="float" office:value="0.0625" calcext:value-type="float">
            <text:p>0.0625</text:p>
          </table:table-cell>
          <table:table-cell table:formula="of:=INDIRECT(CONCATENATE(&quot;G&quot;; TEXT([.$Q396] + 42;&quot;#&quot;)))" office:value-type="float" office:value="1" calcext:value-type="float">
            <text:p>1</text:p>
          </table:table-cell>
          <table:table-cell table:formula="of:=INDIRECT(CONCATENATE(&quot;H&quot;; TEXT([.$Q396] + 42;&quot;#&quot;)))" office:value-type="float" office:value="3.196" calcext:value-type="float">
            <text:p>3.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207" calcext:value-type="float">
            <text:p>207</text:p>
          </table:table-cell>
          <table:table-cell office:value-type="float" office:value="41.249" calcext:value-type="float">
            <text:p>41.249</text:p>
          </table:table-cell>
          <table:table-cell table:number-columns-repeated="8"/>
          <table:table-cell table:formula="of:=[.Q375]+4" office:value-type="float" office:value="379" calcext:value-type="float">
            <text:p>379</text:p>
          </table:table-cell>
          <table:table-cell table:formula="of:=INDIRECT(CONCATENATE(&quot;D&quot;; TEXT([.$Q403] + 0;&quot;#&quot;)))" office:value-type="float" office:value="64" calcext:value-type="float">
            <text:p>64</text:p>
          </table:table-cell>
          <table:table-cell table:formula="of:=INDIRECT(CONCATENATE(&quot;E&quot;; TEXT([.$Q403] + 0;&quot;#&quot;)))" office:value-type="float" office:value="0.5" calcext:value-type="float">
            <text:p>0.5</text:p>
          </table:table-cell>
          <table:table-cell table:formula="of:=INDIRECT(CONCATENATE(&quot;F&quot;; TEXT([.$Q403] + 0;&quot;#&quot;)))" office:value-type="float" office:value="0.03125" calcext:value-type="float">
            <text:p>0.03125</text:p>
          </table:table-cell>
          <table:table-cell table:formula="of:=INDIRECT(CONCATENATE(&quot;G&quot;; TEXT([.$Q403] + 0;&quot;#&quot;)))" office:value-type="float" office:value="1" calcext:value-type="float">
            <text:p>1</text:p>
          </table:table-cell>
          <table:table-cell table:formula="of:=INDIRECT(CONCATENATE(&quot;H&quot;; TEXT([.$Q403] + 0;&quot;#&quot;)))" office:value-type="float" office:value="32.613" calcext:value-type="float">
            <text:p>32.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16.533" calcext:value-type="float">
            <text:p>16.533</text:p>
          </table:table-cell>
          <table:table-cell table:number-columns-repeated="9"/>
          <table:table-cell table:formula="of:=INDIRECT(CONCATENATE(&quot;D&quot;; TEXT([.$Q403] + 7;&quot;#&quot;)))" office:value-type="float" office:value="64" calcext:value-type="float">
            <text:p>64</text:p>
          </table:table-cell>
          <table:table-cell table:formula="of:=INDIRECT(CONCATENATE(&quot;E&quot;; TEXT([.$Q403] + 7;&quot;#&quot;)))" office:value-type="float" office:value="0.25" calcext:value-type="float">
            <text:p>0.25</text:p>
          </table:table-cell>
          <table:table-cell table:formula="of:=INDIRECT(CONCATENATE(&quot;F&quot;; TEXT([.$Q403] + 7;&quot;#&quot;)))" office:value-type="float" office:value="0.03125" calcext:value-type="float">
            <text:p>0.03125</text:p>
          </table:table-cell>
          <table:table-cell table:formula="of:=INDIRECT(CONCATENATE(&quot;G&quot;; TEXT([.$Q403] + 7;&quot;#&quot;)))" office:value-type="float" office:value="1" calcext:value-type="float">
            <text:p>1</text:p>
          </table:table-cell>
          <table:table-cell table:formula="of:=INDIRECT(CONCATENATE(&quot;H&quot;; TEXT([.$Q403] + 7;&quot;#&quot;)))" office:value-type="float" office:value="14.345" calcext:value-type="float">
            <text:p>14.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3" calcext:value-type="float">
            <text:p>13</text:p>
          </table:table-cell>
          <table:table-cell office:value-type="float" office:value="7.785" calcext:value-type="float">
            <text:p>7.785</text:p>
          </table:table-cell>
          <table:table-cell table:number-columns-repeated="9"/>
          <table:table-cell table:formula="of:=INDIRECT(CONCATENATE(&quot;D&quot;; TEXT([.$Q403] + 14;&quot;#&quot;)))" office:value-type="float" office:value="64" calcext:value-type="float">
            <text:p>64</text:p>
          </table:table-cell>
          <table:table-cell table:formula="of:=INDIRECT(CONCATENATE(&quot;E&quot;; TEXT([.$Q403] + 14;&quot;#&quot;)))" office:value-type="float" office:value="0.125" calcext:value-type="float">
            <text:p>0.125</text:p>
          </table:table-cell>
          <table:table-cell table:formula="of:=INDIRECT(CONCATENATE(&quot;F&quot;; TEXT([.$Q403] + 14;&quot;#&quot;)))" office:value-type="float" office:value="0.03125" calcext:value-type="float">
            <text:p>0.03125</text:p>
          </table:table-cell>
          <table:table-cell table:formula="of:=INDIRECT(CONCATENATE(&quot;G&quot;; TEXT([.$Q403] + 14;&quot;#&quot;)))" office:value-type="float" office:value="1" calcext:value-type="float">
            <text:p>1</text:p>
          </table:table-cell>
          <table:table-cell table:formula="of:=INDIRECT(CONCATENATE(&quot;H&quot;; TEXT([.$Q403] + 14;&quot;#&quot;)))" office:value-type="float" office:value="7.064" calcext:value-type="float">
            <text:p>7.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4.373" calcext:value-type="float">
            <text:p>4.373</text:p>
          </table:table-cell>
          <table:table-cell table:number-columns-repeated="9"/>
          <table:table-cell table:formula="of:=INDIRECT(CONCATENATE(&quot;D&quot;; TEXT([.$Q403] + 21;&quot;#&quot;)))" office:value-type="float" office:value="64" calcext:value-type="float">
            <text:p>64</text:p>
          </table:table-cell>
          <table:table-cell table:formula="of:=INDIRECT(CONCATENATE(&quot;E&quot;; TEXT([.$Q403] + 21;&quot;#&quot;)))" office:value-type="float" office:value="0.0625" calcext:value-type="float">
            <text:p>0.0625</text:p>
          </table:table-cell>
          <table:table-cell table:formula="of:=INDIRECT(CONCATENATE(&quot;F&quot;; TEXT([.$Q403] + 21;&quot;#&quot;)))" office:value-type="float" office:value="0.03125" calcext:value-type="float">
            <text:p>0.03125</text:p>
          </table:table-cell>
          <table:table-cell table:formula="of:=INDIRECT(CONCATENATE(&quot;G&quot;; TEXT([.$Q403] + 21;&quot;#&quot;)))" office:value-type="float" office:value="1" calcext:value-type="float">
            <text:p>1</text:p>
          </table:table-cell>
          <table:table-cell table:formula="of:=INDIRECT(CONCATENATE(&quot;H&quot;; TEXT([.$Q403] + 21;&quot;#&quot;)))" office:value-type="float" office:value="3.01" calcext:value-type="float">
            <text:p>3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2.482" calcext:value-type="float">
            <text:p>2.482</text:p>
          </table:table-cell>
          <table:table-cell table:number-columns-repeated="9"/>
          <table:table-cell table:formula="of:=INDIRECT(CONCATENATE(&quot;D&quot;; TEXT([.$Q403] + 28;&quot;#&quot;)))" office:value-type="float" office:value="64" calcext:value-type="float">
            <text:p>64</text:p>
          </table:table-cell>
          <table:table-cell table:formula="of:=INDIRECT(CONCATENATE(&quot;E&quot;; TEXT([.$Q403] + 28;&quot;#&quot;)))" office:value-type="float" office:value="0.03125" calcext:value-type="float">
            <text:p>0.03125</text:p>
          </table:table-cell>
          <table:table-cell table:formula="of:=INDIRECT(CONCATENATE(&quot;F&quot;; TEXT([.$Q403] + 28;&quot;#&quot;)))" office:value-type="float" office:value="0.03125" calcext:value-type="float">
            <text:p>0.03125</text:p>
          </table:table-cell>
          <table:table-cell table:formula="of:=INDIRECT(CONCATENATE(&quot;G&quot;; TEXT([.$Q403] + 28;&quot;#&quot;)))" office:value-type="float" office:value="1" calcext:value-type="float">
            <text:p>1</text:p>
          </table:table-cell>
          <table:table-cell table:formula="of:=INDIRECT(CONCATENATE(&quot;H&quot;; TEXT([.$Q403] + 28;&quot;#&quot;)))" office:value-type="float" office:value="2.482" calcext:value-type="float">
            <text:p>2.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475" calcext:value-type="float">
            <text:p>1.475</text:p>
          </table:table-cell>
          <table:table-cell table:number-columns-repeated="9"/>
          <table:table-cell table:formula="of:=INDIRECT(CONCATENATE(&quot;D&quot;; TEXT([.$Q403] + 35;&quot;#&quot;)))" office:value-type="float" office:value="64" calcext:value-type="float">
            <text:p>64</text:p>
          </table:table-cell>
          <table:table-cell table:formula="of:=INDIRECT(CONCATENATE(&quot;E&quot;; TEXT([.$Q403] + 35;&quot;#&quot;)))" office:value-type="float" office:value="0.015625" calcext:value-type="float">
            <text:p>0.015625</text:p>
          </table:table-cell>
          <table:table-cell table:formula="of:=INDIRECT(CONCATENATE(&quot;F&quot;; TEXT([.$Q403] + 35;&quot;#&quot;)))" office:value-type="float" office:value="0.03125" calcext:value-type="float">
            <text:p>0.03125</text:p>
          </table:table-cell>
          <table:table-cell table:formula="of:=INDIRECT(CONCATENATE(&quot;G&quot;; TEXT([.$Q403] + 35;&quot;#&quot;)))" office:value-type="float" office:value="1" calcext:value-type="float">
            <text:p>1</text:p>
          </table:table-cell>
          <table:table-cell table:formula="of:=INDIRECT(CONCATENATE(&quot;H&quot;; TEXT([.$Q403] + 35;&quot;#&quot;)))" office:value-type="float" office:value="1.509" calcext:value-type="float">
            <text:p>1.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469" calcext:value-type="float">
            <text:p>1.469</text:p>
          </table:table-cell>
          <table:table-cell table:number-columns-repeated="9"/>
          <table:table-cell table:formula="of:=INDIRECT(CONCATENATE(&quot;D&quot;; TEXT([.$Q403] + 42;&quot;#&quot;)))" office:value-type="float" office:value="64" calcext:value-type="float">
            <text:p>64</text:p>
          </table:table-cell>
          <table:table-cell table:formula="of:=INDIRECT(CONCATENATE(&quot;E&quot;; TEXT([.$Q403] + 42;&quot;#&quot;)))" office:value-type="float" office:value="0.0078125" calcext:value-type="float">
            <text:p>0.0078125</text:p>
          </table:table-cell>
          <table:table-cell table:formula="of:=INDIRECT(CONCATENATE(&quot;F&quot;; TEXT([.$Q403] + 42;&quot;#&quot;)))" office:value-type="float" office:value="0.03125" calcext:value-type="float">
            <text:p>0.03125</text:p>
          </table:table-cell>
          <table:table-cell table:formula="of:=INDIRECT(CONCATENATE(&quot;G&quot;; TEXT([.$Q403] + 42;&quot;#&quot;)))" office:value-type="float" office:value="1" calcext:value-type="float">
            <text:p>1</text:p>
          </table:table-cell>
          <table:table-cell table:formula="of:=INDIRECT(CONCATENATE(&quot;H&quot;; TEXT([.$Q403] + 42;&quot;#&quot;)))" office:value-type="float" office:value="1.234" calcext:value-type="float">
            <text:p>1.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207" calcext:value-type="float">
            <text:p>207</text:p>
          </table:table-cell>
          <table:table-cell office:value-type="float" office:value="45.862" calcext:value-type="float">
            <text:p>45.862</text:p>
          </table:table-cell>
          <table:table-cell table:number-columns-repeated="8"/>
          <table:table-cell table:formula="of:=[.Q375]+5" office:value-type="float" office:value="380" calcext:value-type="float">
            <text:p>380</text:p>
          </table:table-cell>
          <table:table-cell table:formula="of:=INDIRECT(CONCATENATE(&quot;D&quot;; TEXT([.$Q410] + 0;&quot;#&quot;)))" office:value-type="float" office:value="64" calcext:value-type="float">
            <text:p>64</text:p>
          </table:table-cell>
          <table:table-cell table:formula="of:=INDIRECT(CONCATENATE(&quot;E&quot;; TEXT([.$Q410] + 0;&quot;#&quot;)))" office:value-type="float" office:value="0.5" calcext:value-type="float">
            <text:p>0.5</text:p>
          </table:table-cell>
          <table:table-cell table:formula="of:=INDIRECT(CONCATENATE(&quot;F&quot;; TEXT([.$Q410] + 0;&quot;#&quot;)))" office:value-type="float" office:value="0.015625" calcext:value-type="float">
            <text:p>0.015625</text:p>
          </table:table-cell>
          <table:table-cell table:formula="of:=INDIRECT(CONCATENATE(&quot;G&quot;; TEXT([.$Q410] + 0;&quot;#&quot;)))" office:value-type="float" office:value="1" calcext:value-type="float">
            <text:p>1</text:p>
          </table:table-cell>
          <table:table-cell table:formula="of:=INDIRECT(CONCATENATE(&quot;H&quot;; TEXT([.$Q410] + 0;&quot;#&quot;)))" office:value-type="float" office:value="35.969" calcext:value-type="float">
            <text:p>35.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47" calcext:value-type="float">
            <text:p>47</text:p>
          </table:table-cell>
          <table:table-cell office:value-type="float" office:value="18.102" calcext:value-type="float">
            <text:p>18.102</text:p>
          </table:table-cell>
          <table:table-cell table:number-columns-repeated="9"/>
          <table:table-cell table:formula="of:=INDIRECT(CONCATENATE(&quot;D&quot;; TEXT([.$Q410] + 7;&quot;#&quot;)))" office:value-type="float" office:value="64" calcext:value-type="float">
            <text:p>64</text:p>
          </table:table-cell>
          <table:table-cell table:formula="of:=INDIRECT(CONCATENATE(&quot;E&quot;; TEXT([.$Q410] + 7;&quot;#&quot;)))" office:value-type="float" office:value="0.25" calcext:value-type="float">
            <text:p>0.25</text:p>
          </table:table-cell>
          <table:table-cell table:formula="of:=INDIRECT(CONCATENATE(&quot;F&quot;; TEXT([.$Q410] + 7;&quot;#&quot;)))" office:value-type="float" office:value="0.015625" calcext:value-type="float">
            <text:p>0.015625</text:p>
          </table:table-cell>
          <table:table-cell table:formula="of:=INDIRECT(CONCATENATE(&quot;G&quot;; TEXT([.$Q410] + 7;&quot;#&quot;)))" office:value-type="float" office:value="1" calcext:value-type="float">
            <text:p>1</text:p>
          </table:table-cell>
          <table:table-cell table:formula="of:=INDIRECT(CONCATENATE(&quot;H&quot;; TEXT([.$Q410] + 7;&quot;#&quot;)))" office:value-type="float" office:value="14.08" calcext:value-type="float">
            <text:p>14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7.828" calcext:value-type="float">
            <text:p>7.828</text:p>
          </table:table-cell>
          <table:table-cell table:number-columns-repeated="9"/>
          <table:table-cell table:formula="of:=INDIRECT(CONCATENATE(&quot;D&quot;; TEXT([.$Q410] + 14;&quot;#&quot;)))" office:value-type="float" office:value="64" calcext:value-type="float">
            <text:p>64</text:p>
          </table:table-cell>
          <table:table-cell table:formula="of:=INDIRECT(CONCATENATE(&quot;E&quot;; TEXT([.$Q410] + 14;&quot;#&quot;)))" office:value-type="float" office:value="0.125" calcext:value-type="float">
            <text:p>0.125</text:p>
          </table:table-cell>
          <table:table-cell table:formula="of:=INDIRECT(CONCATENATE(&quot;F&quot;; TEXT([.$Q410] + 14;&quot;#&quot;)))" office:value-type="float" office:value="0.015625" calcext:value-type="float">
            <text:p>0.015625</text:p>
          </table:table-cell>
          <table:table-cell table:formula="of:=INDIRECT(CONCATENATE(&quot;G&quot;; TEXT([.$Q410] + 14;&quot;#&quot;)))" office:value-type="float" office:value="1" calcext:value-type="float">
            <text:p>1</text:p>
          </table:table-cell>
          <table:table-cell table:formula="of:=INDIRECT(CONCATENATE(&quot;H&quot;; TEXT([.$Q410] + 14;&quot;#&quot;)))" office:value-type="float" office:value="6.504" calcext:value-type="float">
            <text:p>6.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4.425" calcext:value-type="float">
            <text:p>4.425</text:p>
          </table:table-cell>
          <table:table-cell table:number-columns-repeated="9"/>
          <table:table-cell table:formula="of:=INDIRECT(CONCATENATE(&quot;D&quot;; TEXT([.$Q410] + 21;&quot;#&quot;)))" office:value-type="float" office:value="64" calcext:value-type="float">
            <text:p>64</text:p>
          </table:table-cell>
          <table:table-cell table:formula="of:=INDIRECT(CONCATENATE(&quot;E&quot;; TEXT([.$Q410] + 21;&quot;#&quot;)))" office:value-type="float" office:value="0.0625" calcext:value-type="float">
            <text:p>0.0625</text:p>
          </table:table-cell>
          <table:table-cell table:formula="of:=INDIRECT(CONCATENATE(&quot;F&quot;; TEXT([.$Q410] + 21;&quot;#&quot;)))" office:value-type="float" office:value="0.015625" calcext:value-type="float">
            <text:p>0.015625</text:p>
          </table:table-cell>
          <table:table-cell table:formula="of:=INDIRECT(CONCATENATE(&quot;G&quot;; TEXT([.$Q410] + 21;&quot;#&quot;)))" office:value-type="float" office:value="1" calcext:value-type="float">
            <text:p>1</text:p>
          </table:table-cell>
          <table:table-cell table:formula="of:=INDIRECT(CONCATENATE(&quot;H&quot;; TEXT([.$Q410] + 21;&quot;#&quot;)))" office:value-type="float" office:value="2.906" calcext:value-type="float">
            <text:p>2.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509" calcext:value-type="float">
            <text:p>1.509</text:p>
          </table:table-cell>
          <table:table-cell table:number-columns-repeated="9"/>
          <table:table-cell table:formula="of:=INDIRECT(CONCATENATE(&quot;D&quot;; TEXT([.$Q410] + 28;&quot;#&quot;)))" office:value-type="float" office:value="64" calcext:value-type="float">
            <text:p>64</text:p>
          </table:table-cell>
          <table:table-cell table:formula="of:=INDIRECT(CONCATENATE(&quot;E&quot;; TEXT([.$Q410] + 28;&quot;#&quot;)))" office:value-type="float" office:value="0.03125" calcext:value-type="float">
            <text:p>0.03125</text:p>
          </table:table-cell>
          <table:table-cell table:formula="of:=INDIRECT(CONCATENATE(&quot;F&quot;; TEXT([.$Q410] + 28;&quot;#&quot;)))" office:value-type="float" office:value="0.015625" calcext:value-type="float">
            <text:p>0.015625</text:p>
          </table:table-cell>
          <table:table-cell table:formula="of:=INDIRECT(CONCATENATE(&quot;G&quot;; TEXT([.$Q410] + 28;&quot;#&quot;)))" office:value-type="float" office:value="1" calcext:value-type="float">
            <text:p>1</text:p>
          </table:table-cell>
          <table:table-cell table:formula="of:=INDIRECT(CONCATENATE(&quot;H&quot;; TEXT([.$Q410] + 28;&quot;#&quot;)))" office:value-type="float" office:value="1.475" calcext:value-type="float">
            <text:p>1.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314" calcext:value-type="float">
            <text:p>1.314</text:p>
          </table:table-cell>
          <table:table-cell table:number-columns-repeated="9"/>
          <table:table-cell table:formula="of:=INDIRECT(CONCATENATE(&quot;D&quot;; TEXT([.$Q410] + 35;&quot;#&quot;)))" office:value-type="float" office:value="64" calcext:value-type="float">
            <text:p>64</text:p>
          </table:table-cell>
          <table:table-cell table:formula="of:=INDIRECT(CONCATENATE(&quot;E&quot;; TEXT([.$Q410] + 35;&quot;#&quot;)))" office:value-type="float" office:value="0.015625" calcext:value-type="float">
            <text:p>0.015625</text:p>
          </table:table-cell>
          <table:table-cell table:formula="of:=INDIRECT(CONCATENATE(&quot;F&quot;; TEXT([.$Q410] + 35;&quot;#&quot;)))" office:value-type="float" office:value="0.015625" calcext:value-type="float">
            <text:p>0.015625</text:p>
          </table:table-cell>
          <table:table-cell table:formula="of:=INDIRECT(CONCATENATE(&quot;G&quot;; TEXT([.$Q410] + 35;&quot;#&quot;)))" office:value-type="float" office:value="1" calcext:value-type="float">
            <text:p>1</text:p>
          </table:table-cell>
          <table:table-cell table:formula="of:=INDIRECT(CONCATENATE(&quot;H&quot;; TEXT([.$Q410] + 35;&quot;#&quot;)))" office:value-type="float" office:value="1.314" calcext:value-type="float">
            <text:p>1.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173" calcext:value-type="float">
            <text:p>1.173</text:p>
          </table:table-cell>
          <table:table-cell table:number-columns-repeated="9"/>
          <table:table-cell table:formula="of:=INDIRECT(CONCATENATE(&quot;D&quot;; TEXT([.$Q410] + 42;&quot;#&quot;)))" office:value-type="float" office:value="64" calcext:value-type="float">
            <text:p>64</text:p>
          </table:table-cell>
          <table:table-cell table:formula="of:=INDIRECT(CONCATENATE(&quot;E&quot;; TEXT([.$Q410] + 42;&quot;#&quot;)))" office:value-type="float" office:value="0.0078125" calcext:value-type="float">
            <text:p>0.0078125</text:p>
          </table:table-cell>
          <table:table-cell table:formula="of:=INDIRECT(CONCATENATE(&quot;F&quot;; TEXT([.$Q410] + 42;&quot;#&quot;)))" office:value-type="float" office:value="0.015625" calcext:value-type="float">
            <text:p>0.015625</text:p>
          </table:table-cell>
          <table:table-cell table:formula="of:=INDIRECT(CONCATENATE(&quot;G&quot;; TEXT([.$Q410] + 42;&quot;#&quot;)))" office:value-type="float" office:value="1" calcext:value-type="float">
            <text:p>1</text:p>
          </table:table-cell>
          <table:table-cell table:formula="of:=INDIRECT(CONCATENATE(&quot;H&quot;; TEXT([.$Q410] + 42;&quot;#&quot;)))" office:value-type="float" office:value="1.019" calcext:value-type="float">
            <text:p>1.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206" calcext:value-type="float">
            <text:p>206</text:p>
          </table:table-cell>
          <table:table-cell office:value-type="float" office:value="35.641" calcext:value-type="float">
            <text:p>35.641</text:p>
          </table:table-cell>
          <table:table-cell table:number-columns-repeated="8"/>
          <table:table-cell table:formula="of:=[.Q375]+6" office:value-type="float" office:value="381" calcext:value-type="float">
            <text:p>381</text:p>
          </table:table-cell>
          <table:table-cell table:formula="of:=INDIRECT(CONCATENATE(&quot;D&quot;; TEXT([.$Q417] + 0;&quot;#&quot;)))" office:value-type="float" office:value="64" calcext:value-type="float">
            <text:p>64</text:p>
          </table:table-cell>
          <table:table-cell table:formula="of:=INDIRECT(CONCATENATE(&quot;E&quot;; TEXT([.$Q417] + 0;&quot;#&quot;)))" office:value-type="float" office:value="0.5" calcext:value-type="float">
            <text:p>0.5</text:p>
          </table:table-cell>
          <table:table-cell table:formula="of:=INDIRECT(CONCATENATE(&quot;F&quot;; TEXT([.$Q417] + 0;&quot;#&quot;)))" office:value-type="float" office:value="0.0078125" calcext:value-type="float">
            <text:p>0.0078125</text:p>
          </table:table-cell>
          <table:table-cell table:formula="of:=INDIRECT(CONCATENATE(&quot;G&quot;; TEXT([.$Q417] + 0;&quot;#&quot;)))" office:value-type="float" office:value="1" calcext:value-type="float">
            <text:p>1</text:p>
          </table:table-cell>
          <table:table-cell table:formula="of:=INDIRECT(CONCATENATE(&quot;H&quot;; TEXT([.$Q417] + 0;&quot;#&quot;)))" office:value-type="float" office:value="37.374" calcext:value-type="float">
            <text:p>37.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49" calcext:value-type="float">
            <text:p>49</text:p>
          </table:table-cell>
          <table:table-cell office:value-type="float" office:value="15.371" calcext:value-type="float">
            <text:p>15.371</text:p>
          </table:table-cell>
          <table:table-cell table:number-columns-repeated="9"/>
          <table:table-cell table:formula="of:=INDIRECT(CONCATENATE(&quot;D&quot;; TEXT([.$Q417] + 7;&quot;#&quot;)))" office:value-type="float" office:value="64" calcext:value-type="float">
            <text:p>64</text:p>
          </table:table-cell>
          <table:table-cell table:formula="of:=INDIRECT(CONCATENATE(&quot;E&quot;; TEXT([.$Q417] + 7;&quot;#&quot;)))" office:value-type="float" office:value="0.25" calcext:value-type="float">
            <text:p>0.25</text:p>
          </table:table-cell>
          <table:table-cell table:formula="of:=INDIRECT(CONCATENATE(&quot;F&quot;; TEXT([.$Q417] + 7;&quot;#&quot;)))" office:value-type="float" office:value="0.0078125" calcext:value-type="float">
            <text:p>0.0078125</text:p>
          </table:table-cell>
          <table:table-cell table:formula="of:=INDIRECT(CONCATENATE(&quot;G&quot;; TEXT([.$Q417] + 7;&quot;#&quot;)))" office:value-type="float" office:value="1" calcext:value-type="float">
            <text:p>1</text:p>
          </table:table-cell>
          <table:table-cell table:formula="of:=INDIRECT(CONCATENATE(&quot;H&quot;; TEXT([.$Q417] + 7;&quot;#&quot;)))" office:value-type="float" office:value="13.596" calcext:value-type="float">
            <text:p>13.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3" calcext:value-type="float">
            <text:p>13</text:p>
          </table:table-cell>
          <table:table-cell office:value-type="float" office:value="6.209" calcext:value-type="float">
            <text:p>6.209</text:p>
          </table:table-cell>
          <table:table-cell table:number-columns-repeated="9"/>
          <table:table-cell table:formula="of:=INDIRECT(CONCATENATE(&quot;D&quot;; TEXT([.$Q417] + 14;&quot;#&quot;)))" office:value-type="float" office:value="64" calcext:value-type="float">
            <text:p>64</text:p>
          </table:table-cell>
          <table:table-cell table:formula="of:=INDIRECT(CONCATENATE(&quot;E&quot;; TEXT([.$Q417] + 14;&quot;#&quot;)))" office:value-type="float" office:value="0.125" calcext:value-type="float">
            <text:p>0.125</text:p>
          </table:table-cell>
          <table:table-cell table:formula="of:=INDIRECT(CONCATENATE(&quot;F&quot;; TEXT([.$Q417] + 14;&quot;#&quot;)))" office:value-type="float" office:value="0.0078125" calcext:value-type="float">
            <text:p>0.0078125</text:p>
          </table:table-cell>
          <table:table-cell table:formula="of:=INDIRECT(CONCATENATE(&quot;G&quot;; TEXT([.$Q417] + 14;&quot;#&quot;)))" office:value-type="float" office:value="1" calcext:value-type="float">
            <text:p>1</text:p>
          </table:table-cell>
          <table:table-cell table:formula="of:=INDIRECT(CONCATENATE(&quot;H&quot;; TEXT([.$Q417] + 14;&quot;#&quot;)))" office:value-type="float" office:value="6.133" calcext:value-type="float">
            <text:p>6.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3.196" calcext:value-type="float">
            <text:p>3.196</text:p>
          </table:table-cell>
          <table:table-cell table:number-columns-repeated="9"/>
          <table:table-cell table:formula="of:=INDIRECT(CONCATENATE(&quot;D&quot;; TEXT([.$Q417] + 21;&quot;#&quot;)))" office:value-type="float" office:value="64" calcext:value-type="float">
            <text:p>64</text:p>
          </table:table-cell>
          <table:table-cell table:formula="of:=INDIRECT(CONCATENATE(&quot;E&quot;; TEXT([.$Q417] + 21;&quot;#&quot;)))" office:value-type="float" office:value="0.0625" calcext:value-type="float">
            <text:p>0.0625</text:p>
          </table:table-cell>
          <table:table-cell table:formula="of:=INDIRECT(CONCATENATE(&quot;F&quot;; TEXT([.$Q417] + 21;&quot;#&quot;)))" office:value-type="float" office:value="0.0078125" calcext:value-type="float">
            <text:p>0.0078125</text:p>
          </table:table-cell>
          <table:table-cell table:formula="of:=INDIRECT(CONCATENATE(&quot;G&quot;; TEXT([.$Q417] + 21;&quot;#&quot;)))" office:value-type="float" office:value="1" calcext:value-type="float">
            <text:p>1</text:p>
          </table:table-cell>
          <table:table-cell table:formula="of:=INDIRECT(CONCATENATE(&quot;H&quot;; TEXT([.$Q417] + 21;&quot;#&quot;)))" office:value-type="float" office:value="3.607" calcext:value-type="float">
            <text:p>3.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234" calcext:value-type="float">
            <text:p>1.234</text:p>
          </table:table-cell>
          <table:table-cell table:number-columns-repeated="9"/>
          <table:table-cell table:formula="of:=INDIRECT(CONCATENATE(&quot;D&quot;; TEXT([.$Q417] + 28;&quot;#&quot;)))" office:value-type="float" office:value="64" calcext:value-type="float">
            <text:p>64</text:p>
          </table:table-cell>
          <table:table-cell table:formula="of:=INDIRECT(CONCATENATE(&quot;E&quot;; TEXT([.$Q417] + 28;&quot;#&quot;)))" office:value-type="float" office:value="0.03125" calcext:value-type="float">
            <text:p>0.03125</text:p>
          </table:table-cell>
          <table:table-cell table:formula="of:=INDIRECT(CONCATENATE(&quot;F&quot;; TEXT([.$Q417] + 28;&quot;#&quot;)))" office:value-type="float" office:value="0.0078125" calcext:value-type="float">
            <text:p>0.0078125</text:p>
          </table:table-cell>
          <table:table-cell table:formula="of:=INDIRECT(CONCATENATE(&quot;G&quot;; TEXT([.$Q417] + 28;&quot;#&quot;)))" office:value-type="float" office:value="1" calcext:value-type="float">
            <text:p>1</text:p>
          </table:table-cell>
          <table:table-cell table:formula="of:=INDIRECT(CONCATENATE(&quot;H&quot;; TEXT([.$Q417] + 28;&quot;#&quot;)))" office:value-type="float" office:value="1.469" calcext:value-type="float">
            <text:p>1.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019" calcext:value-type="float">
            <text:p>1.019</text:p>
          </table:table-cell>
          <table:table-cell table:number-columns-repeated="9"/>
          <table:table-cell table:formula="of:=INDIRECT(CONCATENATE(&quot;D&quot;; TEXT([.$Q417] + 35;&quot;#&quot;)))" office:value-type="float" office:value="64" calcext:value-type="float">
            <text:p>64</text:p>
          </table:table-cell>
          <table:table-cell table:formula="of:=INDIRECT(CONCATENATE(&quot;E&quot;; TEXT([.$Q417] + 35;&quot;#&quot;)))" office:value-type="float" office:value="0.015625" calcext:value-type="float">
            <text:p>0.015625</text:p>
          </table:table-cell>
          <table:table-cell table:formula="of:=INDIRECT(CONCATENATE(&quot;F&quot;; TEXT([.$Q417] + 35;&quot;#&quot;)))" office:value-type="float" office:value="0.0078125" calcext:value-type="float">
            <text:p>0.0078125</text:p>
          </table:table-cell>
          <table:table-cell table:formula="of:=INDIRECT(CONCATENATE(&quot;G&quot;; TEXT([.$Q417] + 35;&quot;#&quot;)))" office:value-type="float" office:value="1" calcext:value-type="float">
            <text:p>1</text:p>
          </table:table-cell>
          <table:table-cell table:formula="of:=INDIRECT(CONCATENATE(&quot;H&quot;; TEXT([.$Q417] + 35;&quot;#&quot;)))" office:value-type="float" office:value="1.173" calcext:value-type="float">
            <text:p>1.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682" calcext:value-type="float">
            <text:p>0.682</text:p>
          </table:table-cell>
          <table:table-cell table:number-columns-repeated="9"/>
          <table:table-cell table:formula="of:=INDIRECT(CONCATENATE(&quot;D&quot;; TEXT([.$Q417] + 42;&quot;#&quot;)))" office:value-type="float" office:value="64" calcext:value-type="float">
            <text:p>64</text:p>
          </table:table-cell>
          <table:table-cell table:formula="of:=INDIRECT(CONCATENATE(&quot;E&quot;; TEXT([.$Q417] + 42;&quot;#&quot;)))" office:value-type="float" office:value="0.0078125" calcext:value-type="float">
            <text:p>0.0078125</text:p>
          </table:table-cell>
          <table:table-cell table:formula="of:=INDIRECT(CONCATENATE(&quot;F&quot;; TEXT([.$Q417] + 42;&quot;#&quot;)))" office:value-type="float" office:value="0.0078125" calcext:value-type="float">
            <text:p>0.0078125</text:p>
          </table:table-cell>
          <table:table-cell table:formula="of:=INDIRECT(CONCATENATE(&quot;G&quot;; TEXT([.$Q417] + 42;&quot;#&quot;)))" office:value-type="float" office:value="1" calcext:value-type="float">
            <text:p>1</text:p>
          </table:table-cell>
          <table:table-cell table:formula="of:=INDIRECT(CONCATENATE(&quot;H&quot;; TEXT([.$Q417] + 42;&quot;#&quot;)))" office:value-type="float" office:value="0.682" calcext:value-type="float">
            <text:p>0.682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formula="of:=[.A428]" office:value-type="string" office:string-value="HsqlZoneMatcher" calcext:value-type="string">
            <text:p>HsqlZoneMatcher</text:p>
          </table:table-cell>
          <table:table-cell table:formula="of:=[.B428]" office:value-type="string" office:string-value="COMBINED" calcext:value-type="string">
            <text:p>COMBINED</text:p>
          </table:table-cell>
          <table:table-cell table:number-columns-repeated="7"/>
          <table:table-cell table:formula="of:=[.A425]" office:value-type="string" office:string-value="HsqlZoneMatcher" calcext:value-type="string">
            <text:p>HsqlZoneMatcher</text:p>
          </table:table-cell>
          <table:table-cell table:formula="of:=[.B425]" office:value-type="string" office:string-value="COMBINED" calcext:value-type="string">
            <text:p>COMBINED</text:p>
          </table:table-cell>
          <table:table-cell table:number-columns-repeated="5"/>
          <table:table-cell table:formula="of:=[.A425]" office:value-type="string" office:string-value="HsqlZoneMatcher" calcext:value-type="string">
            <text:p>HsqlZoneMatcher</text:p>
          </table:table-cell>
          <table:table-cell table:formula="of:=[.B425]" office:value-type="string" office:string-value="COMBINED" calcext:value-type="string">
            <text:p>COMBINED</text:p>
          </table:table-cell>
          <table:table-cell table:number-columns-repeated="5"/>
          <table:table-cell table:formula="of:=[.A425]" office:value-type="string" office:string-value="HsqlZoneMatcher" calcext:value-type="string">
            <text:p>HsqlZoneMatcher</text:p>
          </table:table-cell>
          <table:table-cell table:formula="of:=[.B425]" office:value-type="string" office:string-value="COMBINED" calcext:value-type="string">
            <text:p>COMBINED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atch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points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found</text:p>
          </table:table-cell>
          <table:table-cell table:style-name="ce1" office:value-type="string" calcext:value-type="string">
            <text:p>timeavg</text:p>
          </table:table-cell>
          <table:table-cell table:number-columns-repeated="9"/>
          <table:table-cell office:value-type="string" calcext:value-type="string">
            <text:p>rang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ime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09" calcext:value-type="float">
            <text:p>809</text:p>
          </table:table-cell>
          <table:table-cell office:value-type="float" office:value="127.653" calcext:value-type="float">
            <text:p>127.653</text:p>
          </table:table-cell>
          <table:table-cell/>
          <table:table-cell table:formula="of:=LEFT(CONCATENATE([.E427]; &quot; &quot;; [.E428]); 11)" office:value-type="string" office:string-value="zone 0.5" calcext:value-type="string">
            <text:p>zone 0.5</text:p>
          </table:table-cell>
          <table:table-cell table:number-columns-repeated="6"/>
          <table:table-cell table:formula="of:=ROW()" office:value-type="float" office:value="428" calcext:value-type="float">
            <text:p>428</text:p>
          </table:table-cell>
          <table:table-cell table:formula="of:=INDIRECT(CONCATENATE(&quot;D&quot;; TEXT([.$Q428] + 0;&quot;#&quot;)))" office:value-type="float" office:value="32" calcext:value-type="float">
            <text:p>32</text:p>
          </table:table-cell>
          <table:table-cell table:formula="of:=INDIRECT(CONCATENATE(&quot;E&quot;; TEXT([.$Q428] + 0;&quot;#&quot;)))" office:value-type="float" office:value="0.5" calcext:value-type="float">
            <text:p>0.5</text:p>
          </table:table-cell>
          <table:table-cell table:formula="of:=INDIRECT(CONCATENATE(&quot;F&quot;; TEXT([.$Q428] + 0;&quot;#&quot;)))" office:value-type="float" office:value="0.5" calcext:value-type="float">
            <text:p>0.5</text:p>
          </table:table-cell>
          <table:table-cell table:formula="of:=INDIRECT(CONCATENATE(&quot;G&quot;; TEXT([.$Q428] + 0;&quot;#&quot;)))" office:value-type="float" office:value="809" calcext:value-type="float">
            <text:p>809</text:p>
          </table:table-cell>
          <table:table-cell table:formula="of:=INDIRECT(CONCATENATE(&quot;H&quot;; TEXT([.$Q428] + 0;&quot;#&quot;)))" office:value-type="float" office:value="127.653" calcext:value-type="float">
            <text:p>127.653</text:p>
          </table:table-cell>
          <table:table-cell/>
          <table:table-cell table:formula="of:=LEFT(CONCATENATE([.T427];&quot; &quot;; [.T428]); 13)" office:value-type="string" office:string-value="radius 0.5" calcext:value-type="string">
            <text:p>radius 0.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201" calcext:value-type="float">
            <text:p>201</text:p>
          </table:table-cell>
          <table:table-cell office:value-type="float" office:value="82.885" calcext:value-type="float">
            <text:p>82.885</text:p>
          </table:table-cell>
          <table:table-cell/>
          <table:table-cell table:formula="of:=LEFT(CONCATENATE([.E427]; &quot; &quot;; [.E436]); 11)" office:value-type="string" office:string-value="zone 0.25" calcext:value-type="string">
            <text:p>zone 0.25</text:p>
          </table:table-cell>
          <table:table-cell table:number-columns-repeated="7"/>
          <table:table-cell table:formula="of:=INDIRECT(CONCATENATE(&quot;D&quot;; TEXT([.$Q428] + 7;&quot;#&quot;)))" office:value-type="float" office:value="32" calcext:value-type="float">
            <text:p>32</text:p>
          </table:table-cell>
          <table:table-cell table:formula="of:=INDIRECT(CONCATENATE(&quot;E&quot;; TEXT([.$Q428] + 7;&quot;#&quot;)))" office:value-type="float" office:value="0.25" calcext:value-type="float">
            <text:p>0.25</text:p>
          </table:table-cell>
          <table:table-cell table:formula="of:=INDIRECT(CONCATENATE(&quot;F&quot;; TEXT([.$Q428] + 7;&quot;#&quot;)))" office:value-type="float" office:value="0.5" calcext:value-type="float">
            <text:p>0.5</text:p>
          </table:table-cell>
          <table:table-cell table:formula="of:=INDIRECT(CONCATENATE(&quot;G&quot;; TEXT([.$Q428] + 7;&quot;#&quot;)))" office:value-type="float" office:value="808" calcext:value-type="float">
            <text:p>808</text:p>
          </table:table-cell>
          <table:table-cell table:formula="of:=INDIRECT(CONCATENATE(&quot;H&quot;; TEXT([.$Q428] + 7;&quot;#&quot;)))" office:value-type="float" office:value="103.436" calcext:value-type="float">
            <text:p>103.436</text:p>
          </table:table-cell>
          <table:table-cell/>
          <table:table-cell table:formula="of:=LEFT(CONCATENATE([.T427];&quot; &quot;; [.T435]); 13)" office:value-type="string" office:string-value="radius 0.25" calcext:value-type="string">
            <text:p>radius 0.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46" calcext:value-type="float">
            <text:p>46</text:p>
          </table:table-cell>
          <table:table-cell office:value-type="float" office:value="84.384" calcext:value-type="float">
            <text:p>84.384</text:p>
          </table:table-cell>
          <table:table-cell/>
          <table:table-cell table:formula="of:=CONCATENATE([.E427]; &quot; &quot;; [.E443])" office:value-type="string" office:string-value="zone 0.125" calcext:value-type="string">
            <text:p>zone 0.125</text:p>
          </table:table-cell>
          <table:table-cell table:number-columns-repeated="7"/>
          <table:table-cell table:formula="of:=INDIRECT(CONCATENATE(&quot;D&quot;; TEXT([.$Q428] + 14;&quot;#&quot;)))" office:value-type="float" office:value="32" calcext:value-type="float">
            <text:p>32</text:p>
          </table:table-cell>
          <table:table-cell table:formula="of:=INDIRECT(CONCATENATE(&quot;E&quot;; TEXT([.$Q428] + 14;&quot;#&quot;)))" office:value-type="float" office:value="0.125" calcext:value-type="float">
            <text:p>0.125</text:p>
          </table:table-cell>
          <table:table-cell table:formula="of:=INDIRECT(CONCATENATE(&quot;F&quot;; TEXT([.$Q428] + 14;&quot;#&quot;)))" office:value-type="float" office:value="0.5" calcext:value-type="float">
            <text:p>0.5</text:p>
          </table:table-cell>
          <table:table-cell table:formula="of:=INDIRECT(CONCATENATE(&quot;G&quot;; TEXT([.$Q428] + 14;&quot;#&quot;)))" office:value-type="float" office:value="809" calcext:value-type="float">
            <text:p>809</text:p>
          </table:table-cell>
          <table:table-cell table:formula="of:=INDIRECT(CONCATENATE(&quot;H&quot;; TEXT([.$Q428] + 14;&quot;#&quot;)))" office:value-type="float" office:value="96.022" calcext:value-type="float">
            <text:p>96.022</text:p>
          </table:table-cell>
          <table:table-cell/>
          <table:table-cell table:formula="of:=LEFT(CONCATENATE([.T427];&quot; &quot;; [.T442]); 13)" office:value-type="string" office:string-value="radius 0.125" calcext:value-type="string">
            <text:p>radius 0.1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" calcext:value-type="float">
            <text:p>10</text:p>
          </table:table-cell>
          <table:table-cell office:value-type="float" office:value="83.395" calcext:value-type="float">
            <text:p>83.395</text:p>
          </table:table-cell>
          <table:table-cell/>
          <table:table-cell table:formula="of:=LEFT(CONCATENATE([.E427]; &quot; &quot;; [.E450]); 11)" office:value-type="string" office:string-value="zone 0.0625" calcext:value-type="string">
            <text:p>zone 0.0625</text:p>
          </table:table-cell>
          <table:table-cell table:number-columns-repeated="7"/>
          <table:table-cell table:formula="of:=INDIRECT(CONCATENATE(&quot;D&quot;; TEXT([.$Q428] + 21;&quot;#&quot;)))" office:value-type="float" office:value="32" calcext:value-type="float">
            <text:p>32</text:p>
          </table:table-cell>
          <table:table-cell table:formula="of:=INDIRECT(CONCATENATE(&quot;E&quot;; TEXT([.$Q428] + 21;&quot;#&quot;)))" office:value-type="float" office:value="0.0625" calcext:value-type="float">
            <text:p>0.0625</text:p>
          </table:table-cell>
          <table:table-cell table:formula="of:=INDIRECT(CONCATENATE(&quot;F&quot;; TEXT([.$Q428] + 21;&quot;#&quot;)))" office:value-type="float" office:value="0.5" calcext:value-type="float">
            <text:p>0.5</text:p>
          </table:table-cell>
          <table:table-cell table:formula="of:=INDIRECT(CONCATENATE(&quot;G&quot;; TEXT([.$Q428] + 21;&quot;#&quot;)))" office:value-type="float" office:value="814" calcext:value-type="float">
            <text:p>814</text:p>
          </table:table-cell>
          <table:table-cell table:formula="of:=INDIRECT(CONCATENATE(&quot;H&quot;; TEXT([.$Q428] + 21;&quot;#&quot;)))" office:value-type="float" office:value="96.257" calcext:value-type="float">
            <text:p>96.257</text:p>
          </table:table-cell>
          <table:table-cell/>
          <table:table-cell table:formula="of:=LEFT(CONCATENATE([.T427];&quot; &quot;; [.T449]); 13)" office:value-type="string" office:string-value="radius 0.0625" calcext:value-type="string">
            <text:p>radius 0.06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" calcext:value-type="float">
            <text:p>5</text:p>
          </table:table-cell>
          <table:table-cell office:value-type="float" office:value="82.231" calcext:value-type="float">
            <text:p>82.231</text:p>
          </table:table-cell>
          <table:table-cell/>
          <table:table-cell table:formula="of:=LEFT(CONCATENATE([.E427]; &quot; &quot;; [.E457]); 11)" office:value-type="string" office:string-value="zone 0.0312" calcext:value-type="string">
            <text:p>zone 0.0312</text:p>
          </table:table-cell>
          <table:table-cell table:number-columns-repeated="7"/>
          <table:table-cell table:formula="of:=INDIRECT(CONCATENATE(&quot;D&quot;; TEXT([.$Q428] + 28;&quot;#&quot;)))" office:value-type="float" office:value="32" calcext:value-type="float">
            <text:p>32</text:p>
          </table:table-cell>
          <table:table-cell table:formula="of:=INDIRECT(CONCATENATE(&quot;E&quot;; TEXT([.$Q428] + 28;&quot;#&quot;)))" office:value-type="float" office:value="0.03125" calcext:value-type="float">
            <text:p>0.03125</text:p>
          </table:table-cell>
          <table:table-cell table:formula="of:=INDIRECT(CONCATENATE(&quot;F&quot;; TEXT([.$Q428] + 28;&quot;#&quot;)))" office:value-type="float" office:value="0.5" calcext:value-type="float">
            <text:p>0.5</text:p>
          </table:table-cell>
          <table:table-cell table:formula="of:=INDIRECT(CONCATENATE(&quot;G&quot;; TEXT([.$Q428] + 28;&quot;#&quot;)))" office:value-type="float" office:value="805" calcext:value-type="float">
            <text:p>805</text:p>
          </table:table-cell>
          <table:table-cell table:formula="of:=INDIRECT(CONCATENATE(&quot;H&quot;; TEXT([.$Q428] + 28;&quot;#&quot;)))" office:value-type="float" office:value="93.287" calcext:value-type="float">
            <text:p>93.287</text:p>
          </table:table-cell>
          <table:table-cell/>
          <table:table-cell table:formula="of:=LEFT(CONCATENATE([.T427];&quot; &quot;; [.T456]); 13)" office:value-type="string" office:string-value="radius 0.0312" calcext:value-type="string">
            <text:p>radius 0.0312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table:style-name="ce3" table:formula="of:=IF([.$I433]&lt;&gt;&quot;X&quot;;100.737;&quot;&quot;)" office:value-type="float" office:value="100.737" calcext:value-type="float">
            <text:p>100.737</text:p>
          </table:table-cell>
          <table:table-cell office:value-type="string" calcext:value-type="string">
            <text:p>x</text:p>
          </table:table-cell>
          <table:table-cell table:formula="of:=LEFT(CONCATENATE([.E427]; &quot; &quot;; [.E464]); 11)" office:value-type="string" office:string-value="zone 0.0156" calcext:value-type="string">
            <text:p>zone 0.0156</text:p>
          </table:table-cell>
          <table:table-cell table:number-columns-repeated="7"/>
          <table:table-cell table:formula="of:=INDIRECT(CONCATENATE(&quot;D&quot;; TEXT([.$Q428] + 35;&quot;#&quot;)))" office:value-type="float" office:value="32" calcext:value-type="float">
            <text:p>32</text:p>
          </table:table-cell>
          <table:table-cell table:formula="of:=INDIRECT(CONCATENATE(&quot;E&quot;; TEXT([.$Q428] + 35;&quot;#&quot;)))" office:value-type="float" office:value="0.015625" calcext:value-type="float">
            <text:p>0.015625</text:p>
          </table:table-cell>
          <table:table-cell table:formula="of:=INDIRECT(CONCATENATE(&quot;F&quot;; TEXT([.$Q428] + 35;&quot;#&quot;)))" office:value-type="float" office:value="0.5" calcext:value-type="float">
            <text:p>0.5</text:p>
          </table:table-cell>
          <table:table-cell table:formula="of:=INDIRECT(CONCATENATE(&quot;G&quot;; TEXT([.$Q428] + 35;&quot;#&quot;)))" office:value-type="float" office:value="807" calcext:value-type="float">
            <text:p>807</text:p>
          </table:table-cell>
          <table:table-cell table:formula="of:=INDIRECT(CONCATENATE(&quot;H&quot;; TEXT([.$Q428] + 35;&quot;#&quot;)))" office:value-type="float" office:value="91.945" calcext:value-type="float">
            <text:p>91.945</text:p>
          </table:table-cell>
          <table:table-cell/>
          <table:table-cell table:formula="of:=LEFT(CONCATENATE([.T427];&quot; &quot;; [.T463]); 13)" office:value-type="string" office:string-value="radius 0.0156" calcext:value-type="string">
            <text:p>radius 0.0156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74.445" calcext:value-type="float">
            <text:p>74.445</text:p>
          </table:table-cell>
          <table:table-cell/>
          <table:table-cell table:formula="of:=LEFT(CONCATENATE([.E427]; &quot; &quot;; [.E471]); 11)" office:value-type="string" office:string-value="zone 0.0078" calcext:value-type="string">
            <text:p>zone 0.0078</text:p>
          </table:table-cell>
          <table:table-cell table:number-columns-repeated="7"/>
          <table:table-cell table:formula="of:=INDIRECT(CONCATENATE(&quot;D&quot;; TEXT([.$Q428] + 42;&quot;#&quot;)))" office:value-type="float" office:value="32" calcext:value-type="float">
            <text:p>32</text:p>
          </table:table-cell>
          <table:table-cell table:formula="of:=INDIRECT(CONCATENATE(&quot;E&quot;; TEXT([.$Q428] + 42;&quot;#&quot;)))" office:value-type="float" office:value="0.0078125" calcext:value-type="float">
            <text:p>0.0078125</text:p>
          </table:table-cell>
          <table:table-cell table:formula="of:=INDIRECT(CONCATENATE(&quot;F&quot;; TEXT([.$Q428] + 42;&quot;#&quot;)))" office:value-type="float" office:value="0.5" calcext:value-type="float">
            <text:p>0.5</text:p>
          </table:table-cell>
          <table:table-cell table:formula="of:=INDIRECT(CONCATENATE(&quot;G&quot;; TEXT([.$Q428] + 42;&quot;#&quot;)))" office:value-type="float" office:value="802" calcext:value-type="float">
            <text:p>802</text:p>
          </table:table-cell>
          <table:table-cell table:formula="of:=INDIRECT(CONCATENATE(&quot;H&quot;; TEXT([.$Q428] + 42;&quot;#&quot;)))" office:value-type="float" office:value="76.355" calcext:value-type="float">
            <text:p>76.355</text:p>
          </table:table-cell>
          <table:table-cell/>
          <table:table-cell table:formula="of:=LEFT(CONCATENATE([.T427];&quot; &quot;; [.T470]); 13)" office:value-type="string" office:string-value="radius 0.0078" calcext:value-type="string">
            <text:p>radius 0.0078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808" calcext:value-type="float">
            <text:p>808</text:p>
          </table:table-cell>
          <table:table-cell office:value-type="float" office:value="103.436" calcext:value-type="float">
            <text:p>103.436</text:p>
          </table:table-cell>
          <table:table-cell table:number-columns-repeated="8"/>
          <table:table-cell table:formula="of:=[.Q428]+1" office:value-type="float" office:value="429" calcext:value-type="float">
            <text:p>429</text:p>
          </table:table-cell>
          <table:table-cell table:formula="of:=INDIRECT(CONCATENATE(&quot;D&quot;; TEXT([.$Q435] + 0;&quot;#&quot;)))" office:value-type="float" office:value="32" calcext:value-type="float">
            <text:p>32</text:p>
          </table:table-cell>
          <table:table-cell table:formula="of:=INDIRECT(CONCATENATE(&quot;E&quot;; TEXT([.$Q435] + 0;&quot;#&quot;)))" office:value-type="float" office:value="0.5" calcext:value-type="float">
            <text:p>0.5</text:p>
          </table:table-cell>
          <table:table-cell table:formula="of:=INDIRECT(CONCATENATE(&quot;F&quot;; TEXT([.$Q435] + 0;&quot;#&quot;)))" office:value-type="float" office:value="0.25" calcext:value-type="float">
            <text:p>0.25</text:p>
          </table:table-cell>
          <table:table-cell table:formula="of:=INDIRECT(CONCATENATE(&quot;G&quot;; TEXT([.$Q435] + 0;&quot;#&quot;)))" office:value-type="float" office:value="201" calcext:value-type="float">
            <text:p>201</text:p>
          </table:table-cell>
          <table:table-cell table:formula="of:=INDIRECT(CONCATENATE(&quot;H&quot;; TEXT([.$Q435] + 0;&quot;#&quot;)))" office:value-type="float" office:value="82.885" calcext:value-type="float">
            <text:p>82.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99" calcext:value-type="float">
            <text:p>199</text:p>
          </table:table-cell>
          <table:table-cell office:value-type="float" office:value="60.54" calcext:value-type="float">
            <text:p>60.54</text:p>
          </table:table-cell>
          <table:table-cell table:number-columns-repeated="9"/>
          <table:table-cell table:formula="of:=INDIRECT(CONCATENATE(&quot;D&quot;; TEXT([.$Q435] + 7;&quot;#&quot;)))" office:value-type="float" office:value="32" calcext:value-type="float">
            <text:p>32</text:p>
          </table:table-cell>
          <table:table-cell table:formula="of:=INDIRECT(CONCATENATE(&quot;E&quot;; TEXT([.$Q435] + 7;&quot;#&quot;)))" office:value-type="float" office:value="0.25" calcext:value-type="float">
            <text:p>0.25</text:p>
          </table:table-cell>
          <table:table-cell table:formula="of:=INDIRECT(CONCATENATE(&quot;F&quot;; TEXT([.$Q435] + 7;&quot;#&quot;)))" office:value-type="float" office:value="0.25" calcext:value-type="float">
            <text:p>0.25</text:p>
          </table:table-cell>
          <table:table-cell table:formula="of:=INDIRECT(CONCATENATE(&quot;G&quot;; TEXT([.$Q435] + 7;&quot;#&quot;)))" office:value-type="float" office:value="199" calcext:value-type="float">
            <text:p>199</text:p>
          </table:table-cell>
          <table:table-cell table:formula="of:=INDIRECT(CONCATENATE(&quot;H&quot;; TEXT([.$Q435] + 7;&quot;#&quot;)))" office:value-type="float" office:value="60.54" calcext:value-type="float">
            <text:p>60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  <table:table-cell office:value-type="float" office:value="37.476" calcext:value-type="float">
            <text:p>37.476</text:p>
          </table:table-cell>
          <table:table-cell table:number-columns-repeated="9"/>
          <table:table-cell table:formula="of:=INDIRECT(CONCATENATE(&quot;D&quot;; TEXT([.$Q435] + 14;&quot;#&quot;)))" office:value-type="float" office:value="32" calcext:value-type="float">
            <text:p>32</text:p>
          </table:table-cell>
          <table:table-cell table:formula="of:=INDIRECT(CONCATENATE(&quot;E&quot;; TEXT([.$Q435] + 14;&quot;#&quot;)))" office:value-type="float" office:value="0.125" calcext:value-type="float">
            <text:p>0.125</text:p>
          </table:table-cell>
          <table:table-cell table:formula="of:=INDIRECT(CONCATENATE(&quot;F&quot;; TEXT([.$Q435] + 14;&quot;#&quot;)))" office:value-type="float" office:value="0.25" calcext:value-type="float">
            <text:p>0.25</text:p>
          </table:table-cell>
          <table:table-cell table:formula="of:=INDIRECT(CONCATENATE(&quot;G&quot;; TEXT([.$Q435] + 14;&quot;#&quot;)))" office:value-type="float" office:value="202" calcext:value-type="float">
            <text:p>202</text:p>
          </table:table-cell>
          <table:table-cell table:formula="of:=INDIRECT(CONCATENATE(&quot;H&quot;; TEXT([.$Q435] + 14;&quot;#&quot;)))" office:value-type="float" office:value="42.173" calcext:value-type="float">
            <text:p>42.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32.502" calcext:value-type="float">
            <text:p>32.502</text:p>
          </table:table-cell>
          <table:table-cell table:number-columns-repeated="9"/>
          <table:table-cell table:formula="of:=INDIRECT(CONCATENATE(&quot;D&quot;; TEXT([.$Q435] + 21;&quot;#&quot;)))" office:value-type="float" office:value="32" calcext:value-type="float">
            <text:p>32</text:p>
          </table:table-cell>
          <table:table-cell table:formula="of:=INDIRECT(CONCATENATE(&quot;E&quot;; TEXT([.$Q435] + 21;&quot;#&quot;)))" office:value-type="float" office:value="0.0625" calcext:value-type="float">
            <text:p>0.0625</text:p>
          </table:table-cell>
          <table:table-cell table:formula="of:=INDIRECT(CONCATENATE(&quot;F&quot;; TEXT([.$Q435] + 21;&quot;#&quot;)))" office:value-type="float" office:value="0.25" calcext:value-type="float">
            <text:p>0.25</text:p>
          </table:table-cell>
          <table:table-cell table:formula="of:=INDIRECT(CONCATENATE(&quot;G&quot;; TEXT([.$Q435] + 21;&quot;#&quot;)))" office:value-type="float" office:value="201" calcext:value-type="float">
            <text:p>201</text:p>
          </table:table-cell>
          <table:table-cell table:formula="of:=INDIRECT(CONCATENATE(&quot;H&quot;; TEXT([.$Q435] + 21;&quot;#&quot;)))" office:value-type="float" office:value="66.206" calcext:value-type="float">
            <text:p>66.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" calcext:value-type="float">
            <text:p>4</text:p>
          </table:table-cell>
          <table:table-cell office:value-type="float" office:value="31.474" calcext:value-type="float">
            <text:p>31.474</text:p>
          </table:table-cell>
          <table:table-cell table:number-columns-repeated="9"/>
          <table:table-cell table:formula="of:=INDIRECT(CONCATENATE(&quot;D&quot;; TEXT([.$Q435] + 28;&quot;#&quot;)))" office:value-type="float" office:value="32" calcext:value-type="float">
            <text:p>32</text:p>
          </table:table-cell>
          <table:table-cell table:formula="of:=INDIRECT(CONCATENATE(&quot;E&quot;; TEXT([.$Q435] + 28;&quot;#&quot;)))" office:value-type="float" office:value="0.03125" calcext:value-type="float">
            <text:p>0.03125</text:p>
          </table:table-cell>
          <table:table-cell table:formula="of:=INDIRECT(CONCATENATE(&quot;F&quot;; TEXT([.$Q435] + 28;&quot;#&quot;)))" office:value-type="float" office:value="0.25" calcext:value-type="float">
            <text:p>0.25</text:p>
          </table:table-cell>
          <table:table-cell table:formula="of:=INDIRECT(CONCATENATE(&quot;G&quot;; TEXT([.$Q435] + 28;&quot;#&quot;)))" office:value-type="float" office:value="200" calcext:value-type="float">
            <text:p>200</text:p>
          </table:table-cell>
          <table:table-cell table:formula="of:=INDIRECT(CONCATENATE(&quot;H&quot;; TEXT([.$Q435] + 28;&quot;#&quot;)))" office:value-type="float" office:value="45.078" calcext:value-type="float">
            <text:p>45.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2.854" calcext:value-type="float">
            <text:p>32.854</text:p>
          </table:table-cell>
          <table:table-cell table:number-columns-repeated="9"/>
          <table:table-cell table:formula="of:=INDIRECT(CONCATENATE(&quot;D&quot;; TEXT([.$Q435] + 35;&quot;#&quot;)))" office:value-type="float" office:value="32" calcext:value-type="float">
            <text:p>32</text:p>
          </table:table-cell>
          <table:table-cell table:formula="of:=INDIRECT(CONCATENATE(&quot;E&quot;; TEXT([.$Q435] + 35;&quot;#&quot;)))" office:value-type="float" office:value="0.015625" calcext:value-type="float">
            <text:p>0.015625</text:p>
          </table:table-cell>
          <table:table-cell table:formula="of:=INDIRECT(CONCATENATE(&quot;F&quot;; TEXT([.$Q435] + 35;&quot;#&quot;)))" office:value-type="float" office:value="0.25" calcext:value-type="float">
            <text:p>0.25</text:p>
          </table:table-cell>
          <table:table-cell table:formula="of:=INDIRECT(CONCATENATE(&quot;G&quot;; TEXT([.$Q435] + 35;&quot;#&quot;)))" office:value-type="float" office:value="200" calcext:value-type="float">
            <text:p>200</text:p>
          </table:table-cell>
          <table:table-cell table:formula="of:=INDIRECT(CONCATENATE(&quot;H&quot;; TEXT([.$Q435] + 35;&quot;#&quot;)))" office:value-type="float" office:value="42.479" calcext:value-type="float">
            <text:p>42.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4.032" calcext:value-type="float">
            <text:p>34.032</text:p>
          </table:table-cell>
          <table:table-cell table:number-columns-repeated="9"/>
          <table:table-cell table:formula="of:=INDIRECT(CONCATENATE(&quot;D&quot;; TEXT([.$Q435] + 42;&quot;#&quot;)))" office:value-type="float" office:value="32" calcext:value-type="float">
            <text:p>32</text:p>
          </table:table-cell>
          <table:table-cell table:formula="of:=INDIRECT(CONCATENATE(&quot;E&quot;; TEXT([.$Q435] + 42;&quot;#&quot;)))" office:value-type="float" office:value="0.0078125" calcext:value-type="float">
            <text:p>0.0078125</text:p>
          </table:table-cell>
          <table:table-cell table:formula="of:=INDIRECT(CONCATENATE(&quot;F&quot;; TEXT([.$Q435] + 42;&quot;#&quot;)))" office:value-type="float" office:value="0.25" calcext:value-type="float">
            <text:p>0.25</text:p>
          </table:table-cell>
          <table:table-cell table:formula="of:=INDIRECT(CONCATENATE(&quot;G&quot;; TEXT([.$Q435] + 42;&quot;#&quot;)))" office:value-type="float" office:value="202" calcext:value-type="float">
            <text:p>202</text:p>
          </table:table-cell>
          <table:table-cell table:formula="of:=INDIRECT(CONCATENATE(&quot;H&quot;; TEXT([.$Q435] + 42;&quot;#&quot;)))" office:value-type="float" office:value="35.439" calcext:value-type="float">
            <text:p>35.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809" calcext:value-type="float">
            <text:p>809</text:p>
          </table:table-cell>
          <table:table-cell office:value-type="float" office:value="96.022" calcext:value-type="float">
            <text:p>96.022</text:p>
          </table:table-cell>
          <table:table-cell table:number-columns-repeated="8"/>
          <table:table-cell table:formula="of:=[.Q428]+2" office:value-type="float" office:value="430" calcext:value-type="float">
            <text:p>430</text:p>
          </table:table-cell>
          <table:table-cell table:formula="of:=INDIRECT(CONCATENATE(&quot;D&quot;; TEXT([.$Q442] + 0;&quot;#&quot;)))" office:value-type="float" office:value="32" calcext:value-type="float">
            <text:p>32</text:p>
          </table:table-cell>
          <table:table-cell table:formula="of:=INDIRECT(CONCATENATE(&quot;E&quot;; TEXT([.$Q442] + 0;&quot;#&quot;)))" office:value-type="float" office:value="0.5" calcext:value-type="float">
            <text:p>0.5</text:p>
          </table:table-cell>
          <table:table-cell table:formula="of:=INDIRECT(CONCATENATE(&quot;F&quot;; TEXT([.$Q442] + 0;&quot;#&quot;)))" office:value-type="float" office:value="0.125" calcext:value-type="float">
            <text:p>0.125</text:p>
          </table:table-cell>
          <table:table-cell table:formula="of:=INDIRECT(CONCATENATE(&quot;G&quot;; TEXT([.$Q442] + 0;&quot;#&quot;)))" office:value-type="float" office:value="46" calcext:value-type="float">
            <text:p>46</text:p>
          </table:table-cell>
          <table:table-cell table:formula="of:=INDIRECT(CONCATENATE(&quot;H&quot;; TEXT([.$Q442] + 0;&quot;#&quot;)))" office:value-type="float" office:value="84.384" calcext:value-type="float">
            <text:p>84.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202" calcext:value-type="float">
            <text:p>202</text:p>
          </table:table-cell>
          <table:table-cell office:value-type="float" office:value="42.173" calcext:value-type="float">
            <text:p>42.173</text:p>
          </table:table-cell>
          <table:table-cell table:number-columns-repeated="9"/>
          <table:table-cell table:formula="of:=INDIRECT(CONCATENATE(&quot;D&quot;; TEXT([.$Q442] + 7;&quot;#&quot;)))" office:value-type="float" office:value="32" calcext:value-type="float">
            <text:p>32</text:p>
          </table:table-cell>
          <table:table-cell table:formula="of:=INDIRECT(CONCATENATE(&quot;E&quot;; TEXT([.$Q442] + 7;&quot;#&quot;)))" office:value-type="float" office:value="0.25" calcext:value-type="float">
            <text:p>0.25</text:p>
          </table:table-cell>
          <table:table-cell table:formula="of:=INDIRECT(CONCATENATE(&quot;F&quot;; TEXT([.$Q442] + 7;&quot;#&quot;)))" office:value-type="float" office:value="0.125" calcext:value-type="float">
            <text:p>0.125</text:p>
          </table:table-cell>
          <table:table-cell table:formula="of:=INDIRECT(CONCATENATE(&quot;G&quot;; TEXT([.$Q442] + 7;&quot;#&quot;)))" office:value-type="float" office:value="49" calcext:value-type="float">
            <text:p>49</text:p>
          </table:table-cell>
          <table:table-cell table:formula="of:=INDIRECT(CONCATENATE(&quot;H&quot;; TEXT([.$Q442] + 7;&quot;#&quot;)))" office:value-type="float" office:value="37.476" calcext:value-type="float">
            <text:p>37.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  <table:table-cell office:value-type="float" office:value="24.174" calcext:value-type="float">
            <text:p>24.174</text:p>
          </table:table-cell>
          <table:table-cell table:number-columns-repeated="9"/>
          <table:table-cell table:formula="of:=INDIRECT(CONCATENATE(&quot;D&quot;; TEXT([.$Q442] + 14;&quot;#&quot;)))" office:value-type="float" office:value="32" calcext:value-type="float">
            <text:p>32</text:p>
          </table:table-cell>
          <table:table-cell table:formula="of:=INDIRECT(CONCATENATE(&quot;E&quot;; TEXT([.$Q442] + 14;&quot;#&quot;)))" office:value-type="float" office:value="0.125" calcext:value-type="float">
            <text:p>0.125</text:p>
          </table:table-cell>
          <table:table-cell table:formula="of:=INDIRECT(CONCATENATE(&quot;F&quot;; TEXT([.$Q442] + 14;&quot;#&quot;)))" office:value-type="float" office:value="0.125" calcext:value-type="float">
            <text:p>0.125</text:p>
          </table:table-cell>
          <table:table-cell table:formula="of:=INDIRECT(CONCATENATE(&quot;G&quot;; TEXT([.$Q442] + 14;&quot;#&quot;)))" office:value-type="float" office:value="52" calcext:value-type="float">
            <text:p>52</text:p>
          </table:table-cell>
          <table:table-cell table:formula="of:=INDIRECT(CONCATENATE(&quot;H&quot;; TEXT([.$Q442] + 14;&quot;#&quot;)))" office:value-type="float" office:value="24.174" calcext:value-type="float">
            <text:p>24.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9" calcext:value-type="float">
            <text:p>9</text:p>
          </table:table-cell>
          <table:table-cell office:value-type="float" office:value="12.48" calcext:value-type="float">
            <text:p>12.48</text:p>
          </table:table-cell>
          <table:table-cell table:number-columns-repeated="9"/>
          <table:table-cell table:formula="of:=INDIRECT(CONCATENATE(&quot;D&quot;; TEXT([.$Q442] + 21;&quot;#&quot;)))" office:value-type="float" office:value="32" calcext:value-type="float">
            <text:p>32</text:p>
          </table:table-cell>
          <table:table-cell table:formula="of:=INDIRECT(CONCATENATE(&quot;E&quot;; TEXT([.$Q442] + 21;&quot;#&quot;)))" office:value-type="float" office:value="0.0625" calcext:value-type="float">
            <text:p>0.0625</text:p>
          </table:table-cell>
          <table:table-cell table:formula="of:=INDIRECT(CONCATENATE(&quot;F&quot;; TEXT([.$Q442] + 21;&quot;#&quot;)))" office:value-type="float" office:value="0.125" calcext:value-type="float">
            <text:p>0.125</text:p>
          </table:table-cell>
          <table:table-cell table:formula="of:=INDIRECT(CONCATENATE(&quot;G&quot;; TEXT([.$Q442] + 21;&quot;#&quot;)))" office:value-type="float" office:value="49" calcext:value-type="float">
            <text:p>49</text:p>
          </table:table-cell>
          <table:table-cell table:formula="of:=INDIRECT(CONCATENATE(&quot;H&quot;; TEXT([.$Q442] + 21;&quot;#&quot;)))" office:value-type="float" office:value="21.134" calcext:value-type="float">
            <text:p>21.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12.894" calcext:value-type="float">
            <text:p>12.894</text:p>
          </table:table-cell>
          <table:table-cell table:number-columns-repeated="9"/>
          <table:table-cell table:formula="of:=INDIRECT(CONCATENATE(&quot;D&quot;; TEXT([.$Q442] + 28;&quot;#&quot;)))" office:value-type="float" office:value="32" calcext:value-type="float">
            <text:p>32</text:p>
          </table:table-cell>
          <table:table-cell table:formula="of:=INDIRECT(CONCATENATE(&quot;E&quot;; TEXT([.$Q442] + 28;&quot;#&quot;)))" office:value-type="float" office:value="0.03125" calcext:value-type="float">
            <text:p>0.03125</text:p>
          </table:table-cell>
          <table:table-cell table:formula="of:=INDIRECT(CONCATENATE(&quot;F&quot;; TEXT([.$Q442] + 28;&quot;#&quot;)))" office:value-type="float" office:value="0.125" calcext:value-type="float">
            <text:p>0.125</text:p>
          </table:table-cell>
          <table:table-cell table:formula="of:=INDIRECT(CONCATENATE(&quot;G&quot;; TEXT([.$Q442] + 28;&quot;#&quot;)))" office:value-type="float" office:value="49" calcext:value-type="float">
            <text:p>49</text:p>
          </table:table-cell>
          <table:table-cell table:formula="of:=INDIRECT(CONCATENATE(&quot;H&quot;; TEXT([.$Q442] + 28;&quot;#&quot;)))" office:value-type="float" office:value="19.67" calcext:value-type="float">
            <text:p>19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3.909" calcext:value-type="float">
            <text:p>13.909</text:p>
          </table:table-cell>
          <table:table-cell table:number-columns-repeated="9"/>
          <table:table-cell table:formula="of:=INDIRECT(CONCATENATE(&quot;D&quot;; TEXT([.$Q442] + 35;&quot;#&quot;)))" office:value-type="float" office:value="32" calcext:value-type="float">
            <text:p>32</text:p>
          </table:table-cell>
          <table:table-cell table:formula="of:=INDIRECT(CONCATENATE(&quot;E&quot;; TEXT([.$Q442] + 35;&quot;#&quot;)))" office:value-type="float" office:value="0.015625" calcext:value-type="float">
            <text:p>0.015625</text:p>
          </table:table-cell>
          <table:table-cell table:formula="of:=INDIRECT(CONCATENATE(&quot;F&quot;; TEXT([.$Q442] + 35;&quot;#&quot;)))" office:value-type="float" office:value="0.125" calcext:value-type="float">
            <text:p>0.125</text:p>
          </table:table-cell>
          <table:table-cell table:formula="of:=INDIRECT(CONCATENATE(&quot;G&quot;; TEXT([.$Q442] + 35;&quot;#&quot;)))" office:value-type="float" office:value="52" calcext:value-type="float">
            <text:p>52</text:p>
          </table:table-cell>
          <table:table-cell table:formula="of:=INDIRECT(CONCATENATE(&quot;H&quot;; TEXT([.$Q442] + 35;&quot;#&quot;)))" office:value-type="float" office:value="14.918" calcext:value-type="float">
            <text:p>14.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4.524" calcext:value-type="float">
            <text:p>14.524</text:p>
          </table:table-cell>
          <table:table-cell table:number-columns-repeated="9"/>
          <table:table-cell table:formula="of:=INDIRECT(CONCATENATE(&quot;D&quot;; TEXT([.$Q442] + 42;&quot;#&quot;)))" office:value-type="float" office:value="32" calcext:value-type="float">
            <text:p>32</text:p>
          </table:table-cell>
          <table:table-cell table:formula="of:=INDIRECT(CONCATENATE(&quot;E&quot;; TEXT([.$Q442] + 42;&quot;#&quot;)))" office:value-type="float" office:value="0.0078125" calcext:value-type="float">
            <text:p>0.0078125</text:p>
          </table:table-cell>
          <table:table-cell table:formula="of:=INDIRECT(CONCATENATE(&quot;F&quot;; TEXT([.$Q442] + 42;&quot;#&quot;)))" office:value-type="float" office:value="0.125" calcext:value-type="float">
            <text:p>0.125</text:p>
          </table:table-cell>
          <table:table-cell table:formula="of:=INDIRECT(CONCATENATE(&quot;G&quot;; TEXT([.$Q442] + 42;&quot;#&quot;)))" office:value-type="float" office:value="48" calcext:value-type="float">
            <text:p>48</text:p>
          </table:table-cell>
          <table:table-cell table:formula="of:=INDIRECT(CONCATENATE(&quot;H&quot;; TEXT([.$Q442] + 42;&quot;#&quot;)))" office:value-type="float" office:value="16.083" calcext:value-type="float">
            <text:p>16.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814" calcext:value-type="float">
            <text:p>814</text:p>
          </table:table-cell>
          <table:table-cell office:value-type="float" office:value="96.257" calcext:value-type="float">
            <text:p>96.257</text:p>
          </table:table-cell>
          <table:table-cell table:number-columns-repeated="8"/>
          <table:table-cell table:formula="of:=[.Q428]+3" office:value-type="float" office:value="431" calcext:value-type="float">
            <text:p>431</text:p>
          </table:table-cell>
          <table:table-cell table:formula="of:=INDIRECT(CONCATENATE(&quot;D&quot;; TEXT([.$Q449] + 0;&quot;#&quot;)))" office:value-type="float" office:value="32" calcext:value-type="float">
            <text:p>32</text:p>
          </table:table-cell>
          <table:table-cell table:formula="of:=INDIRECT(CONCATENATE(&quot;E&quot;; TEXT([.$Q449] + 0;&quot;#&quot;)))" office:value-type="float" office:value="0.5" calcext:value-type="float">
            <text:p>0.5</text:p>
          </table:table-cell>
          <table:table-cell table:formula="of:=INDIRECT(CONCATENATE(&quot;F&quot;; TEXT([.$Q449] + 0;&quot;#&quot;)))" office:value-type="float" office:value="0.0625" calcext:value-type="float">
            <text:p>0.0625</text:p>
          </table:table-cell>
          <table:table-cell table:formula="of:=INDIRECT(CONCATENATE(&quot;G&quot;; TEXT([.$Q449] + 0;&quot;#&quot;)))" office:value-type="float" office:value="10" calcext:value-type="float">
            <text:p>10</text:p>
          </table:table-cell>
          <table:table-cell table:formula="of:=INDIRECT(CONCATENATE(&quot;H&quot;; TEXT([.$Q449] + 0;&quot;#&quot;)))" office:value-type="float" office:value="83.395" calcext:value-type="float">
            <text:p>83.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201" calcext:value-type="float">
            <text:p>201</text:p>
          </table:table-cell>
          <table:table-cell table:style-name="ce3" table:formula="of:=IF([.$I450]&lt;&gt;&quot;&quot;;66.206;&quot;&quot;)" office:value-type="float" office:value="66.206" calcext:value-type="float">
            <text:p>66.206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formula="of:=INDIRECT(CONCATENATE(&quot;D&quot;; TEXT([.$Q449] + 7;&quot;#&quot;)))" office:value-type="float" office:value="32" calcext:value-type="float">
            <text:p>32</text:p>
          </table:table-cell>
          <table:table-cell table:formula="of:=INDIRECT(CONCATENATE(&quot;E&quot;; TEXT([.$Q449] + 7;&quot;#&quot;)))" office:value-type="float" office:value="0.25" calcext:value-type="float">
            <text:p>0.25</text:p>
          </table:table-cell>
          <table:table-cell table:formula="of:=INDIRECT(CONCATENATE(&quot;F&quot;; TEXT([.$Q449] + 7;&quot;#&quot;)))" office:value-type="float" office:value="0.0625" calcext:value-type="float">
            <text:p>0.0625</text:p>
          </table:table-cell>
          <table:table-cell table:formula="of:=INDIRECT(CONCATENATE(&quot;G&quot;; TEXT([.$Q449] + 7;&quot;#&quot;)))" office:value-type="float" office:value="11" calcext:value-type="float">
            <text:p>11</text:p>
          </table:table-cell>
          <table:table-cell table:formula="of:=INDIRECT(CONCATENATE(&quot;H&quot;; TEXT([.$Q449] + 7;&quot;#&quot;)))" office:value-type="float" office:value="32.502" calcext:value-type="float">
            <text:p>32.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  <table:table-cell office:value-type="float" office:value="21.134" calcext:value-type="float">
            <text:p>21.134</text:p>
          </table:table-cell>
          <table:table-cell table:number-columns-repeated="9"/>
          <table:table-cell table:formula="of:=INDIRECT(CONCATENATE(&quot;D&quot;; TEXT([.$Q449] + 14;&quot;#&quot;)))" office:value-type="float" office:value="32" calcext:value-type="float">
            <text:p>32</text:p>
          </table:table-cell>
          <table:table-cell table:formula="of:=INDIRECT(CONCATENATE(&quot;E&quot;; TEXT([.$Q449] + 14;&quot;#&quot;)))" office:value-type="float" office:value="0.125" calcext:value-type="float">
            <text:p>0.125</text:p>
          </table:table-cell>
          <table:table-cell table:formula="of:=INDIRECT(CONCATENATE(&quot;F&quot;; TEXT([.$Q449] + 14;&quot;#&quot;)))" office:value-type="float" office:value="0.0625" calcext:value-type="float">
            <text:p>0.0625</text:p>
          </table:table-cell>
          <table:table-cell table:formula="of:=INDIRECT(CONCATENATE(&quot;G&quot;; TEXT([.$Q449] + 14;&quot;#&quot;)))" office:value-type="float" office:value="9" calcext:value-type="float">
            <text:p>9</text:p>
          </table:table-cell>
          <table:table-cell table:formula="of:=INDIRECT(CONCATENATE(&quot;H&quot;; TEXT([.$Q449] + 14;&quot;#&quot;)))"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10.645" calcext:value-type="float">
            <text:p>10.645</text:p>
          </table:table-cell>
          <table:table-cell table:number-columns-repeated="9"/>
          <table:table-cell table:formula="of:=INDIRECT(CONCATENATE(&quot;D&quot;; TEXT([.$Q449] + 21;&quot;#&quot;)))" office:value-type="float" office:value="32" calcext:value-type="float">
            <text:p>32</text:p>
          </table:table-cell>
          <table:table-cell table:formula="of:=INDIRECT(CONCATENATE(&quot;E&quot;; TEXT([.$Q449] + 21;&quot;#&quot;)))" office:value-type="float" office:value="0.0625" calcext:value-type="float">
            <text:p>0.0625</text:p>
          </table:table-cell>
          <table:table-cell table:formula="of:=INDIRECT(CONCATENATE(&quot;F&quot;; TEXT([.$Q449] + 21;&quot;#&quot;)))" office:value-type="float" office:value="0.0625" calcext:value-type="float">
            <text:p>0.0625</text:p>
          </table:table-cell>
          <table:table-cell table:formula="of:=INDIRECT(CONCATENATE(&quot;G&quot;; TEXT([.$Q449] + 21;&quot;#&quot;)))" office:value-type="float" office:value="11" calcext:value-type="float">
            <text:p>11</text:p>
          </table:table-cell>
          <table:table-cell table:formula="of:=INDIRECT(CONCATENATE(&quot;H&quot;; TEXT([.$Q449] + 21;&quot;#&quot;)))" office:value-type="float" office:value="10.645" calcext:value-type="float">
            <text:p>10.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6.472" calcext:value-type="float">
            <text:p>6.472</text:p>
          </table:table-cell>
          <table:table-cell table:number-columns-repeated="9"/>
          <table:table-cell table:formula="of:=INDIRECT(CONCATENATE(&quot;D&quot;; TEXT([.$Q449] + 28;&quot;#&quot;)))" office:value-type="float" office:value="32" calcext:value-type="float">
            <text:p>32</text:p>
          </table:table-cell>
          <table:table-cell table:formula="of:=INDIRECT(CONCATENATE(&quot;E&quot;; TEXT([.$Q449] + 28;&quot;#&quot;)))" office:value-type="float" office:value="0.03125" calcext:value-type="float">
            <text:p>0.03125</text:p>
          </table:table-cell>
          <table:table-cell table:formula="of:=INDIRECT(CONCATENATE(&quot;F&quot;; TEXT([.$Q449] + 28;&quot;#&quot;)))" office:value-type="float" office:value="0.0625" calcext:value-type="float">
            <text:p>0.0625</text:p>
          </table:table-cell>
          <table:table-cell table:formula="of:=INDIRECT(CONCATENATE(&quot;G&quot;; TEXT([.$Q449] + 28;&quot;#&quot;)))" office:value-type="float" office:value="11" calcext:value-type="float">
            <text:p>11</text:p>
          </table:table-cell>
          <table:table-cell table:formula="of:=INDIRECT(CONCATENATE(&quot;H&quot;; TEXT([.$Q449] + 28;&quot;#&quot;)))" office:value-type="float" office:value="9.224" calcext:value-type="float">
            <text:p>9.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6.933" calcext:value-type="float">
            <text:p>6.933</text:p>
          </table:table-cell>
          <table:table-cell table:number-columns-repeated="9"/>
          <table:table-cell table:formula="of:=INDIRECT(CONCATENATE(&quot;D&quot;; TEXT([.$Q449] + 35;&quot;#&quot;)))" office:value-type="float" office:value="32" calcext:value-type="float">
            <text:p>32</text:p>
          </table:table-cell>
          <table:table-cell table:formula="of:=INDIRECT(CONCATENATE(&quot;E&quot;; TEXT([.$Q449] + 35;&quot;#&quot;)))" office:value-type="float" office:value="0.015625" calcext:value-type="float">
            <text:p>0.015625</text:p>
          </table:table-cell>
          <table:table-cell table:formula="of:=INDIRECT(CONCATENATE(&quot;F&quot;; TEXT([.$Q449] + 35;&quot;#&quot;)))" office:value-type="float" office:value="0.0625" calcext:value-type="float">
            <text:p>0.0625</text:p>
          </table:table-cell>
          <table:table-cell table:formula="of:=INDIRECT(CONCATENATE(&quot;G&quot;; TEXT([.$Q449] + 35;&quot;#&quot;)))" office:value-type="float" office:value="10" calcext:value-type="float">
            <text:p>10</text:p>
          </table:table-cell>
          <table:table-cell table:formula="of:=INDIRECT(CONCATENATE(&quot;H&quot;; TEXT([.$Q449] + 35;&quot;#&quot;)))" office:value-type="float" office:value="6.894" calcext:value-type="float">
            <text:p>6.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6.637" calcext:value-type="float">
            <text:p>6.637</text:p>
          </table:table-cell>
          <table:table-cell table:number-columns-repeated="9"/>
          <table:table-cell table:formula="of:=INDIRECT(CONCATENATE(&quot;D&quot;; TEXT([.$Q449] + 42;&quot;#&quot;)))" office:value-type="float" office:value="32" calcext:value-type="float">
            <text:p>32</text:p>
          </table:table-cell>
          <table:table-cell table:formula="of:=INDIRECT(CONCATENATE(&quot;E&quot;; TEXT([.$Q449] + 42;&quot;#&quot;)))" office:value-type="float" office:value="0.0078125" calcext:value-type="float">
            <text:p>0.0078125</text:p>
          </table:table-cell>
          <table:table-cell table:formula="of:=INDIRECT(CONCATENATE(&quot;F&quot;; TEXT([.$Q449] + 42;&quot;#&quot;)))" office:value-type="float" office:value="0.0625" calcext:value-type="float">
            <text:p>0.0625</text:p>
          </table:table-cell>
          <table:table-cell table:formula="of:=INDIRECT(CONCATENATE(&quot;G&quot;; TEXT([.$Q449] + 42;&quot;#&quot;)))" office:value-type="float" office:value="12" calcext:value-type="float">
            <text:p>12</text:p>
          </table:table-cell>
          <table:table-cell table:formula="of:=INDIRECT(CONCATENATE(&quot;H&quot;; TEXT([.$Q449] + 42;&quot;#&quot;)))" office:value-type="float" office:value="6.61" calcext:value-type="float">
            <text:p>6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805" calcext:value-type="float">
            <text:p>805</text:p>
          </table:table-cell>
          <table:table-cell office:value-type="float" office:value="93.287" calcext:value-type="float">
            <text:p>93.287</text:p>
          </table:table-cell>
          <table:table-cell table:number-columns-repeated="8"/>
          <table:table-cell table:formula="of:=[.Q428]+4" office:value-type="float" office:value="432" calcext:value-type="float">
            <text:p>432</text:p>
          </table:table-cell>
          <table:table-cell table:formula="of:=INDIRECT(CONCATENATE(&quot;D&quot;; TEXT([.$Q456] + 0;&quot;#&quot;)))" office:value-type="float" office:value="32" calcext:value-type="float">
            <text:p>32</text:p>
          </table:table-cell>
          <table:table-cell table:formula="of:=INDIRECT(CONCATENATE(&quot;E&quot;; TEXT([.$Q456] + 0;&quot;#&quot;)))" office:value-type="float" office:value="0.5" calcext:value-type="float">
            <text:p>0.5</text:p>
          </table:table-cell>
          <table:table-cell table:formula="of:=INDIRECT(CONCATENATE(&quot;F&quot;; TEXT([.$Q456] + 0;&quot;#&quot;)))" office:value-type="float" office:value="0.03125" calcext:value-type="float">
            <text:p>0.03125</text:p>
          </table:table-cell>
          <table:table-cell table:formula="of:=INDIRECT(CONCATENATE(&quot;G&quot;; TEXT([.$Q456] + 0;&quot;#&quot;)))" office:value-type="float" office:value="5" calcext:value-type="float">
            <text:p>5</text:p>
          </table:table-cell>
          <table:table-cell table:formula="of:=INDIRECT(CONCATENATE(&quot;H&quot;; TEXT([.$Q456] + 0;&quot;#&quot;)))" office:value-type="float" office:value="82.231" calcext:value-type="float">
            <text:p>82.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45.078" calcext:value-type="float">
            <text:p>45.078</text:p>
          </table:table-cell>
          <table:table-cell table:number-columns-repeated="9"/>
          <table:table-cell table:formula="of:=INDIRECT(CONCATENATE(&quot;D&quot;; TEXT([.$Q456] + 7;&quot;#&quot;)))" office:value-type="float" office:value="32" calcext:value-type="float">
            <text:p>32</text:p>
          </table:table-cell>
          <table:table-cell table:formula="of:=INDIRECT(CONCATENATE(&quot;E&quot;; TEXT([.$Q456] + 7;&quot;#&quot;)))" office:value-type="float" office:value="0.25" calcext:value-type="float">
            <text:p>0.25</text:p>
          </table:table-cell>
          <table:table-cell table:formula="of:=INDIRECT(CONCATENATE(&quot;F&quot;; TEXT([.$Q456] + 7;&quot;#&quot;)))" office:value-type="float" office:value="0.03125" calcext:value-type="float">
            <text:p>0.03125</text:p>
          </table:table-cell>
          <table:table-cell table:formula="of:=INDIRECT(CONCATENATE(&quot;G&quot;; TEXT([.$Q456] + 7;&quot;#&quot;)))" office:value-type="float" office:value="4" calcext:value-type="float">
            <text:p>4</text:p>
          </table:table-cell>
          <table:table-cell table:formula="of:=INDIRECT(CONCATENATE(&quot;H&quot;; TEXT([.$Q456] + 7;&quot;#&quot;)))" office:value-type="float" office:value="31.474" calcext:value-type="float">
            <text:p>31.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  <table:table-cell office:value-type="float" office:value="19.67" calcext:value-type="float">
            <text:p>19.67</text:p>
          </table:table-cell>
          <table:table-cell table:number-columns-repeated="9"/>
          <table:table-cell table:formula="of:=INDIRECT(CONCATENATE(&quot;D&quot;; TEXT([.$Q456] + 14;&quot;#&quot;)))" office:value-type="float" office:value="32" calcext:value-type="float">
            <text:p>32</text:p>
          </table:table-cell>
          <table:table-cell table:formula="of:=INDIRECT(CONCATENATE(&quot;E&quot;; TEXT([.$Q456] + 14;&quot;#&quot;)))" office:value-type="float" office:value="0.125" calcext:value-type="float">
            <text:p>0.125</text:p>
          </table:table-cell>
          <table:table-cell table:formula="of:=INDIRECT(CONCATENATE(&quot;F&quot;; TEXT([.$Q456] + 14;&quot;#&quot;)))" office:value-type="float" office:value="0.03125" calcext:value-type="float">
            <text:p>0.03125</text:p>
          </table:table-cell>
          <table:table-cell table:formula="of:=INDIRECT(CONCATENATE(&quot;G&quot;; TEXT([.$Q456] + 14;&quot;#&quot;)))" office:value-type="float" office:value="3" calcext:value-type="float">
            <text:p>3</text:p>
          </table:table-cell>
          <table:table-cell table:formula="of:=INDIRECT(CONCATENATE(&quot;H&quot;; TEXT([.$Q456] + 14;&quot;#&quot;)))" office:value-type="float" office:value="12.894" calcext:value-type="float">
            <text:p>12.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9.224" calcext:value-type="float">
            <text:p>9.224</text:p>
          </table:table-cell>
          <table:table-cell table:number-columns-repeated="9"/>
          <table:table-cell table:formula="of:=INDIRECT(CONCATENATE(&quot;D&quot;; TEXT([.$Q456] + 21;&quot;#&quot;)))" office:value-type="float" office:value="32" calcext:value-type="float">
            <text:p>32</text:p>
          </table:table-cell>
          <table:table-cell table:formula="of:=INDIRECT(CONCATENATE(&quot;E&quot;; TEXT([.$Q456] + 21;&quot;#&quot;)))" office:value-type="float" office:value="0.0625" calcext:value-type="float">
            <text:p>0.0625</text:p>
          </table:table-cell>
          <table:table-cell table:formula="of:=INDIRECT(CONCATENATE(&quot;F&quot;; TEXT([.$Q456] + 21;&quot;#&quot;)))" office:value-type="float" office:value="0.03125" calcext:value-type="float">
            <text:p>0.03125</text:p>
          </table:table-cell>
          <table:table-cell table:formula="of:=INDIRECT(CONCATENATE(&quot;G&quot;; TEXT([.$Q456] + 21;&quot;#&quot;)))" office:value-type="float" office:value="1" calcext:value-type="float">
            <text:p>1</text:p>
          </table:table-cell>
          <table:table-cell table:formula="of:=INDIRECT(CONCATENATE(&quot;H&quot;; TEXT([.$Q456] + 21;&quot;#&quot;)))" office:value-type="float" office:value="6.472" calcext:value-type="float">
            <text:p>6.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5.402" calcext:value-type="float">
            <text:p>5.402</text:p>
          </table:table-cell>
          <table:table-cell table:number-columns-repeated="9"/>
          <table:table-cell table:formula="of:=INDIRECT(CONCATENATE(&quot;D&quot;; TEXT([.$Q456] + 28;&quot;#&quot;)))" office:value-type="float" office:value="32" calcext:value-type="float">
            <text:p>32</text:p>
          </table:table-cell>
          <table:table-cell table:formula="of:=INDIRECT(CONCATENATE(&quot;E&quot;; TEXT([.$Q456] + 28;&quot;#&quot;)))" office:value-type="float" office:value="0.03125" calcext:value-type="float">
            <text:p>0.03125</text:p>
          </table:table-cell>
          <table:table-cell table:formula="of:=INDIRECT(CONCATENATE(&quot;F&quot;; TEXT([.$Q456] + 28;&quot;#&quot;)))" office:value-type="float" office:value="0.03125" calcext:value-type="float">
            <text:p>0.03125</text:p>
          </table:table-cell>
          <table:table-cell table:formula="of:=INDIRECT(CONCATENATE(&quot;G&quot;; TEXT([.$Q456] + 28;&quot;#&quot;)))" office:value-type="float" office:value="3" calcext:value-type="float">
            <text:p>3</text:p>
          </table:table-cell>
          <table:table-cell table:formula="of:=INDIRECT(CONCATENATE(&quot;H&quot;; TEXT([.$Q456] + 28;&quot;#&quot;)))" office:value-type="float" office:value="5.402" calcext:value-type="float">
            <text:p>5.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.474" calcext:value-type="float">
            <text:p>3.474</text:p>
          </table:table-cell>
          <table:table-cell table:number-columns-repeated="9"/>
          <table:table-cell table:formula="of:=INDIRECT(CONCATENATE(&quot;D&quot;; TEXT([.$Q456] + 35;&quot;#&quot;)))" office:value-type="float" office:value="32" calcext:value-type="float">
            <text:p>32</text:p>
          </table:table-cell>
          <table:table-cell table:formula="of:=INDIRECT(CONCATENATE(&quot;E&quot;; TEXT([.$Q456] + 35;&quot;#&quot;)))" office:value-type="float" office:value="0.015625" calcext:value-type="float">
            <text:p>0.015625</text:p>
          </table:table-cell>
          <table:table-cell table:formula="of:=INDIRECT(CONCATENATE(&quot;F&quot;; TEXT([.$Q456] + 35;&quot;#&quot;)))" office:value-type="float" office:value="0.03125" calcext:value-type="float">
            <text:p>0.03125</text:p>
          </table:table-cell>
          <table:table-cell table:formula="of:=INDIRECT(CONCATENATE(&quot;G&quot;; TEXT([.$Q456] + 35;&quot;#&quot;)))" office:value-type="float" office:value="3" calcext:value-type="float">
            <text:p>3</text:p>
          </table:table-cell>
          <table:table-cell table:formula="of:=INDIRECT(CONCATENATE(&quot;H&quot;; TEXT([.$Q456] + 35;&quot;#&quot;)))" office:value-type="float" office:value="3.738" calcext:value-type="float">
            <text:p>3.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.474" calcext:value-type="float">
            <text:p>3.474</text:p>
          </table:table-cell>
          <table:table-cell table:number-columns-repeated="9"/>
          <table:table-cell table:formula="of:=INDIRECT(CONCATENATE(&quot;D&quot;; TEXT([.$Q456] + 42;&quot;#&quot;)))" office:value-type="float" office:value="32" calcext:value-type="float">
            <text:p>32</text:p>
          </table:table-cell>
          <table:table-cell table:formula="of:=INDIRECT(CONCATENATE(&quot;E&quot;; TEXT([.$Q456] + 42;&quot;#&quot;)))" office:value-type="float" office:value="0.0078125" calcext:value-type="float">
            <text:p>0.0078125</text:p>
          </table:table-cell>
          <table:table-cell table:formula="of:=INDIRECT(CONCATENATE(&quot;F&quot;; TEXT([.$Q456] + 42;&quot;#&quot;)))" office:value-type="float" office:value="0.03125" calcext:value-type="float">
            <text:p>0.03125</text:p>
          </table:table-cell>
          <table:table-cell table:formula="of:=INDIRECT(CONCATENATE(&quot;G&quot;; TEXT([.$Q456] + 42;&quot;#&quot;)))" office:value-type="float" office:value="4" calcext:value-type="float">
            <text:p>4</text:p>
          </table:table-cell>
          <table:table-cell table:formula="of:=INDIRECT(CONCATENATE(&quot;H&quot;; TEXT([.$Q456] + 42;&quot;#&quot;)))" office:value-type="float" office:value="3.61" calcext:value-type="float">
            <text:p>3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807" calcext:value-type="float">
            <text:p>807</text:p>
          </table:table-cell>
          <table:table-cell office:value-type="float" office:value="91.945" calcext:value-type="float">
            <text:p>91.945</text:p>
          </table:table-cell>
          <table:table-cell table:number-columns-repeated="8"/>
          <table:table-cell table:formula="of:=[.Q428]+5" office:value-type="float" office:value="433" calcext:value-type="float">
            <text:p>433</text:p>
          </table:table-cell>
          <table:table-cell table:formula="of:=INDIRECT(CONCATENATE(&quot;D&quot;; TEXT([.$Q463] + 0;&quot;#&quot;)))" office:value-type="float" office:value="32" calcext:value-type="float">
            <text:p>32</text:p>
          </table:table-cell>
          <table:table-cell table:formula="of:=INDIRECT(CONCATENATE(&quot;E&quot;; TEXT([.$Q463] + 0;&quot;#&quot;)))" office:value-type="float" office:value="0.5" calcext:value-type="float">
            <text:p>0.5</text:p>
          </table:table-cell>
          <table:table-cell table:formula="of:=INDIRECT(CONCATENATE(&quot;F&quot;; TEXT([.$Q463] + 0;&quot;#&quot;)))" office:value-type="float" office:value="0.015625" calcext:value-type="float">
            <text:p>0.015625</text:p>
          </table:table-cell>
          <table:table-cell table:formula="of:=INDIRECT(CONCATENATE(&quot;G&quot;; TEXT([.$Q463] + 0;&quot;#&quot;)))" office:value-type="float" office:value="1" calcext:value-type="float">
            <text:p>1</text:p>
          </table:table-cell>
          <table:table-cell table:formula="of:=INDIRECT(CONCATENATE(&quot;H&quot;; TEXT([.$Q463] + 0;&quot;#&quot;)))" office:value-type="float" office:value="100.737" calcext:value-type="float">
            <text:p>100.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42.479" calcext:value-type="float">
            <text:p>42.479</text:p>
          </table:table-cell>
          <table:table-cell table:number-columns-repeated="9"/>
          <table:table-cell table:formula="of:=INDIRECT(CONCATENATE(&quot;D&quot;; TEXT([.$Q463] + 7;&quot;#&quot;)))" office:value-type="float" office:value="32" calcext:value-type="float">
            <text:p>32</text:p>
          </table:table-cell>
          <table:table-cell table:formula="of:=INDIRECT(CONCATENATE(&quot;E&quot;; TEXT([.$Q463] + 7;&quot;#&quot;)))" office:value-type="float" office:value="0.25" calcext:value-type="float">
            <text:p>0.25</text:p>
          </table:table-cell>
          <table:table-cell table:formula="of:=INDIRECT(CONCATENATE(&quot;F&quot;; TEXT([.$Q463] + 7;&quot;#&quot;)))" office:value-type="float" office:value="0.015625" calcext:value-type="float">
            <text:p>0.015625</text:p>
          </table:table-cell>
          <table:table-cell table:formula="of:=INDIRECT(CONCATENATE(&quot;G&quot;; TEXT([.$Q463] + 7;&quot;#&quot;)))" office:value-type="float" office:value="1" calcext:value-type="float">
            <text:p>1</text:p>
          </table:table-cell>
          <table:table-cell table:formula="of:=INDIRECT(CONCATENATE(&quot;H&quot;; TEXT([.$Q463] + 7;&quot;#&quot;)))" office:value-type="float" office:value="32.854" calcext:value-type="float">
            <text:p>32.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  <table:table-cell office:value-type="float" office:value="14.918" calcext:value-type="float">
            <text:p>14.918</text:p>
          </table:table-cell>
          <table:table-cell table:number-columns-repeated="9"/>
          <table:table-cell table:formula="of:=INDIRECT(CONCATENATE(&quot;D&quot;; TEXT([.$Q463] + 14;&quot;#&quot;)))" office:value-type="float" office:value="32" calcext:value-type="float">
            <text:p>32</text:p>
          </table:table-cell>
          <table:table-cell table:formula="of:=INDIRECT(CONCATENATE(&quot;E&quot;; TEXT([.$Q463] + 14;&quot;#&quot;)))" office:value-type="float" office:value="0.125" calcext:value-type="float">
            <text:p>0.125</text:p>
          </table:table-cell>
          <table:table-cell table:formula="of:=INDIRECT(CONCATENATE(&quot;F&quot;; TEXT([.$Q463] + 14;&quot;#&quot;)))" office:value-type="float" office:value="0.015625" calcext:value-type="float">
            <text:p>0.015625</text:p>
          </table:table-cell>
          <table:table-cell table:formula="of:=INDIRECT(CONCATENATE(&quot;G&quot;; TEXT([.$Q463] + 14;&quot;#&quot;)))" office:value-type="float" office:value="1" calcext:value-type="float">
            <text:p>1</text:p>
          </table:table-cell>
          <table:table-cell table:formula="of:=INDIRECT(CONCATENATE(&quot;H&quot;; TEXT([.$Q463] + 14;&quot;#&quot;)))" office:value-type="float" office:value="13.909" calcext:value-type="float">
            <text:p>13.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" calcext:value-type="float">
            <text:p>10</text:p>
          </table:table-cell>
          <table:table-cell office:value-type="float" office:value="6.894" calcext:value-type="float">
            <text:p>6.894</text:p>
          </table:table-cell>
          <table:table-cell table:number-columns-repeated="9"/>
          <table:table-cell table:formula="of:=INDIRECT(CONCATENATE(&quot;D&quot;; TEXT([.$Q463] + 21;&quot;#&quot;)))" office:value-type="float" office:value="32" calcext:value-type="float">
            <text:p>32</text:p>
          </table:table-cell>
          <table:table-cell table:formula="of:=INDIRECT(CONCATENATE(&quot;E&quot;; TEXT([.$Q463] + 21;&quot;#&quot;)))" office:value-type="float" office:value="0.0625" calcext:value-type="float">
            <text:p>0.0625</text:p>
          </table:table-cell>
          <table:table-cell table:formula="of:=INDIRECT(CONCATENATE(&quot;F&quot;; TEXT([.$Q463] + 21;&quot;#&quot;)))" office:value-type="float" office:value="0.015625" calcext:value-type="float">
            <text:p>0.015625</text:p>
          </table:table-cell>
          <table:table-cell table:formula="of:=INDIRECT(CONCATENATE(&quot;G&quot;; TEXT([.$Q463] + 21;&quot;#&quot;)))" office:value-type="float" office:value="1" calcext:value-type="float">
            <text:p>1</text:p>
          </table:table-cell>
          <table:table-cell table:formula="of:=INDIRECT(CONCATENATE(&quot;H&quot;; TEXT([.$Q463] + 21;&quot;#&quot;)))" office:value-type="float" office:value="6.933" calcext:value-type="float">
            <text:p>6.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3.738" calcext:value-type="float">
            <text:p>3.738</text:p>
          </table:table-cell>
          <table:table-cell table:number-columns-repeated="9"/>
          <table:table-cell table:formula="of:=INDIRECT(CONCATENATE(&quot;D&quot;; TEXT([.$Q463] + 28;&quot;#&quot;)))" office:value-type="float" office:value="32" calcext:value-type="float">
            <text:p>32</text:p>
          </table:table-cell>
          <table:table-cell table:formula="of:=INDIRECT(CONCATENATE(&quot;E&quot;; TEXT([.$Q463] + 28;&quot;#&quot;)))" office:value-type="float" office:value="0.03125" calcext:value-type="float">
            <text:p>0.03125</text:p>
          </table:table-cell>
          <table:table-cell table:formula="of:=INDIRECT(CONCATENATE(&quot;F&quot;; TEXT([.$Q463] + 28;&quot;#&quot;)))" office:value-type="float" office:value="0.015625" calcext:value-type="float">
            <text:p>0.015625</text:p>
          </table:table-cell>
          <table:table-cell table:formula="of:=INDIRECT(CONCATENATE(&quot;G&quot;; TEXT([.$Q463] + 28;&quot;#&quot;)))" office:value-type="float" office:value="1" calcext:value-type="float">
            <text:p>1</text:p>
          </table:table-cell>
          <table:table-cell table:formula="of:=INDIRECT(CONCATENATE(&quot;H&quot;; TEXT([.$Q463] + 28;&quot;#&quot;)))" office:value-type="float" office:value="3.474" calcext:value-type="float">
            <text:p>3.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2.086" calcext:value-type="float">
            <text:p>2.086</text:p>
          </table:table-cell>
          <table:table-cell table:number-columns-repeated="9"/>
          <table:table-cell table:formula="of:=INDIRECT(CONCATENATE(&quot;D&quot;; TEXT([.$Q463] + 35;&quot;#&quot;)))" office:value-type="float" office:value="32" calcext:value-type="float">
            <text:p>32</text:p>
          </table:table-cell>
          <table:table-cell table:formula="of:=INDIRECT(CONCATENATE(&quot;E&quot;; TEXT([.$Q463] + 35;&quot;#&quot;)))" office:value-type="float" office:value="0.015625" calcext:value-type="float">
            <text:p>0.015625</text:p>
          </table:table-cell>
          <table:table-cell table:formula="of:=INDIRECT(CONCATENATE(&quot;F&quot;; TEXT([.$Q463] + 35;&quot;#&quot;)))" office:value-type="float" office:value="0.015625" calcext:value-type="float">
            <text:p>0.015625</text:p>
          </table:table-cell>
          <table:table-cell table:formula="of:=INDIRECT(CONCATENATE(&quot;G&quot;; TEXT([.$Q463] + 35;&quot;#&quot;)))" office:value-type="float" office:value="1" calcext:value-type="float">
            <text:p>1</text:p>
          </table:table-cell>
          <table:table-cell table:formula="of:=INDIRECT(CONCATENATE(&quot;H&quot;; TEXT([.$Q463] + 35;&quot;#&quot;)))" office:value-type="float" office:value="2.086" calcext:value-type="float">
            <text:p>2.0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238" calcext:value-type="float">
            <text:p>1.238</text:p>
          </table:table-cell>
          <table:table-cell table:number-columns-repeated="9"/>
          <table:table-cell table:formula="of:=INDIRECT(CONCATENATE(&quot;D&quot;; TEXT([.$Q463] + 42;&quot;#&quot;)))" office:value-type="float" office:value="32" calcext:value-type="float">
            <text:p>32</text:p>
          </table:table-cell>
          <table:table-cell table:formula="of:=INDIRECT(CONCATENATE(&quot;E&quot;; TEXT([.$Q463] + 42;&quot;#&quot;)))" office:value-type="float" office:value="0.0078125" calcext:value-type="float">
            <text:p>0.0078125</text:p>
          </table:table-cell>
          <table:table-cell table:formula="of:=INDIRECT(CONCATENATE(&quot;F&quot;; TEXT([.$Q463] + 42;&quot;#&quot;)))" office:value-type="float" office:value="0.015625" calcext:value-type="float">
            <text:p>0.015625</text:p>
          </table:table-cell>
          <table:table-cell table:formula="of:=INDIRECT(CONCATENATE(&quot;G&quot;; TEXT([.$Q463] + 42;&quot;#&quot;)))" office:value-type="float" office:value="1" calcext:value-type="float">
            <text:p>1</text:p>
          </table:table-cell>
          <table:table-cell table:formula="of:=INDIRECT(CONCATENATE(&quot;H&quot;; TEXT([.$Q463] + 42;&quot;#&quot;)))" office:value-type="float" office:value="1.253" calcext:value-type="float">
            <text:p>1.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802" calcext:value-type="float">
            <text:p>802</text:p>
          </table:table-cell>
          <table:table-cell office:value-type="float" office:value="76.355" calcext:value-type="float">
            <text:p>76.355</text:p>
          </table:table-cell>
          <table:table-cell table:number-columns-repeated="8"/>
          <table:table-cell table:formula="of:=[.Q428]+6" office:value-type="float" office:value="434" calcext:value-type="float">
            <text:p>434</text:p>
          </table:table-cell>
          <table:table-cell table:formula="of:=INDIRECT(CONCATENATE(&quot;D&quot;; TEXT([.$Q470] + 0;&quot;#&quot;)))" office:value-type="float" office:value="32" calcext:value-type="float">
            <text:p>32</text:p>
          </table:table-cell>
          <table:table-cell table:formula="of:=INDIRECT(CONCATENATE(&quot;E&quot;; TEXT([.$Q470] + 0;&quot;#&quot;)))" office:value-type="float" office:value="0.5" calcext:value-type="float">
            <text:p>0.5</text:p>
          </table:table-cell>
          <table:table-cell table:formula="of:=INDIRECT(CONCATENATE(&quot;F&quot;; TEXT([.$Q470] + 0;&quot;#&quot;)))" office:value-type="float" office:value="0.0078125" calcext:value-type="float">
            <text:p>0.0078125</text:p>
          </table:table-cell>
          <table:table-cell table:formula="of:=INDIRECT(CONCATENATE(&quot;G&quot;; TEXT([.$Q470] + 0;&quot;#&quot;)))" office:value-type="float" office:value="1" calcext:value-type="float">
            <text:p>1</text:p>
          </table:table-cell>
          <table:table-cell table:formula="of:=INDIRECT(CONCATENATE(&quot;H&quot;; TEXT([.$Q470] + 0;&quot;#&quot;)))" office:value-type="float" office:value="74.445" calcext:value-type="float">
            <text:p>74.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202" calcext:value-type="float">
            <text:p>202</text:p>
          </table:table-cell>
          <table:table-cell office:value-type="float" office:value="35.439" calcext:value-type="float">
            <text:p>35.439</text:p>
          </table:table-cell>
          <table:table-cell table:number-columns-repeated="9"/>
          <table:table-cell table:formula="of:=INDIRECT(CONCATENATE(&quot;D&quot;; TEXT([.$Q470] + 7;&quot;#&quot;)))" office:value-type="float" office:value="32" calcext:value-type="float">
            <text:p>32</text:p>
          </table:table-cell>
          <table:table-cell table:formula="of:=INDIRECT(CONCATENATE(&quot;E&quot;; TEXT([.$Q470] + 7;&quot;#&quot;)))" office:value-type="float" office:value="0.25" calcext:value-type="float">
            <text:p>0.25</text:p>
          </table:table-cell>
          <table:table-cell table:formula="of:=INDIRECT(CONCATENATE(&quot;F&quot;; TEXT([.$Q470] + 7;&quot;#&quot;)))" office:value-type="float" office:value="0.0078125" calcext:value-type="float">
            <text:p>0.0078125</text:p>
          </table:table-cell>
          <table:table-cell table:formula="of:=INDIRECT(CONCATENATE(&quot;G&quot;; TEXT([.$Q470] + 7;&quot;#&quot;)))" office:value-type="float" office:value="1" calcext:value-type="float">
            <text:p>1</text:p>
          </table:table-cell>
          <table:table-cell table:formula="of:=INDIRECT(CONCATENATE(&quot;H&quot;; TEXT([.$Q470] + 7;&quot;#&quot;)))" office:value-type="float" office:value="34.032" calcext:value-type="float">
            <text:p>34.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office:value-type="float" office:value="16.083" calcext:value-type="float">
            <text:p>16.083</text:p>
          </table:table-cell>
          <table:table-cell table:number-columns-repeated="9"/>
          <table:table-cell table:formula="of:=INDIRECT(CONCATENATE(&quot;D&quot;; TEXT([.$Q470] + 14;&quot;#&quot;)))" office:value-type="float" office:value="32" calcext:value-type="float">
            <text:p>32</text:p>
          </table:table-cell>
          <table:table-cell table:formula="of:=INDIRECT(CONCATENATE(&quot;E&quot;; TEXT([.$Q470] + 14;&quot;#&quot;)))" office:value-type="float" office:value="0.125" calcext:value-type="float">
            <text:p>0.125</text:p>
          </table:table-cell>
          <table:table-cell table:formula="of:=INDIRECT(CONCATENATE(&quot;F&quot;; TEXT([.$Q470] + 14;&quot;#&quot;)))" office:value-type="float" office:value="0.0078125" calcext:value-type="float">
            <text:p>0.0078125</text:p>
          </table:table-cell>
          <table:table-cell table:formula="of:=INDIRECT(CONCATENATE(&quot;G&quot;; TEXT([.$Q470] + 14;&quot;#&quot;)))" office:value-type="float" office:value="1" calcext:value-type="float">
            <text:p>1</text:p>
          </table:table-cell>
          <table:table-cell table:formula="of:=INDIRECT(CONCATENATE(&quot;H&quot;; TEXT([.$Q470] + 14;&quot;#&quot;)))" office:value-type="float" office:value="14.524" calcext:value-type="float">
            <text:p>14.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6.61" calcext:value-type="float">
            <text:p>6.61</text:p>
          </table:table-cell>
          <table:table-cell table:number-columns-repeated="9"/>
          <table:table-cell table:formula="of:=INDIRECT(CONCATENATE(&quot;D&quot;; TEXT([.$Q470] + 21;&quot;#&quot;)))" office:value-type="float" office:value="32" calcext:value-type="float">
            <text:p>32</text:p>
          </table:table-cell>
          <table:table-cell table:formula="of:=INDIRECT(CONCATENATE(&quot;E&quot;; TEXT([.$Q470] + 21;&quot;#&quot;)))" office:value-type="float" office:value="0.0625" calcext:value-type="float">
            <text:p>0.0625</text:p>
          </table:table-cell>
          <table:table-cell table:formula="of:=INDIRECT(CONCATENATE(&quot;F&quot;; TEXT([.$Q470] + 21;&quot;#&quot;)))" office:value-type="float" office:value="0.0078125" calcext:value-type="float">
            <text:p>0.0078125</text:p>
          </table:table-cell>
          <table:table-cell table:formula="of:=INDIRECT(CONCATENATE(&quot;G&quot;; TEXT([.$Q470] + 21;&quot;#&quot;)))" office:value-type="float" office:value="1" calcext:value-type="float">
            <text:p>1</text:p>
          </table:table-cell>
          <table:table-cell table:formula="of:=INDIRECT(CONCATENATE(&quot;H&quot;; TEXT([.$Q470] + 21;&quot;#&quot;)))" office:value-type="float" office:value="6.637" calcext:value-type="float">
            <text:p>6.6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" calcext:value-type="float">
            <text:p>4</text:p>
          </table:table-cell>
          <table:table-cell office:value-type="float" office:value="3.61" calcext:value-type="float">
            <text:p>3.61</text:p>
          </table:table-cell>
          <table:table-cell table:number-columns-repeated="9"/>
          <table:table-cell table:formula="of:=INDIRECT(CONCATENATE(&quot;D&quot;; TEXT([.$Q470] + 28;&quot;#&quot;)))" office:value-type="float" office:value="32" calcext:value-type="float">
            <text:p>32</text:p>
          </table:table-cell>
          <table:table-cell table:formula="of:=INDIRECT(CONCATENATE(&quot;E&quot;; TEXT([.$Q470] + 28;&quot;#&quot;)))" office:value-type="float" office:value="0.03125" calcext:value-type="float">
            <text:p>0.03125</text:p>
          </table:table-cell>
          <table:table-cell table:formula="of:=INDIRECT(CONCATENATE(&quot;F&quot;; TEXT([.$Q470] + 28;&quot;#&quot;)))" office:value-type="float" office:value="0.0078125" calcext:value-type="float">
            <text:p>0.0078125</text:p>
          </table:table-cell>
          <table:table-cell table:formula="of:=INDIRECT(CONCATENATE(&quot;G&quot;; TEXT([.$Q470] + 28;&quot;#&quot;)))" office:value-type="float" office:value="1" calcext:value-type="float">
            <text:p>1</text:p>
          </table:table-cell>
          <table:table-cell table:formula="of:=INDIRECT(CONCATENATE(&quot;H&quot;; TEXT([.$Q470] + 28;&quot;#&quot;)))" office:value-type="float" office:value="3.474" calcext:value-type="float">
            <text:p>3.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253" calcext:value-type="float">
            <text:p>1.253</text:p>
          </table:table-cell>
          <table:table-cell table:number-columns-repeated="9"/>
          <table:table-cell table:formula="of:=INDIRECT(CONCATENATE(&quot;D&quot;; TEXT([.$Q470] + 35;&quot;#&quot;)))" office:value-type="float" office:value="32" calcext:value-type="float">
            <text:p>32</text:p>
          </table:table-cell>
          <table:table-cell table:formula="of:=INDIRECT(CONCATENATE(&quot;E&quot;; TEXT([.$Q470] + 35;&quot;#&quot;)))" office:value-type="float" office:value="0.015625" calcext:value-type="float">
            <text:p>0.015625</text:p>
          </table:table-cell>
          <table:table-cell table:formula="of:=INDIRECT(CONCATENATE(&quot;F&quot;; TEXT([.$Q470] + 35;&quot;#&quot;)))" office:value-type="float" office:value="0.0078125" calcext:value-type="float">
            <text:p>0.0078125</text:p>
          </table:table-cell>
          <table:table-cell table:formula="of:=INDIRECT(CONCATENATE(&quot;G&quot;; TEXT([.$Q470] + 35;&quot;#&quot;)))" office:value-type="float" office:value="1" calcext:value-type="float">
            <text:p>1</text:p>
          </table:table-cell>
          <table:table-cell table:formula="of:=INDIRECT(CONCATENATE(&quot;H&quot;; TEXT([.$Q470] + 35;&quot;#&quot;)))" office:value-type="float" office:value="1.238" calcext:value-type="float">
            <text:p>1.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094" calcext:value-type="float">
            <text:p>1.094</text:p>
          </table:table-cell>
          <table:table-cell table:number-columns-repeated="9"/>
          <table:table-cell table:formula="of:=INDIRECT(CONCATENATE(&quot;D&quot;; TEXT([.$Q470] + 42;&quot;#&quot;)))" office:value-type="float" office:value="32" calcext:value-type="float">
            <text:p>32</text:p>
          </table:table-cell>
          <table:table-cell table:formula="of:=INDIRECT(CONCATENATE(&quot;E&quot;; TEXT([.$Q470] + 42;&quot;#&quot;)))" office:value-type="float" office:value="0.0078125" calcext:value-type="float">
            <text:p>0.0078125</text:p>
          </table:table-cell>
          <table:table-cell table:formula="of:=INDIRECT(CONCATENATE(&quot;F&quot;; TEXT([.$Q470] + 42;&quot;#&quot;)))" office:value-type="float" office:value="0.0078125" calcext:value-type="float">
            <text:p>0.0078125</text:p>
          </table:table-cell>
          <table:table-cell table:formula="of:=INDIRECT(CONCATENATE(&quot;G&quot;; TEXT([.$Q470] + 42;&quot;#&quot;)))" office:value-type="float" office:value="1" calcext:value-type="float">
            <text:p>1</text:p>
          </table:table-cell>
          <table:table-cell table:formula="of:=INDIRECT(CONCATENATE(&quot;H&quot;; TEXT([.$Q470] + 42;&quot;#&quot;)))" office:value-type="float" office:value="1.094" calcext:value-type="float">
            <text:p>1.09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formula="of:=[.A481]" office:value-type="string" office:string-value="HsqlZoneMatcher" calcext:value-type="string">
            <text:p>HsqlZoneMatcher</text:p>
          </table:table-cell>
          <table:table-cell table:formula="of:=[.B481]" office:value-type="string" office:string-value="COMPLEX" calcext:value-type="string">
            <text:p>COMPLEX</text:p>
          </table:table-cell>
          <table:table-cell table:number-columns-repeated="7"/>
          <table:table-cell table:formula="of:=[.A478]" office:value-type="string" office:string-value="HsqlZoneMatcher" calcext:value-type="string">
            <text:p>HsqlZoneMatcher</text:p>
          </table:table-cell>
          <table:table-cell table:formula="of:=[.B478]" office:value-type="string" office:string-value="COMPLEX" calcext:value-type="string">
            <text:p>COMPLEX</text:p>
          </table:table-cell>
          <table:table-cell table:number-columns-repeated="5"/>
          <table:table-cell table:formula="of:=[.A478]" office:value-type="string" office:string-value="HsqlZoneMatcher" calcext:value-type="string">
            <text:p>HsqlZoneMatcher</text:p>
          </table:table-cell>
          <table:table-cell table:formula="of:=[.B478]" office:value-type="string" office:string-value="COMPLEX" calcext:value-type="string">
            <text:p>COMPLEX</text:p>
          </table:table-cell>
          <table:table-cell table:number-columns-repeated="5"/>
          <table:table-cell table:formula="of:=[.A478]" office:value-type="string" office:string-value="HsqlZoneMatcher" calcext:value-type="string">
            <text:p>HsqlZoneMatcher</text:p>
          </table:table-cell>
          <table:table-cell table:formula="of:=[.B478]" office:value-type="string" office:string-value="COMPLEX" calcext:value-type="string">
            <text:p>COMPLEX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atch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points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found</text:p>
          </table:table-cell>
          <table:table-cell table:style-name="ce1" office:value-type="string" calcext:value-type="string">
            <text:p>timeavg</text:p>
          </table:table-cell>
          <table:table-cell table:number-columns-repeated="9"/>
          <table:table-cell office:value-type="string" calcext:value-type="string">
            <text:p>rang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ime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22.334" calcext:value-type="float">
            <text:p>22.334</text:p>
          </table:table-cell>
          <table:table-cell/>
          <table:table-cell table:formula="of:=LEFT(CONCATENATE([.E480]; &quot; &quot;; [.E481]); 11)" office:value-type="string" office:string-value="zone 0.5" calcext:value-type="string">
            <text:p>zone 0.5</text:p>
          </table:table-cell>
          <table:table-cell table:number-columns-repeated="6"/>
          <table:table-cell table:formula="of:=ROW()" office:value-type="float" office:value="481" calcext:value-type="float">
            <text:p>481</text:p>
          </table:table-cell>
          <table:table-cell table:formula="of:=INDIRECT(CONCATENATE(&quot;D&quot;; TEXT([.$Q481] + 0;&quot;#&quot;)))" office:value-type="float" office:value="128" calcext:value-type="float">
            <text:p>128</text:p>
          </table:table-cell>
          <table:table-cell table:formula="of:=INDIRECT(CONCATENATE(&quot;E&quot;; TEXT([.$Q481] + 0;&quot;#&quot;)))" office:value-type="float" office:value="0.5" calcext:value-type="float">
            <text:p>0.5</text:p>
          </table:table-cell>
          <table:table-cell table:formula="of:=INDIRECT(CONCATENATE(&quot;F&quot;; TEXT([.$Q481] + 0;&quot;#&quot;)))" office:value-type="float" office:value="0.5" calcext:value-type="float">
            <text:p>0.5</text:p>
          </table:table-cell>
          <table:table-cell table:formula="of:=INDIRECT(CONCATENATE(&quot;G&quot;; TEXT([.$Q481] + 0;&quot;#&quot;)))" office:value-type="float" office:value="51" calcext:value-type="float">
            <text:p>51</text:p>
          </table:table-cell>
          <table:table-cell table:formula="of:=INDIRECT(CONCATENATE(&quot;H&quot;; TEXT([.$Q481] + 0;&quot;#&quot;)))" office:value-type="float" office:value="22.334" calcext:value-type="float">
            <text:p>22.334</text:p>
          </table:table-cell>
          <table:table-cell/>
          <table:table-cell table:formula="of:=LEFT(CONCATENATE([.T480];&quot; &quot;; [.T481]); 13)" office:value-type="string" office:string-value="radius 0.5" calcext:value-type="string">
            <text:p>radius 0.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13.927" calcext:value-type="float">
            <text:p>13.927</text:p>
          </table:table-cell>
          <table:table-cell/>
          <table:table-cell table:formula="of:=LEFT(CONCATENATE([.E480]; &quot; &quot;; [.E489]); 11)" office:value-type="string" office:string-value="zone 0.25" calcext:value-type="string">
            <text:p>zone 0.25</text:p>
          </table:table-cell>
          <table:table-cell table:number-columns-repeated="7"/>
          <table:table-cell table:formula="of:=INDIRECT(CONCATENATE(&quot;D&quot;; TEXT([.$Q481] + 7;&quot;#&quot;)))" office:value-type="float" office:value="128" calcext:value-type="float">
            <text:p>128</text:p>
          </table:table-cell>
          <table:table-cell table:formula="of:=INDIRECT(CONCATENATE(&quot;E&quot;; TEXT([.$Q481] + 7;&quot;#&quot;)))" office:value-type="float" office:value="0.25" calcext:value-type="float">
            <text:p>0.25</text:p>
          </table:table-cell>
          <table:table-cell table:formula="of:=INDIRECT(CONCATENATE(&quot;F&quot;; TEXT([.$Q481] + 7;&quot;#&quot;)))" office:value-type="float" office:value="0.5" calcext:value-type="float">
            <text:p>0.5</text:p>
          </table:table-cell>
          <table:table-cell table:formula="of:=INDIRECT(CONCATENATE(&quot;G&quot;; TEXT([.$Q481] + 7;&quot;#&quot;)))" office:value-type="float" office:value="49" calcext:value-type="float">
            <text:p>49</text:p>
          </table:table-cell>
          <table:table-cell table:formula="of:=INDIRECT(CONCATENATE(&quot;H&quot;; TEXT([.$Q481] + 7;&quot;#&quot;)))" office:value-type="float" office:value="17.383" calcext:value-type="float">
            <text:p>17.383</text:p>
          </table:table-cell>
          <table:table-cell/>
          <table:table-cell table:formula="of:=LEFT(CONCATENATE([.T480];&quot; &quot;; [.T488]); 13)" office:value-type="string" office:string-value="radius 0.25" calcext:value-type="string">
            <text:p>radius 0.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14.496" calcext:value-type="float">
            <text:p>14.496</text:p>
          </table:table-cell>
          <table:table-cell/>
          <table:table-cell table:formula="of:=LEFT(CONCATENATE([.E480]; &quot; &quot;; [.E496]); 11)" office:value-type="string" office:string-value="zone 0.125" calcext:value-type="string">
            <text:p>zone 0.125</text:p>
          </table:table-cell>
          <table:table-cell table:number-columns-repeated="7"/>
          <table:table-cell table:formula="of:=INDIRECT(CONCATENATE(&quot;D&quot;; TEXT([.$Q481] + 14;&quot;#&quot;)))" office:value-type="float" office:value="128" calcext:value-type="float">
            <text:p>128</text:p>
          </table:table-cell>
          <table:table-cell table:formula="of:=INDIRECT(CONCATENATE(&quot;E&quot;; TEXT([.$Q481] + 14;&quot;#&quot;)))" office:value-type="float" office:value="0.125" calcext:value-type="float">
            <text:p>0.125</text:p>
          </table:table-cell>
          <table:table-cell table:formula="of:=INDIRECT(CONCATENATE(&quot;F&quot;; TEXT([.$Q481] + 14;&quot;#&quot;)))" office:value-type="float" office:value="0.5" calcext:value-type="float">
            <text:p>0.5</text:p>
          </table:table-cell>
          <table:table-cell table:formula="of:=INDIRECT(CONCATENATE(&quot;G&quot;; TEXT([.$Q481] + 14;&quot;#&quot;)))" office:value-type="float" office:value="50" calcext:value-type="float">
            <text:p>50</text:p>
          </table:table-cell>
          <table:table-cell table:formula="of:=INDIRECT(CONCATENATE(&quot;H&quot;; TEXT([.$Q481] + 14;&quot;#&quot;)))" office:value-type="float" office:value="19.908" calcext:value-type="float">
            <text:p>19.908</text:p>
          </table:table-cell>
          <table:table-cell/>
          <table:table-cell table:formula="of:=LEFT(CONCATENATE([.T480];&quot; &quot;; [.T495]); 13)" office:value-type="string" office:string-value="radius 0.125" calcext:value-type="string">
            <text:p>radius 0.1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3.963" calcext:value-type="float">
            <text:p>13.963</text:p>
          </table:table-cell>
          <table:table-cell/>
          <table:table-cell table:formula="of:=LEFT(CONCATENATE([.E480]; &quot; &quot;; [.E503]); 11)" office:value-type="string" office:string-value="zone 0.0625" calcext:value-type="string">
            <text:p>zone 0.0625</text:p>
          </table:table-cell>
          <table:table-cell table:number-columns-repeated="7"/>
          <table:table-cell table:formula="of:=INDIRECT(CONCATENATE(&quot;D&quot;; TEXT([.$Q481] + 21;&quot;#&quot;)))" office:value-type="float" office:value="128" calcext:value-type="float">
            <text:p>128</text:p>
          </table:table-cell>
          <table:table-cell table:formula="of:=INDIRECT(CONCATENATE(&quot;E&quot;; TEXT([.$Q481] + 21;&quot;#&quot;)))" office:value-type="float" office:value="0.0625" calcext:value-type="float">
            <text:p>0.0625</text:p>
          </table:table-cell>
          <table:table-cell table:formula="of:=INDIRECT(CONCATENATE(&quot;F&quot;; TEXT([.$Q481] + 21;&quot;#&quot;)))" office:value-type="float" office:value="0.5" calcext:value-type="float">
            <text:p>0.5</text:p>
          </table:table-cell>
          <table:table-cell table:formula="of:=INDIRECT(CONCATENATE(&quot;G&quot;; TEXT([.$Q481] + 21;&quot;#&quot;)))" office:value-type="float" office:value="47" calcext:value-type="float">
            <text:p>47</text:p>
          </table:table-cell>
          <table:table-cell table:formula="of:=INDIRECT(CONCATENATE(&quot;H&quot;; TEXT([.$Q481] + 21;&quot;#&quot;)))" office:value-type="float" office:value="18.566" calcext:value-type="float">
            <text:p>18.566</text:p>
          </table:table-cell>
          <table:table-cell/>
          <table:table-cell table:formula="of:=LEFT(CONCATENATE([.T480];&quot; &quot;; [.T502]); 13)" office:value-type="string" office:string-value="radius 0.0625" calcext:value-type="string">
            <text:p>radius 0.06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3.288" calcext:value-type="float">
            <text:p>13.288</text:p>
          </table:table-cell>
          <table:table-cell/>
          <table:table-cell table:formula="of:=LEFT(CONCATENATE([.E480]; &quot; &quot;; [.E510]); 11)" office:value-type="string" office:string-value="zone 0.0312" calcext:value-type="string">
            <text:p>zone 0.0312</text:p>
          </table:table-cell>
          <table:table-cell table:number-columns-repeated="7"/>
          <table:table-cell table:formula="of:=INDIRECT(CONCATENATE(&quot;D&quot;; TEXT([.$Q481] + 28;&quot;#&quot;)))" office:value-type="float" office:value="128" calcext:value-type="float">
            <text:p>128</text:p>
          </table:table-cell>
          <table:table-cell table:formula="of:=INDIRECT(CONCATENATE(&quot;E&quot;; TEXT([.$Q481] + 28;&quot;#&quot;)))" office:value-type="float" office:value="0.03125" calcext:value-type="float">
            <text:p>0.03125</text:p>
          </table:table-cell>
          <table:table-cell table:formula="of:=INDIRECT(CONCATENATE(&quot;F&quot;; TEXT([.$Q481] + 28;&quot;#&quot;)))" office:value-type="float" office:value="0.5" calcext:value-type="float">
            <text:p>0.5</text:p>
          </table:table-cell>
          <table:table-cell table:formula="of:=INDIRECT(CONCATENATE(&quot;G&quot;; TEXT([.$Q481] + 28;&quot;#&quot;)))" office:value-type="float" office:value="50" calcext:value-type="float">
            <text:p>50</text:p>
          </table:table-cell>
          <table:table-cell table:formula="of:=INDIRECT(CONCATENATE(&quot;H&quot;; TEXT([.$Q481] + 28;&quot;#&quot;)))" office:value-type="float" office:value="17.226" calcext:value-type="float">
            <text:p>17.226</text:p>
          </table:table-cell>
          <table:table-cell/>
          <table:table-cell table:formula="of:=LEFT(CONCATENATE([.T480];&quot; &quot;; [.T509]); 13)" office:value-type="string" office:string-value="radius 0.0312" calcext:value-type="string">
            <text:p>radius 0.0312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2.059" calcext:value-type="float">
            <text:p>12.059</text:p>
          </table:table-cell>
          <table:table-cell/>
          <table:table-cell table:formula="of:=LEFT(CONCATENATE([.E480]; &quot; &quot;; [.E517]); 11)" office:value-type="string" office:string-value="zone 0.0156" calcext:value-type="string">
            <text:p>zone 0.0156</text:p>
          </table:table-cell>
          <table:table-cell table:number-columns-repeated="7"/>
          <table:table-cell table:formula="of:=INDIRECT(CONCATENATE(&quot;D&quot;; TEXT([.$Q481] + 35;&quot;#&quot;)))" office:value-type="float" office:value="128" calcext:value-type="float">
            <text:p>128</text:p>
          </table:table-cell>
          <table:table-cell table:formula="of:=INDIRECT(CONCATENATE(&quot;E&quot;; TEXT([.$Q481] + 35;&quot;#&quot;)))" office:value-type="float" office:value="0.015625" calcext:value-type="float">
            <text:p>0.015625</text:p>
          </table:table-cell>
          <table:table-cell table:formula="of:=INDIRECT(CONCATENATE(&quot;F&quot;; TEXT([.$Q481] + 35;&quot;#&quot;)))" office:value-type="float" office:value="0.5" calcext:value-type="float">
            <text:p>0.5</text:p>
          </table:table-cell>
          <table:table-cell table:formula="of:=INDIRECT(CONCATENATE(&quot;G&quot;; TEXT([.$Q481] + 35;&quot;#&quot;)))" office:value-type="float" office:value="50" calcext:value-type="float">
            <text:p>50</text:p>
          </table:table-cell>
          <table:table-cell table:formula="of:=INDIRECT(CONCATENATE(&quot;H&quot;; TEXT([.$Q481] + 35;&quot;#&quot;)))" office:value-type="float" office:value="14.543" calcext:value-type="float">
            <text:p>14.543</text:p>
          </table:table-cell>
          <table:table-cell/>
          <table:table-cell table:formula="of:=LEFT(CONCATENATE([.T480];&quot; &quot;; [.T516]); 13)" office:value-type="string" office:string-value="radius 0.0156" calcext:value-type="string">
            <text:p>radius 0.0156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2.11" calcext:value-type="float">
            <text:p>12.11</text:p>
          </table:table-cell>
          <table:table-cell/>
          <table:table-cell table:formula="of:=LEFT(CONCATENATE([.E480]; &quot; &quot;; [.E524]); 11)" office:value-type="string" office:string-value="zone 0.0078" calcext:value-type="string">
            <text:p>zone 0.0078</text:p>
          </table:table-cell>
          <table:table-cell table:number-columns-repeated="7"/>
          <table:table-cell table:formula="of:=INDIRECT(CONCATENATE(&quot;D&quot;; TEXT([.$Q481] + 42;&quot;#&quot;)))" office:value-type="float" office:value="128" calcext:value-type="float">
            <text:p>128</text:p>
          </table:table-cell>
          <table:table-cell table:formula="of:=INDIRECT(CONCATENATE(&quot;E&quot;; TEXT([.$Q481] + 42;&quot;#&quot;)))" office:value-type="float" office:value="0.0078125" calcext:value-type="float">
            <text:p>0.0078125</text:p>
          </table:table-cell>
          <table:table-cell table:formula="of:=INDIRECT(CONCATENATE(&quot;F&quot;; TEXT([.$Q481] + 42;&quot;#&quot;)))" office:value-type="float" office:value="0.5" calcext:value-type="float">
            <text:p>0.5</text:p>
          </table:table-cell>
          <table:table-cell table:formula="of:=INDIRECT(CONCATENATE(&quot;G&quot;; TEXT([.$Q481] + 42;&quot;#&quot;)))" office:value-type="float" office:value="50" calcext:value-type="float">
            <text:p>50</text:p>
          </table:table-cell>
          <table:table-cell table:formula="of:=INDIRECT(CONCATENATE(&quot;H&quot;; TEXT([.$Q481] + 42;&quot;#&quot;)))" office:value-type="float" office:value="15.574" calcext:value-type="float">
            <text:p>15.574</text:p>
          </table:table-cell>
          <table:table-cell/>
          <table:table-cell table:formula="of:=LEFT(CONCATENATE([.T480];&quot; &quot;; [.T523]); 13)" office:value-type="string" office:string-value="radius 0.0078" calcext:value-type="string">
            <text:p>radius 0.0078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office:value-type="float" office:value="17.383" calcext:value-type="float">
            <text:p>17.383</text:p>
          </table:table-cell>
          <table:table-cell table:number-columns-repeated="8"/>
          <table:table-cell table:formula="of:=[.Q481]+1" office:value-type="float" office:value="482" calcext:value-type="float">
            <text:p>482</text:p>
          </table:table-cell>
          <table:table-cell table:formula="of:=INDIRECT(CONCATENATE(&quot;D&quot;; TEXT([.$Q488] + 0;&quot;#&quot;)))" office:value-type="float" office:value="128" calcext:value-type="float">
            <text:p>128</text:p>
          </table:table-cell>
          <table:table-cell table:formula="of:=INDIRECT(CONCATENATE(&quot;E&quot;; TEXT([.$Q488] + 0;&quot;#&quot;)))" office:value-type="float" office:value="0.5" calcext:value-type="float">
            <text:p>0.5</text:p>
          </table:table-cell>
          <table:table-cell table:formula="of:=INDIRECT(CONCATENATE(&quot;F&quot;; TEXT([.$Q488] + 0;&quot;#&quot;)))" office:value-type="float" office:value="0.25" calcext:value-type="float">
            <text:p>0.25</text:p>
          </table:table-cell>
          <table:table-cell table:formula="of:=INDIRECT(CONCATENATE(&quot;G&quot;; TEXT([.$Q488] + 0;&quot;#&quot;)))" office:value-type="float" office:value="12" calcext:value-type="float">
            <text:p>12</text:p>
          </table:table-cell>
          <table:table-cell table:formula="of:=INDIRECT(CONCATENATE(&quot;H&quot;; TEXT([.$Q488] + 0;&quot;#&quot;)))" office:value-type="float" office:value="13.927" calcext:value-type="float">
            <text:p>13.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8.902" calcext:value-type="float">
            <text:p>8.902</text:p>
          </table:table-cell>
          <table:table-cell table:number-columns-repeated="9"/>
          <table:table-cell table:formula="of:=INDIRECT(CONCATENATE(&quot;D&quot;; TEXT([.$Q488] + 7;&quot;#&quot;)))" office:value-type="float" office:value="128" calcext:value-type="float">
            <text:p>128</text:p>
          </table:table-cell>
          <table:table-cell table:formula="of:=INDIRECT(CONCATENATE(&quot;E&quot;; TEXT([.$Q488] + 7;&quot;#&quot;)))" office:value-type="float" office:value="0.25" calcext:value-type="float">
            <text:p>0.25</text:p>
          </table:table-cell>
          <table:table-cell table:formula="of:=INDIRECT(CONCATENATE(&quot;F&quot;; TEXT([.$Q488] + 7;&quot;#&quot;)))" office:value-type="float" office:value="0.25" calcext:value-type="float">
            <text:p>0.25</text:p>
          </table:table-cell>
          <table:table-cell table:formula="of:=INDIRECT(CONCATENATE(&quot;G&quot;; TEXT([.$Q488] + 7;&quot;#&quot;)))" office:value-type="float" office:value="11" calcext:value-type="float">
            <text:p>11</text:p>
          </table:table-cell>
          <table:table-cell table:formula="of:=INDIRECT(CONCATENATE(&quot;H&quot;; TEXT([.$Q488] + 7;&quot;#&quot;)))" office:value-type="float" office:value="8.902" calcext:value-type="float">
            <text:p>8.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5.805" calcext:value-type="float">
            <text:p>5.805</text:p>
          </table:table-cell>
          <table:table-cell table:number-columns-repeated="9"/>
          <table:table-cell table:formula="of:=INDIRECT(CONCATENATE(&quot;D&quot;; TEXT([.$Q488] + 14;&quot;#&quot;)))" office:value-type="float" office:value="128" calcext:value-type="float">
            <text:p>128</text:p>
          </table:table-cell>
          <table:table-cell table:formula="of:=INDIRECT(CONCATENATE(&quot;E&quot;; TEXT([.$Q488] + 14;&quot;#&quot;)))" office:value-type="float" office:value="0.125" calcext:value-type="float">
            <text:p>0.125</text:p>
          </table:table-cell>
          <table:table-cell table:formula="of:=INDIRECT(CONCATENATE(&quot;F&quot;; TEXT([.$Q488] + 14;&quot;#&quot;)))" office:value-type="float" office:value="0.25" calcext:value-type="float">
            <text:p>0.25</text:p>
          </table:table-cell>
          <table:table-cell table:formula="of:=INDIRECT(CONCATENATE(&quot;G&quot;; TEXT([.$Q488] + 14;&quot;#&quot;)))" office:value-type="float" office:value="10" calcext:value-type="float">
            <text:p>10</text:p>
          </table:table-cell>
          <table:table-cell table:formula="of:=INDIRECT(CONCATENATE(&quot;H&quot;; TEXT([.$Q488] + 14;&quot;#&quot;)))" office:value-type="float" office:value="8.362" calcext:value-type="float">
            <text:p>8.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5.768" calcext:value-type="float">
            <text:p>5.768</text:p>
          </table:table-cell>
          <table:table-cell table:number-columns-repeated="9"/>
          <table:table-cell table:formula="of:=INDIRECT(CONCATENATE(&quot;D&quot;; TEXT([.$Q488] + 21;&quot;#&quot;)))" office:value-type="float" office:value="128" calcext:value-type="float">
            <text:p>128</text:p>
          </table:table-cell>
          <table:table-cell table:formula="of:=INDIRECT(CONCATENATE(&quot;E&quot;; TEXT([.$Q488] + 21;&quot;#&quot;)))" office:value-type="float" office:value="0.0625" calcext:value-type="float">
            <text:p>0.0625</text:p>
          </table:table-cell>
          <table:table-cell table:formula="of:=INDIRECT(CONCATENATE(&quot;F&quot;; TEXT([.$Q488] + 21;&quot;#&quot;)))" office:value-type="float" office:value="0.25" calcext:value-type="float">
            <text:p>0.25</text:p>
          </table:table-cell>
          <table:table-cell table:formula="of:=INDIRECT(CONCATENATE(&quot;G&quot;; TEXT([.$Q488] + 21;&quot;#&quot;)))" office:value-type="float" office:value="12" calcext:value-type="float">
            <text:p>12</text:p>
          </table:table-cell>
          <table:table-cell table:formula="of:=INDIRECT(CONCATENATE(&quot;H&quot;; TEXT([.$Q488] + 21;&quot;#&quot;)))" office:value-type="float" office:value="8.102" calcext:value-type="float">
            <text:p>8.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5.767" calcext:value-type="float">
            <text:p>5.767</text:p>
          </table:table-cell>
          <table:table-cell table:number-columns-repeated="9"/>
          <table:table-cell table:formula="of:=INDIRECT(CONCATENATE(&quot;D&quot;; TEXT([.$Q488] + 28;&quot;#&quot;)))" office:value-type="float" office:value="128" calcext:value-type="float">
            <text:p>128</text:p>
          </table:table-cell>
          <table:table-cell table:formula="of:=INDIRECT(CONCATENATE(&quot;E&quot;; TEXT([.$Q488] + 28;&quot;#&quot;)))" office:value-type="float" office:value="0.03125" calcext:value-type="float">
            <text:p>0.03125</text:p>
          </table:table-cell>
          <table:table-cell table:formula="of:=INDIRECT(CONCATENATE(&quot;F&quot;; TEXT([.$Q488] + 28;&quot;#&quot;)))" office:value-type="float" office:value="0.25" calcext:value-type="float">
            <text:p>0.25</text:p>
          </table:table-cell>
          <table:table-cell table:formula="of:=INDIRECT(CONCATENATE(&quot;G&quot;; TEXT([.$Q488] + 28;&quot;#&quot;)))" office:value-type="float" office:value="12" calcext:value-type="float">
            <text:p>12</text:p>
          </table:table-cell>
          <table:table-cell table:formula="of:=INDIRECT(CONCATENATE(&quot;H&quot;; TEXT([.$Q488] + 28;&quot;#&quot;)))" office:value-type="float" office:value="7.232" calcext:value-type="float">
            <text:p>7.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5.786" calcext:value-type="float">
            <text:p>5.786</text:p>
          </table:table-cell>
          <table:table-cell table:number-columns-repeated="9"/>
          <table:table-cell table:formula="of:=INDIRECT(CONCATENATE(&quot;D&quot;; TEXT([.$Q488] + 35;&quot;#&quot;)))" office:value-type="float" office:value="128" calcext:value-type="float">
            <text:p>128</text:p>
          </table:table-cell>
          <table:table-cell table:formula="of:=INDIRECT(CONCATENATE(&quot;E&quot;; TEXT([.$Q488] + 35;&quot;#&quot;)))" office:value-type="float" office:value="0.015625" calcext:value-type="float">
            <text:p>0.015625</text:p>
          </table:table-cell>
          <table:table-cell table:formula="of:=INDIRECT(CONCATENATE(&quot;F&quot;; TEXT([.$Q488] + 35;&quot;#&quot;)))" office:value-type="float" office:value="0.25" calcext:value-type="float">
            <text:p>0.25</text:p>
          </table:table-cell>
          <table:table-cell table:formula="of:=INDIRECT(CONCATENATE(&quot;G&quot;; TEXT([.$Q488] + 35;&quot;#&quot;)))" office:value-type="float" office:value="11" calcext:value-type="float">
            <text:p>11</text:p>
          </table:table-cell>
          <table:table-cell table:formula="of:=INDIRECT(CONCATENATE(&quot;H&quot;; TEXT([.$Q488] + 35;&quot;#&quot;)))" office:value-type="float" office:value="6.913" calcext:value-type="float">
            <text:p>6.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5.776" calcext:value-type="float">
            <text:p>5.776</text:p>
          </table:table-cell>
          <table:table-cell table:number-columns-repeated="9"/>
          <table:table-cell table:formula="of:=INDIRECT(CONCATENATE(&quot;D&quot;; TEXT([.$Q488] + 42;&quot;#&quot;)))" office:value-type="float" office:value="128" calcext:value-type="float">
            <text:p>128</text:p>
          </table:table-cell>
          <table:table-cell table:formula="of:=INDIRECT(CONCATENATE(&quot;E&quot;; TEXT([.$Q488] + 42;&quot;#&quot;)))" office:value-type="float" office:value="0.0078125" calcext:value-type="float">
            <text:p>0.0078125</text:p>
          </table:table-cell>
          <table:table-cell table:formula="of:=INDIRECT(CONCATENATE(&quot;F&quot;; TEXT([.$Q488] + 42;&quot;#&quot;)))" office:value-type="float" office:value="0.25" calcext:value-type="float">
            <text:p>0.25</text:p>
          </table:table-cell>
          <table:table-cell table:formula="of:=INDIRECT(CONCATENATE(&quot;G&quot;; TEXT([.$Q488] + 42;&quot;#&quot;)))" office:value-type="float" office:value="11" calcext:value-type="float">
            <text:p>11</text:p>
          </table:table-cell>
          <table:table-cell table:formula="of:=INDIRECT(CONCATENATE(&quot;H&quot;; TEXT([.$Q488] + 42;&quot;#&quot;)))" office:value-type="float" office:value="6.837" calcext:value-type="float">
            <text:p>6.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9.908" calcext:value-type="float">
            <text:p>19.908</text:p>
          </table:table-cell>
          <table:table-cell table:number-columns-repeated="8"/>
          <table:table-cell table:formula="of:=[.Q481]+2" office:value-type="float" office:value="483" calcext:value-type="float">
            <text:p>483</text:p>
          </table:table-cell>
          <table:table-cell table:formula="of:=INDIRECT(CONCATENATE(&quot;D&quot;; TEXT([.$Q495] + 0;&quot;#&quot;)))" office:value-type="float" office:value="128" calcext:value-type="float">
            <text:p>128</text:p>
          </table:table-cell>
          <table:table-cell table:formula="of:=INDIRECT(CONCATENATE(&quot;E&quot;; TEXT([.$Q495] + 0;&quot;#&quot;)))" office:value-type="float" office:value="0.5" calcext:value-type="float">
            <text:p>0.5</text:p>
          </table:table-cell>
          <table:table-cell table:formula="of:=INDIRECT(CONCATENATE(&quot;F&quot;; TEXT([.$Q495] + 0;&quot;#&quot;)))" office:value-type="float" office:value="0.125" calcext:value-type="float">
            <text:p>0.125</text:p>
          </table:table-cell>
          <table:table-cell table:formula="of:=INDIRECT(CONCATENATE(&quot;G&quot;; TEXT([.$Q495] + 0;&quot;#&quot;)))" office:value-type="float" office:value="2" calcext:value-type="float">
            <text:p>2</text:p>
          </table:table-cell>
          <table:table-cell table:formula="of:=INDIRECT(CONCATENATE(&quot;H&quot;; TEXT([.$Q495] + 0;&quot;#&quot;)))" office:value-type="float" office:value="14.496" calcext:value-type="float">
            <text:p>14.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8.362" calcext:value-type="float">
            <text:p>8.362</text:p>
          </table:table-cell>
          <table:table-cell table:number-columns-repeated="9"/>
          <table:table-cell table:formula="of:=INDIRECT(CONCATENATE(&quot;D&quot;; TEXT([.$Q495] + 7;&quot;#&quot;)))" office:value-type="float" office:value="128" calcext:value-type="float">
            <text:p>128</text:p>
          </table:table-cell>
          <table:table-cell table:formula="of:=INDIRECT(CONCATENATE(&quot;E&quot;; TEXT([.$Q495] + 7;&quot;#&quot;)))" office:value-type="float" office:value="0.25" calcext:value-type="float">
            <text:p>0.25</text:p>
          </table:table-cell>
          <table:table-cell table:formula="of:=INDIRECT(CONCATENATE(&quot;F&quot;; TEXT([.$Q495] + 7;&quot;#&quot;)))" office:value-type="float" office:value="0.125" calcext:value-type="float">
            <text:p>0.125</text:p>
          </table:table-cell>
          <table:table-cell table:formula="of:=INDIRECT(CONCATENATE(&quot;G&quot;; TEXT([.$Q495] + 7;&quot;#&quot;)))" office:value-type="float" office:value="3" calcext:value-type="float">
            <text:p>3</text:p>
          </table:table-cell>
          <table:table-cell table:formula="of:=INDIRECT(CONCATENATE(&quot;H&quot;; TEXT([.$Q495] + 7;&quot;#&quot;)))" office:value-type="float" office:value="5.805" calcext:value-type="float">
            <text:p>5.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5.413" calcext:value-type="float">
            <text:p>5.413</text:p>
          </table:table-cell>
          <table:table-cell table:number-columns-repeated="9"/>
          <table:table-cell table:formula="of:=INDIRECT(CONCATENATE(&quot;D&quot;; TEXT([.$Q495] + 14;&quot;#&quot;)))" office:value-type="float" office:value="128" calcext:value-type="float">
            <text:p>128</text:p>
          </table:table-cell>
          <table:table-cell table:formula="of:=INDIRECT(CONCATENATE(&quot;E&quot;; TEXT([.$Q495] + 14;&quot;#&quot;)))" office:value-type="float" office:value="0.125" calcext:value-type="float">
            <text:p>0.125</text:p>
          </table:table-cell>
          <table:table-cell table:formula="of:=INDIRECT(CONCATENATE(&quot;F&quot;; TEXT([.$Q495] + 14;&quot;#&quot;)))" office:value-type="float" office:value="0.125" calcext:value-type="float">
            <text:p>0.125</text:p>
          </table:table-cell>
          <table:table-cell table:formula="of:=INDIRECT(CONCATENATE(&quot;G&quot;; TEXT([.$Q495] + 14;&quot;#&quot;)))" office:value-type="float" office:value="3" calcext:value-type="float">
            <text:p>3</text:p>
          </table:table-cell>
          <table:table-cell table:formula="of:=INDIRECT(CONCATENATE(&quot;H&quot;; TEXT([.$Q495] + 14;&quot;#&quot;)))" office:value-type="float" office:value="5.413" calcext:value-type="float">
            <text:p>5.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3.485" calcext:value-type="float">
            <text:p>3.485</text:p>
          </table:table-cell>
          <table:table-cell table:number-columns-repeated="9"/>
          <table:table-cell table:formula="of:=INDIRECT(CONCATENATE(&quot;D&quot;; TEXT([.$Q495] + 21;&quot;#&quot;)))" office:value-type="float" office:value="128" calcext:value-type="float">
            <text:p>128</text:p>
          </table:table-cell>
          <table:table-cell table:formula="of:=INDIRECT(CONCATENATE(&quot;E&quot;; TEXT([.$Q495] + 21;&quot;#&quot;)))" office:value-type="float" office:value="0.0625" calcext:value-type="float">
            <text:p>0.0625</text:p>
          </table:table-cell>
          <table:table-cell table:formula="of:=INDIRECT(CONCATENATE(&quot;F&quot;; TEXT([.$Q495] + 21;&quot;#&quot;)))" office:value-type="float" office:value="0.125" calcext:value-type="float">
            <text:p>0.125</text:p>
          </table:table-cell>
          <table:table-cell table:formula="of:=INDIRECT(CONCATENATE(&quot;G&quot;; TEXT([.$Q495] + 21;&quot;#&quot;)))" office:value-type="float" office:value="4" calcext:value-type="float">
            <text:p>4</text:p>
          </table:table-cell>
          <table:table-cell table:formula="of:=INDIRECT(CONCATENATE(&quot;H&quot;; TEXT([.$Q495] + 21;&quot;#&quot;)))" office:value-type="float" office:value="4.357" calcext:value-type="float">
            <text:p>4.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3.47" calcext:value-type="float">
            <text:p>3.47</text:p>
          </table:table-cell>
          <table:table-cell table:number-columns-repeated="9"/>
          <table:table-cell table:formula="of:=INDIRECT(CONCATENATE(&quot;D&quot;; TEXT([.$Q495] + 28;&quot;#&quot;)))" office:value-type="float" office:value="128" calcext:value-type="float">
            <text:p>128</text:p>
          </table:table-cell>
          <table:table-cell table:formula="of:=INDIRECT(CONCATENATE(&quot;E&quot;; TEXT([.$Q495] + 28;&quot;#&quot;)))" office:value-type="float" office:value="0.03125" calcext:value-type="float">
            <text:p>0.03125</text:p>
          </table:table-cell>
          <table:table-cell table:formula="of:=INDIRECT(CONCATENATE(&quot;F&quot;; TEXT([.$Q495] + 28;&quot;#&quot;)))" office:value-type="float" office:value="0.125" calcext:value-type="float">
            <text:p>0.125</text:p>
          </table:table-cell>
          <table:table-cell table:formula="of:=INDIRECT(CONCATENATE(&quot;G&quot;; TEXT([.$Q495] + 28;&quot;#&quot;)))" office:value-type="float" office:value="2" calcext:value-type="float">
            <text:p>2</text:p>
          </table:table-cell>
          <table:table-cell table:formula="of:=INDIRECT(CONCATENATE(&quot;H&quot;; TEXT([.$Q495] + 28;&quot;#&quot;)))" office:value-type="float" office:value="3.673" calcext:value-type="float">
            <text:p>3.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.467" calcext:value-type="float">
            <text:p>3.467</text:p>
          </table:table-cell>
          <table:table-cell table:number-columns-repeated="9"/>
          <table:table-cell table:formula="of:=INDIRECT(CONCATENATE(&quot;D&quot;; TEXT([.$Q495] + 35;&quot;#&quot;)))" office:value-type="float" office:value="128" calcext:value-type="float">
            <text:p>128</text:p>
          </table:table-cell>
          <table:table-cell table:formula="of:=INDIRECT(CONCATENATE(&quot;E&quot;; TEXT([.$Q495] + 35;&quot;#&quot;)))" office:value-type="float" office:value="0.015625" calcext:value-type="float">
            <text:p>0.015625</text:p>
          </table:table-cell>
          <table:table-cell table:formula="of:=INDIRECT(CONCATENATE(&quot;F&quot;; TEXT([.$Q495] + 35;&quot;#&quot;)))" office:value-type="float" office:value="0.125" calcext:value-type="float">
            <text:p>0.125</text:p>
          </table:table-cell>
          <table:table-cell table:formula="of:=INDIRECT(CONCATENATE(&quot;G&quot;; TEXT([.$Q495] + 35;&quot;#&quot;)))" office:value-type="float" office:value="2" calcext:value-type="float">
            <text:p>2</text:p>
          </table:table-cell>
          <table:table-cell table:formula="of:=INDIRECT(CONCATENATE(&quot;H&quot;; TEXT([.$Q495] + 35;&quot;#&quot;)))" office:value-type="float" office:value="3.628" calcext:value-type="float">
            <text:p>3.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.463" calcext:value-type="float">
            <text:p>3.463</text:p>
          </table:table-cell>
          <table:table-cell table:number-columns-repeated="9"/>
          <table:table-cell table:formula="of:=INDIRECT(CONCATENATE(&quot;D&quot;; TEXT([.$Q495] + 42;&quot;#&quot;)))" office:value-type="float" office:value="128" calcext:value-type="float">
            <text:p>128</text:p>
          </table:table-cell>
          <table:table-cell table:formula="of:=INDIRECT(CONCATENATE(&quot;E&quot;; TEXT([.$Q495] + 42;&quot;#&quot;)))" office:value-type="float" office:value="0.0078125" calcext:value-type="float">
            <text:p>0.0078125</text:p>
          </table:table-cell>
          <table:table-cell table:formula="of:=INDIRECT(CONCATENATE(&quot;F&quot;; TEXT([.$Q495] + 42;&quot;#&quot;)))" office:value-type="float" office:value="0.125" calcext:value-type="float">
            <text:p>0.125</text:p>
          </table:table-cell>
          <table:table-cell table:formula="of:=INDIRECT(CONCATENATE(&quot;G&quot;; TEXT([.$Q495] + 42;&quot;#&quot;)))" office:value-type="float" office:value="3" calcext:value-type="float">
            <text:p>3</text:p>
          </table:table-cell>
          <table:table-cell table:formula="of:=INDIRECT(CONCATENATE(&quot;H&quot;; TEXT([.$Q495] + 42;&quot;#&quot;)))" office:value-type="float" office:value="3.335" calcext:value-type="float">
            <text:p>3.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office:value-type="float" office:value="18.566" calcext:value-type="float">
            <text:p>18.566</text:p>
          </table:table-cell>
          <table:table-cell table:number-columns-repeated="8"/>
          <table:table-cell table:formula="of:=[.Q481]+3" office:value-type="float" office:value="484" calcext:value-type="float">
            <text:p>484</text:p>
          </table:table-cell>
          <table:table-cell table:formula="of:=INDIRECT(CONCATENATE(&quot;D&quot;; TEXT([.$Q502] + 0;&quot;#&quot;)))" office:value-type="float" office:value="128" calcext:value-type="float">
            <text:p>128</text:p>
          </table:table-cell>
          <table:table-cell table:formula="of:=INDIRECT(CONCATENATE(&quot;E&quot;; TEXT([.$Q502] + 0;&quot;#&quot;)))" office:value-type="float" office:value="0.5" calcext:value-type="float">
            <text:p>0.5</text:p>
          </table:table-cell>
          <table:table-cell table:formula="of:=INDIRECT(CONCATENATE(&quot;F&quot;; TEXT([.$Q502] + 0;&quot;#&quot;)))" office:value-type="float" office:value="0.0625" calcext:value-type="float">
            <text:p>0.0625</text:p>
          </table:table-cell>
          <table:table-cell table:formula="of:=INDIRECT(CONCATENATE(&quot;G&quot;; TEXT([.$Q502] + 0;&quot;#&quot;)))" office:value-type="float" office:value="1" calcext:value-type="float">
            <text:p>1</text:p>
          </table:table-cell>
          <table:table-cell table:formula="of:=INDIRECT(CONCATENATE(&quot;H&quot;; TEXT([.$Q502] + 0;&quot;#&quot;)))" office:value-type="float" office:value="13.963" calcext:value-type="float">
            <text:p>13.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8.102" calcext:value-type="float">
            <text:p>8.102</text:p>
          </table:table-cell>
          <table:table-cell table:number-columns-repeated="9"/>
          <table:table-cell table:formula="of:=INDIRECT(CONCATENATE(&quot;D&quot;; TEXT([.$Q502] + 7;&quot;#&quot;)))" office:value-type="float" office:value="128" calcext:value-type="float">
            <text:p>128</text:p>
          </table:table-cell>
          <table:table-cell table:formula="of:=INDIRECT(CONCATENATE(&quot;E&quot;; TEXT([.$Q502] + 7;&quot;#&quot;)))" office:value-type="float" office:value="0.25" calcext:value-type="float">
            <text:p>0.25</text:p>
          </table:table-cell>
          <table:table-cell table:formula="of:=INDIRECT(CONCATENATE(&quot;F&quot;; TEXT([.$Q502] + 7;&quot;#&quot;)))" office:value-type="float" office:value="0.0625" calcext:value-type="float">
            <text:p>0.0625</text:p>
          </table:table-cell>
          <table:table-cell table:formula="of:=INDIRECT(CONCATENATE(&quot;G&quot;; TEXT([.$Q502] + 7;&quot;#&quot;)))" office:value-type="float" office:value="1" calcext:value-type="float">
            <text:p>1</text:p>
          </table:table-cell>
          <table:table-cell table:formula="of:=INDIRECT(CONCATENATE(&quot;H&quot;; TEXT([.$Q502] + 7;&quot;#&quot;)))" office:value-type="float" office:value="5.768" calcext:value-type="float">
            <text:p>5.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office:value-type="float" office:value="4.357" calcext:value-type="float">
            <text:p>4.357</text:p>
          </table:table-cell>
          <table:table-cell table:number-columns-repeated="9"/>
          <table:table-cell table:formula="of:=INDIRECT(CONCATENATE(&quot;D&quot;; TEXT([.$Q502] + 14;&quot;#&quot;)))" office:value-type="float" office:value="128" calcext:value-type="float">
            <text:p>128</text:p>
          </table:table-cell>
          <table:table-cell table:formula="of:=INDIRECT(CONCATENATE(&quot;E&quot;; TEXT([.$Q502] + 14;&quot;#&quot;)))" office:value-type="float" office:value="0.125" calcext:value-type="float">
            <text:p>0.125</text:p>
          </table:table-cell>
          <table:table-cell table:formula="of:=INDIRECT(CONCATENATE(&quot;F&quot;; TEXT([.$Q502] + 14;&quot;#&quot;)))" office:value-type="float" office:value="0.0625" calcext:value-type="float">
            <text:p>0.0625</text:p>
          </table:table-cell>
          <table:table-cell table:formula="of:=INDIRECT(CONCATENATE(&quot;G&quot;; TEXT([.$Q502] + 14;&quot;#&quot;)))" office:value-type="float" office:value="1" calcext:value-type="float">
            <text:p>1</text:p>
          </table:table-cell>
          <table:table-cell table:formula="of:=INDIRECT(CONCATENATE(&quot;H&quot;; TEXT([.$Q502] + 14;&quot;#&quot;)))" office:value-type="float" office:value="3.485" calcext:value-type="float">
            <text:p>3.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2.444" calcext:value-type="float">
            <text:p>2.444</text:p>
          </table:table-cell>
          <table:table-cell table:number-columns-repeated="9"/>
          <table:table-cell table:formula="of:=INDIRECT(CONCATENATE(&quot;D&quot;; TEXT([.$Q502] + 21;&quot;#&quot;)))" office:value-type="float" office:value="128" calcext:value-type="float">
            <text:p>128</text:p>
          </table:table-cell>
          <table:table-cell table:formula="of:=INDIRECT(CONCATENATE(&quot;E&quot;; TEXT([.$Q502] + 21;&quot;#&quot;)))" office:value-type="float" office:value="0.0625" calcext:value-type="float">
            <text:p>0.0625</text:p>
          </table:table-cell>
          <table:table-cell table:formula="of:=INDIRECT(CONCATENATE(&quot;F&quot;; TEXT([.$Q502] + 21;&quot;#&quot;)))" office:value-type="float" office:value="0.0625" calcext:value-type="float">
            <text:p>0.0625</text:p>
          </table:table-cell>
          <table:table-cell table:formula="of:=INDIRECT(CONCATENATE(&quot;G&quot;; TEXT([.$Q502] + 21;&quot;#&quot;)))" office:value-type="float" office:value="1" calcext:value-type="float">
            <text:p>1</text:p>
          </table:table-cell>
          <table:table-cell table:formula="of:=INDIRECT(CONCATENATE(&quot;H&quot;; TEXT([.$Q502] + 21;&quot;#&quot;)))" office:value-type="float" office:value="2.444" calcext:value-type="float">
            <text:p>2.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467" calcext:value-type="float">
            <text:p>1.467</text:p>
          </table:table-cell>
          <table:table-cell table:number-columns-repeated="9"/>
          <table:table-cell table:formula="of:=INDIRECT(CONCATENATE(&quot;D&quot;; TEXT([.$Q502] + 28;&quot;#&quot;)))" office:value-type="float" office:value="128" calcext:value-type="float">
            <text:p>128</text:p>
          </table:table-cell>
          <table:table-cell table:formula="of:=INDIRECT(CONCATENATE(&quot;E&quot;; TEXT([.$Q502] + 28;&quot;#&quot;)))" office:value-type="float" office:value="0.03125" calcext:value-type="float">
            <text:p>0.03125</text:p>
          </table:table-cell>
          <table:table-cell table:formula="of:=INDIRECT(CONCATENATE(&quot;F&quot;; TEXT([.$Q502] + 28;&quot;#&quot;)))" office:value-type="float" office:value="0.0625" calcext:value-type="float">
            <text:p>0.0625</text:p>
          </table:table-cell>
          <table:table-cell table:formula="of:=INDIRECT(CONCATENATE(&quot;G&quot;; TEXT([.$Q502] + 28;&quot;#&quot;)))" office:value-type="float" office:value="1" calcext:value-type="float">
            <text:p>1</text:p>
          </table:table-cell>
          <table:table-cell table:formula="of:=INDIRECT(CONCATENATE(&quot;H&quot;; TEXT([.$Q502] + 28;&quot;#&quot;)))" office:value-type="float" office:value="1.271" calcext:value-type="float">
            <text:p>1.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466" calcext:value-type="float">
            <text:p>1.466</text:p>
          </table:table-cell>
          <table:table-cell table:number-columns-repeated="9"/>
          <table:table-cell table:formula="of:=INDIRECT(CONCATENATE(&quot;D&quot;; TEXT([.$Q502] + 35;&quot;#&quot;)))" office:value-type="float" office:value="128" calcext:value-type="float">
            <text:p>128</text:p>
          </table:table-cell>
          <table:table-cell table:formula="of:=INDIRECT(CONCATENATE(&quot;E&quot;; TEXT([.$Q502] + 35;&quot;#&quot;)))" office:value-type="float" office:value="0.015625" calcext:value-type="float">
            <text:p>0.015625</text:p>
          </table:table-cell>
          <table:table-cell table:formula="of:=INDIRECT(CONCATENATE(&quot;F&quot;; TEXT([.$Q502] + 35;&quot;#&quot;)))" office:value-type="float" office:value="0.0625" calcext:value-type="float">
            <text:p>0.0625</text:p>
          </table:table-cell>
          <table:table-cell table:formula="of:=INDIRECT(CONCATENATE(&quot;G&quot;; TEXT([.$Q502] + 35;&quot;#&quot;)))" office:value-type="float" office:value="1" calcext:value-type="float">
            <text:p>1</text:p>
          </table:table-cell>
          <table:table-cell table:formula="of:=INDIRECT(CONCATENATE(&quot;H&quot;; TEXT([.$Q502] + 35;&quot;#&quot;)))" office:value-type="float" office:value="1.21" calcext:value-type="float">
            <text:p>1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311" calcext:value-type="float">
            <text:p>1.311</text:p>
          </table:table-cell>
          <table:table-cell table:number-columns-repeated="9"/>
          <table:table-cell table:formula="of:=INDIRECT(CONCATENATE(&quot;D&quot;; TEXT([.$Q502] + 42;&quot;#&quot;)))" office:value-type="float" office:value="128" calcext:value-type="float">
            <text:p>128</text:p>
          </table:table-cell>
          <table:table-cell table:formula="of:=INDIRECT(CONCATENATE(&quot;E&quot;; TEXT([.$Q502] + 42;&quot;#&quot;)))" office:value-type="float" office:value="0.0078125" calcext:value-type="float">
            <text:p>0.0078125</text:p>
          </table:table-cell>
          <table:table-cell table:formula="of:=INDIRECT(CONCATENATE(&quot;F&quot;; TEXT([.$Q502] + 42;&quot;#&quot;)))" office:value-type="float" office:value="0.0625" calcext:value-type="float">
            <text:p>0.0625</text:p>
          </table:table-cell>
          <table:table-cell table:formula="of:=INDIRECT(CONCATENATE(&quot;G&quot;; TEXT([.$Q502] + 42;&quot;#&quot;)))" office:value-type="float" office:value="1" calcext:value-type="float">
            <text:p>1</text:p>
          </table:table-cell>
          <table:table-cell table:formula="of:=INDIRECT(CONCATENATE(&quot;H&quot;; TEXT([.$Q502] + 42;&quot;#&quot;)))" office:value-type="float" office:value="1.363" calcext:value-type="float">
            <text:p>1.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7.226" calcext:value-type="float">
            <text:p>17.226</text:p>
          </table:table-cell>
          <table:table-cell table:number-columns-repeated="8"/>
          <table:table-cell table:formula="of:=[.Q481]+4" office:value-type="float" office:value="485" calcext:value-type="float">
            <text:p>485</text:p>
          </table:table-cell>
          <table:table-cell table:formula="of:=INDIRECT(CONCATENATE(&quot;D&quot;; TEXT([.$Q509] + 0;&quot;#&quot;)))" office:value-type="float" office:value="128" calcext:value-type="float">
            <text:p>128</text:p>
          </table:table-cell>
          <table:table-cell table:formula="of:=INDIRECT(CONCATENATE(&quot;E&quot;; TEXT([.$Q509] + 0;&quot;#&quot;)))" office:value-type="float" office:value="0.5" calcext:value-type="float">
            <text:p>0.5</text:p>
          </table:table-cell>
          <table:table-cell table:formula="of:=INDIRECT(CONCATENATE(&quot;F&quot;; TEXT([.$Q509] + 0;&quot;#&quot;)))" office:value-type="float" office:value="0.03125" calcext:value-type="float">
            <text:p>0.03125</text:p>
          </table:table-cell>
          <table:table-cell table:formula="of:=INDIRECT(CONCATENATE(&quot;G&quot;; TEXT([.$Q509] + 0;&quot;#&quot;)))" office:value-type="float" office:value="1" calcext:value-type="float">
            <text:p>1</text:p>
          </table:table-cell>
          <table:table-cell table:formula="of:=INDIRECT(CONCATENATE(&quot;H&quot;; TEXT([.$Q509] + 0;&quot;#&quot;)))" office:value-type="float" office:value="13.288" calcext:value-type="float">
            <text:p>13.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7.232" calcext:value-type="float">
            <text:p>7.232</text:p>
          </table:table-cell>
          <table:table-cell table:number-columns-repeated="9"/>
          <table:table-cell table:formula="of:=INDIRECT(CONCATENATE(&quot;D&quot;; TEXT([.$Q509] + 7;&quot;#&quot;)))" office:value-type="float" office:value="128" calcext:value-type="float">
            <text:p>128</text:p>
          </table:table-cell>
          <table:table-cell table:formula="of:=INDIRECT(CONCATENATE(&quot;E&quot;; TEXT([.$Q509] + 7;&quot;#&quot;)))" office:value-type="float" office:value="0.25" calcext:value-type="float">
            <text:p>0.25</text:p>
          </table:table-cell>
          <table:table-cell table:formula="of:=INDIRECT(CONCATENATE(&quot;F&quot;; TEXT([.$Q509] + 7;&quot;#&quot;)))" office:value-type="float" office:value="0.03125" calcext:value-type="float">
            <text:p>0.03125</text:p>
          </table:table-cell>
          <table:table-cell table:formula="of:=INDIRECT(CONCATENATE(&quot;G&quot;; TEXT([.$Q509] + 7;&quot;#&quot;)))" office:value-type="float" office:value="1" calcext:value-type="float">
            <text:p>1</text:p>
          </table:table-cell>
          <table:table-cell table:formula="of:=INDIRECT(CONCATENATE(&quot;H&quot;; TEXT([.$Q509] + 7;&quot;#&quot;)))" office:value-type="float" office:value="5.767" calcext:value-type="float">
            <text:p>5.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3.673" calcext:value-type="float">
            <text:p>3.673</text:p>
          </table:table-cell>
          <table:table-cell table:number-columns-repeated="9"/>
          <table:table-cell table:formula="of:=INDIRECT(CONCATENATE(&quot;D&quot;; TEXT([.$Q509] + 14;&quot;#&quot;)))" office:value-type="float" office:value="128" calcext:value-type="float">
            <text:p>128</text:p>
          </table:table-cell>
          <table:table-cell table:formula="of:=INDIRECT(CONCATENATE(&quot;E&quot;; TEXT([.$Q509] + 14;&quot;#&quot;)))" office:value-type="float" office:value="0.125" calcext:value-type="float">
            <text:p>0.125</text:p>
          </table:table-cell>
          <table:table-cell table:formula="of:=INDIRECT(CONCATENATE(&quot;F&quot;; TEXT([.$Q509] + 14;&quot;#&quot;)))" office:value-type="float" office:value="0.03125" calcext:value-type="float">
            <text:p>0.03125</text:p>
          </table:table-cell>
          <table:table-cell table:formula="of:=INDIRECT(CONCATENATE(&quot;G&quot;; TEXT([.$Q509] + 14;&quot;#&quot;)))" office:value-type="float" office:value="1" calcext:value-type="float">
            <text:p>1</text:p>
          </table:table-cell>
          <table:table-cell table:formula="of:=INDIRECT(CONCATENATE(&quot;H&quot;; TEXT([.$Q509] + 14;&quot;#&quot;)))" office:value-type="float" office:value="3.47" calcext:value-type="float">
            <text:p>3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.271" calcext:value-type="float">
            <text:p>1.271</text:p>
          </table:table-cell>
          <table:table-cell table:number-columns-repeated="9"/>
          <table:table-cell table:formula="of:=INDIRECT(CONCATENATE(&quot;D&quot;; TEXT([.$Q509] + 21;&quot;#&quot;)))" office:value-type="float" office:value="128" calcext:value-type="float">
            <text:p>128</text:p>
          </table:table-cell>
          <table:table-cell table:formula="of:=INDIRECT(CONCATENATE(&quot;E&quot;; TEXT([.$Q509] + 21;&quot;#&quot;)))" office:value-type="float" office:value="0.0625" calcext:value-type="float">
            <text:p>0.0625</text:p>
          </table:table-cell>
          <table:table-cell table:formula="of:=INDIRECT(CONCATENATE(&quot;F&quot;; TEXT([.$Q509] + 21;&quot;#&quot;)))" office:value-type="float" office:value="0.03125" calcext:value-type="float">
            <text:p>0.03125</text:p>
          </table:table-cell>
          <table:table-cell table:formula="of:=INDIRECT(CONCATENATE(&quot;G&quot;; TEXT([.$Q509] + 21;&quot;#&quot;)))" office:value-type="float" office:value="1" calcext:value-type="float">
            <text:p>1</text:p>
          </table:table-cell>
          <table:table-cell table:formula="of:=INDIRECT(CONCATENATE(&quot;H&quot;; TEXT([.$Q509] + 21;&quot;#&quot;)))" office:value-type="float" office:value="1.467" calcext:value-type="float">
            <text:p>1.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115" calcext:value-type="float">
            <text:p>1.115</text:p>
          </table:table-cell>
          <table:table-cell table:number-columns-repeated="9"/>
          <table:table-cell table:formula="of:=INDIRECT(CONCATENATE(&quot;D&quot;; TEXT([.$Q509] + 28;&quot;#&quot;)))" office:value-type="float" office:value="128" calcext:value-type="float">
            <text:p>128</text:p>
          </table:table-cell>
          <table:table-cell table:formula="of:=INDIRECT(CONCATENATE(&quot;E&quot;; TEXT([.$Q509] + 28;&quot;#&quot;)))" office:value-type="float" office:value="0.03125" calcext:value-type="float">
            <text:p>0.03125</text:p>
          </table:table-cell>
          <table:table-cell table:formula="of:=INDIRECT(CONCATENATE(&quot;F&quot;; TEXT([.$Q509] + 28;&quot;#&quot;)))" office:value-type="float" office:value="0.03125" calcext:value-type="float">
            <text:p>0.03125</text:p>
          </table:table-cell>
          <table:table-cell table:formula="of:=INDIRECT(CONCATENATE(&quot;G&quot;; TEXT([.$Q509] + 28;&quot;#&quot;)))" office:value-type="float" office:value="1" calcext:value-type="float">
            <text:p>1</text:p>
          </table:table-cell>
          <table:table-cell table:formula="of:=INDIRECT(CONCATENATE(&quot;H&quot;; TEXT([.$Q509] + 28;&quot;#&quot;)))" office:value-type="float" office:value="1.115" calcext:value-type="float">
            <text:p>1.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9"/>
          <table:table-cell table:formula="of:=INDIRECT(CONCATENATE(&quot;D&quot;; TEXT([.$Q509] + 35;&quot;#&quot;)))" office:value-type="float" office:value="128" calcext:value-type="float">
            <text:p>128</text:p>
          </table:table-cell>
          <table:table-cell table:formula="of:=INDIRECT(CONCATENATE(&quot;E&quot;; TEXT([.$Q509] + 35;&quot;#&quot;)))" office:value-type="float" office:value="0.015625" calcext:value-type="float">
            <text:p>0.015625</text:p>
          </table:table-cell>
          <table:table-cell table:formula="of:=INDIRECT(CONCATENATE(&quot;F&quot;; TEXT([.$Q509] + 35;&quot;#&quot;)))" office:value-type="float" office:value="0.03125" calcext:value-type="float">
            <text:p>0.03125</text:p>
          </table:table-cell>
          <table:table-cell table:formula="of:=INDIRECT(CONCATENATE(&quot;G&quot;; TEXT([.$Q509] + 35;&quot;#&quot;)))" office:value-type="float" office:value="1" calcext:value-type="float">
            <text:p>1</text:p>
          </table:table-cell>
          <table:table-cell table:formula="of:=INDIRECT(CONCATENATE(&quot;H&quot;; TEXT([.$Q509] + 35;&quot;#&quot;)))" office:value-type="float" office:value="1.011" calcext:value-type="float">
            <text:p>1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977" calcext:value-type="float">
            <text:p>0.977</text:p>
          </table:table-cell>
          <table:table-cell table:number-columns-repeated="9"/>
          <table:table-cell table:formula="of:=INDIRECT(CONCATENATE(&quot;D&quot;; TEXT([.$Q509] + 42;&quot;#&quot;)))" office:value-type="float" office:value="128" calcext:value-type="float">
            <text:p>128</text:p>
          </table:table-cell>
          <table:table-cell table:formula="of:=INDIRECT(CONCATENATE(&quot;E&quot;; TEXT([.$Q509] + 42;&quot;#&quot;)))" office:value-type="float" office:value="0.0078125" calcext:value-type="float">
            <text:p>0.0078125</text:p>
          </table:table-cell>
          <table:table-cell table:formula="of:=INDIRECT(CONCATENATE(&quot;F&quot;; TEXT([.$Q509] + 42;&quot;#&quot;)))" office:value-type="float" office:value="0.03125" calcext:value-type="float">
            <text:p>0.03125</text:p>
          </table:table-cell>
          <table:table-cell table:formula="of:=INDIRECT(CONCATENATE(&quot;G&quot;; TEXT([.$Q509] + 42;&quot;#&quot;)))" office:value-type="float" office:value="1" calcext:value-type="float">
            <text:p>1</text:p>
          </table:table-cell>
          <table:table-cell table:formula="of:=INDIRECT(CONCATENATE(&quot;H&quot;; TEXT([.$Q509] + 42;&quot;#&quot;)))" office:value-type="float" office:value="1.093" calcext:value-type="float">
            <text:p>1.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4.543" calcext:value-type="float">
            <text:p>14.543</text:p>
          </table:table-cell>
          <table:table-cell table:number-columns-repeated="8"/>
          <table:table-cell table:formula="of:=[.Q481]+5" office:value-type="float" office:value="486" calcext:value-type="float">
            <text:p>486</text:p>
          </table:table-cell>
          <table:table-cell table:formula="of:=INDIRECT(CONCATENATE(&quot;D&quot;; TEXT([.$Q516] + 0;&quot;#&quot;)))" office:value-type="float" office:value="128" calcext:value-type="float">
            <text:p>128</text:p>
          </table:table-cell>
          <table:table-cell table:formula="of:=INDIRECT(CONCATENATE(&quot;E&quot;; TEXT([.$Q516] + 0;&quot;#&quot;)))" office:value-type="float" office:value="0.5" calcext:value-type="float">
            <text:p>0.5</text:p>
          </table:table-cell>
          <table:table-cell table:formula="of:=INDIRECT(CONCATENATE(&quot;F&quot;; TEXT([.$Q516] + 0;&quot;#&quot;)))" office:value-type="float" office:value="0.015625" calcext:value-type="float">
            <text:p>0.015625</text:p>
          </table:table-cell>
          <table:table-cell table:formula="of:=INDIRECT(CONCATENATE(&quot;G&quot;; TEXT([.$Q516] + 0;&quot;#&quot;)))" office:value-type="float" office:value="1" calcext:value-type="float">
            <text:p>1</text:p>
          </table:table-cell>
          <table:table-cell table:formula="of:=INDIRECT(CONCATENATE(&quot;H&quot;; TEXT([.$Q516] + 0;&quot;#&quot;)))" office:value-type="float" office:value="12.059" calcext:value-type="float">
            <text:p>12.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6.913" calcext:value-type="float">
            <text:p>6.913</text:p>
          </table:table-cell>
          <table:table-cell table:number-columns-repeated="9"/>
          <table:table-cell table:formula="of:=INDIRECT(CONCATENATE(&quot;D&quot;; TEXT([.$Q516] + 7;&quot;#&quot;)))" office:value-type="float" office:value="128" calcext:value-type="float">
            <text:p>128</text:p>
          </table:table-cell>
          <table:table-cell table:formula="of:=INDIRECT(CONCATENATE(&quot;E&quot;; TEXT([.$Q516] + 7;&quot;#&quot;)))" office:value-type="float" office:value="0.25" calcext:value-type="float">
            <text:p>0.25</text:p>
          </table:table-cell>
          <table:table-cell table:formula="of:=INDIRECT(CONCATENATE(&quot;F&quot;; TEXT([.$Q516] + 7;&quot;#&quot;)))" office:value-type="float" office:value="0.015625" calcext:value-type="float">
            <text:p>0.015625</text:p>
          </table:table-cell>
          <table:table-cell table:formula="of:=INDIRECT(CONCATENATE(&quot;G&quot;; TEXT([.$Q516] + 7;&quot;#&quot;)))" office:value-type="float" office:value="1" calcext:value-type="float">
            <text:p>1</text:p>
          </table:table-cell>
          <table:table-cell table:formula="of:=INDIRECT(CONCATENATE(&quot;H&quot;; TEXT([.$Q516] + 7;&quot;#&quot;)))" office:value-type="float" office:value="5.786" calcext:value-type="float">
            <text:p>5.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3.628" calcext:value-type="float">
            <text:p>3.628</text:p>
          </table:table-cell>
          <table:table-cell table:number-columns-repeated="9"/>
          <table:table-cell table:formula="of:=INDIRECT(CONCATENATE(&quot;D&quot;; TEXT([.$Q516] + 14;&quot;#&quot;)))" office:value-type="float" office:value="128" calcext:value-type="float">
            <text:p>128</text:p>
          </table:table-cell>
          <table:table-cell table:formula="of:=INDIRECT(CONCATENATE(&quot;E&quot;; TEXT([.$Q516] + 14;&quot;#&quot;)))" office:value-type="float" office:value="0.125" calcext:value-type="float">
            <text:p>0.125</text:p>
          </table:table-cell>
          <table:table-cell table:formula="of:=INDIRECT(CONCATENATE(&quot;F&quot;; TEXT([.$Q516] + 14;&quot;#&quot;)))" office:value-type="float" office:value="0.015625" calcext:value-type="float">
            <text:p>0.015625</text:p>
          </table:table-cell>
          <table:table-cell table:formula="of:=INDIRECT(CONCATENATE(&quot;G&quot;; TEXT([.$Q516] + 14;&quot;#&quot;)))" office:value-type="float" office:value="1" calcext:value-type="float">
            <text:p>1</text:p>
          </table:table-cell>
          <table:table-cell table:formula="of:=INDIRECT(CONCATENATE(&quot;H&quot;; TEXT([.$Q516] + 14;&quot;#&quot;)))" office:value-type="float" office:value="3.467" calcext:value-type="float">
            <text:p>3.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.21</text:p>
          </table:table-cell>
          <table:table-cell table:number-columns-repeated="9"/>
          <table:table-cell table:formula="of:=INDIRECT(CONCATENATE(&quot;D&quot;; TEXT([.$Q516] + 21;&quot;#&quot;)))" office:value-type="float" office:value="128" calcext:value-type="float">
            <text:p>128</text:p>
          </table:table-cell>
          <table:table-cell table:formula="of:=INDIRECT(CONCATENATE(&quot;E&quot;; TEXT([.$Q516] + 21;&quot;#&quot;)))" office:value-type="float" office:value="0.0625" calcext:value-type="float">
            <text:p>0.0625</text:p>
          </table:table-cell>
          <table:table-cell table:formula="of:=INDIRECT(CONCATENATE(&quot;F&quot;; TEXT([.$Q516] + 21;&quot;#&quot;)))" office:value-type="float" office:value="0.015625" calcext:value-type="float">
            <text:p>0.015625</text:p>
          </table:table-cell>
          <table:table-cell table:formula="of:=INDIRECT(CONCATENATE(&quot;G&quot;; TEXT([.$Q516] + 21;&quot;#&quot;)))" office:value-type="float" office:value="1" calcext:value-type="float">
            <text:p>1</text:p>
          </table:table-cell>
          <table:table-cell table:formula="of:=INDIRECT(CONCATENATE(&quot;H&quot;; TEXT([.$Q516] + 21;&quot;#&quot;)))" office:value-type="float" office:value="1.466" calcext:value-type="float">
            <text:p>1.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011" calcext:value-type="float">
            <text:p>1.011</text:p>
          </table:table-cell>
          <table:table-cell table:number-columns-repeated="9"/>
          <table:table-cell table:formula="of:=INDIRECT(CONCATENATE(&quot;D&quot;; TEXT([.$Q516] + 28;&quot;#&quot;)))" office:value-type="float" office:value="128" calcext:value-type="float">
            <text:p>128</text:p>
          </table:table-cell>
          <table:table-cell table:formula="of:=INDIRECT(CONCATENATE(&quot;E&quot;; TEXT([.$Q516] + 28;&quot;#&quot;)))" office:value-type="float" office:value="0.03125" calcext:value-type="float">
            <text:p>0.03125</text:p>
          </table:table-cell>
          <table:table-cell table:formula="of:=INDIRECT(CONCATENATE(&quot;F&quot;; TEXT([.$Q516] + 28;&quot;#&quot;)))" office:value-type="float" office:value="0.015625" calcext:value-type="float">
            <text:p>0.015625</text:p>
          </table:table-cell>
          <table:table-cell table:formula="of:=INDIRECT(CONCATENATE(&quot;G&quot;; TEXT([.$Q516] + 28;&quot;#&quot;)))" office:value-type="float" office:value="1" calcext:value-type="float">
            <text:p>1</text:p>
          </table:table-cell>
          <table:table-cell table:formula="of:=INDIRECT(CONCATENATE(&quot;H&quot;; TEXT([.$Q516] + 28;&quot;#&quot;)))" office:value-type="float" office:value="0.98" calcext:value-type="float">
            <text:p>0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table:number-columns-repeated="9"/>
          <table:table-cell table:formula="of:=INDIRECT(CONCATENATE(&quot;D&quot;; TEXT([.$Q516] + 35;&quot;#&quot;)))" office:value-type="float" office:value="128" calcext:value-type="float">
            <text:p>128</text:p>
          </table:table-cell>
          <table:table-cell table:formula="of:=INDIRECT(CONCATENATE(&quot;E&quot;; TEXT([.$Q516] + 35;&quot;#&quot;)))" office:value-type="float" office:value="0.015625" calcext:value-type="float">
            <text:p>0.015625</text:p>
          </table:table-cell>
          <table:table-cell table:formula="of:=INDIRECT(CONCATENATE(&quot;F&quot;; TEXT([.$Q516] + 35;&quot;#&quot;)))" office:value-type="float" office:value="0.015625" calcext:value-type="float">
            <text:p>0.015625</text:p>
          </table:table-cell>
          <table:table-cell table:formula="of:=INDIRECT(CONCATENATE(&quot;G&quot;; TEXT([.$Q516] + 35;&quot;#&quot;)))" office:value-type="float" office:value="1" calcext:value-type="float">
            <text:p>1</text:p>
          </table:table-cell>
          <table:table-cell table:formula="of:=INDIRECT(CONCATENATE(&quot;H&quot;; TEXT([.$Q516] + 35;&quot;#&quot;)))"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433" calcext:value-type="float">
            <text:p>0.433</text:p>
          </table:table-cell>
          <table:table-cell table:number-columns-repeated="9"/>
          <table:table-cell table:formula="of:=INDIRECT(CONCATENATE(&quot;D&quot;; TEXT([.$Q516] + 42;&quot;#&quot;)))" office:value-type="float" office:value="128" calcext:value-type="float">
            <text:p>128</text:p>
          </table:table-cell>
          <table:table-cell table:formula="of:=INDIRECT(CONCATENATE(&quot;E&quot;; TEXT([.$Q516] + 42;&quot;#&quot;)))" office:value-type="float" office:value="0.0078125" calcext:value-type="float">
            <text:p>0.0078125</text:p>
          </table:table-cell>
          <table:table-cell table:formula="of:=INDIRECT(CONCATENATE(&quot;F&quot;; TEXT([.$Q516] + 42;&quot;#&quot;)))" office:value-type="float" office:value="0.015625" calcext:value-type="float">
            <text:p>0.015625</text:p>
          </table:table-cell>
          <table:table-cell table:formula="of:=INDIRECT(CONCATENATE(&quot;G&quot;; TEXT([.$Q516] + 42;&quot;#&quot;)))" office:value-type="float" office:value="1" calcext:value-type="float">
            <text:p>1</text:p>
          </table:table-cell>
          <table:table-cell table:formula="of:=INDIRECT(CONCATENATE(&quot;H&quot;; TEXT([.$Q516] + 42;&quot;#&quot;)))" office:value-type="float" office:value="0.69" calcext:value-type="float">
            <text:p>0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5.574" calcext:value-type="float">
            <text:p>15.574</text:p>
          </table:table-cell>
          <table:table-cell table:number-columns-repeated="8"/>
          <table:table-cell table:formula="of:=[.Q481]+6" office:value-type="float" office:value="487" calcext:value-type="float">
            <text:p>487</text:p>
          </table:table-cell>
          <table:table-cell table:formula="of:=INDIRECT(CONCATENATE(&quot;D&quot;; TEXT([.$Q523] + 0;&quot;#&quot;)))" office:value-type="float" office:value="128" calcext:value-type="float">
            <text:p>128</text:p>
          </table:table-cell>
          <table:table-cell table:formula="of:=INDIRECT(CONCATENATE(&quot;E&quot;; TEXT([.$Q523] + 0;&quot;#&quot;)))" office:value-type="float" office:value="0.5" calcext:value-type="float">
            <text:p>0.5</text:p>
          </table:table-cell>
          <table:table-cell table:formula="of:=INDIRECT(CONCATENATE(&quot;F&quot;; TEXT([.$Q523] + 0;&quot;#&quot;)))" office:value-type="float" office:value="0.0078125" calcext:value-type="float">
            <text:p>0.0078125</text:p>
          </table:table-cell>
          <table:table-cell table:formula="of:=INDIRECT(CONCATENATE(&quot;G&quot;; TEXT([.$Q523] + 0;&quot;#&quot;)))" office:value-type="float" office:value="1" calcext:value-type="float">
            <text:p>1</text:p>
          </table:table-cell>
          <table:table-cell table:formula="of:=INDIRECT(CONCATENATE(&quot;H&quot;; TEXT([.$Q523] + 0;&quot;#&quot;)))" office:value-type="float" office:value="12.11" calcext:value-type="float">
            <text:p>12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6.837" calcext:value-type="float">
            <text:p>6.837</text:p>
          </table:table-cell>
          <table:table-cell table:number-columns-repeated="9"/>
          <table:table-cell table:formula="of:=INDIRECT(CONCATENATE(&quot;D&quot;; TEXT([.$Q523] + 7;&quot;#&quot;)))" office:value-type="float" office:value="128" calcext:value-type="float">
            <text:p>128</text:p>
          </table:table-cell>
          <table:table-cell table:formula="of:=INDIRECT(CONCATENATE(&quot;E&quot;; TEXT([.$Q523] + 7;&quot;#&quot;)))" office:value-type="float" office:value="0.25" calcext:value-type="float">
            <text:p>0.25</text:p>
          </table:table-cell>
          <table:table-cell table:formula="of:=INDIRECT(CONCATENATE(&quot;F&quot;; TEXT([.$Q523] + 7;&quot;#&quot;)))" office:value-type="float" office:value="0.0078125" calcext:value-type="float">
            <text:p>0.0078125</text:p>
          </table:table-cell>
          <table:table-cell table:formula="of:=INDIRECT(CONCATENATE(&quot;G&quot;; TEXT([.$Q523] + 7;&quot;#&quot;)))" office:value-type="float" office:value="1" calcext:value-type="float">
            <text:p>1</text:p>
          </table:table-cell>
          <table:table-cell table:formula="of:=INDIRECT(CONCATENATE(&quot;H&quot;; TEXT([.$Q523] + 7;&quot;#&quot;)))" office:value-type="float" office:value="5.776" calcext:value-type="float">
            <text:p>5.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3.335" calcext:value-type="float">
            <text:p>3.335</text:p>
          </table:table-cell>
          <table:table-cell table:number-columns-repeated="9"/>
          <table:table-cell table:formula="of:=INDIRECT(CONCATENATE(&quot;D&quot;; TEXT([.$Q523] + 14;&quot;#&quot;)))" office:value-type="float" office:value="128" calcext:value-type="float">
            <text:p>128</text:p>
          </table:table-cell>
          <table:table-cell table:formula="of:=INDIRECT(CONCATENATE(&quot;E&quot;; TEXT([.$Q523] + 14;&quot;#&quot;)))" office:value-type="float" office:value="0.125" calcext:value-type="float">
            <text:p>0.125</text:p>
          </table:table-cell>
          <table:table-cell table:formula="of:=INDIRECT(CONCATENATE(&quot;F&quot;; TEXT([.$Q523] + 14;&quot;#&quot;)))" office:value-type="float" office:value="0.0078125" calcext:value-type="float">
            <text:p>0.0078125</text:p>
          </table:table-cell>
          <table:table-cell table:formula="of:=INDIRECT(CONCATENATE(&quot;G&quot;; TEXT([.$Q523] + 14;&quot;#&quot;)))" office:value-type="float" office:value="1" calcext:value-type="float">
            <text:p>1</text:p>
          </table:table-cell>
          <table:table-cell table:formula="of:=INDIRECT(CONCATENATE(&quot;H&quot;; TEXT([.$Q523] + 14;&quot;#&quot;)))" office:value-type="float" office:value="3.463" calcext:value-type="float">
            <text:p>3.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.363" calcext:value-type="float">
            <text:p>1.363</text:p>
          </table:table-cell>
          <table:table-cell table:number-columns-repeated="9"/>
          <table:table-cell table:formula="of:=INDIRECT(CONCATENATE(&quot;D&quot;; TEXT([.$Q523] + 21;&quot;#&quot;)))" office:value-type="float" office:value="128" calcext:value-type="float">
            <text:p>128</text:p>
          </table:table-cell>
          <table:table-cell table:formula="of:=INDIRECT(CONCATENATE(&quot;E&quot;; TEXT([.$Q523] + 21;&quot;#&quot;)))" office:value-type="float" office:value="0.0625" calcext:value-type="float">
            <text:p>0.0625</text:p>
          </table:table-cell>
          <table:table-cell table:formula="of:=INDIRECT(CONCATENATE(&quot;F&quot;; TEXT([.$Q523] + 21;&quot;#&quot;)))" office:value-type="float" office:value="0.0078125" calcext:value-type="float">
            <text:p>0.0078125</text:p>
          </table:table-cell>
          <table:table-cell table:formula="of:=INDIRECT(CONCATENATE(&quot;G&quot;; TEXT([.$Q523] + 21;&quot;#&quot;)))" office:value-type="float" office:value="1" calcext:value-type="float">
            <text:p>1</text:p>
          </table:table-cell>
          <table:table-cell table:formula="of:=INDIRECT(CONCATENATE(&quot;H&quot;; TEXT([.$Q523] + 21;&quot;#&quot;)))" office:value-type="float" office:value="1.311" calcext:value-type="float">
            <text:p>1.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093" calcext:value-type="float">
            <text:p>1.093</text:p>
          </table:table-cell>
          <table:table-cell table:number-columns-repeated="9"/>
          <table:table-cell table:formula="of:=INDIRECT(CONCATENATE(&quot;D&quot;; TEXT([.$Q523] + 28;&quot;#&quot;)))" office:value-type="float" office:value="128" calcext:value-type="float">
            <text:p>128</text:p>
          </table:table-cell>
          <table:table-cell table:formula="of:=INDIRECT(CONCATENATE(&quot;E&quot;; TEXT([.$Q523] + 28;&quot;#&quot;)))" office:value-type="float" office:value="0.03125" calcext:value-type="float">
            <text:p>0.03125</text:p>
          </table:table-cell>
          <table:table-cell table:formula="of:=INDIRECT(CONCATENATE(&quot;F&quot;; TEXT([.$Q523] + 28;&quot;#&quot;)))" office:value-type="float" office:value="0.0078125" calcext:value-type="float">
            <text:p>0.0078125</text:p>
          </table:table-cell>
          <table:table-cell table:formula="of:=INDIRECT(CONCATENATE(&quot;G&quot;; TEXT([.$Q523] + 28;&quot;#&quot;)))" office:value-type="float" office:value="1" calcext:value-type="float">
            <text:p>1</text:p>
          </table:table-cell>
          <table:table-cell table:formula="of:=INDIRECT(CONCATENATE(&quot;H&quot;; TEXT([.$Q523] + 28;&quot;#&quot;)))" office:value-type="float" office:value="0.977" calcext:value-type="float">
            <text:p>0.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table:number-columns-repeated="9"/>
          <table:table-cell table:formula="of:=INDIRECT(CONCATENATE(&quot;D&quot;; TEXT([.$Q523] + 35;&quot;#&quot;)))" office:value-type="float" office:value="128" calcext:value-type="float">
            <text:p>128</text:p>
          </table:table-cell>
          <table:table-cell table:formula="of:=INDIRECT(CONCATENATE(&quot;E&quot;; TEXT([.$Q523] + 35;&quot;#&quot;)))" office:value-type="float" office:value="0.015625" calcext:value-type="float">
            <text:p>0.015625</text:p>
          </table:table-cell>
          <table:table-cell table:formula="of:=INDIRECT(CONCATENATE(&quot;F&quot;; TEXT([.$Q523] + 35;&quot;#&quot;)))" office:value-type="float" office:value="0.0078125" calcext:value-type="float">
            <text:p>0.0078125</text:p>
          </table:table-cell>
          <table:table-cell table:formula="of:=INDIRECT(CONCATENATE(&quot;G&quot;; TEXT([.$Q523] + 35;&quot;#&quot;)))" office:value-type="float" office:value="1" calcext:value-type="float">
            <text:p>1</text:p>
          </table:table-cell>
          <table:table-cell table:formula="of:=INDIRECT(CONCATENATE(&quot;H&quot;; TEXT([.$Q523] + 35;&quot;#&quot;)))" office:value-type="float" office:value="0.433" calcext:value-type="float">
            <text:p>0.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424" calcext:value-type="float">
            <text:p>0.424</text:p>
          </table:table-cell>
          <table:table-cell table:number-columns-repeated="9"/>
          <table:table-cell table:formula="of:=INDIRECT(CONCATENATE(&quot;D&quot;; TEXT([.$Q523] + 42;&quot;#&quot;)))" office:value-type="float" office:value="128" calcext:value-type="float">
            <text:p>128</text:p>
          </table:table-cell>
          <table:table-cell table:formula="of:=INDIRECT(CONCATENATE(&quot;E&quot;; TEXT([.$Q523] + 42;&quot;#&quot;)))" office:value-type="float" office:value="0.0078125" calcext:value-type="float">
            <text:p>0.0078125</text:p>
          </table:table-cell>
          <table:table-cell table:formula="of:=INDIRECT(CONCATENATE(&quot;F&quot;; TEXT([.$Q523] + 42;&quot;#&quot;)))" office:value-type="float" office:value="0.0078125" calcext:value-type="float">
            <text:p>0.0078125</text:p>
          </table:table-cell>
          <table:table-cell table:formula="of:=INDIRECT(CONCATENATE(&quot;G&quot;; TEXT([.$Q523] + 42;&quot;#&quot;)))" office:value-type="float" office:value="1" calcext:value-type="float">
            <text:p>1</text:p>
          </table:table-cell>
          <table:table-cell table:formula="of:=INDIRECT(CONCATENATE(&quot;H&quot;; TEXT([.$Q523] + 42;&quot;#&quot;)))" office:value-type="float" office:value="0.424" calcext:value-type="float">
            <text:p>0.42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formula="of:=[.A534]" office:value-type="string" office:string-value="HsqlZoneMatcher" calcext:value-type="string">
            <text:p>HsqlZoneMatcher</text:p>
          </table:table-cell>
          <table:table-cell table:formula="of:=[.B534]" office:value-type="string" office:string-value="COMPLEX" calcext:value-type="string">
            <text:p>COMPLEX</text:p>
          </table:table-cell>
          <table:table-cell table:number-columns-repeated="7"/>
          <table:table-cell table:formula="of:=[.A531]" office:value-type="string" office:string-value="HsqlZoneMatcher" calcext:value-type="string">
            <text:p>HsqlZoneMatcher</text:p>
          </table:table-cell>
          <table:table-cell table:formula="of:=[.B531]" office:value-type="string" office:string-value="COMPLEX" calcext:value-type="string">
            <text:p>COMPLEX</text:p>
          </table:table-cell>
          <table:table-cell table:number-columns-repeated="5"/>
          <table:table-cell table:formula="of:=[.A531]" office:value-type="string" office:string-value="HsqlZoneMatcher" calcext:value-type="string">
            <text:p>HsqlZoneMatcher</text:p>
          </table:table-cell>
          <table:table-cell table:formula="of:=[.B531]" office:value-type="string" office:string-value="COMPLEX" calcext:value-type="string">
            <text:p>COMPLEX</text:p>
          </table:table-cell>
          <table:table-cell table:number-columns-repeated="5"/>
          <table:table-cell table:formula="of:=[.A531]" office:value-type="string" office:string-value="HsqlZoneMatcher" calcext:value-type="string">
            <text:p>HsqlZoneMatcher</text:p>
          </table:table-cell>
          <table:table-cell table:formula="of:=[.B531]" office:value-type="string" office:string-value="COMPLEX" calcext:value-type="string">
            <text:p>COMPLEX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atch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points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found</text:p>
          </table:table-cell>
          <table:table-cell table:style-name="ce1" office:value-type="string" calcext:value-type="string">
            <text:p>timeavg</text:p>
          </table:table-cell>
          <table:table-cell table:number-columns-repeated="9"/>
          <table:table-cell office:value-type="string" calcext:value-type="string">
            <text:p>rang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ime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1" calcext:value-type="float">
            <text:p>201</text:p>
          </table:table-cell>
          <table:table-cell office:value-type="float" office:value="54.226" calcext:value-type="float">
            <text:p>54.226</text:p>
          </table:table-cell>
          <table:table-cell/>
          <table:table-cell table:formula="of:=LEFT(CONCATENATE([.E533]; &quot; &quot;; [.E534]); 11)" office:value-type="string" office:string-value="zone 0.5" calcext:value-type="string">
            <text:p>zone 0.5</text:p>
          </table:table-cell>
          <table:table-cell table:number-columns-repeated="6"/>
          <table:table-cell table:formula="of:=ROW()" office:value-type="float" office:value="534" calcext:value-type="float">
            <text:p>534</text:p>
          </table:table-cell>
          <table:table-cell table:formula="of:=INDIRECT(CONCATENATE(&quot;D&quot;; TEXT([.$Q534] + 0;&quot;#&quot;)))" office:value-type="float" office:value="64" calcext:value-type="float">
            <text:p>64</text:p>
          </table:table-cell>
          <table:table-cell table:formula="of:=INDIRECT(CONCATENATE(&quot;E&quot;; TEXT([.$Q534] + 0;&quot;#&quot;)))" office:value-type="float" office:value="0.5" calcext:value-type="float">
            <text:p>0.5</text:p>
          </table:table-cell>
          <table:table-cell table:formula="of:=INDIRECT(CONCATENATE(&quot;F&quot;; TEXT([.$Q534] + 0;&quot;#&quot;)))" office:value-type="float" office:value="0.5" calcext:value-type="float">
            <text:p>0.5</text:p>
          </table:table-cell>
          <table:table-cell table:formula="of:=INDIRECT(CONCATENATE(&quot;G&quot;; TEXT([.$Q534] + 0;&quot;#&quot;)))" office:value-type="float" office:value="201" calcext:value-type="float">
            <text:p>201</text:p>
          </table:table-cell>
          <table:table-cell table:formula="of:=INDIRECT(CONCATENATE(&quot;H&quot;; TEXT([.$Q534] + 0;&quot;#&quot;)))" office:value-type="float" office:value="54.226" calcext:value-type="float">
            <text:p>54.226</text:p>
          </table:table-cell>
          <table:table-cell/>
          <table:table-cell table:formula="of:=LEFT(CONCATENATE([.T533];&quot; &quot;; [.T534]); 13)" office:value-type="string" office:string-value="radius 0.5" calcext:value-type="string">
            <text:p>radius 0.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49" calcext:value-type="float">
            <text:p>49</text:p>
          </table:table-cell>
          <table:table-cell office:value-type="float" office:value="34.233" calcext:value-type="float">
            <text:p>34.233</text:p>
          </table:table-cell>
          <table:table-cell/>
          <table:table-cell table:formula="of:=LEFT(CONCATENATE([.E533]; &quot; &quot;; [.E542]); 11)" office:value-type="string" office:string-value="zone 0.25" calcext:value-type="string">
            <text:p>zone 0.25</text:p>
          </table:table-cell>
          <table:table-cell table:number-columns-repeated="7"/>
          <table:table-cell table:formula="of:=INDIRECT(CONCATENATE(&quot;D&quot;; TEXT([.$Q534] + 7;&quot;#&quot;)))" office:value-type="float" office:value="64" calcext:value-type="float">
            <text:p>64</text:p>
          </table:table-cell>
          <table:table-cell table:formula="of:=INDIRECT(CONCATENATE(&quot;E&quot;; TEXT([.$Q534] + 7;&quot;#&quot;)))" office:value-type="float" office:value="0.25" calcext:value-type="float">
            <text:p>0.25</text:p>
          </table:table-cell>
          <table:table-cell table:formula="of:=INDIRECT(CONCATENATE(&quot;F&quot;; TEXT([.$Q534] + 7;&quot;#&quot;)))" office:value-type="float" office:value="0.5" calcext:value-type="float">
            <text:p>0.5</text:p>
          </table:table-cell>
          <table:table-cell table:formula="of:=INDIRECT(CONCATENATE(&quot;G&quot;; TEXT([.$Q534] + 7;&quot;#&quot;)))" office:value-type="float" office:value="206" calcext:value-type="float">
            <text:p>206</text:p>
          </table:table-cell>
          <table:table-cell table:formula="of:=INDIRECT(CONCATENATE(&quot;H&quot;; TEXT([.$Q534] + 7;&quot;#&quot;)))" office:value-type="float" office:value="44.696" calcext:value-type="float">
            <text:p>44.696</text:p>
          </table:table-cell>
          <table:table-cell/>
          <table:table-cell table:formula="of:=LEFT(CONCATENATE([.T533];&quot; &quot;; [.T541]); 13)" office:value-type="string" office:string-value="radius 0.25" calcext:value-type="string">
            <text:p>radius 0.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30.617" calcext:value-type="float">
            <text:p>30.617</text:p>
          </table:table-cell>
          <table:table-cell/>
          <table:table-cell table:formula="of:=CONCATENATE([.E533]; &quot; &quot;; [.E549])" office:value-type="string" office:string-value="zone 0.125" calcext:value-type="string">
            <text:p>zone 0.125</text:p>
          </table:table-cell>
          <table:table-cell table:number-columns-repeated="7"/>
          <table:table-cell table:formula="of:=INDIRECT(CONCATENATE(&quot;D&quot;; TEXT([.$Q534] + 14;&quot;#&quot;)))" office:value-type="float" office:value="64" calcext:value-type="float">
            <text:p>64</text:p>
          </table:table-cell>
          <table:table-cell table:formula="of:=INDIRECT(CONCATENATE(&quot;E&quot;; TEXT([.$Q534] + 14;&quot;#&quot;)))" office:value-type="float" office:value="0.125" calcext:value-type="float">
            <text:p>0.125</text:p>
          </table:table-cell>
          <table:table-cell table:formula="of:=INDIRECT(CONCATENATE(&quot;F&quot;; TEXT([.$Q534] + 14;&quot;#&quot;)))" office:value-type="float" office:value="0.5" calcext:value-type="float">
            <text:p>0.5</text:p>
          </table:table-cell>
          <table:table-cell table:formula="of:=INDIRECT(CONCATENATE(&quot;G&quot;; TEXT([.$Q534] + 14;&quot;#&quot;)))" office:value-type="float" office:value="199" calcext:value-type="float">
            <text:p>199</text:p>
          </table:table-cell>
          <table:table-cell table:formula="of:=INDIRECT(CONCATENATE(&quot;H&quot;; TEXT([.$Q534] + 14;&quot;#&quot;)))" office:value-type="float" office:value="39.394" calcext:value-type="float">
            <text:p>39.394</text:p>
          </table:table-cell>
          <table:table-cell/>
          <table:table-cell table:formula="of:=LEFT(CONCATENATE([.T533];&quot; &quot;; [.T548]); 13)" office:value-type="string" office:string-value="radius 0.125" calcext:value-type="string">
            <text:p>radius 0.1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32.566" calcext:value-type="float">
            <text:p>32.566</text:p>
          </table:table-cell>
          <table:table-cell/>
          <table:table-cell table:formula="of:=LEFT(CONCATENATE([.E533]; &quot; &quot;; [.E556]); 11)" office:value-type="string" office:string-value="zone 0.0625" calcext:value-type="string">
            <text:p>zone 0.0625</text:p>
          </table:table-cell>
          <table:table-cell table:number-columns-repeated="7"/>
          <table:table-cell table:formula="of:=INDIRECT(CONCATENATE(&quot;D&quot;; TEXT([.$Q534] + 21;&quot;#&quot;)))" office:value-type="float" office:value="64" calcext:value-type="float">
            <text:p>64</text:p>
          </table:table-cell>
          <table:table-cell table:formula="of:=INDIRECT(CONCATENATE(&quot;E&quot;; TEXT([.$Q534] + 21;&quot;#&quot;)))" office:value-type="float" office:value="0.0625" calcext:value-type="float">
            <text:p>0.0625</text:p>
          </table:table-cell>
          <table:table-cell table:formula="of:=INDIRECT(CONCATENATE(&quot;F&quot;; TEXT([.$Q534] + 21;&quot;#&quot;)))" office:value-type="float" office:value="0.5" calcext:value-type="float">
            <text:p>0.5</text:p>
          </table:table-cell>
          <table:table-cell table:formula="of:=INDIRECT(CONCATENATE(&quot;G&quot;; TEXT([.$Q534] + 21;&quot;#&quot;)))" office:value-type="float" office:value="204" calcext:value-type="float">
            <text:p>204</text:p>
          </table:table-cell>
          <table:table-cell table:formula="of:=INDIRECT(CONCATENATE(&quot;H&quot;; TEXT([.$Q534] + 21;&quot;#&quot;)))" office:value-type="float" office:value="44.296" calcext:value-type="float">
            <text:p>44.296</text:p>
          </table:table-cell>
          <table:table-cell/>
          <table:table-cell table:formula="of:=LEFT(CONCATENATE([.T533];&quot; &quot;; [.T555]); 13)" office:value-type="string" office:string-value="radius 0.0625" calcext:value-type="string">
            <text:p>radius 0.06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33.935" calcext:value-type="float">
            <text:p>33.935</text:p>
          </table:table-cell>
          <table:table-cell/>
          <table:table-cell table:formula="of:=LEFT(CONCATENATE([.E533]; &quot; &quot;; [.E563]); 11)" office:value-type="string" office:string-value="zone 0.0312" calcext:value-type="string">
            <text:p>zone 0.0312</text:p>
          </table:table-cell>
          <table:table-cell table:number-columns-repeated="7"/>
          <table:table-cell table:formula="of:=INDIRECT(CONCATENATE(&quot;D&quot;; TEXT([.$Q534] + 28;&quot;#&quot;)))" office:value-type="float" office:value="64" calcext:value-type="float">
            <text:p>64</text:p>
          </table:table-cell>
          <table:table-cell table:formula="of:=INDIRECT(CONCATENATE(&quot;E&quot;; TEXT([.$Q534] + 28;&quot;#&quot;)))" office:value-type="float" office:value="0.03125" calcext:value-type="float">
            <text:p>0.03125</text:p>
          </table:table-cell>
          <table:table-cell table:formula="of:=INDIRECT(CONCATENATE(&quot;F&quot;; TEXT([.$Q534] + 28;&quot;#&quot;)))" office:value-type="float" office:value="0.5" calcext:value-type="float">
            <text:p>0.5</text:p>
          </table:table-cell>
          <table:table-cell table:formula="of:=INDIRECT(CONCATENATE(&quot;G&quot;; TEXT([.$Q534] + 28;&quot;#&quot;)))" office:value-type="float" office:value="202" calcext:value-type="float">
            <text:p>202</text:p>
          </table:table-cell>
          <table:table-cell table:formula="of:=INDIRECT(CONCATENATE(&quot;H&quot;; TEXT([.$Q534] + 28;&quot;#&quot;)))" office:value-type="float" office:value="39.642" calcext:value-type="float">
            <text:p>39.642</text:p>
          </table:table-cell>
          <table:table-cell/>
          <table:table-cell table:formula="of:=LEFT(CONCATENATE([.T533];&quot; &quot;; [.T562]); 13)" office:value-type="string" office:string-value="radius 0.0312" calcext:value-type="string">
            <text:p>radius 0.0312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3.999" calcext:value-type="float">
            <text:p>33.999</text:p>
          </table:table-cell>
          <table:table-cell/>
          <table:table-cell table:formula="of:=LEFT(CONCATENATE([.E533]; &quot; &quot;; [.E570]); 11)" office:value-type="string" office:string-value="zone 0.0156" calcext:value-type="string">
            <text:p>zone 0.0156</text:p>
          </table:table-cell>
          <table:table-cell table:number-columns-repeated="7"/>
          <table:table-cell table:formula="of:=INDIRECT(CONCATENATE(&quot;D&quot;; TEXT([.$Q534] + 35;&quot;#&quot;)))" office:value-type="float" office:value="64" calcext:value-type="float">
            <text:p>64</text:p>
          </table:table-cell>
          <table:table-cell table:formula="of:=INDIRECT(CONCATENATE(&quot;E&quot;; TEXT([.$Q534] + 35;&quot;#&quot;)))" office:value-type="float" office:value="0.015625" calcext:value-type="float">
            <text:p>0.015625</text:p>
          </table:table-cell>
          <table:table-cell table:formula="of:=INDIRECT(CONCATENATE(&quot;F&quot;; TEXT([.$Q534] + 35;&quot;#&quot;)))" office:value-type="float" office:value="0.5" calcext:value-type="float">
            <text:p>0.5</text:p>
          </table:table-cell>
          <table:table-cell table:formula="of:=INDIRECT(CONCATENATE(&quot;G&quot;; TEXT([.$Q534] + 35;&quot;#&quot;)))" office:value-type="float" office:value="200" calcext:value-type="float">
            <text:p>200</text:p>
          </table:table-cell>
          <table:table-cell table:formula="of:=INDIRECT(CONCATENATE(&quot;H&quot;; TEXT([.$Q534] + 35;&quot;#&quot;)))" office:value-type="float" office:value="42.203" calcext:value-type="float">
            <text:p>42.203</text:p>
          </table:table-cell>
          <table:table-cell/>
          <table:table-cell table:formula="of:=LEFT(CONCATENATE([.T533];&quot; &quot;; [.T569]); 13)" office:value-type="string" office:string-value="radius 0.0156" calcext:value-type="string">
            <text:p>radius 0.0156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4.28" calcext:value-type="float">
            <text:p>34.28</text:p>
          </table:table-cell>
          <table:table-cell/>
          <table:table-cell table:formula="of:=LEFT(CONCATENATE([.E533]; &quot; &quot;; [.E577]); 11)" office:value-type="string" office:string-value="zone 0.0078" calcext:value-type="string">
            <text:p>zone 0.0078</text:p>
          </table:table-cell>
          <table:table-cell table:number-columns-repeated="7"/>
          <table:table-cell table:formula="of:=INDIRECT(CONCATENATE(&quot;D&quot;; TEXT([.$Q534] + 42;&quot;#&quot;)))" office:value-type="float" office:value="64" calcext:value-type="float">
            <text:p>64</text:p>
          </table:table-cell>
          <table:table-cell table:formula="of:=INDIRECT(CONCATENATE(&quot;E&quot;; TEXT([.$Q534] + 42;&quot;#&quot;)))" office:value-type="float" office:value="0.0078125" calcext:value-type="float">
            <text:p>0.0078125</text:p>
          </table:table-cell>
          <table:table-cell table:formula="of:=INDIRECT(CONCATENATE(&quot;F&quot;; TEXT([.$Q534] + 42;&quot;#&quot;)))" office:value-type="float" office:value="0.5" calcext:value-type="float">
            <text:p>0.5</text:p>
          </table:table-cell>
          <table:table-cell table:formula="of:=INDIRECT(CONCATENATE(&quot;G&quot;; TEXT([.$Q534] + 42;&quot;#&quot;)))" office:value-type="float" office:value="205" calcext:value-type="float">
            <text:p>205</text:p>
          </table:table-cell>
          <table:table-cell table:formula="of:=INDIRECT(CONCATENATE(&quot;H&quot;; TEXT([.$Q534] + 42;&quot;#&quot;)))" office:value-type="float" office:value="32.75" calcext:value-type="float">
            <text:p>32.75</text:p>
          </table:table-cell>
          <table:table-cell/>
          <table:table-cell table:formula="of:=LEFT(CONCATENATE([.T533];&quot; &quot;; [.T576]); 13)" office:value-type="string" office:string-value="radius 0.0078" calcext:value-type="string">
            <text:p>radius 0.0078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206" calcext:value-type="float">
            <text:p>206</text:p>
          </table:table-cell>
          <table:table-cell office:value-type="float" office:value="44.696" calcext:value-type="float">
            <text:p>44.696</text:p>
          </table:table-cell>
          <table:table-cell table:number-columns-repeated="8"/>
          <table:table-cell table:formula="of:=[.Q534]+1" office:value-type="float" office:value="535" calcext:value-type="float">
            <text:p>535</text:p>
          </table:table-cell>
          <table:table-cell table:formula="of:=INDIRECT(CONCATENATE(&quot;D&quot;; TEXT([.$Q541] + 0;&quot;#&quot;)))" office:value-type="float" office:value="64" calcext:value-type="float">
            <text:p>64</text:p>
          </table:table-cell>
          <table:table-cell table:formula="of:=INDIRECT(CONCATENATE(&quot;E&quot;; TEXT([.$Q541] + 0;&quot;#&quot;)))" office:value-type="float" office:value="0.5" calcext:value-type="float">
            <text:p>0.5</text:p>
          </table:table-cell>
          <table:table-cell table:formula="of:=INDIRECT(CONCATENATE(&quot;F&quot;; TEXT([.$Q541] + 0;&quot;#&quot;)))" office:value-type="float" office:value="0.25" calcext:value-type="float">
            <text:p>0.25</text:p>
          </table:table-cell>
          <table:table-cell table:formula="of:=INDIRECT(CONCATENATE(&quot;G&quot;; TEXT([.$Q541] + 0;&quot;#&quot;)))" office:value-type="float" office:value="49" calcext:value-type="float">
            <text:p>49</text:p>
          </table:table-cell>
          <table:table-cell table:formula="of:=INDIRECT(CONCATENATE(&quot;H&quot;; TEXT([.$Q541] + 0;&quot;#&quot;)))" office:value-type="float" office:value="34.233" calcext:value-type="float">
            <text:p>34.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24.971" calcext:value-type="float">
            <text:p>24.971</text:p>
          </table:table-cell>
          <table:table-cell table:number-columns-repeated="9"/>
          <table:table-cell table:formula="of:=INDIRECT(CONCATENATE(&quot;D&quot;; TEXT([.$Q541] + 7;&quot;#&quot;)))" office:value-type="float" office:value="64" calcext:value-type="float">
            <text:p>64</text:p>
          </table:table-cell>
          <table:table-cell table:formula="of:=INDIRECT(CONCATENATE(&quot;E&quot;; TEXT([.$Q541] + 7;&quot;#&quot;)))" office:value-type="float" office:value="0.25" calcext:value-type="float">
            <text:p>0.25</text:p>
          </table:table-cell>
          <table:table-cell table:formula="of:=INDIRECT(CONCATENATE(&quot;F&quot;; TEXT([.$Q541] + 7;&quot;#&quot;)))" office:value-type="float" office:value="0.25" calcext:value-type="float">
            <text:p>0.25</text:p>
          </table:table-cell>
          <table:table-cell table:formula="of:=INDIRECT(CONCATENATE(&quot;G&quot;; TEXT([.$Q541] + 7;&quot;#&quot;)))" office:value-type="float" office:value="48" calcext:value-type="float">
            <text:p>48</text:p>
          </table:table-cell>
          <table:table-cell table:formula="of:=INDIRECT(CONCATENATE(&quot;H&quot;; TEXT([.$Q541] + 7;&quot;#&quot;)))" office:value-type="float" office:value="24.971" calcext:value-type="float">
            <text:p>24.9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14.997" calcext:value-type="float">
            <text:p>14.997</text:p>
          </table:table-cell>
          <table:table-cell table:number-columns-repeated="9"/>
          <table:table-cell table:formula="of:=INDIRECT(CONCATENATE(&quot;D&quot;; TEXT([.$Q541] + 14;&quot;#&quot;)))" office:value-type="float" office:value="64" calcext:value-type="float">
            <text:p>64</text:p>
          </table:table-cell>
          <table:table-cell table:formula="of:=INDIRECT(CONCATENATE(&quot;E&quot;; TEXT([.$Q541] + 14;&quot;#&quot;)))" office:value-type="float" office:value="0.125" calcext:value-type="float">
            <text:p>0.125</text:p>
          </table:table-cell>
          <table:table-cell table:formula="of:=INDIRECT(CONCATENATE(&quot;F&quot;; TEXT([.$Q541] + 14;&quot;#&quot;)))" office:value-type="float" office:value="0.25" calcext:value-type="float">
            <text:p>0.25</text:p>
          </table:table-cell>
          <table:table-cell table:formula="of:=INDIRECT(CONCATENATE(&quot;G&quot;; TEXT([.$Q541] + 14;&quot;#&quot;)))" office:value-type="float" office:value="47" calcext:value-type="float">
            <text:p>47</text:p>
          </table:table-cell>
          <table:table-cell table:formula="of:=INDIRECT(CONCATENATE(&quot;H&quot;; TEXT([.$Q541] + 14;&quot;#&quot;)))" office:value-type="float" office:value="21.664" calcext:value-type="float">
            <text:p>21.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13.385" calcext:value-type="float">
            <text:p>13.385</text:p>
          </table:table-cell>
          <table:table-cell table:number-columns-repeated="9"/>
          <table:table-cell table:formula="of:=INDIRECT(CONCATENATE(&quot;D&quot;; TEXT([.$Q541] + 21;&quot;#&quot;)))" office:value-type="float" office:value="64" calcext:value-type="float">
            <text:p>64</text:p>
          </table:table-cell>
          <table:table-cell table:formula="of:=INDIRECT(CONCATENATE(&quot;E&quot;; TEXT([.$Q541] + 21;&quot;#&quot;)))" office:value-type="float" office:value="0.0625" calcext:value-type="float">
            <text:p>0.0625</text:p>
          </table:table-cell>
          <table:table-cell table:formula="of:=INDIRECT(CONCATENATE(&quot;F&quot;; TEXT([.$Q541] + 21;&quot;#&quot;)))" office:value-type="float" office:value="0.25" calcext:value-type="float">
            <text:p>0.25</text:p>
          </table:table-cell>
          <table:table-cell table:formula="of:=INDIRECT(CONCATENATE(&quot;G&quot;; TEXT([.$Q541] + 21;&quot;#&quot;)))" office:value-type="float" office:value="51" calcext:value-type="float">
            <text:p>51</text:p>
          </table:table-cell>
          <table:table-cell table:formula="of:=INDIRECT(CONCATENATE(&quot;H&quot;; TEXT([.$Q541] + 21;&quot;#&quot;)))" office:value-type="float" office:value="18.803" calcext:value-type="float">
            <text:p>18.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2.802" calcext:value-type="float">
            <text:p>12.802</text:p>
          </table:table-cell>
          <table:table-cell table:number-columns-repeated="9"/>
          <table:table-cell table:formula="of:=INDIRECT(CONCATENATE(&quot;D&quot;; TEXT([.$Q541] + 28;&quot;#&quot;)))" office:value-type="float" office:value="64" calcext:value-type="float">
            <text:p>64</text:p>
          </table:table-cell>
          <table:table-cell table:formula="of:=INDIRECT(CONCATENATE(&quot;E&quot;; TEXT([.$Q541] + 28;&quot;#&quot;)))" office:value-type="float" office:value="0.03125" calcext:value-type="float">
            <text:p>0.03125</text:p>
          </table:table-cell>
          <table:table-cell table:formula="of:=INDIRECT(CONCATENATE(&quot;F&quot;; TEXT([.$Q541] + 28;&quot;#&quot;)))" office:value-type="float" office:value="0.25" calcext:value-type="float">
            <text:p>0.25</text:p>
          </table:table-cell>
          <table:table-cell table:formula="of:=INDIRECT(CONCATENATE(&quot;G&quot;; TEXT([.$Q541] + 28;&quot;#&quot;)))" office:value-type="float" office:value="48" calcext:value-type="float">
            <text:p>48</text:p>
          </table:table-cell>
          <table:table-cell table:formula="of:=INDIRECT(CONCATENATE(&quot;H&quot;; TEXT([.$Q541] + 28;&quot;#&quot;)))" office:value-type="float" office:value="16.12" calcext:value-type="float">
            <text:p>16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4.101" calcext:value-type="float">
            <text:p>14.101</text:p>
          </table:table-cell>
          <table:table-cell table:number-columns-repeated="9"/>
          <table:table-cell table:formula="of:=INDIRECT(CONCATENATE(&quot;D&quot;; TEXT([.$Q541] + 35;&quot;#&quot;)))" office:value-type="float" office:value="64" calcext:value-type="float">
            <text:p>64</text:p>
          </table:table-cell>
          <table:table-cell table:formula="of:=INDIRECT(CONCATENATE(&quot;E&quot;; TEXT([.$Q541] + 35;&quot;#&quot;)))" office:value-type="float" office:value="0.015625" calcext:value-type="float">
            <text:p>0.015625</text:p>
          </table:table-cell>
          <table:table-cell table:formula="of:=INDIRECT(CONCATENATE(&quot;F&quot;; TEXT([.$Q541] + 35;&quot;#&quot;)))" office:value-type="float" office:value="0.25" calcext:value-type="float">
            <text:p>0.25</text:p>
          </table:table-cell>
          <table:table-cell table:formula="of:=INDIRECT(CONCATENATE(&quot;G&quot;; TEXT([.$Q541] + 35;&quot;#&quot;)))" office:value-type="float" office:value="49" calcext:value-type="float">
            <text:p>49</text:p>
          </table:table-cell>
          <table:table-cell table:formula="of:=INDIRECT(CONCATENATE(&quot;H&quot;; TEXT([.$Q541] + 35;&quot;#&quot;)))" office:value-type="float" office:value="15.965" calcext:value-type="float">
            <text:p>15.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4.915" calcext:value-type="float">
            <text:p>14.915</text:p>
          </table:table-cell>
          <table:table-cell table:number-columns-repeated="9"/>
          <table:table-cell table:formula="of:=INDIRECT(CONCATENATE(&quot;D&quot;; TEXT([.$Q541] + 42;&quot;#&quot;)))" office:value-type="float" office:value="64" calcext:value-type="float">
            <text:p>64</text:p>
          </table:table-cell>
          <table:table-cell table:formula="of:=INDIRECT(CONCATENATE(&quot;E&quot;; TEXT([.$Q541] + 42;&quot;#&quot;)))" office:value-type="float" office:value="0.0078125" calcext:value-type="float">
            <text:p>0.0078125</text:p>
          </table:table-cell>
          <table:table-cell table:formula="of:=INDIRECT(CONCATENATE(&quot;F&quot;; TEXT([.$Q541] + 42;&quot;#&quot;)))" office:value-type="float" office:value="0.25" calcext:value-type="float">
            <text:p>0.25</text:p>
          </table:table-cell>
          <table:table-cell table:formula="of:=INDIRECT(CONCATENATE(&quot;G&quot;; TEXT([.$Q541] + 42;&quot;#&quot;)))" office:value-type="float" office:value="47" calcext:value-type="float">
            <text:p>47</text:p>
          </table:table-cell>
          <table:table-cell table:formula="of:=INDIRECT(CONCATENATE(&quot;H&quot;; TEXT([.$Q541] + 42;&quot;#&quot;)))" office:value-type="float" office:value="13.747" calcext:value-type="float">
            <text:p>13.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99" calcext:value-type="float">
            <text:p>199</text:p>
          </table:table-cell>
          <table:table-cell office:value-type="float" office:value="39.394" calcext:value-type="float">
            <text:p>39.394</text:p>
          </table:table-cell>
          <table:table-cell table:number-columns-repeated="8"/>
          <table:table-cell table:formula="of:=[.Q534]+2" office:value-type="float" office:value="536" calcext:value-type="float">
            <text:p>536</text:p>
          </table:table-cell>
          <table:table-cell table:formula="of:=INDIRECT(CONCATENATE(&quot;D&quot;; TEXT([.$Q548] + 0;&quot;#&quot;)))" office:value-type="float" office:value="64" calcext:value-type="float">
            <text:p>64</text:p>
          </table:table-cell>
          <table:table-cell table:formula="of:=INDIRECT(CONCATENATE(&quot;E&quot;; TEXT([.$Q548] + 0;&quot;#&quot;)))" office:value-type="float" office:value="0.5" calcext:value-type="float">
            <text:p>0.5</text:p>
          </table:table-cell>
          <table:table-cell table:formula="of:=INDIRECT(CONCATENATE(&quot;F&quot;; TEXT([.$Q548] + 0;&quot;#&quot;)))" office:value-type="float" office:value="0.125" calcext:value-type="float">
            <text:p>0.125</text:p>
          </table:table-cell>
          <table:table-cell table:formula="of:=INDIRECT(CONCATENATE(&quot;G&quot;; TEXT([.$Q548] + 0;&quot;#&quot;)))" office:value-type="float" office:value="12" calcext:value-type="float">
            <text:p>12</text:p>
          </table:table-cell>
          <table:table-cell table:formula="of:=INDIRECT(CONCATENATE(&quot;H&quot;; TEXT([.$Q548] + 0;&quot;#&quot;)))" office:value-type="float" office:value="30.617" calcext:value-type="float">
            <text:p>30.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47" calcext:value-type="float">
            <text:p>47</text:p>
          </table:table-cell>
          <table:table-cell office:value-type="float" office:value="21.664" calcext:value-type="float">
            <text:p>21.664</text:p>
          </table:table-cell>
          <table:table-cell table:number-columns-repeated="9"/>
          <table:table-cell table:formula="of:=INDIRECT(CONCATENATE(&quot;D&quot;; TEXT([.$Q548] + 7;&quot;#&quot;)))" office:value-type="float" office:value="64" calcext:value-type="float">
            <text:p>64</text:p>
          </table:table-cell>
          <table:table-cell table:formula="of:=INDIRECT(CONCATENATE(&quot;E&quot;; TEXT([.$Q548] + 7;&quot;#&quot;)))" office:value-type="float" office:value="0.25" calcext:value-type="float">
            <text:p>0.25</text:p>
          </table:table-cell>
          <table:table-cell table:formula="of:=INDIRECT(CONCATENATE(&quot;F&quot;; TEXT([.$Q548] + 7;&quot;#&quot;)))" office:value-type="float" office:value="0.125" calcext:value-type="float">
            <text:p>0.125</text:p>
          </table:table-cell>
          <table:table-cell table:formula="of:=INDIRECT(CONCATENATE(&quot;G&quot;; TEXT([.$Q548] + 7;&quot;#&quot;)))" office:value-type="float" office:value="12" calcext:value-type="float">
            <text:p>12</text:p>
          </table:table-cell>
          <table:table-cell table:formula="of:=INDIRECT(CONCATENATE(&quot;H&quot;; TEXT([.$Q548] + 7;&quot;#&quot;)))" office:value-type="float" office:value="14.997" calcext:value-type="float">
            <text:p>14.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10.687" calcext:value-type="float">
            <text:p>10.687</text:p>
          </table:table-cell>
          <table:table-cell table:number-columns-repeated="9"/>
          <table:table-cell table:formula="of:=INDIRECT(CONCATENATE(&quot;D&quot;; TEXT([.$Q548] + 14;&quot;#&quot;)))" office:value-type="float" office:value="64" calcext:value-type="float">
            <text:p>64</text:p>
          </table:table-cell>
          <table:table-cell table:formula="of:=INDIRECT(CONCATENATE(&quot;E&quot;; TEXT([.$Q548] + 14;&quot;#&quot;)))" office:value-type="float" office:value="0.125" calcext:value-type="float">
            <text:p>0.125</text:p>
          </table:table-cell>
          <table:table-cell table:formula="of:=INDIRECT(CONCATENATE(&quot;F&quot;; TEXT([.$Q548] + 14;&quot;#&quot;)))" office:value-type="float" office:value="0.125" calcext:value-type="float">
            <text:p>0.125</text:p>
          </table:table-cell>
          <table:table-cell table:formula="of:=INDIRECT(CONCATENATE(&quot;G&quot;; TEXT([.$Q548] + 14;&quot;#&quot;)))" office:value-type="float" office:value="12" calcext:value-type="float">
            <text:p>12</text:p>
          </table:table-cell>
          <table:table-cell table:formula="of:=INDIRECT(CONCATENATE(&quot;H&quot;; TEXT([.$Q548] + 14;&quot;#&quot;)))" office:value-type="float" office:value="10.687" calcext:value-type="float">
            <text:p>10.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6.376" calcext:value-type="float">
            <text:p>6.376</text:p>
          </table:table-cell>
          <table:table-cell table:number-columns-repeated="9"/>
          <table:table-cell table:formula="of:=INDIRECT(CONCATENATE(&quot;D&quot;; TEXT([.$Q548] + 21;&quot;#&quot;)))" office:value-type="float" office:value="64" calcext:value-type="float">
            <text:p>64</text:p>
          </table:table-cell>
          <table:table-cell table:formula="of:=INDIRECT(CONCATENATE(&quot;E&quot;; TEXT([.$Q548] + 21;&quot;#&quot;)))" office:value-type="float" office:value="0.0625" calcext:value-type="float">
            <text:p>0.0625</text:p>
          </table:table-cell>
          <table:table-cell table:formula="of:=INDIRECT(CONCATENATE(&quot;F&quot;; TEXT([.$Q548] + 21;&quot;#&quot;)))" office:value-type="float" office:value="0.125" calcext:value-type="float">
            <text:p>0.125</text:p>
          </table:table-cell>
          <table:table-cell table:formula="of:=INDIRECT(CONCATENATE(&quot;G&quot;; TEXT([.$Q548] + 21;&quot;#&quot;)))" office:value-type="float" office:value="10" calcext:value-type="float">
            <text:p>10</text:p>
          </table:table-cell>
          <table:table-cell table:formula="of:=INDIRECT(CONCATENATE(&quot;H&quot;; TEXT([.$Q548] + 21;&quot;#&quot;)))" office:value-type="float" office:value="8.484" calcext:value-type="float">
            <text:p>8.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6.694" calcext:value-type="float">
            <text:p>6.694</text:p>
          </table:table-cell>
          <table:table-cell table:number-columns-repeated="9"/>
          <table:table-cell table:formula="of:=INDIRECT(CONCATENATE(&quot;D&quot;; TEXT([.$Q548] + 28;&quot;#&quot;)))" office:value-type="float" office:value="64" calcext:value-type="float">
            <text:p>64</text:p>
          </table:table-cell>
          <table:table-cell table:formula="of:=INDIRECT(CONCATENATE(&quot;E&quot;; TEXT([.$Q548] + 28;&quot;#&quot;)))" office:value-type="float" office:value="0.03125" calcext:value-type="float">
            <text:p>0.03125</text:p>
          </table:table-cell>
          <table:table-cell table:formula="of:=INDIRECT(CONCATENATE(&quot;F&quot;; TEXT([.$Q548] + 28;&quot;#&quot;)))" office:value-type="float" office:value="0.125" calcext:value-type="float">
            <text:p>0.125</text:p>
          </table:table-cell>
          <table:table-cell table:formula="of:=INDIRECT(CONCATENATE(&quot;G&quot;; TEXT([.$Q548] + 28;&quot;#&quot;)))" office:value-type="float" office:value="9" calcext:value-type="float">
            <text:p>9</text:p>
          </table:table-cell>
          <table:table-cell table:style-name="ce3" table:formula="of:=INDIRECT(CONCATENATE(&quot;H&quot;; TEXT([.$Q548] + 28;&quot;#&quot;)))" office:value-type="float" office:value="22.23" calcext:value-type="float">
            <text:p>22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7.038" calcext:value-type="float">
            <text:p>7.038</text:p>
          </table:table-cell>
          <table:table-cell table:number-columns-repeated="9"/>
          <table:table-cell table:formula="of:=INDIRECT(CONCATENATE(&quot;D&quot;; TEXT([.$Q548] + 35;&quot;#&quot;)))" office:value-type="float" office:value="64" calcext:value-type="float">
            <text:p>64</text:p>
          </table:table-cell>
          <table:table-cell table:formula="of:=INDIRECT(CONCATENATE(&quot;E&quot;; TEXT([.$Q548] + 35;&quot;#&quot;)))" office:value-type="float" office:value="0.015625" calcext:value-type="float">
            <text:p>0.015625</text:p>
          </table:table-cell>
          <table:table-cell table:formula="of:=INDIRECT(CONCATENATE(&quot;F&quot;; TEXT([.$Q548] + 35;&quot;#&quot;)))" office:value-type="float" office:value="0.125" calcext:value-type="float">
            <text:p>0.125</text:p>
          </table:table-cell>
          <table:table-cell table:formula="of:=INDIRECT(CONCATENATE(&quot;G&quot;; TEXT([.$Q548] + 35;&quot;#&quot;)))" office:value-type="float" office:value="13" calcext:value-type="float">
            <text:p>13</text:p>
          </table:table-cell>
          <table:table-cell table:formula="of:=INDIRECT(CONCATENATE(&quot;H&quot;; TEXT([.$Q548] + 35;&quot;#&quot;)))" office:value-type="float" office:value="7.025" calcext:value-type="float">
            <text:p>7.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6.942" calcext:value-type="float">
            <text:p>6.942</text:p>
          </table:table-cell>
          <table:table-cell table:number-columns-repeated="9"/>
          <table:table-cell table:formula="of:=INDIRECT(CONCATENATE(&quot;D&quot;; TEXT([.$Q548] + 42;&quot;#&quot;)))" office:value-type="float" office:value="64" calcext:value-type="float">
            <text:p>64</text:p>
          </table:table-cell>
          <table:table-cell table:formula="of:=INDIRECT(CONCATENATE(&quot;E&quot;; TEXT([.$Q548] + 42;&quot;#&quot;)))" office:value-type="float" office:value="0.0078125" calcext:value-type="float">
            <text:p>0.0078125</text:p>
          </table:table-cell>
          <table:table-cell table:formula="of:=INDIRECT(CONCATENATE(&quot;F&quot;; TEXT([.$Q548] + 42;&quot;#&quot;)))" office:value-type="float" office:value="0.125" calcext:value-type="float">
            <text:p>0.125</text:p>
          </table:table-cell>
          <table:table-cell table:formula="of:=INDIRECT(CONCATENATE(&quot;G&quot;; TEXT([.$Q548] + 42;&quot;#&quot;)))" office:value-type="float" office:value="9" calcext:value-type="float">
            <text:p>9</text:p>
          </table:table-cell>
          <table:table-cell table:formula="of:=INDIRECT(CONCATENATE(&quot;H&quot;; TEXT([.$Q548] + 42;&quot;#&quot;)))" office:value-type="float" office:value="6.17" calcext:value-type="float">
            <text:p>6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204" calcext:value-type="float">
            <text:p>204</text:p>
          </table:table-cell>
          <table:table-cell office:value-type="float" office:value="44.296" calcext:value-type="float">
            <text:p>44.296</text:p>
          </table:table-cell>
          <table:table-cell table:number-columns-repeated="8"/>
          <table:table-cell table:formula="of:=[.Q534]+3" office:value-type="float" office:value="537" calcext:value-type="float">
            <text:p>537</text:p>
          </table:table-cell>
          <table:table-cell table:formula="of:=INDIRECT(CONCATENATE(&quot;D&quot;; TEXT([.$Q555] + 0;&quot;#&quot;)))" office:value-type="float" office:value="64" calcext:value-type="float">
            <text:p>64</text:p>
          </table:table-cell>
          <table:table-cell table:formula="of:=INDIRECT(CONCATENATE(&quot;E&quot;; TEXT([.$Q555] + 0;&quot;#&quot;)))" office:value-type="float" office:value="0.5" calcext:value-type="float">
            <text:p>0.5</text:p>
          </table:table-cell>
          <table:table-cell table:formula="of:=INDIRECT(CONCATENATE(&quot;F&quot;; TEXT([.$Q555] + 0;&quot;#&quot;)))" office:value-type="float" office:value="0.0625" calcext:value-type="float">
            <text:p>0.0625</text:p>
          </table:table-cell>
          <table:table-cell table:formula="of:=INDIRECT(CONCATENATE(&quot;G&quot;; TEXT([.$Q555] + 0;&quot;#&quot;)))" office:value-type="float" office:value="2" calcext:value-type="float">
            <text:p>2</text:p>
          </table:table-cell>
          <table:table-cell table:formula="of:=INDIRECT(CONCATENATE(&quot;H&quot;; TEXT([.$Q555] + 0;&quot;#&quot;)))" office:value-type="float" office:value="32.566" calcext:value-type="float">
            <text:p>32.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51" calcext:value-type="float">
            <text:p>51</text:p>
          </table:table-cell>
          <table:table-cell office:value-type="float" office:value="18.803" calcext:value-type="float">
            <text:p>18.803</text:p>
          </table:table-cell>
          <table:table-cell table:number-columns-repeated="9"/>
          <table:table-cell table:formula="of:=INDIRECT(CONCATENATE(&quot;D&quot;; TEXT([.$Q555] + 7;&quot;#&quot;)))" office:value-type="float" office:value="64" calcext:value-type="float">
            <text:p>64</text:p>
          </table:table-cell>
          <table:table-cell table:formula="of:=INDIRECT(CONCATENATE(&quot;E&quot;; TEXT([.$Q555] + 7;&quot;#&quot;)))" office:value-type="float" office:value="0.25" calcext:value-type="float">
            <text:p>0.25</text:p>
          </table:table-cell>
          <table:table-cell table:formula="of:=INDIRECT(CONCATENATE(&quot;F&quot;; TEXT([.$Q555] + 7;&quot;#&quot;)))" office:value-type="float" office:value="0.0625" calcext:value-type="float">
            <text:p>0.0625</text:p>
          </table:table-cell>
          <table:table-cell table:formula="of:=INDIRECT(CONCATENATE(&quot;G&quot;; TEXT([.$Q555] + 7;&quot;#&quot;)))" office:value-type="float" office:value="3" calcext:value-type="float">
            <text:p>3</text:p>
          </table:table-cell>
          <table:table-cell table:formula="of:=INDIRECT(CONCATENATE(&quot;H&quot;; TEXT([.$Q555] + 7;&quot;#&quot;)))" office:value-type="float" office:value="13.385" calcext:value-type="float">
            <text:p>13.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8.484" calcext:value-type="float">
            <text:p>8.484</text:p>
          </table:table-cell>
          <table:table-cell table:number-columns-repeated="9"/>
          <table:table-cell table:formula="of:=INDIRECT(CONCATENATE(&quot;D&quot;; TEXT([.$Q555] + 14;&quot;#&quot;)))" office:value-type="float" office:value="64" calcext:value-type="float">
            <text:p>64</text:p>
          </table:table-cell>
          <table:table-cell table:formula="of:=INDIRECT(CONCATENATE(&quot;E&quot;; TEXT([.$Q555] + 14;&quot;#&quot;)))" office:value-type="float" office:value="0.125" calcext:value-type="float">
            <text:p>0.125</text:p>
          </table:table-cell>
          <table:table-cell table:formula="of:=INDIRECT(CONCATENATE(&quot;F&quot;; TEXT([.$Q555] + 14;&quot;#&quot;)))" office:value-type="float" office:value="0.0625" calcext:value-type="float">
            <text:p>0.0625</text:p>
          </table:table-cell>
          <table:table-cell table:formula="of:=INDIRECT(CONCATENATE(&quot;G&quot;; TEXT([.$Q555] + 14;&quot;#&quot;)))" office:value-type="float" office:value="2" calcext:value-type="float">
            <text:p>2</text:p>
          </table:table-cell>
          <table:table-cell table:formula="of:=INDIRECT(CONCATENATE(&quot;H&quot;; TEXT([.$Q555] + 14;&quot;#&quot;)))" office:value-type="float" office:value="6.376" calcext:value-type="float">
            <text:p>6.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4.582" calcext:value-type="float">
            <text:p>4.582</text:p>
          </table:table-cell>
          <table:table-cell table:number-columns-repeated="9"/>
          <table:table-cell table:formula="of:=INDIRECT(CONCATENATE(&quot;D&quot;; TEXT([.$Q555] + 21;&quot;#&quot;)))" office:value-type="float" office:value="64" calcext:value-type="float">
            <text:p>64</text:p>
          </table:table-cell>
          <table:table-cell table:formula="of:=INDIRECT(CONCATENATE(&quot;E&quot;; TEXT([.$Q555] + 21;&quot;#&quot;)))" office:value-type="float" office:value="0.0625" calcext:value-type="float">
            <text:p>0.0625</text:p>
          </table:table-cell>
          <table:table-cell table:formula="of:=INDIRECT(CONCATENATE(&quot;F&quot;; TEXT([.$Q555] + 21;&quot;#&quot;)))" office:value-type="float" office:value="0.0625" calcext:value-type="float">
            <text:p>0.0625</text:p>
          </table:table-cell>
          <table:table-cell table:formula="of:=INDIRECT(CONCATENATE(&quot;G&quot;; TEXT([.$Q555] + 21;&quot;#&quot;)))" office:value-type="float" office:value="3" calcext:value-type="float">
            <text:p>3</text:p>
          </table:table-cell>
          <table:table-cell table:formula="of:=INDIRECT(CONCATENATE(&quot;H&quot;; TEXT([.$Q555] + 21;&quot;#&quot;)))" office:value-type="float" office:value="4.582" calcext:value-type="float">
            <text:p>4.5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3.184" calcext:value-type="float">
            <text:p>3.184</text:p>
          </table:table-cell>
          <table:table-cell table:number-columns-repeated="9"/>
          <table:table-cell table:formula="of:=INDIRECT(CONCATENATE(&quot;D&quot;; TEXT([.$Q555] + 28;&quot;#&quot;)))" office:value-type="float" office:value="64" calcext:value-type="float">
            <text:p>64</text:p>
          </table:table-cell>
          <table:table-cell table:formula="of:=INDIRECT(CONCATENATE(&quot;E&quot;; TEXT([.$Q555] + 28;&quot;#&quot;)))" office:value-type="float" office:value="0.03125" calcext:value-type="float">
            <text:p>0.03125</text:p>
          </table:table-cell>
          <table:table-cell table:formula="of:=INDIRECT(CONCATENATE(&quot;F&quot;; TEXT([.$Q555] + 28;&quot;#&quot;)))" office:value-type="float" office:value="0.0625" calcext:value-type="float">
            <text:p>0.0625</text:p>
          </table:table-cell>
          <table:table-cell table:formula="of:=INDIRECT(CONCATENATE(&quot;G&quot;; TEXT([.$Q555] + 28;&quot;#&quot;)))" office:value-type="float" office:value="2" calcext:value-type="float">
            <text:p>2</text:p>
          </table:table-cell>
          <table:table-cell table:formula="of:=INDIRECT(CONCATENATE(&quot;H&quot;; TEXT([.$Q555] + 28;&quot;#&quot;)))" office:value-type="float" office:value="3.869" calcext:value-type="float">
            <text:p>3.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.421" calcext:value-type="float">
            <text:p>3.421</text:p>
          </table:table-cell>
          <table:table-cell table:number-columns-repeated="9"/>
          <table:table-cell table:formula="of:=INDIRECT(CONCATENATE(&quot;D&quot;; TEXT([.$Q555] + 35;&quot;#&quot;)))" office:value-type="float" office:value="64" calcext:value-type="float">
            <text:p>64</text:p>
          </table:table-cell>
          <table:table-cell table:formula="of:=INDIRECT(CONCATENATE(&quot;E&quot;; TEXT([.$Q555] + 35;&quot;#&quot;)))" office:value-type="float" office:value="0.015625" calcext:value-type="float">
            <text:p>0.015625</text:p>
          </table:table-cell>
          <table:table-cell table:formula="of:=INDIRECT(CONCATENATE(&quot;F&quot;; TEXT([.$Q555] + 35;&quot;#&quot;)))" office:value-type="float" office:value="0.0625" calcext:value-type="float">
            <text:p>0.0625</text:p>
          </table:table-cell>
          <table:table-cell table:formula="of:=INDIRECT(CONCATENATE(&quot;G&quot;; TEXT([.$Q555] + 35;&quot;#&quot;)))" office:value-type="float" office:value="4" calcext:value-type="float">
            <text:p>4</text:p>
          </table:table-cell>
          <table:table-cell table:formula="of:=INDIRECT(CONCATENATE(&quot;H&quot;; TEXT([.$Q555] + 35;&quot;#&quot;)))" office:value-type="float" office:value="3.962" calcext:value-type="float">
            <text:p>3.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.293" calcext:value-type="float">
            <text:p>3.293</text:p>
          </table:table-cell>
          <table:table-cell table:number-columns-repeated="9"/>
          <table:table-cell table:formula="of:=INDIRECT(CONCATENATE(&quot;D&quot;; TEXT([.$Q555] + 42;&quot;#&quot;)))" office:value-type="float" office:value="64" calcext:value-type="float">
            <text:p>64</text:p>
          </table:table-cell>
          <table:table-cell table:formula="of:=INDIRECT(CONCATENATE(&quot;E&quot;; TEXT([.$Q555] + 42;&quot;#&quot;)))" office:value-type="float" office:value="0.0078125" calcext:value-type="float">
            <text:p>0.0078125</text:p>
          </table:table-cell>
          <table:table-cell table:formula="of:=INDIRECT(CONCATENATE(&quot;F&quot;; TEXT([.$Q555] + 42;&quot;#&quot;)))" office:value-type="float" office:value="0.0625" calcext:value-type="float">
            <text:p>0.0625</text:p>
          </table:table-cell>
          <table:table-cell table:formula="of:=INDIRECT(CONCATENATE(&quot;G&quot;; TEXT([.$Q555] + 42;&quot;#&quot;)))" office:value-type="float" office:value="2" calcext:value-type="float">
            <text:p>2</text:p>
          </table:table-cell>
          <table:table-cell table:formula="of:=INDIRECT(CONCATENATE(&quot;H&quot;; TEXT([.$Q555] + 42;&quot;#&quot;)))"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202" calcext:value-type="float">
            <text:p>202</text:p>
          </table:table-cell>
          <table:table-cell office:value-type="float" office:value="39.642" calcext:value-type="float">
            <text:p>39.642</text:p>
          </table:table-cell>
          <table:table-cell table:number-columns-repeated="8"/>
          <table:table-cell table:formula="of:=[.Q534]+4" office:value-type="float" office:value="538" calcext:value-type="float">
            <text:p>538</text:p>
          </table:table-cell>
          <table:table-cell table:formula="of:=INDIRECT(CONCATENATE(&quot;D&quot;; TEXT([.$Q562] + 0;&quot;#&quot;)))" office:value-type="float" office:value="64" calcext:value-type="float">
            <text:p>64</text:p>
          </table:table-cell>
          <table:table-cell table:formula="of:=INDIRECT(CONCATENATE(&quot;E&quot;; TEXT([.$Q562] + 0;&quot;#&quot;)))" office:value-type="float" office:value="0.5" calcext:value-type="float">
            <text:p>0.5</text:p>
          </table:table-cell>
          <table:table-cell table:formula="of:=INDIRECT(CONCATENATE(&quot;F&quot;; TEXT([.$Q562] + 0;&quot;#&quot;)))" office:value-type="float" office:value="0.03125" calcext:value-type="float">
            <text:p>0.03125</text:p>
          </table:table-cell>
          <table:table-cell table:formula="of:=INDIRECT(CONCATENATE(&quot;G&quot;; TEXT([.$Q562] + 0;&quot;#&quot;)))" office:value-type="float" office:value="1" calcext:value-type="float">
            <text:p>1</text:p>
          </table:table-cell>
          <table:table-cell table:formula="of:=INDIRECT(CONCATENATE(&quot;H&quot;; TEXT([.$Q562] + 0;&quot;#&quot;)))" office:value-type="float" office:value="33.935" calcext:value-type="float">
            <text:p>33.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16.12" calcext:value-type="float">
            <text:p>16.12</text:p>
          </table:table-cell>
          <table:table-cell table:number-columns-repeated="9"/>
          <table:table-cell table:formula="of:=INDIRECT(CONCATENATE(&quot;D&quot;; TEXT([.$Q562] + 7;&quot;#&quot;)))" office:value-type="float" office:value="64" calcext:value-type="float">
            <text:p>64</text:p>
          </table:table-cell>
          <table:table-cell table:formula="of:=INDIRECT(CONCATENATE(&quot;E&quot;; TEXT([.$Q562] + 7;&quot;#&quot;)))" office:value-type="float" office:value="0.25" calcext:value-type="float">
            <text:p>0.25</text:p>
          </table:table-cell>
          <table:table-cell table:formula="of:=INDIRECT(CONCATENATE(&quot;F&quot;; TEXT([.$Q562] + 7;&quot;#&quot;)))" office:value-type="float" office:value="0.03125" calcext:value-type="float">
            <text:p>0.03125</text:p>
          </table:table-cell>
          <table:table-cell table:formula="of:=INDIRECT(CONCATENATE(&quot;G&quot;; TEXT([.$Q562] + 7;&quot;#&quot;)))" office:value-type="float" office:value="1" calcext:value-type="float">
            <text:p>1</text:p>
          </table:table-cell>
          <table:table-cell table:formula="of:=INDIRECT(CONCATENATE(&quot;H&quot;; TEXT([.$Q562] + 7;&quot;#&quot;)))" office:value-type="float" office:value="12.802" calcext:value-type="float">
            <text:p>12.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table:style-name="ce3" table:formula="of:=IF([.$I564]&lt;&gt;&quot;X&quot;;22.23;&quot;&quot;)" office:value-type="float" office:value="22.23" calcext:value-type="float">
            <text:p>22.23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formula="of:=INDIRECT(CONCATENATE(&quot;D&quot;; TEXT([.$Q562] + 14;&quot;#&quot;)))" office:value-type="float" office:value="64" calcext:value-type="float">
            <text:p>64</text:p>
          </table:table-cell>
          <table:table-cell table:formula="of:=INDIRECT(CONCATENATE(&quot;E&quot;; TEXT([.$Q562] + 14;&quot;#&quot;)))" office:value-type="float" office:value="0.125" calcext:value-type="float">
            <text:p>0.125</text:p>
          </table:table-cell>
          <table:table-cell table:formula="of:=INDIRECT(CONCATENATE(&quot;F&quot;; TEXT([.$Q562] + 14;&quot;#&quot;)))" office:value-type="float" office:value="0.03125" calcext:value-type="float">
            <text:p>0.03125</text:p>
          </table:table-cell>
          <table:table-cell table:formula="of:=INDIRECT(CONCATENATE(&quot;G&quot;; TEXT([.$Q562] + 14;&quot;#&quot;)))" office:value-type="float" office:value="1" calcext:value-type="float">
            <text:p>1</text:p>
          </table:table-cell>
          <table:table-cell table:formula="of:=INDIRECT(CONCATENATE(&quot;H&quot;; TEXT([.$Q562] + 14;&quot;#&quot;)))" office:value-type="float" office:value="6.694" calcext:value-type="float">
            <text:p>6.6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3.869" calcext:value-type="float">
            <text:p>3.869</text:p>
          </table:table-cell>
          <table:table-cell table:number-columns-repeated="9"/>
          <table:table-cell table:formula="of:=INDIRECT(CONCATENATE(&quot;D&quot;; TEXT([.$Q562] + 21;&quot;#&quot;)))" office:value-type="float" office:value="64" calcext:value-type="float">
            <text:p>64</text:p>
          </table:table-cell>
          <table:table-cell table:formula="of:=INDIRECT(CONCATENATE(&quot;E&quot;; TEXT([.$Q562] + 21;&quot;#&quot;)))" office:value-type="float" office:value="0.0625" calcext:value-type="float">
            <text:p>0.0625</text:p>
          </table:table-cell>
          <table:table-cell table:formula="of:=INDIRECT(CONCATENATE(&quot;F&quot;; TEXT([.$Q562] + 21;&quot;#&quot;)))" office:value-type="float" office:value="0.03125" calcext:value-type="float">
            <text:p>0.03125</text:p>
          </table:table-cell>
          <table:table-cell table:formula="of:=INDIRECT(CONCATENATE(&quot;G&quot;; TEXT([.$Q562] + 21;&quot;#&quot;)))" office:value-type="float" office:value="1" calcext:value-type="float">
            <text:p>1</text:p>
          </table:table-cell>
          <table:table-cell table:formula="of:=INDIRECT(CONCATENATE(&quot;H&quot;; TEXT([.$Q562] + 21;&quot;#&quot;)))" office:value-type="float" office:value="3.184" calcext:value-type="float">
            <text:p>3.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2.242" calcext:value-type="float">
            <text:p>2.242</text:p>
          </table:table-cell>
          <table:table-cell table:number-columns-repeated="9"/>
          <table:table-cell table:formula="of:=INDIRECT(CONCATENATE(&quot;D&quot;; TEXT([.$Q562] + 28;&quot;#&quot;)))" office:value-type="float" office:value="64" calcext:value-type="float">
            <text:p>64</text:p>
          </table:table-cell>
          <table:table-cell table:formula="of:=INDIRECT(CONCATENATE(&quot;E&quot;; TEXT([.$Q562] + 28;&quot;#&quot;)))" office:value-type="float" office:value="0.03125" calcext:value-type="float">
            <text:p>0.03125</text:p>
          </table:table-cell>
          <table:table-cell table:formula="of:=INDIRECT(CONCATENATE(&quot;F&quot;; TEXT([.$Q562] + 28;&quot;#&quot;)))" office:value-type="float" office:value="0.03125" calcext:value-type="float">
            <text:p>0.03125</text:p>
          </table:table-cell>
          <table:table-cell table:formula="of:=INDIRECT(CONCATENATE(&quot;G&quot;; TEXT([.$Q562] + 28;&quot;#&quot;)))" office:value-type="float" office:value="1" calcext:value-type="float">
            <text:p>1</text:p>
          </table:table-cell>
          <table:table-cell table:formula="of:=INDIRECT(CONCATENATE(&quot;H&quot;; TEXT([.$Q562] + 28;&quot;#&quot;)))" office:value-type="float" office:value="2.242" calcext:value-type="float">
            <text:p>2.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427" calcext:value-type="float">
            <text:p>1.427</text:p>
          </table:table-cell>
          <table:table-cell table:number-columns-repeated="9"/>
          <table:table-cell table:formula="of:=INDIRECT(CONCATENATE(&quot;D&quot;; TEXT([.$Q562] + 35;&quot;#&quot;)))" office:value-type="float" office:value="64" calcext:value-type="float">
            <text:p>64</text:p>
          </table:table-cell>
          <table:table-cell table:formula="of:=INDIRECT(CONCATENATE(&quot;E&quot;; TEXT([.$Q562] + 35;&quot;#&quot;)))" office:value-type="float" office:value="0.015625" calcext:value-type="float">
            <text:p>0.015625</text:p>
          </table:table-cell>
          <table:table-cell table:formula="of:=INDIRECT(CONCATENATE(&quot;F&quot;; TEXT([.$Q562] + 35;&quot;#&quot;)))" office:value-type="float" office:value="0.03125" calcext:value-type="float">
            <text:p>0.03125</text:p>
          </table:table-cell>
          <table:table-cell table:formula="of:=INDIRECT(CONCATENATE(&quot;G&quot;; TEXT([.$Q562] + 35;&quot;#&quot;)))" office:value-type="float" office:value="1" calcext:value-type="float">
            <text:p>1</text:p>
          </table:table-cell>
          <table:table-cell table:formula="of:=INDIRECT(CONCATENATE(&quot;H&quot;; TEXT([.$Q562] + 35;&quot;#&quot;)))" office:value-type="float" office:value="1.51" calcext:value-type="float">
            <text:p>1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561" calcext:value-type="float">
            <text:p>1.561</text:p>
          </table:table-cell>
          <table:table-cell table:number-columns-repeated="9"/>
          <table:table-cell table:formula="of:=INDIRECT(CONCATENATE(&quot;D&quot;; TEXT([.$Q562] + 42;&quot;#&quot;)))" office:value-type="float" office:value="64" calcext:value-type="float">
            <text:p>64</text:p>
          </table:table-cell>
          <table:table-cell table:formula="of:=INDIRECT(CONCATENATE(&quot;E&quot;; TEXT([.$Q562] + 42;&quot;#&quot;)))" office:value-type="float" office:value="0.0078125" calcext:value-type="float">
            <text:p>0.0078125</text:p>
          </table:table-cell>
          <table:table-cell table:formula="of:=INDIRECT(CONCATENATE(&quot;F&quot;; TEXT([.$Q562] + 42;&quot;#&quot;)))" office:value-type="float" office:value="0.03125" calcext:value-type="float">
            <text:p>0.03125</text:p>
          </table:table-cell>
          <table:table-cell table:formula="of:=INDIRECT(CONCATENATE(&quot;G&quot;; TEXT([.$Q562] + 42;&quot;#&quot;)))" office:value-type="float" office:value="1" calcext:value-type="float">
            <text:p>1</text:p>
          </table:table-cell>
          <table:table-cell table:formula="of:=INDIRECT(CONCATENATE(&quot;H&quot;; TEXT([.$Q562] + 42;&quot;#&quot;)))" office:value-type="float" office:value="1.206" calcext:value-type="float">
            <text:p>1.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float" office:value="42.203" calcext:value-type="float">
            <text:p>42.203</text:p>
          </table:table-cell>
          <table:table-cell table:number-columns-repeated="8"/>
          <table:table-cell table:formula="of:=[.Q534]+5" office:value-type="float" office:value="539" calcext:value-type="float">
            <text:p>539</text:p>
          </table:table-cell>
          <table:table-cell table:formula="of:=INDIRECT(CONCATENATE(&quot;D&quot;; TEXT([.$Q569] + 0;&quot;#&quot;)))" office:value-type="float" office:value="64" calcext:value-type="float">
            <text:p>64</text:p>
          </table:table-cell>
          <table:table-cell table:formula="of:=INDIRECT(CONCATENATE(&quot;E&quot;; TEXT([.$Q569] + 0;&quot;#&quot;)))" office:value-type="float" office:value="0.5" calcext:value-type="float">
            <text:p>0.5</text:p>
          </table:table-cell>
          <table:table-cell table:formula="of:=INDIRECT(CONCATENATE(&quot;F&quot;; TEXT([.$Q569] + 0;&quot;#&quot;)))" office:value-type="float" office:value="0.015625" calcext:value-type="float">
            <text:p>0.015625</text:p>
          </table:table-cell>
          <table:table-cell table:formula="of:=INDIRECT(CONCATENATE(&quot;G&quot;; TEXT([.$Q569] + 0;&quot;#&quot;)))" office:value-type="float" office:value="1" calcext:value-type="float">
            <text:p>1</text:p>
          </table:table-cell>
          <table:table-cell table:formula="of:=INDIRECT(CONCATENATE(&quot;H&quot;; TEXT([.$Q569] + 0;&quot;#&quot;)))" office:value-type="float" office:value="33.999" calcext:value-type="float">
            <text:p>33.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49" calcext:value-type="float">
            <text:p>49</text:p>
          </table:table-cell>
          <table:table-cell office:value-type="float" office:value="15.965" calcext:value-type="float">
            <text:p>15.965</text:p>
          </table:table-cell>
          <table:table-cell table:number-columns-repeated="9"/>
          <table:table-cell table:formula="of:=INDIRECT(CONCATENATE(&quot;D&quot;; TEXT([.$Q569] + 7;&quot;#&quot;)))" office:value-type="float" office:value="64" calcext:value-type="float">
            <text:p>64</text:p>
          </table:table-cell>
          <table:table-cell table:formula="of:=INDIRECT(CONCATENATE(&quot;E&quot;; TEXT([.$Q569] + 7;&quot;#&quot;)))" office:value-type="float" office:value="0.25" calcext:value-type="float">
            <text:p>0.25</text:p>
          </table:table-cell>
          <table:table-cell table:formula="of:=INDIRECT(CONCATENATE(&quot;F&quot;; TEXT([.$Q569] + 7;&quot;#&quot;)))" office:value-type="float" office:value="0.015625" calcext:value-type="float">
            <text:p>0.015625</text:p>
          </table:table-cell>
          <table:table-cell table:formula="of:=INDIRECT(CONCATENATE(&quot;G&quot;; TEXT([.$Q569] + 7;&quot;#&quot;)))" office:value-type="float" office:value="1" calcext:value-type="float">
            <text:p>1</text:p>
          </table:table-cell>
          <table:table-cell table:formula="of:=INDIRECT(CONCATENATE(&quot;H&quot;; TEXT([.$Q569] + 7;&quot;#&quot;)))" office:value-type="float" office:value="14.101" calcext:value-type="float">
            <text:p>14.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3" calcext:value-type="float">
            <text:p>13</text:p>
          </table:table-cell>
          <table:table-cell office:value-type="float" office:value="7.025" calcext:value-type="float">
            <text:p>7.025</text:p>
          </table:table-cell>
          <table:table-cell table:number-columns-repeated="9"/>
          <table:table-cell table:formula="of:=INDIRECT(CONCATENATE(&quot;D&quot;; TEXT([.$Q569] + 14;&quot;#&quot;)))" office:value-type="float" office:value="64" calcext:value-type="float">
            <text:p>64</text:p>
          </table:table-cell>
          <table:table-cell table:formula="of:=INDIRECT(CONCATENATE(&quot;E&quot;; TEXT([.$Q569] + 14;&quot;#&quot;)))" office:value-type="float" office:value="0.125" calcext:value-type="float">
            <text:p>0.125</text:p>
          </table:table-cell>
          <table:table-cell table:formula="of:=INDIRECT(CONCATENATE(&quot;F&quot;; TEXT([.$Q569] + 14;&quot;#&quot;)))" office:value-type="float" office:value="0.015625" calcext:value-type="float">
            <text:p>0.015625</text:p>
          </table:table-cell>
          <table:table-cell table:formula="of:=INDIRECT(CONCATENATE(&quot;G&quot;; TEXT([.$Q569] + 14;&quot;#&quot;)))" office:value-type="float" office:value="1" calcext:value-type="float">
            <text:p>1</text:p>
          </table:table-cell>
          <table:table-cell table:formula="of:=INDIRECT(CONCATENATE(&quot;H&quot;; TEXT([.$Q569] + 14;&quot;#&quot;)))" office:value-type="float" office:value="7.038" calcext:value-type="float">
            <text:p>7.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3.962" calcext:value-type="float">
            <text:p>3.962</text:p>
          </table:table-cell>
          <table:table-cell table:number-columns-repeated="9"/>
          <table:table-cell table:formula="of:=INDIRECT(CONCATENATE(&quot;D&quot;; TEXT([.$Q569] + 21;&quot;#&quot;)))" office:value-type="float" office:value="64" calcext:value-type="float">
            <text:p>64</text:p>
          </table:table-cell>
          <table:table-cell table:formula="of:=INDIRECT(CONCATENATE(&quot;E&quot;; TEXT([.$Q569] + 21;&quot;#&quot;)))" office:value-type="float" office:value="0.0625" calcext:value-type="float">
            <text:p>0.0625</text:p>
          </table:table-cell>
          <table:table-cell table:formula="of:=INDIRECT(CONCATENATE(&quot;F&quot;; TEXT([.$Q569] + 21;&quot;#&quot;)))" office:value-type="float" office:value="0.015625" calcext:value-type="float">
            <text:p>0.015625</text:p>
          </table:table-cell>
          <table:table-cell table:formula="of:=INDIRECT(CONCATENATE(&quot;G&quot;; TEXT([.$Q569] + 21;&quot;#&quot;)))" office:value-type="float" office:value="1" calcext:value-type="float">
            <text:p>1</text:p>
          </table:table-cell>
          <table:table-cell table:formula="of:=INDIRECT(CONCATENATE(&quot;H&quot;; TEXT([.$Q569] + 21;&quot;#&quot;)))" office:value-type="float" office:value="3.421" calcext:value-type="float">
            <text:p>3.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table:number-columns-repeated="9"/>
          <table:table-cell table:formula="of:=INDIRECT(CONCATENATE(&quot;D&quot;; TEXT([.$Q569] + 28;&quot;#&quot;)))" office:value-type="float" office:value="64" calcext:value-type="float">
            <text:p>64</text:p>
          </table:table-cell>
          <table:table-cell table:formula="of:=INDIRECT(CONCATENATE(&quot;E&quot;; TEXT([.$Q569] + 28;&quot;#&quot;)))" office:value-type="float" office:value="0.03125" calcext:value-type="float">
            <text:p>0.03125</text:p>
          </table:table-cell>
          <table:table-cell table:formula="of:=INDIRECT(CONCATENATE(&quot;F&quot;; TEXT([.$Q569] + 28;&quot;#&quot;)))" office:value-type="float" office:value="0.015625" calcext:value-type="float">
            <text:p>0.015625</text:p>
          </table:table-cell>
          <table:table-cell table:formula="of:=INDIRECT(CONCATENATE(&quot;G&quot;; TEXT([.$Q569] + 28;&quot;#&quot;)))" office:value-type="float" office:value="1" calcext:value-type="float">
            <text:p>1</text:p>
          </table:table-cell>
          <table:table-cell table:formula="of:=INDIRECT(CONCATENATE(&quot;H&quot;; TEXT([.$Q569] + 28;&quot;#&quot;)))" office:value-type="float" office:value="1.427" calcext:value-type="float">
            <text:p>1.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315" calcext:value-type="float">
            <text:p>1.315</text:p>
          </table:table-cell>
          <table:table-cell table:number-columns-repeated="9"/>
          <table:table-cell table:formula="of:=INDIRECT(CONCATENATE(&quot;D&quot;; TEXT([.$Q569] + 35;&quot;#&quot;)))" office:value-type="float" office:value="64" calcext:value-type="float">
            <text:p>64</text:p>
          </table:table-cell>
          <table:table-cell table:formula="of:=INDIRECT(CONCATENATE(&quot;E&quot;; TEXT([.$Q569] + 35;&quot;#&quot;)))" office:value-type="float" office:value="0.015625" calcext:value-type="float">
            <text:p>0.015625</text:p>
          </table:table-cell>
          <table:table-cell table:formula="of:=INDIRECT(CONCATENATE(&quot;F&quot;; TEXT([.$Q569] + 35;&quot;#&quot;)))" office:value-type="float" office:value="0.015625" calcext:value-type="float">
            <text:p>0.015625</text:p>
          </table:table-cell>
          <table:table-cell table:formula="of:=INDIRECT(CONCATENATE(&quot;G&quot;; TEXT([.$Q569] + 35;&quot;#&quot;)))" office:value-type="float" office:value="1" calcext:value-type="float">
            <text:p>1</text:p>
          </table:table-cell>
          <table:table-cell table:formula="of:=INDIRECT(CONCATENATE(&quot;H&quot;; TEXT([.$Q569] + 35;&quot;#&quot;)))" office:value-type="float" office:value="1.315" calcext:value-type="float">
            <text:p>1.3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146" calcext:value-type="float">
            <text:p>1.146</text:p>
          </table:table-cell>
          <table:table-cell table:number-columns-repeated="9"/>
          <table:table-cell table:formula="of:=INDIRECT(CONCATENATE(&quot;D&quot;; TEXT([.$Q569] + 42;&quot;#&quot;)))" office:value-type="float" office:value="64" calcext:value-type="float">
            <text:p>64</text:p>
          </table:table-cell>
          <table:table-cell table:formula="of:=INDIRECT(CONCATENATE(&quot;E&quot;; TEXT([.$Q569] + 42;&quot;#&quot;)))" office:value-type="float" office:value="0.0078125" calcext:value-type="float">
            <text:p>0.0078125</text:p>
          </table:table-cell>
          <table:table-cell table:formula="of:=INDIRECT(CONCATENATE(&quot;F&quot;; TEXT([.$Q569] + 42;&quot;#&quot;)))" office:value-type="float" office:value="0.015625" calcext:value-type="float">
            <text:p>0.015625</text:p>
          </table:table-cell>
          <table:table-cell table:formula="of:=INDIRECT(CONCATENATE(&quot;G&quot;; TEXT([.$Q569] + 42;&quot;#&quot;)))" office:value-type="float" office:value="1" calcext:value-type="float">
            <text:p>1</text:p>
          </table:table-cell>
          <table:table-cell table:formula="of:=INDIRECT(CONCATENATE(&quot;H&quot;; TEXT([.$Q569] + 42;&quot;#&quot;)))" office:value-type="float" office:value="0.989" calcext:value-type="float">
            <text:p>0.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205" calcext:value-type="float">
            <text:p>205</text:p>
          </table:table-cell>
          <table:table-cell office:value-type="float" office:value="32.75" calcext:value-type="float">
            <text:p>32.75</text:p>
          </table:table-cell>
          <table:table-cell table:number-columns-repeated="8"/>
          <table:table-cell table:formula="of:=[.Q534]+6" office:value-type="float" office:value="540" calcext:value-type="float">
            <text:p>540</text:p>
          </table:table-cell>
          <table:table-cell table:formula="of:=INDIRECT(CONCATENATE(&quot;D&quot;; TEXT([.$Q576] + 0;&quot;#&quot;)))" office:value-type="float" office:value="64" calcext:value-type="float">
            <text:p>64</text:p>
          </table:table-cell>
          <table:table-cell table:formula="of:=INDIRECT(CONCATENATE(&quot;E&quot;; TEXT([.$Q576] + 0;&quot;#&quot;)))" office:value-type="float" office:value="0.5" calcext:value-type="float">
            <text:p>0.5</text:p>
          </table:table-cell>
          <table:table-cell table:formula="of:=INDIRECT(CONCATENATE(&quot;F&quot;; TEXT([.$Q576] + 0;&quot;#&quot;)))" office:value-type="float" office:value="0.0078125" calcext:value-type="float">
            <text:p>0.0078125</text:p>
          </table:table-cell>
          <table:table-cell table:formula="of:=INDIRECT(CONCATENATE(&quot;G&quot;; TEXT([.$Q576] + 0;&quot;#&quot;)))" office:value-type="float" office:value="1" calcext:value-type="float">
            <text:p>1</text:p>
          </table:table-cell>
          <table:table-cell table:formula="of:=INDIRECT(CONCATENATE(&quot;H&quot;; TEXT([.$Q576] + 0;&quot;#&quot;)))" office:value-type="float" office:value="34.28" calcext:value-type="float">
            <text:p>34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47" calcext:value-type="float">
            <text:p>47</text:p>
          </table:table-cell>
          <table:table-cell office:value-type="float" office:value="13.747" calcext:value-type="float">
            <text:p>13.747</text:p>
          </table:table-cell>
          <table:table-cell table:number-columns-repeated="9"/>
          <table:table-cell table:formula="of:=INDIRECT(CONCATENATE(&quot;D&quot;; TEXT([.$Q576] + 7;&quot;#&quot;)))" office:value-type="float" office:value="64" calcext:value-type="float">
            <text:p>64</text:p>
          </table:table-cell>
          <table:table-cell table:formula="of:=INDIRECT(CONCATENATE(&quot;E&quot;; TEXT([.$Q576] + 7;&quot;#&quot;)))" office:value-type="float" office:value="0.25" calcext:value-type="float">
            <text:p>0.25</text:p>
          </table:table-cell>
          <table:table-cell table:formula="of:=INDIRECT(CONCATENATE(&quot;F&quot;; TEXT([.$Q576] + 7;&quot;#&quot;)))" office:value-type="float" office:value="0.0078125" calcext:value-type="float">
            <text:p>0.0078125</text:p>
          </table:table-cell>
          <table:table-cell table:formula="of:=INDIRECT(CONCATENATE(&quot;G&quot;; TEXT([.$Q576] + 7;&quot;#&quot;)))" office:value-type="float" office:value="1" calcext:value-type="float">
            <text:p>1</text:p>
          </table:table-cell>
          <table:table-cell table:formula="of:=INDIRECT(CONCATENATE(&quot;H&quot;; TEXT([.$Q576] + 7;&quot;#&quot;)))" office:value-type="float" office:value="14.915" calcext:value-type="float">
            <text:p>14.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6.17" calcext:value-type="float">
            <text:p>6.17</text:p>
          </table:table-cell>
          <table:table-cell table:number-columns-repeated="9"/>
          <table:table-cell table:formula="of:=INDIRECT(CONCATENATE(&quot;D&quot;; TEXT([.$Q576] + 14;&quot;#&quot;)))" office:value-type="float" office:value="64" calcext:value-type="float">
            <text:p>64</text:p>
          </table:table-cell>
          <table:table-cell table:formula="of:=INDIRECT(CONCATENATE(&quot;E&quot;; TEXT([.$Q576] + 14;&quot;#&quot;)))" office:value-type="float" office:value="0.125" calcext:value-type="float">
            <text:p>0.125</text:p>
          </table:table-cell>
          <table:table-cell table:formula="of:=INDIRECT(CONCATENATE(&quot;F&quot;; TEXT([.$Q576] + 14;&quot;#&quot;)))" office:value-type="float" office:value="0.0078125" calcext:value-type="float">
            <text:p>0.0078125</text:p>
          </table:table-cell>
          <table:table-cell table:formula="of:=INDIRECT(CONCATENATE(&quot;G&quot;; TEXT([.$Q576] + 14;&quot;#&quot;)))" office:value-type="float" office:value="1" calcext:value-type="float">
            <text:p>1</text:p>
          </table:table-cell>
          <table:table-cell table:formula="of:=INDIRECT(CONCATENATE(&quot;H&quot;; TEXT([.$Q576] + 14;&quot;#&quot;)))" office:value-type="float" office:value="6.942" calcext:value-type="float">
            <text:p>6.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table:number-columns-repeated="9"/>
          <table:table-cell table:formula="of:=INDIRECT(CONCATENATE(&quot;D&quot;; TEXT([.$Q576] + 21;&quot;#&quot;)))" office:value-type="float" office:value="64" calcext:value-type="float">
            <text:p>64</text:p>
          </table:table-cell>
          <table:table-cell table:formula="of:=INDIRECT(CONCATENATE(&quot;E&quot;; TEXT([.$Q576] + 21;&quot;#&quot;)))" office:value-type="float" office:value="0.0625" calcext:value-type="float">
            <text:p>0.0625</text:p>
          </table:table-cell>
          <table:table-cell table:formula="of:=INDIRECT(CONCATENATE(&quot;F&quot;; TEXT([.$Q576] + 21;&quot;#&quot;)))" office:value-type="float" office:value="0.0078125" calcext:value-type="float">
            <text:p>0.0078125</text:p>
          </table:table-cell>
          <table:table-cell table:formula="of:=INDIRECT(CONCATENATE(&quot;G&quot;; TEXT([.$Q576] + 21;&quot;#&quot;)))" office:value-type="float" office:value="1" calcext:value-type="float">
            <text:p>1</text:p>
          </table:table-cell>
          <table:table-cell table:formula="of:=INDIRECT(CONCATENATE(&quot;H&quot;; TEXT([.$Q576] + 21;&quot;#&quot;)))" office:value-type="float" office:value="3.293" calcext:value-type="float">
            <text:p>3.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206" calcext:value-type="float">
            <text:p>1.206</text:p>
          </table:table-cell>
          <table:table-cell table:number-columns-repeated="9"/>
          <table:table-cell table:formula="of:=INDIRECT(CONCATENATE(&quot;D&quot;; TEXT([.$Q576] + 28;&quot;#&quot;)))" office:value-type="float" office:value="64" calcext:value-type="float">
            <text:p>64</text:p>
          </table:table-cell>
          <table:table-cell table:formula="of:=INDIRECT(CONCATENATE(&quot;E&quot;; TEXT([.$Q576] + 28;&quot;#&quot;)))" office:value-type="float" office:value="0.03125" calcext:value-type="float">
            <text:p>0.03125</text:p>
          </table:table-cell>
          <table:table-cell table:formula="of:=INDIRECT(CONCATENATE(&quot;F&quot;; TEXT([.$Q576] + 28;&quot;#&quot;)))" office:value-type="float" office:value="0.0078125" calcext:value-type="float">
            <text:p>0.0078125</text:p>
          </table:table-cell>
          <table:table-cell table:formula="of:=INDIRECT(CONCATENATE(&quot;G&quot;; TEXT([.$Q576] + 28;&quot;#&quot;)))" office:value-type="float" office:value="1" calcext:value-type="float">
            <text:p>1</text:p>
          </table:table-cell>
          <table:table-cell table:formula="of:=INDIRECT(CONCATENATE(&quot;H&quot;; TEXT([.$Q576] + 28;&quot;#&quot;)))" office:value-type="float" office:value="1.561" calcext:value-type="float">
            <text:p>1.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989" calcext:value-type="float">
            <text:p>0.989</text:p>
          </table:table-cell>
          <table:table-cell table:number-columns-repeated="9"/>
          <table:table-cell table:formula="of:=INDIRECT(CONCATENATE(&quot;D&quot;; TEXT([.$Q576] + 35;&quot;#&quot;)))" office:value-type="float" office:value="64" calcext:value-type="float">
            <text:p>64</text:p>
          </table:table-cell>
          <table:table-cell table:formula="of:=INDIRECT(CONCATENATE(&quot;E&quot;; TEXT([.$Q576] + 35;&quot;#&quot;)))" office:value-type="float" office:value="0.015625" calcext:value-type="float">
            <text:p>0.015625</text:p>
          </table:table-cell>
          <table:table-cell table:formula="of:=INDIRECT(CONCATENATE(&quot;F&quot;; TEXT([.$Q576] + 35;&quot;#&quot;)))" office:value-type="float" office:value="0.0078125" calcext:value-type="float">
            <text:p>0.0078125</text:p>
          </table:table-cell>
          <table:table-cell table:formula="of:=INDIRECT(CONCATENATE(&quot;G&quot;; TEXT([.$Q576] + 35;&quot;#&quot;)))" office:value-type="float" office:value="1" calcext:value-type="float">
            <text:p>1</text:p>
          </table:table-cell>
          <table:table-cell table:formula="of:=INDIRECT(CONCATENATE(&quot;H&quot;; TEXT([.$Q576] + 35;&quot;#&quot;)))" office:value-type="float" office:value="1.146" calcext:value-type="float">
            <text:p>1.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665" calcext:value-type="float">
            <text:p>0.665</text:p>
          </table:table-cell>
          <table:table-cell table:number-columns-repeated="9"/>
          <table:table-cell table:formula="of:=INDIRECT(CONCATENATE(&quot;D&quot;; TEXT([.$Q576] + 42;&quot;#&quot;)))" office:value-type="float" office:value="64" calcext:value-type="float">
            <text:p>64</text:p>
          </table:table-cell>
          <table:table-cell table:formula="of:=INDIRECT(CONCATENATE(&quot;E&quot;; TEXT([.$Q576] + 42;&quot;#&quot;)))" office:value-type="float" office:value="0.0078125" calcext:value-type="float">
            <text:p>0.0078125</text:p>
          </table:table-cell>
          <table:table-cell table:formula="of:=INDIRECT(CONCATENATE(&quot;F&quot;; TEXT([.$Q576] + 42;&quot;#&quot;)))" office:value-type="float" office:value="0.0078125" calcext:value-type="float">
            <text:p>0.0078125</text:p>
          </table:table-cell>
          <table:table-cell table:formula="of:=INDIRECT(CONCATENATE(&quot;G&quot;; TEXT([.$Q576] + 42;&quot;#&quot;)))" office:value-type="float" office:value="1" calcext:value-type="float">
            <text:p>1</text:p>
          </table:table-cell>
          <table:table-cell table:formula="of:=INDIRECT(CONCATENATE(&quot;H&quot;; TEXT([.$Q576] + 42;&quot;#&quot;)))" office:value-type="float" office:value="0.665" calcext:value-type="float">
            <text:p>0.665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formula="of:=[.A587]" office:value-type="string" office:string-value="HsqlZoneMatcher" calcext:value-type="string">
            <text:p>HsqlZoneMatcher</text:p>
          </table:table-cell>
          <table:table-cell table:formula="of:=[.B587]" office:value-type="string" office:string-value="COMPLEX" calcext:value-type="string">
            <text:p>COMPLEX</text:p>
          </table:table-cell>
          <table:table-cell table:number-columns-repeated="7"/>
          <table:table-cell table:formula="of:=[.A584]" office:value-type="string" office:string-value="HsqlZoneMatcher" calcext:value-type="string">
            <text:p>HsqlZoneMatcher</text:p>
          </table:table-cell>
          <table:table-cell table:formula="of:=[.B584]" office:value-type="string" office:string-value="COMPLEX" calcext:value-type="string">
            <text:p>COMPLEX</text:p>
          </table:table-cell>
          <table:table-cell table:number-columns-repeated="5"/>
          <table:table-cell table:formula="of:=[.A584]" office:value-type="string" office:string-value="HsqlZoneMatcher" calcext:value-type="string">
            <text:p>HsqlZoneMatcher</text:p>
          </table:table-cell>
          <table:table-cell table:formula="of:=[.B584]" office:value-type="string" office:string-value="COMPLEX" calcext:value-type="string">
            <text:p>COMPLEX</text:p>
          </table:table-cell>
          <table:table-cell table:number-columns-repeated="5"/>
          <table:table-cell table:formula="of:=[.A584]" office:value-type="string" office:string-value="HsqlZoneMatcher" calcext:value-type="string">
            <text:p>HsqlZoneMatcher</text:p>
          </table:table-cell>
          <table:table-cell table:formula="of:=[.B584]" office:value-type="string" office:string-value="COMPLEX" calcext:value-type="string">
            <text:p>COMPLEX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atch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points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found</text:p>
          </table:table-cell>
          <table:table-cell table:style-name="ce1" office:value-type="string" calcext:value-type="string">
            <text:p>timeavg</text:p>
          </table:table-cell>
          <table:table-cell table:number-columns-repeated="9"/>
          <table:table-cell office:value-type="string" calcext:value-type="string">
            <text:p>rang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ime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04" calcext:value-type="float">
            <text:p>804</text:p>
          </table:table-cell>
          <table:table-cell office:value-type="float" office:value="115.301" calcext:value-type="float">
            <text:p>115.301</text:p>
          </table:table-cell>
          <table:table-cell/>
          <table:table-cell table:formula="of:=LEFT(CONCATENATE([.E586]; &quot; &quot;; [.E587]); 11)" office:value-type="string" office:string-value="zone 0.5" calcext:value-type="string">
            <text:p>zone 0.5</text:p>
          </table:table-cell>
          <table:table-cell table:number-columns-repeated="6"/>
          <table:table-cell table:formula="of:=ROW()" office:value-type="float" office:value="587" calcext:value-type="float">
            <text:p>587</text:p>
          </table:table-cell>
          <table:table-cell table:formula="of:=INDIRECT(CONCATENATE(&quot;D&quot;; TEXT([.$Q587] + 0;&quot;#&quot;)))" office:value-type="float" office:value="32" calcext:value-type="float">
            <text:p>32</text:p>
          </table:table-cell>
          <table:table-cell table:formula="of:=INDIRECT(CONCATENATE(&quot;E&quot;; TEXT([.$Q587] + 0;&quot;#&quot;)))" office:value-type="float" office:value="0.5" calcext:value-type="float">
            <text:p>0.5</text:p>
          </table:table-cell>
          <table:table-cell table:formula="of:=INDIRECT(CONCATENATE(&quot;F&quot;; TEXT([.$Q587] + 0;&quot;#&quot;)))" office:value-type="float" office:value="0.5" calcext:value-type="float">
            <text:p>0.5</text:p>
          </table:table-cell>
          <table:table-cell table:formula="of:=INDIRECT(CONCATENATE(&quot;G&quot;; TEXT([.$Q587] + 0;&quot;#&quot;)))" office:value-type="float" office:value="804" calcext:value-type="float">
            <text:p>804</text:p>
          </table:table-cell>
          <table:table-cell table:formula="of:=INDIRECT(CONCATENATE(&quot;H&quot;; TEXT([.$Q587] + 0;&quot;#&quot;)))" office:value-type="float" office:value="115.301" calcext:value-type="float">
            <text:p>115.301</text:p>
          </table:table-cell>
          <table:table-cell/>
          <table:table-cell table:formula="of:=LEFT(CONCATENATE([.T586];&quot; &quot;; [.T587]); 13)" office:value-type="string" office:string-value="radius 0.5" calcext:value-type="string">
            <text:p>radius 0.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68.642" calcext:value-type="float">
            <text:p>68.642</text:p>
          </table:table-cell>
          <table:table-cell/>
          <table:table-cell table:formula="of:=LEFT(CONCATENATE([.E586]; &quot; &quot;; [.E595]); 11)" office:value-type="string" office:string-value="zone 0.25" calcext:value-type="string">
            <text:p>zone 0.25</text:p>
          </table:table-cell>
          <table:table-cell table:number-columns-repeated="7"/>
          <table:table-cell table:formula="of:=INDIRECT(CONCATENATE(&quot;D&quot;; TEXT([.$Q587] + 7;&quot;#&quot;)))" office:value-type="float" office:value="32" calcext:value-type="float">
            <text:p>32</text:p>
          </table:table-cell>
          <table:table-cell table:formula="of:=INDIRECT(CONCATENATE(&quot;E&quot;; TEXT([.$Q587] + 7;&quot;#&quot;)))" office:value-type="float" office:value="0.25" calcext:value-type="float">
            <text:p>0.25</text:p>
          </table:table-cell>
          <table:table-cell table:formula="of:=INDIRECT(CONCATENATE(&quot;F&quot;; TEXT([.$Q587] + 7;&quot;#&quot;)))" office:value-type="float" office:value="0.5" calcext:value-type="float">
            <text:p>0.5</text:p>
          </table:table-cell>
          <table:table-cell table:formula="of:=INDIRECT(CONCATENATE(&quot;G&quot;; TEXT([.$Q587] + 7;&quot;#&quot;)))" office:value-type="float" office:value="812" calcext:value-type="float">
            <text:p>812</text:p>
          </table:table-cell>
          <table:table-cell table:formula="of:=INDIRECT(CONCATENATE(&quot;H&quot;; TEXT([.$Q587] + 7;&quot;#&quot;)))" office:value-type="float" office:value="99.184" calcext:value-type="float">
            <text:p>99.184</text:p>
          </table:table-cell>
          <table:table-cell/>
          <table:table-cell table:formula="of:=LEFT(CONCATENATE([.T586];&quot; &quot;; [.T594]); 13)" office:value-type="string" office:string-value="radius 0.25" calcext:value-type="string">
            <text:p>radius 0.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51" calcext:value-type="float">
            <text:p>51</text:p>
          </table:table-cell>
          <table:table-cell office:value-type="float" office:value="70.662" calcext:value-type="float">
            <text:p>70.662</text:p>
          </table:table-cell>
          <table:table-cell/>
          <table:table-cell table:formula="of:=CONCATENATE([.E586]; &quot; &quot;; [.E602])" office:value-type="string" office:string-value="zone 0.125" calcext:value-type="string">
            <text:p>zone 0.125</text:p>
          </table:table-cell>
          <table:table-cell table:number-columns-repeated="7"/>
          <table:table-cell table:formula="of:=INDIRECT(CONCATENATE(&quot;D&quot;; TEXT([.$Q587] + 14;&quot;#&quot;)))" office:value-type="float" office:value="32" calcext:value-type="float">
            <text:p>32</text:p>
          </table:table-cell>
          <table:table-cell table:formula="of:=INDIRECT(CONCATENATE(&quot;E&quot;; TEXT([.$Q587] + 14;&quot;#&quot;)))" office:value-type="float" office:value="0.125" calcext:value-type="float">
            <text:p>0.125</text:p>
          </table:table-cell>
          <table:table-cell table:formula="of:=INDIRECT(CONCATENATE(&quot;F&quot;; TEXT([.$Q587] + 14;&quot;#&quot;)))" office:value-type="float" office:value="0.5" calcext:value-type="float">
            <text:p>0.5</text:p>
          </table:table-cell>
          <table:table-cell table:formula="of:=INDIRECT(CONCATENATE(&quot;G&quot;; TEXT([.$Q587] + 14;&quot;#&quot;)))" office:value-type="float" office:value="804" calcext:value-type="float">
            <text:p>804</text:p>
          </table:table-cell>
          <table:table-cell table:formula="of:=INDIRECT(CONCATENATE(&quot;H&quot;; TEXT([.$Q587] + 14;&quot;#&quot;)))" office:value-type="float" office:value="93.037" calcext:value-type="float">
            <text:p>93.037</text:p>
          </table:table-cell>
          <table:table-cell/>
          <table:table-cell table:formula="of:=LEFT(CONCATENATE([.T586];&quot; &quot;; [.T601]); 13)" office:value-type="string" office:string-value="radius 0.125" calcext:value-type="string">
            <text:p>radius 0.1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71.255" calcext:value-type="float">
            <text:p>71.255</text:p>
          </table:table-cell>
          <table:table-cell/>
          <table:table-cell table:formula="of:=LEFT(CONCATENATE([.E586]; &quot; &quot;; [.E609]); 11)" office:value-type="string" office:string-value="zone 0.0625" calcext:value-type="string">
            <text:p>zone 0.0625</text:p>
          </table:table-cell>
          <table:table-cell table:number-columns-repeated="7"/>
          <table:table-cell table:formula="of:=INDIRECT(CONCATENATE(&quot;D&quot;; TEXT([.$Q587] + 21;&quot;#&quot;)))" office:value-type="float" office:value="32" calcext:value-type="float">
            <text:p>32</text:p>
          </table:table-cell>
          <table:table-cell table:formula="of:=INDIRECT(CONCATENATE(&quot;E&quot;; TEXT([.$Q587] + 21;&quot;#&quot;)))" office:value-type="float" office:value="0.0625" calcext:value-type="float">
            <text:p>0.0625</text:p>
          </table:table-cell>
          <table:table-cell table:formula="of:=INDIRECT(CONCATENATE(&quot;F&quot;; TEXT([.$Q587] + 21;&quot;#&quot;)))" office:value-type="float" office:value="0.5" calcext:value-type="float">
            <text:p>0.5</text:p>
          </table:table-cell>
          <table:table-cell table:formula="of:=INDIRECT(CONCATENATE(&quot;G&quot;; TEXT([.$Q587] + 21;&quot;#&quot;)))" office:value-type="float" office:value="797" calcext:value-type="float">
            <text:p>797</text:p>
          </table:table-cell>
          <table:table-cell table:formula="of:=INDIRECT(CONCATENATE(&quot;H&quot;; TEXT([.$Q587] + 21;&quot;#&quot;)))" office:value-type="float" office:value="92.338" calcext:value-type="float">
            <text:p>92.338</text:p>
          </table:table-cell>
          <table:table-cell/>
          <table:table-cell table:formula="of:=LEFT(CONCATENATE([.T586];&quot; &quot;; [.T608]); 13)" office:value-type="string" office:string-value="radius 0.0625" calcext:value-type="string">
            <text:p>radius 0.0625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" calcext:value-type="float">
            <text:p>4</text:p>
          </table:table-cell>
          <table:table-cell office:value-type="float" office:value="71.763" calcext:value-type="float">
            <text:p>71.763</text:p>
          </table:table-cell>
          <table:table-cell/>
          <table:table-cell table:formula="of:=LEFT(CONCATENATE([.E586]; &quot; &quot;; [.E616]); 11)" office:value-type="string" office:string-value="zone 0.0312" calcext:value-type="string">
            <text:p>zone 0.0312</text:p>
          </table:table-cell>
          <table:table-cell table:number-columns-repeated="7"/>
          <table:table-cell table:formula="of:=INDIRECT(CONCATENATE(&quot;D&quot;; TEXT([.$Q587] + 28;&quot;#&quot;)))" office:value-type="float" office:value="32" calcext:value-type="float">
            <text:p>32</text:p>
          </table:table-cell>
          <table:table-cell table:formula="of:=INDIRECT(CONCATENATE(&quot;E&quot;; TEXT([.$Q587] + 28;&quot;#&quot;)))" office:value-type="float" office:value="0.03125" calcext:value-type="float">
            <text:p>0.03125</text:p>
          </table:table-cell>
          <table:table-cell table:formula="of:=INDIRECT(CONCATENATE(&quot;F&quot;; TEXT([.$Q587] + 28;&quot;#&quot;)))" office:value-type="float" office:value="0.5" calcext:value-type="float">
            <text:p>0.5</text:p>
          </table:table-cell>
          <table:table-cell table:formula="of:=INDIRECT(CONCATENATE(&quot;G&quot;; TEXT([.$Q587] + 28;&quot;#&quot;)))" office:value-type="float" office:value="798" calcext:value-type="float">
            <text:p>798</text:p>
          </table:table-cell>
          <table:table-cell table:formula="of:=INDIRECT(CONCATENATE(&quot;H&quot;; TEXT([.$Q587] + 28;&quot;#&quot;)))" office:value-type="float" office:value="100.978" calcext:value-type="float">
            <text:p>100.978</text:p>
          </table:table-cell>
          <table:table-cell/>
          <table:table-cell table:formula="of:=LEFT(CONCATENATE([.T586];&quot; &quot;; [.T615]); 13)" office:value-type="string" office:string-value="radius 0.0312" calcext:value-type="string">
            <text:p>radius 0.0312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70.809" calcext:value-type="float">
            <text:p>70.809</text:p>
          </table:table-cell>
          <table:table-cell/>
          <table:table-cell table:formula="of:=LEFT(CONCATENATE([.E586]; &quot; &quot;; [.E623]); 11)" office:value-type="string" office:string-value="zone 0.0156" calcext:value-type="string">
            <text:p>zone 0.0156</text:p>
          </table:table-cell>
          <table:table-cell table:number-columns-repeated="7"/>
          <table:table-cell table:formula="of:=INDIRECT(CONCATENATE(&quot;D&quot;; TEXT([.$Q587] + 35;&quot;#&quot;)))" office:value-type="float" office:value="32" calcext:value-type="float">
            <text:p>32</text:p>
          </table:table-cell>
          <table:table-cell table:formula="of:=INDIRECT(CONCATENATE(&quot;E&quot;; TEXT([.$Q587] + 35;&quot;#&quot;)))" office:value-type="float" office:value="0.015625" calcext:value-type="float">
            <text:p>0.015625</text:p>
          </table:table-cell>
          <table:table-cell table:formula="of:=INDIRECT(CONCATENATE(&quot;F&quot;; TEXT([.$Q587] + 35;&quot;#&quot;)))" office:value-type="float" office:value="0.5" calcext:value-type="float">
            <text:p>0.5</text:p>
          </table:table-cell>
          <table:table-cell table:formula="of:=INDIRECT(CONCATENATE(&quot;G&quot;; TEXT([.$Q587] + 35;&quot;#&quot;)))" office:value-type="float" office:value="804" calcext:value-type="float">
            <text:p>804</text:p>
          </table:table-cell>
          <table:table-cell table:formula="of:=INDIRECT(CONCATENATE(&quot;H&quot;; TEXT([.$Q587] + 35;&quot;#&quot;)))" office:value-type="float" office:value="89.948" calcext:value-type="float">
            <text:p>89.948</text:p>
          </table:table-cell>
          <table:table-cell/>
          <table:table-cell table:formula="of:=LEFT(CONCATENATE([.T586];&quot; &quot;; [.T622]); 13)" office:value-type="string" office:string-value="radius 0.0156" calcext:value-type="string">
            <text:p>radius 0.0156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71.536" calcext:value-type="float">
            <text:p>71.536</text:p>
          </table:table-cell>
          <table:table-cell/>
          <table:table-cell table:formula="of:=LEFT(CONCATENATE([.E586]; &quot; &quot;; [.E630]); 11)" office:value-type="string" office:string-value="zone 0.0078" calcext:value-type="string">
            <text:p>zone 0.0078</text:p>
          </table:table-cell>
          <table:table-cell table:number-columns-repeated="7"/>
          <table:table-cell table:formula="of:=INDIRECT(CONCATENATE(&quot;D&quot;; TEXT([.$Q587] + 42;&quot;#&quot;)))" office:value-type="float" office:value="32" calcext:value-type="float">
            <text:p>32</text:p>
          </table:table-cell>
          <table:table-cell table:formula="of:=INDIRECT(CONCATENATE(&quot;E&quot;; TEXT([.$Q587] + 42;&quot;#&quot;)))" office:value-type="float" office:value="0.0078125" calcext:value-type="float">
            <text:p>0.0078125</text:p>
          </table:table-cell>
          <table:table-cell table:formula="of:=INDIRECT(CONCATENATE(&quot;F&quot;; TEXT([.$Q587] + 42;&quot;#&quot;)))" office:value-type="float" office:value="0.5" calcext:value-type="float">
            <text:p>0.5</text:p>
          </table:table-cell>
          <table:table-cell table:formula="of:=INDIRECT(CONCATENATE(&quot;G&quot;; TEXT([.$Q587] + 42;&quot;#&quot;)))" office:value-type="float" office:value="801" calcext:value-type="float">
            <text:p>801</text:p>
          </table:table-cell>
          <table:table-cell table:formula="of:=INDIRECT(CONCATENATE(&quot;H&quot;; TEXT([.$Q587] + 42;&quot;#&quot;)))" office:value-type="float" office:value="87.329" calcext:value-type="float">
            <text:p>87.329</text:p>
          </table:table-cell>
          <table:table-cell/>
          <table:table-cell table:formula="of:=LEFT(CONCATENATE([.T586];&quot; &quot;; [.T629]); 13)" office:value-type="string" office:string-value="radius 0.0078" calcext:value-type="string">
            <text:p>radius 0.0078</text:p>
          </table:table-cell>
          <table:table-cell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812" calcext:value-type="float">
            <text:p>812</text:p>
          </table:table-cell>
          <table:table-cell office:value-type="float" office:value="99.184" calcext:value-type="float">
            <text:p>99.184</text:p>
          </table:table-cell>
          <table:table-cell table:number-columns-repeated="8"/>
          <table:table-cell table:formula="of:=[.Q587]+1" office:value-type="float" office:value="588" calcext:value-type="float">
            <text:p>588</text:p>
          </table:table-cell>
          <table:table-cell table:formula="of:=INDIRECT(CONCATENATE(&quot;D&quot;; TEXT([.$Q594] + 0;&quot;#&quot;)))" office:value-type="float" office:value="32" calcext:value-type="float">
            <text:p>32</text:p>
          </table:table-cell>
          <table:table-cell table:formula="of:=INDIRECT(CONCATENATE(&quot;E&quot;; TEXT([.$Q594] + 0;&quot;#&quot;)))" office:value-type="float" office:value="0.5" calcext:value-type="float">
            <text:p>0.5</text:p>
          </table:table-cell>
          <table:table-cell table:formula="of:=INDIRECT(CONCATENATE(&quot;F&quot;; TEXT([.$Q594] + 0;&quot;#&quot;)))" office:value-type="float" office:value="0.25" calcext:value-type="float">
            <text:p>0.25</text:p>
          </table:table-cell>
          <table:table-cell table:formula="of:=INDIRECT(CONCATENATE(&quot;G&quot;; TEXT([.$Q594] + 0;&quot;#&quot;)))" office:value-type="float" office:value="200" calcext:value-type="float">
            <text:p>200</text:p>
          </table:table-cell>
          <table:table-cell table:formula="of:=INDIRECT(CONCATENATE(&quot;H&quot;; TEXT([.$Q594] + 0;&quot;#&quot;)))" office:value-type="float" office:value="68.642" calcext:value-type="float">
            <text:p>68.6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201" calcext:value-type="float">
            <text:p>201</text:p>
          </table:table-cell>
          <table:table-cell office:value-type="float" office:value="47.688" calcext:value-type="float">
            <text:p>47.688</text:p>
          </table:table-cell>
          <table:table-cell table:number-columns-repeated="9"/>
          <table:table-cell table:formula="of:=INDIRECT(CONCATENATE(&quot;D&quot;; TEXT([.$Q594] + 7;&quot;#&quot;)))" office:value-type="float" office:value="32" calcext:value-type="float">
            <text:p>32</text:p>
          </table:table-cell>
          <table:table-cell table:formula="of:=INDIRECT(CONCATENATE(&quot;E&quot;; TEXT([.$Q594] + 7;&quot;#&quot;)))" office:value-type="float" office:value="0.25" calcext:value-type="float">
            <text:p>0.25</text:p>
          </table:table-cell>
          <table:table-cell table:formula="of:=INDIRECT(CONCATENATE(&quot;F&quot;; TEXT([.$Q594] + 7;&quot;#&quot;)))" office:value-type="float" office:value="0.25" calcext:value-type="float">
            <text:p>0.25</text:p>
          </table:table-cell>
          <table:table-cell table:formula="of:=INDIRECT(CONCATENATE(&quot;G&quot;; TEXT([.$Q594] + 7;&quot;#&quot;)))" office:value-type="float" office:value="201" calcext:value-type="float">
            <text:p>201</text:p>
          </table:table-cell>
          <table:table-cell table:formula="of:=INDIRECT(CONCATENATE(&quot;H&quot;; TEXT([.$Q594] + 7;&quot;#&quot;)))" office:value-type="float" office:value="47.688" calcext:value-type="float">
            <text:p>47.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office:value-type="float" office:value="31.555" calcext:value-type="float">
            <text:p>31.555</text:p>
          </table:table-cell>
          <table:table-cell table:number-columns-repeated="9"/>
          <table:table-cell table:formula="of:=INDIRECT(CONCATENATE(&quot;D&quot;; TEXT([.$Q594] + 14;&quot;#&quot;)))" office:value-type="float" office:value="32" calcext:value-type="float">
            <text:p>32</text:p>
          </table:table-cell>
          <table:table-cell table:formula="of:=INDIRECT(CONCATENATE(&quot;E&quot;; TEXT([.$Q594] + 14;&quot;#&quot;)))" office:value-type="float" office:value="0.125" calcext:value-type="float">
            <text:p>0.125</text:p>
          </table:table-cell>
          <table:table-cell table:formula="of:=INDIRECT(CONCATENATE(&quot;F&quot;; TEXT([.$Q594] + 14;&quot;#&quot;)))" office:value-type="float" office:value="0.25" calcext:value-type="float">
            <text:p>0.25</text:p>
          </table:table-cell>
          <table:table-cell table:formula="of:=INDIRECT(CONCATENATE(&quot;G&quot;; TEXT([.$Q594] + 14;&quot;#&quot;)))" office:value-type="float" office:value="203" calcext:value-type="float">
            <text:p>203</text:p>
          </table:table-cell>
          <table:table-cell table:formula="of:=INDIRECT(CONCATENATE(&quot;H&quot;; TEXT([.$Q594] + 14;&quot;#&quot;)))" office:value-type="float" office:value="51.378" calcext:value-type="float">
            <text:p>51.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" calcext:value-type="float">
            <text:p>10</text:p>
          </table:table-cell>
          <table:table-cell office:value-type="float" office:value="33.147" calcext:value-type="float">
            <text:p>33.147</text:p>
          </table:table-cell>
          <table:table-cell table:number-columns-repeated="9"/>
          <table:table-cell table:formula="of:=INDIRECT(CONCATENATE(&quot;D&quot;; TEXT([.$Q594] + 21;&quot;#&quot;)))" office:value-type="float" office:value="32" calcext:value-type="float">
            <text:p>32</text:p>
          </table:table-cell>
          <table:table-cell table:formula="of:=INDIRECT(CONCATENATE(&quot;E&quot;; TEXT([.$Q594] + 21;&quot;#&quot;)))" office:value-type="float" office:value="0.0625" calcext:value-type="float">
            <text:p>0.0625</text:p>
          </table:table-cell>
          <table:table-cell table:formula="of:=INDIRECT(CONCATENATE(&quot;F&quot;; TEXT([.$Q594] + 21;&quot;#&quot;)))" office:value-type="float" office:value="0.25" calcext:value-type="float">
            <text:p>0.25</text:p>
          </table:table-cell>
          <table:table-cell table:formula="of:=INDIRECT(CONCATENATE(&quot;G&quot;; TEXT([.$Q594] + 21;&quot;#&quot;)))" office:value-type="float" office:value="198" calcext:value-type="float">
            <text:p>198</text:p>
          </table:table-cell>
          <table:table-cell table:formula="of:=INDIRECT(CONCATENATE(&quot;H&quot;; TEXT([.$Q594] + 21;&quot;#&quot;)))" office:value-type="float" office:value="45.594" calcext:value-type="float">
            <text:p>45.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2" calcext:value-type="float">
            <text:p>2</text:p>
          </table:table-cell>
          <table:table-cell office:value-type="float" office:value="33.049" calcext:value-type="float">
            <text:p>33.049</text:p>
          </table:table-cell>
          <table:table-cell table:number-columns-repeated="9"/>
          <table:table-cell table:formula="of:=INDIRECT(CONCATENATE(&quot;D&quot;; TEXT([.$Q594] + 28;&quot;#&quot;)))" office:value-type="float" office:value="32" calcext:value-type="float">
            <text:p>32</text:p>
          </table:table-cell>
          <table:table-cell table:formula="of:=INDIRECT(CONCATENATE(&quot;E&quot;; TEXT([.$Q594] + 28;&quot;#&quot;)))" office:value-type="float" office:value="0.03125" calcext:value-type="float">
            <text:p>0.03125</text:p>
          </table:table-cell>
          <table:table-cell table:formula="of:=INDIRECT(CONCATENATE(&quot;F&quot;; TEXT([.$Q594] + 28;&quot;#&quot;)))" office:value-type="float" office:value="0.25" calcext:value-type="float">
            <text:p>0.25</text:p>
          </table:table-cell>
          <table:table-cell table:formula="of:=INDIRECT(CONCATENATE(&quot;G&quot;; TEXT([.$Q594] + 28;&quot;#&quot;)))" office:value-type="float" office:value="204" calcext:value-type="float">
            <text:p>204</text:p>
          </table:table-cell>
          <table:table-cell table:formula="of:=INDIRECT(CONCATENATE(&quot;H&quot;; TEXT([.$Q594] + 28;&quot;#&quot;)))" office:value-type="float" office:value="34.568" calcext:value-type="float">
            <text:p>34.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3.408" calcext:value-type="float">
            <text:p>33.408</text:p>
          </table:table-cell>
          <table:table-cell table:number-columns-repeated="9"/>
          <table:table-cell table:formula="of:=INDIRECT(CONCATENATE(&quot;D&quot;; TEXT([.$Q594] + 35;&quot;#&quot;)))" office:value-type="float" office:value="32" calcext:value-type="float">
            <text:p>32</text:p>
          </table:table-cell>
          <table:table-cell table:formula="of:=INDIRECT(CONCATENATE(&quot;E&quot;; TEXT([.$Q594] + 35;&quot;#&quot;)))" office:value-type="float" office:value="0.015625" calcext:value-type="float">
            <text:p>0.015625</text:p>
          </table:table-cell>
          <table:table-cell table:formula="of:=INDIRECT(CONCATENATE(&quot;F&quot;; TEXT([.$Q594] + 35;&quot;#&quot;)))" office:value-type="float" office:value="0.25" calcext:value-type="float">
            <text:p>0.25</text:p>
          </table:table-cell>
          <table:table-cell table:formula="of:=INDIRECT(CONCATENATE(&quot;G&quot;; TEXT([.$Q594] + 35;&quot;#&quot;)))" office:value-type="float" office:value="202" calcext:value-type="float">
            <text:p>202</text:p>
          </table:table-cell>
          <table:table-cell table:formula="of:=INDIRECT(CONCATENATE(&quot;H&quot;; TEXT([.$Q594] + 35;&quot;#&quot;)))" office:value-type="float" office:value="42.507" calcext:value-type="float">
            <text:p>42.5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3.399" calcext:value-type="float">
            <text:p>33.399</text:p>
          </table:table-cell>
          <table:table-cell table:number-columns-repeated="9"/>
          <table:table-cell table:formula="of:=INDIRECT(CONCATENATE(&quot;D&quot;; TEXT([.$Q594] + 42;&quot;#&quot;)))" office:value-type="float" office:value="32" calcext:value-type="float">
            <text:p>32</text:p>
          </table:table-cell>
          <table:table-cell table:formula="of:=INDIRECT(CONCATENATE(&quot;E&quot;; TEXT([.$Q594] + 42;&quot;#&quot;)))" office:value-type="float" office:value="0.0078125" calcext:value-type="float">
            <text:p>0.0078125</text:p>
          </table:table-cell>
          <table:table-cell table:formula="of:=INDIRECT(CONCATENATE(&quot;F&quot;; TEXT([.$Q594] + 42;&quot;#&quot;)))" office:value-type="float" office:value="0.25" calcext:value-type="float">
            <text:p>0.25</text:p>
          </table:table-cell>
          <table:table-cell table:formula="of:=INDIRECT(CONCATENATE(&quot;G&quot;; TEXT([.$Q594] + 42;&quot;#&quot;)))" office:value-type="float" office:value="200" calcext:value-type="float">
            <text:p>200</text:p>
          </table:table-cell>
          <table:table-cell table:formula="of:=INDIRECT(CONCATENATE(&quot;H&quot;; TEXT([.$Q594] + 42;&quot;#&quot;)))" office:value-type="float" office:value="41.093" calcext:value-type="float">
            <text:p>41.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804" calcext:value-type="float">
            <text:p>804</text:p>
          </table:table-cell>
          <table:table-cell office:value-type="float" office:value="93.037" calcext:value-type="float">
            <text:p>93.037</text:p>
          </table:table-cell>
          <table:table-cell table:number-columns-repeated="8"/>
          <table:table-cell table:formula="of:=[.Q587]+2" office:value-type="float" office:value="589" calcext:value-type="float">
            <text:p>589</text:p>
          </table:table-cell>
          <table:table-cell table:formula="of:=INDIRECT(CONCATENATE(&quot;D&quot;; TEXT([.$Q601] + 0;&quot;#&quot;)))" office:value-type="float" office:value="32" calcext:value-type="float">
            <text:p>32</text:p>
          </table:table-cell>
          <table:table-cell table:formula="of:=INDIRECT(CONCATENATE(&quot;E&quot;; TEXT([.$Q601] + 0;&quot;#&quot;)))" office:value-type="float" office:value="0.5" calcext:value-type="float">
            <text:p>0.5</text:p>
          </table:table-cell>
          <table:table-cell table:formula="of:=INDIRECT(CONCATENATE(&quot;F&quot;; TEXT([.$Q601] + 0;&quot;#&quot;)))" office:value-type="float" office:value="0.125" calcext:value-type="float">
            <text:p>0.125</text:p>
          </table:table-cell>
          <table:table-cell table:formula="of:=INDIRECT(CONCATENATE(&quot;G&quot;; TEXT([.$Q601] + 0;&quot;#&quot;)))" office:value-type="float" office:value="51" calcext:value-type="float">
            <text:p>51</text:p>
          </table:table-cell>
          <table:table-cell table:formula="of:=INDIRECT(CONCATENATE(&quot;H&quot;; TEXT([.$Q601] + 0;&quot;#&quot;)))" office:value-type="float" office:value="70.662" calcext:value-type="float">
            <text:p>70.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203" calcext:value-type="float">
            <text:p>203</text:p>
          </table:table-cell>
          <table:table-cell office:value-type="float" office:value="51.378" calcext:value-type="float">
            <text:p>51.378</text:p>
          </table:table-cell>
          <table:table-cell table:number-columns-repeated="9"/>
          <table:table-cell table:formula="of:=INDIRECT(CONCATENATE(&quot;D&quot;; TEXT([.$Q601] + 7;&quot;#&quot;)))" office:value-type="float" office:value="32" calcext:value-type="float">
            <text:p>32</text:p>
          </table:table-cell>
          <table:table-cell table:formula="of:=INDIRECT(CONCATENATE(&quot;E&quot;; TEXT([.$Q601] + 7;&quot;#&quot;)))" office:value-type="float" office:value="0.25" calcext:value-type="float">
            <text:p>0.25</text:p>
          </table:table-cell>
          <table:table-cell table:formula="of:=INDIRECT(CONCATENATE(&quot;F&quot;; TEXT([.$Q601] + 7;&quot;#&quot;)))" office:value-type="float" office:value="0.125" calcext:value-type="float">
            <text:p>0.125</text:p>
          </table:table-cell>
          <table:table-cell table:formula="of:=INDIRECT(CONCATENATE(&quot;G&quot;; TEXT([.$Q601] + 7;&quot;#&quot;)))" office:value-type="float" office:value="48" calcext:value-type="float">
            <text:p>48</text:p>
          </table:table-cell>
          <table:table-cell table:formula="of:=INDIRECT(CONCATENATE(&quot;H&quot;; TEXT([.$Q601] + 7;&quot;#&quot;)))" office:value-type="float" office:value="31.555" calcext:value-type="float">
            <text:p>31.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  <table:table-cell office:value-type="float" office:value="26.91" calcext:value-type="float">
            <text:p>26.91</text:p>
          </table:table-cell>
          <table:table-cell table:number-columns-repeated="9"/>
          <table:table-cell table:formula="of:=INDIRECT(CONCATENATE(&quot;D&quot;; TEXT([.$Q601] + 14;&quot;#&quot;)))" office:value-type="float" office:value="32" calcext:value-type="float">
            <text:p>32</text:p>
          </table:table-cell>
          <table:table-cell table:formula="of:=INDIRECT(CONCATENATE(&quot;E&quot;; TEXT([.$Q601] + 14;&quot;#&quot;)))" office:value-type="float" office:value="0.125" calcext:value-type="float">
            <text:p>0.125</text:p>
          </table:table-cell>
          <table:table-cell table:formula="of:=INDIRECT(CONCATENATE(&quot;F&quot;; TEXT([.$Q601] + 14;&quot;#&quot;)))" office:value-type="float" office:value="0.125" calcext:value-type="float">
            <text:p>0.125</text:p>
          </table:table-cell>
          <table:table-cell table:formula="of:=INDIRECT(CONCATENATE(&quot;G&quot;; TEXT([.$Q601] + 14;&quot;#&quot;)))" office:value-type="float" office:value="49" calcext:value-type="float">
            <text:p>49</text:p>
          </table:table-cell>
          <table:table-cell table:formula="of:=INDIRECT(CONCATENATE(&quot;H&quot;; TEXT([.$Q601] + 14;&quot;#&quot;)))" office:value-type="float" office:value="26.91" calcext:value-type="float">
            <text:p>2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" calcext:value-type="float">
            <text:p>10</text:p>
          </table:table-cell>
          <table:table-cell office:value-type="float" office:value="15.136" calcext:value-type="float">
            <text:p>15.136</text:p>
          </table:table-cell>
          <table:table-cell table:number-columns-repeated="9"/>
          <table:table-cell table:formula="of:=INDIRECT(CONCATENATE(&quot;D&quot;; TEXT([.$Q601] + 21;&quot;#&quot;)))" office:value-type="float" office:value="32" calcext:value-type="float">
            <text:p>32</text:p>
          </table:table-cell>
          <table:table-cell table:formula="of:=INDIRECT(CONCATENATE(&quot;E&quot;; TEXT([.$Q601] + 21;&quot;#&quot;)))" office:value-type="float" office:value="0.0625" calcext:value-type="float">
            <text:p>0.0625</text:p>
          </table:table-cell>
          <table:table-cell table:formula="of:=INDIRECT(CONCATENATE(&quot;F&quot;; TEXT([.$Q601] + 21;&quot;#&quot;)))" office:value-type="float" office:value="0.125" calcext:value-type="float">
            <text:p>0.125</text:p>
          </table:table-cell>
          <table:table-cell table:formula="of:=INDIRECT(CONCATENATE(&quot;G&quot;; TEXT([.$Q601] + 21;&quot;#&quot;)))" office:value-type="float" office:value="51" calcext:value-type="float">
            <text:p>51</text:p>
          </table:table-cell>
          <table:table-cell table:formula="of:=INDIRECT(CONCATENATE(&quot;H&quot;; TEXT([.$Q601] + 21;&quot;#&quot;)))" office:value-type="float" office:value="21.891" calcext:value-type="float">
            <text:p>21.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" calcext:value-type="float">
            <text:p>4</text:p>
          </table:table-cell>
          <table:table-cell office:value-type="float" office:value="15.078" calcext:value-type="float">
            <text:p>15.078</text:p>
          </table:table-cell>
          <table:table-cell table:number-columns-repeated="9"/>
          <table:table-cell table:formula="of:=INDIRECT(CONCATENATE(&quot;D&quot;; TEXT([.$Q601] + 28;&quot;#&quot;)))" office:value-type="float" office:value="32" calcext:value-type="float">
            <text:p>32</text:p>
          </table:table-cell>
          <table:table-cell table:formula="of:=INDIRECT(CONCATENATE(&quot;E&quot;; TEXT([.$Q601] + 28;&quot;#&quot;)))" office:value-type="float" office:value="0.03125" calcext:value-type="float">
            <text:p>0.03125</text:p>
          </table:table-cell>
          <table:table-cell table:formula="of:=INDIRECT(CONCATENATE(&quot;F&quot;; TEXT([.$Q601] + 28;&quot;#&quot;)))" office:value-type="float" office:value="0.125" calcext:value-type="float">
            <text:p>0.125</text:p>
          </table:table-cell>
          <table:table-cell table:formula="of:=INDIRECT(CONCATENATE(&quot;G&quot;; TEXT([.$Q601] + 28;&quot;#&quot;)))" office:value-type="float" office:value="48" calcext:value-type="float">
            <text:p>48</text:p>
          </table:table-cell>
          <table:table-cell table:formula="of:=INDIRECT(CONCATENATE(&quot;H&quot;; TEXT([.$Q601] + 28;&quot;#&quot;)))" office:value-type="float" office:value="16.31" calcext:value-type="float">
            <text:p>16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5.04" calcext:value-type="float">
            <text:p>15.04</text:p>
          </table:table-cell>
          <table:table-cell table:number-columns-repeated="9"/>
          <table:table-cell table:formula="of:=INDIRECT(CONCATENATE(&quot;D&quot;; TEXT([.$Q601] + 35;&quot;#&quot;)))" office:value-type="float" office:value="32" calcext:value-type="float">
            <text:p>32</text:p>
          </table:table-cell>
          <table:table-cell table:formula="of:=INDIRECT(CONCATENATE(&quot;E&quot;; TEXT([.$Q601] + 35;&quot;#&quot;)))" office:value-type="float" office:value="0.015625" calcext:value-type="float">
            <text:p>0.015625</text:p>
          </table:table-cell>
          <table:table-cell table:formula="of:=INDIRECT(CONCATENATE(&quot;F&quot;; TEXT([.$Q601] + 35;&quot;#&quot;)))" office:value-type="float" office:value="0.125" calcext:value-type="float">
            <text:p>0.125</text:p>
          </table:table-cell>
          <table:table-cell table:formula="of:=INDIRECT(CONCATENATE(&quot;G&quot;; TEXT([.$Q601] + 35;&quot;#&quot;)))" office:value-type="float" office:value="48" calcext:value-type="float">
            <text:p>48</text:p>
          </table:table-cell>
          <table:table-cell table:formula="of:=INDIRECT(CONCATENATE(&quot;H&quot;; TEXT([.$Q601] + 35;&quot;#&quot;)))" office:value-type="float" office:value="17.957" calcext:value-type="float">
            <text:p>17.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4.385" calcext:value-type="float">
            <text:p>14.385</text:p>
          </table:table-cell>
          <table:table-cell table:number-columns-repeated="9"/>
          <table:table-cell table:formula="of:=INDIRECT(CONCATENATE(&quot;D&quot;; TEXT([.$Q601] + 42;&quot;#&quot;)))" office:value-type="float" office:value="32" calcext:value-type="float">
            <text:p>32</text:p>
          </table:table-cell>
          <table:table-cell table:formula="of:=INDIRECT(CONCATENATE(&quot;E&quot;; TEXT([.$Q601] + 42;&quot;#&quot;)))" office:value-type="float" office:value="0.0078125" calcext:value-type="float">
            <text:p>0.0078125</text:p>
          </table:table-cell>
          <table:table-cell table:formula="of:=INDIRECT(CONCATENATE(&quot;F&quot;; TEXT([.$Q601] + 42;&quot;#&quot;)))" office:value-type="float" office:value="0.125" calcext:value-type="float">
            <text:p>0.125</text:p>
          </table:table-cell>
          <table:table-cell table:formula="of:=INDIRECT(CONCATENATE(&quot;G&quot;; TEXT([.$Q601] + 42;&quot;#&quot;)))" office:value-type="float" office:value="47" calcext:value-type="float">
            <text:p>47</text:p>
          </table:table-cell>
          <table:table-cell table:formula="of:=INDIRECT(CONCATENATE(&quot;H&quot;; TEXT([.$Q601] + 42;&quot;#&quot;)))" office:value-type="float" office:value="17.848" calcext:value-type="float">
            <text:p>17.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797" calcext:value-type="float">
            <text:p>797</text:p>
          </table:table-cell>
          <table:table-cell office:value-type="float" office:value="92.338" calcext:value-type="float">
            <text:p>92.338</text:p>
          </table:table-cell>
          <table:table-cell table:number-columns-repeated="8"/>
          <table:table-cell table:formula="of:=[.Q587]+3" office:value-type="float" office:value="590" calcext:value-type="float">
            <text:p>590</text:p>
          </table:table-cell>
          <table:table-cell table:formula="of:=INDIRECT(CONCATENATE(&quot;D&quot;; TEXT([.$Q608] + 0;&quot;#&quot;)))" office:value-type="float" office:value="32" calcext:value-type="float">
            <text:p>32</text:p>
          </table:table-cell>
          <table:table-cell table:formula="of:=INDIRECT(CONCATENATE(&quot;E&quot;; TEXT([.$Q608] + 0;&quot;#&quot;)))" office:value-type="float" office:value="0.5" calcext:value-type="float">
            <text:p>0.5</text:p>
          </table:table-cell>
          <table:table-cell table:formula="of:=INDIRECT(CONCATENATE(&quot;F&quot;; TEXT([.$Q608] + 0;&quot;#&quot;)))" office:value-type="float" office:value="0.0625" calcext:value-type="float">
            <text:p>0.0625</text:p>
          </table:table-cell>
          <table:table-cell table:formula="of:=INDIRECT(CONCATENATE(&quot;G&quot;; TEXT([.$Q608] + 0;&quot;#&quot;)))" office:value-type="float" office:value="12" calcext:value-type="float">
            <text:p>12</text:p>
          </table:table-cell>
          <table:table-cell table:formula="of:=INDIRECT(CONCATENATE(&quot;H&quot;; TEXT([.$Q608] + 0;&quot;#&quot;)))" office:value-type="float" office:value="71.255" calcext:value-type="float">
            <text:p>71.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198" calcext:value-type="float">
            <text:p>198</text:p>
          </table:table-cell>
          <table:table-cell office:value-type="float" office:value="45.594" calcext:value-type="float">
            <text:p>45.594</text:p>
          </table:table-cell>
          <table:table-cell table:number-columns-repeated="9"/>
          <table:table-cell table:formula="of:=INDIRECT(CONCATENATE(&quot;D&quot;; TEXT([.$Q608] + 7;&quot;#&quot;)))" office:value-type="float" office:value="32" calcext:value-type="float">
            <text:p>32</text:p>
          </table:table-cell>
          <table:table-cell table:formula="of:=INDIRECT(CONCATENATE(&quot;E&quot;; TEXT([.$Q608] + 7;&quot;#&quot;)))" office:value-type="float" office:value="0.25" calcext:value-type="float">
            <text:p>0.25</text:p>
          </table:table-cell>
          <table:table-cell table:formula="of:=INDIRECT(CONCATENATE(&quot;F&quot;; TEXT([.$Q608] + 7;&quot;#&quot;)))" office:value-type="float" office:value="0.0625" calcext:value-type="float">
            <text:p>0.0625</text:p>
          </table:table-cell>
          <table:table-cell table:formula="of:=INDIRECT(CONCATENATE(&quot;G&quot;; TEXT([.$Q608] + 7;&quot;#&quot;)))" office:value-type="float" office:value="10" calcext:value-type="float">
            <text:p>10</text:p>
          </table:table-cell>
          <table:table-cell table:formula="of:=INDIRECT(CONCATENATE(&quot;H&quot;; TEXT([.$Q608] + 7;&quot;#&quot;)))" office:value-type="float" office:value="33.147" calcext:value-type="float">
            <text:p>33.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51" calcext:value-type="float">
            <text:p>51</text:p>
          </table:table-cell>
          <table:table-cell office:value-type="float" office:value="21.891" calcext:value-type="float">
            <text:p>21.891</text:p>
          </table:table-cell>
          <table:table-cell table:number-columns-repeated="9"/>
          <table:table-cell table:formula="of:=INDIRECT(CONCATENATE(&quot;D&quot;; TEXT([.$Q608] + 14;&quot;#&quot;)))" office:value-type="float" office:value="32" calcext:value-type="float">
            <text:p>32</text:p>
          </table:table-cell>
          <table:table-cell table:formula="of:=INDIRECT(CONCATENATE(&quot;E&quot;; TEXT([.$Q608] + 14;&quot;#&quot;)))" office:value-type="float" office:value="0.125" calcext:value-type="float">
            <text:p>0.125</text:p>
          </table:table-cell>
          <table:table-cell table:formula="of:=INDIRECT(CONCATENATE(&quot;F&quot;; TEXT([.$Q608] + 14;&quot;#&quot;)))" office:value-type="float" office:value="0.0625" calcext:value-type="float">
            <text:p>0.0625</text:p>
          </table:table-cell>
          <table:table-cell table:formula="of:=INDIRECT(CONCATENATE(&quot;G&quot;; TEXT([.$Q608] + 14;&quot;#&quot;)))" office:value-type="float" office:value="10" calcext:value-type="float">
            <text:p>10</text:p>
          </table:table-cell>
          <table:table-cell table:formula="of:=INDIRECT(CONCATENATE(&quot;H&quot;; TEXT([.$Q608] + 14;&quot;#&quot;)))" office:value-type="float" office:value="15.136" calcext:value-type="float">
            <text:p>15.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10.731" calcext:value-type="float">
            <text:p>10.731</text:p>
          </table:table-cell>
          <table:table-cell table:number-columns-repeated="9"/>
          <table:table-cell table:formula="of:=INDIRECT(CONCATENATE(&quot;D&quot;; TEXT([.$Q608] + 21;&quot;#&quot;)))" office:value-type="float" office:value="32" calcext:value-type="float">
            <text:p>32</text:p>
          </table:table-cell>
          <table:table-cell table:formula="of:=INDIRECT(CONCATENATE(&quot;E&quot;; TEXT([.$Q608] + 21;&quot;#&quot;)))" office:value-type="float" office:value="0.0625" calcext:value-type="float">
            <text:p>0.0625</text:p>
          </table:table-cell>
          <table:table-cell table:formula="of:=INDIRECT(CONCATENATE(&quot;F&quot;; TEXT([.$Q608] + 21;&quot;#&quot;)))" office:value-type="float" office:value="0.0625" calcext:value-type="float">
            <text:p>0.0625</text:p>
          </table:table-cell>
          <table:table-cell table:formula="of:=INDIRECT(CONCATENATE(&quot;G&quot;; TEXT([.$Q608] + 21;&quot;#&quot;)))" office:value-type="float" office:value="11" calcext:value-type="float">
            <text:p>11</text:p>
          </table:table-cell>
          <table:table-cell table:formula="of:=INDIRECT(CONCATENATE(&quot;H&quot;; TEXT([.$Q608] + 21;&quot;#&quot;)))" office:value-type="float" office:value="10.731" calcext:value-type="float">
            <text:p>10.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6.564" calcext:value-type="float">
            <text:p>6.564</text:p>
          </table:table-cell>
          <table:table-cell table:number-columns-repeated="9"/>
          <table:table-cell table:formula="of:=INDIRECT(CONCATENATE(&quot;D&quot;; TEXT([.$Q608] + 28;&quot;#&quot;)))" office:value-type="float" office:value="32" calcext:value-type="float">
            <text:p>32</text:p>
          </table:table-cell>
          <table:table-cell table:formula="of:=INDIRECT(CONCATENATE(&quot;E&quot;; TEXT([.$Q608] + 28;&quot;#&quot;)))" office:value-type="float" office:value="0.03125" calcext:value-type="float">
            <text:p>0.03125</text:p>
          </table:table-cell>
          <table:table-cell table:formula="of:=INDIRECT(CONCATENATE(&quot;F&quot;; TEXT([.$Q608] + 28;&quot;#&quot;)))" office:value-type="float" office:value="0.0625" calcext:value-type="float">
            <text:p>0.0625</text:p>
          </table:table-cell>
          <table:table-cell table:formula="of:=INDIRECT(CONCATENATE(&quot;G&quot;; TEXT([.$Q608] + 28;&quot;#&quot;)))" office:value-type="float" office:value="11" calcext:value-type="float">
            <text:p>11</text:p>
          </table:table-cell>
          <table:table-cell table:formula="of:=INDIRECT(CONCATENATE(&quot;H&quot;; TEXT([.$Q608] + 28;&quot;#&quot;)))" office:value-type="float" office:value="8.4" calcext:value-type="float">
            <text:p>8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6.335" calcext:value-type="float">
            <text:p>6.335</text:p>
          </table:table-cell>
          <table:table-cell table:number-columns-repeated="9"/>
          <table:table-cell table:formula="of:=INDIRECT(CONCATENATE(&quot;D&quot;; TEXT([.$Q608] + 35;&quot;#&quot;)))" office:value-type="float" office:value="32" calcext:value-type="float">
            <text:p>32</text:p>
          </table:table-cell>
          <table:table-cell table:formula="of:=INDIRECT(CONCATENATE(&quot;E&quot;; TEXT([.$Q608] + 35;&quot;#&quot;)))" office:value-type="float" office:value="0.015625" calcext:value-type="float">
            <text:p>0.015625</text:p>
          </table:table-cell>
          <table:table-cell table:formula="of:=INDIRECT(CONCATENATE(&quot;F&quot;; TEXT([.$Q608] + 35;&quot;#&quot;)))" office:value-type="float" office:value="0.0625" calcext:value-type="float">
            <text:p>0.0625</text:p>
          </table:table-cell>
          <table:table-cell table:formula="of:=INDIRECT(CONCATENATE(&quot;G&quot;; TEXT([.$Q608] + 35;&quot;#&quot;)))" office:value-type="float" office:value="11" calcext:value-type="float">
            <text:p>11</text:p>
          </table:table-cell>
          <table:table-cell table:formula="of:=INDIRECT(CONCATENATE(&quot;H&quot;; TEXT([.$Q608] + 35;&quot;#&quot;)))" office:value-type="float" office:value="8.21" calcext:value-type="float">
            <text:p>8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6.978" calcext:value-type="float">
            <text:p>6.978</text:p>
          </table:table-cell>
          <table:table-cell table:number-columns-repeated="9"/>
          <table:table-cell table:formula="of:=INDIRECT(CONCATENATE(&quot;D&quot;; TEXT([.$Q608] + 42;&quot;#&quot;)))" office:value-type="float" office:value="32" calcext:value-type="float">
            <text:p>32</text:p>
          </table:table-cell>
          <table:table-cell table:formula="of:=INDIRECT(CONCATENATE(&quot;E&quot;; TEXT([.$Q608] + 42;&quot;#&quot;)))" office:value-type="float" office:value="0.0078125" calcext:value-type="float">
            <text:p>0.0078125</text:p>
          </table:table-cell>
          <table:table-cell table:formula="of:=INDIRECT(CONCATENATE(&quot;F&quot;; TEXT([.$Q608] + 42;&quot;#&quot;)))" office:value-type="float" office:value="0.0625" calcext:value-type="float">
            <text:p>0.0625</text:p>
          </table:table-cell>
          <table:table-cell table:formula="of:=INDIRECT(CONCATENATE(&quot;G&quot;; TEXT([.$Q608] + 42;&quot;#&quot;)))" office:value-type="float" office:value="14" calcext:value-type="float">
            <text:p>14</text:p>
          </table:table-cell>
          <table:table-cell table:formula="of:=INDIRECT(CONCATENATE(&quot;H&quot;; TEXT([.$Q608] + 42;&quot;#&quot;)))" office:value-type="float" office:value="7.794" calcext:value-type="float">
            <text:p>7.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798" calcext:value-type="float">
            <text:p>798</text:p>
          </table:table-cell>
          <table:table-cell office:value-type="float" office:value="100.978" calcext:value-type="float">
            <text:p>100.978</text:p>
          </table:table-cell>
          <table:table-cell table:number-columns-repeated="8"/>
          <table:table-cell table:formula="of:=[.Q587]+4" office:value-type="float" office:value="591" calcext:value-type="float">
            <text:p>591</text:p>
          </table:table-cell>
          <table:table-cell table:formula="of:=INDIRECT(CONCATENATE(&quot;D&quot;; TEXT([.$Q615] + 0;&quot;#&quot;)))" office:value-type="float" office:value="32" calcext:value-type="float">
            <text:p>32</text:p>
          </table:table-cell>
          <table:table-cell table:formula="of:=INDIRECT(CONCATENATE(&quot;E&quot;; TEXT([.$Q615] + 0;&quot;#&quot;)))" office:value-type="float" office:value="0.5" calcext:value-type="float">
            <text:p>0.5</text:p>
          </table:table-cell>
          <table:table-cell table:formula="of:=INDIRECT(CONCATENATE(&quot;F&quot;; TEXT([.$Q615] + 0;&quot;#&quot;)))" office:value-type="float" office:value="0.03125" calcext:value-type="float">
            <text:p>0.03125</text:p>
          </table:table-cell>
          <table:table-cell table:formula="of:=INDIRECT(CONCATENATE(&quot;G&quot;; TEXT([.$Q615] + 0;&quot;#&quot;)))" office:value-type="float" office:value="4" calcext:value-type="float">
            <text:p>4</text:p>
          </table:table-cell>
          <table:table-cell table:formula="of:=INDIRECT(CONCATENATE(&quot;H&quot;; TEXT([.$Q615] + 0;&quot;#&quot;)))" office:value-type="float" office:value="71.763" calcext:value-type="float">
            <text:p>71.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204" calcext:value-type="float">
            <text:p>204</text:p>
          </table:table-cell>
          <table:table-cell office:value-type="float" office:value="34.568" calcext:value-type="float">
            <text:p>34.568</text:p>
          </table:table-cell>
          <table:table-cell table:number-columns-repeated="9"/>
          <table:table-cell table:formula="of:=INDIRECT(CONCATENATE(&quot;D&quot;; TEXT([.$Q615] + 7;&quot;#&quot;)))" office:value-type="float" office:value="32" calcext:value-type="float">
            <text:p>32</text:p>
          </table:table-cell>
          <table:table-cell table:formula="of:=INDIRECT(CONCATENATE(&quot;E&quot;; TEXT([.$Q615] + 7;&quot;#&quot;)))" office:value-type="float" office:value="0.25" calcext:value-type="float">
            <text:p>0.25</text:p>
          </table:table-cell>
          <table:table-cell table:formula="of:=INDIRECT(CONCATENATE(&quot;F&quot;; TEXT([.$Q615] + 7;&quot;#&quot;)))" office:value-type="float" office:value="0.03125" calcext:value-type="float">
            <text:p>0.03125</text:p>
          </table:table-cell>
          <table:table-cell table:formula="of:=INDIRECT(CONCATENATE(&quot;G&quot;; TEXT([.$Q615] + 7;&quot;#&quot;)))" office:value-type="float" office:value="2" calcext:value-type="float">
            <text:p>2</text:p>
          </table:table-cell>
          <table:table-cell table:formula="of:=INDIRECT(CONCATENATE(&quot;H&quot;; TEXT([.$Q615] + 7;&quot;#&quot;)))" office:value-type="float" office:value="33.049" calcext:value-type="float">
            <text:p>33.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office:value-type="float" office:value="16.31" calcext:value-type="float">
            <text:p>16.31</text:p>
          </table:table-cell>
          <table:table-cell table:number-columns-repeated="9"/>
          <table:table-cell table:formula="of:=INDIRECT(CONCATENATE(&quot;D&quot;; TEXT([.$Q615] + 14;&quot;#&quot;)))" office:value-type="float" office:value="32" calcext:value-type="float">
            <text:p>32</text:p>
          </table:table-cell>
          <table:table-cell table:formula="of:=INDIRECT(CONCATENATE(&quot;E&quot;; TEXT([.$Q615] + 14;&quot;#&quot;)))" office:value-type="float" office:value="0.125" calcext:value-type="float">
            <text:p>0.125</text:p>
          </table:table-cell>
          <table:table-cell table:formula="of:=INDIRECT(CONCATENATE(&quot;F&quot;; TEXT([.$Q615] + 14;&quot;#&quot;)))" office:value-type="float" office:value="0.03125" calcext:value-type="float">
            <text:p>0.03125</text:p>
          </table:table-cell>
          <table:table-cell table:formula="of:=INDIRECT(CONCATENATE(&quot;G&quot;; TEXT([.$Q615] + 14;&quot;#&quot;)))" office:value-type="float" office:value="4" calcext:value-type="float">
            <text:p>4</text:p>
          </table:table-cell>
          <table:table-cell table:formula="of:=INDIRECT(CONCATENATE(&quot;H&quot;; TEXT([.$Q615] + 14;&quot;#&quot;)))" office:value-type="float" office:value="15.078" calcext:value-type="float">
            <text:p>15.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table:number-columns-repeated="9"/>
          <table:table-cell table:formula="of:=INDIRECT(CONCATENATE(&quot;D&quot;; TEXT([.$Q615] + 21;&quot;#&quot;)))" office:value-type="float" office:value="32" calcext:value-type="float">
            <text:p>32</text:p>
          </table:table-cell>
          <table:table-cell table:formula="of:=INDIRECT(CONCATENATE(&quot;E&quot;; TEXT([.$Q615] + 21;&quot;#&quot;)))" office:value-type="float" office:value="0.0625" calcext:value-type="float">
            <text:p>0.0625</text:p>
          </table:table-cell>
          <table:table-cell table:formula="of:=INDIRECT(CONCATENATE(&quot;F&quot;; TEXT([.$Q615] + 21;&quot;#&quot;)))" office:value-type="float" office:value="0.03125" calcext:value-type="float">
            <text:p>0.03125</text:p>
          </table:table-cell>
          <table:table-cell table:formula="of:=INDIRECT(CONCATENATE(&quot;G&quot;; TEXT([.$Q615] + 21;&quot;#&quot;)))" office:value-type="float" office:value="3" calcext:value-type="float">
            <text:p>3</text:p>
          </table:table-cell>
          <table:table-cell table:formula="of:=INDIRECT(CONCATENATE(&quot;H&quot;; TEXT([.$Q615] + 21;&quot;#&quot;)))" office:value-type="float" office:value="6.564" calcext:value-type="float">
            <text:p>6.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4" calcext:value-type="float">
            <text:p>4</text:p>
          </table:table-cell>
          <table:table-cell office:value-type="float" office:value="5.028" calcext:value-type="float">
            <text:p>5.028</text:p>
          </table:table-cell>
          <table:table-cell table:number-columns-repeated="9"/>
          <table:table-cell table:formula="of:=INDIRECT(CONCATENATE(&quot;D&quot;; TEXT([.$Q615] + 28;&quot;#&quot;)))" office:value-type="float" office:value="32" calcext:value-type="float">
            <text:p>32</text:p>
          </table:table-cell>
          <table:table-cell table:formula="of:=INDIRECT(CONCATENATE(&quot;E&quot;; TEXT([.$Q615] + 28;&quot;#&quot;)))" office:value-type="float" office:value="0.03125" calcext:value-type="float">
            <text:p>0.03125</text:p>
          </table:table-cell>
          <table:table-cell table:formula="of:=INDIRECT(CONCATENATE(&quot;F&quot;; TEXT([.$Q615] + 28;&quot;#&quot;)))" office:value-type="float" office:value="0.03125" calcext:value-type="float">
            <text:p>0.03125</text:p>
          </table:table-cell>
          <table:table-cell table:formula="of:=INDIRECT(CONCATENATE(&quot;G&quot;; TEXT([.$Q615] + 28;&quot;#&quot;)))" office:value-type="float" office:value="4" calcext:value-type="float">
            <text:p>4</text:p>
          </table:table-cell>
          <table:table-cell table:formula="of:=INDIRECT(CONCATENATE(&quot;H&quot;; TEXT([.$Q615] + 28;&quot;#&quot;)))" office:value-type="float" office:value="5.028" calcext:value-type="float">
            <text:p>5.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.397" calcext:value-type="float">
            <text:p>3.397</text:p>
          </table:table-cell>
          <table:table-cell table:number-columns-repeated="9"/>
          <table:table-cell table:formula="of:=INDIRECT(CONCATENATE(&quot;D&quot;; TEXT([.$Q615] + 35;&quot;#&quot;)))" office:value-type="float" office:value="32" calcext:value-type="float">
            <text:p>32</text:p>
          </table:table-cell>
          <table:table-cell table:formula="of:=INDIRECT(CONCATENATE(&quot;E&quot;; TEXT([.$Q615] + 35;&quot;#&quot;)))" office:value-type="float" office:value="0.015625" calcext:value-type="float">
            <text:p>0.015625</text:p>
          </table:table-cell>
          <table:table-cell table:formula="of:=INDIRECT(CONCATENATE(&quot;F&quot;; TEXT([.$Q615] + 35;&quot;#&quot;)))" office:value-type="float" office:value="0.03125" calcext:value-type="float">
            <text:p>0.03125</text:p>
          </table:table-cell>
          <table:table-cell table:formula="of:=INDIRECT(CONCATENATE(&quot;G&quot;; TEXT([.$Q615] + 35;&quot;#&quot;)))" office:value-type="float" office:value="3" calcext:value-type="float">
            <text:p>3</text:p>
          </table:table-cell>
          <table:table-cell table:formula="of:=INDIRECT(CONCATENATE(&quot;H&quot;; TEXT([.$Q615] + 35;&quot;#&quot;)))" office:value-type="float" office:value="4.487" calcext:value-type="float">
            <text:p>4.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.396" calcext:value-type="float">
            <text:p>3.396</text:p>
          </table:table-cell>
          <table:table-cell table:number-columns-repeated="9"/>
          <table:table-cell table:formula="of:=INDIRECT(CONCATENATE(&quot;D&quot;; TEXT([.$Q615] + 42;&quot;#&quot;)))" office:value-type="float" office:value="32" calcext:value-type="float">
            <text:p>32</text:p>
          </table:table-cell>
          <table:table-cell table:formula="of:=INDIRECT(CONCATENATE(&quot;E&quot;; TEXT([.$Q615] + 42;&quot;#&quot;)))" office:value-type="float" office:value="0.0078125" calcext:value-type="float">
            <text:p>0.0078125</text:p>
          </table:table-cell>
          <table:table-cell table:formula="of:=INDIRECT(CONCATENATE(&quot;F&quot;; TEXT([.$Q615] + 42;&quot;#&quot;)))" office:value-type="float" office:value="0.03125" calcext:value-type="float">
            <text:p>0.03125</text:p>
          </table:table-cell>
          <table:table-cell table:formula="of:=INDIRECT(CONCATENATE(&quot;G&quot;; TEXT([.$Q615] + 42;&quot;#&quot;)))" office:value-type="float" office:value="3" calcext:value-type="float">
            <text:p>3</text:p>
          </table:table-cell>
          <table:table-cell table:formula="of:=INDIRECT(CONCATENATE(&quot;H&quot;; TEXT([.$Q615] + 42;&quot;#&quot;)))" office:value-type="float" office:value="4.08" calcext:value-type="float">
            <text:p>4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804" calcext:value-type="float">
            <text:p>804</text:p>
          </table:table-cell>
          <table:table-cell office:value-type="float" office:value="89.948" calcext:value-type="float">
            <text:p>89.948</text:p>
          </table:table-cell>
          <table:table-cell table:number-columns-repeated="8"/>
          <table:table-cell table:formula="of:=[.Q587]+5" office:value-type="float" office:value="592" calcext:value-type="float">
            <text:p>592</text:p>
          </table:table-cell>
          <table:table-cell table:formula="of:=INDIRECT(CONCATENATE(&quot;D&quot;; TEXT([.$Q622] + 0;&quot;#&quot;)))" office:value-type="float" office:value="32" calcext:value-type="float">
            <text:p>32</text:p>
          </table:table-cell>
          <table:table-cell table:formula="of:=INDIRECT(CONCATENATE(&quot;E&quot;; TEXT([.$Q622] + 0;&quot;#&quot;)))" office:value-type="float" office:value="0.5" calcext:value-type="float">
            <text:p>0.5</text:p>
          </table:table-cell>
          <table:table-cell table:formula="of:=INDIRECT(CONCATENATE(&quot;F&quot;; TEXT([.$Q622] + 0;&quot;#&quot;)))" office:value-type="float" office:value="0.015625" calcext:value-type="float">
            <text:p>0.015625</text:p>
          </table:table-cell>
          <table:table-cell table:formula="of:=INDIRECT(CONCATENATE(&quot;G&quot;; TEXT([.$Q622] + 0;&quot;#&quot;)))" office:value-type="float" office:value="1" calcext:value-type="float">
            <text:p>1</text:p>
          </table:table-cell>
          <table:table-cell table:formula="of:=INDIRECT(CONCATENATE(&quot;H&quot;; TEXT([.$Q622] + 0;&quot;#&quot;)))" office:value-type="float" office:value="70.809" calcext:value-type="float">
            <text:p>70.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202" calcext:value-type="float">
            <text:p>202</text:p>
          </table:table-cell>
          <table:table-cell office:value-type="float" office:value="42.507" calcext:value-type="float">
            <text:p>42.507</text:p>
          </table:table-cell>
          <table:table-cell table:number-columns-repeated="9"/>
          <table:table-cell table:formula="of:=INDIRECT(CONCATENATE(&quot;D&quot;; TEXT([.$Q622] + 7;&quot;#&quot;)))" office:value-type="float" office:value="32" calcext:value-type="float">
            <text:p>32</text:p>
          </table:table-cell>
          <table:table-cell table:formula="of:=INDIRECT(CONCATENATE(&quot;E&quot;; TEXT([.$Q622] + 7;&quot;#&quot;)))" office:value-type="float" office:value="0.25" calcext:value-type="float">
            <text:p>0.25</text:p>
          </table:table-cell>
          <table:table-cell table:formula="of:=INDIRECT(CONCATENATE(&quot;F&quot;; TEXT([.$Q622] + 7;&quot;#&quot;)))" office:value-type="float" office:value="0.015625" calcext:value-type="float">
            <text:p>0.015625</text:p>
          </table:table-cell>
          <table:table-cell table:formula="of:=INDIRECT(CONCATENATE(&quot;G&quot;; TEXT([.$Q622] + 7;&quot;#&quot;)))" office:value-type="float" office:value="1" calcext:value-type="float">
            <text:p>1</text:p>
          </table:table-cell>
          <table:table-cell table:formula="of:=INDIRECT(CONCATENATE(&quot;H&quot;; TEXT([.$Q622] + 7;&quot;#&quot;)))" office:value-type="float" office:value="33.408" calcext:value-type="float">
            <text:p>33.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office:value-type="float" office:value="17.957" calcext:value-type="float">
            <text:p>17.957</text:p>
          </table:table-cell>
          <table:table-cell table:number-columns-repeated="9"/>
          <table:table-cell table:formula="of:=INDIRECT(CONCATENATE(&quot;D&quot;; TEXT([.$Q622] + 14;&quot;#&quot;)))" office:value-type="float" office:value="32" calcext:value-type="float">
            <text:p>32</text:p>
          </table:table-cell>
          <table:table-cell table:formula="of:=INDIRECT(CONCATENATE(&quot;E&quot;; TEXT([.$Q622] + 14;&quot;#&quot;)))" office:value-type="float" office:value="0.125" calcext:value-type="float">
            <text:p>0.125</text:p>
          </table:table-cell>
          <table:table-cell table:formula="of:=INDIRECT(CONCATENATE(&quot;F&quot;; TEXT([.$Q622] + 14;&quot;#&quot;)))" office:value-type="float" office:value="0.015625" calcext:value-type="float">
            <text:p>0.015625</text:p>
          </table:table-cell>
          <table:table-cell table:formula="of:=INDIRECT(CONCATENATE(&quot;G&quot;; TEXT([.$Q622] + 14;&quot;#&quot;)))" office:value-type="float" office:value="1" calcext:value-type="float">
            <text:p>1</text:p>
          </table:table-cell>
          <table:table-cell table:formula="of:=INDIRECT(CONCATENATE(&quot;H&quot;; TEXT([.$Q622] + 14;&quot;#&quot;)))" office:value-type="float" office:value="15.04" calcext:value-type="float">
            <text:p>15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8.21" calcext:value-type="float">
            <text:p>8.21</text:p>
          </table:table-cell>
          <table:table-cell table:number-columns-repeated="9"/>
          <table:table-cell table:formula="of:=INDIRECT(CONCATENATE(&quot;D&quot;; TEXT([.$Q622] + 21;&quot;#&quot;)))" office:value-type="float" office:value="32" calcext:value-type="float">
            <text:p>32</text:p>
          </table:table-cell>
          <table:table-cell table:formula="of:=INDIRECT(CONCATENATE(&quot;E&quot;; TEXT([.$Q622] + 21;&quot;#&quot;)))" office:value-type="float" office:value="0.0625" calcext:value-type="float">
            <text:p>0.0625</text:p>
          </table:table-cell>
          <table:table-cell table:formula="of:=INDIRECT(CONCATENATE(&quot;F&quot;; TEXT([.$Q622] + 21;&quot;#&quot;)))" office:value-type="float" office:value="0.015625" calcext:value-type="float">
            <text:p>0.015625</text:p>
          </table:table-cell>
          <table:table-cell table:formula="of:=INDIRECT(CONCATENATE(&quot;G&quot;; TEXT([.$Q622] + 21;&quot;#&quot;)))" office:value-type="float" office:value="1" calcext:value-type="float">
            <text:p>1</text:p>
          </table:table-cell>
          <table:table-cell table:formula="of:=INDIRECT(CONCATENATE(&quot;H&quot;; TEXT([.$Q622] + 21;&quot;#&quot;)))" office:value-type="float" office:value="6.335" calcext:value-type="float">
            <text:p>6.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4.487" calcext:value-type="float">
            <text:p>4.487</text:p>
          </table:table-cell>
          <table:table-cell table:number-columns-repeated="9"/>
          <table:table-cell table:formula="of:=INDIRECT(CONCATENATE(&quot;D&quot;; TEXT([.$Q622] + 28;&quot;#&quot;)))" office:value-type="float" office:value="32" calcext:value-type="float">
            <text:p>32</text:p>
          </table:table-cell>
          <table:table-cell table:formula="of:=INDIRECT(CONCATENATE(&quot;E&quot;; TEXT([.$Q622] + 28;&quot;#&quot;)))" office:value-type="float" office:value="0.03125" calcext:value-type="float">
            <text:p>0.03125</text:p>
          </table:table-cell>
          <table:table-cell table:formula="of:=INDIRECT(CONCATENATE(&quot;F&quot;; TEXT([.$Q622] + 28;&quot;#&quot;)))" office:value-type="float" office:value="0.015625" calcext:value-type="float">
            <text:p>0.015625</text:p>
          </table:table-cell>
          <table:table-cell table:formula="of:=INDIRECT(CONCATENATE(&quot;G&quot;; TEXT([.$Q622] + 28;&quot;#&quot;)))" office:value-type="float" office:value="1" calcext:value-type="float">
            <text:p>1</text:p>
          </table:table-cell>
          <table:table-cell table:formula="of:=INDIRECT(CONCATENATE(&quot;H&quot;; TEXT([.$Q622] + 28;&quot;#&quot;)))" office:value-type="float" office:value="3.397" calcext:value-type="float">
            <text:p>3.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2.502" calcext:value-type="float">
            <text:p>2.502</text:p>
          </table:table-cell>
          <table:table-cell table:number-columns-repeated="9"/>
          <table:table-cell table:formula="of:=INDIRECT(CONCATENATE(&quot;D&quot;; TEXT([.$Q622] + 35;&quot;#&quot;)))" office:value-type="float" office:value="32" calcext:value-type="float">
            <text:p>32</text:p>
          </table:table-cell>
          <table:table-cell table:formula="of:=INDIRECT(CONCATENATE(&quot;E&quot;; TEXT([.$Q622] + 35;&quot;#&quot;)))" office:value-type="float" office:value="0.015625" calcext:value-type="float">
            <text:p>0.015625</text:p>
          </table:table-cell>
          <table:table-cell table:formula="of:=INDIRECT(CONCATENATE(&quot;F&quot;; TEXT([.$Q622] + 35;&quot;#&quot;)))" office:value-type="float" office:value="0.015625" calcext:value-type="float">
            <text:p>0.015625</text:p>
          </table:table-cell>
          <table:table-cell table:formula="of:=INDIRECT(CONCATENATE(&quot;G&quot;; TEXT([.$Q622] + 35;&quot;#&quot;)))" office:value-type="float" office:value="1" calcext:value-type="float">
            <text:p>1</text:p>
          </table:table-cell>
          <table:table-cell table:formula="of:=INDIRECT(CONCATENATE(&quot;H&quot;; TEXT([.$Q622] + 35;&quot;#&quot;)))" office:value-type="float" office:value="2.502" calcext:value-type="float">
            <text:p>2.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501" calcext:value-type="float">
            <text:p>1.501</text:p>
          </table:table-cell>
          <table:table-cell table:number-columns-repeated="9"/>
          <table:table-cell table:formula="of:=INDIRECT(CONCATENATE(&quot;D&quot;; TEXT([.$Q622] + 42;&quot;#&quot;)))" office:value-type="float" office:value="32" calcext:value-type="float">
            <text:p>32</text:p>
          </table:table-cell>
          <table:table-cell table:formula="of:=INDIRECT(CONCATENATE(&quot;E&quot;; TEXT([.$Q622] + 42;&quot;#&quot;)))" office:value-type="float" office:value="0.0078125" calcext:value-type="float">
            <text:p>0.0078125</text:p>
          </table:table-cell>
          <table:table-cell table:formula="of:=INDIRECT(CONCATENATE(&quot;F&quot;; TEXT([.$Q622] + 42;&quot;#&quot;)))" office:value-type="float" office:value="0.015625" calcext:value-type="float">
            <text:p>0.015625</text:p>
          </table:table-cell>
          <table:table-cell table:formula="of:=INDIRECT(CONCATENATE(&quot;G&quot;; TEXT([.$Q622] + 42;&quot;#&quot;)))" office:value-type="float" office:value="1" calcext:value-type="float">
            <text:p>1</text:p>
          </table:table-cell>
          <table:table-cell table:formula="of:=INDIRECT(CONCATENATE(&quot;H&quot;; TEXT([.$Q622] + 42;&quot;#&quot;)))" office:value-type="float" office:value="1.359" calcext:value-type="float">
            <text:p>1.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801" calcext:value-type="float">
            <text:p>801</text:p>
          </table:table-cell>
          <table:table-cell office:value-type="float" office:value="87.329" calcext:value-type="float">
            <text:p>87.329</text:p>
          </table:table-cell>
          <table:table-cell table:number-columns-repeated="8"/>
          <table:table-cell table:formula="of:=[.Q587]+6" office:value-type="float" office:value="593" calcext:value-type="float">
            <text:p>593</text:p>
          </table:table-cell>
          <table:table-cell table:formula="of:=INDIRECT(CONCATENATE(&quot;D&quot;; TEXT([.$Q629] + 0;&quot;#&quot;)))" office:value-type="float" office:value="32" calcext:value-type="float">
            <text:p>32</text:p>
          </table:table-cell>
          <table:table-cell table:formula="of:=INDIRECT(CONCATENATE(&quot;E&quot;; TEXT([.$Q629] + 0;&quot;#&quot;)))" office:value-type="float" office:value="0.5" calcext:value-type="float">
            <text:p>0.5</text:p>
          </table:table-cell>
          <table:table-cell table:formula="of:=INDIRECT(CONCATENATE(&quot;F&quot;; TEXT([.$Q629] + 0;&quot;#&quot;)))" office:value-type="float" office:value="0.0078125" calcext:value-type="float">
            <text:p>0.0078125</text:p>
          </table:table-cell>
          <table:table-cell table:formula="of:=INDIRECT(CONCATENATE(&quot;G&quot;; TEXT([.$Q629] + 0;&quot;#&quot;)))" office:value-type="float" office:value="1" calcext:value-type="float">
            <text:p>1</text:p>
          </table:table-cell>
          <table:table-cell table:formula="of:=INDIRECT(CONCATENATE(&quot;H&quot;; TEXT([.$Q629] + 0;&quot;#&quot;)))" office:value-type="float" office:value="71.536" calcext:value-type="float">
            <text:p>71.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41.093" calcext:value-type="float">
            <text:p>41.093</text:p>
          </table:table-cell>
          <table:table-cell table:number-columns-repeated="9"/>
          <table:table-cell table:formula="of:=INDIRECT(CONCATENATE(&quot;D&quot;; TEXT([.$Q629] + 7;&quot;#&quot;)))" office:value-type="float" office:value="32" calcext:value-type="float">
            <text:p>32</text:p>
          </table:table-cell>
          <table:table-cell table:formula="of:=INDIRECT(CONCATENATE(&quot;E&quot;; TEXT([.$Q629] + 7;&quot;#&quot;)))" office:value-type="float" office:value="0.25" calcext:value-type="float">
            <text:p>0.25</text:p>
          </table:table-cell>
          <table:table-cell table:formula="of:=INDIRECT(CONCATENATE(&quot;F&quot;; TEXT([.$Q629] + 7;&quot;#&quot;)))" office:value-type="float" office:value="0.0078125" calcext:value-type="float">
            <text:p>0.0078125</text:p>
          </table:table-cell>
          <table:table-cell table:formula="of:=INDIRECT(CONCATENATE(&quot;G&quot;; TEXT([.$Q629] + 7;&quot;#&quot;)))" office:value-type="float" office:value="1" calcext:value-type="float">
            <text:p>1</text:p>
          </table:table-cell>
          <table:table-cell table:formula="of:=INDIRECT(CONCATENATE(&quot;H&quot;; TEXT([.$Q629] + 7;&quot;#&quot;)))" office:value-type="float" office:value="33.399" calcext:value-type="float">
            <text:p>33.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47" calcext:value-type="float">
            <text:p>47</text:p>
          </table:table-cell>
          <table:table-cell office:value-type="float" office:value="17.848" calcext:value-type="float">
            <text:p>17.848</text:p>
          </table:table-cell>
          <table:table-cell table:number-columns-repeated="9"/>
          <table:table-cell table:formula="of:=INDIRECT(CONCATENATE(&quot;D&quot;; TEXT([.$Q629] + 14;&quot;#&quot;)))" office:value-type="float" office:value="32" calcext:value-type="float">
            <text:p>32</text:p>
          </table:table-cell>
          <table:table-cell table:formula="of:=INDIRECT(CONCATENATE(&quot;E&quot;; TEXT([.$Q629] + 14;&quot;#&quot;)))" office:value-type="float" office:value="0.125" calcext:value-type="float">
            <text:p>0.125</text:p>
          </table:table-cell>
          <table:table-cell table:formula="of:=INDIRECT(CONCATENATE(&quot;F&quot;; TEXT([.$Q629] + 14;&quot;#&quot;)))" office:value-type="float" office:value="0.0078125" calcext:value-type="float">
            <text:p>0.0078125</text:p>
          </table:table-cell>
          <table:table-cell table:formula="of:=INDIRECT(CONCATENATE(&quot;G&quot;; TEXT([.$Q629] + 14;&quot;#&quot;)))" office:value-type="float" office:value="1" calcext:value-type="float">
            <text:p>1</text:p>
          </table:table-cell>
          <table:table-cell table:formula="of:=INDIRECT(CONCATENATE(&quot;H&quot;; TEXT([.$Q629] + 14;&quot;#&quot;)))" office:value-type="float" office:value="14.385" calcext:value-type="float">
            <text:p>14.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4" calcext:value-type="float">
            <text:p>14</text:p>
          </table:table-cell>
          <table:table-cell office:value-type="float" office:value="7.794" calcext:value-type="float">
            <text:p>7.794</text:p>
          </table:table-cell>
          <table:table-cell table:number-columns-repeated="9"/>
          <table:table-cell table:formula="of:=INDIRECT(CONCATENATE(&quot;D&quot;; TEXT([.$Q629] + 21;&quot;#&quot;)))" office:value-type="float" office:value="32" calcext:value-type="float">
            <text:p>32</text:p>
          </table:table-cell>
          <table:table-cell table:formula="of:=INDIRECT(CONCATENATE(&quot;E&quot;; TEXT([.$Q629] + 21;&quot;#&quot;)))" office:value-type="float" office:value="0.0625" calcext:value-type="float">
            <text:p>0.0625</text:p>
          </table:table-cell>
          <table:table-cell table:formula="of:=INDIRECT(CONCATENATE(&quot;F&quot;; TEXT([.$Q629] + 21;&quot;#&quot;)))" office:value-type="float" office:value="0.0078125" calcext:value-type="float">
            <text:p>0.0078125</text:p>
          </table:table-cell>
          <table:table-cell table:formula="of:=INDIRECT(CONCATENATE(&quot;G&quot;; TEXT([.$Q629] + 21;&quot;#&quot;)))" office:value-type="float" office:value="1" calcext:value-type="float">
            <text:p>1</text:p>
          </table:table-cell>
          <table:table-cell table:formula="of:=INDIRECT(CONCATENATE(&quot;H&quot;; TEXT([.$Q629] + 21;&quot;#&quot;)))" office:value-type="float" office:value="6.978" calcext:value-type="float">
            <text:p>6.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4.08" calcext:value-type="float">
            <text:p>4.08</text:p>
          </table:table-cell>
          <table:table-cell table:number-columns-repeated="9"/>
          <table:table-cell table:formula="of:=INDIRECT(CONCATENATE(&quot;D&quot;; TEXT([.$Q629] + 28;&quot;#&quot;)))" office:value-type="float" office:value="32" calcext:value-type="float">
            <text:p>32</text:p>
          </table:table-cell>
          <table:table-cell table:formula="of:=INDIRECT(CONCATENATE(&quot;E&quot;; TEXT([.$Q629] + 28;&quot;#&quot;)))" office:value-type="float" office:value="0.03125" calcext:value-type="float">
            <text:p>0.03125</text:p>
          </table:table-cell>
          <table:table-cell table:formula="of:=INDIRECT(CONCATENATE(&quot;F&quot;; TEXT([.$Q629] + 28;&quot;#&quot;)))" office:value-type="float" office:value="0.0078125" calcext:value-type="float">
            <text:p>0.0078125</text:p>
          </table:table-cell>
          <table:table-cell table:formula="of:=INDIRECT(CONCATENATE(&quot;G&quot;; TEXT([.$Q629] + 28;&quot;#&quot;)))" office:value-type="float" office:value="1" calcext:value-type="float">
            <text:p>1</text:p>
          </table:table-cell>
          <table:table-cell table:formula="of:=INDIRECT(CONCATENATE(&quot;H&quot;; TEXT([.$Q629] + 28;&quot;#&quot;)))" office:value-type="float" office:value="3.396" calcext:value-type="float">
            <text:p>3.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359" calcext:value-type="float">
            <text:p>1.359</text:p>
          </table:table-cell>
          <table:table-cell table:number-columns-repeated="9"/>
          <table:table-cell table:formula="of:=INDIRECT(CONCATENATE(&quot;D&quot;; TEXT([.$Q629] + 35;&quot;#&quot;)))" office:value-type="float" office:value="32" calcext:value-type="float">
            <text:p>32</text:p>
          </table:table-cell>
          <table:table-cell table:formula="of:=INDIRECT(CONCATENATE(&quot;E&quot;; TEXT([.$Q629] + 35;&quot;#&quot;)))" office:value-type="float" office:value="0.015625" calcext:value-type="float">
            <text:p>0.015625</text:p>
          </table:table-cell>
          <table:table-cell table:formula="of:=INDIRECT(CONCATENATE(&quot;F&quot;; TEXT([.$Q629] + 35;&quot;#&quot;)))" office:value-type="float" office:value="0.0078125" calcext:value-type="float">
            <text:p>0.0078125</text:p>
          </table:table-cell>
          <table:table-cell table:formula="of:=INDIRECT(CONCATENATE(&quot;G&quot;; TEXT([.$Q629] + 35;&quot;#&quot;)))" office:value-type="float" office:value="1" calcext:value-type="float">
            <text:p>1</text:p>
          </table:table-cell>
          <table:table-cell table:formula="of:=INDIRECT(CONCATENATE(&quot;H&quot;; TEXT([.$Q629] + 35;&quot;#&quot;)))" office:value-type="float" office:value="1.501" calcext:value-type="float">
            <text:p>1.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qlZoneMatcher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.19</text:p>
          </table:table-cell>
          <table:table-cell table:number-columns-repeated="9"/>
          <table:table-cell table:formula="of:=INDIRECT(CONCATENATE(&quot;D&quot;; TEXT([.$Q629] + 42;&quot;#&quot;)))" office:value-type="float" office:value="32" calcext:value-type="float">
            <text:p>32</text:p>
          </table:table-cell>
          <table:table-cell table:formula="of:=INDIRECT(CONCATENATE(&quot;E&quot;; TEXT([.$Q629] + 42;&quot;#&quot;)))" office:value-type="float" office:value="0.0078125" calcext:value-type="float">
            <text:p>0.0078125</text:p>
          </table:table-cell>
          <table:table-cell table:formula="of:=INDIRECT(CONCATENATE(&quot;F&quot;; TEXT([.$Q629] + 42;&quot;#&quot;)))" office:value-type="float" office:value="0.0078125" calcext:value-type="float">
            <text:p>0.0078125</text:p>
          </table:table-cell>
          <table:table-cell table:formula="of:=INDIRECT(CONCATENATE(&quot;G&quot;; TEXT([.$Q629] + 42;&quot;#&quot;)))" office:value-type="float" office:value="1" calcext:value-type="float">
            <text:p>1</text:p>
          </table:table-cell>
          <table:table-cell table:formula="of:=INDIRECT(CONCATENATE(&quot;H&quot;; TEXT([.$Q629] + 42;&quot;#&quot;)))" office:value-type="float" office:value="1.19" calcext:value-type="float">
            <text:p>1.19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formula="of:=[.A640]" office:value-type="string" office:string-value="CQZoneMatcher" calcext:value-type="string">
            <text:p>CQZoneMatcher</text:p>
          </table:table-cell>
          <table:table-cell table:formula="of:=[.B640]" office:value-type="string" office:string-value="SEPARATE" calcext:value-type="string">
            <text:p>SEPARATE</text:p>
          </table:table-cell>
          <table:table-cell table:number-columns-repeated="7"/>
          <table:table-cell table:formula="of:=[.A637]" office:value-type="string" office:string-value="CQZoneMatcher" calcext:value-type="string">
            <text:p>CQZoneMatcher</text:p>
          </table:table-cell>
          <table:table-cell table:formula="of:=[.B637]" office:value-type="string" office:string-value="SEPARATE" calcext:value-type="string">
            <text:p>SEPARATE</text:p>
          </table:table-cell>
          <table:table-cell table:number-columns-repeated="5"/>
          <table:table-cell table:formula="of:=[.A637]" office:value-type="string" office:string-value="CQZoneMatcher" calcext:value-type="string">
            <text:p>CQZoneMatcher</text:p>
          </table:table-cell>
          <table:table-cell table:formula="of:=[.B637]" office:value-type="string" office:string-value="SEPARATE" calcext:value-type="string">
            <text:p>SEPARATE</text:p>
          </table:table-cell>
          <table:table-cell table:number-columns-repeated="5"/>
          <table:table-cell table:formula="of:=[.A637]" office:value-type="string" office:string-value="CQZoneMatcher" calcext:value-type="string">
            <text:p>CQZoneMatcher</text:p>
          </table:table-cell>
          <table:table-cell table:formula="of:=[.B637]" office:value-type="string" office:string-value="SEPARATE" calcext:value-type="string">
            <text:p>SEPARATE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atch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points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found</text:p>
          </table:table-cell>
          <table:table-cell table:style-name="ce1" office:value-type="string" calcext:value-type="string">
            <text:p>timeavg</text:p>
          </table:table-cell>
          <table:table-cell table:number-columns-repeated="9"/>
          <table:table-cell office:value-type="string" calcext:value-type="string">
            <text:p>rang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ime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53" calcext:value-type="float">
            <text:p>53</text:p>
          </table:table-cell>
          <table:table-cell office:value-type="float" office:value="5.565" calcext:value-type="float">
            <text:p>5.565</text:p>
          </table:table-cell>
          <table:table-cell/>
          <table:table-cell table:formula="of:=LEFT(CONCATENATE([.E639]; &quot; &quot;; [.E640]); 11)" office:value-type="string" office:string-value="zone 0.5" calcext:value-type="string">
            <text:p>zone 0.5</text:p>
          </table:table-cell>
          <table:table-cell table:number-columns-repeated="6"/>
          <table:table-cell table:formula="of:=ROW()" office:value-type="float" office:value="640" calcext:value-type="float">
            <text:p>640</text:p>
          </table:table-cell>
          <table:table-cell table:formula="of:=INDIRECT(CONCATENATE(&quot;D&quot;; TEXT([.$Q640] + 0;&quot;#&quot;)))" office:value-type="float" office:value="128" calcext:value-type="float">
            <text:p>128</text:p>
          </table:table-cell>
          <table:table-cell table:formula="of:=INDIRECT(CONCATENATE(&quot;E&quot;; TEXT([.$Q640] + 0;&quot;#&quot;)))" office:value-type="float" office:value="0.5" calcext:value-type="float">
            <text:p>0.5</text:p>
          </table:table-cell>
          <table:table-cell table:formula="of:=INDIRECT(CONCATENATE(&quot;F&quot;; TEXT([.$Q640] + 0;&quot;#&quot;)))" office:value-type="float" office:value="0.5" calcext:value-type="float">
            <text:p>0.5</text:p>
          </table:table-cell>
          <table:table-cell table:formula="of:=INDIRECT(CONCATENATE(&quot;G&quot;; TEXT([.$Q640] + 0;&quot;#&quot;)))" office:value-type="float" office:value="53" calcext:value-type="float">
            <text:p>53</text:p>
          </table:table-cell>
          <table:table-cell table:formula="of:=INDIRECT(CONCATENATE(&quot;H&quot;; TEXT([.$Q640] + 0;&quot;#&quot;)))" office:value-type="float" office:value="5.565" calcext:value-type="float">
            <text:p>5.565</text:p>
          </table:table-cell>
          <table:table-cell/>
          <table:table-cell table:formula="of:=LEFT(CONCATENATE([.T639];&quot; &quot;; [.T640]); 13)" office:value-type="string" office:string-value="radius 0.5" calcext:value-type="string">
            <text:p>radius 0.5</text:p>
          </table:table-cell>
          <table:table-cell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2.321" calcext:value-type="float">
            <text:p>2.321</text:p>
          </table:table-cell>
          <table:table-cell/>
          <table:table-cell table:formula="of:=LEFT(CONCATENATE([.E639]; &quot; &quot;; [.E648]); 11)" office:value-type="string" office:string-value="zone 0.25" calcext:value-type="string">
            <text:p>zone 0.25</text:p>
          </table:table-cell>
          <table:table-cell table:number-columns-repeated="7"/>
          <table:table-cell table:formula="of:=INDIRECT(CONCATENATE(&quot;D&quot;; TEXT([.$Q640] + 7;&quot;#&quot;)))" office:value-type="float" office:value="128" calcext:value-type="float">
            <text:p>128</text:p>
          </table:table-cell>
          <table:table-cell table:formula="of:=INDIRECT(CONCATENATE(&quot;E&quot;; TEXT([.$Q640] + 7;&quot;#&quot;)))" office:value-type="float" office:value="0.25" calcext:value-type="float">
            <text:p>0.25</text:p>
          </table:table-cell>
          <table:table-cell table:formula="of:=INDIRECT(CONCATENATE(&quot;F&quot;; TEXT([.$Q640] + 7;&quot;#&quot;)))" office:value-type="float" office:value="0.5" calcext:value-type="float">
            <text:p>0.5</text:p>
          </table:table-cell>
          <table:table-cell table:formula="of:=INDIRECT(CONCATENATE(&quot;G&quot;; TEXT([.$Q640] + 7;&quot;#&quot;)))" office:value-type="float" office:value="51" calcext:value-type="float">
            <text:p>51</text:p>
          </table:table-cell>
          <table:table-cell table:formula="of:=INDIRECT(CONCATENATE(&quot;H&quot;; TEXT([.$Q640] + 7;&quot;#&quot;)))" office:value-type="float" office:value="2.165" calcext:value-type="float">
            <text:p>2.165</text:p>
          </table:table-cell>
          <table:table-cell/>
          <table:table-cell table:formula="of:=LEFT(CONCATENATE([.T639];&quot; &quot;; [.T647]); 13)" office:value-type="string" office:string-value="radius 0.25" calcext:value-type="string">
            <text:p>radius 0.25</text:p>
          </table:table-cell>
          <table:table-cell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1.114" calcext:value-type="float">
            <text:p>1.114</text:p>
          </table:table-cell>
          <table:table-cell/>
          <table:table-cell table:formula="of:=CONCATENATE([.E639]; &quot; &quot;; [.E655])" office:value-type="string" office:string-value="zone 0.125" calcext:value-type="string">
            <text:p>zone 0.125</text:p>
          </table:table-cell>
          <table:table-cell table:number-columns-repeated="7"/>
          <table:table-cell table:formula="of:=INDIRECT(CONCATENATE(&quot;D&quot;; TEXT([.$Q640] + 14;&quot;#&quot;)))" office:value-type="float" office:value="128" calcext:value-type="float">
            <text:p>128</text:p>
          </table:table-cell>
          <table:table-cell table:formula="of:=INDIRECT(CONCATENATE(&quot;E&quot;; TEXT([.$Q640] + 14;&quot;#&quot;)))" office:value-type="float" office:value="0.125" calcext:value-type="float">
            <text:p>0.125</text:p>
          </table:table-cell>
          <table:table-cell table:formula="of:=INDIRECT(CONCATENATE(&quot;F&quot;; TEXT([.$Q640] + 14;&quot;#&quot;)))" office:value-type="float" office:value="0.5" calcext:value-type="float">
            <text:p>0.5</text:p>
          </table:table-cell>
          <table:table-cell table:formula="of:=INDIRECT(CONCATENATE(&quot;G&quot;; TEXT([.$Q640] + 14;&quot;#&quot;)))" office:value-type="float" office:value="49" calcext:value-type="float">
            <text:p>49</text:p>
          </table:table-cell>
          <table:table-cell table:formula="of:=INDIRECT(CONCATENATE(&quot;H&quot;; TEXT([.$Q640] + 14;&quot;#&quot;)))" office:value-type="float" office:value="2.751" calcext:value-type="float">
            <text:p>2.751</text:p>
          </table:table-cell>
          <table:table-cell/>
          <table:table-cell table:formula="of:=LEFT(CONCATENATE([.T639];&quot; &quot;; [.T654]); 13)" office:value-type="string" office:string-value="radius 0.125" calcext:value-type="string">
            <text:p>radius 0.125</text:p>
          </table:table-cell>
          <table:table-cell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525" calcext:value-type="float">
            <text:p>0.525</text:p>
          </table:table-cell>
          <table:table-cell/>
          <table:table-cell table:formula="of:=LEFT(CONCATENATE([.E639]; &quot; &quot;; [.E662]); 11)" office:value-type="string" office:string-value="zone 0.0625" calcext:value-type="string">
            <text:p>zone 0.0625</text:p>
          </table:table-cell>
          <table:table-cell table:number-columns-repeated="7"/>
          <table:table-cell table:formula="of:=INDIRECT(CONCATENATE(&quot;D&quot;; TEXT([.$Q640] + 21;&quot;#&quot;)))" office:value-type="float" office:value="128" calcext:value-type="float">
            <text:p>128</text:p>
          </table:table-cell>
          <table:table-cell table:formula="of:=INDIRECT(CONCATENATE(&quot;E&quot;; TEXT([.$Q640] + 21;&quot;#&quot;)))" office:value-type="float" office:value="0.0625" calcext:value-type="float">
            <text:p>0.0625</text:p>
          </table:table-cell>
          <table:table-cell table:formula="of:=INDIRECT(CONCATENATE(&quot;F&quot;; TEXT([.$Q640] + 21;&quot;#&quot;)))" office:value-type="float" office:value="0.5" calcext:value-type="float">
            <text:p>0.5</text:p>
          </table:table-cell>
          <table:table-cell table:formula="of:=INDIRECT(CONCATENATE(&quot;G&quot;; TEXT([.$Q640] + 21;&quot;#&quot;)))" office:value-type="float" office:value="49" calcext:value-type="float">
            <text:p>49</text:p>
          </table:table-cell>
          <table:table-cell table:formula="of:=INDIRECT(CONCATENATE(&quot;H&quot;; TEXT([.$Q640] + 21;&quot;#&quot;)))" office:value-type="float" office:value="1.941" calcext:value-type="float">
            <text:p>1.941</text:p>
          </table:table-cell>
          <table:table-cell/>
          <table:table-cell table:formula="of:=LEFT(CONCATENATE([.T639];&quot; &quot;; [.T661]); 13)" office:value-type="string" office:string-value="radius 0.0625" calcext:value-type="string">
            <text:p>radius 0.0625</text:p>
          </table:table-cell>
          <table:table-cell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421" calcext:value-type="float">
            <text:p>0.421</text:p>
          </table:table-cell>
          <table:table-cell/>
          <table:table-cell table:formula="of:=LEFT(CONCATENATE([.E639]; &quot; &quot;; [.E669]); 11)" office:value-type="string" office:string-value="zone 0.0312" calcext:value-type="string">
            <text:p>zone 0.0312</text:p>
          </table:table-cell>
          <table:table-cell table:number-columns-repeated="7"/>
          <table:table-cell table:formula="of:=INDIRECT(CONCATENATE(&quot;D&quot;; TEXT([.$Q640] + 28;&quot;#&quot;)))" office:value-type="float" office:value="128" calcext:value-type="float">
            <text:p>128</text:p>
          </table:table-cell>
          <table:table-cell table:formula="of:=INDIRECT(CONCATENATE(&quot;E&quot;; TEXT([.$Q640] + 28;&quot;#&quot;)))" office:value-type="float" office:value="0.03125" calcext:value-type="float">
            <text:p>0.03125</text:p>
          </table:table-cell>
          <table:table-cell table:formula="of:=INDIRECT(CONCATENATE(&quot;F&quot;; TEXT([.$Q640] + 28;&quot;#&quot;)))" office:value-type="float" office:value="0.5" calcext:value-type="float">
            <text:p>0.5</text:p>
          </table:table-cell>
          <table:table-cell table:formula="of:=INDIRECT(CONCATENATE(&quot;G&quot;; TEXT([.$Q640] + 28;&quot;#&quot;)))" office:value-type="float" office:value="49" calcext:value-type="float">
            <text:p>49</text:p>
          </table:table-cell>
          <table:table-cell table:formula="of:=INDIRECT(CONCATENATE(&quot;H&quot;; TEXT([.$Q640] + 28;&quot;#&quot;)))" office:value-type="float" office:value="2.479" calcext:value-type="float">
            <text:p>2.479</text:p>
          </table:table-cell>
          <table:table-cell/>
          <table:table-cell table:formula="of:=LEFT(CONCATENATE([.T639];&quot; &quot;; [.T668]); 13)" office:value-type="string" office:string-value="radius 0.0312" calcext:value-type="string">
            <text:p>radius 0.0312</text:p>
          </table:table-cell>
          <table:table-cell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192" calcext:value-type="float">
            <text:p>0.192</text:p>
          </table:table-cell>
          <table:table-cell/>
          <table:table-cell table:formula="of:=LEFT(CONCATENATE([.E639]; &quot; &quot;; [.E676]); 11)" office:value-type="string" office:string-value="zone 0.0156" calcext:value-type="string">
            <text:p>zone 0.0156</text:p>
          </table:table-cell>
          <table:table-cell table:number-columns-repeated="7"/>
          <table:table-cell table:formula="of:=INDIRECT(CONCATENATE(&quot;D&quot;; TEXT([.$Q640] + 35;&quot;#&quot;)))" office:value-type="float" office:value="128" calcext:value-type="float">
            <text:p>128</text:p>
          </table:table-cell>
          <table:table-cell table:formula="of:=INDIRECT(CONCATENATE(&quot;E&quot;; TEXT([.$Q640] + 35;&quot;#&quot;)))" office:value-type="float" office:value="0.015625" calcext:value-type="float">
            <text:p>0.015625</text:p>
          </table:table-cell>
          <table:table-cell table:formula="of:=INDIRECT(CONCATENATE(&quot;F&quot;; TEXT([.$Q640] + 35;&quot;#&quot;)))" office:value-type="float" office:value="0.5" calcext:value-type="float">
            <text:p>0.5</text:p>
          </table:table-cell>
          <table:table-cell table:formula="of:=INDIRECT(CONCATENATE(&quot;G&quot;; TEXT([.$Q640] + 35;&quot;#&quot;)))" office:value-type="float" office:value="48" calcext:value-type="float">
            <text:p>48</text:p>
          </table:table-cell>
          <table:table-cell table:formula="of:=INDIRECT(CONCATENATE(&quot;H&quot;; TEXT([.$Q640] + 35;&quot;#&quot;)))" office:value-type="float" office:value="3.537" calcext:value-type="float">
            <text:p>3.537</text:p>
          </table:table-cell>
          <table:table-cell/>
          <table:table-cell table:formula="of:=LEFT(CONCATENATE([.T639];&quot; &quot;; [.T675]); 13)" office:value-type="string" office:string-value="radius 0.0156" calcext:value-type="string">
            <text:p>radius 0.0156</text:p>
          </table:table-cell>
          <table:table-cell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113" calcext:value-type="float">
            <text:p>0.113</text:p>
          </table:table-cell>
          <table:table-cell/>
          <table:table-cell table:formula="of:=LEFT(CONCATENATE([.E639]; &quot; &quot;; [.E683]); 11)" office:value-type="string" office:string-value="zone 0.0078" calcext:value-type="string">
            <text:p>zone 0.0078</text:p>
          </table:table-cell>
          <table:table-cell table:number-columns-repeated="7"/>
          <table:table-cell table:formula="of:=INDIRECT(CONCATENATE(&quot;D&quot;; TEXT([.$Q640] + 42;&quot;#&quot;)))" office:value-type="float" office:value="128" calcext:value-type="float">
            <text:p>128</text:p>
          </table:table-cell>
          <table:table-cell table:formula="of:=INDIRECT(CONCATENATE(&quot;E&quot;; TEXT([.$Q640] + 42;&quot;#&quot;)))" office:value-type="float" office:value="0.0078125" calcext:value-type="float">
            <text:p>0.0078125</text:p>
          </table:table-cell>
          <table:table-cell table:formula="of:=INDIRECT(CONCATENATE(&quot;F&quot;; TEXT([.$Q640] + 42;&quot;#&quot;)))" office:value-type="float" office:value="0.5" calcext:value-type="float">
            <text:p>0.5</text:p>
          </table:table-cell>
          <table:table-cell table:formula="of:=INDIRECT(CONCATENATE(&quot;G&quot;; TEXT([.$Q640] + 42;&quot;#&quot;)))" office:value-type="float" office:value="51" calcext:value-type="float">
            <text:p>51</text:p>
          </table:table-cell>
          <table:table-cell table:formula="of:=INDIRECT(CONCATENATE(&quot;H&quot;; TEXT([.$Q640] + 42;&quot;#&quot;)))" office:value-type="float" office:value="4.835" calcext:value-type="float">
            <text:p>4.835</text:p>
          </table:table-cell>
          <table:table-cell/>
          <table:table-cell table:formula="of:=LEFT(CONCATENATE([.T639];&quot; &quot;; [.T682]); 13)" office:value-type="string" office:string-value="radius 0.0078" calcext:value-type="string">
            <text:p>radius 0.0078</text:p>
          </table:table-cell>
          <table:table-cell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2.165" calcext:value-type="float">
            <text:p>2.165</text:p>
          </table:table-cell>
          <table:table-cell table:number-columns-repeated="8"/>
          <table:table-cell table:formula="of:=[.Q640]+1" office:value-type="float" office:value="641" calcext:value-type="float">
            <text:p>641</text:p>
          </table:table-cell>
          <table:table-cell table:formula="of:=INDIRECT(CONCATENATE(&quot;D&quot;; TEXT([.$Q647] + 0;&quot;#&quot;)))" office:value-type="float" office:value="128" calcext:value-type="float">
            <text:p>128</text:p>
          </table:table-cell>
          <table:table-cell table:formula="of:=INDIRECT(CONCATENATE(&quot;E&quot;; TEXT([.$Q647] + 0;&quot;#&quot;)))" office:value-type="float" office:value="0.5" calcext:value-type="float">
            <text:p>0.5</text:p>
          </table:table-cell>
          <table:table-cell table:formula="of:=INDIRECT(CONCATENATE(&quot;F&quot;; TEXT([.$Q647] + 0;&quot;#&quot;)))" office:value-type="float" office:value="0.25" calcext:value-type="float">
            <text:p>0.25</text:p>
          </table:table-cell>
          <table:table-cell table:formula="of:=INDIRECT(CONCATENATE(&quot;G&quot;; TEXT([.$Q647] + 0;&quot;#&quot;)))" office:value-type="float" office:value="11" calcext:value-type="float">
            <text:p>11</text:p>
          </table:table-cell>
          <table:table-cell table:formula="of:=INDIRECT(CONCATENATE(&quot;H&quot;; TEXT([.$Q647] + 0;&quot;#&quot;)))" office:value-type="float" office:value="2.321" calcext:value-type="float">
            <text:p>2.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0.915" calcext:value-type="float">
            <text:p>0.915</text:p>
          </table:table-cell>
          <table:table-cell table:number-columns-repeated="9"/>
          <table:table-cell table:formula="of:=INDIRECT(CONCATENATE(&quot;D&quot;; TEXT([.$Q647] + 7;&quot;#&quot;)))" office:value-type="float" office:value="128" calcext:value-type="float">
            <text:p>128</text:p>
          </table:table-cell>
          <table:table-cell table:formula="of:=INDIRECT(CONCATENATE(&quot;E&quot;; TEXT([.$Q647] + 7;&quot;#&quot;)))" office:value-type="float" office:value="0.25" calcext:value-type="float">
            <text:p>0.25</text:p>
          </table:table-cell>
          <table:table-cell table:formula="of:=INDIRECT(CONCATENATE(&quot;F&quot;; TEXT([.$Q647] + 7;&quot;#&quot;)))" office:value-type="float" office:value="0.25" calcext:value-type="float">
            <text:p>0.25</text:p>
          </table:table-cell>
          <table:table-cell table:formula="of:=INDIRECT(CONCATENATE(&quot;G&quot;; TEXT([.$Q647] + 7;&quot;#&quot;)))" office:value-type="float" office:value="11" calcext:value-type="float">
            <text:p>11</text:p>
          </table:table-cell>
          <table:table-cell table:formula="of:=INDIRECT(CONCATENATE(&quot;H&quot;; TEXT([.$Q647] + 7;&quot;#&quot;)))" office:value-type="float" office:value="0.915" calcext:value-type="float">
            <text:p>0.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table:number-columns-repeated="9"/>
          <table:table-cell table:formula="of:=INDIRECT(CONCATENATE(&quot;D&quot;; TEXT([.$Q647] + 14;&quot;#&quot;)))" office:value-type="float" office:value="128" calcext:value-type="float">
            <text:p>128</text:p>
          </table:table-cell>
          <table:table-cell table:formula="of:=INDIRECT(CONCATENATE(&quot;E&quot;; TEXT([.$Q647] + 14;&quot;#&quot;)))" office:value-type="float" office:value="0.125" calcext:value-type="float">
            <text:p>0.125</text:p>
          </table:table-cell>
          <table:table-cell table:formula="of:=INDIRECT(CONCATENATE(&quot;F&quot;; TEXT([.$Q647] + 14;&quot;#&quot;)))" office:value-type="float" office:value="0.25" calcext:value-type="float">
            <text:p>0.25</text:p>
          </table:table-cell>
          <table:table-cell table:formula="of:=INDIRECT(CONCATENATE(&quot;G&quot;; TEXT([.$Q647] + 14;&quot;#&quot;)))" office:value-type="float" office:value="11" calcext:value-type="float">
            <text:p>11</text:p>
          </table:table-cell>
          <table:table-cell table:formula="of:=INDIRECT(CONCATENATE(&quot;H&quot;; TEXT([.$Q647] + 14;&quot;#&quot;)))" office:value-type="float" office:value="1.293" calcext:value-type="float">
            <text:p>1.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236" calcext:value-type="float">
            <text:p>0.236</text:p>
          </table:table-cell>
          <table:table-cell table:number-columns-repeated="9"/>
          <table:table-cell table:formula="of:=INDIRECT(CONCATENATE(&quot;D&quot;; TEXT([.$Q647] + 21;&quot;#&quot;)))" office:value-type="float" office:value="128" calcext:value-type="float">
            <text:p>128</text:p>
          </table:table-cell>
          <table:table-cell table:formula="of:=INDIRECT(CONCATENATE(&quot;E&quot;; TEXT([.$Q647] + 21;&quot;#&quot;)))" office:value-type="float" office:value="0.0625" calcext:value-type="float">
            <text:p>0.0625</text:p>
          </table:table-cell>
          <table:table-cell table:formula="of:=INDIRECT(CONCATENATE(&quot;F&quot;; TEXT([.$Q647] + 21;&quot;#&quot;)))" office:value-type="float" office:value="0.25" calcext:value-type="float">
            <text:p>0.25</text:p>
          </table:table-cell>
          <table:table-cell table:formula="of:=INDIRECT(CONCATENATE(&quot;G&quot;; TEXT([.$Q647] + 21;&quot;#&quot;)))" office:value-type="float" office:value="11" calcext:value-type="float">
            <text:p>11</text:p>
          </table:table-cell>
          <table:table-cell table:formula="of:=INDIRECT(CONCATENATE(&quot;H&quot;; TEXT([.$Q647] + 21;&quot;#&quot;)))" office:value-type="float" office:value="0.945" calcext:value-type="float">
            <text:p>0.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197" calcext:value-type="float">
            <text:p>0.197</text:p>
          </table:table-cell>
          <table:table-cell table:number-columns-repeated="9"/>
          <table:table-cell table:formula="of:=INDIRECT(CONCATENATE(&quot;D&quot;; TEXT([.$Q647] + 28;&quot;#&quot;)))" office:value-type="float" office:value="128" calcext:value-type="float">
            <text:p>128</text:p>
          </table:table-cell>
          <table:table-cell table:formula="of:=INDIRECT(CONCATENATE(&quot;E&quot;; TEXT([.$Q647] + 28;&quot;#&quot;)))" office:value-type="float" office:value="0.03125" calcext:value-type="float">
            <text:p>0.03125</text:p>
          </table:table-cell>
          <table:table-cell table:formula="of:=INDIRECT(CONCATENATE(&quot;F&quot;; TEXT([.$Q647] + 28;&quot;#&quot;)))" office:value-type="float" office:value="0.25" calcext:value-type="float">
            <text:p>0.25</text:p>
          </table:table-cell>
          <table:table-cell table:formula="of:=INDIRECT(CONCATENATE(&quot;G&quot;; TEXT([.$Q647] + 28;&quot;#&quot;)))" office:value-type="float" office:value="10" calcext:value-type="float">
            <text:p>10</text:p>
          </table:table-cell>
          <table:table-cell table:formula="of:=INDIRECT(CONCATENATE(&quot;H&quot;; TEXT([.$Q647] + 28;&quot;#&quot;)))"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114" calcext:value-type="float">
            <text:p>0.114</text:p>
          </table:table-cell>
          <table:table-cell table:number-columns-repeated="9"/>
          <table:table-cell table:formula="of:=INDIRECT(CONCATENATE(&quot;D&quot;; TEXT([.$Q647] + 35;&quot;#&quot;)))" office:value-type="float" office:value="128" calcext:value-type="float">
            <text:p>128</text:p>
          </table:table-cell>
          <table:table-cell table:formula="of:=INDIRECT(CONCATENATE(&quot;E&quot;; TEXT([.$Q647] + 35;&quot;#&quot;)))" office:value-type="float" office:value="0.015625" calcext:value-type="float">
            <text:p>0.015625</text:p>
          </table:table-cell>
          <table:table-cell table:formula="of:=INDIRECT(CONCATENATE(&quot;F&quot;; TEXT([.$Q647] + 35;&quot;#&quot;)))" office:value-type="float" office:value="0.25" calcext:value-type="float">
            <text:p>0.25</text:p>
          </table:table-cell>
          <table:table-cell table:formula="of:=INDIRECT(CONCATENATE(&quot;G&quot;; TEXT([.$Q647] + 35;&quot;#&quot;)))" office:value-type="float" office:value="11" calcext:value-type="float">
            <text:p>11</text:p>
          </table:table-cell>
          <table:table-cell table:formula="of:=INDIRECT(CONCATENATE(&quot;H&quot;; TEXT([.$Q647] + 35;&quot;#&quot;)))" office:value-type="float" office:value="2.073" calcext:value-type="float">
            <text:p>2.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table:number-columns-repeated="9"/>
          <table:table-cell table:formula="of:=INDIRECT(CONCATENATE(&quot;D&quot;; TEXT([.$Q647] + 42;&quot;#&quot;)))" office:value-type="float" office:value="128" calcext:value-type="float">
            <text:p>128</text:p>
          </table:table-cell>
          <table:table-cell table:formula="of:=INDIRECT(CONCATENATE(&quot;E&quot;; TEXT([.$Q647] + 42;&quot;#&quot;)))" office:value-type="float" office:value="0.0078125" calcext:value-type="float">
            <text:p>0.0078125</text:p>
          </table:table-cell>
          <table:table-cell table:formula="of:=INDIRECT(CONCATENATE(&quot;F&quot;; TEXT([.$Q647] + 42;&quot;#&quot;)))" office:value-type="float" office:value="0.25" calcext:value-type="float">
            <text:p>0.25</text:p>
          </table:table-cell>
          <table:table-cell table:formula="of:=INDIRECT(CONCATENATE(&quot;G&quot;; TEXT([.$Q647] + 42;&quot;#&quot;)))" office:value-type="float" office:value="10" calcext:value-type="float">
            <text:p>10</text:p>
          </table:table-cell>
          <table:table-cell table:formula="of:=INDIRECT(CONCATENATE(&quot;H&quot;; TEXT([.$Q647] + 42;&quot;#&quot;)))" office:value-type="float" office:value="2.922" calcext:value-type="float">
            <text:p>2.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office:value-type="float" office:value="2.751" calcext:value-type="float">
            <text:p>2.751</text:p>
          </table:table-cell>
          <table:table-cell table:number-columns-repeated="8"/>
          <table:table-cell table:formula="of:=[.Q640]+2" office:value-type="float" office:value="642" calcext:value-type="float">
            <text:p>642</text:p>
          </table:table-cell>
          <table:table-cell table:formula="of:=INDIRECT(CONCATENATE(&quot;D&quot;; TEXT([.$Q654] + 0;&quot;#&quot;)))" office:value-type="float" office:value="128" calcext:value-type="float">
            <text:p>128</text:p>
          </table:table-cell>
          <table:table-cell table:formula="of:=INDIRECT(CONCATENATE(&quot;E&quot;; TEXT([.$Q654] + 0;&quot;#&quot;)))" office:value-type="float" office:value="0.5" calcext:value-type="float">
            <text:p>0.5</text:p>
          </table:table-cell>
          <table:table-cell table:formula="of:=INDIRECT(CONCATENATE(&quot;F&quot;; TEXT([.$Q654] + 0;&quot;#&quot;)))" office:value-type="float" office:value="0.125" calcext:value-type="float">
            <text:p>0.125</text:p>
          </table:table-cell>
          <table:table-cell table:formula="of:=INDIRECT(CONCATENATE(&quot;G&quot;; TEXT([.$Q654] + 0;&quot;#&quot;)))" office:value-type="float" office:value="2" calcext:value-type="float">
            <text:p>2</text:p>
          </table:table-cell>
          <table:table-cell table:formula="of:=INDIRECT(CONCATENATE(&quot;H&quot;; TEXT([.$Q654] + 0;&quot;#&quot;)))" office:value-type="float" office:value="1.114" calcext:value-type="float">
            <text:p>1.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1.293" calcext:value-type="float">
            <text:p>1.293</text:p>
          </table:table-cell>
          <table:table-cell table:number-columns-repeated="9"/>
          <table:table-cell table:formula="of:=INDIRECT(CONCATENATE(&quot;D&quot;; TEXT([.$Q654] + 7;&quot;#&quot;)))" office:value-type="float" office:value="128" calcext:value-type="float">
            <text:p>128</text:p>
          </table:table-cell>
          <table:table-cell table:formula="of:=INDIRECT(CONCATENATE(&quot;E&quot;; TEXT([.$Q654] + 7;&quot;#&quot;)))" office:value-type="float" office:value="0.25" calcext:value-type="float">
            <text:p>0.25</text:p>
          </table:table-cell>
          <table:table-cell table:formula="of:=INDIRECT(CONCATENATE(&quot;F&quot;; TEXT([.$Q654] + 7;&quot;#&quot;)))" office:value-type="float" office:value="0.125" calcext:value-type="float">
            <text:p>0.125</text:p>
          </table:table-cell>
          <table:table-cell table:formula="of:=INDIRECT(CONCATENATE(&quot;G&quot;; TEXT([.$Q654] + 7;&quot;#&quot;)))" office:value-type="float" office:value="3" calcext:value-type="float">
            <text:p>3</text:p>
          </table:table-cell>
          <table:table-cell table:formula="of:=INDIRECT(CONCATENATE(&quot;H&quot;; TEXT([.$Q654] + 7;&quot;#&quot;)))" office:value-type="float" office:value="0.467" calcext:value-type="float">
            <text:p>0.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0.637" calcext:value-type="float">
            <text:p>0.637</text:p>
          </table:table-cell>
          <table:table-cell table:number-columns-repeated="9"/>
          <table:table-cell table:formula="of:=INDIRECT(CONCATENATE(&quot;D&quot;; TEXT([.$Q654] + 14;&quot;#&quot;)))" office:value-type="float" office:value="128" calcext:value-type="float">
            <text:p>128</text:p>
          </table:table-cell>
          <table:table-cell table:formula="of:=INDIRECT(CONCATENATE(&quot;E&quot;; TEXT([.$Q654] + 14;&quot;#&quot;)))" office:value-type="float" office:value="0.125" calcext:value-type="float">
            <text:p>0.125</text:p>
          </table:table-cell>
          <table:table-cell table:formula="of:=INDIRECT(CONCATENATE(&quot;F&quot;; TEXT([.$Q654] + 14;&quot;#&quot;)))" office:value-type="float" office:value="0.125" calcext:value-type="float">
            <text:p>0.125</text:p>
          </table:table-cell>
          <table:table-cell table:formula="of:=INDIRECT(CONCATENATE(&quot;G&quot;; TEXT([.$Q654] + 14;&quot;#&quot;)))" office:value-type="float" office:value="2" calcext:value-type="float">
            <text:p>2</text:p>
          </table:table-cell>
          <table:table-cell table:formula="of:=INDIRECT(CONCATENATE(&quot;H&quot;; TEXT([.$Q654] + 14;&quot;#&quot;)))" office:value-type="float" office:value="0.637" calcext:value-type="float">
            <text:p>0.6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348" calcext:value-type="float">
            <text:p>0.348</text:p>
          </table:table-cell>
          <table:table-cell table:number-columns-repeated="9"/>
          <table:table-cell table:formula="of:=INDIRECT(CONCATENATE(&quot;D&quot;; TEXT([.$Q654] + 21;&quot;#&quot;)))" office:value-type="float" office:value="128" calcext:value-type="float">
            <text:p>128</text:p>
          </table:table-cell>
          <table:table-cell table:formula="of:=INDIRECT(CONCATENATE(&quot;E&quot;; TEXT([.$Q654] + 21;&quot;#&quot;)))" office:value-type="float" office:value="0.0625" calcext:value-type="float">
            <text:p>0.0625</text:p>
          </table:table-cell>
          <table:table-cell table:formula="of:=INDIRECT(CONCATENATE(&quot;F&quot;; TEXT([.$Q654] + 21;&quot;#&quot;)))" office:value-type="float" office:value="0.125" calcext:value-type="float">
            <text:p>0.125</text:p>
          </table:table-cell>
          <table:table-cell table:formula="of:=INDIRECT(CONCATENATE(&quot;G&quot;; TEXT([.$Q654] + 21;&quot;#&quot;)))" office:value-type="float" office:value="5" calcext:value-type="float">
            <text:p>5</text:p>
          </table:table-cell>
          <table:table-cell table:formula="of:=INDIRECT(CONCATENATE(&quot;H&quot;; TEXT([.$Q654] + 21;&quot;#&quot;)))" office:value-type="float" office:value="0.598" calcext:value-type="float">
            <text:p>0.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307" calcext:value-type="float">
            <text:p>0.307</text:p>
          </table:table-cell>
          <table:table-cell table:number-columns-repeated="9"/>
          <table:table-cell table:formula="of:=INDIRECT(CONCATENATE(&quot;D&quot;; TEXT([.$Q654] + 28;&quot;#&quot;)))" office:value-type="float" office:value="128" calcext:value-type="float">
            <text:p>128</text:p>
          </table:table-cell>
          <table:table-cell table:formula="of:=INDIRECT(CONCATENATE(&quot;E&quot;; TEXT([.$Q654] + 28;&quot;#&quot;)))" office:value-type="float" office:value="0.03125" calcext:value-type="float">
            <text:p>0.03125</text:p>
          </table:table-cell>
          <table:table-cell table:formula="of:=INDIRECT(CONCATENATE(&quot;F&quot;; TEXT([.$Q654] + 28;&quot;#&quot;)))" office:value-type="float" office:value="0.125" calcext:value-type="float">
            <text:p>0.125</text:p>
          </table:table-cell>
          <table:table-cell table:formula="of:=INDIRECT(CONCATENATE(&quot;G&quot;; TEXT([.$Q654] + 28;&quot;#&quot;)))" office:value-type="float" office:value="3" calcext:value-type="float">
            <text:p>3</text:p>
          </table:table-cell>
          <table:table-cell table:formula="of:=INDIRECT(CONCATENATE(&quot;H&quot;; TEXT([.$Q654] + 28;&quot;#&quot;)))" office:value-type="float" office:value="0.883" calcext:value-type="float">
            <text:p>0.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193" calcext:value-type="float">
            <text:p>0.193</text:p>
          </table:table-cell>
          <table:table-cell table:number-columns-repeated="9"/>
          <table:table-cell table:formula="of:=INDIRECT(CONCATENATE(&quot;D&quot;; TEXT([.$Q654] + 35;&quot;#&quot;)))" office:value-type="float" office:value="128" calcext:value-type="float">
            <text:p>128</text:p>
          </table:table-cell>
          <table:table-cell table:formula="of:=INDIRECT(CONCATENATE(&quot;E&quot;; TEXT([.$Q654] + 35;&quot;#&quot;)))" office:value-type="float" office:value="0.015625" calcext:value-type="float">
            <text:p>0.015625</text:p>
          </table:table-cell>
          <table:table-cell table:formula="of:=INDIRECT(CONCATENATE(&quot;F&quot;; TEXT([.$Q654] + 35;&quot;#&quot;)))" office:value-type="float" office:value="0.125" calcext:value-type="float">
            <text:p>0.125</text:p>
          </table:table-cell>
          <table:table-cell table:formula="of:=INDIRECT(CONCATENATE(&quot;G&quot;; TEXT([.$Q654] + 35;&quot;#&quot;)))" office:value-type="float" office:value="3" calcext:value-type="float">
            <text:p>3</text:p>
          </table:table-cell>
          <table:table-cell table:formula="of:=INDIRECT(CONCATENATE(&quot;H&quot;; TEXT([.$Q654] + 35;&quot;#&quot;)))" office:value-type="float" office:value="1.49" calcext:value-type="float">
            <text:p>1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145" calcext:value-type="float">
            <text:p>0.145</text:p>
          </table:table-cell>
          <table:table-cell table:number-columns-repeated="9"/>
          <table:table-cell table:formula="of:=INDIRECT(CONCATENATE(&quot;D&quot;; TEXT([.$Q654] + 42;&quot;#&quot;)))" office:value-type="float" office:value="128" calcext:value-type="float">
            <text:p>128</text:p>
          </table:table-cell>
          <table:table-cell table:formula="of:=INDIRECT(CONCATENATE(&quot;E&quot;; TEXT([.$Q654] + 42;&quot;#&quot;)))" office:value-type="float" office:value="0.0078125" calcext:value-type="float">
            <text:p>0.0078125</text:p>
          </table:table-cell>
          <table:table-cell table:formula="of:=INDIRECT(CONCATENATE(&quot;F&quot;; TEXT([.$Q654] + 42;&quot;#&quot;)))" office:value-type="float" office:value="0.125" calcext:value-type="float">
            <text:p>0.125</text:p>
          </table:table-cell>
          <table:table-cell table:formula="of:=INDIRECT(CONCATENATE(&quot;G&quot;; TEXT([.$Q654] + 42;&quot;#&quot;)))" office:value-type="float" office:value="2" calcext:value-type="float">
            <text:p>2</text:p>
          </table:table-cell>
          <table:table-cell table:formula="of:=INDIRECT(CONCATENATE(&quot;H&quot;; TEXT([.$Q654] + 42;&quot;#&quot;)))" office:value-type="float" office:value="2.294" calcext:value-type="float">
            <text:p>2.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office:value-type="float" office:value="1.941" calcext:value-type="float">
            <text:p>1.941</text:p>
          </table:table-cell>
          <table:table-cell table:number-columns-repeated="8"/>
          <table:table-cell table:formula="of:=[.Q640]+3" office:value-type="float" office:value="643" calcext:value-type="float">
            <text:p>643</text:p>
          </table:table-cell>
          <table:table-cell table:formula="of:=INDIRECT(CONCATENATE(&quot;D&quot;; TEXT([.$Q661] + 0;&quot;#&quot;)))" office:value-type="float" office:value="128" calcext:value-type="float">
            <text:p>128</text:p>
          </table:table-cell>
          <table:table-cell table:formula="of:=INDIRECT(CONCATENATE(&quot;E&quot;; TEXT([.$Q661] + 0;&quot;#&quot;)))" office:value-type="float" office:value="0.5" calcext:value-type="float">
            <text:p>0.5</text:p>
          </table:table-cell>
          <table:table-cell table:formula="of:=INDIRECT(CONCATENATE(&quot;F&quot;; TEXT([.$Q661] + 0;&quot;#&quot;)))" office:value-type="float" office:value="0.0625" calcext:value-type="float">
            <text:p>0.0625</text:p>
          </table:table-cell>
          <table:table-cell table:formula="of:=INDIRECT(CONCATENATE(&quot;G&quot;; TEXT([.$Q661] + 0;&quot;#&quot;)))" office:value-type="float" office:value="1" calcext:value-type="float">
            <text:p>1</text:p>
          </table:table-cell>
          <table:table-cell table:formula="of:=INDIRECT(CONCATENATE(&quot;H&quot;; TEXT([.$Q661] + 0;&quot;#&quot;)))" office:value-type="float" office:value="0.525" calcext:value-type="float">
            <text:p>0.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0.945" calcext:value-type="float">
            <text:p>0.945</text:p>
          </table:table-cell>
          <table:table-cell table:number-columns-repeated="9"/>
          <table:table-cell table:formula="of:=INDIRECT(CONCATENATE(&quot;D&quot;; TEXT([.$Q661] + 7;&quot;#&quot;)))" office:value-type="float" office:value="128" calcext:value-type="float">
            <text:p>128</text:p>
          </table:table-cell>
          <table:table-cell table:formula="of:=INDIRECT(CONCATENATE(&quot;E&quot;; TEXT([.$Q661] + 7;&quot;#&quot;)))" office:value-type="float" office:value="0.25" calcext:value-type="float">
            <text:p>0.25</text:p>
          </table:table-cell>
          <table:table-cell table:formula="of:=INDIRECT(CONCATENATE(&quot;F&quot;; TEXT([.$Q661] + 7;&quot;#&quot;)))" office:value-type="float" office:value="0.0625" calcext:value-type="float">
            <text:p>0.0625</text:p>
          </table:table-cell>
          <table:table-cell table:formula="of:=INDIRECT(CONCATENATE(&quot;G&quot;; TEXT([.$Q661] + 7;&quot;#&quot;)))" office:value-type="float" office:value="1" calcext:value-type="float">
            <text:p>1</text:p>
          </table:table-cell>
          <table:table-cell table:formula="of:=INDIRECT(CONCATENATE(&quot;H&quot;; TEXT([.$Q661] + 7;&quot;#&quot;)))" office:value-type="float" office:value="0.236" calcext:value-type="float">
            <text:p>0.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5" calcext:value-type="float">
            <text:p>5</text:p>
          </table:table-cell>
          <table:table-cell office:value-type="float" office:value="0.598" calcext:value-type="float">
            <text:p>0.598</text:p>
          </table:table-cell>
          <table:table-cell table:number-columns-repeated="9"/>
          <table:table-cell table:formula="of:=INDIRECT(CONCATENATE(&quot;D&quot;; TEXT([.$Q661] + 14;&quot;#&quot;)))" office:value-type="float" office:value="128" calcext:value-type="float">
            <text:p>128</text:p>
          </table:table-cell>
          <table:table-cell table:formula="of:=INDIRECT(CONCATENATE(&quot;E&quot;; TEXT([.$Q661] + 14;&quot;#&quot;)))" office:value-type="float" office:value="0.125" calcext:value-type="float">
            <text:p>0.125</text:p>
          </table:table-cell>
          <table:table-cell table:formula="of:=INDIRECT(CONCATENATE(&quot;F&quot;; TEXT([.$Q661] + 14;&quot;#&quot;)))" office:value-type="float" office:value="0.0625" calcext:value-type="float">
            <text:p>0.0625</text:p>
          </table:table-cell>
          <table:table-cell table:formula="of:=INDIRECT(CONCATENATE(&quot;G&quot;; TEXT([.$Q661] + 14;&quot;#&quot;)))" office:value-type="float" office:value="1" calcext:value-type="float">
            <text:p>1</text:p>
          </table:table-cell>
          <table:table-cell table:formula="of:=INDIRECT(CONCATENATE(&quot;H&quot;; TEXT([.$Q661] + 14;&quot;#&quot;)))" office:value-type="float" office:value="0.348" calcext:value-type="float">
            <text:p>0.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424" calcext:value-type="float">
            <text:p>0.424</text:p>
          </table:table-cell>
          <table:table-cell table:number-columns-repeated="9"/>
          <table:table-cell table:formula="of:=INDIRECT(CONCATENATE(&quot;D&quot;; TEXT([.$Q661] + 21;&quot;#&quot;)))" office:value-type="float" office:value="128" calcext:value-type="float">
            <text:p>128</text:p>
          </table:table-cell>
          <table:table-cell table:formula="of:=INDIRECT(CONCATENATE(&quot;E&quot;; TEXT([.$Q661] + 21;&quot;#&quot;)))" office:value-type="float" office:value="0.0625" calcext:value-type="float">
            <text:p>0.0625</text:p>
          </table:table-cell>
          <table:table-cell table:formula="of:=INDIRECT(CONCATENATE(&quot;F&quot;; TEXT([.$Q661] + 21;&quot;#&quot;)))" office:value-type="float" office:value="0.0625" calcext:value-type="float">
            <text:p>0.0625</text:p>
          </table:table-cell>
          <table:table-cell table:formula="of:=INDIRECT(CONCATENATE(&quot;G&quot;; TEXT([.$Q661] + 21;&quot;#&quot;)))" office:value-type="float" office:value="1" calcext:value-type="float">
            <text:p>1</text:p>
          </table:table-cell>
          <table:table-cell table:formula="of:=INDIRECT(CONCATENATE(&quot;H&quot;; TEXT([.$Q661] + 21;&quot;#&quot;)))" office:value-type="float" office:value="0.424" calcext:value-type="float">
            <text:p>0.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443" calcext:value-type="float">
            <text:p>0.443</text:p>
          </table:table-cell>
          <table:table-cell table:number-columns-repeated="9"/>
          <table:table-cell table:formula="of:=INDIRECT(CONCATENATE(&quot;D&quot;; TEXT([.$Q661] + 28;&quot;#&quot;)))" office:value-type="float" office:value="128" calcext:value-type="float">
            <text:p>128</text:p>
          </table:table-cell>
          <table:table-cell table:formula="of:=INDIRECT(CONCATENATE(&quot;E&quot;; TEXT([.$Q661] + 28;&quot;#&quot;)))" office:value-type="float" office:value="0.03125" calcext:value-type="float">
            <text:p>0.03125</text:p>
          </table:table-cell>
          <table:table-cell table:formula="of:=INDIRECT(CONCATENATE(&quot;F&quot;; TEXT([.$Q661] + 28;&quot;#&quot;)))" office:value-type="float" office:value="0.0625" calcext:value-type="float">
            <text:p>0.0625</text:p>
          </table:table-cell>
          <table:table-cell table:formula="of:=INDIRECT(CONCATENATE(&quot;G&quot;; TEXT([.$Q661] + 28;&quot;#&quot;)))" office:value-type="float" office:value="1" calcext:value-type="float">
            <text:p>1</text:p>
          </table:table-cell>
          <table:table-cell table:formula="of:=INDIRECT(CONCATENATE(&quot;H&quot;; TEXT([.$Q661] + 28;&quot;#&quot;)))" office:value-type="float" office:value="0.669" calcext:value-type="float">
            <text:p>0.6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302" calcext:value-type="float">
            <text:p>0.302</text:p>
          </table:table-cell>
          <table:table-cell table:number-columns-repeated="9"/>
          <table:table-cell table:formula="of:=INDIRECT(CONCATENATE(&quot;D&quot;; TEXT([.$Q661] + 35;&quot;#&quot;)))" office:value-type="float" office:value="128" calcext:value-type="float">
            <text:p>128</text:p>
          </table:table-cell>
          <table:table-cell table:formula="of:=INDIRECT(CONCATENATE(&quot;E&quot;; TEXT([.$Q661] + 35;&quot;#&quot;)))" office:value-type="float" office:value="0.015625" calcext:value-type="float">
            <text:p>0.015625</text:p>
          </table:table-cell>
          <table:table-cell table:formula="of:=INDIRECT(CONCATENATE(&quot;F&quot;; TEXT([.$Q661] + 35;&quot;#&quot;)))" office:value-type="float" office:value="0.0625" calcext:value-type="float">
            <text:p>0.0625</text:p>
          </table:table-cell>
          <table:table-cell table:formula="of:=INDIRECT(CONCATENATE(&quot;G&quot;; TEXT([.$Q661] + 35;&quot;#&quot;)))" office:value-type="float" office:value="1" calcext:value-type="float">
            <text:p>1</text:p>
          </table:table-cell>
          <table:table-cell table:formula="of:=INDIRECT(CONCATENATE(&quot;H&quot;; TEXT([.$Q661] + 35;&quot;#&quot;)))" office:value-type="float" office:value="1.23" calcext:value-type="float">
            <text:p>1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265" calcext:value-type="float">
            <text:p>0.265</text:p>
          </table:table-cell>
          <table:table-cell table:number-columns-repeated="9"/>
          <table:table-cell table:formula="of:=INDIRECT(CONCATENATE(&quot;D&quot;; TEXT([.$Q661] + 42;&quot;#&quot;)))" office:value-type="float" office:value="128" calcext:value-type="float">
            <text:p>128</text:p>
          </table:table-cell>
          <table:table-cell table:formula="of:=INDIRECT(CONCATENATE(&quot;E&quot;; TEXT([.$Q661] + 42;&quot;#&quot;)))" office:value-type="float" office:value="0.0078125" calcext:value-type="float">
            <text:p>0.0078125</text:p>
          </table:table-cell>
          <table:table-cell table:formula="of:=INDIRECT(CONCATENATE(&quot;F&quot;; TEXT([.$Q661] + 42;&quot;#&quot;)))" office:value-type="float" office:value="0.0625" calcext:value-type="float">
            <text:p>0.0625</text:p>
          </table:table-cell>
          <table:table-cell table:formula="of:=INDIRECT(CONCATENATE(&quot;G&quot;; TEXT([.$Q661] + 42;&quot;#&quot;)))" office:value-type="float" office:value="1" calcext:value-type="float">
            <text:p>1</text:p>
          </table:table-cell>
          <table:table-cell table:formula="of:=INDIRECT(CONCATENATE(&quot;H&quot;; TEXT([.$Q661] + 42;&quot;#&quot;)))" office:value-type="float" office:value="1.985" calcext:value-type="float">
            <text:p>1.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office:value-type="float" office:value="2.479" calcext:value-type="float">
            <text:p>2.479</text:p>
          </table:table-cell>
          <table:table-cell table:number-columns-repeated="8"/>
          <table:table-cell table:formula="of:=[.Q640]+4" office:value-type="float" office:value="644" calcext:value-type="float">
            <text:p>644</text:p>
          </table:table-cell>
          <table:table-cell table:formula="of:=INDIRECT(CONCATENATE(&quot;D&quot;; TEXT([.$Q668] + 0;&quot;#&quot;)))" office:value-type="float" office:value="128" calcext:value-type="float">
            <text:p>128</text:p>
          </table:table-cell>
          <table:table-cell table:formula="of:=INDIRECT(CONCATENATE(&quot;E&quot;; TEXT([.$Q668] + 0;&quot;#&quot;)))" office:value-type="float" office:value="0.5" calcext:value-type="float">
            <text:p>0.5</text:p>
          </table:table-cell>
          <table:table-cell table:formula="of:=INDIRECT(CONCATENATE(&quot;F&quot;; TEXT([.$Q668] + 0;&quot;#&quot;)))" office:value-type="float" office:value="0.03125" calcext:value-type="float">
            <text:p>0.03125</text:p>
          </table:table-cell>
          <table:table-cell table:formula="of:=INDIRECT(CONCATENATE(&quot;G&quot;; TEXT([.$Q668] + 0;&quot;#&quot;)))" office:value-type="float" office:value="1" calcext:value-type="float">
            <text:p>1</text:p>
          </table:table-cell>
          <table:table-cell table:formula="of:=INDIRECT(CONCATENATE(&quot;H&quot;; TEXT([.$Q668] + 0;&quot;#&quot;)))" office:value-type="float" office:value="0.421" calcext:value-type="float">
            <text:p>0.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table:number-columns-repeated="9"/>
          <table:table-cell table:formula="of:=INDIRECT(CONCATENATE(&quot;D&quot;; TEXT([.$Q668] + 7;&quot;#&quot;)))" office:value-type="float" office:value="128" calcext:value-type="float">
            <text:p>128</text:p>
          </table:table-cell>
          <table:table-cell table:formula="of:=INDIRECT(CONCATENATE(&quot;E&quot;; TEXT([.$Q668] + 7;&quot;#&quot;)))" office:value-type="float" office:value="0.25" calcext:value-type="float">
            <text:p>0.25</text:p>
          </table:table-cell>
          <table:table-cell table:formula="of:=INDIRECT(CONCATENATE(&quot;F&quot;; TEXT([.$Q668] + 7;&quot;#&quot;)))" office:value-type="float" office:value="0.03125" calcext:value-type="float">
            <text:p>0.03125</text:p>
          </table:table-cell>
          <table:table-cell table:formula="of:=INDIRECT(CONCATENATE(&quot;G&quot;; TEXT([.$Q668] + 7;&quot;#&quot;)))" office:value-type="float" office:value="1" calcext:value-type="float">
            <text:p>1</text:p>
          </table:table-cell>
          <table:table-cell table:formula="of:=INDIRECT(CONCATENATE(&quot;H&quot;; TEXT([.$Q668] + 7;&quot;#&quot;)))" office:value-type="float" office:value="0.197" calcext:value-type="float">
            <text:p>0.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0.883" calcext:value-type="float">
            <text:p>0.883</text:p>
          </table:table-cell>
          <table:table-cell table:number-columns-repeated="9"/>
          <table:table-cell table:formula="of:=INDIRECT(CONCATENATE(&quot;D&quot;; TEXT([.$Q668] + 14;&quot;#&quot;)))" office:value-type="float" office:value="128" calcext:value-type="float">
            <text:p>128</text:p>
          </table:table-cell>
          <table:table-cell table:formula="of:=INDIRECT(CONCATENATE(&quot;E&quot;; TEXT([.$Q668] + 14;&quot;#&quot;)))" office:value-type="float" office:value="0.125" calcext:value-type="float">
            <text:p>0.125</text:p>
          </table:table-cell>
          <table:table-cell table:formula="of:=INDIRECT(CONCATENATE(&quot;F&quot;; TEXT([.$Q668] + 14;&quot;#&quot;)))" office:value-type="float" office:value="0.03125" calcext:value-type="float">
            <text:p>0.03125</text:p>
          </table:table-cell>
          <table:table-cell table:formula="of:=INDIRECT(CONCATENATE(&quot;G&quot;; TEXT([.$Q668] + 14;&quot;#&quot;)))" office:value-type="float" office:value="1" calcext:value-type="float">
            <text:p>1</text:p>
          </table:table-cell>
          <table:table-cell table:formula="of:=INDIRECT(CONCATENATE(&quot;H&quot;; TEXT([.$Q668] + 14;&quot;#&quot;)))" office:value-type="float" office:value="0.307" calcext:value-type="float">
            <text:p>0.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669" calcext:value-type="float">
            <text:p>0.669</text:p>
          </table:table-cell>
          <table:table-cell table:number-columns-repeated="9"/>
          <table:table-cell table:formula="of:=INDIRECT(CONCATENATE(&quot;D&quot;; TEXT([.$Q668] + 21;&quot;#&quot;)))" office:value-type="float" office:value="128" calcext:value-type="float">
            <text:p>128</text:p>
          </table:table-cell>
          <table:table-cell table:formula="of:=INDIRECT(CONCATENATE(&quot;E&quot;; TEXT([.$Q668] + 21;&quot;#&quot;)))" office:value-type="float" office:value="0.0625" calcext:value-type="float">
            <text:p>0.0625</text:p>
          </table:table-cell>
          <table:table-cell table:formula="of:=INDIRECT(CONCATENATE(&quot;F&quot;; TEXT([.$Q668] + 21;&quot;#&quot;)))" office:value-type="float" office:value="0.03125" calcext:value-type="float">
            <text:p>0.03125</text:p>
          </table:table-cell>
          <table:table-cell table:formula="of:=INDIRECT(CONCATENATE(&quot;G&quot;; TEXT([.$Q668] + 21;&quot;#&quot;)))" office:value-type="float" office:value="1" calcext:value-type="float">
            <text:p>1</text:p>
          </table:table-cell>
          <table:table-cell table:formula="of:=INDIRECT(CONCATENATE(&quot;H&quot;; TEXT([.$Q668] + 21;&quot;#&quot;)))" office:value-type="float" office:value="0.443" calcext:value-type="float">
            <text:p>0.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638" calcext:value-type="float">
            <text:p>0.638</text:p>
          </table:table-cell>
          <table:table-cell table:number-columns-repeated="9"/>
          <table:table-cell table:formula="of:=INDIRECT(CONCATENATE(&quot;D&quot;; TEXT([.$Q668] + 28;&quot;#&quot;)))" office:value-type="float" office:value="128" calcext:value-type="float">
            <text:p>128</text:p>
          </table:table-cell>
          <table:table-cell table:formula="of:=INDIRECT(CONCATENATE(&quot;E&quot;; TEXT([.$Q668] + 28;&quot;#&quot;)))" office:value-type="float" office:value="0.03125" calcext:value-type="float">
            <text:p>0.03125</text:p>
          </table:table-cell>
          <table:table-cell table:formula="of:=INDIRECT(CONCATENATE(&quot;F&quot;; TEXT([.$Q668] + 28;&quot;#&quot;)))" office:value-type="float" office:value="0.03125" calcext:value-type="float">
            <text:p>0.03125</text:p>
          </table:table-cell>
          <table:table-cell table:formula="of:=INDIRECT(CONCATENATE(&quot;G&quot;; TEXT([.$Q668] + 28;&quot;#&quot;)))" office:value-type="float" office:value="1" calcext:value-type="float">
            <text:p>1</text:p>
          </table:table-cell>
          <table:table-cell table:formula="of:=INDIRECT(CONCATENATE(&quot;H&quot;; TEXT([.$Q668] + 28;&quot;#&quot;)))" office:value-type="float" office:value="0.638" calcext:value-type="float">
            <text:p>0.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578" calcext:value-type="float">
            <text:p>0.578</text:p>
          </table:table-cell>
          <table:table-cell table:number-columns-repeated="9"/>
          <table:table-cell table:formula="of:=INDIRECT(CONCATENATE(&quot;D&quot;; TEXT([.$Q668] + 35;&quot;#&quot;)))" office:value-type="float" office:value="128" calcext:value-type="float">
            <text:p>128</text:p>
          </table:table-cell>
          <table:table-cell table:formula="of:=INDIRECT(CONCATENATE(&quot;E&quot;; TEXT([.$Q668] + 35;&quot;#&quot;)))" office:value-type="float" office:value="0.015625" calcext:value-type="float">
            <text:p>0.015625</text:p>
          </table:table-cell>
          <table:table-cell table:formula="of:=INDIRECT(CONCATENATE(&quot;F&quot;; TEXT([.$Q668] + 35;&quot;#&quot;)))" office:value-type="float" office:value="0.03125" calcext:value-type="float">
            <text:p>0.03125</text:p>
          </table:table-cell>
          <table:table-cell table:formula="of:=INDIRECT(CONCATENATE(&quot;G&quot;; TEXT([.$Q668] + 35;&quot;#&quot;)))" office:value-type="float" office:value="1" calcext:value-type="float">
            <text:p>1</text:p>
          </table:table-cell>
          <table:table-cell table:formula="of:=INDIRECT(CONCATENATE(&quot;H&quot;; TEXT([.$Q668] + 35;&quot;#&quot;)))" office:value-type="float" office:value="1.188" calcext:value-type="float">
            <text:p>1.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537" calcext:value-type="float">
            <text:p>0.537</text:p>
          </table:table-cell>
          <table:table-cell table:number-columns-repeated="9"/>
          <table:table-cell table:formula="of:=INDIRECT(CONCATENATE(&quot;D&quot;; TEXT([.$Q668] + 42;&quot;#&quot;)))" office:value-type="float" office:value="128" calcext:value-type="float">
            <text:p>128</text:p>
          </table:table-cell>
          <table:table-cell table:formula="of:=INDIRECT(CONCATENATE(&quot;E&quot;; TEXT([.$Q668] + 42;&quot;#&quot;)))" office:value-type="float" office:value="0.0078125" calcext:value-type="float">
            <text:p>0.0078125</text:p>
          </table:table-cell>
          <table:table-cell table:formula="of:=INDIRECT(CONCATENATE(&quot;F&quot;; TEXT([.$Q668] + 42;&quot;#&quot;)))" office:value-type="float" office:value="0.03125" calcext:value-type="float">
            <text:p>0.03125</text:p>
          </table:table-cell>
          <table:table-cell table:formula="of:=INDIRECT(CONCATENATE(&quot;G&quot;; TEXT([.$Q668] + 42;&quot;#&quot;)))" office:value-type="float" office:value="1" calcext:value-type="float">
            <text:p>1</text:p>
          </table:table-cell>
          <table:table-cell table:formula="of:=INDIRECT(CONCATENATE(&quot;H&quot;; TEXT([.$Q668] + 42;&quot;#&quot;)))" office:value-type="float" office:value="2.131" calcext:value-type="float">
            <text:p>2.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.537" calcext:value-type="float">
            <text:p>3.537</text:p>
          </table:table-cell>
          <table:table-cell table:number-columns-repeated="8"/>
          <table:table-cell table:formula="of:=[.Q640]+5" office:value-type="float" office:value="645" calcext:value-type="float">
            <text:p>645</text:p>
          </table:table-cell>
          <table:table-cell table:formula="of:=INDIRECT(CONCATENATE(&quot;D&quot;; TEXT([.$Q675] + 0;&quot;#&quot;)))" office:value-type="float" office:value="128" calcext:value-type="float">
            <text:p>128</text:p>
          </table:table-cell>
          <table:table-cell table:formula="of:=INDIRECT(CONCATENATE(&quot;E&quot;; TEXT([.$Q675] + 0;&quot;#&quot;)))" office:value-type="float" office:value="0.5" calcext:value-type="float">
            <text:p>0.5</text:p>
          </table:table-cell>
          <table:table-cell table:formula="of:=INDIRECT(CONCATENATE(&quot;F&quot;; TEXT([.$Q675] + 0;&quot;#&quot;)))" office:value-type="float" office:value="0.015625" calcext:value-type="float">
            <text:p>0.015625</text:p>
          </table:table-cell>
          <table:table-cell table:formula="of:=INDIRECT(CONCATENATE(&quot;G&quot;; TEXT([.$Q675] + 0;&quot;#&quot;)))" office:value-type="float" office:value="1" calcext:value-type="float">
            <text:p>1</text:p>
          </table:table-cell>
          <table:table-cell table:formula="of:=INDIRECT(CONCATENATE(&quot;H&quot;; TEXT([.$Q675] + 0;&quot;#&quot;)))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2.073" calcext:value-type="float">
            <text:p>2.073</text:p>
          </table:table-cell>
          <table:table-cell table:number-columns-repeated="9"/>
          <table:table-cell table:formula="of:=INDIRECT(CONCATENATE(&quot;D&quot;; TEXT([.$Q675] + 7;&quot;#&quot;)))" office:value-type="float" office:value="128" calcext:value-type="float">
            <text:p>128</text:p>
          </table:table-cell>
          <table:table-cell table:formula="of:=INDIRECT(CONCATENATE(&quot;E&quot;; TEXT([.$Q675] + 7;&quot;#&quot;)))" office:value-type="float" office:value="0.25" calcext:value-type="float">
            <text:p>0.25</text:p>
          </table:table-cell>
          <table:table-cell table:formula="of:=INDIRECT(CONCATENATE(&quot;F&quot;; TEXT([.$Q675] + 7;&quot;#&quot;)))" office:value-type="float" office:value="0.015625" calcext:value-type="float">
            <text:p>0.015625</text:p>
          </table:table-cell>
          <table:table-cell table:formula="of:=INDIRECT(CONCATENATE(&quot;G&quot;; TEXT([.$Q675] + 7;&quot;#&quot;)))" office:value-type="float" office:value="1" calcext:value-type="float">
            <text:p>1</text:p>
          </table:table-cell>
          <table:table-cell table:formula="of:=INDIRECT(CONCATENATE(&quot;H&quot;; TEXT([.$Q675] + 7;&quot;#&quot;)))" office:value-type="float" office:value="0.114" calcext:value-type="float">
            <text:p>0.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1.49" calcext:value-type="float">
            <text:p>1.49</text:p>
          </table:table-cell>
          <table:table-cell table:number-columns-repeated="9"/>
          <table:table-cell table:formula="of:=INDIRECT(CONCATENATE(&quot;D&quot;; TEXT([.$Q675] + 14;&quot;#&quot;)))" office:value-type="float" office:value="128" calcext:value-type="float">
            <text:p>128</text:p>
          </table:table-cell>
          <table:table-cell table:formula="of:=INDIRECT(CONCATENATE(&quot;E&quot;; TEXT([.$Q675] + 14;&quot;#&quot;)))" office:value-type="float" office:value="0.125" calcext:value-type="float">
            <text:p>0.125</text:p>
          </table:table-cell>
          <table:table-cell table:formula="of:=INDIRECT(CONCATENATE(&quot;F&quot;; TEXT([.$Q675] + 14;&quot;#&quot;)))" office:value-type="float" office:value="0.015625" calcext:value-type="float">
            <text:p>0.015625</text:p>
          </table:table-cell>
          <table:table-cell table:formula="of:=INDIRECT(CONCATENATE(&quot;G&quot;; TEXT([.$Q675] + 14;&quot;#&quot;)))" office:value-type="float" office:value="1" calcext:value-type="float">
            <text:p>1</text:p>
          </table:table-cell>
          <table:table-cell table:formula="of:=INDIRECT(CONCATENATE(&quot;H&quot;; TEXT([.$Q675] + 14;&quot;#&quot;)))" office:value-type="float" office:value="0.193" calcext:value-type="float">
            <text:p>0.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table:number-columns-repeated="9"/>
          <table:table-cell table:formula="of:=INDIRECT(CONCATENATE(&quot;D&quot;; TEXT([.$Q675] + 21;&quot;#&quot;)))" office:value-type="float" office:value="128" calcext:value-type="float">
            <text:p>128</text:p>
          </table:table-cell>
          <table:table-cell table:formula="of:=INDIRECT(CONCATENATE(&quot;E&quot;; TEXT([.$Q675] + 21;&quot;#&quot;)))" office:value-type="float" office:value="0.0625" calcext:value-type="float">
            <text:p>0.0625</text:p>
          </table:table-cell>
          <table:table-cell table:formula="of:=INDIRECT(CONCATENATE(&quot;F&quot;; TEXT([.$Q675] + 21;&quot;#&quot;)))" office:value-type="float" office:value="0.015625" calcext:value-type="float">
            <text:p>0.015625</text:p>
          </table:table-cell>
          <table:table-cell table:formula="of:=INDIRECT(CONCATENATE(&quot;G&quot;; TEXT([.$Q675] + 21;&quot;#&quot;)))" office:value-type="float" office:value="1" calcext:value-type="float">
            <text:p>1</text:p>
          </table:table-cell>
          <table:table-cell table:formula="of:=INDIRECT(CONCATENATE(&quot;H&quot;; TEXT([.$Q675] + 21;&quot;#&quot;)))" office:value-type="float" office:value="0.302" calcext:value-type="float">
            <text:p>0.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188" calcext:value-type="float">
            <text:p>1.188</text:p>
          </table:table-cell>
          <table:table-cell table:number-columns-repeated="9"/>
          <table:table-cell table:formula="of:=INDIRECT(CONCATENATE(&quot;D&quot;; TEXT([.$Q675] + 28;&quot;#&quot;)))" office:value-type="float" office:value="128" calcext:value-type="float">
            <text:p>128</text:p>
          </table:table-cell>
          <table:table-cell table:formula="of:=INDIRECT(CONCATENATE(&quot;E&quot;; TEXT([.$Q675] + 28;&quot;#&quot;)))" office:value-type="float" office:value="0.03125" calcext:value-type="float">
            <text:p>0.03125</text:p>
          </table:table-cell>
          <table:table-cell table:formula="of:=INDIRECT(CONCATENATE(&quot;F&quot;; TEXT([.$Q675] + 28;&quot;#&quot;)))" office:value-type="float" office:value="0.015625" calcext:value-type="float">
            <text:p>0.015625</text:p>
          </table:table-cell>
          <table:table-cell table:formula="of:=INDIRECT(CONCATENATE(&quot;G&quot;; TEXT([.$Q675] + 28;&quot;#&quot;)))" office:value-type="float" office:value="1" calcext:value-type="float">
            <text:p>1</text:p>
          </table:table-cell>
          <table:table-cell table:formula="of:=INDIRECT(CONCATENATE(&quot;H&quot;; TEXT([.$Q675] + 28;&quot;#&quot;)))" office:value-type="float" office:value="0.578" calcext:value-type="float">
            <text:p>0.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106" calcext:value-type="float">
            <text:p>1.106</text:p>
          </table:table-cell>
          <table:table-cell table:number-columns-repeated="9"/>
          <table:table-cell table:formula="of:=INDIRECT(CONCATENATE(&quot;D&quot;; TEXT([.$Q675] + 35;&quot;#&quot;)))" office:value-type="float" office:value="128" calcext:value-type="float">
            <text:p>128</text:p>
          </table:table-cell>
          <table:table-cell table:formula="of:=INDIRECT(CONCATENATE(&quot;E&quot;; TEXT([.$Q675] + 35;&quot;#&quot;)))" office:value-type="float" office:value="0.015625" calcext:value-type="float">
            <text:p>0.015625</text:p>
          </table:table-cell>
          <table:table-cell table:formula="of:=INDIRECT(CONCATENATE(&quot;F&quot;; TEXT([.$Q675] + 35;&quot;#&quot;)))" office:value-type="float" office:value="0.015625" calcext:value-type="float">
            <text:p>0.015625</text:p>
          </table:table-cell>
          <table:table-cell table:formula="of:=INDIRECT(CONCATENATE(&quot;G&quot;; TEXT([.$Q675] + 35;&quot;#&quot;)))" office:value-type="float" office:value="1" calcext:value-type="float">
            <text:p>1</text:p>
          </table:table-cell>
          <table:table-cell table:formula="of:=INDIRECT(CONCATENATE(&quot;H&quot;; TEXT([.$Q675] + 35;&quot;#&quot;)))" office:value-type="float" office:value="1.106" calcext:value-type="float">
            <text:p>1.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062" calcext:value-type="float">
            <text:p>1.062</text:p>
          </table:table-cell>
          <table:table-cell table:number-columns-repeated="9"/>
          <table:table-cell table:formula="of:=INDIRECT(CONCATENATE(&quot;D&quot;; TEXT([.$Q675] + 42;&quot;#&quot;)))" office:value-type="float" office:value="128" calcext:value-type="float">
            <text:p>128</text:p>
          </table:table-cell>
          <table:table-cell table:formula="of:=INDIRECT(CONCATENATE(&quot;E&quot;; TEXT([.$Q675] + 42;&quot;#&quot;)))" office:value-type="float" office:value="0.0078125" calcext:value-type="float">
            <text:p>0.0078125</text:p>
          </table:table-cell>
          <table:table-cell table:formula="of:=INDIRECT(CONCATENATE(&quot;F&quot;; TEXT([.$Q675] + 42;&quot;#&quot;)))" office:value-type="float" office:value="0.015625" calcext:value-type="float">
            <text:p>0.015625</text:p>
          </table:table-cell>
          <table:table-cell table:formula="of:=INDIRECT(CONCATENATE(&quot;G&quot;; TEXT([.$Q675] + 42;&quot;#&quot;)))" office:value-type="float" office:value="1" calcext:value-type="float">
            <text:p>1</text:p>
          </table:table-cell>
          <table:table-cell table:formula="of:=INDIRECT(CONCATENATE(&quot;H&quot;; TEXT([.$Q675] + 42;&quot;#&quot;)))" office:value-type="float" office:value="1.864" calcext:value-type="float">
            <text:p>1.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4.835" calcext:value-type="float">
            <text:p>4.835</text:p>
          </table:table-cell>
          <table:table-cell table:number-columns-repeated="8"/>
          <table:table-cell table:formula="of:=[.Q640]+6" office:value-type="float" office:value="646" calcext:value-type="float">
            <text:p>646</text:p>
          </table:table-cell>
          <table:table-cell table:formula="of:=INDIRECT(CONCATENATE(&quot;D&quot;; TEXT([.$Q682] + 0;&quot;#&quot;)))" office:value-type="float" office:value="128" calcext:value-type="float">
            <text:p>128</text:p>
          </table:table-cell>
          <table:table-cell table:formula="of:=INDIRECT(CONCATENATE(&quot;E&quot;; TEXT([.$Q682] + 0;&quot;#&quot;)))" office:value-type="float" office:value="0.5" calcext:value-type="float">
            <text:p>0.5</text:p>
          </table:table-cell>
          <table:table-cell table:formula="of:=INDIRECT(CONCATENATE(&quot;F&quot;; TEXT([.$Q682] + 0;&quot;#&quot;)))" office:value-type="float" office:value="0.0078125" calcext:value-type="float">
            <text:p>0.0078125</text:p>
          </table:table-cell>
          <table:table-cell table:formula="of:=INDIRECT(CONCATENATE(&quot;G&quot;; TEXT([.$Q682] + 0;&quot;#&quot;)))" office:value-type="float" office:value="1" calcext:value-type="float">
            <text:p>1</text:p>
          </table:table-cell>
          <table:table-cell table:formula="of:=INDIRECT(CONCATENATE(&quot;H&quot;; TEXT([.$Q682] + 0;&quot;#&quot;)))" office:value-type="float" office:value="0.113" calcext:value-type="float">
            <text:p>0.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2.922" calcext:value-type="float">
            <text:p>2.922</text:p>
          </table:table-cell>
          <table:table-cell table:number-columns-repeated="9"/>
          <table:table-cell table:formula="of:=INDIRECT(CONCATENATE(&quot;D&quot;; TEXT([.$Q682] + 7;&quot;#&quot;)))" office:value-type="float" office:value="128" calcext:value-type="float">
            <text:p>128</text:p>
          </table:table-cell>
          <table:table-cell table:formula="of:=INDIRECT(CONCATENATE(&quot;E&quot;; TEXT([.$Q682] + 7;&quot;#&quot;)))" office:value-type="float" office:value="0.25" calcext:value-type="float">
            <text:p>0.25</text:p>
          </table:table-cell>
          <table:table-cell table:formula="of:=INDIRECT(CONCATENATE(&quot;F&quot;; TEXT([.$Q682] + 7;&quot;#&quot;)))" office:value-type="float" office:value="0.0078125" calcext:value-type="float">
            <text:p>0.0078125</text:p>
          </table:table-cell>
          <table:table-cell table:formula="of:=INDIRECT(CONCATENATE(&quot;G&quot;; TEXT([.$Q682] + 7;&quot;#&quot;)))" office:value-type="float" office:value="1" calcext:value-type="float">
            <text:p>1</text:p>
          </table:table-cell>
          <table:table-cell table:formula="of:=INDIRECT(CONCATENATE(&quot;H&quot;; TEXT([.$Q682] + 7;&quot;#&quot;)))" office:value-type="float" office:value="0.079" calcext:value-type="float">
            <text:p>0.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2.294" calcext:value-type="float">
            <text:p>2.294</text:p>
          </table:table-cell>
          <table:table-cell table:number-columns-repeated="9"/>
          <table:table-cell table:formula="of:=INDIRECT(CONCATENATE(&quot;D&quot;; TEXT([.$Q682] + 14;&quot;#&quot;)))" office:value-type="float" office:value="128" calcext:value-type="float">
            <text:p>128</text:p>
          </table:table-cell>
          <table:table-cell table:formula="of:=INDIRECT(CONCATENATE(&quot;E&quot;; TEXT([.$Q682] + 14;&quot;#&quot;)))" office:value-type="float" office:value="0.125" calcext:value-type="float">
            <text:p>0.125</text:p>
          </table:table-cell>
          <table:table-cell table:formula="of:=INDIRECT(CONCATENATE(&quot;F&quot;; TEXT([.$Q682] + 14;&quot;#&quot;)))" office:value-type="float" office:value="0.0078125" calcext:value-type="float">
            <text:p>0.0078125</text:p>
          </table:table-cell>
          <table:table-cell table:formula="of:=INDIRECT(CONCATENATE(&quot;G&quot;; TEXT([.$Q682] + 14;&quot;#&quot;)))" office:value-type="float" office:value="1" calcext:value-type="float">
            <text:p>1</text:p>
          </table:table-cell>
          <table:table-cell table:formula="of:=INDIRECT(CONCATENATE(&quot;H&quot;; TEXT([.$Q682] + 14;&quot;#&quot;)))" office:value-type="float" office:value="0.145" calcext:value-type="float">
            <text:p>0.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.985" calcext:value-type="float">
            <text:p>1.985</text:p>
          </table:table-cell>
          <table:table-cell table:number-columns-repeated="9"/>
          <table:table-cell table:formula="of:=INDIRECT(CONCATENATE(&quot;D&quot;; TEXT([.$Q682] + 21;&quot;#&quot;)))" office:value-type="float" office:value="128" calcext:value-type="float">
            <text:p>128</text:p>
          </table:table-cell>
          <table:table-cell table:formula="of:=INDIRECT(CONCATENATE(&quot;E&quot;; TEXT([.$Q682] + 21;&quot;#&quot;)))" office:value-type="float" office:value="0.0625" calcext:value-type="float">
            <text:p>0.0625</text:p>
          </table:table-cell>
          <table:table-cell table:formula="of:=INDIRECT(CONCATENATE(&quot;F&quot;; TEXT([.$Q682] + 21;&quot;#&quot;)))" office:value-type="float" office:value="0.0078125" calcext:value-type="float">
            <text:p>0.0078125</text:p>
          </table:table-cell>
          <table:table-cell table:formula="of:=INDIRECT(CONCATENATE(&quot;G&quot;; TEXT([.$Q682] + 21;&quot;#&quot;)))" office:value-type="float" office:value="1" calcext:value-type="float">
            <text:p>1</text:p>
          </table:table-cell>
          <table:table-cell table:formula="of:=INDIRECT(CONCATENATE(&quot;H&quot;; TEXT([.$Q682] + 21;&quot;#&quot;)))" office:value-type="float" office:value="0.265" calcext:value-type="float">
            <text:p>0.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2.131" calcext:value-type="float">
            <text:p>2.131</text:p>
          </table:table-cell>
          <table:table-cell table:number-columns-repeated="9"/>
          <table:table-cell table:formula="of:=INDIRECT(CONCATENATE(&quot;D&quot;; TEXT([.$Q682] + 28;&quot;#&quot;)))" office:value-type="float" office:value="128" calcext:value-type="float">
            <text:p>128</text:p>
          </table:table-cell>
          <table:table-cell table:formula="of:=INDIRECT(CONCATENATE(&quot;E&quot;; TEXT([.$Q682] + 28;&quot;#&quot;)))" office:value-type="float" office:value="0.03125" calcext:value-type="float">
            <text:p>0.03125</text:p>
          </table:table-cell>
          <table:table-cell table:formula="of:=INDIRECT(CONCATENATE(&quot;F&quot;; TEXT([.$Q682] + 28;&quot;#&quot;)))" office:value-type="float" office:value="0.0078125" calcext:value-type="float">
            <text:p>0.0078125</text:p>
          </table:table-cell>
          <table:table-cell table:formula="of:=INDIRECT(CONCATENATE(&quot;G&quot;; TEXT([.$Q682] + 28;&quot;#&quot;)))" office:value-type="float" office:value="1" calcext:value-type="float">
            <text:p>1</text:p>
          </table:table-cell>
          <table:table-cell table:formula="of:=INDIRECT(CONCATENATE(&quot;H&quot;; TEXT([.$Q682] + 28;&quot;#&quot;)))" office:value-type="float" office:value="0.537" calcext:value-type="float">
            <text:p>0.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864" calcext:value-type="float">
            <text:p>1.864</text:p>
          </table:table-cell>
          <table:table-cell table:number-columns-repeated="9"/>
          <table:table-cell table:formula="of:=INDIRECT(CONCATENATE(&quot;D&quot;; TEXT([.$Q682] + 35;&quot;#&quot;)))" office:value-type="float" office:value="128" calcext:value-type="float">
            <text:p>128</text:p>
          </table:table-cell>
          <table:table-cell table:formula="of:=INDIRECT(CONCATENATE(&quot;E&quot;; TEXT([.$Q682] + 35;&quot;#&quot;)))" office:value-type="float" office:value="0.015625" calcext:value-type="float">
            <text:p>0.015625</text:p>
          </table:table-cell>
          <table:table-cell table:formula="of:=INDIRECT(CONCATENATE(&quot;F&quot;; TEXT([.$Q682] + 35;&quot;#&quot;)))" office:value-type="float" office:value="0.0078125" calcext:value-type="float">
            <text:p>0.0078125</text:p>
          </table:table-cell>
          <table:table-cell table:formula="of:=INDIRECT(CONCATENATE(&quot;G&quot;; TEXT([.$Q682] + 35;&quot;#&quot;)))" office:value-type="float" office:value="1" calcext:value-type="float">
            <text:p>1</text:p>
          </table:table-cell>
          <table:table-cell table:formula="of:=INDIRECT(CONCATENATE(&quot;H&quot;; TEXT([.$Q682] + 35;&quot;#&quot;)))" office:value-type="float" office:value="1.062" calcext:value-type="float">
            <text:p>1.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826" calcext:value-type="float">
            <text:p>1.826</text:p>
          </table:table-cell>
          <table:table-cell table:number-columns-repeated="9"/>
          <table:table-cell table:formula="of:=INDIRECT(CONCATENATE(&quot;D&quot;; TEXT([.$Q682] + 42;&quot;#&quot;)))" office:value-type="float" office:value="128" calcext:value-type="float">
            <text:p>128</text:p>
          </table:table-cell>
          <table:table-cell table:formula="of:=INDIRECT(CONCATENATE(&quot;E&quot;; TEXT([.$Q682] + 42;&quot;#&quot;)))" office:value-type="float" office:value="0.0078125" calcext:value-type="float">
            <text:p>0.0078125</text:p>
          </table:table-cell>
          <table:table-cell table:formula="of:=INDIRECT(CONCATENATE(&quot;F&quot;; TEXT([.$Q682] + 42;&quot;#&quot;)))" office:value-type="float" office:value="0.0078125" calcext:value-type="float">
            <text:p>0.0078125</text:p>
          </table:table-cell>
          <table:table-cell table:formula="of:=INDIRECT(CONCATENATE(&quot;G&quot;; TEXT([.$Q682] + 42;&quot;#&quot;)))" office:value-type="float" office:value="1" calcext:value-type="float">
            <text:p>1</text:p>
          </table:table-cell>
          <table:table-cell table:formula="of:=INDIRECT(CONCATENATE(&quot;H&quot;; TEXT([.$Q682] + 42;&quot;#&quot;)))" office:value-type="float" office:value="1.826" calcext:value-type="float">
            <text:p>1.826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formula="of:=[.A693]" office:value-type="string" office:string-value="CQZoneMatcher" calcext:value-type="string">
            <text:p>CQZoneMatcher</text:p>
          </table:table-cell>
          <table:table-cell table:formula="of:=[.B693]" office:value-type="string" office:string-value="SEPARATE" calcext:value-type="string">
            <text:p>SEPARATE</text:p>
          </table:table-cell>
          <table:table-cell table:number-columns-repeated="7"/>
          <table:table-cell table:formula="of:=[.A690]" office:value-type="string" office:string-value="CQZoneMatcher" calcext:value-type="string">
            <text:p>CQZoneMatcher</text:p>
          </table:table-cell>
          <table:table-cell table:formula="of:=[.B690]" office:value-type="string" office:string-value="SEPARATE" calcext:value-type="string">
            <text:p>SEPARATE</text:p>
          </table:table-cell>
          <table:table-cell table:number-columns-repeated="5"/>
          <table:table-cell table:formula="of:=[.A690]" office:value-type="string" office:string-value="CQZoneMatcher" calcext:value-type="string">
            <text:p>CQZoneMatcher</text:p>
          </table:table-cell>
          <table:table-cell table:formula="of:=[.B690]" office:value-type="string" office:string-value="SEPARATE" calcext:value-type="string">
            <text:p>SEPARATE</text:p>
          </table:table-cell>
          <table:table-cell table:number-columns-repeated="5"/>
          <table:table-cell table:formula="of:=[.A690]" office:value-type="string" office:string-value="CQZoneMatcher" calcext:value-type="string">
            <text:p>CQZoneMatcher</text:p>
          </table:table-cell>
          <table:table-cell table:formula="of:=[.B690]" office:value-type="string" office:string-value="SEPARATE" calcext:value-type="string">
            <text:p>SEPARATE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atch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points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found</text:p>
          </table:table-cell>
          <table:table-cell table:style-name="ce1" office:value-type="string" calcext:value-type="string">
            <text:p>timeavg</text:p>
          </table:table-cell>
          <table:table-cell table:number-columns-repeated="9"/>
          <table:table-cell office:value-type="string" calcext:value-type="string">
            <text:p>rang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ime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1" calcext:value-type="float">
            <text:p>201</text:p>
          </table:table-cell>
          <table:table-cell office:value-type="float" office:value="9.923" calcext:value-type="float">
            <text:p>9.923</text:p>
          </table:table-cell>
          <table:table-cell/>
          <table:table-cell table:formula="of:=LEFT(CONCATENATE([.E692]; &quot; &quot;; [.E693]); 11)" office:value-type="string" office:string-value="zone 0.5" calcext:value-type="string">
            <text:p>zone 0.5</text:p>
          </table:table-cell>
          <table:table-cell table:number-columns-repeated="6"/>
          <table:table-cell table:formula="of:=ROW()" office:value-type="float" office:value="693" calcext:value-type="float">
            <text:p>693</text:p>
          </table:table-cell>
          <table:table-cell table:formula="of:=INDIRECT(CONCATENATE(&quot;D&quot;; TEXT([.$Q693] + 0;&quot;#&quot;)))" office:value-type="float" office:value="64" calcext:value-type="float">
            <text:p>64</text:p>
          </table:table-cell>
          <table:table-cell table:formula="of:=INDIRECT(CONCATENATE(&quot;E&quot;; TEXT([.$Q693] + 0;&quot;#&quot;)))" office:value-type="float" office:value="0.5" calcext:value-type="float">
            <text:p>0.5</text:p>
          </table:table-cell>
          <table:table-cell table:formula="of:=INDIRECT(CONCATENATE(&quot;F&quot;; TEXT([.$Q693] + 0;&quot;#&quot;)))" office:value-type="float" office:value="0.5" calcext:value-type="float">
            <text:p>0.5</text:p>
          </table:table-cell>
          <table:table-cell table:formula="of:=INDIRECT(CONCATENATE(&quot;G&quot;; TEXT([.$Q693] + 0;&quot;#&quot;)))" office:value-type="float" office:value="201" calcext:value-type="float">
            <text:p>201</text:p>
          </table:table-cell>
          <table:table-cell table:formula="of:=INDIRECT(CONCATENATE(&quot;H&quot;; TEXT([.$Q693] + 0;&quot;#&quot;)))" office:value-type="float" office:value="9.923" calcext:value-type="float">
            <text:p>9.923</text:p>
          </table:table-cell>
          <table:table-cell/>
          <table:table-cell table:formula="of:=LEFT(CONCATENATE([.T692];&quot; &quot;; [.T693]); 13)" office:value-type="string" office:string-value="radius 0.5" calcext:value-type="string">
            <text:p>radius 0.5</text:p>
          </table:table-cell>
          <table:table-cell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3.461" calcext:value-type="float">
            <text:p>3.461</text:p>
          </table:table-cell>
          <table:table-cell/>
          <table:table-cell table:formula="of:=LEFT(CONCATENATE([.E692]; &quot; &quot;; [.E701]); 11)" office:value-type="string" office:string-value="zone 0.25" calcext:value-type="string">
            <text:p>zone 0.25</text:p>
          </table:table-cell>
          <table:table-cell table:number-columns-repeated="7"/>
          <table:table-cell table:formula="of:=INDIRECT(CONCATENATE(&quot;D&quot;; TEXT([.$Q693] + 7;&quot;#&quot;)))" office:value-type="float" office:value="64" calcext:value-type="float">
            <text:p>64</text:p>
          </table:table-cell>
          <table:table-cell table:formula="of:=INDIRECT(CONCATENATE(&quot;E&quot;; TEXT([.$Q693] + 7;&quot;#&quot;)))" office:value-type="float" office:value="0.25" calcext:value-type="float">
            <text:p>0.25</text:p>
          </table:table-cell>
          <table:table-cell table:formula="of:=INDIRECT(CONCATENATE(&quot;F&quot;; TEXT([.$Q693] + 7;&quot;#&quot;)))" office:value-type="float" office:value="0.5" calcext:value-type="float">
            <text:p>0.5</text:p>
          </table:table-cell>
          <table:table-cell table:formula="of:=INDIRECT(CONCATENATE(&quot;G&quot;; TEXT([.$Q693] + 7;&quot;#&quot;)))" office:value-type="float" office:value="199" calcext:value-type="float">
            <text:p>199</text:p>
          </table:table-cell>
          <table:table-cell table:formula="of:=INDIRECT(CONCATENATE(&quot;H&quot;; TEXT([.$Q693] + 7;&quot;#&quot;)))" office:value-type="float" office:value="3.775" calcext:value-type="float">
            <text:p>3.775</text:p>
          </table:table-cell>
          <table:table-cell/>
          <table:table-cell table:formula="of:=LEFT(CONCATENATE([.T692];&quot; &quot;; [.T700]); 13)" office:value-type="string" office:string-value="radius 0.25" calcext:value-type="string">
            <text:p>radius 0.25</text:p>
          </table:table-cell>
          <table:table-cell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1.67" calcext:value-type="float">
            <text:p>1.67</text:p>
          </table:table-cell>
          <table:table-cell/>
          <table:table-cell table:formula="of:=CONCATENATE([.E692]; &quot; &quot;; [.E708])" office:value-type="string" office:string-value="zone 0.125" calcext:value-type="string">
            <text:p>zone 0.125</text:p>
          </table:table-cell>
          <table:table-cell table:number-columns-repeated="7"/>
          <table:table-cell table:formula="of:=INDIRECT(CONCATENATE(&quot;D&quot;; TEXT([.$Q693] + 14;&quot;#&quot;)))" office:value-type="float" office:value="64" calcext:value-type="float">
            <text:p>64</text:p>
          </table:table-cell>
          <table:table-cell table:formula="of:=INDIRECT(CONCATENATE(&quot;E&quot;; TEXT([.$Q693] + 14;&quot;#&quot;)))" office:value-type="float" office:value="0.125" calcext:value-type="float">
            <text:p>0.125</text:p>
          </table:table-cell>
          <table:table-cell table:formula="of:=INDIRECT(CONCATENATE(&quot;F&quot;; TEXT([.$Q693] + 14;&quot;#&quot;)))" office:value-type="float" office:value="0.5" calcext:value-type="float">
            <text:p>0.5</text:p>
          </table:table-cell>
          <table:table-cell table:formula="of:=INDIRECT(CONCATENATE(&quot;G&quot;; TEXT([.$Q693] + 14;&quot;#&quot;)))" office:value-type="float" office:value="198" calcext:value-type="float">
            <text:p>198</text:p>
          </table:table-cell>
          <table:table-cell table:formula="of:=INDIRECT(CONCATENATE(&quot;H&quot;; TEXT([.$Q693] + 14;&quot;#&quot;)))" office:value-type="float" office:value="12.169" calcext:value-type="float">
            <text:p>12.169</text:p>
          </table:table-cell>
          <table:table-cell/>
          <table:table-cell table:formula="of:=LEFT(CONCATENATE([.T692];&quot; &quot;; [.T707]); 13)" office:value-type="string" office:string-value="radius 0.125" calcext:value-type="string">
            <text:p>radius 0.125</text:p>
          </table:table-cell>
          <table:table-cell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0.795" calcext:value-type="float">
            <text:p>0.795</text:p>
          </table:table-cell>
          <table:table-cell/>
          <table:table-cell table:formula="of:=LEFT(CONCATENATE([.E692]; &quot; &quot;; [.E715]); 11)" office:value-type="string" office:string-value="zone 0.0625" calcext:value-type="string">
            <text:p>zone 0.0625</text:p>
          </table:table-cell>
          <table:table-cell table:number-columns-repeated="7"/>
          <table:table-cell table:formula="of:=INDIRECT(CONCATENATE(&quot;D&quot;; TEXT([.$Q693] + 21;&quot;#&quot;)))" office:value-type="float" office:value="64" calcext:value-type="float">
            <text:p>64</text:p>
          </table:table-cell>
          <table:table-cell table:formula="of:=INDIRECT(CONCATENATE(&quot;E&quot;; TEXT([.$Q693] + 21;&quot;#&quot;)))" office:value-type="float" office:value="0.0625" calcext:value-type="float">
            <text:p>0.0625</text:p>
          </table:table-cell>
          <table:table-cell table:formula="of:=INDIRECT(CONCATENATE(&quot;F&quot;; TEXT([.$Q693] + 21;&quot;#&quot;)))" office:value-type="float" office:value="0.5" calcext:value-type="float">
            <text:p>0.5</text:p>
          </table:table-cell>
          <table:table-cell table:formula="of:=INDIRECT(CONCATENATE(&quot;G&quot;; TEXT([.$Q693] + 21;&quot;#&quot;)))" office:value-type="float" office:value="203" calcext:value-type="float">
            <text:p>203</text:p>
          </table:table-cell>
          <table:table-cell table:formula="of:=INDIRECT(CONCATENATE(&quot;H&quot;; TEXT([.$Q693] + 21;&quot;#&quot;)))" office:value-type="float" office:value="9.434" calcext:value-type="float">
            <text:p>9.434</text:p>
          </table:table-cell>
          <table:table-cell/>
          <table:table-cell table:formula="of:=LEFT(CONCATENATE([.T692];&quot; &quot;; [.T714]); 13)" office:value-type="string" office:string-value="radius 0.0625" calcext:value-type="string">
            <text:p>radius 0.0625</text:p>
          </table:table-cell>
          <table:table-cell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/>
          <table:table-cell table:formula="of:=LEFT(CONCATENATE([.E692]; &quot; &quot;; [.E722]); 11)" office:value-type="string" office:string-value="zone 0.0312" calcext:value-type="string">
            <text:p>zone 0.0312</text:p>
          </table:table-cell>
          <table:table-cell table:number-columns-repeated="7"/>
          <table:table-cell table:formula="of:=INDIRECT(CONCATENATE(&quot;D&quot;; TEXT([.$Q693] + 28;&quot;#&quot;)))" office:value-type="float" office:value="64" calcext:value-type="float">
            <text:p>64</text:p>
          </table:table-cell>
          <table:table-cell table:formula="of:=INDIRECT(CONCATENATE(&quot;E&quot;; TEXT([.$Q693] + 28;&quot;#&quot;)))" office:value-type="float" office:value="0.03125" calcext:value-type="float">
            <text:p>0.03125</text:p>
          </table:table-cell>
          <table:table-cell table:formula="of:=INDIRECT(CONCATENATE(&quot;F&quot;; TEXT([.$Q693] + 28;&quot;#&quot;)))" office:value-type="float" office:value="0.5" calcext:value-type="float">
            <text:p>0.5</text:p>
          </table:table-cell>
          <table:table-cell table:formula="of:=INDIRECT(CONCATENATE(&quot;G&quot;; TEXT([.$Q693] + 28;&quot;#&quot;)))" office:value-type="float" office:value="199" calcext:value-type="float">
            <text:p>199</text:p>
          </table:table-cell>
          <table:table-cell table:formula="of:=INDIRECT(CONCATENATE(&quot;H&quot;; TEXT([.$Q693] + 28;&quot;#&quot;)))" office:value-type="float" office:value="4.669" calcext:value-type="float">
            <text:p>4.669</text:p>
          </table:table-cell>
          <table:table-cell/>
          <table:table-cell table:formula="of:=LEFT(CONCATENATE([.T692];&quot; &quot;; [.T721]); 13)" office:value-type="string" office:string-value="radius 0.0312" calcext:value-type="string">
            <text:p>radius 0.0312</text:p>
          </table:table-cell>
          <table:table-cell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table:style-name="ce3" table:formula="of:=IF([.$I698]&lt;&gt;&quot;X&quot;;0.434;&quot;&quot;)" office:value-type="float" office:value="0.434" calcext:value-type="float">
            <text:p>0.434</text:p>
          </table:table-cell>
          <table:table-cell office:value-type="string" calcext:value-type="string">
            <text:p>x</text:p>
          </table:table-cell>
          <table:table-cell table:formula="of:=LEFT(CONCATENATE([.E692]; &quot; &quot;; [.E729]); 11)" office:value-type="string" office:string-value="zone 0.0156" calcext:value-type="string">
            <text:p>zone 0.0156</text:p>
          </table:table-cell>
          <table:table-cell table:number-columns-repeated="7"/>
          <table:table-cell table:formula="of:=INDIRECT(CONCATENATE(&quot;D&quot;; TEXT([.$Q693] + 35;&quot;#&quot;)))" office:value-type="float" office:value="64" calcext:value-type="float">
            <text:p>64</text:p>
          </table:table-cell>
          <table:table-cell table:formula="of:=INDIRECT(CONCATENATE(&quot;E&quot;; TEXT([.$Q693] + 35;&quot;#&quot;)))" office:value-type="float" office:value="0.015625" calcext:value-type="float">
            <text:p>0.015625</text:p>
          </table:table-cell>
          <table:table-cell table:formula="of:=INDIRECT(CONCATENATE(&quot;F&quot;; TEXT([.$Q693] + 35;&quot;#&quot;)))" office:value-type="float" office:value="0.5" calcext:value-type="float">
            <text:p>0.5</text:p>
          </table:table-cell>
          <table:table-cell table:formula="of:=INDIRECT(CONCATENATE(&quot;G&quot;; TEXT([.$Q693] + 35;&quot;#&quot;)))" office:value-type="float" office:value="202" calcext:value-type="float">
            <text:p>202</text:p>
          </table:table-cell>
          <table:table-cell table:formula="of:=INDIRECT(CONCATENATE(&quot;H&quot;; TEXT([.$Q693] + 35;&quot;#&quot;)))" office:value-type="float" office:value="5.651" calcext:value-type="float">
            <text:p>5.651</text:p>
          </table:table-cell>
          <table:table-cell/>
          <table:table-cell table:formula="of:=LEFT(CONCATENATE([.T692];&quot; &quot;; [.T728]); 13)" office:value-type="string" office:string-value="radius 0.0156" calcext:value-type="string">
            <text:p>radius 0.0156</text:p>
          </table:table-cell>
          <table:table-cell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86" calcext:value-type="float">
            <text:p>0.086</text:p>
          </table:table-cell>
          <table:table-cell/>
          <table:table-cell table:formula="of:=LEFT(CONCATENATE([.E692]; &quot; &quot;; [.E736]); 11)" office:value-type="string" office:string-value="zone 0.0078" calcext:value-type="string">
            <text:p>zone 0.0078</text:p>
          </table:table-cell>
          <table:table-cell table:number-columns-repeated="7"/>
          <table:table-cell table:formula="of:=INDIRECT(CONCATENATE(&quot;D&quot;; TEXT([.$Q693] + 42;&quot;#&quot;)))" office:value-type="float" office:value="64" calcext:value-type="float">
            <text:p>64</text:p>
          </table:table-cell>
          <table:table-cell table:formula="of:=INDIRECT(CONCATENATE(&quot;E&quot;; TEXT([.$Q693] + 42;&quot;#&quot;)))" office:value-type="float" office:value="0.0078125" calcext:value-type="float">
            <text:p>0.0078125</text:p>
          </table:table-cell>
          <table:table-cell table:formula="of:=INDIRECT(CONCATENATE(&quot;F&quot;; TEXT([.$Q693] + 42;&quot;#&quot;)))" office:value-type="float" office:value="0.5" calcext:value-type="float">
            <text:p>0.5</text:p>
          </table:table-cell>
          <table:table-cell table:formula="of:=INDIRECT(CONCATENATE(&quot;G&quot;; TEXT([.$Q693] + 42;&quot;#&quot;)))" office:value-type="float" office:value="205" calcext:value-type="float">
            <text:p>205</text:p>
          </table:table-cell>
          <table:table-cell table:formula="of:=INDIRECT(CONCATENATE(&quot;H&quot;; TEXT([.$Q693] + 42;&quot;#&quot;)))" office:value-type="float" office:value="7.505" calcext:value-type="float">
            <text:p>7.505</text:p>
          </table:table-cell>
          <table:table-cell/>
          <table:table-cell table:formula="of:=LEFT(CONCATENATE([.T692];&quot; &quot;; [.T735]); 13)" office:value-type="string" office:string-value="radius 0.0078" calcext:value-type="string">
            <text:p>radius 0.0078</text:p>
          </table:table-cell>
          <table:table-cell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99" calcext:value-type="float">
            <text:p>199</text:p>
          </table:table-cell>
          <table:table-cell office:value-type="float" office:value="3.775" calcext:value-type="float">
            <text:p>3.775</text:p>
          </table:table-cell>
          <table:table-cell table:number-columns-repeated="8"/>
          <table:table-cell table:formula="of:=[.Q693]+1" office:value-type="float" office:value="694" calcext:value-type="float">
            <text:p>694</text:p>
          </table:table-cell>
          <table:table-cell table:formula="of:=INDIRECT(CONCATENATE(&quot;D&quot;; TEXT([.$Q700] + 0;&quot;#&quot;)))" office:value-type="float" office:value="64" calcext:value-type="float">
            <text:p>64</text:p>
          </table:table-cell>
          <table:table-cell table:formula="of:=INDIRECT(CONCATENATE(&quot;E&quot;; TEXT([.$Q700] + 0;&quot;#&quot;)))" office:value-type="float" office:value="0.5" calcext:value-type="float">
            <text:p>0.5</text:p>
          </table:table-cell>
          <table:table-cell table:formula="of:=INDIRECT(CONCATENATE(&quot;F&quot;; TEXT([.$Q700] + 0;&quot;#&quot;)))" office:value-type="float" office:value="0.25" calcext:value-type="float">
            <text:p>0.25</text:p>
          </table:table-cell>
          <table:table-cell table:formula="of:=INDIRECT(CONCATENATE(&quot;G&quot;; TEXT([.$Q700] + 0;&quot;#&quot;)))" office:value-type="float" office:value="50" calcext:value-type="float">
            <text:p>50</text:p>
          </table:table-cell>
          <table:table-cell table:formula="of:=INDIRECT(CONCATENATE(&quot;H&quot;; TEXT([.$Q700] + 0;&quot;#&quot;)))" office:value-type="float" office:value="3.461" calcext:value-type="float">
            <text:p>3.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1.397" calcext:value-type="float">
            <text:p>1.397</text:p>
          </table:table-cell>
          <table:table-cell table:number-columns-repeated="9"/>
          <table:table-cell table:formula="of:=INDIRECT(CONCATENATE(&quot;D&quot;; TEXT([.$Q700] + 7;&quot;#&quot;)))" office:value-type="float" office:value="64" calcext:value-type="float">
            <text:p>64</text:p>
          </table:table-cell>
          <table:table-cell table:formula="of:=INDIRECT(CONCATENATE(&quot;E&quot;; TEXT([.$Q700] + 7;&quot;#&quot;)))" office:value-type="float" office:value="0.25" calcext:value-type="float">
            <text:p>0.25</text:p>
          </table:table-cell>
          <table:table-cell table:formula="of:=INDIRECT(CONCATENATE(&quot;F&quot;; TEXT([.$Q700] + 7;&quot;#&quot;)))" office:value-type="float" office:value="0.25" calcext:value-type="float">
            <text:p>0.25</text:p>
          </table:table-cell>
          <table:table-cell table:formula="of:=INDIRECT(CONCATENATE(&quot;G&quot;; TEXT([.$Q700] + 7;&quot;#&quot;)))" office:value-type="float" office:value="48" calcext:value-type="float">
            <text:p>48</text:p>
          </table:table-cell>
          <table:table-cell table:formula="of:=INDIRECT(CONCATENATE(&quot;H&quot;; TEXT([.$Q700] + 7;&quot;#&quot;)))" office:value-type="float" office:value="1.397" calcext:value-type="float">
            <text:p>1.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0.669" calcext:value-type="float">
            <text:p>0.669</text:p>
          </table:table-cell>
          <table:table-cell table:number-columns-repeated="9"/>
          <table:table-cell table:formula="of:=INDIRECT(CONCATENATE(&quot;D&quot;; TEXT([.$Q700] + 14;&quot;#&quot;)))" office:value-type="float" office:value="64" calcext:value-type="float">
            <text:p>64</text:p>
          </table:table-cell>
          <table:table-cell table:formula="of:=INDIRECT(CONCATENATE(&quot;E&quot;; TEXT([.$Q700] + 14;&quot;#&quot;)))" office:value-type="float" office:value="0.125" calcext:value-type="float">
            <text:p>0.125</text:p>
          </table:table-cell>
          <table:table-cell table:formula="of:=INDIRECT(CONCATENATE(&quot;F&quot;; TEXT([.$Q700] + 14;&quot;#&quot;)))" office:value-type="float" office:value="0.25" calcext:value-type="float">
            <text:p>0.25</text:p>
          </table:table-cell>
          <table:table-cell table:formula="of:=INDIRECT(CONCATENATE(&quot;G&quot;; TEXT([.$Q700] + 14;&quot;#&quot;)))" office:value-type="float" office:value="50" calcext:value-type="float">
            <text:p>50</text:p>
          </table:table-cell>
          <table:table-cell table:formula="of:=INDIRECT(CONCATENATE(&quot;H&quot;; TEXT([.$Q700] + 14;&quot;#&quot;)))" office:value-type="float" office:value="4.376" calcext:value-type="float">
            <text:p>4.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0.344" calcext:value-type="float">
            <text:p>0.344</text:p>
          </table:table-cell>
          <table:table-cell table:number-columns-repeated="9"/>
          <table:table-cell table:formula="of:=INDIRECT(CONCATENATE(&quot;D&quot;; TEXT([.$Q700] + 21;&quot;#&quot;)))" office:value-type="float" office:value="64" calcext:value-type="float">
            <text:p>64</text:p>
          </table:table-cell>
          <table:table-cell table:formula="of:=INDIRECT(CONCATENATE(&quot;E&quot;; TEXT([.$Q700] + 21;&quot;#&quot;)))" office:value-type="float" office:value="0.0625" calcext:value-type="float">
            <text:p>0.0625</text:p>
          </table:table-cell>
          <table:table-cell table:formula="of:=INDIRECT(CONCATENATE(&quot;F&quot;; TEXT([.$Q700] + 21;&quot;#&quot;)))" office:value-type="float" office:value="0.25" calcext:value-type="float">
            <text:p>0.25</text:p>
          </table:table-cell>
          <table:table-cell table:formula="of:=INDIRECT(CONCATENATE(&quot;G&quot;; TEXT([.$Q700] + 21;&quot;#&quot;)))" office:value-type="float" office:value="50" calcext:value-type="float">
            <text:p>50</text:p>
          </table:table-cell>
          <table:table-cell table:formula="of:=INDIRECT(CONCATENATE(&quot;H&quot;; TEXT([.$Q700] + 21;&quot;#&quot;)))" office:value-type="float" office:value="3.375" calcext:value-type="float">
            <text:p>3.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149" calcext:value-type="float">
            <text:p>0.149</text:p>
          </table:table-cell>
          <table:table-cell table:number-columns-repeated="9"/>
          <table:table-cell table:formula="of:=INDIRECT(CONCATENATE(&quot;D&quot;; TEXT([.$Q700] + 28;&quot;#&quot;)))" office:value-type="float" office:value="64" calcext:value-type="float">
            <text:p>64</text:p>
          </table:table-cell>
          <table:table-cell table:formula="of:=INDIRECT(CONCATENATE(&quot;E&quot;; TEXT([.$Q700] + 28;&quot;#&quot;)))" office:value-type="float" office:value="0.03125" calcext:value-type="float">
            <text:p>0.03125</text:p>
          </table:table-cell>
          <table:table-cell table:formula="of:=INDIRECT(CONCATENATE(&quot;F&quot;; TEXT([.$Q700] + 28;&quot;#&quot;)))" office:value-type="float" office:value="0.25" calcext:value-type="float">
            <text:p>0.25</text:p>
          </table:table-cell>
          <table:table-cell table:formula="of:=INDIRECT(CONCATENATE(&quot;G&quot;; TEXT([.$Q700] + 28;&quot;#&quot;)))" office:value-type="float" office:value="51" calcext:value-type="float">
            <text:p>51</text:p>
          </table:table-cell>
          <table:table-cell table:formula="of:=INDIRECT(CONCATENATE(&quot;H&quot;; TEXT([.$Q700] + 28;&quot;#&quot;)))" office:value-type="float" office:value="1.696" calcext:value-type="float">
            <text:p>1.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116" calcext:value-type="float">
            <text:p>0.116</text:p>
          </table:table-cell>
          <table:table-cell table:number-columns-repeated="9"/>
          <table:table-cell table:formula="of:=INDIRECT(CONCATENATE(&quot;D&quot;; TEXT([.$Q700] + 35;&quot;#&quot;)))" office:value-type="float" office:value="64" calcext:value-type="float">
            <text:p>64</text:p>
          </table:table-cell>
          <table:table-cell table:formula="of:=INDIRECT(CONCATENATE(&quot;E&quot;; TEXT([.$Q700] + 35;&quot;#&quot;)))" office:value-type="float" office:value="0.015625" calcext:value-type="float">
            <text:p>0.015625</text:p>
          </table:table-cell>
          <table:table-cell table:formula="of:=INDIRECT(CONCATENATE(&quot;F&quot;; TEXT([.$Q700] + 35;&quot;#&quot;)))" office:value-type="float" office:value="0.25" calcext:value-type="float">
            <text:p>0.25</text:p>
          </table:table-cell>
          <table:table-cell table:formula="of:=INDIRECT(CONCATENATE(&quot;G&quot;; TEXT([.$Q700] + 35;&quot;#&quot;)))" office:value-type="float" office:value="47" calcext:value-type="float">
            <text:p>47</text:p>
          </table:table-cell>
          <table:table-cell table:formula="of:=INDIRECT(CONCATENATE(&quot;H&quot;; TEXT([.$Q700] + 35;&quot;#&quot;)))" office:value-type="float" office:value="2.043" calcext:value-type="float">
            <text:p>2.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table:number-columns-repeated="9"/>
          <table:table-cell table:formula="of:=INDIRECT(CONCATENATE(&quot;D&quot;; TEXT([.$Q700] + 42;&quot;#&quot;)))" office:value-type="float" office:value="64" calcext:value-type="float">
            <text:p>64</text:p>
          </table:table-cell>
          <table:table-cell table:formula="of:=INDIRECT(CONCATENATE(&quot;E&quot;; TEXT([.$Q700] + 42;&quot;#&quot;)))" office:value-type="float" office:value="0.0078125" calcext:value-type="float">
            <text:p>0.0078125</text:p>
          </table:table-cell>
          <table:table-cell table:formula="of:=INDIRECT(CONCATENATE(&quot;F&quot;; TEXT([.$Q700] + 42;&quot;#&quot;)))" office:value-type="float" office:value="0.25" calcext:value-type="float">
            <text:p>0.25</text:p>
          </table:table-cell>
          <table:table-cell table:formula="of:=INDIRECT(CONCATENATE(&quot;G&quot;; TEXT([.$Q700] + 42;&quot;#&quot;)))" office:value-type="float" office:value="52" calcext:value-type="float">
            <text:p>52</text:p>
          </table:table-cell>
          <table:table-cell table:formula="of:=INDIRECT(CONCATENATE(&quot;H&quot;; TEXT([.$Q700] + 42;&quot;#&quot;)))" office:value-type="float" office:value="2.915" calcext:value-type="float">
            <text:p>2.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98" calcext:value-type="float">
            <text:p>198</text:p>
          </table:table-cell>
          <table:table-cell office:value-type="float" office:value="12.169" calcext:value-type="float">
            <text:p>12.169</text:p>
          </table:table-cell>
          <table:table-cell table:number-columns-repeated="8"/>
          <table:table-cell table:formula="of:=[.Q693]+2" office:value-type="float" office:value="695" calcext:value-type="float">
            <text:p>695</text:p>
          </table:table-cell>
          <table:table-cell table:formula="of:=INDIRECT(CONCATENATE(&quot;D&quot;; TEXT([.$Q707] + 0;&quot;#&quot;)))" office:value-type="float" office:value="64" calcext:value-type="float">
            <text:p>64</text:p>
          </table:table-cell>
          <table:table-cell table:formula="of:=INDIRECT(CONCATENATE(&quot;E&quot;; TEXT([.$Q707] + 0;&quot;#&quot;)))" office:value-type="float" office:value="0.5" calcext:value-type="float">
            <text:p>0.5</text:p>
          </table:table-cell>
          <table:table-cell table:formula="of:=INDIRECT(CONCATENATE(&quot;F&quot;; TEXT([.$Q707] + 0;&quot;#&quot;)))" office:value-type="float" office:value="0.125" calcext:value-type="float">
            <text:p>0.125</text:p>
          </table:table-cell>
          <table:table-cell table:formula="of:=INDIRECT(CONCATENATE(&quot;G&quot;; TEXT([.$Q707] + 0;&quot;#&quot;)))" office:value-type="float" office:value="11" calcext:value-type="float">
            <text:p>11</text:p>
          </table:table-cell>
          <table:table-cell table:formula="of:=INDIRECT(CONCATENATE(&quot;H&quot;; TEXT([.$Q707] + 0;&quot;#&quot;)))" office:value-type="float" office:value="1.67" calcext:value-type="float">
            <text:p>1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4.376" calcext:value-type="float">
            <text:p>4.376</text:p>
          </table:table-cell>
          <table:table-cell table:number-columns-repeated="9"/>
          <table:table-cell table:formula="of:=INDIRECT(CONCATENATE(&quot;D&quot;; TEXT([.$Q707] + 7;&quot;#&quot;)))" office:value-type="float" office:value="64" calcext:value-type="float">
            <text:p>64</text:p>
          </table:table-cell>
          <table:table-cell table:formula="of:=INDIRECT(CONCATENATE(&quot;E&quot;; TEXT([.$Q707] + 7;&quot;#&quot;)))" office:value-type="float" office:value="0.25" calcext:value-type="float">
            <text:p>0.25</text:p>
          </table:table-cell>
          <table:table-cell table:formula="of:=INDIRECT(CONCATENATE(&quot;F&quot;; TEXT([.$Q707] + 7;&quot;#&quot;)))" office:value-type="float" office:value="0.125" calcext:value-type="float">
            <text:p>0.125</text:p>
          </table:table-cell>
          <table:table-cell table:formula="of:=INDIRECT(CONCATENATE(&quot;G&quot;; TEXT([.$Q707] + 7;&quot;#&quot;)))" office:value-type="float" office:value="12" calcext:value-type="float">
            <text:p>12</text:p>
          </table:table-cell>
          <table:table-cell table:formula="of:=INDIRECT(CONCATENATE(&quot;H&quot;; TEXT([.$Q707] + 7;&quot;#&quot;)))" office:value-type="float" office:value="0.669" calcext:value-type="float">
            <text:p>0.6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2.17" calcext:value-type="float">
            <text:p>2.17</text:p>
          </table:table-cell>
          <table:table-cell table:number-columns-repeated="9"/>
          <table:table-cell table:formula="of:=INDIRECT(CONCATENATE(&quot;D&quot;; TEXT([.$Q707] + 14;&quot;#&quot;)))" office:value-type="float" office:value="64" calcext:value-type="float">
            <text:p>64</text:p>
          </table:table-cell>
          <table:table-cell table:formula="of:=INDIRECT(CONCATENATE(&quot;E&quot;; TEXT([.$Q707] + 14;&quot;#&quot;)))" office:value-type="float" office:value="0.125" calcext:value-type="float">
            <text:p>0.125</text:p>
          </table:table-cell>
          <table:table-cell table:formula="of:=INDIRECT(CONCATENATE(&quot;F&quot;; TEXT([.$Q707] + 14;&quot;#&quot;)))" office:value-type="float" office:value="0.125" calcext:value-type="float">
            <text:p>0.125</text:p>
          </table:table-cell>
          <table:table-cell table:formula="of:=INDIRECT(CONCATENATE(&quot;G&quot;; TEXT([.$Q707] + 14;&quot;#&quot;)))" office:value-type="float" office:value="10" calcext:value-type="float">
            <text:p>10</text:p>
          </table:table-cell>
          <table:table-cell table:formula="of:=INDIRECT(CONCATENATE(&quot;H&quot;; TEXT([.$Q707] + 14;&quot;#&quot;)))" office:value-type="float" office:value="2.17" calcext:value-type="float">
            <text:p>2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1.018" calcext:value-type="float">
            <text:p>1.018</text:p>
          </table:table-cell>
          <table:table-cell table:number-columns-repeated="9"/>
          <table:table-cell table:formula="of:=INDIRECT(CONCATENATE(&quot;D&quot;; TEXT([.$Q707] + 21;&quot;#&quot;)))" office:value-type="float" office:value="64" calcext:value-type="float">
            <text:p>64</text:p>
          </table:table-cell>
          <table:table-cell table:formula="of:=INDIRECT(CONCATENATE(&quot;E&quot;; TEXT([.$Q707] + 21;&quot;#&quot;)))" office:value-type="float" office:value="0.0625" calcext:value-type="float">
            <text:p>0.0625</text:p>
          </table:table-cell>
          <table:table-cell table:formula="of:=INDIRECT(CONCATENATE(&quot;F&quot;; TEXT([.$Q707] + 21;&quot;#&quot;)))" office:value-type="float" office:value="0.125" calcext:value-type="float">
            <text:p>0.125</text:p>
          </table:table-cell>
          <table:table-cell table:formula="of:=INDIRECT(CONCATENATE(&quot;G&quot;; TEXT([.$Q707] + 21;&quot;#&quot;)))" office:value-type="float" office:value="10" calcext:value-type="float">
            <text:p>10</text:p>
          </table:table-cell>
          <table:table-cell table:formula="of:=INDIRECT(CONCATENATE(&quot;H&quot;; TEXT([.$Q707] + 21;&quot;#&quot;)))" office:value-type="float" office:value="1.711" calcext:value-type="float">
            <text:p>1.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452" calcext:value-type="float">
            <text:p>0.452</text:p>
          </table:table-cell>
          <table:table-cell table:number-columns-repeated="9"/>
          <table:table-cell table:formula="of:=INDIRECT(CONCATENATE(&quot;D&quot;; TEXT([.$Q707] + 28;&quot;#&quot;)))" office:value-type="float" office:value="64" calcext:value-type="float">
            <text:p>64</text:p>
          </table:table-cell>
          <table:table-cell table:formula="of:=INDIRECT(CONCATENATE(&quot;E&quot;; TEXT([.$Q707] + 28;&quot;#&quot;)))" office:value-type="float" office:value="0.03125" calcext:value-type="float">
            <text:p>0.03125</text:p>
          </table:table-cell>
          <table:table-cell table:formula="of:=INDIRECT(CONCATENATE(&quot;F&quot;; TEXT([.$Q707] + 28;&quot;#&quot;)))" office:value-type="float" office:value="0.125" calcext:value-type="float">
            <text:p>0.125</text:p>
          </table:table-cell>
          <table:table-cell table:formula="of:=INDIRECT(CONCATENATE(&quot;G&quot;; TEXT([.$Q707] + 28;&quot;#&quot;)))" office:value-type="float" office:value="11" calcext:value-type="float">
            <text:p>11</text:p>
          </table:table-cell>
          <table:table-cell table:formula="of:=INDIRECT(CONCATENATE(&quot;H&quot;; TEXT([.$Q707] + 28;&quot;#&quot;)))" office:value-type="float" office:value="0.931" calcext:value-type="float">
            <text:p>0.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348" calcext:value-type="float">
            <text:p>0.348</text:p>
          </table:table-cell>
          <table:table-cell table:number-columns-repeated="9"/>
          <table:table-cell table:formula="of:=INDIRECT(CONCATENATE(&quot;D&quot;; TEXT([.$Q707] + 35;&quot;#&quot;)))" office:value-type="float" office:value="64" calcext:value-type="float">
            <text:p>64</text:p>
          </table:table-cell>
          <table:table-cell table:formula="of:=INDIRECT(CONCATENATE(&quot;E&quot;; TEXT([.$Q707] + 35;&quot;#&quot;)))" office:value-type="float" office:value="0.015625" calcext:value-type="float">
            <text:p>0.015625</text:p>
          </table:table-cell>
          <table:table-cell table:formula="of:=INDIRECT(CONCATENATE(&quot;F&quot;; TEXT([.$Q707] + 35;&quot;#&quot;)))" office:value-type="float" office:value="0.125" calcext:value-type="float">
            <text:p>0.125</text:p>
          </table:table-cell>
          <table:table-cell table:formula="of:=INDIRECT(CONCATENATE(&quot;G&quot;; TEXT([.$Q707] + 35;&quot;#&quot;)))" office:value-type="float" office:value="14" calcext:value-type="float">
            <text:p>14</text:p>
          </table:table-cell>
          <table:table-cell table:formula="of:=INDIRECT(CONCATENATE(&quot;H&quot;; TEXT([.$Q707] + 35;&quot;#&quot;)))" office:value-type="float" office:value="1.225" calcext:value-type="float">
            <text:p>1.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9"/>
          <table:table-cell table:formula="of:=INDIRECT(CONCATENATE(&quot;D&quot;; TEXT([.$Q707] + 42;&quot;#&quot;)))" office:value-type="float" office:value="64" calcext:value-type="float">
            <text:p>64</text:p>
          </table:table-cell>
          <table:table-cell table:formula="of:=INDIRECT(CONCATENATE(&quot;E&quot;; TEXT([.$Q707] + 42;&quot;#&quot;)))" office:value-type="float" office:value="0.0078125" calcext:value-type="float">
            <text:p>0.0078125</text:p>
          </table:table-cell>
          <table:table-cell table:formula="of:=INDIRECT(CONCATENATE(&quot;F&quot;; TEXT([.$Q707] + 42;&quot;#&quot;)))" office:value-type="float" office:value="0.125" calcext:value-type="float">
            <text:p>0.125</text:p>
          </table:table-cell>
          <table:table-cell table:formula="of:=INDIRECT(CONCATENATE(&quot;G&quot;; TEXT([.$Q707] + 42;&quot;#&quot;)))" office:value-type="float" office:value="11" calcext:value-type="float">
            <text:p>11</text:p>
          </table:table-cell>
          <table:table-cell table:formula="of:=INDIRECT(CONCATENATE(&quot;H&quot;; TEXT([.$Q707] + 42;&quot;#&quot;)))" office:value-type="float" office:value="1.827" calcext:value-type="float">
            <text:p>1.8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203" calcext:value-type="float">
            <text:p>203</text:p>
          </table:table-cell>
          <table:table-cell office:value-type="float" office:value="9.434" calcext:value-type="float">
            <text:p>9.434</text:p>
          </table:table-cell>
          <table:table-cell table:number-columns-repeated="8"/>
          <table:table-cell table:formula="of:=[.Q693]+3" office:value-type="float" office:value="696" calcext:value-type="float">
            <text:p>696</text:p>
          </table:table-cell>
          <table:table-cell table:formula="of:=INDIRECT(CONCATENATE(&quot;D&quot;; TEXT([.$Q714] + 0;&quot;#&quot;)))" office:value-type="float" office:value="64" calcext:value-type="float">
            <text:p>64</text:p>
          </table:table-cell>
          <table:table-cell table:formula="of:=INDIRECT(CONCATENATE(&quot;E&quot;; TEXT([.$Q714] + 0;&quot;#&quot;)))" office:value-type="float" office:value="0.5" calcext:value-type="float">
            <text:p>0.5</text:p>
          </table:table-cell>
          <table:table-cell table:formula="of:=INDIRECT(CONCATENATE(&quot;F&quot;; TEXT([.$Q714] + 0;&quot;#&quot;)))" office:value-type="float" office:value="0.0625" calcext:value-type="float">
            <text:p>0.0625</text:p>
          </table:table-cell>
          <table:table-cell table:formula="of:=INDIRECT(CONCATENATE(&quot;G&quot;; TEXT([.$Q714] + 0;&quot;#&quot;)))" office:value-type="float" office:value="3" calcext:value-type="float">
            <text:p>3</text:p>
          </table:table-cell>
          <table:table-cell table:formula="of:=INDIRECT(CONCATENATE(&quot;H&quot;; TEXT([.$Q714] + 0;&quot;#&quot;)))" office:value-type="float" office:value="0.795" calcext:value-type="float">
            <text:p>0.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3.375" calcext:value-type="float">
            <text:p>3.375</text:p>
          </table:table-cell>
          <table:table-cell table:number-columns-repeated="9"/>
          <table:table-cell table:formula="of:=INDIRECT(CONCATENATE(&quot;D&quot;; TEXT([.$Q714] + 7;&quot;#&quot;)))" office:value-type="float" office:value="64" calcext:value-type="float">
            <text:p>64</text:p>
          </table:table-cell>
          <table:table-cell table:formula="of:=INDIRECT(CONCATENATE(&quot;E&quot;; TEXT([.$Q714] + 7;&quot;#&quot;)))" office:value-type="float" office:value="0.25" calcext:value-type="float">
            <text:p>0.25</text:p>
          </table:table-cell>
          <table:table-cell table:formula="of:=INDIRECT(CONCATENATE(&quot;F&quot;; TEXT([.$Q714] + 7;&quot;#&quot;)))" office:value-type="float" office:value="0.0625" calcext:value-type="float">
            <text:p>0.0625</text:p>
          </table:table-cell>
          <table:table-cell table:formula="of:=INDIRECT(CONCATENATE(&quot;G&quot;; TEXT([.$Q714] + 7;&quot;#&quot;)))" office:value-type="float" office:value="4" calcext:value-type="float">
            <text:p>4</text:p>
          </table:table-cell>
          <table:table-cell table:formula="of:=INDIRECT(CONCATENATE(&quot;H&quot;; TEXT([.$Q714] + 7;&quot;#&quot;)))" office:value-type="float" office:value="0.344" calcext:value-type="float">
            <text:p>0.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1.711" calcext:value-type="float">
            <text:p>1.711</text:p>
          </table:table-cell>
          <table:table-cell table:number-columns-repeated="9"/>
          <table:table-cell table:formula="of:=INDIRECT(CONCATENATE(&quot;D&quot;; TEXT([.$Q714] + 14;&quot;#&quot;)))" office:value-type="float" office:value="64" calcext:value-type="float">
            <text:p>64</text:p>
          </table:table-cell>
          <table:table-cell table:formula="of:=INDIRECT(CONCATENATE(&quot;E&quot;; TEXT([.$Q714] + 14;&quot;#&quot;)))" office:value-type="float" office:value="0.125" calcext:value-type="float">
            <text:p>0.125</text:p>
          </table:table-cell>
          <table:table-cell table:formula="of:=INDIRECT(CONCATENATE(&quot;F&quot;; TEXT([.$Q714] + 14;&quot;#&quot;)))" office:value-type="float" office:value="0.0625" calcext:value-type="float">
            <text:p>0.0625</text:p>
          </table:table-cell>
          <table:table-cell table:formula="of:=INDIRECT(CONCATENATE(&quot;G&quot;; TEXT([.$Q714] + 14;&quot;#&quot;)))" office:value-type="float" office:value="3" calcext:value-type="float">
            <text:p>3</text:p>
          </table:table-cell>
          <table:table-cell table:formula="of:=INDIRECT(CONCATENATE(&quot;H&quot;; TEXT([.$Q714] + 14;&quot;#&quot;)))" office:value-type="float" office:value="1.018" calcext:value-type="float">
            <text:p>1.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0.914" calcext:value-type="float">
            <text:p>0.914</text:p>
          </table:table-cell>
          <table:table-cell table:number-columns-repeated="9"/>
          <table:table-cell table:formula="of:=INDIRECT(CONCATENATE(&quot;D&quot;; TEXT([.$Q714] + 21;&quot;#&quot;)))" office:value-type="float" office:value="64" calcext:value-type="float">
            <text:p>64</text:p>
          </table:table-cell>
          <table:table-cell table:formula="of:=INDIRECT(CONCATENATE(&quot;E&quot;; TEXT([.$Q714] + 21;&quot;#&quot;)))" office:value-type="float" office:value="0.0625" calcext:value-type="float">
            <text:p>0.0625</text:p>
          </table:table-cell>
          <table:table-cell table:formula="of:=INDIRECT(CONCATENATE(&quot;F&quot;; TEXT([.$Q714] + 21;&quot;#&quot;)))" office:value-type="float" office:value="0.0625" calcext:value-type="float">
            <text:p>0.0625</text:p>
          </table:table-cell>
          <table:table-cell table:formula="of:=INDIRECT(CONCATENATE(&quot;G&quot;; TEXT([.$Q714] + 21;&quot;#&quot;)))" office:value-type="float" office:value="2" calcext:value-type="float">
            <text:p>2</text:p>
          </table:table-cell>
          <table:table-cell table:formula="of:=INDIRECT(CONCATENATE(&quot;H&quot;; TEXT([.$Q714] + 21;&quot;#&quot;)))" office:value-type="float" office:value="0.914" calcext:value-type="float">
            <text:p>0.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415" calcext:value-type="float">
            <text:p>0.415</text:p>
          </table:table-cell>
          <table:table-cell table:number-columns-repeated="9"/>
          <table:table-cell table:formula="of:=INDIRECT(CONCATENATE(&quot;D&quot;; TEXT([.$Q714] + 28;&quot;#&quot;)))" office:value-type="float" office:value="64" calcext:value-type="float">
            <text:p>64</text:p>
          </table:table-cell>
          <table:table-cell table:formula="of:=INDIRECT(CONCATENATE(&quot;E&quot;; TEXT([.$Q714] + 28;&quot;#&quot;)))" office:value-type="float" office:value="0.03125" calcext:value-type="float">
            <text:p>0.03125</text:p>
          </table:table-cell>
          <table:table-cell table:formula="of:=INDIRECT(CONCATENATE(&quot;F&quot;; TEXT([.$Q714] + 28;&quot;#&quot;)))" office:value-type="float" office:value="0.0625" calcext:value-type="float">
            <text:p>0.0625</text:p>
          </table:table-cell>
          <table:table-cell table:formula="of:=INDIRECT(CONCATENATE(&quot;G&quot;; TEXT([.$Q714] + 28;&quot;#&quot;)))" office:value-type="float" office:value="4" calcext:value-type="float">
            <text:p>4</text:p>
          </table:table-cell>
          <table:table-cell table:formula="of:=INDIRECT(CONCATENATE(&quot;H&quot;; TEXT([.$Q714] + 28;&quot;#&quot;)))" office:value-type="float" office:value="0.589" calcext:value-type="float">
            <text:p>0.5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9"/>
          <table:table-cell table:formula="of:=INDIRECT(CONCATENATE(&quot;D&quot;; TEXT([.$Q714] + 35;&quot;#&quot;)))" office:value-type="float" office:value="64" calcext:value-type="float">
            <text:p>64</text:p>
          </table:table-cell>
          <table:table-cell table:formula="of:=INDIRECT(CONCATENATE(&quot;E&quot;; TEXT([.$Q714] + 35;&quot;#&quot;)))" office:value-type="float" office:value="0.015625" calcext:value-type="float">
            <text:p>0.015625</text:p>
          </table:table-cell>
          <table:table-cell table:formula="of:=INDIRECT(CONCATENATE(&quot;F&quot;; TEXT([.$Q714] + 35;&quot;#&quot;)))" office:value-type="float" office:value="0.0625" calcext:value-type="float">
            <text:p>0.0625</text:p>
          </table:table-cell>
          <table:table-cell table:formula="of:=INDIRECT(CONCATENATE(&quot;G&quot;; TEXT([.$Q714] + 35;&quot;#&quot;)))" office:value-type="float" office:value="3" calcext:value-type="float">
            <text:p>3</text:p>
          </table:table-cell>
          <table:table-cell table:formula="of:=INDIRECT(CONCATENATE(&quot;H&quot;; TEXT([.$Q714] + 35;&quot;#&quot;)))" office:value-type="float" office:value="0.846" calcext:value-type="float">
            <text:p>0.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209" calcext:value-type="float">
            <text:p>0.209</text:p>
          </table:table-cell>
          <table:table-cell table:number-columns-repeated="9"/>
          <table:table-cell table:formula="of:=INDIRECT(CONCATENATE(&quot;D&quot;; TEXT([.$Q714] + 42;&quot;#&quot;)))" office:value-type="float" office:value="64" calcext:value-type="float">
            <text:p>64</text:p>
          </table:table-cell>
          <table:table-cell table:formula="of:=INDIRECT(CONCATENATE(&quot;E&quot;; TEXT([.$Q714] + 42;&quot;#&quot;)))" office:value-type="float" office:value="0.0078125" calcext:value-type="float">
            <text:p>0.0078125</text:p>
          </table:table-cell>
          <table:table-cell table:formula="of:=INDIRECT(CONCATENATE(&quot;F&quot;; TEXT([.$Q714] + 42;&quot;#&quot;)))" office:value-type="float" office:value="0.0625" calcext:value-type="float">
            <text:p>0.0625</text:p>
          </table:table-cell>
          <table:table-cell table:formula="of:=INDIRECT(CONCATENATE(&quot;G&quot;; TEXT([.$Q714] + 42;&quot;#&quot;)))" office:value-type="float" office:value="2" calcext:value-type="float">
            <text:p>2</text:p>
          </table:table-cell>
          <table:table-cell table:formula="of:=INDIRECT(CONCATENATE(&quot;H&quot;; TEXT([.$Q714] + 42;&quot;#&quot;)))" office:value-type="float" office:value="1.39" calcext:value-type="float">
            <text:p>1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199" calcext:value-type="float">
            <text:p>199</text:p>
          </table:table-cell>
          <table:table-cell office:value-type="float" office:value="4.669" calcext:value-type="float">
            <text:p>4.669</text:p>
          </table:table-cell>
          <table:table-cell table:number-columns-repeated="8"/>
          <table:table-cell table:formula="of:=[.Q693]+4" office:value-type="float" office:value="697" calcext:value-type="float">
            <text:p>697</text:p>
          </table:table-cell>
          <table:table-cell table:formula="of:=INDIRECT(CONCATENATE(&quot;D&quot;; TEXT([.$Q721] + 0;&quot;#&quot;)))" office:value-type="float" office:value="64" calcext:value-type="float">
            <text:p>64</text:p>
          </table:table-cell>
          <table:table-cell table:formula="of:=INDIRECT(CONCATENATE(&quot;E&quot;; TEXT([.$Q721] + 0;&quot;#&quot;)))" office:value-type="float" office:value="0.5" calcext:value-type="float">
            <text:p>0.5</text:p>
          </table:table-cell>
          <table:table-cell table:formula="of:=INDIRECT(CONCATENATE(&quot;F&quot;; TEXT([.$Q721] + 0;&quot;#&quot;)))" office:value-type="float" office:value="0.03125" calcext:value-type="float">
            <text:p>0.03125</text:p>
          </table:table-cell>
          <table:table-cell table:formula="of:=INDIRECT(CONCATENATE(&quot;G&quot;; TEXT([.$Q721] + 0;&quot;#&quot;)))" office:value-type="float" office:value="1" calcext:value-type="float">
            <text:p>1</text:p>
          </table:table-cell>
          <table:table-cell table:formula="of:=INDIRECT(CONCATENATE(&quot;H&quot;; TEXT([.$Q721] + 0;&quot;#&quot;)))"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51" calcext:value-type="float">
            <text:p>51</text:p>
          </table:table-cell>
          <table:table-cell office:value-type="float" office:value="1.696" calcext:value-type="float">
            <text:p>1.696</text:p>
          </table:table-cell>
          <table:table-cell table:number-columns-repeated="9"/>
          <table:table-cell table:formula="of:=INDIRECT(CONCATENATE(&quot;D&quot;; TEXT([.$Q721] + 7;&quot;#&quot;)))" office:value-type="float" office:value="64" calcext:value-type="float">
            <text:p>64</text:p>
          </table:table-cell>
          <table:table-cell table:formula="of:=INDIRECT(CONCATENATE(&quot;E&quot;; TEXT([.$Q721] + 7;&quot;#&quot;)))" office:value-type="float" office:value="0.25" calcext:value-type="float">
            <text:p>0.25</text:p>
          </table:table-cell>
          <table:table-cell table:formula="of:=INDIRECT(CONCATENATE(&quot;F&quot;; TEXT([.$Q721] + 7;&quot;#&quot;)))" office:value-type="float" office:value="0.03125" calcext:value-type="float">
            <text:p>0.03125</text:p>
          </table:table-cell>
          <table:table-cell table:formula="of:=INDIRECT(CONCATENATE(&quot;G&quot;; TEXT([.$Q721] + 7;&quot;#&quot;)))" office:value-type="float" office:value="1" calcext:value-type="float">
            <text:p>1</text:p>
          </table:table-cell>
          <table:table-cell table:formula="of:=INDIRECT(CONCATENATE(&quot;H&quot;; TEXT([.$Q721] + 7;&quot;#&quot;)))" office:value-type="float" office:value="0.149" calcext:value-type="float">
            <text:p>0.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0.931" calcext:value-type="float">
            <text:p>0.931</text:p>
          </table:table-cell>
          <table:table-cell table:number-columns-repeated="9"/>
          <table:table-cell table:formula="of:=INDIRECT(CONCATENATE(&quot;D&quot;; TEXT([.$Q721] + 14;&quot;#&quot;)))" office:value-type="float" office:value="64" calcext:value-type="float">
            <text:p>64</text:p>
          </table:table-cell>
          <table:table-cell table:formula="of:=INDIRECT(CONCATENATE(&quot;E&quot;; TEXT([.$Q721] + 14;&quot;#&quot;)))" office:value-type="float" office:value="0.125" calcext:value-type="float">
            <text:p>0.125</text:p>
          </table:table-cell>
          <table:table-cell table:formula="of:=INDIRECT(CONCATENATE(&quot;F&quot;; TEXT([.$Q721] + 14;&quot;#&quot;)))" office:value-type="float" office:value="0.03125" calcext:value-type="float">
            <text:p>0.03125</text:p>
          </table:table-cell>
          <table:table-cell table:formula="of:=INDIRECT(CONCATENATE(&quot;G&quot;; TEXT([.$Q721] + 14;&quot;#&quot;)))" office:value-type="float" office:value="1" calcext:value-type="float">
            <text:p>1</text:p>
          </table:table-cell>
          <table:table-cell table:formula="of:=INDIRECT(CONCATENATE(&quot;H&quot;; TEXT([.$Q721] + 14;&quot;#&quot;)))" office:value-type="float" office:value="0.452" calcext:value-type="float">
            <text:p>0.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0.589" calcext:value-type="float">
            <text:p>0.589</text:p>
          </table:table-cell>
          <table:table-cell table:number-columns-repeated="9"/>
          <table:table-cell table:formula="of:=INDIRECT(CONCATENATE(&quot;D&quot;; TEXT([.$Q721] + 21;&quot;#&quot;)))" office:value-type="float" office:value="64" calcext:value-type="float">
            <text:p>64</text:p>
          </table:table-cell>
          <table:table-cell table:formula="of:=INDIRECT(CONCATENATE(&quot;E&quot;; TEXT([.$Q721] + 21;&quot;#&quot;)))" office:value-type="float" office:value="0.0625" calcext:value-type="float">
            <text:p>0.0625</text:p>
          </table:table-cell>
          <table:table-cell table:formula="of:=INDIRECT(CONCATENATE(&quot;F&quot;; TEXT([.$Q721] + 21;&quot;#&quot;)))" office:value-type="float" office:value="0.03125" calcext:value-type="float">
            <text:p>0.03125</text:p>
          </table:table-cell>
          <table:table-cell table:formula="of:=INDIRECT(CONCATENATE(&quot;G&quot;; TEXT([.$Q721] + 21;&quot;#&quot;)))" office:value-type="float" office:value="1" calcext:value-type="float">
            <text:p>1</text:p>
          </table:table-cell>
          <table:table-cell table:formula="of:=INDIRECT(CONCATENATE(&quot;H&quot;; TEXT([.$Q721] + 21;&quot;#&quot;)))" office:value-type="float" office:value="0.415" calcext:value-type="float">
            <text:p>0.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394" calcext:value-type="float">
            <text:p>0.394</text:p>
          </table:table-cell>
          <table:table-cell table:number-columns-repeated="9"/>
          <table:table-cell table:formula="of:=INDIRECT(CONCATENATE(&quot;D&quot;; TEXT([.$Q721] + 28;&quot;#&quot;)))" office:value-type="float" office:value="64" calcext:value-type="float">
            <text:p>64</text:p>
          </table:table-cell>
          <table:table-cell table:formula="of:=INDIRECT(CONCATENATE(&quot;E&quot;; TEXT([.$Q721] + 28;&quot;#&quot;)))" office:value-type="float" office:value="0.03125" calcext:value-type="float">
            <text:p>0.03125</text:p>
          </table:table-cell>
          <table:table-cell table:formula="of:=INDIRECT(CONCATENATE(&quot;F&quot;; TEXT([.$Q721] + 28;&quot;#&quot;)))" office:value-type="float" office:value="0.03125" calcext:value-type="float">
            <text:p>0.03125</text:p>
          </table:table-cell>
          <table:table-cell table:formula="of:=INDIRECT(CONCATENATE(&quot;G&quot;; TEXT([.$Q721] + 28;&quot;#&quot;)))" office:value-type="float" office:value="1" calcext:value-type="float">
            <text:p>1</text:p>
          </table:table-cell>
          <table:table-cell table:formula="of:=INDIRECT(CONCATENATE(&quot;H&quot;; TEXT([.$Q721] + 28;&quot;#&quot;)))" office:value-type="float" office:value="0.394" calcext:value-type="float">
            <text:p>0.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363" calcext:value-type="float">
            <text:p>0.363</text:p>
          </table:table-cell>
          <table:table-cell table:number-columns-repeated="9"/>
          <table:table-cell table:formula="of:=INDIRECT(CONCATENATE(&quot;D&quot;; TEXT([.$Q721] + 35;&quot;#&quot;)))" office:value-type="float" office:value="64" calcext:value-type="float">
            <text:p>64</text:p>
          </table:table-cell>
          <table:table-cell table:formula="of:=INDIRECT(CONCATENATE(&quot;E&quot;; TEXT([.$Q721] + 35;&quot;#&quot;)))" office:value-type="float" office:value="0.015625" calcext:value-type="float">
            <text:p>0.015625</text:p>
          </table:table-cell>
          <table:table-cell table:formula="of:=INDIRECT(CONCATENATE(&quot;F&quot;; TEXT([.$Q721] + 35;&quot;#&quot;)))" office:value-type="float" office:value="0.03125" calcext:value-type="float">
            <text:p>0.03125</text:p>
          </table:table-cell>
          <table:table-cell table:formula="of:=INDIRECT(CONCATENATE(&quot;G&quot;; TEXT([.$Q721] + 35;&quot;#&quot;)))" office:value-type="float" office:value="1" calcext:value-type="float">
            <text:p>1</text:p>
          </table:table-cell>
          <table:table-cell table:formula="of:=INDIRECT(CONCATENATE(&quot;H&quot;; TEXT([.$Q721] + 35;&quot;#&quot;)))" office:value-type="float" office:value="0.645" calcext:value-type="float">
            <text:p>0.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293" calcext:value-type="float">
            <text:p>0.293</text:p>
          </table:table-cell>
          <table:table-cell table:number-columns-repeated="9"/>
          <table:table-cell table:formula="of:=INDIRECT(CONCATENATE(&quot;D&quot;; TEXT([.$Q721] + 42;&quot;#&quot;)))" office:value-type="float" office:value="64" calcext:value-type="float">
            <text:p>64</text:p>
          </table:table-cell>
          <table:table-cell table:formula="of:=INDIRECT(CONCATENATE(&quot;E&quot;; TEXT([.$Q721] + 42;&quot;#&quot;)))" office:value-type="float" office:value="0.0078125" calcext:value-type="float">
            <text:p>0.0078125</text:p>
          </table:table-cell>
          <table:table-cell table:formula="of:=INDIRECT(CONCATENATE(&quot;F&quot;; TEXT([.$Q721] + 42;&quot;#&quot;)))" office:value-type="float" office:value="0.03125" calcext:value-type="float">
            <text:p>0.03125</text:p>
          </table:table-cell>
          <table:table-cell table:formula="of:=INDIRECT(CONCATENATE(&quot;G&quot;; TEXT([.$Q721] + 42;&quot;#&quot;)))" office:value-type="float" office:value="1" calcext:value-type="float">
            <text:p>1</text:p>
          </table:table-cell>
          <table:table-cell table:formula="of:=INDIRECT(CONCATENATE(&quot;H&quot;; TEXT([.$Q721] + 42;&quot;#&quot;)))" office:value-type="float" office:value="1.142" calcext:value-type="float">
            <text:p>1.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202" calcext:value-type="float">
            <text:p>202</text:p>
          </table:table-cell>
          <table:table-cell office:value-type="float" office:value="5.651" calcext:value-type="float">
            <text:p>5.651</text:p>
          </table:table-cell>
          <table:table-cell table:number-columns-repeated="8"/>
          <table:table-cell table:formula="of:=[.Q693]+5" office:value-type="float" office:value="698" calcext:value-type="float">
            <text:p>698</text:p>
          </table:table-cell>
          <table:table-cell table:formula="of:=INDIRECT(CONCATENATE(&quot;D&quot;; TEXT([.$Q728] + 0;&quot;#&quot;)))" office:value-type="float" office:value="64" calcext:value-type="float">
            <text:p>64</text:p>
          </table:table-cell>
          <table:table-cell table:formula="of:=INDIRECT(CONCATENATE(&quot;E&quot;; TEXT([.$Q728] + 0;&quot;#&quot;)))" office:value-type="float" office:value="0.5" calcext:value-type="float">
            <text:p>0.5</text:p>
          </table:table-cell>
          <table:table-cell table:formula="of:=INDIRECT(CONCATENATE(&quot;F&quot;; TEXT([.$Q728] + 0;&quot;#&quot;)))" office:value-type="float" office:value="0.015625" calcext:value-type="float">
            <text:p>0.015625</text:p>
          </table:table-cell>
          <table:table-cell table:formula="of:=INDIRECT(CONCATENATE(&quot;G&quot;; TEXT([.$Q728] + 0;&quot;#&quot;)))" office:value-type="float" office:value="1" calcext:value-type="float">
            <text:p>1</text:p>
          </table:table-cell>
          <table:table-cell table:style-name="ce3" table:formula="of:=INDIRECT(CONCATENATE(&quot;H&quot;; TEXT([.$Q728] + 0;&quot;#&quot;)))" office:value-type="float" office:value="0.434" calcext:value-type="float">
            <text:p>0.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47" calcext:value-type="float">
            <text:p>47</text:p>
          </table:table-cell>
          <table:table-cell office:value-type="float" office:value="2.043" calcext:value-type="float">
            <text:p>2.043</text:p>
          </table:table-cell>
          <table:table-cell table:number-columns-repeated="9"/>
          <table:table-cell table:formula="of:=INDIRECT(CONCATENATE(&quot;D&quot;; TEXT([.$Q728] + 7;&quot;#&quot;)))" office:value-type="float" office:value="64" calcext:value-type="float">
            <text:p>64</text:p>
          </table:table-cell>
          <table:table-cell table:formula="of:=INDIRECT(CONCATENATE(&quot;E&quot;; TEXT([.$Q728] + 7;&quot;#&quot;)))" office:value-type="float" office:value="0.25" calcext:value-type="float">
            <text:p>0.25</text:p>
          </table:table-cell>
          <table:table-cell table:formula="of:=INDIRECT(CONCATENATE(&quot;F&quot;; TEXT([.$Q728] + 7;&quot;#&quot;)))" office:value-type="float" office:value="0.015625" calcext:value-type="float">
            <text:p>0.015625</text:p>
          </table:table-cell>
          <table:table-cell table:formula="of:=INDIRECT(CONCATENATE(&quot;G&quot;; TEXT([.$Q728] + 7;&quot;#&quot;)))" office:value-type="float" office:value="1" calcext:value-type="float">
            <text:p>1</text:p>
          </table:table-cell>
          <table:table-cell table:formula="of:=INDIRECT(CONCATENATE(&quot;H&quot;; TEXT([.$Q728] + 7;&quot;#&quot;)))" office:value-type="float" office:value="0.116" calcext:value-type="float">
            <text:p>0.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4" calcext:value-type="float">
            <text:p>14</text:p>
          </table:table-cell>
          <table:table-cell office:value-type="float" office:value="1.225" calcext:value-type="float">
            <text:p>1.225</text:p>
          </table:table-cell>
          <table:table-cell table:number-columns-repeated="9"/>
          <table:table-cell table:formula="of:=INDIRECT(CONCATENATE(&quot;D&quot;; TEXT([.$Q728] + 14;&quot;#&quot;)))" office:value-type="float" office:value="64" calcext:value-type="float">
            <text:p>64</text:p>
          </table:table-cell>
          <table:table-cell table:formula="of:=INDIRECT(CONCATENATE(&quot;E&quot;; TEXT([.$Q728] + 14;&quot;#&quot;)))" office:value-type="float" office:value="0.125" calcext:value-type="float">
            <text:p>0.125</text:p>
          </table:table-cell>
          <table:table-cell table:formula="of:=INDIRECT(CONCATENATE(&quot;F&quot;; TEXT([.$Q728] + 14;&quot;#&quot;)))" office:value-type="float" office:value="0.015625" calcext:value-type="float">
            <text:p>0.015625</text:p>
          </table:table-cell>
          <table:table-cell table:formula="of:=INDIRECT(CONCATENATE(&quot;G&quot;; TEXT([.$Q728] + 14;&quot;#&quot;)))" office:value-type="float" office:value="1" calcext:value-type="float">
            <text:p>1</text:p>
          </table:table-cell>
          <table:table-cell table:formula="of:=INDIRECT(CONCATENATE(&quot;H&quot;; TEXT([.$Q728] + 14;&quot;#&quot;)))" office:value-type="float" office:value="0.348" calcext:value-type="float">
            <text:p>0.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0.846" calcext:value-type="float">
            <text:p>0.846</text:p>
          </table:table-cell>
          <table:table-cell table:number-columns-repeated="9"/>
          <table:table-cell table:formula="of:=INDIRECT(CONCATENATE(&quot;D&quot;; TEXT([.$Q728] + 21;&quot;#&quot;)))" office:value-type="float" office:value="64" calcext:value-type="float">
            <text:p>64</text:p>
          </table:table-cell>
          <table:table-cell table:formula="of:=INDIRECT(CONCATENATE(&quot;E&quot;; TEXT([.$Q728] + 21;&quot;#&quot;)))" office:value-type="float" office:value="0.0625" calcext:value-type="float">
            <text:p>0.0625</text:p>
          </table:table-cell>
          <table:table-cell table:formula="of:=INDIRECT(CONCATENATE(&quot;F&quot;; TEXT([.$Q728] + 21;&quot;#&quot;)))" office:value-type="float" office:value="0.015625" calcext:value-type="float">
            <text:p>0.015625</text:p>
          </table:table-cell>
          <table:table-cell table:formula="of:=INDIRECT(CONCATENATE(&quot;G&quot;; TEXT([.$Q728] + 21;&quot;#&quot;)))" office:value-type="float" office:value="1" calcext:value-type="float">
            <text:p>1</text:p>
          </table:table-cell>
          <table:table-cell table:formula="of:=INDIRECT(CONCATENATE(&quot;H&quot;; TEXT([.$Q728] + 21;&quot;#&quot;)))" office:value-type="float" office:value="0.375" calcext:value-type="float">
            <text:p>0.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645" calcext:value-type="float">
            <text:p>0.645</text:p>
          </table:table-cell>
          <table:table-cell table:number-columns-repeated="9"/>
          <table:table-cell table:formula="of:=INDIRECT(CONCATENATE(&quot;D&quot;; TEXT([.$Q728] + 28;&quot;#&quot;)))" office:value-type="float" office:value="64" calcext:value-type="float">
            <text:p>64</text:p>
          </table:table-cell>
          <table:table-cell table:formula="of:=INDIRECT(CONCATENATE(&quot;E&quot;; TEXT([.$Q728] + 28;&quot;#&quot;)))" office:value-type="float" office:value="0.03125" calcext:value-type="float">
            <text:p>0.03125</text:p>
          </table:table-cell>
          <table:table-cell table:formula="of:=INDIRECT(CONCATENATE(&quot;F&quot;; TEXT([.$Q728] + 28;&quot;#&quot;)))" office:value-type="float" office:value="0.015625" calcext:value-type="float">
            <text:p>0.015625</text:p>
          </table:table-cell>
          <table:table-cell table:formula="of:=INDIRECT(CONCATENATE(&quot;G&quot;; TEXT([.$Q728] + 28;&quot;#&quot;)))" office:value-type="float" office:value="1" calcext:value-type="float">
            <text:p>1</text:p>
          </table:table-cell>
          <table:table-cell table:formula="of:=INDIRECT(CONCATENATE(&quot;H&quot;; TEXT([.$Q728] + 28;&quot;#&quot;)))" office:value-type="float" office:value="0.363" calcext:value-type="float">
            <text:p>0.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616" calcext:value-type="float">
            <text:p>0.616</text:p>
          </table:table-cell>
          <table:table-cell table:number-columns-repeated="9"/>
          <table:table-cell table:formula="of:=INDIRECT(CONCATENATE(&quot;D&quot;; TEXT([.$Q728] + 35;&quot;#&quot;)))" office:value-type="float" office:value="64" calcext:value-type="float">
            <text:p>64</text:p>
          </table:table-cell>
          <table:table-cell table:formula="of:=INDIRECT(CONCATENATE(&quot;E&quot;; TEXT([.$Q728] + 35;&quot;#&quot;)))" office:value-type="float" office:value="0.015625" calcext:value-type="float">
            <text:p>0.015625</text:p>
          </table:table-cell>
          <table:table-cell table:formula="of:=INDIRECT(CONCATENATE(&quot;F&quot;; TEXT([.$Q728] + 35;&quot;#&quot;)))" office:value-type="float" office:value="0.015625" calcext:value-type="float">
            <text:p>0.015625</text:p>
          </table:table-cell>
          <table:table-cell table:formula="of:=INDIRECT(CONCATENATE(&quot;G&quot;; TEXT([.$Q728] + 35;&quot;#&quot;)))" office:value-type="float" office:value="1" calcext:value-type="float">
            <text:p>1</text:p>
          </table:table-cell>
          <table:table-cell table:formula="of:=INDIRECT(CONCATENATE(&quot;H&quot;; TEXT([.$Q728] + 35;&quot;#&quot;)))" office:value-type="float" office:value="0.616" calcext:value-type="float">
            <text:p>0.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555" calcext:value-type="float">
            <text:p>0.555</text:p>
          </table:table-cell>
          <table:table-cell table:number-columns-repeated="9"/>
          <table:table-cell table:formula="of:=INDIRECT(CONCATENATE(&quot;D&quot;; TEXT([.$Q728] + 42;&quot;#&quot;)))" office:value-type="float" office:value="64" calcext:value-type="float">
            <text:p>64</text:p>
          </table:table-cell>
          <table:table-cell table:formula="of:=INDIRECT(CONCATENATE(&quot;E&quot;; TEXT([.$Q728] + 42;&quot;#&quot;)))" office:value-type="float" office:value="0.0078125" calcext:value-type="float">
            <text:p>0.0078125</text:p>
          </table:table-cell>
          <table:table-cell table:formula="of:=INDIRECT(CONCATENATE(&quot;F&quot;; TEXT([.$Q728] + 42;&quot;#&quot;)))" office:value-type="float" office:value="0.015625" calcext:value-type="float">
            <text:p>0.015625</text:p>
          </table:table-cell>
          <table:table-cell table:formula="of:=INDIRECT(CONCATENATE(&quot;G&quot;; TEXT([.$Q728] + 42;&quot;#&quot;)))" office:value-type="float" office:value="1" calcext:value-type="float">
            <text:p>1</text:p>
          </table:table-cell>
          <table:table-cell table:formula="of:=INDIRECT(CONCATENATE(&quot;H&quot;; TEXT([.$Q728] + 42;&quot;#&quot;)))" office:value-type="float" office:value="1.106" calcext:value-type="float">
            <text:p>1.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205" calcext:value-type="float">
            <text:p>205</text:p>
          </table:table-cell>
          <table:table-cell office:value-type="float" office:value="7.505" calcext:value-type="float">
            <text:p>7.505</text:p>
          </table:table-cell>
          <table:table-cell table:number-columns-repeated="8"/>
          <table:table-cell table:formula="of:=[.Q693]+6" office:value-type="float" office:value="699" calcext:value-type="float">
            <text:p>699</text:p>
          </table:table-cell>
          <table:table-cell table:formula="of:=INDIRECT(CONCATENATE(&quot;D&quot;; TEXT([.$Q735] + 0;&quot;#&quot;)))" office:value-type="float" office:value="64" calcext:value-type="float">
            <text:p>64</text:p>
          </table:table-cell>
          <table:table-cell table:formula="of:=INDIRECT(CONCATENATE(&quot;E&quot;; TEXT([.$Q735] + 0;&quot;#&quot;)))" office:value-type="float" office:value="0.5" calcext:value-type="float">
            <text:p>0.5</text:p>
          </table:table-cell>
          <table:table-cell table:formula="of:=INDIRECT(CONCATENATE(&quot;F&quot;; TEXT([.$Q735] + 0;&quot;#&quot;)))" office:value-type="float" office:value="0.0078125" calcext:value-type="float">
            <text:p>0.0078125</text:p>
          </table:table-cell>
          <table:table-cell table:formula="of:=INDIRECT(CONCATENATE(&quot;G&quot;; TEXT([.$Q735] + 0;&quot;#&quot;)))" office:value-type="float" office:value="1" calcext:value-type="float">
            <text:p>1</text:p>
          </table:table-cell>
          <table:table-cell table:formula="of:=INDIRECT(CONCATENATE(&quot;H&quot;; TEXT([.$Q735] + 0;&quot;#&quot;)))" office:value-type="float" office:value="0.086" calcext:value-type="float">
            <text:p>0.0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52" calcext:value-type="float">
            <text:p>52</text:p>
          </table:table-cell>
          <table:table-cell office:value-type="float" office:value="2.915" calcext:value-type="float">
            <text:p>2.915</text:p>
          </table:table-cell>
          <table:table-cell table:number-columns-repeated="9"/>
          <table:table-cell table:formula="of:=INDIRECT(CONCATENATE(&quot;D&quot;; TEXT([.$Q735] + 7;&quot;#&quot;)))" office:value-type="float" office:value="64" calcext:value-type="float">
            <text:p>64</text:p>
          </table:table-cell>
          <table:table-cell table:formula="of:=INDIRECT(CONCATENATE(&quot;E&quot;; TEXT([.$Q735] + 7;&quot;#&quot;)))" office:value-type="float" office:value="0.25" calcext:value-type="float">
            <text:p>0.25</text:p>
          </table:table-cell>
          <table:table-cell table:formula="of:=INDIRECT(CONCATENATE(&quot;F&quot;; TEXT([.$Q735] + 7;&quot;#&quot;)))" office:value-type="float" office:value="0.0078125" calcext:value-type="float">
            <text:p>0.0078125</text:p>
          </table:table-cell>
          <table:table-cell table:formula="of:=INDIRECT(CONCATENATE(&quot;G&quot;; TEXT([.$Q735] + 7;&quot;#&quot;)))" office:value-type="float" office:value="1" calcext:value-type="float">
            <text:p>1</text:p>
          </table:table-cell>
          <table:table-cell table:formula="of:=INDIRECT(CONCATENATE(&quot;H&quot;; TEXT([.$Q735] + 7;&quot;#&quot;)))" office:value-type="float" office:value="0.061" calcext:value-type="float">
            <text:p>0.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1.827" calcext:value-type="float">
            <text:p>1.827</text:p>
          </table:table-cell>
          <table:table-cell table:number-columns-repeated="9"/>
          <table:table-cell table:formula="of:=INDIRECT(CONCATENATE(&quot;D&quot;; TEXT([.$Q735] + 14;&quot;#&quot;)))" office:value-type="float" office:value="64" calcext:value-type="float">
            <text:p>64</text:p>
          </table:table-cell>
          <table:table-cell table:formula="of:=INDIRECT(CONCATENATE(&quot;E&quot;; TEXT([.$Q735] + 14;&quot;#&quot;)))" office:value-type="float" office:value="0.125" calcext:value-type="float">
            <text:p>0.125</text:p>
          </table:table-cell>
          <table:table-cell table:formula="of:=INDIRECT(CONCATENATE(&quot;F&quot;; TEXT([.$Q735] + 14;&quot;#&quot;)))" office:value-type="float" office:value="0.0078125" calcext:value-type="float">
            <text:p>0.0078125</text:p>
          </table:table-cell>
          <table:table-cell table:formula="of:=INDIRECT(CONCATENATE(&quot;G&quot;; TEXT([.$Q735] + 14;&quot;#&quot;)))" office:value-type="float" office:value="1" calcext:value-type="float">
            <text:p>1</text:p>
          </table:table-cell>
          <table:table-cell table:formula="of:=INDIRECT(CONCATENATE(&quot;H&quot;; TEXT([.$Q735] + 14;&quot;#&quot;)))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1.39" calcext:value-type="float">
            <text:p>1.39</text:p>
          </table:table-cell>
          <table:table-cell table:number-columns-repeated="9"/>
          <table:table-cell table:formula="of:=INDIRECT(CONCATENATE(&quot;D&quot;; TEXT([.$Q735] + 21;&quot;#&quot;)))" office:value-type="float" office:value="64" calcext:value-type="float">
            <text:p>64</text:p>
          </table:table-cell>
          <table:table-cell table:formula="of:=INDIRECT(CONCATENATE(&quot;E&quot;; TEXT([.$Q735] + 21;&quot;#&quot;)))" office:value-type="float" office:value="0.0625" calcext:value-type="float">
            <text:p>0.0625</text:p>
          </table:table-cell>
          <table:table-cell table:formula="of:=INDIRECT(CONCATENATE(&quot;F&quot;; TEXT([.$Q735] + 21;&quot;#&quot;)))" office:value-type="float" office:value="0.0078125" calcext:value-type="float">
            <text:p>0.0078125</text:p>
          </table:table-cell>
          <table:table-cell table:formula="of:=INDIRECT(CONCATENATE(&quot;G&quot;; TEXT([.$Q735] + 21;&quot;#&quot;)))" office:value-type="float" office:value="1" calcext:value-type="float">
            <text:p>1</text:p>
          </table:table-cell>
          <table:table-cell table:formula="of:=INDIRECT(CONCATENATE(&quot;H&quot;; TEXT([.$Q735] + 21;&quot;#&quot;)))" office:value-type="float" office:value="0.209" calcext:value-type="float">
            <text:p>0.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142" calcext:value-type="float">
            <text:p>1.142</text:p>
          </table:table-cell>
          <table:table-cell table:number-columns-repeated="9"/>
          <table:table-cell table:formula="of:=INDIRECT(CONCATENATE(&quot;D&quot;; TEXT([.$Q735] + 28;&quot;#&quot;)))" office:value-type="float" office:value="64" calcext:value-type="float">
            <text:p>64</text:p>
          </table:table-cell>
          <table:table-cell table:formula="of:=INDIRECT(CONCATENATE(&quot;E&quot;; TEXT([.$Q735] + 28;&quot;#&quot;)))" office:value-type="float" office:value="0.03125" calcext:value-type="float">
            <text:p>0.03125</text:p>
          </table:table-cell>
          <table:table-cell table:formula="of:=INDIRECT(CONCATENATE(&quot;F&quot;; TEXT([.$Q735] + 28;&quot;#&quot;)))" office:value-type="float" office:value="0.0078125" calcext:value-type="float">
            <text:p>0.0078125</text:p>
          </table:table-cell>
          <table:table-cell table:formula="of:=INDIRECT(CONCATENATE(&quot;G&quot;; TEXT([.$Q735] + 28;&quot;#&quot;)))" office:value-type="float" office:value="1" calcext:value-type="float">
            <text:p>1</text:p>
          </table:table-cell>
          <table:table-cell table:formula="of:=INDIRECT(CONCATENATE(&quot;H&quot;; TEXT([.$Q735] + 28;&quot;#&quot;)))" office:value-type="float" office:value="0.293" calcext:value-type="float">
            <text:p>0.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106" calcext:value-type="float">
            <text:p>1.106</text:p>
          </table:table-cell>
          <table:table-cell table:number-columns-repeated="9"/>
          <table:table-cell table:formula="of:=INDIRECT(CONCATENATE(&quot;D&quot;; TEXT([.$Q735] + 35;&quot;#&quot;)))" office:value-type="float" office:value="64" calcext:value-type="float">
            <text:p>64</text:p>
          </table:table-cell>
          <table:table-cell table:formula="of:=INDIRECT(CONCATENATE(&quot;E&quot;; TEXT([.$Q735] + 35;&quot;#&quot;)))" office:value-type="float" office:value="0.015625" calcext:value-type="float">
            <text:p>0.015625</text:p>
          </table:table-cell>
          <table:table-cell table:formula="of:=INDIRECT(CONCATENATE(&quot;F&quot;; TEXT([.$Q735] + 35;&quot;#&quot;)))" office:value-type="float" office:value="0.0078125" calcext:value-type="float">
            <text:p>0.0078125</text:p>
          </table:table-cell>
          <table:table-cell table:formula="of:=INDIRECT(CONCATENATE(&quot;G&quot;; TEXT([.$Q735] + 35;&quot;#&quot;)))" office:value-type="float" office:value="1" calcext:value-type="float">
            <text:p>1</text:p>
          </table:table-cell>
          <table:table-cell table:formula="of:=INDIRECT(CONCATENATE(&quot;H&quot;; TEXT([.$Q735] + 35;&quot;#&quot;)))" office:value-type="float" office:value="0.555" calcext:value-type="float">
            <text:p>0.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table:number-columns-repeated="9"/>
          <table:table-cell table:formula="of:=INDIRECT(CONCATENATE(&quot;D&quot;; TEXT([.$Q735] + 42;&quot;#&quot;)))" office:value-type="float" office:value="64" calcext:value-type="float">
            <text:p>64</text:p>
          </table:table-cell>
          <table:table-cell table:formula="of:=INDIRECT(CONCATENATE(&quot;E&quot;; TEXT([.$Q735] + 42;&quot;#&quot;)))" office:value-type="float" office:value="0.0078125" calcext:value-type="float">
            <text:p>0.0078125</text:p>
          </table:table-cell>
          <table:table-cell table:formula="of:=INDIRECT(CONCATENATE(&quot;F&quot;; TEXT([.$Q735] + 42;&quot;#&quot;)))" office:value-type="float" office:value="0.0078125" calcext:value-type="float">
            <text:p>0.0078125</text:p>
          </table:table-cell>
          <table:table-cell table:formula="of:=INDIRECT(CONCATENATE(&quot;G&quot;; TEXT([.$Q735] + 42;&quot;#&quot;)))" office:value-type="float" office:value="1" calcext:value-type="float">
            <text:p>1</text:p>
          </table:table-cell>
          <table:table-cell table:formula="of:=INDIRECT(CONCATENATE(&quot;H&quot;; TEXT([.$Q735] + 42;&quot;#&quot;)))" office:value-type="float" office:value="1.03" calcext:value-type="float">
            <text:p>1.03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formula="of:=[.A746]" office:value-type="string" office:string-value="CQZoneMatcher" calcext:value-type="string">
            <text:p>CQZoneMatcher</text:p>
          </table:table-cell>
          <table:table-cell table:formula="of:=[.B746]" office:value-type="string" office:string-value="SEPARATE" calcext:value-type="string">
            <text:p>SEPARATE</text:p>
          </table:table-cell>
          <table:table-cell table:number-columns-repeated="7"/>
          <table:table-cell table:formula="of:=[.A743]" office:value-type="string" office:string-value="CQZoneMatcher" calcext:value-type="string">
            <text:p>CQZoneMatcher</text:p>
          </table:table-cell>
          <table:table-cell table:formula="of:=[.B743]" office:value-type="string" office:string-value="SEPARATE" calcext:value-type="string">
            <text:p>SEPARATE</text:p>
          </table:table-cell>
          <table:table-cell table:number-columns-repeated="5"/>
          <table:table-cell table:formula="of:=[.A743]" office:value-type="string" office:string-value="CQZoneMatcher" calcext:value-type="string">
            <text:p>CQZoneMatcher</text:p>
          </table:table-cell>
          <table:table-cell table:formula="of:=[.B743]" office:value-type="string" office:string-value="SEPARATE" calcext:value-type="string">
            <text:p>SEPARATE</text:p>
          </table:table-cell>
          <table:table-cell table:number-columns-repeated="5"/>
          <table:table-cell table:formula="of:=[.A743]" office:value-type="string" office:string-value="CQZoneMatcher" calcext:value-type="string">
            <text:p>CQZoneMatcher</text:p>
          </table:table-cell>
          <table:table-cell table:formula="of:=[.B743]" office:value-type="string" office:string-value="SEPARATE" calcext:value-type="string">
            <text:p>SEPARATE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atch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points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found</text:p>
          </table:table-cell>
          <table:table-cell table:style-name="ce1" office:value-type="string" calcext:value-type="string">
            <text:p>timeavg</text:p>
          </table:table-cell>
          <table:table-cell table:number-columns-repeated="9"/>
          <table:table-cell office:value-type="string" calcext:value-type="string">
            <text:p>rang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ime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03" calcext:value-type="float">
            <text:p>803</text:p>
          </table:table-cell>
          <table:table-cell office:value-type="float" office:value="35.189" calcext:value-type="float">
            <text:p>35.189</text:p>
          </table:table-cell>
          <table:table-cell/>
          <table:table-cell table:formula="of:=LEFT(CONCATENATE([.E745]; &quot; &quot;; [.E746]); 11)" office:value-type="string" office:string-value="zone 0.5" calcext:value-type="string">
            <text:p>zone 0.5</text:p>
          </table:table-cell>
          <table:table-cell table:number-columns-repeated="6"/>
          <table:table-cell table:formula="of:=ROW()" office:value-type="float" office:value="746" calcext:value-type="float">
            <text:p>746</text:p>
          </table:table-cell>
          <table:table-cell table:formula="of:=INDIRECT(CONCATENATE(&quot;D&quot;; TEXT([.$Q746] + 0;&quot;#&quot;)))" office:value-type="float" office:value="32" calcext:value-type="float">
            <text:p>32</text:p>
          </table:table-cell>
          <table:table-cell table:formula="of:=INDIRECT(CONCATENATE(&quot;E&quot;; TEXT([.$Q746] + 0;&quot;#&quot;)))" office:value-type="float" office:value="0.5" calcext:value-type="float">
            <text:p>0.5</text:p>
          </table:table-cell>
          <table:table-cell table:formula="of:=INDIRECT(CONCATENATE(&quot;F&quot;; TEXT([.$Q746] + 0;&quot;#&quot;)))" office:value-type="float" office:value="0.5" calcext:value-type="float">
            <text:p>0.5</text:p>
          </table:table-cell>
          <table:table-cell table:formula="of:=INDIRECT(CONCATENATE(&quot;G&quot;; TEXT([.$Q746] + 0;&quot;#&quot;)))" office:value-type="float" office:value="803" calcext:value-type="float">
            <text:p>803</text:p>
          </table:table-cell>
          <table:table-cell table:formula="of:=INDIRECT(CONCATENATE(&quot;H&quot;; TEXT([.$Q746] + 0;&quot;#&quot;)))" office:value-type="float" office:value="35.189" calcext:value-type="float">
            <text:p>35.189</text:p>
          </table:table-cell>
          <table:table-cell/>
          <table:table-cell table:formula="of:=LEFT(CONCATENATE([.T745];&quot; &quot;; [.T746]); 13)" office:value-type="string" office:string-value="radius 0.5" calcext:value-type="string">
            <text:p>radius 0.5</text:p>
          </table:table-cell>
          <table:table-cell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202" calcext:value-type="float">
            <text:p>202</text:p>
          </table:table-cell>
          <table:table-cell office:value-type="float" office:value="9.836" calcext:value-type="float">
            <text:p>9.836</text:p>
          </table:table-cell>
          <table:table-cell/>
          <table:table-cell table:formula="of:=LEFT(CONCATENATE([.E745]; &quot; &quot;; [.E753]); 11)" office:value-type="string" office:string-value="zone 0.25" calcext:value-type="string">
            <text:p>zone 0.25</text:p>
          </table:table-cell>
          <table:table-cell table:number-columns-repeated="7"/>
          <table:table-cell table:formula="of:=INDIRECT(CONCATENATE(&quot;D&quot;; TEXT([.$Q746] + 7;&quot;#&quot;)))" office:value-type="float" office:value="32" calcext:value-type="float">
            <text:p>32</text:p>
          </table:table-cell>
          <table:table-cell table:formula="of:=INDIRECT(CONCATENATE(&quot;E&quot;; TEXT([.$Q746] + 7;&quot;#&quot;)))" office:value-type="float" office:value="0.25" calcext:value-type="float">
            <text:p>0.25</text:p>
          </table:table-cell>
          <table:table-cell table:formula="of:=INDIRECT(CONCATENATE(&quot;F&quot;; TEXT([.$Q746] + 7;&quot;#&quot;)))" office:value-type="float" office:value="0.5" calcext:value-type="float">
            <text:p>0.5</text:p>
          </table:table-cell>
          <table:table-cell table:formula="of:=INDIRECT(CONCATENATE(&quot;G&quot;; TEXT([.$Q746] + 7;&quot;#&quot;)))" office:value-type="float" office:value="806" calcext:value-type="float">
            <text:p>806</text:p>
          </table:table-cell>
          <table:table-cell table:formula="of:=INDIRECT(CONCATENATE(&quot;H&quot;; TEXT([.$Q746] + 7;&quot;#&quot;)))" office:value-type="float" office:value="33.012" calcext:value-type="float">
            <text:p>33.012</text:p>
          </table:table-cell>
          <table:table-cell/>
          <table:table-cell table:formula="of:=LEFT(CONCATENATE([.T745];&quot; &quot;; [.T753]); 13)" office:value-type="string" office:string-value="radius 0.25" calcext:value-type="string">
            <text:p>radius 0.25</text:p>
          </table:table-cell>
          <table:table-cell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  <table:table-cell office:value-type="float" office:value="3.46" calcext:value-type="float">
            <text:p>3.46</text:p>
          </table:table-cell>
          <table:table-cell/>
          <table:table-cell table:formula="of:=CONCATENATE([.E745]; &quot; &quot;; [.E761])" office:value-type="string" office:string-value="zone 0.125" calcext:value-type="string">
            <text:p>zone 0.125</text:p>
          </table:table-cell>
          <table:table-cell table:number-columns-repeated="7"/>
          <table:table-cell table:formula="of:=INDIRECT(CONCATENATE(&quot;D&quot;; TEXT([.$Q746] + 14;&quot;#&quot;)))" office:value-type="float" office:value="32" calcext:value-type="float">
            <text:p>32</text:p>
          </table:table-cell>
          <table:table-cell table:formula="of:=INDIRECT(CONCATENATE(&quot;E&quot;; TEXT([.$Q746] + 14;&quot;#&quot;)))" office:value-type="float" office:value="0.125" calcext:value-type="float">
            <text:p>0.125</text:p>
          </table:table-cell>
          <table:table-cell table:formula="of:=INDIRECT(CONCATENATE(&quot;F&quot;; TEXT([.$Q746] + 14;&quot;#&quot;)))" office:value-type="float" office:value="0.5" calcext:value-type="float">
            <text:p>0.5</text:p>
          </table:table-cell>
          <table:table-cell table:formula="of:=INDIRECT(CONCATENATE(&quot;G&quot;; TEXT([.$Q746] + 14;&quot;#&quot;)))" office:value-type="float" office:value="811" calcext:value-type="float">
            <text:p>811</text:p>
          </table:table-cell>
          <table:table-cell table:formula="of:=INDIRECT(CONCATENATE(&quot;H&quot;; TEXT([.$Q746] + 14;&quot;#&quot;)))" office:value-type="float" office:value="26.96" calcext:value-type="float">
            <text:p>26.96</text:p>
          </table:table-cell>
          <table:table-cell/>
          <table:table-cell table:formula="of:=LEFT(CONCATENATE([.T745];&quot; &quot;; [.T760]); 13)" office:value-type="string" office:string-value="radius 0.125" calcext:value-type="string">
            <text:p>radius 0.125</text:p>
          </table:table-cell>
          <table:table-cell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1.701" calcext:value-type="float">
            <text:p>1.701</text:p>
          </table:table-cell>
          <table:table-cell/>
          <table:table-cell table:formula="of:=LEFT(CONCATENATE([.E745]; &quot; &quot;; [.E768]); 11)" office:value-type="string" office:string-value="zone 0.0625" calcext:value-type="string">
            <text:p>zone 0.0625</text:p>
          </table:table-cell>
          <table:table-cell table:number-columns-repeated="7"/>
          <table:table-cell table:formula="of:=INDIRECT(CONCATENATE(&quot;D&quot;; TEXT([.$Q746] + 21;&quot;#&quot;)))" office:value-type="float" office:value="32" calcext:value-type="float">
            <text:p>32</text:p>
          </table:table-cell>
          <table:table-cell table:formula="of:=INDIRECT(CONCATENATE(&quot;E&quot;; TEXT([.$Q746] + 21;&quot;#&quot;)))" office:value-type="float" office:value="0.0625" calcext:value-type="float">
            <text:p>0.0625</text:p>
          </table:table-cell>
          <table:table-cell table:formula="of:=INDIRECT(CONCATENATE(&quot;F&quot;; TEXT([.$Q746] + 21;&quot;#&quot;)))" office:value-type="float" office:value="0.5" calcext:value-type="float">
            <text:p>0.5</text:p>
          </table:table-cell>
          <table:table-cell table:formula="of:=INDIRECT(CONCATENATE(&quot;G&quot;; TEXT([.$Q746] + 21;&quot;#&quot;)))" office:value-type="float" office:value="806" calcext:value-type="float">
            <text:p>806</text:p>
          </table:table-cell>
          <table:table-cell table:formula="of:=INDIRECT(CONCATENATE(&quot;H&quot;; TEXT([.$Q746] + 21;&quot;#&quot;)))" office:value-type="float" office:value="40.439" calcext:value-type="float">
            <text:p>40.439</text:p>
          </table:table-cell>
          <table:table-cell/>
          <table:table-cell table:formula="of:=LEFT(CONCATENATE([.T745];&quot; &quot;; [.T767]); 13)" office:value-type="string" office:string-value="radius 0.0625" calcext:value-type="string">
            <text:p>radius 0.0625</text:p>
          </table:table-cell>
          <table:table-cell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0.799" calcext:value-type="float">
            <text:p>0.799</text:p>
          </table:table-cell>
          <table:table-cell/>
          <table:table-cell table:formula="of:=LEFT(CONCATENATE([.E745]; &quot; &quot;; [.E775]); 11)" office:value-type="string" office:string-value="zone 0.0312" calcext:value-type="string">
            <text:p>zone 0.0312</text:p>
          </table:table-cell>
          <table:table-cell table:number-columns-repeated="7"/>
          <table:table-cell table:formula="of:=INDIRECT(CONCATENATE(&quot;D&quot;; TEXT([.$Q746] + 28;&quot;#&quot;)))" office:value-type="float" office:value="32" calcext:value-type="float">
            <text:p>32</text:p>
          </table:table-cell>
          <table:table-cell table:formula="of:=INDIRECT(CONCATENATE(&quot;E&quot;; TEXT([.$Q746] + 28;&quot;#&quot;)))" office:value-type="float" office:value="0.03125" calcext:value-type="float">
            <text:p>0.03125</text:p>
          </table:table-cell>
          <table:table-cell table:formula="of:=INDIRECT(CONCATENATE(&quot;F&quot;; TEXT([.$Q746] + 28;&quot;#&quot;)))" office:value-type="float" office:value="0.5" calcext:value-type="float">
            <text:p>0.5</text:p>
          </table:table-cell>
          <table:table-cell table:formula="of:=INDIRECT(CONCATENATE(&quot;G&quot;; TEXT([.$Q746] + 28;&quot;#&quot;)))" office:value-type="float" office:value="805" calcext:value-type="float">
            <text:p>805</text:p>
          </table:table-cell>
          <table:table-cell table:formula="of:=INDIRECT(CONCATENATE(&quot;H&quot;; TEXT([.$Q746] + 28;&quot;#&quot;)))" office:value-type="float" office:value="14.054" calcext:value-type="float">
            <text:p>14.054</text:p>
          </table:table-cell>
          <table:table-cell/>
          <table:table-cell table:formula="of:=LEFT(CONCATENATE([.T745];&quot; &quot;; [.T774]); 13)" office:value-type="string" office:string-value="radius 0.0312" calcext:value-type="string">
            <text:p>radius 0.0312</text:p>
          </table:table-cell>
          <table:table-cell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332" calcext:value-type="float">
            <text:p>0.332</text:p>
          </table:table-cell>
          <table:table-cell/>
          <table:table-cell table:formula="of:=LEFT(CONCATENATE([.E745]; &quot; &quot;; [.E782]); 11)" office:value-type="string" office:string-value="zone 0.0156" calcext:value-type="string">
            <text:p>zone 0.0156</text:p>
          </table:table-cell>
          <table:table-cell table:number-columns-repeated="7"/>
          <table:table-cell table:formula="of:=INDIRECT(CONCATENATE(&quot;D&quot;; TEXT([.$Q746] + 35;&quot;#&quot;)))" office:value-type="float" office:value="32" calcext:value-type="float">
            <text:p>32</text:p>
          </table:table-cell>
          <table:table-cell table:formula="of:=INDIRECT(CONCATENATE(&quot;E&quot;; TEXT([.$Q746] + 35;&quot;#&quot;)))" office:value-type="float" office:value="0.015625" calcext:value-type="float">
            <text:p>0.015625</text:p>
          </table:table-cell>
          <table:table-cell table:formula="of:=INDIRECT(CONCATENATE(&quot;F&quot;; TEXT([.$Q746] + 35;&quot;#&quot;)))" office:value-type="float" office:value="0.5" calcext:value-type="float">
            <text:p>0.5</text:p>
          </table:table-cell>
          <table:table-cell table:formula="of:=INDIRECT(CONCATENATE(&quot;G&quot;; TEXT([.$Q746] + 35;&quot;#&quot;)))" office:value-type="float" office:value="805" calcext:value-type="float">
            <text:p>805</text:p>
          </table:table-cell>
          <table:table-cell table:formula="of:=INDIRECT(CONCATENATE(&quot;H&quot;; TEXT([.$Q746] + 35;&quot;#&quot;)))" office:value-type="float" office:value="18.365" calcext:value-type="float">
            <text:p>18.365</text:p>
          </table:table-cell>
          <table:table-cell/>
          <table:table-cell table:formula="of:=LEFT(CONCATENATE([.T745];&quot; &quot;; [.T781]); 13)" office:value-type="string" office:string-value="radius 0.0156" calcext:value-type="string">
            <text:p>radius 0.0156</text:p>
          </table:table-cell>
          <table:table-cell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245" calcext:value-type="float">
            <text:p>0.245</text:p>
          </table:table-cell>
          <table:table-cell/>
          <table:table-cell table:formula="of:=LEFT(CONCATENATE([.E745]; &quot; &quot;; [.E789]); 11)" office:value-type="string" office:string-value="zone 0.0078" calcext:value-type="string">
            <text:p>zone 0.0078</text:p>
          </table:table-cell>
          <table:table-cell table:number-columns-repeated="7"/>
          <table:table-cell table:formula="of:=INDIRECT(CONCATENATE(&quot;D&quot;; TEXT([.$Q746] + 42;&quot;#&quot;)))" office:value-type="float" office:value="32" calcext:value-type="float">
            <text:p>32</text:p>
          </table:table-cell>
          <table:table-cell table:formula="of:=INDIRECT(CONCATENATE(&quot;E&quot;; TEXT([.$Q746] + 42;&quot;#&quot;)))" office:value-type="float" office:value="0.0078125" calcext:value-type="float">
            <text:p>0.0078125</text:p>
          </table:table-cell>
          <table:table-cell table:formula="of:=INDIRECT(CONCATENATE(&quot;F&quot;; TEXT([.$Q746] + 42;&quot;#&quot;)))" office:value-type="float" office:value="0.5" calcext:value-type="float">
            <text:p>0.5</text:p>
          </table:table-cell>
          <table:table-cell table:formula="of:=INDIRECT(CONCATENATE(&quot;G&quot;; TEXT([.$Q746] + 42;&quot;#&quot;)))" office:value-type="float" office:value="807" calcext:value-type="float">
            <text:p>807</text:p>
          </table:table-cell>
          <table:table-cell table:formula="of:=INDIRECT(CONCATENATE(&quot;H&quot;; TEXT([.$Q746] + 42;&quot;#&quot;)))" office:value-type="float" office:value="20.065" calcext:value-type="float">
            <text:p>20.065</text:p>
          </table:table-cell>
          <table:table-cell/>
          <table:table-cell table:formula="of:=LEFT(CONCATENATE([.T745];&quot; &quot;; [.T788]); 13)" office:value-type="string" office:string-value="radius 0.0078" calcext:value-type="string">
            <text:p>radius 0.0078</text:p>
          </table:table-cell>
          <table:table-cell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806" calcext:value-type="float">
            <text:p>806</text:p>
          </table:table-cell>
          <table:table-cell office:value-type="float" office:value="33.012" calcext:value-type="float">
            <text:p>33.012</text:p>
          </table:table-cell>
          <table:table-cell table:number-columns-repeated="8"/>
          <table:table-cell table:formula="of:=[.Q746]+1" office:value-type="float" office:value="747" calcext:value-type="float">
            <text:p>747</text:p>
          </table:table-cell>
          <table:table-cell table:formula="of:=INDIRECT(CONCATENATE(&quot;D&quot;; TEXT([.$Q753] + 0;&quot;#&quot;)))" office:value-type="float" office:value="32" calcext:value-type="float">
            <text:p>32</text:p>
          </table:table-cell>
          <table:table-cell table:formula="of:=INDIRECT(CONCATENATE(&quot;E&quot;; TEXT([.$Q753] + 0;&quot;#&quot;)))" office:value-type="float" office:value="0.5" calcext:value-type="float">
            <text:p>0.5</text:p>
          </table:table-cell>
          <table:table-cell table:formula="of:=INDIRECT(CONCATENATE(&quot;F&quot;; TEXT([.$Q753] + 0;&quot;#&quot;)))" office:value-type="float" office:value="0.25" calcext:value-type="float">
            <text:p>0.25</text:p>
          </table:table-cell>
          <table:table-cell table:formula="of:=INDIRECT(CONCATENATE(&quot;G&quot;; TEXT([.$Q753] + 0;&quot;#&quot;)))" office:value-type="float" office:value="202" calcext:value-type="float">
            <text:p>202</text:p>
          </table:table-cell>
          <table:table-cell table:formula="of:=INDIRECT(CONCATENATE(&quot;H&quot;; TEXT([.$Q753] + 0;&quot;#&quot;)))" office:value-type="float" office:value="9.836" calcext:value-type="float">
            <text:p>9.8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201" calcext:value-type="float">
            <text:p>201</text:p>
          </table:table-cell>
          <table:table-cell office:value-type="float" office:value="9.527" calcext:value-type="float">
            <text:p>9.527</text:p>
          </table:table-cell>
          <table:table-cell table:number-columns-repeated="9"/>
          <table:table-cell table:formula="of:=INDIRECT(CONCATENATE(&quot;D&quot;; TEXT([.$Q753] + 7;&quot;#&quot;)))" office:value-type="float" office:value="32" calcext:value-type="float">
            <text:p>32</text:p>
          </table:table-cell>
          <table:table-cell table:formula="of:=INDIRECT(CONCATENATE(&quot;E&quot;; TEXT([.$Q753] + 7;&quot;#&quot;)))" office:value-type="float" office:value="0.25" calcext:value-type="float">
            <text:p>0.25</text:p>
          </table:table-cell>
          <table:table-cell table:formula="of:=INDIRECT(CONCATENATE(&quot;F&quot;; TEXT([.$Q753] + 7;&quot;#&quot;)))" office:value-type="float" office:value="0.25" calcext:value-type="float">
            <text:p>0.25</text:p>
          </table:table-cell>
          <table:table-cell table:formula="of:=INDIRECT(CONCATENATE(&quot;G&quot;; TEXT([.$Q753] + 7;&quot;#&quot;)))" office:value-type="float" office:value="201" calcext:value-type="float">
            <text:p>201</text:p>
          </table:table-cell>
          <table:table-cell table:formula="of:=INDIRECT(CONCATENATE(&quot;H&quot;; TEXT([.$Q753] + 7;&quot;#&quot;)))" office:value-type="float" office:value="9.527" calcext:value-type="float">
            <text:p>9.5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47" calcext:value-type="float">
            <text:p>47</text:p>
          </table:table-cell>
          <table:table-cell office:value-type="float" office:value="3.599" calcext:value-type="float">
            <text:p>3.599</text:p>
          </table:table-cell>
          <table:table-cell table:number-columns-repeated="9"/>
          <table:table-cell table:formula="of:=INDIRECT(CONCATENATE(&quot;D&quot;; TEXT([.$Q753] + 14;&quot;#&quot;)))" office:value-type="float" office:value="32" calcext:value-type="float">
            <text:p>32</text:p>
          </table:table-cell>
          <table:table-cell table:formula="of:=INDIRECT(CONCATENATE(&quot;E&quot;; TEXT([.$Q753] + 14;&quot;#&quot;)))" office:value-type="float" office:value="0.125" calcext:value-type="float">
            <text:p>0.125</text:p>
          </table:table-cell>
          <table:table-cell table:formula="of:=INDIRECT(CONCATENATE(&quot;F&quot;; TEXT([.$Q753] + 14;&quot;#&quot;)))" office:value-type="float" office:value="0.25" calcext:value-type="float">
            <text:p>0.25</text:p>
          </table:table-cell>
          <table:table-cell table:formula="of:=INDIRECT(CONCATENATE(&quot;G&quot;; TEXT([.$Q753] + 14;&quot;#&quot;)))" office:value-type="float" office:value="202" calcext:value-type="float">
            <text:p>202</text:p>
          </table:table-cell>
          <table:table-cell table:formula="of:=INDIRECT(CONCATENATE(&quot;H&quot;; TEXT([.$Q753] + 14;&quot;#&quot;)))" office:value-type="float" office:value="7.265" calcext:value-type="float">
            <text:p>7.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" calcext:value-type="float">
            <text:p>10</text:p>
          </table:table-cell>
          <table:table-cell office:value-type="float" office:value="1.79" calcext:value-type="float">
            <text:p>1.79</text:p>
          </table:table-cell>
          <table:table-cell table:number-columns-repeated="9"/>
          <table:table-cell table:formula="of:=INDIRECT(CONCATENATE(&quot;D&quot;; TEXT([.$Q753] + 21;&quot;#&quot;)))" office:value-type="float" office:value="32" calcext:value-type="float">
            <text:p>32</text:p>
          </table:table-cell>
          <table:table-cell table:formula="of:=INDIRECT(CONCATENATE(&quot;E&quot;; TEXT([.$Q753] + 21;&quot;#&quot;)))" office:value-type="float" office:value="0.0625" calcext:value-type="float">
            <text:p>0.0625</text:p>
          </table:table-cell>
          <table:table-cell table:formula="of:=INDIRECT(CONCATENATE(&quot;F&quot;; TEXT([.$Q753] + 21;&quot;#&quot;)))" office:value-type="float" office:value="0.25" calcext:value-type="float">
            <text:p>0.25</text:p>
          </table:table-cell>
          <table:table-cell table:formula="of:=INDIRECT(CONCATENATE(&quot;G&quot;; TEXT([.$Q753] + 21;&quot;#&quot;)))" office:value-type="float" office:value="203" calcext:value-type="float">
            <text:p>203</text:p>
          </table:table-cell>
          <table:table-cell table:formula="of:=INDIRECT(CONCATENATE(&quot;H&quot;; TEXT([.$Q753] + 21;&quot;#&quot;)))" office:value-type="float" office:value="12.139" calcext:value-type="float">
            <text:p>12.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0.843" calcext:value-type="float">
            <text:p>0.843</text:p>
          </table:table-cell>
          <table:table-cell table:number-columns-repeated="9"/>
          <table:table-cell table:formula="of:=INDIRECT(CONCATENATE(&quot;D&quot;; TEXT([.$Q753] + 28;&quot;#&quot;)))" office:value-type="float" office:value="32" calcext:value-type="float">
            <text:p>32</text:p>
          </table:table-cell>
          <table:table-cell table:formula="of:=INDIRECT(CONCATENATE(&quot;E&quot;; TEXT([.$Q753] + 28;&quot;#&quot;)))" office:value-type="float" office:value="0.03125" calcext:value-type="float">
            <text:p>0.03125</text:p>
          </table:table-cell>
          <table:table-cell table:formula="of:=INDIRECT(CONCATENATE(&quot;F&quot;; TEXT([.$Q753] + 28;&quot;#&quot;)))" office:value-type="float" office:value="0.25" calcext:value-type="float">
            <text:p>0.25</text:p>
          </table:table-cell>
          <table:table-cell table:formula="of:=INDIRECT(CONCATENATE(&quot;G&quot;; TEXT([.$Q753] + 28;&quot;#&quot;)))" office:value-type="float" office:value="208" calcext:value-type="float">
            <text:p>208</text:p>
          </table:table-cell>
          <table:table-cell table:formula="of:=INDIRECT(CONCATENATE(&quot;H&quot;; TEXT([.$Q753] + 28;&quot;#&quot;)))" office:value-type="float" office:value="4.134" calcext:value-type="float">
            <text:p>4.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349" calcext:value-type="float">
            <text:p>0.349</text:p>
          </table:table-cell>
          <table:table-cell table:number-columns-repeated="9"/>
          <table:table-cell table:formula="of:=INDIRECT(CONCATENATE(&quot;D&quot;; TEXT([.$Q753] + 35;&quot;#&quot;)))" office:value-type="float" office:value="32" calcext:value-type="float">
            <text:p>32</text:p>
          </table:table-cell>
          <table:table-cell table:formula="of:=INDIRECT(CONCATENATE(&quot;E&quot;; TEXT([.$Q753] + 35;&quot;#&quot;)))" office:value-type="float" office:value="0.015625" calcext:value-type="float">
            <text:p>0.015625</text:p>
          </table:table-cell>
          <table:table-cell table:formula="of:=INDIRECT(CONCATENATE(&quot;F&quot;; TEXT([.$Q753] + 35;&quot;#&quot;)))" office:value-type="float" office:value="0.25" calcext:value-type="float">
            <text:p>0.25</text:p>
          </table:table-cell>
          <table:table-cell table:formula="of:=INDIRECT(CONCATENATE(&quot;G&quot;; TEXT([.$Q753] + 35;&quot;#&quot;)))" office:value-type="float" office:value="203" calcext:value-type="float">
            <text:p>203</text:p>
          </table:table-cell>
          <table:table-cell table:formula="of:=INDIRECT(CONCATENATE(&quot;H&quot;; TEXT([.$Q753] + 35;&quot;#&quot;)))" office:value-type="float" office:value="5.404" calcext:value-type="float">
            <text:p>5.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259" calcext:value-type="float">
            <text:p>0.259</text:p>
          </table:table-cell>
          <table:table-cell table:number-columns-repeated="9"/>
          <table:table-cell table:formula="of:=INDIRECT(CONCATENATE(&quot;D&quot;; TEXT([.$Q753] + 42;&quot;#&quot;)))" office:value-type="float" office:value="32" calcext:value-type="float">
            <text:p>32</text:p>
          </table:table-cell>
          <table:table-cell table:formula="of:=INDIRECT(CONCATENATE(&quot;E&quot;; TEXT([.$Q753] + 42;&quot;#&quot;)))" office:value-type="float" office:value="0.0078125" calcext:value-type="float">
            <text:p>0.0078125</text:p>
          </table:table-cell>
          <table:table-cell table:formula="of:=INDIRECT(CONCATENATE(&quot;F&quot;; TEXT([.$Q753] + 42;&quot;#&quot;)))" office:value-type="float" office:value="0.25" calcext:value-type="float">
            <text:p>0.25</text:p>
          </table:table-cell>
          <table:table-cell table:formula="of:=INDIRECT(CONCATENATE(&quot;G&quot;; TEXT([.$Q753] + 42;&quot;#&quot;)))" office:value-type="float" office:value="202" calcext:value-type="float">
            <text:p>202</text:p>
          </table:table-cell>
          <table:table-cell table:formula="of:=INDIRECT(CONCATENATE(&quot;H&quot;; TEXT([.$Q753] + 42;&quot;#&quot;)))" office:value-type="float" office:value="6.414" calcext:value-type="float">
            <text:p>6.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811" calcext:value-type="float">
            <text:p>811</text:p>
          </table:table-cell>
          <table:table-cell office:value-type="float" office:value="26.96" calcext:value-type="float">
            <text:p>26.96</text:p>
          </table:table-cell>
          <table:table-cell table:number-columns-repeated="8"/>
          <table:table-cell table:formula="of:=[.Q746]+2" office:value-type="float" office:value="748" calcext:value-type="float">
            <text:p>748</text:p>
          </table:table-cell>
          <table:table-cell table:formula="of:=INDIRECT(CONCATENATE(&quot;D&quot;; TEXT([.$Q760] + 0;&quot;#&quot;)))" office:value-type="float" office:value="32" calcext:value-type="float">
            <text:p>32</text:p>
          </table:table-cell>
          <table:table-cell table:formula="of:=INDIRECT(CONCATENATE(&quot;E&quot;; TEXT([.$Q760] + 0;&quot;#&quot;)))" office:value-type="float" office:value="0.5" calcext:value-type="float">
            <text:p>0.5</text:p>
          </table:table-cell>
          <table:table-cell table:formula="of:=INDIRECT(CONCATENATE(&quot;F&quot;; TEXT([.$Q760] + 0;&quot;#&quot;)))" office:value-type="float" office:value="0.125" calcext:value-type="float">
            <text:p>0.125</text:p>
          </table:table-cell>
          <table:table-cell table:formula="of:=INDIRECT(CONCATENATE(&quot;G&quot;; TEXT([.$Q760] + 0;&quot;#&quot;)))" office:value-type="float" office:value="49" calcext:value-type="float">
            <text:p>49</text:p>
          </table:table-cell>
          <table:table-cell table:formula="of:=INDIRECT(CONCATENATE(&quot;H&quot;; TEXT([.$Q760] + 0;&quot;#&quot;)))" office:value-type="float" office:value="3.46" calcext:value-type="float">
            <text:p>3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202" calcext:value-type="float">
            <text:p>202</text:p>
          </table:table-cell>
          <table:table-cell office:value-type="float" office:value="7.265" calcext:value-type="float">
            <text:p>7.265</text:p>
          </table:table-cell>
          <table:table-cell table:number-columns-repeated="9"/>
          <table:table-cell table:formula="of:=INDIRECT(CONCATENATE(&quot;D&quot;; TEXT([.$Q760] + 7;&quot;#&quot;)))" office:value-type="float" office:value="32" calcext:value-type="float">
            <text:p>32</text:p>
          </table:table-cell>
          <table:table-cell table:formula="of:=INDIRECT(CONCATENATE(&quot;E&quot;; TEXT([.$Q760] + 7;&quot;#&quot;)))" office:value-type="float" office:value="0.25" calcext:value-type="float">
            <text:p>0.25</text:p>
          </table:table-cell>
          <table:table-cell table:formula="of:=INDIRECT(CONCATENATE(&quot;F&quot;; TEXT([.$Q760] + 7;&quot;#&quot;)))" office:value-type="float" office:value="0.125" calcext:value-type="float">
            <text:p>0.125</text:p>
          </table:table-cell>
          <table:table-cell table:formula="of:=INDIRECT(CONCATENATE(&quot;G&quot;; TEXT([.$Q760] + 7;&quot;#&quot;)))" office:value-type="float" office:value="47" calcext:value-type="float">
            <text:p>47</text:p>
          </table:table-cell>
          <table:table-cell table:formula="of:=INDIRECT(CONCATENATE(&quot;H&quot;; TEXT([.$Q760] + 7;&quot;#&quot;)))" office:value-type="float" office:value="3.599" calcext:value-type="float">
            <text:p>3.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  <table:table-cell office:value-type="float" office:value="2.575" calcext:value-type="float">
            <text:p>2.575</text:p>
          </table:table-cell>
          <table:table-cell table:number-columns-repeated="9"/>
          <table:table-cell table:formula="of:=INDIRECT(CONCATENATE(&quot;D&quot;; TEXT([.$Q760] + 14;&quot;#&quot;)))" office:value-type="float" office:value="32" calcext:value-type="float">
            <text:p>32</text:p>
          </table:table-cell>
          <table:table-cell table:formula="of:=INDIRECT(CONCATENATE(&quot;E&quot;; TEXT([.$Q760] + 14;&quot;#&quot;)))" office:value-type="float" office:value="0.125" calcext:value-type="float">
            <text:p>0.125</text:p>
          </table:table-cell>
          <table:table-cell table:formula="of:=INDIRECT(CONCATENATE(&quot;F&quot;; TEXT([.$Q760] + 14;&quot;#&quot;)))" office:value-type="float" office:value="0.125" calcext:value-type="float">
            <text:p>0.125</text:p>
          </table:table-cell>
          <table:table-cell table:formula="of:=INDIRECT(CONCATENATE(&quot;G&quot;; TEXT([.$Q760] + 14;&quot;#&quot;)))" office:value-type="float" office:value="52" calcext:value-type="float">
            <text:p>52</text:p>
          </table:table-cell>
          <table:table-cell table:formula="of:=INDIRECT(CONCATENATE(&quot;H&quot;; TEXT([.$Q760] + 14;&quot;#&quot;)))" office:value-type="float" office:value="2.575" calcext:value-type="float">
            <text:p>2.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1.289" calcext:value-type="float">
            <text:p>1.289</text:p>
          </table:table-cell>
          <table:table-cell table:number-columns-repeated="9"/>
          <table:table-cell table:formula="of:=INDIRECT(CONCATENATE(&quot;D&quot;; TEXT([.$Q760] + 21;&quot;#&quot;)))" office:value-type="float" office:value="32" calcext:value-type="float">
            <text:p>32</text:p>
          </table:table-cell>
          <table:table-cell table:formula="of:=INDIRECT(CONCATENATE(&quot;E&quot;; TEXT([.$Q760] + 21;&quot;#&quot;)))" office:value-type="float" office:value="0.0625" calcext:value-type="float">
            <text:p>0.0625</text:p>
          </table:table-cell>
          <table:table-cell table:formula="of:=INDIRECT(CONCATENATE(&quot;F&quot;; TEXT([.$Q760] + 21;&quot;#&quot;)))" office:value-type="float" office:value="0.125" calcext:value-type="float">
            <text:p>0.125</text:p>
          </table:table-cell>
          <table:table-cell table:formula="of:=INDIRECT(CONCATENATE(&quot;G&quot;; TEXT([.$Q760] + 21;&quot;#&quot;)))" office:value-type="float" office:value="49" calcext:value-type="float">
            <text:p>49</text:p>
          </table:table-cell>
          <table:table-cell table:formula="of:=INDIRECT(CONCATENATE(&quot;H&quot;; TEXT([.$Q760] + 21;&quot;#&quot;)))" office:value-type="float" office:value="4.341" calcext:value-type="float">
            <text:p>4.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0.61" calcext:value-type="float">
            <text:p>0.61</text:p>
          </table:table-cell>
          <table:table-cell table:number-columns-repeated="9"/>
          <table:table-cell table:formula="of:=INDIRECT(CONCATENATE(&quot;D&quot;; TEXT([.$Q760] + 28;&quot;#&quot;)))" office:value-type="float" office:value="32" calcext:value-type="float">
            <text:p>32</text:p>
          </table:table-cell>
          <table:table-cell table:formula="of:=INDIRECT(CONCATENATE(&quot;E&quot;; TEXT([.$Q760] + 28;&quot;#&quot;)))" office:value-type="float" office:value="0.03125" calcext:value-type="float">
            <text:p>0.03125</text:p>
          </table:table-cell>
          <table:table-cell table:formula="of:=INDIRECT(CONCATENATE(&quot;F&quot;; TEXT([.$Q760] + 28;&quot;#&quot;)))" office:value-type="float" office:value="0.125" calcext:value-type="float">
            <text:p>0.125</text:p>
          </table:table-cell>
          <table:table-cell table:formula="of:=INDIRECT(CONCATENATE(&quot;G&quot;; TEXT([.$Q760] + 28;&quot;#&quot;)))" office:value-type="float" office:value="50" calcext:value-type="float">
            <text:p>50</text:p>
          </table:table-cell>
          <table:table-cell table:formula="of:=INDIRECT(CONCATENATE(&quot;H&quot;; TEXT([.$Q760] + 28;&quot;#&quot;)))" office:value-type="float" office:value="1.461" calcext:value-type="float">
            <text:p>1.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table:number-columns-repeated="9"/>
          <table:table-cell table:formula="of:=INDIRECT(CONCATENATE(&quot;D&quot;; TEXT([.$Q760] + 35;&quot;#&quot;)))" office:value-type="float" office:value="32" calcext:value-type="float">
            <text:p>32</text:p>
          </table:table-cell>
          <table:table-cell table:formula="of:=INDIRECT(CONCATENATE(&quot;E&quot;; TEXT([.$Q760] + 35;&quot;#&quot;)))" office:value-type="float" office:value="0.015625" calcext:value-type="float">
            <text:p>0.015625</text:p>
          </table:table-cell>
          <table:table-cell table:formula="of:=INDIRECT(CONCATENATE(&quot;F&quot;; TEXT([.$Q760] + 35;&quot;#&quot;)))" office:value-type="float" office:value="0.125" calcext:value-type="float">
            <text:p>0.125</text:p>
          </table:table-cell>
          <table:table-cell table:formula="of:=INDIRECT(CONCATENATE(&quot;G&quot;; TEXT([.$Q760] + 35;&quot;#&quot;)))" office:value-type="float" office:value="47" calcext:value-type="float">
            <text:p>47</text:p>
          </table:table-cell>
          <table:table-cell table:formula="of:=INDIRECT(CONCATENATE(&quot;H&quot;; TEXT([.$Q760] + 35;&quot;#&quot;)))" office:value-type="float" office:value="1.927" calcext:value-type="float">
            <text:p>1.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189" calcext:value-type="float">
            <text:p>0.189</text:p>
          </table:table-cell>
          <table:table-cell table:number-columns-repeated="9"/>
          <table:table-cell table:formula="of:=INDIRECT(CONCATENATE(&quot;D&quot;; TEXT([.$Q760] + 42;&quot;#&quot;)))" office:value-type="float" office:value="32" calcext:value-type="float">
            <text:p>32</text:p>
          </table:table-cell>
          <table:table-cell table:formula="of:=INDIRECT(CONCATENATE(&quot;E&quot;; TEXT([.$Q760] + 42;&quot;#&quot;)))" office:value-type="float" office:value="0.0078125" calcext:value-type="float">
            <text:p>0.0078125</text:p>
          </table:table-cell>
          <table:table-cell table:formula="of:=INDIRECT(CONCATENATE(&quot;F&quot;; TEXT([.$Q760] + 42;&quot;#&quot;)))" office:value-type="float" office:value="0.125" calcext:value-type="float">
            <text:p>0.125</text:p>
          </table:table-cell>
          <table:table-cell table:formula="of:=INDIRECT(CONCATENATE(&quot;G&quot;; TEXT([.$Q760] + 42;&quot;#&quot;)))" office:value-type="float" office:value="49" calcext:value-type="float">
            <text:p>49</text:p>
          </table:table-cell>
          <table:table-cell table:formula="of:=INDIRECT(CONCATENATE(&quot;H&quot;; TEXT([.$Q760] + 42;&quot;#&quot;)))" office:value-type="float" office:value="2.443" calcext:value-type="float">
            <text:p>2.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806" calcext:value-type="float">
            <text:p>806</text:p>
          </table:table-cell>
          <table:table-cell office:value-type="float" office:value="40.439" calcext:value-type="float">
            <text:p>40.439</text:p>
          </table:table-cell>
          <table:table-cell table:number-columns-repeated="8"/>
          <table:table-cell table:formula="of:=[.Q746]+3" office:value-type="float" office:value="749" calcext:value-type="float">
            <text:p>749</text:p>
          </table:table-cell>
          <table:table-cell table:formula="of:=INDIRECT(CONCATENATE(&quot;D&quot;; TEXT([.$Q767] + 0;&quot;#&quot;)))" office:value-type="float" office:value="32" calcext:value-type="float">
            <text:p>32</text:p>
          </table:table-cell>
          <table:table-cell table:formula="of:=INDIRECT(CONCATENATE(&quot;E&quot;; TEXT([.$Q767] + 0;&quot;#&quot;)))" office:value-type="float" office:value="0.5" calcext:value-type="float">
            <text:p>0.5</text:p>
          </table:table-cell>
          <table:table-cell table:formula="of:=INDIRECT(CONCATENATE(&quot;F&quot;; TEXT([.$Q767] + 0;&quot;#&quot;)))" office:value-type="float" office:value="0.0625" calcext:value-type="float">
            <text:p>0.0625</text:p>
          </table:table-cell>
          <table:table-cell table:formula="of:=INDIRECT(CONCATENATE(&quot;G&quot;; TEXT([.$Q767] + 0;&quot;#&quot;)))" office:value-type="float" office:value="12" calcext:value-type="float">
            <text:p>12</text:p>
          </table:table-cell>
          <table:table-cell table:formula="of:=INDIRECT(CONCATENATE(&quot;H&quot;; TEXT([.$Q767] + 0;&quot;#&quot;)))" office:value-type="float" office:value="1.701" calcext:value-type="float">
            <text:p>1.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203" calcext:value-type="float">
            <text:p>203</text:p>
          </table:table-cell>
          <table:table-cell office:value-type="float" office:value="12.139" calcext:value-type="float">
            <text:p>12.139</text:p>
          </table:table-cell>
          <table:table-cell table:number-columns-repeated="9"/>
          <table:table-cell table:formula="of:=INDIRECT(CONCATENATE(&quot;D&quot;; TEXT([.$Q767] + 7;&quot;#&quot;)))" office:value-type="float" office:value="32" calcext:value-type="float">
            <text:p>32</text:p>
          </table:table-cell>
          <table:table-cell table:formula="of:=INDIRECT(CONCATENATE(&quot;E&quot;; TEXT([.$Q767] + 7;&quot;#&quot;)))" office:value-type="float" office:value="0.25" calcext:value-type="float">
            <text:p>0.25</text:p>
          </table:table-cell>
          <table:table-cell table:formula="of:=INDIRECT(CONCATENATE(&quot;F&quot;; TEXT([.$Q767] + 7;&quot;#&quot;)))" office:value-type="float" office:value="0.0625" calcext:value-type="float">
            <text:p>0.0625</text:p>
          </table:table-cell>
          <table:table-cell table:formula="of:=INDIRECT(CONCATENATE(&quot;G&quot;; TEXT([.$Q767] + 7;&quot;#&quot;)))" office:value-type="float" office:value="10" calcext:value-type="float">
            <text:p>10</text:p>
          </table:table-cell>
          <table:table-cell table:formula="of:=INDIRECT(CONCATENATE(&quot;H&quot;; TEXT([.$Q767] + 7;&quot;#&quot;)))" office:value-type="float" office:value="1.79" calcext:value-type="float">
            <text:p>1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  <table:table-cell office:value-type="float" office:value="4.341" calcext:value-type="float">
            <text:p>4.341</text:p>
          </table:table-cell>
          <table:table-cell table:number-columns-repeated="9"/>
          <table:table-cell table:formula="of:=INDIRECT(CONCATENATE(&quot;D&quot;; TEXT([.$Q767] + 14;&quot;#&quot;)))" office:value-type="float" office:value="32" calcext:value-type="float">
            <text:p>32</text:p>
          </table:table-cell>
          <table:table-cell table:formula="of:=INDIRECT(CONCATENATE(&quot;E&quot;; TEXT([.$Q767] + 14;&quot;#&quot;)))" office:value-type="float" office:value="0.125" calcext:value-type="float">
            <text:p>0.125</text:p>
          </table:table-cell>
          <table:table-cell table:formula="of:=INDIRECT(CONCATENATE(&quot;F&quot;; TEXT([.$Q767] + 14;&quot;#&quot;)))" office:value-type="float" office:value="0.0625" calcext:value-type="float">
            <text:p>0.0625</text:p>
          </table:table-cell>
          <table:table-cell table:formula="of:=INDIRECT(CONCATENATE(&quot;G&quot;; TEXT([.$Q767] + 14;&quot;#&quot;)))" office:value-type="float" office:value="11" calcext:value-type="float">
            <text:p>11</text:p>
          </table:table-cell>
          <table:table-cell table:formula="of:=INDIRECT(CONCATENATE(&quot;H&quot;; TEXT([.$Q767] + 14;&quot;#&quot;)))" office:value-type="float" office:value="1.289" calcext:value-type="float">
            <text:p>1.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9" calcext:value-type="float">
            <text:p>9</text:p>
          </table:table-cell>
          <table:table-cell office:value-type="float" office:value="2.117" calcext:value-type="float">
            <text:p>2.117</text:p>
          </table:table-cell>
          <table:table-cell table:number-columns-repeated="9"/>
          <table:table-cell table:formula="of:=INDIRECT(CONCATENATE(&quot;D&quot;; TEXT([.$Q767] + 21;&quot;#&quot;)))" office:value-type="float" office:value="32" calcext:value-type="float">
            <text:p>32</text:p>
          </table:table-cell>
          <table:table-cell table:formula="of:=INDIRECT(CONCATENATE(&quot;E&quot;; TEXT([.$Q767] + 21;&quot;#&quot;)))" office:value-type="float" office:value="0.0625" calcext:value-type="float">
            <text:p>0.0625</text:p>
          </table:table-cell>
          <table:table-cell table:formula="of:=INDIRECT(CONCATENATE(&quot;F&quot;; TEXT([.$Q767] + 21;&quot;#&quot;)))" office:value-type="float" office:value="0.0625" calcext:value-type="float">
            <text:p>0.0625</text:p>
          </table:table-cell>
          <table:table-cell table:formula="of:=INDIRECT(CONCATENATE(&quot;G&quot;; TEXT([.$Q767] + 21;&quot;#&quot;)))" office:value-type="float" office:value="9" calcext:value-type="float">
            <text:p>9</text:p>
          </table:table-cell>
          <table:table-cell table:formula="of:=INDIRECT(CONCATENATE(&quot;H&quot;; TEXT([.$Q767] + 21;&quot;#&quot;)))" office:value-type="float" office:value="2.117" calcext:value-type="float">
            <text:p>2.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1.024" calcext:value-type="float">
            <text:p>1.024</text:p>
          </table:table-cell>
          <table:table-cell table:number-columns-repeated="9"/>
          <table:table-cell table:formula="of:=INDIRECT(CONCATENATE(&quot;D&quot;; TEXT([.$Q767] + 28;&quot;#&quot;)))" office:value-type="float" office:value="32" calcext:value-type="float">
            <text:p>32</text:p>
          </table:table-cell>
          <table:table-cell table:formula="of:=INDIRECT(CONCATENATE(&quot;E&quot;; TEXT([.$Q767] + 28;&quot;#&quot;)))" office:value-type="float" office:value="0.03125" calcext:value-type="float">
            <text:p>0.03125</text:p>
          </table:table-cell>
          <table:table-cell table:formula="of:=INDIRECT(CONCATENATE(&quot;F&quot;; TEXT([.$Q767] + 28;&quot;#&quot;)))" office:value-type="float" office:value="0.0625" calcext:value-type="float">
            <text:p>0.0625</text:p>
          </table:table-cell>
          <table:table-cell table:formula="of:=INDIRECT(CONCATENATE(&quot;G&quot;; TEXT([.$Q767] + 28;&quot;#&quot;)))" office:value-type="float" office:value="11" calcext:value-type="float">
            <text:p>11</text:p>
          </table:table-cell>
          <table:table-cell table:formula="of:=INDIRECT(CONCATENATE(&quot;H&quot;; TEXT([.$Q767] + 28;&quot;#&quot;)))" office:value-type="float" office:value="0.774" calcext:value-type="float">
            <text:p>0.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455" calcext:value-type="float">
            <text:p>0.455</text:p>
          </table:table-cell>
          <table:table-cell table:number-columns-repeated="9"/>
          <table:table-cell table:formula="of:=INDIRECT(CONCATENATE(&quot;D&quot;; TEXT([.$Q767] + 35;&quot;#&quot;)))" office:value-type="float" office:value="32" calcext:value-type="float">
            <text:p>32</text:p>
          </table:table-cell>
          <table:table-cell table:formula="of:=INDIRECT(CONCATENATE(&quot;E&quot;; TEXT([.$Q767] + 35;&quot;#&quot;)))" office:value-type="float" office:value="0.015625" calcext:value-type="float">
            <text:p>0.015625</text:p>
          </table:table-cell>
          <table:table-cell table:formula="of:=INDIRECT(CONCATENATE(&quot;F&quot;; TEXT([.$Q767] + 35;&quot;#&quot;)))" office:value-type="float" office:value="0.0625" calcext:value-type="float">
            <text:p>0.0625</text:p>
          </table:table-cell>
          <table:table-cell table:formula="of:=INDIRECT(CONCATENATE(&quot;G&quot;; TEXT([.$Q767] + 35;&quot;#&quot;)))" office:value-type="float" office:value="12" calcext:value-type="float">
            <text:p>12</text:p>
          </table:table-cell>
          <table:table-cell table:formula="of:=INDIRECT(CONCATENATE(&quot;H&quot;; TEXT([.$Q767] + 35;&quot;#&quot;)))" office:value-type="float" office:value="1.051" calcext:value-type="float">
            <text:p>1.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358" calcext:value-type="float">
            <text:p>0.358</text:p>
          </table:table-cell>
          <table:table-cell table:number-columns-repeated="9"/>
          <table:table-cell table:formula="of:=INDIRECT(CONCATENATE(&quot;D&quot;; TEXT([.$Q767] + 42;&quot;#&quot;)))" office:value-type="float" office:value="32" calcext:value-type="float">
            <text:p>32</text:p>
          </table:table-cell>
          <table:table-cell table:formula="of:=INDIRECT(CONCATENATE(&quot;E&quot;; TEXT([.$Q767] + 42;&quot;#&quot;)))" office:value-type="float" office:value="0.0078125" calcext:value-type="float">
            <text:p>0.0078125</text:p>
          </table:table-cell>
          <table:table-cell table:formula="of:=INDIRECT(CONCATENATE(&quot;F&quot;; TEXT([.$Q767] + 42;&quot;#&quot;)))" office:value-type="float" office:value="0.0625" calcext:value-type="float">
            <text:p>0.0625</text:p>
          </table:table-cell>
          <table:table-cell table:formula="of:=INDIRECT(CONCATENATE(&quot;G&quot;; TEXT([.$Q767] + 42;&quot;#&quot;)))" office:value-type="float" office:value="12" calcext:value-type="float">
            <text:p>12</text:p>
          </table:table-cell>
          <table:table-cell table:formula="of:=INDIRECT(CONCATENATE(&quot;H&quot;; TEXT([.$Q767] + 42;&quot;#&quot;)))" office:value-type="float" office:value="1.414" calcext:value-type="float">
            <text:p>1.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805" calcext:value-type="float">
            <text:p>805</text:p>
          </table:table-cell>
          <table:table-cell office:value-type="float" office:value="14.054" calcext:value-type="float">
            <text:p>14.054</text:p>
          </table:table-cell>
          <table:table-cell table:number-columns-repeated="8"/>
          <table:table-cell table:formula="of:=[.Q746]+4" office:value-type="float" office:value="750" calcext:value-type="float">
            <text:p>750</text:p>
          </table:table-cell>
          <table:table-cell table:formula="of:=INDIRECT(CONCATENATE(&quot;D&quot;; TEXT([.$Q774] + 0;&quot;#&quot;)))" office:value-type="float" office:value="32" calcext:value-type="float">
            <text:p>32</text:p>
          </table:table-cell>
          <table:table-cell table:formula="of:=INDIRECT(CONCATENATE(&quot;E&quot;; TEXT([.$Q774] + 0;&quot;#&quot;)))" office:value-type="float" office:value="0.5" calcext:value-type="float">
            <text:p>0.5</text:p>
          </table:table-cell>
          <table:table-cell table:formula="of:=INDIRECT(CONCATENATE(&quot;F&quot;; TEXT([.$Q774] + 0;&quot;#&quot;)))" office:value-type="float" office:value="0.03125" calcext:value-type="float">
            <text:p>0.03125</text:p>
          </table:table-cell>
          <table:table-cell table:formula="of:=INDIRECT(CONCATENATE(&quot;G&quot;; TEXT([.$Q774] + 0;&quot;#&quot;)))" office:value-type="float" office:value="3" calcext:value-type="float">
            <text:p>3</text:p>
          </table:table-cell>
          <table:table-cell table:formula="of:=INDIRECT(CONCATENATE(&quot;H&quot;; TEXT([.$Q774] + 0;&quot;#&quot;)))" office:value-type="float" office:value="0.799" calcext:value-type="float">
            <text:p>0.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208" calcext:value-type="float">
            <text:p>208</text:p>
          </table:table-cell>
          <table:table-cell office:value-type="float" office:value="4.134" calcext:value-type="float">
            <text:p>4.134</text:p>
          </table:table-cell>
          <table:table-cell table:number-columns-repeated="9"/>
          <table:table-cell table:formula="of:=INDIRECT(CONCATENATE(&quot;D&quot;; TEXT([.$Q774] + 7;&quot;#&quot;)))" office:value-type="float" office:value="32" calcext:value-type="float">
            <text:p>32</text:p>
          </table:table-cell>
          <table:table-cell table:formula="of:=INDIRECT(CONCATENATE(&quot;E&quot;; TEXT([.$Q774] + 7;&quot;#&quot;)))" office:value-type="float" office:value="0.25" calcext:value-type="float">
            <text:p>0.25</text:p>
          </table:table-cell>
          <table:table-cell table:formula="of:=INDIRECT(CONCATENATE(&quot;F&quot;; TEXT([.$Q774] + 7;&quot;#&quot;)))" office:value-type="float" office:value="0.03125" calcext:value-type="float">
            <text:p>0.03125</text:p>
          </table:table-cell>
          <table:table-cell table:formula="of:=INDIRECT(CONCATENATE(&quot;G&quot;; TEXT([.$Q774] + 7;&quot;#&quot;)))" office:value-type="float" office:value="3" calcext:value-type="float">
            <text:p>3</text:p>
          </table:table-cell>
          <table:table-cell table:formula="of:=INDIRECT(CONCATENATE(&quot;H&quot;; TEXT([.$Q774] + 7;&quot;#&quot;)))" office:value-type="float" office:value="0.843" calcext:value-type="float">
            <text:p>0.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.461" calcext:value-type="float">
            <text:p>1.461</text:p>
          </table:table-cell>
          <table:table-cell table:number-columns-repeated="9"/>
          <table:table-cell table:formula="of:=INDIRECT(CONCATENATE(&quot;D&quot;; TEXT([.$Q774] + 14;&quot;#&quot;)))" office:value-type="float" office:value="32" calcext:value-type="float">
            <text:p>32</text:p>
          </table:table-cell>
          <table:table-cell table:formula="of:=INDIRECT(CONCATENATE(&quot;E&quot;; TEXT([.$Q774] + 14;&quot;#&quot;)))" office:value-type="float" office:value="0.125" calcext:value-type="float">
            <text:p>0.125</text:p>
          </table:table-cell>
          <table:table-cell table:formula="of:=INDIRECT(CONCATENATE(&quot;F&quot;; TEXT([.$Q774] + 14;&quot;#&quot;)))" office:value-type="float" office:value="0.03125" calcext:value-type="float">
            <text:p>0.03125</text:p>
          </table:table-cell>
          <table:table-cell table:formula="of:=INDIRECT(CONCATENATE(&quot;G&quot;; TEXT([.$Q774] + 14;&quot;#&quot;)))" office:value-type="float" office:value="3" calcext:value-type="float">
            <text:p>3</text:p>
          </table:table-cell>
          <table:table-cell table:formula="of:=INDIRECT(CONCATENATE(&quot;H&quot;; TEXT([.$Q774] + 14;&quot;#&quot;)))" office:value-type="float" office:value="0.61" calcext:value-type="float">
            <text:p>0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0.774" calcext:value-type="float">
            <text:p>0.774</text:p>
          </table:table-cell>
          <table:table-cell table:number-columns-repeated="9"/>
          <table:table-cell table:formula="of:=INDIRECT(CONCATENATE(&quot;D&quot;; TEXT([.$Q774] + 21;&quot;#&quot;)))" office:value-type="float" office:value="32" calcext:value-type="float">
            <text:p>32</text:p>
          </table:table-cell>
          <table:table-cell table:formula="of:=INDIRECT(CONCATENATE(&quot;E&quot;; TEXT([.$Q774] + 21;&quot;#&quot;)))" office:value-type="float" office:value="0.0625" calcext:value-type="float">
            <text:p>0.0625</text:p>
          </table:table-cell>
          <table:table-cell table:formula="of:=INDIRECT(CONCATENATE(&quot;F&quot;; TEXT([.$Q774] + 21;&quot;#&quot;)))" office:value-type="float" office:value="0.03125" calcext:value-type="float">
            <text:p>0.03125</text:p>
          </table:table-cell>
          <table:table-cell table:formula="of:=INDIRECT(CONCATENATE(&quot;G&quot;; TEXT([.$Q774] + 21;&quot;#&quot;)))" office:value-type="float" office:value="3" calcext:value-type="float">
            <text:p>3</text:p>
          </table:table-cell>
          <table:table-cell table:formula="of:=INDIRECT(CONCATENATE(&quot;H&quot;; TEXT([.$Q774] + 21;&quot;#&quot;)))" office:value-type="float" office:value="1.024" calcext:value-type="float">
            <text:p>1.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2" calcext:value-type="float">
            <text:p>2</text:p>
          </table:table-cell>
          <table:table-cell office:value-type="float" office:value="0.434" calcext:value-type="float">
            <text:p>0.434</text:p>
          </table:table-cell>
          <table:table-cell table:number-columns-repeated="9"/>
          <table:table-cell table:formula="of:=INDIRECT(CONCATENATE(&quot;D&quot;; TEXT([.$Q774] + 28;&quot;#&quot;)))" office:value-type="float" office:value="32" calcext:value-type="float">
            <text:p>32</text:p>
          </table:table-cell>
          <table:table-cell table:formula="of:=INDIRECT(CONCATENATE(&quot;E&quot;; TEXT([.$Q774] + 28;&quot;#&quot;)))" office:value-type="float" office:value="0.03125" calcext:value-type="float">
            <text:p>0.03125</text:p>
          </table:table-cell>
          <table:table-cell table:formula="of:=INDIRECT(CONCATENATE(&quot;F&quot;; TEXT([.$Q774] + 28;&quot;#&quot;)))" office:value-type="float" office:value="0.03125" calcext:value-type="float">
            <text:p>0.03125</text:p>
          </table:table-cell>
          <table:table-cell table:formula="of:=INDIRECT(CONCATENATE(&quot;G&quot;; TEXT([.$Q774] + 28;&quot;#&quot;)))" office:value-type="float" office:value="2" calcext:value-type="float">
            <text:p>2</text:p>
          </table:table-cell>
          <table:table-cell table:formula="of:=INDIRECT(CONCATENATE(&quot;H&quot;; TEXT([.$Q774] + 28;&quot;#&quot;)))" office:value-type="float" office:value="0.434" calcext:value-type="float">
            <text:p>0.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258" calcext:value-type="float">
            <text:p>0.258</text:p>
          </table:table-cell>
          <table:table-cell table:number-columns-repeated="9"/>
          <table:table-cell table:formula="of:=INDIRECT(CONCATENATE(&quot;D&quot;; TEXT([.$Q774] + 35;&quot;#&quot;)))" office:value-type="float" office:value="32" calcext:value-type="float">
            <text:p>32</text:p>
          </table:table-cell>
          <table:table-cell table:formula="of:=INDIRECT(CONCATENATE(&quot;E&quot;; TEXT([.$Q774] + 35;&quot;#&quot;)))" office:value-type="float" office:value="0.015625" calcext:value-type="float">
            <text:p>0.015625</text:p>
          </table:table-cell>
          <table:table-cell table:formula="of:=INDIRECT(CONCATENATE(&quot;F&quot;; TEXT([.$Q774] + 35;&quot;#&quot;)))" office:value-type="float" office:value="0.03125" calcext:value-type="float">
            <text:p>0.03125</text:p>
          </table:table-cell>
          <table:table-cell table:formula="of:=INDIRECT(CONCATENATE(&quot;G&quot;; TEXT([.$Q774] + 35;&quot;#&quot;)))" office:value-type="float" office:value="4" calcext:value-type="float">
            <text:p>4</text:p>
          </table:table-cell>
          <table:table-cell table:formula="of:=INDIRECT(CONCATENATE(&quot;H&quot;; TEXT([.$Q774] + 35;&quot;#&quot;)))" office:value-type="float" office:value="0.645" calcext:value-type="float">
            <text:p>0.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222" calcext:value-type="float">
            <text:p>0.222</text:p>
          </table:table-cell>
          <table:table-cell table:number-columns-repeated="9"/>
          <table:table-cell table:formula="of:=INDIRECT(CONCATENATE(&quot;D&quot;; TEXT([.$Q774] + 42;&quot;#&quot;)))" office:value-type="float" office:value="32" calcext:value-type="float">
            <text:p>32</text:p>
          </table:table-cell>
          <table:table-cell table:formula="of:=INDIRECT(CONCATENATE(&quot;E&quot;; TEXT([.$Q774] + 42;&quot;#&quot;)))" office:value-type="float" office:value="0.0078125" calcext:value-type="float">
            <text:p>0.0078125</text:p>
          </table:table-cell>
          <table:table-cell table:formula="of:=INDIRECT(CONCATENATE(&quot;F&quot;; TEXT([.$Q774] + 42;&quot;#&quot;)))" office:value-type="float" office:value="0.03125" calcext:value-type="float">
            <text:p>0.03125</text:p>
          </table:table-cell>
          <table:table-cell table:formula="of:=INDIRECT(CONCATENATE(&quot;G&quot;; TEXT([.$Q774] + 42;&quot;#&quot;)))" office:value-type="float" office:value="2" calcext:value-type="float">
            <text:p>2</text:p>
          </table:table-cell>
          <table:table-cell table:formula="of:=INDIRECT(CONCATENATE(&quot;H&quot;; TEXT([.$Q774] + 42;&quot;#&quot;)))" office:value-type="float" office:value="0.926" calcext:value-type="float">
            <text:p>0.9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805" calcext:value-type="float">
            <text:p>805</text:p>
          </table:table-cell>
          <table:table-cell office:value-type="float" office:value="18.365" calcext:value-type="float">
            <text:p>18.365</text:p>
          </table:table-cell>
          <table:table-cell table:number-columns-repeated="8"/>
          <table:table-cell table:formula="of:=[.Q746]+5" office:value-type="float" office:value="751" calcext:value-type="float">
            <text:p>751</text:p>
          </table:table-cell>
          <table:table-cell table:formula="of:=INDIRECT(CONCATENATE(&quot;D&quot;; TEXT([.$Q781] + 0;&quot;#&quot;)))" office:value-type="float" office:value="32" calcext:value-type="float">
            <text:p>32</text:p>
          </table:table-cell>
          <table:table-cell table:formula="of:=INDIRECT(CONCATENATE(&quot;E&quot;; TEXT([.$Q781] + 0;&quot;#&quot;)))" office:value-type="float" office:value="0.5" calcext:value-type="float">
            <text:p>0.5</text:p>
          </table:table-cell>
          <table:table-cell table:formula="of:=INDIRECT(CONCATENATE(&quot;F&quot;; TEXT([.$Q781] + 0;&quot;#&quot;)))" office:value-type="float" office:value="0.015625" calcext:value-type="float">
            <text:p>0.015625</text:p>
          </table:table-cell>
          <table:table-cell table:formula="of:=INDIRECT(CONCATENATE(&quot;G&quot;; TEXT([.$Q781] + 0;&quot;#&quot;)))" office:value-type="float" office:value="1" calcext:value-type="float">
            <text:p>1</text:p>
          </table:table-cell>
          <table:table-cell table:formula="of:=INDIRECT(CONCATENATE(&quot;H&quot;; TEXT([.$Q781] + 0;&quot;#&quot;)))" office:value-type="float" office:value="0.332" calcext:value-type="float">
            <text:p>0.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203" calcext:value-type="float">
            <text:p>203</text:p>
          </table:table-cell>
          <table:table-cell office:value-type="float" office:value="5.404" calcext:value-type="float">
            <text:p>5.404</text:p>
          </table:table-cell>
          <table:table-cell table:number-columns-repeated="9"/>
          <table:table-cell table:formula="of:=INDIRECT(CONCATENATE(&quot;D&quot;; TEXT([.$Q781] + 7;&quot;#&quot;)))" office:value-type="float" office:value="32" calcext:value-type="float">
            <text:p>32</text:p>
          </table:table-cell>
          <table:table-cell table:formula="of:=INDIRECT(CONCATENATE(&quot;E&quot;; TEXT([.$Q781] + 7;&quot;#&quot;)))" office:value-type="float" office:value="0.25" calcext:value-type="float">
            <text:p>0.25</text:p>
          </table:table-cell>
          <table:table-cell table:formula="of:=INDIRECT(CONCATENATE(&quot;F&quot;; TEXT([.$Q781] + 7;&quot;#&quot;)))" office:value-type="float" office:value="0.015625" calcext:value-type="float">
            <text:p>0.015625</text:p>
          </table:table-cell>
          <table:table-cell table:formula="of:=INDIRECT(CONCATENATE(&quot;G&quot;; TEXT([.$Q781] + 7;&quot;#&quot;)))" office:value-type="float" office:value="1" calcext:value-type="float">
            <text:p>1</text:p>
          </table:table-cell>
          <table:table-cell table:formula="of:=INDIRECT(CONCATENATE(&quot;H&quot;; TEXT([.$Q781] + 7;&quot;#&quot;)))" office:value-type="float" office:value="0.349" calcext:value-type="float">
            <text:p>0.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7" calcext:value-type="float">
            <text:p>47</text:p>
          </table:table-cell>
          <table:table-cell office:value-type="float" office:value="1.927" calcext:value-type="float">
            <text:p>1.927</text:p>
          </table:table-cell>
          <table:table-cell table:number-columns-repeated="9"/>
          <table:table-cell table:formula="of:=INDIRECT(CONCATENATE(&quot;D&quot;; TEXT([.$Q781] + 14;&quot;#&quot;)))" office:value-type="float" office:value="32" calcext:value-type="float">
            <text:p>32</text:p>
          </table:table-cell>
          <table:table-cell table:formula="of:=INDIRECT(CONCATENATE(&quot;E&quot;; TEXT([.$Q781] + 14;&quot;#&quot;)))" office:value-type="float" office:value="0.125" calcext:value-type="float">
            <text:p>0.125</text:p>
          </table:table-cell>
          <table:table-cell table:formula="of:=INDIRECT(CONCATENATE(&quot;F&quot;; TEXT([.$Q781] + 14;&quot;#&quot;)))" office:value-type="float" office:value="0.015625" calcext:value-type="float">
            <text:p>0.015625</text:p>
          </table:table-cell>
          <table:table-cell table:formula="of:=INDIRECT(CONCATENATE(&quot;G&quot;; TEXT([.$Q781] + 14;&quot;#&quot;)))" office:value-type="float" office:value="1" calcext:value-type="float">
            <text:p>1</text:p>
          </table:table-cell>
          <table:table-cell table:formula="of:=INDIRECT(CONCATENATE(&quot;H&quot;; TEXT([.$Q781] + 14;&quot;#&quot;)))" office:value-type="float" office:value="0.235" calcext:value-type="float">
            <text:p>0.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1.051" calcext:value-type="float">
            <text:p>1.051</text:p>
          </table:table-cell>
          <table:table-cell table:number-columns-repeated="9"/>
          <table:table-cell table:formula="of:=INDIRECT(CONCATENATE(&quot;D&quot;; TEXT([.$Q781] + 21;&quot;#&quot;)))" office:value-type="float" office:value="32" calcext:value-type="float">
            <text:p>32</text:p>
          </table:table-cell>
          <table:table-cell table:formula="of:=INDIRECT(CONCATENATE(&quot;E&quot;; TEXT([.$Q781] + 21;&quot;#&quot;)))" office:value-type="float" office:value="0.0625" calcext:value-type="float">
            <text:p>0.0625</text:p>
          </table:table-cell>
          <table:table-cell table:formula="of:=INDIRECT(CONCATENATE(&quot;F&quot;; TEXT([.$Q781] + 21;&quot;#&quot;)))" office:value-type="float" office:value="0.015625" calcext:value-type="float">
            <text:p>0.015625</text:p>
          </table:table-cell>
          <table:table-cell table:formula="of:=INDIRECT(CONCATENATE(&quot;G&quot;; TEXT([.$Q781] + 21;&quot;#&quot;)))" office:value-type="float" office:value="1" calcext:value-type="float">
            <text:p>1</text:p>
          </table:table-cell>
          <table:table-cell table:formula="of:=INDIRECT(CONCATENATE(&quot;H&quot;; TEXT([.$Q781] + 21;&quot;#&quot;)))" office:value-type="float" office:value="0.455" calcext:value-type="float">
            <text:p>0.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" calcext:value-type="float">
            <text:p>4</text:p>
          </table:table-cell>
          <table:table-cell office:value-type="float" office:value="0.645" calcext:value-type="float">
            <text:p>0.645</text:p>
          </table:table-cell>
          <table:table-cell table:number-columns-repeated="9"/>
          <table:table-cell table:formula="of:=INDIRECT(CONCATENATE(&quot;D&quot;; TEXT([.$Q781] + 28;&quot;#&quot;)))" office:value-type="float" office:value="32" calcext:value-type="float">
            <text:p>32</text:p>
          </table:table-cell>
          <table:table-cell table:formula="of:=INDIRECT(CONCATENATE(&quot;E&quot;; TEXT([.$Q781] + 28;&quot;#&quot;)))" office:value-type="float" office:value="0.03125" calcext:value-type="float">
            <text:p>0.03125</text:p>
          </table:table-cell>
          <table:table-cell table:formula="of:=INDIRECT(CONCATENATE(&quot;F&quot;; TEXT([.$Q781] + 28;&quot;#&quot;)))" office:value-type="float" office:value="0.015625" calcext:value-type="float">
            <text:p>0.015625</text:p>
          </table:table-cell>
          <table:table-cell table:formula="of:=INDIRECT(CONCATENATE(&quot;G&quot;; TEXT([.$Q781] + 28;&quot;#&quot;)))" office:value-type="float" office:value="1" calcext:value-type="float">
            <text:p>1</text:p>
          </table:table-cell>
          <table:table-cell table:formula="of:=INDIRECT(CONCATENATE(&quot;H&quot;; TEXT([.$Q781] + 28;&quot;#&quot;)))" office:value-type="float" office:value="0.258" calcext:value-type="float">
            <text:p>0.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427" calcext:value-type="float">
            <text:p>0.427</text:p>
          </table:table-cell>
          <table:table-cell table:number-columns-repeated="9"/>
          <table:table-cell table:formula="of:=INDIRECT(CONCATENATE(&quot;D&quot;; TEXT([.$Q781] + 35;&quot;#&quot;)))" office:value-type="float" office:value="32" calcext:value-type="float">
            <text:p>32</text:p>
          </table:table-cell>
          <table:table-cell table:formula="of:=INDIRECT(CONCATENATE(&quot;E&quot;; TEXT([.$Q781] + 35;&quot;#&quot;)))" office:value-type="float" office:value="0.015625" calcext:value-type="float">
            <text:p>0.015625</text:p>
          </table:table-cell>
          <table:table-cell table:formula="of:=INDIRECT(CONCATENATE(&quot;F&quot;; TEXT([.$Q781] + 35;&quot;#&quot;)))" office:value-type="float" office:value="0.015625" calcext:value-type="float">
            <text:p>0.015625</text:p>
          </table:table-cell>
          <table:table-cell table:formula="of:=INDIRECT(CONCATENATE(&quot;G&quot;; TEXT([.$Q781] + 35;&quot;#&quot;)))" office:value-type="float" office:value="1" calcext:value-type="float">
            <text:p>1</text:p>
          </table:table-cell>
          <table:table-cell table:formula="of:=INDIRECT(CONCATENATE(&quot;H&quot;; TEXT([.$Q781] + 35;&quot;#&quot;)))" office:value-type="float" office:value="0.427" calcext:value-type="float">
            <text:p>0.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393" calcext:value-type="float">
            <text:p>0.393</text:p>
          </table:table-cell>
          <table:table-cell table:number-columns-repeated="9"/>
          <table:table-cell table:formula="of:=INDIRECT(CONCATENATE(&quot;D&quot;; TEXT([.$Q781] + 42;&quot;#&quot;)))" office:value-type="float" office:value="32" calcext:value-type="float">
            <text:p>32</text:p>
          </table:table-cell>
          <table:table-cell table:formula="of:=INDIRECT(CONCATENATE(&quot;E&quot;; TEXT([.$Q781] + 42;&quot;#&quot;)))" office:value-type="float" office:value="0.0078125" calcext:value-type="float">
            <text:p>0.0078125</text:p>
          </table:table-cell>
          <table:table-cell table:formula="of:=INDIRECT(CONCATENATE(&quot;F&quot;; TEXT([.$Q781] + 42;&quot;#&quot;)))" office:value-type="float" office:value="0.015625" calcext:value-type="float">
            <text:p>0.015625</text:p>
          </table:table-cell>
          <table:table-cell table:formula="of:=INDIRECT(CONCATENATE(&quot;G&quot;; TEXT([.$Q781] + 42;&quot;#&quot;)))" office:value-type="float" office:value="1" calcext:value-type="float">
            <text:p>1</text:p>
          </table:table-cell>
          <table:table-cell table:formula="of:=INDIRECT(CONCATENATE(&quot;H&quot;; TEXT([.$Q781] + 42;&quot;#&quot;)))"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807" calcext:value-type="float">
            <text:p>807</text:p>
          </table:table-cell>
          <table:table-cell office:value-type="float" office:value="20.065" calcext:value-type="float">
            <text:p>20.065</text:p>
          </table:table-cell>
          <table:table-cell table:number-columns-repeated="8"/>
          <table:table-cell table:formula="of:=[.Q746]+6" office:value-type="float" office:value="752" calcext:value-type="float">
            <text:p>752</text:p>
          </table:table-cell>
          <table:table-cell table:formula="of:=INDIRECT(CONCATENATE(&quot;D&quot;; TEXT([.$Q788] + 0;&quot;#&quot;)))" office:value-type="float" office:value="32" calcext:value-type="float">
            <text:p>32</text:p>
          </table:table-cell>
          <table:table-cell table:formula="of:=INDIRECT(CONCATENATE(&quot;E&quot;; TEXT([.$Q788] + 0;&quot;#&quot;)))" office:value-type="float" office:value="0.5" calcext:value-type="float">
            <text:p>0.5</text:p>
          </table:table-cell>
          <table:table-cell table:formula="of:=INDIRECT(CONCATENATE(&quot;F&quot;; TEXT([.$Q788] + 0;&quot;#&quot;)))" office:value-type="float" office:value="0.0078125" calcext:value-type="float">
            <text:p>0.0078125</text:p>
          </table:table-cell>
          <table:table-cell table:formula="of:=INDIRECT(CONCATENATE(&quot;G&quot;; TEXT([.$Q788] + 0;&quot;#&quot;)))" office:value-type="float" office:value="1" calcext:value-type="float">
            <text:p>1</text:p>
          </table:table-cell>
          <table:table-cell table:formula="of:=INDIRECT(CONCATENATE(&quot;H&quot;; TEXT([.$Q788] + 0;&quot;#&quot;)))" office:value-type="float" office:value="0.245" calcext:value-type="float">
            <text:p>0.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202" calcext:value-type="float">
            <text:p>202</text:p>
          </table:table-cell>
          <table:table-cell office:value-type="float" office:value="6.414" calcext:value-type="float">
            <text:p>6.414</text:p>
          </table:table-cell>
          <table:table-cell table:number-columns-repeated="9"/>
          <table:table-cell table:formula="of:=INDIRECT(CONCATENATE(&quot;D&quot;; TEXT([.$Q788] + 7;&quot;#&quot;)))" office:value-type="float" office:value="32" calcext:value-type="float">
            <text:p>32</text:p>
          </table:table-cell>
          <table:table-cell table:formula="of:=INDIRECT(CONCATENATE(&quot;E&quot;; TEXT([.$Q788] + 7;&quot;#&quot;)))" office:value-type="float" office:value="0.25" calcext:value-type="float">
            <text:p>0.25</text:p>
          </table:table-cell>
          <table:table-cell table:formula="of:=INDIRECT(CONCATENATE(&quot;F&quot;; TEXT([.$Q788] + 7;&quot;#&quot;)))" office:value-type="float" office:value="0.0078125" calcext:value-type="float">
            <text:p>0.0078125</text:p>
          </table:table-cell>
          <table:table-cell table:formula="of:=INDIRECT(CONCATENATE(&quot;G&quot;; TEXT([.$Q788] + 7;&quot;#&quot;)))" office:value-type="float" office:value="1" calcext:value-type="float">
            <text:p>1</text:p>
          </table:table-cell>
          <table:table-cell table:formula="of:=INDIRECT(CONCATENATE(&quot;H&quot;; TEXT([.$Q788] + 7;&quot;#&quot;)))" office:value-type="float" office:value="0.259" calcext:value-type="float">
            <text:p>0.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  <table:table-cell office:value-type="float" office:value="2.443" calcext:value-type="float">
            <text:p>2.443</text:p>
          </table:table-cell>
          <table:table-cell table:number-columns-repeated="9"/>
          <table:table-cell table:formula="of:=INDIRECT(CONCATENATE(&quot;D&quot;; TEXT([.$Q788] + 14;&quot;#&quot;)))" office:value-type="float" office:value="32" calcext:value-type="float">
            <text:p>32</text:p>
          </table:table-cell>
          <table:table-cell table:formula="of:=INDIRECT(CONCATENATE(&quot;E&quot;; TEXT([.$Q788] + 14;&quot;#&quot;)))" office:value-type="float" office:value="0.125" calcext:value-type="float">
            <text:p>0.125</text:p>
          </table:table-cell>
          <table:table-cell table:formula="of:=INDIRECT(CONCATENATE(&quot;F&quot;; TEXT([.$Q788] + 14;&quot;#&quot;)))" office:value-type="float" office:value="0.0078125" calcext:value-type="float">
            <text:p>0.0078125</text:p>
          </table:table-cell>
          <table:table-cell table:formula="of:=INDIRECT(CONCATENATE(&quot;G&quot;; TEXT([.$Q788] + 14;&quot;#&quot;)))" office:value-type="float" office:value="1" calcext:value-type="float">
            <text:p>1</text:p>
          </table:table-cell>
          <table:table-cell table:formula="of:=INDIRECT(CONCATENATE(&quot;H&quot;; TEXT([.$Q788] + 14;&quot;#&quot;)))" office:value-type="float" office:value="0.189" calcext:value-type="float">
            <text:p>0.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1.414" calcext:value-type="float">
            <text:p>1.414</text:p>
          </table:table-cell>
          <table:table-cell table:number-columns-repeated="9"/>
          <table:table-cell table:formula="of:=INDIRECT(CONCATENATE(&quot;D&quot;; TEXT([.$Q788] + 21;&quot;#&quot;)))" office:value-type="float" office:value="32" calcext:value-type="float">
            <text:p>32</text:p>
          </table:table-cell>
          <table:table-cell table:formula="of:=INDIRECT(CONCATENATE(&quot;E&quot;; TEXT([.$Q788] + 21;&quot;#&quot;)))" office:value-type="float" office:value="0.0625" calcext:value-type="float">
            <text:p>0.0625</text:p>
          </table:table-cell>
          <table:table-cell table:formula="of:=INDIRECT(CONCATENATE(&quot;F&quot;; TEXT([.$Q788] + 21;&quot;#&quot;)))" office:value-type="float" office:value="0.0078125" calcext:value-type="float">
            <text:p>0.0078125</text:p>
          </table:table-cell>
          <table:table-cell table:formula="of:=INDIRECT(CONCATENATE(&quot;G&quot;; TEXT([.$Q788] + 21;&quot;#&quot;)))" office:value-type="float" office:value="1" calcext:value-type="float">
            <text:p>1</text:p>
          </table:table-cell>
          <table:table-cell table:formula="of:=INDIRECT(CONCATENATE(&quot;H&quot;; TEXT([.$Q788] + 21;&quot;#&quot;)))" office:value-type="float" office:value="0.358" calcext:value-type="float">
            <text:p>0.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2" calcext:value-type="float">
            <text:p>2</text:p>
          </table:table-cell>
          <table:table-cell office:value-type="float" office:value="0.926" calcext:value-type="float">
            <text:p>0.926</text:p>
          </table:table-cell>
          <table:table-cell table:number-columns-repeated="9"/>
          <table:table-cell table:formula="of:=INDIRECT(CONCATENATE(&quot;D&quot;; TEXT([.$Q788] + 28;&quot;#&quot;)))" office:value-type="float" office:value="32" calcext:value-type="float">
            <text:p>32</text:p>
          </table:table-cell>
          <table:table-cell table:formula="of:=INDIRECT(CONCATENATE(&quot;E&quot;; TEXT([.$Q788] + 28;&quot;#&quot;)))" office:value-type="float" office:value="0.03125" calcext:value-type="float">
            <text:p>0.03125</text:p>
          </table:table-cell>
          <table:table-cell table:formula="of:=INDIRECT(CONCATENATE(&quot;F&quot;; TEXT([.$Q788] + 28;&quot;#&quot;)))" office:value-type="float" office:value="0.0078125" calcext:value-type="float">
            <text:p>0.0078125</text:p>
          </table:table-cell>
          <table:table-cell table:formula="of:=INDIRECT(CONCATENATE(&quot;G&quot;; TEXT([.$Q788] + 28;&quot;#&quot;)))" office:value-type="float" office:value="1" calcext:value-type="float">
            <text:p>1</text:p>
          </table:table-cell>
          <table:table-cell table:formula="of:=INDIRECT(CONCATENATE(&quot;H&quot;; TEXT([.$Q788] + 28;&quot;#&quot;)))" office:value-type="float" office:value="0.222" calcext:value-type="float">
            <text:p>0.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table:number-columns-repeated="9"/>
          <table:table-cell table:formula="of:=INDIRECT(CONCATENATE(&quot;D&quot;; TEXT([.$Q788] + 35;&quot;#&quot;)))" office:value-type="float" office:value="32" calcext:value-type="float">
            <text:p>32</text:p>
          </table:table-cell>
          <table:table-cell table:formula="of:=INDIRECT(CONCATENATE(&quot;E&quot;; TEXT([.$Q788] + 35;&quot;#&quot;)))" office:value-type="float" office:value="0.015625" calcext:value-type="float">
            <text:p>0.015625</text:p>
          </table:table-cell>
          <table:table-cell table:formula="of:=INDIRECT(CONCATENATE(&quot;F&quot;; TEXT([.$Q788] + 35;&quot;#&quot;)))" office:value-type="float" office:value="0.0078125" calcext:value-type="float">
            <text:p>0.0078125</text:p>
          </table:table-cell>
          <table:table-cell table:formula="of:=INDIRECT(CONCATENATE(&quot;G&quot;; TEXT([.$Q788] + 35;&quot;#&quot;)))" office:value-type="float" office:value="1" calcext:value-type="float">
            <text:p>1</text:p>
          </table:table-cell>
          <table:table-cell table:formula="of:=INDIRECT(CONCATENATE(&quot;H&quot;; TEXT([.$Q788] + 35;&quot;#&quot;)))" office:value-type="float" office:value="0.393" calcext:value-type="float">
            <text:p>0.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ZoneMatcher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641" calcext:value-type="float">
            <text:p>0.641</text:p>
          </table:table-cell>
          <table:table-cell table:number-columns-repeated="9"/>
          <table:table-cell table:formula="of:=INDIRECT(CONCATENATE(&quot;D&quot;; TEXT([.$Q788] + 42;&quot;#&quot;)))" office:value-type="float" office:value="32" calcext:value-type="float">
            <text:p>32</text:p>
          </table:table-cell>
          <table:table-cell table:formula="of:=INDIRECT(CONCATENATE(&quot;E&quot;; TEXT([.$Q788] + 42;&quot;#&quot;)))" office:value-type="float" office:value="0.0078125" calcext:value-type="float">
            <text:p>0.0078125</text:p>
          </table:table-cell>
          <table:table-cell table:formula="of:=INDIRECT(CONCATENATE(&quot;F&quot;; TEXT([.$Q788] + 42;&quot;#&quot;)))" office:value-type="float" office:value="0.0078125" calcext:value-type="float">
            <text:p>0.0078125</text:p>
          </table:table-cell>
          <table:table-cell table:formula="of:=INDIRECT(CONCATENATE(&quot;G&quot;; TEXT([.$Q788] + 42;&quot;#&quot;)))" office:value-type="float" office:value="1" calcext:value-type="float">
            <text:p>1</text:p>
          </table:table-cell>
          <table:table-cell table:formula="of:=INDIRECT(CONCATENATE(&quot;H&quot;; TEXT([.$Q788] + 42;&quot;#&quot;)))" office:value-type="float" office:value="0.641" calcext:value-type="float">
            <text:p>0.64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02:23:17.605747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05T04:17:41.239097134</dc:date>
    <meta:editing-duration>PT7H27M34S</meta:editing-duration>
    <meta:editing-cycles>26</meta:editing-cycles>
    <meta:generator>LibreOffice/6.4.7.2$Linux_X86_64 LibreOffice_project/40$Build-2</meta:generator>
    <meta:document-statistic meta:table-count="1" meta:cell-count="10197" meta:object-count="4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5.739cm" svg:y="0.312cm" chart:style-name="ch2">
          <text:p>HSQL HTMID - range 128</text:p>
        </chart:title>
        <chart:legend chart:legend-position="end" svg:x="13.528cm" svg:y="2.607cm" style:legend-expansion="high" chart:style-name="ch3"/>
        <chart:plot-area chart:style-name="ch4" table:cell-range-address="'enteucha-info'.F4:'enteucha-info'.F10 'enteucha-info'.J4:'enteucha-info'.J10 'enteucha-info'.H4:'enteucha-info'.H52" chart:data-source-has-labels="row" svg:x="1.346cm" svg:y="1.267cm" svg:width="11.847cm" svg:height="6.377cm">
          <chartooo:coordinate-region svg:x="1.782cm" svg:y="1.466cm" svg:width="11.171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4:'enteucha-info'.H10" chart:label-cell-address="'enteucha-info'.J4:'enteucha-info'.J4" chart:class="chart:scatter">
            <chart:domain table:cell-range-address="'enteucha-info'.F4:'enteucha-info'.F10"/>
            <chart:data-point chart:repeated="7"/>
          </chart:series>
          <chart:series chart:style-name="ch10" chart:values-cell-range-address="'enteucha-info'.H11:'enteucha-info'.H17" chart:label-cell-address="'enteucha-info'.J5:'enteucha-info'.J5" chart:class="chart:scatter">
            <chart:domain table:cell-range-address="'enteucha-info'.F11:'enteucha-info'.F17"/>
            <chart:data-point chart:repeated="7"/>
          </chart:series>
          <chart:series chart:style-name="ch11" chart:values-cell-range-address="'enteucha-info'.H18:'enteucha-info'.H24" chart:label-cell-address="'enteucha-info'.J6:'enteucha-info'.J6" chart:class="chart:scatter">
            <chart:domain table:cell-range-address="'enteucha-info'.F18:'enteucha-info'.F24"/>
            <chart:data-point chart:repeated="7"/>
          </chart:series>
          <chart:series chart:style-name="ch12" chart:values-cell-range-address="'enteucha-info'.H25:'enteucha-info'.H31" chart:label-cell-address="'enteucha-info'.J7:'enteucha-info'.J7" chart:class="chart:scatter">
            <chart:domain table:cell-range-address="'enteucha-info'.F25:'enteucha-info'.F31"/>
            <chart:data-point chart:repeated="7"/>
          </chart:series>
          <chart:series chart:style-name="ch13" chart:values-cell-range-address="'enteucha-info'.H32:'enteucha-info'.H38" chart:label-cell-address="'enteucha-info'.J8:'enteucha-info'.J8" chart:class="chart:scatter">
            <chart:domain table:cell-range-address="'enteucha-info'.F32:'enteucha-info'.F38"/>
            <chart:data-point chart:repeated="7"/>
          </chart:series>
          <chart:series chart:style-name="ch14" chart:values-cell-range-address="'enteucha-info'.H39:'enteucha-info'.H45" chart:label-cell-address="'enteucha-info'.J9:'enteucha-info'.J9" chart:class="chart:scatter">
            <chart:domain table:cell-range-address="'enteucha-info'.F39:'enteucha-info'.F45"/>
            <chart:data-point chart:repeated="7"/>
          </chart:series>
          <chart:series chart:style-name="ch15" chart:values-cell-range-address="'enteucha-info'.H46:'enteucha-info'.H52" chart:label-cell-address="'enteucha-info'.J10:'enteucha-info'.J10" chart:class="chart:scatter">
            <chart:domain table:cell-range-address="'enteucha-info'.F46:'enteucha-info'.F52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4:'enteucha-info'.J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5:'enteucha-info'.J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6:'enteucha-info'.J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7:'enteucha-info'.J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8:'enteucha-info'.J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9:'enteucha-info'.J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10:'enteucha-info'.J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4:'enteucha-info'.F10</svg:desc>
                </draw:g>
              </table:table-cell>
              <table:table-cell office:value-type="float" office:value="7.127">
                <text:p>7.127</text:p>
                <draw:g>
                  <svg:desc>'enteucha-info'.H4:'enteucha-info'.H10</svg:desc>
                </draw:g>
              </table:table-cell>
              <table:table-cell office:value-type="float" office:value="0.5">
                <text:p>0.5</text:p>
                <draw:g>
                  <svg:desc>'enteucha-info'.F11:'enteucha-info'.F17</svg:desc>
                </draw:g>
              </table:table-cell>
              <table:table-cell office:value-type="float" office:value="5.467">
                <text:p>5.467</text:p>
                <draw:g>
                  <svg:desc>'enteucha-info'.H11:'enteucha-info'.H17</svg:desc>
                </draw:g>
              </table:table-cell>
              <table:table-cell office:value-type="float" office:value="0.5">
                <text:p>0.5</text:p>
                <draw:g>
                  <svg:desc>'enteucha-info'.F18:'enteucha-info'.F24</svg:desc>
                </draw:g>
              </table:table-cell>
              <table:table-cell office:value-type="float" office:value="5.162">
                <text:p>5.162</text:p>
                <draw:g>
                  <svg:desc>'enteucha-info'.H18:'enteucha-info'.H24</svg:desc>
                </draw:g>
              </table:table-cell>
              <table:table-cell office:value-type="float" office:value="0.5">
                <text:p>0.5</text:p>
                <draw:g>
                  <svg:desc>'enteucha-info'.F25:'enteucha-info'.F31</svg:desc>
                </draw:g>
              </table:table-cell>
              <table:table-cell office:value-type="float" office:value="5.903">
                <text:p>5.903</text:p>
                <draw:g>
                  <svg:desc>'enteucha-info'.H25:'enteucha-info'.H31</svg:desc>
                </draw:g>
              </table:table-cell>
              <table:table-cell office:value-type="float" office:value="0.5">
                <text:p>0.5</text:p>
                <draw:g>
                  <svg:desc>'enteucha-info'.F32:'enteucha-info'.F38</svg:desc>
                </draw:g>
              </table:table-cell>
              <table:table-cell office:value-type="float" office:value="5.006">
                <text:p>5.006</text:p>
                <draw:g>
                  <svg:desc>'enteucha-info'.H32:'enteucha-info'.H38</svg:desc>
                </draw:g>
              </table:table-cell>
              <table:table-cell office:value-type="float" office:value="0.5">
                <text:p>0.5</text:p>
                <draw:g>
                  <svg:desc>'enteucha-info'.F39:'enteucha-info'.F45</svg:desc>
                </draw:g>
              </table:table-cell>
              <table:table-cell office:value-type="float" office:value="4.11">
                <text:p>4.11</text:p>
                <draw:g>
                  <svg:desc>'enteucha-info'.H39:'enteucha-info'.H45</svg:desc>
                </draw:g>
              </table:table-cell>
              <table:table-cell office:value-type="float" office:value="0.5">
                <text:p>0.5</text:p>
                <draw:g>
                  <svg:desc>'enteucha-info'.F46:'enteucha-info'.F52</svg:desc>
                </draw:g>
              </table:table-cell>
              <table:table-cell office:value-type="float" office:value="3.811">
                <text:p>3.811</text:p>
                <draw:g>
                  <svg:desc>'enteucha-info'.H46:'enteucha-info'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.877">
                <text:p>1.877</text:p>
              </table:table-cell>
              <table:table-cell office:value-type="float" office:value="0.25">
                <text:p>0.25</text:p>
              </table:table-cell>
              <table:table-cell office:value-type="float" office:value="2.234">
                <text:p>2.234</text:p>
              </table:table-cell>
              <table:table-cell office:value-type="float" office:value="0.25">
                <text:p>0.25</text:p>
              </table:table-cell>
              <table:table-cell office:value-type="float" office:value="1.508">
                <text:p>1.508</text:p>
              </table:table-cell>
              <table:table-cell office:value-type="float" office:value="0.25">
                <text:p>0.25</text:p>
              </table:table-cell>
              <table:table-cell office:value-type="float" office:value="1.829">
                <text:p>1.829</text:p>
              </table:table-cell>
              <table:table-cell office:value-type="float" office:value="0.25">
                <text:p>0.25</text:p>
              </table:table-cell>
              <table:table-cell office:value-type="float" office:value="1.503">
                <text:p>1.503</text:p>
              </table:table-cell>
              <table:table-cell office:value-type="float" office:value="0.25">
                <text:p>0.25</text:p>
              </table:table-cell>
              <table:table-cell office:value-type="float" office:value="1.134">
                <text:p>1.134</text:p>
              </table:table-cell>
              <table:table-cell office:value-type="float" office:value="0.25">
                <text:p>0.25</text:p>
              </table:table-cell>
              <table:table-cell office:value-type="float" office:value="1.123">
                <text:p>1.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748">
                <text:p>0.748</text:p>
              </table:table-cell>
              <table:table-cell office:value-type="float" office:value="0.125">
                <text:p>0.125</text:p>
              </table:table-cell>
              <table:table-cell office:value-type="float" office:value="0.595">
                <text:p>0.595</text:p>
              </table:table-cell>
              <table:table-cell office:value-type="float" office:value="0.125">
                <text:p>0.125</text:p>
              </table:table-cell>
              <table:table-cell office:value-type="float" office:value="0.541">
                <text:p>0.541</text:p>
              </table:table-cell>
              <table:table-cell office:value-type="float" office:value="0.125">
                <text:p>0.125</text:p>
              </table:table-cell>
              <table:table-cell office:value-type="float" office:value="0.809">
                <text:p>0.809</text:p>
              </table:table-cell>
              <table:table-cell office:value-type="float" office:value="0.125">
                <text:p>0.125</text:p>
              </table:table-cell>
              <table:table-cell office:value-type="float" office:value="0.527">
                <text:p>0.527</text:p>
              </table:table-cell>
              <table:table-cell office:value-type="float" office:value="0.125">
                <text:p>0.125</text:p>
              </table:table-cell>
              <table:table-cell office:value-type="float" office:value="0.382">
                <text:p>0.382</text:p>
              </table:table-cell>
              <table:table-cell office:value-type="float" office:value="0.125">
                <text:p>0.125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384">
                <text:p>0.384</text:p>
              </table:table-cell>
              <table:table-cell office:value-type="float" office:value="0.0625">
                <text:p>0.0625</text:p>
              </table:table-cell>
              <table:table-cell office:value-type="float" office:value="0.267">
                <text:p>0.267</text:p>
              </table:table-cell>
              <table:table-cell office:value-type="float" office:value="0.0625">
                <text:p>0.0625</text:p>
              </table:table-cell>
              <table:table-cell office:value-type="float" office:value="0.26">
                <text:p>0.26</text:p>
              </table:table-cell>
              <table:table-cell office:value-type="float" office:value="0.0625">
                <text:p>0.0625</text:p>
              </table:table-cell>
              <table:table-cell office:value-type="float" office:value="0.26">
                <text:p>0.26</text:p>
              </table:table-cell>
              <table:table-cell office:value-type="float" office:value="0.0625">
                <text:p>0.0625</text:p>
              </table:table-cell>
              <table:table-cell office:value-type="float" office:value="0.25">
                <text:p>0.25</text:p>
              </table:table-cell>
              <table:table-cell office:value-type="float" office:value="0.0625">
                <text:p>0.0625</text:p>
              </table:table-cell>
              <table:table-cell office:value-type="float" office:value="0.148">
                <text:p>0.148</text:p>
              </table:table-cell>
              <table:table-cell office:value-type="float" office:value="0.0625">
                <text:p>0.0625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0.266">
                <text:p>0.266</text:p>
              </table:table-cell>
              <table:table-cell office:value-type="float" office:value="0.03125">
                <text:p>0.03125</text:p>
              </table:table-cell>
              <table:table-cell office:value-type="float" office:value="0.175">
                <text:p>0.175</text:p>
              </table:table-cell>
              <table:table-cell office:value-type="float" office:value="0.03125">
                <text:p>0.03125</text:p>
              </table:table-cell>
              <table:table-cell office:value-type="float" office:value="0.163">
                <text:p>0.163</text:p>
              </table:table-cell>
              <table:table-cell office:value-type="float" office:value="0.03125">
                <text:p>0.03125</text:p>
              </table:table-cell>
              <table:table-cell office:value-type="float" office:value="0.159">
                <text:p>0.159</text:p>
              </table:table-cell>
              <table:table-cell office:value-type="float" office:value="0.03125">
                <text:p>0.03125</text:p>
              </table:table-cell>
              <table:table-cell office:value-type="float" office:value="0.146">
                <text:p>0.146</text:p>
              </table:table-cell>
              <table:table-cell office:value-type="float" office:value="0.03125">
                <text:p>0.03125</text:p>
              </table:table-cell>
              <table:table-cell office:value-type="float" office:value="0.161">
                <text:p>0.161</text:p>
              </table:table-cell>
              <table:table-cell office:value-type="float" office:value="0.03125">
                <text:p>0.03125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0.187">
                <text:p>0.187</text:p>
              </table:table-cell>
              <table:table-cell office:value-type="float" office:value="0.015625">
                <text:p>0.015625</text:p>
              </table:table-cell>
              <table:table-cell office:value-type="float" office:value="0.132">
                <text:p>0.132</text:p>
              </table:table-cell>
              <table:table-cell office:value-type="float" office:value="0.015625">
                <text:p>0.015625</text:p>
              </table:table-cell>
              <table:table-cell office:value-type="float" office:value="0.118">
                <text:p>0.118</text:p>
              </table:table-cell>
              <table:table-cell office:value-type="float" office:value="0.015625">
                <text:p>0.015625</text:p>
              </table:table-cell>
              <table:table-cell office:value-type="float" office:value="0.278">
                <text:p>0.278</text:p>
              </table:table-cell>
              <table:table-cell office:value-type="float" office:value="0.015625">
                <text:p>0.015625</text:p>
              </table:table-cell>
              <table:table-cell office:value-type="float" office:value="0.1">
                <text:p>0.1</text:p>
              </table:table-cell>
              <table:table-cell office:value-type="float" office:value="0.015625">
                <text:p>0.015625</text:p>
              </table:table-cell>
              <table:table-cell office:value-type="float" office:value="0.073">
                <text:p>0.073</text:p>
              </table:table-cell>
              <table:table-cell office:value-type="float" office:value="0.015625">
                <text:p>0.015625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51">
                <text:p>0.15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15">
                <text:p>0.11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05">
                <text:p>0.10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21">
                <text:p>0.12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93">
                <text:p>0.09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9">
                <text:p>0.05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3">
                <text:p>0.0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402cm" svg:y="0.312cm" chart:style-name="ch2">
          <text:p>HSQL zone - range 128, complex index</text:p>
        </chart:title>
        <chart:legend chart:legend-position="end" svg:x="13.528cm" svg:y="2.607cm" style:legend-expansion="high" chart:style-name="ch3"/>
        <chart:plot-area chart:style-name="ch4" table:cell-range-address="'enteucha-info'.F481:'enteucha-info'.F487 'enteucha-info'.J481:'enteucha-info'.J487 'enteucha-info'.H481:'enteucha-info'.H529" chart:data-source-has-labels="row" svg:x="1.346cm" svg:y="1.267cm" svg:width="11.847cm" svg:height="6.377cm">
          <chartooo:coordinate-region svg:x="1.967cm" svg:y="1.466cm" svg:width="10.986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481:'enteucha-info'.H487" chart:label-cell-address="'enteucha-info'.J481:'enteucha-info'.J481" chart:class="chart:scatter">
            <chart:domain table:cell-range-address="'enteucha-info'.F481:'enteucha-info'.F487"/>
            <chart:data-point chart:repeated="7"/>
          </chart:series>
          <chart:series chart:style-name="ch10" chart:values-cell-range-address="'enteucha-info'.H488:'enteucha-info'.H494" chart:label-cell-address="'enteucha-info'.J482:'enteucha-info'.J482" chart:class="chart:scatter">
            <chart:domain table:cell-range-address="'enteucha-info'.F488:'enteucha-info'.F494"/>
            <chart:data-point chart:repeated="7"/>
          </chart:series>
          <chart:series chart:style-name="ch11" chart:values-cell-range-address="'enteucha-info'.H495:'enteucha-info'.H501" chart:label-cell-address="'enteucha-info'.J483:'enteucha-info'.J483" chart:class="chart:scatter">
            <chart:domain table:cell-range-address="'enteucha-info'.F495:'enteucha-info'.F501"/>
            <chart:data-point chart:repeated="7"/>
          </chart:series>
          <chart:series chart:style-name="ch12" chart:values-cell-range-address="'enteucha-info'.H502:'enteucha-info'.H508" chart:label-cell-address="'enteucha-info'.J484:'enteucha-info'.J484" chart:class="chart:scatter">
            <chart:domain table:cell-range-address="'enteucha-info'.F502:'enteucha-info'.F508"/>
            <chart:data-point chart:repeated="7"/>
          </chart:series>
          <chart:series chart:style-name="ch13" chart:values-cell-range-address="'enteucha-info'.H509:'enteucha-info'.H515" chart:label-cell-address="'enteucha-info'.J485:'enteucha-info'.J485" chart:class="chart:scatter">
            <chart:domain table:cell-range-address="'enteucha-info'.F509:'enteucha-info'.F515"/>
            <chart:data-point chart:repeated="7"/>
          </chart:series>
          <chart:series chart:style-name="ch14" chart:values-cell-range-address="'enteucha-info'.H516:'enteucha-info'.H522" chart:label-cell-address="'enteucha-info'.J486:'enteucha-info'.J486" chart:class="chart:scatter">
            <chart:domain table:cell-range-address="'enteucha-info'.F516:'enteucha-info'.F522"/>
            <chart:data-point chart:repeated="7"/>
          </chart:series>
          <chart:series chart:style-name="ch15" chart:values-cell-range-address="'enteucha-info'.H523:'enteucha-info'.H529" chart:label-cell-address="'enteucha-info'.J487:'enteucha-info'.J487" chart:class="chart:scatter">
            <chart:domain table:cell-range-address="'enteucha-info'.F523:'enteucha-info'.F529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481:'enteucha-info'.J48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482:'enteucha-info'.J48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483:'enteucha-info'.J48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484:'enteucha-info'.J48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485:'enteucha-info'.J48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486:'enteucha-info'.J48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487:'enteucha-info'.J4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481:'enteucha-info'.F487</svg:desc>
                </draw:g>
              </table:table-cell>
              <table:table-cell office:value-type="float" office:value="22.334">
                <text:p>22.334</text:p>
                <draw:g>
                  <svg:desc>'enteucha-info'.H481:'enteucha-info'.H487</svg:desc>
                </draw:g>
              </table:table-cell>
              <table:table-cell office:value-type="float" office:value="0.5">
                <text:p>0.5</text:p>
                <draw:g>
                  <svg:desc>'enteucha-info'.F488:'enteucha-info'.F494</svg:desc>
                </draw:g>
              </table:table-cell>
              <table:table-cell office:value-type="float" office:value="17.383">
                <text:p>17.383</text:p>
                <draw:g>
                  <svg:desc>'enteucha-info'.H488:'enteucha-info'.H494</svg:desc>
                </draw:g>
              </table:table-cell>
              <table:table-cell office:value-type="float" office:value="0.5">
                <text:p>0.5</text:p>
                <draw:g>
                  <svg:desc>'enteucha-info'.F495:'enteucha-info'.F501</svg:desc>
                </draw:g>
              </table:table-cell>
              <table:table-cell office:value-type="float" office:value="19.908">
                <text:p>19.908</text:p>
                <draw:g>
                  <svg:desc>'enteucha-info'.H495:'enteucha-info'.H501</svg:desc>
                </draw:g>
              </table:table-cell>
              <table:table-cell office:value-type="float" office:value="0.5">
                <text:p>0.5</text:p>
                <draw:g>
                  <svg:desc>'enteucha-info'.F502:'enteucha-info'.F508</svg:desc>
                </draw:g>
              </table:table-cell>
              <table:table-cell office:value-type="float" office:value="18.566">
                <text:p>18.566</text:p>
                <draw:g>
                  <svg:desc>'enteucha-info'.H502:'enteucha-info'.H508</svg:desc>
                </draw:g>
              </table:table-cell>
              <table:table-cell office:value-type="float" office:value="0.5">
                <text:p>0.5</text:p>
                <draw:g>
                  <svg:desc>'enteucha-info'.F509:'enteucha-info'.F515</svg:desc>
                </draw:g>
              </table:table-cell>
              <table:table-cell office:value-type="float" office:value="17.226">
                <text:p>17.226</text:p>
                <draw:g>
                  <svg:desc>'enteucha-info'.H509:'enteucha-info'.H515</svg:desc>
                </draw:g>
              </table:table-cell>
              <table:table-cell office:value-type="float" office:value="0.5">
                <text:p>0.5</text:p>
                <draw:g>
                  <svg:desc>'enteucha-info'.F516:'enteucha-info'.F522</svg:desc>
                </draw:g>
              </table:table-cell>
              <table:table-cell office:value-type="float" office:value="14.543">
                <text:p>14.543</text:p>
                <draw:g>
                  <svg:desc>'enteucha-info'.H516:'enteucha-info'.H522</svg:desc>
                </draw:g>
              </table:table-cell>
              <table:table-cell office:value-type="float" office:value="0.5">
                <text:p>0.5</text:p>
                <draw:g>
                  <svg:desc>'enteucha-info'.F523:'enteucha-info'.F529</svg:desc>
                </draw:g>
              </table:table-cell>
              <table:table-cell office:value-type="float" office:value="15.574">
                <text:p>15.574</text:p>
                <draw:g>
                  <svg:desc>'enteucha-info'.H523:'enteucha-info'.H5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3.927">
                <text:p>13.927</text:p>
              </table:table-cell>
              <table:table-cell office:value-type="float" office:value="0.25">
                <text:p>0.25</text:p>
              </table:table-cell>
              <table:table-cell office:value-type="float" office:value="8.902">
                <text:p>8.902</text:p>
              </table:table-cell>
              <table:table-cell office:value-type="float" office:value="0.25">
                <text:p>0.25</text:p>
              </table:table-cell>
              <table:table-cell office:value-type="float" office:value="8.362">
                <text:p>8.362</text:p>
              </table:table-cell>
              <table:table-cell office:value-type="float" office:value="0.25">
                <text:p>0.25</text:p>
              </table:table-cell>
              <table:table-cell office:value-type="float" office:value="8.102">
                <text:p>8.102</text:p>
              </table:table-cell>
              <table:table-cell office:value-type="float" office:value="0.25">
                <text:p>0.25</text:p>
              </table:table-cell>
              <table:table-cell office:value-type="float" office:value="7.232">
                <text:p>7.232</text:p>
              </table:table-cell>
              <table:table-cell office:value-type="float" office:value="0.25">
                <text:p>0.25</text:p>
              </table:table-cell>
              <table:table-cell office:value-type="float" office:value="6.913">
                <text:p>6.913</text:p>
              </table:table-cell>
              <table:table-cell office:value-type="float" office:value="0.25">
                <text:p>0.25</text:p>
              </table:table-cell>
              <table:table-cell office:value-type="float" office:value="6.837">
                <text:p>6.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14.496">
                <text:p>14.496</text:p>
              </table:table-cell>
              <table:table-cell office:value-type="float" office:value="0.125">
                <text:p>0.125</text:p>
              </table:table-cell>
              <table:table-cell office:value-type="float" office:value="5.805">
                <text:p>5.805</text:p>
              </table:table-cell>
              <table:table-cell office:value-type="float" office:value="0.125">
                <text:p>0.125</text:p>
              </table:table-cell>
              <table:table-cell office:value-type="float" office:value="5.413">
                <text:p>5.413</text:p>
              </table:table-cell>
              <table:table-cell office:value-type="float" office:value="0.125">
                <text:p>0.125</text:p>
              </table:table-cell>
              <table:table-cell office:value-type="float" office:value="4.357">
                <text:p>4.357</text:p>
              </table:table-cell>
              <table:table-cell office:value-type="float" office:value="0.125">
                <text:p>0.125</text:p>
              </table:table-cell>
              <table:table-cell office:value-type="float" office:value="3.673">
                <text:p>3.673</text:p>
              </table:table-cell>
              <table:table-cell office:value-type="float" office:value="0.125">
                <text:p>0.125</text:p>
              </table:table-cell>
              <table:table-cell office:value-type="float" office:value="3.628">
                <text:p>3.628</text:p>
              </table:table-cell>
              <table:table-cell office:value-type="float" office:value="0.125">
                <text:p>0.125</text:p>
              </table:table-cell>
              <table:table-cell office:value-type="float" office:value="3.335">
                <text:p>3.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13.963">
                <text:p>13.963</text:p>
              </table:table-cell>
              <table:table-cell office:value-type="float" office:value="0.0625">
                <text:p>0.0625</text:p>
              </table:table-cell>
              <table:table-cell office:value-type="float" office:value="5.768">
                <text:p>5.768</text:p>
              </table:table-cell>
              <table:table-cell office:value-type="float" office:value="0.0625">
                <text:p>0.0625</text:p>
              </table:table-cell>
              <table:table-cell office:value-type="float" office:value="3.485">
                <text:p>3.485</text:p>
              </table:table-cell>
              <table:table-cell office:value-type="float" office:value="0.0625">
                <text:p>0.0625</text:p>
              </table:table-cell>
              <table:table-cell office:value-type="float" office:value="2.444">
                <text:p>2.444</text:p>
              </table:table-cell>
              <table:table-cell office:value-type="float" office:value="0.0625">
                <text:p>0.0625</text:p>
              </table:table-cell>
              <table:table-cell office:value-type="float" office:value="1.271">
                <text:p>1.271</text:p>
              </table:table-cell>
              <table:table-cell office:value-type="float" office:value="0.0625">
                <text:p>0.0625</text:p>
              </table:table-cell>
              <table:table-cell office:value-type="float" office:value="1.21">
                <text:p>1.21</text:p>
              </table:table-cell>
              <table:table-cell office:value-type="float" office:value="0.0625">
                <text:p>0.0625</text:p>
              </table:table-cell>
              <table:table-cell office:value-type="float" office:value="1.363">
                <text:p>1.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13.288">
                <text:p>13.288</text:p>
              </table:table-cell>
              <table:table-cell office:value-type="float" office:value="0.03125">
                <text:p>0.03125</text:p>
              </table:table-cell>
              <table:table-cell office:value-type="float" office:value="5.767">
                <text:p>5.767</text:p>
              </table:table-cell>
              <table:table-cell office:value-type="float" office:value="0.03125">
                <text:p>0.03125</text:p>
              </table:table-cell>
              <table:table-cell office:value-type="float" office:value="3.47">
                <text:p>3.47</text:p>
              </table:table-cell>
              <table:table-cell office:value-type="float" office:value="0.03125">
                <text:p>0.03125</text:p>
              </table:table-cell>
              <table:table-cell office:value-type="float" office:value="1.467">
                <text:p>1.467</text:p>
              </table:table-cell>
              <table:table-cell office:value-type="float" office:value="0.03125">
                <text:p>0.03125</text:p>
              </table:table-cell>
              <table:table-cell office:value-type="float" office:value="1.115">
                <text:p>1.115</text:p>
              </table:table-cell>
              <table:table-cell office:value-type="float" office:value="0.03125">
                <text:p>0.03125</text:p>
              </table:table-cell>
              <table:table-cell office:value-type="float" office:value="1.011">
                <text:p>1.011</text:p>
              </table:table-cell>
              <table:table-cell office:value-type="float" office:value="0.03125">
                <text:p>0.03125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12.059">
                <text:p>12.059</text:p>
              </table:table-cell>
              <table:table-cell office:value-type="float" office:value="0.015625">
                <text:p>0.015625</text:p>
              </table:table-cell>
              <table:table-cell office:value-type="float" office:value="5.786">
                <text:p>5.786</text:p>
              </table:table-cell>
              <table:table-cell office:value-type="float" office:value="0.015625">
                <text:p>0.015625</text:p>
              </table:table-cell>
              <table:table-cell office:value-type="float" office:value="3.467">
                <text:p>3.467</text:p>
              </table:table-cell>
              <table:table-cell office:value-type="float" office:value="0.015625">
                <text:p>0.015625</text:p>
              </table:table-cell>
              <table:table-cell office:value-type="float" office:value="1.466">
                <text:p>1.466</text:p>
              </table:table-cell>
              <table:table-cell office:value-type="float" office:value="0.015625">
                <text:p>0.015625</text:p>
              </table:table-cell>
              <table:table-cell office:value-type="float" office:value="0.98">
                <text:p>0.98</text:p>
              </table:table-cell>
              <table:table-cell office:value-type="float" office:value="0.015625">
                <text:p>0.015625</text:p>
              </table:table-cell>
              <table:table-cell office:value-type="float" office:value="0.67">
                <text:p>0.67</text:p>
              </table:table-cell>
              <table:table-cell office:value-type="float" office:value="0.015625">
                <text:p>0.01562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12.11">
                <text:p>12.11</text:p>
              </table:table-cell>
              <table:table-cell office:value-type="float" office:value="0.0078125">
                <text:p>0.0078125</text:p>
              </table:table-cell>
              <table:table-cell office:value-type="float" office:value="5.776">
                <text:p>5.776</text:p>
              </table:table-cell>
              <table:table-cell office:value-type="float" office:value="0.0078125">
                <text:p>0.0078125</text:p>
              </table:table-cell>
              <table:table-cell office:value-type="float" office:value="3.463">
                <text:p>3.463</text:p>
              </table:table-cell>
              <table:table-cell office:value-type="float" office:value="0.0078125">
                <text:p>0.0078125</text:p>
              </table:table-cell>
              <table:table-cell office:value-type="float" office:value="1.311">
                <text:p>1.31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977">
                <text:p>0.97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433">
                <text:p>0.43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424">
                <text:p>0.4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521cm" svg:y="0.312cm" chart:style-name="ch2">
          <text:p>HSQL zone - range 64, complex index</text:p>
        </chart:title>
        <chart:legend chart:legend-position="end" svg:x="13.528cm" svg:y="2.607cm" style:legend-expansion="high" chart:style-name="ch3"/>
        <chart:plot-area chart:style-name="ch4" table:cell-range-address="'enteucha-info'.F534:'enteucha-info'.F540 'enteucha-info'.J534:'enteucha-info'.J540 'enteucha-info'.H534:'enteucha-info'.H582" chart:data-source-has-labels="row" svg:x="1.346cm" svg:y="1.267cm" svg:width="11.847cm" svg:height="6.377cm">
          <chartooo:coordinate-region svg:x="1.967cm" svg:y="1.466cm" svg:width="10.986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534:'enteucha-info'.H540" chart:label-cell-address="'enteucha-info'.J534:'enteucha-info'.J534" chart:class="chart:scatter">
            <chart:domain table:cell-range-address="'enteucha-info'.F534:'enteucha-info'.F540"/>
            <chart:data-point chart:repeated="7"/>
          </chart:series>
          <chart:series chart:style-name="ch10" chart:values-cell-range-address="'enteucha-info'.H541:'enteucha-info'.H547" chart:label-cell-address="'enteucha-info'.J535:'enteucha-info'.J535" chart:class="chart:scatter">
            <chart:domain table:cell-range-address="'enteucha-info'.F541:'enteucha-info'.F547"/>
            <chart:data-point chart:repeated="7"/>
          </chart:series>
          <chart:series chart:style-name="ch11" chart:values-cell-range-address="'enteucha-info'.H548:'enteucha-info'.H554" chart:label-cell-address="'enteucha-info'.J536:'enteucha-info'.J536" chart:class="chart:scatter">
            <chart:domain table:cell-range-address="'enteucha-info'.F548:'enteucha-info'.F554"/>
            <chart:data-point chart:repeated="7"/>
          </chart:series>
          <chart:series chart:style-name="ch12" chart:values-cell-range-address="'enteucha-info'.H555:'enteucha-info'.H561" chart:label-cell-address="'enteucha-info'.J537:'enteucha-info'.J537" chart:class="chart:scatter">
            <chart:domain table:cell-range-address="'enteucha-info'.F555:'enteucha-info'.F561"/>
            <chart:data-point chart:repeated="7"/>
          </chart:series>
          <chart:series chart:style-name="ch13" chart:values-cell-range-address="'enteucha-info'.H562:'enteucha-info'.H568" chart:label-cell-address="'enteucha-info'.J538:'enteucha-info'.J538" chart:class="chart:scatter">
            <chart:domain table:cell-range-address="'enteucha-info'.F562:'enteucha-info'.F568"/>
            <chart:data-point chart:repeated="7"/>
          </chart:series>
          <chart:series chart:style-name="ch14" chart:values-cell-range-address="'enteucha-info'.H569:'enteucha-info'.H575" chart:label-cell-address="'enteucha-info'.J539:'enteucha-info'.J539" chart:class="chart:scatter">
            <chart:domain table:cell-range-address="'enteucha-info'.F569:'enteucha-info'.F575"/>
            <chart:data-point chart:repeated="7"/>
          </chart:series>
          <chart:series chart:style-name="ch15" chart:values-cell-range-address="'enteucha-info'.H576:'enteucha-info'.H582" chart:label-cell-address="'enteucha-info'.J540:'enteucha-info'.J540" chart:class="chart:scatter">
            <chart:domain table:cell-range-address="'enteucha-info'.F576:'enteucha-info'.F582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534:'enteucha-info'.J53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535:'enteucha-info'.J53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536:'enteucha-info'.J53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537:'enteucha-info'.J53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538:'enteucha-info'.J53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539:'enteucha-info'.J53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540:'enteucha-info'.J5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534:'enteucha-info'.F540</svg:desc>
                </draw:g>
              </table:table-cell>
              <table:table-cell office:value-type="float" office:value="54.226">
                <text:p>54.226</text:p>
                <draw:g>
                  <svg:desc>'enteucha-info'.H534:'enteucha-info'.H540</svg:desc>
                </draw:g>
              </table:table-cell>
              <table:table-cell office:value-type="float" office:value="0.5">
                <text:p>0.5</text:p>
                <draw:g>
                  <svg:desc>'enteucha-info'.F541:'enteucha-info'.F547</svg:desc>
                </draw:g>
              </table:table-cell>
              <table:table-cell office:value-type="float" office:value="44.696">
                <text:p>44.696</text:p>
                <draw:g>
                  <svg:desc>'enteucha-info'.H541:'enteucha-info'.H547</svg:desc>
                </draw:g>
              </table:table-cell>
              <table:table-cell office:value-type="float" office:value="0.5">
                <text:p>0.5</text:p>
                <draw:g>
                  <svg:desc>'enteucha-info'.F548:'enteucha-info'.F554</svg:desc>
                </draw:g>
              </table:table-cell>
              <table:table-cell office:value-type="float" office:value="39.394">
                <text:p>39.394</text:p>
                <draw:g>
                  <svg:desc>'enteucha-info'.H548:'enteucha-info'.H554</svg:desc>
                </draw:g>
              </table:table-cell>
              <table:table-cell office:value-type="float" office:value="0.5">
                <text:p>0.5</text:p>
                <draw:g>
                  <svg:desc>'enteucha-info'.F555:'enteucha-info'.F561</svg:desc>
                </draw:g>
              </table:table-cell>
              <table:table-cell office:value-type="float" office:value="44.296">
                <text:p>44.296</text:p>
                <draw:g>
                  <svg:desc>'enteucha-info'.H555:'enteucha-info'.H561</svg:desc>
                </draw:g>
              </table:table-cell>
              <table:table-cell office:value-type="float" office:value="0.5">
                <text:p>0.5</text:p>
                <draw:g>
                  <svg:desc>'enteucha-info'.F562:'enteucha-info'.F568</svg:desc>
                </draw:g>
              </table:table-cell>
              <table:table-cell office:value-type="float" office:value="39.642">
                <text:p>39.642</text:p>
                <draw:g>
                  <svg:desc>'enteucha-info'.H562:'enteucha-info'.H568</svg:desc>
                </draw:g>
              </table:table-cell>
              <table:table-cell office:value-type="float" office:value="0.5">
                <text:p>0.5</text:p>
                <draw:g>
                  <svg:desc>'enteucha-info'.F569:'enteucha-info'.F575</svg:desc>
                </draw:g>
              </table:table-cell>
              <table:table-cell office:value-type="float" office:value="42.203">
                <text:p>42.203</text:p>
                <draw:g>
                  <svg:desc>'enteucha-info'.H569:'enteucha-info'.H575</svg:desc>
                </draw:g>
              </table:table-cell>
              <table:table-cell office:value-type="float" office:value="0.5">
                <text:p>0.5</text:p>
                <draw:g>
                  <svg:desc>'enteucha-info'.F576:'enteucha-info'.F582</svg:desc>
                </draw:g>
              </table:table-cell>
              <table:table-cell office:value-type="float" office:value="32.75">
                <text:p>32.75</text:p>
                <draw:g>
                  <svg:desc>'enteucha-info'.H576:'enteucha-info'.H5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34.233">
                <text:p>34.233</text:p>
              </table:table-cell>
              <table:table-cell office:value-type="float" office:value="0.25">
                <text:p>0.25</text:p>
              </table:table-cell>
              <table:table-cell office:value-type="float" office:value="24.971">
                <text:p>24.971</text:p>
              </table:table-cell>
              <table:table-cell office:value-type="float" office:value="0.25">
                <text:p>0.25</text:p>
              </table:table-cell>
              <table:table-cell office:value-type="float" office:value="21.664">
                <text:p>21.664</text:p>
              </table:table-cell>
              <table:table-cell office:value-type="float" office:value="0.25">
                <text:p>0.25</text:p>
              </table:table-cell>
              <table:table-cell office:value-type="float" office:value="18.803">
                <text:p>18.803</text:p>
              </table:table-cell>
              <table:table-cell office:value-type="float" office:value="0.25">
                <text:p>0.25</text:p>
              </table:table-cell>
              <table:table-cell office:value-type="float" office:value="16.12">
                <text:p>16.12</text:p>
              </table:table-cell>
              <table:table-cell office:value-type="float" office:value="0.25">
                <text:p>0.25</text:p>
              </table:table-cell>
              <table:table-cell office:value-type="float" office:value="15.965">
                <text:p>15.965</text:p>
              </table:table-cell>
              <table:table-cell office:value-type="float" office:value="0.25">
                <text:p>0.25</text:p>
              </table:table-cell>
              <table:table-cell office:value-type="float" office:value="13.747">
                <text:p>13.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30.617">
                <text:p>30.617</text:p>
              </table:table-cell>
              <table:table-cell office:value-type="float" office:value="0.125">
                <text:p>0.125</text:p>
              </table:table-cell>
              <table:table-cell office:value-type="float" office:value="14.997">
                <text:p>14.997</text:p>
              </table:table-cell>
              <table:table-cell office:value-type="float" office:value="0.125">
                <text:p>0.125</text:p>
              </table:table-cell>
              <table:table-cell office:value-type="float" office:value="10.687">
                <text:p>10.687</text:p>
              </table:table-cell>
              <table:table-cell office:value-type="float" office:value="0.125">
                <text:p>0.125</text:p>
              </table:table-cell>
              <table:table-cell office:value-type="float" office:value="8.484">
                <text:p>8.484</text:p>
              </table:table-cell>
              <table:table-cell office:value-type="float" office:value="0.125">
                <text:p>0.125</text:p>
              </table:table-cell>
              <table:table-cell office:value-type="float" office:value="22.23">
                <text:p>22.23</text:p>
              </table:table-cell>
              <table:table-cell office:value-type="float" office:value="0.125">
                <text:p>0.125</text:p>
              </table:table-cell>
              <table:table-cell office:value-type="float" office:value="7.025">
                <text:p>7.025</text:p>
              </table:table-cell>
              <table:table-cell office:value-type="float" office:value="0.125">
                <text:p>0.125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32.566">
                <text:p>32.566</text:p>
              </table:table-cell>
              <table:table-cell office:value-type="float" office:value="0.0625">
                <text:p>0.0625</text:p>
              </table:table-cell>
              <table:table-cell office:value-type="float" office:value="13.385">
                <text:p>13.385</text:p>
              </table:table-cell>
              <table:table-cell office:value-type="float" office:value="0.0625">
                <text:p>0.0625</text:p>
              </table:table-cell>
              <table:table-cell office:value-type="float" office:value="6.376">
                <text:p>6.376</text:p>
              </table:table-cell>
              <table:table-cell office:value-type="float" office:value="0.0625">
                <text:p>0.0625</text:p>
              </table:table-cell>
              <table:table-cell office:value-type="float" office:value="4.582">
                <text:p>4.582</text:p>
              </table:table-cell>
              <table:table-cell office:value-type="float" office:value="0.0625">
                <text:p>0.0625</text:p>
              </table:table-cell>
              <table:table-cell office:value-type="float" office:value="3.869">
                <text:p>3.869</text:p>
              </table:table-cell>
              <table:table-cell office:value-type="float" office:value="0.0625">
                <text:p>0.0625</text:p>
              </table:table-cell>
              <table:table-cell office:value-type="float" office:value="3.962">
                <text:p>3.962</text:p>
              </table:table-cell>
              <table:table-cell office:value-type="float" office:value="0.0625">
                <text:p>0.062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33.935">
                <text:p>33.935</text:p>
              </table:table-cell>
              <table:table-cell office:value-type="float" office:value="0.03125">
                <text:p>0.03125</text:p>
              </table:table-cell>
              <table:table-cell office:value-type="float" office:value="12.802">
                <text:p>12.802</text:p>
              </table:table-cell>
              <table:table-cell office:value-type="float" office:value="0.03125">
                <text:p>0.03125</text:p>
              </table:table-cell>
              <table:table-cell office:value-type="float" office:value="6.694">
                <text:p>6.694</text:p>
              </table:table-cell>
              <table:table-cell office:value-type="float" office:value="0.03125">
                <text:p>0.03125</text:p>
              </table:table-cell>
              <table:table-cell office:value-type="float" office:value="3.184">
                <text:p>3.184</text:p>
              </table:table-cell>
              <table:table-cell office:value-type="float" office:value="0.03125">
                <text:p>0.03125</text:p>
              </table:table-cell>
              <table:table-cell office:value-type="float" office:value="2.242">
                <text:p>2.242</text:p>
              </table:table-cell>
              <table:table-cell office:value-type="float" office:value="0.03125">
                <text:p>0.03125</text:p>
              </table:table-cell>
              <table:table-cell office:value-type="float" office:value="1.51">
                <text:p>1.51</text:p>
              </table:table-cell>
              <table:table-cell office:value-type="float" office:value="0.03125">
                <text:p>0.03125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33.999">
                <text:p>33.999</text:p>
              </table:table-cell>
              <table:table-cell office:value-type="float" office:value="0.015625">
                <text:p>0.015625</text:p>
              </table:table-cell>
              <table:table-cell office:value-type="float" office:value="14.101">
                <text:p>14.101</text:p>
              </table:table-cell>
              <table:table-cell office:value-type="float" office:value="0.015625">
                <text:p>0.015625</text:p>
              </table:table-cell>
              <table:table-cell office:value-type="float" office:value="7.038">
                <text:p>7.038</text:p>
              </table:table-cell>
              <table:table-cell office:value-type="float" office:value="0.015625">
                <text:p>0.015625</text:p>
              </table:table-cell>
              <table:table-cell office:value-type="float" office:value="3.421">
                <text:p>3.421</text:p>
              </table:table-cell>
              <table:table-cell office:value-type="float" office:value="0.015625">
                <text:p>0.015625</text:p>
              </table:table-cell>
              <table:table-cell office:value-type="float" office:value="1.427">
                <text:p>1.427</text:p>
              </table:table-cell>
              <table:table-cell office:value-type="float" office:value="0.015625">
                <text:p>0.015625</text:p>
              </table:table-cell>
              <table:table-cell office:value-type="float" office:value="1.315">
                <text:p>1.315</text:p>
              </table:table-cell>
              <table:table-cell office:value-type="float" office:value="0.015625">
                <text:p>0.015625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34.28">
                <text:p>34.28</text:p>
              </table:table-cell>
              <table:table-cell office:value-type="float" office:value="0.0078125">
                <text:p>0.0078125</text:p>
              </table:table-cell>
              <table:table-cell office:value-type="float" office:value="14.915">
                <text:p>14.915</text:p>
              </table:table-cell>
              <table:table-cell office:value-type="float" office:value="0.0078125">
                <text:p>0.0078125</text:p>
              </table:table-cell>
              <table:table-cell office:value-type="float" office:value="6.942">
                <text:p>6.942</text:p>
              </table:table-cell>
              <table:table-cell office:value-type="float" office:value="0.0078125">
                <text:p>0.0078125</text:p>
              </table:table-cell>
              <table:table-cell office:value-type="float" office:value="3.293">
                <text:p>3.293</text:p>
              </table:table-cell>
              <table:table-cell office:value-type="float" office:value="0.0078125">
                <text:p>0.0078125</text:p>
              </table:table-cell>
              <table:table-cell office:value-type="float" office:value="1.561">
                <text:p>1.561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46">
                <text:p>1.14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665">
                <text:p>0.66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521cm" svg:y="0.312cm" chart:style-name="ch2">
          <text:p>HSQL zone - range 32, complex index</text:p>
        </chart:title>
        <chart:legend chart:legend-position="end" svg:x="13.528cm" svg:y="2.607cm" style:legend-expansion="high" chart:style-name="ch3"/>
        <chart:plot-area chart:style-name="ch4" table:cell-range-address="'enteucha-info'.F587:'enteucha-info'.F593 'enteucha-info'.J587:'enteucha-info'.J593 'enteucha-info'.H587:'enteucha-info'.H635" chart:data-source-has-labels="row" svg:x="1.346cm" svg:y="1.267cm" svg:width="11.847cm" svg:height="6.377cm">
          <chartooo:coordinate-region svg:x="1.967cm" svg:y="1.466cm" svg:width="10.8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587:'enteucha-info'.H593" chart:label-cell-address="'enteucha-info'.J587:'enteucha-info'.J587" chart:class="chart:scatter">
            <chart:domain table:cell-range-address="'enteucha-info'.F587:'enteucha-info'.F593"/>
            <chart:data-point chart:repeated="7"/>
          </chart:series>
          <chart:series chart:style-name="ch10" chart:values-cell-range-address="'enteucha-info'.H594:'enteucha-info'.H600" chart:label-cell-address="'enteucha-info'.J588:'enteucha-info'.J588" chart:class="chart:scatter">
            <chart:domain table:cell-range-address="'enteucha-info'.F594:'enteucha-info'.F600"/>
            <chart:data-point chart:repeated="7"/>
          </chart:series>
          <chart:series chart:style-name="ch11" chart:values-cell-range-address="'enteucha-info'.H601:'enteucha-info'.H607" chart:label-cell-address="'enteucha-info'.J589:'enteucha-info'.J589" chart:class="chart:scatter">
            <chart:domain table:cell-range-address="'enteucha-info'.F601:'enteucha-info'.F607"/>
            <chart:data-point chart:repeated="7"/>
          </chart:series>
          <chart:series chart:style-name="ch12" chart:values-cell-range-address="'enteucha-info'.H608:'enteucha-info'.H614" chart:label-cell-address="'enteucha-info'.J590:'enteucha-info'.J590" chart:class="chart:scatter">
            <chart:domain table:cell-range-address="'enteucha-info'.F608:'enteucha-info'.F614"/>
            <chart:data-point chart:repeated="7"/>
          </chart:series>
          <chart:series chart:style-name="ch13" chart:values-cell-range-address="'enteucha-info'.H615:'enteucha-info'.H621" chart:label-cell-address="'enteucha-info'.J591:'enteucha-info'.J591" chart:class="chart:scatter">
            <chart:domain table:cell-range-address="'enteucha-info'.F615:'enteucha-info'.F621"/>
            <chart:data-point chart:repeated="7"/>
          </chart:series>
          <chart:series chart:style-name="ch14" chart:values-cell-range-address="'enteucha-info'.H622:'enteucha-info'.H628" chart:label-cell-address="'enteucha-info'.J592:'enteucha-info'.J592" chart:class="chart:scatter">
            <chart:domain table:cell-range-address="'enteucha-info'.F622:'enteucha-info'.F628"/>
            <chart:data-point chart:repeated="7"/>
          </chart:series>
          <chart:series chart:style-name="ch15" chart:values-cell-range-address="'enteucha-info'.H629:'enteucha-info'.H635" chart:label-cell-address="'enteucha-info'.J593:'enteucha-info'.J593" chart:class="chart:scatter">
            <chart:domain table:cell-range-address="'enteucha-info'.F629:'enteucha-info'.F635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587:'enteucha-info'.J58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588:'enteucha-info'.J58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589:'enteucha-info'.J58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590:'enteucha-info'.J59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591:'enteucha-info'.J59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592:'enteucha-info'.J59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593:'enteucha-info'.J5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587:'enteucha-info'.F593</svg:desc>
                </draw:g>
              </table:table-cell>
              <table:table-cell office:value-type="float" office:value="115.301">
                <text:p>115.301</text:p>
                <draw:g>
                  <svg:desc>'enteucha-info'.H587:'enteucha-info'.H593</svg:desc>
                </draw:g>
              </table:table-cell>
              <table:table-cell office:value-type="float" office:value="0.5">
                <text:p>0.5</text:p>
                <draw:g>
                  <svg:desc>'enteucha-info'.F594:'enteucha-info'.F600</svg:desc>
                </draw:g>
              </table:table-cell>
              <table:table-cell office:value-type="float" office:value="99.184">
                <text:p>99.184</text:p>
                <draw:g>
                  <svg:desc>'enteucha-info'.H594:'enteucha-info'.H600</svg:desc>
                </draw:g>
              </table:table-cell>
              <table:table-cell office:value-type="float" office:value="0.5">
                <text:p>0.5</text:p>
                <draw:g>
                  <svg:desc>'enteucha-info'.F601:'enteucha-info'.F607</svg:desc>
                </draw:g>
              </table:table-cell>
              <table:table-cell office:value-type="float" office:value="93.037">
                <text:p>93.037</text:p>
                <draw:g>
                  <svg:desc>'enteucha-info'.H601:'enteucha-info'.H607</svg:desc>
                </draw:g>
              </table:table-cell>
              <table:table-cell office:value-type="float" office:value="0.5">
                <text:p>0.5</text:p>
                <draw:g>
                  <svg:desc>'enteucha-info'.F608:'enteucha-info'.F614</svg:desc>
                </draw:g>
              </table:table-cell>
              <table:table-cell office:value-type="float" office:value="92.338">
                <text:p>92.338</text:p>
                <draw:g>
                  <svg:desc>'enteucha-info'.H608:'enteucha-info'.H614</svg:desc>
                </draw:g>
              </table:table-cell>
              <table:table-cell office:value-type="float" office:value="0.5">
                <text:p>0.5</text:p>
                <draw:g>
                  <svg:desc>'enteucha-info'.F615:'enteucha-info'.F621</svg:desc>
                </draw:g>
              </table:table-cell>
              <table:table-cell office:value-type="float" office:value="100.978">
                <text:p>100.978</text:p>
                <draw:g>
                  <svg:desc>'enteucha-info'.H615:'enteucha-info'.H621</svg:desc>
                </draw:g>
              </table:table-cell>
              <table:table-cell office:value-type="float" office:value="0.5">
                <text:p>0.5</text:p>
                <draw:g>
                  <svg:desc>'enteucha-info'.F622:'enteucha-info'.F628</svg:desc>
                </draw:g>
              </table:table-cell>
              <table:table-cell office:value-type="float" office:value="89.948">
                <text:p>89.948</text:p>
                <draw:g>
                  <svg:desc>'enteucha-info'.H622:'enteucha-info'.H628</svg:desc>
                </draw:g>
              </table:table-cell>
              <table:table-cell office:value-type="float" office:value="0.5">
                <text:p>0.5</text:p>
                <draw:g>
                  <svg:desc>'enteucha-info'.F629:'enteucha-info'.F635</svg:desc>
                </draw:g>
              </table:table-cell>
              <table:table-cell office:value-type="float" office:value="87.329">
                <text:p>87.329</text:p>
                <draw:g>
                  <svg:desc>'enteucha-info'.H629:'enteucha-info'.H6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68.642">
                <text:p>68.642</text:p>
              </table:table-cell>
              <table:table-cell office:value-type="float" office:value="0.25">
                <text:p>0.25</text:p>
              </table:table-cell>
              <table:table-cell office:value-type="float" office:value="47.688">
                <text:p>47.688</text:p>
              </table:table-cell>
              <table:table-cell office:value-type="float" office:value="0.25">
                <text:p>0.25</text:p>
              </table:table-cell>
              <table:table-cell office:value-type="float" office:value="51.378">
                <text:p>51.378</text:p>
              </table:table-cell>
              <table:table-cell office:value-type="float" office:value="0.25">
                <text:p>0.25</text:p>
              </table:table-cell>
              <table:table-cell office:value-type="float" office:value="45.594">
                <text:p>45.594</text:p>
              </table:table-cell>
              <table:table-cell office:value-type="float" office:value="0.25">
                <text:p>0.25</text:p>
              </table:table-cell>
              <table:table-cell office:value-type="float" office:value="34.568">
                <text:p>34.568</text:p>
              </table:table-cell>
              <table:table-cell office:value-type="float" office:value="0.25">
                <text:p>0.25</text:p>
              </table:table-cell>
              <table:table-cell office:value-type="float" office:value="42.507">
                <text:p>42.507</text:p>
              </table:table-cell>
              <table:table-cell office:value-type="float" office:value="0.25">
                <text:p>0.25</text:p>
              </table:table-cell>
              <table:table-cell office:value-type="float" office:value="41.093">
                <text:p>41.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70.662">
                <text:p>70.662</text:p>
              </table:table-cell>
              <table:table-cell office:value-type="float" office:value="0.125">
                <text:p>0.125</text:p>
              </table:table-cell>
              <table:table-cell office:value-type="float" office:value="31.555">
                <text:p>31.555</text:p>
              </table:table-cell>
              <table:table-cell office:value-type="float" office:value="0.125">
                <text:p>0.125</text:p>
              </table:table-cell>
              <table:table-cell office:value-type="float" office:value="26.91">
                <text:p>26.91</text:p>
              </table:table-cell>
              <table:table-cell office:value-type="float" office:value="0.125">
                <text:p>0.125</text:p>
              </table:table-cell>
              <table:table-cell office:value-type="float" office:value="21.891">
                <text:p>21.891</text:p>
              </table:table-cell>
              <table:table-cell office:value-type="float" office:value="0.125">
                <text:p>0.125</text:p>
              </table:table-cell>
              <table:table-cell office:value-type="float" office:value="16.31">
                <text:p>16.31</text:p>
              </table:table-cell>
              <table:table-cell office:value-type="float" office:value="0.125">
                <text:p>0.125</text:p>
              </table:table-cell>
              <table:table-cell office:value-type="float" office:value="17.957">
                <text:p>17.957</text:p>
              </table:table-cell>
              <table:table-cell office:value-type="float" office:value="0.125">
                <text:p>0.125</text:p>
              </table:table-cell>
              <table:table-cell office:value-type="float" office:value="17.848">
                <text:p>17.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71.255">
                <text:p>71.255</text:p>
              </table:table-cell>
              <table:table-cell office:value-type="float" office:value="0.0625">
                <text:p>0.0625</text:p>
              </table:table-cell>
              <table:table-cell office:value-type="float" office:value="33.147">
                <text:p>33.147</text:p>
              </table:table-cell>
              <table:table-cell office:value-type="float" office:value="0.0625">
                <text:p>0.0625</text:p>
              </table:table-cell>
              <table:table-cell office:value-type="float" office:value="15.136">
                <text:p>15.136</text:p>
              </table:table-cell>
              <table:table-cell office:value-type="float" office:value="0.0625">
                <text:p>0.0625</text:p>
              </table:table-cell>
              <table:table-cell office:value-type="float" office:value="10.731">
                <text:p>10.731</text:p>
              </table:table-cell>
              <table:table-cell office:value-type="float" office:value="0.0625">
                <text:p>0.0625</text:p>
              </table:table-cell>
              <table:table-cell office:value-type="float" office:value="8.4">
                <text:p>8.4</text:p>
              </table:table-cell>
              <table:table-cell office:value-type="float" office:value="0.0625">
                <text:p>0.0625</text:p>
              </table:table-cell>
              <table:table-cell office:value-type="float" office:value="8.21">
                <text:p>8.21</text:p>
              </table:table-cell>
              <table:table-cell office:value-type="float" office:value="0.0625">
                <text:p>0.0625</text:p>
              </table:table-cell>
              <table:table-cell office:value-type="float" office:value="7.794">
                <text:p>7.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71.763">
                <text:p>71.763</text:p>
              </table:table-cell>
              <table:table-cell office:value-type="float" office:value="0.03125">
                <text:p>0.03125</text:p>
              </table:table-cell>
              <table:table-cell office:value-type="float" office:value="33.049">
                <text:p>33.049</text:p>
              </table:table-cell>
              <table:table-cell office:value-type="float" office:value="0.03125">
                <text:p>0.03125</text:p>
              </table:table-cell>
              <table:table-cell office:value-type="float" office:value="15.078">
                <text:p>15.078</text:p>
              </table:table-cell>
              <table:table-cell office:value-type="float" office:value="0.03125">
                <text:p>0.03125</text:p>
              </table:table-cell>
              <table:table-cell office:value-type="float" office:value="6.564">
                <text:p>6.564</text:p>
              </table:table-cell>
              <table:table-cell office:value-type="float" office:value="0.03125">
                <text:p>0.03125</text:p>
              </table:table-cell>
              <table:table-cell office:value-type="float" office:value="5.028">
                <text:p>5.028</text:p>
              </table:table-cell>
              <table:table-cell office:value-type="float" office:value="0.03125">
                <text:p>0.03125</text:p>
              </table:table-cell>
              <table:table-cell office:value-type="float" office:value="4.487">
                <text:p>4.487</text:p>
              </table:table-cell>
              <table:table-cell office:value-type="float" office:value="0.03125">
                <text:p>0.03125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70.809">
                <text:p>70.809</text:p>
              </table:table-cell>
              <table:table-cell office:value-type="float" office:value="0.015625">
                <text:p>0.015625</text:p>
              </table:table-cell>
              <table:table-cell office:value-type="float" office:value="33.408">
                <text:p>33.408</text:p>
              </table:table-cell>
              <table:table-cell office:value-type="float" office:value="0.015625">
                <text:p>0.015625</text:p>
              </table:table-cell>
              <table:table-cell office:value-type="float" office:value="15.04">
                <text:p>15.04</text:p>
              </table:table-cell>
              <table:table-cell office:value-type="float" office:value="0.015625">
                <text:p>0.015625</text:p>
              </table:table-cell>
              <table:table-cell office:value-type="float" office:value="6.335">
                <text:p>6.335</text:p>
              </table:table-cell>
              <table:table-cell office:value-type="float" office:value="0.015625">
                <text:p>0.015625</text:p>
              </table:table-cell>
              <table:table-cell office:value-type="float" office:value="3.397">
                <text:p>3.397</text:p>
              </table:table-cell>
              <table:table-cell office:value-type="float" office:value="0.015625">
                <text:p>0.015625</text:p>
              </table:table-cell>
              <table:table-cell office:value-type="float" office:value="2.502">
                <text:p>2.502</text:p>
              </table:table-cell>
              <table:table-cell office:value-type="float" office:value="0.015625">
                <text:p>0.015625</text:p>
              </table:table-cell>
              <table:table-cell office:value-type="float" office:value="1.359">
                <text:p>1.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71.536">
                <text:p>71.536</text:p>
              </table:table-cell>
              <table:table-cell office:value-type="float" office:value="0.0078125">
                <text:p>0.0078125</text:p>
              </table:table-cell>
              <table:table-cell office:value-type="float" office:value="33.399">
                <text:p>33.399</text:p>
              </table:table-cell>
              <table:table-cell office:value-type="float" office:value="0.0078125">
                <text:p>0.0078125</text:p>
              </table:table-cell>
              <table:table-cell office:value-type="float" office:value="14.385">
                <text:p>14.385</text:p>
              </table:table-cell>
              <table:table-cell office:value-type="float" office:value="0.0078125">
                <text:p>0.0078125</text:p>
              </table:table-cell>
              <table:table-cell office:value-type="float" office:value="6.978">
                <text:p>6.978</text:p>
              </table:table-cell>
              <table:table-cell office:value-type="float" office:value="0.0078125">
                <text:p>0.0078125</text:p>
              </table:table-cell>
              <table:table-cell office:value-type="float" office:value="3.396">
                <text:p>3.396</text:p>
              </table:table-cell>
              <table:table-cell office:value-type="float" office:value="0.0078125">
                <text:p>0.0078125</text:p>
              </table:table-cell>
              <table:table-cell office:value-type="float" office:value="1.501">
                <text:p>1.501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9">
                <text:p>1.1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3.728cm" svg:y="0.312cm" chart:style-name="ch2">
          <text:p>CQEngine zone - range 128, separate indexes</text:p>
        </chart:title>
        <chart:legend chart:legend-position="end" svg:x="13.528cm" svg:y="2.607cm" style:legend-expansion="high" chart:style-name="ch3"/>
        <chart:plot-area chart:style-name="ch4" table:cell-range-address="'enteucha-info'.F640:'enteucha-info'.F646 'enteucha-info'.J640:'enteucha-info'.J646 'enteucha-info'.H640:'enteucha-info'.H688" chart:data-source-has-labels="row" svg:x="1.346cm" svg:y="1.267cm" svg:width="11.847cm" svg:height="6.377cm">
          <chartooo:coordinate-region svg:x="1.782cm" svg:y="1.466cm" svg:width="11.171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640:'enteucha-info'.H646" chart:label-cell-address="'enteucha-info'.J640:'enteucha-info'.J640" chart:class="chart:scatter">
            <chart:domain table:cell-range-address="'enteucha-info'.F640:'enteucha-info'.F646"/>
            <chart:data-point chart:repeated="7"/>
          </chart:series>
          <chart:series chart:style-name="ch10" chart:values-cell-range-address="'enteucha-info'.H647:'enteucha-info'.H653" chart:label-cell-address="'enteucha-info'.J641:'enteucha-info'.J641" chart:class="chart:scatter">
            <chart:domain table:cell-range-address="'enteucha-info'.F647:'enteucha-info'.F653"/>
            <chart:data-point chart:repeated="7"/>
          </chart:series>
          <chart:series chart:style-name="ch11" chart:values-cell-range-address="'enteucha-info'.H654:'enteucha-info'.H660" chart:label-cell-address="'enteucha-info'.J642:'enteucha-info'.J642" chart:class="chart:scatter">
            <chart:domain table:cell-range-address="'enteucha-info'.F654:'enteucha-info'.F660"/>
            <chart:data-point chart:repeated="7"/>
          </chart:series>
          <chart:series chart:style-name="ch12" chart:values-cell-range-address="'enteucha-info'.H661:'enteucha-info'.H667" chart:label-cell-address="'enteucha-info'.J643:'enteucha-info'.J643" chart:class="chart:scatter">
            <chart:domain table:cell-range-address="'enteucha-info'.F661:'enteucha-info'.F667"/>
            <chart:data-point chart:repeated="7"/>
          </chart:series>
          <chart:series chart:style-name="ch13" chart:values-cell-range-address="'enteucha-info'.H668:'enteucha-info'.H674" chart:label-cell-address="'enteucha-info'.J644:'enteucha-info'.J644" chart:class="chart:scatter">
            <chart:domain table:cell-range-address="'enteucha-info'.F668:'enteucha-info'.F674"/>
            <chart:data-point chart:repeated="7"/>
          </chart:series>
          <chart:series chart:style-name="ch14" chart:values-cell-range-address="'enteucha-info'.H675:'enteucha-info'.H681" chart:label-cell-address="'enteucha-info'.J645:'enteucha-info'.J645" chart:class="chart:scatter">
            <chart:domain table:cell-range-address="'enteucha-info'.F675:'enteucha-info'.F681"/>
            <chart:data-point chart:repeated="7"/>
          </chart:series>
          <chart:series chart:style-name="ch15" chart:values-cell-range-address="'enteucha-info'.H682:'enteucha-info'.H688" chart:label-cell-address="'enteucha-info'.J646:'enteucha-info'.J646" chart:class="chart:scatter">
            <chart:domain table:cell-range-address="'enteucha-info'.F682:'enteucha-info'.F688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640:'enteucha-info'.J64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641:'enteucha-info'.J64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642:'enteucha-info'.J64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643:'enteucha-info'.J64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644:'enteucha-info'.J64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645:'enteucha-info'.J64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646:'enteucha-info'.J6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640:'enteucha-info'.F646</svg:desc>
                </draw:g>
              </table:table-cell>
              <table:table-cell office:value-type="float" office:value="5.565">
                <text:p>5.565</text:p>
                <draw:g>
                  <svg:desc>'enteucha-info'.H640:'enteucha-info'.H646</svg:desc>
                </draw:g>
              </table:table-cell>
              <table:table-cell office:value-type="float" office:value="0.5">
                <text:p>0.5</text:p>
                <draw:g>
                  <svg:desc>'enteucha-info'.F647:'enteucha-info'.F653</svg:desc>
                </draw:g>
              </table:table-cell>
              <table:table-cell office:value-type="float" office:value="2.165">
                <text:p>2.165</text:p>
                <draw:g>
                  <svg:desc>'enteucha-info'.H647:'enteucha-info'.H653</svg:desc>
                </draw:g>
              </table:table-cell>
              <table:table-cell office:value-type="float" office:value="0.5">
                <text:p>0.5</text:p>
                <draw:g>
                  <svg:desc>'enteucha-info'.F654:'enteucha-info'.F660</svg:desc>
                </draw:g>
              </table:table-cell>
              <table:table-cell office:value-type="float" office:value="2.751">
                <text:p>2.751</text:p>
                <draw:g>
                  <svg:desc>'enteucha-info'.H654:'enteucha-info'.H660</svg:desc>
                </draw:g>
              </table:table-cell>
              <table:table-cell office:value-type="float" office:value="0.5">
                <text:p>0.5</text:p>
                <draw:g>
                  <svg:desc>'enteucha-info'.F661:'enteucha-info'.F667</svg:desc>
                </draw:g>
              </table:table-cell>
              <table:table-cell office:value-type="float" office:value="1.941">
                <text:p>1.941</text:p>
                <draw:g>
                  <svg:desc>'enteucha-info'.H661:'enteucha-info'.H667</svg:desc>
                </draw:g>
              </table:table-cell>
              <table:table-cell office:value-type="float" office:value="0.5">
                <text:p>0.5</text:p>
                <draw:g>
                  <svg:desc>'enteucha-info'.F668:'enteucha-info'.F674</svg:desc>
                </draw:g>
              </table:table-cell>
              <table:table-cell office:value-type="float" office:value="2.479">
                <text:p>2.479</text:p>
                <draw:g>
                  <svg:desc>'enteucha-info'.H668:'enteucha-info'.H674</svg:desc>
                </draw:g>
              </table:table-cell>
              <table:table-cell office:value-type="float" office:value="0.5">
                <text:p>0.5</text:p>
                <draw:g>
                  <svg:desc>'enteucha-info'.F675:'enteucha-info'.F681</svg:desc>
                </draw:g>
              </table:table-cell>
              <table:table-cell office:value-type="float" office:value="3.537">
                <text:p>3.537</text:p>
                <draw:g>
                  <svg:desc>'enteucha-info'.H675:'enteucha-info'.H681</svg:desc>
                </draw:g>
              </table:table-cell>
              <table:table-cell office:value-type="float" office:value="0.5">
                <text:p>0.5</text:p>
                <draw:g>
                  <svg:desc>'enteucha-info'.F682:'enteucha-info'.F688</svg:desc>
                </draw:g>
              </table:table-cell>
              <table:table-cell office:value-type="float" office:value="4.835">
                <text:p>4.835</text:p>
                <draw:g>
                  <svg:desc>'enteucha-info'.H682:'enteucha-info'.H6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.321">
                <text:p>2.321</text:p>
              </table:table-cell>
              <table:table-cell office:value-type="float" office:value="0.25">
                <text:p>0.25</text:p>
              </table:table-cell>
              <table:table-cell office:value-type="float" office:value="0.915">
                <text:p>0.915</text:p>
              </table:table-cell>
              <table:table-cell office:value-type="float" office:value="0.25">
                <text:p>0.25</text:p>
              </table:table-cell>
              <table:table-cell office:value-type="float" office:value="1.293">
                <text:p>1.293</text:p>
              </table:table-cell>
              <table:table-cell office:value-type="float" office:value="0.25">
                <text:p>0.25</text:p>
              </table:table-cell>
              <table:table-cell office:value-type="float" office:value="0.945">
                <text:p>0.945</text:p>
              </table:table-cell>
              <table:table-cell office:value-type="float" office:value="0.25">
                <text:p>0.25</text:p>
              </table:table-cell>
              <table:table-cell office:value-type="float" office:value="1.3">
                <text:p>1.3</text:p>
              </table:table-cell>
              <table:table-cell office:value-type="float" office:value="0.25">
                <text:p>0.25</text:p>
              </table:table-cell>
              <table:table-cell office:value-type="float" office:value="2.073">
                <text:p>2.073</text:p>
              </table:table-cell>
              <table:table-cell office:value-type="float" office:value="0.25">
                <text:p>0.25</text:p>
              </table:table-cell>
              <table:table-cell office:value-type="float" office:value="2.922">
                <text:p>2.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1.114">
                <text:p>1.114</text:p>
              </table:table-cell>
              <table:table-cell office:value-type="float" office:value="0.125">
                <text:p>0.125</text:p>
              </table:table-cell>
              <table:table-cell office:value-type="float" office:value="0.467">
                <text:p>0.467</text:p>
              </table:table-cell>
              <table:table-cell office:value-type="float" office:value="0.125">
                <text:p>0.125</text:p>
              </table:table-cell>
              <table:table-cell office:value-type="float" office:value="0.637">
                <text:p>0.637</text:p>
              </table:table-cell>
              <table:table-cell office:value-type="float" office:value="0.125">
                <text:p>0.125</text:p>
              </table:table-cell>
              <table:table-cell office:value-type="float" office:value="0.598">
                <text:p>0.598</text:p>
              </table:table-cell>
              <table:table-cell office:value-type="float" office:value="0.125">
                <text:p>0.125</text:p>
              </table:table-cell>
              <table:table-cell office:value-type="float" office:value="0.883">
                <text:p>0.883</text:p>
              </table:table-cell>
              <table:table-cell office:value-type="float" office:value="0.125">
                <text:p>0.125</text:p>
              </table:table-cell>
              <table:table-cell office:value-type="float" office:value="1.49">
                <text:p>1.49</text:p>
              </table:table-cell>
              <table:table-cell office:value-type="float" office:value="0.125">
                <text:p>0.125</text:p>
              </table:table-cell>
              <table:table-cell office:value-type="float" office:value="2.294">
                <text:p>2.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525">
                <text:p>0.525</text:p>
              </table:table-cell>
              <table:table-cell office:value-type="float" office:value="0.0625">
                <text:p>0.0625</text:p>
              </table:table-cell>
              <table:table-cell office:value-type="float" office:value="0.236">
                <text:p>0.236</text:p>
              </table:table-cell>
              <table:table-cell office:value-type="float" office:value="0.0625">
                <text:p>0.0625</text:p>
              </table:table-cell>
              <table:table-cell office:value-type="float" office:value="0.348">
                <text:p>0.348</text:p>
              </table:table-cell>
              <table:table-cell office:value-type="float" office:value="0.0625">
                <text:p>0.0625</text:p>
              </table:table-cell>
              <table:table-cell office:value-type="float" office:value="0.424">
                <text:p>0.424</text:p>
              </table:table-cell>
              <table:table-cell office:value-type="float" office:value="0.0625">
                <text:p>0.0625</text:p>
              </table:table-cell>
              <table:table-cell office:value-type="float" office:value="0.669">
                <text:p>0.669</text:p>
              </table:table-cell>
              <table:table-cell office:value-type="float" office:value="0.0625">
                <text:p>0.0625</text:p>
              </table:table-cell>
              <table:table-cell office:value-type="float" office:value="1.23">
                <text:p>1.23</text:p>
              </table:table-cell>
              <table:table-cell office:value-type="float" office:value="0.0625">
                <text:p>0.0625</text:p>
              </table:table-cell>
              <table:table-cell office:value-type="float" office:value="1.985">
                <text:p>1.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0.421">
                <text:p>0.421</text:p>
              </table:table-cell>
              <table:table-cell office:value-type="float" office:value="0.03125">
                <text:p>0.03125</text:p>
              </table:table-cell>
              <table:table-cell office:value-type="float" office:value="0.197">
                <text:p>0.197</text:p>
              </table:table-cell>
              <table:table-cell office:value-type="float" office:value="0.03125">
                <text:p>0.03125</text:p>
              </table:table-cell>
              <table:table-cell office:value-type="float" office:value="0.307">
                <text:p>0.307</text:p>
              </table:table-cell>
              <table:table-cell office:value-type="float" office:value="0.03125">
                <text:p>0.03125</text:p>
              </table:table-cell>
              <table:table-cell office:value-type="float" office:value="0.443">
                <text:p>0.443</text:p>
              </table:table-cell>
              <table:table-cell office:value-type="float" office:value="0.03125">
                <text:p>0.03125</text:p>
              </table:table-cell>
              <table:table-cell office:value-type="float" office:value="0.638">
                <text:p>0.638</text:p>
              </table:table-cell>
              <table:table-cell office:value-type="float" office:value="0.03125">
                <text:p>0.03125</text:p>
              </table:table-cell>
              <table:table-cell office:value-type="float" office:value="1.188">
                <text:p>1.188</text:p>
              </table:table-cell>
              <table:table-cell office:value-type="float" office:value="0.03125">
                <text:p>0.03125</text:p>
              </table:table-cell>
              <table:table-cell office:value-type="float" office:value="2.131">
                <text:p>2.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0.192">
                <text:p>0.192</text:p>
              </table:table-cell>
              <table:table-cell office:value-type="float" office:value="0.015625">
                <text:p>0.015625</text:p>
              </table:table-cell>
              <table:table-cell office:value-type="float" office:value="0.114">
                <text:p>0.114</text:p>
              </table:table-cell>
              <table:table-cell office:value-type="float" office:value="0.015625">
                <text:p>0.015625</text:p>
              </table:table-cell>
              <table:table-cell office:value-type="float" office:value="0.193">
                <text:p>0.193</text:p>
              </table:table-cell>
              <table:table-cell office:value-type="float" office:value="0.015625">
                <text:p>0.015625</text:p>
              </table:table-cell>
              <table:table-cell office:value-type="float" office:value="0.302">
                <text:p>0.302</text:p>
              </table:table-cell>
              <table:table-cell office:value-type="float" office:value="0.015625">
                <text:p>0.015625</text:p>
              </table:table-cell>
              <table:table-cell office:value-type="float" office:value="0.578">
                <text:p>0.578</text:p>
              </table:table-cell>
              <table:table-cell office:value-type="float" office:value="0.015625">
                <text:p>0.015625</text:p>
              </table:table-cell>
              <table:table-cell office:value-type="float" office:value="1.106">
                <text:p>1.106</text:p>
              </table:table-cell>
              <table:table-cell office:value-type="float" office:value="0.015625">
                <text:p>0.015625</text:p>
              </table:table-cell>
              <table:table-cell office:value-type="float" office:value="1.864">
                <text:p>1.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13">
                <text:p>0.11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79">
                <text:p>0.07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45">
                <text:p>0.14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65">
                <text:p>0.26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537">
                <text:p>0.537</text:p>
              </table:table-cell>
              <table:table-cell office:value-type="float" office:value="0.0078125">
                <text:p>0.0078125</text:p>
              </table:table-cell>
              <table:table-cell office:value-type="float" office:value="1.062">
                <text:p>1.062</text:p>
              </table:table-cell>
              <table:table-cell office:value-type="float" office:value="0.0078125">
                <text:p>0.0078125</text:p>
              </table:table-cell>
              <table:table-cell office:value-type="float" office:value="1.826">
                <text:p>1.82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3.847cm" svg:y="0.312cm" chart:style-name="ch2">
          <text:p>CQEngine zone - range 64, separate indexes</text:p>
        </chart:title>
        <chart:legend chart:legend-position="end" svg:x="13.528cm" svg:y="2.607cm" style:legend-expansion="high" chart:style-name="ch3"/>
        <chart:plot-area chart:style-name="ch4" table:cell-range-address="'enteucha-info'.F693:'enteucha-info'.F699 'enteucha-info'.J693:'enteucha-info'.J699 'enteucha-info'.H693:'enteucha-info'.H741" chart:data-source-has-labels="row" svg:x="1.346cm" svg:y="1.267cm" svg:width="11.847cm" svg:height="6.377cm">
          <chartooo:coordinate-region svg:x="1.782cm" svg:y="1.466cm" svg:width="10.986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693:'enteucha-info'.H699" chart:label-cell-address="'enteucha-info'.J693:'enteucha-info'.J693" chart:class="chart:scatter">
            <chart:domain table:cell-range-address="'enteucha-info'.F693:'enteucha-info'.F699"/>
            <chart:data-point chart:repeated="7"/>
          </chart:series>
          <chart:series chart:style-name="ch10" chart:values-cell-range-address="'enteucha-info'.H700:'enteucha-info'.H706" chart:label-cell-address="'enteucha-info'.J694:'enteucha-info'.J694" chart:class="chart:scatter">
            <chart:domain table:cell-range-address="'enteucha-info'.F700:'enteucha-info'.F706"/>
            <chart:data-point chart:repeated="7"/>
          </chart:series>
          <chart:series chart:style-name="ch11" chart:values-cell-range-address="'enteucha-info'.H707:'enteucha-info'.H713" chart:label-cell-address="'enteucha-info'.J695:'enteucha-info'.J695" chart:class="chart:scatter">
            <chart:domain table:cell-range-address="'enteucha-info'.F707:'enteucha-info'.F713"/>
            <chart:data-point chart:repeated="7"/>
          </chart:series>
          <chart:series chart:style-name="ch12" chart:values-cell-range-address="'enteucha-info'.H714:'enteucha-info'.H720" chart:label-cell-address="'enteucha-info'.J696:'enteucha-info'.J696" chart:class="chart:scatter">
            <chart:domain table:cell-range-address="'enteucha-info'.F714:'enteucha-info'.F720"/>
            <chart:data-point chart:repeated="7"/>
          </chart:series>
          <chart:series chart:style-name="ch13" chart:values-cell-range-address="'enteucha-info'.H721:'enteucha-info'.H727" chart:label-cell-address="'enteucha-info'.J697:'enteucha-info'.J697" chart:class="chart:scatter">
            <chart:domain table:cell-range-address="'enteucha-info'.F721:'enteucha-info'.F727"/>
            <chart:data-point chart:repeated="7"/>
          </chart:series>
          <chart:series chart:style-name="ch14" chart:values-cell-range-address="'enteucha-info'.H728:'enteucha-info'.H734" chart:label-cell-address="'enteucha-info'.J698:'enteucha-info'.J698" chart:class="chart:scatter">
            <chart:domain table:cell-range-address="'enteucha-info'.F728:'enteucha-info'.F734"/>
            <chart:data-point chart:repeated="7"/>
          </chart:series>
          <chart:series chart:style-name="ch15" chart:values-cell-range-address="'enteucha-info'.H735:'enteucha-info'.H741" chart:label-cell-address="'enteucha-info'.J699:'enteucha-info'.J699" chart:class="chart:scatter">
            <chart:domain table:cell-range-address="'enteucha-info'.F735:'enteucha-info'.F741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693:'enteucha-info'.J69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694:'enteucha-info'.J69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695:'enteucha-info'.J69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696:'enteucha-info'.J69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697:'enteucha-info'.J69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698:'enteucha-info'.J69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699:'enteucha-info'.J69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693:'enteucha-info'.F699</svg:desc>
                </draw:g>
              </table:table-cell>
              <table:table-cell office:value-type="float" office:value="9.923">
                <text:p>9.923</text:p>
                <draw:g>
                  <svg:desc>'enteucha-info'.H693:'enteucha-info'.H699</svg:desc>
                </draw:g>
              </table:table-cell>
              <table:table-cell office:value-type="float" office:value="0.5">
                <text:p>0.5</text:p>
                <draw:g>
                  <svg:desc>'enteucha-info'.F700:'enteucha-info'.F706</svg:desc>
                </draw:g>
              </table:table-cell>
              <table:table-cell office:value-type="float" office:value="3.775">
                <text:p>3.775</text:p>
                <draw:g>
                  <svg:desc>'enteucha-info'.H700:'enteucha-info'.H706</svg:desc>
                </draw:g>
              </table:table-cell>
              <table:table-cell office:value-type="float" office:value="0.5">
                <text:p>0.5</text:p>
                <draw:g>
                  <svg:desc>'enteucha-info'.F707:'enteucha-info'.F713</svg:desc>
                </draw:g>
              </table:table-cell>
              <table:table-cell office:value-type="float" office:value="12.169">
                <text:p>12.169</text:p>
                <draw:g>
                  <svg:desc>'enteucha-info'.H707:'enteucha-info'.H713</svg:desc>
                </draw:g>
              </table:table-cell>
              <table:table-cell office:value-type="float" office:value="0.5">
                <text:p>0.5</text:p>
                <draw:g>
                  <svg:desc>'enteucha-info'.F714:'enteucha-info'.F720</svg:desc>
                </draw:g>
              </table:table-cell>
              <table:table-cell office:value-type="float" office:value="9.434">
                <text:p>9.434</text:p>
                <draw:g>
                  <svg:desc>'enteucha-info'.H714:'enteucha-info'.H720</svg:desc>
                </draw:g>
              </table:table-cell>
              <table:table-cell office:value-type="float" office:value="0.5">
                <text:p>0.5</text:p>
                <draw:g>
                  <svg:desc>'enteucha-info'.F721:'enteucha-info'.F727</svg:desc>
                </draw:g>
              </table:table-cell>
              <table:table-cell office:value-type="float" office:value="4.669">
                <text:p>4.669</text:p>
                <draw:g>
                  <svg:desc>'enteucha-info'.H721:'enteucha-info'.H727</svg:desc>
                </draw:g>
              </table:table-cell>
              <table:table-cell office:value-type="float" office:value="0.5">
                <text:p>0.5</text:p>
                <draw:g>
                  <svg:desc>'enteucha-info'.F728:'enteucha-info'.F734</svg:desc>
                </draw:g>
              </table:table-cell>
              <table:table-cell office:value-type="float" office:value="5.651">
                <text:p>5.651</text:p>
                <draw:g>
                  <svg:desc>'enteucha-info'.H728:'enteucha-info'.H734</svg:desc>
                </draw:g>
              </table:table-cell>
              <table:table-cell office:value-type="float" office:value="0.5">
                <text:p>0.5</text:p>
                <draw:g>
                  <svg:desc>'enteucha-info'.F735:'enteucha-info'.F741</svg:desc>
                </draw:g>
              </table:table-cell>
              <table:table-cell office:value-type="float" office:value="7.505">
                <text:p>7.505</text:p>
                <draw:g>
                  <svg:desc>'enteucha-info'.H735:'enteucha-info'.H7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3.461">
                <text:p>3.461</text:p>
              </table:table-cell>
              <table:table-cell office:value-type="float" office:value="0.25">
                <text:p>0.25</text:p>
              </table:table-cell>
              <table:table-cell office:value-type="float" office:value="1.397">
                <text:p>1.397</text:p>
              </table:table-cell>
              <table:table-cell office:value-type="float" office:value="0.25">
                <text:p>0.25</text:p>
              </table:table-cell>
              <table:table-cell office:value-type="float" office:value="4.376">
                <text:p>4.376</text:p>
              </table:table-cell>
              <table:table-cell office:value-type="float" office:value="0.25">
                <text:p>0.25</text:p>
              </table:table-cell>
              <table:table-cell office:value-type="float" office:value="3.375">
                <text:p>3.375</text:p>
              </table:table-cell>
              <table:table-cell office:value-type="float" office:value="0.25">
                <text:p>0.25</text:p>
              </table:table-cell>
              <table:table-cell office:value-type="float" office:value="1.696">
                <text:p>1.696</text:p>
              </table:table-cell>
              <table:table-cell office:value-type="float" office:value="0.25">
                <text:p>0.25</text:p>
              </table:table-cell>
              <table:table-cell office:value-type="float" office:value="2.043">
                <text:p>2.043</text:p>
              </table:table-cell>
              <table:table-cell office:value-type="float" office:value="0.25">
                <text:p>0.25</text:p>
              </table:table-cell>
              <table:table-cell office:value-type="float" office:value="2.915">
                <text:p>2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1.67">
                <text:p>1.67</text:p>
              </table:table-cell>
              <table:table-cell office:value-type="float" office:value="0.125">
                <text:p>0.125</text:p>
              </table:table-cell>
              <table:table-cell office:value-type="float" office:value="0.669">
                <text:p>0.669</text:p>
              </table:table-cell>
              <table:table-cell office:value-type="float" office:value="0.125">
                <text:p>0.125</text:p>
              </table:table-cell>
              <table:table-cell office:value-type="float" office:value="2.17">
                <text:p>2.17</text:p>
              </table:table-cell>
              <table:table-cell office:value-type="float" office:value="0.125">
                <text:p>0.125</text:p>
              </table:table-cell>
              <table:table-cell office:value-type="float" office:value="1.711">
                <text:p>1.711</text:p>
              </table:table-cell>
              <table:table-cell office:value-type="float" office:value="0.125">
                <text:p>0.125</text:p>
              </table:table-cell>
              <table:table-cell office:value-type="float" office:value="0.931">
                <text:p>0.931</text:p>
              </table:table-cell>
              <table:table-cell office:value-type="float" office:value="0.125">
                <text:p>0.125</text:p>
              </table:table-cell>
              <table:table-cell office:value-type="float" office:value="1.225">
                <text:p>1.225</text:p>
              </table:table-cell>
              <table:table-cell office:value-type="float" office:value="0.125">
                <text:p>0.125</text:p>
              </table:table-cell>
              <table:table-cell office:value-type="float" office:value="1.827">
                <text:p>1.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795">
                <text:p>0.795</text:p>
              </table:table-cell>
              <table:table-cell office:value-type="float" office:value="0.0625">
                <text:p>0.0625</text:p>
              </table:table-cell>
              <table:table-cell office:value-type="float" office:value="0.344">
                <text:p>0.344</text:p>
              </table:table-cell>
              <table:table-cell office:value-type="float" office:value="0.0625">
                <text:p>0.0625</text:p>
              </table:table-cell>
              <table:table-cell office:value-type="float" office:value="1.018">
                <text:p>1.018</text:p>
              </table:table-cell>
              <table:table-cell office:value-type="float" office:value="0.0625">
                <text:p>0.0625</text:p>
              </table:table-cell>
              <table:table-cell office:value-type="float" office:value="0.914">
                <text:p>0.914</text:p>
              </table:table-cell>
              <table:table-cell office:value-type="float" office:value="0.0625">
                <text:p>0.0625</text:p>
              </table:table-cell>
              <table:table-cell office:value-type="float" office:value="0.589">
                <text:p>0.589</text:p>
              </table:table-cell>
              <table:table-cell office:value-type="float" office:value="0.0625">
                <text:p>0.0625</text:p>
              </table:table-cell>
              <table:table-cell office:value-type="float" office:value="0.846">
                <text:p>0.846</text:p>
              </table:table-cell>
              <table:table-cell office:value-type="float" office:value="0.0625">
                <text:p>0.0625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0.34">
                <text:p>0.34</text:p>
              </table:table-cell>
              <table:table-cell office:value-type="float" office:value="0.03125">
                <text:p>0.03125</text:p>
              </table:table-cell>
              <table:table-cell office:value-type="float" office:value="0.149">
                <text:p>0.149</text:p>
              </table:table-cell>
              <table:table-cell office:value-type="float" office:value="0.03125">
                <text:p>0.03125</text:p>
              </table:table-cell>
              <table:table-cell office:value-type="float" office:value="0.452">
                <text:p>0.452</text:p>
              </table:table-cell>
              <table:table-cell office:value-type="float" office:value="0.03125">
                <text:p>0.03125</text:p>
              </table:table-cell>
              <table:table-cell office:value-type="float" office:value="0.415">
                <text:p>0.415</text:p>
              </table:table-cell>
              <table:table-cell office:value-type="float" office:value="0.03125">
                <text:p>0.03125</text:p>
              </table:table-cell>
              <table:table-cell office:value-type="float" office:value="0.394">
                <text:p>0.394</text:p>
              </table:table-cell>
              <table:table-cell office:value-type="float" office:value="0.03125">
                <text:p>0.03125</text:p>
              </table:table-cell>
              <table:table-cell office:value-type="float" office:value="0.645">
                <text:p>0.645</text:p>
              </table:table-cell>
              <table:table-cell office:value-type="float" office:value="0.03125">
                <text:p>0.03125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0.434">
                <text:p>0.434</text:p>
              </table:table-cell>
              <table:table-cell office:value-type="float" office:value="0.015625">
                <text:p>0.015625</text:p>
              </table:table-cell>
              <table:table-cell office:value-type="float" office:value="0.116">
                <text:p>0.116</text:p>
              </table:table-cell>
              <table:table-cell office:value-type="float" office:value="0.015625">
                <text:p>0.015625</text:p>
              </table:table-cell>
              <table:table-cell office:value-type="float" office:value="0.348">
                <text:p>0.348</text:p>
              </table:table-cell>
              <table:table-cell office:value-type="float" office:value="0.015625">
                <text:p>0.015625</text:p>
              </table:table-cell>
              <table:table-cell office:value-type="float" office:value="0.375">
                <text:p>0.375</text:p>
              </table:table-cell>
              <table:table-cell office:value-type="float" office:value="0.015625">
                <text:p>0.015625</text:p>
              </table:table-cell>
              <table:table-cell office:value-type="float" office:value="0.363">
                <text:p>0.363</text:p>
              </table:table-cell>
              <table:table-cell office:value-type="float" office:value="0.015625">
                <text:p>0.015625</text:p>
              </table:table-cell>
              <table:table-cell office:value-type="float" office:value="0.616">
                <text:p>0.616</text:p>
              </table:table-cell>
              <table:table-cell office:value-type="float" office:value="0.015625">
                <text:p>0.015625</text:p>
              </table:table-cell>
              <table:table-cell office:value-type="float" office:value="1.106">
                <text:p>1.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86">
                <text:p>0.08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61">
                <text:p>0.06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5">
                <text:p>0.1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09">
                <text:p>0.20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93">
                <text:p>0.29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555">
                <text:p>0.555</text:p>
              </table:table-cell>
              <table:table-cell office:value-type="float" office:value="0.0078125">
                <text:p>0.0078125</text:p>
              </table:table-cell>
              <table:table-cell office:value-type="float" office:value="1.03">
                <text:p>1.0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3.847cm" svg:y="0.312cm" chart:style-name="ch2">
          <text:p>CQEngine zone - range 32, separate indexes</text:p>
        </chart:title>
        <chart:legend chart:legend-position="end" svg:x="13.528cm" svg:y="2.607cm" style:legend-expansion="high" chart:style-name="ch3"/>
        <chart:plot-area chart:style-name="ch4" table:cell-range-address="'enteucha-info'.F746:'enteucha-info'.F752 'enteucha-info'.J746:'enteucha-info'.J752 'enteucha-info'.H746:'enteucha-info'.H794" chart:data-source-has-labels="row" svg:x="1.346cm" svg:y="1.267cm" svg:width="11.847cm" svg:height="6.377cm">
          <chartooo:coordinate-region svg:x="1.967cm" svg:y="1.466cm" svg:width="10.986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746:'enteucha-info'.H752" chart:label-cell-address="'enteucha-info'.J746:'enteucha-info'.J746" chart:class="chart:scatter">
            <chart:domain table:cell-range-address="'enteucha-info'.F746:'enteucha-info'.F752"/>
            <chart:data-point chart:repeated="7"/>
          </chart:series>
          <chart:series chart:style-name="ch10" chart:values-cell-range-address="'enteucha-info'.H753:'enteucha-info'.H759" chart:label-cell-address="'enteucha-info'.J747:'enteucha-info'.J747" chart:class="chart:scatter">
            <chart:domain table:cell-range-address="'enteucha-info'.F753:'enteucha-info'.F759"/>
            <chart:data-point chart:repeated="7"/>
          </chart:series>
          <chart:series chart:style-name="ch11" chart:values-cell-range-address="'enteucha-info'.H760:'enteucha-info'.H766" chart:label-cell-address="'enteucha-info'.J748:'enteucha-info'.J748" chart:class="chart:scatter">
            <chart:domain table:cell-range-address="'enteucha-info'.F760:'enteucha-info'.F766"/>
            <chart:data-point chart:repeated="7"/>
          </chart:series>
          <chart:series chart:style-name="ch12" chart:values-cell-range-address="'enteucha-info'.H767:'enteucha-info'.H773" chart:label-cell-address="'enteucha-info'.J749:'enteucha-info'.J749" chart:class="chart:scatter">
            <chart:domain table:cell-range-address="'enteucha-info'.F767:'enteucha-info'.F773"/>
            <chart:data-point chart:repeated="7"/>
          </chart:series>
          <chart:series chart:style-name="ch13" chart:values-cell-range-address="'enteucha-info'.H774:'enteucha-info'.H780" chart:label-cell-address="'enteucha-info'.J750:'enteucha-info'.J750" chart:class="chart:scatter">
            <chart:domain table:cell-range-address="'enteucha-info'.F774:'enteucha-info'.F780"/>
            <chart:data-point chart:repeated="7"/>
          </chart:series>
          <chart:series chart:style-name="ch14" chart:values-cell-range-address="'enteucha-info'.H781:'enteucha-info'.H787" chart:label-cell-address="'enteucha-info'.J751:'enteucha-info'.J751" chart:class="chart:scatter">
            <chart:domain table:cell-range-address="'enteucha-info'.F781:'enteucha-info'.F787"/>
            <chart:data-point chart:repeated="7"/>
          </chart:series>
          <chart:series chart:style-name="ch15" chart:values-cell-range-address="'enteucha-info'.H788:'enteucha-info'.H794" chart:label-cell-address="'enteucha-info'.J752:'enteucha-info'.J752" chart:class="chart:scatter">
            <chart:domain table:cell-range-address="'enteucha-info'.F788:'enteucha-info'.F794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746:'enteucha-info'.J74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747:'enteucha-info'.J74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748:'enteucha-info'.J74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749:'enteucha-info'.J74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750:'enteucha-info'.J75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751:'enteucha-info'.J75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752:'enteucha-info'.J7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746:'enteucha-info'.F752</svg:desc>
                </draw:g>
              </table:table-cell>
              <table:table-cell office:value-type="float" office:value="35.189">
                <text:p>35.189</text:p>
                <draw:g>
                  <svg:desc>'enteucha-info'.H746:'enteucha-info'.H752</svg:desc>
                </draw:g>
              </table:table-cell>
              <table:table-cell office:value-type="float" office:value="0.5">
                <text:p>0.5</text:p>
                <draw:g>
                  <svg:desc>'enteucha-info'.F753:'enteucha-info'.F759</svg:desc>
                </draw:g>
              </table:table-cell>
              <table:table-cell office:value-type="float" office:value="33.012">
                <text:p>33.012</text:p>
                <draw:g>
                  <svg:desc>'enteucha-info'.H753:'enteucha-info'.H759</svg:desc>
                </draw:g>
              </table:table-cell>
              <table:table-cell office:value-type="float" office:value="0.5">
                <text:p>0.5</text:p>
                <draw:g>
                  <svg:desc>'enteucha-info'.F760:'enteucha-info'.F766</svg:desc>
                </draw:g>
              </table:table-cell>
              <table:table-cell office:value-type="float" office:value="26.96">
                <text:p>26.96</text:p>
                <draw:g>
                  <svg:desc>'enteucha-info'.H760:'enteucha-info'.H766</svg:desc>
                </draw:g>
              </table:table-cell>
              <table:table-cell office:value-type="float" office:value="0.5">
                <text:p>0.5</text:p>
                <draw:g>
                  <svg:desc>'enteucha-info'.F767:'enteucha-info'.F773</svg:desc>
                </draw:g>
              </table:table-cell>
              <table:table-cell office:value-type="float" office:value="40.439">
                <text:p>40.439</text:p>
                <draw:g>
                  <svg:desc>'enteucha-info'.H767:'enteucha-info'.H773</svg:desc>
                </draw:g>
              </table:table-cell>
              <table:table-cell office:value-type="float" office:value="0.5">
                <text:p>0.5</text:p>
                <draw:g>
                  <svg:desc>'enteucha-info'.F774:'enteucha-info'.F780</svg:desc>
                </draw:g>
              </table:table-cell>
              <table:table-cell office:value-type="float" office:value="14.054">
                <text:p>14.054</text:p>
                <draw:g>
                  <svg:desc>'enteucha-info'.H774:'enteucha-info'.H780</svg:desc>
                </draw:g>
              </table:table-cell>
              <table:table-cell office:value-type="float" office:value="0.5">
                <text:p>0.5</text:p>
                <draw:g>
                  <svg:desc>'enteucha-info'.F781:'enteucha-info'.F787</svg:desc>
                </draw:g>
              </table:table-cell>
              <table:table-cell office:value-type="float" office:value="18.365">
                <text:p>18.365</text:p>
                <draw:g>
                  <svg:desc>'enteucha-info'.H781:'enteucha-info'.H787</svg:desc>
                </draw:g>
              </table:table-cell>
              <table:table-cell office:value-type="float" office:value="0.5">
                <text:p>0.5</text:p>
                <draw:g>
                  <svg:desc>'enteucha-info'.F788:'enteucha-info'.F794</svg:desc>
                </draw:g>
              </table:table-cell>
              <table:table-cell office:value-type="float" office:value="20.065">
                <text:p>20.065</text:p>
                <draw:g>
                  <svg:desc>'enteucha-info'.H788:'enteucha-info'.H7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9.836">
                <text:p>9.836</text:p>
              </table:table-cell>
              <table:table-cell office:value-type="float" office:value="0.25">
                <text:p>0.25</text:p>
              </table:table-cell>
              <table:table-cell office:value-type="float" office:value="9.527">
                <text:p>9.527</text:p>
              </table:table-cell>
              <table:table-cell office:value-type="float" office:value="0.25">
                <text:p>0.25</text:p>
              </table:table-cell>
              <table:table-cell office:value-type="float" office:value="7.265">
                <text:p>7.265</text:p>
              </table:table-cell>
              <table:table-cell office:value-type="float" office:value="0.25">
                <text:p>0.25</text:p>
              </table:table-cell>
              <table:table-cell office:value-type="float" office:value="12.139">
                <text:p>12.139</text:p>
              </table:table-cell>
              <table:table-cell office:value-type="float" office:value="0.25">
                <text:p>0.25</text:p>
              </table:table-cell>
              <table:table-cell office:value-type="float" office:value="4.134">
                <text:p>4.134</text:p>
              </table:table-cell>
              <table:table-cell office:value-type="float" office:value="0.25">
                <text:p>0.25</text:p>
              </table:table-cell>
              <table:table-cell office:value-type="float" office:value="5.404">
                <text:p>5.404</text:p>
              </table:table-cell>
              <table:table-cell office:value-type="float" office:value="0.25">
                <text:p>0.25</text:p>
              </table:table-cell>
              <table:table-cell office:value-type="float" office:value="6.414">
                <text:p>6.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3.46">
                <text:p>3.46</text:p>
              </table:table-cell>
              <table:table-cell office:value-type="float" office:value="0.125">
                <text:p>0.125</text:p>
              </table:table-cell>
              <table:table-cell office:value-type="float" office:value="3.599">
                <text:p>3.599</text:p>
              </table:table-cell>
              <table:table-cell office:value-type="float" office:value="0.125">
                <text:p>0.125</text:p>
              </table:table-cell>
              <table:table-cell office:value-type="float" office:value="2.575">
                <text:p>2.575</text:p>
              </table:table-cell>
              <table:table-cell office:value-type="float" office:value="0.125">
                <text:p>0.125</text:p>
              </table:table-cell>
              <table:table-cell office:value-type="float" office:value="4.341">
                <text:p>4.341</text:p>
              </table:table-cell>
              <table:table-cell office:value-type="float" office:value="0.125">
                <text:p>0.125</text:p>
              </table:table-cell>
              <table:table-cell office:value-type="float" office:value="1.461">
                <text:p>1.461</text:p>
              </table:table-cell>
              <table:table-cell office:value-type="float" office:value="0.125">
                <text:p>0.125</text:p>
              </table:table-cell>
              <table:table-cell office:value-type="float" office:value="1.927">
                <text:p>1.927</text:p>
              </table:table-cell>
              <table:table-cell office:value-type="float" office:value="0.125">
                <text:p>0.125</text:p>
              </table:table-cell>
              <table:table-cell office:value-type="float" office:value="2.443">
                <text:p>2.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1.701">
                <text:p>1.701</text:p>
              </table:table-cell>
              <table:table-cell office:value-type="float" office:value="0.0625">
                <text:p>0.0625</text:p>
              </table:table-cell>
              <table:table-cell office:value-type="float" office:value="1.79">
                <text:p>1.79</text:p>
              </table:table-cell>
              <table:table-cell office:value-type="float" office:value="0.0625">
                <text:p>0.0625</text:p>
              </table:table-cell>
              <table:table-cell office:value-type="float" office:value="1.289">
                <text:p>1.289</text:p>
              </table:table-cell>
              <table:table-cell office:value-type="float" office:value="0.0625">
                <text:p>0.0625</text:p>
              </table:table-cell>
              <table:table-cell office:value-type="float" office:value="2.117">
                <text:p>2.117</text:p>
              </table:table-cell>
              <table:table-cell office:value-type="float" office:value="0.0625">
                <text:p>0.0625</text:p>
              </table:table-cell>
              <table:table-cell office:value-type="float" office:value="0.774">
                <text:p>0.774</text:p>
              </table:table-cell>
              <table:table-cell office:value-type="float" office:value="0.0625">
                <text:p>0.0625</text:p>
              </table:table-cell>
              <table:table-cell office:value-type="float" office:value="1.051">
                <text:p>1.051</text:p>
              </table:table-cell>
              <table:table-cell office:value-type="float" office:value="0.0625">
                <text:p>0.0625</text:p>
              </table:table-cell>
              <table:table-cell office:value-type="float" office:value="1.414">
                <text:p>1.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0.799">
                <text:p>0.799</text:p>
              </table:table-cell>
              <table:table-cell office:value-type="float" office:value="0.03125">
                <text:p>0.03125</text:p>
              </table:table-cell>
              <table:table-cell office:value-type="float" office:value="0.843">
                <text:p>0.843</text:p>
              </table:table-cell>
              <table:table-cell office:value-type="float" office:value="0.03125">
                <text:p>0.03125</text:p>
              </table:table-cell>
              <table:table-cell office:value-type="float" office:value="0.61">
                <text:p>0.61</text:p>
              </table:table-cell>
              <table:table-cell office:value-type="float" office:value="0.03125">
                <text:p>0.03125</text:p>
              </table:table-cell>
              <table:table-cell office:value-type="float" office:value="1.024">
                <text:p>1.024</text:p>
              </table:table-cell>
              <table:table-cell office:value-type="float" office:value="0.03125">
                <text:p>0.03125</text:p>
              </table:table-cell>
              <table:table-cell office:value-type="float" office:value="0.434">
                <text:p>0.434</text:p>
              </table:table-cell>
              <table:table-cell office:value-type="float" office:value="0.03125">
                <text:p>0.03125</text:p>
              </table:table-cell>
              <table:table-cell office:value-type="float" office:value="0.645">
                <text:p>0.645</text:p>
              </table:table-cell>
              <table:table-cell office:value-type="float" office:value="0.03125">
                <text:p>0.03125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0.332">
                <text:p>0.332</text:p>
              </table:table-cell>
              <table:table-cell office:value-type="float" office:value="0.015625">
                <text:p>0.015625</text:p>
              </table:table-cell>
              <table:table-cell office:value-type="float" office:value="0.349">
                <text:p>0.349</text:p>
              </table:table-cell>
              <table:table-cell office:value-type="float" office:value="0.015625">
                <text:p>0.015625</text:p>
              </table:table-cell>
              <table:table-cell office:value-type="float" office:value="0.235">
                <text:p>0.235</text:p>
              </table:table-cell>
              <table:table-cell office:value-type="float" office:value="0.015625">
                <text:p>0.015625</text:p>
              </table:table-cell>
              <table:table-cell office:value-type="float" office:value="0.455">
                <text:p>0.455</text:p>
              </table:table-cell>
              <table:table-cell office:value-type="float" office:value="0.015625">
                <text:p>0.015625</text:p>
              </table:table-cell>
              <table:table-cell office:value-type="float" office:value="0.258">
                <text:p>0.258</text:p>
              </table:table-cell>
              <table:table-cell office:value-type="float" office:value="0.015625">
                <text:p>0.015625</text:p>
              </table:table-cell>
              <table:table-cell office:value-type="float" office:value="0.427">
                <text:p>0.427</text:p>
              </table:table-cell>
              <table:table-cell office:value-type="float" office:value="0.015625">
                <text:p>0.01562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45">
                <text:p>0.24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59">
                <text:p>0.25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89">
                <text:p>0.18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58">
                <text:p>0.358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22">
                <text:p>0.222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93">
                <text:p>0.39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641">
                <text:p>0.64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5.739cm" svg:y="0.312cm" chart:style-name="ch2">
          <text:p>HSQL HTMID - range 128</text:p>
        </chart:title>
        <chart:legend chart:legend-position="end" svg:x="13.528cm" svg:y="2.607cm" style:legend-expansion="high" chart:style-name="ch3"/>
        <chart:plot-area chart:style-name="ch4" table:cell-range-address="'enteucha-info'.F7:'enteucha-info'.F10 'enteucha-info'.J4:'enteucha-info'.J10 'enteucha-info'.H7:'enteucha-info'.H10 'enteucha-info'.H14:'enteucha-info'.H17 'enteucha-info'.H21:'enteucha-info'.H24 'enteucha-info'.H28:'enteucha-info'.H31 'enteucha-info'.H35:'enteucha-info'.H38 'enteucha-info'.H42:'enteucha-info'.H45 'enteucha-info'.H49:'enteucha-info'.H52" chart:data-source-has-labels="row" svg:x="1.346cm" svg:y="1.267cm" svg:width="11.847cm" svg:height="6.377cm">
          <chartooo:coordinate-region svg:x="2.258cm" svg:y="1.466cm" svg:width="10.603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7:'enteucha-info'.H10" chart:label-cell-address="'enteucha-info'.J4:'enteucha-info'.J4" chart:class="chart:scatter">
            <chart:domain table:cell-range-address="'enteucha-info'.F7:'enteucha-info'.F10"/>
            <chart:data-point chart:repeated="4"/>
          </chart:series>
          <chart:series chart:style-name="ch10" chart:values-cell-range-address="'enteucha-info'.H14:'enteucha-info'.H17" chart:label-cell-address="'enteucha-info'.J5:'enteucha-info'.J5" chart:class="chart:scatter">
            <chart:domain table:cell-range-address="'enteucha-info'.F14:'enteucha-info'.F17"/>
            <chart:data-point chart:repeated="4"/>
          </chart:series>
          <chart:series chart:style-name="ch11" chart:values-cell-range-address="'enteucha-info'.H21:'enteucha-info'.H24" chart:label-cell-address="'enteucha-info'.J6:'enteucha-info'.J6" chart:class="chart:scatter">
            <chart:domain table:cell-range-address="'enteucha-info'.F21:'enteucha-info'.F24"/>
            <chart:data-point chart:repeated="4"/>
          </chart:series>
          <chart:series chart:style-name="ch12" chart:values-cell-range-address="'enteucha-info'.H28:'enteucha-info'.H31" chart:label-cell-address="'enteucha-info'.J7:'enteucha-info'.J7" chart:class="chart:scatter">
            <chart:domain table:cell-range-address="'enteucha-info'.F28:'enteucha-info'.F31"/>
            <chart:data-point chart:repeated="4"/>
          </chart:series>
          <chart:series chart:style-name="ch13" chart:values-cell-range-address="'enteucha-info'.H35:'enteucha-info'.H38" chart:label-cell-address="'enteucha-info'.J8:'enteucha-info'.J8" chart:class="chart:scatter">
            <chart:domain table:cell-range-address="'enteucha-info'.F35:'enteucha-info'.F38"/>
            <chart:data-point chart:repeated="4"/>
          </chart:series>
          <chart:series chart:style-name="ch14" chart:values-cell-range-address="'enteucha-info'.H42:'enteucha-info'.H45" chart:label-cell-address="'enteucha-info'.J9:'enteucha-info'.J9" chart:class="chart:scatter">
            <chart:domain table:cell-range-address="'enteucha-info'.F42:'enteucha-info'.F45"/>
            <chart:data-point chart:repeated="4"/>
          </chart:series>
          <chart:series chart:style-name="ch15" chart:values-cell-range-address="'enteucha-info'.H49:'enteucha-info'.H52" chart:label-cell-address="'enteucha-info'.J10:'enteucha-info'.J10" chart:class="chart:scatter">
            <chart:domain table:cell-range-address="'enteucha-info'.F49:'enteucha-info'.F52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4:'enteucha-info'.J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5:'enteucha-info'.J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6:'enteucha-info'.J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7:'enteucha-info'.J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8:'enteucha-info'.J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9:'enteucha-info'.J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10:'enteucha-info'.J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7:'enteucha-info'.F10</svg:desc>
                </draw:g>
              </table:table-cell>
              <table:table-cell office:value-type="float" office:value="0.384">
                <text:p>0.384</text:p>
                <draw:g>
                  <svg:desc>'enteucha-info'.H7:'enteucha-info'.H10</svg:desc>
                </draw:g>
              </table:table-cell>
              <table:table-cell office:value-type="float" office:value="0.0625">
                <text:p>0.0625</text:p>
                <draw:g>
                  <svg:desc>'enteucha-info'.F14:'enteucha-info'.F17</svg:desc>
                </draw:g>
              </table:table-cell>
              <table:table-cell office:value-type="float" office:value="0.267">
                <text:p>0.267</text:p>
                <draw:g>
                  <svg:desc>'enteucha-info'.H14:'enteucha-info'.H17</svg:desc>
                </draw:g>
              </table:table-cell>
              <table:table-cell office:value-type="float" office:value="0.0625">
                <text:p>0.0625</text:p>
                <draw:g>
                  <svg:desc>'enteucha-info'.F21:'enteucha-info'.F24</svg:desc>
                </draw:g>
              </table:table-cell>
              <table:table-cell office:value-type="float" office:value="0.26">
                <text:p>0.26</text:p>
                <draw:g>
                  <svg:desc>'enteucha-info'.H21:'enteucha-info'.H24</svg:desc>
                </draw:g>
              </table:table-cell>
              <table:table-cell office:value-type="float" office:value="0.0625">
                <text:p>0.0625</text:p>
                <draw:g>
                  <svg:desc>'enteucha-info'.F28:'enteucha-info'.F31</svg:desc>
                </draw:g>
              </table:table-cell>
              <table:table-cell office:value-type="float" office:value="0.26">
                <text:p>0.26</text:p>
                <draw:g>
                  <svg:desc>'enteucha-info'.H28:'enteucha-info'.H31</svg:desc>
                </draw:g>
              </table:table-cell>
              <table:table-cell office:value-type="float" office:value="0.0625">
                <text:p>0.0625</text:p>
                <draw:g>
                  <svg:desc>'enteucha-info'.F35:'enteucha-info'.F38</svg:desc>
                </draw:g>
              </table:table-cell>
              <table:table-cell office:value-type="float" office:value="0.25">
                <text:p>0.25</text:p>
                <draw:g>
                  <svg:desc>'enteucha-info'.H35:'enteucha-info'.H38</svg:desc>
                </draw:g>
              </table:table-cell>
              <table:table-cell office:value-type="float" office:value="0.0625">
                <text:p>0.0625</text:p>
                <draw:g>
                  <svg:desc>'enteucha-info'.F42:'enteucha-info'.F45</svg:desc>
                </draw:g>
              </table:table-cell>
              <table:table-cell office:value-type="float" office:value="0.148">
                <text:p>0.148</text:p>
                <draw:g>
                  <svg:desc>'enteucha-info'.H42:'enteucha-info'.H45</svg:desc>
                </draw:g>
              </table:table-cell>
              <table:table-cell office:value-type="float" office:value="0.0625">
                <text:p>0.0625</text:p>
                <draw:g>
                  <svg:desc>'enteucha-info'.F49:'enteucha-info'.F52</svg:desc>
                </draw:g>
              </table:table-cell>
              <table:table-cell office:value-type="float" office:value="0.148">
                <text:p>0.148</text:p>
                <draw:g>
                  <svg:desc>'enteucha-info'.H49:'enteucha-info'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0.266">
                <text:p>0.266</text:p>
              </table:table-cell>
              <table:table-cell office:value-type="float" office:value="0.03125">
                <text:p>0.03125</text:p>
              </table:table-cell>
              <table:table-cell office:value-type="float" office:value="0.175">
                <text:p>0.175</text:p>
              </table:table-cell>
              <table:table-cell office:value-type="float" office:value="0.03125">
                <text:p>0.03125</text:p>
              </table:table-cell>
              <table:table-cell office:value-type="float" office:value="0.163">
                <text:p>0.163</text:p>
              </table:table-cell>
              <table:table-cell office:value-type="float" office:value="0.03125">
                <text:p>0.03125</text:p>
              </table:table-cell>
              <table:table-cell office:value-type="float" office:value="0.159">
                <text:p>0.159</text:p>
              </table:table-cell>
              <table:table-cell office:value-type="float" office:value="0.03125">
                <text:p>0.03125</text:p>
              </table:table-cell>
              <table:table-cell office:value-type="float" office:value="0.146">
                <text:p>0.146</text:p>
              </table:table-cell>
              <table:table-cell office:value-type="float" office:value="0.03125">
                <text:p>0.03125</text:p>
              </table:table-cell>
              <table:table-cell office:value-type="float" office:value="0.161">
                <text:p>0.161</text:p>
              </table:table-cell>
              <table:table-cell office:value-type="float" office:value="0.03125">
                <text:p>0.03125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0.187">
                <text:p>0.187</text:p>
              </table:table-cell>
              <table:table-cell office:value-type="float" office:value="0.015625">
                <text:p>0.015625</text:p>
              </table:table-cell>
              <table:table-cell office:value-type="float" office:value="0.132">
                <text:p>0.132</text:p>
              </table:table-cell>
              <table:table-cell office:value-type="float" office:value="0.015625">
                <text:p>0.015625</text:p>
              </table:table-cell>
              <table:table-cell office:value-type="float" office:value="0.118">
                <text:p>0.118</text:p>
              </table:table-cell>
              <table:table-cell office:value-type="float" office:value="0.015625">
                <text:p>0.015625</text:p>
              </table:table-cell>
              <table:table-cell office:value-type="float" office:value="0.278">
                <text:p>0.278</text:p>
              </table:table-cell>
              <table:table-cell office:value-type="float" office:value="0.015625">
                <text:p>0.015625</text:p>
              </table:table-cell>
              <table:table-cell office:value-type="float" office:value="0.1">
                <text:p>0.1</text:p>
              </table:table-cell>
              <table:table-cell office:value-type="float" office:value="0.015625">
                <text:p>0.015625</text:p>
              </table:table-cell>
              <table:table-cell office:value-type="float" office:value="0.073">
                <text:p>0.073</text:p>
              </table:table-cell>
              <table:table-cell office:value-type="float" office:value="0.015625">
                <text:p>0.015625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51">
                <text:p>0.15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15">
                <text:p>0.11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05">
                <text:p>0.10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21">
                <text:p>0.12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93">
                <text:p>0.09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9">
                <text:p>0.05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3">
                <text:p>0.05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5.858cm" svg:y="0.312cm" chart:style-name="ch2">
          <text:p>HSQL HTMID - range 64</text:p>
        </chart:title>
        <chart:legend chart:legend-position="end" svg:x="13.528cm" svg:y="2.607cm" style:legend-expansion="high" chart:style-name="ch3"/>
        <chart:plot-area chart:style-name="ch4" table:cell-range-address="'enteucha-info'.F60:'enteucha-info'.F63 'enteucha-info'.J57:'enteucha-info'.J63 'enteucha-info'.H60:'enteucha-info'.H63 'enteucha-info'.H67:'enteucha-info'.H70 'enteucha-info'.H74:'enteucha-info'.H77 'enteucha-info'.H81:'enteucha-info'.H84 'enteucha-info'.H88:'enteucha-info'.H91 'enteucha-info'.H95:'enteucha-info'.H98 'enteucha-info'.H102:'enteucha-info'.H105" chart:data-source-has-labels="row" svg:x="1.346cm" svg:y="1.267cm" svg:width="11.847cm" svg:height="6.377cm">
          <chartooo:coordinate-region svg:x="2.258cm" svg:y="1.466cm" svg:width="10.603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60:'enteucha-info'.H63" chart:label-cell-address="'enteucha-info'.J57:'enteucha-info'.J57" chart:class="chart:scatter">
            <chart:domain table:cell-range-address="'enteucha-info'.F60:'enteucha-info'.F63"/>
            <chart:data-point chart:repeated="4"/>
          </chart:series>
          <chart:series chart:style-name="ch10" chart:values-cell-range-address="'enteucha-info'.H67:'enteucha-info'.H70" chart:label-cell-address="'enteucha-info'.J58:'enteucha-info'.J58" chart:class="chart:scatter">
            <chart:domain table:cell-range-address="'enteucha-info'.F67:'enteucha-info'.F70"/>
            <chart:data-point chart:repeated="4"/>
          </chart:series>
          <chart:series chart:style-name="ch11" chart:values-cell-range-address="'enteucha-info'.H74:'enteucha-info'.H77" chart:label-cell-address="'enteucha-info'.J59:'enteucha-info'.J59" chart:class="chart:scatter">
            <chart:domain table:cell-range-address="'enteucha-info'.F74:'enteucha-info'.F77"/>
            <chart:data-point chart:repeated="4"/>
          </chart:series>
          <chart:series chart:style-name="ch12" chart:values-cell-range-address="'enteucha-info'.H81:'enteucha-info'.H84" chart:label-cell-address="'enteucha-info'.J60:'enteucha-info'.J60" chart:class="chart:scatter">
            <chart:domain table:cell-range-address="'enteucha-info'.F81:'enteucha-info'.F84"/>
            <chart:data-point chart:repeated="4"/>
          </chart:series>
          <chart:series chart:style-name="ch13" chart:values-cell-range-address="'enteucha-info'.H88:'enteucha-info'.H91" chart:label-cell-address="'enteucha-info'.J61:'enteucha-info'.J61" chart:class="chart:scatter">
            <chart:domain table:cell-range-address="'enteucha-info'.F88:'enteucha-info'.F91"/>
            <chart:data-point chart:repeated="4"/>
          </chart:series>
          <chart:series chart:style-name="ch14" chart:values-cell-range-address="'enteucha-info'.H95:'enteucha-info'.H98" chart:label-cell-address="'enteucha-info'.J62:'enteucha-info'.J62" chart:class="chart:scatter">
            <chart:domain table:cell-range-address="'enteucha-info'.F95:'enteucha-info'.F98"/>
            <chart:data-point chart:repeated="4"/>
          </chart:series>
          <chart:series chart:style-name="ch15" chart:values-cell-range-address="'enteucha-info'.H102:'enteucha-info'.H105" chart:label-cell-address="'enteucha-info'.J63:'enteucha-info'.J63" chart:class="chart:scatter">
            <chart:domain table:cell-range-address="'enteucha-info'.F102:'enteucha-info'.F105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57:'enteucha-info'.J5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58:'enteucha-info'.J5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59:'enteucha-info'.J5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60:'enteucha-info'.J6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61:'enteucha-info'.J6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62:'enteucha-info'.J6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63:'enteucha-info'.J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60:'enteucha-info'.F63</svg:desc>
                </draw:g>
              </table:table-cell>
              <table:table-cell office:value-type="float" office:value="0.318">
                <text:p>0.318</text:p>
                <draw:g>
                  <svg:desc>'enteucha-info'.H60:'enteucha-info'.H63</svg:desc>
                </draw:g>
              </table:table-cell>
              <table:table-cell office:value-type="float" office:value="0.0625">
                <text:p>0.0625</text:p>
                <draw:g>
                  <svg:desc>'enteucha-info'.F67:'enteucha-info'.F70</svg:desc>
                </draw:g>
              </table:table-cell>
              <table:table-cell office:value-type="float" office:value="0.182">
                <text:p>0.182</text:p>
                <draw:g>
                  <svg:desc>'enteucha-info'.H67:'enteucha-info'.H70</svg:desc>
                </draw:g>
              </table:table-cell>
              <table:table-cell office:value-type="float" office:value="0.0625">
                <text:p>0.0625</text:p>
                <draw:g>
                  <svg:desc>'enteucha-info'.F74:'enteucha-info'.F77</svg:desc>
                </draw:g>
              </table:table-cell>
              <table:table-cell office:value-type="float" office:value="0.162">
                <text:p>0.162</text:p>
                <draw:g>
                  <svg:desc>'enteucha-info'.H74:'enteucha-info'.H77</svg:desc>
                </draw:g>
              </table:table-cell>
              <table:table-cell office:value-type="float" office:value="0.0625">
                <text:p>0.0625</text:p>
                <draw:g>
                  <svg:desc>'enteucha-info'.F81:'enteucha-info'.F84</svg:desc>
                </draw:g>
              </table:table-cell>
              <table:table-cell office:value-type="float" office:value="0.248">
                <text:p>0.248</text:p>
                <draw:g>
                  <svg:desc>'enteucha-info'.H81:'enteucha-info'.H84</svg:desc>
                </draw:g>
              </table:table-cell>
              <table:table-cell office:value-type="float" office:value="0.0625">
                <text:p>0.0625</text:p>
                <draw:g>
                  <svg:desc>'enteucha-info'.F88:'enteucha-info'.F91</svg:desc>
                </draw:g>
              </table:table-cell>
              <table:table-cell office:value-type="float" office:value="0.181">
                <text:p>0.181</text:p>
                <draw:g>
                  <svg:desc>'enteucha-info'.H88:'enteucha-info'.H91</svg:desc>
                </draw:g>
              </table:table-cell>
              <table:table-cell office:value-type="float" office:value="0.0625">
                <text:p>0.0625</text:p>
                <draw:g>
                  <svg:desc>'enteucha-info'.F95:'enteucha-info'.F98</svg:desc>
                </draw:g>
              </table:table-cell>
              <table:table-cell office:value-type="float" office:value="0.322">
                <text:p>0.322</text:p>
                <draw:g>
                  <svg:desc>'enteucha-info'.H95:'enteucha-info'.H98</svg:desc>
                </draw:g>
              </table:table-cell>
              <table:table-cell office:value-type="float" office:value="0.0625">
                <text:p>0.0625</text:p>
                <draw:g>
                  <svg:desc>'enteucha-info'.F102:'enteucha-info'.F105</svg:desc>
                </draw:g>
              </table:table-cell>
              <table:table-cell office:value-type="float" office:value="0.177">
                <text:p>0.177</text:p>
                <draw:g>
                  <svg:desc>'enteucha-info'.H102:'enteucha-info'.H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0.094">
                <text:p>0.094</text:p>
              </table:table-cell>
              <table:table-cell office:value-type="float" office:value="0.03125">
                <text:p>0.03125</text:p>
              </table:table-cell>
              <table:table-cell office:value-type="float" office:value="0.096">
                <text:p>0.096</text:p>
              </table:table-cell>
              <table:table-cell office:value-type="float" office:value="0.03125">
                <text:p>0.03125</text:p>
              </table:table-cell>
              <table:table-cell office:value-type="float" office:value="0.084">
                <text:p>0.084</text:p>
              </table:table-cell>
              <table:table-cell office:value-type="float" office:value="0.03125">
                <text:p>0.03125</text:p>
              </table:table-cell>
              <table:table-cell office:value-type="float" office:value="0.128">
                <text:p>0.128</text:p>
              </table:table-cell>
              <table:table-cell office:value-type="float" office:value="0.03125">
                <text:p>0.03125</text:p>
              </table:table-cell>
              <table:table-cell office:value-type="float" office:value="0.099">
                <text:p>0.099</text:p>
              </table:table-cell>
              <table:table-cell office:value-type="float" office:value="0.03125">
                <text:p>0.03125</text:p>
              </table:table-cell>
              <table:table-cell office:value-type="float" office:value="0.217">
                <text:p>0.217</text:p>
              </table:table-cell>
              <table:table-cell office:value-type="float" office:value="0.03125">
                <text:p>0.0312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0.061">
                <text:p>0.061</text:p>
              </table:table-cell>
              <table:table-cell office:value-type="float" office:value="0.015625">
                <text:p>0.015625</text:p>
              </table:table-cell>
              <table:table-cell office:value-type="float" office:value="0.061">
                <text:p>0.061</text:p>
              </table:table-cell>
              <table:table-cell office:value-type="float" office:value="0.015625">
                <text:p>0.015625</text:p>
              </table:table-cell>
              <table:table-cell office:value-type="float" office:value="0.052">
                <text:p>0.052</text:p>
              </table:table-cell>
              <table:table-cell office:value-type="float" office:value="0.015625">
                <text:p>0.015625</text:p>
              </table:table-cell>
              <table:table-cell office:value-type="float" office:value="0.093">
                <text:p>0.093</text:p>
              </table:table-cell>
              <table:table-cell office:value-type="float" office:value="0.015625">
                <text:p>0.015625</text:p>
              </table:table-cell>
              <table:table-cell office:value-type="float" office:value="0.061">
                <text:p>0.061</text:p>
              </table:table-cell>
              <table:table-cell office:value-type="float" office:value="0.015625">
                <text:p>0.015625</text:p>
              </table:table-cell>
              <table:table-cell office:value-type="float" office:value="0.08">
                <text:p>0.08</text:p>
              </table:table-cell>
              <table:table-cell office:value-type="float" office:value="0.015625">
                <text:p>0.01562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3">
                <text:p>0.05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4">
                <text:p>0.05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44">
                <text:p>0.04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73">
                <text:p>0.07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2">
                <text:p>0.052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5">
                <text:p>0.05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49">
                <text:p>0.04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5.858cm" svg:y="0.312cm" chart:style-name="ch2">
          <text:p>HSQL HTMID - range 32</text:p>
        </chart:title>
        <chart:legend chart:legend-position="end" svg:x="13.528cm" svg:y="2.607cm" style:legend-expansion="high" chart:style-name="ch3"/>
        <chart:plot-area chart:style-name="ch4" table:cell-range-address="'enteucha-info'.F113:'enteucha-info'.F116 'enteucha-info'.J111:'enteucha-info'.J116 'enteucha-info'.H113:'enteucha-info'.H116 'enteucha-info'.H120:'enteucha-info'.H123 'enteucha-info'.H127:'enteucha-info'.H130 'enteucha-info'.H134:'enteucha-info'.H137 'enteucha-info'.H141:'enteucha-info'.H144 'enteucha-info'.H148:'enteucha-info'.H151 'enteucha-info'.H155:'enteucha-info'.H158" chart:data-source-has-labels="row" svg:x="1.346cm" svg:y="1.267cm" svg:width="11.847cm" svg:height="6.377cm">
          <chartooo:coordinate-region svg:x="2.258cm" svg:y="1.467cm" svg:width="10.603cm" svg:height="5.53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113:'enteucha-info'.H116" chart:label-cell-address="'enteucha-info'.J111:'enteucha-info'.J111" chart:class="chart:scatter">
            <chart:domain table:cell-range-address="'enteucha-info'.F113:'enteucha-info'.F116"/>
            <chart:data-point chart:repeated="4"/>
          </chart:series>
          <chart:series chart:style-name="ch10" chart:values-cell-range-address="'enteucha-info'.H120:'enteucha-info'.H123" chart:label-cell-address="'enteucha-info'.J112:'enteucha-info'.J112" chart:class="chart:scatter">
            <chart:domain table:cell-range-address="'enteucha-info'.F120:'enteucha-info'.F123"/>
            <chart:data-point chart:repeated="4"/>
          </chart:series>
          <chart:series chart:style-name="ch11" chart:values-cell-range-address="'enteucha-info'.H127:'enteucha-info'.H130" chart:label-cell-address="'enteucha-info'.J113:'enteucha-info'.J113" chart:class="chart:scatter">
            <chart:domain table:cell-range-address="'enteucha-info'.F127:'enteucha-info'.F130"/>
            <chart:data-point chart:repeated="4"/>
          </chart:series>
          <chart:series chart:style-name="ch12" chart:values-cell-range-address="'enteucha-info'.H134:'enteucha-info'.H137" chart:label-cell-address="'enteucha-info'.J114:'enteucha-info'.J114" chart:class="chart:scatter">
            <chart:domain table:cell-range-address="'enteucha-info'.F134:'enteucha-info'.F137"/>
            <chart:data-point chart:repeated="4"/>
          </chart:series>
          <chart:series chart:style-name="ch13" chart:values-cell-range-address="'enteucha-info'.H141:'enteucha-info'.H144" chart:label-cell-address="'enteucha-info'.J115:'enteucha-info'.J115" chart:class="chart:scatter">
            <chart:domain table:cell-range-address="'enteucha-info'.F141:'enteucha-info'.F144"/>
            <chart:data-point chart:repeated="4"/>
          </chart:series>
          <chart:series chart:style-name="ch14" chart:values-cell-range-address="'enteucha-info'.H148:'enteucha-info'.H151" chart:label-cell-address="'enteucha-info'.J116:'enteucha-info'.J116" chart:class="chart:scatter">
            <chart:domain table:cell-range-address="'enteucha-info'.F148:'enteucha-info'.F151"/>
            <chart:data-point chart:repeated="4"/>
          </chart:series>
          <chart:series chart:style-name="ch15" chart:values-cell-range-address="'enteucha-info'.H155:'enteucha-info'.H158" chart:label-cell-address="'enteucha-info'.J116:'enteucha-info'.J116" chart:class="chart:scatter">
            <chart:domain table:cell-range-address="'enteucha-info'.F155:'enteucha-info'.F158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111:'enteucha-info'.J11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112:'enteucha-info'.J11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113:'enteucha-info'.J11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114:'enteucha-info'.J11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115:'enteucha-info'.J11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116:'enteucha-info'.J11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116:'enteucha-info'.J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113:'enteucha-info'.F116</svg:desc>
                </draw:g>
              </table:table-cell>
              <table:table-cell office:value-type="float" office:value="0.27">
                <text:p>0.27</text:p>
                <draw:g>
                  <svg:desc>'enteucha-info'.H113:'enteucha-info'.H116</svg:desc>
                </draw:g>
              </table:table-cell>
              <table:table-cell office:value-type="float" office:value="0.0625">
                <text:p>0.0625</text:p>
                <draw:g>
                  <svg:desc>'enteucha-info'.F120:'enteucha-info'.F123</svg:desc>
                </draw:g>
              </table:table-cell>
              <table:table-cell office:value-type="float" office:value="0.274">
                <text:p>0.274</text:p>
                <draw:g>
                  <svg:desc>'enteucha-info'.H120:'enteucha-info'.H123</svg:desc>
                </draw:g>
              </table:table-cell>
              <table:table-cell office:value-type="float" office:value="0.0625">
                <text:p>0.0625</text:p>
                <draw:g>
                  <svg:desc>'enteucha-info'.F127:'enteucha-info'.F130</svg:desc>
                </draw:g>
              </table:table-cell>
              <table:table-cell office:value-type="float" office:value="0.264">
                <text:p>0.264</text:p>
                <draw:g>
                  <svg:desc>'enteucha-info'.H127:'enteucha-info'.H130</svg:desc>
                </draw:g>
              </table:table-cell>
              <table:table-cell office:value-type="float" office:value="0.0625">
                <text:p>0.0625</text:p>
                <draw:g>
                  <svg:desc>'enteucha-info'.F134:'enteucha-info'.F137</svg:desc>
                </draw:g>
              </table:table-cell>
              <table:table-cell office:value-type="float" office:value="0.251">
                <text:p>0.251</text:p>
                <draw:g>
                  <svg:desc>'enteucha-info'.H134:'enteucha-info'.H137</svg:desc>
                </draw:g>
              </table:table-cell>
              <table:table-cell office:value-type="float" office:value="0.0625">
                <text:p>0.0625</text:p>
                <draw:g>
                  <svg:desc>'enteucha-info'.F141:'enteucha-info'.F144</svg:desc>
                </draw:g>
              </table:table-cell>
              <table:table-cell office:value-type="float" office:value="0.275">
                <text:p>0.275</text:p>
                <draw:g>
                  <svg:desc>'enteucha-info'.H141:'enteucha-info'.H144</svg:desc>
                </draw:g>
              </table:table-cell>
              <table:table-cell office:value-type="float" office:value="0.0625">
                <text:p>0.0625</text:p>
                <draw:g>
                  <svg:desc>'enteucha-info'.F148:'enteucha-info'.F151</svg:desc>
                </draw:g>
              </table:table-cell>
              <table:table-cell office:value-type="float" office:value="0.236">
                <text:p>0.236</text:p>
                <draw:g>
                  <svg:desc>'enteucha-info'.H148:'enteucha-info'.H151</svg:desc>
                </draw:g>
              </table:table-cell>
              <table:table-cell office:value-type="float" office:value="0.0625">
                <text:p>0.0625</text:p>
                <draw:g>
                  <svg:desc>'enteucha-info'.F155:'enteucha-info'.F158</svg:desc>
                </draw:g>
              </table:table-cell>
              <table:table-cell office:value-type="float" office:value="0.27">
                <text:p>0.27</text:p>
                <draw:g>
                  <svg:desc>'enteucha-info'.H155:'enteucha-info'.H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0.129">
                <text:p>0.129</text:p>
              </table:table-cell>
              <table:table-cell office:value-type="float" office:value="0.03125">
                <text:p>0.03125</text:p>
              </table:table-cell>
              <table:table-cell office:value-type="float" office:value="0.134">
                <text:p>0.134</text:p>
              </table:table-cell>
              <table:table-cell office:value-type="float" office:value="0.03125">
                <text:p>0.03125</text:p>
              </table:table-cell>
              <table:table-cell office:value-type="float" office:value="0.126">
                <text:p>0.126</text:p>
              </table:table-cell>
              <table:table-cell office:value-type="float" office:value="0.03125">
                <text:p>0.03125</text:p>
              </table:table-cell>
              <table:table-cell office:value-type="float" office:value="0.125">
                <text:p>0.125</text:p>
              </table:table-cell>
              <table:table-cell office:value-type="float" office:value="0.03125">
                <text:p>0.03125</text:p>
              </table:table-cell>
              <table:table-cell office:value-type="float" office:value="0.131">
                <text:p>0.131</text:p>
              </table:table-cell>
              <table:table-cell office:value-type="float" office:value="0.03125">
                <text:p>0.03125</text:p>
              </table:table-cell>
              <table:table-cell office:value-type="float" office:value="0.114">
                <text:p>0.114</text:p>
              </table:table-cell>
              <table:table-cell office:value-type="float" office:value="0.03125">
                <text:p>0.03125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0.07">
                <text:p>0.07</text:p>
              </table:table-cell>
              <table:table-cell office:value-type="float" office:value="0.015625">
                <text:p>0.015625</text:p>
              </table:table-cell>
              <table:table-cell office:value-type="float" office:value="0.069">
                <text:p>0.069</text:p>
              </table:table-cell>
              <table:table-cell office:value-type="float" office:value="0.015625">
                <text:p>0.015625</text:p>
              </table:table-cell>
              <table:table-cell office:value-type="float" office:value="0.064">
                <text:p>0.064</text:p>
              </table:table-cell>
              <table:table-cell office:value-type="float" office:value="0.015625">
                <text:p>0.015625</text:p>
              </table:table-cell>
              <table:table-cell office:value-type="float" office:value="0.064">
                <text:p>0.064</text:p>
              </table:table-cell>
              <table:table-cell office:value-type="float" office:value="0.015625">
                <text:p>0.015625</text:p>
              </table:table-cell>
              <table:table-cell office:value-type="float" office:value="0.071">
                <text:p>0.071</text:p>
              </table:table-cell>
              <table:table-cell office:value-type="float" office:value="0.015625">
                <text:p>0.015625</text:p>
              </table:table-cell>
              <table:table-cell office:value-type="float" office:value="0.061">
                <text:p>0.061</text:p>
              </table:table-cell>
              <table:table-cell office:value-type="float" office:value="0.015625">
                <text:p>0.015625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3">
                <text:p>0.05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7">
                <text:p>0.05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53">
                <text:p>0.15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49">
                <text:p>0.04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7">
                <text:p>0.05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48">
                <text:p>0.048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2">
                <text:p>0.05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138cm" svg:y="0.312cm" chart:style-name="ch2">
          <text:p>HSQL zone - range 128, separate indexes</text:p>
        </chart:title>
        <chart:legend chart:legend-position="end" svg:x="13.528cm" svg:y="2.607cm" style:legend-expansion="high" chart:style-name="ch3"/>
        <chart:plot-area chart:style-name="ch4" table:cell-range-address="'enteucha-info'.F166:'enteucha-info'.F169 'enteucha-info'.J163:'enteucha-info'.J169 'enteucha-info'.H166:'enteucha-info'.H169 'enteucha-info'.H173:'enteucha-info'.H176 'enteucha-info'.H180:'enteucha-info'.H183 'enteucha-info'.H187:'enteucha-info'.H190 'enteucha-info'.H194:'enteucha-info'.H197 'enteucha-info'.H201:'enteucha-info'.H204 'enteucha-info'.H208:'enteucha-info'.H211" chart:data-source-has-labels="row" svg:x="1.346cm" svg:y="1.267cm" svg:width="11.847cm" svg:height="6.377cm">
          <chartooo:coordinate-region svg:x="1.967cm" svg:y="1.466cm" svg:width="10.894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166:'enteucha-info'.H169" chart:label-cell-address="'enteucha-info'.J163:'enteucha-info'.J163" chart:class="chart:scatter">
            <chart:domain table:cell-range-address="'enteucha-info'.F166:'enteucha-info'.F169"/>
            <chart:data-point chart:repeated="4"/>
          </chart:series>
          <chart:series chart:style-name="ch10" chart:values-cell-range-address="'enteucha-info'.H173:'enteucha-info'.H176" chart:label-cell-address="'enteucha-info'.J164:'enteucha-info'.J164" chart:class="chart:scatter">
            <chart:domain table:cell-range-address="'enteucha-info'.F173:'enteucha-info'.F176"/>
            <chart:data-point chart:repeated="4"/>
          </chart:series>
          <chart:series chart:style-name="ch11" chart:values-cell-range-address="'enteucha-info'.H180:'enteucha-info'.H183" chart:label-cell-address="'enteucha-info'.J165:'enteucha-info'.J165" chart:class="chart:scatter">
            <chart:domain table:cell-range-address="'enteucha-info'.F180:'enteucha-info'.F183"/>
            <chart:data-point chart:repeated="4"/>
          </chart:series>
          <chart:series chart:style-name="ch12" chart:values-cell-range-address="'enteucha-info'.H187:'enteucha-info'.H190" chart:label-cell-address="'enteucha-info'.J166:'enteucha-info'.J166" chart:class="chart:scatter">
            <chart:domain table:cell-range-address="'enteucha-info'.F187:'enteucha-info'.F190"/>
            <chart:data-point chart:repeated="4"/>
          </chart:series>
          <chart:series chart:style-name="ch13" chart:values-cell-range-address="'enteucha-info'.H194:'enteucha-info'.H197" chart:label-cell-address="'enteucha-info'.J167:'enteucha-info'.J167" chart:class="chart:scatter">
            <chart:domain table:cell-range-address="'enteucha-info'.F194:'enteucha-info'.F197"/>
            <chart:data-point chart:repeated="4"/>
          </chart:series>
          <chart:series chart:style-name="ch14" chart:values-cell-range-address="'enteucha-info'.H201:'enteucha-info'.H204" chart:label-cell-address="'enteucha-info'.J168:'enteucha-info'.J168" chart:class="chart:scatter">
            <chart:domain table:cell-range-address="'enteucha-info'.F201:'enteucha-info'.F204"/>
            <chart:data-point chart:repeated="4"/>
          </chart:series>
          <chart:series chart:style-name="ch15" chart:values-cell-range-address="'enteucha-info'.H208:'enteucha-info'.H211" chart:label-cell-address="'enteucha-info'.J169:'enteucha-info'.J169" chart:class="chart:scatter">
            <chart:domain table:cell-range-address="'enteucha-info'.F208:'enteucha-info'.F211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163:'enteucha-info'.J16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164:'enteucha-info'.J16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165:'enteucha-info'.J16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166:'enteucha-info'.J16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167:'enteucha-info'.J16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168:'enteucha-info'.J16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169:'enteucha-info'.J1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166:'enteucha-info'.F169</svg:desc>
                </draw:g>
              </table:table-cell>
              <table:table-cell office:value-type="float" office:value="21.439">
                <text:p>21.439</text:p>
                <draw:g>
                  <svg:desc>'enteucha-info'.H166:'enteucha-info'.H169</svg:desc>
                </draw:g>
              </table:table-cell>
              <table:table-cell office:value-type="float" office:value="0.0625">
                <text:p>0.0625</text:p>
                <draw:g>
                  <svg:desc>'enteucha-info'.F173:'enteucha-info'.F176</svg:desc>
                </draw:g>
              </table:table-cell>
              <table:table-cell office:value-type="float" office:value="11.284">
                <text:p>11.284</text:p>
                <draw:g>
                  <svg:desc>'enteucha-info'.H173:'enteucha-info'.H176</svg:desc>
                </draw:g>
              </table:table-cell>
              <table:table-cell office:value-type="float" office:value="0.0625">
                <text:p>0.0625</text:p>
                <draw:g>
                  <svg:desc>'enteucha-info'.F180:'enteucha-info'.F183</svg:desc>
                </draw:g>
              </table:table-cell>
              <table:table-cell office:value-type="float" office:value="5.226">
                <text:p>5.226</text:p>
                <draw:g>
                  <svg:desc>'enteucha-info'.H180:'enteucha-info'.H183</svg:desc>
                </draw:g>
              </table:table-cell>
              <table:table-cell office:value-type="float" office:value="0.0625">
                <text:p>0.0625</text:p>
                <draw:g>
                  <svg:desc>'enteucha-info'.F187:'enteucha-info'.F190</svg:desc>
                </draw:g>
              </table:table-cell>
              <table:table-cell office:value-type="float" office:value="3.702">
                <text:p>3.702</text:p>
                <draw:g>
                  <svg:desc>'enteucha-info'.H187:'enteucha-info'.H190</svg:desc>
                </draw:g>
              </table:table-cell>
              <table:table-cell office:value-type="float" office:value="0.0625">
                <text:p>0.0625</text:p>
                <draw:g>
                  <svg:desc>'enteucha-info'.F194:'enteucha-info'.F197</svg:desc>
                </draw:g>
              </table:table-cell>
              <table:table-cell office:value-type="float" office:value="1.427">
                <text:p>1.427</text:p>
                <draw:g>
                  <svg:desc>'enteucha-info'.H194:'enteucha-info'.H197</svg:desc>
                </draw:g>
              </table:table-cell>
              <table:table-cell office:value-type="float" office:value="0.0625">
                <text:p>0.0625</text:p>
                <draw:g>
                  <svg:desc>'enteucha-info'.F201:'enteucha-info'.F204</svg:desc>
                </draw:g>
              </table:table-cell>
              <table:table-cell office:value-type="float" office:value="2.228">
                <text:p>2.228</text:p>
                <draw:g>
                  <svg:desc>'enteucha-info'.H201:'enteucha-info'.H204</svg:desc>
                </draw:g>
              </table:table-cell>
              <table:table-cell office:value-type="float" office:value="0.0625">
                <text:p>0.0625</text:p>
                <draw:g>
                  <svg:desc>'enteucha-info'.F208:'enteucha-info'.F211</svg:desc>
                </draw:g>
              </table:table-cell>
              <table:table-cell office:value-type="float" office:value="1.491">
                <text:p>1.491</text:p>
                <draw:g>
                  <svg:desc>'enteucha-info'.H208:'enteucha-info'.H2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21.042">
                <text:p>21.042</text:p>
              </table:table-cell>
              <table:table-cell office:value-type="float" office:value="0.03125">
                <text:p>0.03125</text:p>
              </table:table-cell>
              <table:table-cell office:value-type="float" office:value="11.226">
                <text:p>11.226</text:p>
              </table:table-cell>
              <table:table-cell office:value-type="float" office:value="0.03125">
                <text:p>0.03125</text:p>
              </table:table-cell>
              <table:table-cell office:value-type="float" office:value="5.472">
                <text:p>5.472</text:p>
              </table:table-cell>
              <table:table-cell office:value-type="float" office:value="0.03125">
                <text:p>0.03125</text:p>
              </table:table-cell>
              <table:table-cell office:value-type="float" office:value="2.222">
                <text:p>2.222</text:p>
              </table:table-cell>
              <table:table-cell office:value-type="float" office:value="0.03125">
                <text:p>0.03125</text:p>
              </table:table-cell>
              <table:table-cell office:value-type="float" office:value="1.228">
                <text:p>1.228</text:p>
              </table:table-cell>
              <table:table-cell office:value-type="float" office:value="0.03125">
                <text:p>0.03125</text:p>
              </table:table-cell>
              <table:table-cell office:value-type="float" office:value="1.929">
                <text:p>1.929</text:p>
              </table:table-cell>
              <table:table-cell office:value-type="float" office:value="0.03125">
                <text:p>0.03125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20.502">
                <text:p>20.502</text:p>
              </table:table-cell>
              <table:table-cell office:value-type="float" office:value="0.015625">
                <text:p>0.015625</text:p>
              </table:table-cell>
              <table:table-cell office:value-type="float" office:value="11.235">
                <text:p>11.235</text:p>
              </table:table-cell>
              <table:table-cell office:value-type="float" office:value="0.015625">
                <text:p>0.015625</text:p>
              </table:table-cell>
              <table:table-cell office:value-type="float" office:value="5.607">
                <text:p>5.607</text:p>
              </table:table-cell>
              <table:table-cell office:value-type="float" office:value="0.015625">
                <text:p>0.015625</text:p>
              </table:table-cell>
              <table:table-cell office:value-type="float" office:value="2.216">
                <text:p>2.216</text:p>
              </table:table-cell>
              <table:table-cell office:value-type="float" office:value="0.015625">
                <text:p>0.015625</text:p>
              </table:table-cell>
              <table:table-cell office:value-type="float" office:value="1.142">
                <text:p>1.142</text:p>
              </table:table-cell>
              <table:table-cell office:value-type="float" office:value="0.015625">
                <text:p>0.015625</text:p>
              </table:table-cell>
              <table:table-cell office:value-type="float" office:value="0.84">
                <text:p>0.84</text:p>
              </table:table-cell>
              <table:table-cell office:value-type="float" office:value="0.015625">
                <text:p>0.015625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20.545">
                <text:p>20.545</text:p>
              </table:table-cell>
              <table:table-cell office:value-type="float" office:value="0.0078125">
                <text:p>0.0078125</text:p>
              </table:table-cell>
              <table:table-cell office:value-type="float" office:value="11.225">
                <text:p>11.225</text:p>
              </table:table-cell>
              <table:table-cell office:value-type="float" office:value="0.0078125">
                <text:p>0.0078125</text:p>
              </table:table-cell>
              <table:table-cell office:value-type="float" office:value="5.613">
                <text:p>5.613</text:p>
              </table:table-cell>
              <table:table-cell office:value-type="float" office:value="0.0078125">
                <text:p>0.0078125</text:p>
              </table:table-cell>
              <table:table-cell office:value-type="float" office:value="2.22">
                <text:p>2.22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01">
                <text:p>1.10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497">
                <text:p>0.49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424">
                <text:p>0.42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5.858cm" svg:y="0.312cm" chart:style-name="ch2">
          <text:p>HSQL HTMID - range 64</text:p>
        </chart:title>
        <chart:legend chart:legend-position="end" svg:x="13.528cm" svg:y="2.607cm" style:legend-expansion="high" chart:style-name="ch3"/>
        <chart:plot-area chart:style-name="ch4" table:cell-range-address="'enteucha-info'.F57:'enteucha-info'.F63 'enteucha-info'.J57:'enteucha-info'.J63 'enteucha-info'.H57:'enteucha-info'.H105" chart:data-source-has-labels="row" svg:x="1.346cm" svg:y="1.267cm" svg:width="11.847cm" svg:height="6.377cm">
          <chartooo:coordinate-region svg:x="1.782cm" svg:y="1.466cm" svg:width="11.171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57:'enteucha-info'.H63" chart:label-cell-address="'enteucha-info'.J57:'enteucha-info'.J57" chart:class="chart:scatter">
            <chart:domain table:cell-range-address="'enteucha-info'.F57:'enteucha-info'.F63"/>
            <chart:data-point chart:repeated="7"/>
          </chart:series>
          <chart:series chart:style-name="ch10" chart:values-cell-range-address="'enteucha-info'.H64:'enteucha-info'.H70" chart:label-cell-address="'enteucha-info'.J58:'enteucha-info'.J58" chart:class="chart:scatter">
            <chart:domain table:cell-range-address="'enteucha-info'.F64:'enteucha-info'.F70"/>
            <chart:data-point chart:repeated="7"/>
          </chart:series>
          <chart:series chart:style-name="ch11" chart:values-cell-range-address="'enteucha-info'.H71:'enteucha-info'.H77" chart:label-cell-address="'enteucha-info'.J59:'enteucha-info'.J59" chart:class="chart:scatter">
            <chart:domain table:cell-range-address="'enteucha-info'.F71:'enteucha-info'.F77"/>
            <chart:data-point chart:repeated="7"/>
          </chart:series>
          <chart:series chart:style-name="ch12" chart:values-cell-range-address="'enteucha-info'.H78:'enteucha-info'.H84" chart:label-cell-address="'enteucha-info'.J60:'enteucha-info'.J60" chart:class="chart:scatter">
            <chart:domain table:cell-range-address="'enteucha-info'.F78:'enteucha-info'.F84"/>
            <chart:data-point chart:repeated="7"/>
          </chart:series>
          <chart:series chart:style-name="ch13" chart:values-cell-range-address="'enteucha-info'.H85:'enteucha-info'.H91" chart:label-cell-address="'enteucha-info'.J61:'enteucha-info'.J61" chart:class="chart:scatter">
            <chart:domain table:cell-range-address="'enteucha-info'.F85:'enteucha-info'.F91"/>
            <chart:data-point chart:repeated="7"/>
          </chart:series>
          <chart:series chart:style-name="ch14" chart:values-cell-range-address="'enteucha-info'.H92:'enteucha-info'.H98" chart:label-cell-address="'enteucha-info'.J62:'enteucha-info'.J62" chart:class="chart:scatter">
            <chart:domain table:cell-range-address="'enteucha-info'.F92:'enteucha-info'.F98"/>
            <chart:data-point chart:repeated="7"/>
          </chart:series>
          <chart:series chart:style-name="ch15" chart:values-cell-range-address="'enteucha-info'.H99:'enteucha-info'.H105" chart:label-cell-address="'enteucha-info'.J63:'enteucha-info'.J63" chart:class="chart:scatter">
            <chart:domain table:cell-range-address="'enteucha-info'.F99:'enteucha-info'.F105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57:'enteucha-info'.J5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58:'enteucha-info'.J5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59:'enteucha-info'.J5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60:'enteucha-info'.J6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61:'enteucha-info'.J6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62:'enteucha-info'.J6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63:'enteucha-info'.J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57:'enteucha-info'.F63</svg:desc>
                </draw:g>
              </table:table-cell>
              <table:table-cell office:value-type="float" office:value="4.907">
                <text:p>4.907</text:p>
                <draw:g>
                  <svg:desc>'enteucha-info'.H57:'enteucha-info'.H63</svg:desc>
                </draw:g>
              </table:table-cell>
              <table:table-cell office:value-type="float" office:value="0.5">
                <text:p>0.5</text:p>
                <draw:g>
                  <svg:desc>'enteucha-info'.F64:'enteucha-info'.F70</svg:desc>
                </draw:g>
              </table:table-cell>
              <table:table-cell office:value-type="float" office:value="5.082">
                <text:p>5.082</text:p>
                <draw:g>
                  <svg:desc>'enteucha-info'.H64:'enteucha-info'.H70</svg:desc>
                </draw:g>
              </table:table-cell>
              <table:table-cell office:value-type="float" office:value="0.5">
                <text:p>0.5</text:p>
                <draw:g>
                  <svg:desc>'enteucha-info'.F71:'enteucha-info'.F77</svg:desc>
                </draw:g>
              </table:table-cell>
              <table:table-cell office:value-type="float" office:value="5.011">
                <text:p>5.011</text:p>
                <draw:g>
                  <svg:desc>'enteucha-info'.H71:'enteucha-info'.H77</svg:desc>
                </draw:g>
              </table:table-cell>
              <table:table-cell office:value-type="float" office:value="0.5">
                <text:p>0.5</text:p>
                <draw:g>
                  <svg:desc>'enteucha-info'.F78:'enteucha-info'.F84</svg:desc>
                </draw:g>
              </table:table-cell>
              <table:table-cell office:value-type="float" office:value="5.031">
                <text:p>5.031</text:p>
                <draw:g>
                  <svg:desc>'enteucha-info'.H78:'enteucha-info'.H84</svg:desc>
                </draw:g>
              </table:table-cell>
              <table:table-cell office:value-type="float" office:value="0.5">
                <text:p>0.5</text:p>
                <draw:g>
                  <svg:desc>'enteucha-info'.F85:'enteucha-info'.F91</svg:desc>
                </draw:g>
              </table:table-cell>
              <table:table-cell office:value-type="float" office:value="5.028">
                <text:p>5.028</text:p>
                <draw:g>
                  <svg:desc>'enteucha-info'.H85:'enteucha-info'.H91</svg:desc>
                </draw:g>
              </table:table-cell>
              <table:table-cell office:value-type="float" office:value="0.5">
                <text:p>0.5</text:p>
                <draw:g>
                  <svg:desc>'enteucha-info'.F92:'enteucha-info'.F98</svg:desc>
                </draw:g>
              </table:table-cell>
              <table:table-cell office:value-type="float" office:value="4.824">
                <text:p>4.824</text:p>
                <draw:g>
                  <svg:desc>'enteucha-info'.H92:'enteucha-info'.H98</svg:desc>
                </draw:g>
              </table:table-cell>
              <table:table-cell office:value-type="float" office:value="0.5">
                <text:p>0.5</text:p>
                <draw:g>
                  <svg:desc>'enteucha-info'.F99:'enteucha-info'.F105</svg:desc>
                </draw:g>
              </table:table-cell>
              <table:table-cell office:value-type="float" office:value="4.623">
                <text:p>4.623</text:p>
                <draw:g>
                  <svg:desc>'enteucha-info'.H99:'enteucha-info'.H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.446">
                <text:p>1.446</text:p>
              </table:table-cell>
              <table:table-cell office:value-type="float" office:value="0.25">
                <text:p>0.25</text:p>
              </table:table-cell>
              <table:table-cell office:value-type="float" office:value="1.45">
                <text:p>1.45</text:p>
              </table:table-cell>
              <table:table-cell office:value-type="float" office:value="0.25">
                <text:p>0.25</text:p>
              </table:table-cell>
              <table:table-cell office:value-type="float" office:value="1.321">
                <text:p>1.321</text:p>
              </table:table-cell>
              <table:table-cell office:value-type="float" office:value="0.25">
                <text:p>0.25</text:p>
              </table:table-cell>
              <table:table-cell office:value-type="float" office:value="2.02">
                <text:p>2.02</text:p>
              </table:table-cell>
              <table:table-cell office:value-type="float" office:value="0.25">
                <text:p>0.25</text:p>
              </table:table-cell>
              <table:table-cell office:value-type="float" office:value="1.433">
                <text:p>1.433</text:p>
              </table:table-cell>
              <table:table-cell office:value-type="float" office:value="0.25">
                <text:p>0.25</text:p>
              </table:table-cell>
              <table:table-cell office:value-type="float" office:value="1.361">
                <text:p>1.361</text:p>
              </table:table-cell>
              <table:table-cell office:value-type="float" office:value="0.25">
                <text:p>0.25</text:p>
              </table:table-cell>
              <table:table-cell office:value-type="float" office:value="1.311">
                <text:p>1.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52">
                <text:p>0.52</text:p>
              </table:table-cell>
              <table:table-cell office:value-type="float" office:value="0.125">
                <text:p>0.125</text:p>
              </table:table-cell>
              <table:table-cell office:value-type="float" office:value="0.463">
                <text:p>0.463</text:p>
              </table:table-cell>
              <table:table-cell office:value-type="float" office:value="0.125">
                <text:p>0.125</text:p>
              </table:table-cell>
              <table:table-cell office:value-type="float" office:value="0.423">
                <text:p>0.423</text:p>
              </table:table-cell>
              <table:table-cell office:value-type="float" office:value="0.125">
                <text:p>0.125</text:p>
              </table:table-cell>
              <table:table-cell office:value-type="float" office:value="0.786">
                <text:p>0.786</text:p>
              </table:table-cell>
              <table:table-cell office:value-type="float" office:value="0.125">
                <text:p>0.125</text:p>
              </table:table-cell>
              <table:table-cell office:value-type="float" office:value="0.45">
                <text:p>0.45</text:p>
              </table:table-cell>
              <table:table-cell office:value-type="float" office:value="0.125">
                <text:p>0.125</text:p>
              </table:table-cell>
              <table:table-cell office:value-type="float" office:value="0.445">
                <text:p>0.445</text:p>
              </table:table-cell>
              <table:table-cell office:value-type="float" office:value="0.125">
                <text:p>0.125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318">
                <text:p>0.318</text:p>
              </table:table-cell>
              <table:table-cell office:value-type="float" office:value="0.0625">
                <text:p>0.0625</text:p>
              </table:table-cell>
              <table:table-cell office:value-type="float" office:value="0.182">
                <text:p>0.182</text:p>
              </table:table-cell>
              <table:table-cell office:value-type="float" office:value="0.0625">
                <text:p>0.0625</text:p>
              </table:table-cell>
              <table:table-cell office:value-type="float" office:value="0.162">
                <text:p>0.162</text:p>
              </table:table-cell>
              <table:table-cell office:value-type="float" office:value="0.0625">
                <text:p>0.0625</text:p>
              </table:table-cell>
              <table:table-cell office:value-type="float" office:value="0.248">
                <text:p>0.248</text:p>
              </table:table-cell>
              <table:table-cell office:value-type="float" office:value="0.0625">
                <text:p>0.0625</text:p>
              </table:table-cell>
              <table:table-cell office:value-type="float" office:value="0.181">
                <text:p>0.181</text:p>
              </table:table-cell>
              <table:table-cell office:value-type="float" office:value="0.0625">
                <text:p>0.0625</text:p>
              </table:table-cell>
              <table:table-cell office:value-type="float" office:value="0.322">
                <text:p>0.322</text:p>
              </table:table-cell>
              <table:table-cell office:value-type="float" office:value="0.0625">
                <text:p>0.0625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0.094">
                <text:p>0.094</text:p>
              </table:table-cell>
              <table:table-cell office:value-type="float" office:value="0.03125">
                <text:p>0.03125</text:p>
              </table:table-cell>
              <table:table-cell office:value-type="float" office:value="0.096">
                <text:p>0.096</text:p>
              </table:table-cell>
              <table:table-cell office:value-type="float" office:value="0.03125">
                <text:p>0.03125</text:p>
              </table:table-cell>
              <table:table-cell office:value-type="float" office:value="0.084">
                <text:p>0.084</text:p>
              </table:table-cell>
              <table:table-cell office:value-type="float" office:value="0.03125">
                <text:p>0.03125</text:p>
              </table:table-cell>
              <table:table-cell office:value-type="float" office:value="0.128">
                <text:p>0.128</text:p>
              </table:table-cell>
              <table:table-cell office:value-type="float" office:value="0.03125">
                <text:p>0.03125</text:p>
              </table:table-cell>
              <table:table-cell office:value-type="float" office:value="0.099">
                <text:p>0.099</text:p>
              </table:table-cell>
              <table:table-cell office:value-type="float" office:value="0.03125">
                <text:p>0.03125</text:p>
              </table:table-cell>
              <table:table-cell office:value-type="float" office:value="0.217">
                <text:p>0.217</text:p>
              </table:table-cell>
              <table:table-cell office:value-type="float" office:value="0.03125">
                <text:p>0.0312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0.061">
                <text:p>0.061</text:p>
              </table:table-cell>
              <table:table-cell office:value-type="float" office:value="0.015625">
                <text:p>0.015625</text:p>
              </table:table-cell>
              <table:table-cell office:value-type="float" office:value="0.061">
                <text:p>0.061</text:p>
              </table:table-cell>
              <table:table-cell office:value-type="float" office:value="0.015625">
                <text:p>0.015625</text:p>
              </table:table-cell>
              <table:table-cell office:value-type="float" office:value="0.052">
                <text:p>0.052</text:p>
              </table:table-cell>
              <table:table-cell office:value-type="float" office:value="0.015625">
                <text:p>0.015625</text:p>
              </table:table-cell>
              <table:table-cell office:value-type="float" office:value="0.093">
                <text:p>0.093</text:p>
              </table:table-cell>
              <table:table-cell office:value-type="float" office:value="0.015625">
                <text:p>0.015625</text:p>
              </table:table-cell>
              <table:table-cell office:value-type="float" office:value="0.061">
                <text:p>0.061</text:p>
              </table:table-cell>
              <table:table-cell office:value-type="float" office:value="0.015625">
                <text:p>0.015625</text:p>
              </table:table-cell>
              <table:table-cell office:value-type="float" office:value="0.08">
                <text:p>0.08</text:p>
              </table:table-cell>
              <table:table-cell office:value-type="float" office:value="0.015625">
                <text:p>0.01562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3">
                <text:p>0.05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4">
                <text:p>0.05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44">
                <text:p>0.04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73">
                <text:p>0.07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2">
                <text:p>0.052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5">
                <text:p>0.05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49">
                <text:p>0.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257cm" svg:y="0.312cm" chart:style-name="ch2">
          <text:p>HSQL zone - range 64, separate indexes</text:p>
        </chart:title>
        <chart:legend chart:legend-position="end" svg:x="13.528cm" svg:y="2.607cm" style:legend-expansion="high" chart:style-name="ch3"/>
        <chart:plot-area chart:style-name="ch4" table:cell-range-address="'enteucha-info'.F219:'enteucha-info'.F222 'enteucha-info'.J216:'enteucha-info'.J222 'enteucha-info'.H219:'enteucha-info'.H222 'enteucha-info'.H226:'enteucha-info'.H229 'enteucha-info'.H233:'enteucha-info'.H236 'enteucha-info'.H240:'enteucha-info'.H243 'enteucha-info'.H247:'enteucha-info'.H250 'enteucha-info'.H254:'enteucha-info'.H257 'enteucha-info'.H261:'enteucha-info'.H264" chart:data-source-has-labels="row" svg:x="1.346cm" svg:y="1.267cm" svg:width="11.847cm" svg:height="6.377cm">
          <chartooo:coordinate-region svg:x="1.967cm" svg:y="1.466cm" svg:width="10.894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219:'enteucha-info'.H222" chart:label-cell-address="'enteucha-info'.J216:'enteucha-info'.J216" chart:class="chart:scatter">
            <chart:domain table:cell-range-address="'enteucha-info'.F219:'enteucha-info'.F222"/>
            <chart:data-point chart:repeated="4"/>
          </chart:series>
          <chart:series chart:style-name="ch10" chart:values-cell-range-address="'enteucha-info'.H226:'enteucha-info'.H229" chart:label-cell-address="'enteucha-info'.J217:'enteucha-info'.J217" chart:class="chart:scatter">
            <chart:domain table:cell-range-address="'enteucha-info'.F226:'enteucha-info'.F229"/>
            <chart:data-point chart:repeated="4"/>
          </chart:series>
          <chart:series chart:style-name="ch11" chart:values-cell-range-address="'enteucha-info'.H233:'enteucha-info'.H236" chart:label-cell-address="'enteucha-info'.J218:'enteucha-info'.J218" chart:class="chart:scatter">
            <chart:domain table:cell-range-address="'enteucha-info'.F233:'enteucha-info'.F236"/>
            <chart:data-point chart:repeated="4"/>
          </chart:series>
          <chart:series chart:style-name="ch12" chart:values-cell-range-address="'enteucha-info'.H240:'enteucha-info'.H243" chart:label-cell-address="'enteucha-info'.J219:'enteucha-info'.J219" chart:class="chart:scatter">
            <chart:domain table:cell-range-address="'enteucha-info'.F240:'enteucha-info'.F243"/>
            <chart:data-point chart:repeated="4"/>
          </chart:series>
          <chart:series chart:style-name="ch13" chart:values-cell-range-address="'enteucha-info'.H247:'enteucha-info'.H250" chart:label-cell-address="'enteucha-info'.J220:'enteucha-info'.J220" chart:class="chart:scatter">
            <chart:domain table:cell-range-address="'enteucha-info'.F247:'enteucha-info'.F250"/>
            <chart:data-point chart:repeated="4"/>
          </chart:series>
          <chart:series chart:style-name="ch14" chart:values-cell-range-address="'enteucha-info'.H254:'enteucha-info'.H257" chart:label-cell-address="'enteucha-info'.J221:'enteucha-info'.J221" chart:class="chart:scatter">
            <chart:domain table:cell-range-address="'enteucha-info'.F254:'enteucha-info'.F257"/>
            <chart:data-point chart:repeated="4"/>
          </chart:series>
          <chart:series chart:style-name="ch15" chart:values-cell-range-address="'enteucha-info'.H261:'enteucha-info'.H264" chart:label-cell-address="'enteucha-info'.J222:'enteucha-info'.J222" chart:class="chart:scatter">
            <chart:domain table:cell-range-address="'enteucha-info'.F261:'enteucha-info'.F264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216:'enteucha-info'.J21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217:'enteucha-info'.J21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218:'enteucha-info'.J21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219:'enteucha-info'.J21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220:'enteucha-info'.J22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221:'enteucha-info'.J22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222:'enteucha-info'.J2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219:'enteucha-info'.F222</svg:desc>
                </draw:g>
              </table:table-cell>
              <table:table-cell office:value-type="float" office:value="38.042">
                <text:p>38.042</text:p>
                <draw:g>
                  <svg:desc>'enteucha-info'.H219:'enteucha-info'.H222</svg:desc>
                </draw:g>
              </table:table-cell>
              <table:table-cell office:value-type="float" office:value="0.0625">
                <text:p>0.0625</text:p>
                <draw:g>
                  <svg:desc>'enteucha-info'.F226:'enteucha-info'.F229</svg:desc>
                </draw:g>
              </table:table-cell>
              <table:table-cell office:value-type="float" office:value="46.054">
                <text:p>46.054</text:p>
                <draw:g>
                  <svg:desc>'enteucha-info'.H226:'enteucha-info'.H229</svg:desc>
                </draw:g>
              </table:table-cell>
              <table:table-cell office:value-type="float" office:value="0.0625">
                <text:p>0.0625</text:p>
                <draw:g>
                  <svg:desc>'enteucha-info'.F233:'enteucha-info'.F236</svg:desc>
                </draw:g>
              </table:table-cell>
              <table:table-cell office:value-type="float" office:value="6.429">
                <text:p>6.429</text:p>
                <draw:g>
                  <svg:desc>'enteucha-info'.H233:'enteucha-info'.H236</svg:desc>
                </draw:g>
              </table:table-cell>
              <table:table-cell office:value-type="float" office:value="0.0625">
                <text:p>0.0625</text:p>
                <draw:g>
                  <svg:desc>'enteucha-info'.F240:'enteucha-info'.F243</svg:desc>
                </draw:g>
              </table:table-cell>
              <table:table-cell office:value-type="float" office:value="4.308">
                <text:p>4.308</text:p>
                <draw:g>
                  <svg:desc>'enteucha-info'.H240:'enteucha-info'.H243</svg:desc>
                </draw:g>
              </table:table-cell>
              <table:table-cell office:value-type="float" office:value="0.0625">
                <text:p>0.0625</text:p>
                <draw:g>
                  <svg:desc>'enteucha-info'.F247:'enteucha-info'.F250</svg:desc>
                </draw:g>
              </table:table-cell>
              <table:table-cell office:value-type="float" office:value="4.496">
                <text:p>4.496</text:p>
                <draw:g>
                  <svg:desc>'enteucha-info'.H247:'enteucha-info'.H250</svg:desc>
                </draw:g>
              </table:table-cell>
              <table:table-cell office:value-type="float" office:value="0.0625">
                <text:p>0.0625</text:p>
                <draw:g>
                  <svg:desc>'enteucha-info'.F254:'enteucha-info'.F257</svg:desc>
                </draw:g>
              </table:table-cell>
              <table:table-cell office:value-type="float" office:value="3.708">
                <text:p>3.708</text:p>
                <draw:g>
                  <svg:desc>'enteucha-info'.H254:'enteucha-info'.H257</svg:desc>
                </draw:g>
              </table:table-cell>
              <table:table-cell office:value-type="float" office:value="0.0625">
                <text:p>0.0625</text:p>
                <draw:g>
                  <svg:desc>'enteucha-info'.F261:'enteucha-info'.F264</svg:desc>
                </draw:g>
              </table:table-cell>
              <table:table-cell office:value-type="float" office:value="3.946">
                <text:p>3.946</text:p>
                <draw:g>
                  <svg:desc>'enteucha-info'.H261:'enteucha-info'.H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39.518">
                <text:p>39.518</text:p>
              </table:table-cell>
              <table:table-cell office:value-type="float" office:value="0.03125">
                <text:p>0.03125</text:p>
              </table:table-cell>
              <table:table-cell office:value-type="float" office:value="16.343">
                <text:p>16.343</text:p>
              </table:table-cell>
              <table:table-cell office:value-type="float" office:value="0.03125">
                <text:p>0.03125</text:p>
              </table:table-cell>
              <table:table-cell office:value-type="float" office:value="6.148">
                <text:p>6.148</text:p>
              </table:table-cell>
              <table:table-cell office:value-type="float" office:value="0.03125">
                <text:p>0.03125</text:p>
              </table:table-cell>
              <table:table-cell office:value-type="float" office:value="2.795">
                <text:p>2.795</text:p>
              </table:table-cell>
              <table:table-cell office:value-type="float" office:value="0.03125">
                <text:p>0.03125</text:p>
              </table:table-cell>
              <table:table-cell office:value-type="float" office:value="2.543">
                <text:p>2.543</text:p>
              </table:table-cell>
              <table:table-cell office:value-type="float" office:value="0.03125">
                <text:p>0.03125</text:p>
              </table:table-cell>
              <table:table-cell office:value-type="float" office:value="1.432">
                <text:p>1.432</text:p>
              </table:table-cell>
              <table:table-cell office:value-type="float" office:value="0.03125">
                <text:p>0.0312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39.993">
                <text:p>39.993</text:p>
              </table:table-cell>
              <table:table-cell office:value-type="float" office:value="0.015625">
                <text:p>0.015625</text:p>
              </table:table-cell>
              <table:table-cell office:value-type="float" office:value="18.705">
                <text:p>18.705</text:p>
              </table:table-cell>
              <table:table-cell office:value-type="float" office:value="0.015625">
                <text:p>0.015625</text:p>
              </table:table-cell>
              <table:table-cell office:value-type="float" office:value="6.099">
                <text:p>6.099</text:p>
              </table:table-cell>
              <table:table-cell office:value-type="float" office:value="0.015625">
                <text:p>0.015625</text:p>
              </table:table-cell>
              <table:table-cell office:value-type="float" office:value="2.824">
                <text:p>2.824</text:p>
              </table:table-cell>
              <table:table-cell office:value-type="float" office:value="0.015625">
                <text:p>0.015625</text:p>
              </table:table-cell>
              <table:table-cell office:value-type="float" office:value="1.498">
                <text:p>1.498</text:p>
              </table:table-cell>
              <table:table-cell office:value-type="float" office:value="0.015625">
                <text:p>0.015625</text:p>
              </table:table-cell>
              <table:table-cell office:value-type="float" office:value="1.33">
                <text:p>1.33</text:p>
              </table:table-cell>
              <table:table-cell office:value-type="float" office:value="0.015625">
                <text:p>0.015625</text:p>
              </table:table-cell>
              <table:table-cell office:value-type="float" office:value="1.286">
                <text:p>1.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39.495">
                <text:p>39.495</text:p>
              </table:table-cell>
              <table:table-cell office:value-type="float" office:value="0.0078125">
                <text:p>0.0078125</text:p>
              </table:table-cell>
              <table:table-cell office:value-type="float" office:value="13.192">
                <text:p>13.192</text:p>
              </table:table-cell>
              <table:table-cell office:value-type="float" office:value="0.0078125">
                <text:p>0.0078125</text:p>
              </table:table-cell>
              <table:table-cell office:value-type="float" office:value="6.097">
                <text:p>6.097</text:p>
              </table:table-cell>
              <table:table-cell office:value-type="float" office:value="0.0078125">
                <text:p>0.0078125</text:p>
              </table:table-cell>
              <table:table-cell office:value-type="float" office:value="2.796">
                <text:p>2.796</text:p>
              </table:table-cell>
              <table:table-cell office:value-type="float" office:value="0.0078125">
                <text:p>0.0078125</text:p>
              </table:table-cell>
              <table:table-cell office:value-type="float" office:value="1.503">
                <text:p>1.503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61">
                <text:p>1.16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257cm" svg:y="0.312cm" chart:style-name="ch2">
          <text:p>HSQL zone - range 32, separate indexes</text:p>
        </chart:title>
        <chart:legend chart:legend-position="end" svg:x="13.528cm" svg:y="2.607cm" style:legend-expansion="high" chart:style-name="ch3"/>
        <chart:plot-area chart:style-name="ch4" table:cell-range-address="'enteucha-info'.F272:'enteucha-info'.F275 'enteucha-info'.J269:'enteucha-info'.J275 'enteucha-info'.H272:'enteucha-info'.H275 'enteucha-info'.H279:'enteucha-info'.H282 'enteucha-info'.H286:'enteucha-info'.H289 'enteucha-info'.H293:'enteucha-info'.H296 'enteucha-info'.H300:'enteucha-info'.H303 'enteucha-info'.H307:'enteucha-info'.H310 'enteucha-info'.H314:'enteucha-info'.H317" chart:data-source-has-labels="row" svg:x="1.346cm" svg:y="1.267cm" svg:width="11.847cm" svg:height="6.377cm">
          <chartooo:coordinate-region svg:x="1.967cm" svg:y="1.466cm" svg:width="10.894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272:'enteucha-info'.H275" chart:label-cell-address="'enteucha-info'.J269:'enteucha-info'.J269" chart:class="chart:scatter">
            <chart:domain table:cell-range-address="'enteucha-info'.F272:'enteucha-info'.F275"/>
            <chart:data-point chart:repeated="4"/>
          </chart:series>
          <chart:series chart:style-name="ch10" chart:values-cell-range-address="'enteucha-info'.H279:'enteucha-info'.H282" chart:label-cell-address="'enteucha-info'.J270:'enteucha-info'.J270" chart:class="chart:scatter">
            <chart:domain table:cell-range-address="'enteucha-info'.F279:'enteucha-info'.F282"/>
            <chart:data-point chart:repeated="4"/>
          </chart:series>
          <chart:series chart:style-name="ch11" chart:values-cell-range-address="'enteucha-info'.H286:'enteucha-info'.H289" chart:label-cell-address="'enteucha-info'.J271:'enteucha-info'.J271" chart:class="chart:scatter">
            <chart:domain table:cell-range-address="'enteucha-info'.F286:'enteucha-info'.F289"/>
            <chart:data-point chart:repeated="4"/>
          </chart:series>
          <chart:series chart:style-name="ch12" chart:values-cell-range-address="'enteucha-info'.H293:'enteucha-info'.H296" chart:label-cell-address="'enteucha-info'.J272:'enteucha-info'.J272" chart:class="chart:scatter">
            <chart:domain table:cell-range-address="'enteucha-info'.F293:'enteucha-info'.F296"/>
            <chart:data-point chart:repeated="4"/>
          </chart:series>
          <chart:series chart:style-name="ch13" chart:values-cell-range-address="'enteucha-info'.H300:'enteucha-info'.H303" chart:label-cell-address="'enteucha-info'.J273:'enteucha-info'.J273" chart:class="chart:scatter">
            <chart:domain table:cell-range-address="'enteucha-info'.F300:'enteucha-info'.F303"/>
            <chart:data-point chart:repeated="4"/>
          </chart:series>
          <chart:series chart:style-name="ch14" chart:values-cell-range-address="'enteucha-info'.H307:'enteucha-info'.H310" chart:label-cell-address="'enteucha-info'.J274:'enteucha-info'.J274" chart:class="chart:scatter">
            <chart:domain table:cell-range-address="'enteucha-info'.F307:'enteucha-info'.F310"/>
            <chart:data-point chart:repeated="4"/>
          </chart:series>
          <chart:series chart:style-name="ch15" chart:values-cell-range-address="'enteucha-info'.H314:'enteucha-info'.H317" chart:label-cell-address="'enteucha-info'.J275:'enteucha-info'.J275" chart:class="chart:scatter">
            <chart:domain table:cell-range-address="'enteucha-info'.F314:'enteucha-info'.F317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269:'enteucha-info'.J26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270:'enteucha-info'.J27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271:'enteucha-info'.J27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272:'enteucha-info'.J27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273:'enteucha-info'.J27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274:'enteucha-info'.J27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275:'enteucha-info'.J2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272:'enteucha-info'.F275</svg:desc>
                </draw:g>
              </table:table-cell>
              <table:table-cell office:value-type="float" office:value="80.424">
                <text:p>80.424</text:p>
                <draw:g>
                  <svg:desc>'enteucha-info'.H272:'enteucha-info'.H275</svg:desc>
                </draw:g>
              </table:table-cell>
              <table:table-cell office:value-type="float" office:value="0.0625">
                <text:p>0.0625</text:p>
                <draw:g>
                  <svg:desc>'enteucha-info'.F279:'enteucha-info'.F282</svg:desc>
                </draw:g>
              </table:table-cell>
              <table:table-cell office:value-type="float" office:value="42.821">
                <text:p>42.821</text:p>
                <draw:g>
                  <svg:desc>'enteucha-info'.H279:'enteucha-info'.H282</svg:desc>
                </draw:g>
              </table:table-cell>
              <table:table-cell office:value-type="float" office:value="0.0625">
                <text:p>0.0625</text:p>
                <draw:g>
                  <svg:desc>'enteucha-info'.F286:'enteucha-info'.F289</svg:desc>
                </draw:g>
              </table:table-cell>
              <table:table-cell office:value-type="float" office:value="15.092">
                <text:p>15.092</text:p>
                <draw:g>
                  <svg:desc>'enteucha-info'.H286:'enteucha-info'.H289</svg:desc>
                </draw:g>
              </table:table-cell>
              <table:table-cell office:value-type="float" office:value="0.0625">
                <text:p>0.0625</text:p>
                <draw:g>
                  <svg:desc>'enteucha-info'.F293:'enteucha-info'.F296</svg:desc>
                </draw:g>
              </table:table-cell>
              <table:table-cell office:value-type="float" office:value="9.143">
                <text:p>9.143</text:p>
                <draw:g>
                  <svg:desc>'enteucha-info'.H293:'enteucha-info'.H296</svg:desc>
                </draw:g>
              </table:table-cell>
              <table:table-cell office:value-type="float" office:value="0.0625">
                <text:p>0.0625</text:p>
                <draw:g>
                  <svg:desc>'enteucha-info'.F300:'enteucha-info'.F303</svg:desc>
                </draw:g>
              </table:table-cell>
              <table:table-cell office:value-type="float" office:value="9.231">
                <text:p>9.231</text:p>
                <draw:g>
                  <svg:desc>'enteucha-info'.H300:'enteucha-info'.H303</svg:desc>
                </draw:g>
              </table:table-cell>
              <table:table-cell office:value-type="float" office:value="0.0625">
                <text:p>0.0625</text:p>
                <draw:g>
                  <svg:desc>'enteucha-info'.F307:'enteucha-info'.F310</svg:desc>
                </draw:g>
              </table:table-cell>
              <table:table-cell office:value-type="float" office:value="6.862">
                <text:p>6.862</text:p>
                <draw:g>
                  <svg:desc>'enteucha-info'.H307:'enteucha-info'.H310</svg:desc>
                </draw:g>
              </table:table-cell>
              <table:table-cell office:value-type="float" office:value="0.0625">
                <text:p>0.0625</text:p>
                <draw:g>
                  <svg:desc>'enteucha-info'.F314:'enteucha-info'.F317</svg:desc>
                </draw:g>
              </table:table-cell>
              <table:table-cell office:value-type="float" office:value="6.821">
                <text:p>6.821</text:p>
                <draw:g>
                  <svg:desc>'enteucha-info'.H314:'enteucha-info'.H3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73.287">
                <text:p>73.287</text:p>
              </table:table-cell>
              <table:table-cell office:value-type="float" office:value="0.03125">
                <text:p>0.03125</text:p>
              </table:table-cell>
              <table:table-cell office:value-type="float" office:value="41.868">
                <text:p>41.868</text:p>
              </table:table-cell>
              <table:table-cell office:value-type="float" office:value="0.03125">
                <text:p>0.03125</text:p>
              </table:table-cell>
              <table:table-cell office:value-type="float" office:value="15.132">
                <text:p>15.132</text:p>
              </table:table-cell>
              <table:table-cell office:value-type="float" office:value="0.03125">
                <text:p>0.03125</text:p>
              </table:table-cell>
              <table:table-cell office:value-type="float" office:value="5.83">
                <text:p>5.83</text:p>
              </table:table-cell>
              <table:table-cell office:value-type="float" office:value="0.03125">
                <text:p>0.03125</text:p>
              </table:table-cell>
              <table:table-cell office:value-type="float" office:value="5.409">
                <text:p>5.409</text:p>
              </table:table-cell>
              <table:table-cell office:value-type="float" office:value="0.03125">
                <text:p>0.03125</text:p>
              </table:table-cell>
              <table:table-cell office:value-type="float" office:value="3.921">
                <text:p>3.921</text:p>
              </table:table-cell>
              <table:table-cell office:value-type="float" office:value="0.03125">
                <text:p>0.03125</text:p>
              </table:table-cell>
              <table:table-cell office:value-type="float" office:value="3.885">
                <text:p>3.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74.707">
                <text:p>74.707</text:p>
              </table:table-cell>
              <table:table-cell office:value-type="float" office:value="0.015625">
                <text:p>0.015625</text:p>
              </table:table-cell>
              <table:table-cell office:value-type="float" office:value="42.825">
                <text:p>42.825</text:p>
              </table:table-cell>
              <table:table-cell office:value-type="float" office:value="0.015625">
                <text:p>0.015625</text:p>
              </table:table-cell>
              <table:table-cell office:value-type="float" office:value="15.11">
                <text:p>15.11</text:p>
              </table:table-cell>
              <table:table-cell office:value-type="float" office:value="0.015625">
                <text:p>0.015625</text:p>
              </table:table-cell>
              <table:table-cell office:value-type="float" office:value="6.045">
                <text:p>6.045</text:p>
              </table:table-cell>
              <table:table-cell office:value-type="float" office:value="0.015625">
                <text:p>0.015625</text:p>
              </table:table-cell>
              <table:table-cell office:value-type="float" office:value="3.505">
                <text:p>3.505</text:p>
              </table:table-cell>
              <table:table-cell office:value-type="float" office:value="0.015625">
                <text:p>0.015625</text:p>
              </table:table-cell>
              <table:table-cell office:value-type="float" office:value="2.242">
                <text:p>2.242</text:p>
              </table:table-cell>
              <table:table-cell office:value-type="float" office:value="0.015625">
                <text:p>0.015625</text:p>
              </table:table-cell>
              <table:table-cell office:value-type="float" office:value="1.457">
                <text:p>1.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75.163">
                <text:p>75.163</text:p>
              </table:table-cell>
              <table:table-cell office:value-type="float" office:value="0.0078125">
                <text:p>0.0078125</text:p>
              </table:table-cell>
              <table:table-cell office:value-type="float" office:value="42.803">
                <text:p>42.803</text:p>
              </table:table-cell>
              <table:table-cell office:value-type="float" office:value="0.0078125">
                <text:p>0.0078125</text:p>
              </table:table-cell>
              <table:table-cell office:value-type="float" office:value="14.256">
                <text:p>14.256</text:p>
              </table:table-cell>
              <table:table-cell office:value-type="float" office:value="0.0078125">
                <text:p>0.0078125</text:p>
              </table:table-cell>
              <table:table-cell office:value-type="float" office:value="5.889">
                <text:p>5.889</text:p>
              </table:table-cell>
              <table:table-cell office:value-type="float" office:value="0.0078125">
                <text:p>0.0078125</text:p>
              </table:table-cell>
              <table:table-cell office:value-type="float" office:value="3.51">
                <text:p>3.51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96">
                <text:p>1.296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44">
                <text:p>1.24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283cm" svg:y="0.312cm" chart:style-name="ch2">
          <text:p>HSQL zone - range 128, combined index</text:p>
        </chart:title>
        <chart:legend chart:legend-position="end" svg:x="13.528cm" svg:y="2.607cm" style:legend-expansion="high" chart:style-name="ch3"/>
        <chart:plot-area chart:style-name="ch4" table:cell-range-address="'enteucha-info'.F325:'enteucha-info'.F328 'enteucha-info'.J322:'enteucha-info'.J328 'enteucha-info'.H325:'enteucha-info'.H328 'enteucha-info'.H332:'enteucha-info'.H335 'enteucha-info'.H339:'enteucha-info'.H342 'enteucha-info'.H346:'enteucha-info'.H349 'enteucha-info'.H353:'enteucha-info'.H356 'enteucha-info'.H360:'enteucha-info'.H363 'enteucha-info'.H367:'enteucha-info'.H370" chart:data-source-has-labels="row" svg:x="1.346cm" svg:y="1.267cm" svg:width="11.847cm" svg:height="6.377cm">
          <chartooo:coordinate-region svg:x="1.782cm" svg:y="1.466cm" svg:width="10.894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325:'enteucha-info'.H328" chart:label-cell-address="'enteucha-info'.J322:'enteucha-info'.J322" chart:class="chart:scatter">
            <chart:domain table:cell-range-address="'enteucha-info'.F325:'enteucha-info'.F328"/>
            <chart:data-point chart:repeated="4"/>
          </chart:series>
          <chart:series chart:style-name="ch10" chart:values-cell-range-address="'enteucha-info'.H332:'enteucha-info'.H335" chart:label-cell-address="'enteucha-info'.J323:'enteucha-info'.J323" chart:class="chart:scatter">
            <chart:domain table:cell-range-address="'enteucha-info'.F332:'enteucha-info'.F335"/>
            <chart:data-point chart:repeated="4"/>
          </chart:series>
          <chart:series chart:style-name="ch11" chart:values-cell-range-address="'enteucha-info'.H339:'enteucha-info'.H342" chart:label-cell-address="'enteucha-info'.J324:'enteucha-info'.J324" chart:class="chart:scatter">
            <chart:domain table:cell-range-address="'enteucha-info'.F339:'enteucha-info'.F342"/>
            <chart:data-point chart:repeated="4"/>
          </chart:series>
          <chart:series chart:style-name="ch12" chart:values-cell-range-address="'enteucha-info'.H346:'enteucha-info'.H349" chart:label-cell-address="'enteucha-info'.J325:'enteucha-info'.J325" chart:class="chart:scatter">
            <chart:domain table:cell-range-address="'enteucha-info'.F346:'enteucha-info'.F349"/>
            <chart:data-point chart:repeated="4"/>
          </chart:series>
          <chart:series chart:style-name="ch13" chart:values-cell-range-address="'enteucha-info'.H353:'enteucha-info'.H356" chart:label-cell-address="'enteucha-info'.J326:'enteucha-info'.J326" chart:class="chart:scatter">
            <chart:domain table:cell-range-address="'enteucha-info'.F353:'enteucha-info'.F356"/>
            <chart:data-point chart:repeated="4"/>
          </chart:series>
          <chart:series chart:style-name="ch14" chart:values-cell-range-address="'enteucha-info'.H360:'enteucha-info'.H363" chart:label-cell-address="'enteucha-info'.J327:'enteucha-info'.J327" chart:class="chart:scatter">
            <chart:domain table:cell-range-address="'enteucha-info'.F360:'enteucha-info'.F363"/>
            <chart:data-point chart:repeated="4"/>
          </chart:series>
          <chart:series chart:style-name="ch15" chart:values-cell-range-address="'enteucha-info'.H367:'enteucha-info'.H370" chart:label-cell-address="'enteucha-info'.J328:'enteucha-info'.J328" chart:class="chart:scatter">
            <chart:domain table:cell-range-address="'enteucha-info'.F367:'enteucha-info'.F370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322:'enteucha-info'.J32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323:'enteucha-info'.J32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324:'enteucha-info'.J32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325:'enteucha-info'.J32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326:'enteucha-info'.J32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327:'enteucha-info'.J32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328:'enteucha-info'.J3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325:'enteucha-info'.F328</svg:desc>
                </draw:g>
              </table:table-cell>
              <table:table-cell office:value-type="float" office:value="13.528">
                <text:p>13.528</text:p>
                <draw:g>
                  <svg:desc>'enteucha-info'.H325:'enteucha-info'.H328</svg:desc>
                </draw:g>
              </table:table-cell>
              <table:table-cell office:value-type="float" office:value="0.0625">
                <text:p>0.0625</text:p>
                <draw:g>
                  <svg:desc>'enteucha-info'.F332:'enteucha-info'.F335</svg:desc>
                </draw:g>
              </table:table-cell>
              <table:table-cell office:value-type="float" office:value="7.221">
                <text:p>7.221</text:p>
                <draw:g>
                  <svg:desc>'enteucha-info'.H332:'enteucha-info'.H335</svg:desc>
                </draw:g>
              </table:table-cell>
              <table:table-cell office:value-type="float" office:value="0.0625">
                <text:p>0.0625</text:p>
                <draw:g>
                  <svg:desc>'enteucha-info'.F339:'enteucha-info'.F342</svg:desc>
                </draw:g>
              </table:table-cell>
              <table:table-cell office:value-type="float" office:value="3.5">
                <text:p>3.5</text:p>
                <draw:g>
                  <svg:desc>'enteucha-info'.H339:'enteucha-info'.H342</svg:desc>
                </draw:g>
              </table:table-cell>
              <table:table-cell office:value-type="float" office:value="0.0625">
                <text:p>0.0625</text:p>
                <draw:g>
                  <svg:desc>'enteucha-info'.F346:'enteucha-info'.F349</svg:desc>
                </draw:g>
              </table:table-cell>
              <table:table-cell office:value-type="float" office:value="2.15">
                <text:p>2.15</text:p>
                <draw:g>
                  <svg:desc>'enteucha-info'.H346:'enteucha-info'.H349</svg:desc>
                </draw:g>
              </table:table-cell>
              <table:table-cell office:value-type="float" office:value="0.0625">
                <text:p>0.0625</text:p>
                <draw:g>
                  <svg:desc>'enteucha-info'.F353:'enteucha-info'.F356</svg:desc>
                </draw:g>
              </table:table-cell>
              <table:table-cell office:value-type="float" office:value="1.545">
                <text:p>1.545</text:p>
                <draw:g>
                  <svg:desc>'enteucha-info'.H353:'enteucha-info'.H356</svg:desc>
                </draw:g>
              </table:table-cell>
              <table:table-cell office:value-type="float" office:value="0.0625">
                <text:p>0.0625</text:p>
                <draw:g>
                  <svg:desc>'enteucha-info'.F360:'enteucha-info'.F363</svg:desc>
                </draw:g>
              </table:table-cell>
              <table:table-cell office:value-type="float" office:value="2.426">
                <text:p>2.426</text:p>
                <draw:g>
                  <svg:desc>'enteucha-info'.H360:'enteucha-info'.H363</svg:desc>
                </draw:g>
              </table:table-cell>
              <table:table-cell office:value-type="float" office:value="0.0625">
                <text:p>0.0625</text:p>
                <draw:g>
                  <svg:desc>'enteucha-info'.F367:'enteucha-info'.F370</svg:desc>
                </draw:g>
              </table:table-cell>
              <table:table-cell office:value-type="float" office:value="1.241">
                <text:p>1.241</text:p>
                <draw:g>
                  <svg:desc>'enteucha-info'.H367:'enteucha-info'.H3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12.311">
                <text:p>12.311</text:p>
              </table:table-cell>
              <table:table-cell office:value-type="float" office:value="0.03125">
                <text:p>0.03125</text:p>
              </table:table-cell>
              <table:table-cell office:value-type="float" office:value="7.21">
                <text:p>7.21</text:p>
              </table:table-cell>
              <table:table-cell office:value-type="float" office:value="0.03125">
                <text:p>0.03125</text:p>
              </table:table-cell>
              <table:table-cell office:value-type="float" office:value="3.491">
                <text:p>3.491</text:p>
              </table:table-cell>
              <table:table-cell office:value-type="float" office:value="0.03125">
                <text:p>0.03125</text:p>
              </table:table-cell>
              <table:table-cell office:value-type="float" office:value="1.379">
                <text:p>1.379</text:p>
              </table:table-cell>
              <table:table-cell office:value-type="float" office:value="0.03125">
                <text:p>0.03125</text:p>
              </table:table-cell>
              <table:table-cell office:value-type="float" office:value="1.358">
                <text:p>1.358</text:p>
              </table:table-cell>
              <table:table-cell office:value-type="float" office:value="0.03125">
                <text:p>0.03125</text:p>
              </table:table-cell>
              <table:table-cell office:value-type="float" office:value="2.019">
                <text:p>2.019</text:p>
              </table:table-cell>
              <table:table-cell office:value-type="float" office:value="0.03125">
                <text:p>0.03125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12.117">
                <text:p>12.117</text:p>
              </table:table-cell>
              <table:table-cell office:value-type="float" office:value="0.015625">
                <text:p>0.015625</text:p>
              </table:table-cell>
              <table:table-cell office:value-type="float" office:value="6.812">
                <text:p>6.812</text:p>
              </table:table-cell>
              <table:table-cell office:value-type="float" office:value="0.015625">
                <text:p>0.015625</text:p>
              </table:table-cell>
              <table:table-cell office:value-type="float" office:value="3.489">
                <text:p>3.489</text:p>
              </table:table-cell>
              <table:table-cell office:value-type="float" office:value="0.015625">
                <text:p>0.015625</text:p>
              </table:table-cell>
              <table:table-cell office:value-type="float" office:value="1.399">
                <text:p>1.399</text:p>
              </table:table-cell>
              <table:table-cell office:value-type="float" office:value="0.015625">
                <text:p>0.015625</text:p>
              </table:table-cell>
              <table:table-cell office:value-type="float" office:value="1.213">
                <text:p>1.213</text:p>
              </table:table-cell>
              <table:table-cell office:value-type="float" office:value="0.015625">
                <text:p>0.015625</text:p>
              </table:table-cell>
              <table:table-cell office:value-type="float" office:value="1.436">
                <text:p>1.436</text:p>
              </table:table-cell>
              <table:table-cell office:value-type="float" office:value="0.015625">
                <text:p>0.01562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12.566">
                <text:p>12.566</text:p>
              </table:table-cell>
              <table:table-cell office:value-type="float" office:value="0.0078125">
                <text:p>0.0078125</text:p>
              </table:table-cell>
              <table:table-cell office:value-type="float" office:value="5.918">
                <text:p>5.918</text:p>
              </table:table-cell>
              <table:table-cell office:value-type="float" office:value="0.0078125">
                <text:p>0.0078125</text:p>
              </table:table-cell>
              <table:table-cell office:value-type="float" office:value="3.489">
                <text:p>3.489</text:p>
              </table:table-cell>
              <table:table-cell office:value-type="float" office:value="0.0078125">
                <text:p>0.0078125</text:p>
              </table:table-cell>
              <table:table-cell office:value-type="float" office:value="1.312">
                <text:p>1.312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06">
                <text:p>1.20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965">
                <text:p>0.96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37">
                <text:p>0.33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402cm" svg:y="0.312cm" chart:style-name="ch2">
          <text:p>HSQL zone - range 64, combined index</text:p>
        </chart:title>
        <chart:legend chart:legend-position="end" svg:x="13.528cm" svg:y="2.607cm" style:legend-expansion="high" chart:style-name="ch3"/>
        <chart:plot-area chart:style-name="ch4" table:cell-range-address="'enteucha-info'.F378:'enteucha-info'.F381 'enteucha-info'.J375:'enteucha-info'.J381 'enteucha-info'.H378:'enteucha-info'.H381 'enteucha-info'.H385:'enteucha-info'.H388 'enteucha-info'.H392:'enteucha-info'.H395 'enteucha-info'.H399:'enteucha-info'.H402 'enteucha-info'.H406:'enteucha-info'.H409 'enteucha-info'.H413:'enteucha-info'.H416 'enteucha-info'.H420:'enteucha-info'.H423" chart:data-source-has-labels="row" svg:x="1.346cm" svg:y="1.267cm" svg:width="11.847cm" svg:height="6.377cm">
          <chartooo:coordinate-region svg:x="1.967cm" svg:y="1.466cm" svg:width="10.894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378:'enteucha-info'.H381" chart:label-cell-address="'enteucha-info'.J375:'enteucha-info'.J375" chart:class="chart:scatter">
            <chart:domain table:cell-range-address="'enteucha-info'.F378:'enteucha-info'.F381"/>
            <chart:data-point chart:repeated="4"/>
          </chart:series>
          <chart:series chart:style-name="ch10" chart:values-cell-range-address="'enteucha-info'.H385:'enteucha-info'.H388" chart:label-cell-address="'enteucha-info'.J376:'enteucha-info'.J376" chart:class="chart:scatter">
            <chart:domain table:cell-range-address="'enteucha-info'.F385:'enteucha-info'.F388"/>
            <chart:data-point chart:repeated="4"/>
          </chart:series>
          <chart:series chart:style-name="ch11" chart:values-cell-range-address="'enteucha-info'.H392:'enteucha-info'.H395" chart:label-cell-address="'enteucha-info'.J377:'enteucha-info'.J377" chart:class="chart:scatter">
            <chart:domain table:cell-range-address="'enteucha-info'.F392:'enteucha-info'.F395"/>
            <chart:data-point chart:repeated="4"/>
          </chart:series>
          <chart:series chart:style-name="ch12" chart:values-cell-range-address="'enteucha-info'.H399:'enteucha-info'.H402" chart:label-cell-address="'enteucha-info'.J378:'enteucha-info'.J378" chart:class="chart:scatter">
            <chart:domain table:cell-range-address="'enteucha-info'.F399:'enteucha-info'.F402"/>
            <chart:data-point chart:repeated="4"/>
          </chart:series>
          <chart:series chart:style-name="ch13" chart:values-cell-range-address="'enteucha-info'.H406:'enteucha-info'.H409" chart:label-cell-address="'enteucha-info'.J379:'enteucha-info'.J379" chart:class="chart:scatter">
            <chart:domain table:cell-range-address="'enteucha-info'.F406:'enteucha-info'.F409"/>
            <chart:data-point chart:repeated="4"/>
          </chart:series>
          <chart:series chart:style-name="ch14" chart:values-cell-range-address="'enteucha-info'.H413:'enteucha-info'.H416" chart:label-cell-address="'enteucha-info'.J380:'enteucha-info'.J380" chart:class="chart:scatter">
            <chart:domain table:cell-range-address="'enteucha-info'.F413:'enteucha-info'.F416"/>
            <chart:data-point chart:repeated="4"/>
          </chart:series>
          <chart:series chart:style-name="ch15" chart:values-cell-range-address="'enteucha-info'.H420:'enteucha-info'.H423" chart:label-cell-address="'enteucha-info'.J381:'enteucha-info'.J381" chart:class="chart:scatter">
            <chart:domain table:cell-range-address="'enteucha-info'.F420:'enteucha-info'.F423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375:'enteucha-info'.J37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376:'enteucha-info'.J37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377:'enteucha-info'.J37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378:'enteucha-info'.J37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379:'enteucha-info'.J37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380:'enteucha-info'.J38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381:'enteucha-info'.J3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378:'enteucha-info'.F381</svg:desc>
                </draw:g>
              </table:table-cell>
              <table:table-cell office:value-type="float" office:value="32.71">
                <text:p>32.71</text:p>
                <draw:g>
                  <svg:desc>'enteucha-info'.H378:'enteucha-info'.H381</svg:desc>
                </draw:g>
              </table:table-cell>
              <table:table-cell office:value-type="float" office:value="0.0625">
                <text:p>0.0625</text:p>
                <draw:g>
                  <svg:desc>'enteucha-info'.F385:'enteucha-info'.F388</svg:desc>
                </draw:g>
              </table:table-cell>
              <table:table-cell office:value-type="float" office:value="14.074">
                <text:p>14.074</text:p>
                <draw:g>
                  <svg:desc>'enteucha-info'.H385:'enteucha-info'.H388</svg:desc>
                </draw:g>
              </table:table-cell>
              <table:table-cell office:value-type="float" office:value="0.0625">
                <text:p>0.0625</text:p>
                <draw:g>
                  <svg:desc>'enteucha-info'.F392:'enteucha-info'.F395</svg:desc>
                </draw:g>
              </table:table-cell>
              <table:table-cell office:value-type="float" office:value="6.92">
                <text:p>6.92</text:p>
                <draw:g>
                  <svg:desc>'enteucha-info'.H392:'enteucha-info'.H395</svg:desc>
                </draw:g>
              </table:table-cell>
              <table:table-cell office:value-type="float" office:value="0.0625">
                <text:p>0.0625</text:p>
                <draw:g>
                  <svg:desc>'enteucha-info'.F399:'enteucha-info'.F402</svg:desc>
                </draw:g>
              </table:table-cell>
              <table:table-cell office:value-type="float" office:value="4.821">
                <text:p>4.821</text:p>
                <draw:g>
                  <svg:desc>'enteucha-info'.H399:'enteucha-info'.H402</svg:desc>
                </draw:g>
              </table:table-cell>
              <table:table-cell office:value-type="float" office:value="0.0625">
                <text:p>0.0625</text:p>
                <draw:g>
                  <svg:desc>'enteucha-info'.F406:'enteucha-info'.F409</svg:desc>
                </draw:g>
              </table:table-cell>
              <table:table-cell office:value-type="float" office:value="4.373">
                <text:p>4.373</text:p>
                <draw:g>
                  <svg:desc>'enteucha-info'.H406:'enteucha-info'.H409</svg:desc>
                </draw:g>
              </table:table-cell>
              <table:table-cell office:value-type="float" office:value="0.0625">
                <text:p>0.0625</text:p>
                <draw:g>
                  <svg:desc>'enteucha-info'.F413:'enteucha-info'.F416</svg:desc>
                </draw:g>
              </table:table-cell>
              <table:table-cell office:value-type="float" office:value="4.425">
                <text:p>4.425</text:p>
                <draw:g>
                  <svg:desc>'enteucha-info'.H413:'enteucha-info'.H416</svg:desc>
                </draw:g>
              </table:table-cell>
              <table:table-cell office:value-type="float" office:value="0.0625">
                <text:p>0.0625</text:p>
                <draw:g>
                  <svg:desc>'enteucha-info'.F420:'enteucha-info'.F423</svg:desc>
                </draw:g>
              </table:table-cell>
              <table:table-cell office:value-type="float" office:value="3.196">
                <text:p>3.196</text:p>
                <draw:g>
                  <svg:desc>'enteucha-info'.H420:'enteucha-info'.H4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32.613">
                <text:p>32.613</text:p>
              </table:table-cell>
              <table:table-cell office:value-type="float" office:value="0.03125">
                <text:p>0.03125</text:p>
              </table:table-cell>
              <table:table-cell office:value-type="float" office:value="14.345">
                <text:p>14.345</text:p>
              </table:table-cell>
              <table:table-cell office:value-type="float" office:value="0.03125">
                <text:p>0.03125</text:p>
              </table:table-cell>
              <table:table-cell office:value-type="float" office:value="7.064">
                <text:p>7.064</text:p>
              </table:table-cell>
              <table:table-cell office:value-type="float" office:value="0.03125">
                <text:p>0.03125</text:p>
              </table:table-cell>
              <table:table-cell office:value-type="float" office:value="3.01">
                <text:p>3.01</text:p>
              </table:table-cell>
              <table:table-cell office:value-type="float" office:value="0.03125">
                <text:p>0.03125</text:p>
              </table:table-cell>
              <table:table-cell office:value-type="float" office:value="2.482">
                <text:p>2.482</text:p>
              </table:table-cell>
              <table:table-cell office:value-type="float" office:value="0.03125">
                <text:p>0.03125</text:p>
              </table:table-cell>
              <table:table-cell office:value-type="float" office:value="1.509">
                <text:p>1.509</text:p>
              </table:table-cell>
              <table:table-cell office:value-type="float" office:value="0.03125">
                <text:p>0.03125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35.969">
                <text:p>35.969</text:p>
              </table:table-cell>
              <table:table-cell office:value-type="float" office:value="0.015625">
                <text:p>0.015625</text:p>
              </table:table-cell>
              <table:table-cell office:value-type="float" office:value="14.08">
                <text:p>14.08</text:p>
              </table:table-cell>
              <table:table-cell office:value-type="float" office:value="0.015625">
                <text:p>0.015625</text:p>
              </table:table-cell>
              <table:table-cell office:value-type="float" office:value="6.504">
                <text:p>6.504</text:p>
              </table:table-cell>
              <table:table-cell office:value-type="float" office:value="0.015625">
                <text:p>0.015625</text:p>
              </table:table-cell>
              <table:table-cell office:value-type="float" office:value="2.906">
                <text:p>2.906</text:p>
              </table:table-cell>
              <table:table-cell office:value-type="float" office:value="0.015625">
                <text:p>0.015625</text:p>
              </table:table-cell>
              <table:table-cell office:value-type="float" office:value="1.475">
                <text:p>1.475</text:p>
              </table:table-cell>
              <table:table-cell office:value-type="float" office:value="0.015625">
                <text:p>0.015625</text:p>
              </table:table-cell>
              <table:table-cell office:value-type="float" office:value="1.314">
                <text:p>1.314</text:p>
              </table:table-cell>
              <table:table-cell office:value-type="float" office:value="0.015625">
                <text:p>0.015625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37.374">
                <text:p>37.374</text:p>
              </table:table-cell>
              <table:table-cell office:value-type="float" office:value="0.0078125">
                <text:p>0.0078125</text:p>
              </table:table-cell>
              <table:table-cell office:value-type="float" office:value="13.596">
                <text:p>13.596</text:p>
              </table:table-cell>
              <table:table-cell office:value-type="float" office:value="0.0078125">
                <text:p>0.0078125</text:p>
              </table:table-cell>
              <table:table-cell office:value-type="float" office:value="6.133">
                <text:p>6.133</text:p>
              </table:table-cell>
              <table:table-cell office:value-type="float" office:value="0.0078125">
                <text:p>0.0078125</text:p>
              </table:table-cell>
              <table:table-cell office:value-type="float" office:value="3.607">
                <text:p>3.607</text:p>
              </table:table-cell>
              <table:table-cell office:value-type="float" office:value="0.0078125">
                <text:p>0.0078125</text:p>
              </table:table-cell>
              <table:table-cell office:value-type="float" office:value="1.469">
                <text:p>1.469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73">
                <text:p>1.17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682">
                <text:p>0.68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402cm" svg:y="0.312cm" chart:style-name="ch2">
          <text:p>HSQL zone - range 32, combined index</text:p>
        </chart:title>
        <chart:legend chart:legend-position="end" svg:x="13.528cm" svg:y="2.607cm" style:legend-expansion="high" chart:style-name="ch3"/>
        <chart:plot-area chart:style-name="ch4" table:cell-range-address="'enteucha-info'.F431:'enteucha-info'.F434 'enteucha-info'.J428:'enteucha-info'.J434 'enteucha-info'.H431:'enteucha-info'.H434 'enteucha-info'.H438:'enteucha-info'.H441 'enteucha-info'.H445:'enteucha-info'.H448 'enteucha-info'.H452:'enteucha-info'.H455 'enteucha-info'.H459:'enteucha-info'.H462 'enteucha-info'.H466:'enteucha-info'.H469 'enteucha-info'.H473:'enteucha-info'.H476" chart:data-source-has-labels="row" svg:x="1.346cm" svg:y="1.267cm" svg:width="11.847cm" svg:height="6.377cm">
          <chartooo:coordinate-region svg:x="1.967cm" svg:y="1.466cm" svg:width="10.708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431:'enteucha-info'.H434" chart:label-cell-address="'enteucha-info'.J428:'enteucha-info'.J428" chart:class="chart:scatter">
            <chart:domain table:cell-range-address="'enteucha-info'.F431:'enteucha-info'.F434"/>
            <chart:data-point chart:repeated="4"/>
          </chart:series>
          <chart:series chart:style-name="ch10" chart:values-cell-range-address="'enteucha-info'.H438:'enteucha-info'.H441" chart:label-cell-address="'enteucha-info'.J429:'enteucha-info'.J429" chart:class="chart:scatter">
            <chart:domain table:cell-range-address="'enteucha-info'.F438:'enteucha-info'.F441"/>
            <chart:data-point chart:repeated="4"/>
          </chart:series>
          <chart:series chart:style-name="ch11" chart:values-cell-range-address="'enteucha-info'.H445:'enteucha-info'.H448" chart:label-cell-address="'enteucha-info'.J430:'enteucha-info'.J430" chart:class="chart:scatter">
            <chart:domain table:cell-range-address="'enteucha-info'.F445:'enteucha-info'.F448"/>
            <chart:data-point chart:repeated="4"/>
          </chart:series>
          <chart:series chart:style-name="ch12" chart:values-cell-range-address="'enteucha-info'.H452:'enteucha-info'.H455" chart:label-cell-address="'enteucha-info'.J431:'enteucha-info'.J431" chart:class="chart:scatter">
            <chart:domain table:cell-range-address="'enteucha-info'.F452:'enteucha-info'.F455"/>
            <chart:data-point chart:repeated="4"/>
          </chart:series>
          <chart:series chart:style-name="ch13" chart:values-cell-range-address="'enteucha-info'.H459:'enteucha-info'.H462" chart:label-cell-address="'enteucha-info'.J432:'enteucha-info'.J432" chart:class="chart:scatter">
            <chart:domain table:cell-range-address="'enteucha-info'.F459:'enteucha-info'.F462"/>
            <chart:data-point chart:repeated="4"/>
          </chart:series>
          <chart:series chart:style-name="ch14" chart:values-cell-range-address="'enteucha-info'.H466:'enteucha-info'.H469" chart:label-cell-address="'enteucha-info'.J433:'enteucha-info'.J433" chart:class="chart:scatter">
            <chart:domain table:cell-range-address="'enteucha-info'.F466:'enteucha-info'.F469"/>
            <chart:data-point chart:repeated="4"/>
          </chart:series>
          <chart:series chart:style-name="ch15" chart:values-cell-range-address="'enteucha-info'.H473:'enteucha-info'.H476" chart:label-cell-address="'enteucha-info'.J434:'enteucha-info'.J434" chart:class="chart:scatter">
            <chart:domain table:cell-range-address="'enteucha-info'.F473:'enteucha-info'.F476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428:'enteucha-info'.J42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429:'enteucha-info'.J42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430:'enteucha-info'.J43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431:'enteucha-info'.J43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432:'enteucha-info'.J43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433:'enteucha-info'.J43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434:'enteucha-info'.J4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431:'enteucha-info'.F434</svg:desc>
                </draw:g>
              </table:table-cell>
              <table:table-cell office:value-type="float" office:value="83.395">
                <text:p>83.395</text:p>
                <draw:g>
                  <svg:desc>'enteucha-info'.H431:'enteucha-info'.H434</svg:desc>
                </draw:g>
              </table:table-cell>
              <table:table-cell office:value-type="float" office:value="0.0625">
                <text:p>0.0625</text:p>
                <draw:g>
                  <svg:desc>'enteucha-info'.F438:'enteucha-info'.F441</svg:desc>
                </draw:g>
              </table:table-cell>
              <table:table-cell office:value-type="float" office:value="32.502">
                <text:p>32.502</text:p>
                <draw:g>
                  <svg:desc>'enteucha-info'.H438:'enteucha-info'.H441</svg:desc>
                </draw:g>
              </table:table-cell>
              <table:table-cell office:value-type="float" office:value="0.0625">
                <text:p>0.0625</text:p>
                <draw:g>
                  <svg:desc>'enteucha-info'.F445:'enteucha-info'.F448</svg:desc>
                </draw:g>
              </table:table-cell>
              <table:table-cell office:value-type="float" office:value="12.48">
                <text:p>12.48</text:p>
                <draw:g>
                  <svg:desc>'enteucha-info'.H445:'enteucha-info'.H448</svg:desc>
                </draw:g>
              </table:table-cell>
              <table:table-cell office:value-type="float" office:value="0.0625">
                <text:p>0.0625</text:p>
                <draw:g>
                  <svg:desc>'enteucha-info'.F452:'enteucha-info'.F455</svg:desc>
                </draw:g>
              </table:table-cell>
              <table:table-cell office:value-type="float" office:value="10.645">
                <text:p>10.645</text:p>
                <draw:g>
                  <svg:desc>'enteucha-info'.H452:'enteucha-info'.H455</svg:desc>
                </draw:g>
              </table:table-cell>
              <table:table-cell office:value-type="float" office:value="0.0625">
                <text:p>0.0625</text:p>
                <draw:g>
                  <svg:desc>'enteucha-info'.F459:'enteucha-info'.F462</svg:desc>
                </draw:g>
              </table:table-cell>
              <table:table-cell office:value-type="float" office:value="9.224">
                <text:p>9.224</text:p>
                <draw:g>
                  <svg:desc>'enteucha-info'.H459:'enteucha-info'.H462</svg:desc>
                </draw:g>
              </table:table-cell>
              <table:table-cell office:value-type="float" office:value="0.0625">
                <text:p>0.0625</text:p>
                <draw:g>
                  <svg:desc>'enteucha-info'.F466:'enteucha-info'.F469</svg:desc>
                </draw:g>
              </table:table-cell>
              <table:table-cell office:value-type="float" office:value="6.894">
                <text:p>6.894</text:p>
                <draw:g>
                  <svg:desc>'enteucha-info'.H466:'enteucha-info'.H469</svg:desc>
                </draw:g>
              </table:table-cell>
              <table:table-cell office:value-type="float" office:value="0.0625">
                <text:p>0.0625</text:p>
                <draw:g>
                  <svg:desc>'enteucha-info'.F473:'enteucha-info'.F476</svg:desc>
                </draw:g>
              </table:table-cell>
              <table:table-cell office:value-type="float" office:value="6.61">
                <text:p>6.61</text:p>
                <draw:g>
                  <svg:desc>'enteucha-info'.H473:'enteucha-info'.H4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82.231">
                <text:p>82.231</text:p>
              </table:table-cell>
              <table:table-cell office:value-type="float" office:value="0.03125">
                <text:p>0.03125</text:p>
              </table:table-cell>
              <table:table-cell office:value-type="float" office:value="31.474">
                <text:p>31.474</text:p>
              </table:table-cell>
              <table:table-cell office:value-type="float" office:value="0.03125">
                <text:p>0.03125</text:p>
              </table:table-cell>
              <table:table-cell office:value-type="float" office:value="12.894">
                <text:p>12.894</text:p>
              </table:table-cell>
              <table:table-cell office:value-type="float" office:value="0.03125">
                <text:p>0.03125</text:p>
              </table:table-cell>
              <table:table-cell office:value-type="float" office:value="6.472">
                <text:p>6.472</text:p>
              </table:table-cell>
              <table:table-cell office:value-type="float" office:value="0.03125">
                <text:p>0.03125</text:p>
              </table:table-cell>
              <table:table-cell office:value-type="float" office:value="5.402">
                <text:p>5.402</text:p>
              </table:table-cell>
              <table:table-cell office:value-type="float" office:value="0.03125">
                <text:p>0.03125</text:p>
              </table:table-cell>
              <table:table-cell office:value-type="float" office:value="3.738">
                <text:p>3.738</text:p>
              </table:table-cell>
              <table:table-cell office:value-type="float" office:value="0.03125">
                <text:p>0.03125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100.737">
                <text:p>100.737</text:p>
              </table:table-cell>
              <table:table-cell office:value-type="float" office:value="0.015625">
                <text:p>0.015625</text:p>
              </table:table-cell>
              <table:table-cell office:value-type="float" office:value="32.854">
                <text:p>32.854</text:p>
              </table:table-cell>
              <table:table-cell office:value-type="float" office:value="0.015625">
                <text:p>0.015625</text:p>
              </table:table-cell>
              <table:table-cell office:value-type="float" office:value="13.909">
                <text:p>13.909</text:p>
              </table:table-cell>
              <table:table-cell office:value-type="float" office:value="0.015625">
                <text:p>0.015625</text:p>
              </table:table-cell>
              <table:table-cell office:value-type="float" office:value="6.933">
                <text:p>6.933</text:p>
              </table:table-cell>
              <table:table-cell office:value-type="float" office:value="0.015625">
                <text:p>0.015625</text:p>
              </table:table-cell>
              <table:table-cell office:value-type="float" office:value="3.474">
                <text:p>3.474</text:p>
              </table:table-cell>
              <table:table-cell office:value-type="float" office:value="0.015625">
                <text:p>0.015625</text:p>
              </table:table-cell>
              <table:table-cell office:value-type="float" office:value="2.086">
                <text:p>2.086</text:p>
              </table:table-cell>
              <table:table-cell office:value-type="float" office:value="0.015625">
                <text:p>0.015625</text:p>
              </table:table-cell>
              <table:table-cell office:value-type="float" office:value="1.253">
                <text:p>1.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74.445">
                <text:p>74.445</text:p>
              </table:table-cell>
              <table:table-cell office:value-type="float" office:value="0.0078125">
                <text:p>0.0078125</text:p>
              </table:table-cell>
              <table:table-cell office:value-type="float" office:value="34.032">
                <text:p>34.032</text:p>
              </table:table-cell>
              <table:table-cell office:value-type="float" office:value="0.0078125">
                <text:p>0.0078125</text:p>
              </table:table-cell>
              <table:table-cell office:value-type="float" office:value="14.524">
                <text:p>14.524</text:p>
              </table:table-cell>
              <table:table-cell office:value-type="float" office:value="0.0078125">
                <text:p>0.0078125</text:p>
              </table:table-cell>
              <table:table-cell office:value-type="float" office:value="6.637">
                <text:p>6.637</text:p>
              </table:table-cell>
              <table:table-cell office:value-type="float" office:value="0.0078125">
                <text:p>0.0078125</text:p>
              </table:table-cell>
              <table:table-cell office:value-type="float" office:value="3.474">
                <text:p>3.474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38">
                <text:p>1.238</text:p>
              </table:table-cell>
              <table:table-cell office:value-type="float" office:value="0.0078125">
                <text:p>0.0078125</text:p>
              </table:table-cell>
              <table:table-cell office:value-type="float" office:value="1.094">
                <text:p>1.09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402cm" svg:y="0.312cm" chart:style-name="ch2">
          <text:p>HSQL zone - range 128, complex index</text:p>
        </chart:title>
        <chart:legend chart:legend-position="end" svg:x="13.528cm" svg:y="2.607cm" style:legend-expansion="high" chart:style-name="ch3"/>
        <chart:plot-area chart:style-name="ch4" table:cell-range-address="'enteucha-info'.F484:'enteucha-info'.F487 'enteucha-info'.J481:'enteucha-info'.J487 'enteucha-info'.H484:'enteucha-info'.H487 'enteucha-info'.H491:'enteucha-info'.H494 'enteucha-info'.H498:'enteucha-info'.H501 'enteucha-info'.H505:'enteucha-info'.H508 'enteucha-info'.H512:'enteucha-info'.H515 'enteucha-info'.H519:'enteucha-info'.H522 'enteucha-info'.H526:'enteucha-info'.H529" chart:data-source-has-labels="row" svg:x="1.346cm" svg:y="1.267cm" svg:width="11.847cm" svg:height="6.377cm">
          <chartooo:coordinate-region svg:x="1.782cm" svg:y="1.466cm" svg:width="10.894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484:'enteucha-info'.H487" chart:label-cell-address="'enteucha-info'.J481:'enteucha-info'.J481" chart:class="chart:scatter">
            <chart:domain table:cell-range-address="'enteucha-info'.F484:'enteucha-info'.F487"/>
            <chart:data-point chart:repeated="4"/>
          </chart:series>
          <chart:series chart:style-name="ch10" chart:values-cell-range-address="'enteucha-info'.H491:'enteucha-info'.H494" chart:label-cell-address="'enteucha-info'.J482:'enteucha-info'.J482" chart:class="chart:scatter">
            <chart:domain table:cell-range-address="'enteucha-info'.F491:'enteucha-info'.F494"/>
            <chart:data-point chart:repeated="4"/>
          </chart:series>
          <chart:series chart:style-name="ch11" chart:values-cell-range-address="'enteucha-info'.H498:'enteucha-info'.H501" chart:label-cell-address="'enteucha-info'.J483:'enteucha-info'.J483" chart:class="chart:scatter">
            <chart:domain table:cell-range-address="'enteucha-info'.F498:'enteucha-info'.F501"/>
            <chart:data-point chart:repeated="4"/>
          </chart:series>
          <chart:series chart:style-name="ch12" chart:values-cell-range-address="'enteucha-info'.H505:'enteucha-info'.H508" chart:label-cell-address="'enteucha-info'.J484:'enteucha-info'.J484" chart:class="chart:scatter">
            <chart:domain table:cell-range-address="'enteucha-info'.F505:'enteucha-info'.F508"/>
            <chart:data-point chart:repeated="4"/>
          </chart:series>
          <chart:series chart:style-name="ch13" chart:values-cell-range-address="'enteucha-info'.H512:'enteucha-info'.H515" chart:label-cell-address="'enteucha-info'.J485:'enteucha-info'.J485" chart:class="chart:scatter">
            <chart:domain table:cell-range-address="'enteucha-info'.F512:'enteucha-info'.F515"/>
            <chart:data-point chart:repeated="4"/>
          </chart:series>
          <chart:series chart:style-name="ch14" chart:values-cell-range-address="'enteucha-info'.H519:'enteucha-info'.H522" chart:label-cell-address="'enteucha-info'.J486:'enteucha-info'.J486" chart:class="chart:scatter">
            <chart:domain table:cell-range-address="'enteucha-info'.F519:'enteucha-info'.F522"/>
            <chart:data-point chart:repeated="4"/>
          </chart:series>
          <chart:series chart:style-name="ch15" chart:values-cell-range-address="'enteucha-info'.H526:'enteucha-info'.H529" chart:label-cell-address="'enteucha-info'.J487:'enteucha-info'.J487" chart:class="chart:scatter">
            <chart:domain table:cell-range-address="'enteucha-info'.F526:'enteucha-info'.F529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481:'enteucha-info'.J48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482:'enteucha-info'.J48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483:'enteucha-info'.J48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484:'enteucha-info'.J48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485:'enteucha-info'.J48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486:'enteucha-info'.J48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487:'enteucha-info'.J4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484:'enteucha-info'.F487</svg:desc>
                </draw:g>
              </table:table-cell>
              <table:table-cell office:value-type="float" office:value="13.963">
                <text:p>13.963</text:p>
                <draw:g>
                  <svg:desc>'enteucha-info'.H484:'enteucha-info'.H487</svg:desc>
                </draw:g>
              </table:table-cell>
              <table:table-cell office:value-type="float" office:value="0.0625">
                <text:p>0.0625</text:p>
                <draw:g>
                  <svg:desc>'enteucha-info'.F491:'enteucha-info'.F494</svg:desc>
                </draw:g>
              </table:table-cell>
              <table:table-cell office:value-type="float" office:value="5.768">
                <text:p>5.768</text:p>
                <draw:g>
                  <svg:desc>'enteucha-info'.H491:'enteucha-info'.H494</svg:desc>
                </draw:g>
              </table:table-cell>
              <table:table-cell office:value-type="float" office:value="0.0625">
                <text:p>0.0625</text:p>
                <draw:g>
                  <svg:desc>'enteucha-info'.F498:'enteucha-info'.F501</svg:desc>
                </draw:g>
              </table:table-cell>
              <table:table-cell office:value-type="float" office:value="3.485">
                <text:p>3.485</text:p>
                <draw:g>
                  <svg:desc>'enteucha-info'.H498:'enteucha-info'.H501</svg:desc>
                </draw:g>
              </table:table-cell>
              <table:table-cell office:value-type="float" office:value="0.0625">
                <text:p>0.0625</text:p>
                <draw:g>
                  <svg:desc>'enteucha-info'.F505:'enteucha-info'.F508</svg:desc>
                </draw:g>
              </table:table-cell>
              <table:table-cell office:value-type="float" office:value="2.444">
                <text:p>2.444</text:p>
                <draw:g>
                  <svg:desc>'enteucha-info'.H505:'enteucha-info'.H508</svg:desc>
                </draw:g>
              </table:table-cell>
              <table:table-cell office:value-type="float" office:value="0.0625">
                <text:p>0.0625</text:p>
                <draw:g>
                  <svg:desc>'enteucha-info'.F512:'enteucha-info'.F515</svg:desc>
                </draw:g>
              </table:table-cell>
              <table:table-cell office:value-type="float" office:value="1.271">
                <text:p>1.271</text:p>
                <draw:g>
                  <svg:desc>'enteucha-info'.H512:'enteucha-info'.H515</svg:desc>
                </draw:g>
              </table:table-cell>
              <table:table-cell office:value-type="float" office:value="0.0625">
                <text:p>0.0625</text:p>
                <draw:g>
                  <svg:desc>'enteucha-info'.F519:'enteucha-info'.F522</svg:desc>
                </draw:g>
              </table:table-cell>
              <table:table-cell office:value-type="float" office:value="1.21">
                <text:p>1.21</text:p>
                <draw:g>
                  <svg:desc>'enteucha-info'.H519:'enteucha-info'.H522</svg:desc>
                </draw:g>
              </table:table-cell>
              <table:table-cell office:value-type="float" office:value="0.0625">
                <text:p>0.0625</text:p>
                <draw:g>
                  <svg:desc>'enteucha-info'.F526:'enteucha-info'.F529</svg:desc>
                </draw:g>
              </table:table-cell>
              <table:table-cell office:value-type="float" office:value="1.363">
                <text:p>1.363</text:p>
                <draw:g>
                  <svg:desc>'enteucha-info'.H526:'enteucha-info'.H5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13.288">
                <text:p>13.288</text:p>
              </table:table-cell>
              <table:table-cell office:value-type="float" office:value="0.03125">
                <text:p>0.03125</text:p>
              </table:table-cell>
              <table:table-cell office:value-type="float" office:value="5.767">
                <text:p>5.767</text:p>
              </table:table-cell>
              <table:table-cell office:value-type="float" office:value="0.03125">
                <text:p>0.03125</text:p>
              </table:table-cell>
              <table:table-cell office:value-type="float" office:value="3.47">
                <text:p>3.47</text:p>
              </table:table-cell>
              <table:table-cell office:value-type="float" office:value="0.03125">
                <text:p>0.03125</text:p>
              </table:table-cell>
              <table:table-cell office:value-type="float" office:value="1.467">
                <text:p>1.467</text:p>
              </table:table-cell>
              <table:table-cell office:value-type="float" office:value="0.03125">
                <text:p>0.03125</text:p>
              </table:table-cell>
              <table:table-cell office:value-type="float" office:value="1.115">
                <text:p>1.115</text:p>
              </table:table-cell>
              <table:table-cell office:value-type="float" office:value="0.03125">
                <text:p>0.03125</text:p>
              </table:table-cell>
              <table:table-cell office:value-type="float" office:value="1.011">
                <text:p>1.011</text:p>
              </table:table-cell>
              <table:table-cell office:value-type="float" office:value="0.03125">
                <text:p>0.03125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12.059">
                <text:p>12.059</text:p>
              </table:table-cell>
              <table:table-cell office:value-type="float" office:value="0.015625">
                <text:p>0.015625</text:p>
              </table:table-cell>
              <table:table-cell office:value-type="float" office:value="5.786">
                <text:p>5.786</text:p>
              </table:table-cell>
              <table:table-cell office:value-type="float" office:value="0.015625">
                <text:p>0.015625</text:p>
              </table:table-cell>
              <table:table-cell office:value-type="float" office:value="3.467">
                <text:p>3.467</text:p>
              </table:table-cell>
              <table:table-cell office:value-type="float" office:value="0.015625">
                <text:p>0.015625</text:p>
              </table:table-cell>
              <table:table-cell office:value-type="float" office:value="1.466">
                <text:p>1.466</text:p>
              </table:table-cell>
              <table:table-cell office:value-type="float" office:value="0.015625">
                <text:p>0.015625</text:p>
              </table:table-cell>
              <table:table-cell office:value-type="float" office:value="0.98">
                <text:p>0.98</text:p>
              </table:table-cell>
              <table:table-cell office:value-type="float" office:value="0.015625">
                <text:p>0.015625</text:p>
              </table:table-cell>
              <table:table-cell office:value-type="float" office:value="0.67">
                <text:p>0.67</text:p>
              </table:table-cell>
              <table:table-cell office:value-type="float" office:value="0.015625">
                <text:p>0.01562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12.11">
                <text:p>12.11</text:p>
              </table:table-cell>
              <table:table-cell office:value-type="float" office:value="0.0078125">
                <text:p>0.0078125</text:p>
              </table:table-cell>
              <table:table-cell office:value-type="float" office:value="5.776">
                <text:p>5.776</text:p>
              </table:table-cell>
              <table:table-cell office:value-type="float" office:value="0.0078125">
                <text:p>0.0078125</text:p>
              </table:table-cell>
              <table:table-cell office:value-type="float" office:value="3.463">
                <text:p>3.463</text:p>
              </table:table-cell>
              <table:table-cell office:value-type="float" office:value="0.0078125">
                <text:p>0.0078125</text:p>
              </table:table-cell>
              <table:table-cell office:value-type="float" office:value="1.311">
                <text:p>1.31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977">
                <text:p>0.97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433">
                <text:p>0.43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424">
                <text:p>0.42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521cm" svg:y="0.312cm" chart:style-name="ch2">
          <text:p>HSQL zone - range 64, complex index</text:p>
        </chart:title>
        <chart:legend chart:legend-position="end" svg:x="13.528cm" svg:y="2.607cm" style:legend-expansion="high" chart:style-name="ch3"/>
        <chart:plot-area chart:style-name="ch4" table:cell-range-address="'enteucha-info'.F537:'enteucha-info'.F540 'enteucha-info'.J534:'enteucha-info'.J540 'enteucha-info'.H537:'enteucha-info'.H540 'enteucha-info'.H544:'enteucha-info'.H547 'enteucha-info'.H551:'enteucha-info'.H554 'enteucha-info'.H558:'enteucha-info'.H561 'enteucha-info'.H565:'enteucha-info'.H568 'enteucha-info'.H572:'enteucha-info'.H575 'enteucha-info'.H579:'enteucha-info'.H582" chart:data-source-has-labels="row" svg:x="1.346cm" svg:y="1.267cm" svg:width="11.847cm" svg:height="6.377cm">
          <chartooo:coordinate-region svg:x="1.967cm" svg:y="1.466cm" svg:width="10.894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537:'enteucha-info'.H540" chart:label-cell-address="'enteucha-info'.J534:'enteucha-info'.J534" chart:class="chart:scatter">
            <chart:domain table:cell-range-address="'enteucha-info'.F537:'enteucha-info'.F540"/>
            <chart:data-point chart:repeated="4"/>
          </chart:series>
          <chart:series chart:style-name="ch10" chart:values-cell-range-address="'enteucha-info'.H544:'enteucha-info'.H547" chart:label-cell-address="'enteucha-info'.J535:'enteucha-info'.J535" chart:class="chart:scatter">
            <chart:domain table:cell-range-address="'enteucha-info'.F544:'enteucha-info'.F547"/>
            <chart:data-point chart:repeated="4"/>
          </chart:series>
          <chart:series chart:style-name="ch11" chart:values-cell-range-address="'enteucha-info'.H551:'enteucha-info'.H554" chart:label-cell-address="'enteucha-info'.J536:'enteucha-info'.J536" chart:class="chart:scatter">
            <chart:domain table:cell-range-address="'enteucha-info'.F551:'enteucha-info'.F554"/>
            <chart:data-point chart:repeated="4"/>
          </chart:series>
          <chart:series chart:style-name="ch12" chart:values-cell-range-address="'enteucha-info'.H558:'enteucha-info'.H561" chart:label-cell-address="'enteucha-info'.J537:'enteucha-info'.J537" chart:class="chart:scatter">
            <chart:domain table:cell-range-address="'enteucha-info'.F558:'enteucha-info'.F561"/>
            <chart:data-point chart:repeated="4"/>
          </chart:series>
          <chart:series chart:style-name="ch13" chart:values-cell-range-address="'enteucha-info'.H565:'enteucha-info'.H568" chart:label-cell-address="'enteucha-info'.J538:'enteucha-info'.J538" chart:class="chart:scatter">
            <chart:domain table:cell-range-address="'enteucha-info'.F565:'enteucha-info'.F568"/>
            <chart:data-point chart:repeated="4"/>
          </chart:series>
          <chart:series chart:style-name="ch14" chart:values-cell-range-address="'enteucha-info'.H572:'enteucha-info'.H575" chart:label-cell-address="'enteucha-info'.J539:'enteucha-info'.J539" chart:class="chart:scatter">
            <chart:domain table:cell-range-address="'enteucha-info'.F572:'enteucha-info'.F575"/>
            <chart:data-point chart:repeated="4"/>
          </chart:series>
          <chart:series chart:style-name="ch15" chart:values-cell-range-address="'enteucha-info'.H579:'enteucha-info'.H582" chart:label-cell-address="'enteucha-info'.J540:'enteucha-info'.J540" chart:class="chart:scatter">
            <chart:domain table:cell-range-address="'enteucha-info'.F579:'enteucha-info'.F582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534:'enteucha-info'.J53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535:'enteucha-info'.J53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536:'enteucha-info'.J53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537:'enteucha-info'.J53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538:'enteucha-info'.J53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539:'enteucha-info'.J53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540:'enteucha-info'.J5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537:'enteucha-info'.F540</svg:desc>
                </draw:g>
              </table:table-cell>
              <table:table-cell office:value-type="float" office:value="32.566">
                <text:p>32.566</text:p>
                <draw:g>
                  <svg:desc>'enteucha-info'.H537:'enteucha-info'.H540</svg:desc>
                </draw:g>
              </table:table-cell>
              <table:table-cell office:value-type="float" office:value="0.0625">
                <text:p>0.0625</text:p>
                <draw:g>
                  <svg:desc>'enteucha-info'.F544:'enteucha-info'.F547</svg:desc>
                </draw:g>
              </table:table-cell>
              <table:table-cell office:value-type="float" office:value="13.385">
                <text:p>13.385</text:p>
                <draw:g>
                  <svg:desc>'enteucha-info'.H544:'enteucha-info'.H547</svg:desc>
                </draw:g>
              </table:table-cell>
              <table:table-cell office:value-type="float" office:value="0.0625">
                <text:p>0.0625</text:p>
                <draw:g>
                  <svg:desc>'enteucha-info'.F551:'enteucha-info'.F554</svg:desc>
                </draw:g>
              </table:table-cell>
              <table:table-cell office:value-type="float" office:value="6.376">
                <text:p>6.376</text:p>
                <draw:g>
                  <svg:desc>'enteucha-info'.H551:'enteucha-info'.H554</svg:desc>
                </draw:g>
              </table:table-cell>
              <table:table-cell office:value-type="float" office:value="0.0625">
                <text:p>0.0625</text:p>
                <draw:g>
                  <svg:desc>'enteucha-info'.F558:'enteucha-info'.F561</svg:desc>
                </draw:g>
              </table:table-cell>
              <table:table-cell office:value-type="float" office:value="4.582">
                <text:p>4.582</text:p>
                <draw:g>
                  <svg:desc>'enteucha-info'.H558:'enteucha-info'.H561</svg:desc>
                </draw:g>
              </table:table-cell>
              <table:table-cell office:value-type="float" office:value="0.0625">
                <text:p>0.0625</text:p>
                <draw:g>
                  <svg:desc>'enteucha-info'.F565:'enteucha-info'.F568</svg:desc>
                </draw:g>
              </table:table-cell>
              <table:table-cell office:value-type="float" office:value="3.869">
                <text:p>3.869</text:p>
                <draw:g>
                  <svg:desc>'enteucha-info'.H565:'enteucha-info'.H568</svg:desc>
                </draw:g>
              </table:table-cell>
              <table:table-cell office:value-type="float" office:value="0.0625">
                <text:p>0.0625</text:p>
                <draw:g>
                  <svg:desc>'enteucha-info'.F572:'enteucha-info'.F575</svg:desc>
                </draw:g>
              </table:table-cell>
              <table:table-cell office:value-type="float" office:value="3.962">
                <text:p>3.962</text:p>
                <draw:g>
                  <svg:desc>'enteucha-info'.H572:'enteucha-info'.H575</svg:desc>
                </draw:g>
              </table:table-cell>
              <table:table-cell office:value-type="float" office:value="0.0625">
                <text:p>0.0625</text:p>
                <draw:g>
                  <svg:desc>'enteucha-info'.F579:'enteucha-info'.F582</svg:desc>
                </draw:g>
              </table:table-cell>
              <table:table-cell office:value-type="float" office:value="3.2">
                <text:p>3.2</text:p>
                <draw:g>
                  <svg:desc>'enteucha-info'.H579:'enteucha-info'.H5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33.935">
                <text:p>33.935</text:p>
              </table:table-cell>
              <table:table-cell office:value-type="float" office:value="0.03125">
                <text:p>0.03125</text:p>
              </table:table-cell>
              <table:table-cell office:value-type="float" office:value="12.802">
                <text:p>12.802</text:p>
              </table:table-cell>
              <table:table-cell office:value-type="float" office:value="0.03125">
                <text:p>0.03125</text:p>
              </table:table-cell>
              <table:table-cell office:value-type="float" office:value="6.694">
                <text:p>6.694</text:p>
              </table:table-cell>
              <table:table-cell office:value-type="float" office:value="0.03125">
                <text:p>0.03125</text:p>
              </table:table-cell>
              <table:table-cell office:value-type="float" office:value="3.184">
                <text:p>3.184</text:p>
              </table:table-cell>
              <table:table-cell office:value-type="float" office:value="0.03125">
                <text:p>0.03125</text:p>
              </table:table-cell>
              <table:table-cell office:value-type="float" office:value="2.242">
                <text:p>2.242</text:p>
              </table:table-cell>
              <table:table-cell office:value-type="float" office:value="0.03125">
                <text:p>0.03125</text:p>
              </table:table-cell>
              <table:table-cell office:value-type="float" office:value="1.51">
                <text:p>1.51</text:p>
              </table:table-cell>
              <table:table-cell office:value-type="float" office:value="0.03125">
                <text:p>0.03125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33.999">
                <text:p>33.999</text:p>
              </table:table-cell>
              <table:table-cell office:value-type="float" office:value="0.015625">
                <text:p>0.015625</text:p>
              </table:table-cell>
              <table:table-cell office:value-type="float" office:value="14.101">
                <text:p>14.101</text:p>
              </table:table-cell>
              <table:table-cell office:value-type="float" office:value="0.015625">
                <text:p>0.015625</text:p>
              </table:table-cell>
              <table:table-cell office:value-type="float" office:value="7.038">
                <text:p>7.038</text:p>
              </table:table-cell>
              <table:table-cell office:value-type="float" office:value="0.015625">
                <text:p>0.015625</text:p>
              </table:table-cell>
              <table:table-cell office:value-type="float" office:value="3.421">
                <text:p>3.421</text:p>
              </table:table-cell>
              <table:table-cell office:value-type="float" office:value="0.015625">
                <text:p>0.015625</text:p>
              </table:table-cell>
              <table:table-cell office:value-type="float" office:value="1.427">
                <text:p>1.427</text:p>
              </table:table-cell>
              <table:table-cell office:value-type="float" office:value="0.015625">
                <text:p>0.015625</text:p>
              </table:table-cell>
              <table:table-cell office:value-type="float" office:value="1.315">
                <text:p>1.315</text:p>
              </table:table-cell>
              <table:table-cell office:value-type="float" office:value="0.015625">
                <text:p>0.015625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34.28">
                <text:p>34.28</text:p>
              </table:table-cell>
              <table:table-cell office:value-type="float" office:value="0.0078125">
                <text:p>0.0078125</text:p>
              </table:table-cell>
              <table:table-cell office:value-type="float" office:value="14.915">
                <text:p>14.915</text:p>
              </table:table-cell>
              <table:table-cell office:value-type="float" office:value="0.0078125">
                <text:p>0.0078125</text:p>
              </table:table-cell>
              <table:table-cell office:value-type="float" office:value="6.942">
                <text:p>6.942</text:p>
              </table:table-cell>
              <table:table-cell office:value-type="float" office:value="0.0078125">
                <text:p>0.0078125</text:p>
              </table:table-cell>
              <table:table-cell office:value-type="float" office:value="3.293">
                <text:p>3.293</text:p>
              </table:table-cell>
              <table:table-cell office:value-type="float" office:value="0.0078125">
                <text:p>0.0078125</text:p>
              </table:table-cell>
              <table:table-cell office:value-type="float" office:value="1.561">
                <text:p>1.561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46">
                <text:p>1.14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665">
                <text:p>0.665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21cm" svg:y="0.314cm" chart:style-name="ch2">
          <text:p>HSQL zone - range 32, complex index</text:p>
        </chart:title>
        <chart:legend chart:legend-position="end" svg:x="13.528cm" svg:y="2.607cm" style:legend-expansion="high" chart:style-name="ch3"/>
        <chart:plot-area chart:style-name="ch4" table:cell-range-address="'enteucha-info'.F590:'enteucha-info'.F593 'enteucha-info'.J587:'enteucha-info'.J593 'enteucha-info'.H590:'enteucha-info'.H593 'enteucha-info'.H597:'enteucha-info'.H600 'enteucha-info'.H604:'enteucha-info'.H607 'enteucha-info'.H611:'enteucha-info'.H614 'enteucha-info'.H618:'enteucha-info'.H621 'enteucha-info'.H625:'enteucha-info'.H628 'enteucha-info'.H632:'enteucha-info'.H635" chart:data-source-has-labels="row" svg:x="1.346cm" svg:y="1.267cm" svg:width="11.847cm" svg:height="6.377cm">
          <chartooo:coordinate-region svg:x="1.967cm" svg:y="1.466cm" svg:width="10.894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590:'enteucha-info'.H593" chart:label-cell-address="'enteucha-info'.J587:'enteucha-info'.J587" chart:class="chart:scatter">
            <chart:domain table:cell-range-address="'enteucha-info'.F590:'enteucha-info'.F593"/>
            <chart:data-point chart:repeated="4"/>
          </chart:series>
          <chart:series chart:style-name="ch10" chart:values-cell-range-address="'enteucha-info'.H597:'enteucha-info'.H600" chart:label-cell-address="'enteucha-info'.J588:'enteucha-info'.J588" chart:class="chart:scatter">
            <chart:domain table:cell-range-address="'enteucha-info'.F597:'enteucha-info'.F600"/>
            <chart:data-point chart:repeated="4"/>
          </chart:series>
          <chart:series chart:style-name="ch11" chart:values-cell-range-address="'enteucha-info'.H604:'enteucha-info'.H607" chart:label-cell-address="'enteucha-info'.J589:'enteucha-info'.J589" chart:class="chart:scatter">
            <chart:domain table:cell-range-address="'enteucha-info'.F604:'enteucha-info'.F607"/>
            <chart:data-point chart:repeated="4"/>
          </chart:series>
          <chart:series chart:style-name="ch12" chart:values-cell-range-address="'enteucha-info'.H611:'enteucha-info'.H614" chart:label-cell-address="'enteucha-info'.J590:'enteucha-info'.J590" chart:class="chart:scatter">
            <chart:domain table:cell-range-address="'enteucha-info'.F611:'enteucha-info'.F614"/>
            <chart:data-point chart:repeated="4"/>
          </chart:series>
          <chart:series chart:style-name="ch13" chart:values-cell-range-address="'enteucha-info'.H618:'enteucha-info'.H621" chart:label-cell-address="'enteucha-info'.J591:'enteucha-info'.J591" chart:class="chart:scatter">
            <chart:domain table:cell-range-address="'enteucha-info'.F618:'enteucha-info'.F621"/>
            <chart:data-point chart:repeated="4"/>
          </chart:series>
          <chart:series chart:style-name="ch14" chart:values-cell-range-address="'enteucha-info'.H625:'enteucha-info'.H628" chart:label-cell-address="'enteucha-info'.J592:'enteucha-info'.J592" chart:class="chart:scatter">
            <chart:domain table:cell-range-address="'enteucha-info'.F625:'enteucha-info'.F628"/>
            <chart:data-point chart:repeated="4"/>
          </chart:series>
          <chart:series chart:style-name="ch15" chart:values-cell-range-address="'enteucha-info'.H632:'enteucha-info'.H635" chart:label-cell-address="'enteucha-info'.J593:'enteucha-info'.J593" chart:class="chart:scatter">
            <chart:domain table:cell-range-address="'enteucha-info'.F632:'enteucha-info'.F635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587:'enteucha-info'.J58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588:'enteucha-info'.J58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589:'enteucha-info'.J58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590:'enteucha-info'.J59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591:'enteucha-info'.J59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592:'enteucha-info'.J59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593:'enteucha-info'.J5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590:'enteucha-info'.F593</svg:desc>
                </draw:g>
              </table:table-cell>
              <table:table-cell office:value-type="float" office:value="71.255">
                <text:p>71.255</text:p>
                <draw:g>
                  <svg:desc>'enteucha-info'.H590:'enteucha-info'.H593</svg:desc>
                </draw:g>
              </table:table-cell>
              <table:table-cell office:value-type="float" office:value="0.0625">
                <text:p>0.0625</text:p>
                <draw:g>
                  <svg:desc>'enteucha-info'.F597:'enteucha-info'.F600</svg:desc>
                </draw:g>
              </table:table-cell>
              <table:table-cell office:value-type="float" office:value="33.147">
                <text:p>33.147</text:p>
                <draw:g>
                  <svg:desc>'enteucha-info'.H597:'enteucha-info'.H600</svg:desc>
                </draw:g>
              </table:table-cell>
              <table:table-cell office:value-type="float" office:value="0.0625">
                <text:p>0.0625</text:p>
                <draw:g>
                  <svg:desc>'enteucha-info'.F604:'enteucha-info'.F607</svg:desc>
                </draw:g>
              </table:table-cell>
              <table:table-cell office:value-type="float" office:value="15.136">
                <text:p>15.136</text:p>
                <draw:g>
                  <svg:desc>'enteucha-info'.H604:'enteucha-info'.H607</svg:desc>
                </draw:g>
              </table:table-cell>
              <table:table-cell office:value-type="float" office:value="0.0625">
                <text:p>0.0625</text:p>
                <draw:g>
                  <svg:desc>'enteucha-info'.F611:'enteucha-info'.F614</svg:desc>
                </draw:g>
              </table:table-cell>
              <table:table-cell office:value-type="float" office:value="10.731">
                <text:p>10.731</text:p>
                <draw:g>
                  <svg:desc>'enteucha-info'.H611:'enteucha-info'.H614</svg:desc>
                </draw:g>
              </table:table-cell>
              <table:table-cell office:value-type="float" office:value="0.0625">
                <text:p>0.0625</text:p>
                <draw:g>
                  <svg:desc>'enteucha-info'.F618:'enteucha-info'.F621</svg:desc>
                </draw:g>
              </table:table-cell>
              <table:table-cell office:value-type="float" office:value="8.4">
                <text:p>8.4</text:p>
                <draw:g>
                  <svg:desc>'enteucha-info'.H618:'enteucha-info'.H621</svg:desc>
                </draw:g>
              </table:table-cell>
              <table:table-cell office:value-type="float" office:value="0.0625">
                <text:p>0.0625</text:p>
                <draw:g>
                  <svg:desc>'enteucha-info'.F625:'enteucha-info'.F628</svg:desc>
                </draw:g>
              </table:table-cell>
              <table:table-cell office:value-type="float" office:value="8.21">
                <text:p>8.21</text:p>
                <draw:g>
                  <svg:desc>'enteucha-info'.H625:'enteucha-info'.H628</svg:desc>
                </draw:g>
              </table:table-cell>
              <table:table-cell office:value-type="float" office:value="0.0625">
                <text:p>0.0625</text:p>
                <draw:g>
                  <svg:desc>'enteucha-info'.F632:'enteucha-info'.F635</svg:desc>
                </draw:g>
              </table:table-cell>
              <table:table-cell office:value-type="float" office:value="7.794">
                <text:p>7.794</text:p>
                <draw:g>
                  <svg:desc>'enteucha-info'.H632:'enteucha-info'.H6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71.763">
                <text:p>71.763</text:p>
              </table:table-cell>
              <table:table-cell office:value-type="float" office:value="0.03125">
                <text:p>0.03125</text:p>
              </table:table-cell>
              <table:table-cell office:value-type="float" office:value="33.049">
                <text:p>33.049</text:p>
              </table:table-cell>
              <table:table-cell office:value-type="float" office:value="0.03125">
                <text:p>0.03125</text:p>
              </table:table-cell>
              <table:table-cell office:value-type="float" office:value="15.078">
                <text:p>15.078</text:p>
              </table:table-cell>
              <table:table-cell office:value-type="float" office:value="0.03125">
                <text:p>0.03125</text:p>
              </table:table-cell>
              <table:table-cell office:value-type="float" office:value="6.564">
                <text:p>6.564</text:p>
              </table:table-cell>
              <table:table-cell office:value-type="float" office:value="0.03125">
                <text:p>0.03125</text:p>
              </table:table-cell>
              <table:table-cell office:value-type="float" office:value="5.028">
                <text:p>5.028</text:p>
              </table:table-cell>
              <table:table-cell office:value-type="float" office:value="0.03125">
                <text:p>0.03125</text:p>
              </table:table-cell>
              <table:table-cell office:value-type="float" office:value="4.487">
                <text:p>4.487</text:p>
              </table:table-cell>
              <table:table-cell office:value-type="float" office:value="0.03125">
                <text:p>0.03125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70.809">
                <text:p>70.809</text:p>
              </table:table-cell>
              <table:table-cell office:value-type="float" office:value="0.015625">
                <text:p>0.015625</text:p>
              </table:table-cell>
              <table:table-cell office:value-type="float" office:value="33.408">
                <text:p>33.408</text:p>
              </table:table-cell>
              <table:table-cell office:value-type="float" office:value="0.015625">
                <text:p>0.015625</text:p>
              </table:table-cell>
              <table:table-cell office:value-type="float" office:value="15.04">
                <text:p>15.04</text:p>
              </table:table-cell>
              <table:table-cell office:value-type="float" office:value="0.015625">
                <text:p>0.015625</text:p>
              </table:table-cell>
              <table:table-cell office:value-type="float" office:value="6.335">
                <text:p>6.335</text:p>
              </table:table-cell>
              <table:table-cell office:value-type="float" office:value="0.015625">
                <text:p>0.015625</text:p>
              </table:table-cell>
              <table:table-cell office:value-type="float" office:value="3.397">
                <text:p>3.397</text:p>
              </table:table-cell>
              <table:table-cell office:value-type="float" office:value="0.015625">
                <text:p>0.015625</text:p>
              </table:table-cell>
              <table:table-cell office:value-type="float" office:value="2.502">
                <text:p>2.502</text:p>
              </table:table-cell>
              <table:table-cell office:value-type="float" office:value="0.015625">
                <text:p>0.015625</text:p>
              </table:table-cell>
              <table:table-cell office:value-type="float" office:value="1.359">
                <text:p>1.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71.536">
                <text:p>71.536</text:p>
              </table:table-cell>
              <table:table-cell office:value-type="float" office:value="0.0078125">
                <text:p>0.0078125</text:p>
              </table:table-cell>
              <table:table-cell office:value-type="float" office:value="33.399">
                <text:p>33.399</text:p>
              </table:table-cell>
              <table:table-cell office:value-type="float" office:value="0.0078125">
                <text:p>0.0078125</text:p>
              </table:table-cell>
              <table:table-cell office:value-type="float" office:value="14.385">
                <text:p>14.385</text:p>
              </table:table-cell>
              <table:table-cell office:value-type="float" office:value="0.0078125">
                <text:p>0.0078125</text:p>
              </table:table-cell>
              <table:table-cell office:value-type="float" office:value="6.978">
                <text:p>6.978</text:p>
              </table:table-cell>
              <table:table-cell office:value-type="float" office:value="0.0078125">
                <text:p>0.0078125</text:p>
              </table:table-cell>
              <table:table-cell office:value-type="float" office:value="3.396">
                <text:p>3.396</text:p>
              </table:table-cell>
              <table:table-cell office:value-type="float" office:value="0.0078125">
                <text:p>0.0078125</text:p>
              </table:table-cell>
              <table:table-cell office:value-type="float" office:value="1.501">
                <text:p>1.501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9">
                <text:p>1.1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3.728cm" svg:y="0.312cm" chart:style-name="ch2">
          <text:p>CQEngine zone - range 128, separate indexes</text:p>
        </chart:title>
        <chart:legend chart:legend-position="end" svg:x="13.528cm" svg:y="2.607cm" style:legend-expansion="high" chart:style-name="ch3"/>
        <chart:plot-area chart:style-name="ch4" table:cell-range-address="'enteucha-info'.F643:'enteucha-info'.F646 'enteucha-info'.J640:'enteucha-info'.J646 'enteucha-info'.H643:'enteucha-info'.H646 'enteucha-info'.H650:'enteucha-info'.H653 'enteucha-info'.H657:'enteucha-info'.H660 'enteucha-info'.H664:'enteucha-info'.H667 'enteucha-info'.H671:'enteucha-info'.H674 'enteucha-info'.H678:'enteucha-info'.H681 'enteucha-info'.H685:'enteucha-info'.H688" chart:data-source-has-labels="row" svg:x="1.346cm" svg:y="1.267cm" svg:width="11.847cm" svg:height="6.377cm">
          <chartooo:coordinate-region svg:x="2.073cm" svg:y="1.466cm" svg:width="10.788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643:'enteucha-info'.H646" chart:label-cell-address="'enteucha-info'.J640:'enteucha-info'.J640" chart:class="chart:scatter">
            <chart:domain table:cell-range-address="'enteucha-info'.F643:'enteucha-info'.F646"/>
            <chart:data-point chart:repeated="4"/>
          </chart:series>
          <chart:series chart:style-name="ch10" chart:values-cell-range-address="'enteucha-info'.H650:'enteucha-info'.H653" chart:label-cell-address="'enteucha-info'.J641:'enteucha-info'.J641" chart:class="chart:scatter">
            <chart:domain table:cell-range-address="'enteucha-info'.F650:'enteucha-info'.F653"/>
            <chart:data-point chart:repeated="4"/>
          </chart:series>
          <chart:series chart:style-name="ch11" chart:values-cell-range-address="'enteucha-info'.H657:'enteucha-info'.H660" chart:label-cell-address="'enteucha-info'.J642:'enteucha-info'.J642" chart:class="chart:scatter">
            <chart:domain table:cell-range-address="'enteucha-info'.F657:'enteucha-info'.F660"/>
            <chart:data-point chart:repeated="4"/>
          </chart:series>
          <chart:series chart:style-name="ch12" chart:values-cell-range-address="'enteucha-info'.H664:'enteucha-info'.H667" chart:label-cell-address="'enteucha-info'.J643:'enteucha-info'.J643" chart:class="chart:scatter">
            <chart:domain table:cell-range-address="'enteucha-info'.F664:'enteucha-info'.F667"/>
            <chart:data-point chart:repeated="4"/>
          </chart:series>
          <chart:series chart:style-name="ch13" chart:values-cell-range-address="'enteucha-info'.H671:'enteucha-info'.H674" chart:label-cell-address="'enteucha-info'.J644:'enteucha-info'.J644" chart:class="chart:scatter">
            <chart:domain table:cell-range-address="'enteucha-info'.F671:'enteucha-info'.F674"/>
            <chart:data-point chart:repeated="4"/>
          </chart:series>
          <chart:series chart:style-name="ch14" chart:values-cell-range-address="'enteucha-info'.H678:'enteucha-info'.H681" chart:label-cell-address="'enteucha-info'.J645:'enteucha-info'.J645" chart:class="chart:scatter">
            <chart:domain table:cell-range-address="'enteucha-info'.F678:'enteucha-info'.F681"/>
            <chart:data-point chart:repeated="4"/>
          </chart:series>
          <chart:series chart:style-name="ch15" chart:values-cell-range-address="'enteucha-info'.H685:'enteucha-info'.H688" chart:label-cell-address="'enteucha-info'.J646:'enteucha-info'.J646" chart:class="chart:scatter">
            <chart:domain table:cell-range-address="'enteucha-info'.F685:'enteucha-info'.F688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640:'enteucha-info'.J64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641:'enteucha-info'.J64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642:'enteucha-info'.J64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643:'enteucha-info'.J64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644:'enteucha-info'.J64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645:'enteucha-info'.J64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646:'enteucha-info'.J6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643:'enteucha-info'.F646</svg:desc>
                </draw:g>
              </table:table-cell>
              <table:table-cell office:value-type="float" office:value="0.525">
                <text:p>0.525</text:p>
                <draw:g>
                  <svg:desc>'enteucha-info'.H643:'enteucha-info'.H646</svg:desc>
                </draw:g>
              </table:table-cell>
              <table:table-cell office:value-type="float" office:value="0.0625">
                <text:p>0.0625</text:p>
                <draw:g>
                  <svg:desc>'enteucha-info'.F650:'enteucha-info'.F653</svg:desc>
                </draw:g>
              </table:table-cell>
              <table:table-cell office:value-type="float" office:value="0.236">
                <text:p>0.236</text:p>
                <draw:g>
                  <svg:desc>'enteucha-info'.H650:'enteucha-info'.H653</svg:desc>
                </draw:g>
              </table:table-cell>
              <table:table-cell office:value-type="float" office:value="0.0625">
                <text:p>0.0625</text:p>
                <draw:g>
                  <svg:desc>'enteucha-info'.F657:'enteucha-info'.F660</svg:desc>
                </draw:g>
              </table:table-cell>
              <table:table-cell office:value-type="float" office:value="0.348">
                <text:p>0.348</text:p>
                <draw:g>
                  <svg:desc>'enteucha-info'.H657:'enteucha-info'.H660</svg:desc>
                </draw:g>
              </table:table-cell>
              <table:table-cell office:value-type="float" office:value="0.0625">
                <text:p>0.0625</text:p>
                <draw:g>
                  <svg:desc>'enteucha-info'.F664:'enteucha-info'.F667</svg:desc>
                </draw:g>
              </table:table-cell>
              <table:table-cell office:value-type="float" office:value="0.424">
                <text:p>0.424</text:p>
                <draw:g>
                  <svg:desc>'enteucha-info'.H664:'enteucha-info'.H667</svg:desc>
                </draw:g>
              </table:table-cell>
              <table:table-cell office:value-type="float" office:value="0.0625">
                <text:p>0.0625</text:p>
                <draw:g>
                  <svg:desc>'enteucha-info'.F671:'enteucha-info'.F674</svg:desc>
                </draw:g>
              </table:table-cell>
              <table:table-cell office:value-type="float" office:value="0.669">
                <text:p>0.669</text:p>
                <draw:g>
                  <svg:desc>'enteucha-info'.H671:'enteucha-info'.H674</svg:desc>
                </draw:g>
              </table:table-cell>
              <table:table-cell office:value-type="float" office:value="0.0625">
                <text:p>0.0625</text:p>
                <draw:g>
                  <svg:desc>'enteucha-info'.F678:'enteucha-info'.F681</svg:desc>
                </draw:g>
              </table:table-cell>
              <table:table-cell office:value-type="float" office:value="1.23">
                <text:p>1.23</text:p>
                <draw:g>
                  <svg:desc>'enteucha-info'.H678:'enteucha-info'.H681</svg:desc>
                </draw:g>
              </table:table-cell>
              <table:table-cell office:value-type="float" office:value="0.0625">
                <text:p>0.0625</text:p>
                <draw:g>
                  <svg:desc>'enteucha-info'.F685:'enteucha-info'.F688</svg:desc>
                </draw:g>
              </table:table-cell>
              <table:table-cell office:value-type="float" office:value="1.985">
                <text:p>1.985</text:p>
                <draw:g>
                  <svg:desc>'enteucha-info'.H685:'enteucha-info'.H6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0.421">
                <text:p>0.421</text:p>
              </table:table-cell>
              <table:table-cell office:value-type="float" office:value="0.03125">
                <text:p>0.03125</text:p>
              </table:table-cell>
              <table:table-cell office:value-type="float" office:value="0.197">
                <text:p>0.197</text:p>
              </table:table-cell>
              <table:table-cell office:value-type="float" office:value="0.03125">
                <text:p>0.03125</text:p>
              </table:table-cell>
              <table:table-cell office:value-type="float" office:value="0.307">
                <text:p>0.307</text:p>
              </table:table-cell>
              <table:table-cell office:value-type="float" office:value="0.03125">
                <text:p>0.03125</text:p>
              </table:table-cell>
              <table:table-cell office:value-type="float" office:value="0.443">
                <text:p>0.443</text:p>
              </table:table-cell>
              <table:table-cell office:value-type="float" office:value="0.03125">
                <text:p>0.03125</text:p>
              </table:table-cell>
              <table:table-cell office:value-type="float" office:value="0.638">
                <text:p>0.638</text:p>
              </table:table-cell>
              <table:table-cell office:value-type="float" office:value="0.03125">
                <text:p>0.03125</text:p>
              </table:table-cell>
              <table:table-cell office:value-type="float" office:value="1.188">
                <text:p>1.188</text:p>
              </table:table-cell>
              <table:table-cell office:value-type="float" office:value="0.03125">
                <text:p>0.03125</text:p>
              </table:table-cell>
              <table:table-cell office:value-type="float" office:value="2.131">
                <text:p>2.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0.192">
                <text:p>0.192</text:p>
              </table:table-cell>
              <table:table-cell office:value-type="float" office:value="0.015625">
                <text:p>0.015625</text:p>
              </table:table-cell>
              <table:table-cell office:value-type="float" office:value="0.114">
                <text:p>0.114</text:p>
              </table:table-cell>
              <table:table-cell office:value-type="float" office:value="0.015625">
                <text:p>0.015625</text:p>
              </table:table-cell>
              <table:table-cell office:value-type="float" office:value="0.193">
                <text:p>0.193</text:p>
              </table:table-cell>
              <table:table-cell office:value-type="float" office:value="0.015625">
                <text:p>0.015625</text:p>
              </table:table-cell>
              <table:table-cell office:value-type="float" office:value="0.302">
                <text:p>0.302</text:p>
              </table:table-cell>
              <table:table-cell office:value-type="float" office:value="0.015625">
                <text:p>0.015625</text:p>
              </table:table-cell>
              <table:table-cell office:value-type="float" office:value="0.578">
                <text:p>0.578</text:p>
              </table:table-cell>
              <table:table-cell office:value-type="float" office:value="0.015625">
                <text:p>0.015625</text:p>
              </table:table-cell>
              <table:table-cell office:value-type="float" office:value="1.106">
                <text:p>1.106</text:p>
              </table:table-cell>
              <table:table-cell office:value-type="float" office:value="0.015625">
                <text:p>0.015625</text:p>
              </table:table-cell>
              <table:table-cell office:value-type="float" office:value="1.864">
                <text:p>1.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13">
                <text:p>0.11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79">
                <text:p>0.07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45">
                <text:p>0.14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65">
                <text:p>0.26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537">
                <text:p>0.537</text:p>
              </table:table-cell>
              <table:table-cell office:value-type="float" office:value="0.0078125">
                <text:p>0.0078125</text:p>
              </table:table-cell>
              <table:table-cell office:value-type="float" office:value="1.062">
                <text:p>1.062</text:p>
              </table:table-cell>
              <table:table-cell office:value-type="float" office:value="0.0078125">
                <text:p>0.0078125</text:p>
              </table:table-cell>
              <table:table-cell office:value-type="float" office:value="1.826">
                <text:p>1.826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3.847cm" svg:y="0.312cm" chart:style-name="ch2">
          <text:p>CQEngine zone - range 64, separate indexes</text:p>
        </chart:title>
        <chart:legend chart:legend-position="end" svg:x="13.528cm" svg:y="2.607cm" style:legend-expansion="high" chart:style-name="ch3"/>
        <chart:plot-area chart:style-name="ch4" table:cell-range-address="'enteucha-info'.F696:'enteucha-info'.F699 'enteucha-info'.J693:'enteucha-info'.J699 'enteucha-info'.H696:'enteucha-info'.H699 'enteucha-info'.H703:'enteucha-info'.H706 'enteucha-info'.H710:'enteucha-info'.H713 'enteucha-info'.H717:'enteucha-info'.H720 'enteucha-info'.H724:'enteucha-info'.H727 'enteucha-info'.H731:'enteucha-info'.H734 'enteucha-info'.H738:'enteucha-info'.H741" chart:data-source-has-labels="row" svg:x="1.346cm" svg:y="1.267cm" svg:width="11.847cm" svg:height="6.377cm">
          <chartooo:coordinate-region svg:x="2.073cm" svg:y="1.466cm" svg:width="10.788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696:'enteucha-info'.H699" chart:label-cell-address="'enteucha-info'.J693:'enteucha-info'.J693" chart:class="chart:scatter">
            <chart:domain table:cell-range-address="'enteucha-info'.F696:'enteucha-info'.F699"/>
            <chart:data-point chart:repeated="4"/>
          </chart:series>
          <chart:series chart:style-name="ch10" chart:values-cell-range-address="'enteucha-info'.H703:'enteucha-info'.H706" chart:label-cell-address="'enteucha-info'.J694:'enteucha-info'.J694" chart:class="chart:scatter">
            <chart:domain table:cell-range-address="'enteucha-info'.F703:'enteucha-info'.F706"/>
            <chart:data-point chart:repeated="4"/>
          </chart:series>
          <chart:series chart:style-name="ch11" chart:values-cell-range-address="'enteucha-info'.H710:'enteucha-info'.H713" chart:label-cell-address="'enteucha-info'.J695:'enteucha-info'.J695" chart:class="chart:scatter">
            <chart:domain table:cell-range-address="'enteucha-info'.F710:'enteucha-info'.F713"/>
            <chart:data-point chart:repeated="4"/>
          </chart:series>
          <chart:series chart:style-name="ch12" chart:values-cell-range-address="'enteucha-info'.H717:'enteucha-info'.H720" chart:label-cell-address="'enteucha-info'.J696:'enteucha-info'.J696" chart:class="chart:scatter">
            <chart:domain table:cell-range-address="'enteucha-info'.F717:'enteucha-info'.F720"/>
            <chart:data-point chart:repeated="4"/>
          </chart:series>
          <chart:series chart:style-name="ch13" chart:values-cell-range-address="'enteucha-info'.H724:'enteucha-info'.H727" chart:label-cell-address="'enteucha-info'.J697:'enteucha-info'.J697" chart:class="chart:scatter">
            <chart:domain table:cell-range-address="'enteucha-info'.F724:'enteucha-info'.F727"/>
            <chart:data-point chart:repeated="4"/>
          </chart:series>
          <chart:series chart:style-name="ch14" chart:values-cell-range-address="'enteucha-info'.H731:'enteucha-info'.H734" chart:label-cell-address="'enteucha-info'.J698:'enteucha-info'.J698" chart:class="chart:scatter">
            <chart:domain table:cell-range-address="'enteucha-info'.F731:'enteucha-info'.F734"/>
            <chart:data-point chart:repeated="4"/>
          </chart:series>
          <chart:series chart:style-name="ch15" chart:values-cell-range-address="'enteucha-info'.H738:'enteucha-info'.H741" chart:label-cell-address="'enteucha-info'.J699:'enteucha-info'.J699" chart:class="chart:scatter">
            <chart:domain table:cell-range-address="'enteucha-info'.F738:'enteucha-info'.F741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693:'enteucha-info'.J69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694:'enteucha-info'.J69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695:'enteucha-info'.J69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696:'enteucha-info'.J69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697:'enteucha-info'.J69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698:'enteucha-info'.J69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699:'enteucha-info'.J69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696:'enteucha-info'.F699</svg:desc>
                </draw:g>
              </table:table-cell>
              <table:table-cell office:value-type="float" office:value="0.795">
                <text:p>0.795</text:p>
                <draw:g>
                  <svg:desc>'enteucha-info'.H696:'enteucha-info'.H699</svg:desc>
                </draw:g>
              </table:table-cell>
              <table:table-cell office:value-type="float" office:value="0.0625">
                <text:p>0.0625</text:p>
                <draw:g>
                  <svg:desc>'enteucha-info'.F703:'enteucha-info'.F706</svg:desc>
                </draw:g>
              </table:table-cell>
              <table:table-cell office:value-type="float" office:value="0.344">
                <text:p>0.344</text:p>
                <draw:g>
                  <svg:desc>'enteucha-info'.H703:'enteucha-info'.H706</svg:desc>
                </draw:g>
              </table:table-cell>
              <table:table-cell office:value-type="float" office:value="0.0625">
                <text:p>0.0625</text:p>
                <draw:g>
                  <svg:desc>'enteucha-info'.F710:'enteucha-info'.F713</svg:desc>
                </draw:g>
              </table:table-cell>
              <table:table-cell office:value-type="float" office:value="1.018">
                <text:p>1.018</text:p>
                <draw:g>
                  <svg:desc>'enteucha-info'.H710:'enteucha-info'.H713</svg:desc>
                </draw:g>
              </table:table-cell>
              <table:table-cell office:value-type="float" office:value="0.0625">
                <text:p>0.0625</text:p>
                <draw:g>
                  <svg:desc>'enteucha-info'.F717:'enteucha-info'.F720</svg:desc>
                </draw:g>
              </table:table-cell>
              <table:table-cell office:value-type="float" office:value="0.914">
                <text:p>0.914</text:p>
                <draw:g>
                  <svg:desc>'enteucha-info'.H717:'enteucha-info'.H720</svg:desc>
                </draw:g>
              </table:table-cell>
              <table:table-cell office:value-type="float" office:value="0.0625">
                <text:p>0.0625</text:p>
                <draw:g>
                  <svg:desc>'enteucha-info'.F724:'enteucha-info'.F727</svg:desc>
                </draw:g>
              </table:table-cell>
              <table:table-cell office:value-type="float" office:value="0.589">
                <text:p>0.589</text:p>
                <draw:g>
                  <svg:desc>'enteucha-info'.H724:'enteucha-info'.H727</svg:desc>
                </draw:g>
              </table:table-cell>
              <table:table-cell office:value-type="float" office:value="0.0625">
                <text:p>0.0625</text:p>
                <draw:g>
                  <svg:desc>'enteucha-info'.F731:'enteucha-info'.F734</svg:desc>
                </draw:g>
              </table:table-cell>
              <table:table-cell office:value-type="float" office:value="0.846">
                <text:p>0.846</text:p>
                <draw:g>
                  <svg:desc>'enteucha-info'.H731:'enteucha-info'.H734</svg:desc>
                </draw:g>
              </table:table-cell>
              <table:table-cell office:value-type="float" office:value="0.0625">
                <text:p>0.0625</text:p>
                <draw:g>
                  <svg:desc>'enteucha-info'.F738:'enteucha-info'.F741</svg:desc>
                </draw:g>
              </table:table-cell>
              <table:table-cell office:value-type="float" office:value="1.39">
                <text:p>1.39</text:p>
                <draw:g>
                  <svg:desc>'enteucha-info'.H738:'enteucha-info'.H7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0.34">
                <text:p>0.34</text:p>
              </table:table-cell>
              <table:table-cell office:value-type="float" office:value="0.03125">
                <text:p>0.03125</text:p>
              </table:table-cell>
              <table:table-cell office:value-type="float" office:value="0.149">
                <text:p>0.149</text:p>
              </table:table-cell>
              <table:table-cell office:value-type="float" office:value="0.03125">
                <text:p>0.03125</text:p>
              </table:table-cell>
              <table:table-cell office:value-type="float" office:value="0.452">
                <text:p>0.452</text:p>
              </table:table-cell>
              <table:table-cell office:value-type="float" office:value="0.03125">
                <text:p>0.03125</text:p>
              </table:table-cell>
              <table:table-cell office:value-type="float" office:value="0.415">
                <text:p>0.415</text:p>
              </table:table-cell>
              <table:table-cell office:value-type="float" office:value="0.03125">
                <text:p>0.03125</text:p>
              </table:table-cell>
              <table:table-cell office:value-type="float" office:value="0.394">
                <text:p>0.394</text:p>
              </table:table-cell>
              <table:table-cell office:value-type="float" office:value="0.03125">
                <text:p>0.03125</text:p>
              </table:table-cell>
              <table:table-cell office:value-type="float" office:value="0.645">
                <text:p>0.645</text:p>
              </table:table-cell>
              <table:table-cell office:value-type="float" office:value="0.03125">
                <text:p>0.03125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0.434">
                <text:p>0.434</text:p>
              </table:table-cell>
              <table:table-cell office:value-type="float" office:value="0.015625">
                <text:p>0.015625</text:p>
              </table:table-cell>
              <table:table-cell office:value-type="float" office:value="0.116">
                <text:p>0.116</text:p>
              </table:table-cell>
              <table:table-cell office:value-type="float" office:value="0.015625">
                <text:p>0.015625</text:p>
              </table:table-cell>
              <table:table-cell office:value-type="float" office:value="0.348">
                <text:p>0.348</text:p>
              </table:table-cell>
              <table:table-cell office:value-type="float" office:value="0.015625">
                <text:p>0.015625</text:p>
              </table:table-cell>
              <table:table-cell office:value-type="float" office:value="0.375">
                <text:p>0.375</text:p>
              </table:table-cell>
              <table:table-cell office:value-type="float" office:value="0.015625">
                <text:p>0.015625</text:p>
              </table:table-cell>
              <table:table-cell office:value-type="float" office:value="0.363">
                <text:p>0.363</text:p>
              </table:table-cell>
              <table:table-cell office:value-type="float" office:value="0.015625">
                <text:p>0.015625</text:p>
              </table:table-cell>
              <table:table-cell office:value-type="float" office:value="0.616">
                <text:p>0.616</text:p>
              </table:table-cell>
              <table:table-cell office:value-type="float" office:value="0.015625">
                <text:p>0.015625</text:p>
              </table:table-cell>
              <table:table-cell office:value-type="float" office:value="1.106">
                <text:p>1.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86">
                <text:p>0.08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61">
                <text:p>0.06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5">
                <text:p>0.1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09">
                <text:p>0.20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93">
                <text:p>0.29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555">
                <text:p>0.555</text:p>
              </table:table-cell>
              <table:table-cell office:value-type="float" office:value="0.0078125">
                <text:p>0.0078125</text:p>
              </table:table-cell>
              <table:table-cell office:value-type="float" office:value="1.03">
                <text:p>1.03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5.858cm" svg:y="0.312cm" chart:style-name="ch2">
          <text:p>HSQL HTMID - range 32</text:p>
        </chart:title>
        <chart:legend chart:legend-position="end" svg:x="13.528cm" svg:y="2.607cm" style:legend-expansion="high" chart:style-name="ch3"/>
        <chart:plot-area chart:style-name="ch4" table:cell-range-address="'enteucha-info'.F110:'enteucha-info'.F116 'enteucha-info'.J110:'enteucha-info'.J116 'enteucha-info'.H110:'enteucha-info'.H158" chart:data-source-has-labels="row" svg:x="1.346cm" svg:y="1.267cm" svg:width="11.847cm" svg:height="6.377cm">
          <chartooo:coordinate-region svg:x="1.782cm" svg:y="1.466cm" svg:width="10.986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110:'enteucha-info'.H116" chart:label-cell-address="'enteucha-info'.J110:'enteucha-info'.J110" chart:class="chart:scatter">
            <chart:domain table:cell-range-address="'enteucha-info'.F110:'enteucha-info'.F116"/>
            <chart:data-point chart:repeated="7"/>
          </chart:series>
          <chart:series chart:style-name="ch10" chart:values-cell-range-address="'enteucha-info'.H117:'enteucha-info'.H123" chart:label-cell-address="'enteucha-info'.J111:'enteucha-info'.J111" chart:class="chart:scatter">
            <chart:domain table:cell-range-address="'enteucha-info'.F117:'enteucha-info'.F123"/>
            <chart:data-point chart:repeated="7"/>
          </chart:series>
          <chart:series chart:style-name="ch11" chart:values-cell-range-address="'enteucha-info'.H124:'enteucha-info'.H130" chart:label-cell-address="'enteucha-info'.J112:'enteucha-info'.J112" chart:class="chart:scatter">
            <chart:domain table:cell-range-address="'enteucha-info'.F124:'enteucha-info'.F130"/>
            <chart:data-point chart:repeated="7"/>
          </chart:series>
          <chart:series chart:style-name="ch12" chart:values-cell-range-address="'enteucha-info'.H131:'enteucha-info'.H137" chart:label-cell-address="'enteucha-info'.J113:'enteucha-info'.J113" chart:class="chart:scatter">
            <chart:domain table:cell-range-address="'enteucha-info'.F131:'enteucha-info'.F137"/>
            <chart:data-point chart:repeated="7"/>
          </chart:series>
          <chart:series chart:style-name="ch13" chart:values-cell-range-address="'enteucha-info'.H138:'enteucha-info'.H144" chart:label-cell-address="'enteucha-info'.J114:'enteucha-info'.J114" chart:class="chart:scatter">
            <chart:domain table:cell-range-address="'enteucha-info'.F138:'enteucha-info'.F144"/>
            <chart:data-point chart:repeated="7"/>
          </chart:series>
          <chart:series chart:style-name="ch14" chart:values-cell-range-address="'enteucha-info'.H145:'enteucha-info'.H151" chart:label-cell-address="'enteucha-info'.J115:'enteucha-info'.J115" chart:class="chart:scatter">
            <chart:domain table:cell-range-address="'enteucha-info'.F145:'enteucha-info'.F151"/>
            <chart:data-point chart:repeated="7"/>
          </chart:series>
          <chart:series chart:style-name="ch15" chart:values-cell-range-address="'enteucha-info'.H152:'enteucha-info'.H158" chart:label-cell-address="'enteucha-info'.J116:'enteucha-info'.J116" chart:class="chart:scatter">
            <chart:domain table:cell-range-address="'enteucha-info'.F152:'enteucha-info'.F158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110:'enteucha-info'.J11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111:'enteucha-info'.J11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112:'enteucha-info'.J11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113:'enteucha-info'.J11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114:'enteucha-info'.J11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115:'enteucha-info'.J11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116:'enteucha-info'.J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110:'enteucha-info'.F116</svg:desc>
                </draw:g>
              </table:table-cell>
              <table:table-cell office:value-type="float" office:value="9.238">
                <text:p>9.238</text:p>
                <draw:g>
                  <svg:desc>'enteucha-info'.H110:'enteucha-info'.H116</svg:desc>
                </draw:g>
              </table:table-cell>
              <table:table-cell office:value-type="float" office:value="0.5">
                <text:p>0.5</text:p>
                <draw:g>
                  <svg:desc>'enteucha-info'.F117:'enteucha-info'.F123</svg:desc>
                </draw:g>
              </table:table-cell>
              <table:table-cell office:value-type="float" office:value="9.15">
                <text:p>9.15</text:p>
                <draw:g>
                  <svg:desc>'enteucha-info'.H117:'enteucha-info'.H123</svg:desc>
                </draw:g>
              </table:table-cell>
              <table:table-cell office:value-type="float" office:value="0.5">
                <text:p>0.5</text:p>
                <draw:g>
                  <svg:desc>'enteucha-info'.F124:'enteucha-info'.F130</svg:desc>
                </draw:g>
              </table:table-cell>
              <table:table-cell office:value-type="float" office:value="8.966">
                <text:p>8.966</text:p>
                <draw:g>
                  <svg:desc>'enteucha-info'.H124:'enteucha-info'.H130</svg:desc>
                </draw:g>
              </table:table-cell>
              <table:table-cell office:value-type="float" office:value="0.5">
                <text:p>0.5</text:p>
                <draw:g>
                  <svg:desc>'enteucha-info'.F131:'enteucha-info'.F137</svg:desc>
                </draw:g>
              </table:table-cell>
              <table:table-cell office:value-type="float" office:value="8.776">
                <text:p>8.776</text:p>
                <draw:g>
                  <svg:desc>'enteucha-info'.H131:'enteucha-info'.H137</svg:desc>
                </draw:g>
              </table:table-cell>
              <table:table-cell office:value-type="float" office:value="0.5">
                <text:p>0.5</text:p>
                <draw:g>
                  <svg:desc>'enteucha-info'.F138:'enteucha-info'.F144</svg:desc>
                </draw:g>
              </table:table-cell>
              <table:table-cell office:value-type="float" office:value="8.813">
                <text:p>8.813</text:p>
                <draw:g>
                  <svg:desc>'enteucha-info'.H138:'enteucha-info'.H144</svg:desc>
                </draw:g>
              </table:table-cell>
              <table:table-cell office:value-type="float" office:value="0.5">
                <text:p>0.5</text:p>
                <draw:g>
                  <svg:desc>'enteucha-info'.F145:'enteucha-info'.F151</svg:desc>
                </draw:g>
              </table:table-cell>
              <table:table-cell office:value-type="float" office:value="8">
                <text:p>8</text:p>
                <draw:g>
                  <svg:desc>'enteucha-info'.H145:'enteucha-info'.H151</svg:desc>
                </draw:g>
              </table:table-cell>
              <table:table-cell office:value-type="float" office:value="0.5">
                <text:p>0.5</text:p>
                <draw:g>
                  <svg:desc>'enteucha-info'.F152:'enteucha-info'.F158</svg:desc>
                </draw:g>
              </table:table-cell>
              <table:table-cell office:value-type="float" office:value="9.055">
                <text:p>9.055</text:p>
                <draw:g>
                  <svg:desc>'enteucha-info'.H152:'enteucha-info'.H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.512">
                <text:p>2.512</text:p>
              </table:table-cell>
              <table:table-cell office:value-type="float" office:value="0.25">
                <text:p>0.25</text:p>
              </table:table-cell>
              <table:table-cell office:value-type="float" office:value="2.507">
                <text:p>2.507</text:p>
              </table:table-cell>
              <table:table-cell office:value-type="float" office:value="0.25">
                <text:p>0.25</text:p>
              </table:table-cell>
              <table:table-cell office:value-type="float" office:value="2.506">
                <text:p>2.506</text:p>
              </table:table-cell>
              <table:table-cell office:value-type="float" office:value="0.25">
                <text:p>0.25</text:p>
              </table:table-cell>
              <table:table-cell office:value-type="float" office:value="2.362">
                <text:p>2.362</text:p>
              </table:table-cell>
              <table:table-cell office:value-type="float" office:value="0.25">
                <text:p>0.25</text:p>
              </table:table-cell>
              <table:table-cell office:value-type="float" office:value="2.503">
                <text:p>2.503</text:p>
              </table:table-cell>
              <table:table-cell office:value-type="float" office:value="0.25">
                <text:p>0.25</text:p>
              </table:table-cell>
              <table:table-cell office:value-type="float" office:value="2.213">
                <text:p>2.213</text:p>
              </table:table-cell>
              <table:table-cell office:value-type="float" office:value="0.25">
                <text:p>0.25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765">
                <text:p>0.765</text:p>
              </table:table-cell>
              <table:table-cell office:value-type="float" office:value="0.125">
                <text:p>0.125</text:p>
              </table:table-cell>
              <table:table-cell office:value-type="float" office:value="0.768">
                <text:p>0.768</text:p>
              </table:table-cell>
              <table:table-cell office:value-type="float" office:value="0.125">
                <text:p>0.125</text:p>
              </table:table-cell>
              <table:table-cell office:value-type="float" office:value="0.769">
                <text:p>0.769</text:p>
              </table:table-cell>
              <table:table-cell office:value-type="float" office:value="0.125">
                <text:p>0.125</text:p>
              </table:table-cell>
              <table:table-cell office:value-type="float" office:value="0.723">
                <text:p>0.723</text:p>
              </table:table-cell>
              <table:table-cell office:value-type="float" office:value="0.125">
                <text:p>0.125</text:p>
              </table:table-cell>
              <table:table-cell office:value-type="float" office:value="0.764">
                <text:p>0.764</text:p>
              </table:table-cell>
              <table:table-cell office:value-type="float" office:value="0.125">
                <text:p>0.125</text:p>
              </table:table-cell>
              <table:table-cell office:value-type="float" office:value="0.677">
                <text:p>0.677</text:p>
              </table:table-cell>
              <table:table-cell office:value-type="float" office:value="0.125">
                <text:p>0.125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27">
                <text:p>0.27</text:p>
              </table:table-cell>
              <table:table-cell office:value-type="float" office:value="0.0625">
                <text:p>0.0625</text:p>
              </table:table-cell>
              <table:table-cell office:value-type="float" office:value="0.274">
                <text:p>0.274</text:p>
              </table:table-cell>
              <table:table-cell office:value-type="float" office:value="0.0625">
                <text:p>0.0625</text:p>
              </table:table-cell>
              <table:table-cell office:value-type="float" office:value="0.264">
                <text:p>0.264</text:p>
              </table:table-cell>
              <table:table-cell office:value-type="float" office:value="0.0625">
                <text:p>0.0625</text:p>
              </table:table-cell>
              <table:table-cell office:value-type="float" office:value="0.251">
                <text:p>0.251</text:p>
              </table:table-cell>
              <table:table-cell office:value-type="float" office:value="0.0625">
                <text:p>0.0625</text:p>
              </table:table-cell>
              <table:table-cell office:value-type="float" office:value="0.275">
                <text:p>0.275</text:p>
              </table:table-cell>
              <table:table-cell office:value-type="float" office:value="0.0625">
                <text:p>0.0625</text:p>
              </table:table-cell>
              <table:table-cell office:value-type="float" office:value="0.236">
                <text:p>0.236</text:p>
              </table:table-cell>
              <table:table-cell office:value-type="float" office:value="0.0625">
                <text:p>0.062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0.129">
                <text:p>0.129</text:p>
              </table:table-cell>
              <table:table-cell office:value-type="float" office:value="0.03125">
                <text:p>0.03125</text:p>
              </table:table-cell>
              <table:table-cell office:value-type="float" office:value="0.134">
                <text:p>0.134</text:p>
              </table:table-cell>
              <table:table-cell office:value-type="float" office:value="0.03125">
                <text:p>0.03125</text:p>
              </table:table-cell>
              <table:table-cell office:value-type="float" office:value="0.126">
                <text:p>0.126</text:p>
              </table:table-cell>
              <table:table-cell office:value-type="float" office:value="0.03125">
                <text:p>0.03125</text:p>
              </table:table-cell>
              <table:table-cell office:value-type="float" office:value="0.125">
                <text:p>0.125</text:p>
              </table:table-cell>
              <table:table-cell office:value-type="float" office:value="0.03125">
                <text:p>0.03125</text:p>
              </table:table-cell>
              <table:table-cell office:value-type="float" office:value="0.131">
                <text:p>0.131</text:p>
              </table:table-cell>
              <table:table-cell office:value-type="float" office:value="0.03125">
                <text:p>0.03125</text:p>
              </table:table-cell>
              <table:table-cell office:value-type="float" office:value="0.114">
                <text:p>0.114</text:p>
              </table:table-cell>
              <table:table-cell office:value-type="float" office:value="0.03125">
                <text:p>0.03125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0.07">
                <text:p>0.07</text:p>
              </table:table-cell>
              <table:table-cell office:value-type="float" office:value="0.015625">
                <text:p>0.015625</text:p>
              </table:table-cell>
              <table:table-cell office:value-type="float" office:value="0.069">
                <text:p>0.069</text:p>
              </table:table-cell>
              <table:table-cell office:value-type="float" office:value="0.015625">
                <text:p>0.015625</text:p>
              </table:table-cell>
              <table:table-cell office:value-type="float" office:value="0.064">
                <text:p>0.064</text:p>
              </table:table-cell>
              <table:table-cell office:value-type="float" office:value="0.015625">
                <text:p>0.015625</text:p>
              </table:table-cell>
              <table:table-cell office:value-type="float" office:value="0.064">
                <text:p>0.064</text:p>
              </table:table-cell>
              <table:table-cell office:value-type="float" office:value="0.015625">
                <text:p>0.015625</text:p>
              </table:table-cell>
              <table:table-cell office:value-type="float" office:value="0.071">
                <text:p>0.071</text:p>
              </table:table-cell>
              <table:table-cell office:value-type="float" office:value="0.015625">
                <text:p>0.015625</text:p>
              </table:table-cell>
              <table:table-cell office:value-type="float" office:value="0.061">
                <text:p>0.061</text:p>
              </table:table-cell>
              <table:table-cell office:value-type="float" office:value="0.015625">
                <text:p>0.015625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3">
                <text:p>0.05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7">
                <text:p>0.05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53">
                <text:p>0.15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49">
                <text:p>0.04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7">
                <text:p>0.05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48">
                <text:p>0.048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2">
                <text:p>0.0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3.847cm" svg:y="0.312cm" chart:style-name="ch2">
          <text:p>CQEngine zone - range 32, separate indexes</text:p>
        </chart:title>
        <chart:legend chart:legend-position="end" svg:x="13.528cm" svg:y="2.607cm" style:legend-expansion="high" chart:style-name="ch3"/>
        <chart:plot-area chart:style-name="ch4" table:cell-range-address="'enteucha-info'.F749:'enteucha-info'.F752 'enteucha-info'.J746:'enteucha-info'.J752 'enteucha-info'.H749:'enteucha-info'.H752 'enteucha-info'.H756:'enteucha-info'.H759 'enteucha-info'.H763:'enteucha-info'.H766 'enteucha-info'.H770:'enteucha-info'.H773 'enteucha-info'.H777:'enteucha-info'.H780 'enteucha-info'.H784:'enteucha-info'.H787 'enteucha-info'.H791:'enteucha-info'.H794" chart:data-source-has-labels="row" svg:x="1.346cm" svg:y="1.267cm" svg:width="11.847cm" svg:height="6.377cm">
          <chartooo:coordinate-region svg:x="2.073cm" svg:y="1.466cm" svg:width="10.788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749:'enteucha-info'.H752" chart:label-cell-address="'enteucha-info'.J746:'enteucha-info'.J746" chart:class="chart:scatter">
            <chart:domain table:cell-range-address="'enteucha-info'.F749:'enteucha-info'.F752"/>
            <chart:data-point chart:repeated="4"/>
          </chart:series>
          <chart:series chart:style-name="ch10" chart:values-cell-range-address="'enteucha-info'.H756:'enteucha-info'.H759" chart:label-cell-address="'enteucha-info'.J747:'enteucha-info'.J747" chart:class="chart:scatter">
            <chart:domain table:cell-range-address="'enteucha-info'.F756:'enteucha-info'.F759"/>
            <chart:data-point chart:repeated="4"/>
          </chart:series>
          <chart:series chart:style-name="ch11" chart:values-cell-range-address="'enteucha-info'.H763:'enteucha-info'.H766" chart:label-cell-address="'enteucha-info'.J748:'enteucha-info'.J748" chart:class="chart:scatter">
            <chart:domain table:cell-range-address="'enteucha-info'.F763:'enteucha-info'.F766"/>
            <chart:data-point chart:repeated="4"/>
          </chart:series>
          <chart:series chart:style-name="ch12" chart:values-cell-range-address="'enteucha-info'.H770:'enteucha-info'.H773" chart:label-cell-address="'enteucha-info'.J749:'enteucha-info'.J749" chart:class="chart:scatter">
            <chart:domain table:cell-range-address="'enteucha-info'.F770:'enteucha-info'.F773"/>
            <chart:data-point chart:repeated="4"/>
          </chart:series>
          <chart:series chart:style-name="ch13" chart:values-cell-range-address="'enteucha-info'.H777:'enteucha-info'.H780" chart:label-cell-address="'enteucha-info'.J750:'enteucha-info'.J750" chart:class="chart:scatter">
            <chart:domain table:cell-range-address="'enteucha-info'.F777:'enteucha-info'.F780"/>
            <chart:data-point chart:repeated="4"/>
          </chart:series>
          <chart:series chart:style-name="ch14" chart:values-cell-range-address="'enteucha-info'.H784:'enteucha-info'.H787" chart:label-cell-address="'enteucha-info'.J751:'enteucha-info'.J751" chart:class="chart:scatter">
            <chart:domain table:cell-range-address="'enteucha-info'.F784:'enteucha-info'.F787"/>
            <chart:data-point chart:repeated="4"/>
          </chart:series>
          <chart:series chart:style-name="ch15" chart:values-cell-range-address="'enteucha-info'.H791:'enteucha-info'.H794" chart:label-cell-address="'enteucha-info'.J752:'enteucha-info'.J752" chart:class="chart:scatter">
            <chart:domain table:cell-range-address="'enteucha-info'.F791:'enteucha-info'.F794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746:'enteucha-info'.J74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747:'enteucha-info'.J74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748:'enteucha-info'.J74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749:'enteucha-info'.J74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750:'enteucha-info'.J75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751:'enteucha-info'.J75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752:'enteucha-info'.J7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749:'enteucha-info'.F752</svg:desc>
                </draw:g>
              </table:table-cell>
              <table:table-cell office:value-type="float" office:value="1.701">
                <text:p>1.701</text:p>
                <draw:g>
                  <svg:desc>'enteucha-info'.H749:'enteucha-info'.H752</svg:desc>
                </draw:g>
              </table:table-cell>
              <table:table-cell office:value-type="float" office:value="0.0625">
                <text:p>0.0625</text:p>
                <draw:g>
                  <svg:desc>'enteucha-info'.F756:'enteucha-info'.F759</svg:desc>
                </draw:g>
              </table:table-cell>
              <table:table-cell office:value-type="float" office:value="1.79">
                <text:p>1.79</text:p>
                <draw:g>
                  <svg:desc>'enteucha-info'.H756:'enteucha-info'.H759</svg:desc>
                </draw:g>
              </table:table-cell>
              <table:table-cell office:value-type="float" office:value="0.0625">
                <text:p>0.0625</text:p>
                <draw:g>
                  <svg:desc>'enteucha-info'.F763:'enteucha-info'.F766</svg:desc>
                </draw:g>
              </table:table-cell>
              <table:table-cell office:value-type="float" office:value="1.289">
                <text:p>1.289</text:p>
                <draw:g>
                  <svg:desc>'enteucha-info'.H763:'enteucha-info'.H766</svg:desc>
                </draw:g>
              </table:table-cell>
              <table:table-cell office:value-type="float" office:value="0.0625">
                <text:p>0.0625</text:p>
                <draw:g>
                  <svg:desc>'enteucha-info'.F770:'enteucha-info'.F773</svg:desc>
                </draw:g>
              </table:table-cell>
              <table:table-cell office:value-type="float" office:value="2.117">
                <text:p>2.117</text:p>
                <draw:g>
                  <svg:desc>'enteucha-info'.H770:'enteucha-info'.H773</svg:desc>
                </draw:g>
              </table:table-cell>
              <table:table-cell office:value-type="float" office:value="0.0625">
                <text:p>0.0625</text:p>
                <draw:g>
                  <svg:desc>'enteucha-info'.F777:'enteucha-info'.F780</svg:desc>
                </draw:g>
              </table:table-cell>
              <table:table-cell office:value-type="float" office:value="0.774">
                <text:p>0.774</text:p>
                <draw:g>
                  <svg:desc>'enteucha-info'.H777:'enteucha-info'.H780</svg:desc>
                </draw:g>
              </table:table-cell>
              <table:table-cell office:value-type="float" office:value="0.0625">
                <text:p>0.0625</text:p>
                <draw:g>
                  <svg:desc>'enteucha-info'.F784:'enteucha-info'.F787</svg:desc>
                </draw:g>
              </table:table-cell>
              <table:table-cell office:value-type="float" office:value="1.051">
                <text:p>1.051</text:p>
                <draw:g>
                  <svg:desc>'enteucha-info'.H784:'enteucha-info'.H787</svg:desc>
                </draw:g>
              </table:table-cell>
              <table:table-cell office:value-type="float" office:value="0.0625">
                <text:p>0.0625</text:p>
                <draw:g>
                  <svg:desc>'enteucha-info'.F791:'enteucha-info'.F794</svg:desc>
                </draw:g>
              </table:table-cell>
              <table:table-cell office:value-type="float" office:value="1.414">
                <text:p>1.414</text:p>
                <draw:g>
                  <svg:desc>'enteucha-info'.H791:'enteucha-info'.H7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0.799">
                <text:p>0.799</text:p>
              </table:table-cell>
              <table:table-cell office:value-type="float" office:value="0.03125">
                <text:p>0.03125</text:p>
              </table:table-cell>
              <table:table-cell office:value-type="float" office:value="0.843">
                <text:p>0.843</text:p>
              </table:table-cell>
              <table:table-cell office:value-type="float" office:value="0.03125">
                <text:p>0.03125</text:p>
              </table:table-cell>
              <table:table-cell office:value-type="float" office:value="0.61">
                <text:p>0.61</text:p>
              </table:table-cell>
              <table:table-cell office:value-type="float" office:value="0.03125">
                <text:p>0.03125</text:p>
              </table:table-cell>
              <table:table-cell office:value-type="float" office:value="1.024">
                <text:p>1.024</text:p>
              </table:table-cell>
              <table:table-cell office:value-type="float" office:value="0.03125">
                <text:p>0.03125</text:p>
              </table:table-cell>
              <table:table-cell office:value-type="float" office:value="0.434">
                <text:p>0.434</text:p>
              </table:table-cell>
              <table:table-cell office:value-type="float" office:value="0.03125">
                <text:p>0.03125</text:p>
              </table:table-cell>
              <table:table-cell office:value-type="float" office:value="0.645">
                <text:p>0.645</text:p>
              </table:table-cell>
              <table:table-cell office:value-type="float" office:value="0.03125">
                <text:p>0.03125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0.332">
                <text:p>0.332</text:p>
              </table:table-cell>
              <table:table-cell office:value-type="float" office:value="0.015625">
                <text:p>0.015625</text:p>
              </table:table-cell>
              <table:table-cell office:value-type="float" office:value="0.349">
                <text:p>0.349</text:p>
              </table:table-cell>
              <table:table-cell office:value-type="float" office:value="0.015625">
                <text:p>0.015625</text:p>
              </table:table-cell>
              <table:table-cell office:value-type="float" office:value="0.235">
                <text:p>0.235</text:p>
              </table:table-cell>
              <table:table-cell office:value-type="float" office:value="0.015625">
                <text:p>0.015625</text:p>
              </table:table-cell>
              <table:table-cell office:value-type="float" office:value="0.455">
                <text:p>0.455</text:p>
              </table:table-cell>
              <table:table-cell office:value-type="float" office:value="0.015625">
                <text:p>0.015625</text:p>
              </table:table-cell>
              <table:table-cell office:value-type="float" office:value="0.258">
                <text:p>0.258</text:p>
              </table:table-cell>
              <table:table-cell office:value-type="float" office:value="0.015625">
                <text:p>0.015625</text:p>
              </table:table-cell>
              <table:table-cell office:value-type="float" office:value="0.427">
                <text:p>0.427</text:p>
              </table:table-cell>
              <table:table-cell office:value-type="float" office:value="0.015625">
                <text:p>0.01562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45">
                <text:p>0.24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59">
                <text:p>0.25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89">
                <text:p>0.18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58">
                <text:p>0.358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22">
                <text:p>0.222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93">
                <text:p>0.39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641">
                <text:p>0.64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3.847cm" svg:y="0.312cm" chart:style-name="ch2">
          <text:p>CQEngine zone - range 32, separate indexes</text:p>
        </chart:title>
        <chart:legend chart:legend-position="end" svg:x="13.343cm" svg:y="2.607cm" style:legend-expansion="high" chart:style-name="ch3"/>
        <chart:plot-area chart:style-name="ch4" table:cell-range-address="'enteucha-info'.S746:'enteucha-info'.S752 'enteucha-info'.X746:'enteucha-info'.X752 'enteucha-info'.V746:'enteucha-info'.V794" chart:data-source-has-labels="row" svg:x="1.346cm" svg:y="1.267cm" svg:width="11.662cm" svg:height="6.377cm">
          <chartooo:coordinate-region svg:x="1.967cm" svg:y="1.466cm" svg:width="10.801cm" svg:height="5.531cm"/>
          <chart:axis chart:dimension="x" chart:name="primary-x" chart:style-name="ch5">
            <chart:title svg:x="6.339cm" svg:y="7.82cm" chart:style-name="ch6">
              <text:p>zone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V746:'enteucha-info'.V752" chart:label-cell-address="'enteucha-info'.X746:'enteucha-info'.X746" chart:class="chart:scatter">
            <chart:domain table:cell-range-address="'enteucha-info'.S746:'enteucha-info'.S752"/>
            <chart:data-point chart:repeated="7"/>
          </chart:series>
          <chart:series chart:style-name="ch10" chart:values-cell-range-address="'enteucha-info'.V753:'enteucha-info'.V759" chart:label-cell-address="'enteucha-info'.X747:'enteucha-info'.X747" chart:class="chart:scatter">
            <chart:domain table:cell-range-address="'enteucha-info'.S753:'enteucha-info'.S759"/>
            <chart:data-point chart:repeated="7"/>
          </chart:series>
          <chart:series chart:style-name="ch11" chart:values-cell-range-address="'enteucha-info'.V760:'enteucha-info'.V766" chart:label-cell-address="'enteucha-info'.X748:'enteucha-info'.X748" chart:class="chart:scatter">
            <chart:domain table:cell-range-address="'enteucha-info'.S760:'enteucha-info'.S766"/>
            <chart:data-point chart:repeated="7"/>
          </chart:series>
          <chart:series chart:style-name="ch12" chart:values-cell-range-address="'enteucha-info'.V767:'enteucha-info'.V773" chart:label-cell-address="'enteucha-info'.X749:'enteucha-info'.X749" chart:class="chart:scatter">
            <chart:domain table:cell-range-address="'enteucha-info'.S767:'enteucha-info'.S773"/>
            <chart:data-point chart:repeated="7"/>
          </chart:series>
          <chart:series chart:style-name="ch13" chart:values-cell-range-address="'enteucha-info'.V774:'enteucha-info'.V780" chart:label-cell-address="'enteucha-info'.X750:'enteucha-info'.X750" chart:class="chart:scatter">
            <chart:domain table:cell-range-address="'enteucha-info'.S774:'enteucha-info'.S780"/>
            <chart:data-point chart:repeated="7"/>
          </chart:series>
          <chart:series chart:style-name="ch14" chart:values-cell-range-address="'enteucha-info'.V781:'enteucha-info'.V787" chart:label-cell-address="'enteucha-info'.X751:'enteucha-info'.X751" chart:class="chart:scatter">
            <chart:domain table:cell-range-address="'enteucha-info'.S781:'enteucha-info'.S787"/>
            <chart:data-point chart:repeated="7"/>
          </chart:series>
          <chart:series chart:style-name="ch15" chart:values-cell-range-address="'enteucha-info'.V788:'enteucha-info'.V794" chart:label-cell-address="'enteucha-info'.X752:'enteucha-info'.X752" chart:class="chart:scatter">
            <chart:domain table:cell-range-address="'enteucha-info'.S788:'enteucha-info'.S794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radius 0.5</text:p>
                <draw:g>
                  <svg:desc>'enteucha-info'.X746:'enteucha-info'.X746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25</text:p>
                <draw:g>
                  <svg:desc>'enteucha-info'.X747:'enteucha-info'.X747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125</text:p>
                <draw:g>
                  <svg:desc>'enteucha-info'.X748:'enteucha-info'.X748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625</text:p>
                <draw:g>
                  <svg:desc>'enteucha-info'.X749:'enteucha-info'.X749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312</text:p>
                <draw:g>
                  <svg:desc>'enteucha-info'.X750:'enteucha-info'.X75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156</text:p>
                <draw:g>
                  <svg:desc>'enteucha-info'.X751:'enteucha-info'.X75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078</text:p>
                <draw:g>
                  <svg:desc>'enteucha-info'.X752:'enteucha-info'.X7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S746:'enteucha-info'.S752</svg:desc>
                </draw:g>
              </table:table-cell>
              <table:table-cell office:value-type="float" office:value="35.189">
                <text:p>35.189</text:p>
                <draw:g>
                  <svg:desc>'enteucha-info'.V746:'enteucha-info'.V752</svg:desc>
                </draw:g>
              </table:table-cell>
              <table:table-cell office:value-type="float" office:value="0.5">
                <text:p>0.5</text:p>
                <draw:g>
                  <svg:desc>'enteucha-info'.S753:'enteucha-info'.S759</svg:desc>
                </draw:g>
              </table:table-cell>
              <table:table-cell office:value-type="float" office:value="9.836">
                <text:p>9.836</text:p>
                <draw:g>
                  <svg:desc>'enteucha-info'.V753:'enteucha-info'.V759</svg:desc>
                </draw:g>
              </table:table-cell>
              <table:table-cell office:value-type="float" office:value="0.5">
                <text:p>0.5</text:p>
                <draw:g>
                  <svg:desc>'enteucha-info'.S760:'enteucha-info'.S766</svg:desc>
                </draw:g>
              </table:table-cell>
              <table:table-cell office:value-type="float" office:value="3.46">
                <text:p>3.46</text:p>
                <draw:g>
                  <svg:desc>'enteucha-info'.V760:'enteucha-info'.V766</svg:desc>
                </draw:g>
              </table:table-cell>
              <table:table-cell office:value-type="float" office:value="0.5">
                <text:p>0.5</text:p>
                <draw:g>
                  <svg:desc>'enteucha-info'.S767:'enteucha-info'.S773</svg:desc>
                </draw:g>
              </table:table-cell>
              <table:table-cell office:value-type="float" office:value="1.701">
                <text:p>1.701</text:p>
                <draw:g>
                  <svg:desc>'enteucha-info'.V767:'enteucha-info'.V773</svg:desc>
                </draw:g>
              </table:table-cell>
              <table:table-cell office:value-type="float" office:value="0.5">
                <text:p>0.5</text:p>
                <draw:g>
                  <svg:desc>'enteucha-info'.S774:'enteucha-info'.S780</svg:desc>
                </draw:g>
              </table:table-cell>
              <table:table-cell office:value-type="float" office:value="0.799">
                <text:p>0.799</text:p>
                <draw:g>
                  <svg:desc>'enteucha-info'.V774:'enteucha-info'.V780</svg:desc>
                </draw:g>
              </table:table-cell>
              <table:table-cell office:value-type="float" office:value="0.5">
                <text:p>0.5</text:p>
                <draw:g>
                  <svg:desc>'enteucha-info'.S781:'enteucha-info'.S787</svg:desc>
                </draw:g>
              </table:table-cell>
              <table:table-cell office:value-type="float" office:value="0.332">
                <text:p>0.332</text:p>
                <draw:g>
                  <svg:desc>'enteucha-info'.V781:'enteucha-info'.V787</svg:desc>
                </draw:g>
              </table:table-cell>
              <table:table-cell office:value-type="float" office:value="0.5">
                <text:p>0.5</text:p>
                <draw:g>
                  <svg:desc>'enteucha-info'.S788:'enteucha-info'.S794</svg:desc>
                </draw:g>
              </table:table-cell>
              <table:table-cell office:value-type="float" office:value="0.245">
                <text:p>0.245</text:p>
                <draw:g>
                  <svg:desc>'enteucha-info'.V788:'enteucha-info'.V7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33.012">
                <text:p>33.012</text:p>
              </table:table-cell>
              <table:table-cell office:value-type="float" office:value="0.25">
                <text:p>0.25</text:p>
              </table:table-cell>
              <table:table-cell office:value-type="float" office:value="9.527">
                <text:p>9.527</text:p>
              </table:table-cell>
              <table:table-cell office:value-type="float" office:value="0.25">
                <text:p>0.25</text:p>
              </table:table-cell>
              <table:table-cell office:value-type="float" office:value="3.599">
                <text:p>3.599</text:p>
              </table:table-cell>
              <table:table-cell office:value-type="float" office:value="0.25">
                <text:p>0.25</text:p>
              </table:table-cell>
              <table:table-cell office:value-type="float" office:value="1.79">
                <text:p>1.79</text:p>
              </table:table-cell>
              <table:table-cell office:value-type="float" office:value="0.25">
                <text:p>0.25</text:p>
              </table:table-cell>
              <table:table-cell office:value-type="float" office:value="0.843">
                <text:p>0.843</text:p>
              </table:table-cell>
              <table:table-cell office:value-type="float" office:value="0.25">
                <text:p>0.25</text:p>
              </table:table-cell>
              <table:table-cell office:value-type="float" office:value="0.349">
                <text:p>0.349</text:p>
              </table:table-cell>
              <table:table-cell office:value-type="float" office:value="0.25">
                <text:p>0.25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26.96">
                <text:p>26.96</text:p>
              </table:table-cell>
              <table:table-cell office:value-type="float" office:value="0.125">
                <text:p>0.125</text:p>
              </table:table-cell>
              <table:table-cell office:value-type="float" office:value="7.265">
                <text:p>7.265</text:p>
              </table:table-cell>
              <table:table-cell office:value-type="float" office:value="0.125">
                <text:p>0.125</text:p>
              </table:table-cell>
              <table:table-cell office:value-type="float" office:value="2.575">
                <text:p>2.575</text:p>
              </table:table-cell>
              <table:table-cell office:value-type="float" office:value="0.125">
                <text:p>0.125</text:p>
              </table:table-cell>
              <table:table-cell office:value-type="float" office:value="1.289">
                <text:p>1.289</text:p>
              </table:table-cell>
              <table:table-cell office:value-type="float" office:value="0.125">
                <text:p>0.125</text:p>
              </table:table-cell>
              <table:table-cell office:value-type="float" office:value="0.61">
                <text:p>0.61</text:p>
              </table:table-cell>
              <table:table-cell office:value-type="float" office:value="0.125">
                <text:p>0.125</text:p>
              </table:table-cell>
              <table:table-cell office:value-type="float" office:value="0.235">
                <text:p>0.235</text:p>
              </table:table-cell>
              <table:table-cell office:value-type="float" office:value="0.125">
                <text:p>0.125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40.439">
                <text:p>40.439</text:p>
              </table:table-cell>
              <table:table-cell office:value-type="float" office:value="0.0625">
                <text:p>0.0625</text:p>
              </table:table-cell>
              <table:table-cell office:value-type="float" office:value="12.139">
                <text:p>12.139</text:p>
              </table:table-cell>
              <table:table-cell office:value-type="float" office:value="0.0625">
                <text:p>0.0625</text:p>
              </table:table-cell>
              <table:table-cell office:value-type="float" office:value="4.341">
                <text:p>4.341</text:p>
              </table:table-cell>
              <table:table-cell office:value-type="float" office:value="0.0625">
                <text:p>0.0625</text:p>
              </table:table-cell>
              <table:table-cell office:value-type="float" office:value="2.117">
                <text:p>2.117</text:p>
              </table:table-cell>
              <table:table-cell office:value-type="float" office:value="0.0625">
                <text:p>0.0625</text:p>
              </table:table-cell>
              <table:table-cell office:value-type="float" office:value="1.024">
                <text:p>1.024</text:p>
              </table:table-cell>
              <table:table-cell office:value-type="float" office:value="0.0625">
                <text:p>0.0625</text:p>
              </table:table-cell>
              <table:table-cell office:value-type="float" office:value="0.455">
                <text:p>0.455</text:p>
              </table:table-cell>
              <table:table-cell office:value-type="float" office:value="0.0625">
                <text:p>0.0625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14.054">
                <text:p>14.054</text:p>
              </table:table-cell>
              <table:table-cell office:value-type="float" office:value="0.03125">
                <text:p>0.03125</text:p>
              </table:table-cell>
              <table:table-cell office:value-type="float" office:value="4.134">
                <text:p>4.134</text:p>
              </table:table-cell>
              <table:table-cell office:value-type="float" office:value="0.03125">
                <text:p>0.03125</text:p>
              </table:table-cell>
              <table:table-cell office:value-type="float" office:value="1.461">
                <text:p>1.461</text:p>
              </table:table-cell>
              <table:table-cell office:value-type="float" office:value="0.03125">
                <text:p>0.03125</text:p>
              </table:table-cell>
              <table:table-cell office:value-type="float" office:value="0.774">
                <text:p>0.774</text:p>
              </table:table-cell>
              <table:table-cell office:value-type="float" office:value="0.03125">
                <text:p>0.03125</text:p>
              </table:table-cell>
              <table:table-cell office:value-type="float" office:value="0.434">
                <text:p>0.434</text:p>
              </table:table-cell>
              <table:table-cell office:value-type="float" office:value="0.03125">
                <text:p>0.03125</text:p>
              </table:table-cell>
              <table:table-cell office:value-type="float" office:value="0.258">
                <text:p>0.258</text:p>
              </table:table-cell>
              <table:table-cell office:value-type="float" office:value="0.03125">
                <text:p>0.03125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18.365">
                <text:p>18.365</text:p>
              </table:table-cell>
              <table:table-cell office:value-type="float" office:value="0.015625">
                <text:p>0.015625</text:p>
              </table:table-cell>
              <table:table-cell office:value-type="float" office:value="5.404">
                <text:p>5.404</text:p>
              </table:table-cell>
              <table:table-cell office:value-type="float" office:value="0.015625">
                <text:p>0.015625</text:p>
              </table:table-cell>
              <table:table-cell office:value-type="float" office:value="1.927">
                <text:p>1.927</text:p>
              </table:table-cell>
              <table:table-cell office:value-type="float" office:value="0.015625">
                <text:p>0.015625</text:p>
              </table:table-cell>
              <table:table-cell office:value-type="float" office:value="1.051">
                <text:p>1.051</text:p>
              </table:table-cell>
              <table:table-cell office:value-type="float" office:value="0.015625">
                <text:p>0.015625</text:p>
              </table:table-cell>
              <table:table-cell office:value-type="float" office:value="0.645">
                <text:p>0.645</text:p>
              </table:table-cell>
              <table:table-cell office:value-type="float" office:value="0.015625">
                <text:p>0.015625</text:p>
              </table:table-cell>
              <table:table-cell office:value-type="float" office:value="0.427">
                <text:p>0.427</text:p>
              </table:table-cell>
              <table:table-cell office:value-type="float" office:value="0.015625">
                <text:p>0.015625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20.065">
                <text:p>20.065</text:p>
              </table:table-cell>
              <table:table-cell office:value-type="float" office:value="0.0078125">
                <text:p>0.0078125</text:p>
              </table:table-cell>
              <table:table-cell office:value-type="float" office:value="6.414">
                <text:p>6.414</text:p>
              </table:table-cell>
              <table:table-cell office:value-type="float" office:value="0.0078125">
                <text:p>0.0078125</text:p>
              </table:table-cell>
              <table:table-cell office:value-type="float" office:value="2.443">
                <text:p>2.443</text:p>
              </table:table-cell>
              <table:table-cell office:value-type="float" office:value="0.0078125">
                <text:p>0.0078125</text:p>
              </table:table-cell>
              <table:table-cell office:value-type="float" office:value="1.414">
                <text:p>1.41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926">
                <text:p>0.92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68">
                <text:p>0.68</text:p>
              </table:table-cell>
              <table:table-cell office:value-type="float" office:value="0.0078125">
                <text:p>0.0078125</text:p>
              </table:table-cell>
              <table:table-cell office:value-type="float" office:value="0.641">
                <text:p>0.64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3.847cm" svg:y="0.312cm" chart:style-name="ch2">
          <text:p>CQEngine zone - range 64, separate indexes</text:p>
        </chart:title>
        <chart:legend chart:legend-position="end" svg:x="13.343cm" svg:y="2.607cm" style:legend-expansion="high" chart:style-name="ch3"/>
        <chart:plot-area chart:style-name="ch4" table:cell-range-address="'enteucha-info'.S693:'enteucha-info'.S699 'enteucha-info'.X693:'enteucha-info'.X699 'enteucha-info'.V693:'enteucha-info'.V741" chart:data-source-has-labels="row" svg:x="1.346cm" svg:y="1.267cm" svg:width="11.662cm" svg:height="6.377cm">
          <chartooo:coordinate-region svg:x="1.782cm" svg:y="1.466cm" svg:width="10.801cm" svg:height="5.531cm"/>
          <chart:axis chart:dimension="x" chart:name="primary-x" chart:style-name="ch5">
            <chart:title svg:x="6.339cm" svg:y="7.82cm" chart:style-name="ch6">
              <text:p>zone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V693:'enteucha-info'.V699" chart:label-cell-address="'enteucha-info'.X693:'enteucha-info'.X693" chart:class="chart:scatter">
            <chart:domain table:cell-range-address="'enteucha-info'.S693:'enteucha-info'.S699"/>
            <chart:data-point chart:repeated="7"/>
          </chart:series>
          <chart:series chart:style-name="ch10" chart:values-cell-range-address="'enteucha-info'.V700:'enteucha-info'.V706" chart:label-cell-address="'enteucha-info'.X694:'enteucha-info'.X694" chart:class="chart:scatter">
            <chart:domain table:cell-range-address="'enteucha-info'.S700:'enteucha-info'.S706"/>
            <chart:data-point chart:repeated="7"/>
          </chart:series>
          <chart:series chart:style-name="ch11" chart:values-cell-range-address="'enteucha-info'.V707:'enteucha-info'.V713" chart:label-cell-address="'enteucha-info'.X695:'enteucha-info'.X695" chart:class="chart:scatter">
            <chart:domain table:cell-range-address="'enteucha-info'.S707:'enteucha-info'.S713"/>
            <chart:data-point chart:repeated="7"/>
          </chart:series>
          <chart:series chart:style-name="ch12" chart:values-cell-range-address="'enteucha-info'.V714:'enteucha-info'.V720" chart:label-cell-address="'enteucha-info'.X696:'enteucha-info'.X696" chart:class="chart:scatter">
            <chart:domain table:cell-range-address="'enteucha-info'.S714:'enteucha-info'.S720"/>
            <chart:data-point chart:repeated="7"/>
          </chart:series>
          <chart:series chart:style-name="ch13" chart:values-cell-range-address="'enteucha-info'.V721:'enteucha-info'.V727" chart:label-cell-address="'enteucha-info'.X697:'enteucha-info'.X697" chart:class="chart:scatter">
            <chart:domain table:cell-range-address="'enteucha-info'.S721:'enteucha-info'.S727"/>
            <chart:data-point chart:repeated="7"/>
          </chart:series>
          <chart:series chart:style-name="ch14" chart:values-cell-range-address="'enteucha-info'.V728:'enteucha-info'.V734" chart:label-cell-address="'enteucha-info'.X698:'enteucha-info'.X698" chart:class="chart:scatter">
            <chart:domain table:cell-range-address="'enteucha-info'.S728:'enteucha-info'.S734"/>
            <chart:data-point chart:repeated="7"/>
          </chart:series>
          <chart:series chart:style-name="ch15" chart:values-cell-range-address="'enteucha-info'.V735:'enteucha-info'.V741" chart:label-cell-address="'enteucha-info'.X699:'enteucha-info'.X699" chart:class="chart:scatter">
            <chart:domain table:cell-range-address="'enteucha-info'.S735:'enteucha-info'.S741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radius 0.5</text:p>
                <draw:g>
                  <svg:desc>'enteucha-info'.X693:'enteucha-info'.X693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25</text:p>
                <draw:g>
                  <svg:desc>'enteucha-info'.X694:'enteucha-info'.X694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125</text:p>
                <draw:g>
                  <svg:desc>'enteucha-info'.X695:'enteucha-info'.X695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625</text:p>
                <draw:g>
                  <svg:desc>'enteucha-info'.X696:'enteucha-info'.X696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312</text:p>
                <draw:g>
                  <svg:desc>'enteucha-info'.X697:'enteucha-info'.X697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156</text:p>
                <draw:g>
                  <svg:desc>'enteucha-info'.X698:'enteucha-info'.X698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078</text:p>
                <draw:g>
                  <svg:desc>'enteucha-info'.X699:'enteucha-info'.X69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S693:'enteucha-info'.S699</svg:desc>
                </draw:g>
              </table:table-cell>
              <table:table-cell office:value-type="float" office:value="9.923">
                <text:p>9.923</text:p>
                <draw:g>
                  <svg:desc>'enteucha-info'.V693:'enteucha-info'.V699</svg:desc>
                </draw:g>
              </table:table-cell>
              <table:table-cell office:value-type="float" office:value="0.5">
                <text:p>0.5</text:p>
                <draw:g>
                  <svg:desc>'enteucha-info'.S700:'enteucha-info'.S706</svg:desc>
                </draw:g>
              </table:table-cell>
              <table:table-cell office:value-type="float" office:value="3.461">
                <text:p>3.461</text:p>
                <draw:g>
                  <svg:desc>'enteucha-info'.V700:'enteucha-info'.V706</svg:desc>
                </draw:g>
              </table:table-cell>
              <table:table-cell office:value-type="float" office:value="0.5">
                <text:p>0.5</text:p>
                <draw:g>
                  <svg:desc>'enteucha-info'.S707:'enteucha-info'.S713</svg:desc>
                </draw:g>
              </table:table-cell>
              <table:table-cell office:value-type="float" office:value="1.67">
                <text:p>1.67</text:p>
                <draw:g>
                  <svg:desc>'enteucha-info'.V707:'enteucha-info'.V713</svg:desc>
                </draw:g>
              </table:table-cell>
              <table:table-cell office:value-type="float" office:value="0.5">
                <text:p>0.5</text:p>
                <draw:g>
                  <svg:desc>'enteucha-info'.S714:'enteucha-info'.S720</svg:desc>
                </draw:g>
              </table:table-cell>
              <table:table-cell office:value-type="float" office:value="0.795">
                <text:p>0.795</text:p>
                <draw:g>
                  <svg:desc>'enteucha-info'.V714:'enteucha-info'.V720</svg:desc>
                </draw:g>
              </table:table-cell>
              <table:table-cell office:value-type="float" office:value="0.5">
                <text:p>0.5</text:p>
                <draw:g>
                  <svg:desc>'enteucha-info'.S721:'enteucha-info'.S727</svg:desc>
                </draw:g>
              </table:table-cell>
              <table:table-cell office:value-type="float" office:value="0.34">
                <text:p>0.34</text:p>
                <draw:g>
                  <svg:desc>'enteucha-info'.V721:'enteucha-info'.V727</svg:desc>
                </draw:g>
              </table:table-cell>
              <table:table-cell office:value-type="float" office:value="0.5">
                <text:p>0.5</text:p>
                <draw:g>
                  <svg:desc>'enteucha-info'.S728:'enteucha-info'.S734</svg:desc>
                </draw:g>
              </table:table-cell>
              <table:table-cell office:value-type="float" office:value="0.434">
                <text:p>0.434</text:p>
                <draw:g>
                  <svg:desc>'enteucha-info'.V728:'enteucha-info'.V734</svg:desc>
                </draw:g>
              </table:table-cell>
              <table:table-cell office:value-type="float" office:value="0.5">
                <text:p>0.5</text:p>
                <draw:g>
                  <svg:desc>'enteucha-info'.S735:'enteucha-info'.S741</svg:desc>
                </draw:g>
              </table:table-cell>
              <table:table-cell office:value-type="float" office:value="0.086">
                <text:p>0.086</text:p>
                <draw:g>
                  <svg:desc>'enteucha-info'.V735:'enteucha-info'.V7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3.775">
                <text:p>3.775</text:p>
              </table:table-cell>
              <table:table-cell office:value-type="float" office:value="0.25">
                <text:p>0.25</text:p>
              </table:table-cell>
              <table:table-cell office:value-type="float" office:value="1.397">
                <text:p>1.397</text:p>
              </table:table-cell>
              <table:table-cell office:value-type="float" office:value="0.25">
                <text:p>0.25</text:p>
              </table:table-cell>
              <table:table-cell office:value-type="float" office:value="0.669">
                <text:p>0.669</text:p>
              </table:table-cell>
              <table:table-cell office:value-type="float" office:value="0.25">
                <text:p>0.25</text:p>
              </table:table-cell>
              <table:table-cell office:value-type="float" office:value="0.344">
                <text:p>0.344</text:p>
              </table:table-cell>
              <table:table-cell office:value-type="float" office:value="0.25">
                <text:p>0.25</text:p>
              </table:table-cell>
              <table:table-cell office:value-type="float" office:value="0.149">
                <text:p>0.149</text:p>
              </table:table-cell>
              <table:table-cell office:value-type="float" office:value="0.25">
                <text:p>0.25</text:p>
              </table:table-cell>
              <table:table-cell office:value-type="float" office:value="0.116">
                <text:p>0.116</text:p>
              </table:table-cell>
              <table:table-cell office:value-type="float" office:value="0.25">
                <text:p>0.25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12.169">
                <text:p>12.169</text:p>
              </table:table-cell>
              <table:table-cell office:value-type="float" office:value="0.125">
                <text:p>0.125</text:p>
              </table:table-cell>
              <table:table-cell office:value-type="float" office:value="4.376">
                <text:p>4.376</text:p>
              </table:table-cell>
              <table:table-cell office:value-type="float" office:value="0.125">
                <text:p>0.125</text:p>
              </table:table-cell>
              <table:table-cell office:value-type="float" office:value="2.17">
                <text:p>2.17</text:p>
              </table:table-cell>
              <table:table-cell office:value-type="float" office:value="0.125">
                <text:p>0.125</text:p>
              </table:table-cell>
              <table:table-cell office:value-type="float" office:value="1.018">
                <text:p>1.018</text:p>
              </table:table-cell>
              <table:table-cell office:value-type="float" office:value="0.125">
                <text:p>0.125</text:p>
              </table:table-cell>
              <table:table-cell office:value-type="float" office:value="0.452">
                <text:p>0.452</text:p>
              </table:table-cell>
              <table:table-cell office:value-type="float" office:value="0.125">
                <text:p>0.125</text:p>
              </table:table-cell>
              <table:table-cell office:value-type="float" office:value="0.348">
                <text:p>0.348</text:p>
              </table:table-cell>
              <table:table-cell office:value-type="float" office:value="0.125">
                <text:p>0.1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9.434">
                <text:p>9.434</text:p>
              </table:table-cell>
              <table:table-cell office:value-type="float" office:value="0.0625">
                <text:p>0.0625</text:p>
              </table:table-cell>
              <table:table-cell office:value-type="float" office:value="3.375">
                <text:p>3.375</text:p>
              </table:table-cell>
              <table:table-cell office:value-type="float" office:value="0.0625">
                <text:p>0.0625</text:p>
              </table:table-cell>
              <table:table-cell office:value-type="float" office:value="1.711">
                <text:p>1.711</text:p>
              </table:table-cell>
              <table:table-cell office:value-type="float" office:value="0.0625">
                <text:p>0.0625</text:p>
              </table:table-cell>
              <table:table-cell office:value-type="float" office:value="0.914">
                <text:p>0.914</text:p>
              </table:table-cell>
              <table:table-cell office:value-type="float" office:value="0.0625">
                <text:p>0.0625</text:p>
              </table:table-cell>
              <table:table-cell office:value-type="float" office:value="0.415">
                <text:p>0.415</text:p>
              </table:table-cell>
              <table:table-cell office:value-type="float" office:value="0.0625">
                <text:p>0.0625</text:p>
              </table:table-cell>
              <table:table-cell office:value-type="float" office:value="0.375">
                <text:p>0.375</text:p>
              </table:table-cell>
              <table:table-cell office:value-type="float" office:value="0.0625">
                <text:p>0.0625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4.669">
                <text:p>4.669</text:p>
              </table:table-cell>
              <table:table-cell office:value-type="float" office:value="0.03125">
                <text:p>0.03125</text:p>
              </table:table-cell>
              <table:table-cell office:value-type="float" office:value="1.696">
                <text:p>1.696</text:p>
              </table:table-cell>
              <table:table-cell office:value-type="float" office:value="0.03125">
                <text:p>0.03125</text:p>
              </table:table-cell>
              <table:table-cell office:value-type="float" office:value="0.931">
                <text:p>0.931</text:p>
              </table:table-cell>
              <table:table-cell office:value-type="float" office:value="0.03125">
                <text:p>0.03125</text:p>
              </table:table-cell>
              <table:table-cell office:value-type="float" office:value="0.589">
                <text:p>0.589</text:p>
              </table:table-cell>
              <table:table-cell office:value-type="float" office:value="0.03125">
                <text:p>0.03125</text:p>
              </table:table-cell>
              <table:table-cell office:value-type="float" office:value="0.394">
                <text:p>0.394</text:p>
              </table:table-cell>
              <table:table-cell office:value-type="float" office:value="0.03125">
                <text:p>0.03125</text:p>
              </table:table-cell>
              <table:table-cell office:value-type="float" office:value="0.363">
                <text:p>0.363</text:p>
              </table:table-cell>
              <table:table-cell office:value-type="float" office:value="0.03125">
                <text:p>0.03125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5.651">
                <text:p>5.651</text:p>
              </table:table-cell>
              <table:table-cell office:value-type="float" office:value="0.015625">
                <text:p>0.015625</text:p>
              </table:table-cell>
              <table:table-cell office:value-type="float" office:value="2.043">
                <text:p>2.043</text:p>
              </table:table-cell>
              <table:table-cell office:value-type="float" office:value="0.015625">
                <text:p>0.015625</text:p>
              </table:table-cell>
              <table:table-cell office:value-type="float" office:value="1.225">
                <text:p>1.225</text:p>
              </table:table-cell>
              <table:table-cell office:value-type="float" office:value="0.015625">
                <text:p>0.015625</text:p>
              </table:table-cell>
              <table:table-cell office:value-type="float" office:value="0.846">
                <text:p>0.846</text:p>
              </table:table-cell>
              <table:table-cell office:value-type="float" office:value="0.015625">
                <text:p>0.015625</text:p>
              </table:table-cell>
              <table:table-cell office:value-type="float" office:value="0.645">
                <text:p>0.645</text:p>
              </table:table-cell>
              <table:table-cell office:value-type="float" office:value="0.015625">
                <text:p>0.015625</text:p>
              </table:table-cell>
              <table:table-cell office:value-type="float" office:value="0.616">
                <text:p>0.616</text:p>
              </table:table-cell>
              <table:table-cell office:value-type="float" office:value="0.015625">
                <text:p>0.015625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7.505">
                <text:p>7.505</text:p>
              </table:table-cell>
              <table:table-cell office:value-type="float" office:value="0.0078125">
                <text:p>0.0078125</text:p>
              </table:table-cell>
              <table:table-cell office:value-type="float" office:value="2.915">
                <text:p>2.915</text:p>
              </table:table-cell>
              <table:table-cell office:value-type="float" office:value="0.0078125">
                <text:p>0.0078125</text:p>
              </table:table-cell>
              <table:table-cell office:value-type="float" office:value="1.827">
                <text:p>1.827</text:p>
              </table:table-cell>
              <table:table-cell office:value-type="float" office:value="0.0078125">
                <text:p>0.0078125</text:p>
              </table:table-cell>
              <table:table-cell office:value-type="float" office:value="1.39">
                <text:p>1.39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42">
                <text:p>1.142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06">
                <text:p>1.106</text:p>
              </table:table-cell>
              <table:table-cell office:value-type="float" office:value="0.0078125">
                <text:p>0.0078125</text:p>
              </table:table-cell>
              <table:table-cell office:value-type="float" office:value="1.03">
                <text:p>1.03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3.728cm" svg:y="0.312cm" chart:style-name="ch2">
          <text:p>CQEngine zone - range 128, separate indexes</text:p>
        </chart:title>
        <chart:legend chart:legend-position="end" svg:x="13.343cm" svg:y="2.607cm" style:legend-expansion="high" chart:style-name="ch3"/>
        <chart:plot-area chart:style-name="ch4" table:cell-range-address="'enteucha-info'.S640:'enteucha-info'.S646 'enteucha-info'.X640:'enteucha-info'.X646 'enteucha-info'.V640:'enteucha-info'.V688" chart:data-source-has-labels="row" svg:x="1.346cm" svg:y="1.267cm" svg:width="11.662cm" svg:height="6.377cm">
          <chartooo:coordinate-region svg:x="1.782cm" svg:y="1.466cm" svg:width="10.986cm" svg:height="5.531cm"/>
          <chart:axis chart:dimension="x" chart:name="primary-x" chart:style-name="ch5">
            <chart:title svg:x="6.339cm" svg:y="7.82cm" chart:style-name="ch6">
              <text:p>zone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V640:'enteucha-info'.V646" chart:label-cell-address="'enteucha-info'.X640:'enteucha-info'.X640" chart:class="chart:scatter">
            <chart:domain table:cell-range-address="'enteucha-info'.S640:'enteucha-info'.S646"/>
            <chart:data-point chart:repeated="7"/>
          </chart:series>
          <chart:series chart:style-name="ch10" chart:values-cell-range-address="'enteucha-info'.V647:'enteucha-info'.V653" chart:label-cell-address="'enteucha-info'.X641:'enteucha-info'.X641" chart:class="chart:scatter">
            <chart:domain table:cell-range-address="'enteucha-info'.S647:'enteucha-info'.S653"/>
            <chart:data-point chart:repeated="7"/>
          </chart:series>
          <chart:series chart:style-name="ch11" chart:values-cell-range-address="'enteucha-info'.V654:'enteucha-info'.V660" chart:label-cell-address="'enteucha-info'.X642:'enteucha-info'.X642" chart:class="chart:scatter">
            <chart:domain table:cell-range-address="'enteucha-info'.S654:'enteucha-info'.S660"/>
            <chart:data-point chart:repeated="7"/>
          </chart:series>
          <chart:series chart:style-name="ch12" chart:values-cell-range-address="'enteucha-info'.V661:'enteucha-info'.V667" chart:label-cell-address="'enteucha-info'.X643:'enteucha-info'.X643" chart:class="chart:scatter">
            <chart:domain table:cell-range-address="'enteucha-info'.S661:'enteucha-info'.S667"/>
            <chart:data-point chart:repeated="7"/>
          </chart:series>
          <chart:series chart:style-name="ch13" chart:values-cell-range-address="'enteucha-info'.V668:'enteucha-info'.V674" chart:label-cell-address="'enteucha-info'.X644:'enteucha-info'.X644" chart:class="chart:scatter">
            <chart:domain table:cell-range-address="'enteucha-info'.S668:'enteucha-info'.S674"/>
            <chart:data-point chart:repeated="7"/>
          </chart:series>
          <chart:series chart:style-name="ch14" chart:values-cell-range-address="'enteucha-info'.V675:'enteucha-info'.V681" chart:label-cell-address="'enteucha-info'.X645:'enteucha-info'.X645" chart:class="chart:scatter">
            <chart:domain table:cell-range-address="'enteucha-info'.S675:'enteucha-info'.S681"/>
            <chart:data-point chart:repeated="7"/>
          </chart:series>
          <chart:series chart:style-name="ch15" chart:values-cell-range-address="'enteucha-info'.V682:'enteucha-info'.V688" chart:label-cell-address="'enteucha-info'.X646:'enteucha-info'.X646" chart:class="chart:scatter">
            <chart:domain table:cell-range-address="'enteucha-info'.S682:'enteucha-info'.S688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radius 0.5</text:p>
                <draw:g>
                  <svg:desc>'enteucha-info'.X640:'enteucha-info'.X64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25</text:p>
                <draw:g>
                  <svg:desc>'enteucha-info'.X641:'enteucha-info'.X64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125</text:p>
                <draw:g>
                  <svg:desc>'enteucha-info'.X642:'enteucha-info'.X642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625</text:p>
                <draw:g>
                  <svg:desc>'enteucha-info'.X643:'enteucha-info'.X643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312</text:p>
                <draw:g>
                  <svg:desc>'enteucha-info'.X644:'enteucha-info'.X644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156</text:p>
                <draw:g>
                  <svg:desc>'enteucha-info'.X645:'enteucha-info'.X645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078</text:p>
                <draw:g>
                  <svg:desc>'enteucha-info'.X646:'enteucha-info'.X6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S640:'enteucha-info'.S646</svg:desc>
                </draw:g>
              </table:table-cell>
              <table:table-cell office:value-type="float" office:value="5.565">
                <text:p>5.565</text:p>
                <draw:g>
                  <svg:desc>'enteucha-info'.V640:'enteucha-info'.V646</svg:desc>
                </draw:g>
              </table:table-cell>
              <table:table-cell office:value-type="float" office:value="0.5">
                <text:p>0.5</text:p>
                <draw:g>
                  <svg:desc>'enteucha-info'.S647:'enteucha-info'.S653</svg:desc>
                </draw:g>
              </table:table-cell>
              <table:table-cell office:value-type="float" office:value="2.321">
                <text:p>2.321</text:p>
                <draw:g>
                  <svg:desc>'enteucha-info'.V647:'enteucha-info'.V653</svg:desc>
                </draw:g>
              </table:table-cell>
              <table:table-cell office:value-type="float" office:value="0.5">
                <text:p>0.5</text:p>
                <draw:g>
                  <svg:desc>'enteucha-info'.S654:'enteucha-info'.S660</svg:desc>
                </draw:g>
              </table:table-cell>
              <table:table-cell office:value-type="float" office:value="1.114">
                <text:p>1.114</text:p>
                <draw:g>
                  <svg:desc>'enteucha-info'.V654:'enteucha-info'.V660</svg:desc>
                </draw:g>
              </table:table-cell>
              <table:table-cell office:value-type="float" office:value="0.5">
                <text:p>0.5</text:p>
                <draw:g>
                  <svg:desc>'enteucha-info'.S661:'enteucha-info'.S667</svg:desc>
                </draw:g>
              </table:table-cell>
              <table:table-cell office:value-type="float" office:value="0.525">
                <text:p>0.525</text:p>
                <draw:g>
                  <svg:desc>'enteucha-info'.V661:'enteucha-info'.V667</svg:desc>
                </draw:g>
              </table:table-cell>
              <table:table-cell office:value-type="float" office:value="0.5">
                <text:p>0.5</text:p>
                <draw:g>
                  <svg:desc>'enteucha-info'.S668:'enteucha-info'.S674</svg:desc>
                </draw:g>
              </table:table-cell>
              <table:table-cell office:value-type="float" office:value="0.421">
                <text:p>0.421</text:p>
                <draw:g>
                  <svg:desc>'enteucha-info'.V668:'enteucha-info'.V674</svg:desc>
                </draw:g>
              </table:table-cell>
              <table:table-cell office:value-type="float" office:value="0.5">
                <text:p>0.5</text:p>
                <draw:g>
                  <svg:desc>'enteucha-info'.S675:'enteucha-info'.S681</svg:desc>
                </draw:g>
              </table:table-cell>
              <table:table-cell office:value-type="float" office:value="0.192">
                <text:p>0.192</text:p>
                <draw:g>
                  <svg:desc>'enteucha-info'.V675:'enteucha-info'.V681</svg:desc>
                </draw:g>
              </table:table-cell>
              <table:table-cell office:value-type="float" office:value="0.5">
                <text:p>0.5</text:p>
                <draw:g>
                  <svg:desc>'enteucha-info'.S682:'enteucha-info'.S688</svg:desc>
                </draw:g>
              </table:table-cell>
              <table:table-cell office:value-type="float" office:value="0.113">
                <text:p>0.113</text:p>
                <draw:g>
                  <svg:desc>'enteucha-info'.V682:'enteucha-info'.V6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.165">
                <text:p>2.165</text:p>
              </table:table-cell>
              <table:table-cell office:value-type="float" office:value="0.25">
                <text:p>0.25</text:p>
              </table:table-cell>
              <table:table-cell office:value-type="float" office:value="0.915">
                <text:p>0.915</text:p>
              </table:table-cell>
              <table:table-cell office:value-type="float" office:value="0.25">
                <text:p>0.25</text:p>
              </table:table-cell>
              <table:table-cell office:value-type="float" office:value="0.467">
                <text:p>0.467</text:p>
              </table:table-cell>
              <table:table-cell office:value-type="float" office:value="0.25">
                <text:p>0.25</text:p>
              </table:table-cell>
              <table:table-cell office:value-type="float" office:value="0.236">
                <text:p>0.236</text:p>
              </table:table-cell>
              <table:table-cell office:value-type="float" office:value="0.25">
                <text:p>0.25</text:p>
              </table:table-cell>
              <table:table-cell office:value-type="float" office:value="0.197">
                <text:p>0.197</text:p>
              </table:table-cell>
              <table:table-cell office:value-type="float" office:value="0.25">
                <text:p>0.25</text:p>
              </table:table-cell>
              <table:table-cell office:value-type="float" office:value="0.114">
                <text:p>0.114</text:p>
              </table:table-cell>
              <table:table-cell office:value-type="float" office:value="0.25">
                <text:p>0.25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2.751">
                <text:p>2.751</text:p>
              </table:table-cell>
              <table:table-cell office:value-type="float" office:value="0.125">
                <text:p>0.125</text:p>
              </table:table-cell>
              <table:table-cell office:value-type="float" office:value="1.293">
                <text:p>1.293</text:p>
              </table:table-cell>
              <table:table-cell office:value-type="float" office:value="0.125">
                <text:p>0.125</text:p>
              </table:table-cell>
              <table:table-cell office:value-type="float" office:value="0.637">
                <text:p>0.637</text:p>
              </table:table-cell>
              <table:table-cell office:value-type="float" office:value="0.125">
                <text:p>0.125</text:p>
              </table:table-cell>
              <table:table-cell office:value-type="float" office:value="0.348">
                <text:p>0.348</text:p>
              </table:table-cell>
              <table:table-cell office:value-type="float" office:value="0.125">
                <text:p>0.125</text:p>
              </table:table-cell>
              <table:table-cell office:value-type="float" office:value="0.307">
                <text:p>0.307</text:p>
              </table:table-cell>
              <table:table-cell office:value-type="float" office:value="0.125">
                <text:p>0.125</text:p>
              </table:table-cell>
              <table:table-cell office:value-type="float" office:value="0.193">
                <text:p>0.193</text:p>
              </table:table-cell>
              <table:table-cell office:value-type="float" office:value="0.125">
                <text:p>0.125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1.941">
                <text:p>1.941</text:p>
              </table:table-cell>
              <table:table-cell office:value-type="float" office:value="0.0625">
                <text:p>0.0625</text:p>
              </table:table-cell>
              <table:table-cell office:value-type="float" office:value="0.945">
                <text:p>0.945</text:p>
              </table:table-cell>
              <table:table-cell office:value-type="float" office:value="0.0625">
                <text:p>0.0625</text:p>
              </table:table-cell>
              <table:table-cell office:value-type="float" office:value="0.598">
                <text:p>0.598</text:p>
              </table:table-cell>
              <table:table-cell office:value-type="float" office:value="0.0625">
                <text:p>0.0625</text:p>
              </table:table-cell>
              <table:table-cell office:value-type="float" office:value="0.424">
                <text:p>0.424</text:p>
              </table:table-cell>
              <table:table-cell office:value-type="float" office:value="0.0625">
                <text:p>0.0625</text:p>
              </table:table-cell>
              <table:table-cell office:value-type="float" office:value="0.443">
                <text:p>0.443</text:p>
              </table:table-cell>
              <table:table-cell office:value-type="float" office:value="0.0625">
                <text:p>0.0625</text:p>
              </table:table-cell>
              <table:table-cell office:value-type="float" office:value="0.302">
                <text:p>0.302</text:p>
              </table:table-cell>
              <table:table-cell office:value-type="float" office:value="0.0625">
                <text:p>0.0625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2.479">
                <text:p>2.479</text:p>
              </table:table-cell>
              <table:table-cell office:value-type="float" office:value="0.03125">
                <text:p>0.03125</text:p>
              </table:table-cell>
              <table:table-cell office:value-type="float" office:value="1.3">
                <text:p>1.3</text:p>
              </table:table-cell>
              <table:table-cell office:value-type="float" office:value="0.03125">
                <text:p>0.03125</text:p>
              </table:table-cell>
              <table:table-cell office:value-type="float" office:value="0.883">
                <text:p>0.883</text:p>
              </table:table-cell>
              <table:table-cell office:value-type="float" office:value="0.03125">
                <text:p>0.03125</text:p>
              </table:table-cell>
              <table:table-cell office:value-type="float" office:value="0.669">
                <text:p>0.669</text:p>
              </table:table-cell>
              <table:table-cell office:value-type="float" office:value="0.03125">
                <text:p>0.03125</text:p>
              </table:table-cell>
              <table:table-cell office:value-type="float" office:value="0.638">
                <text:p>0.638</text:p>
              </table:table-cell>
              <table:table-cell office:value-type="float" office:value="0.03125">
                <text:p>0.03125</text:p>
              </table:table-cell>
              <table:table-cell office:value-type="float" office:value="0.578">
                <text:p>0.578</text:p>
              </table:table-cell>
              <table:table-cell office:value-type="float" office:value="0.03125">
                <text:p>0.03125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3.537">
                <text:p>3.537</text:p>
              </table:table-cell>
              <table:table-cell office:value-type="float" office:value="0.015625">
                <text:p>0.015625</text:p>
              </table:table-cell>
              <table:table-cell office:value-type="float" office:value="2.073">
                <text:p>2.073</text:p>
              </table:table-cell>
              <table:table-cell office:value-type="float" office:value="0.015625">
                <text:p>0.015625</text:p>
              </table:table-cell>
              <table:table-cell office:value-type="float" office:value="1.49">
                <text:p>1.49</text:p>
              </table:table-cell>
              <table:table-cell office:value-type="float" office:value="0.015625">
                <text:p>0.015625</text:p>
              </table:table-cell>
              <table:table-cell office:value-type="float" office:value="1.23">
                <text:p>1.23</text:p>
              </table:table-cell>
              <table:table-cell office:value-type="float" office:value="0.015625">
                <text:p>0.015625</text:p>
              </table:table-cell>
              <table:table-cell office:value-type="float" office:value="1.188">
                <text:p>1.188</text:p>
              </table:table-cell>
              <table:table-cell office:value-type="float" office:value="0.015625">
                <text:p>0.015625</text:p>
              </table:table-cell>
              <table:table-cell office:value-type="float" office:value="1.106">
                <text:p>1.106</text:p>
              </table:table-cell>
              <table:table-cell office:value-type="float" office:value="0.015625">
                <text:p>0.015625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4.835">
                <text:p>4.835</text:p>
              </table:table-cell>
              <table:table-cell office:value-type="float" office:value="0.0078125">
                <text:p>0.0078125</text:p>
              </table:table-cell>
              <table:table-cell office:value-type="float" office:value="2.922">
                <text:p>2.922</text:p>
              </table:table-cell>
              <table:table-cell office:value-type="float" office:value="0.0078125">
                <text:p>0.0078125</text:p>
              </table:table-cell>
              <table:table-cell office:value-type="float" office:value="2.294">
                <text:p>2.294</text:p>
              </table:table-cell>
              <table:table-cell office:value-type="float" office:value="0.0078125">
                <text:p>0.0078125</text:p>
              </table:table-cell>
              <table:table-cell office:value-type="float" office:value="1.985">
                <text:p>1.985</text:p>
              </table:table-cell>
              <table:table-cell office:value-type="float" office:value="0.0078125">
                <text:p>0.0078125</text:p>
              </table:table-cell>
              <table:table-cell office:value-type="float" office:value="2.131">
                <text:p>2.131</text:p>
              </table:table-cell>
              <table:table-cell office:value-type="float" office:value="0.0078125">
                <text:p>0.0078125</text:p>
              </table:table-cell>
              <table:table-cell office:value-type="float" office:value="1.864">
                <text:p>1.864</text:p>
              </table:table-cell>
              <table:table-cell office:value-type="float" office:value="0.0078125">
                <text:p>0.0078125</text:p>
              </table:table-cell>
              <table:table-cell office:value-type="float" office:value="1.826">
                <text:p>1.82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521cm" svg:y="0.312cm" chart:style-name="ch2">
          <text:p>HSQL zone - range 32, complex index</text:p>
        </chart:title>
        <chart:legend chart:legend-position="end" svg:x="13.343cm" svg:y="2.607cm" style:legend-expansion="high" chart:style-name="ch3"/>
        <chart:plot-area chart:style-name="ch4" table:cell-range-address="'enteucha-info'.S587:'enteucha-info'.S593 'enteucha-info'.X587:'enteucha-info'.X593 'enteucha-info'.V587:'enteucha-info'.V635" chart:data-source-has-labels="row" svg:x="1.346cm" svg:y="1.267cm" svg:width="11.662cm" svg:height="6.377cm">
          <chartooo:coordinate-region svg:x="1.967cm" svg:y="1.466cm" svg:width="10.615cm" svg:height="5.531cm"/>
          <chart:axis chart:dimension="x" chart:name="primary-x" chart:style-name="ch5">
            <chart:title svg:x="6.339cm" svg:y="7.82cm" chart:style-name="ch6">
              <text:p>zone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V587:'enteucha-info'.V593" chart:label-cell-address="'enteucha-info'.X587:'enteucha-info'.X587" chart:class="chart:scatter">
            <chart:domain table:cell-range-address="'enteucha-info'.S587:'enteucha-info'.S593"/>
            <chart:data-point chart:repeated="7"/>
          </chart:series>
          <chart:series chart:style-name="ch10" chart:values-cell-range-address="'enteucha-info'.V594:'enteucha-info'.V600" chart:label-cell-address="'enteucha-info'.X588:'enteucha-info'.X588" chart:class="chart:scatter">
            <chart:domain table:cell-range-address="'enteucha-info'.S594:'enteucha-info'.S600"/>
            <chart:data-point chart:repeated="7"/>
          </chart:series>
          <chart:series chart:style-name="ch11" chart:values-cell-range-address="'enteucha-info'.V601:'enteucha-info'.V607" chart:label-cell-address="'enteucha-info'.X589:'enteucha-info'.X589" chart:class="chart:scatter">
            <chart:domain table:cell-range-address="'enteucha-info'.S601:'enteucha-info'.S607"/>
            <chart:data-point chart:repeated="7"/>
          </chart:series>
          <chart:series chart:style-name="ch12" chart:values-cell-range-address="'enteucha-info'.V608:'enteucha-info'.V614" chart:label-cell-address="'enteucha-info'.X590:'enteucha-info'.X590" chart:class="chart:scatter">
            <chart:domain table:cell-range-address="'enteucha-info'.S608:'enteucha-info'.S614"/>
            <chart:data-point chart:repeated="7"/>
          </chart:series>
          <chart:series chart:style-name="ch13" chart:values-cell-range-address="'enteucha-info'.V615:'enteucha-info'.V621" chart:label-cell-address="'enteucha-info'.X591:'enteucha-info'.X591" chart:class="chart:scatter">
            <chart:domain table:cell-range-address="'enteucha-info'.S615:'enteucha-info'.S621"/>
            <chart:data-point chart:repeated="7"/>
          </chart:series>
          <chart:series chart:style-name="ch14" chart:values-cell-range-address="'enteucha-info'.V622:'enteucha-info'.V628" chart:label-cell-address="'enteucha-info'.X592:'enteucha-info'.X592" chart:class="chart:scatter">
            <chart:domain table:cell-range-address="'enteucha-info'.S622:'enteucha-info'.S628"/>
            <chart:data-point chart:repeated="7"/>
          </chart:series>
          <chart:series chart:style-name="ch15" chart:values-cell-range-address="'enteucha-info'.V629:'enteucha-info'.V635" chart:label-cell-address="'enteucha-info'.X593:'enteucha-info'.X593" chart:class="chart:scatter">
            <chart:domain table:cell-range-address="'enteucha-info'.S629:'enteucha-info'.S635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radius 0.5</text:p>
                <draw:g>
                  <svg:desc>'enteucha-info'.X587:'enteucha-info'.X587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25</text:p>
                <draw:g>
                  <svg:desc>'enteucha-info'.X588:'enteucha-info'.X588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125</text:p>
                <draw:g>
                  <svg:desc>'enteucha-info'.X589:'enteucha-info'.X589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625</text:p>
                <draw:g>
                  <svg:desc>'enteucha-info'.X590:'enteucha-info'.X59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312</text:p>
                <draw:g>
                  <svg:desc>'enteucha-info'.X591:'enteucha-info'.X59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156</text:p>
                <draw:g>
                  <svg:desc>'enteucha-info'.X592:'enteucha-info'.X592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078</text:p>
                <draw:g>
                  <svg:desc>'enteucha-info'.X593:'enteucha-info'.X5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S587:'enteucha-info'.S593</svg:desc>
                </draw:g>
              </table:table-cell>
              <table:table-cell office:value-type="float" office:value="115.301">
                <text:p>115.301</text:p>
                <draw:g>
                  <svg:desc>'enteucha-info'.V587:'enteucha-info'.V593</svg:desc>
                </draw:g>
              </table:table-cell>
              <table:table-cell office:value-type="float" office:value="0.5">
                <text:p>0.5</text:p>
                <draw:g>
                  <svg:desc>'enteucha-info'.S594:'enteucha-info'.S600</svg:desc>
                </draw:g>
              </table:table-cell>
              <table:table-cell office:value-type="float" office:value="68.642">
                <text:p>68.642</text:p>
                <draw:g>
                  <svg:desc>'enteucha-info'.V594:'enteucha-info'.V600</svg:desc>
                </draw:g>
              </table:table-cell>
              <table:table-cell office:value-type="float" office:value="0.5">
                <text:p>0.5</text:p>
                <draw:g>
                  <svg:desc>'enteucha-info'.S601:'enteucha-info'.S607</svg:desc>
                </draw:g>
              </table:table-cell>
              <table:table-cell office:value-type="float" office:value="70.662">
                <text:p>70.662</text:p>
                <draw:g>
                  <svg:desc>'enteucha-info'.V601:'enteucha-info'.V607</svg:desc>
                </draw:g>
              </table:table-cell>
              <table:table-cell office:value-type="float" office:value="0.5">
                <text:p>0.5</text:p>
                <draw:g>
                  <svg:desc>'enteucha-info'.S608:'enteucha-info'.S614</svg:desc>
                </draw:g>
              </table:table-cell>
              <table:table-cell office:value-type="float" office:value="71.255">
                <text:p>71.255</text:p>
                <draw:g>
                  <svg:desc>'enteucha-info'.V608:'enteucha-info'.V614</svg:desc>
                </draw:g>
              </table:table-cell>
              <table:table-cell office:value-type="float" office:value="0.5">
                <text:p>0.5</text:p>
                <draw:g>
                  <svg:desc>'enteucha-info'.S615:'enteucha-info'.S621</svg:desc>
                </draw:g>
              </table:table-cell>
              <table:table-cell office:value-type="float" office:value="71.763">
                <text:p>71.763</text:p>
                <draw:g>
                  <svg:desc>'enteucha-info'.V615:'enteucha-info'.V621</svg:desc>
                </draw:g>
              </table:table-cell>
              <table:table-cell office:value-type="float" office:value="0.5">
                <text:p>0.5</text:p>
                <draw:g>
                  <svg:desc>'enteucha-info'.S622:'enteucha-info'.S628</svg:desc>
                </draw:g>
              </table:table-cell>
              <table:table-cell office:value-type="float" office:value="70.809">
                <text:p>70.809</text:p>
                <draw:g>
                  <svg:desc>'enteucha-info'.V622:'enteucha-info'.V628</svg:desc>
                </draw:g>
              </table:table-cell>
              <table:table-cell office:value-type="float" office:value="0.5">
                <text:p>0.5</text:p>
                <draw:g>
                  <svg:desc>'enteucha-info'.S629:'enteucha-info'.S635</svg:desc>
                </draw:g>
              </table:table-cell>
              <table:table-cell office:value-type="float" office:value="71.536">
                <text:p>71.536</text:p>
                <draw:g>
                  <svg:desc>'enteucha-info'.V629:'enteucha-info'.V6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99.184">
                <text:p>99.184</text:p>
              </table:table-cell>
              <table:table-cell office:value-type="float" office:value="0.25">
                <text:p>0.25</text:p>
              </table:table-cell>
              <table:table-cell office:value-type="float" office:value="47.688">
                <text:p>47.688</text:p>
              </table:table-cell>
              <table:table-cell office:value-type="float" office:value="0.25">
                <text:p>0.25</text:p>
              </table:table-cell>
              <table:table-cell office:value-type="float" office:value="31.555">
                <text:p>31.555</text:p>
              </table:table-cell>
              <table:table-cell office:value-type="float" office:value="0.25">
                <text:p>0.25</text:p>
              </table:table-cell>
              <table:table-cell office:value-type="float" office:value="33.147">
                <text:p>33.147</text:p>
              </table:table-cell>
              <table:table-cell office:value-type="float" office:value="0.25">
                <text:p>0.25</text:p>
              </table:table-cell>
              <table:table-cell office:value-type="float" office:value="33.049">
                <text:p>33.049</text:p>
              </table:table-cell>
              <table:table-cell office:value-type="float" office:value="0.25">
                <text:p>0.25</text:p>
              </table:table-cell>
              <table:table-cell office:value-type="float" office:value="33.408">
                <text:p>33.408</text:p>
              </table:table-cell>
              <table:table-cell office:value-type="float" office:value="0.25">
                <text:p>0.25</text:p>
              </table:table-cell>
              <table:table-cell office:value-type="float" office:value="33.399">
                <text:p>33.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93.037">
                <text:p>93.037</text:p>
              </table:table-cell>
              <table:table-cell office:value-type="float" office:value="0.125">
                <text:p>0.125</text:p>
              </table:table-cell>
              <table:table-cell office:value-type="float" office:value="51.378">
                <text:p>51.378</text:p>
              </table:table-cell>
              <table:table-cell office:value-type="float" office:value="0.125">
                <text:p>0.125</text:p>
              </table:table-cell>
              <table:table-cell office:value-type="float" office:value="26.91">
                <text:p>26.91</text:p>
              </table:table-cell>
              <table:table-cell office:value-type="float" office:value="0.125">
                <text:p>0.125</text:p>
              </table:table-cell>
              <table:table-cell office:value-type="float" office:value="15.136">
                <text:p>15.136</text:p>
              </table:table-cell>
              <table:table-cell office:value-type="float" office:value="0.125">
                <text:p>0.125</text:p>
              </table:table-cell>
              <table:table-cell office:value-type="float" office:value="15.078">
                <text:p>15.078</text:p>
              </table:table-cell>
              <table:table-cell office:value-type="float" office:value="0.125">
                <text:p>0.125</text:p>
              </table:table-cell>
              <table:table-cell office:value-type="float" office:value="15.04">
                <text:p>15.04</text:p>
              </table:table-cell>
              <table:table-cell office:value-type="float" office:value="0.125">
                <text:p>0.125</text:p>
              </table:table-cell>
              <table:table-cell office:value-type="float" office:value="14.385">
                <text:p>14.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92.338">
                <text:p>92.338</text:p>
              </table:table-cell>
              <table:table-cell office:value-type="float" office:value="0.0625">
                <text:p>0.0625</text:p>
              </table:table-cell>
              <table:table-cell office:value-type="float" office:value="45.594">
                <text:p>45.594</text:p>
              </table:table-cell>
              <table:table-cell office:value-type="float" office:value="0.0625">
                <text:p>0.0625</text:p>
              </table:table-cell>
              <table:table-cell office:value-type="float" office:value="21.891">
                <text:p>21.891</text:p>
              </table:table-cell>
              <table:table-cell office:value-type="float" office:value="0.0625">
                <text:p>0.0625</text:p>
              </table:table-cell>
              <table:table-cell office:value-type="float" office:value="10.731">
                <text:p>10.731</text:p>
              </table:table-cell>
              <table:table-cell office:value-type="float" office:value="0.0625">
                <text:p>0.0625</text:p>
              </table:table-cell>
              <table:table-cell office:value-type="float" office:value="6.564">
                <text:p>6.564</text:p>
              </table:table-cell>
              <table:table-cell office:value-type="float" office:value="0.0625">
                <text:p>0.0625</text:p>
              </table:table-cell>
              <table:table-cell office:value-type="float" office:value="6.335">
                <text:p>6.335</text:p>
              </table:table-cell>
              <table:table-cell office:value-type="float" office:value="0.0625">
                <text:p>0.0625</text:p>
              </table:table-cell>
              <table:table-cell office:value-type="float" office:value="6.978">
                <text:p>6.9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100.978">
                <text:p>100.978</text:p>
              </table:table-cell>
              <table:table-cell office:value-type="float" office:value="0.03125">
                <text:p>0.03125</text:p>
              </table:table-cell>
              <table:table-cell office:value-type="float" office:value="34.568">
                <text:p>34.568</text:p>
              </table:table-cell>
              <table:table-cell office:value-type="float" office:value="0.03125">
                <text:p>0.03125</text:p>
              </table:table-cell>
              <table:table-cell office:value-type="float" office:value="16.31">
                <text:p>16.31</text:p>
              </table:table-cell>
              <table:table-cell office:value-type="float" office:value="0.03125">
                <text:p>0.03125</text:p>
              </table:table-cell>
              <table:table-cell office:value-type="float" office:value="8.4">
                <text:p>8.4</text:p>
              </table:table-cell>
              <table:table-cell office:value-type="float" office:value="0.03125">
                <text:p>0.03125</text:p>
              </table:table-cell>
              <table:table-cell office:value-type="float" office:value="5.028">
                <text:p>5.028</text:p>
              </table:table-cell>
              <table:table-cell office:value-type="float" office:value="0.03125">
                <text:p>0.03125</text:p>
              </table:table-cell>
              <table:table-cell office:value-type="float" office:value="3.397">
                <text:p>3.397</text:p>
              </table:table-cell>
              <table:table-cell office:value-type="float" office:value="0.03125">
                <text:p>0.03125</text:p>
              </table:table-cell>
              <table:table-cell office:value-type="float" office:value="3.396">
                <text:p>3.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89.948">
                <text:p>89.948</text:p>
              </table:table-cell>
              <table:table-cell office:value-type="float" office:value="0.015625">
                <text:p>0.015625</text:p>
              </table:table-cell>
              <table:table-cell office:value-type="float" office:value="42.507">
                <text:p>42.507</text:p>
              </table:table-cell>
              <table:table-cell office:value-type="float" office:value="0.015625">
                <text:p>0.015625</text:p>
              </table:table-cell>
              <table:table-cell office:value-type="float" office:value="17.957">
                <text:p>17.957</text:p>
              </table:table-cell>
              <table:table-cell office:value-type="float" office:value="0.015625">
                <text:p>0.015625</text:p>
              </table:table-cell>
              <table:table-cell office:value-type="float" office:value="8.21">
                <text:p>8.21</text:p>
              </table:table-cell>
              <table:table-cell office:value-type="float" office:value="0.015625">
                <text:p>0.015625</text:p>
              </table:table-cell>
              <table:table-cell office:value-type="float" office:value="4.487">
                <text:p>4.487</text:p>
              </table:table-cell>
              <table:table-cell office:value-type="float" office:value="0.015625">
                <text:p>0.015625</text:p>
              </table:table-cell>
              <table:table-cell office:value-type="float" office:value="2.502">
                <text:p>2.502</text:p>
              </table:table-cell>
              <table:table-cell office:value-type="float" office:value="0.015625">
                <text:p>0.015625</text:p>
              </table:table-cell>
              <table:table-cell office:value-type="float" office:value="1.501">
                <text:p>1.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87.329">
                <text:p>87.329</text:p>
              </table:table-cell>
              <table:table-cell office:value-type="float" office:value="0.0078125">
                <text:p>0.0078125</text:p>
              </table:table-cell>
              <table:table-cell office:value-type="float" office:value="41.093">
                <text:p>41.093</text:p>
              </table:table-cell>
              <table:table-cell office:value-type="float" office:value="0.0078125">
                <text:p>0.0078125</text:p>
              </table:table-cell>
              <table:table-cell office:value-type="float" office:value="17.848">
                <text:p>17.848</text:p>
              </table:table-cell>
              <table:table-cell office:value-type="float" office:value="0.0078125">
                <text:p>0.0078125</text:p>
              </table:table-cell>
              <table:table-cell office:value-type="float" office:value="7.794">
                <text:p>7.794</text:p>
              </table:table-cell>
              <table:table-cell office:value-type="float" office:value="0.0078125">
                <text:p>0.0078125</text:p>
              </table:table-cell>
              <table:table-cell office:value-type="float" office:value="4.08">
                <text:p>4.08</text:p>
              </table:table-cell>
              <table:table-cell office:value-type="float" office:value="0.0078125">
                <text:p>0.0078125</text:p>
              </table:table-cell>
              <table:table-cell office:value-type="float" office:value="1.359">
                <text:p>1.359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9">
                <text:p>1.19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521cm" svg:y="0.312cm" chart:style-name="ch2">
          <text:p>HSQL zone - range 64, complex index</text:p>
        </chart:title>
        <chart:legend chart:legend-position="end" svg:x="13.343cm" svg:y="2.607cm" style:legend-expansion="high" chart:style-name="ch3"/>
        <chart:plot-area chart:style-name="ch4" table:cell-range-address="'enteucha-info'.S534:'enteucha-info'.S540 'enteucha-info'.X534:'enteucha-info'.X540 'enteucha-info'.V534:'enteucha-info'.V582" chart:data-source-has-labels="row" svg:x="1.346cm" svg:y="1.267cm" svg:width="11.662cm" svg:height="6.377cm">
          <chartooo:coordinate-region svg:x="1.967cm" svg:y="1.466cm" svg:width="10.801cm" svg:height="5.531cm"/>
          <chart:axis chart:dimension="x" chart:name="primary-x" chart:style-name="ch5">
            <chart:title svg:x="6.339cm" svg:y="7.82cm" chart:style-name="ch6">
              <text:p>zone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V534:'enteucha-info'.V540" chart:label-cell-address="'enteucha-info'.X534:'enteucha-info'.X534" chart:class="chart:scatter">
            <chart:domain table:cell-range-address="'enteucha-info'.S534:'enteucha-info'.S540"/>
            <chart:data-point chart:repeated="7"/>
          </chart:series>
          <chart:series chart:style-name="ch10" chart:values-cell-range-address="'enteucha-info'.V541:'enteucha-info'.V547" chart:label-cell-address="'enteucha-info'.X535:'enteucha-info'.X535" chart:class="chart:scatter">
            <chart:domain table:cell-range-address="'enteucha-info'.S541:'enteucha-info'.S547"/>
            <chart:data-point chart:repeated="7"/>
          </chart:series>
          <chart:series chart:style-name="ch11" chart:values-cell-range-address="'enteucha-info'.V548:'enteucha-info'.V554" chart:label-cell-address="'enteucha-info'.X536:'enteucha-info'.X536" chart:class="chart:scatter">
            <chart:domain table:cell-range-address="'enteucha-info'.S548:'enteucha-info'.S554"/>
            <chart:data-point chart:repeated="7"/>
          </chart:series>
          <chart:series chart:style-name="ch12" chart:values-cell-range-address="'enteucha-info'.V555:'enteucha-info'.V561" chart:label-cell-address="'enteucha-info'.X537:'enteucha-info'.X537" chart:class="chart:scatter">
            <chart:domain table:cell-range-address="'enteucha-info'.S555:'enteucha-info'.S561"/>
            <chart:data-point chart:repeated="7"/>
          </chart:series>
          <chart:series chart:style-name="ch13" chart:values-cell-range-address="'enteucha-info'.V562:'enteucha-info'.V568" chart:label-cell-address="'enteucha-info'.X538:'enteucha-info'.X538" chart:class="chart:scatter">
            <chart:domain table:cell-range-address="'enteucha-info'.S562:'enteucha-info'.S568"/>
            <chart:data-point chart:repeated="7"/>
          </chart:series>
          <chart:series chart:style-name="ch14" chart:values-cell-range-address="'enteucha-info'.V569:'enteucha-info'.V575" chart:label-cell-address="'enteucha-info'.X539:'enteucha-info'.X539" chart:class="chart:scatter">
            <chart:domain table:cell-range-address="'enteucha-info'.S569:'enteucha-info'.S575"/>
            <chart:data-point chart:repeated="7"/>
          </chart:series>
          <chart:series chart:style-name="ch15" chart:values-cell-range-address="'enteucha-info'.V576:'enteucha-info'.V582" chart:label-cell-address="'enteucha-info'.X540:'enteucha-info'.X540" chart:class="chart:scatter">
            <chart:domain table:cell-range-address="'enteucha-info'.S576:'enteucha-info'.S582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radius 0.5</text:p>
                <draw:g>
                  <svg:desc>'enteucha-info'.X534:'enteucha-info'.X534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25</text:p>
                <draw:g>
                  <svg:desc>'enteucha-info'.X535:'enteucha-info'.X535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125</text:p>
                <draw:g>
                  <svg:desc>'enteucha-info'.X536:'enteucha-info'.X536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625</text:p>
                <draw:g>
                  <svg:desc>'enteucha-info'.X537:'enteucha-info'.X537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312</text:p>
                <draw:g>
                  <svg:desc>'enteucha-info'.X538:'enteucha-info'.X538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156</text:p>
                <draw:g>
                  <svg:desc>'enteucha-info'.X539:'enteucha-info'.X539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078</text:p>
                <draw:g>
                  <svg:desc>'enteucha-info'.X540:'enteucha-info'.X5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S534:'enteucha-info'.S540</svg:desc>
                </draw:g>
              </table:table-cell>
              <table:table-cell office:value-type="float" office:value="54.226">
                <text:p>54.226</text:p>
                <draw:g>
                  <svg:desc>'enteucha-info'.V534:'enteucha-info'.V540</svg:desc>
                </draw:g>
              </table:table-cell>
              <table:table-cell office:value-type="float" office:value="0.5">
                <text:p>0.5</text:p>
                <draw:g>
                  <svg:desc>'enteucha-info'.S541:'enteucha-info'.S547</svg:desc>
                </draw:g>
              </table:table-cell>
              <table:table-cell office:value-type="float" office:value="34.233">
                <text:p>34.233</text:p>
                <draw:g>
                  <svg:desc>'enteucha-info'.V541:'enteucha-info'.V547</svg:desc>
                </draw:g>
              </table:table-cell>
              <table:table-cell office:value-type="float" office:value="0.5">
                <text:p>0.5</text:p>
                <draw:g>
                  <svg:desc>'enteucha-info'.S548:'enteucha-info'.S554</svg:desc>
                </draw:g>
              </table:table-cell>
              <table:table-cell office:value-type="float" office:value="30.617">
                <text:p>30.617</text:p>
                <draw:g>
                  <svg:desc>'enteucha-info'.V548:'enteucha-info'.V554</svg:desc>
                </draw:g>
              </table:table-cell>
              <table:table-cell office:value-type="float" office:value="0.5">
                <text:p>0.5</text:p>
                <draw:g>
                  <svg:desc>'enteucha-info'.S555:'enteucha-info'.S561</svg:desc>
                </draw:g>
              </table:table-cell>
              <table:table-cell office:value-type="float" office:value="32.566">
                <text:p>32.566</text:p>
                <draw:g>
                  <svg:desc>'enteucha-info'.V555:'enteucha-info'.V561</svg:desc>
                </draw:g>
              </table:table-cell>
              <table:table-cell office:value-type="float" office:value="0.5">
                <text:p>0.5</text:p>
                <draw:g>
                  <svg:desc>'enteucha-info'.S562:'enteucha-info'.S568</svg:desc>
                </draw:g>
              </table:table-cell>
              <table:table-cell office:value-type="float" office:value="33.935">
                <text:p>33.935</text:p>
                <draw:g>
                  <svg:desc>'enteucha-info'.V562:'enteucha-info'.V568</svg:desc>
                </draw:g>
              </table:table-cell>
              <table:table-cell office:value-type="float" office:value="0.5">
                <text:p>0.5</text:p>
                <draw:g>
                  <svg:desc>'enteucha-info'.S569:'enteucha-info'.S575</svg:desc>
                </draw:g>
              </table:table-cell>
              <table:table-cell office:value-type="float" office:value="33.999">
                <text:p>33.999</text:p>
                <draw:g>
                  <svg:desc>'enteucha-info'.V569:'enteucha-info'.V575</svg:desc>
                </draw:g>
              </table:table-cell>
              <table:table-cell office:value-type="float" office:value="0.5">
                <text:p>0.5</text:p>
                <draw:g>
                  <svg:desc>'enteucha-info'.S576:'enteucha-info'.S582</svg:desc>
                </draw:g>
              </table:table-cell>
              <table:table-cell office:value-type="float" office:value="34.28">
                <text:p>34.28</text:p>
                <draw:g>
                  <svg:desc>'enteucha-info'.V576:'enteucha-info'.V5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44.696">
                <text:p>44.696</text:p>
              </table:table-cell>
              <table:table-cell office:value-type="float" office:value="0.25">
                <text:p>0.25</text:p>
              </table:table-cell>
              <table:table-cell office:value-type="float" office:value="24.971">
                <text:p>24.971</text:p>
              </table:table-cell>
              <table:table-cell office:value-type="float" office:value="0.25">
                <text:p>0.25</text:p>
              </table:table-cell>
              <table:table-cell office:value-type="float" office:value="14.997">
                <text:p>14.997</text:p>
              </table:table-cell>
              <table:table-cell office:value-type="float" office:value="0.25">
                <text:p>0.25</text:p>
              </table:table-cell>
              <table:table-cell office:value-type="float" office:value="13.385">
                <text:p>13.385</text:p>
              </table:table-cell>
              <table:table-cell office:value-type="float" office:value="0.25">
                <text:p>0.25</text:p>
              </table:table-cell>
              <table:table-cell office:value-type="float" office:value="12.802">
                <text:p>12.802</text:p>
              </table:table-cell>
              <table:table-cell office:value-type="float" office:value="0.25">
                <text:p>0.25</text:p>
              </table:table-cell>
              <table:table-cell office:value-type="float" office:value="14.101">
                <text:p>14.101</text:p>
              </table:table-cell>
              <table:table-cell office:value-type="float" office:value="0.25">
                <text:p>0.25</text:p>
              </table:table-cell>
              <table:table-cell office:value-type="float" office:value="14.915">
                <text:p>14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39.394">
                <text:p>39.394</text:p>
              </table:table-cell>
              <table:table-cell office:value-type="float" office:value="0.125">
                <text:p>0.125</text:p>
              </table:table-cell>
              <table:table-cell office:value-type="float" office:value="21.664">
                <text:p>21.664</text:p>
              </table:table-cell>
              <table:table-cell office:value-type="float" office:value="0.125">
                <text:p>0.125</text:p>
              </table:table-cell>
              <table:table-cell office:value-type="float" office:value="10.687">
                <text:p>10.687</text:p>
              </table:table-cell>
              <table:table-cell office:value-type="float" office:value="0.125">
                <text:p>0.125</text:p>
              </table:table-cell>
              <table:table-cell office:value-type="float" office:value="6.376">
                <text:p>6.376</text:p>
              </table:table-cell>
              <table:table-cell office:value-type="float" office:value="0.125">
                <text:p>0.125</text:p>
              </table:table-cell>
              <table:table-cell office:value-type="float" office:value="6.694">
                <text:p>6.694</text:p>
              </table:table-cell>
              <table:table-cell office:value-type="float" office:value="0.125">
                <text:p>0.125</text:p>
              </table:table-cell>
              <table:table-cell office:value-type="float" office:value="7.038">
                <text:p>7.038</text:p>
              </table:table-cell>
              <table:table-cell office:value-type="float" office:value="0.125">
                <text:p>0.125</text:p>
              </table:table-cell>
              <table:table-cell office:value-type="float" office:value="6.942">
                <text:p>6.9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44.296">
                <text:p>44.296</text:p>
              </table:table-cell>
              <table:table-cell office:value-type="float" office:value="0.0625">
                <text:p>0.0625</text:p>
              </table:table-cell>
              <table:table-cell office:value-type="float" office:value="18.803">
                <text:p>18.803</text:p>
              </table:table-cell>
              <table:table-cell office:value-type="float" office:value="0.0625">
                <text:p>0.0625</text:p>
              </table:table-cell>
              <table:table-cell office:value-type="float" office:value="8.484">
                <text:p>8.484</text:p>
              </table:table-cell>
              <table:table-cell office:value-type="float" office:value="0.0625">
                <text:p>0.0625</text:p>
              </table:table-cell>
              <table:table-cell office:value-type="float" office:value="4.582">
                <text:p>4.582</text:p>
              </table:table-cell>
              <table:table-cell office:value-type="float" office:value="0.0625">
                <text:p>0.0625</text:p>
              </table:table-cell>
              <table:table-cell office:value-type="float" office:value="3.184">
                <text:p>3.184</text:p>
              </table:table-cell>
              <table:table-cell office:value-type="float" office:value="0.0625">
                <text:p>0.0625</text:p>
              </table:table-cell>
              <table:table-cell office:value-type="float" office:value="3.421">
                <text:p>3.421</text:p>
              </table:table-cell>
              <table:table-cell office:value-type="float" office:value="0.0625">
                <text:p>0.0625</text:p>
              </table:table-cell>
              <table:table-cell office:value-type="float" office:value="3.293">
                <text:p>3.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39.642">
                <text:p>39.642</text:p>
              </table:table-cell>
              <table:table-cell office:value-type="float" office:value="0.03125">
                <text:p>0.03125</text:p>
              </table:table-cell>
              <table:table-cell office:value-type="float" office:value="16.12">
                <text:p>16.12</text:p>
              </table:table-cell>
              <table:table-cell office:value-type="float" office:value="0.03125">
                <text:p>0.03125</text:p>
              </table:table-cell>
              <table:table-cell office:value-type="float" office:value="22.23">
                <text:p>22.23</text:p>
              </table:table-cell>
              <table:table-cell office:value-type="float" office:value="0.03125">
                <text:p>0.03125</text:p>
              </table:table-cell>
              <table:table-cell office:value-type="float" office:value="3.869">
                <text:p>3.869</text:p>
              </table:table-cell>
              <table:table-cell office:value-type="float" office:value="0.03125">
                <text:p>0.03125</text:p>
              </table:table-cell>
              <table:table-cell office:value-type="float" office:value="2.242">
                <text:p>2.242</text:p>
              </table:table-cell>
              <table:table-cell office:value-type="float" office:value="0.03125">
                <text:p>0.03125</text:p>
              </table:table-cell>
              <table:table-cell office:value-type="float" office:value="1.427">
                <text:p>1.427</text:p>
              </table:table-cell>
              <table:table-cell office:value-type="float" office:value="0.03125">
                <text:p>0.03125</text:p>
              </table:table-cell>
              <table:table-cell office:value-type="float" office:value="1.561">
                <text:p>1.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42.203">
                <text:p>42.203</text:p>
              </table:table-cell>
              <table:table-cell office:value-type="float" office:value="0.015625">
                <text:p>0.015625</text:p>
              </table:table-cell>
              <table:table-cell office:value-type="float" office:value="15.965">
                <text:p>15.965</text:p>
              </table:table-cell>
              <table:table-cell office:value-type="float" office:value="0.015625">
                <text:p>0.015625</text:p>
              </table:table-cell>
              <table:table-cell office:value-type="float" office:value="7.025">
                <text:p>7.025</text:p>
              </table:table-cell>
              <table:table-cell office:value-type="float" office:value="0.015625">
                <text:p>0.015625</text:p>
              </table:table-cell>
              <table:table-cell office:value-type="float" office:value="3.962">
                <text:p>3.962</text:p>
              </table:table-cell>
              <table:table-cell office:value-type="float" office:value="0.015625">
                <text:p>0.015625</text:p>
              </table:table-cell>
              <table:table-cell office:value-type="float" office:value="1.51">
                <text:p>1.51</text:p>
              </table:table-cell>
              <table:table-cell office:value-type="float" office:value="0.015625">
                <text:p>0.015625</text:p>
              </table:table-cell>
              <table:table-cell office:value-type="float" office:value="1.315">
                <text:p>1.315</text:p>
              </table:table-cell>
              <table:table-cell office:value-type="float" office:value="0.015625">
                <text:p>0.015625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32.75">
                <text:p>32.75</text:p>
              </table:table-cell>
              <table:table-cell office:value-type="float" office:value="0.0078125">
                <text:p>0.0078125</text:p>
              </table:table-cell>
              <table:table-cell office:value-type="float" office:value="13.747">
                <text:p>13.747</text:p>
              </table:table-cell>
              <table:table-cell office:value-type="float" office:value="0.0078125">
                <text:p>0.0078125</text:p>
              </table:table-cell>
              <table:table-cell office:value-type="float" office:value="6.17">
                <text:p>6.17</text:p>
              </table:table-cell>
              <table:table-cell office:value-type="float" office:value="0.0078125">
                <text:p>0.0078125</text:p>
              </table:table-cell>
              <table:table-cell office:value-type="float" office:value="3.2">
                <text:p>3.2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06">
                <text:p>1.20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989">
                <text:p>0.98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665">
                <text:p>0.665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402cm" svg:y="0.312cm" chart:style-name="ch2">
          <text:p>HSQL zone - range 128, complex index</text:p>
        </chart:title>
        <chart:legend chart:legend-position="end" svg:x="13.343cm" svg:y="2.607cm" style:legend-expansion="high" chart:style-name="ch3"/>
        <chart:plot-area chart:style-name="ch4" table:cell-range-address="'enteucha-info'.S481:'enteucha-info'.S487 'enteucha-info'.X481:'enteucha-info'.X487 'enteucha-info'.V481:'enteucha-info'.V529" chart:data-source-has-labels="row" svg:x="1.346cm" svg:y="1.267cm" svg:width="11.662cm" svg:height="6.377cm">
          <chartooo:coordinate-region svg:x="1.967cm" svg:y="1.466cm" svg:width="10.801cm" svg:height="5.531cm"/>
          <chart:axis chart:dimension="x" chart:name="primary-x" chart:style-name="ch5">
            <chart:title svg:x="6.339cm" svg:y="7.82cm" chart:style-name="ch6">
              <text:p>zone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V481:'enteucha-info'.V487" chart:label-cell-address="'enteucha-info'.X481:'enteucha-info'.X481" chart:class="chart:scatter">
            <chart:domain table:cell-range-address="'enteucha-info'.S481:'enteucha-info'.S487"/>
            <chart:data-point chart:repeated="7"/>
          </chart:series>
          <chart:series chart:style-name="ch10" chart:values-cell-range-address="'enteucha-info'.V488:'enteucha-info'.V494" chart:label-cell-address="'enteucha-info'.X482:'enteucha-info'.X482" chart:class="chart:scatter">
            <chart:domain table:cell-range-address="'enteucha-info'.S488:'enteucha-info'.S494"/>
            <chart:data-point chart:repeated="7"/>
          </chart:series>
          <chart:series chart:style-name="ch11" chart:values-cell-range-address="'enteucha-info'.V495:'enteucha-info'.V501" chart:label-cell-address="'enteucha-info'.X483:'enteucha-info'.X483" chart:class="chart:scatter">
            <chart:domain table:cell-range-address="'enteucha-info'.S495:'enteucha-info'.S501"/>
            <chart:data-point chart:repeated="7"/>
          </chart:series>
          <chart:series chart:style-name="ch12" chart:values-cell-range-address="'enteucha-info'.V502:'enteucha-info'.V508" chart:label-cell-address="'enteucha-info'.X484:'enteucha-info'.X484" chart:class="chart:scatter">
            <chart:domain table:cell-range-address="'enteucha-info'.S502:'enteucha-info'.S508"/>
            <chart:data-point chart:repeated="7"/>
          </chart:series>
          <chart:series chart:style-name="ch13" chart:values-cell-range-address="'enteucha-info'.V509:'enteucha-info'.V515" chart:label-cell-address="'enteucha-info'.X485:'enteucha-info'.X485" chart:class="chart:scatter">
            <chart:domain table:cell-range-address="'enteucha-info'.S509:'enteucha-info'.S515"/>
            <chart:data-point chart:repeated="7"/>
          </chart:series>
          <chart:series chart:style-name="ch14" chart:values-cell-range-address="'enteucha-info'.V516:'enteucha-info'.V522" chart:label-cell-address="'enteucha-info'.X486:'enteucha-info'.X486" chart:class="chart:scatter">
            <chart:domain table:cell-range-address="'enteucha-info'.S516:'enteucha-info'.S522"/>
            <chart:data-point chart:repeated="7"/>
          </chart:series>
          <chart:series chart:style-name="ch15" chart:values-cell-range-address="'enteucha-info'.V523:'enteucha-info'.V529" chart:label-cell-address="'enteucha-info'.X487:'enteucha-info'.X487" chart:class="chart:scatter">
            <chart:domain table:cell-range-address="'enteucha-info'.S523:'enteucha-info'.S529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radius 0.5</text:p>
                <draw:g>
                  <svg:desc>'enteucha-info'.X481:'enteucha-info'.X48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25</text:p>
                <draw:g>
                  <svg:desc>'enteucha-info'.X482:'enteucha-info'.X482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125</text:p>
                <draw:g>
                  <svg:desc>'enteucha-info'.X483:'enteucha-info'.X483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625</text:p>
                <draw:g>
                  <svg:desc>'enteucha-info'.X484:'enteucha-info'.X484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312</text:p>
                <draw:g>
                  <svg:desc>'enteucha-info'.X485:'enteucha-info'.X485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156</text:p>
                <draw:g>
                  <svg:desc>'enteucha-info'.X486:'enteucha-info'.X486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078</text:p>
                <draw:g>
                  <svg:desc>'enteucha-info'.X487:'enteucha-info'.X4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S481:'enteucha-info'.S487</svg:desc>
                </draw:g>
              </table:table-cell>
              <table:table-cell office:value-type="float" office:value="22.334">
                <text:p>22.334</text:p>
                <draw:g>
                  <svg:desc>'enteucha-info'.V481:'enteucha-info'.V487</svg:desc>
                </draw:g>
              </table:table-cell>
              <table:table-cell office:value-type="float" office:value="0.5">
                <text:p>0.5</text:p>
                <draw:g>
                  <svg:desc>'enteucha-info'.S488:'enteucha-info'.S494</svg:desc>
                </draw:g>
              </table:table-cell>
              <table:table-cell office:value-type="float" office:value="13.927">
                <text:p>13.927</text:p>
                <draw:g>
                  <svg:desc>'enteucha-info'.V488:'enteucha-info'.V494</svg:desc>
                </draw:g>
              </table:table-cell>
              <table:table-cell office:value-type="float" office:value="0.5">
                <text:p>0.5</text:p>
                <draw:g>
                  <svg:desc>'enteucha-info'.S495:'enteucha-info'.S501</svg:desc>
                </draw:g>
              </table:table-cell>
              <table:table-cell office:value-type="float" office:value="14.496">
                <text:p>14.496</text:p>
                <draw:g>
                  <svg:desc>'enteucha-info'.V495:'enteucha-info'.V501</svg:desc>
                </draw:g>
              </table:table-cell>
              <table:table-cell office:value-type="float" office:value="0.5">
                <text:p>0.5</text:p>
                <draw:g>
                  <svg:desc>'enteucha-info'.S502:'enteucha-info'.S508</svg:desc>
                </draw:g>
              </table:table-cell>
              <table:table-cell office:value-type="float" office:value="13.963">
                <text:p>13.963</text:p>
                <draw:g>
                  <svg:desc>'enteucha-info'.V502:'enteucha-info'.V508</svg:desc>
                </draw:g>
              </table:table-cell>
              <table:table-cell office:value-type="float" office:value="0.5">
                <text:p>0.5</text:p>
                <draw:g>
                  <svg:desc>'enteucha-info'.S509:'enteucha-info'.S515</svg:desc>
                </draw:g>
              </table:table-cell>
              <table:table-cell office:value-type="float" office:value="13.288">
                <text:p>13.288</text:p>
                <draw:g>
                  <svg:desc>'enteucha-info'.V509:'enteucha-info'.V515</svg:desc>
                </draw:g>
              </table:table-cell>
              <table:table-cell office:value-type="float" office:value="0.5">
                <text:p>0.5</text:p>
                <draw:g>
                  <svg:desc>'enteucha-info'.S516:'enteucha-info'.S522</svg:desc>
                </draw:g>
              </table:table-cell>
              <table:table-cell office:value-type="float" office:value="12.059">
                <text:p>12.059</text:p>
                <draw:g>
                  <svg:desc>'enteucha-info'.V516:'enteucha-info'.V522</svg:desc>
                </draw:g>
              </table:table-cell>
              <table:table-cell office:value-type="float" office:value="0.5">
                <text:p>0.5</text:p>
                <draw:g>
                  <svg:desc>'enteucha-info'.S523:'enteucha-info'.S529</svg:desc>
                </draw:g>
              </table:table-cell>
              <table:table-cell office:value-type="float" office:value="12.11">
                <text:p>12.11</text:p>
                <draw:g>
                  <svg:desc>'enteucha-info'.V523:'enteucha-info'.V5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7.383">
                <text:p>17.383</text:p>
              </table:table-cell>
              <table:table-cell office:value-type="float" office:value="0.25">
                <text:p>0.25</text:p>
              </table:table-cell>
              <table:table-cell office:value-type="float" office:value="8.902">
                <text:p>8.902</text:p>
              </table:table-cell>
              <table:table-cell office:value-type="float" office:value="0.25">
                <text:p>0.25</text:p>
              </table:table-cell>
              <table:table-cell office:value-type="float" office:value="5.805">
                <text:p>5.805</text:p>
              </table:table-cell>
              <table:table-cell office:value-type="float" office:value="0.25">
                <text:p>0.25</text:p>
              </table:table-cell>
              <table:table-cell office:value-type="float" office:value="5.768">
                <text:p>5.768</text:p>
              </table:table-cell>
              <table:table-cell office:value-type="float" office:value="0.25">
                <text:p>0.25</text:p>
              </table:table-cell>
              <table:table-cell office:value-type="float" office:value="5.767">
                <text:p>5.767</text:p>
              </table:table-cell>
              <table:table-cell office:value-type="float" office:value="0.25">
                <text:p>0.25</text:p>
              </table:table-cell>
              <table:table-cell office:value-type="float" office:value="5.786">
                <text:p>5.786</text:p>
              </table:table-cell>
              <table:table-cell office:value-type="float" office:value="0.25">
                <text:p>0.25</text:p>
              </table:table-cell>
              <table:table-cell office:value-type="float" office:value="5.776">
                <text:p>5.7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19.908">
                <text:p>19.908</text:p>
              </table:table-cell>
              <table:table-cell office:value-type="float" office:value="0.125">
                <text:p>0.125</text:p>
              </table:table-cell>
              <table:table-cell office:value-type="float" office:value="8.362">
                <text:p>8.362</text:p>
              </table:table-cell>
              <table:table-cell office:value-type="float" office:value="0.125">
                <text:p>0.125</text:p>
              </table:table-cell>
              <table:table-cell office:value-type="float" office:value="5.413">
                <text:p>5.413</text:p>
              </table:table-cell>
              <table:table-cell office:value-type="float" office:value="0.125">
                <text:p>0.125</text:p>
              </table:table-cell>
              <table:table-cell office:value-type="float" office:value="3.485">
                <text:p>3.485</text:p>
              </table:table-cell>
              <table:table-cell office:value-type="float" office:value="0.125">
                <text:p>0.125</text:p>
              </table:table-cell>
              <table:table-cell office:value-type="float" office:value="3.47">
                <text:p>3.47</text:p>
              </table:table-cell>
              <table:table-cell office:value-type="float" office:value="0.125">
                <text:p>0.125</text:p>
              </table:table-cell>
              <table:table-cell office:value-type="float" office:value="3.467">
                <text:p>3.467</text:p>
              </table:table-cell>
              <table:table-cell office:value-type="float" office:value="0.125">
                <text:p>0.125</text:p>
              </table:table-cell>
              <table:table-cell office:value-type="float" office:value="3.463">
                <text:p>3.4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18.566">
                <text:p>18.566</text:p>
              </table:table-cell>
              <table:table-cell office:value-type="float" office:value="0.0625">
                <text:p>0.0625</text:p>
              </table:table-cell>
              <table:table-cell office:value-type="float" office:value="8.102">
                <text:p>8.102</text:p>
              </table:table-cell>
              <table:table-cell office:value-type="float" office:value="0.0625">
                <text:p>0.0625</text:p>
              </table:table-cell>
              <table:table-cell office:value-type="float" office:value="4.357">
                <text:p>4.357</text:p>
              </table:table-cell>
              <table:table-cell office:value-type="float" office:value="0.0625">
                <text:p>0.0625</text:p>
              </table:table-cell>
              <table:table-cell office:value-type="float" office:value="2.444">
                <text:p>2.444</text:p>
              </table:table-cell>
              <table:table-cell office:value-type="float" office:value="0.0625">
                <text:p>0.0625</text:p>
              </table:table-cell>
              <table:table-cell office:value-type="float" office:value="1.467">
                <text:p>1.467</text:p>
              </table:table-cell>
              <table:table-cell office:value-type="float" office:value="0.0625">
                <text:p>0.0625</text:p>
              </table:table-cell>
              <table:table-cell office:value-type="float" office:value="1.466">
                <text:p>1.466</text:p>
              </table:table-cell>
              <table:table-cell office:value-type="float" office:value="0.0625">
                <text:p>0.0625</text:p>
              </table:table-cell>
              <table:table-cell office:value-type="float" office:value="1.311">
                <text:p>1.3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17.226">
                <text:p>17.226</text:p>
              </table:table-cell>
              <table:table-cell office:value-type="float" office:value="0.03125">
                <text:p>0.03125</text:p>
              </table:table-cell>
              <table:table-cell office:value-type="float" office:value="7.232">
                <text:p>7.232</text:p>
              </table:table-cell>
              <table:table-cell office:value-type="float" office:value="0.03125">
                <text:p>0.03125</text:p>
              </table:table-cell>
              <table:table-cell office:value-type="float" office:value="3.673">
                <text:p>3.673</text:p>
              </table:table-cell>
              <table:table-cell office:value-type="float" office:value="0.03125">
                <text:p>0.03125</text:p>
              </table:table-cell>
              <table:table-cell office:value-type="float" office:value="1.271">
                <text:p>1.271</text:p>
              </table:table-cell>
              <table:table-cell office:value-type="float" office:value="0.03125">
                <text:p>0.03125</text:p>
              </table:table-cell>
              <table:table-cell office:value-type="float" office:value="1.115">
                <text:p>1.115</text:p>
              </table:table-cell>
              <table:table-cell office:value-type="float" office:value="0.03125">
                <text:p>0.03125</text:p>
              </table:table-cell>
              <table:table-cell office:value-type="float" office:value="0.98">
                <text:p>0.98</text:p>
              </table:table-cell>
              <table:table-cell office:value-type="float" office:value="0.03125">
                <text:p>0.03125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14.543">
                <text:p>14.543</text:p>
              </table:table-cell>
              <table:table-cell office:value-type="float" office:value="0.015625">
                <text:p>0.015625</text:p>
              </table:table-cell>
              <table:table-cell office:value-type="float" office:value="6.913">
                <text:p>6.913</text:p>
              </table:table-cell>
              <table:table-cell office:value-type="float" office:value="0.015625">
                <text:p>0.015625</text:p>
              </table:table-cell>
              <table:table-cell office:value-type="float" office:value="3.628">
                <text:p>3.628</text:p>
              </table:table-cell>
              <table:table-cell office:value-type="float" office:value="0.015625">
                <text:p>0.015625</text:p>
              </table:table-cell>
              <table:table-cell office:value-type="float" office:value="1.21">
                <text:p>1.21</text:p>
              </table:table-cell>
              <table:table-cell office:value-type="float" office:value="0.015625">
                <text:p>0.015625</text:p>
              </table:table-cell>
              <table:table-cell office:value-type="float" office:value="1.011">
                <text:p>1.011</text:p>
              </table:table-cell>
              <table:table-cell office:value-type="float" office:value="0.015625">
                <text:p>0.015625</text:p>
              </table:table-cell>
              <table:table-cell office:value-type="float" office:value="0.67">
                <text:p>0.67</text:p>
              </table:table-cell>
              <table:table-cell office:value-type="float" office:value="0.015625">
                <text:p>0.015625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15.574">
                <text:p>15.574</text:p>
              </table:table-cell>
              <table:table-cell office:value-type="float" office:value="0.0078125">
                <text:p>0.0078125</text:p>
              </table:table-cell>
              <table:table-cell office:value-type="float" office:value="6.837">
                <text:p>6.837</text:p>
              </table:table-cell>
              <table:table-cell office:value-type="float" office:value="0.0078125">
                <text:p>0.0078125</text:p>
              </table:table-cell>
              <table:table-cell office:value-type="float" office:value="3.335">
                <text:p>3.335</text:p>
              </table:table-cell>
              <table:table-cell office:value-type="float" office:value="0.0078125">
                <text:p>0.0078125</text:p>
              </table:table-cell>
              <table:table-cell office:value-type="float" office:value="1.363">
                <text:p>1.363</text:p>
              </table:table-cell>
              <table:table-cell office:value-type="float" office:value="0.0078125">
                <text:p>0.0078125</text:p>
              </table:table-cell>
              <table:table-cell office:value-type="float" office:value="1.093">
                <text:p>1.09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69">
                <text:p>0.6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424">
                <text:p>0.424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402cm" svg:y="0.312cm" chart:style-name="ch2">
          <text:p>HSQL zone - range 32, combined index</text:p>
        </chart:title>
        <chart:legend chart:legend-position="end" svg:x="13.343cm" svg:y="2.607cm" style:legend-expansion="high" chart:style-name="ch3"/>
        <chart:plot-area chart:style-name="ch4" table:cell-range-address="'enteucha-info'.S428:'enteucha-info'.S434 'enteucha-info'.X428:'enteucha-info'.X434 'enteucha-info'.V428:'enteucha-info'.V476" chart:data-source-has-labels="row" svg:x="1.346cm" svg:y="1.267cm" svg:width="11.662cm" svg:height="6.377cm">
          <chartooo:coordinate-region svg:x="1.967cm" svg:y="1.466cm" svg:width="10.615cm" svg:height="5.531cm"/>
          <chart:axis chart:dimension="x" chart:name="primary-x" chart:style-name="ch5">
            <chart:title svg:x="6.339cm" svg:y="7.82cm" chart:style-name="ch6">
              <text:p>zone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V428:'enteucha-info'.V434" chart:label-cell-address="'enteucha-info'.X428:'enteucha-info'.X428" chart:class="chart:scatter">
            <chart:domain table:cell-range-address="'enteucha-info'.S428:'enteucha-info'.S434"/>
            <chart:data-point chart:repeated="7"/>
          </chart:series>
          <chart:series chart:style-name="ch10" chart:values-cell-range-address="'enteucha-info'.V435:'enteucha-info'.V441" chart:label-cell-address="'enteucha-info'.X429:'enteucha-info'.X429" chart:class="chart:scatter">
            <chart:domain table:cell-range-address="'enteucha-info'.S435:'enteucha-info'.S441"/>
            <chart:data-point chart:repeated="7"/>
          </chart:series>
          <chart:series chart:style-name="ch11" chart:values-cell-range-address="'enteucha-info'.V442:'enteucha-info'.V448" chart:label-cell-address="'enteucha-info'.X430:'enteucha-info'.X430" chart:class="chart:scatter">
            <chart:domain table:cell-range-address="'enteucha-info'.S442:'enteucha-info'.S448"/>
            <chart:data-point chart:repeated="7"/>
          </chart:series>
          <chart:series chart:style-name="ch12" chart:values-cell-range-address="'enteucha-info'.V449:'enteucha-info'.V455" chart:label-cell-address="'enteucha-info'.X431:'enteucha-info'.X431" chart:class="chart:scatter">
            <chart:domain table:cell-range-address="'enteucha-info'.S449:'enteucha-info'.S455"/>
            <chart:data-point chart:repeated="7"/>
          </chart:series>
          <chart:series chart:style-name="ch13" chart:values-cell-range-address="'enteucha-info'.V456:'enteucha-info'.V462" chart:label-cell-address="'enteucha-info'.X432:'enteucha-info'.X432" chart:class="chart:scatter">
            <chart:domain table:cell-range-address="'enteucha-info'.S456:'enteucha-info'.S462"/>
            <chart:data-point chart:repeated="7"/>
          </chart:series>
          <chart:series chart:style-name="ch14" chart:values-cell-range-address="'enteucha-info'.V463:'enteucha-info'.V469" chart:label-cell-address="'enteucha-info'.X433:'enteucha-info'.X433" chart:class="chart:scatter">
            <chart:domain table:cell-range-address="'enteucha-info'.S463:'enteucha-info'.S469"/>
            <chart:data-point chart:repeated="7"/>
          </chart:series>
          <chart:series chart:style-name="ch15" chart:values-cell-range-address="'enteucha-info'.V470:'enteucha-info'.V476" chart:label-cell-address="'enteucha-info'.X434:'enteucha-info'.X434" chart:class="chart:scatter">
            <chart:domain table:cell-range-address="'enteucha-info'.S470:'enteucha-info'.S476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radius 0.5</text:p>
                <draw:g>
                  <svg:desc>'enteucha-info'.X428:'enteucha-info'.X428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25</text:p>
                <draw:g>
                  <svg:desc>'enteucha-info'.X429:'enteucha-info'.X429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125</text:p>
                <draw:g>
                  <svg:desc>'enteucha-info'.X430:'enteucha-info'.X43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625</text:p>
                <draw:g>
                  <svg:desc>'enteucha-info'.X431:'enteucha-info'.X43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312</text:p>
                <draw:g>
                  <svg:desc>'enteucha-info'.X432:'enteucha-info'.X432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156</text:p>
                <draw:g>
                  <svg:desc>'enteucha-info'.X433:'enteucha-info'.X433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078</text:p>
                <draw:g>
                  <svg:desc>'enteucha-info'.X434:'enteucha-info'.X4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S428:'enteucha-info'.S434</svg:desc>
                </draw:g>
              </table:table-cell>
              <table:table-cell office:value-type="float" office:value="127.653">
                <text:p>127.653</text:p>
                <draw:g>
                  <svg:desc>'enteucha-info'.V428:'enteucha-info'.V434</svg:desc>
                </draw:g>
              </table:table-cell>
              <table:table-cell office:value-type="float" office:value="0.5">
                <text:p>0.5</text:p>
                <draw:g>
                  <svg:desc>'enteucha-info'.S435:'enteucha-info'.S441</svg:desc>
                </draw:g>
              </table:table-cell>
              <table:table-cell office:value-type="float" office:value="82.885">
                <text:p>82.885</text:p>
                <draw:g>
                  <svg:desc>'enteucha-info'.V435:'enteucha-info'.V441</svg:desc>
                </draw:g>
              </table:table-cell>
              <table:table-cell office:value-type="float" office:value="0.5">
                <text:p>0.5</text:p>
                <draw:g>
                  <svg:desc>'enteucha-info'.S442:'enteucha-info'.S448</svg:desc>
                </draw:g>
              </table:table-cell>
              <table:table-cell office:value-type="float" office:value="84.384">
                <text:p>84.384</text:p>
                <draw:g>
                  <svg:desc>'enteucha-info'.V442:'enteucha-info'.V448</svg:desc>
                </draw:g>
              </table:table-cell>
              <table:table-cell office:value-type="float" office:value="0.5">
                <text:p>0.5</text:p>
                <draw:g>
                  <svg:desc>'enteucha-info'.S449:'enteucha-info'.S455</svg:desc>
                </draw:g>
              </table:table-cell>
              <table:table-cell office:value-type="float" office:value="83.395">
                <text:p>83.395</text:p>
                <draw:g>
                  <svg:desc>'enteucha-info'.V449:'enteucha-info'.V455</svg:desc>
                </draw:g>
              </table:table-cell>
              <table:table-cell office:value-type="float" office:value="0.5">
                <text:p>0.5</text:p>
                <draw:g>
                  <svg:desc>'enteucha-info'.S456:'enteucha-info'.S462</svg:desc>
                </draw:g>
              </table:table-cell>
              <table:table-cell office:value-type="float" office:value="82.231">
                <text:p>82.231</text:p>
                <draw:g>
                  <svg:desc>'enteucha-info'.V456:'enteucha-info'.V462</svg:desc>
                </draw:g>
              </table:table-cell>
              <table:table-cell office:value-type="float" office:value="0.5">
                <text:p>0.5</text:p>
                <draw:g>
                  <svg:desc>'enteucha-info'.S463:'enteucha-info'.S469</svg:desc>
                </draw:g>
              </table:table-cell>
              <table:table-cell office:value-type="float" office:value="100.737">
                <text:p>100.737</text:p>
                <draw:g>
                  <svg:desc>'enteucha-info'.V463:'enteucha-info'.V469</svg:desc>
                </draw:g>
              </table:table-cell>
              <table:table-cell office:value-type="float" office:value="0.5">
                <text:p>0.5</text:p>
                <draw:g>
                  <svg:desc>'enteucha-info'.S470:'enteucha-info'.S476</svg:desc>
                </draw:g>
              </table:table-cell>
              <table:table-cell office:value-type="float" office:value="74.445">
                <text:p>74.445</text:p>
                <draw:g>
                  <svg:desc>'enteucha-info'.V470:'enteucha-info'.V4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03.436">
                <text:p>103.436</text:p>
              </table:table-cell>
              <table:table-cell office:value-type="float" office:value="0.25">
                <text:p>0.25</text:p>
              </table:table-cell>
              <table:table-cell office:value-type="float" office:value="60.54">
                <text:p>60.54</text:p>
              </table:table-cell>
              <table:table-cell office:value-type="float" office:value="0.25">
                <text:p>0.25</text:p>
              </table:table-cell>
              <table:table-cell office:value-type="float" office:value="37.476">
                <text:p>37.476</text:p>
              </table:table-cell>
              <table:table-cell office:value-type="float" office:value="0.25">
                <text:p>0.25</text:p>
              </table:table-cell>
              <table:table-cell office:value-type="float" office:value="32.502">
                <text:p>32.502</text:p>
              </table:table-cell>
              <table:table-cell office:value-type="float" office:value="0.25">
                <text:p>0.25</text:p>
              </table:table-cell>
              <table:table-cell office:value-type="float" office:value="31.474">
                <text:p>31.474</text:p>
              </table:table-cell>
              <table:table-cell office:value-type="float" office:value="0.25">
                <text:p>0.25</text:p>
              </table:table-cell>
              <table:table-cell office:value-type="float" office:value="32.854">
                <text:p>32.854</text:p>
              </table:table-cell>
              <table:table-cell office:value-type="float" office:value="0.25">
                <text:p>0.25</text:p>
              </table:table-cell>
              <table:table-cell office:value-type="float" office:value="34.032">
                <text:p>34.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96.022">
                <text:p>96.022</text:p>
              </table:table-cell>
              <table:table-cell office:value-type="float" office:value="0.125">
                <text:p>0.125</text:p>
              </table:table-cell>
              <table:table-cell office:value-type="float" office:value="42.173">
                <text:p>42.173</text:p>
              </table:table-cell>
              <table:table-cell office:value-type="float" office:value="0.125">
                <text:p>0.125</text:p>
              </table:table-cell>
              <table:table-cell office:value-type="float" office:value="24.174">
                <text:p>24.174</text:p>
              </table:table-cell>
              <table:table-cell office:value-type="float" office:value="0.125">
                <text:p>0.125</text:p>
              </table:table-cell>
              <table:table-cell office:value-type="float" office:value="12.48">
                <text:p>12.48</text:p>
              </table:table-cell>
              <table:table-cell office:value-type="float" office:value="0.125">
                <text:p>0.125</text:p>
              </table:table-cell>
              <table:table-cell office:value-type="float" office:value="12.894">
                <text:p>12.894</text:p>
              </table:table-cell>
              <table:table-cell office:value-type="float" office:value="0.125">
                <text:p>0.125</text:p>
              </table:table-cell>
              <table:table-cell office:value-type="float" office:value="13.909">
                <text:p>13.909</text:p>
              </table:table-cell>
              <table:table-cell office:value-type="float" office:value="0.125">
                <text:p>0.125</text:p>
              </table:table-cell>
              <table:table-cell office:value-type="float" office:value="14.524">
                <text:p>14.5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96.257">
                <text:p>96.257</text:p>
              </table:table-cell>
              <table:table-cell office:value-type="float" office:value="0.0625">
                <text:p>0.0625</text:p>
              </table:table-cell>
              <table:table-cell office:value-type="float" office:value="66.206">
                <text:p>66.206</text:p>
              </table:table-cell>
              <table:table-cell office:value-type="float" office:value="0.0625">
                <text:p>0.0625</text:p>
              </table:table-cell>
              <table:table-cell office:value-type="float" office:value="21.134">
                <text:p>21.134</text:p>
              </table:table-cell>
              <table:table-cell office:value-type="float" office:value="0.0625">
                <text:p>0.0625</text:p>
              </table:table-cell>
              <table:table-cell office:value-type="float" office:value="10.645">
                <text:p>10.645</text:p>
              </table:table-cell>
              <table:table-cell office:value-type="float" office:value="0.0625">
                <text:p>0.0625</text:p>
              </table:table-cell>
              <table:table-cell office:value-type="float" office:value="6.472">
                <text:p>6.472</text:p>
              </table:table-cell>
              <table:table-cell office:value-type="float" office:value="0.0625">
                <text:p>0.0625</text:p>
              </table:table-cell>
              <table:table-cell office:value-type="float" office:value="6.933">
                <text:p>6.933</text:p>
              </table:table-cell>
              <table:table-cell office:value-type="float" office:value="0.0625">
                <text:p>0.0625</text:p>
              </table:table-cell>
              <table:table-cell office:value-type="float" office:value="6.637">
                <text:p>6.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93.287">
                <text:p>93.287</text:p>
              </table:table-cell>
              <table:table-cell office:value-type="float" office:value="0.03125">
                <text:p>0.03125</text:p>
              </table:table-cell>
              <table:table-cell office:value-type="float" office:value="45.078">
                <text:p>45.078</text:p>
              </table:table-cell>
              <table:table-cell office:value-type="float" office:value="0.03125">
                <text:p>0.03125</text:p>
              </table:table-cell>
              <table:table-cell office:value-type="float" office:value="19.67">
                <text:p>19.67</text:p>
              </table:table-cell>
              <table:table-cell office:value-type="float" office:value="0.03125">
                <text:p>0.03125</text:p>
              </table:table-cell>
              <table:table-cell office:value-type="float" office:value="9.224">
                <text:p>9.224</text:p>
              </table:table-cell>
              <table:table-cell office:value-type="float" office:value="0.03125">
                <text:p>0.03125</text:p>
              </table:table-cell>
              <table:table-cell office:value-type="float" office:value="5.402">
                <text:p>5.402</text:p>
              </table:table-cell>
              <table:table-cell office:value-type="float" office:value="0.03125">
                <text:p>0.03125</text:p>
              </table:table-cell>
              <table:table-cell office:value-type="float" office:value="3.474">
                <text:p>3.474</text:p>
              </table:table-cell>
              <table:table-cell office:value-type="float" office:value="0.03125">
                <text:p>0.03125</text:p>
              </table:table-cell>
              <table:table-cell office:value-type="float" office:value="3.474">
                <text:p>3.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91.945">
                <text:p>91.945</text:p>
              </table:table-cell>
              <table:table-cell office:value-type="float" office:value="0.015625">
                <text:p>0.015625</text:p>
              </table:table-cell>
              <table:table-cell office:value-type="float" office:value="42.479">
                <text:p>42.479</text:p>
              </table:table-cell>
              <table:table-cell office:value-type="float" office:value="0.015625">
                <text:p>0.015625</text:p>
              </table:table-cell>
              <table:table-cell office:value-type="float" office:value="14.918">
                <text:p>14.918</text:p>
              </table:table-cell>
              <table:table-cell office:value-type="float" office:value="0.015625">
                <text:p>0.015625</text:p>
              </table:table-cell>
              <table:table-cell office:value-type="float" office:value="6.894">
                <text:p>6.894</text:p>
              </table:table-cell>
              <table:table-cell office:value-type="float" office:value="0.015625">
                <text:p>0.015625</text:p>
              </table:table-cell>
              <table:table-cell office:value-type="float" office:value="3.738">
                <text:p>3.738</text:p>
              </table:table-cell>
              <table:table-cell office:value-type="float" office:value="0.015625">
                <text:p>0.015625</text:p>
              </table:table-cell>
              <table:table-cell office:value-type="float" office:value="2.086">
                <text:p>2.086</text:p>
              </table:table-cell>
              <table:table-cell office:value-type="float" office:value="0.015625">
                <text:p>0.015625</text:p>
              </table:table-cell>
              <table:table-cell office:value-type="float" office:value="1.238">
                <text:p>1.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76.355">
                <text:p>76.355</text:p>
              </table:table-cell>
              <table:table-cell office:value-type="float" office:value="0.0078125">
                <text:p>0.0078125</text:p>
              </table:table-cell>
              <table:table-cell office:value-type="float" office:value="35.439">
                <text:p>35.439</text:p>
              </table:table-cell>
              <table:table-cell office:value-type="float" office:value="0.0078125">
                <text:p>0.0078125</text:p>
              </table:table-cell>
              <table:table-cell office:value-type="float" office:value="16.083">
                <text:p>16.083</text:p>
              </table:table-cell>
              <table:table-cell office:value-type="float" office:value="0.0078125">
                <text:p>0.0078125</text:p>
              </table:table-cell>
              <table:table-cell office:value-type="float" office:value="6.61">
                <text:p>6.61</text:p>
              </table:table-cell>
              <table:table-cell office:value-type="float" office:value="0.0078125">
                <text:p>0.0078125</text:p>
              </table:table-cell>
              <table:table-cell office:value-type="float" office:value="3.61">
                <text:p>3.61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53">
                <text:p>1.253</text:p>
              </table:table-cell>
              <table:table-cell office:value-type="float" office:value="0.0078125">
                <text:p>0.0078125</text:p>
              </table:table-cell>
              <table:table-cell office:value-type="float" office:value="1.094">
                <text:p>1.094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402cm" svg:y="0.312cm" chart:style-name="ch2">
          <text:p>HSQL zone - range 64, combined index</text:p>
        </chart:title>
        <chart:legend chart:legend-position="end" svg:x="13.343cm" svg:y="2.607cm" style:legend-expansion="high" chart:style-name="ch3"/>
        <chart:plot-area chart:style-name="ch4" table:cell-range-address="'enteucha-info'.S375:'enteucha-info'.S381 'enteucha-info'.X375:'enteucha-info'.X381 'enteucha-info'.V375:'enteucha-info'.V423" chart:data-source-has-labels="row" svg:x="1.346cm" svg:y="1.267cm" svg:width="11.662cm" svg:height="6.377cm">
          <chartooo:coordinate-region svg:x="1.967cm" svg:y="1.466cm" svg:width="10.801cm" svg:height="5.531cm"/>
          <chart:axis chart:dimension="x" chart:name="primary-x" chart:style-name="ch5">
            <chart:title svg:x="6.339cm" svg:y="7.82cm" chart:style-name="ch6">
              <text:p>zone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V375:'enteucha-info'.V381" chart:label-cell-address="'enteucha-info'.X375:'enteucha-info'.X375" chart:class="chart:scatter">
            <chart:domain table:cell-range-address="'enteucha-info'.S375:'enteucha-info'.S381"/>
            <chart:data-point chart:repeated="7"/>
          </chart:series>
          <chart:series chart:style-name="ch10" chart:values-cell-range-address="'enteucha-info'.V382:'enteucha-info'.V388" chart:label-cell-address="'enteucha-info'.X376:'enteucha-info'.X376" chart:class="chart:scatter">
            <chart:domain table:cell-range-address="'enteucha-info'.S382:'enteucha-info'.S388"/>
            <chart:data-point chart:repeated="7"/>
          </chart:series>
          <chart:series chart:style-name="ch11" chart:values-cell-range-address="'enteucha-info'.V389:'enteucha-info'.V395" chart:label-cell-address="'enteucha-info'.X377:'enteucha-info'.X377" chart:class="chart:scatter">
            <chart:domain table:cell-range-address="'enteucha-info'.S389:'enteucha-info'.S395"/>
            <chart:data-point chart:repeated="7"/>
          </chart:series>
          <chart:series chart:style-name="ch12" chart:values-cell-range-address="'enteucha-info'.V396:'enteucha-info'.V402" chart:label-cell-address="'enteucha-info'.X378:'enteucha-info'.X378" chart:class="chart:scatter">
            <chart:domain table:cell-range-address="'enteucha-info'.S396:'enteucha-info'.S402"/>
            <chart:data-point chart:repeated="7"/>
          </chart:series>
          <chart:series chart:style-name="ch13" chart:values-cell-range-address="'enteucha-info'.V403:'enteucha-info'.V409" chart:label-cell-address="'enteucha-info'.X379:'enteucha-info'.X379" chart:class="chart:scatter">
            <chart:domain table:cell-range-address="'enteucha-info'.S403:'enteucha-info'.S409"/>
            <chart:data-point chart:repeated="7"/>
          </chart:series>
          <chart:series chart:style-name="ch14" chart:values-cell-range-address="'enteucha-info'.V410:'enteucha-info'.V416" chart:label-cell-address="'enteucha-info'.X380:'enteucha-info'.X380" chart:class="chart:scatter">
            <chart:domain table:cell-range-address="'enteucha-info'.S410:'enteucha-info'.S416"/>
            <chart:data-point chart:repeated="7"/>
          </chart:series>
          <chart:series chart:style-name="ch15" chart:values-cell-range-address="'enteucha-info'.V417:'enteucha-info'.V423" chart:label-cell-address="'enteucha-info'.X381:'enteucha-info'.X381" chart:class="chart:scatter">
            <chart:domain table:cell-range-address="'enteucha-info'.S417:'enteucha-info'.S423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radius 0.5</text:p>
                <draw:g>
                  <svg:desc>'enteucha-info'.X375:'enteucha-info'.X375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25</text:p>
                <draw:g>
                  <svg:desc>'enteucha-info'.X376:'enteucha-info'.X376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125</text:p>
                <draw:g>
                  <svg:desc>'enteucha-info'.X377:'enteucha-info'.X377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625</text:p>
                <draw:g>
                  <svg:desc>'enteucha-info'.X378:'enteucha-info'.X378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312</text:p>
                <draw:g>
                  <svg:desc>'enteucha-info'.X379:'enteucha-info'.X379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156</text:p>
                <draw:g>
                  <svg:desc>'enteucha-info'.X380:'enteucha-info'.X38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078</text:p>
                <draw:g>
                  <svg:desc>'enteucha-info'.X381:'enteucha-info'.X3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S375:'enteucha-info'.S381</svg:desc>
                </draw:g>
              </table:table-cell>
              <table:table-cell office:value-type="float" office:value="55.942">
                <text:p>55.942</text:p>
                <draw:g>
                  <svg:desc>'enteucha-info'.V375:'enteucha-info'.V381</svg:desc>
                </draw:g>
              </table:table-cell>
              <table:table-cell office:value-type="float" office:value="0.5">
                <text:p>0.5</text:p>
                <draw:g>
                  <svg:desc>'enteucha-info'.S382:'enteucha-info'.S388</svg:desc>
                </draw:g>
              </table:table-cell>
              <table:table-cell office:value-type="float" office:value="33.838">
                <text:p>33.838</text:p>
                <draw:g>
                  <svg:desc>'enteucha-info'.V382:'enteucha-info'.V388</svg:desc>
                </draw:g>
              </table:table-cell>
              <table:table-cell office:value-type="float" office:value="0.5">
                <text:p>0.5</text:p>
                <draw:g>
                  <svg:desc>'enteucha-info'.S389:'enteucha-info'.S395</svg:desc>
                </draw:g>
              </table:table-cell>
              <table:table-cell office:value-type="float" office:value="32.929">
                <text:p>32.929</text:p>
                <draw:g>
                  <svg:desc>'enteucha-info'.V389:'enteucha-info'.V395</svg:desc>
                </draw:g>
              </table:table-cell>
              <table:table-cell office:value-type="float" office:value="0.5">
                <text:p>0.5</text:p>
                <draw:g>
                  <svg:desc>'enteucha-info'.S396:'enteucha-info'.S402</svg:desc>
                </draw:g>
              </table:table-cell>
              <table:table-cell office:value-type="float" office:value="32.71">
                <text:p>32.71</text:p>
                <draw:g>
                  <svg:desc>'enteucha-info'.V396:'enteucha-info'.V402</svg:desc>
                </draw:g>
              </table:table-cell>
              <table:table-cell office:value-type="float" office:value="0.5">
                <text:p>0.5</text:p>
                <draw:g>
                  <svg:desc>'enteucha-info'.S403:'enteucha-info'.S409</svg:desc>
                </draw:g>
              </table:table-cell>
              <table:table-cell office:value-type="float" office:value="32.613">
                <text:p>32.613</text:p>
                <draw:g>
                  <svg:desc>'enteucha-info'.V403:'enteucha-info'.V409</svg:desc>
                </draw:g>
              </table:table-cell>
              <table:table-cell office:value-type="float" office:value="0.5">
                <text:p>0.5</text:p>
                <draw:g>
                  <svg:desc>'enteucha-info'.S410:'enteucha-info'.S416</svg:desc>
                </draw:g>
              </table:table-cell>
              <table:table-cell office:value-type="float" office:value="35.969">
                <text:p>35.969</text:p>
                <draw:g>
                  <svg:desc>'enteucha-info'.V410:'enteucha-info'.V416</svg:desc>
                </draw:g>
              </table:table-cell>
              <table:table-cell office:value-type="float" office:value="0.5">
                <text:p>0.5</text:p>
                <draw:g>
                  <svg:desc>'enteucha-info'.S417:'enteucha-info'.S423</svg:desc>
                </draw:g>
              </table:table-cell>
              <table:table-cell office:value-type="float" office:value="37.374">
                <text:p>37.374</text:p>
                <draw:g>
                  <svg:desc>'enteucha-info'.V417:'enteucha-info'.V4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49.73">
                <text:p>49.73</text:p>
              </table:table-cell>
              <table:table-cell office:value-type="float" office:value="0.25">
                <text:p>0.25</text:p>
              </table:table-cell>
              <table:table-cell office:value-type="float" office:value="24.555">
                <text:p>24.555</text:p>
              </table:table-cell>
              <table:table-cell office:value-type="float" office:value="0.25">
                <text:p>0.25</text:p>
              </table:table-cell>
              <table:table-cell office:value-type="float" office:value="13.394">
                <text:p>13.394</text:p>
              </table:table-cell>
              <table:table-cell office:value-type="float" office:value="0.25">
                <text:p>0.25</text:p>
              </table:table-cell>
              <table:table-cell office:value-type="float" office:value="14.074">
                <text:p>14.074</text:p>
              </table:table-cell>
              <table:table-cell office:value-type="float" office:value="0.25">
                <text:p>0.25</text:p>
              </table:table-cell>
              <table:table-cell office:value-type="float" office:value="14.345">
                <text:p>14.345</text:p>
              </table:table-cell>
              <table:table-cell office:value-type="float" office:value="0.25">
                <text:p>0.25</text:p>
              </table:table-cell>
              <table:table-cell office:value-type="float" office:value="14.08">
                <text:p>14.08</text:p>
              </table:table-cell>
              <table:table-cell office:value-type="float" office:value="0.25">
                <text:p>0.25</text:p>
              </table:table-cell>
              <table:table-cell office:value-type="float" office:value="13.596">
                <text:p>13.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43.907">
                <text:p>43.907</text:p>
              </table:table-cell>
              <table:table-cell office:value-type="float" office:value="0.125">
                <text:p>0.125</text:p>
              </table:table-cell>
              <table:table-cell office:value-type="float" office:value="19.876">
                <text:p>19.876</text:p>
              </table:table-cell>
              <table:table-cell office:value-type="float" office:value="0.125">
                <text:p>0.125</text:p>
              </table:table-cell>
              <table:table-cell office:value-type="float" office:value="9.938">
                <text:p>9.938</text:p>
              </table:table-cell>
              <table:table-cell office:value-type="float" office:value="0.125">
                <text:p>0.125</text:p>
              </table:table-cell>
              <table:table-cell office:value-type="float" office:value="6.92">
                <text:p>6.92</text:p>
              </table:table-cell>
              <table:table-cell office:value-type="float" office:value="0.125">
                <text:p>0.125</text:p>
              </table:table-cell>
              <table:table-cell office:value-type="float" office:value="7.064">
                <text:p>7.064</text:p>
              </table:table-cell>
              <table:table-cell office:value-type="float" office:value="0.125">
                <text:p>0.125</text:p>
              </table:table-cell>
              <table:table-cell office:value-type="float" office:value="6.504">
                <text:p>6.504</text:p>
              </table:table-cell>
              <table:table-cell office:value-type="float" office:value="0.125">
                <text:p>0.125</text:p>
              </table:table-cell>
              <table:table-cell office:value-type="float" office:value="6.133">
                <text:p>6.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52.701">
                <text:p>52.701</text:p>
              </table:table-cell>
              <table:table-cell office:value-type="float" office:value="0.0625">
                <text:p>0.0625</text:p>
              </table:table-cell>
              <table:table-cell office:value-type="float" office:value="29.336">
                <text:p>29.336</text:p>
              </table:table-cell>
              <table:table-cell office:value-type="float" office:value="0.0625">
                <text:p>0.0625</text:p>
              </table:table-cell>
              <table:table-cell office:value-type="float" office:value="37.097">
                <text:p>37.097</text:p>
              </table:table-cell>
              <table:table-cell office:value-type="float" office:value="0.0625">
                <text:p>0.0625</text:p>
              </table:table-cell>
              <table:table-cell office:value-type="float" office:value="4.821">
                <text:p>4.821</text:p>
              </table:table-cell>
              <table:table-cell office:value-type="float" office:value="0.0625">
                <text:p>0.0625</text:p>
              </table:table-cell>
              <table:table-cell office:value-type="float" office:value="3.01">
                <text:p>3.01</text:p>
              </table:table-cell>
              <table:table-cell office:value-type="float" office:value="0.0625">
                <text:p>0.0625</text:p>
              </table:table-cell>
              <table:table-cell office:value-type="float" office:value="2.906">
                <text:p>2.906</text:p>
              </table:table-cell>
              <table:table-cell office:value-type="float" office:value="0.0625">
                <text:p>0.0625</text:p>
              </table:table-cell>
              <table:table-cell office:value-type="float" office:value="3.607">
                <text:p>3.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41.249">
                <text:p>41.249</text:p>
              </table:table-cell>
              <table:table-cell office:value-type="float" office:value="0.03125">
                <text:p>0.03125</text:p>
              </table:table-cell>
              <table:table-cell office:value-type="float" office:value="16.533">
                <text:p>16.533</text:p>
              </table:table-cell>
              <table:table-cell office:value-type="float" office:value="0.03125">
                <text:p>0.03125</text:p>
              </table:table-cell>
              <table:table-cell office:value-type="float" office:value="7.785">
                <text:p>7.785</text:p>
              </table:table-cell>
              <table:table-cell office:value-type="float" office:value="0.03125">
                <text:p>0.03125</text:p>
              </table:table-cell>
              <table:table-cell office:value-type="float" office:value="4.373">
                <text:p>4.373</text:p>
              </table:table-cell>
              <table:table-cell office:value-type="float" office:value="0.03125">
                <text:p>0.03125</text:p>
              </table:table-cell>
              <table:table-cell office:value-type="float" office:value="2.482">
                <text:p>2.482</text:p>
              </table:table-cell>
              <table:table-cell office:value-type="float" office:value="0.03125">
                <text:p>0.03125</text:p>
              </table:table-cell>
              <table:table-cell office:value-type="float" office:value="1.475">
                <text:p>1.475</text:p>
              </table:table-cell>
              <table:table-cell office:value-type="float" office:value="0.03125">
                <text:p>0.03125</text:p>
              </table:table-cell>
              <table:table-cell office:value-type="float" office:value="1.469">
                <text:p>1.4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45.862">
                <text:p>45.862</text:p>
              </table:table-cell>
              <table:table-cell office:value-type="float" office:value="0.015625">
                <text:p>0.015625</text:p>
              </table:table-cell>
              <table:table-cell office:value-type="float" office:value="18.102">
                <text:p>18.102</text:p>
              </table:table-cell>
              <table:table-cell office:value-type="float" office:value="0.015625">
                <text:p>0.015625</text:p>
              </table:table-cell>
              <table:table-cell office:value-type="float" office:value="7.828">
                <text:p>7.828</text:p>
              </table:table-cell>
              <table:table-cell office:value-type="float" office:value="0.015625">
                <text:p>0.015625</text:p>
              </table:table-cell>
              <table:table-cell office:value-type="float" office:value="4.425">
                <text:p>4.425</text:p>
              </table:table-cell>
              <table:table-cell office:value-type="float" office:value="0.015625">
                <text:p>0.015625</text:p>
              </table:table-cell>
              <table:table-cell office:value-type="float" office:value="1.509">
                <text:p>1.509</text:p>
              </table:table-cell>
              <table:table-cell office:value-type="float" office:value="0.015625">
                <text:p>0.015625</text:p>
              </table:table-cell>
              <table:table-cell office:value-type="float" office:value="1.314">
                <text:p>1.314</text:p>
              </table:table-cell>
              <table:table-cell office:value-type="float" office:value="0.015625">
                <text:p>0.015625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35.641">
                <text:p>35.641</text:p>
              </table:table-cell>
              <table:table-cell office:value-type="float" office:value="0.0078125">
                <text:p>0.0078125</text:p>
              </table:table-cell>
              <table:table-cell office:value-type="float" office:value="15.371">
                <text:p>15.371</text:p>
              </table:table-cell>
              <table:table-cell office:value-type="float" office:value="0.0078125">
                <text:p>0.0078125</text:p>
              </table:table-cell>
              <table:table-cell office:value-type="float" office:value="6.209">
                <text:p>6.209</text:p>
              </table:table-cell>
              <table:table-cell office:value-type="float" office:value="0.0078125">
                <text:p>0.0078125</text:p>
              </table:table-cell>
              <table:table-cell office:value-type="float" office:value="3.196">
                <text:p>3.196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34">
                <text:p>1.234</text:p>
              </table:table-cell>
              <table:table-cell office:value-type="float" office:value="0.0078125">
                <text:p>0.0078125</text:p>
              </table:table-cell>
              <table:table-cell office:value-type="float" office:value="1.019">
                <text:p>1.01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682">
                <text:p>0.682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283cm" svg:y="0.312cm" chart:style-name="ch2">
          <text:p>HSQL zone - range 128, combined index</text:p>
        </chart:title>
        <chart:legend chart:legend-position="end" svg:x="13.343cm" svg:y="2.607cm" style:legend-expansion="high" chart:style-name="ch3"/>
        <chart:plot-area chart:style-name="ch4" table:cell-range-address="'enteucha-info'.S322:'enteucha-info'.S328 'enteucha-info'.X322:'enteucha-info'.X328 'enteucha-info'.V322:'enteucha-info'.V370" chart:data-source-has-labels="row" svg:x="1.346cm" svg:y="1.267cm" svg:width="11.662cm" svg:height="6.377cm">
          <chartooo:coordinate-region svg:x="1.967cm" svg:y="1.466cm" svg:width="10.801cm" svg:height="5.531cm"/>
          <chart:axis chart:dimension="x" chart:name="primary-x" chart:style-name="ch5">
            <chart:title svg:x="6.339cm" svg:y="7.82cm" chart:style-name="ch6">
              <text:p>zone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V322:'enteucha-info'.V328" chart:label-cell-address="'enteucha-info'.X322:'enteucha-info'.X322" chart:class="chart:scatter">
            <chart:domain table:cell-range-address="'enteucha-info'.S322:'enteucha-info'.S328"/>
            <chart:data-point chart:repeated="7"/>
          </chart:series>
          <chart:series chart:style-name="ch10" chart:values-cell-range-address="'enteucha-info'.V329:'enteucha-info'.V335" chart:label-cell-address="'enteucha-info'.X323:'enteucha-info'.X323" chart:class="chart:scatter">
            <chart:domain table:cell-range-address="'enteucha-info'.S329:'enteucha-info'.S335"/>
            <chart:data-point chart:repeated="7"/>
          </chart:series>
          <chart:series chart:style-name="ch11" chart:values-cell-range-address="'enteucha-info'.V336:'enteucha-info'.V342" chart:label-cell-address="'enteucha-info'.X324:'enteucha-info'.X324" chart:class="chart:scatter">
            <chart:domain table:cell-range-address="'enteucha-info'.S336:'enteucha-info'.S342"/>
            <chart:data-point chart:repeated="7"/>
          </chart:series>
          <chart:series chart:style-name="ch12" chart:values-cell-range-address="'enteucha-info'.V343:'enteucha-info'.V349" chart:label-cell-address="'enteucha-info'.X325:'enteucha-info'.X325" chart:class="chart:scatter">
            <chart:domain table:cell-range-address="'enteucha-info'.S343:'enteucha-info'.S349"/>
            <chart:data-point chart:repeated="7"/>
          </chart:series>
          <chart:series chart:style-name="ch13" chart:values-cell-range-address="'enteucha-info'.V350:'enteucha-info'.V356" chart:label-cell-address="'enteucha-info'.X326:'enteucha-info'.X326" chart:class="chart:scatter">
            <chart:domain table:cell-range-address="'enteucha-info'.S350:'enteucha-info'.S356"/>
            <chart:data-point chart:repeated="7"/>
          </chart:series>
          <chart:series chart:style-name="ch14" chart:values-cell-range-address="'enteucha-info'.V357:'enteucha-info'.V363" chart:label-cell-address="'enteucha-info'.X327:'enteucha-info'.X327" chart:class="chart:scatter">
            <chart:domain table:cell-range-address="'enteucha-info'.S357:'enteucha-info'.S363"/>
            <chart:data-point chart:repeated="7"/>
          </chart:series>
          <chart:series chart:style-name="ch15" chart:values-cell-range-address="'enteucha-info'.V364:'enteucha-info'.V370" chart:label-cell-address="'enteucha-info'.X328:'enteucha-info'.X328" chart:class="chart:scatter">
            <chart:domain table:cell-range-address="'enteucha-info'.S364:'enteucha-info'.S370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radius 0.5</text:p>
                <draw:g>
                  <svg:desc>'enteucha-info'.X322:'enteucha-info'.X322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25</text:p>
                <draw:g>
                  <svg:desc>'enteucha-info'.X323:'enteucha-info'.X323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125</text:p>
                <draw:g>
                  <svg:desc>'enteucha-info'.X324:'enteucha-info'.X324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625</text:p>
                <draw:g>
                  <svg:desc>'enteucha-info'.X325:'enteucha-info'.X325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312</text:p>
                <draw:g>
                  <svg:desc>'enteucha-info'.X326:'enteucha-info'.X326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156</text:p>
                <draw:g>
                  <svg:desc>'enteucha-info'.X327:'enteucha-info'.X327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078</text:p>
                <draw:g>
                  <svg:desc>'enteucha-info'.X328:'enteucha-info'.X3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S322:'enteucha-info'.S328</svg:desc>
                </draw:g>
              </table:table-cell>
              <table:table-cell office:value-type="float" office:value="22.384">
                <text:p>22.384</text:p>
                <draw:g>
                  <svg:desc>'enteucha-info'.V322:'enteucha-info'.V328</svg:desc>
                </draw:g>
              </table:table-cell>
              <table:table-cell office:value-type="float" office:value="0.5">
                <text:p>0.5</text:p>
                <draw:g>
                  <svg:desc>'enteucha-info'.S329:'enteucha-info'.S335</svg:desc>
                </draw:g>
              </table:table-cell>
              <table:table-cell office:value-type="float" office:value="14.237">
                <text:p>14.237</text:p>
                <draw:g>
                  <svg:desc>'enteucha-info'.V329:'enteucha-info'.V335</svg:desc>
                </draw:g>
              </table:table-cell>
              <table:table-cell office:value-type="float" office:value="0.5">
                <text:p>0.5</text:p>
                <draw:g>
                  <svg:desc>'enteucha-info'.S336:'enteucha-info'.S342</svg:desc>
                </draw:g>
              </table:table-cell>
              <table:table-cell office:value-type="float" office:value="14.241">
                <text:p>14.241</text:p>
                <draw:g>
                  <svg:desc>'enteucha-info'.V336:'enteucha-info'.V342</svg:desc>
                </draw:g>
              </table:table-cell>
              <table:table-cell office:value-type="float" office:value="0.5">
                <text:p>0.5</text:p>
                <draw:g>
                  <svg:desc>'enteucha-info'.S343:'enteucha-info'.S349</svg:desc>
                </draw:g>
              </table:table-cell>
              <table:table-cell office:value-type="float" office:value="13.528">
                <text:p>13.528</text:p>
                <draw:g>
                  <svg:desc>'enteucha-info'.V343:'enteucha-info'.V349</svg:desc>
                </draw:g>
              </table:table-cell>
              <table:table-cell office:value-type="float" office:value="0.5">
                <text:p>0.5</text:p>
                <draw:g>
                  <svg:desc>'enteucha-info'.S350:'enteucha-info'.S356</svg:desc>
                </draw:g>
              </table:table-cell>
              <table:table-cell office:value-type="float" office:value="12.311">
                <text:p>12.311</text:p>
                <draw:g>
                  <svg:desc>'enteucha-info'.V350:'enteucha-info'.V356</svg:desc>
                </draw:g>
              </table:table-cell>
              <table:table-cell office:value-type="float" office:value="0.5">
                <text:p>0.5</text:p>
                <draw:g>
                  <svg:desc>'enteucha-info'.S357:'enteucha-info'.S363</svg:desc>
                </draw:g>
              </table:table-cell>
              <table:table-cell office:value-type="float" office:value="12.117">
                <text:p>12.117</text:p>
                <draw:g>
                  <svg:desc>'enteucha-info'.V357:'enteucha-info'.V363</svg:desc>
                </draw:g>
              </table:table-cell>
              <table:table-cell office:value-type="float" office:value="0.5">
                <text:p>0.5</text:p>
                <draw:g>
                  <svg:desc>'enteucha-info'.S364:'enteucha-info'.S370</svg:desc>
                </draw:g>
              </table:table-cell>
              <table:table-cell office:value-type="float" office:value="12.566">
                <text:p>12.566</text:p>
                <draw:g>
                  <svg:desc>'enteucha-info'.V364:'enteucha-info'.V3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3.992">
                <text:p>23.992</text:p>
              </table:table-cell>
              <table:table-cell office:value-type="float" office:value="0.25">
                <text:p>0.25</text:p>
              </table:table-cell>
              <table:table-cell office:value-type="float" office:value="11.26">
                <text:p>11.26</text:p>
              </table:table-cell>
              <table:table-cell office:value-type="float" office:value="0.25">
                <text:p>0.25</text:p>
              </table:table-cell>
              <table:table-cell office:value-type="float" office:value="7.227">
                <text:p>7.227</text:p>
              </table:table-cell>
              <table:table-cell office:value-type="float" office:value="0.25">
                <text:p>0.25</text:p>
              </table:table-cell>
              <table:table-cell office:value-type="float" office:value="7.221">
                <text:p>7.221</text:p>
              </table:table-cell>
              <table:table-cell office:value-type="float" office:value="0.25">
                <text:p>0.25</text:p>
              </table:table-cell>
              <table:table-cell office:value-type="float" office:value="7.21">
                <text:p>7.21</text:p>
              </table:table-cell>
              <table:table-cell office:value-type="float" office:value="0.25">
                <text:p>0.25</text:p>
              </table:table-cell>
              <table:table-cell office:value-type="float" office:value="6.812">
                <text:p>6.812</text:p>
              </table:table-cell>
              <table:table-cell office:value-type="float" office:value="0.25">
                <text:p>0.25</text:p>
              </table:table-cell>
              <table:table-cell office:value-type="float" office:value="5.918">
                <text:p>5.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15.59">
                <text:p>15.59</text:p>
              </table:table-cell>
              <table:table-cell office:value-type="float" office:value="0.125">
                <text:p>0.125</text:p>
              </table:table-cell>
              <table:table-cell office:value-type="float" office:value="7.469">
                <text:p>7.469</text:p>
              </table:table-cell>
              <table:table-cell office:value-type="float" office:value="0.125">
                <text:p>0.125</text:p>
              </table:table-cell>
              <table:table-cell office:value-type="float" office:value="5.086">
                <text:p>5.086</text:p>
              </table:table-cell>
              <table:table-cell office:value-type="float" office:value="0.125">
                <text:p>0.125</text:p>
              </table:table-cell>
              <table:table-cell office:value-type="float" office:value="3.5">
                <text:p>3.5</text:p>
              </table:table-cell>
              <table:table-cell office:value-type="float" office:value="0.125">
                <text:p>0.125</text:p>
              </table:table-cell>
              <table:table-cell office:value-type="float" office:value="3.491">
                <text:p>3.491</text:p>
              </table:table-cell>
              <table:table-cell office:value-type="float" office:value="0.125">
                <text:p>0.125</text:p>
              </table:table-cell>
              <table:table-cell office:value-type="float" office:value="3.489">
                <text:p>3.489</text:p>
              </table:table-cell>
              <table:table-cell office:value-type="float" office:value="0.125">
                <text:p>0.125</text:p>
              </table:table-cell>
              <table:table-cell office:value-type="float" office:value="3.489">
                <text:p>3.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15.029">
                <text:p>15.029</text:p>
              </table:table-cell>
              <table:table-cell office:value-type="float" office:value="0.0625">
                <text:p>0.0625</text:p>
              </table:table-cell>
              <table:table-cell office:value-type="float" office:value="7.558">
                <text:p>7.558</text:p>
              </table:table-cell>
              <table:table-cell office:value-type="float" office:value="0.0625">
                <text:p>0.0625</text:p>
              </table:table-cell>
              <table:table-cell office:value-type="float" office:value="3.667">
                <text:p>3.667</text:p>
              </table:table-cell>
              <table:table-cell office:value-type="float" office:value="0.0625">
                <text:p>0.0625</text:p>
              </table:table-cell>
              <table:table-cell office:value-type="float" office:value="2.15">
                <text:p>2.15</text:p>
              </table:table-cell>
              <table:table-cell office:value-type="float" office:value="0.0625">
                <text:p>0.0625</text:p>
              </table:table-cell>
              <table:table-cell office:value-type="float" office:value="1.379">
                <text:p>1.379</text:p>
              </table:table-cell>
              <table:table-cell office:value-type="float" office:value="0.0625">
                <text:p>0.0625</text:p>
              </table:table-cell>
              <table:table-cell office:value-type="float" office:value="1.399">
                <text:p>1.399</text:p>
              </table:table-cell>
              <table:table-cell office:value-type="float" office:value="0.0625">
                <text:p>0.0625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15.382">
                <text:p>15.382</text:p>
              </table:table-cell>
              <table:table-cell office:value-type="float" office:value="0.03125">
                <text:p>0.03125</text:p>
              </table:table-cell>
              <table:table-cell office:value-type="float" office:value="7.964">
                <text:p>7.964</text:p>
              </table:table-cell>
              <table:table-cell office:value-type="float" office:value="0.03125">
                <text:p>0.03125</text:p>
              </table:table-cell>
              <table:table-cell office:value-type="float" office:value="4.465">
                <text:p>4.465</text:p>
              </table:table-cell>
              <table:table-cell office:value-type="float" office:value="0.03125">
                <text:p>0.03125</text:p>
              </table:table-cell>
              <table:table-cell office:value-type="float" office:value="1.545">
                <text:p>1.545</text:p>
              </table:table-cell>
              <table:table-cell office:value-type="float" office:value="0.03125">
                <text:p>0.03125</text:p>
              </table:table-cell>
              <table:table-cell office:value-type="float" office:value="1.358">
                <text:p>1.358</text:p>
              </table:table-cell>
              <table:table-cell office:value-type="float" office:value="0.03125">
                <text:p>0.03125</text:p>
              </table:table-cell>
              <table:table-cell office:value-type="float" office:value="1.213">
                <text:p>1.213</text:p>
              </table:table-cell>
              <table:table-cell office:value-type="float" office:value="0.03125">
                <text:p>0.03125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27.165">
                <text:p>27.165</text:p>
              </table:table-cell>
              <table:table-cell office:value-type="float" office:value="0.015625">
                <text:p>0.015625</text:p>
              </table:table-cell>
              <table:table-cell office:value-type="float" office:value="10.918">
                <text:p>10.918</text:p>
              </table:table-cell>
              <table:table-cell office:value-type="float" office:value="0.015625">
                <text:p>0.015625</text:p>
              </table:table-cell>
              <table:table-cell office:value-type="float" office:value="5.684">
                <text:p>5.684</text:p>
              </table:table-cell>
              <table:table-cell office:value-type="float" office:value="0.015625">
                <text:p>0.015625</text:p>
              </table:table-cell>
              <table:table-cell office:value-type="float" office:value="2.426">
                <text:p>2.426</text:p>
              </table:table-cell>
              <table:table-cell office:value-type="float" office:value="0.015625">
                <text:p>0.015625</text:p>
              </table:table-cell>
              <table:table-cell office:value-type="float" office:value="2.019">
                <text:p>2.019</text:p>
              </table:table-cell>
              <table:table-cell office:value-type="float" office:value="0.015625">
                <text:p>0.015625</text:p>
              </table:table-cell>
              <table:table-cell office:value-type="float" office:value="1.436">
                <text:p>1.436</text:p>
              </table:table-cell>
              <table:table-cell office:value-type="float" office:value="0.015625">
                <text:p>0.015625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14.322">
                <text:p>14.322</text:p>
              </table:table-cell>
              <table:table-cell office:value-type="float" office:value="0.0078125">
                <text:p>0.0078125</text:p>
              </table:table-cell>
              <table:table-cell office:value-type="float" office:value="6.662">
                <text:p>6.662</text:p>
              </table:table-cell>
              <table:table-cell office:value-type="float" office:value="0.0078125">
                <text:p>0.0078125</text:p>
              </table:table-cell>
              <table:table-cell office:value-type="float" office:value="3.143">
                <text:p>3.143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41">
                <text:p>1.241</text:p>
              </table:table-cell>
              <table:table-cell office:value-type="float" office:value="0.0078125">
                <text:p>0.0078125</text:p>
              </table:table-cell>
              <table:table-cell office:value-type="float" office:value="1.014">
                <text:p>1.01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575">
                <text:p>0.57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37">
                <text:p>0.337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138cm" svg:y="0.312cm" chart:style-name="ch2">
          <text:p>HSQL zone - range 128, separate indexes</text:p>
        </chart:title>
        <chart:legend chart:legend-position="end" svg:x="13.528cm" svg:y="2.607cm" style:legend-expansion="high" chart:style-name="ch3"/>
        <chart:plot-area chart:style-name="ch4" table:cell-range-address="'enteucha-info'.F163:'enteucha-info'.F169 'enteucha-info'.J163:'enteucha-info'.J169 'enteucha-info'.H163:'enteucha-info'.H211" chart:data-source-has-labels="row" svg:x="1.346cm" svg:y="1.267cm" svg:width="11.847cm" svg:height="6.377cm">
          <chartooo:coordinate-region svg:x="1.967cm" svg:y="1.466cm" svg:width="10.986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163:'enteucha-info'.H169" chart:label-cell-address="'enteucha-info'.J163:'enteucha-info'.J163" chart:class="chart:scatter">
            <chart:domain table:cell-range-address="'enteucha-info'.F163:'enteucha-info'.F169"/>
            <chart:data-point chart:repeated="7"/>
          </chart:series>
          <chart:series chart:style-name="ch10" chart:values-cell-range-address="'enteucha-info'.H170:'enteucha-info'.H176" chart:label-cell-address="'enteucha-info'.J164:'enteucha-info'.J164" chart:class="chart:scatter">
            <chart:domain table:cell-range-address="'enteucha-info'.F170:'enteucha-info'.F176"/>
            <chart:data-point chart:repeated="7"/>
          </chart:series>
          <chart:series chart:style-name="ch11" chart:values-cell-range-address="'enteucha-info'.H177:'enteucha-info'.H183" chart:label-cell-address="'enteucha-info'.J165:'enteucha-info'.J165" chart:class="chart:scatter">
            <chart:domain table:cell-range-address="'enteucha-info'.F177:'enteucha-info'.F183"/>
            <chart:data-point chart:repeated="7"/>
          </chart:series>
          <chart:series chart:style-name="ch12" chart:values-cell-range-address="'enteucha-info'.H184:'enteucha-info'.H190" chart:label-cell-address="'enteucha-info'.J166:'enteucha-info'.J166" chart:class="chart:scatter">
            <chart:domain table:cell-range-address="'enteucha-info'.F184:'enteucha-info'.F190"/>
            <chart:data-point chart:repeated="7"/>
          </chart:series>
          <chart:series chart:style-name="ch13" chart:values-cell-range-address="'enteucha-info'.H191:'enteucha-info'.H197" chart:label-cell-address="'enteucha-info'.J167:'enteucha-info'.J167" chart:class="chart:scatter">
            <chart:domain table:cell-range-address="'enteucha-info'.F191:'enteucha-info'.F197"/>
            <chart:data-point chart:repeated="7"/>
          </chart:series>
          <chart:series chart:style-name="ch14" chart:values-cell-range-address="'enteucha-info'.H198:'enteucha-info'.H204" chart:label-cell-address="'enteucha-info'.J168:'enteucha-info'.J168" chart:class="chart:scatter">
            <chart:domain table:cell-range-address="'enteucha-info'.F198:'enteucha-info'.F204"/>
            <chart:data-point chart:repeated="7"/>
          </chart:series>
          <chart:series chart:style-name="ch15" chart:values-cell-range-address="'enteucha-info'.H205:'enteucha-info'.H211" chart:label-cell-address="'enteucha-info'.J169:'enteucha-info'.J169" chart:class="chart:scatter">
            <chart:domain table:cell-range-address="'enteucha-info'.F205:'enteucha-info'.F211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163:'enteucha-info'.J16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164:'enteucha-info'.J16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165:'enteucha-info'.J16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166:'enteucha-info'.J16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167:'enteucha-info'.J16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168:'enteucha-info'.J16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169:'enteucha-info'.J1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163:'enteucha-info'.F169</svg:desc>
                </draw:g>
              </table:table-cell>
              <table:table-cell office:value-type="float" office:value="39.47">
                <text:p>39.47</text:p>
                <draw:g>
                  <svg:desc>'enteucha-info'.H163:'enteucha-info'.H169</svg:desc>
                </draw:g>
              </table:table-cell>
              <table:table-cell office:value-type="float" office:value="0.5">
                <text:p>0.5</text:p>
                <draw:g>
                  <svg:desc>'enteucha-info'.F170:'enteucha-info'.F176</svg:desc>
                </draw:g>
              </table:table-cell>
              <table:table-cell office:value-type="float" office:value="36.247">
                <text:p>36.247</text:p>
                <draw:g>
                  <svg:desc>'enteucha-info'.H170:'enteucha-info'.H176</svg:desc>
                </draw:g>
              </table:table-cell>
              <table:table-cell office:value-type="float" office:value="0.5">
                <text:p>0.5</text:p>
                <draw:g>
                  <svg:desc>'enteucha-info'.F177:'enteucha-info'.F183</svg:desc>
                </draw:g>
              </table:table-cell>
              <table:table-cell office:value-type="float" office:value="30.051">
                <text:p>30.051</text:p>
                <draw:g>
                  <svg:desc>'enteucha-info'.H177:'enteucha-info'.H183</svg:desc>
                </draw:g>
              </table:table-cell>
              <table:table-cell office:value-type="float" office:value="0.5">
                <text:p>0.5</text:p>
                <draw:g>
                  <svg:desc>'enteucha-info'.F184:'enteucha-info'.F190</svg:desc>
                </draw:g>
              </table:table-cell>
              <table:table-cell office:value-type="float" office:value="26.94">
                <text:p>26.94</text:p>
                <draw:g>
                  <svg:desc>'enteucha-info'.H184:'enteucha-info'.H190</svg:desc>
                </draw:g>
              </table:table-cell>
              <table:table-cell office:value-type="float" office:value="0.5">
                <text:p>0.5</text:p>
                <draw:g>
                  <svg:desc>'enteucha-info'.F191:'enteucha-info'.F197</svg:desc>
                </draw:g>
              </table:table-cell>
              <table:table-cell office:value-type="float" office:value="26.57">
                <text:p>26.57</text:p>
                <draw:g>
                  <svg:desc>'enteucha-info'.H191:'enteucha-info'.H197</svg:desc>
                </draw:g>
              </table:table-cell>
              <table:table-cell office:value-type="float" office:value="0.5">
                <text:p>0.5</text:p>
                <draw:g>
                  <svg:desc>'enteucha-info'.F198:'enteucha-info'.F204</svg:desc>
                </draw:g>
              </table:table-cell>
              <table:table-cell office:value-type="float" office:value="22.813">
                <text:p>22.813</text:p>
                <draw:g>
                  <svg:desc>'enteucha-info'.H198:'enteucha-info'.H204</svg:desc>
                </draw:g>
              </table:table-cell>
              <table:table-cell office:value-type="float" office:value="0.5">
                <text:p>0.5</text:p>
                <draw:g>
                  <svg:desc>'enteucha-info'.F205:'enteucha-info'.F211</svg:desc>
                </draw:g>
              </table:table-cell>
              <table:table-cell office:value-type="float" office:value="13.861">
                <text:p>13.861</text:p>
                <draw:g>
                  <svg:desc>'enteucha-info'.H205:'enteucha-info'.H2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1.638">
                <text:p>21.638</text:p>
              </table:table-cell>
              <table:table-cell office:value-type="float" office:value="0.25">
                <text:p>0.25</text:p>
              </table:table-cell>
              <table:table-cell office:value-type="float" office:value="17.884">
                <text:p>17.884</text:p>
              </table:table-cell>
              <table:table-cell office:value-type="float" office:value="0.25">
                <text:p>0.25</text:p>
              </table:table-cell>
              <table:table-cell office:value-type="float" office:value="14.445">
                <text:p>14.445</text:p>
              </table:table-cell>
              <table:table-cell office:value-type="float" office:value="0.25">
                <text:p>0.25</text:p>
              </table:table-cell>
              <table:table-cell office:value-type="float" office:value="11.417">
                <text:p>11.417</text:p>
              </table:table-cell>
              <table:table-cell office:value-type="float" office:value="0.25">
                <text:p>0.25</text:p>
              </table:table-cell>
              <table:table-cell office:value-type="float" office:value="11.611">
                <text:p>11.611</text:p>
              </table:table-cell>
              <table:table-cell office:value-type="float" office:value="0.25">
                <text:p>0.25</text:p>
              </table:table-cell>
              <table:table-cell office:value-type="float" office:value="10.401">
                <text:p>10.401</text:p>
              </table:table-cell>
              <table:table-cell office:value-type="float" office:value="0.25">
                <text:p>0.25</text:p>
              </table:table-cell>
              <table:table-cell office:value-type="float" office:value="7.499">
                <text:p>7.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20.872">
                <text:p>20.872</text:p>
              </table:table-cell>
              <table:table-cell office:value-type="float" office:value="0.125">
                <text:p>0.125</text:p>
              </table:table-cell>
              <table:table-cell office:value-type="float" office:value="11.258">
                <text:p>11.258</text:p>
              </table:table-cell>
              <table:table-cell office:value-type="float" office:value="0.125">
                <text:p>0.125</text:p>
              </table:table-cell>
              <table:table-cell office:value-type="float" office:value="7.916">
                <text:p>7.916</text:p>
              </table:table-cell>
              <table:table-cell office:value-type="float" office:value="0.125">
                <text:p>0.125</text:p>
              </table:table-cell>
              <table:table-cell office:value-type="float" office:value="6.672">
                <text:p>6.672</text:p>
              </table:table-cell>
              <table:table-cell office:value-type="float" office:value="0.125">
                <text:p>0.125</text:p>
              </table:table-cell>
              <table:table-cell office:value-type="float" office:value="40.438">
                <text:p>40.438</text:p>
              </table:table-cell>
              <table:table-cell office:value-type="float" office:value="0.125">
                <text:p>0.125</text:p>
              </table:table-cell>
              <table:table-cell office:value-type="float" office:value="5.837">
                <text:p>5.837</text:p>
              </table:table-cell>
              <table:table-cell office:value-type="float" office:value="0.125">
                <text:p>0.125</text:p>
              </table:table-cell>
              <table:table-cell office:value-type="float" office:value="3.681">
                <text:p>3.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21.439">
                <text:p>21.439</text:p>
              </table:table-cell>
              <table:table-cell office:value-type="float" office:value="0.0625">
                <text:p>0.0625</text:p>
              </table:table-cell>
              <table:table-cell office:value-type="float" office:value="11.284">
                <text:p>11.284</text:p>
              </table:table-cell>
              <table:table-cell office:value-type="float" office:value="0.0625">
                <text:p>0.0625</text:p>
              </table:table-cell>
              <table:table-cell office:value-type="float" office:value="5.226">
                <text:p>5.226</text:p>
              </table:table-cell>
              <table:table-cell office:value-type="float" office:value="0.0625">
                <text:p>0.0625</text:p>
              </table:table-cell>
              <table:table-cell office:value-type="float" office:value="3.702">
                <text:p>3.702</text:p>
              </table:table-cell>
              <table:table-cell office:value-type="float" office:value="0.0625">
                <text:p>0.0625</text:p>
              </table:table-cell>
              <table:table-cell office:value-type="float" office:value="1.427">
                <text:p>1.427</text:p>
              </table:table-cell>
              <table:table-cell office:value-type="float" office:value="0.0625">
                <text:p>0.0625</text:p>
              </table:table-cell>
              <table:table-cell office:value-type="float" office:value="2.228">
                <text:p>2.228</text:p>
              </table:table-cell>
              <table:table-cell office:value-type="float" office:value="0.0625">
                <text:p>0.0625</text:p>
              </table:table-cell>
              <table:table-cell office:value-type="float" office:value="1.491">
                <text:p>1.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21.042">
                <text:p>21.042</text:p>
              </table:table-cell>
              <table:table-cell office:value-type="float" office:value="0.03125">
                <text:p>0.03125</text:p>
              </table:table-cell>
              <table:table-cell office:value-type="float" office:value="11.226">
                <text:p>11.226</text:p>
              </table:table-cell>
              <table:table-cell office:value-type="float" office:value="0.03125">
                <text:p>0.03125</text:p>
              </table:table-cell>
              <table:table-cell office:value-type="float" office:value="5.472">
                <text:p>5.472</text:p>
              </table:table-cell>
              <table:table-cell office:value-type="float" office:value="0.03125">
                <text:p>0.03125</text:p>
              </table:table-cell>
              <table:table-cell office:value-type="float" office:value="2.222">
                <text:p>2.222</text:p>
              </table:table-cell>
              <table:table-cell office:value-type="float" office:value="0.03125">
                <text:p>0.03125</text:p>
              </table:table-cell>
              <table:table-cell office:value-type="float" office:value="1.228">
                <text:p>1.228</text:p>
              </table:table-cell>
              <table:table-cell office:value-type="float" office:value="0.03125">
                <text:p>0.03125</text:p>
              </table:table-cell>
              <table:table-cell office:value-type="float" office:value="1.929">
                <text:p>1.929</text:p>
              </table:table-cell>
              <table:table-cell office:value-type="float" office:value="0.03125">
                <text:p>0.03125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20.502">
                <text:p>20.502</text:p>
              </table:table-cell>
              <table:table-cell office:value-type="float" office:value="0.015625">
                <text:p>0.015625</text:p>
              </table:table-cell>
              <table:table-cell office:value-type="float" office:value="11.235">
                <text:p>11.235</text:p>
              </table:table-cell>
              <table:table-cell office:value-type="float" office:value="0.015625">
                <text:p>0.015625</text:p>
              </table:table-cell>
              <table:table-cell office:value-type="float" office:value="5.607">
                <text:p>5.607</text:p>
              </table:table-cell>
              <table:table-cell office:value-type="float" office:value="0.015625">
                <text:p>0.015625</text:p>
              </table:table-cell>
              <table:table-cell office:value-type="float" office:value="2.216">
                <text:p>2.216</text:p>
              </table:table-cell>
              <table:table-cell office:value-type="float" office:value="0.015625">
                <text:p>0.015625</text:p>
              </table:table-cell>
              <table:table-cell office:value-type="float" office:value="1.142">
                <text:p>1.142</text:p>
              </table:table-cell>
              <table:table-cell office:value-type="float" office:value="0.015625">
                <text:p>0.015625</text:p>
              </table:table-cell>
              <table:table-cell office:value-type="float" office:value="0.84">
                <text:p>0.84</text:p>
              </table:table-cell>
              <table:table-cell office:value-type="float" office:value="0.015625">
                <text:p>0.015625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20.545">
                <text:p>20.545</text:p>
              </table:table-cell>
              <table:table-cell office:value-type="float" office:value="0.0078125">
                <text:p>0.0078125</text:p>
              </table:table-cell>
              <table:table-cell office:value-type="float" office:value="11.225">
                <text:p>11.225</text:p>
              </table:table-cell>
              <table:table-cell office:value-type="float" office:value="0.0078125">
                <text:p>0.0078125</text:p>
              </table:table-cell>
              <table:table-cell office:value-type="float" office:value="5.613">
                <text:p>5.613</text:p>
              </table:table-cell>
              <table:table-cell office:value-type="float" office:value="0.0078125">
                <text:p>0.0078125</text:p>
              </table:table-cell>
              <table:table-cell office:value-type="float" office:value="2.22">
                <text:p>2.22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01">
                <text:p>1.10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497">
                <text:p>0.49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424">
                <text:p>0.4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257cm" svg:y="0.312cm" chart:style-name="ch2">
          <text:p>HSQL zone - range 32, separate indexes</text:p>
        </chart:title>
        <chart:legend chart:legend-position="end" svg:x="13.343cm" svg:y="2.607cm" style:legend-expansion="high" chart:style-name="ch3"/>
        <chart:plot-area chart:style-name="ch4" table:cell-range-address="'enteucha-info'.S269:'enteucha-info'.S275 'enteucha-info'.X269:'enteucha-info'.X275 'enteucha-info'.V269:'enteucha-info'.V317" chart:data-source-has-labels="row" svg:x="1.346cm" svg:y="1.267cm" svg:width="11.662cm" svg:height="6.377cm">
          <chartooo:coordinate-region svg:x="1.967cm" svg:y="1.466cm" svg:width="10.615cm" svg:height="5.531cm"/>
          <chart:axis chart:dimension="x" chart:name="primary-x" chart:style-name="ch5">
            <chart:title svg:x="6.339cm" svg:y="7.82cm" chart:style-name="ch6">
              <text:p>zone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V269:'enteucha-info'.V275" chart:label-cell-address="'enteucha-info'.X269:'enteucha-info'.X269" chart:class="chart:scatter">
            <chart:domain table:cell-range-address="'enteucha-info'.S269:'enteucha-info'.S275"/>
            <chart:data-point chart:repeated="7"/>
          </chart:series>
          <chart:series chart:style-name="ch10" chart:values-cell-range-address="'enteucha-info'.V276:'enteucha-info'.V282" chart:label-cell-address="'enteucha-info'.X270:'enteucha-info'.X270" chart:class="chart:scatter">
            <chart:domain table:cell-range-address="'enteucha-info'.S276:'enteucha-info'.S282"/>
            <chart:data-point chart:repeated="7"/>
          </chart:series>
          <chart:series chart:style-name="ch11" chart:values-cell-range-address="'enteucha-info'.V283:'enteucha-info'.V289" chart:label-cell-address="'enteucha-info'.X271:'enteucha-info'.X271" chart:class="chart:scatter">
            <chart:domain table:cell-range-address="'enteucha-info'.S283:'enteucha-info'.S289"/>
            <chart:data-point chart:repeated="7"/>
          </chart:series>
          <chart:series chart:style-name="ch12" chart:values-cell-range-address="'enteucha-info'.V290:'enteucha-info'.V296" chart:label-cell-address="'enteucha-info'.X272:'enteucha-info'.X272" chart:class="chart:scatter">
            <chart:domain table:cell-range-address="'enteucha-info'.S290:'enteucha-info'.S296"/>
            <chart:data-point chart:repeated="7"/>
          </chart:series>
          <chart:series chart:style-name="ch13" chart:values-cell-range-address="'enteucha-info'.V297:'enteucha-info'.V303" chart:label-cell-address="'enteucha-info'.X273:'enteucha-info'.X273" chart:class="chart:scatter">
            <chart:domain table:cell-range-address="'enteucha-info'.S297:'enteucha-info'.S303"/>
            <chart:data-point chart:repeated="7"/>
          </chart:series>
          <chart:series chart:style-name="ch14" chart:values-cell-range-address="'enteucha-info'.V304:'enteucha-info'.V310" chart:label-cell-address="'enteucha-info'.X274:'enteucha-info'.X274" chart:class="chart:scatter">
            <chart:domain table:cell-range-address="'enteucha-info'.S304:'enteucha-info'.S310"/>
            <chart:data-point chart:repeated="7"/>
          </chart:series>
          <chart:series chart:style-name="ch15" chart:values-cell-range-address="'enteucha-info'.V311:'enteucha-info'.V317" chart:label-cell-address="'enteucha-info'.X275:'enteucha-info'.X275" chart:class="chart:scatter">
            <chart:domain table:cell-range-address="'enteucha-info'.S311:'enteucha-info'.S317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radius 0.5</text:p>
                <draw:g>
                  <svg:desc>'enteucha-info'.X269:'enteucha-info'.X269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25</text:p>
                <draw:g>
                  <svg:desc>'enteucha-info'.X270:'enteucha-info'.X27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125</text:p>
                <draw:g>
                  <svg:desc>'enteucha-info'.X271:'enteucha-info'.X27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625</text:p>
                <draw:g>
                  <svg:desc>'enteucha-info'.X272:'enteucha-info'.X272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312</text:p>
                <draw:g>
                  <svg:desc>'enteucha-info'.X273:'enteucha-info'.X273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156</text:p>
                <draw:g>
                  <svg:desc>'enteucha-info'.X274:'enteucha-info'.X274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078</text:p>
                <draw:g>
                  <svg:desc>'enteucha-info'.X275:'enteucha-info'.X2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S269:'enteucha-info'.S275</svg:desc>
                </draw:g>
              </table:table-cell>
              <table:table-cell office:value-type="float" office:value="111.513">
                <text:p>111.513</text:p>
                <draw:g>
                  <svg:desc>'enteucha-info'.V269:'enteucha-info'.V275</svg:desc>
                </draw:g>
              </table:table-cell>
              <table:table-cell office:value-type="float" office:value="0.5">
                <text:p>0.5</text:p>
                <draw:g>
                  <svg:desc>'enteucha-info'.S276:'enteucha-info'.S282</svg:desc>
                </draw:g>
              </table:table-cell>
              <table:table-cell office:value-type="float" office:value="72.743">
                <text:p>72.743</text:p>
                <draw:g>
                  <svg:desc>'enteucha-info'.V276:'enteucha-info'.V282</svg:desc>
                </draw:g>
              </table:table-cell>
              <table:table-cell office:value-type="float" office:value="0.5">
                <text:p>0.5</text:p>
                <draw:g>
                  <svg:desc>'enteucha-info'.S283:'enteucha-info'.S289</svg:desc>
                </draw:g>
              </table:table-cell>
              <table:table-cell office:value-type="float" office:value="79.149">
                <text:p>79.149</text:p>
                <draw:g>
                  <svg:desc>'enteucha-info'.V283:'enteucha-info'.V289</svg:desc>
                </draw:g>
              </table:table-cell>
              <table:table-cell office:value-type="float" office:value="0.5">
                <text:p>0.5</text:p>
                <draw:g>
                  <svg:desc>'enteucha-info'.S290:'enteucha-info'.S296</svg:desc>
                </draw:g>
              </table:table-cell>
              <table:table-cell office:value-type="float" office:value="80.424">
                <text:p>80.424</text:p>
                <draw:g>
                  <svg:desc>'enteucha-info'.V290:'enteucha-info'.V296</svg:desc>
                </draw:g>
              </table:table-cell>
              <table:table-cell office:value-type="float" office:value="0.5">
                <text:p>0.5</text:p>
                <draw:g>
                  <svg:desc>'enteucha-info'.S297:'enteucha-info'.S303</svg:desc>
                </draw:g>
              </table:table-cell>
              <table:table-cell office:value-type="float" office:value="73.287">
                <text:p>73.287</text:p>
                <draw:g>
                  <svg:desc>'enteucha-info'.V297:'enteucha-info'.V303</svg:desc>
                </draw:g>
              </table:table-cell>
              <table:table-cell office:value-type="float" office:value="0.5">
                <text:p>0.5</text:p>
                <draw:g>
                  <svg:desc>'enteucha-info'.S304:'enteucha-info'.S310</svg:desc>
                </draw:g>
              </table:table-cell>
              <table:table-cell office:value-type="float" office:value="74.707">
                <text:p>74.707</text:p>
                <draw:g>
                  <svg:desc>'enteucha-info'.V304:'enteucha-info'.V310</svg:desc>
                </draw:g>
              </table:table-cell>
              <table:table-cell office:value-type="float" office:value="0.5">
                <text:p>0.5</text:p>
                <draw:g>
                  <svg:desc>'enteucha-info'.S311:'enteucha-info'.S317</svg:desc>
                </draw:g>
              </table:table-cell>
              <table:table-cell office:value-type="float" office:value="75.163">
                <text:p>75.163</text:p>
                <draw:g>
                  <svg:desc>'enteucha-info'.V311:'enteucha-info'.V3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32.739">
                <text:p>132.739</text:p>
              </table:table-cell>
              <table:table-cell office:value-type="float" office:value="0.25">
                <text:p>0.25</text:p>
              </table:table-cell>
              <table:table-cell office:value-type="float" office:value="63.087">
                <text:p>63.087</text:p>
              </table:table-cell>
              <table:table-cell office:value-type="float" office:value="0.25">
                <text:p>0.25</text:p>
              </table:table-cell>
              <table:table-cell office:value-type="float" office:value="39.321">
                <text:p>39.321</text:p>
              </table:table-cell>
              <table:table-cell office:value-type="float" office:value="0.25">
                <text:p>0.25</text:p>
              </table:table-cell>
              <table:table-cell office:value-type="float" office:value="42.821">
                <text:p>42.821</text:p>
              </table:table-cell>
              <table:table-cell office:value-type="float" office:value="0.25">
                <text:p>0.25</text:p>
              </table:table-cell>
              <table:table-cell office:value-type="float" office:value="41.868">
                <text:p>41.868</text:p>
              </table:table-cell>
              <table:table-cell office:value-type="float" office:value="0.25">
                <text:p>0.25</text:p>
              </table:table-cell>
              <table:table-cell office:value-type="float" office:value="42.825">
                <text:p>42.825</text:p>
              </table:table-cell>
              <table:table-cell office:value-type="float" office:value="0.25">
                <text:p>0.25</text:p>
              </table:table-cell>
              <table:table-cell office:value-type="float" office:value="42.803">
                <text:p>42.8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93.867">
                <text:p>93.867</text:p>
              </table:table-cell>
              <table:table-cell office:value-type="float" office:value="0.125">
                <text:p>0.125</text:p>
              </table:table-cell>
              <table:table-cell office:value-type="float" office:value="51.77">
                <text:p>51.77</text:p>
              </table:table-cell>
              <table:table-cell office:value-type="float" office:value="0.125">
                <text:p>0.125</text:p>
              </table:table-cell>
              <table:table-cell office:value-type="float" office:value="26.72">
                <text:p>26.72</text:p>
              </table:table-cell>
              <table:table-cell office:value-type="float" office:value="0.125">
                <text:p>0.125</text:p>
              </table:table-cell>
              <table:table-cell office:value-type="float" office:value="15.092">
                <text:p>15.092</text:p>
              </table:table-cell>
              <table:table-cell office:value-type="float" office:value="0.125">
                <text:p>0.125</text:p>
              </table:table-cell>
              <table:table-cell office:value-type="float" office:value="15.132">
                <text:p>15.132</text:p>
              </table:table-cell>
              <table:table-cell office:value-type="float" office:value="0.125">
                <text:p>0.125</text:p>
              </table:table-cell>
              <table:table-cell office:value-type="float" office:value="15.11">
                <text:p>15.11</text:p>
              </table:table-cell>
              <table:table-cell office:value-type="float" office:value="0.125">
                <text:p>0.125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93.939">
                <text:p>93.939</text:p>
              </table:table-cell>
              <table:table-cell office:value-type="float" office:value="0.0625">
                <text:p>0.0625</text:p>
              </table:table-cell>
              <table:table-cell office:value-type="float" office:value="67.108">
                <text:p>67.108</text:p>
              </table:table-cell>
              <table:table-cell office:value-type="float" office:value="0.0625">
                <text:p>0.0625</text:p>
              </table:table-cell>
              <table:table-cell office:value-type="float" office:value="19.131">
                <text:p>19.131</text:p>
              </table:table-cell>
              <table:table-cell office:value-type="float" office:value="0.0625">
                <text:p>0.0625</text:p>
              </table:table-cell>
              <table:table-cell office:value-type="float" office:value="9.143">
                <text:p>9.143</text:p>
              </table:table-cell>
              <table:table-cell office:value-type="float" office:value="0.0625">
                <text:p>0.0625</text:p>
              </table:table-cell>
              <table:table-cell office:value-type="float" office:value="5.83">
                <text:p>5.83</text:p>
              </table:table-cell>
              <table:table-cell office:value-type="float" office:value="0.0625">
                <text:p>0.0625</text:p>
              </table:table-cell>
              <table:table-cell office:value-type="float" office:value="6.045">
                <text:p>6.045</text:p>
              </table:table-cell>
              <table:table-cell office:value-type="float" office:value="0.0625">
                <text:p>0.0625</text:p>
              </table:table-cell>
              <table:table-cell office:value-type="float" office:value="5.889">
                <text:p>5.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93.238">
                <text:p>93.238</text:p>
              </table:table-cell>
              <table:table-cell office:value-type="float" office:value="0.03125">
                <text:p>0.03125</text:p>
              </table:table-cell>
              <table:table-cell office:value-type="float" office:value="44.992">
                <text:p>44.992</text:p>
              </table:table-cell>
              <table:table-cell office:value-type="float" office:value="0.03125">
                <text:p>0.03125</text:p>
              </table:table-cell>
              <table:table-cell office:value-type="float" office:value="19.684">
                <text:p>19.684</text:p>
              </table:table-cell>
              <table:table-cell office:value-type="float" office:value="0.03125">
                <text:p>0.03125</text:p>
              </table:table-cell>
              <table:table-cell office:value-type="float" office:value="9.231">
                <text:p>9.231</text:p>
              </table:table-cell>
              <table:table-cell office:value-type="float" office:value="0.03125">
                <text:p>0.03125</text:p>
              </table:table-cell>
              <table:table-cell office:value-type="float" office:value="5.409">
                <text:p>5.409</text:p>
              </table:table-cell>
              <table:table-cell office:value-type="float" office:value="0.03125">
                <text:p>0.03125</text:p>
              </table:table-cell>
              <table:table-cell office:value-type="float" office:value="3.505">
                <text:p>3.505</text:p>
              </table:table-cell>
              <table:table-cell office:value-type="float" office:value="0.03125">
                <text:p>0.0312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87.816">
                <text:p>87.816</text:p>
              </table:table-cell>
              <table:table-cell office:value-type="float" office:value="0.015625">
                <text:p>0.015625</text:p>
              </table:table-cell>
              <table:table-cell office:value-type="float" office:value="39.024">
                <text:p>39.024</text:p>
              </table:table-cell>
              <table:table-cell office:value-type="float" office:value="0.015625">
                <text:p>0.015625</text:p>
              </table:table-cell>
              <table:table-cell office:value-type="float" office:value="14.643">
                <text:p>14.643</text:p>
              </table:table-cell>
              <table:table-cell office:value-type="float" office:value="0.015625">
                <text:p>0.015625</text:p>
              </table:table-cell>
              <table:table-cell office:value-type="float" office:value="6.862">
                <text:p>6.862</text:p>
              </table:table-cell>
              <table:table-cell office:value-type="float" office:value="0.015625">
                <text:p>0.015625</text:p>
              </table:table-cell>
              <table:table-cell office:value-type="float" office:value="3.921">
                <text:p>3.921</text:p>
              </table:table-cell>
              <table:table-cell office:value-type="float" office:value="0.015625">
                <text:p>0.015625</text:p>
              </table:table-cell>
              <table:table-cell office:value-type="float" office:value="2.242">
                <text:p>2.242</text:p>
              </table:table-cell>
              <table:table-cell office:value-type="float" office:value="0.015625">
                <text:p>0.015625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79.184">
                <text:p>79.184</text:p>
              </table:table-cell>
              <table:table-cell office:value-type="float" office:value="0.0078125">
                <text:p>0.0078125</text:p>
              </table:table-cell>
              <table:table-cell office:value-type="float" office:value="38.19">
                <text:p>38.19</text:p>
              </table:table-cell>
              <table:table-cell office:value-type="float" office:value="0.0078125">
                <text:p>0.0078125</text:p>
              </table:table-cell>
              <table:table-cell office:value-type="float" office:value="14.186">
                <text:p>14.186</text:p>
              </table:table-cell>
              <table:table-cell office:value-type="float" office:value="0.0078125">
                <text:p>0.0078125</text:p>
              </table:table-cell>
              <table:table-cell office:value-type="float" office:value="6.821">
                <text:p>6.821</text:p>
              </table:table-cell>
              <table:table-cell office:value-type="float" office:value="0.0078125">
                <text:p>0.0078125</text:p>
              </table:table-cell>
              <table:table-cell office:value-type="float" office:value="3.885">
                <text:p>3.885</text:p>
              </table:table-cell>
              <table:table-cell office:value-type="float" office:value="0.0078125">
                <text:p>0.0078125</text:p>
              </table:table-cell>
              <table:table-cell office:value-type="float" office:value="1.457">
                <text:p>1.457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44">
                <text:p>1.244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257cm" svg:y="0.312cm" chart:style-name="ch2">
          <text:p>HSQL zone - range 64, separate indexes</text:p>
        </chart:title>
        <chart:legend chart:legend-position="end" svg:x="13.343cm" svg:y="2.607cm" style:legend-expansion="high" chart:style-name="ch3"/>
        <chart:plot-area chart:style-name="ch4" table:cell-range-address="'enteucha-info'.S216:'enteucha-info'.S222 'enteucha-info'.X216:'enteucha-info'.X222 'enteucha-info'.V216:'enteucha-info'.V264" chart:data-source-has-labels="row" svg:x="1.346cm" svg:y="1.267cm" svg:width="11.662cm" svg:height="6.377cm">
          <chartooo:coordinate-region svg:x="1.967cm" svg:y="1.466cm" svg:width="10.801cm" svg:height="5.531cm"/>
          <chart:axis chart:dimension="x" chart:name="primary-x" chart:style-name="ch5">
            <chart:title svg:x="6.339cm" svg:y="7.82cm" chart:style-name="ch6">
              <text:p>zone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V216:'enteucha-info'.V222" chart:label-cell-address="'enteucha-info'.X216:'enteucha-info'.X216" chart:class="chart:scatter">
            <chart:domain table:cell-range-address="'enteucha-info'.S216:'enteucha-info'.S222"/>
            <chart:data-point chart:repeated="7"/>
          </chart:series>
          <chart:series chart:style-name="ch10" chart:values-cell-range-address="'enteucha-info'.V223:'enteucha-info'.V229" chart:label-cell-address="'enteucha-info'.X217:'enteucha-info'.X217" chart:class="chart:scatter">
            <chart:domain table:cell-range-address="'enteucha-info'.S223:'enteucha-info'.S229"/>
            <chart:data-point chart:repeated="7"/>
          </chart:series>
          <chart:series chart:style-name="ch11" chart:values-cell-range-address="'enteucha-info'.V230:'enteucha-info'.V236" chart:label-cell-address="'enteucha-info'.X218:'enteucha-info'.X218" chart:class="chart:scatter">
            <chart:domain table:cell-range-address="'enteucha-info'.S230:'enteucha-info'.S236"/>
            <chart:data-point chart:repeated="7"/>
          </chart:series>
          <chart:series chart:style-name="ch12" chart:values-cell-range-address="'enteucha-info'.V237:'enteucha-info'.V243" chart:label-cell-address="'enteucha-info'.X219:'enteucha-info'.X219" chart:class="chart:scatter">
            <chart:domain table:cell-range-address="'enteucha-info'.S237:'enteucha-info'.S243"/>
            <chart:data-point chart:repeated="7"/>
          </chart:series>
          <chart:series chart:style-name="ch13" chart:values-cell-range-address="'enteucha-info'.V244:'enteucha-info'.V250" chart:label-cell-address="'enteucha-info'.X220:'enteucha-info'.X220" chart:class="chart:scatter">
            <chart:domain table:cell-range-address="'enteucha-info'.S244:'enteucha-info'.S250"/>
            <chart:data-point chart:repeated="7"/>
          </chart:series>
          <chart:series chart:style-name="ch14" chart:values-cell-range-address="'enteucha-info'.V251:'enteucha-info'.V257" chart:label-cell-address="'enteucha-info'.X221:'enteucha-info'.X221" chart:class="chart:scatter">
            <chart:domain table:cell-range-address="'enteucha-info'.S251:'enteucha-info'.S257"/>
            <chart:data-point chart:repeated="7"/>
          </chart:series>
          <chart:series chart:style-name="ch15" chart:values-cell-range-address="'enteucha-info'.V258:'enteucha-info'.V264" chart:label-cell-address="'enteucha-info'.X222:'enteucha-info'.X222" chart:class="chart:scatter">
            <chart:domain table:cell-range-address="'enteucha-info'.S258:'enteucha-info'.S264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radius 0.5</text:p>
                <draw:g>
                  <svg:desc>'enteucha-info'.X216:'enteucha-info'.X216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25</text:p>
                <draw:g>
                  <svg:desc>'enteucha-info'.X217:'enteucha-info'.X217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125</text:p>
                <draw:g>
                  <svg:desc>'enteucha-info'.X218:'enteucha-info'.X218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625</text:p>
                <draw:g>
                  <svg:desc>'enteucha-info'.X219:'enteucha-info'.X219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312</text:p>
                <draw:g>
                  <svg:desc>'enteucha-info'.X220:'enteucha-info'.X22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156</text:p>
                <draw:g>
                  <svg:desc>'enteucha-info'.X221:'enteucha-info'.X22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078</text:p>
                <draw:g>
                  <svg:desc>'enteucha-info'.X222:'enteucha-info'.X2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S216:'enteucha-info'.S222</svg:desc>
                </draw:g>
              </table:table-cell>
              <table:table-cell office:value-type="float" office:value="63.278">
                <text:p>63.278</text:p>
                <draw:g>
                  <svg:desc>'enteucha-info'.V216:'enteucha-info'.V222</svg:desc>
                </draw:g>
              </table:table-cell>
              <table:table-cell office:value-type="float" office:value="0.5">
                <text:p>0.5</text:p>
                <draw:g>
                  <svg:desc>'enteucha-info'.S223:'enteucha-info'.S229</svg:desc>
                </draw:g>
              </table:table-cell>
              <table:table-cell office:value-type="float" office:value="35.983">
                <text:p>35.983</text:p>
                <draw:g>
                  <svg:desc>'enteucha-info'.V223:'enteucha-info'.V229</svg:desc>
                </draw:g>
              </table:table-cell>
              <table:table-cell office:value-type="float" office:value="0.5">
                <text:p>0.5</text:p>
                <draw:g>
                  <svg:desc>'enteucha-info'.S230:'enteucha-info'.S236</svg:desc>
                </draw:g>
              </table:table-cell>
              <table:table-cell office:value-type="float" office:value="36.588">
                <text:p>36.588</text:p>
                <draw:g>
                  <svg:desc>'enteucha-info'.V230:'enteucha-info'.V236</svg:desc>
                </draw:g>
              </table:table-cell>
              <table:table-cell office:value-type="float" office:value="0.5">
                <text:p>0.5</text:p>
                <draw:g>
                  <svg:desc>'enteucha-info'.S237:'enteucha-info'.S243</svg:desc>
                </draw:g>
              </table:table-cell>
              <table:table-cell office:value-type="float" office:value="38.042">
                <text:p>38.042</text:p>
                <draw:g>
                  <svg:desc>'enteucha-info'.V237:'enteucha-info'.V243</svg:desc>
                </draw:g>
              </table:table-cell>
              <table:table-cell office:value-type="float" office:value="0.5">
                <text:p>0.5</text:p>
                <draw:g>
                  <svg:desc>'enteucha-info'.S244:'enteucha-info'.S250</svg:desc>
                </draw:g>
              </table:table-cell>
              <table:table-cell office:value-type="float" office:value="39.518">
                <text:p>39.518</text:p>
                <draw:g>
                  <svg:desc>'enteucha-info'.V244:'enteucha-info'.V250</svg:desc>
                </draw:g>
              </table:table-cell>
              <table:table-cell office:value-type="float" office:value="0.5">
                <text:p>0.5</text:p>
                <draw:g>
                  <svg:desc>'enteucha-info'.S251:'enteucha-info'.S257</svg:desc>
                </draw:g>
              </table:table-cell>
              <table:table-cell office:value-type="float" office:value="39.993">
                <text:p>39.993</text:p>
                <draw:g>
                  <svg:desc>'enteucha-info'.V251:'enteucha-info'.V257</svg:desc>
                </draw:g>
              </table:table-cell>
              <table:table-cell office:value-type="float" office:value="0.5">
                <text:p>0.5</text:p>
                <draw:g>
                  <svg:desc>'enteucha-info'.S258:'enteucha-info'.S264</svg:desc>
                </draw:g>
              </table:table-cell>
              <table:table-cell office:value-type="float" office:value="39.495">
                <text:p>39.495</text:p>
                <draw:g>
                  <svg:desc>'enteucha-info'.V258:'enteucha-info'.V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49.137">
                <text:p>49.137</text:p>
              </table:table-cell>
              <table:table-cell office:value-type="float" office:value="0.25">
                <text:p>0.25</text:p>
              </table:table-cell>
              <table:table-cell office:value-type="float" office:value="26.863">
                <text:p>26.863</text:p>
              </table:table-cell>
              <table:table-cell office:value-type="float" office:value="0.25">
                <text:p>0.25</text:p>
              </table:table-cell>
              <table:table-cell office:value-type="float" office:value="13.708">
                <text:p>13.708</text:p>
              </table:table-cell>
              <table:table-cell office:value-type="float" office:value="0.25">
                <text:p>0.25</text:p>
              </table:table-cell>
              <table:table-cell office:value-type="float" office:value="46.054">
                <text:p>46.054</text:p>
              </table:table-cell>
              <table:table-cell office:value-type="float" office:value="0.25">
                <text:p>0.25</text:p>
              </table:table-cell>
              <table:table-cell office:value-type="float" office:value="16.343">
                <text:p>16.343</text:p>
              </table:table-cell>
              <table:table-cell office:value-type="float" office:value="0.25">
                <text:p>0.25</text:p>
              </table:table-cell>
              <table:table-cell office:value-type="float" office:value="18.705">
                <text:p>18.705</text:p>
              </table:table-cell>
              <table:table-cell office:value-type="float" office:value="0.25">
                <text:p>0.25</text:p>
              </table:table-cell>
              <table:table-cell office:value-type="float" office:value="13.192">
                <text:p>13.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43.977">
                <text:p>43.977</text:p>
              </table:table-cell>
              <table:table-cell office:value-type="float" office:value="0.125">
                <text:p>0.125</text:p>
              </table:table-cell>
              <table:table-cell office:value-type="float" office:value="19.513">
                <text:p>19.513</text:p>
              </table:table-cell>
              <table:table-cell office:value-type="float" office:value="0.125">
                <text:p>0.125</text:p>
              </table:table-cell>
              <table:table-cell office:value-type="float" office:value="9.997">
                <text:p>9.997</text:p>
              </table:table-cell>
              <table:table-cell office:value-type="float" office:value="0.125">
                <text:p>0.125</text:p>
              </table:table-cell>
              <table:table-cell office:value-type="float" office:value="6.429">
                <text:p>6.429</text:p>
              </table:table-cell>
              <table:table-cell office:value-type="float" office:value="0.125">
                <text:p>0.125</text:p>
              </table:table-cell>
              <table:table-cell office:value-type="float" office:value="6.148">
                <text:p>6.148</text:p>
              </table:table-cell>
              <table:table-cell office:value-type="float" office:value="0.125">
                <text:p>0.125</text:p>
              </table:table-cell>
              <table:table-cell office:value-type="float" office:value="6.099">
                <text:p>6.099</text:p>
              </table:table-cell>
              <table:table-cell office:value-type="float" office:value="0.125">
                <text:p>0.125</text:p>
              </table:table-cell>
              <table:table-cell office:value-type="float" office:value="6.097">
                <text:p>6.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51.182">
                <text:p>51.182</text:p>
              </table:table-cell>
              <table:table-cell office:value-type="float" office:value="0.0625">
                <text:p>0.0625</text:p>
              </table:table-cell>
              <table:table-cell office:value-type="float" office:value="17.745">
                <text:p>17.745</text:p>
              </table:table-cell>
              <table:table-cell office:value-type="float" office:value="0.0625">
                <text:p>0.0625</text:p>
              </table:table-cell>
              <table:table-cell office:value-type="float" office:value="7.59">
                <text:p>7.59</text:p>
              </table:table-cell>
              <table:table-cell office:value-type="float" office:value="0.0625">
                <text:p>0.0625</text:p>
              </table:table-cell>
              <table:table-cell office:value-type="float" office:value="4.308">
                <text:p>4.308</text:p>
              </table:table-cell>
              <table:table-cell office:value-type="float" office:value="0.0625">
                <text:p>0.0625</text:p>
              </table:table-cell>
              <table:table-cell office:value-type="float" office:value="2.795">
                <text:p>2.795</text:p>
              </table:table-cell>
              <table:table-cell office:value-type="float" office:value="0.0625">
                <text:p>0.0625</text:p>
              </table:table-cell>
              <table:table-cell office:value-type="float" office:value="2.824">
                <text:p>2.824</text:p>
              </table:table-cell>
              <table:table-cell office:value-type="float" office:value="0.0625">
                <text:p>0.0625</text:p>
              </table:table-cell>
              <table:table-cell office:value-type="float" office:value="2.796">
                <text:p>2.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40.357">
                <text:p>40.357</text:p>
              </table:table-cell>
              <table:table-cell office:value-type="float" office:value="0.03125">
                <text:p>0.03125</text:p>
              </table:table-cell>
              <table:table-cell office:value-type="float" office:value="16.621">
                <text:p>16.621</text:p>
              </table:table-cell>
              <table:table-cell office:value-type="float" office:value="0.03125">
                <text:p>0.03125</text:p>
              </table:table-cell>
              <table:table-cell office:value-type="float" office:value="8.265">
                <text:p>8.265</text:p>
              </table:table-cell>
              <table:table-cell office:value-type="float" office:value="0.03125">
                <text:p>0.03125</text:p>
              </table:table-cell>
              <table:table-cell office:value-type="float" office:value="4.496">
                <text:p>4.496</text:p>
              </table:table-cell>
              <table:table-cell office:value-type="float" office:value="0.03125">
                <text:p>0.03125</text:p>
              </table:table-cell>
              <table:table-cell office:value-type="float" office:value="2.543">
                <text:p>2.543</text:p>
              </table:table-cell>
              <table:table-cell office:value-type="float" office:value="0.03125">
                <text:p>0.03125</text:p>
              </table:table-cell>
              <table:table-cell office:value-type="float" office:value="1.498">
                <text:p>1.498</text:p>
              </table:table-cell>
              <table:table-cell office:value-type="float" office:value="0.03125">
                <text:p>0.03125</text:p>
              </table:table-cell>
              <table:table-cell office:value-type="float" office:value="1.503">
                <text:p>1.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42.747">
                <text:p>42.747</text:p>
              </table:table-cell>
              <table:table-cell office:value-type="float" office:value="0.015625">
                <text:p>0.015625</text:p>
              </table:table-cell>
              <table:table-cell office:value-type="float" office:value="16.401">
                <text:p>16.401</text:p>
              </table:table-cell>
              <table:table-cell office:value-type="float" office:value="0.015625">
                <text:p>0.015625</text:p>
              </table:table-cell>
              <table:table-cell office:value-type="float" office:value="6.429">
                <text:p>6.429</text:p>
              </table:table-cell>
              <table:table-cell office:value-type="float" office:value="0.015625">
                <text:p>0.015625</text:p>
              </table:table-cell>
              <table:table-cell office:value-type="float" office:value="3.708">
                <text:p>3.708</text:p>
              </table:table-cell>
              <table:table-cell office:value-type="float" office:value="0.015625">
                <text:p>0.015625</text:p>
              </table:table-cell>
              <table:table-cell office:value-type="float" office:value="1.432">
                <text:p>1.432</text:p>
              </table:table-cell>
              <table:table-cell office:value-type="float" office:value="0.015625">
                <text:p>0.015625</text:p>
              </table:table-cell>
              <table:table-cell office:value-type="float" office:value="1.33">
                <text:p>1.33</text:p>
              </table:table-cell>
              <table:table-cell office:value-type="float" office:value="0.015625">
                <text:p>0.015625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44.572">
                <text:p>44.572</text:p>
              </table:table-cell>
              <table:table-cell office:value-type="float" office:value="0.0078125">
                <text:p>0.0078125</text:p>
              </table:table-cell>
              <table:table-cell office:value-type="float" office:value="17.305">
                <text:p>17.305</text:p>
              </table:table-cell>
              <table:table-cell office:value-type="float" office:value="0.0078125">
                <text:p>0.0078125</text:p>
              </table:table-cell>
              <table:table-cell office:value-type="float" office:value="7.572">
                <text:p>7.572</text:p>
              </table:table-cell>
              <table:table-cell office:value-type="float" office:value="0.0078125">
                <text:p>0.0078125</text:p>
              </table:table-cell>
              <table:table-cell office:value-type="float" office:value="3.946">
                <text:p>3.946</text:p>
              </table:table-cell>
              <table:table-cell office:value-type="float" office:value="0.0078125">
                <text:p>0.0078125</text:p>
              </table:table-cell>
              <table:table-cell office:value-type="float" office:value="1.52">
                <text:p>1.52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86">
                <text:p>1.28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138cm" svg:y="0.312cm" chart:style-name="ch2">
          <text:p>HSQL zone - range 128, separate indexes</text:p>
        </chart:title>
        <chart:legend chart:legend-position="end" svg:x="13.343cm" svg:y="2.607cm" style:legend-expansion="high" chart:style-name="ch3"/>
        <chart:plot-area chart:style-name="ch4" table:cell-range-address="'enteucha-info'.S163:'enteucha-info'.S169 'enteucha-info'.X163:'enteucha-info'.X169 'enteucha-info'.V163:'enteucha-info'.V211" chart:data-source-has-labels="row" svg:x="1.346cm" svg:y="1.267cm" svg:width="11.662cm" svg:height="6.377cm">
          <chartooo:coordinate-region svg:x="1.967cm" svg:y="1.466cm" svg:width="10.801cm" svg:height="5.531cm"/>
          <chart:axis chart:dimension="x" chart:name="primary-x" chart:style-name="ch5">
            <chart:title svg:x="6.339cm" svg:y="7.82cm" chart:style-name="ch6">
              <text:p>zone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V163:'enteucha-info'.V169" chart:label-cell-address="'enteucha-info'.X163:'enteucha-info'.X163" chart:class="chart:scatter">
            <chart:domain table:cell-range-address="'enteucha-info'.S163:'enteucha-info'.S169"/>
            <chart:data-point chart:repeated="7"/>
          </chart:series>
          <chart:series chart:style-name="ch10" chart:values-cell-range-address="'enteucha-info'.V170:'enteucha-info'.V176" chart:label-cell-address="'enteucha-info'.X164:'enteucha-info'.X164" chart:class="chart:scatter">
            <chart:domain table:cell-range-address="'enteucha-info'.S170:'enteucha-info'.S176"/>
            <chart:data-point chart:repeated="7"/>
          </chart:series>
          <chart:series chart:style-name="ch11" chart:values-cell-range-address="'enteucha-info'.V177:'enteucha-info'.V183" chart:label-cell-address="'enteucha-info'.X165:'enteucha-info'.X165" chart:class="chart:scatter">
            <chart:domain table:cell-range-address="'enteucha-info'.S177:'enteucha-info'.S183"/>
            <chart:data-point chart:repeated="7"/>
          </chart:series>
          <chart:series chart:style-name="ch12" chart:values-cell-range-address="'enteucha-info'.V184:'enteucha-info'.V190" chart:label-cell-address="'enteucha-info'.X166:'enteucha-info'.X166" chart:class="chart:scatter">
            <chart:domain table:cell-range-address="'enteucha-info'.S184:'enteucha-info'.S190"/>
            <chart:data-point chart:repeated="7"/>
          </chart:series>
          <chart:series chart:style-name="ch13" chart:values-cell-range-address="'enteucha-info'.V191:'enteucha-info'.V197" chart:label-cell-address="'enteucha-info'.X167:'enteucha-info'.X167" chart:class="chart:scatter">
            <chart:domain table:cell-range-address="'enteucha-info'.S191:'enteucha-info'.S197"/>
            <chart:data-point chart:repeated="7"/>
          </chart:series>
          <chart:series chart:style-name="ch14" chart:values-cell-range-address="'enteucha-info'.V198:'enteucha-info'.V204" chart:label-cell-address="'enteucha-info'.X168:'enteucha-info'.X168" chart:class="chart:scatter">
            <chart:domain table:cell-range-address="'enteucha-info'.S198:'enteucha-info'.S204"/>
            <chart:data-point chart:repeated="7"/>
          </chart:series>
          <chart:series chart:style-name="ch15" chart:values-cell-range-address="'enteucha-info'.V205:'enteucha-info'.V211" chart:label-cell-address="'enteucha-info'.X169:'enteucha-info'.X169" chart:class="chart:scatter">
            <chart:domain table:cell-range-address="'enteucha-info'.S205:'enteucha-info'.S211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radius 0.5</text:p>
                <draw:g>
                  <svg:desc>'enteucha-info'.X163:'enteucha-info'.X163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25</text:p>
                <draw:g>
                  <svg:desc>'enteucha-info'.X164:'enteucha-info'.X164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125</text:p>
                <draw:g>
                  <svg:desc>'enteucha-info'.X165:'enteucha-info'.X165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625</text:p>
                <draw:g>
                  <svg:desc>'enteucha-info'.X166:'enteucha-info'.X166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312</text:p>
                <draw:g>
                  <svg:desc>'enteucha-info'.X167:'enteucha-info'.X167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156</text:p>
                <draw:g>
                  <svg:desc>'enteucha-info'.X168:'enteucha-info'.X168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078</text:p>
                <draw:g>
                  <svg:desc>'enteucha-info'.X169:'enteucha-info'.X1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S163:'enteucha-info'.S169</svg:desc>
                </draw:g>
              </table:table-cell>
              <table:table-cell office:value-type="float" office:value="39.47">
                <text:p>39.47</text:p>
                <draw:g>
                  <svg:desc>'enteucha-info'.V163:'enteucha-info'.V169</svg:desc>
                </draw:g>
              </table:table-cell>
              <table:table-cell office:value-type="float" office:value="0.5">
                <text:p>0.5</text:p>
                <draw:g>
                  <svg:desc>'enteucha-info'.S170:'enteucha-info'.S176</svg:desc>
                </draw:g>
              </table:table-cell>
              <table:table-cell office:value-type="float" office:value="21.638">
                <text:p>21.638</text:p>
                <draw:g>
                  <svg:desc>'enteucha-info'.V170:'enteucha-info'.V176</svg:desc>
                </draw:g>
              </table:table-cell>
              <table:table-cell office:value-type="float" office:value="0.5">
                <text:p>0.5</text:p>
                <draw:g>
                  <svg:desc>'enteucha-info'.S177:'enteucha-info'.S183</svg:desc>
                </draw:g>
              </table:table-cell>
              <table:table-cell office:value-type="float" office:value="20.872">
                <text:p>20.872</text:p>
                <draw:g>
                  <svg:desc>'enteucha-info'.V177:'enteucha-info'.V183</svg:desc>
                </draw:g>
              </table:table-cell>
              <table:table-cell office:value-type="float" office:value="0.5">
                <text:p>0.5</text:p>
                <draw:g>
                  <svg:desc>'enteucha-info'.S184:'enteucha-info'.S190</svg:desc>
                </draw:g>
              </table:table-cell>
              <table:table-cell office:value-type="float" office:value="21.439">
                <text:p>21.439</text:p>
                <draw:g>
                  <svg:desc>'enteucha-info'.V184:'enteucha-info'.V190</svg:desc>
                </draw:g>
              </table:table-cell>
              <table:table-cell office:value-type="float" office:value="0.5">
                <text:p>0.5</text:p>
                <draw:g>
                  <svg:desc>'enteucha-info'.S191:'enteucha-info'.S197</svg:desc>
                </draw:g>
              </table:table-cell>
              <table:table-cell office:value-type="float" office:value="21.042">
                <text:p>21.042</text:p>
                <draw:g>
                  <svg:desc>'enteucha-info'.V191:'enteucha-info'.V197</svg:desc>
                </draw:g>
              </table:table-cell>
              <table:table-cell office:value-type="float" office:value="0.5">
                <text:p>0.5</text:p>
                <draw:g>
                  <svg:desc>'enteucha-info'.S198:'enteucha-info'.S204</svg:desc>
                </draw:g>
              </table:table-cell>
              <table:table-cell office:value-type="float" office:value="20.502">
                <text:p>20.502</text:p>
                <draw:g>
                  <svg:desc>'enteucha-info'.V198:'enteucha-info'.V204</svg:desc>
                </draw:g>
              </table:table-cell>
              <table:table-cell office:value-type="float" office:value="0.5">
                <text:p>0.5</text:p>
                <draw:g>
                  <svg:desc>'enteucha-info'.S205:'enteucha-info'.S211</svg:desc>
                </draw:g>
              </table:table-cell>
              <table:table-cell office:value-type="float" office:value="20.545">
                <text:p>20.545</text:p>
                <draw:g>
                  <svg:desc>'enteucha-info'.V205:'enteucha-info'.V2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36.247">
                <text:p>36.247</text:p>
              </table:table-cell>
              <table:table-cell office:value-type="float" office:value="0.25">
                <text:p>0.25</text:p>
              </table:table-cell>
              <table:table-cell office:value-type="float" office:value="17.884">
                <text:p>17.884</text:p>
              </table:table-cell>
              <table:table-cell office:value-type="float" office:value="0.25">
                <text:p>0.25</text:p>
              </table:table-cell>
              <table:table-cell office:value-type="float" office:value="11.258">
                <text:p>11.258</text:p>
              </table:table-cell>
              <table:table-cell office:value-type="float" office:value="0.25">
                <text:p>0.25</text:p>
              </table:table-cell>
              <table:table-cell office:value-type="float" office:value="11.284">
                <text:p>11.284</text:p>
              </table:table-cell>
              <table:table-cell office:value-type="float" office:value="0.25">
                <text:p>0.25</text:p>
              </table:table-cell>
              <table:table-cell office:value-type="float" office:value="11.226">
                <text:p>11.226</text:p>
              </table:table-cell>
              <table:table-cell office:value-type="float" office:value="0.25">
                <text:p>0.25</text:p>
              </table:table-cell>
              <table:table-cell office:value-type="float" office:value="11.235">
                <text:p>11.235</text:p>
              </table:table-cell>
              <table:table-cell office:value-type="float" office:value="0.25">
                <text:p>0.25</text:p>
              </table:table-cell>
              <table:table-cell office:value-type="float" office:value="11.225">
                <text:p>11.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30.051">
                <text:p>30.051</text:p>
              </table:table-cell>
              <table:table-cell office:value-type="float" office:value="0.125">
                <text:p>0.125</text:p>
              </table:table-cell>
              <table:table-cell office:value-type="float" office:value="14.445">
                <text:p>14.445</text:p>
              </table:table-cell>
              <table:table-cell office:value-type="float" office:value="0.125">
                <text:p>0.125</text:p>
              </table:table-cell>
              <table:table-cell office:value-type="float" office:value="7.916">
                <text:p>7.916</text:p>
              </table:table-cell>
              <table:table-cell office:value-type="float" office:value="0.125">
                <text:p>0.125</text:p>
              </table:table-cell>
              <table:table-cell office:value-type="float" office:value="5.226">
                <text:p>5.226</text:p>
              </table:table-cell>
              <table:table-cell office:value-type="float" office:value="0.125">
                <text:p>0.125</text:p>
              </table:table-cell>
              <table:table-cell office:value-type="float" office:value="5.472">
                <text:p>5.472</text:p>
              </table:table-cell>
              <table:table-cell office:value-type="float" office:value="0.125">
                <text:p>0.125</text:p>
              </table:table-cell>
              <table:table-cell office:value-type="float" office:value="5.607">
                <text:p>5.607</text:p>
              </table:table-cell>
              <table:table-cell office:value-type="float" office:value="0.125">
                <text:p>0.125</text:p>
              </table:table-cell>
              <table:table-cell office:value-type="float" office:value="5.613">
                <text:p>5.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26.94">
                <text:p>26.94</text:p>
              </table:table-cell>
              <table:table-cell office:value-type="float" office:value="0.0625">
                <text:p>0.0625</text:p>
              </table:table-cell>
              <table:table-cell office:value-type="float" office:value="11.417">
                <text:p>11.417</text:p>
              </table:table-cell>
              <table:table-cell office:value-type="float" office:value="0.0625">
                <text:p>0.0625</text:p>
              </table:table-cell>
              <table:table-cell office:value-type="float" office:value="6.672">
                <text:p>6.672</text:p>
              </table:table-cell>
              <table:table-cell office:value-type="float" office:value="0.0625">
                <text:p>0.0625</text:p>
              </table:table-cell>
              <table:table-cell office:value-type="float" office:value="3.702">
                <text:p>3.702</text:p>
              </table:table-cell>
              <table:table-cell office:value-type="float" office:value="0.0625">
                <text:p>0.0625</text:p>
              </table:table-cell>
              <table:table-cell office:value-type="float" office:value="2.222">
                <text:p>2.222</text:p>
              </table:table-cell>
              <table:table-cell office:value-type="float" office:value="0.0625">
                <text:p>0.0625</text:p>
              </table:table-cell>
              <table:table-cell office:value-type="float" office:value="2.216">
                <text:p>2.216</text:p>
              </table:table-cell>
              <table:table-cell office:value-type="float" office:value="0.0625">
                <text:p>0.0625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26.57">
                <text:p>26.57</text:p>
              </table:table-cell>
              <table:table-cell office:value-type="float" office:value="0.03125">
                <text:p>0.03125</text:p>
              </table:table-cell>
              <table:table-cell office:value-type="float" office:value="11.611">
                <text:p>11.611</text:p>
              </table:table-cell>
              <table:table-cell office:value-type="float" office:value="0.03125">
                <text:p>0.03125</text:p>
              </table:table-cell>
              <table:table-cell office:value-type="float" office:value="40.438">
                <text:p>40.438</text:p>
              </table:table-cell>
              <table:table-cell office:value-type="float" office:value="0.03125">
                <text:p>0.03125</text:p>
              </table:table-cell>
              <table:table-cell office:value-type="float" office:value="1.427">
                <text:p>1.427</text:p>
              </table:table-cell>
              <table:table-cell office:value-type="float" office:value="0.03125">
                <text:p>0.03125</text:p>
              </table:table-cell>
              <table:table-cell office:value-type="float" office:value="1.228">
                <text:p>1.228</text:p>
              </table:table-cell>
              <table:table-cell office:value-type="float" office:value="0.03125">
                <text:p>0.03125</text:p>
              </table:table-cell>
              <table:table-cell office:value-type="float" office:value="1.142">
                <text:p>1.142</text:p>
              </table:table-cell>
              <table:table-cell office:value-type="float" office:value="0.03125">
                <text:p>0.03125</text:p>
              </table:table-cell>
              <table:table-cell office:value-type="float" office:value="1.101">
                <text:p>1.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22.813">
                <text:p>22.813</text:p>
              </table:table-cell>
              <table:table-cell office:value-type="float" office:value="0.015625">
                <text:p>0.015625</text:p>
              </table:table-cell>
              <table:table-cell office:value-type="float" office:value="10.401">
                <text:p>10.401</text:p>
              </table:table-cell>
              <table:table-cell office:value-type="float" office:value="0.015625">
                <text:p>0.015625</text:p>
              </table:table-cell>
              <table:table-cell office:value-type="float" office:value="5.837">
                <text:p>5.837</text:p>
              </table:table-cell>
              <table:table-cell office:value-type="float" office:value="0.015625">
                <text:p>0.015625</text:p>
              </table:table-cell>
              <table:table-cell office:value-type="float" office:value="2.228">
                <text:p>2.228</text:p>
              </table:table-cell>
              <table:table-cell office:value-type="float" office:value="0.015625">
                <text:p>0.015625</text:p>
              </table:table-cell>
              <table:table-cell office:value-type="float" office:value="1.929">
                <text:p>1.929</text:p>
              </table:table-cell>
              <table:table-cell office:value-type="float" office:value="0.015625">
                <text:p>0.015625</text:p>
              </table:table-cell>
              <table:table-cell office:value-type="float" office:value="0.84">
                <text:p>0.84</text:p>
              </table:table-cell>
              <table:table-cell office:value-type="float" office:value="0.015625">
                <text:p>0.015625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13.861">
                <text:p>13.861</text:p>
              </table:table-cell>
              <table:table-cell office:value-type="float" office:value="0.0078125">
                <text:p>0.0078125</text:p>
              </table:table-cell>
              <table:table-cell office:value-type="float" office:value="7.499">
                <text:p>7.499</text:p>
              </table:table-cell>
              <table:table-cell office:value-type="float" office:value="0.0078125">
                <text:p>0.0078125</text:p>
              </table:table-cell>
              <table:table-cell office:value-type="float" office:value="3.681">
                <text:p>3.681</text:p>
              </table:table-cell>
              <table:table-cell office:value-type="float" office:value="0.0078125">
                <text:p>0.0078125</text:p>
              </table:table-cell>
              <table:table-cell office:value-type="float" office:value="1.491">
                <text:p>1.491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21">
                <text:p>1.22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715">
                <text:p>0.71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424">
                <text:p>0.424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5.858cm" svg:y="0.312cm" chart:style-name="ch2">
          <text:p>HSQL HTMID - range 32</text:p>
        </chart:title>
        <chart:legend chart:legend-position="end" svg:x="13.343cm" svg:y="2.607cm" style:legend-expansion="high" chart:style-name="ch3"/>
        <chart:plot-area chart:style-name="ch4" table:cell-range-address="'enteucha-info'.S110:'enteucha-info'.S116 'enteucha-info'.X110:'enteucha-info'.X116 'enteucha-info'.V110:'enteucha-info'.V158" chart:data-source-has-labels="row" svg:x="1.346cm" svg:y="1.267cm" svg:width="11.662cm" svg:height="6.377cm">
          <chartooo:coordinate-region svg:x="1.782cm" svg:y="1.466cm" svg:width="10.801cm" svg:height="5.531cm"/>
          <chart:axis chart:dimension="x" chart:name="primary-x" chart:style-name="ch5">
            <chart:title svg:x="6.339cm" svg:y="7.82cm" chart:style-name="ch6">
              <text:p>zone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V110:'enteucha-info'.V116" chart:label-cell-address="'enteucha-info'.X110:'enteucha-info'.X110" chart:class="chart:scatter">
            <chart:domain table:cell-range-address="'enteucha-info'.S110:'enteucha-info'.S116"/>
            <chart:data-point chart:repeated="7"/>
          </chart:series>
          <chart:series chart:style-name="ch10" chart:values-cell-range-address="'enteucha-info'.V117:'enteucha-info'.V123" chart:label-cell-address="'enteucha-info'.X111:'enteucha-info'.X111" chart:class="chart:scatter">
            <chart:domain table:cell-range-address="'enteucha-info'.S117:'enteucha-info'.S123"/>
            <chart:data-point chart:repeated="7"/>
          </chart:series>
          <chart:series chart:style-name="ch11" chart:values-cell-range-address="'enteucha-info'.V124:'enteucha-info'.V130" chart:label-cell-address="'enteucha-info'.X112:'enteucha-info'.X112" chart:class="chart:scatter">
            <chart:domain table:cell-range-address="'enteucha-info'.S124:'enteucha-info'.S130"/>
            <chart:data-point chart:repeated="7"/>
          </chart:series>
          <chart:series chart:style-name="ch12" chart:values-cell-range-address="'enteucha-info'.V131:'enteucha-info'.V137" chart:label-cell-address="'enteucha-info'.X113:'enteucha-info'.X113" chart:class="chart:scatter">
            <chart:domain table:cell-range-address="'enteucha-info'.S131:'enteucha-info'.S137"/>
            <chart:data-point chart:repeated="7"/>
          </chart:series>
          <chart:series chart:style-name="ch13" chart:values-cell-range-address="'enteucha-info'.V138:'enteucha-info'.V144" chart:label-cell-address="'enteucha-info'.X114:'enteucha-info'.X114" chart:class="chart:scatter">
            <chart:domain table:cell-range-address="'enteucha-info'.S138:'enteucha-info'.S144"/>
            <chart:data-point chart:repeated="7"/>
          </chart:series>
          <chart:series chart:style-name="ch14" chart:values-cell-range-address="'enteucha-info'.V145:'enteucha-info'.V151" chart:label-cell-address="'enteucha-info'.X115:'enteucha-info'.X115" chart:class="chart:scatter">
            <chart:domain table:cell-range-address="'enteucha-info'.S145:'enteucha-info'.S151"/>
            <chart:data-point chart:repeated="7"/>
          </chart:series>
          <chart:series chart:style-name="ch15" chart:values-cell-range-address="'enteucha-info'.V152:'enteucha-info'.V158" chart:label-cell-address="'enteucha-info'.X116:'enteucha-info'.X116" chart:class="chart:scatter">
            <chart:domain table:cell-range-address="'enteucha-info'.S152:'enteucha-info'.S158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radius 0.5</text:p>
                <draw:g>
                  <svg:desc>'enteucha-info'.X110:'enteucha-info'.X11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25</text:p>
                <draw:g>
                  <svg:desc>'enteucha-info'.X111:'enteucha-info'.X11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125</text:p>
                <draw:g>
                  <svg:desc>'enteucha-info'.X112:'enteucha-info'.X112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625</text:p>
                <draw:g>
                  <svg:desc>'enteucha-info'.X113:'enteucha-info'.X113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312</text:p>
                <draw:g>
                  <svg:desc>'enteucha-info'.X114:'enteucha-info'.X114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156</text:p>
                <draw:g>
                  <svg:desc>'enteucha-info'.X115:'enteucha-info'.X115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078</text:p>
                <draw:g>
                  <svg:desc>'enteucha-info'.X116:'enteucha-info'.X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S110:'enteucha-info'.S116</svg:desc>
                </draw:g>
              </table:table-cell>
              <table:table-cell office:value-type="float" office:value="9.238">
                <text:p>9.238</text:p>
                <draw:g>
                  <svg:desc>'enteucha-info'.V110:'enteucha-info'.V116</svg:desc>
                </draw:g>
              </table:table-cell>
              <table:table-cell office:value-type="float" office:value="0.5">
                <text:p>0.5</text:p>
                <draw:g>
                  <svg:desc>'enteucha-info'.S117:'enteucha-info'.S123</svg:desc>
                </draw:g>
              </table:table-cell>
              <table:table-cell office:value-type="float" office:value="2.512">
                <text:p>2.512</text:p>
                <draw:g>
                  <svg:desc>'enteucha-info'.V117:'enteucha-info'.V123</svg:desc>
                </draw:g>
              </table:table-cell>
              <table:table-cell office:value-type="float" office:value="0.5">
                <text:p>0.5</text:p>
                <draw:g>
                  <svg:desc>'enteucha-info'.S124:'enteucha-info'.S130</svg:desc>
                </draw:g>
              </table:table-cell>
              <table:table-cell office:value-type="float" office:value="0.765">
                <text:p>0.765</text:p>
                <draw:g>
                  <svg:desc>'enteucha-info'.V124:'enteucha-info'.V130</svg:desc>
                </draw:g>
              </table:table-cell>
              <table:table-cell office:value-type="float" office:value="0.5">
                <text:p>0.5</text:p>
                <draw:g>
                  <svg:desc>'enteucha-info'.S131:'enteucha-info'.S137</svg:desc>
                </draw:g>
              </table:table-cell>
              <table:table-cell office:value-type="float" office:value="0.27">
                <text:p>0.27</text:p>
                <draw:g>
                  <svg:desc>'enteucha-info'.V131:'enteucha-info'.V137</svg:desc>
                </draw:g>
              </table:table-cell>
              <table:table-cell office:value-type="float" office:value="0.5">
                <text:p>0.5</text:p>
                <draw:g>
                  <svg:desc>'enteucha-info'.S138:'enteucha-info'.S144</svg:desc>
                </draw:g>
              </table:table-cell>
              <table:table-cell office:value-type="float" office:value="0.129">
                <text:p>0.129</text:p>
                <draw:g>
                  <svg:desc>'enteucha-info'.V138:'enteucha-info'.V144</svg:desc>
                </draw:g>
              </table:table-cell>
              <table:table-cell office:value-type="float" office:value="0.5">
                <text:p>0.5</text:p>
                <draw:g>
                  <svg:desc>'enteucha-info'.S145:'enteucha-info'.S151</svg:desc>
                </draw:g>
              </table:table-cell>
              <table:table-cell office:value-type="float" office:value="0.07">
                <text:p>0.07</text:p>
                <draw:g>
                  <svg:desc>'enteucha-info'.V145:'enteucha-info'.V151</svg:desc>
                </draw:g>
              </table:table-cell>
              <table:table-cell office:value-type="float" office:value="0.5">
                <text:p>0.5</text:p>
                <draw:g>
                  <svg:desc>'enteucha-info'.S152:'enteucha-info'.S158</svg:desc>
                </draw:g>
              </table:table-cell>
              <table:table-cell office:value-type="float" office:value="0.053">
                <text:p>0.053</text:p>
                <draw:g>
                  <svg:desc>'enteucha-info'.V152:'enteucha-info'.V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9.15">
                <text:p>9.15</text:p>
              </table:table-cell>
              <table:table-cell office:value-type="float" office:value="0.25">
                <text:p>0.25</text:p>
              </table:table-cell>
              <table:table-cell office:value-type="float" office:value="2.507">
                <text:p>2.507</text:p>
              </table:table-cell>
              <table:table-cell office:value-type="float" office:value="0.25">
                <text:p>0.25</text:p>
              </table:table-cell>
              <table:table-cell office:value-type="float" office:value="0.768">
                <text:p>0.768</text:p>
              </table:table-cell>
              <table:table-cell office:value-type="float" office:value="0.25">
                <text:p>0.25</text:p>
              </table:table-cell>
              <table:table-cell office:value-type="float" office:value="0.274">
                <text:p>0.274</text:p>
              </table:table-cell>
              <table:table-cell office:value-type="float" office:value="0.25">
                <text:p>0.25</text:p>
              </table:table-cell>
              <table:table-cell office:value-type="float" office:value="0.134">
                <text:p>0.134</text:p>
              </table:table-cell>
              <table:table-cell office:value-type="float" office:value="0.25">
                <text:p>0.25</text:p>
              </table:table-cell>
              <table:table-cell office:value-type="float" office:value="0.069">
                <text:p>0.069</text:p>
              </table:table-cell>
              <table:table-cell office:value-type="float" office:value="0.25">
                <text:p>0.25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8.966">
                <text:p>8.966</text:p>
              </table:table-cell>
              <table:table-cell office:value-type="float" office:value="0.125">
                <text:p>0.125</text:p>
              </table:table-cell>
              <table:table-cell office:value-type="float" office:value="2.506">
                <text:p>2.506</text:p>
              </table:table-cell>
              <table:table-cell office:value-type="float" office:value="0.125">
                <text:p>0.125</text:p>
              </table:table-cell>
              <table:table-cell office:value-type="float" office:value="0.769">
                <text:p>0.769</text:p>
              </table:table-cell>
              <table:table-cell office:value-type="float" office:value="0.125">
                <text:p>0.125</text:p>
              </table:table-cell>
              <table:table-cell office:value-type="float" office:value="0.264">
                <text:p>0.264</text:p>
              </table:table-cell>
              <table:table-cell office:value-type="float" office:value="0.125">
                <text:p>0.125</text:p>
              </table:table-cell>
              <table:table-cell office:value-type="float" office:value="0.126">
                <text:p>0.126</text:p>
              </table:table-cell>
              <table:table-cell office:value-type="float" office:value="0.125">
                <text:p>0.125</text:p>
              </table:table-cell>
              <table:table-cell office:value-type="float" office:value="0.064">
                <text:p>0.064</text:p>
              </table:table-cell>
              <table:table-cell office:value-type="float" office:value="0.125">
                <text:p>0.125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8.776">
                <text:p>8.776</text:p>
              </table:table-cell>
              <table:table-cell office:value-type="float" office:value="0.0625">
                <text:p>0.0625</text:p>
              </table:table-cell>
              <table:table-cell office:value-type="float" office:value="2.362">
                <text:p>2.362</text:p>
              </table:table-cell>
              <table:table-cell office:value-type="float" office:value="0.0625">
                <text:p>0.0625</text:p>
              </table:table-cell>
              <table:table-cell office:value-type="float" office:value="0.723">
                <text:p>0.723</text:p>
              </table:table-cell>
              <table:table-cell office:value-type="float" office:value="0.0625">
                <text:p>0.0625</text:p>
              </table:table-cell>
              <table:table-cell office:value-type="float" office:value="0.251">
                <text:p>0.251</text:p>
              </table:table-cell>
              <table:table-cell office:value-type="float" office:value="0.0625">
                <text:p>0.0625</text:p>
              </table:table-cell>
              <table:table-cell office:value-type="float" office:value="0.125">
                <text:p>0.125</text:p>
              </table:table-cell>
              <table:table-cell office:value-type="float" office:value="0.0625">
                <text:p>0.0625</text:p>
              </table:table-cell>
              <table:table-cell office:value-type="float" office:value="0.064">
                <text:p>0.064</text:p>
              </table:table-cell>
              <table:table-cell office:value-type="float" office:value="0.0625">
                <text:p>0.0625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8.813">
                <text:p>8.813</text:p>
              </table:table-cell>
              <table:table-cell office:value-type="float" office:value="0.03125">
                <text:p>0.03125</text:p>
              </table:table-cell>
              <table:table-cell office:value-type="float" office:value="2.503">
                <text:p>2.503</text:p>
              </table:table-cell>
              <table:table-cell office:value-type="float" office:value="0.03125">
                <text:p>0.03125</text:p>
              </table:table-cell>
              <table:table-cell office:value-type="float" office:value="0.764">
                <text:p>0.764</text:p>
              </table:table-cell>
              <table:table-cell office:value-type="float" office:value="0.03125">
                <text:p>0.03125</text:p>
              </table:table-cell>
              <table:table-cell office:value-type="float" office:value="0.275">
                <text:p>0.275</text:p>
              </table:table-cell>
              <table:table-cell office:value-type="float" office:value="0.03125">
                <text:p>0.03125</text:p>
              </table:table-cell>
              <table:table-cell office:value-type="float" office:value="0.131">
                <text:p>0.131</text:p>
              </table:table-cell>
              <table:table-cell office:value-type="float" office:value="0.03125">
                <text:p>0.03125</text:p>
              </table:table-cell>
              <table:table-cell office:value-type="float" office:value="0.071">
                <text:p>0.071</text:p>
              </table:table-cell>
              <table:table-cell office:value-type="float" office:value="0.03125">
                <text:p>0.03125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8">
                <text:p>8</text:p>
              </table:table-cell>
              <table:table-cell office:value-type="float" office:value="0.015625">
                <text:p>0.015625</text:p>
              </table:table-cell>
              <table:table-cell office:value-type="float" office:value="2.213">
                <text:p>2.213</text:p>
              </table:table-cell>
              <table:table-cell office:value-type="float" office:value="0.015625">
                <text:p>0.015625</text:p>
              </table:table-cell>
              <table:table-cell office:value-type="float" office:value="0.677">
                <text:p>0.677</text:p>
              </table:table-cell>
              <table:table-cell office:value-type="float" office:value="0.015625">
                <text:p>0.015625</text:p>
              </table:table-cell>
              <table:table-cell office:value-type="float" office:value="0.236">
                <text:p>0.236</text:p>
              </table:table-cell>
              <table:table-cell office:value-type="float" office:value="0.015625">
                <text:p>0.015625</text:p>
              </table:table-cell>
              <table:table-cell office:value-type="float" office:value="0.114">
                <text:p>0.114</text:p>
              </table:table-cell>
              <table:table-cell office:value-type="float" office:value="0.015625">
                <text:p>0.015625</text:p>
              </table:table-cell>
              <table:table-cell office:value-type="float" office:value="0.061">
                <text:p>0.061</text:p>
              </table:table-cell>
              <table:table-cell office:value-type="float" office:value="0.015625">
                <text:p>0.01562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9.055">
                <text:p>9.055</text:p>
              </table:table-cell>
              <table:table-cell office:value-type="float" office:value="0.0078125">
                <text:p>0.0078125</text:p>
              </table:table-cell>
              <table:table-cell office:value-type="float" office:value="2.49">
                <text:p>2.4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755">
                <text:p>0.75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7">
                <text:p>0.2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28">
                <text:p>0.128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63">
                <text:p>0.06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2">
                <text:p>0.052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5.858cm" svg:y="0.312cm" chart:style-name="ch2">
          <text:p>HSQL HTMID - range 64</text:p>
        </chart:title>
        <chart:legend chart:legend-position="end" svg:x="13.343cm" svg:y="2.607cm" style:legend-expansion="high" chart:style-name="ch3"/>
        <chart:plot-area chart:style-name="ch4" table:cell-range-address="'enteucha-info'.S57:'enteucha-info'.S63 'enteucha-info'.X57:'enteucha-info'.X63 'enteucha-info'.V57:'enteucha-info'.V105" chart:data-source-has-labels="row" svg:x="1.346cm" svg:y="1.267cm" svg:width="11.662cm" svg:height="6.377cm">
          <chartooo:coordinate-region svg:x="1.782cm" svg:y="1.466cm" svg:width="10.986cm" svg:height="5.531cm"/>
          <chart:axis chart:dimension="x" chart:name="primary-x" chart:style-name="ch5">
            <chart:title svg:x="6.339cm" svg:y="7.82cm" chart:style-name="ch6">
              <text:p>zone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V57:'enteucha-info'.V63" chart:label-cell-address="'enteucha-info'.X57:'enteucha-info'.X57" chart:class="chart:scatter">
            <chart:domain table:cell-range-address="'enteucha-info'.S57:'enteucha-info'.S63"/>
            <chart:data-point chart:repeated="7"/>
          </chart:series>
          <chart:series chart:style-name="ch10" chart:values-cell-range-address="'enteucha-info'.V64:'enteucha-info'.V70" chart:label-cell-address="'enteucha-info'.X58:'enteucha-info'.X58" chart:class="chart:scatter">
            <chart:domain table:cell-range-address="'enteucha-info'.S64:'enteucha-info'.S70"/>
            <chart:data-point chart:repeated="7"/>
          </chart:series>
          <chart:series chart:style-name="ch11" chart:values-cell-range-address="'enteucha-info'.V71:'enteucha-info'.V77" chart:label-cell-address="'enteucha-info'.X59:'enteucha-info'.X59" chart:class="chart:scatter">
            <chart:domain table:cell-range-address="'enteucha-info'.S71:'enteucha-info'.S77"/>
            <chart:data-point chart:repeated="7"/>
          </chart:series>
          <chart:series chart:style-name="ch12" chart:values-cell-range-address="'enteucha-info'.V78:'enteucha-info'.V84" chart:label-cell-address="'enteucha-info'.X60:'enteucha-info'.X60" chart:class="chart:scatter">
            <chart:domain table:cell-range-address="'enteucha-info'.S78:'enteucha-info'.S84"/>
            <chart:data-point chart:repeated="7"/>
          </chart:series>
          <chart:series chart:style-name="ch13" chart:values-cell-range-address="'enteucha-info'.V85:'enteucha-info'.V91" chart:label-cell-address="'enteucha-info'.X61:'enteucha-info'.X61" chart:class="chart:scatter">
            <chart:domain table:cell-range-address="'enteucha-info'.S85:'enteucha-info'.S91"/>
            <chart:data-point chart:repeated="7"/>
          </chart:series>
          <chart:series chart:style-name="ch14" chart:values-cell-range-address="'enteucha-info'.V92:'enteucha-info'.V98" chart:label-cell-address="'enteucha-info'.X62:'enteucha-info'.X62" chart:class="chart:scatter">
            <chart:domain table:cell-range-address="'enteucha-info'.S92:'enteucha-info'.S98"/>
            <chart:data-point chart:repeated="7"/>
          </chart:series>
          <chart:series chart:style-name="ch15" chart:values-cell-range-address="'enteucha-info'.V99:'enteucha-info'.V105" chart:label-cell-address="'enteucha-info'.X63:'enteucha-info'.X63" chart:class="chart:scatter">
            <chart:domain table:cell-range-address="'enteucha-info'.S99:'enteucha-info'.S105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radius 0.5</text:p>
                <draw:g>
                  <svg:desc>'enteucha-info'.X57:'enteucha-info'.X57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25</text:p>
                <draw:g>
                  <svg:desc>'enteucha-info'.X58:'enteucha-info'.X58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125</text:p>
                <draw:g>
                  <svg:desc>'enteucha-info'.X59:'enteucha-info'.X59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625</text:p>
                <draw:g>
                  <svg:desc>'enteucha-info'.X60:'enteucha-info'.X6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312</text:p>
                <draw:g>
                  <svg:desc>'enteucha-info'.X61:'enteucha-info'.X61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156</text:p>
                <draw:g>
                  <svg:desc>'enteucha-info'.X62:'enteucha-info'.X62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078</text:p>
                <draw:g>
                  <svg:desc>'enteucha-info'.X63:'enteucha-info'.X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S57:'enteucha-info'.S63</svg:desc>
                </draw:g>
              </table:table-cell>
              <table:table-cell office:value-type="float" office:value="4.907">
                <text:p>4.907</text:p>
                <draw:g>
                  <svg:desc>'enteucha-info'.V57:'enteucha-info'.V63</svg:desc>
                </draw:g>
              </table:table-cell>
              <table:table-cell office:value-type="float" office:value="0.5">
                <text:p>0.5</text:p>
                <draw:g>
                  <svg:desc>'enteucha-info'.S64:'enteucha-info'.S70</svg:desc>
                </draw:g>
              </table:table-cell>
              <table:table-cell office:value-type="float" office:value="1.446">
                <text:p>1.446</text:p>
                <draw:g>
                  <svg:desc>'enteucha-info'.V64:'enteucha-info'.V70</svg:desc>
                </draw:g>
              </table:table-cell>
              <table:table-cell office:value-type="float" office:value="0.5">
                <text:p>0.5</text:p>
                <draw:g>
                  <svg:desc>'enteucha-info'.S71:'enteucha-info'.S77</svg:desc>
                </draw:g>
              </table:table-cell>
              <table:table-cell office:value-type="float" office:value="0.52">
                <text:p>0.52</text:p>
                <draw:g>
                  <svg:desc>'enteucha-info'.V71:'enteucha-info'.V77</svg:desc>
                </draw:g>
              </table:table-cell>
              <table:table-cell office:value-type="float" office:value="0.5">
                <text:p>0.5</text:p>
                <draw:g>
                  <svg:desc>'enteucha-info'.S78:'enteucha-info'.S84</svg:desc>
                </draw:g>
              </table:table-cell>
              <table:table-cell office:value-type="float" office:value="0.318">
                <text:p>0.318</text:p>
                <draw:g>
                  <svg:desc>'enteucha-info'.V78:'enteucha-info'.V84</svg:desc>
                </draw:g>
              </table:table-cell>
              <table:table-cell office:value-type="float" office:value="0.5">
                <text:p>0.5</text:p>
                <draw:g>
                  <svg:desc>'enteucha-info'.S85:'enteucha-info'.S91</svg:desc>
                </draw:g>
              </table:table-cell>
              <table:table-cell office:value-type="float" office:value="0.094">
                <text:p>0.094</text:p>
                <draw:g>
                  <svg:desc>'enteucha-info'.V85:'enteucha-info'.V91</svg:desc>
                </draw:g>
              </table:table-cell>
              <table:table-cell office:value-type="float" office:value="0.5">
                <text:p>0.5</text:p>
                <draw:g>
                  <svg:desc>'enteucha-info'.S92:'enteucha-info'.S98</svg:desc>
                </draw:g>
              </table:table-cell>
              <table:table-cell office:value-type="float" office:value="0.061">
                <text:p>0.061</text:p>
                <draw:g>
                  <svg:desc>'enteucha-info'.V92:'enteucha-info'.V98</svg:desc>
                </draw:g>
              </table:table-cell>
              <table:table-cell office:value-type="float" office:value="0.5">
                <text:p>0.5</text:p>
                <draw:g>
                  <svg:desc>'enteucha-info'.S99:'enteucha-info'.S105</svg:desc>
                </draw:g>
              </table:table-cell>
              <table:table-cell office:value-type="float" office:value="0.053">
                <text:p>0.053</text:p>
                <draw:g>
                  <svg:desc>'enteucha-info'.V99:'enteucha-info'.V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5.082">
                <text:p>5.082</text:p>
              </table:table-cell>
              <table:table-cell office:value-type="float" office:value="0.25">
                <text:p>0.25</text:p>
              </table:table-cell>
              <table:table-cell office:value-type="float" office:value="1.45">
                <text:p>1.45</text:p>
              </table:table-cell>
              <table:table-cell office:value-type="float" office:value="0.25">
                <text:p>0.25</text:p>
              </table:table-cell>
              <table:table-cell office:value-type="float" office:value="0.463">
                <text:p>0.463</text:p>
              </table:table-cell>
              <table:table-cell office:value-type="float" office:value="0.25">
                <text:p>0.25</text:p>
              </table:table-cell>
              <table:table-cell office:value-type="float" office:value="0.182">
                <text:p>0.182</text:p>
              </table:table-cell>
              <table:table-cell office:value-type="float" office:value="0.25">
                <text:p>0.25</text:p>
              </table:table-cell>
              <table:table-cell office:value-type="float" office:value="0.096">
                <text:p>0.096</text:p>
              </table:table-cell>
              <table:table-cell office:value-type="float" office:value="0.25">
                <text:p>0.25</text:p>
              </table:table-cell>
              <table:table-cell office:value-type="float" office:value="0.061">
                <text:p>0.061</text:p>
              </table:table-cell>
              <table:table-cell office:value-type="float" office:value="0.25">
                <text:p>0.25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5.011">
                <text:p>5.011</text:p>
              </table:table-cell>
              <table:table-cell office:value-type="float" office:value="0.125">
                <text:p>0.125</text:p>
              </table:table-cell>
              <table:table-cell office:value-type="float" office:value="1.321">
                <text:p>1.321</text:p>
              </table:table-cell>
              <table:table-cell office:value-type="float" office:value="0.125">
                <text:p>0.125</text:p>
              </table:table-cell>
              <table:table-cell office:value-type="float" office:value="0.423">
                <text:p>0.423</text:p>
              </table:table-cell>
              <table:table-cell office:value-type="float" office:value="0.125">
                <text:p>0.125</text:p>
              </table:table-cell>
              <table:table-cell office:value-type="float" office:value="0.162">
                <text:p>0.162</text:p>
              </table:table-cell>
              <table:table-cell office:value-type="float" office:value="0.125">
                <text:p>0.125</text:p>
              </table:table-cell>
              <table:table-cell office:value-type="float" office:value="0.084">
                <text:p>0.084</text:p>
              </table:table-cell>
              <table:table-cell office:value-type="float" office:value="0.125">
                <text:p>0.125</text:p>
              </table:table-cell>
              <table:table-cell office:value-type="float" office:value="0.052">
                <text:p>0.052</text:p>
              </table:table-cell>
              <table:table-cell office:value-type="float" office:value="0.125">
                <text:p>0.12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5.031">
                <text:p>5.031</text:p>
              </table:table-cell>
              <table:table-cell office:value-type="float" office:value="0.0625">
                <text:p>0.0625</text:p>
              </table:table-cell>
              <table:table-cell office:value-type="float" office:value="2.02">
                <text:p>2.02</text:p>
              </table:table-cell>
              <table:table-cell office:value-type="float" office:value="0.0625">
                <text:p>0.0625</text:p>
              </table:table-cell>
              <table:table-cell office:value-type="float" office:value="0.786">
                <text:p>0.786</text:p>
              </table:table-cell>
              <table:table-cell office:value-type="float" office:value="0.0625">
                <text:p>0.0625</text:p>
              </table:table-cell>
              <table:table-cell office:value-type="float" office:value="0.248">
                <text:p>0.248</text:p>
              </table:table-cell>
              <table:table-cell office:value-type="float" office:value="0.0625">
                <text:p>0.0625</text:p>
              </table:table-cell>
              <table:table-cell office:value-type="float" office:value="0.128">
                <text:p>0.128</text:p>
              </table:table-cell>
              <table:table-cell office:value-type="float" office:value="0.0625">
                <text:p>0.0625</text:p>
              </table:table-cell>
              <table:table-cell office:value-type="float" office:value="0.093">
                <text:p>0.093</text:p>
              </table:table-cell>
              <table:table-cell office:value-type="float" office:value="0.0625">
                <text:p>0.0625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5.028">
                <text:p>5.028</text:p>
              </table:table-cell>
              <table:table-cell office:value-type="float" office:value="0.03125">
                <text:p>0.03125</text:p>
              </table:table-cell>
              <table:table-cell office:value-type="float" office:value="1.433">
                <text:p>1.433</text:p>
              </table:table-cell>
              <table:table-cell office:value-type="float" office:value="0.03125">
                <text:p>0.03125</text:p>
              </table:table-cell>
              <table:table-cell office:value-type="float" office:value="0.45">
                <text:p>0.45</text:p>
              </table:table-cell>
              <table:table-cell office:value-type="float" office:value="0.03125">
                <text:p>0.03125</text:p>
              </table:table-cell>
              <table:table-cell office:value-type="float" office:value="0.181">
                <text:p>0.181</text:p>
              </table:table-cell>
              <table:table-cell office:value-type="float" office:value="0.03125">
                <text:p>0.03125</text:p>
              </table:table-cell>
              <table:table-cell office:value-type="float" office:value="0.099">
                <text:p>0.099</text:p>
              </table:table-cell>
              <table:table-cell office:value-type="float" office:value="0.03125">
                <text:p>0.03125</text:p>
              </table:table-cell>
              <table:table-cell office:value-type="float" office:value="0.061">
                <text:p>0.061</text:p>
              </table:table-cell>
              <table:table-cell office:value-type="float" office:value="0.03125">
                <text:p>0.0312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4.824">
                <text:p>4.824</text:p>
              </table:table-cell>
              <table:table-cell office:value-type="float" office:value="0.015625">
                <text:p>0.015625</text:p>
              </table:table-cell>
              <table:table-cell office:value-type="float" office:value="1.361">
                <text:p>1.361</text:p>
              </table:table-cell>
              <table:table-cell office:value-type="float" office:value="0.015625">
                <text:p>0.015625</text:p>
              </table:table-cell>
              <table:table-cell office:value-type="float" office:value="0.445">
                <text:p>0.445</text:p>
              </table:table-cell>
              <table:table-cell office:value-type="float" office:value="0.015625">
                <text:p>0.015625</text:p>
              </table:table-cell>
              <table:table-cell office:value-type="float" office:value="0.322">
                <text:p>0.322</text:p>
              </table:table-cell>
              <table:table-cell office:value-type="float" office:value="0.015625">
                <text:p>0.015625</text:p>
              </table:table-cell>
              <table:table-cell office:value-type="float" office:value="0.217">
                <text:p>0.217</text:p>
              </table:table-cell>
              <table:table-cell office:value-type="float" office:value="0.015625">
                <text:p>0.015625</text:p>
              </table:table-cell>
              <table:table-cell office:value-type="float" office:value="0.08">
                <text:p>0.08</text:p>
              </table:table-cell>
              <table:table-cell office:value-type="float" office:value="0.015625">
                <text:p>0.01562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4.623">
                <text:p>4.623</text:p>
              </table:table-cell>
              <table:table-cell office:value-type="float" office:value="0.0078125">
                <text:p>0.0078125</text:p>
              </table:table-cell>
              <table:table-cell office:value-type="float" office:value="1.311">
                <text:p>1.31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636">
                <text:p>0.63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77">
                <text:p>0.17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91">
                <text:p>0.09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9">
                <text:p>0.05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49">
                <text:p>0.04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5.739cm" svg:y="0.312cm" chart:style-name="ch2">
          <text:p>HSQL HTMID - range 128</text:p>
        </chart:title>
        <chart:legend chart:legend-position="end" svg:x="13.343cm" svg:y="2.607cm" style:legend-expansion="high" chart:style-name="ch3"/>
        <chart:plot-area chart:style-name="ch4" table:cell-range-address="'enteucha-info'.S4:'enteucha-info'.S10 'enteucha-info'.X4:'enteucha-info'.X10 'enteucha-info'.V4:'enteucha-info'.V52" chart:data-source-has-labels="row" svg:x="1.346cm" svg:y="1.267cm" svg:width="11.662cm" svg:height="6.377cm">
          <chartooo:coordinate-region svg:x="1.782cm" svg:y="1.466cm" svg:width="10.986cm" svg:height="5.531cm"/>
          <chart:axis chart:dimension="x" chart:name="primary-x" chart:style-name="ch5">
            <chart:title svg:x="6.339cm" svg:y="7.82cm" chart:style-name="ch6">
              <text:p>zone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V4:'enteucha-info'.V10" chart:label-cell-address="'enteucha-info'.X4:'enteucha-info'.X4" chart:class="chart:scatter">
            <chart:domain table:cell-range-address="'enteucha-info'.S4:'enteucha-info'.S10"/>
            <chart:data-point chart:repeated="7"/>
          </chart:series>
          <chart:series chart:style-name="ch10" chart:values-cell-range-address="'enteucha-info'.V11:'enteucha-info'.V17" chart:label-cell-address="'enteucha-info'.X5:'enteucha-info'.X5" chart:class="chart:scatter">
            <chart:domain table:cell-range-address="'enteucha-info'.S11:'enteucha-info'.S17"/>
            <chart:data-point chart:repeated="7"/>
          </chart:series>
          <chart:series chart:style-name="ch11" chart:values-cell-range-address="'enteucha-info'.V18:'enteucha-info'.V24" chart:label-cell-address="'enteucha-info'.X6:'enteucha-info'.X6" chart:class="chart:scatter">
            <chart:domain table:cell-range-address="'enteucha-info'.S18:'enteucha-info'.S24"/>
            <chart:data-point chart:repeated="7"/>
          </chart:series>
          <chart:series chart:style-name="ch12" chart:values-cell-range-address="'enteucha-info'.V25:'enteucha-info'.V31" chart:label-cell-address="'enteucha-info'.X7:'enteucha-info'.X7" chart:class="chart:scatter">
            <chart:domain table:cell-range-address="'enteucha-info'.S25:'enteucha-info'.S31"/>
            <chart:data-point chart:repeated="7"/>
          </chart:series>
          <chart:series chart:style-name="ch13" chart:values-cell-range-address="'enteucha-info'.V32:'enteucha-info'.V38" chart:label-cell-address="'enteucha-info'.X8:'enteucha-info'.X8" chart:class="chart:scatter">
            <chart:domain table:cell-range-address="'enteucha-info'.S32:'enteucha-info'.S38"/>
            <chart:data-point chart:repeated="7"/>
          </chart:series>
          <chart:series chart:style-name="ch14" chart:values-cell-range-address="'enteucha-info'.V39:'enteucha-info'.V45" chart:label-cell-address="'enteucha-info'.X9:'enteucha-info'.X9" chart:class="chart:scatter">
            <chart:domain table:cell-range-address="'enteucha-info'.S39:'enteucha-info'.S45"/>
            <chart:data-point chart:repeated="7"/>
          </chart:series>
          <chart:series chart:style-name="ch15" chart:values-cell-range-address="'enteucha-info'.V46:'enteucha-info'.V52" chart:label-cell-address="'enteucha-info'.X10:'enteucha-info'.X10" chart:class="chart:scatter">
            <chart:domain table:cell-range-address="'enteucha-info'.S46:'enteucha-info'.S52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radius 0.5</text:p>
                <draw:g>
                  <svg:desc>'enteucha-info'.X4:'enteucha-info'.X4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25</text:p>
                <draw:g>
                  <svg:desc>'enteucha-info'.X5:'enteucha-info'.X5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125</text:p>
                <draw:g>
                  <svg:desc>'enteucha-info'.X6:'enteucha-info'.X6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625</text:p>
                <draw:g>
                  <svg:desc>'enteucha-info'.X7:'enteucha-info'.X7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312</text:p>
                <draw:g>
                  <svg:desc>'enteucha-info'.X8:'enteucha-info'.X8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156</text:p>
                <draw:g>
                  <svg:desc>'enteucha-info'.X9:'enteucha-info'.X9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radius 0.0078</text:p>
                <draw:g>
                  <svg:desc>'enteucha-info'.X10:'enteucha-info'.X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S4:'enteucha-info'.S10</svg:desc>
                </draw:g>
              </table:table-cell>
              <table:table-cell office:value-type="float" office:value="7.127">
                <text:p>7.127</text:p>
                <draw:g>
                  <svg:desc>'enteucha-info'.V4:'enteucha-info'.V10</svg:desc>
                </draw:g>
              </table:table-cell>
              <table:table-cell office:value-type="float" office:value="0.5">
                <text:p>0.5</text:p>
                <draw:g>
                  <svg:desc>'enteucha-info'.S11:'enteucha-info'.S17</svg:desc>
                </draw:g>
              </table:table-cell>
              <table:table-cell office:value-type="float" office:value="1.877">
                <text:p>1.877</text:p>
                <draw:g>
                  <svg:desc>'enteucha-info'.V11:'enteucha-info'.V17</svg:desc>
                </draw:g>
              </table:table-cell>
              <table:table-cell office:value-type="float" office:value="0.5">
                <text:p>0.5</text:p>
                <draw:g>
                  <svg:desc>'enteucha-info'.S18:'enteucha-info'.S24</svg:desc>
                </draw:g>
              </table:table-cell>
              <table:table-cell office:value-type="float" office:value="0.748">
                <text:p>0.748</text:p>
                <draw:g>
                  <svg:desc>'enteucha-info'.V18:'enteucha-info'.V24</svg:desc>
                </draw:g>
              </table:table-cell>
              <table:table-cell office:value-type="float" office:value="0.5">
                <text:p>0.5</text:p>
                <draw:g>
                  <svg:desc>'enteucha-info'.S25:'enteucha-info'.S31</svg:desc>
                </draw:g>
              </table:table-cell>
              <table:table-cell office:value-type="float" office:value="0.384">
                <text:p>0.384</text:p>
                <draw:g>
                  <svg:desc>'enteucha-info'.V25:'enteucha-info'.V31</svg:desc>
                </draw:g>
              </table:table-cell>
              <table:table-cell office:value-type="float" office:value="0.5">
                <text:p>0.5</text:p>
                <draw:g>
                  <svg:desc>'enteucha-info'.S32:'enteucha-info'.S38</svg:desc>
                </draw:g>
              </table:table-cell>
              <table:table-cell office:value-type="float" office:value="0.266">
                <text:p>0.266</text:p>
                <draw:g>
                  <svg:desc>'enteucha-info'.V32:'enteucha-info'.V38</svg:desc>
                </draw:g>
              </table:table-cell>
              <table:table-cell office:value-type="float" office:value="0.5">
                <text:p>0.5</text:p>
                <draw:g>
                  <svg:desc>'enteucha-info'.S39:'enteucha-info'.S45</svg:desc>
                </draw:g>
              </table:table-cell>
              <table:table-cell office:value-type="float" office:value="0.187">
                <text:p>0.187</text:p>
                <draw:g>
                  <svg:desc>'enteucha-info'.V39:'enteucha-info'.V45</svg:desc>
                </draw:g>
              </table:table-cell>
              <table:table-cell office:value-type="float" office:value="0.5">
                <text:p>0.5</text:p>
                <draw:g>
                  <svg:desc>'enteucha-info'.S46:'enteucha-info'.S52</svg:desc>
                </draw:g>
              </table:table-cell>
              <table:table-cell office:value-type="float" office:value="0.151">
                <text:p>0.151</text:p>
                <draw:g>
                  <svg:desc>'enteucha-info'.V46:'enteucha-info'.V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5.467">
                <text:p>5.467</text:p>
              </table:table-cell>
              <table:table-cell office:value-type="float" office:value="0.25">
                <text:p>0.25</text:p>
              </table:table-cell>
              <table:table-cell office:value-type="float" office:value="2.234">
                <text:p>2.234</text:p>
              </table:table-cell>
              <table:table-cell office:value-type="float" office:value="0.25">
                <text:p>0.25</text:p>
              </table:table-cell>
              <table:table-cell office:value-type="float" office:value="0.595">
                <text:p>0.595</text:p>
              </table:table-cell>
              <table:table-cell office:value-type="float" office:value="0.25">
                <text:p>0.25</text:p>
              </table:table-cell>
              <table:table-cell office:value-type="float" office:value="0.267">
                <text:p>0.267</text:p>
              </table:table-cell>
              <table:table-cell office:value-type="float" office:value="0.25">
                <text:p>0.25</text:p>
              </table:table-cell>
              <table:table-cell office:value-type="float" office:value="0.175">
                <text:p>0.175</text:p>
              </table:table-cell>
              <table:table-cell office:value-type="float" office:value="0.25">
                <text:p>0.25</text:p>
              </table:table-cell>
              <table:table-cell office:value-type="float" office:value="0.132">
                <text:p>0.132</text:p>
              </table:table-cell>
              <table:table-cell office:value-type="float" office:value="0.25">
                <text:p>0.25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5.162">
                <text:p>5.162</text:p>
              </table:table-cell>
              <table:table-cell office:value-type="float" office:value="0.125">
                <text:p>0.125</text:p>
              </table:table-cell>
              <table:table-cell office:value-type="float" office:value="1.508">
                <text:p>1.508</text:p>
              </table:table-cell>
              <table:table-cell office:value-type="float" office:value="0.125">
                <text:p>0.125</text:p>
              </table:table-cell>
              <table:table-cell office:value-type="float" office:value="0.541">
                <text:p>0.541</text:p>
              </table:table-cell>
              <table:table-cell office:value-type="float" office:value="0.125">
                <text:p>0.125</text:p>
              </table:table-cell>
              <table:table-cell office:value-type="float" office:value="0.26">
                <text:p>0.26</text:p>
              </table:table-cell>
              <table:table-cell office:value-type="float" office:value="0.125">
                <text:p>0.125</text:p>
              </table:table-cell>
              <table:table-cell office:value-type="float" office:value="0.163">
                <text:p>0.163</text:p>
              </table:table-cell>
              <table:table-cell office:value-type="float" office:value="0.125">
                <text:p>0.125</text:p>
              </table:table-cell>
              <table:table-cell office:value-type="float" office:value="0.118">
                <text:p>0.118</text:p>
              </table:table-cell>
              <table:table-cell office:value-type="float" office:value="0.125">
                <text:p>0.125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5.903">
                <text:p>5.903</text:p>
              </table:table-cell>
              <table:table-cell office:value-type="float" office:value="0.0625">
                <text:p>0.0625</text:p>
              </table:table-cell>
              <table:table-cell office:value-type="float" office:value="1.829">
                <text:p>1.829</text:p>
              </table:table-cell>
              <table:table-cell office:value-type="float" office:value="0.0625">
                <text:p>0.0625</text:p>
              </table:table-cell>
              <table:table-cell office:value-type="float" office:value="0.809">
                <text:p>0.809</text:p>
              </table:table-cell>
              <table:table-cell office:value-type="float" office:value="0.0625">
                <text:p>0.0625</text:p>
              </table:table-cell>
              <table:table-cell office:value-type="float" office:value="0.26">
                <text:p>0.26</text:p>
              </table:table-cell>
              <table:table-cell office:value-type="float" office:value="0.0625">
                <text:p>0.0625</text:p>
              </table:table-cell>
              <table:table-cell office:value-type="float" office:value="0.159">
                <text:p>0.159</text:p>
              </table:table-cell>
              <table:table-cell office:value-type="float" office:value="0.0625">
                <text:p>0.0625</text:p>
              </table:table-cell>
              <table:table-cell office:value-type="float" office:value="0.278">
                <text:p>0.278</text:p>
              </table:table-cell>
              <table:table-cell office:value-type="float" office:value="0.0625">
                <text:p>0.0625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5.006">
                <text:p>5.006</text:p>
              </table:table-cell>
              <table:table-cell office:value-type="float" office:value="0.03125">
                <text:p>0.03125</text:p>
              </table:table-cell>
              <table:table-cell office:value-type="float" office:value="1.503">
                <text:p>1.503</text:p>
              </table:table-cell>
              <table:table-cell office:value-type="float" office:value="0.03125">
                <text:p>0.03125</text:p>
              </table:table-cell>
              <table:table-cell office:value-type="float" office:value="0.527">
                <text:p>0.527</text:p>
              </table:table-cell>
              <table:table-cell office:value-type="float" office:value="0.03125">
                <text:p>0.03125</text:p>
              </table:table-cell>
              <table:table-cell office:value-type="float" office:value="0.25">
                <text:p>0.25</text:p>
              </table:table-cell>
              <table:table-cell office:value-type="float" office:value="0.03125">
                <text:p>0.03125</text:p>
              </table:table-cell>
              <table:table-cell office:value-type="float" office:value="0.146">
                <text:p>0.146</text:p>
              </table:table-cell>
              <table:table-cell office:value-type="float" office:value="0.03125">
                <text:p>0.03125</text:p>
              </table:table-cell>
              <table:table-cell office:value-type="float" office:value="0.1">
                <text:p>0.1</text:p>
              </table:table-cell>
              <table:table-cell office:value-type="float" office:value="0.03125">
                <text:p>0.03125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4.11">
                <text:p>4.11</text:p>
              </table:table-cell>
              <table:table-cell office:value-type="float" office:value="0.015625">
                <text:p>0.015625</text:p>
              </table:table-cell>
              <table:table-cell office:value-type="float" office:value="1.134">
                <text:p>1.134</text:p>
              </table:table-cell>
              <table:table-cell office:value-type="float" office:value="0.015625">
                <text:p>0.015625</text:p>
              </table:table-cell>
              <table:table-cell office:value-type="float" office:value="0.382">
                <text:p>0.382</text:p>
              </table:table-cell>
              <table:table-cell office:value-type="float" office:value="0.015625">
                <text:p>0.015625</text:p>
              </table:table-cell>
              <table:table-cell office:value-type="float" office:value="0.148">
                <text:p>0.148</text:p>
              </table:table-cell>
              <table:table-cell office:value-type="float" office:value="0.015625">
                <text:p>0.015625</text:p>
              </table:table-cell>
              <table:table-cell office:value-type="float" office:value="0.161">
                <text:p>0.161</text:p>
              </table:table-cell>
              <table:table-cell office:value-type="float" office:value="0.015625">
                <text:p>0.015625</text:p>
              </table:table-cell>
              <table:table-cell office:value-type="float" office:value="0.073">
                <text:p>0.073</text:p>
              </table:table-cell>
              <table:table-cell office:value-type="float" office:value="0.015625">
                <text:p>0.01562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3.811">
                <text:p>3.811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23">
                <text:p>1.12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71">
                <text:p>0.37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48">
                <text:p>0.148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81">
                <text:p>0.08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8">
                <text:p>0.058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3">
                <text:p>0.053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257cm" svg:y="0.312cm" chart:style-name="ch2">
          <text:p>HSQL zone - range 64, separate indexes</text:p>
        </chart:title>
        <chart:legend chart:legend-position="end" svg:x="13.528cm" svg:y="2.607cm" style:legend-expansion="high" chart:style-name="ch3"/>
        <chart:plot-area chart:style-name="ch4" table:cell-range-address="'enteucha-info'.F216:'enteucha-info'.F222 'enteucha-info'.J216:'enteucha-info'.J222 'enteucha-info'.H216:'enteucha-info'.H264" chart:data-source-has-labels="row" svg:x="1.346cm" svg:y="1.267cm" svg:width="11.847cm" svg:height="6.377cm">
          <chartooo:coordinate-region svg:x="1.967cm" svg:y="1.466cm" svg:width="10.986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216:'enteucha-info'.H222" chart:label-cell-address="'enteucha-info'.J216:'enteucha-info'.J216" chart:class="chart:scatter">
            <chart:domain table:cell-range-address="'enteucha-info'.F216:'enteucha-info'.F222"/>
            <chart:data-point chart:repeated="7"/>
          </chart:series>
          <chart:series chart:style-name="ch10" chart:values-cell-range-address="'enteucha-info'.H223:'enteucha-info'.H229" chart:label-cell-address="'enteucha-info'.J217:'enteucha-info'.J217" chart:class="chart:scatter">
            <chart:domain table:cell-range-address="'enteucha-info'.F223:'enteucha-info'.F229"/>
            <chart:data-point chart:repeated="7"/>
          </chart:series>
          <chart:series chart:style-name="ch11" chart:values-cell-range-address="'enteucha-info'.H230:'enteucha-info'.H236" chart:label-cell-address="'enteucha-info'.J218:'enteucha-info'.J218" chart:class="chart:scatter">
            <chart:domain table:cell-range-address="'enteucha-info'.F230:'enteucha-info'.F236"/>
            <chart:data-point chart:repeated="7"/>
          </chart:series>
          <chart:series chart:style-name="ch12" chart:values-cell-range-address="'enteucha-info'.H237:'enteucha-info'.H243" chart:label-cell-address="'enteucha-info'.J219:'enteucha-info'.J219" chart:class="chart:scatter">
            <chart:domain table:cell-range-address="'enteucha-info'.F237:'enteucha-info'.F243"/>
            <chart:data-point chart:repeated="7"/>
          </chart:series>
          <chart:series chart:style-name="ch13" chart:values-cell-range-address="'enteucha-info'.H244:'enteucha-info'.H250" chart:label-cell-address="'enteucha-info'.J220:'enteucha-info'.J220" chart:class="chart:scatter">
            <chart:domain table:cell-range-address="'enteucha-info'.F244:'enteucha-info'.F250"/>
            <chart:data-point chart:repeated="7"/>
          </chart:series>
          <chart:series chart:style-name="ch14" chart:values-cell-range-address="'enteucha-info'.H251:'enteucha-info'.H257" chart:label-cell-address="'enteucha-info'.J221:'enteucha-info'.J221" chart:class="chart:scatter">
            <chart:domain table:cell-range-address="'enteucha-info'.F251:'enteucha-info'.F257"/>
            <chart:data-point chart:repeated="7"/>
          </chart:series>
          <chart:series chart:style-name="ch15" chart:values-cell-range-address="'enteucha-info'.H258:'enteucha-info'.H264" chart:label-cell-address="'enteucha-info'.J222:'enteucha-info'.J222" chart:class="chart:scatter">
            <chart:domain table:cell-range-address="'enteucha-info'.F258:'enteucha-info'.F264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216:'enteucha-info'.J21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217:'enteucha-info'.J21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218:'enteucha-info'.J21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219:'enteucha-info'.J21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220:'enteucha-info'.J22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221:'enteucha-info'.J22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222:'enteucha-info'.J2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216:'enteucha-info'.F222</svg:desc>
                </draw:g>
              </table:table-cell>
              <table:table-cell office:value-type="float" office:value="63.278">
                <text:p>63.278</text:p>
                <draw:g>
                  <svg:desc>'enteucha-info'.H216:'enteucha-info'.H222</svg:desc>
                </draw:g>
              </table:table-cell>
              <table:table-cell office:value-type="float" office:value="0.5">
                <text:p>0.5</text:p>
                <draw:g>
                  <svg:desc>'enteucha-info'.F223:'enteucha-info'.F229</svg:desc>
                </draw:g>
              </table:table-cell>
              <table:table-cell office:value-type="float" office:value="49.137">
                <text:p>49.137</text:p>
                <draw:g>
                  <svg:desc>'enteucha-info'.H223:'enteucha-info'.H229</svg:desc>
                </draw:g>
              </table:table-cell>
              <table:table-cell office:value-type="float" office:value="0.5">
                <text:p>0.5</text:p>
                <draw:g>
                  <svg:desc>'enteucha-info'.F230:'enteucha-info'.F236</svg:desc>
                </draw:g>
              </table:table-cell>
              <table:table-cell office:value-type="float" office:value="43.977">
                <text:p>43.977</text:p>
                <draw:g>
                  <svg:desc>'enteucha-info'.H230:'enteucha-info'.H236</svg:desc>
                </draw:g>
              </table:table-cell>
              <table:table-cell office:value-type="float" office:value="0.5">
                <text:p>0.5</text:p>
                <draw:g>
                  <svg:desc>'enteucha-info'.F237:'enteucha-info'.F243</svg:desc>
                </draw:g>
              </table:table-cell>
              <table:table-cell office:value-type="float" office:value="51.182">
                <text:p>51.182</text:p>
                <draw:g>
                  <svg:desc>'enteucha-info'.H237:'enteucha-info'.H243</svg:desc>
                </draw:g>
              </table:table-cell>
              <table:table-cell office:value-type="float" office:value="0.5">
                <text:p>0.5</text:p>
                <draw:g>
                  <svg:desc>'enteucha-info'.F244:'enteucha-info'.F250</svg:desc>
                </draw:g>
              </table:table-cell>
              <table:table-cell office:value-type="float" office:value="40.357">
                <text:p>40.357</text:p>
                <draw:g>
                  <svg:desc>'enteucha-info'.H244:'enteucha-info'.H250</svg:desc>
                </draw:g>
              </table:table-cell>
              <table:table-cell office:value-type="float" office:value="0.5">
                <text:p>0.5</text:p>
                <draw:g>
                  <svg:desc>'enteucha-info'.F251:'enteucha-info'.F257</svg:desc>
                </draw:g>
              </table:table-cell>
              <table:table-cell office:value-type="float" office:value="42.747">
                <text:p>42.747</text:p>
                <draw:g>
                  <svg:desc>'enteucha-info'.H251:'enteucha-info'.H257</svg:desc>
                </draw:g>
              </table:table-cell>
              <table:table-cell office:value-type="float" office:value="0.5">
                <text:p>0.5</text:p>
                <draw:g>
                  <svg:desc>'enteucha-info'.F258:'enteucha-info'.F264</svg:desc>
                </draw:g>
              </table:table-cell>
              <table:table-cell office:value-type="float" office:value="44.572">
                <text:p>44.572</text:p>
                <draw:g>
                  <svg:desc>'enteucha-info'.H258:'enteucha-info'.H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35.983">
                <text:p>35.983</text:p>
              </table:table-cell>
              <table:table-cell office:value-type="float" office:value="0.25">
                <text:p>0.25</text:p>
              </table:table-cell>
              <table:table-cell office:value-type="float" office:value="26.863">
                <text:p>26.863</text:p>
              </table:table-cell>
              <table:table-cell office:value-type="float" office:value="0.25">
                <text:p>0.25</text:p>
              </table:table-cell>
              <table:table-cell office:value-type="float" office:value="19.513">
                <text:p>19.513</text:p>
              </table:table-cell>
              <table:table-cell office:value-type="float" office:value="0.25">
                <text:p>0.25</text:p>
              </table:table-cell>
              <table:table-cell office:value-type="float" office:value="17.745">
                <text:p>17.745</text:p>
              </table:table-cell>
              <table:table-cell office:value-type="float" office:value="0.25">
                <text:p>0.25</text:p>
              </table:table-cell>
              <table:table-cell office:value-type="float" office:value="16.621">
                <text:p>16.621</text:p>
              </table:table-cell>
              <table:table-cell office:value-type="float" office:value="0.25">
                <text:p>0.25</text:p>
              </table:table-cell>
              <table:table-cell office:value-type="float" office:value="16.401">
                <text:p>16.401</text:p>
              </table:table-cell>
              <table:table-cell office:value-type="float" office:value="0.25">
                <text:p>0.25</text:p>
              </table:table-cell>
              <table:table-cell office:value-type="float" office:value="17.305">
                <text:p>17.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36.588">
                <text:p>36.588</text:p>
              </table:table-cell>
              <table:table-cell office:value-type="float" office:value="0.125">
                <text:p>0.125</text:p>
              </table:table-cell>
              <table:table-cell office:value-type="float" office:value="13.708">
                <text:p>13.708</text:p>
              </table:table-cell>
              <table:table-cell office:value-type="float" office:value="0.125">
                <text:p>0.125</text:p>
              </table:table-cell>
              <table:table-cell office:value-type="float" office:value="9.997">
                <text:p>9.997</text:p>
              </table:table-cell>
              <table:table-cell office:value-type="float" office:value="0.125">
                <text:p>0.125</text:p>
              </table:table-cell>
              <table:table-cell office:value-type="float" office:value="7.59">
                <text:p>7.59</text:p>
              </table:table-cell>
              <table:table-cell office:value-type="float" office:value="0.125">
                <text:p>0.125</text:p>
              </table:table-cell>
              <table:table-cell office:value-type="float" office:value="8.265">
                <text:p>8.265</text:p>
              </table:table-cell>
              <table:table-cell office:value-type="float" office:value="0.125">
                <text:p>0.125</text:p>
              </table:table-cell>
              <table:table-cell office:value-type="float" office:value="6.429">
                <text:p>6.429</text:p>
              </table:table-cell>
              <table:table-cell office:value-type="float" office:value="0.125">
                <text:p>0.125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38.042">
                <text:p>38.042</text:p>
              </table:table-cell>
              <table:table-cell office:value-type="float" office:value="0.0625">
                <text:p>0.0625</text:p>
              </table:table-cell>
              <table:table-cell office:value-type="float" office:value="46.054">
                <text:p>46.054</text:p>
              </table:table-cell>
              <table:table-cell office:value-type="float" office:value="0.0625">
                <text:p>0.0625</text:p>
              </table:table-cell>
              <table:table-cell office:value-type="float" office:value="6.429">
                <text:p>6.429</text:p>
              </table:table-cell>
              <table:table-cell office:value-type="float" office:value="0.0625">
                <text:p>0.0625</text:p>
              </table:table-cell>
              <table:table-cell office:value-type="float" office:value="4.308">
                <text:p>4.308</text:p>
              </table:table-cell>
              <table:table-cell office:value-type="float" office:value="0.0625">
                <text:p>0.0625</text:p>
              </table:table-cell>
              <table:table-cell office:value-type="float" office:value="4.496">
                <text:p>4.496</text:p>
              </table:table-cell>
              <table:table-cell office:value-type="float" office:value="0.0625">
                <text:p>0.0625</text:p>
              </table:table-cell>
              <table:table-cell office:value-type="float" office:value="3.708">
                <text:p>3.708</text:p>
              </table:table-cell>
              <table:table-cell office:value-type="float" office:value="0.0625">
                <text:p>0.0625</text:p>
              </table:table-cell>
              <table:table-cell office:value-type="float" office:value="3.946">
                <text:p>3.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39.518">
                <text:p>39.518</text:p>
              </table:table-cell>
              <table:table-cell office:value-type="float" office:value="0.03125">
                <text:p>0.03125</text:p>
              </table:table-cell>
              <table:table-cell office:value-type="float" office:value="16.343">
                <text:p>16.343</text:p>
              </table:table-cell>
              <table:table-cell office:value-type="float" office:value="0.03125">
                <text:p>0.03125</text:p>
              </table:table-cell>
              <table:table-cell office:value-type="float" office:value="6.148">
                <text:p>6.148</text:p>
              </table:table-cell>
              <table:table-cell office:value-type="float" office:value="0.03125">
                <text:p>0.03125</text:p>
              </table:table-cell>
              <table:table-cell office:value-type="float" office:value="2.795">
                <text:p>2.795</text:p>
              </table:table-cell>
              <table:table-cell office:value-type="float" office:value="0.03125">
                <text:p>0.03125</text:p>
              </table:table-cell>
              <table:table-cell office:value-type="float" office:value="2.543">
                <text:p>2.543</text:p>
              </table:table-cell>
              <table:table-cell office:value-type="float" office:value="0.03125">
                <text:p>0.03125</text:p>
              </table:table-cell>
              <table:table-cell office:value-type="float" office:value="1.432">
                <text:p>1.432</text:p>
              </table:table-cell>
              <table:table-cell office:value-type="float" office:value="0.03125">
                <text:p>0.0312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39.993">
                <text:p>39.993</text:p>
              </table:table-cell>
              <table:table-cell office:value-type="float" office:value="0.015625">
                <text:p>0.015625</text:p>
              </table:table-cell>
              <table:table-cell office:value-type="float" office:value="18.705">
                <text:p>18.705</text:p>
              </table:table-cell>
              <table:table-cell office:value-type="float" office:value="0.015625">
                <text:p>0.015625</text:p>
              </table:table-cell>
              <table:table-cell office:value-type="float" office:value="6.099">
                <text:p>6.099</text:p>
              </table:table-cell>
              <table:table-cell office:value-type="float" office:value="0.015625">
                <text:p>0.015625</text:p>
              </table:table-cell>
              <table:table-cell office:value-type="float" office:value="2.824">
                <text:p>2.824</text:p>
              </table:table-cell>
              <table:table-cell office:value-type="float" office:value="0.015625">
                <text:p>0.015625</text:p>
              </table:table-cell>
              <table:table-cell office:value-type="float" office:value="1.498">
                <text:p>1.498</text:p>
              </table:table-cell>
              <table:table-cell office:value-type="float" office:value="0.015625">
                <text:p>0.015625</text:p>
              </table:table-cell>
              <table:table-cell office:value-type="float" office:value="1.33">
                <text:p>1.33</text:p>
              </table:table-cell>
              <table:table-cell office:value-type="float" office:value="0.015625">
                <text:p>0.015625</text:p>
              </table:table-cell>
              <table:table-cell office:value-type="float" office:value="1.286">
                <text:p>1.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39.495">
                <text:p>39.495</text:p>
              </table:table-cell>
              <table:table-cell office:value-type="float" office:value="0.0078125">
                <text:p>0.0078125</text:p>
              </table:table-cell>
              <table:table-cell office:value-type="float" office:value="13.192">
                <text:p>13.192</text:p>
              </table:table-cell>
              <table:table-cell office:value-type="float" office:value="0.0078125">
                <text:p>0.0078125</text:p>
              </table:table-cell>
              <table:table-cell office:value-type="float" office:value="6.097">
                <text:p>6.097</text:p>
              </table:table-cell>
              <table:table-cell office:value-type="float" office:value="0.0078125">
                <text:p>0.0078125</text:p>
              </table:table-cell>
              <table:table-cell office:value-type="float" office:value="2.796">
                <text:p>2.796</text:p>
              </table:table-cell>
              <table:table-cell office:value-type="float" office:value="0.0078125">
                <text:p>0.0078125</text:p>
              </table:table-cell>
              <table:table-cell office:value-type="float" office:value="1.503">
                <text:p>1.503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61">
                <text:p>1.16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257cm" svg:y="0.312cm" chart:style-name="ch2">
          <text:p>HSQL zone - range 32, separate indexes</text:p>
        </chart:title>
        <chart:legend chart:legend-position="end" svg:x="13.528cm" svg:y="2.607cm" style:legend-expansion="high" chart:style-name="ch3"/>
        <chart:plot-area chart:style-name="ch4" table:cell-range-address="'enteucha-info'.F269:'enteucha-info'.F275 'enteucha-info'.J269:'enteucha-info'.J275 'enteucha-info'.H269:'enteucha-info'.H317" chart:data-source-has-labels="row" svg:x="1.346cm" svg:y="1.267cm" svg:width="11.847cm" svg:height="6.377cm">
          <chartooo:coordinate-region svg:x="1.967cm" svg:y="1.466cm" svg:width="10.8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269:'enteucha-info'.H275" chart:label-cell-address="'enteucha-info'.J269:'enteucha-info'.J269" chart:class="chart:scatter">
            <chart:domain table:cell-range-address="'enteucha-info'.F269:'enteucha-info'.F275"/>
            <chart:data-point chart:repeated="7"/>
          </chart:series>
          <chart:series chart:style-name="ch10" chart:values-cell-range-address="'enteucha-info'.H276:'enteucha-info'.H282" chart:label-cell-address="'enteucha-info'.J270:'enteucha-info'.J270" chart:class="chart:scatter">
            <chart:domain table:cell-range-address="'enteucha-info'.F276:'enteucha-info'.F282"/>
            <chart:data-point chart:repeated="7"/>
          </chart:series>
          <chart:series chart:style-name="ch11" chart:values-cell-range-address="'enteucha-info'.H283:'enteucha-info'.H289" chart:label-cell-address="'enteucha-info'.J271:'enteucha-info'.J271" chart:class="chart:scatter">
            <chart:domain table:cell-range-address="'enteucha-info'.F283:'enteucha-info'.F289"/>
            <chart:data-point chart:repeated="7"/>
          </chart:series>
          <chart:series chart:style-name="ch12" chart:values-cell-range-address="'enteucha-info'.H290:'enteucha-info'.H296" chart:label-cell-address="'enteucha-info'.J272:'enteucha-info'.J272" chart:class="chart:scatter">
            <chart:domain table:cell-range-address="'enteucha-info'.F290:'enteucha-info'.F296"/>
            <chart:data-point chart:repeated="7"/>
          </chart:series>
          <chart:series chart:style-name="ch13" chart:values-cell-range-address="'enteucha-info'.H297:'enteucha-info'.H303" chart:label-cell-address="'enteucha-info'.J273:'enteucha-info'.J273" chart:class="chart:scatter">
            <chart:domain table:cell-range-address="'enteucha-info'.F297:'enteucha-info'.F303"/>
            <chart:data-point chart:repeated="7"/>
          </chart:series>
          <chart:series chart:style-name="ch14" chart:values-cell-range-address="'enteucha-info'.H304:'enteucha-info'.H310" chart:label-cell-address="'enteucha-info'.J274:'enteucha-info'.J274" chart:class="chart:scatter">
            <chart:domain table:cell-range-address="'enteucha-info'.F304:'enteucha-info'.F310"/>
            <chart:data-point chart:repeated="7"/>
          </chart:series>
          <chart:series chart:style-name="ch15" chart:values-cell-range-address="'enteucha-info'.H311:'enteucha-info'.H317" chart:label-cell-address="'enteucha-info'.J275:'enteucha-info'.J275" chart:class="chart:scatter">
            <chart:domain table:cell-range-address="'enteucha-info'.F311:'enteucha-info'.F317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269:'enteucha-info'.J26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270:'enteucha-info'.J27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271:'enteucha-info'.J27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272:'enteucha-info'.J27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273:'enteucha-info'.J27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274:'enteucha-info'.J27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275:'enteucha-info'.J2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269:'enteucha-info'.F275</svg:desc>
                </draw:g>
              </table:table-cell>
              <table:table-cell office:value-type="float" office:value="111.513">
                <text:p>111.513</text:p>
                <draw:g>
                  <svg:desc>'enteucha-info'.H269:'enteucha-info'.H275</svg:desc>
                </draw:g>
              </table:table-cell>
              <table:table-cell office:value-type="float" office:value="0.5">
                <text:p>0.5</text:p>
                <draw:g>
                  <svg:desc>'enteucha-info'.F276:'enteucha-info'.F282</svg:desc>
                </draw:g>
              </table:table-cell>
              <table:table-cell office:value-type="float" office:value="132.739">
                <text:p>132.739</text:p>
                <draw:g>
                  <svg:desc>'enteucha-info'.H276:'enteucha-info'.H282</svg:desc>
                </draw:g>
              </table:table-cell>
              <table:table-cell office:value-type="float" office:value="0.5">
                <text:p>0.5</text:p>
                <draw:g>
                  <svg:desc>'enteucha-info'.F283:'enteucha-info'.F289</svg:desc>
                </draw:g>
              </table:table-cell>
              <table:table-cell office:value-type="float" office:value="93.867">
                <text:p>93.867</text:p>
                <draw:g>
                  <svg:desc>'enteucha-info'.H283:'enteucha-info'.H289</svg:desc>
                </draw:g>
              </table:table-cell>
              <table:table-cell office:value-type="float" office:value="0.5">
                <text:p>0.5</text:p>
                <draw:g>
                  <svg:desc>'enteucha-info'.F290:'enteucha-info'.F296</svg:desc>
                </draw:g>
              </table:table-cell>
              <table:table-cell office:value-type="float" office:value="93.939">
                <text:p>93.939</text:p>
                <draw:g>
                  <svg:desc>'enteucha-info'.H290:'enteucha-info'.H296</svg:desc>
                </draw:g>
              </table:table-cell>
              <table:table-cell office:value-type="float" office:value="0.5">
                <text:p>0.5</text:p>
                <draw:g>
                  <svg:desc>'enteucha-info'.F297:'enteucha-info'.F303</svg:desc>
                </draw:g>
              </table:table-cell>
              <table:table-cell office:value-type="float" office:value="93.238">
                <text:p>93.238</text:p>
                <draw:g>
                  <svg:desc>'enteucha-info'.H297:'enteucha-info'.H303</svg:desc>
                </draw:g>
              </table:table-cell>
              <table:table-cell office:value-type="float" office:value="0.5">
                <text:p>0.5</text:p>
                <draw:g>
                  <svg:desc>'enteucha-info'.F304:'enteucha-info'.F310</svg:desc>
                </draw:g>
              </table:table-cell>
              <table:table-cell office:value-type="float" office:value="87.816">
                <text:p>87.816</text:p>
                <draw:g>
                  <svg:desc>'enteucha-info'.H304:'enteucha-info'.H310</svg:desc>
                </draw:g>
              </table:table-cell>
              <table:table-cell office:value-type="float" office:value="0.5">
                <text:p>0.5</text:p>
                <draw:g>
                  <svg:desc>'enteucha-info'.F311:'enteucha-info'.F317</svg:desc>
                </draw:g>
              </table:table-cell>
              <table:table-cell office:value-type="float" office:value="79.184">
                <text:p>79.184</text:p>
                <draw:g>
                  <svg:desc>'enteucha-info'.H311:'enteucha-info'.H3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72.743">
                <text:p>72.743</text:p>
              </table:table-cell>
              <table:table-cell office:value-type="float" office:value="0.25">
                <text:p>0.25</text:p>
              </table:table-cell>
              <table:table-cell office:value-type="float" office:value="63.087">
                <text:p>63.087</text:p>
              </table:table-cell>
              <table:table-cell office:value-type="float" office:value="0.25">
                <text:p>0.25</text:p>
              </table:table-cell>
              <table:table-cell office:value-type="float" office:value="51.77">
                <text:p>51.77</text:p>
              </table:table-cell>
              <table:table-cell office:value-type="float" office:value="0.25">
                <text:p>0.25</text:p>
              </table:table-cell>
              <table:table-cell office:value-type="float" office:value="67.108">
                <text:p>67.108</text:p>
              </table:table-cell>
              <table:table-cell office:value-type="float" office:value="0.25">
                <text:p>0.25</text:p>
              </table:table-cell>
              <table:table-cell office:value-type="float" office:value="44.992">
                <text:p>44.992</text:p>
              </table:table-cell>
              <table:table-cell office:value-type="float" office:value="0.25">
                <text:p>0.25</text:p>
              </table:table-cell>
              <table:table-cell office:value-type="float" office:value="39.024">
                <text:p>39.024</text:p>
              </table:table-cell>
              <table:table-cell office:value-type="float" office:value="0.25">
                <text:p>0.25</text:p>
              </table:table-cell>
              <table:table-cell office:value-type="float" office:value="38.19">
                <text:p>38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79.149">
                <text:p>79.149</text:p>
              </table:table-cell>
              <table:table-cell office:value-type="float" office:value="0.125">
                <text:p>0.125</text:p>
              </table:table-cell>
              <table:table-cell office:value-type="float" office:value="39.321">
                <text:p>39.321</text:p>
              </table:table-cell>
              <table:table-cell office:value-type="float" office:value="0.125">
                <text:p>0.125</text:p>
              </table:table-cell>
              <table:table-cell office:value-type="float" office:value="26.72">
                <text:p>26.72</text:p>
              </table:table-cell>
              <table:table-cell office:value-type="float" office:value="0.125">
                <text:p>0.125</text:p>
              </table:table-cell>
              <table:table-cell office:value-type="float" office:value="19.131">
                <text:p>19.131</text:p>
              </table:table-cell>
              <table:table-cell office:value-type="float" office:value="0.125">
                <text:p>0.125</text:p>
              </table:table-cell>
              <table:table-cell office:value-type="float" office:value="19.684">
                <text:p>19.684</text:p>
              </table:table-cell>
              <table:table-cell office:value-type="float" office:value="0.125">
                <text:p>0.125</text:p>
              </table:table-cell>
              <table:table-cell office:value-type="float" office:value="14.643">
                <text:p>14.643</text:p>
              </table:table-cell>
              <table:table-cell office:value-type="float" office:value="0.125">
                <text:p>0.125</text:p>
              </table:table-cell>
              <table:table-cell office:value-type="float" office:value="14.186">
                <text:p>14.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80.424">
                <text:p>80.424</text:p>
              </table:table-cell>
              <table:table-cell office:value-type="float" office:value="0.0625">
                <text:p>0.0625</text:p>
              </table:table-cell>
              <table:table-cell office:value-type="float" office:value="42.821">
                <text:p>42.821</text:p>
              </table:table-cell>
              <table:table-cell office:value-type="float" office:value="0.0625">
                <text:p>0.0625</text:p>
              </table:table-cell>
              <table:table-cell office:value-type="float" office:value="15.092">
                <text:p>15.092</text:p>
              </table:table-cell>
              <table:table-cell office:value-type="float" office:value="0.0625">
                <text:p>0.0625</text:p>
              </table:table-cell>
              <table:table-cell office:value-type="float" office:value="9.143">
                <text:p>9.143</text:p>
              </table:table-cell>
              <table:table-cell office:value-type="float" office:value="0.0625">
                <text:p>0.0625</text:p>
              </table:table-cell>
              <table:table-cell office:value-type="float" office:value="9.231">
                <text:p>9.231</text:p>
              </table:table-cell>
              <table:table-cell office:value-type="float" office:value="0.0625">
                <text:p>0.0625</text:p>
              </table:table-cell>
              <table:table-cell office:value-type="float" office:value="6.862">
                <text:p>6.862</text:p>
              </table:table-cell>
              <table:table-cell office:value-type="float" office:value="0.0625">
                <text:p>0.0625</text:p>
              </table:table-cell>
              <table:table-cell office:value-type="float" office:value="6.821">
                <text:p>6.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73.287">
                <text:p>73.287</text:p>
              </table:table-cell>
              <table:table-cell office:value-type="float" office:value="0.03125">
                <text:p>0.03125</text:p>
              </table:table-cell>
              <table:table-cell office:value-type="float" office:value="41.868">
                <text:p>41.868</text:p>
              </table:table-cell>
              <table:table-cell office:value-type="float" office:value="0.03125">
                <text:p>0.03125</text:p>
              </table:table-cell>
              <table:table-cell office:value-type="float" office:value="15.132">
                <text:p>15.132</text:p>
              </table:table-cell>
              <table:table-cell office:value-type="float" office:value="0.03125">
                <text:p>0.03125</text:p>
              </table:table-cell>
              <table:table-cell office:value-type="float" office:value="5.83">
                <text:p>5.83</text:p>
              </table:table-cell>
              <table:table-cell office:value-type="float" office:value="0.03125">
                <text:p>0.03125</text:p>
              </table:table-cell>
              <table:table-cell office:value-type="float" office:value="5.409">
                <text:p>5.409</text:p>
              </table:table-cell>
              <table:table-cell office:value-type="float" office:value="0.03125">
                <text:p>0.03125</text:p>
              </table:table-cell>
              <table:table-cell office:value-type="float" office:value="3.921">
                <text:p>3.921</text:p>
              </table:table-cell>
              <table:table-cell office:value-type="float" office:value="0.03125">
                <text:p>0.03125</text:p>
              </table:table-cell>
              <table:table-cell office:value-type="float" office:value="3.885">
                <text:p>3.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74.707">
                <text:p>74.707</text:p>
              </table:table-cell>
              <table:table-cell office:value-type="float" office:value="0.015625">
                <text:p>0.015625</text:p>
              </table:table-cell>
              <table:table-cell office:value-type="float" office:value="42.825">
                <text:p>42.825</text:p>
              </table:table-cell>
              <table:table-cell office:value-type="float" office:value="0.015625">
                <text:p>0.015625</text:p>
              </table:table-cell>
              <table:table-cell office:value-type="float" office:value="15.11">
                <text:p>15.11</text:p>
              </table:table-cell>
              <table:table-cell office:value-type="float" office:value="0.015625">
                <text:p>0.015625</text:p>
              </table:table-cell>
              <table:table-cell office:value-type="float" office:value="6.045">
                <text:p>6.045</text:p>
              </table:table-cell>
              <table:table-cell office:value-type="float" office:value="0.015625">
                <text:p>0.015625</text:p>
              </table:table-cell>
              <table:table-cell office:value-type="float" office:value="3.505">
                <text:p>3.505</text:p>
              </table:table-cell>
              <table:table-cell office:value-type="float" office:value="0.015625">
                <text:p>0.015625</text:p>
              </table:table-cell>
              <table:table-cell office:value-type="float" office:value="2.242">
                <text:p>2.242</text:p>
              </table:table-cell>
              <table:table-cell office:value-type="float" office:value="0.015625">
                <text:p>0.015625</text:p>
              </table:table-cell>
              <table:table-cell office:value-type="float" office:value="1.457">
                <text:p>1.4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75.163">
                <text:p>75.163</text:p>
              </table:table-cell>
              <table:table-cell office:value-type="float" office:value="0.0078125">
                <text:p>0.0078125</text:p>
              </table:table-cell>
              <table:table-cell office:value-type="float" office:value="42.803">
                <text:p>42.803</text:p>
              </table:table-cell>
              <table:table-cell office:value-type="float" office:value="0.0078125">
                <text:p>0.0078125</text:p>
              </table:table-cell>
              <table:table-cell office:value-type="float" office:value="14.256">
                <text:p>14.256</text:p>
              </table:table-cell>
              <table:table-cell office:value-type="float" office:value="0.0078125">
                <text:p>0.0078125</text:p>
              </table:table-cell>
              <table:table-cell office:value-type="float" office:value="5.889">
                <text:p>5.889</text:p>
              </table:table-cell>
              <table:table-cell office:value-type="float" office:value="0.0078125">
                <text:p>0.0078125</text:p>
              </table:table-cell>
              <table:table-cell office:value-type="float" office:value="3.51">
                <text:p>3.51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96">
                <text:p>1.296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44">
                <text:p>1.2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61cm" svg:height="8.721cm" xlink:href=".." xlink:type="simple" chart:class="chart:scatter" chart:style-name="ch1">
        <chart:title svg:x="4.288cm" svg:y="0.31cm" chart:style-name="ch2">
          <text:p>HSQL zone - range 128, combined index</text:p>
        </chart:title>
        <chart:legend chart:legend-position="end" svg:x="13.538cm" svg:y="2.567cm" style:legend-expansion="high" chart:style-name="ch3"/>
        <chart:plot-area chart:style-name="ch4" table:cell-range-address="'enteucha-info'.F322:'enteucha-info'.F328 'enteucha-info'.J322:'enteucha-info'.J328 'enteucha-info'.H322:'enteucha-info'.H370" chart:data-source-has-labels="row" svg:x="1.346cm" svg:y="1.263cm" svg:width="11.857cm" svg:height="6.303cm">
          <chartooo:coordinate-region svg:x="1.967cm" svg:y="1.462cm" svg:width="10.996cm" svg:height="5.457cm"/>
          <chart:axis chart:dimension="x" chart:name="primary-x" chart:style-name="ch5">
            <chart:title svg:x="6.344cm" svg:y="7.74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33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322:'enteucha-info'.H328" chart:label-cell-address="'enteucha-info'.J322:'enteucha-info'.J322" chart:class="chart:scatter">
            <chart:domain table:cell-range-address="'enteucha-info'.F322:'enteucha-info'.F328"/>
            <chart:data-point chart:repeated="7"/>
          </chart:series>
          <chart:series chart:style-name="ch10" chart:values-cell-range-address="'enteucha-info'.H329:'enteucha-info'.H335" chart:label-cell-address="'enteucha-info'.J323:'enteucha-info'.J323" chart:class="chart:scatter">
            <chart:domain table:cell-range-address="'enteucha-info'.F329:'enteucha-info'.F335"/>
            <chart:data-point chart:repeated="7"/>
          </chart:series>
          <chart:series chart:style-name="ch11" chart:values-cell-range-address="'enteucha-info'.H336:'enteucha-info'.H342" chart:label-cell-address="'enteucha-info'.J324:'enteucha-info'.J324" chart:class="chart:scatter">
            <chart:domain table:cell-range-address="'enteucha-info'.F336:'enteucha-info'.F342"/>
            <chart:data-point chart:repeated="7"/>
          </chart:series>
          <chart:series chart:style-name="ch12" chart:values-cell-range-address="'enteucha-info'.H343:'enteucha-info'.H349" chart:label-cell-address="'enteucha-info'.J325:'enteucha-info'.J325" chart:class="chart:scatter">
            <chart:domain table:cell-range-address="'enteucha-info'.F343:'enteucha-info'.F349"/>
            <chart:data-point chart:repeated="7"/>
          </chart:series>
          <chart:series chart:style-name="ch13" chart:values-cell-range-address="'enteucha-info'.H350:'enteucha-info'.H356" chart:label-cell-address="'enteucha-info'.J326:'enteucha-info'.J326" chart:class="chart:scatter">
            <chart:domain table:cell-range-address="'enteucha-info'.F350:'enteucha-info'.F356"/>
            <chart:data-point chart:repeated="7"/>
          </chart:series>
          <chart:series chart:style-name="ch14" chart:values-cell-range-address="'enteucha-info'.H357:'enteucha-info'.H363" chart:label-cell-address="'enteucha-info'.J327:'enteucha-info'.J327" chart:class="chart:scatter">
            <chart:domain table:cell-range-address="'enteucha-info'.F357:'enteucha-info'.F363"/>
            <chart:data-point chart:repeated="7"/>
          </chart:series>
          <chart:series chart:style-name="ch15" chart:values-cell-range-address="'enteucha-info'.H364:'enteucha-info'.H370" chart:label-cell-address="'enteucha-info'.J328:'enteucha-info'.J328" chart:class="chart:scatter">
            <chart:domain table:cell-range-address="'enteucha-info'.F364:'enteucha-info'.F370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322:'enteucha-info'.J32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323:'enteucha-info'.J32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324:'enteucha-info'.J32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325:'enteucha-info'.J32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326:'enteucha-info'.J32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327:'enteucha-info'.J32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328:'enteucha-info'.J3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322:'enteucha-info'.F328</svg:desc>
                </draw:g>
              </table:table-cell>
              <table:table-cell office:value-type="float" office:value="22.384">
                <text:p>22.384</text:p>
                <draw:g>
                  <svg:desc>'enteucha-info'.H322:'enteucha-info'.H328</svg:desc>
                </draw:g>
              </table:table-cell>
              <table:table-cell office:value-type="float" office:value="0.5">
                <text:p>0.5</text:p>
                <draw:g>
                  <svg:desc>'enteucha-info'.F329:'enteucha-info'.F335</svg:desc>
                </draw:g>
              </table:table-cell>
              <table:table-cell office:value-type="float" office:value="23.992">
                <text:p>23.992</text:p>
                <draw:g>
                  <svg:desc>'enteucha-info'.H329:'enteucha-info'.H335</svg:desc>
                </draw:g>
              </table:table-cell>
              <table:table-cell office:value-type="float" office:value="0.5">
                <text:p>0.5</text:p>
                <draw:g>
                  <svg:desc>'enteucha-info'.F336:'enteucha-info'.F342</svg:desc>
                </draw:g>
              </table:table-cell>
              <table:table-cell office:value-type="float" office:value="15.59">
                <text:p>15.59</text:p>
                <draw:g>
                  <svg:desc>'enteucha-info'.H336:'enteucha-info'.H342</svg:desc>
                </draw:g>
              </table:table-cell>
              <table:table-cell office:value-type="float" office:value="0.5">
                <text:p>0.5</text:p>
                <draw:g>
                  <svg:desc>'enteucha-info'.F343:'enteucha-info'.F349</svg:desc>
                </draw:g>
              </table:table-cell>
              <table:table-cell office:value-type="float" office:value="15.029">
                <text:p>15.029</text:p>
                <draw:g>
                  <svg:desc>'enteucha-info'.H343:'enteucha-info'.H349</svg:desc>
                </draw:g>
              </table:table-cell>
              <table:table-cell office:value-type="float" office:value="0.5">
                <text:p>0.5</text:p>
                <draw:g>
                  <svg:desc>'enteucha-info'.F350:'enteucha-info'.F356</svg:desc>
                </draw:g>
              </table:table-cell>
              <table:table-cell office:value-type="float" office:value="15.382">
                <text:p>15.382</text:p>
                <draw:g>
                  <svg:desc>'enteucha-info'.H350:'enteucha-info'.H356</svg:desc>
                </draw:g>
              </table:table-cell>
              <table:table-cell office:value-type="float" office:value="0.5">
                <text:p>0.5</text:p>
                <draw:g>
                  <svg:desc>'enteucha-info'.F357:'enteucha-info'.F363</svg:desc>
                </draw:g>
              </table:table-cell>
              <table:table-cell office:value-type="float" office:value="27.165">
                <text:p>27.165</text:p>
                <draw:g>
                  <svg:desc>'enteucha-info'.H357:'enteucha-info'.H363</svg:desc>
                </draw:g>
              </table:table-cell>
              <table:table-cell office:value-type="float" office:value="0.5">
                <text:p>0.5</text:p>
                <draw:g>
                  <svg:desc>'enteucha-info'.F364:'enteucha-info'.F370</svg:desc>
                </draw:g>
              </table:table-cell>
              <table:table-cell office:value-type="float" office:value="14.322">
                <text:p>14.322</text:p>
                <draw:g>
                  <svg:desc>'enteucha-info'.H364:'enteucha-info'.H3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4.237">
                <text:p>14.237</text:p>
              </table:table-cell>
              <table:table-cell office:value-type="float" office:value="0.25">
                <text:p>0.25</text:p>
              </table:table-cell>
              <table:table-cell office:value-type="float" office:value="11.26">
                <text:p>11.26</text:p>
              </table:table-cell>
              <table:table-cell office:value-type="float" office:value="0.25">
                <text:p>0.25</text:p>
              </table:table-cell>
              <table:table-cell office:value-type="float" office:value="7.469">
                <text:p>7.469</text:p>
              </table:table-cell>
              <table:table-cell office:value-type="float" office:value="0.25">
                <text:p>0.25</text:p>
              </table:table-cell>
              <table:table-cell office:value-type="float" office:value="7.558">
                <text:p>7.558</text:p>
              </table:table-cell>
              <table:table-cell office:value-type="float" office:value="0.25">
                <text:p>0.25</text:p>
              </table:table-cell>
              <table:table-cell office:value-type="float" office:value="7.964">
                <text:p>7.964</text:p>
              </table:table-cell>
              <table:table-cell office:value-type="float" office:value="0.25">
                <text:p>0.25</text:p>
              </table:table-cell>
              <table:table-cell office:value-type="float" office:value="10.918">
                <text:p>10.918</text:p>
              </table:table-cell>
              <table:table-cell office:value-type="float" office:value="0.25">
                <text:p>0.25</text:p>
              </table:table-cell>
              <table:table-cell office:value-type="float" office:value="6.662">
                <text:p>6.6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14.241">
                <text:p>14.241</text:p>
              </table:table-cell>
              <table:table-cell office:value-type="float" office:value="0.125">
                <text:p>0.125</text:p>
              </table:table-cell>
              <table:table-cell office:value-type="float" office:value="7.227">
                <text:p>7.227</text:p>
              </table:table-cell>
              <table:table-cell office:value-type="float" office:value="0.125">
                <text:p>0.125</text:p>
              </table:table-cell>
              <table:table-cell office:value-type="float" office:value="5.086">
                <text:p>5.086</text:p>
              </table:table-cell>
              <table:table-cell office:value-type="float" office:value="0.125">
                <text:p>0.125</text:p>
              </table:table-cell>
              <table:table-cell office:value-type="float" office:value="3.667">
                <text:p>3.667</text:p>
              </table:table-cell>
              <table:table-cell office:value-type="float" office:value="0.125">
                <text:p>0.125</text:p>
              </table:table-cell>
              <table:table-cell office:value-type="float" office:value="4.465">
                <text:p>4.465</text:p>
              </table:table-cell>
              <table:table-cell office:value-type="float" office:value="0.125">
                <text:p>0.125</text:p>
              </table:table-cell>
              <table:table-cell office:value-type="float" office:value="5.684">
                <text:p>5.684</text:p>
              </table:table-cell>
              <table:table-cell office:value-type="float" office:value="0.125">
                <text:p>0.125</text:p>
              </table:table-cell>
              <table:table-cell office:value-type="float" office:value="3.143">
                <text:p>3.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13.528">
                <text:p>13.528</text:p>
              </table:table-cell>
              <table:table-cell office:value-type="float" office:value="0.0625">
                <text:p>0.0625</text:p>
              </table:table-cell>
              <table:table-cell office:value-type="float" office:value="7.221">
                <text:p>7.221</text:p>
              </table:table-cell>
              <table:table-cell office:value-type="float" office:value="0.0625">
                <text:p>0.0625</text:p>
              </table:table-cell>
              <table:table-cell office:value-type="float" office:value="3.5">
                <text:p>3.5</text:p>
              </table:table-cell>
              <table:table-cell office:value-type="float" office:value="0.0625">
                <text:p>0.0625</text:p>
              </table:table-cell>
              <table:table-cell office:value-type="float" office:value="2.15">
                <text:p>2.15</text:p>
              </table:table-cell>
              <table:table-cell office:value-type="float" office:value="0.0625">
                <text:p>0.0625</text:p>
              </table:table-cell>
              <table:table-cell office:value-type="float" office:value="1.545">
                <text:p>1.545</text:p>
              </table:table-cell>
              <table:table-cell office:value-type="float" office:value="0.0625">
                <text:p>0.0625</text:p>
              </table:table-cell>
              <table:table-cell office:value-type="float" office:value="2.426">
                <text:p>2.426</text:p>
              </table:table-cell>
              <table:table-cell office:value-type="float" office:value="0.0625">
                <text:p>0.0625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12.311">
                <text:p>12.311</text:p>
              </table:table-cell>
              <table:table-cell office:value-type="float" office:value="0.03125">
                <text:p>0.03125</text:p>
              </table:table-cell>
              <table:table-cell office:value-type="float" office:value="7.21">
                <text:p>7.21</text:p>
              </table:table-cell>
              <table:table-cell office:value-type="float" office:value="0.03125">
                <text:p>0.03125</text:p>
              </table:table-cell>
              <table:table-cell office:value-type="float" office:value="3.491">
                <text:p>3.491</text:p>
              </table:table-cell>
              <table:table-cell office:value-type="float" office:value="0.03125">
                <text:p>0.03125</text:p>
              </table:table-cell>
              <table:table-cell office:value-type="float" office:value="1.379">
                <text:p>1.379</text:p>
              </table:table-cell>
              <table:table-cell office:value-type="float" office:value="0.03125">
                <text:p>0.03125</text:p>
              </table:table-cell>
              <table:table-cell office:value-type="float" office:value="1.358">
                <text:p>1.358</text:p>
              </table:table-cell>
              <table:table-cell office:value-type="float" office:value="0.03125">
                <text:p>0.03125</text:p>
              </table:table-cell>
              <table:table-cell office:value-type="float" office:value="2.019">
                <text:p>2.019</text:p>
              </table:table-cell>
              <table:table-cell office:value-type="float" office:value="0.03125">
                <text:p>0.03125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12.117">
                <text:p>12.117</text:p>
              </table:table-cell>
              <table:table-cell office:value-type="float" office:value="0.015625">
                <text:p>0.015625</text:p>
              </table:table-cell>
              <table:table-cell office:value-type="float" office:value="6.812">
                <text:p>6.812</text:p>
              </table:table-cell>
              <table:table-cell office:value-type="float" office:value="0.015625">
                <text:p>0.015625</text:p>
              </table:table-cell>
              <table:table-cell office:value-type="float" office:value="3.489">
                <text:p>3.489</text:p>
              </table:table-cell>
              <table:table-cell office:value-type="float" office:value="0.015625">
                <text:p>0.015625</text:p>
              </table:table-cell>
              <table:table-cell office:value-type="float" office:value="1.399">
                <text:p>1.399</text:p>
              </table:table-cell>
              <table:table-cell office:value-type="float" office:value="0.015625">
                <text:p>0.015625</text:p>
              </table:table-cell>
              <table:table-cell office:value-type="float" office:value="1.213">
                <text:p>1.213</text:p>
              </table:table-cell>
              <table:table-cell office:value-type="float" office:value="0.015625">
                <text:p>0.015625</text:p>
              </table:table-cell>
              <table:table-cell office:value-type="float" office:value="1.436">
                <text:p>1.436</text:p>
              </table:table-cell>
              <table:table-cell office:value-type="float" office:value="0.015625">
                <text:p>0.01562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12.566">
                <text:p>12.566</text:p>
              </table:table-cell>
              <table:table-cell office:value-type="float" office:value="0.0078125">
                <text:p>0.0078125</text:p>
              </table:table-cell>
              <table:table-cell office:value-type="float" office:value="5.918">
                <text:p>5.918</text:p>
              </table:table-cell>
              <table:table-cell office:value-type="float" office:value="0.0078125">
                <text:p>0.0078125</text:p>
              </table:table-cell>
              <table:table-cell office:value-type="float" office:value="3.489">
                <text:p>3.489</text:p>
              </table:table-cell>
              <table:table-cell office:value-type="float" office:value="0.0078125">
                <text:p>0.0078125</text:p>
              </table:table-cell>
              <table:table-cell office:value-type="float" office:value="1.312">
                <text:p>1.312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06">
                <text:p>1.20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965">
                <text:p>0.96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37">
                <text:p>0.3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402cm" svg:y="0.312cm" chart:style-name="ch2">
          <text:p>HSQL zone - range 64, combined index</text:p>
        </chart:title>
        <chart:legend chart:legend-position="end" svg:x="13.528cm" svg:y="2.607cm" style:legend-expansion="high" chart:style-name="ch3"/>
        <chart:plot-area chart:style-name="ch4" table:cell-range-address="'enteucha-info'.F375:'enteucha-info'.F381 'enteucha-info'.J375:'enteucha-info'.J381 'enteucha-info'.H375:'enteucha-info'.H423" chart:data-source-has-labels="row" svg:x="1.346cm" svg:y="1.267cm" svg:width="11.847cm" svg:height="6.377cm">
          <chartooo:coordinate-region svg:x="1.967cm" svg:y="1.466cm" svg:width="10.986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375:'enteucha-info'.H381" chart:label-cell-address="'enteucha-info'.J375:'enteucha-info'.J375" chart:class="chart:scatter">
            <chart:domain table:cell-range-address="'enteucha-info'.F375:'enteucha-info'.F381"/>
            <chart:data-point chart:repeated="7"/>
          </chart:series>
          <chart:series chart:style-name="ch10" chart:values-cell-range-address="'enteucha-info'.H382:'enteucha-info'.H388" chart:label-cell-address="'enteucha-info'.J376:'enteucha-info'.J376" chart:class="chart:scatter">
            <chart:domain table:cell-range-address="'enteucha-info'.F382:'enteucha-info'.F388"/>
            <chart:data-point chart:repeated="7"/>
          </chart:series>
          <chart:series chart:style-name="ch11" chart:values-cell-range-address="'enteucha-info'.H389:'enteucha-info'.H395" chart:label-cell-address="'enteucha-info'.J377:'enteucha-info'.J377" chart:class="chart:scatter">
            <chart:domain table:cell-range-address="'enteucha-info'.F389:'enteucha-info'.F395"/>
            <chart:data-point chart:repeated="7"/>
          </chart:series>
          <chart:series chart:style-name="ch12" chart:values-cell-range-address="'enteucha-info'.H396:'enteucha-info'.H402" chart:label-cell-address="'enteucha-info'.J378:'enteucha-info'.J378" chart:class="chart:scatter">
            <chart:domain table:cell-range-address="'enteucha-info'.F396:'enteucha-info'.F402"/>
            <chart:data-point chart:repeated="7"/>
          </chart:series>
          <chart:series chart:style-name="ch13" chart:values-cell-range-address="'enteucha-info'.H403:'enteucha-info'.H409" chart:label-cell-address="'enteucha-info'.J379:'enteucha-info'.J379" chart:class="chart:scatter">
            <chart:domain table:cell-range-address="'enteucha-info'.F403:'enteucha-info'.F409"/>
            <chart:data-point chart:repeated="7"/>
          </chart:series>
          <chart:series chart:style-name="ch14" chart:values-cell-range-address="'enteucha-info'.H410:'enteucha-info'.H416" chart:label-cell-address="'enteucha-info'.J380:'enteucha-info'.J380" chart:class="chart:scatter">
            <chart:domain table:cell-range-address="'enteucha-info'.F410:'enteucha-info'.F416"/>
            <chart:data-point chart:repeated="7"/>
          </chart:series>
          <chart:series chart:style-name="ch15" chart:values-cell-range-address="'enteucha-info'.H417:'enteucha-info'.H423" chart:label-cell-address="'enteucha-info'.J381:'enteucha-info'.J381" chart:class="chart:scatter">
            <chart:domain table:cell-range-address="'enteucha-info'.F417:'enteucha-info'.F423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375:'enteucha-info'.J37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376:'enteucha-info'.J37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377:'enteucha-info'.J37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378:'enteucha-info'.J37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379:'enteucha-info'.J37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380:'enteucha-info'.J38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381:'enteucha-info'.J3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375:'enteucha-info'.F381</svg:desc>
                </draw:g>
              </table:table-cell>
              <table:table-cell office:value-type="float" office:value="55.942">
                <text:p>55.942</text:p>
                <draw:g>
                  <svg:desc>'enteucha-info'.H375:'enteucha-info'.H381</svg:desc>
                </draw:g>
              </table:table-cell>
              <table:table-cell office:value-type="float" office:value="0.5">
                <text:p>0.5</text:p>
                <draw:g>
                  <svg:desc>'enteucha-info'.F382:'enteucha-info'.F388</svg:desc>
                </draw:g>
              </table:table-cell>
              <table:table-cell office:value-type="float" office:value="49.73">
                <text:p>49.73</text:p>
                <draw:g>
                  <svg:desc>'enteucha-info'.H382:'enteucha-info'.H388</svg:desc>
                </draw:g>
              </table:table-cell>
              <table:table-cell office:value-type="float" office:value="0.5">
                <text:p>0.5</text:p>
                <draw:g>
                  <svg:desc>'enteucha-info'.F389:'enteucha-info'.F395</svg:desc>
                </draw:g>
              </table:table-cell>
              <table:table-cell office:value-type="float" office:value="43.907">
                <text:p>43.907</text:p>
                <draw:g>
                  <svg:desc>'enteucha-info'.H389:'enteucha-info'.H395</svg:desc>
                </draw:g>
              </table:table-cell>
              <table:table-cell office:value-type="float" office:value="0.5">
                <text:p>0.5</text:p>
                <draw:g>
                  <svg:desc>'enteucha-info'.F396:'enteucha-info'.F402</svg:desc>
                </draw:g>
              </table:table-cell>
              <table:table-cell office:value-type="float" office:value="52.701">
                <text:p>52.701</text:p>
                <draw:g>
                  <svg:desc>'enteucha-info'.H396:'enteucha-info'.H402</svg:desc>
                </draw:g>
              </table:table-cell>
              <table:table-cell office:value-type="float" office:value="0.5">
                <text:p>0.5</text:p>
                <draw:g>
                  <svg:desc>'enteucha-info'.F403:'enteucha-info'.F409</svg:desc>
                </draw:g>
              </table:table-cell>
              <table:table-cell office:value-type="float" office:value="41.249">
                <text:p>41.249</text:p>
                <draw:g>
                  <svg:desc>'enteucha-info'.H403:'enteucha-info'.H409</svg:desc>
                </draw:g>
              </table:table-cell>
              <table:table-cell office:value-type="float" office:value="0.5">
                <text:p>0.5</text:p>
                <draw:g>
                  <svg:desc>'enteucha-info'.F410:'enteucha-info'.F416</svg:desc>
                </draw:g>
              </table:table-cell>
              <table:table-cell office:value-type="float" office:value="45.862">
                <text:p>45.862</text:p>
                <draw:g>
                  <svg:desc>'enteucha-info'.H410:'enteucha-info'.H416</svg:desc>
                </draw:g>
              </table:table-cell>
              <table:table-cell office:value-type="float" office:value="0.5">
                <text:p>0.5</text:p>
                <draw:g>
                  <svg:desc>'enteucha-info'.F417:'enteucha-info'.F423</svg:desc>
                </draw:g>
              </table:table-cell>
              <table:table-cell office:value-type="float" office:value="35.641">
                <text:p>35.641</text:p>
                <draw:g>
                  <svg:desc>'enteucha-info'.H417:'enteucha-info'.H4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33.838">
                <text:p>33.838</text:p>
              </table:table-cell>
              <table:table-cell office:value-type="float" office:value="0.25">
                <text:p>0.25</text:p>
              </table:table-cell>
              <table:table-cell office:value-type="float" office:value="24.555">
                <text:p>24.555</text:p>
              </table:table-cell>
              <table:table-cell office:value-type="float" office:value="0.25">
                <text:p>0.25</text:p>
              </table:table-cell>
              <table:table-cell office:value-type="float" office:value="19.876">
                <text:p>19.876</text:p>
              </table:table-cell>
              <table:table-cell office:value-type="float" office:value="0.25">
                <text:p>0.25</text:p>
              </table:table-cell>
              <table:table-cell office:value-type="float" office:value="29.336">
                <text:p>29.336</text:p>
              </table:table-cell>
              <table:table-cell office:value-type="float" office:value="0.25">
                <text:p>0.25</text:p>
              </table:table-cell>
              <table:table-cell office:value-type="float" office:value="16.533">
                <text:p>16.533</text:p>
              </table:table-cell>
              <table:table-cell office:value-type="float" office:value="0.25">
                <text:p>0.25</text:p>
              </table:table-cell>
              <table:table-cell office:value-type="float" office:value="18.102">
                <text:p>18.102</text:p>
              </table:table-cell>
              <table:table-cell office:value-type="float" office:value="0.25">
                <text:p>0.25</text:p>
              </table:table-cell>
              <table:table-cell office:value-type="float" office:value="15.371">
                <text:p>15.3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32.929">
                <text:p>32.929</text:p>
              </table:table-cell>
              <table:table-cell office:value-type="float" office:value="0.125">
                <text:p>0.125</text:p>
              </table:table-cell>
              <table:table-cell office:value-type="float" office:value="13.394">
                <text:p>13.394</text:p>
              </table:table-cell>
              <table:table-cell office:value-type="float" office:value="0.125">
                <text:p>0.125</text:p>
              </table:table-cell>
              <table:table-cell office:value-type="float" office:value="9.938">
                <text:p>9.938</text:p>
              </table:table-cell>
              <table:table-cell office:value-type="float" office:value="0.125">
                <text:p>0.125</text:p>
              </table:table-cell>
              <table:table-cell office:value-type="float" office:value="37.097">
                <text:p>37.097</text:p>
              </table:table-cell>
              <table:table-cell office:value-type="float" office:value="0.125">
                <text:p>0.125</text:p>
              </table:table-cell>
              <table:table-cell office:value-type="float" office:value="7.785">
                <text:p>7.785</text:p>
              </table:table-cell>
              <table:table-cell office:value-type="float" office:value="0.125">
                <text:p>0.125</text:p>
              </table:table-cell>
              <table:table-cell office:value-type="float" office:value="7.828">
                <text:p>7.828</text:p>
              </table:table-cell>
              <table:table-cell office:value-type="float" office:value="0.125">
                <text:p>0.125</text:p>
              </table:table-cell>
              <table:table-cell office:value-type="float" office:value="6.209">
                <text:p>6.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32.71">
                <text:p>32.71</text:p>
              </table:table-cell>
              <table:table-cell office:value-type="float" office:value="0.0625">
                <text:p>0.0625</text:p>
              </table:table-cell>
              <table:table-cell office:value-type="float" office:value="14.074">
                <text:p>14.074</text:p>
              </table:table-cell>
              <table:table-cell office:value-type="float" office:value="0.0625">
                <text:p>0.0625</text:p>
              </table:table-cell>
              <table:table-cell office:value-type="float" office:value="6.92">
                <text:p>6.92</text:p>
              </table:table-cell>
              <table:table-cell office:value-type="float" office:value="0.0625">
                <text:p>0.0625</text:p>
              </table:table-cell>
              <table:table-cell office:value-type="float" office:value="4.821">
                <text:p>4.821</text:p>
              </table:table-cell>
              <table:table-cell office:value-type="float" office:value="0.0625">
                <text:p>0.0625</text:p>
              </table:table-cell>
              <table:table-cell office:value-type="float" office:value="4.373">
                <text:p>4.373</text:p>
              </table:table-cell>
              <table:table-cell office:value-type="float" office:value="0.0625">
                <text:p>0.0625</text:p>
              </table:table-cell>
              <table:table-cell office:value-type="float" office:value="4.425">
                <text:p>4.425</text:p>
              </table:table-cell>
              <table:table-cell office:value-type="float" office:value="0.0625">
                <text:p>0.0625</text:p>
              </table:table-cell>
              <table:table-cell office:value-type="float" office:value="3.196">
                <text:p>3.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32.613">
                <text:p>32.613</text:p>
              </table:table-cell>
              <table:table-cell office:value-type="float" office:value="0.03125">
                <text:p>0.03125</text:p>
              </table:table-cell>
              <table:table-cell office:value-type="float" office:value="14.345">
                <text:p>14.345</text:p>
              </table:table-cell>
              <table:table-cell office:value-type="float" office:value="0.03125">
                <text:p>0.03125</text:p>
              </table:table-cell>
              <table:table-cell office:value-type="float" office:value="7.064">
                <text:p>7.064</text:p>
              </table:table-cell>
              <table:table-cell office:value-type="float" office:value="0.03125">
                <text:p>0.03125</text:p>
              </table:table-cell>
              <table:table-cell office:value-type="float" office:value="3.01">
                <text:p>3.01</text:p>
              </table:table-cell>
              <table:table-cell office:value-type="float" office:value="0.03125">
                <text:p>0.03125</text:p>
              </table:table-cell>
              <table:table-cell office:value-type="float" office:value="2.482">
                <text:p>2.482</text:p>
              </table:table-cell>
              <table:table-cell office:value-type="float" office:value="0.03125">
                <text:p>0.03125</text:p>
              </table:table-cell>
              <table:table-cell office:value-type="float" office:value="1.509">
                <text:p>1.509</text:p>
              </table:table-cell>
              <table:table-cell office:value-type="float" office:value="0.03125">
                <text:p>0.03125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35.969">
                <text:p>35.969</text:p>
              </table:table-cell>
              <table:table-cell office:value-type="float" office:value="0.015625">
                <text:p>0.015625</text:p>
              </table:table-cell>
              <table:table-cell office:value-type="float" office:value="14.08">
                <text:p>14.08</text:p>
              </table:table-cell>
              <table:table-cell office:value-type="float" office:value="0.015625">
                <text:p>0.015625</text:p>
              </table:table-cell>
              <table:table-cell office:value-type="float" office:value="6.504">
                <text:p>6.504</text:p>
              </table:table-cell>
              <table:table-cell office:value-type="float" office:value="0.015625">
                <text:p>0.015625</text:p>
              </table:table-cell>
              <table:table-cell office:value-type="float" office:value="2.906">
                <text:p>2.906</text:p>
              </table:table-cell>
              <table:table-cell office:value-type="float" office:value="0.015625">
                <text:p>0.015625</text:p>
              </table:table-cell>
              <table:table-cell office:value-type="float" office:value="1.475">
                <text:p>1.475</text:p>
              </table:table-cell>
              <table:table-cell office:value-type="float" office:value="0.015625">
                <text:p>0.015625</text:p>
              </table:table-cell>
              <table:table-cell office:value-type="float" office:value="1.314">
                <text:p>1.314</text:p>
              </table:table-cell>
              <table:table-cell office:value-type="float" office:value="0.015625">
                <text:p>0.015625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37.374">
                <text:p>37.374</text:p>
              </table:table-cell>
              <table:table-cell office:value-type="float" office:value="0.0078125">
                <text:p>0.0078125</text:p>
              </table:table-cell>
              <table:table-cell office:value-type="float" office:value="13.596">
                <text:p>13.596</text:p>
              </table:table-cell>
              <table:table-cell office:value-type="float" office:value="0.0078125">
                <text:p>0.0078125</text:p>
              </table:table-cell>
              <table:table-cell office:value-type="float" office:value="6.133">
                <text:p>6.133</text:p>
              </table:table-cell>
              <table:table-cell office:value-type="float" office:value="0.0078125">
                <text:p>0.0078125</text:p>
              </table:table-cell>
              <table:table-cell office:value-type="float" office:value="3.607">
                <text:p>3.607</text:p>
              </table:table-cell>
              <table:table-cell office:value-type="float" office:value="0.0078125">
                <text:p>0.0078125</text:p>
              </table:table-cell>
              <table:table-cell office:value-type="float" office:value="1.469">
                <text:p>1.469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73">
                <text:p>1.17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682">
                <text:p>0.6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51cm" svg:height="8.801cm" xlink:href=".." xlink:type="simple" chart:class="chart:scatter" chart:style-name="ch1">
        <chart:title svg:x="4.402cm" svg:y="0.312cm" chart:style-name="ch2">
          <text:p>HSQL zone - range 32, combined index</text:p>
        </chart:title>
        <chart:legend chart:legend-position="end" svg:x="13.528cm" svg:y="2.607cm" style:legend-expansion="high" chart:style-name="ch3"/>
        <chart:plot-area chart:style-name="ch4" table:cell-range-address="'enteucha-info'.F428:'enteucha-info'.F434 'enteucha-info'.J428:'enteucha-info'.J434 'enteucha-info'.H428:'enteucha-info'.H476" chart:data-source-has-labels="row" svg:x="1.346cm" svg:y="1.267cm" svg:width="11.847cm" svg:height="6.377cm">
          <chartooo:coordinate-region svg:x="1.967cm" svg:y="1.466cm" svg:width="10.8cm" svg:height="5.531cm"/>
          <chart:axis chart:dimension="x" chart:name="primary-x" chart:style-name="ch5">
            <chart:title svg:x="6.339cm" svg:y="7.82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174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428:'enteucha-info'.H434" chart:label-cell-address="'enteucha-info'.J428:'enteucha-info'.J428" chart:class="chart:scatter">
            <chart:domain table:cell-range-address="'enteucha-info'.F428:'enteucha-info'.F434"/>
            <chart:data-point chart:repeated="7"/>
          </chart:series>
          <chart:series chart:style-name="ch10" chart:values-cell-range-address="'enteucha-info'.H435:'enteucha-info'.H441" chart:label-cell-address="'enteucha-info'.J429:'enteucha-info'.J429" chart:class="chart:scatter">
            <chart:domain table:cell-range-address="'enteucha-info'.F435:'enteucha-info'.F441"/>
            <chart:data-point chart:repeated="7"/>
          </chart:series>
          <chart:series chart:style-name="ch11" chart:values-cell-range-address="'enteucha-info'.H442:'enteucha-info'.H448" chart:label-cell-address="'enteucha-info'.J430:'enteucha-info'.J430" chart:class="chart:scatter">
            <chart:domain table:cell-range-address="'enteucha-info'.F442:'enteucha-info'.F448"/>
            <chart:data-point chart:repeated="7"/>
          </chart:series>
          <chart:series chart:style-name="ch12" chart:values-cell-range-address="'enteucha-info'.H449:'enteucha-info'.H455" chart:label-cell-address="'enteucha-info'.J431:'enteucha-info'.J431" chart:class="chart:scatter">
            <chart:domain table:cell-range-address="'enteucha-info'.F449:'enteucha-info'.F455"/>
            <chart:data-point chart:repeated="7"/>
          </chart:series>
          <chart:series chart:style-name="ch13" chart:values-cell-range-address="'enteucha-info'.H456:'enteucha-info'.H462" chart:label-cell-address="'enteucha-info'.J432:'enteucha-info'.J432" chart:class="chart:scatter">
            <chart:domain table:cell-range-address="'enteucha-info'.F456:'enteucha-info'.F462"/>
            <chart:data-point chart:repeated="7"/>
          </chart:series>
          <chart:series chart:style-name="ch14" chart:values-cell-range-address="'enteucha-info'.H463:'enteucha-info'.H469" chart:label-cell-address="'enteucha-info'.J433:'enteucha-info'.J433" chart:class="chart:scatter">
            <chart:domain table:cell-range-address="'enteucha-info'.F463:'enteucha-info'.F469"/>
            <chart:data-point chart:repeated="7"/>
          </chart:series>
          <chart:series chart:style-name="ch15" chart:values-cell-range-address="'enteucha-info'.H470:'enteucha-info'.H476" chart:label-cell-address="'enteucha-info'.J434:'enteucha-info'.J434" chart:class="chart:scatter">
            <chart:domain table:cell-range-address="'enteucha-info'.F470:'enteucha-info'.F476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  <draw:g>
                  <svg:desc>'enteucha-info'.J428:'enteucha-info'.J42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  <draw:g>
                  <svg:desc>'enteucha-info'.J429:'enteucha-info'.J42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  <draw:g>
                  <svg:desc>'enteucha-info'.J430:'enteucha-info'.J43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  <draw:g>
                  <svg:desc>'enteucha-info'.J431:'enteucha-info'.J43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  <draw:g>
                  <svg:desc>'enteucha-info'.J432:'enteucha-info'.J43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  <draw:g>
                  <svg:desc>'enteucha-info'.J433:'enteucha-info'.J43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  <draw:g>
                  <svg:desc>'enteucha-info'.J434:'enteucha-info'.J4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428:'enteucha-info'.F434</svg:desc>
                </draw:g>
              </table:table-cell>
              <table:table-cell office:value-type="float" office:value="127.653">
                <text:p>127.653</text:p>
                <draw:g>
                  <svg:desc>'enteucha-info'.H428:'enteucha-info'.H434</svg:desc>
                </draw:g>
              </table:table-cell>
              <table:table-cell office:value-type="float" office:value="0.5">
                <text:p>0.5</text:p>
                <draw:g>
                  <svg:desc>'enteucha-info'.F435:'enteucha-info'.F441</svg:desc>
                </draw:g>
              </table:table-cell>
              <table:table-cell office:value-type="float" office:value="103.436">
                <text:p>103.436</text:p>
                <draw:g>
                  <svg:desc>'enteucha-info'.H435:'enteucha-info'.H441</svg:desc>
                </draw:g>
              </table:table-cell>
              <table:table-cell office:value-type="float" office:value="0.5">
                <text:p>0.5</text:p>
                <draw:g>
                  <svg:desc>'enteucha-info'.F442:'enteucha-info'.F448</svg:desc>
                </draw:g>
              </table:table-cell>
              <table:table-cell office:value-type="float" office:value="96.022">
                <text:p>96.022</text:p>
                <draw:g>
                  <svg:desc>'enteucha-info'.H442:'enteucha-info'.H448</svg:desc>
                </draw:g>
              </table:table-cell>
              <table:table-cell office:value-type="float" office:value="0.5">
                <text:p>0.5</text:p>
                <draw:g>
                  <svg:desc>'enteucha-info'.F449:'enteucha-info'.F455</svg:desc>
                </draw:g>
              </table:table-cell>
              <table:table-cell office:value-type="float" office:value="96.257">
                <text:p>96.257</text:p>
                <draw:g>
                  <svg:desc>'enteucha-info'.H449:'enteucha-info'.H455</svg:desc>
                </draw:g>
              </table:table-cell>
              <table:table-cell office:value-type="float" office:value="0.5">
                <text:p>0.5</text:p>
                <draw:g>
                  <svg:desc>'enteucha-info'.F456:'enteucha-info'.F462</svg:desc>
                </draw:g>
              </table:table-cell>
              <table:table-cell office:value-type="float" office:value="93.287">
                <text:p>93.287</text:p>
                <draw:g>
                  <svg:desc>'enteucha-info'.H456:'enteucha-info'.H462</svg:desc>
                </draw:g>
              </table:table-cell>
              <table:table-cell office:value-type="float" office:value="0.5">
                <text:p>0.5</text:p>
                <draw:g>
                  <svg:desc>'enteucha-info'.F463:'enteucha-info'.F469</svg:desc>
                </draw:g>
              </table:table-cell>
              <table:table-cell office:value-type="float" office:value="91.945">
                <text:p>91.945</text:p>
                <draw:g>
                  <svg:desc>'enteucha-info'.H463:'enteucha-info'.H469</svg:desc>
                </draw:g>
              </table:table-cell>
              <table:table-cell office:value-type="float" office:value="0.5">
                <text:p>0.5</text:p>
                <draw:g>
                  <svg:desc>'enteucha-info'.F470:'enteucha-info'.F476</svg:desc>
                </draw:g>
              </table:table-cell>
              <table:table-cell office:value-type="float" office:value="76.355">
                <text:p>76.355</text:p>
                <draw:g>
                  <svg:desc>'enteucha-info'.H470:'enteucha-info'.H4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82.885">
                <text:p>82.885</text:p>
              </table:table-cell>
              <table:table-cell office:value-type="float" office:value="0.25">
                <text:p>0.25</text:p>
              </table:table-cell>
              <table:table-cell office:value-type="float" office:value="60.54">
                <text:p>60.54</text:p>
              </table:table-cell>
              <table:table-cell office:value-type="float" office:value="0.25">
                <text:p>0.25</text:p>
              </table:table-cell>
              <table:table-cell office:value-type="float" office:value="42.173">
                <text:p>42.173</text:p>
              </table:table-cell>
              <table:table-cell office:value-type="float" office:value="0.25">
                <text:p>0.25</text:p>
              </table:table-cell>
              <table:table-cell office:value-type="float" office:value="66.206">
                <text:p>66.206</text:p>
              </table:table-cell>
              <table:table-cell office:value-type="float" office:value="0.25">
                <text:p>0.25</text:p>
              </table:table-cell>
              <table:table-cell office:value-type="float" office:value="45.078">
                <text:p>45.078</text:p>
              </table:table-cell>
              <table:table-cell office:value-type="float" office:value="0.25">
                <text:p>0.25</text:p>
              </table:table-cell>
              <table:table-cell office:value-type="float" office:value="42.479">
                <text:p>42.479</text:p>
              </table:table-cell>
              <table:table-cell office:value-type="float" office:value="0.25">
                <text:p>0.25</text:p>
              </table:table-cell>
              <table:table-cell office:value-type="float" office:value="35.439">
                <text:p>35.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84.384">
                <text:p>84.384</text:p>
              </table:table-cell>
              <table:table-cell office:value-type="float" office:value="0.125">
                <text:p>0.125</text:p>
              </table:table-cell>
              <table:table-cell office:value-type="float" office:value="37.476">
                <text:p>37.476</text:p>
              </table:table-cell>
              <table:table-cell office:value-type="float" office:value="0.125">
                <text:p>0.125</text:p>
              </table:table-cell>
              <table:table-cell office:value-type="float" office:value="24.174">
                <text:p>24.174</text:p>
              </table:table-cell>
              <table:table-cell office:value-type="float" office:value="0.125">
                <text:p>0.125</text:p>
              </table:table-cell>
              <table:table-cell office:value-type="float" office:value="21.134">
                <text:p>21.134</text:p>
              </table:table-cell>
              <table:table-cell office:value-type="float" office:value="0.125">
                <text:p>0.125</text:p>
              </table:table-cell>
              <table:table-cell office:value-type="float" office:value="19.67">
                <text:p>19.67</text:p>
              </table:table-cell>
              <table:table-cell office:value-type="float" office:value="0.125">
                <text:p>0.125</text:p>
              </table:table-cell>
              <table:table-cell office:value-type="float" office:value="14.918">
                <text:p>14.918</text:p>
              </table:table-cell>
              <table:table-cell office:value-type="float" office:value="0.125">
                <text:p>0.125</text:p>
              </table:table-cell>
              <table:table-cell office:value-type="float" office:value="16.083">
                <text:p>16.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83.395">
                <text:p>83.395</text:p>
              </table:table-cell>
              <table:table-cell office:value-type="float" office:value="0.0625">
                <text:p>0.0625</text:p>
              </table:table-cell>
              <table:table-cell office:value-type="float" office:value="32.502">
                <text:p>32.502</text:p>
              </table:table-cell>
              <table:table-cell office:value-type="float" office:value="0.0625">
                <text:p>0.0625</text:p>
              </table:table-cell>
              <table:table-cell office:value-type="float" office:value="12.48">
                <text:p>12.48</text:p>
              </table:table-cell>
              <table:table-cell office:value-type="float" office:value="0.0625">
                <text:p>0.0625</text:p>
              </table:table-cell>
              <table:table-cell office:value-type="float" office:value="10.645">
                <text:p>10.645</text:p>
              </table:table-cell>
              <table:table-cell office:value-type="float" office:value="0.0625">
                <text:p>0.0625</text:p>
              </table:table-cell>
              <table:table-cell office:value-type="float" office:value="9.224">
                <text:p>9.224</text:p>
              </table:table-cell>
              <table:table-cell office:value-type="float" office:value="0.0625">
                <text:p>0.0625</text:p>
              </table:table-cell>
              <table:table-cell office:value-type="float" office:value="6.894">
                <text:p>6.894</text:p>
              </table:table-cell>
              <table:table-cell office:value-type="float" office:value="0.0625">
                <text:p>0.0625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82.231">
                <text:p>82.231</text:p>
              </table:table-cell>
              <table:table-cell office:value-type="float" office:value="0.03125">
                <text:p>0.03125</text:p>
              </table:table-cell>
              <table:table-cell office:value-type="float" office:value="31.474">
                <text:p>31.474</text:p>
              </table:table-cell>
              <table:table-cell office:value-type="float" office:value="0.03125">
                <text:p>0.03125</text:p>
              </table:table-cell>
              <table:table-cell office:value-type="float" office:value="12.894">
                <text:p>12.894</text:p>
              </table:table-cell>
              <table:table-cell office:value-type="float" office:value="0.03125">
                <text:p>0.03125</text:p>
              </table:table-cell>
              <table:table-cell office:value-type="float" office:value="6.472">
                <text:p>6.472</text:p>
              </table:table-cell>
              <table:table-cell office:value-type="float" office:value="0.03125">
                <text:p>0.03125</text:p>
              </table:table-cell>
              <table:table-cell office:value-type="float" office:value="5.402">
                <text:p>5.402</text:p>
              </table:table-cell>
              <table:table-cell office:value-type="float" office:value="0.03125">
                <text:p>0.03125</text:p>
              </table:table-cell>
              <table:table-cell office:value-type="float" office:value="3.738">
                <text:p>3.738</text:p>
              </table:table-cell>
              <table:table-cell office:value-type="float" office:value="0.03125">
                <text:p>0.03125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100.737">
                <text:p>100.737</text:p>
              </table:table-cell>
              <table:table-cell office:value-type="float" office:value="0.015625">
                <text:p>0.015625</text:p>
              </table:table-cell>
              <table:table-cell office:value-type="float" office:value="32.854">
                <text:p>32.854</text:p>
              </table:table-cell>
              <table:table-cell office:value-type="float" office:value="0.015625">
                <text:p>0.015625</text:p>
              </table:table-cell>
              <table:table-cell office:value-type="float" office:value="13.909">
                <text:p>13.909</text:p>
              </table:table-cell>
              <table:table-cell office:value-type="float" office:value="0.015625">
                <text:p>0.015625</text:p>
              </table:table-cell>
              <table:table-cell office:value-type="float" office:value="6.933">
                <text:p>6.933</text:p>
              </table:table-cell>
              <table:table-cell office:value-type="float" office:value="0.015625">
                <text:p>0.015625</text:p>
              </table:table-cell>
              <table:table-cell office:value-type="float" office:value="3.474">
                <text:p>3.474</text:p>
              </table:table-cell>
              <table:table-cell office:value-type="float" office:value="0.015625">
                <text:p>0.015625</text:p>
              </table:table-cell>
              <table:table-cell office:value-type="float" office:value="2.086">
                <text:p>2.086</text:p>
              </table:table-cell>
              <table:table-cell office:value-type="float" office:value="0.015625">
                <text:p>0.015625</text:p>
              </table:table-cell>
              <table:table-cell office:value-type="float" office:value="1.253">
                <text:p>1.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74.445">
                <text:p>74.445</text:p>
              </table:table-cell>
              <table:table-cell office:value-type="float" office:value="0.0078125">
                <text:p>0.0078125</text:p>
              </table:table-cell>
              <table:table-cell office:value-type="float" office:value="34.032">
                <text:p>34.032</text:p>
              </table:table-cell>
              <table:table-cell office:value-type="float" office:value="0.0078125">
                <text:p>0.0078125</text:p>
              </table:table-cell>
              <table:table-cell office:value-type="float" office:value="14.524">
                <text:p>14.524</text:p>
              </table:table-cell>
              <table:table-cell office:value-type="float" office:value="0.0078125">
                <text:p>0.0078125</text:p>
              </table:table-cell>
              <table:table-cell office:value-type="float" office:value="6.637">
                <text:p>6.637</text:p>
              </table:table-cell>
              <table:table-cell office:value-type="float" office:value="0.0078125">
                <text:p>0.0078125</text:p>
              </table:table-cell>
              <table:table-cell office:value-type="float" office:value="3.474">
                <text:p>3.474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38">
                <text:p>1.238</text:p>
              </table:table-cell>
              <table:table-cell office:value-type="float" office:value="0.0078125">
                <text:p>0.0078125</text:p>
              </table:table-cell>
              <table:table-cell office:value-type="float" office:value="1.094">
                <text:p>1.0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